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23mm"/>
    </style:style>
    <style:style style:name="co2" style:family="table-column">
      <style:table-column-properties fo:break-before="auto" style:column-width="16.14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27.59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30.3mm"/>
    </style:style>
    <style:style style:name="co10" style:family="table-column">
      <style:table-column-properties fo:break-before="auto" style:column-width="41.47mm"/>
    </style:style>
    <style:style style:name="co11" style:family="table-column">
      <style:table-column-properties fo:break-before="auto" style:column-width="44.2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6.1mm"/>
    </style:style>
    <style:style style:name="co14" style:family="table-column">
      <style:table-column-properties fo:break-before="auto" style:column-width="12.03mm"/>
    </style:style>
    <style:style style:name="co15" style:family="table-column">
      <style:table-column-properties fo:break-before="auto" style:column-width="36.37mm"/>
    </style:style>
    <style:style style:name="co16" style:family="table-column">
      <style:table-column-properties fo:break-before="auto" style:column-width="36.71mm"/>
    </style:style>
    <style:style style:name="co17" style:family="table-column">
      <style:table-column-properties fo:break-before="auto" style:column-width="47.1mm"/>
    </style:style>
    <style:style style:name="co18" style:family="table-column">
      <style:table-column-properties fo:break-before="auto" style:column-width="45.21mm"/>
    </style:style>
    <style:style style:name="co19" style:family="table-column">
      <style:table-column-properties fo:break-before="auto" style:column-width="29.56mm"/>
    </style:style>
    <style:style style:name="co20" style:family="table-column">
      <style:table-column-properties fo:break-before="auto" style:column-width="14.78mm"/>
    </style:style>
    <style:style style:name="co21" style:family="table-column">
      <style:table-column-properties fo:break-before="auto" style:column-width="35.65mm"/>
    </style:style>
    <style:style style:name="co22" style:family="table-column">
      <style:table-column-properties fo:break-before="auto" style:column-width="33.67mm"/>
    </style:style>
    <style:style style:name="co23" style:family="table-column">
      <style:table-column-properties fo:break-before="auto" style:column-width="46.06mm"/>
    </style:style>
    <style:style style:name="co24" style:family="table-column">
      <style:table-column-properties fo:break-before="auto" style:column-width="44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bined - h - quality" table:style-name="ta1">
        <table:shapes>
          <draw:frame draw:z-index="0" draw:style-name="gr1" draw:text-style-name="P1" svg:width="159.99mm" svg:height="89.99mm" svg:x="160.11mm" svg:y="121.93mm">
            <draw:object draw:notify-on-update-of-ranges="'combined - h - quality'.B28:'combined - h - quality'.E28 'combined - h - quality'.A29:'combined - h - quality'.A29 'combined - h - quality'.B29:'combined - h - quality'.E29 'combined - h - quality'.A30:'combined - h - quality'.A30 'combined - h - quality'.B30:'combined - h - quality'.E30 'combined - h - quality'.A31:'combined - h - quality'.A31 'combined - h - quality'.B31:'combined - h - quality'.E31 'combined - h - quality'.A33:'combined - h - quality'.A33 'combined - h - quality'.B33:'combined - h - quality'.E33 'combined - h - quality'.A32:'combined - h - quality'.A32 'combined - h - quality'.B32:'combined - h - quality'.E32 'combined - h - quality'.A34:'combined - h - quality'.A34 'combined - h - quality'.B34:'combined - h - quality'.E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dk_cells</text:p>
          </table:table-cell>
          <table:table-cell office:value-type="string" calcext:value-type="string">
            <text:p>training_cell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repairing_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epairing_f1</text:p>
          </table:table-cell>
          <table:table-cell office:value-type="string" calcext:value-type="string">
            <text:p>detected_errors</text:p>
          </table:table-cell>
          <table:table-cell office:value-type="string" calcext:value-type="string">
            <text:p>total_errors</text:p>
          </table:table-cell>
          <table:table-cell office:value-type="string" calcext:value-type="string">
            <text:p>correct_repairs</text:p>
          </table:table-cell>
          <table:table-cell office:value-type="string" calcext:value-type="string">
            <text:p>total_repairs</text:p>
          </table:table-cell>
          <table:table-cell office:value-type="string" calcext:value-type="string">
            <text:p>total_repairs_grdt</text:p>
          </table:table-cell>
          <table:table-cell office:value-type="string" calcext:value-type="string">
            <text:p>repairs_on_correct_cells</text:p>
          </table:table-cell>
          <table:table-cell office:value-type="string" calcext:value-type="string">
            <text:p>repairs_on_incorrect_cel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96" calcext:value-type="float">
            <text:p>2296</text:p>
          </table:table-cell>
          <table:table-cell office:value-type="float" office:value="2262" calcext:value-type="float">
            <text:p>2262</text:p>
          </table:table-cell>
          <table:table-cell office:value-type="float" office:value="0.861538461538462" calcext:value-type="float">
            <text:p>0.861538461538462</text:p>
          </table:table-cell>
          <table:table-cell office:value-type="float" office:value="0.82962962962963" calcext:value-type="float">
            <text:p>0.82962962962963</text:p>
          </table:table-cell>
          <table:table-cell office:value-type="float" office:value="0.973913043478261" calcext:value-type="float">
            <text:p>0.973913043478261</text:p>
          </table:table-cell>
          <table:table-cell office:value-type="float" office:value="0.845283018867925" calcext:value-type="float">
            <text:p>0.845283018867925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office:value-type="float" office:value="188" calcext:value-type="float">
            <text:p>188</text:p>
          </table:table-cell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37" calcext:value-type="float">
            <text:p>2237</text:p>
          </table:table-cell>
          <table:table-cell office:value-type="float" office:value="2309" calcext:value-type="float">
            <text:p>2309</text:p>
          </table:table-cell>
          <table:table-cell office:value-type="float" office:value="1" calcext:value-type="float">
            <text:p>1</text:p>
          </table:table-cell>
          <table:table-cell office:value-type="float" office:value="0.83206106870229" calcext:value-type="float">
            <text:p>0.83206106870229</text:p>
          </table:table-cell>
          <table:table-cell office:value-type="float" office:value="1" calcext:value-type="float">
            <text:p>1</text:p>
          </table:table-cell>
          <table:table-cell office:value-type="float" office:value="0.908333333333333" calcext:value-type="float">
            <text:p>0.90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84" calcext:value-type="float">
            <text:p>2084</text:p>
          </table:table-cell>
          <table:table-cell office:value-type="float" office:value="2469" calcext:value-type="float">
            <text:p>2469</text:p>
          </table:table-cell>
          <table:table-cell office:value-type="float" office:value="1" calcext:value-type="float">
            <text:p>1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9" calcext:value-type="float">
            <text:p>0.99</text:p>
          </table:table-cell>
          <table:table-cell office:value-type="float" office:value="0.929577464788732" calcext:value-type="float">
            <text:p>0.929577464788732</text:p>
          </table:table-cell>
          <table:table-cell office:value-type="float" office:value="0.994974874371859" calcext:value-type="float">
            <text:p>0.994974874371859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145" calcext:value-type="float">
            <text:p>14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79" calcext:value-type="float">
            <text:p>3479</text:p>
          </table:table-cell>
          <table:table-cell office:value-type="float" office:value="5293" calcext:value-type="float">
            <text:p>5293</text:p>
          </table:table-cell>
          <table:table-cell office:value-type="float" office:value="0.864661654135338" calcext:value-type="float">
            <text:p>0.864661654135338</text:p>
          </table:table-cell>
          <table:table-cell office:value-type="float" office:value="0.751633986928105" calcext:value-type="float">
            <text:p>0.751633986928105</text:p>
          </table:table-cell>
          <table:table-cell office:value-type="float" office:value="0.974576271186441" calcext:value-type="float">
            <text:p>0.974576271186441</text:p>
          </table:table-cell>
          <table:table-cell office:value-type="float" office:value="0.804195804195804" calcext:value-type="float">
            <text:p>0.804195804195804</text:p>
          </table:table-cell>
          <table:table-cell office:value-type="float" office:value="0.916334661354581" calcext:value-type="float">
            <text:p>0.916334661354581</text:p>
          </table:table-cell>
          <table:table-cell office:value-type="float" office:value="118" calcext:value-type="float">
            <text:p>118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54" calcext:value-type="float">
            <text:p>4054</text:p>
          </table:table-cell>
          <table:table-cell office:value-type="float" office:value="8585" calcext:value-type="float">
            <text:p>8585</text:p>
          </table:table-cell>
          <table:table-cell office:value-type="float" office:value="1" calcext:value-type="float">
            <text:p>1</text:p>
          </table:table-cell>
          <table:table-cell office:value-type="float" office:value="0.60427807486631" calcext:value-type="float">
            <text:p>0.60427807486631</text:p>
          </table:table-cell>
          <table:table-cell office:value-type="float" office:value="0.941666666666667" calcext:value-type="float">
            <text:p>0.941666666666667</text:p>
          </table:table-cell>
          <table:table-cell office:value-type="float" office:value="0.753333333333333" calcext:value-type="float">
            <text:p>0.753333333333333</text:p>
          </table:table-cell>
          <table:table-cell office:value-type="float" office:value="0.969957081545064" calcext:value-type="float">
            <text:p>0.969957081545064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99" calcext:value-type="float">
            <text:p>4699</text:p>
          </table:table-cell>
          <table:table-cell office:value-type="float" office:value="11455" calcext:value-type="float">
            <text:p>11455</text:p>
          </table:table-cell>
          <table:table-cell office:value-type="float" office:value="1" calcext:value-type="float">
            <text:p>1</text:p>
          </table:table-cell>
          <table:table-cell office:value-type="float" office:value="0.569148936170213" calcext:value-type="float">
            <text:p>0.569148936170213</text:p>
          </table:table-cell>
          <table:table-cell office:value-type="float" office:value="0.922413793103448" calcext:value-type="float">
            <text:p>0.922413793103448</text:p>
          </table:table-cell>
          <table:table-cell office:value-type="float" office:value="0.725423728813559" calcext:value-type="float">
            <text:p>0.725423728813559</text:p>
          </table:table-cell>
          <table:table-cell office:value-type="float" office:value="0.959641255605381" calcext:value-type="float">
            <text:p>0.959641255605381</text:p>
          </table:table-cell>
          <table:table-cell office:value-type="float" office:value="116" calcext:value-type="float">
            <text:p>116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23" calcext:value-type="float">
            <text:p>2323</text:p>
          </table:table-cell>
          <table:table-cell office:value-type="float" office:value="2170" calcext:value-type="float">
            <text:p>2170</text:p>
          </table:table-cell>
          <table:table-cell office:value-type="float" office:value="0.861538461538462" calcext:value-type="float">
            <text:p>0.861538461538462</text:p>
          </table:table-cell>
          <table:table-cell office:value-type="float" office:value="0.82962962962963" calcext:value-type="float">
            <text:p>0.82962962962963</text:p>
          </table:table-cell>
          <table:table-cell office:value-type="float" office:value="0.973913043478261" calcext:value-type="float">
            <text:p>0.973913043478261</text:p>
          </table:table-cell>
          <table:table-cell office:value-type="float" office:value="0.845283018867925" calcext:value-type="float">
            <text:p>0.845283018867925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7" calcext:value-type="float">
            <text:p>2307</text:p>
          </table:table-cell>
          <table:table-cell office:value-type="float" office:value="2262" calcext:value-type="float">
            <text:p>2262</text:p>
          </table:table-cell>
          <table:table-cell office:value-type="float" office:value="1" calcext:value-type="float">
            <text:p>1</text:p>
          </table:table-cell>
          <table:table-cell office:value-type="float" office:value="0.83206106870229" calcext:value-type="float">
            <text:p>0.83206106870229</text:p>
          </table:table-cell>
          <table:table-cell office:value-type="float" office:value="1" calcext:value-type="float">
            <text:p>1</text:p>
          </table:table-cell>
          <table:table-cell office:value-type="float" office:value="0.908333333333333" calcext:value-type="float">
            <text:p>0.90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97" calcext:value-type="float">
            <text:p>2197</text:p>
          </table:table-cell>
          <table:table-cell office:value-type="float" office:value="2372" calcext:value-type="float">
            <text:p>2372</text:p>
          </table:table-cell>
          <table:table-cell office:value-type="float" office:value="1" calcext:value-type="float">
            <text:p>1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9" calcext:value-type="float">
            <text:p>0.99</text:p>
          </table:table-cell>
          <table:table-cell office:value-type="float" office:value="0.929577464788732" calcext:value-type="float">
            <text:p>0.929577464788732</text:p>
          </table:table-cell>
          <table:table-cell office:value-type="float" office:value="0.994974874371859" calcext:value-type="float">
            <text:p>0.994974874371859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23" calcext:value-type="float">
            <text:p>2323</text:p>
          </table:table-cell>
          <table:table-cell office:value-type="float" office:value="2170" calcext:value-type="float">
            <text:p>2170</text:p>
          </table:table-cell>
          <table:table-cell office:value-type="float" office:value="0.861538461538462" calcext:value-type="float">
            <text:p>0.861538461538462</text:p>
          </table:table-cell>
          <table:table-cell office:value-type="float" office:value="0.82962962962963" calcext:value-type="float">
            <text:p>0.82962962962963</text:p>
          </table:table-cell>
          <table:table-cell office:value-type="float" office:value="0.973913043478261" calcext:value-type="float">
            <text:p>0.973913043478261</text:p>
          </table:table-cell>
          <table:table-cell office:value-type="float" office:value="0.845283018867925" calcext:value-type="float">
            <text:p>0.845283018867925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7" calcext:value-type="float">
            <text:p>2307</text:p>
          </table:table-cell>
          <table:table-cell office:value-type="float" office:value="2262" calcext:value-type="float">
            <text:p>2262</text:p>
          </table:table-cell>
          <table:table-cell office:value-type="float" office:value="1" calcext:value-type="float">
            <text:p>1</text:p>
          </table:table-cell>
          <table:table-cell office:value-type="float" office:value="0.83206106870229" calcext:value-type="float">
            <text:p>0.83206106870229</text:p>
          </table:table-cell>
          <table:table-cell office:value-type="float" office:value="1" calcext:value-type="float">
            <text:p>1</text:p>
          </table:table-cell>
          <table:table-cell office:value-type="float" office:value="0.908333333333333" calcext:value-type="float">
            <text:p>0.90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97" calcext:value-type="float">
            <text:p>2197</text:p>
          </table:table-cell>
          <table:table-cell office:value-type="float" office:value="2372" calcext:value-type="float">
            <text:p>2372</text:p>
          </table:table-cell>
          <table:table-cell office:value-type="float" office:value="1" calcext:value-type="float">
            <text:p>1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9" calcext:value-type="float">
            <text:p>0.99</text:p>
          </table:table-cell>
          <table:table-cell office:value-type="float" office:value="0.929577464788732" calcext:value-type="float">
            <text:p>0.929577464788732</text:p>
          </table:table-cell>
          <table:table-cell office:value-type="float" office:value="0.994974874371859" calcext:value-type="float">
            <text:p>0.994974874371859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79" calcext:value-type="float">
            <text:p>3479</text:p>
          </table:table-cell>
          <table:table-cell office:value-type="float" office:value="5293" calcext:value-type="float">
            <text:p>5293</text:p>
          </table:table-cell>
          <table:table-cell office:value-type="float" office:value="0.864661654135338" calcext:value-type="float">
            <text:p>0.864661654135338</text:p>
          </table:table-cell>
          <table:table-cell office:value-type="float" office:value="0.751633986928105" calcext:value-type="float">
            <text:p>0.751633986928105</text:p>
          </table:table-cell>
          <table:table-cell office:value-type="float" office:value="0.974576271186441" calcext:value-type="float">
            <text:p>0.974576271186441</text:p>
          </table:table-cell>
          <table:table-cell office:value-type="float" office:value="0.804195804195804" calcext:value-type="float">
            <text:p>0.804195804195804</text:p>
          </table:table-cell>
          <table:table-cell office:value-type="float" office:value="0.916334661354581" calcext:value-type="float">
            <text:p>0.916334661354581</text:p>
          </table:table-cell>
          <table:table-cell office:value-type="float" office:value="118" calcext:value-type="float">
            <text:p>118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54" calcext:value-type="float">
            <text:p>4054</text:p>
          </table:table-cell>
          <table:table-cell office:value-type="float" office:value="8585" calcext:value-type="float">
            <text:p>8585</text:p>
          </table:table-cell>
          <table:table-cell office:value-type="float" office:value="1" calcext:value-type="float">
            <text:p>1</text:p>
          </table:table-cell>
          <table:table-cell office:value-type="float" office:value="0.60427807486631" calcext:value-type="float">
            <text:p>0.60427807486631</text:p>
          </table:table-cell>
          <table:table-cell office:value-type="float" office:value="0.941666666666667" calcext:value-type="float">
            <text:p>0.941666666666667</text:p>
          </table:table-cell>
          <table:table-cell office:value-type="float" office:value="0.753333333333333" calcext:value-type="float">
            <text:p>0.753333333333333</text:p>
          </table:table-cell>
          <table:table-cell office:value-type="float" office:value="0.969957081545064" calcext:value-type="float">
            <text:p>0.969957081545064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99" calcext:value-type="float">
            <text:p>4699</text:p>
          </table:table-cell>
          <table:table-cell office:value-type="float" office:value="11455" calcext:value-type="float">
            <text:p>11455</text:p>
          </table:table-cell>
          <table:table-cell office:value-type="float" office:value="1" calcext:value-type="float">
            <text:p>1</text:p>
          </table:table-cell>
          <table:table-cell office:value-type="float" office:value="0.569148936170213" calcext:value-type="float">
            <text:p>0.569148936170213</text:p>
          </table:table-cell>
          <table:table-cell office:value-type="float" office:value="0.922413793103448" calcext:value-type="float">
            <text:p>0.922413793103448</text:p>
          </table:table-cell>
          <table:table-cell office:value-type="float" office:value="0.725423728813559" calcext:value-type="float">
            <text:p>0.725423728813559</text:p>
          </table:table-cell>
          <table:table-cell office:value-type="float" office:value="0.959641255605381" calcext:value-type="float">
            <text:p>0.959641255605381</text:p>
          </table:table-cell>
          <table:table-cell office:value-type="float" office:value="116" calcext:value-type="float">
            <text:p>116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tch 1</text:p>
          </table:table-cell>
          <table:table-cell office:value-type="string" calcext:value-type="string">
            <text:p>Batch 2</text:p>
          </table:table-cell>
          <table:table-cell office:value-type="string" calcext:value-type="string">
            <text:p>Batch 3</text:p>
          </table:table-cell>
          <table:table-cell office:value-type="string" calcext:value-type="string">
            <text:p>Batch 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table:formula="of:=[.J2]-[.K2]+[.N2]" office:value-type="float" office:value="18" calcext:value-type="float">
            <text:p>18</text:p>
          </table:table-cell>
          <table:table-cell table:formula="of:=[.J3]-[.K3]+[.N3]+[.B29]" office:value-type="float" office:value="59" calcext:value-type="float">
            <text:p>59</text:p>
          </table:table-cell>
          <table:table-cell table:formula="of:=[.J4]-[.K4]+[.N4]+[.C29]" office:value-type="float" office:value="81" calcext:value-type="float">
            <text:p>81</text:p>
          </table:table-cell>
          <table:table-cell table:formula="of:=[.J5]-[.K5]+[.N5]+[.D29]"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formula="of:=[.J7]-[.K7]+[.N7]" office:value-type="float" office:value="18" calcext:value-type="float">
            <text:p>18</text:p>
          </table:table-cell>
          <table:table-cell table:formula="of:=[.J8]-[.K8]+[.N8]" office:value-type="float" office:value="56" calcext:value-type="float">
            <text:p>56</text:p>
          </table:table-cell>
          <table:table-cell table:formula="of:=[.J9]-[.K9]+[.N9]" office:value-type="float" office:value="74" calcext:value-type="float">
            <text:p>74</text:p>
          </table:table-cell>
          <table:table-cell table:formula="of:=[.J10]-[.K10]+[.N10]"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formula="of:=[.J12]-[.K12]+[.N12]" office:value-type="float" office:value="18" calcext:value-type="float">
            <text:p>18</text:p>
          </table:table-cell>
          <table:table-cell table:formula="of:=[.J13]-[.K13]+[.N13]+[.B31]" office:value-type="float" office:value="59" calcext:value-type="float">
            <text:p>59</text:p>
          </table:table-cell>
          <table:table-cell table:formula="of:=[.J14]-[.K14]+[.N14]+[.C31]" office:value-type="float" office:value="81" calcext:value-type="float">
            <text:p>81</text:p>
          </table:table-cell>
          <table:table-cell table:formula="of:=[.J15]-[.K15]+[.N15]+[.D31]"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+</text:p>
          </table:table-cell>
          <table:table-cell table:formula="of:=[.J17]-[.K17]+[.N17]" office:value-type="float" office:value="18" calcext:value-type="float">
            <text:p>18</text:p>
          </table:table-cell>
          <table:table-cell table:formula="of:=[.J18]-[.K18]+[.N18]+[.B32]" office:value-type="float" office:value="59" calcext:value-type="float">
            <text:p>59</text:p>
          </table:table-cell>
          <table:table-cell table:formula="of:=[.J19]-[.K19]+[.N19]+[.C32]" office:value-type="float" office:value="81" calcext:value-type="float">
            <text:p>81</text:p>
          </table:table-cell>
          <table:table-cell table:formula="of:=[.J20]-[.K20]+[.N20]+[.D32]"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+</text:p>
          </table:table-cell>
          <table:table-cell table:formula="of:=[.J22]-[.K22]+[.N22]" office:value-type="float" office:value="18" calcext:value-type="float">
            <text:p>18</text:p>
          </table:table-cell>
          <table:table-cell table:formula="of:=[.J23]-[.K23]+[.N23]" office:value-type="float" office:value="56" calcext:value-type="float">
            <text:p>56</text:p>
          </table:table-cell>
          <table:table-cell table:formula="of:=[.J24]-[.K24]+[.N24]" office:value-type="float" office:value="74" calcext:value-type="float">
            <text:p>74</text:p>
          </table:table-cell>
          <table:table-cell table:formula="of:=[.J25]-[.K25]+[.N25]"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repair</text:p>
          </table:table-cell>
          <table:table-cell table:formula="of:=[.J2]" office:value-type="float" office:value="129" calcext:value-type="float">
            <text:p>129</text:p>
          </table:table-cell>
          <table:table-cell table:formula="of:=[.J3]+[.B34]" office:value-type="float" office:value="264" calcext:value-type="float">
            <text:p>264</text:p>
          </table:table-cell>
          <table:table-cell table:formula="of:=[.J4]+[.C34]" office:value-type="float" office:value="395" calcext:value-type="float">
            <text:p>395</text:p>
          </table:table-cell>
          <table:table-cell table:formula="of:=[.J5]+[.D34]" office:value-type="float" office:value="509" calcext:value-type="float">
            <text:p>509</text:p>
          </table:table-cell>
          <table:table-cell table:number-columns-repeated="10"/>
        </table:table-row>
      </table:table>
      <table:table table:name="combined - h - time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4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load_data</text:p>
          </table:table-cell>
          <table:table-cell office:value-type="string" calcext:value-type="string">
            <text:p>load_dcs</text:p>
          </table:table-cell>
          <table:table-cell office:value-type="string" calcext:value-type="string">
            <text:p>detect_errors</text:p>
          </table:table-cell>
          <table:table-cell office:value-type="string" calcext:value-type="string">
            <text:p>setup_domain</text:p>
          </table:table-cell>
          <table:table-cell office:value-type="string" calcext:value-type="string">
            <text:p>featurize_data</text:p>
          </table:table-cell>
          <table:table-cell office:value-type="string" calcext:value-type="string">
            <text:p>setup_model</text:p>
          </table:table-cell>
          <table:table-cell office:value-type="string" calcext:value-type="string">
            <text:p>fit_model</text:p>
          </table:table-cell>
          <table:table-cell office:value-type="string" calcext:value-type="string">
            <text:p>infer_repairs</text:p>
          </table:table-cell>
          <table:table-cell office:value-type="string" calcext:value-type="string">
            <text:p>get_inferred_values</text:p>
          </table:table-cell>
          <table:table-cell office:value-type="string" calcext:value-type="string">
            <text:p>generate_repaired_dataset</text:p>
          </table:table-cell>
          <table:table-cell office:value-type="string" calcext:value-type="string">
            <text:p>repaired_table_copy_time</text:p>
          </table:table-cell>
          <table:table-cell office:value-type="string" calcext:value-type="string">
            <text:p>save_stats_tim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0562" calcext:value-type="float">
            <text:p>0.110562</text:p>
          </table:table-cell>
          <table:table-cell office:value-type="float" office:value="0.00164599999999981" calcext:value-type="float">
            <text:p>0.001646</text:p>
          </table:table-cell>
          <table:table-cell office:value-type="float" office:value="0.227472" calcext:value-type="float">
            <text:p>0.227472</text:p>
          </table:table-cell>
          <table:table-cell office:value-type="float" office:value="3.06208348274231" calcext:value-type="float">
            <text:p>3.06208348274231</text:p>
          </table:table-cell>
          <table:table-cell office:value-type="float" office:value="5.012949" calcext:value-type="float">
            <text:p>5.012949</text:p>
          </table:table-cell>
          <table:table-cell office:value-type="float" office:value="0.000619999999999621" calcext:value-type="float">
            <text:p>0.00062</text:p>
          </table:table-cell>
          <table:table-cell office:value-type="float" office:value="8.913787" calcext:value-type="float">
            <text:p>8.913787</text:p>
          </table:table-cell>
          <table:table-cell office:value-type="float" office:value="0.464086999999999" calcext:value-type="float">
            <text:p>0.464086999999999</text:p>
          </table:table-cell>
          <table:table-cell office:value-type="float" office:value="0.0184800000000003" calcext:value-type="float">
            <text:p>0.01848</text:p>
          </table:table-cell>
          <table:table-cell office:value-type="float" office:value="0.0474379999999997" calcext:value-type="float">
            <text:p>0.0474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264" calcext:value-type="float">
            <text:p>0.118264</text:p>
          </table:table-cell>
          <table:table-cell office:value-type="float" office:value="0.00166100000000213" calcext:value-type="float">
            <text:p>0.001661000000002</text:p>
          </table:table-cell>
          <table:table-cell office:value-type="float" office:value="0.231635000000001" calcext:value-type="float">
            <text:p>0.231635000000001</text:p>
          </table:table-cell>
          <table:table-cell office:value-type="float" office:value="2.9954833984375" calcext:value-type="float">
            <text:p>2.9954833984375</text:p>
          </table:table-cell>
          <table:table-cell office:value-type="float" office:value="4.230521" calcext:value-type="float">
            <text:p>4.230521</text:p>
          </table:table-cell>
          <table:table-cell office:value-type="float" office:value="0.000429000000000457" calcext:value-type="float">
            <text:p>0.000429</text:p>
          </table:table-cell>
          <table:table-cell office:value-type="float" office:value="7.686574" calcext:value-type="float">
            <text:p>7.686574</text:p>
          </table:table-cell>
          <table:table-cell office:value-type="float" office:value="0.390001000000005" calcext:value-type="float">
            <text:p>0.390001000000005</text:p>
          </table:table-cell>
          <table:table-cell office:value-type="float" office:value="0.019319000000003" calcext:value-type="float">
            <text:p>0.019319000000003</text:p>
          </table:table-cell>
          <table:table-cell office:value-type="float" office:value="0.0461880000000008" calcext:value-type="float">
            <text:p>0.0461880000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8981000000005" calcext:value-type="float">
            <text:p>0.118981000000005</text:p>
          </table:table-cell>
          <table:table-cell office:value-type="float" office:value="0.00165899999999652" calcext:value-type="float">
            <text:p>0.001658999999997</text:p>
          </table:table-cell>
          <table:table-cell office:value-type="float" office:value="0.231138000000001" calcext:value-type="float">
            <text:p>0.231138000000001</text:p>
          </table:table-cell>
          <table:table-cell office:value-type="float" office:value="2.94684624671936" calcext:value-type="float">
            <text:p>2.94684624671936</text:p>
          </table:table-cell>
          <table:table-cell office:value-type="float" office:value="4.759531" calcext:value-type="float">
            <text:p>4.759531</text:p>
          </table:table-cell>
          <table:table-cell office:value-type="float" office:value="0.000480000000003145" calcext:value-type="float">
            <text:p>0.000480000000003</text:p>
          </table:table-cell>
          <table:table-cell office:value-type="float" office:value="8.832742" calcext:value-type="float">
            <text:p>8.832742</text:p>
          </table:table-cell>
          <table:table-cell office:value-type="float" office:value="0.486998999999997" calcext:value-type="float">
            <text:p>0.486998999999997</text:p>
          </table:table-cell>
          <table:table-cell office:value-type="float" office:value="0.0189699999999959" calcext:value-type="float">
            <text:p>0.018969999999996</text:p>
          </table:table-cell>
          <table:table-cell office:value-type="float" office:value="0.0456569999999985" calcext:value-type="float">
            <text:p>0.045656999999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956" calcext:value-type="float">
            <text:p>0.11956</text:p>
          </table:table-cell>
          <table:table-cell office:value-type="float" office:value="0.00167599999999624" calcext:value-type="float">
            <text:p>0.001675999999996</text:p>
          </table:table-cell>
          <table:table-cell office:value-type="float" office:value="0.219670000000001" calcext:value-type="float">
            <text:p>0.219670000000001</text:p>
          </table:table-cell>
          <table:table-cell office:value-type="float" office:value="2.9721405506134" calcext:value-type="float">
            <text:p>2.9721405506134</text:p>
          </table:table-cell>
          <table:table-cell office:value-type="float" office:value="5.290485" calcext:value-type="float">
            <text:p>5.290485</text:p>
          </table:table-cell>
          <table:table-cell office:value-type="float" office:value="0.000485999999995101" calcext:value-type="float">
            <text:p>0.000485999999995</text:p>
          </table:table-cell>
          <table:table-cell office:value-type="float" office:value="8.485668" calcext:value-type="float">
            <text:p>8.485668</text:p>
          </table:table-cell>
          <table:table-cell office:value-type="float" office:value="0.475599000000003" calcext:value-type="float">
            <text:p>0.475599000000003</text:p>
          </table:table-cell>
          <table:table-cell office:value-type="float" office:value="0.0188070000000096" calcext:value-type="float">
            <text:p>0.01880700000001</text:p>
          </table:table-cell>
          <table:table-cell office:value-type="float" office:value="0.0451669999999922" calcext:value-type="float">
            <text:p>0.0451669999999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994999999998" calcext:value-type="float">
            <text:p>0.115994999999998</text:p>
          </table:table-cell>
          <table:table-cell office:value-type="float" office:value="0.00165400000000204" calcext:value-type="float">
            <text:p>0.001654000000002</text:p>
          </table:table-cell>
          <table:table-cell office:value-type="float" office:value="0.226089000000002" calcext:value-type="float">
            <text:p>0.226089000000002</text:p>
          </table:table-cell>
          <table:table-cell office:value-type="float" office:value="3.06995868682861" calcext:value-type="float">
            <text:p>3.06995868682861</text:p>
          </table:table-cell>
          <table:table-cell office:value-type="float" office:value="4.871995" calcext:value-type="float">
            <text:p>4.871995</text:p>
          </table:table-cell>
          <table:table-cell office:value-type="float" office:value="0.0004950000000008" calcext:value-type="float">
            <text:p>0.000495000000001</text:p>
          </table:table-cell>
          <table:table-cell office:value-type="float" office:value="9.004058" calcext:value-type="float">
            <text:p>9.004058</text:p>
          </table:table-cell>
          <table:table-cell office:value-type="float" office:value="0.46485100000001" calcext:value-type="float">
            <text:p>0.46485100000001</text:p>
          </table:table-cell>
          <table:table-cell office:value-type="float" office:value="0.0187619999999953" calcext:value-type="float">
            <text:p>0.018761999999995</text:p>
          </table:table-cell>
          <table:table-cell office:value-type="float" office:value="0.047276999999994" calcext:value-type="float">
            <text:p>0.0472769999999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8721000000008" calcext:value-type="float">
            <text:p>0.118721000000008</text:p>
          </table:table-cell>
          <table:table-cell office:value-type="float" office:value="0.00164799999998877" calcext:value-type="float">
            <text:p>0.001647999999989</text:p>
          </table:table-cell>
          <table:table-cell office:value-type="float" office:value="0.232176999999993" calcext:value-type="float">
            <text:p>0.232176999999993</text:p>
          </table:table-cell>
          <table:table-cell office:value-type="float" office:value="3.06023073196411" calcext:value-type="float">
            <text:p>3.06023073196411</text:p>
          </table:table-cell>
          <table:table-cell office:value-type="float" office:value="4.2771" calcext:value-type="float">
            <text:p>4.2771</text:p>
          </table:table-cell>
          <table:table-cell office:value-type="float" office:value="0.000432000000003541" calcext:value-type="float">
            <text:p>0.000432000000004</text:p>
          </table:table-cell>
          <table:table-cell office:value-type="float" office:value="7.748226" calcext:value-type="float">
            <text:p>7.748226</text:p>
          </table:table-cell>
          <table:table-cell office:value-type="float" office:value="0.388554999999997" calcext:value-type="float">
            <text:p>0.388554999999997</text:p>
          </table:table-cell>
          <table:table-cell office:value-type="float" office:value="0.0193689999999975" calcext:value-type="float">
            <text:p>0.019368999999998</text:p>
          </table:table-cell>
          <table:table-cell office:value-type="float" office:value="0.0457799999999935" calcext:value-type="float">
            <text:p>0.0457799999999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836000000002" calcext:value-type="float">
            <text:p>0.118836000000002</text:p>
          </table:table-cell>
          <table:table-cell office:value-type="float" office:value="0.00164900000000046" calcext:value-type="float">
            <text:p>0.001649</text:p>
          </table:table-cell>
          <table:table-cell office:value-type="float" office:value="0.229603999999995" calcext:value-type="float">
            <text:p>0.229603999999995</text:p>
          </table:table-cell>
          <table:table-cell office:value-type="float" office:value="3.06448411941528" calcext:value-type="float">
            <text:p>3.06448411941528</text:p>
          </table:table-cell>
          <table:table-cell office:value-type="float" office:value="4.755043" calcext:value-type="float">
            <text:p>4.755043</text:p>
          </table:table-cell>
          <table:table-cell office:value-type="float" office:value="0.00048199999999099" calcext:value-type="float">
            <text:p>0.000481999999991</text:p>
          </table:table-cell>
          <table:table-cell office:value-type="float" office:value="8.857218" calcext:value-type="float">
            <text:p>8.857218</text:p>
          </table:table-cell>
          <table:table-cell office:value-type="float" office:value="0.487780000000015" calcext:value-type="float">
            <text:p>0.487780000000015</text:p>
          </table:table-cell>
          <table:table-cell office:value-type="float" office:value="0.019016999999991" calcext:value-type="float">
            <text:p>0.019016999999991</text:p>
          </table:table-cell>
          <table:table-cell office:value-type="float" office:value="0.0458240000000103" calcext:value-type="float">
            <text:p>0.045824000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671000000006" calcext:value-type="float">
            <text:p>0.118671000000006</text:p>
          </table:table-cell>
          <table:table-cell office:value-type="float" office:value="0.00164900000001467" calcext:value-type="float">
            <text:p>0.001649000000015</text:p>
          </table:table-cell>
          <table:table-cell office:value-type="float" office:value="0.219684000000001" calcext:value-type="float">
            <text:p>0.219684000000001</text:p>
          </table:table-cell>
          <table:table-cell office:value-type="float" office:value="3.21093130111694" calcext:value-type="float">
            <text:p>3.21093130111694</text:p>
          </table:table-cell>
          <table:table-cell office:value-type="float" office:value="5.27876499999999" calcext:value-type="float">
            <text:p>5.27876499999999</text:p>
          </table:table-cell>
          <table:table-cell office:value-type="float" office:value="0.000483000000002676" calcext:value-type="float">
            <text:p>0.000483000000003</text:p>
          </table:table-cell>
          <table:table-cell office:value-type="float" office:value="8.52926299999999" calcext:value-type="float">
            <text:p>8.52926299999999</text:p>
          </table:table-cell>
          <table:table-cell office:value-type="float" office:value="0.474570999999997" calcext:value-type="float">
            <text:p>0.474570999999997</text:p>
          </table:table-cell>
          <table:table-cell office:value-type="float" office:value="0.0188050000000146" calcext:value-type="float">
            <text:p>0.018805000000015</text:p>
          </table:table-cell>
          <table:table-cell office:value-type="float" office:value="0.0453190000000063" calcext:value-type="float">
            <text:p>0.045319000000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6129999999998" calcext:value-type="float">
            <text:p>0.116129999999998</text:p>
          </table:table-cell>
          <table:table-cell office:value-type="float" office:value="0.00165699999999447" calcext:value-type="float">
            <text:p>0.001656999999994</text:p>
          </table:table-cell>
          <table:table-cell office:value-type="float" office:value="0.226032000000004" calcext:value-type="float">
            <text:p>0.226032000000004</text:p>
          </table:table-cell>
          <table:table-cell office:value-type="float" office:value="3.0975341796875" calcext:value-type="float">
            <text:p>3.0975341796875</text:p>
          </table:table-cell>
          <table:table-cell office:value-type="float" office:value="4.88716199999999" calcext:value-type="float">
            <text:p>4.88716199999999</text:p>
          </table:table-cell>
          <table:table-cell office:value-type="float" office:value="0.000469999999978654" calcext:value-type="float">
            <text:p>0.000469999999979</text:p>
          </table:table-cell>
          <table:table-cell office:value-type="float" office:value="8.99582700000002" calcext:value-type="float">
            <text:p>8.99582700000002</text:p>
          </table:table-cell>
          <table:table-cell office:value-type="float" office:value="0.467668000000003" calcext:value-type="float">
            <text:p>0.467668000000003</text:p>
          </table:table-cell>
          <table:table-cell office:value-type="float" office:value="0.0188740000000109" calcext:value-type="float">
            <text:p>0.018874000000011</text:p>
          </table:table-cell>
          <table:table-cell office:value-type="float" office:value="0.0473619999999926" calcext:value-type="float">
            <text:p>0.0473619999999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729999999999" calcext:value-type="float">
            <text:p>0.118729999999999</text:p>
          </table:table-cell>
          <table:table-cell office:value-type="float" office:value="0.00165300000000457" calcext:value-type="float">
            <text:p>0.001653000000005</text:p>
          </table:table-cell>
          <table:table-cell office:value-type="float" office:value="0.232773000000009" calcext:value-type="float">
            <text:p>0.232773000000009</text:p>
          </table:table-cell>
          <table:table-cell office:value-type="float" office:value="3.0462155342102" calcext:value-type="float">
            <text:p>3.0462155342102</text:p>
          </table:table-cell>
          <table:table-cell office:value-type="float" office:value="4.277592" calcext:value-type="float">
            <text:p>4.277592</text:p>
          </table:table-cell>
          <table:table-cell office:value-type="float" office:value="0.000429999999994379" calcext:value-type="float">
            <text:p>0.000429999999994</text:p>
          </table:table-cell>
          <table:table-cell office:value-type="float" office:value="7.701671" calcext:value-type="float">
            <text:p>7.701671</text:p>
          </table:table-cell>
          <table:table-cell office:value-type="float" office:value="0.389474999999976" calcext:value-type="float">
            <text:p>0.389474999999976</text:p>
          </table:table-cell>
          <table:table-cell office:value-type="float" office:value="0.0194260000000099" calcext:value-type="float">
            <text:p>0.01942600000001</text:p>
          </table:table-cell>
          <table:table-cell office:value-type="float" office:value="0.0461619999999812" calcext:value-type="float">
            <text:p>0.0461619999999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122000000004" calcext:value-type="float">
            <text:p>0.119122000000004</text:p>
          </table:table-cell>
          <table:table-cell office:value-type="float" office:value="0.00166199999998184" calcext:value-type="float">
            <text:p>0.001661999999982</text:p>
          </table:table-cell>
          <table:table-cell office:value-type="float" office:value="0.229385000000008" calcext:value-type="float">
            <text:p>0.229385000000008</text:p>
          </table:table-cell>
          <table:table-cell office:value-type="float" office:value="3.07172322273254" calcext:value-type="float">
            <text:p>3.07172322273254</text:p>
          </table:table-cell>
          <table:table-cell office:value-type="float" office:value="4.78018800000001" calcext:value-type="float">
            <text:p>4.78018800000001</text:p>
          </table:table-cell>
          <table:table-cell office:value-type="float" office:value="0.000505000000003975" calcext:value-type="float">
            <text:p>0.000505000000004</text:p>
          </table:table-cell>
          <table:table-cell office:value-type="float" office:value="8.840844" calcext:value-type="float">
            <text:p>8.840844</text:p>
          </table:table-cell>
          <table:table-cell office:value-type="float" office:value="0.488942000000009" calcext:value-type="float">
            <text:p>0.488942000000009</text:p>
          </table:table-cell>
          <table:table-cell office:value-type="float" office:value="0.0197410000000104" calcext:value-type="float">
            <text:p>0.01974100000001</text:p>
          </table:table-cell>
          <table:table-cell office:value-type="float" office:value="0.0460010000000182" calcext:value-type="float">
            <text:p>0.0460010000000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808999999999" calcext:value-type="float">
            <text:p>0.118808999999999</text:p>
          </table:table-cell>
          <table:table-cell office:value-type="float" office:value="0.00165699999999447" calcext:value-type="float">
            <text:p>0.001656999999994</text:p>
          </table:table-cell>
          <table:table-cell office:value-type="float" office:value="0.219371999999993" calcext:value-type="float">
            <text:p>0.219371999999993</text:p>
          </table:table-cell>
          <table:table-cell office:value-type="float" office:value="3.11821246147156" calcext:value-type="float">
            <text:p>3.11821246147156</text:p>
          </table:table-cell>
          <table:table-cell office:value-type="float" office:value="5.32480200000001" calcext:value-type="float">
            <text:p>5.32480200000001</text:p>
          </table:table-cell>
          <table:table-cell office:value-type="float" office:value="0.000483000000002676" calcext:value-type="float">
            <text:p>0.000483000000003</text:p>
          </table:table-cell>
          <table:table-cell office:value-type="float" office:value="8.52183500000001" calcext:value-type="float">
            <text:p>8.52183500000001</text:p>
          </table:table-cell>
          <table:table-cell office:value-type="float" office:value="0.475423000000006" calcext:value-type="float">
            <text:p>0.475423000000006</text:p>
          </table:table-cell>
          <table:table-cell office:value-type="float" office:value="0.0187909999999931" calcext:value-type="float">
            <text:p>0.018790999999993</text:p>
          </table:table-cell>
          <table:table-cell office:value-type="float" office:value="0.0449169999999981" calcext:value-type="float">
            <text:p>0.0449169999999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];[.C6];[.C10])" office:value-type="float" office:value="0.114228999999999" calcext:value-type="float">
            <text:p>0.114228999999999</text:p>
          </table:table-cell>
          <table:table-cell table:style-name="ce3" table:formula="of:=AVERAGE([.D2];[.D6];[.D10])" office:value-type="float" office:value="0.00165233333333211" calcext:value-type="float">
            <text:p>0.001652333333332</text:p>
          </table:table-cell>
          <table:table-cell table:style-name="ce3" table:formula="of:=AVERAGE([.E2];[.E6];[.E10])" office:value-type="float" office:value="0.226531000000002" calcext:value-type="float">
            <text:p>0.226531000000002</text:p>
          </table:table-cell>
          <table:table-cell table:style-name="ce3" table:formula="of:=AVERAGE([.F2];[.F6];[.F10])" office:value-type="float" office:value="3.07652544975281" calcext:value-type="float">
            <text:p>3.07652544975281</text:p>
          </table:table-cell>
          <table:table-cell table:style-name="ce3" table:formula="of:=AVERAGE([.G2];[.G6];[.G10])" office:value-type="float" office:value="4.92403533333333" calcext:value-type="float">
            <text:p>4.92403533333333</text:p>
          </table:table-cell>
          <table:table-cell table:style-name="ce3" table:formula="of:=AVERAGE([.H2];[.H6];[.H10])" office:value-type="float" office:value="0.000528333333326358" calcext:value-type="float">
            <text:p>0.000528333333326</text:p>
          </table:table-cell>
          <table:table-cell table:style-name="ce3" table:formula="of:=AVERAGE([.I2];[.I6];[.I10])" office:value-type="float" office:value="8.97122400000001" calcext:value-type="float">
            <text:p>8.97122400000001</text:p>
          </table:table-cell>
          <table:table-cell table:style-name="ce3" table:formula="of:=AVERAGE([.J2];[.J6];[.J10])" office:value-type="float" office:value="0.465535333333337" calcext:value-type="float">
            <text:p>0.465535333333337</text:p>
          </table:table-cell>
          <table:table-cell table:style-name="ce3" table:formula="of:=AVERAGE([.K2];[.K6];[.K10])" office:value-type="float" office:value="0.0187053333333355" calcext:value-type="float">
            <text:p>0.018705333333336</text:p>
          </table:table-cell>
          <table:table-cell table:style-name="ce3" table:formula="of:=AVERAGE([.L2];[.L6];[.L10])" office:value-type="float" office:value="0.0473589999999954" calcext:value-type="float">
            <text:p>0.047358999999996</text:p>
          </table:table-cell>
          <table:table-cell table:style-name="ce3" table:formula="of:=AVERAGE([.M2];[.M6];[.M10])" office:value-type="float" office:value="0" calcext:value-type="float">
            <text:p>0</text:p>
          </table:table-cell>
          <table:table-cell table:style-name="ce3" table:formula="of:=AVERAGE([.N2];[.N6];[.N10])" office:value-type="float" office:value="0" calcext:value-type="float">
            <text:p>0</text:p>
          </table:table-cell>
          <table:table-cell table:style-name="ce4" table:formula="of:=SUM([.C14:.N14])" office:value-type="float" office:value="17.8463251164195" calcext:value-type="float">
            <text:p>17.846325116419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3];[.C7];[.C11])" office:value-type="float" office:value="0.118571666666669" calcext:value-type="float">
            <text:p>0.118571666666669</text:p>
          </table:table-cell>
          <table:table-cell table:style-name="ce3" table:formula="of:=AVERAGE([.D3];[.D7];[.D11])" office:value-type="float" office:value="0.00165399999999849" calcext:value-type="float">
            <text:p>0.001653999999998</text:p>
          </table:table-cell>
          <table:table-cell table:style-name="ce3" table:formula="of:=AVERAGE([.E3];[.E7];[.E11])" office:value-type="float" office:value="0.232195000000001" calcext:value-type="float">
            <text:p>0.232195000000001</text:p>
          </table:table-cell>
          <table:table-cell table:style-name="ce3" table:formula="of:=AVERAGE([.F3];[.F7];[.F11])" office:value-type="float" office:value="3.0339765548706" calcext:value-type="float">
            <text:p>3.0339765548706</text:p>
          </table:table-cell>
          <table:table-cell table:style-name="ce3" table:formula="of:=AVERAGE([.G3];[.G7];[.G11])" office:value-type="float" office:value="4.26173766666667" calcext:value-type="float">
            <text:p>4.26173766666667</text:p>
          </table:table-cell>
          <table:table-cell table:style-name="ce3" table:formula="of:=AVERAGE([.H3];[.H7];[.H11])" office:value-type="float" office:value="0.000430333333332792" calcext:value-type="float">
            <text:p>0.000430333333333</text:p>
          </table:table-cell>
          <table:table-cell table:style-name="ce3" table:formula="of:=AVERAGE([.I3];[.I7];[.I11])" office:value-type="float" office:value="7.712157" calcext:value-type="float">
            <text:p>7.712157</text:p>
          </table:table-cell>
          <table:table-cell table:style-name="ce3" table:formula="of:=AVERAGE([.J3];[.J7];[.J11])" office:value-type="float" office:value="0.389343666666659" calcext:value-type="float">
            <text:p>0.389343666666659</text:p>
          </table:table-cell>
          <table:table-cell table:style-name="ce3" table:formula="of:=AVERAGE([.K3];[.K7];[.K11])" office:value-type="float" office:value="0.0193713333333368" calcext:value-type="float">
            <text:p>0.019371333333337</text:p>
          </table:table-cell>
          <table:table-cell table:style-name="ce3" table:formula="of:=AVERAGE([.L3];[.L7];[.L11])" office:value-type="float" office:value="0.0460433333333252" calcext:value-type="float">
            <text:p>0.046043333333325</text:p>
          </table:table-cell>
          <table:table-cell table:style-name="ce3" table:formula="of:=AVERAGE([.M3];[.M7];[.M11])" office:value-type="float" office:value="0" calcext:value-type="float">
            <text:p>0</text:p>
          </table:table-cell>
          <table:table-cell table:style-name="ce3" table:formula="of:=AVERAGE([.N3];[.N7];[.N11])" office:value-type="float" office:value="0" calcext:value-type="float">
            <text:p>0</text:p>
          </table:table-cell>
          <table:table-cell table:style-name="ce4" table:formula="of:=SUM([.C15:.N15])" office:value-type="float" office:value="15.8154805548706" calcext:value-type="float">
            <text:p>15.815480554870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];[.C8];[.C12])" office:value-type="float" office:value="0.11897966666667" calcext:value-type="float">
            <text:p>0.11897966666667</text:p>
          </table:table-cell>
          <table:table-cell table:style-name="ce3" table:formula="of:=AVERAGE([.D4];[.D8];[.D12])" office:value-type="float" office:value="0.00165666666665961" calcext:value-type="float">
            <text:p>0.00165666666666</text:p>
          </table:table-cell>
          <table:table-cell table:style-name="ce3" table:formula="of:=AVERAGE([.E4];[.E8];[.E12])" office:value-type="float" office:value="0.230042333333335" calcext:value-type="float">
            <text:p>0.230042333333335</text:p>
          </table:table-cell>
          <table:table-cell table:style-name="ce3" table:formula="of:=AVERAGE([.F4];[.F8];[.F12])" office:value-type="float" office:value="3.02768452962239" calcext:value-type="float">
            <text:p>3.02768452962239</text:p>
          </table:table-cell>
          <table:table-cell table:style-name="ce3" table:formula="of:=AVERAGE([.G4];[.G8];[.G12])" office:value-type="float" office:value="4.76492066666667" calcext:value-type="float">
            <text:p>4.76492066666667</text:p>
          </table:table-cell>
          <table:table-cell table:style-name="ce3" table:formula="of:=AVERAGE([.H4];[.H8];[.H12])" office:value-type="float" office:value="0.00048899999999937" calcext:value-type="float">
            <text:p>0.000488999999999</text:p>
          </table:table-cell>
          <table:table-cell table:style-name="ce3" table:formula="of:=AVERAGE([.I4];[.I8];[.I12])" office:value-type="float" office:value="8.84360133333333" calcext:value-type="float">
            <text:p>8.84360133333333</text:p>
          </table:table-cell>
          <table:table-cell table:style-name="ce3" table:formula="of:=AVERAGE([.J4];[.J8];[.J12])" office:value-type="float" office:value="0.487907000000007" calcext:value-type="float">
            <text:p>0.487907000000007</text:p>
          </table:table-cell>
          <table:table-cell table:style-name="ce3" table:formula="of:=AVERAGE([.K4];[.K8];[.K12])" office:value-type="float" office:value="0.0192426666666658" calcext:value-type="float">
            <text:p>0.019242666666666</text:p>
          </table:table-cell>
          <table:table-cell table:style-name="ce3" table:formula="of:=AVERAGE([.L4];[.L8];[.L12])" office:value-type="float" office:value="0.0458273333333423" calcext:value-type="float">
            <text:p>0.045827333333342</text:p>
          </table:table-cell>
          <table:table-cell table:style-name="ce3" table:formula="of:=AVERAGE([.M4];[.M8];[.M12])" office:value-type="float" office:value="0" calcext:value-type="float">
            <text:p>0</text:p>
          </table:table-cell>
          <table:table-cell table:style-name="ce3" table:formula="of:=AVERAGE([.N4];[.N8];[.N12])" office:value-type="float" office:value="0" calcext:value-type="float">
            <text:p>0</text:p>
          </table:table-cell>
          <table:table-cell table:style-name="ce4" table:formula="of:=SUM([.C16:.N16])" office:value-type="float" office:value="17.5403511962891" calcext:value-type="float">
            <text:p>17.540351196289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];[.C9];[.C13])" office:value-type="float" office:value="0.119013333333335" calcext:value-type="float">
            <text:p>0.119013333333335</text:p>
          </table:table-cell>
          <table:table-cell table:style-name="ce3" table:formula="of:=AVERAGE([.D5];[.D9];[.D13])" office:value-type="float" office:value="0.00166066666666846" calcext:value-type="float">
            <text:p>0.001660666666668</text:p>
          </table:table-cell>
          <table:table-cell table:style-name="ce3" table:formula="of:=AVERAGE([.E5];[.E9];[.E13])" office:value-type="float" office:value="0.219575333333332" calcext:value-type="float">
            <text:p>0.219575333333332</text:p>
          </table:table-cell>
          <table:table-cell table:style-name="ce3" table:formula="of:=AVERAGE([.F5];[.F9];[.F13])" office:value-type="float" office:value="3.10042810440063" calcext:value-type="float">
            <text:p>3.10042810440063</text:p>
          </table:table-cell>
          <table:table-cell table:style-name="ce3" table:formula="of:=AVERAGE([.G5];[.G9];[.G13])" office:value-type="float" office:value="5.29801733333333" calcext:value-type="float">
            <text:p>5.29801733333333</text:p>
          </table:table-cell>
          <table:table-cell table:style-name="ce3" table:formula="of:=AVERAGE([.H5];[.H9];[.H13])" office:value-type="float" office:value="0.000484000000000151" calcext:value-type="float">
            <text:p>0.000484</text:p>
          </table:table-cell>
          <table:table-cell table:style-name="ce3" table:formula="of:=AVERAGE([.I5];[.I9];[.I13])" office:value-type="float" office:value="8.51225533333333" calcext:value-type="float">
            <text:p>8.51225533333333</text:p>
          </table:table-cell>
          <table:table-cell table:style-name="ce3" table:formula="of:=AVERAGE([.J5];[.J9];[.J13])" office:value-type="float" office:value="0.475197666666669" calcext:value-type="float">
            <text:p>0.475197666666669</text:p>
          </table:table-cell>
          <table:table-cell table:style-name="ce3" table:formula="of:=AVERAGE([.K5];[.K9];[.K13])" office:value-type="float" office:value="0.0188010000000058" calcext:value-type="float">
            <text:p>0.018801000000006</text:p>
          </table:table-cell>
          <table:table-cell table:style-name="ce3" table:formula="of:=AVERAGE([.L5];[.L9];[.L13])" office:value-type="float" office:value="0.0451343333333322" calcext:value-type="float">
            <text:p>0.045134333333332</text:p>
          </table:table-cell>
          <table:table-cell table:style-name="ce3" table:formula="of:=AVERAGE([.M5];[.M9];[.M13])" office:value-type="float" office:value="0" calcext:value-type="float">
            <text:p>0</text:p>
          </table:table-cell>
          <table:table-cell table:style-name="ce3" table:formula="of:=AVERAGE([.N5];[.N9];[.N13])" office:value-type="float" office:value="0" calcext:value-type="float">
            <text:p>0</text:p>
          </table:table-cell>
          <table:table-cell table:style-name="ce4" table:formula="of:=SUM([.C17:.N17])" office:value-type="float" office:value="17.7905671044006" calcext:value-type="float">
            <text:p>17.7905671044006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14:.C17])" office:value-type="float" office:value="0.470793666666673" calcext:value-type="float">
            <text:p>0.470793666666673</text:p>
          </table:table-cell>
          <table:table-cell table:style-name="ce1" table:formula="of:=SUM([.D14:.D17])" office:value-type="float" office:value="0.00662366666665866" calcext:value-type="float">
            <text:p>0.006623666666659</text:p>
          </table:table-cell>
          <table:table-cell table:style-name="ce1" table:formula="of:=SUM([.E14:.E17])" office:value-type="float" office:value="0.908343666666669" calcext:value-type="float">
            <text:p>0.908343666666669</text:p>
          </table:table-cell>
          <table:table-cell table:style-name="ce1" table:formula="of:=SUM([.F14:.F17])" office:value-type="float" office:value="12.2386146386464" calcext:value-type="float">
            <text:p>12.2386146386464</text:p>
          </table:table-cell>
          <table:table-cell table:style-name="ce1" table:formula="of:=SUM([.G14:.G17])" office:value-type="float" office:value="19.248711" calcext:value-type="float">
            <text:p>19.248711</text:p>
          </table:table-cell>
          <table:table-cell table:style-name="ce1" table:formula="of:=SUM([.H14:.H17])" office:value-type="float" office:value="0.00193166666665867" calcext:value-type="float">
            <text:p>0.001931666666659</text:p>
          </table:table-cell>
          <table:table-cell table:style-name="ce1" table:formula="of:=SUM([.I14:.I17])" office:value-type="float" office:value="34.0392376666667" calcext:value-type="float">
            <text:p>34.0392376666667</text:p>
          </table:table-cell>
          <table:table-cell table:style-name="ce1" table:formula="of:=SUM([.J14:.J17])" office:value-type="float" office:value="1.81798366666667" calcext:value-type="float">
            <text:p>1.81798366666667</text:p>
          </table:table-cell>
          <table:table-cell table:style-name="ce1" table:formula="of:=SUM([.K14:.K17])" office:value-type="float" office:value="0.0761203333333438" calcext:value-type="float">
            <text:p>0.076120333333344</text:p>
          </table:table-cell>
          <table:table-cell table:style-name="ce1" table:formula="of:=SUM([.L14:.L17])" office:value-type="float" office:value="0.184363999999995" calcext:value-type="float">
            <text:p>0.184363999999995</text:p>
          </table:table-cell>
          <table:table-cell table:style-name="ce1" table:formula="of:=SUM([.M14:.M17])" office:value-type="float" office:value="0" calcext:value-type="float">
            <text:p>0</text:p>
          </table:table-cell>
          <table:table-cell table:style-name="ce1" table:formula="of:=SUM([.N14:.N17])" office:value-type="float" office:value="0" calcext:value-type="float">
            <text:p>0</text:p>
          </table:table-cell>
          <table:table-cell table:style-name="ce1" table:formula="of:=SUM([.C18:.N18])" office:value-type="float" office:value="68.9927239719798" calcext:value-type="float">
            <text:p>68.992723971979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9180799999998" calcext:value-type="float">
            <text:p>0.19180799999998</text:p>
          </table:table-cell>
          <table:table-cell office:value-type="float" office:value="0.00169800000003306" calcext:value-type="float">
            <text:p>0.001698000000033</text:p>
          </table:table-cell>
          <table:table-cell office:value-type="float" office:value="0.227814000000023" calcext:value-type="float">
            <text:p>0.227814000000023</text:p>
          </table:table-cell>
          <table:table-cell office:value-type="float" office:value="3.09137368202209" calcext:value-type="float">
            <text:p>3.09137368202209</text:p>
          </table:table-cell>
          <table:table-cell office:value-type="float" office:value="5.01524999999998" calcext:value-type="float">
            <text:p>5.01524999999998</text:p>
          </table:table-cell>
          <table:table-cell office:value-type="float" office:value="0.000527999999974327" calcext:value-type="float">
            <text:p>0.000527999999974</text:p>
          </table:table-cell>
          <table:table-cell office:value-type="float" office:value="9.02913999999998" calcext:value-type="float">
            <text:p>9.02913999999998</text:p>
          </table:table-cell>
          <table:table-cell office:value-type="float" office:value="0.468535999999972" calcext:value-type="float">
            <text:p>0.468535999999972</text:p>
          </table:table-cell>
          <table:table-cell office:value-type="float" office:value="0.0186710000000403" calcext:value-type="float">
            <text:p>0.01867100000004</text:p>
          </table:table-cell>
          <table:table-cell office:value-type="float" office:value="0.0468150000000378" calcext:value-type="float">
            <text:p>0.0468150000000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0429999999999" calcext:value-type="float">
            <text:p>0.120429999999999</text:p>
          </table:table-cell>
          <table:table-cell office:value-type="float" office:value="0.00168300000001409" calcext:value-type="float">
            <text:p>0.001683000000014</text:p>
          </table:table-cell>
          <table:table-cell office:value-type="float" office:value="0.330650000000048" calcext:value-type="float">
            <text:p>0.330650000000048</text:p>
          </table:table-cell>
          <table:table-cell office:value-type="float" office:value="4.69092178344727" calcext:value-type="float">
            <text:p>4.69092178344727</text:p>
          </table:table-cell>
          <table:table-cell office:value-type="float" office:value="10.472431" calcext:value-type="float">
            <text:p>10.472431</text:p>
          </table:table-cell>
          <table:table-cell office:value-type="float" office:value="0.00051399999995283" calcext:value-type="float">
            <text:p>0.000513999999953</text:p>
          </table:table-cell>
          <table:table-cell office:value-type="float" office:value="13.393724" calcext:value-type="float">
            <text:p>13.393724</text:p>
          </table:table-cell>
          <table:table-cell office:value-type="float" office:value="0.760732999999959" calcext:value-type="float">
            <text:p>0.760732999999959</text:p>
          </table:table-cell>
          <table:table-cell office:value-type="float" office:value="0.0225709999999708" calcext:value-type="float">
            <text:p>0.022570999999971</text:p>
          </table:table-cell>
          <table:table-cell office:value-type="float" office:value="0.0708779999999933" calcext:value-type="float">
            <text:p>0.070877999999993</text:p>
          </table:table-cell>
          <table:table-cell office:value-type="float" office:value="0.0204760000000306" calcext:value-type="float">
            <text:p>0.02047600000003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416999999975" calcext:value-type="float">
            <text:p>0.120416999999975</text:p>
          </table:table-cell>
          <table:table-cell office:value-type="float" office:value="0.00171299999999519" calcext:value-type="float">
            <text:p>0.001712999999995</text:p>
          </table:table-cell>
          <table:table-cell office:value-type="float" office:value="0.374409000000014" calcext:value-type="float">
            <text:p>0.374409000000014</text:p>
          </table:table-cell>
          <table:table-cell office:value-type="float" office:value="6.06323575973511" calcext:value-type="float">
            <text:p>6.06323575973511</text:p>
          </table:table-cell>
          <table:table-cell office:value-type="float" office:value="14.098088" calcext:value-type="float">
            <text:p>14.098088</text:p>
          </table:table-cell>
          <table:table-cell office:value-type="float" office:value="0.000507999999967979" calcext:value-type="float">
            <text:p>0.000507999999968</text:p>
          </table:table-cell>
          <table:table-cell office:value-type="float" office:value="19.080088" calcext:value-type="float">
            <text:p>19.080088</text:p>
          </table:table-cell>
          <table:table-cell office:value-type="float" office:value="0.845642999999996" calcext:value-type="float">
            <text:p>0.845642999999996</text:p>
          </table:table-cell>
          <table:table-cell office:value-type="float" office:value="0.0242400000000771" calcext:value-type="float">
            <text:p>0.024240000000077</text:p>
          </table:table-cell>
          <table:table-cell office:value-type="float" office:value="0.0691810000000714" calcext:value-type="float">
            <text:p>0.069181000000071</text:p>
          </table:table-cell>
          <table:table-cell office:value-type="float" office:value="0.0240109999999731" calcext:value-type="float">
            <text:p>0.02401099999997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364999999992" calcext:value-type="float">
            <text:p>0.120364999999992</text:p>
          </table:table-cell>
          <table:table-cell office:value-type="float" office:value="0.00170000000002801" calcext:value-type="float">
            <text:p>0.001700000000028</text:p>
          </table:table-cell>
          <table:table-cell office:value-type="float" office:value="0.418079999999918" calcext:value-type="float">
            <text:p>0.418079999999918</text:p>
          </table:table-cell>
          <table:table-cell office:value-type="float" office:value="7.55520033836365" calcext:value-type="float">
            <text:p>7.55520033836365</text:p>
          </table:table-cell>
          <table:table-cell office:value-type="float" office:value="21.168101" calcext:value-type="float">
            <text:p>21.168101</text:p>
          </table:table-cell>
          <table:table-cell office:value-type="float" office:value="0.000514000000066517" calcext:value-type="float">
            <text:p>0.000514000000067</text:p>
          </table:table-cell>
          <table:table-cell office:value-type="float" office:value="26.111607" calcext:value-type="float">
            <text:p>26.111607</text:p>
          </table:table-cell>
          <table:table-cell office:value-type="float" office:value="1.20298400000002" calcext:value-type="float">
            <text:p>1.20298400000002</text:p>
          </table:table-cell>
          <table:table-cell office:value-type="float" office:value="0.0266199999999799" calcext:value-type="float">
            <text:p>0.02661999999998</text:p>
          </table:table-cell>
          <table:table-cell office:value-type="float" office:value="0.078343000000018" calcext:value-type="float">
            <text:p>0.078343000000018</text:p>
          </table:table-cell>
          <table:table-cell office:value-type="float" office:value="0.0276949999999942" calcext:value-type="float">
            <text:p>0.02769499999999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822000000047" calcext:value-type="float">
            <text:p>0.117822000000047</text:p>
          </table:table-cell>
          <table:table-cell office:value-type="float" office:value="0.00169900000003054" calcext:value-type="float">
            <text:p>0.001699000000031</text:p>
          </table:table-cell>
          <table:table-cell office:value-type="float" office:value="0.228742000000011" calcext:value-type="float">
            <text:p>0.228742000000011</text:p>
          </table:table-cell>
          <table:table-cell office:value-type="float" office:value="3.14920425415039" calcext:value-type="float">
            <text:p>3.14920425415039</text:p>
          </table:table-cell>
          <table:table-cell office:value-type="float" office:value="5.04544300000009" calcext:value-type="float">
            <text:p>5.04544300000009</text:p>
          </table:table-cell>
          <table:table-cell office:value-type="float" office:value="0.000516000000061467" calcext:value-type="float">
            <text:p>0.000516000000061</text:p>
          </table:table-cell>
          <table:table-cell office:value-type="float" office:value="9.03784700000006" calcext:value-type="float">
            <text:p>9.03784700000006</text:p>
          </table:table-cell>
          <table:table-cell office:value-type="float" office:value="0.556280000000015" calcext:value-type="float">
            <text:p>0.556280000000015</text:p>
          </table:table-cell>
          <table:table-cell office:value-type="float" office:value="0.0190809999999146" calcext:value-type="float">
            <text:p>0.019080999999915</text:p>
          </table:table-cell>
          <table:table-cell office:value-type="float" office:value="0.0470209999999725" calcext:value-type="float">
            <text:p>0.0470209999999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20433000000048" calcext:value-type="float">
            <text:p>0.120433000000048</text:p>
          </table:table-cell>
          <table:table-cell office:value-type="float" office:value="0.00170800000000781" calcext:value-type="float">
            <text:p>0.001708000000008</text:p>
          </table:table-cell>
          <table:table-cell office:value-type="float" office:value="0.336304999999925" calcext:value-type="float">
            <text:p>0.336304999999925</text:p>
          </table:table-cell>
          <table:table-cell office:value-type="float" office:value="4.85134196281433" calcext:value-type="float">
            <text:p>4.85134196281433</text:p>
          </table:table-cell>
          <table:table-cell office:value-type="float" office:value="10.512705" calcext:value-type="float">
            <text:p>10.512705</text:p>
          </table:table-cell>
          <table:table-cell office:value-type="float" office:value="0.000516999999945256" calcext:value-type="float">
            <text:p>0.000516999999945</text:p>
          </table:table-cell>
          <table:table-cell office:value-type="float" office:value="13.4605539999999" calcext:value-type="float">
            <text:p>13.4605539999999</text:p>
          </table:table-cell>
          <table:table-cell office:value-type="float" office:value="0.684658000000013" calcext:value-type="float">
            <text:p>0.684658000000013</text:p>
          </table:table-cell>
          <table:table-cell office:value-type="float" office:value="0.0228479999999536" calcext:value-type="float">
            <text:p>0.022847999999954</text:p>
          </table:table-cell>
          <table:table-cell office:value-type="float" office:value="0.071177999999918" calcext:value-type="float">
            <text:p>0.071177999999918</text:p>
          </table:table-cell>
          <table:table-cell office:value-type="float" office:value="0.020526000000018" calcext:value-type="float">
            <text:p>0.02052600000001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644000000084" calcext:value-type="float">
            <text:p>0.120644000000084</text:p>
          </table:table-cell>
          <table:table-cell office:value-type="float" office:value="0.00171299999999519" calcext:value-type="float">
            <text:p>0.001712999999995</text:p>
          </table:table-cell>
          <table:table-cell office:value-type="float" office:value="0.375174000000015" calcext:value-type="float">
            <text:p>0.375174000000015</text:p>
          </table:table-cell>
          <table:table-cell office:value-type="float" office:value="6.0647075176239" calcext:value-type="float">
            <text:p>6.0647075176239</text:p>
          </table:table-cell>
          <table:table-cell office:value-type="float" office:value="14.0163249999999" calcext:value-type="float">
            <text:p>14.0163249999999</text:p>
          </table:table-cell>
          <table:table-cell office:value-type="float" office:value="0.000514000000066517" calcext:value-type="float">
            <text:p>0.000514000000067</text:p>
          </table:table-cell>
          <table:table-cell office:value-type="float" office:value="19.124422" calcext:value-type="float">
            <text:p>19.124422</text:p>
          </table:table-cell>
          <table:table-cell office:value-type="float" office:value="0.84911800000009" calcext:value-type="float">
            <text:p>0.84911800000009</text:p>
          </table:table-cell>
          <table:table-cell office:value-type="float" office:value="0.0244199999999637" calcext:value-type="float">
            <text:p>0.024419999999964</text:p>
          </table:table-cell>
          <table:table-cell office:value-type="float" office:value="0.0679869999999028" calcext:value-type="float">
            <text:p>0.067986999999903</text:p>
          </table:table-cell>
          <table:table-cell office:value-type="float" office:value="0.0240750000000389" calcext:value-type="float">
            <text:p>0.02407500000003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856000000003" calcext:value-type="float">
            <text:p>0.120856000000003</text:p>
          </table:table-cell>
          <table:table-cell office:value-type="float" office:value="0.00169399999992947" calcext:value-type="float">
            <text:p>0.001693999999929</text:p>
          </table:table-cell>
          <table:table-cell office:value-type="float" office:value="0.422770000000014" calcext:value-type="float">
            <text:p>0.422770000000014</text:p>
          </table:table-cell>
          <table:table-cell office:value-type="float" office:value="7.48869633674622" calcext:value-type="float">
            <text:p>7.48869633674622</text:p>
          </table:table-cell>
          <table:table-cell office:value-type="float" office:value="21.157971" calcext:value-type="float">
            <text:p>21.157971</text:p>
          </table:table-cell>
          <table:table-cell office:value-type="float" office:value="0.000509999999962929" calcext:value-type="float">
            <text:p>0.000509999999963</text:p>
          </table:table-cell>
          <table:table-cell office:value-type="float" office:value="26.1288360000001" calcext:value-type="float">
            <text:p>26.1288360000001</text:p>
          </table:table-cell>
          <table:table-cell office:value-type="float" office:value="1.10468500000002" calcext:value-type="float">
            <text:p>1.10468500000002</text:p>
          </table:table-cell>
          <table:table-cell office:value-type="float" office:value="0.118674000000055" calcext:value-type="float">
            <text:p>0.118674000000055</text:p>
          </table:table-cell>
          <table:table-cell office:value-type="float" office:value="0.0782639999999901" calcext:value-type="float">
            <text:p>0.07826399999999</text:p>
          </table:table-cell>
          <table:table-cell office:value-type="float" office:value="0.0279560000000174" calcext:value-type="float">
            <text:p>0.0279560000000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508999999927" calcext:value-type="float">
            <text:p>0.117508999999927</text:p>
          </table:table-cell>
          <table:table-cell office:value-type="float" office:value="0.00172400000008111" calcext:value-type="float">
            <text:p>0.001724000000081</text:p>
          </table:table-cell>
          <table:table-cell office:value-type="float" office:value="0.228093999999942" calcext:value-type="float">
            <text:p>0.228093999999942</text:p>
          </table:table-cell>
          <table:table-cell office:value-type="float" office:value="3.13125228881836" calcext:value-type="float">
            <text:p>3.13125228881836</text:p>
          </table:table-cell>
          <table:table-cell office:value-type="float" office:value="5.04820499999994" calcext:value-type="float">
            <text:p>5.04820499999994</text:p>
          </table:table-cell>
          <table:table-cell office:value-type="float" office:value="0.000514000000066517" calcext:value-type="float">
            <text:p>0.000514000000067</text:p>
          </table:table-cell>
          <table:table-cell office:value-type="float" office:value="9.07109300000002" calcext:value-type="float">
            <text:p>9.07109300000002</text:p>
          </table:table-cell>
          <table:table-cell office:value-type="float" office:value="0.55786999999998" calcext:value-type="float">
            <text:p>0.55786999999998</text:p>
          </table:table-cell>
          <table:table-cell office:value-type="float" office:value="0.0191370000000006" calcext:value-type="float">
            <text:p>0.019137000000001</text:p>
          </table:table-cell>
          <table:table-cell office:value-type="float" office:value="0.0472650000000385" calcext:value-type="float">
            <text:p>0.0472650000000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502999999985" calcext:value-type="float">
            <text:p>0.120502999999985</text:p>
          </table:table-cell>
          <table:table-cell office:value-type="float" office:value="0.00170600000001286" calcext:value-type="float">
            <text:p>0.001706000000013</text:p>
          </table:table-cell>
          <table:table-cell office:value-type="float" office:value="0.333271000000082" calcext:value-type="float">
            <text:p>0.333271000000082</text:p>
          </table:table-cell>
          <table:table-cell office:value-type="float" office:value="4.76676416397095" calcext:value-type="float">
            <text:p>4.76676416397095</text:p>
          </table:table-cell>
          <table:table-cell office:value-type="float" office:value="10.537295" calcext:value-type="float">
            <text:p>10.537295</text:p>
          </table:table-cell>
          <table:table-cell office:value-type="float" office:value="0.000517999999942731" calcext:value-type="float">
            <text:p>0.000517999999943</text:p>
          </table:table-cell>
          <table:table-cell office:value-type="float" office:value="13.5129059999999" calcext:value-type="float">
            <text:p>13.5129059999999</text:p>
          </table:table-cell>
          <table:table-cell office:value-type="float" office:value="0.686283000000003" calcext:value-type="float">
            <text:p>0.686283000000003</text:p>
          </table:table-cell>
          <table:table-cell office:value-type="float" office:value="0.0227019999999811" calcext:value-type="float">
            <text:p>0.022701999999981</text:p>
          </table:table-cell>
          <table:table-cell office:value-type="float" office:value="0.0712669999999207" calcext:value-type="float">
            <text:p>0.071266999999921</text:p>
          </table:table-cell>
          <table:table-cell office:value-type="float" office:value="0.0205940000000737" calcext:value-type="float">
            <text:p>0.02059400000007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078299999996" calcext:value-type="float">
            <text:p>0.12078299999996</text:p>
          </table:table-cell>
          <table:table-cell office:value-type="float" office:value="0.00168100000007598" calcext:value-type="float">
            <text:p>0.001681000000076</text:p>
          </table:table-cell>
          <table:table-cell office:value-type="float" office:value="0.376220999999987" calcext:value-type="float">
            <text:p>0.376220999999987</text:p>
          </table:table-cell>
          <table:table-cell office:value-type="float" office:value="6.00324702262878" calcext:value-type="float">
            <text:p>6.00324702262878</text:p>
          </table:table-cell>
          <table:table-cell office:value-type="float" office:value="14.1296960000001" calcext:value-type="float">
            <text:p>14.1296960000001</text:p>
          </table:table-cell>
          <table:table-cell office:value-type="float" office:value="0.000507999999967979" calcext:value-type="float">
            <text:p>0.000507999999968</text:p>
          </table:table-cell>
          <table:table-cell office:value-type="float" office:value="19.028643" calcext:value-type="float">
            <text:p>19.028643</text:p>
          </table:table-cell>
          <table:table-cell office:value-type="float" office:value="0.847166000000016" calcext:value-type="float">
            <text:p>0.847166000000016</text:p>
          </table:table-cell>
          <table:table-cell office:value-type="float" office:value="0.0244740000000547" calcext:value-type="float">
            <text:p>0.024474000000055</text:p>
          </table:table-cell>
          <table:table-cell office:value-type="float" office:value="0.0693109999999706" calcext:value-type="float">
            <text:p>0.069310999999971</text:p>
          </table:table-cell>
          <table:table-cell office:value-type="float" office:value="0.0241770000000088" calcext:value-type="float">
            <text:p>0.02417700000000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237999999972" calcext:value-type="float">
            <text:p>0.120237999999972</text:p>
          </table:table-cell>
          <table:table-cell office:value-type="float" office:value="0.00168900000005578" calcext:value-type="float">
            <text:p>0.001689000000056</text:p>
          </table:table-cell>
          <table:table-cell office:value-type="float" office:value="0.42173600000001" calcext:value-type="float">
            <text:p>0.42173600000001</text:p>
          </table:table-cell>
          <table:table-cell office:value-type="float" office:value="7.51493144035339" calcext:value-type="float">
            <text:p>7.51493144035339</text:p>
          </table:table-cell>
          <table:table-cell office:value-type="float" office:value="21.24374" calcext:value-type="float">
            <text:p>21.24374</text:p>
          </table:table-cell>
          <table:table-cell office:value-type="float" office:value="0.000511000000074091" calcext:value-type="float">
            <text:p>0.000511000000074</text:p>
          </table:table-cell>
          <table:table-cell office:value-type="float" office:value="26.116684" calcext:value-type="float">
            <text:p>26.116684</text:p>
          </table:table-cell>
          <table:table-cell office:value-type="float" office:value="1.10368799999992" calcext:value-type="float">
            <text:p>1.10368799999992</text:p>
          </table:table-cell>
          <table:table-cell office:value-type="float" office:value="0.0265150000000176" calcext:value-type="float">
            <text:p>0.026515000000018</text:p>
          </table:table-cell>
          <table:table-cell office:value-type="float" office:value="0.0782239999999774" calcext:value-type="float">
            <text:p>0.078223999999977</text:p>
          </table:table-cell>
          <table:table-cell office:value-type="float" office:value="0.0274610000000166" calcext:value-type="float">
            <text:p>0.0274610000000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7496999999995" calcext:value-type="float">
            <text:p>0.107496999999995</text:p>
          </table:table-cell>
          <table:table-cell office:value-type="float" office:value="0.00164899999998624" calcext:value-type="float">
            <text:p>0.001648999999986</text:p>
          </table:table-cell>
          <table:table-cell office:value-type="float" office:value="0.225131000000005" calcext:value-type="float">
            <text:p>0.225131000000005</text:p>
          </table:table-cell>
          <table:table-cell office:value-type="float" office:value="3.08313941955566" calcext:value-type="float">
            <text:p>3.08313941955566</text:p>
          </table:table-cell>
          <table:table-cell office:value-type="float" office:value="4.95195000000001" calcext:value-type="float">
            <text:p>4.95195000000001</text:p>
          </table:table-cell>
          <table:table-cell office:value-type="float" office:value="0.000482000000005201" calcext:value-type="float">
            <text:p>0.000482000000005</text:p>
          </table:table-cell>
          <table:table-cell office:value-type="float" office:value="9.07078799999999" calcext:value-type="float">
            <text:p>9.07078799999999</text:p>
          </table:table-cell>
          <table:table-cell office:value-type="float" office:value="0.46419499999999" calcext:value-type="float">
            <text:p>0.46419499999999</text:p>
          </table:table-cell>
          <table:table-cell office:value-type="float" office:value="0.0187190000000044" calcext:value-type="float">
            <text:p>0.018719000000004</text:p>
          </table:table-cell>
          <table:table-cell office:value-type="float" office:value="0.0459950000000049" calcext:value-type="float">
            <text:p>0.0459950000000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957999999992" calcext:value-type="float">
            <text:p>0.118957999999992</text:p>
          </table:table-cell>
          <table:table-cell office:value-type="float" office:value="0.00165300000000457" calcext:value-type="float">
            <text:p>0.001653000000005</text:p>
          </table:table-cell>
          <table:table-cell office:value-type="float" office:value="0.327366000000012" calcext:value-type="float">
            <text:p>0.327366000000012</text:p>
          </table:table-cell>
          <table:table-cell office:value-type="float" office:value="4.53132677078247" calcext:value-type="float">
            <text:p>4.53132677078247</text:p>
          </table:table-cell>
          <table:table-cell office:value-type="float" office:value="10.59954" calcext:value-type="float">
            <text:p>10.59954</text:p>
          </table:table-cell>
          <table:table-cell office:value-type="float" office:value="0.000517000000002099" calcext:value-type="float">
            <text:p>0.000517000000002</text:p>
          </table:table-cell>
          <table:table-cell office:value-type="float" office:value="13.435895" calcext:value-type="float">
            <text:p>13.435895</text:p>
          </table:table-cell>
          <table:table-cell office:value-type="float" office:value="0.683209000000034" calcext:value-type="float">
            <text:p>0.683209000000034</text:p>
          </table:table-cell>
          <table:table-cell office:value-type="float" office:value="0.0224169999999617" calcext:value-type="float">
            <text:p>0.022416999999962</text:p>
          </table:table-cell>
          <table:table-cell office:value-type="float" office:value="0.0699950000000058" calcext:value-type="float">
            <text:p>0.069995000000006</text:p>
          </table:table-cell>
          <table:table-cell office:value-type="float" office:value="0.0204499999999825" calcext:value-type="float">
            <text:p>0.02044999999998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888399999998" calcext:value-type="float">
            <text:p>0.11888399999998</text:p>
          </table:table-cell>
          <table:table-cell office:value-type="float" office:value="0.00164499999999634" calcext:value-type="float">
            <text:p>0.001644999999996</text:p>
          </table:table-cell>
          <table:table-cell office:value-type="float" office:value="0.370781999999963" calcext:value-type="float">
            <text:p>0.370781999999963</text:p>
          </table:table-cell>
          <table:table-cell office:value-type="float" office:value="5.59499573707581" calcext:value-type="float">
            <text:p>5.59499573707581</text:p>
          </table:table-cell>
          <table:table-cell office:value-type="float" office:value="14.243241" calcext:value-type="float">
            <text:p>14.243241</text:p>
          </table:table-cell>
          <table:table-cell office:value-type="float" office:value="0.000503999999978078" calcext:value-type="float">
            <text:p>0.000503999999978</text:p>
          </table:table-cell>
          <table:table-cell office:value-type="float" office:value="19.168026" calcext:value-type="float">
            <text:p>19.168026</text:p>
          </table:table-cell>
          <table:table-cell office:value-type="float" office:value="0.820860999999979" calcext:value-type="float">
            <text:p>0.820860999999979</text:p>
          </table:table-cell>
          <table:table-cell office:value-type="float" office:value="0.0237879999999677" calcext:value-type="float">
            <text:p>0.023787999999968</text:p>
          </table:table-cell>
          <table:table-cell office:value-type="float" office:value="0.0667389999999841" calcext:value-type="float">
            <text:p>0.066738999999984</text:p>
          </table:table-cell>
          <table:table-cell office:value-type="float" office:value="0.0244800000000396" calcext:value-type="float">
            <text:p>0.0244800000000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790999999987" calcext:value-type="float">
            <text:p>0.118790999999987</text:p>
          </table:table-cell>
          <table:table-cell office:value-type="float" office:value="0.00166600000000017" calcext:value-type="float">
            <text:p>0.001666</text:p>
          </table:table-cell>
          <table:table-cell office:value-type="float" office:value="0.419583999999986" calcext:value-type="float">
            <text:p>0.419583999999986</text:p>
          </table:table-cell>
          <table:table-cell office:value-type="float" office:value="7.09228229522705" calcext:value-type="float">
            <text:p>7.09228229522705</text:p>
          </table:table-cell>
          <table:table-cell office:value-type="float" office:value="21.085289" calcext:value-type="float">
            <text:p>21.085289</text:p>
          </table:table-cell>
          <table:table-cell office:value-type="float" office:value="0.000517999999999574" calcext:value-type="float">
            <text:p>0.000518</text:p>
          </table:table-cell>
          <table:table-cell office:value-type="float" office:value="26.318435" calcext:value-type="float">
            <text:p>26.318435</text:p>
          </table:table-cell>
          <table:table-cell office:value-type="float" office:value="1.17042099999998" calcext:value-type="float">
            <text:p>1.17042099999998</text:p>
          </table:table-cell>
          <table:table-cell office:value-type="float" office:value="0.0262250000000108" calcext:value-type="float">
            <text:p>0.026225000000011</text:p>
          </table:table-cell>
          <table:table-cell office:value-type="float" office:value="0.0777409999999463" calcext:value-type="float">
            <text:p>0.077740999999946</text:p>
          </table:table-cell>
          <table:table-cell office:value-type="float" office:value="0.0273930000000178" calcext:value-type="float">
            <text:p>0.02739300000001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563999999949" calcext:value-type="float">
            <text:p>0.115563999999949</text:p>
          </table:table-cell>
          <table:table-cell office:value-type="float" office:value="0.00164399999999887" calcext:value-type="float">
            <text:p>0.001643999999999</text:p>
          </table:table-cell>
          <table:table-cell office:value-type="float" office:value="0.22669099999996" calcext:value-type="float">
            <text:p>0.22669099999996</text:p>
          </table:table-cell>
          <table:table-cell office:value-type="float" office:value="3.15563702583313" calcext:value-type="float">
            <text:p>3.15563702583313</text:p>
          </table:table-cell>
          <table:table-cell office:value-type="float" office:value="4.96650500000004" calcext:value-type="float">
            <text:p>4.96650500000004</text:p>
          </table:table-cell>
          <table:table-cell office:value-type="float" office:value="0.000484000000028573" calcext:value-type="float">
            <text:p>0.000484000000029</text:p>
          </table:table-cell>
          <table:table-cell office:value-type="float" office:value="9.08636800000005" calcext:value-type="float">
            <text:p>9.08636800000005</text:p>
          </table:table-cell>
          <table:table-cell office:value-type="float" office:value="0.548215000000027" calcext:value-type="float">
            <text:p>0.548215000000027</text:p>
          </table:table-cell>
          <table:table-cell office:value-type="float" office:value="0.019143999999983" calcext:value-type="float">
            <text:p>0.019143999999983</text:p>
          </table:table-cell>
          <table:table-cell office:value-type="float" office:value="0.0463250000000244" calcext:value-type="float">
            <text:p>0.046325000000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9394999999997" calcext:value-type="float">
            <text:p>0.119394999999997</text:p>
          </table:table-cell>
          <table:table-cell office:value-type="float" office:value="0.00165500000002794" calcext:value-type="float">
            <text:p>0.001655000000028</text:p>
          </table:table-cell>
          <table:table-cell office:value-type="float" office:value="0.330388000000028" calcext:value-type="float">
            <text:p>0.330388000000028</text:p>
          </table:table-cell>
          <table:table-cell office:value-type="float" office:value="4.73510670661926" calcext:value-type="float">
            <text:p>4.73510670661926</text:p>
          </table:table-cell>
          <table:table-cell office:value-type="float" office:value="10.495285" calcext:value-type="float">
            <text:p>10.495285</text:p>
          </table:table-cell>
          <table:table-cell office:value-type="float" office:value="0.000494000000003325" calcext:value-type="float">
            <text:p>0.000494000000003</text:p>
          </table:table-cell>
          <table:table-cell office:value-type="float" office:value="13.464817" calcext:value-type="float">
            <text:p>13.464817</text:p>
          </table:table-cell>
          <table:table-cell office:value-type="float" office:value="0.686949000000027" calcext:value-type="float">
            <text:p>0.686949000000027</text:p>
          </table:table-cell>
          <table:table-cell office:value-type="float" office:value="0.0225979999999595" calcext:value-type="float">
            <text:p>0.02259799999996</text:p>
          </table:table-cell>
          <table:table-cell office:value-type="float" office:value="0.0695249999999419" calcext:value-type="float">
            <text:p>0.069524999999942</text:p>
          </table:table-cell>
          <table:table-cell office:value-type="float" office:value="0.0204600000000141" calcext:value-type="float">
            <text:p>0.02046000000001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893000000014" calcext:value-type="float">
            <text:p>0.118893000000014</text:p>
          </table:table-cell>
          <table:table-cell office:value-type="float" office:value="0.00164799999998877" calcext:value-type="float">
            <text:p>0.001647999999989</text:p>
          </table:table-cell>
          <table:table-cell office:value-type="float" office:value="0.370378999999957" calcext:value-type="float">
            <text:p>0.370378999999957</text:p>
          </table:table-cell>
          <table:table-cell office:value-type="float" office:value="6.01974964141846" calcext:value-type="float">
            <text:p>6.01974964141846</text:p>
          </table:table-cell>
          <table:table-cell office:value-type="float" office:value="14.124924" calcext:value-type="float">
            <text:p>14.124924</text:p>
          </table:table-cell>
          <table:table-cell office:value-type="float" office:value="0.000508000000024822" calcext:value-type="float">
            <text:p>0.000508000000025</text:p>
          </table:table-cell>
          <table:table-cell office:value-type="float" office:value="19.133172" calcext:value-type="float">
            <text:p>19.133172</text:p>
          </table:table-cell>
          <table:table-cell office:value-type="float" office:value="0.821123999999998" calcext:value-type="float">
            <text:p>0.821123999999998</text:p>
          </table:table-cell>
          <table:table-cell office:value-type="float" office:value="0.0240619999999581" calcext:value-type="float">
            <text:p>0.024061999999958</text:p>
          </table:table-cell>
          <table:table-cell office:value-type="float" office:value="0.0673199999999383" calcext:value-type="float">
            <text:p>0.067319999999938</text:p>
          </table:table-cell>
          <table:table-cell office:value-type="float" office:value="0.0239480000000185" calcext:value-type="float">
            <text:p>0.02394800000001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920299999997" calcext:value-type="float">
            <text:p>0.11920299999997</text:p>
          </table:table-cell>
          <table:table-cell office:value-type="float" office:value="0.00165900000001784" calcext:value-type="float">
            <text:p>0.001659000000018</text:p>
          </table:table-cell>
          <table:table-cell office:value-type="float" office:value="0.418630000000007" calcext:value-type="float">
            <text:p>0.418630000000007</text:p>
          </table:table-cell>
          <table:table-cell office:value-type="float" office:value="7.51022076606751" calcext:value-type="float">
            <text:p>7.51022076606751</text:p>
          </table:table-cell>
          <table:table-cell office:value-type="float" office:value="21.091882" calcext:value-type="float">
            <text:p>21.091882</text:p>
          </table:table-cell>
          <table:table-cell office:value-type="float" office:value="0.000509999999962929" calcext:value-type="float">
            <text:p>0.000509999999963</text:p>
          </table:table-cell>
          <table:table-cell office:value-type="float" office:value="26.1850880000001" calcext:value-type="float">
            <text:p>26.1850880000001</text:p>
          </table:table-cell>
          <table:table-cell office:value-type="float" office:value="1.19083799999999" calcext:value-type="float">
            <text:p>1.19083799999999</text:p>
          </table:table-cell>
          <table:table-cell office:value-type="float" office:value="0.0264459999999644" calcext:value-type="float">
            <text:p>0.026445999999964</text:p>
          </table:table-cell>
          <table:table-cell office:value-type="float" office:value="0.0765460000000076" calcext:value-type="float">
            <text:p>0.076546000000008</text:p>
          </table:table-cell>
          <table:table-cell office:value-type="float" office:value="0.0271569999999883" calcext:value-type="float">
            <text:p>0.02715699999998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6474000000039" calcext:value-type="float">
            <text:p>0.116474000000039</text:p>
          </table:table-cell>
          <table:table-cell office:value-type="float" office:value="0.00168399999995472" calcext:value-type="float">
            <text:p>0.001683999999955</text:p>
          </table:table-cell>
          <table:table-cell office:value-type="float" office:value="0.227236000000062" calcext:value-type="float">
            <text:p>0.227236000000062</text:p>
          </table:table-cell>
          <table:table-cell office:value-type="float" office:value="3.1795494556427" calcext:value-type="float">
            <text:p>3.1795494556427</text:p>
          </table:table-cell>
          <table:table-cell office:value-type="float" office:value="5.13312299999996" calcext:value-type="float">
            <text:p>5.13312299999996</text:p>
          </table:table-cell>
          <table:table-cell office:value-type="float" office:value="0.000484000000028573" calcext:value-type="float">
            <text:p>0.000484000000029</text:p>
          </table:table-cell>
          <table:table-cell office:value-type="float" office:value="9.1216300000001" calcext:value-type="float">
            <text:p>9.1216300000001</text:p>
          </table:table-cell>
          <table:table-cell office:value-type="float" office:value="0.471259999999916" calcext:value-type="float">
            <text:p>0.471259999999916</text:p>
          </table:table-cell>
          <table:table-cell office:value-type="float" office:value="0.0190089999999827" calcext:value-type="float">
            <text:p>0.019008999999983</text:p>
          </table:table-cell>
          <table:table-cell office:value-type="float" office:value="0.0468989999999394" calcext:value-type="float">
            <text:p>0.0468989999999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960000000016" calcext:value-type="float">
            <text:p>0.118960000000016</text:p>
          </table:table-cell>
          <table:table-cell office:value-type="float" office:value="0.00165600000002542" calcext:value-type="float">
            <text:p>0.001656000000025</text:p>
          </table:table-cell>
          <table:table-cell office:value-type="float" office:value="0.330189000000018" calcext:value-type="float">
            <text:p>0.330189000000018</text:p>
          </table:table-cell>
          <table:table-cell office:value-type="float" office:value="4.73116254806519" calcext:value-type="float">
            <text:p>4.73116254806519</text:p>
          </table:table-cell>
          <table:table-cell office:value-type="float" office:value="10.513911" calcext:value-type="float">
            <text:p>10.513911</text:p>
          </table:table-cell>
          <table:table-cell office:value-type="float" office:value="0.00049300000000585" calcext:value-type="float">
            <text:p>0.000493000000006</text:p>
          </table:table-cell>
          <table:table-cell office:value-type="float" office:value="13.5781079999999" calcext:value-type="float">
            <text:p>13.5781079999999</text:p>
          </table:table-cell>
          <table:table-cell office:value-type="float" office:value="0.680207999999993" calcext:value-type="float">
            <text:p>0.680207999999993</text:p>
          </table:table-cell>
          <table:table-cell office:value-type="float" office:value="0.022544000000039" calcext:value-type="float">
            <text:p>0.022544000000039</text:p>
          </table:table-cell>
          <table:table-cell office:value-type="float" office:value="0.0698540000000776" calcext:value-type="float">
            <text:p>0.069854000000078</text:p>
          </table:table-cell>
          <table:table-cell office:value-type="float" office:value="0.0204559999999674" calcext:value-type="float">
            <text:p>0.0204559999999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056000000001" calcext:value-type="float">
            <text:p>0.119056000000001</text:p>
          </table:table-cell>
          <table:table-cell office:value-type="float" office:value="0.00166000000001532" calcext:value-type="float">
            <text:p>0.001660000000015</text:p>
          </table:table-cell>
          <table:table-cell office:value-type="float" office:value="0.37360000000001" calcext:value-type="float">
            <text:p>0.37360000000001</text:p>
          </table:table-cell>
          <table:table-cell office:value-type="float" office:value="5.93938422203064" calcext:value-type="float">
            <text:p>5.93938422203064</text:p>
          </table:table-cell>
          <table:table-cell office:value-type="float" office:value="13.947864" calcext:value-type="float">
            <text:p>13.947864</text:p>
          </table:table-cell>
          <table:table-cell office:value-type="float" office:value="0.00051199999995788" calcext:value-type="float">
            <text:p>0.000511999999958</text:p>
          </table:table-cell>
          <table:table-cell office:value-type="float" office:value="19.145071" calcext:value-type="float">
            <text:p>19.145071</text:p>
          </table:table-cell>
          <table:table-cell office:value-type="float" office:value="0.824998999999934" calcext:value-type="float">
            <text:p>0.824998999999934</text:p>
          </table:table-cell>
          <table:table-cell office:value-type="float" office:value="0.0241240000000289" calcext:value-type="float">
            <text:p>0.024124000000029</text:p>
          </table:table-cell>
          <table:table-cell office:value-type="float" office:value="0.0673830000000635" calcext:value-type="float">
            <text:p>0.067383000000064</text:p>
          </table:table-cell>
          <table:table-cell office:value-type="float" office:value="0.0240269999999327" calcext:value-type="float">
            <text:p>0.02402699999993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769000000043" calcext:value-type="float">
            <text:p>0.118769000000043</text:p>
          </table:table-cell>
          <table:table-cell office:value-type="float" office:value="0.00164200000006076" calcext:value-type="float">
            <text:p>0.001642000000061</text:p>
          </table:table-cell>
          <table:table-cell office:value-type="float" office:value="0.414916000000062" calcext:value-type="float">
            <text:p>0.414916000000062</text:p>
          </table:table-cell>
          <table:table-cell office:value-type="float" office:value="7.5405547618866" calcext:value-type="float">
            <text:p>7.5405547618866</text:p>
          </table:table-cell>
          <table:table-cell office:value-type="float" office:value="21.131367" calcext:value-type="float">
            <text:p>21.131367</text:p>
          </table:table-cell>
          <table:table-cell office:value-type="float" office:value="0.00050700000008419" calcext:value-type="float">
            <text:p>0.000507000000084</text:p>
          </table:table-cell>
          <table:table-cell office:value-type="float" office:value="26.423458" calcext:value-type="float">
            <text:p>26.423458</text:p>
          </table:table-cell>
          <table:table-cell office:value-type="float" office:value="1.09593200000006" calcext:value-type="float">
            <text:p>1.09593200000006</text:p>
          </table:table-cell>
          <table:table-cell office:value-type="float" office:value="0.0264019999999618" calcext:value-type="float">
            <text:p>0.026401999999962</text:p>
          </table:table-cell>
          <table:table-cell office:value-type="float" office:value="0.0762840000001006" calcext:value-type="float">
            <text:p>0.076284000000101</text:p>
          </table:table-cell>
          <table:table-cell office:value-type="float" office:value="0.0276869999999008" calcext:value-type="float">
            <text:p>0.0276869999999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0];[.C24];[.C28];[.C32];[.C36];[.C40])" office:value-type="float" office:value="0.12777899999999" calcext:value-type="float">
            <text:p>0.12777899999999</text:p>
          </table:table-cell>
          <table:table-cell table:style-name="ce3" table:formula="of:=AVERAGE([.D20];[.D24];[.D28];[.D32];[.D36];[.D40])" office:value-type="float" office:value="0.00168300000001409" calcext:value-type="float">
            <text:p>0.001683000000014</text:p>
          </table:table-cell>
          <table:table-cell table:style-name="ce3" table:formula="of:=AVERAGE([.E20];[.E24];[.E28];[.E32];[.E36];[.E40])" office:value-type="float" office:value="0.227284666666667" calcext:value-type="float">
            <text:p>0.227284666666667</text:p>
          </table:table-cell>
          <table:table-cell table:style-name="ce3" table:formula="of:=AVERAGE([.F20];[.F24];[.F28];[.F32];[.F36];[.F40])" office:value-type="float" office:value="3.13169268767039" calcext:value-type="float">
            <text:p>3.13169268767039</text:p>
          </table:table-cell>
          <table:table-cell table:style-name="ce3" table:formula="of:=AVERAGE([.G20];[.G24];[.G28];[.G32];[.G36];[.G40])" office:value-type="float" office:value="5.026746" calcext:value-type="float">
            <text:p>5.026746</text:p>
          </table:table-cell>
          <table:table-cell table:style-name="ce3" table:formula="of:=AVERAGE([.H20];[.H24];[.H28];[.H32];[.H36];[.H40])" office:value-type="float" office:value="0.000501333333360776" calcext:value-type="float">
            <text:p>0.000501333333361</text:p>
          </table:table-cell>
          <table:table-cell table:style-name="ce3" table:formula="of:=AVERAGE([.I20];[.I24];[.I28];[.I32];[.I36];[.I40])" office:value-type="float" office:value="9.0694776666667" calcext:value-type="float">
            <text:p>9.0694776666667</text:p>
          </table:table-cell>
          <table:table-cell table:style-name="ce3" table:formula="of:=AVERAGE([.J20];[.J24];[.J28];[.J32];[.J36];[.J40])" office:value-type="float" office:value="0.511059333333317" calcext:value-type="float">
            <text:p>0.511059333333317</text:p>
          </table:table-cell>
          <table:table-cell table:style-name="ce3" table:formula="of:=AVERAGE([.K20];[.K24];[.K28];[.K32];[.K36];[.K40])" office:value-type="float" office:value="0.0189601666666543" calcext:value-type="float">
            <text:p>0.018960166666654</text:p>
          </table:table-cell>
          <table:table-cell table:style-name="ce3" table:formula="of:=AVERAGE([.L20];[.L24];[.L28];[.L32];[.L36];[.L40])" office:value-type="float" office:value="0.0467200000000029" calcext:value-type="float">
            <text:p>0.046720000000003</text:p>
          </table:table-cell>
          <table:table-cell table:style-name="ce3" table:formula="of:=AVERAGE([.M20];[.M24];[.M28];[.M32];[.M36];[.M40])" office:value-type="float" office:value="0" calcext:value-type="float">
            <text:p>0</text:p>
          </table:table-cell>
          <table:table-cell table:style-name="ce3" table:formula="of:=AVERAGE([.N20];[.N24];[.N28];[.N32];[.N36];[.N40])" office:value-type="float" office:value="0" calcext:value-type="float">
            <text:p>0</text:p>
          </table:table-cell>
          <table:table-cell table:style-name="ce4" table:formula="of:=SUM([.C44:.N44])" office:value-type="float" office:value="18.1619038543371" calcext:value-type="float">
            <text:p>18.161903854337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1];[.C25];[.C29];[.C33];[.C37];[.C41])" office:value-type="float" office:value="0.11977983333334" calcext:value-type="float">
            <text:p>0.11977983333334</text:p>
          </table:table-cell>
          <table:table-cell table:style-name="ce3" table:formula="of:=AVERAGE([.D21];[.D25];[.D29];[.D33];[.D37];[.D41])" office:value-type="float" office:value="0.00167683333334878" calcext:value-type="float">
            <text:p>0.001676833333349</text:p>
          </table:table-cell>
          <table:table-cell table:style-name="ce3" table:formula="of:=AVERAGE([.E21];[.E25];[.E29];[.E33];[.E37];[.E41])" office:value-type="float" office:value="0.331361500000019" calcext:value-type="float">
            <text:p>0.331361500000019</text:p>
          </table:table-cell>
          <table:table-cell table:style-name="ce3" table:formula="of:=AVERAGE([.F21];[.F25];[.F29];[.F33];[.F37];[.F41])" office:value-type="float" office:value="4.71777065594991" calcext:value-type="float">
            <text:p>4.71777065594991</text:p>
          </table:table-cell>
          <table:table-cell table:style-name="ce3" table:formula="of:=AVERAGE([.G21];[.G25];[.G29];[.G33];[.G37];[.G41])" office:value-type="float" office:value="10.5218611666667" calcext:value-type="float">
            <text:p>10.5218611666667</text:p>
          </table:table-cell>
          <table:table-cell table:style-name="ce3" table:formula="of:=AVERAGE([.H21];[.H25];[.H29];[.H33];[.H37];[.H41])" office:value-type="float" office:value="0.000508833333308682" calcext:value-type="float">
            <text:p>0.000508833333309</text:p>
          </table:table-cell>
          <table:table-cell table:style-name="ce3" table:formula="of:=AVERAGE([.I21];[.I25];[.I29];[.I33];[.I37];[.I41])" office:value-type="float" office:value="13.474334" calcext:value-type="float">
            <text:p>13.474334</text:p>
          </table:table-cell>
          <table:table-cell table:style-name="ce3" table:formula="of:=AVERAGE([.J21];[.J25];[.J29];[.J33];[.J37];[.J41])" office:value-type="float" office:value="0.697006666666672" calcext:value-type="float">
            <text:p>0.697006666666672</text:p>
          </table:table-cell>
          <table:table-cell table:style-name="ce3" table:formula="of:=AVERAGE([.K21];[.K25];[.K29];[.K33];[.K37];[.K41])" office:value-type="float" office:value="0.0226133333333109" calcext:value-type="float">
            <text:p>0.022613333333311</text:p>
          </table:table-cell>
          <table:table-cell table:style-name="ce3" table:formula="of:=AVERAGE([.L21];[.L25];[.L29];[.L33];[.L37];[.L41])" office:value-type="float" office:value="0.0704494999999762" calcext:value-type="float">
            <text:p>0.070449499999976</text:p>
          </table:table-cell>
          <table:table-cell table:style-name="ce3" table:formula="of:=AVERAGE([.M21];[.M25];[.M29];[.M33];[.M37];[.M41])" office:value-type="float" office:value="0.0204936666666811" calcext:value-type="float">
            <text:p>0.020493666666681</text:p>
          </table:table-cell>
          <table:table-cell table:style-name="ce3" table:formula="of:=AVERAGE([.N21];[.N25];[.N29];[.N33];[.N37];[.N41])" office:value-type="float" office:value="0" calcext:value-type="float">
            <text:p>0</text:p>
          </table:table-cell>
          <table:table-cell table:style-name="ce4" table:formula="of:=SUM([.C45:.N45])" office:value-type="float" office:value="29.9778559892832" calcext:value-type="float">
            <text:p>29.9778559892832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2];[.C26];[.C30];[.C34];[.C38];[.C42])" office:value-type="float" office:value="0.119779500000002" calcext:value-type="float">
            <text:p>0.119779500000002</text:p>
          </table:table-cell>
          <table:table-cell table:style-name="ce3" table:formula="of:=AVERAGE([.D22];[.D26];[.D30];[.D34];[.D38];[.D42])" office:value-type="float" office:value="0.0016766666666778" calcext:value-type="float">
            <text:p>0.001676666666678</text:p>
          </table:table-cell>
          <table:table-cell table:style-name="ce3" table:formula="of:=AVERAGE([.E22];[.E26];[.E30];[.E34];[.E38];[.E42])" office:value-type="float" office:value="0.373427499999991" calcext:value-type="float">
            <text:p>0.373427499999991</text:p>
          </table:table-cell>
          <table:table-cell table:style-name="ce3" table:formula="of:=AVERAGE([.F22];[.F26];[.F30];[.F34];[.F38];[.F42])" office:value-type="float" office:value="5.94755331675212" calcext:value-type="float">
            <text:p>5.94755331675212</text:p>
          </table:table-cell>
          <table:table-cell table:style-name="ce3" table:formula="of:=AVERAGE([.G22];[.G26];[.G30];[.G34];[.G38];[.G42])" office:value-type="float" office:value="14.0933563333333" calcext:value-type="float">
            <text:p>14.0933563333333</text:p>
          </table:table-cell>
          <table:table-cell table:style-name="ce3" table:formula="of:=AVERAGE([.H22];[.H26];[.H30];[.H34];[.H38];[.H42])" office:value-type="float" office:value="0.000508999999993876" calcext:value-type="float">
            <text:p>0.000508999999994</text:p>
          </table:table-cell>
          <table:table-cell table:style-name="ce3" table:formula="of:=AVERAGE([.I22];[.I26];[.I30];[.I34];[.I38];[.I42])" office:value-type="float" office:value="19.113237" calcext:value-type="float">
            <text:p>19.113237</text:p>
          </table:table-cell>
          <table:table-cell table:style-name="ce3" table:formula="of:=AVERAGE([.J22];[.J26];[.J30];[.J34];[.J38];[.J42])" office:value-type="float" office:value="0.834818500000002" calcext:value-type="float">
            <text:p>0.834818500000002</text:p>
          </table:table-cell>
          <table:table-cell table:style-name="ce3" table:formula="of:=AVERAGE([.K22];[.K26];[.K30];[.K34];[.K38];[.K42])" office:value-type="float" office:value="0.024184666666675" calcext:value-type="float">
            <text:p>0.024184666666675</text:p>
          </table:table-cell>
          <table:table-cell table:style-name="ce3" table:formula="of:=AVERAGE([.L22];[.L26];[.L30];[.L34];[.L38];[.L42])" office:value-type="float" office:value="0.0679868333333218" calcext:value-type="float">
            <text:p>0.067986833333322</text:p>
          </table:table-cell>
          <table:table-cell table:style-name="ce3" table:formula="of:=AVERAGE([.M22];[.M26];[.M30];[.M34];[.M38];[.M42])" office:value-type="float" office:value="0.0241196666666686" calcext:value-type="float">
            <text:p>0.024119666666669</text:p>
          </table:table-cell>
          <table:table-cell table:style-name="ce3" table:formula="of:=AVERAGE([.N22];[.N26];[.N30];[.N34];[.N38];[.N42])" office:value-type="float" office:value="0" calcext:value-type="float">
            <text:p>0</text:p>
          </table:table-cell>
          <table:table-cell table:style-name="ce4" table:formula="of:=SUM([.C46:.N46])" office:value-type="float" office:value="40.6006489834188" calcext:value-type="float">
            <text:p>40.600648983418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3];[.C27];[.C31];[.C35];[.C39];[.C43])" office:value-type="float" office:value="0.119703666666661" calcext:value-type="float">
            <text:p>0.119703666666661</text:p>
          </table:table-cell>
          <table:table-cell table:style-name="ce3" table:formula="of:=AVERAGE([.D23];[.D27];[.D31];[.D35];[.D39];[.D43])" office:value-type="float" office:value="0.00167500000001534" calcext:value-type="float">
            <text:p>0.001675000000015</text:p>
          </table:table-cell>
          <table:table-cell table:style-name="ce3" table:formula="of:=AVERAGE([.E23];[.E27];[.E31];[.E35];[.E39];[.E43])" office:value-type="float" office:value="0.419286" calcext:value-type="float">
            <text:p>0.419286</text:p>
          </table:table-cell>
          <table:table-cell table:style-name="ce3" table:formula="of:=AVERAGE([.F23];[.F27];[.F31];[.F35];[.F39];[.F43])" office:value-type="float" office:value="7.4503143231074" calcext:value-type="float">
            <text:p>7.4503143231074</text:p>
          </table:table-cell>
          <table:table-cell table:style-name="ce3" table:formula="of:=AVERAGE([.G23];[.G27];[.G31];[.G35];[.G39];[.G43])" office:value-type="float" office:value="21.1463916666667" calcext:value-type="float">
            <text:p>21.1463916666667</text:p>
          </table:table-cell>
          <table:table-cell table:style-name="ce3" table:formula="of:=AVERAGE([.H23];[.H27];[.H31];[.H35];[.H39];[.H43])" office:value-type="float" office:value="0.000511666666691705" calcext:value-type="float">
            <text:p>0.000511666666692</text:p>
          </table:table-cell>
          <table:table-cell table:style-name="ce3" table:formula="of:=AVERAGE([.I23];[.I27];[.I31];[.I35];[.I39];[.I43])" office:value-type="float" office:value="26.214018" calcext:value-type="float">
            <text:p>26.214018</text:p>
          </table:table-cell>
          <table:table-cell table:style-name="ce3" table:formula="of:=AVERAGE([.J23];[.J27];[.J31];[.J35];[.J39];[.J43])" office:value-type="float" office:value="1.144758" calcext:value-type="float">
            <text:p>1.144758</text:p>
          </table:table-cell>
          <table:table-cell table:style-name="ce3" table:formula="of:=AVERAGE([.K23];[.K27];[.K31];[.K35];[.K39];[.K43])" office:value-type="float" office:value="0.0418136666666649" calcext:value-type="float">
            <text:p>0.041813666666665</text:p>
          </table:table-cell>
          <table:table-cell table:style-name="ce3" table:formula="of:=AVERAGE([.L23];[.L27];[.L31];[.L35];[.L39];[.L43])" office:value-type="float" office:value="0.0775670000000067" calcext:value-type="float">
            <text:p>0.077567000000007</text:p>
          </table:table-cell>
          <table:table-cell table:style-name="ce3" table:formula="of:=AVERAGE([.M23];[.M27];[.M31];[.M35];[.M39];[.M43])" office:value-type="float" office:value="0.0275581666666558" calcext:value-type="float">
            <text:p>0.027558166666656</text:p>
          </table:table-cell>
          <table:table-cell table:style-name="ce3" table:formula="of:=AVERAGE([.N23];[.N27];[.N31];[.N35];[.N39];[.N43])" office:value-type="float" office:value="0" calcext:value-type="float">
            <text:p>0</text:p>
          </table:table-cell>
          <table:table-cell table:style-name="ce4" table:formula="of:=SUM([.C47:.N47])" office:value-type="float" office:value="56.6435971564408" calcext:value-type="float">
            <text:p>56.6435971564408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44:.C47])" office:value-type="float" office:value="0.487041999999993" calcext:value-type="float">
            <text:p>0.487041999999993</text:p>
          </table:table-cell>
          <table:table-cell table:style-name="ce1" table:formula="of:=SUM([.D44:.D47])" office:value-type="float" office:value="0.00671150000005601" calcext:value-type="float">
            <text:p>0.006711500000056</text:p>
          </table:table-cell>
          <table:table-cell table:style-name="ce1" table:formula="of:=SUM([.E44:.E47])" office:value-type="float" office:value="1.35135966666668" calcext:value-type="float">
            <text:p>1.35135966666668</text:p>
          </table:table-cell>
          <table:table-cell table:style-name="ce1" table:formula="of:=SUM([.F44:.F47])" office:value-type="float" office:value="21.2473309834798" calcext:value-type="float">
            <text:p>21.2473309834798</text:p>
          </table:table-cell>
          <table:table-cell table:style-name="ce1" table:formula="of:=SUM([.G44:.G47])" office:value-type="float" office:value="50.7883551666667" calcext:value-type="float">
            <text:p>50.7883551666667</text:p>
          </table:table-cell>
          <table:table-cell table:style-name="ce1" table:formula="of:=SUM([.H44:.H47])" office:value-type="float" office:value="0.00203083333335504" calcext:value-type="float">
            <text:p>0.002030833333355</text:p>
          </table:table-cell>
          <table:table-cell table:style-name="ce1" table:formula="of:=SUM([.I44:.I47])" office:value-type="float" office:value="67.8710666666667" calcext:value-type="float">
            <text:p>67.8710666666667</text:p>
          </table:table-cell>
          <table:table-cell table:style-name="ce1" table:formula="of:=SUM([.J44:.J47])" office:value-type="float" office:value="3.18764249999999" calcext:value-type="float">
            <text:p>3.18764249999999</text:p>
          </table:table-cell>
          <table:table-cell table:style-name="ce1" table:formula="of:=SUM([.K44:.K47])" office:value-type="float" office:value="0.107571833333305" calcext:value-type="float">
            <text:p>0.107571833333305</text:p>
          </table:table-cell>
          <table:table-cell table:style-name="ce1" table:formula="of:=SUM([.L44:.L47])" office:value-type="float" office:value="0.262723333333308" calcext:value-type="float">
            <text:p>0.262723333333308</text:p>
          </table:table-cell>
          <table:table-cell table:style-name="ce1" table:formula="of:=SUM([.M44:.M47])" office:value-type="float" office:value="0.0721715000000055" calcext:value-type="float">
            <text:p>0.072171500000006</text:p>
          </table:table-cell>
          <table:table-cell table:style-name="ce1" table:formula="of:=SUM([.N44:.N47])" office:value-type="float" office:value="0" calcext:value-type="float">
            <text:p>0</text:p>
          </table:table-cell>
          <table:table-cell table:style-name="ce1" table:formula="of:=SUM([.C48:.N48])" office:value-type="float" office:value="145.38400598348" calcext:value-type="float">
            <text:p>145.3840059834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7924000000016" calcext:value-type="float">
            <text:p>0.117924000000016</text:p>
          </table:table-cell>
          <table:table-cell office:value-type="float" office:value="0.00167199999998502" calcext:value-type="float">
            <text:p>0.001671999999985</text:p>
          </table:table-cell>
          <table:table-cell office:value-type="float" office:value="0.227147000000059" calcext:value-type="float">
            <text:p>0.227147000000059</text:p>
          </table:table-cell>
          <table:table-cell office:value-type="float" office:value="3.08088397979736" calcext:value-type="float">
            <text:p>3.08088397979736</text:p>
          </table:table-cell>
          <table:table-cell office:value-type="float" office:value="4.995587" calcext:value-type="float">
            <text:p>4.995587</text:p>
          </table:table-cell>
          <table:table-cell office:value-type="float" office:value="0.000505999999973028" calcext:value-type="float">
            <text:p>0.000505999999973</text:p>
          </table:table-cell>
          <table:table-cell office:value-type="float" office:value="9.05069200000014" calcext:value-type="float">
            <text:p>9.05069200000014</text:p>
          </table:table-cell>
          <table:table-cell office:value-type="float" office:value="0.467041999999992" calcext:value-type="float">
            <text:p>0.467041999999992</text:p>
          </table:table-cell>
          <table:table-cell office:value-type="float" office:value="0.0189840000000459" calcext:value-type="float">
            <text:p>0.018984000000046</text:p>
          </table:table-cell>
          <table:table-cell office:value-type="float" office:value="0.0668630000000121" calcext:value-type="float">
            <text:p>0.066863000000012</text:p>
          </table:table-cell>
          <table:table-cell office:value-type="float" office:value="0" calcext:value-type="float">
            <text:p>0</text:p>
          </table:table-cell>
          <table:table-cell office:value-type="float" office:value="0.00783400000000256" calcext:value-type="float">
            <text:p>0.00783400000000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0743999999831" calcext:value-type="float">
            <text:p>0.120743999999831</text:p>
          </table:table-cell>
          <table:table-cell office:value-type="float" office:value="0.00171199999999772" calcext:value-type="float">
            <text:p>0.001711999999998</text:p>
          </table:table-cell>
          <table:table-cell office:value-type="float" office:value="0.237214999999878" calcext:value-type="float">
            <text:p>0.237214999999878</text:p>
          </table:table-cell>
          <table:table-cell office:value-type="float" office:value="3.16339898109436" calcext:value-type="float">
            <text:p>3.16339898109436</text:p>
          </table:table-cell>
          <table:table-cell office:value-type="float" office:value="5.10873300000003" calcext:value-type="float">
            <text:p>5.10873300000003</text:p>
          </table:table-cell>
          <table:table-cell office:value-type="float" office:value="0.000438999999914813" calcext:value-type="float">
            <text:p>0.000438999999915</text:p>
          </table:table-cell>
          <table:table-cell office:value-type="float" office:value="9.29974300000004" calcext:value-type="float">
            <text:p>9.29974300000004</text:p>
          </table:table-cell>
          <table:table-cell office:value-type="float" office:value="0.439759999999978" calcext:value-type="float">
            <text:p>0.439759999999978</text:p>
          </table:table-cell>
          <table:table-cell office:value-type="float" office:value="0.0192270000000008" calcext:value-type="float">
            <text:p>0.019227000000001</text:p>
          </table:table-cell>
          <table:table-cell office:value-type="float" office:value="0.0715720000000601" calcext:value-type="float">
            <text:p>0.07157200000006</text:p>
          </table:table-cell>
          <table:table-cell office:value-type="float" office:value="0" calcext:value-type="float">
            <text:p>0</text:p>
          </table:table-cell>
          <table:table-cell office:value-type="float" office:value="0.0150129999999535" calcext:value-type="float">
            <text:p>0.015012999999954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1165000000019" calcext:value-type="float">
            <text:p>0.121165000000019</text:p>
          </table:table-cell>
          <table:table-cell office:value-type="float" office:value="0.00169599999981074" calcext:value-type="float">
            <text:p>0.001695999999811</text:p>
          </table:table-cell>
          <table:table-cell office:value-type="float" office:value="0.240620999999919" calcext:value-type="float">
            <text:p>0.240620999999919</text:p>
          </table:table-cell>
          <table:table-cell office:value-type="float" office:value="3.2738995552063" calcext:value-type="float">
            <text:p>3.2738995552063</text:p>
          </table:table-cell>
          <table:table-cell office:value-type="float" office:value="4.750855" calcext:value-type="float">
            <text:p>4.750855</text:p>
          </table:table-cell>
          <table:table-cell office:value-type="float" office:value="0.000488000000132161" calcext:value-type="float">
            <text:p>0.000488000000132</text:p>
          </table:table-cell>
          <table:table-cell office:value-type="float" office:value="6.6056880000001" calcext:value-type="float">
            <text:p>6.6056880000001</text:p>
          </table:table-cell>
          <table:table-cell office:value-type="float" office:value="0.449194999999918" calcext:value-type="float">
            <text:p>0.449194999999918</text:p>
          </table:table-cell>
          <table:table-cell office:value-type="float" office:value="0.0197249999998803" calcext:value-type="float">
            <text:p>0.01972499999988</text:p>
          </table:table-cell>
          <table:table-cell office:value-type="float" office:value="0.0684960000000956" calcext:value-type="float">
            <text:p>0.068496000000096</text:p>
          </table:table-cell>
          <table:table-cell office:value-type="float" office:value="0" calcext:value-type="float">
            <text:p>0</text:p>
          </table:table-cell>
          <table:table-cell office:value-type="float" office:value="0.0209279999999126" calcext:value-type="float">
            <text:p>0.02092799999991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548000000099" calcext:value-type="float">
            <text:p>0.120548000000099</text:p>
          </table:table-cell>
          <table:table-cell office:value-type="float" office:value="0.00170200000002296" calcext:value-type="float">
            <text:p>0.001702000000023</text:p>
          </table:table-cell>
          <table:table-cell office:value-type="float" office:value="0.229855000000043" calcext:value-type="float">
            <text:p>0.229855000000043</text:p>
          </table:table-cell>
          <table:table-cell office:value-type="float" office:value="3.40692615509033" calcext:value-type="float">
            <text:p>3.40692615509033</text:p>
          </table:table-cell>
          <table:table-cell office:value-type="float" office:value="6.10037000000011" calcext:value-type="float">
            <text:p>6.10037000000011</text:p>
          </table:table-cell>
          <table:table-cell office:value-type="float" office:value="0.000506999999970503" calcext:value-type="float">
            <text:p>0.000506999999971</text:p>
          </table:table-cell>
          <table:table-cell office:value-type="float" office:value="7.11444699999993" calcext:value-type="float">
            <text:p>7.11444699999993</text:p>
          </table:table-cell>
          <table:table-cell office:value-type="float" office:value="0.487409000000071" calcext:value-type="float">
            <text:p>0.487409000000071</text:p>
          </table:table-cell>
          <table:table-cell office:value-type="float" office:value="0.0190930000001117" calcext:value-type="float">
            <text:p>0.019093000000112</text:p>
          </table:table-cell>
          <table:table-cell office:value-type="float" office:value="0.0653600000000552" calcext:value-type="float">
            <text:p>0.065360000000055</text:p>
          </table:table-cell>
          <table:table-cell office:value-type="float" office:value="0" calcext:value-type="float">
            <text:p>0</text:p>
          </table:table-cell>
          <table:table-cell office:value-type="float" office:value="0.0266870000000381" calcext:value-type="float">
            <text:p>0.026687000000038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022000000134" calcext:value-type="float">
            <text:p>0.117022000000134</text:p>
          </table:table-cell>
          <table:table-cell office:value-type="float" office:value="0.00170699999989665" calcext:value-type="float">
            <text:p>0.001706999999897</text:p>
          </table:table-cell>
          <table:table-cell office:value-type="float" office:value="0.228315000000066" calcext:value-type="float">
            <text:p>0.228315000000066</text:p>
          </table:table-cell>
          <table:table-cell office:value-type="float" office:value="3.08994483947754" calcext:value-type="float">
            <text:p>3.08994483947754</text:p>
          </table:table-cell>
          <table:table-cell office:value-type="float" office:value="5.02982599999996" calcext:value-type="float">
            <text:p>5.02982599999996</text:p>
          </table:table-cell>
          <table:table-cell office:value-type="float" office:value="0.000514999999950305" calcext:value-type="float">
            <text:p>0.00051499999995</text:p>
          </table:table-cell>
          <table:table-cell office:value-type="float" office:value="9.01928900000007" calcext:value-type="float">
            <text:p>9.01928900000007</text:p>
          </table:table-cell>
          <table:table-cell office:value-type="float" office:value="0.472218000000112" calcext:value-type="float">
            <text:p>0.472218000000112</text:p>
          </table:table-cell>
          <table:table-cell office:value-type="float" office:value="0.0195510000000922" calcext:value-type="float">
            <text:p>0.019551000000092</text:p>
          </table:table-cell>
          <table:table-cell office:value-type="float" office:value="0.0673350000001847" calcext:value-type="float">
            <text:p>0.067335000000185</text:p>
          </table:table-cell>
          <table:table-cell office:value-type="float" office:value="0" calcext:value-type="float">
            <text:p>0</text:p>
          </table:table-cell>
          <table:table-cell office:value-type="float" office:value="0.00789399999985108" calcext:value-type="float">
            <text:p>0.007893999999851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20177999999896" calcext:value-type="float">
            <text:p>0.120177999999896</text:p>
          </table:table-cell>
          <table:table-cell office:value-type="float" office:value="0.00171399999999267" calcext:value-type="float">
            <text:p>0.001713999999993</text:p>
          </table:table-cell>
          <table:table-cell office:value-type="float" office:value="0.23773499999993" calcext:value-type="float">
            <text:p>0.23773499999993</text:p>
          </table:table-cell>
          <table:table-cell office:value-type="float" office:value="3.30609321594238" calcext:value-type="float">
            <text:p>3.30609321594238</text:p>
          </table:table-cell>
          <table:table-cell office:value-type="float" office:value="5.06549999999993" calcext:value-type="float">
            <text:p>5.06549999999993</text:p>
          </table:table-cell>
          <table:table-cell office:value-type="float" office:value="0.000442999999904714" calcext:value-type="float">
            <text:p>0.000442999999905</text:p>
          </table:table-cell>
          <table:table-cell office:value-type="float" office:value="9.28441499999985" calcext:value-type="float">
            <text:p>9.28441499999985</text:p>
          </table:table-cell>
          <table:table-cell office:value-type="float" office:value="0.443082999999888" calcext:value-type="float">
            <text:p>0.443082999999888</text:p>
          </table:table-cell>
          <table:table-cell office:value-type="float" office:value="0.0195059999998648" calcext:value-type="float">
            <text:p>0.019505999999865</text:p>
          </table:table-cell>
          <table:table-cell office:value-type="float" office:value="0.0720410000001266" calcext:value-type="float">
            <text:p>0.072041000000127</text:p>
          </table:table-cell>
          <table:table-cell office:value-type="float" office:value="0" calcext:value-type="float">
            <text:p>0</text:p>
          </table:table-cell>
          <table:table-cell office:value-type="float" office:value="0.0152709999999843" calcext:value-type="float">
            <text:p>0.015270999999984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901999999887" calcext:value-type="float">
            <text:p>0.120901999999887</text:p>
          </table:table-cell>
          <table:table-cell office:value-type="float" office:value="0.00170100000013917" calcext:value-type="float">
            <text:p>0.001701000000139</text:p>
          </table:table-cell>
          <table:table-cell office:value-type="float" office:value="0.238544000000047" calcext:value-type="float">
            <text:p>0.238544000000047</text:p>
          </table:table-cell>
          <table:table-cell office:value-type="float" office:value="3.2576961517334" calcext:value-type="float">
            <text:p>3.2576961517334</text:p>
          </table:table-cell>
          <table:table-cell office:value-type="float" office:value="4.75432799999999" calcext:value-type="float">
            <text:p>4.75432799999999</text:p>
          </table:table-cell>
          <table:table-cell office:value-type="float" office:value="0.00049300000000585" calcext:value-type="float">
            <text:p>0.000493000000006</text:p>
          </table:table-cell>
          <table:table-cell office:value-type="float" office:value="6.61855800000012" calcext:value-type="float">
            <text:p>6.61855800000012</text:p>
          </table:table-cell>
          <table:table-cell office:value-type="float" office:value="0.44952400000011" calcext:value-type="float">
            <text:p>0.44952400000011</text:p>
          </table:table-cell>
          <table:table-cell office:value-type="float" office:value="0.0194899999999052" calcext:value-type="float">
            <text:p>0.019489999999905</text:p>
          </table:table-cell>
          <table:table-cell office:value-type="float" office:value="0.0681770000001052" calcext:value-type="float">
            <text:p>0.068177000000105</text:p>
          </table:table-cell>
          <table:table-cell office:value-type="float" office:value="0" calcext:value-type="float">
            <text:p>0</text:p>
          </table:table-cell>
          <table:table-cell office:value-type="float" office:value="0.0213369999999031" calcext:value-type="float">
            <text:p>0.021336999999903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362999999998" calcext:value-type="float">
            <text:p>0.120362999999998</text:p>
          </table:table-cell>
          <table:table-cell office:value-type="float" office:value="0.00169500000015432" calcext:value-type="float">
            <text:p>0.001695000000154</text:p>
          </table:table-cell>
          <table:table-cell office:value-type="float" office:value="0.230207999999948" calcext:value-type="float">
            <text:p>0.230207999999948</text:p>
          </table:table-cell>
          <table:table-cell office:value-type="float" office:value="3.44280505180359" calcext:value-type="float">
            <text:p>3.44280505180359</text:p>
          </table:table-cell>
          <table:table-cell office:value-type="float" office:value="6.10683200000017" calcext:value-type="float">
            <text:p>6.10683200000017</text:p>
          </table:table-cell>
          <table:table-cell office:value-type="float" office:value="0.000506999999970503" calcext:value-type="float">
            <text:p>0.000506999999971</text:p>
          </table:table-cell>
          <table:table-cell office:value-type="float" office:value="7.10495000000014" calcext:value-type="float">
            <text:p>7.10495000000014</text:p>
          </table:table-cell>
          <table:table-cell office:value-type="float" office:value="0.487691999999924" calcext:value-type="float">
            <text:p>0.487691999999924</text:p>
          </table:table-cell>
          <table:table-cell office:value-type="float" office:value="0.0191740000000209" calcext:value-type="float">
            <text:p>0.019174000000021</text:p>
          </table:table-cell>
          <table:table-cell office:value-type="float" office:value="0.065766000000167" calcext:value-type="float">
            <text:p>0.065766000000167</text:p>
          </table:table-cell>
          <table:table-cell office:value-type="float" office:value="0" calcext:value-type="float">
            <text:p>0</text:p>
          </table:table-cell>
          <table:table-cell office:value-type="float" office:value="0.0268949999999677" calcext:value-type="float">
            <text:p>0.02689499999996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643999999927" calcext:value-type="float">
            <text:p>0.117643999999927</text:p>
          </table:table-cell>
          <table:table-cell office:value-type="float" office:value="0.00171799999998257" calcext:value-type="float">
            <text:p>0.001717999999983</text:p>
          </table:table-cell>
          <table:table-cell office:value-type="float" office:value="0.228563000000122" calcext:value-type="float">
            <text:p>0.228563000000122</text:p>
          </table:table-cell>
          <table:table-cell office:value-type="float" office:value="3.14838981628418" calcext:value-type="float">
            <text:p>3.14838981628418</text:p>
          </table:table-cell>
          <table:table-cell office:value-type="float" office:value="5.03767400000015" calcext:value-type="float">
            <text:p>5.03767400000015</text:p>
          </table:table-cell>
          <table:table-cell office:value-type="float" office:value="0.000533000000132233" calcext:value-type="float">
            <text:p>0.000533000000132</text:p>
          </table:table-cell>
          <table:table-cell office:value-type="float" office:value="9.01889600000004" calcext:value-type="float">
            <text:p>9.01889600000004</text:p>
          </table:table-cell>
          <table:table-cell office:value-type="float" office:value="0.472344000000021" calcext:value-type="float">
            <text:p>0.472344000000021</text:p>
          </table:table-cell>
          <table:table-cell office:value-type="float" office:value="0.019514000000072" calcext:value-type="float">
            <text:p>0.019514000000072</text:p>
          </table:table-cell>
          <table:table-cell office:value-type="float" office:value="0.0669080000000122" calcext:value-type="float">
            <text:p>0.066908000000012</text:p>
          </table:table-cell>
          <table:table-cell office:value-type="float" office:value="0" calcext:value-type="float">
            <text:p>0</text:p>
          </table:table-cell>
          <table:table-cell office:value-type="float" office:value="0.00788499999998749" calcext:value-type="float">
            <text:p>0.007884999999987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063000000073" calcext:value-type="float">
            <text:p>0.120063000000073</text:p>
          </table:table-cell>
          <table:table-cell office:value-type="float" office:value="0.00170800000000781" calcext:value-type="float">
            <text:p>0.001708000000008</text:p>
          </table:table-cell>
          <table:table-cell office:value-type="float" office:value="0.23763699999995" calcext:value-type="float">
            <text:p>0.23763699999995</text:p>
          </table:table-cell>
          <table:table-cell office:value-type="float" office:value="3.26459646224976" calcext:value-type="float">
            <text:p>3.26459646224976</text:p>
          </table:table-cell>
          <table:table-cell office:value-type="float" office:value="5.08668000000012" calcext:value-type="float">
            <text:p>5.08668000000012</text:p>
          </table:table-cell>
          <table:table-cell office:value-type="float" office:value="0.000442999999904714" calcext:value-type="float">
            <text:p>0.000442999999905</text:p>
          </table:table-cell>
          <table:table-cell office:value-type="float" office:value="9.29465200000004" calcext:value-type="float">
            <text:p>9.29465200000004</text:p>
          </table:table-cell>
          <table:table-cell office:value-type="float" office:value="0.444512999999915" calcext:value-type="float">
            <text:p>0.444512999999915</text:p>
          </table:table-cell>
          <table:table-cell office:value-type="float" office:value="0.0193839999999454" calcext:value-type="float">
            <text:p>0.019383999999945</text:p>
          </table:table-cell>
          <table:table-cell office:value-type="float" office:value="0.0717399999998634" calcext:value-type="float">
            <text:p>0.071739999999863</text:p>
          </table:table-cell>
          <table:table-cell office:value-type="float" office:value="0" calcext:value-type="float">
            <text:p>0</text:p>
          </table:table-cell>
          <table:table-cell office:value-type="float" office:value="0.0151700000001256" calcext:value-type="float">
            <text:p>0.015170000000126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1421000000055" calcext:value-type="float">
            <text:p>0.121421000000055</text:p>
          </table:table-cell>
          <table:table-cell office:value-type="float" office:value="0.0017049999999017" calcext:value-type="float">
            <text:p>0.001704999999902</text:p>
          </table:table-cell>
          <table:table-cell office:value-type="float" office:value="0.238284000000021" calcext:value-type="float">
            <text:p>0.238284000000021</text:p>
          </table:table-cell>
          <table:table-cell office:value-type="float" office:value="3.28918480873108" calcext:value-type="float">
            <text:p>3.28918480873108</text:p>
          </table:table-cell>
          <table:table-cell office:value-type="float" office:value="4.78470800000014" calcext:value-type="float">
            <text:p>4.78470800000014</text:p>
          </table:table-cell>
          <table:table-cell office:value-type="float" office:value="0.000491000000010899" calcext:value-type="float">
            <text:p>0.000491000000011</text:p>
          </table:table-cell>
          <table:table-cell office:value-type="float" office:value="6.58084500000018" calcext:value-type="float">
            <text:p>6.58084500000018</text:p>
          </table:table-cell>
          <table:table-cell office:value-type="float" office:value="0.45045499999992" calcext:value-type="float">
            <text:p>0.45045499999992</text:p>
          </table:table-cell>
          <table:table-cell office:value-type="float" office:value="0.0195169999999507" calcext:value-type="float">
            <text:p>0.019516999999951</text:p>
          </table:table-cell>
          <table:table-cell office:value-type="float" office:value="0.0690600000000359" calcext:value-type="float">
            <text:p>0.069060000000036</text:p>
          </table:table-cell>
          <table:table-cell office:value-type="float" office:value="0" calcext:value-type="float">
            <text:p>0</text:p>
          </table:table-cell>
          <table:table-cell office:value-type="float" office:value="0.0209710000001451" calcext:value-type="float">
            <text:p>0.02097100000014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224999999891" calcext:value-type="float">
            <text:p>0.120224999999891</text:p>
          </table:table-cell>
          <table:table-cell office:value-type="float" office:value="0.00171600000021499" calcext:value-type="float">
            <text:p>0.001716000000215</text:p>
          </table:table-cell>
          <table:table-cell office:value-type="float" office:value="0.229139000000032" calcext:value-type="float">
            <text:p>0.229139000000032</text:p>
          </table:table-cell>
          <table:table-cell office:value-type="float" office:value="3.37651920318604" calcext:value-type="float">
            <text:p>3.37651920318604</text:p>
          </table:table-cell>
          <table:table-cell office:value-type="float" office:value="6.11958299999992" calcext:value-type="float">
            <text:p>6.11958299999992</text:p>
          </table:table-cell>
          <table:table-cell office:value-type="float" office:value="0.000498999999990701" calcext:value-type="float">
            <text:p>0.000498999999991</text:p>
          </table:table-cell>
          <table:table-cell office:value-type="float" office:value="7.11192099999994" calcext:value-type="float">
            <text:p>7.11192099999994</text:p>
          </table:table-cell>
          <table:table-cell office:value-type="float" office:value="0.48680800000011" calcext:value-type="float">
            <text:p>0.48680800000011</text:p>
          </table:table-cell>
          <table:table-cell office:value-type="float" office:value="0.0193409999999403" calcext:value-type="float">
            <text:p>0.01934099999994</text:p>
          </table:table-cell>
          <table:table-cell office:value-type="float" office:value="0.065597999999909" calcext:value-type="float">
            <text:p>0.065597999999909</text:p>
          </table:table-cell>
          <table:table-cell office:value-type="float" office:value="0" calcext:value-type="float">
            <text:p>0</text:p>
          </table:table-cell>
          <table:table-cell office:value-type="float" office:value="0.0272370000000137" calcext:value-type="float">
            <text:p>0.027237000000014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7756999999992" calcext:value-type="float">
            <text:p>0.107756999999992</text:p>
          </table:table-cell>
          <table:table-cell office:value-type="float" office:value="0.00165000000004056" calcext:value-type="float">
            <text:p>0.001650000000041</text:p>
          </table:table-cell>
          <table:table-cell office:value-type="float" office:value="0.225160000000074" calcext:value-type="float">
            <text:p>0.225160000000074</text:p>
          </table:table-cell>
          <table:table-cell office:value-type="float" office:value="3.05674743652344" calcext:value-type="float">
            <text:p>3.05674743652344</text:p>
          </table:table-cell>
          <table:table-cell office:value-type="float" office:value="5.08932699999991" calcext:value-type="float">
            <text:p>5.08932699999991</text:p>
          </table:table-cell>
          <table:table-cell office:value-type="float" office:value="0.000480000000038672" calcext:value-type="float">
            <text:p>0.000480000000039</text:p>
          </table:table-cell>
          <table:table-cell office:value-type="float" office:value="9.09267199999999" calcext:value-type="float">
            <text:p>9.09267199999999</text:p>
          </table:table-cell>
          <table:table-cell office:value-type="float" office:value="0.464562000000001" calcext:value-type="float">
            <text:p>0.464562000000001</text:p>
          </table:table-cell>
          <table:table-cell office:value-type="float" office:value="0.0193789999999581" calcext:value-type="float">
            <text:p>0.019378999999958</text:p>
          </table:table-cell>
          <table:table-cell office:value-type="float" office:value="0.0679430000000139" calcext:value-type="float">
            <text:p>0.067943000000014</text:p>
          </table:table-cell>
          <table:table-cell office:value-type="float" office:value="0" calcext:value-type="float">
            <text:p>0</text:p>
          </table:table-cell>
          <table:table-cell office:value-type="float" office:value="0.00754299999994146" calcext:value-type="float">
            <text:p>0.007542999999941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803999999955" calcext:value-type="float">
            <text:p>0.118803999999955</text:p>
          </table:table-cell>
          <table:table-cell office:value-type="float" office:value="0.00166699999999764" calcext:value-type="float">
            <text:p>0.001666999999998</text:p>
          </table:table-cell>
          <table:table-cell office:value-type="float" office:value="0.236411000000089" calcext:value-type="float">
            <text:p>0.236411000000089</text:p>
          </table:table-cell>
          <table:table-cell office:value-type="float" office:value="3.21075844764709" calcext:value-type="float">
            <text:p>3.21075844764709</text:p>
          </table:table-cell>
          <table:table-cell office:value-type="float" office:value="5.11221499999999" calcext:value-type="float">
            <text:p>5.11221499999999</text:p>
          </table:table-cell>
          <table:table-cell office:value-type="float" office:value="0.000469000000066444" calcext:value-type="float">
            <text:p>0.000469000000066</text:p>
          </table:table-cell>
          <table:table-cell office:value-type="float" office:value="9.43366200000003" calcext:value-type="float">
            <text:p>9.43366200000003</text:p>
          </table:table-cell>
          <table:table-cell office:value-type="float" office:value="0.447869999999966" calcext:value-type="float">
            <text:p>0.447869999999966</text:p>
          </table:table-cell>
          <table:table-cell office:value-type="float" office:value="0.0194379999999228" calcext:value-type="float">
            <text:p>0.019437999999923</text:p>
          </table:table-cell>
          <table:table-cell office:value-type="float" office:value="0.0706619999998566" calcext:value-type="float">
            <text:p>0.070661999999857</text:p>
          </table:table-cell>
          <table:table-cell office:value-type="float" office:value="0" calcext:value-type="float">
            <text:p>0</text:p>
          </table:table-cell>
          <table:table-cell office:value-type="float" office:value="0.0154600000000755" calcext:value-type="float">
            <text:p>0.015460000000076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9437000000062" calcext:value-type="float">
            <text:p>0.119437000000062</text:p>
          </table:table-cell>
          <table:table-cell office:value-type="float" office:value="0.00165200000003551" calcext:value-type="float">
            <text:p>0.001652000000036</text:p>
          </table:table-cell>
          <table:table-cell office:value-type="float" office:value="0.235260000000039" calcext:value-type="float">
            <text:p>0.235260000000039</text:p>
          </table:table-cell>
          <table:table-cell office:value-type="float" office:value="3.24168181419373" calcext:value-type="float">
            <text:p>3.24168181419373</text:p>
          </table:table-cell>
          <table:table-cell office:value-type="float" office:value="4.7384209999999" calcext:value-type="float">
            <text:p>4.7384209999999</text:p>
          </table:table-cell>
          <table:table-cell office:value-type="float" office:value="0.000461000000086642" calcext:value-type="float">
            <text:p>0.000461000000087</text:p>
          </table:table-cell>
          <table:table-cell office:value-type="float" office:value="6.66393199999993" calcext:value-type="float">
            <text:p>6.66393199999993</text:p>
          </table:table-cell>
          <table:table-cell office:value-type="float" office:value="0.444656000000009" calcext:value-type="float">
            <text:p>0.444656000000009</text:p>
          </table:table-cell>
          <table:table-cell office:value-type="float" office:value="0.0194309999999405" calcext:value-type="float">
            <text:p>0.019430999999941</text:p>
          </table:table-cell>
          <table:table-cell office:value-type="float" office:value="0.067600000000084" calcext:value-type="float">
            <text:p>0.067600000000084</text:p>
          </table:table-cell>
          <table:table-cell office:value-type="float" office:value="0" calcext:value-type="float">
            <text:p>0</text:p>
          </table:table-cell>
          <table:table-cell office:value-type="float" office:value="0.0206959999999299" calcext:value-type="float">
            <text:p>0.0206959999999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938999999955" calcext:value-type="float">
            <text:p>0.118938999999955</text:p>
          </table:table-cell>
          <table:table-cell office:value-type="float" office:value="0.00165099999992435" calcext:value-type="float">
            <text:p>0.001650999999924</text:p>
          </table:table-cell>
          <table:table-cell office:value-type="float" office:value="0.228493000000071" calcext:value-type="float">
            <text:p>0.228493000000071</text:p>
          </table:table-cell>
          <table:table-cell office:value-type="float" office:value="3.32171010971069" calcext:value-type="float">
            <text:p>3.32171010971069</text:p>
          </table:table-cell>
          <table:table-cell office:value-type="float" office:value="6.130765" calcext:value-type="float">
            <text:p>6.130765</text:p>
          </table:table-cell>
          <table:table-cell office:value-type="float" office:value="0.00047200000005887" calcext:value-type="float">
            <text:p>0.000472000000059</text:p>
          </table:table-cell>
          <table:table-cell office:value-type="float" office:value="7.17758500000002" calcext:value-type="float">
            <text:p>7.17758500000002</text:p>
          </table:table-cell>
          <table:table-cell office:value-type="float" office:value="0.483732000000032" calcext:value-type="float">
            <text:p>0.483732000000032</text:p>
          </table:table-cell>
          <table:table-cell office:value-type="float" office:value="0.0190150000000813" calcext:value-type="float">
            <text:p>0.019015000000081</text:p>
          </table:table-cell>
          <table:table-cell office:value-type="float" office:value="0.064975000000004" calcext:value-type="float">
            <text:p>0.064975000000004</text:p>
          </table:table-cell>
          <table:table-cell office:value-type="float" office:value="0" calcext:value-type="float">
            <text:p>0</text:p>
          </table:table-cell>
          <table:table-cell office:value-type="float" office:value="0.0263879999999972" calcext:value-type="float">
            <text:p>0.02638799999999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97299999994" calcext:value-type="float">
            <text:p>0.11597299999994</text:p>
          </table:table-cell>
          <table:table-cell office:value-type="float" office:value="0.00165700000002289" calcext:value-type="float">
            <text:p>0.001657000000023</text:p>
          </table:table-cell>
          <table:table-cell office:value-type="float" office:value="0.226343000000043" calcext:value-type="float">
            <text:p>0.226343000000043</text:p>
          </table:table-cell>
          <table:table-cell office:value-type="float" office:value="3.1320219039917" calcext:value-type="float">
            <text:p>3.1320219039917</text:p>
          </table:table-cell>
          <table:table-cell office:value-type="float" office:value="5.03709000000004" calcext:value-type="float">
            <text:p>5.03709000000004</text:p>
          </table:table-cell>
          <table:table-cell office:value-type="float" office:value="0.000477999999930034" calcext:value-type="float">
            <text:p>0.00047799999993</text:p>
          </table:table-cell>
          <table:table-cell office:value-type="float" office:value="9.09923600000002" calcext:value-type="float">
            <text:p>9.09923600000002</text:p>
          </table:table-cell>
          <table:table-cell office:value-type="float" office:value="0.465283999999997" calcext:value-type="float">
            <text:p>0.465283999999997</text:p>
          </table:table-cell>
          <table:table-cell office:value-type="float" office:value="0.0188229999999976" calcext:value-type="float">
            <text:p>0.018822999999998</text:p>
          </table:table-cell>
          <table:table-cell office:value-type="float" office:value="0.0660009999999147" calcext:value-type="float">
            <text:p>0.066000999999915</text:p>
          </table:table-cell>
          <table:table-cell office:value-type="float" office:value="0" calcext:value-type="float">
            <text:p>0</text:p>
          </table:table-cell>
          <table:table-cell office:value-type="float" office:value="0.00754700000004504" calcext:value-type="float">
            <text:p>0.007547000000045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9132000000036" calcext:value-type="float">
            <text:p>0.119132000000036</text:p>
          </table:table-cell>
          <table:table-cell office:value-type="float" office:value="0.00164999999992688" calcext:value-type="float">
            <text:p>0.001649999999927</text:p>
          </table:table-cell>
          <table:table-cell office:value-type="float" office:value="0.235953000000109" calcext:value-type="float">
            <text:p>0.235953000000109</text:p>
          </table:table-cell>
          <table:table-cell office:value-type="float" office:value="3.35730361938477" calcext:value-type="float">
            <text:p>3.35730361938477</text:p>
          </table:table-cell>
          <table:table-cell office:value-type="float" office:value="5.09900300000004" calcext:value-type="float">
            <text:p>5.09900300000004</text:p>
          </table:table-cell>
          <table:table-cell office:value-type="float" office:value="0.000452999999993153" calcext:value-type="float">
            <text:p>0.000452999999993</text:p>
          </table:table-cell>
          <table:table-cell office:value-type="float" office:value="9.39932899999997" calcext:value-type="float">
            <text:p>9.39932899999997</text:p>
          </table:table-cell>
          <table:table-cell office:value-type="float" office:value="0.449012000000039" calcext:value-type="float">
            <text:p>0.449012000000039</text:p>
          </table:table-cell>
          <table:table-cell office:value-type="float" office:value="0.0194639999999708" calcext:value-type="float">
            <text:p>0.019463999999971</text:p>
          </table:table-cell>
          <table:table-cell office:value-type="float" office:value="0.0704440000000659" calcext:value-type="float">
            <text:p>0.070444000000066</text:p>
          </table:table-cell>
          <table:table-cell office:value-type="float" office:value="0" calcext:value-type="float">
            <text:p>0</text:p>
          </table:table-cell>
          <table:table-cell office:value-type="float" office:value="0.0148389999999381" calcext:value-type="float">
            <text:p>0.014838999999938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093999999995" calcext:value-type="float">
            <text:p>0.120093999999995</text:p>
          </table:table-cell>
          <table:table-cell office:value-type="float" office:value="0.00166999999999007" calcext:value-type="float">
            <text:p>0.00166999999999</text:p>
          </table:table-cell>
          <table:table-cell office:value-type="float" office:value="0.238617999999974" calcext:value-type="float">
            <text:p>0.238617999999974</text:p>
          </table:table-cell>
          <table:table-cell office:value-type="float" office:value="3.36469864845276" calcext:value-type="float">
            <text:p>3.36469864845276</text:p>
          </table:table-cell>
          <table:table-cell office:value-type="float" office:value="4.73638400000004" calcext:value-type="float">
            <text:p>4.73638400000004</text:p>
          </table:table-cell>
          <table:table-cell office:value-type="float" office:value="0.00045999999997548" calcext:value-type="float">
            <text:p>0.000459999999975</text:p>
          </table:table-cell>
          <table:table-cell office:value-type="float" office:value="6.64313800000002" calcext:value-type="float">
            <text:p>6.64313800000002</text:p>
          </table:table-cell>
          <table:table-cell office:value-type="float" office:value="0.446519999999964" calcext:value-type="float">
            <text:p>0.446519999999964</text:p>
          </table:table-cell>
          <table:table-cell office:value-type="float" office:value="0.019264000000021" calcext:value-type="float">
            <text:p>0.019264000000021</text:p>
          </table:table-cell>
          <table:table-cell office:value-type="float" office:value="0.067209000000048" calcext:value-type="float">
            <text:p>0.067209000000048</text:p>
          </table:table-cell>
          <table:table-cell office:value-type="float" office:value="0" calcext:value-type="float">
            <text:p>0</text:p>
          </table:table-cell>
          <table:table-cell office:value-type="float" office:value="0.0210560000000441" calcext:value-type="float">
            <text:p>0.021056000000044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97799999997" calcext:value-type="float">
            <text:p>0.11897799999997</text:p>
          </table:table-cell>
          <table:table-cell office:value-type="float" office:value="0.00165500000002794" calcext:value-type="float">
            <text:p>0.001655000000028</text:p>
          </table:table-cell>
          <table:table-cell office:value-type="float" office:value="0.227856999999972" calcext:value-type="float">
            <text:p>0.227856999999972</text:p>
          </table:table-cell>
          <table:table-cell office:value-type="float" office:value="3.35208916664124" calcext:value-type="float">
            <text:p>3.35208916664124</text:p>
          </table:table-cell>
          <table:table-cell office:value-type="float" office:value="6.111088" calcext:value-type="float">
            <text:p>6.111088</text:p>
          </table:table-cell>
          <table:table-cell office:value-type="float" office:value="0.000471000000061394" calcext:value-type="float">
            <text:p>0.000471000000061</text:p>
          </table:table-cell>
          <table:table-cell office:value-type="float" office:value="7.15001199999995" calcext:value-type="float">
            <text:p>7.15001199999995</text:p>
          </table:table-cell>
          <table:table-cell office:value-type="float" office:value="0.482661000000007" calcext:value-type="float">
            <text:p>0.482661000000007</text:p>
          </table:table-cell>
          <table:table-cell office:value-type="float" office:value="0.0193289999999706" calcext:value-type="float">
            <text:p>0.019328999999971</text:p>
          </table:table-cell>
          <table:table-cell office:value-type="float" office:value="0.0650269999998727" calcext:value-type="float">
            <text:p>0.065026999999873</text:p>
          </table:table-cell>
          <table:table-cell office:value-type="float" office:value="0" calcext:value-type="float">
            <text:p>0</text:p>
          </table:table-cell>
          <table:table-cell office:value-type="float" office:value="0.0264100000000553" calcext:value-type="float">
            <text:p>0.02641000000005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5639999999985" calcext:value-type="float">
            <text:p>0.115639999999985</text:p>
          </table:table-cell>
          <table:table-cell office:value-type="float" office:value="0.00163800000007086" calcext:value-type="float">
            <text:p>0.001638000000071</text:p>
          </table:table-cell>
          <table:table-cell office:value-type="float" office:value="0.225858000000017" calcext:value-type="float">
            <text:p>0.225858000000017</text:p>
          </table:table-cell>
          <table:table-cell office:value-type="float" office:value="3.12101912498474" calcext:value-type="float">
            <text:p>3.12101912498474</text:p>
          </table:table-cell>
          <table:table-cell office:value-type="float" office:value="5.05659900000001" calcext:value-type="float">
            <text:p>5.05659900000001</text:p>
          </table:table-cell>
          <table:table-cell office:value-type="float" office:value="0.00047400000005382" calcext:value-type="float">
            <text:p>0.000474000000054</text:p>
          </table:table-cell>
          <table:table-cell office:value-type="float" office:value="9.13821400000006" calcext:value-type="float">
            <text:p>9.13821400000006</text:p>
          </table:table-cell>
          <table:table-cell office:value-type="float" office:value="0.469587999999931" calcext:value-type="float">
            <text:p>0.469587999999931</text:p>
          </table:table-cell>
          <table:table-cell office:value-type="float" office:value="0.0192049999999426" calcext:value-type="float">
            <text:p>0.019204999999943</text:p>
          </table:table-cell>
          <table:table-cell office:value-type="float" office:value="0.0666439999998829" calcext:value-type="float">
            <text:p>0.066643999999883</text:p>
          </table:table-cell>
          <table:table-cell office:value-type="float" office:value="0" calcext:value-type="float">
            <text:p>0</text:p>
          </table:table-cell>
          <table:table-cell office:value-type="float" office:value="0.00779700000009598" calcext:value-type="float">
            <text:p>0.007797000000096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864000000031" calcext:value-type="float">
            <text:p>0.118864000000031</text:p>
          </table:table-cell>
          <table:table-cell office:value-type="float" office:value="0.00165300000003299" calcext:value-type="float">
            <text:p>0.001653000000033</text:p>
          </table:table-cell>
          <table:table-cell office:value-type="float" office:value="0.235833999999954" calcext:value-type="float">
            <text:p>0.235833999999954</text:p>
          </table:table-cell>
          <table:table-cell office:value-type="float" office:value="3.2170672416687" calcext:value-type="float">
            <text:p>3.2170672416687</text:p>
          </table:table-cell>
          <table:table-cell office:value-type="float" office:value="5.10725200000002" calcext:value-type="float">
            <text:p>5.10725200000002</text:p>
          </table:table-cell>
          <table:table-cell office:value-type="float" office:value="0.000472999999942658" calcext:value-type="float">
            <text:p>0.000472999999943</text:p>
          </table:table-cell>
          <table:table-cell office:value-type="float" office:value="9.34842400000002" calcext:value-type="float">
            <text:p>9.34842400000002</text:p>
          </table:table-cell>
          <table:table-cell office:value-type="float" office:value="0.449195999999915" calcext:value-type="float">
            <text:p>0.449195999999915</text:p>
          </table:table-cell>
          <table:table-cell office:value-type="float" office:value="0.0195339999999078" calcext:value-type="float">
            <text:p>0.019533999999908</text:p>
          </table:table-cell>
          <table:table-cell office:value-type="float" office:value="0.0711179999999558" calcext:value-type="float">
            <text:p>0.071117999999956</text:p>
          </table:table-cell>
          <table:table-cell office:value-type="float" office:value="0" calcext:value-type="float">
            <text:p>0</text:p>
          </table:table-cell>
          <table:table-cell office:value-type="float" office:value="0.0149549999999863" calcext:value-type="float">
            <text:p>0.014954999999986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49299999992" calcext:value-type="float">
            <text:p>0.11949299999992</text:p>
          </table:table-cell>
          <table:table-cell office:value-type="float" office:value="0.0016449999999395" calcext:value-type="float">
            <text:p>0.00164499999994</text:p>
          </table:table-cell>
          <table:table-cell office:value-type="float" office:value="0.235957000000099" calcext:value-type="float">
            <text:p>0.235957000000099</text:p>
          </table:table-cell>
          <table:table-cell office:value-type="float" office:value="3.28074669837952" calcext:value-type="float">
            <text:p>3.28074669837952</text:p>
          </table:table-cell>
          <table:table-cell office:value-type="float" office:value="4.78432199999997" calcext:value-type="float">
            <text:p>4.78432199999997</text:p>
          </table:table-cell>
          <table:table-cell office:value-type="float" office:value="0.000461999999970431" calcext:value-type="float">
            <text:p>0.00046199999997</text:p>
          </table:table-cell>
          <table:table-cell office:value-type="float" office:value="6.64819699999998" calcext:value-type="float">
            <text:p>6.64819699999998</text:p>
          </table:table-cell>
          <table:table-cell office:value-type="float" office:value="0.448225999999977" calcext:value-type="float">
            <text:p>0.448225999999977</text:p>
          </table:table-cell>
          <table:table-cell office:value-type="float" office:value="0.0196140000000469" calcext:value-type="float">
            <text:p>0.019614000000047</text:p>
          </table:table-cell>
          <table:table-cell office:value-type="float" office:value="0.0673090000000229" calcext:value-type="float">
            <text:p>0.067309000000023</text:p>
          </table:table-cell>
          <table:table-cell office:value-type="float" office:value="0" calcext:value-type="float">
            <text:p>0</text:p>
          </table:table-cell>
          <table:table-cell office:value-type="float" office:value="0.0210369999999784" calcext:value-type="float">
            <text:p>0.02103699999997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9086999999922" calcext:value-type="float">
            <text:p>0.119086999999922</text:p>
          </table:table-cell>
          <table:table-cell office:value-type="float" office:value="0.00165199999992183" calcext:value-type="float">
            <text:p>0.001651999999922</text:p>
          </table:table-cell>
          <table:table-cell office:value-type="float" office:value="0.228165999999987" calcext:value-type="float">
            <text:p>0.228165999999987</text:p>
          </table:table-cell>
          <table:table-cell office:value-type="float" office:value="3.39580368995666" calcext:value-type="float">
            <text:p>3.39580368995666</text:p>
          </table:table-cell>
          <table:table-cell office:value-type="float" office:value="6.094245" calcext:value-type="float">
            <text:p>6.094245</text:p>
          </table:table-cell>
          <table:table-cell office:value-type="float" office:value="0.000471999999945183" calcext:value-type="float">
            <text:p>0.000471999999945</text:p>
          </table:table-cell>
          <table:table-cell office:value-type="float" office:value="7.16915900000004" calcext:value-type="float">
            <text:p>7.16915900000004</text:p>
          </table:table-cell>
          <table:table-cell office:value-type="float" office:value="0.483630000000062" calcext:value-type="float">
            <text:p>0.483630000000062</text:p>
          </table:table-cell>
          <table:table-cell office:value-type="float" office:value="0.0192639999999074" calcext:value-type="float">
            <text:p>0.019263999999907</text:p>
          </table:table-cell>
          <table:table-cell office:value-type="float" office:value="0.0648429999998825" calcext:value-type="float">
            <text:p>0.064842999999883</text:p>
          </table:table-cell>
          <table:table-cell office:value-type="float" office:value="0" calcext:value-type="float">
            <text:p>0</text:p>
          </table:table-cell>
          <table:table-cell office:value-type="float" office:value="0.0268560000000662" calcext:value-type="float">
            <text:p>0.026856000000066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50];[.C54];[.C58];[.C62];[.C66];[.C70])" office:value-type="float" office:value="0.115326666666666" calcext:value-type="float">
            <text:p>0.115326666666666</text:p>
          </table:table-cell>
          <table:table-cell table:style-name="ce3" table:formula="of:=AVERAGE([.D50];[.D54];[.D58];[.D62];[.D66];[.D70])" office:value-type="float" office:value="0.00167366666666643" calcext:value-type="float">
            <text:p>0.001673666666666</text:p>
          </table:table-cell>
          <table:table-cell table:style-name="ce3" table:formula="of:=AVERAGE([.E50];[.E54];[.E58];[.E62];[.E66];[.E70])" office:value-type="float" office:value="0.22689766666673" calcext:value-type="float">
            <text:p>0.22689766666673</text:p>
          </table:table-cell>
          <table:table-cell table:style-name="ce3" table:formula="of:=AVERAGE([.F50];[.F54];[.F58];[.F62];[.F66];[.F70])" office:value-type="float" office:value="3.10483451684316" calcext:value-type="float">
            <text:p>3.10483451684316</text:p>
          </table:table-cell>
          <table:table-cell table:style-name="ce3" table:formula="of:=AVERAGE([.G50];[.G54];[.G58];[.G62];[.G66];[.G70])" office:value-type="float" office:value="5.04101716666668" calcext:value-type="float">
            <text:p>5.04101716666668</text:p>
          </table:table-cell>
          <table:table-cell table:style-name="ce3" table:formula="of:=AVERAGE([.H50];[.H54];[.H58];[.H62];[.H66];[.H70])" office:value-type="float" office:value="0.000497666666679682" calcext:value-type="float">
            <text:p>0.00049766666668</text:p>
          </table:table-cell>
          <table:table-cell table:style-name="ce3" table:formula="of:=AVERAGE([.I50];[.I54];[.I58];[.I62];[.I66];[.I70])" office:value-type="float" office:value="9.06983316666672" calcext:value-type="float">
            <text:p>9.06983316666672</text:p>
          </table:table-cell>
          <table:table-cell table:style-name="ce3" table:formula="of:=AVERAGE([.J50];[.J54];[.J58];[.J62];[.J66];[.J70])" office:value-type="float" office:value="0.468506333333342" calcext:value-type="float">
            <text:p>0.468506333333342</text:p>
          </table:table-cell>
          <table:table-cell table:style-name="ce3" table:formula="of:=AVERAGE([.K50];[.K54];[.K58];[.K62];[.K66];[.K70])" office:value-type="float" office:value="0.0192426666666847" calcext:value-type="float">
            <text:p>0.019242666666685</text:p>
          </table:table-cell>
          <table:table-cell table:style-name="ce3" table:formula="of:=AVERAGE([.L50];[.L54];[.L58];[.L62];[.L66];[.L70])" office:value-type="float" office:value="0.0669490000000034" calcext:value-type="float">
            <text:p>0.066949000000004</text:p>
          </table:table-cell>
          <table:table-cell table:style-name="ce3" table:formula="of:=AVERAGE([.M50];[.M54];[.M58];[.M62];[.M66];[.M70])" office:value-type="float" office:value="0" calcext:value-type="float">
            <text:p>0</text:p>
          </table:table-cell>
          <table:table-cell table:style-name="ce3" table:formula="of:=AVERAGE([.N50];[.N54];[.N58];[.N62];[.N66];[.N70])" office:value-type="float" office:value="0.00774999999998727" calcext:value-type="float">
            <text:p>0.007749999999987</text:p>
          </table:table-cell>
          <table:table-cell table:style-name="ce4" table:formula="of:=SUM([.C74:.N74])" office:value-type="float" office:value="18.1225285168433" calcext:value-type="float">
            <text:p>18.1225285168433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1];[.C55];[.C59];[.C63];[.C67];[.C71])" office:value-type="float" office:value="0.119630833333304" calcext:value-type="float">
            <text:p>0.119630833333304</text:p>
          </table:table-cell>
          <table:table-cell table:style-name="ce3" table:formula="of:=AVERAGE([.D51];[.D55];[.D59];[.D63];[.D67];[.D71])" office:value-type="float" office:value="0.00168399999999262" calcext:value-type="float">
            <text:p>0.001683999999993</text:p>
          </table:table-cell>
          <table:table-cell table:style-name="ce3" table:formula="of:=AVERAGE([.E51];[.E55];[.E59];[.E63];[.E67];[.E71])" office:value-type="float" office:value="0.236797499999985" calcext:value-type="float">
            <text:p>0.236797499999985</text:p>
          </table:table-cell>
          <table:table-cell table:style-name="ce3" table:formula="of:=AVERAGE([.F51];[.F55];[.F59];[.F63];[.F67];[.F71])" office:value-type="float" office:value="3.25320299466451" calcext:value-type="float">
            <text:p>3.25320299466451</text:p>
          </table:table-cell>
          <table:table-cell table:style-name="ce3" table:formula="of:=AVERAGE([.G51];[.G55];[.G59];[.G63];[.G67];[.G71])" office:value-type="float" office:value="5.09656383333336" calcext:value-type="float">
            <text:p>5.09656383333336</text:p>
          </table:table-cell>
          <table:table-cell table:style-name="ce3" table:formula="of:=AVERAGE([.H51];[.H55];[.H59];[.H63];[.H67];[.H71])" office:value-type="float" office:value="0.000453333333287749" calcext:value-type="float">
            <text:p>0.000453333333288</text:p>
          </table:table-cell>
          <table:table-cell table:style-name="ce3" table:formula="of:=AVERAGE([.I51];[.I55];[.I59];[.I63];[.I67];[.I71])" office:value-type="float" office:value="9.34337083333332" calcext:value-type="float">
            <text:p>9.34337083333332</text:p>
          </table:table-cell>
          <table:table-cell table:style-name="ce3" table:formula="of:=AVERAGE([.J51];[.J55];[.J59];[.J63];[.J67];[.J71])" office:value-type="float" office:value="0.445572333333284" calcext:value-type="float">
            <text:p>0.445572333333284</text:p>
          </table:table-cell>
          <table:table-cell table:style-name="ce3" table:formula="of:=AVERAGE([.K51];[.K55];[.K59];[.K63];[.K67];[.K71])" office:value-type="float" office:value="0.0194254999999354" calcext:value-type="float">
            <text:p>0.019425499999935</text:p>
          </table:table-cell>
          <table:table-cell table:style-name="ce3" table:formula="of:=AVERAGE([.L51];[.L55];[.L59];[.L63];[.L67];[.L71])" office:value-type="float" office:value="0.0712628333333214" calcext:value-type="float">
            <text:p>0.071262833333321</text:p>
          </table:table-cell>
          <table:table-cell table:style-name="ce3" table:formula="of:=AVERAGE([.M51];[.M55];[.M59];[.M63];[.M67];[.M71])" office:value-type="float" office:value="0" calcext:value-type="float">
            <text:p>0</text:p>
          </table:table-cell>
          <table:table-cell table:style-name="ce3" table:formula="of:=AVERAGE([.N51];[.N55];[.N59];[.N63];[.N67];[.N71])" office:value-type="float" office:value="0.0151180000000105" calcext:value-type="float">
            <text:p>0.015118000000011</text:p>
          </table:table-cell>
          <table:table-cell table:style-name="ce4" table:formula="of:=SUM([.C75:.N75])" office:value-type="float" office:value="18.6030819946643" calcext:value-type="float">
            <text:p>18.6030819946643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2];[.C56];[.C60];[.C64];[.C68];[.C72])" office:value-type="float" office:value="0.120418666666656" calcext:value-type="float">
            <text:p>0.120418666666656</text:p>
          </table:table-cell>
          <table:table-cell table:style-name="ce3" table:formula="of:=AVERAGE([.D52];[.D56];[.D60];[.D64];[.D68];[.D72])" office:value-type="float" office:value="0.00167816666663612" calcext:value-type="float">
            <text:p>0.001678166666636</text:p>
          </table:table-cell>
          <table:table-cell table:style-name="ce3" table:formula="of:=AVERAGE([.E52];[.E56];[.E60];[.E64];[.E68];[.E72])" office:value-type="float" office:value="0.237880666666683" calcext:value-type="float">
            <text:p>0.237880666666683</text:p>
          </table:table-cell>
          <table:table-cell table:style-name="ce3" table:formula="of:=AVERAGE([.F52];[.F56];[.F60];[.F64];[.F68];[.F72])" office:value-type="float" office:value="3.28465127944946" calcext:value-type="float">
            <text:p>3.28465127944946</text:p>
          </table:table-cell>
          <table:table-cell table:style-name="ce3" table:formula="of:=AVERAGE([.G52];[.G56];[.G60];[.G64];[.G68];[.G72])" office:value-type="float" office:value="4.75816966666667" calcext:value-type="float">
            <text:p>4.75816966666667</text:p>
          </table:table-cell>
          <table:table-cell table:style-name="ce3" table:formula="of:=AVERAGE([.H52];[.H56];[.H60];[.H64];[.H68];[.H72])" office:value-type="float" office:value="0.000475833333363577" calcext:value-type="float">
            <text:p>0.000475833333364</text:p>
          </table:table-cell>
          <table:table-cell table:style-name="ce3" table:formula="of:=AVERAGE([.I52];[.I56];[.I60];[.I64];[.I68];[.I72])" office:value-type="float" office:value="6.62672633333339" calcext:value-type="float">
            <text:p>6.62672633333339</text:p>
          </table:table-cell>
          <table:table-cell table:style-name="ce3" table:formula="of:=AVERAGE([.J52];[.J56];[.J60];[.J64];[.J68];[.J72])" office:value-type="float" office:value="0.448095999999983" calcext:value-type="float">
            <text:p>0.448095999999983</text:p>
          </table:table-cell>
          <table:table-cell table:style-name="ce3" table:formula="of:=AVERAGE([.K52];[.K56];[.K60];[.K64];[.K68];[.K72])" office:value-type="float" office:value="0.0195068333332908" calcext:value-type="float">
            <text:p>0.019506833333291</text:p>
          </table:table-cell>
          <table:table-cell table:style-name="ce3" table:formula="of:=AVERAGE([.L52];[.L56];[.L60];[.L64];[.L68];[.L72])" office:value-type="float" office:value="0.0679751666667319" calcext:value-type="float">
            <text:p>0.067975166666732</text:p>
          </table:table-cell>
          <table:table-cell table:style-name="ce3" table:formula="of:=AVERAGE([.M52];[.M56];[.M60];[.M64];[.M68];[.M72])" office:value-type="float" office:value="0" calcext:value-type="float">
            <text:p>0</text:p>
          </table:table-cell>
          <table:table-cell table:style-name="ce3" table:formula="of:=AVERAGE([.N52];[.N56];[.N60];[.N64];[.N68];[.N72])" office:value-type="float" office:value="0.0210041666666522" calcext:value-type="float">
            <text:p>0.021004166666652</text:p>
          </table:table-cell>
          <table:table-cell table:style-name="ce4" table:formula="of:=SUM([.C76:.N76])" office:value-type="float" office:value="15.5865827794495" calcext:value-type="float">
            <text:p>15.586582779449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3];[.C57];[.C61];[.C65];[.C69];[.C73])" office:value-type="float" office:value="0.119689999999973" calcext:value-type="float">
            <text:p>0.119689999999973</text:p>
          </table:table-cell>
          <table:table-cell table:style-name="ce3" table:formula="of:=AVERAGE([.D53];[.D57];[.D61];[.D65];[.D69];[.D73])" office:value-type="float" office:value="0.0016785000000444" calcext:value-type="float">
            <text:p>0.001678500000044</text:p>
          </table:table-cell>
          <table:table-cell table:style-name="ce3" table:formula="of:=AVERAGE([.E53];[.E57];[.E61];[.E65];[.E69];[.E73])" office:value-type="float" office:value="0.228953000000009" calcext:value-type="float">
            <text:p>0.228953000000009</text:p>
          </table:table-cell>
          <table:table-cell table:style-name="ce3" table:formula="of:=AVERAGE([.F53];[.F57];[.F61];[.F65];[.F69];[.F73])" office:value-type="float" office:value="3.38264222939809" calcext:value-type="float">
            <text:p>3.38264222939809</text:p>
          </table:table-cell>
          <table:table-cell table:style-name="ce3" table:formula="of:=AVERAGE([.G53];[.G57];[.G61];[.G65];[.G69];[.G73])" office:value-type="float" office:value="6.11048050000003" calcext:value-type="float">
            <text:p>6.11048050000003</text:p>
          </table:table-cell>
          <table:table-cell table:style-name="ce3" table:formula="of:=AVERAGE([.H53];[.H57];[.H61];[.H65];[.H69];[.H73])" office:value-type="float" office:value="0.000487999999999526" calcext:value-type="float">
            <text:p>0.000488</text:p>
          </table:table-cell>
          <table:table-cell table:style-name="ce3" table:formula="of:=AVERAGE([.I53];[.I57];[.I61];[.I65];[.I69];[.I73])" office:value-type="float" office:value="7.13801233333334" calcext:value-type="float">
            <text:p>7.13801233333334</text:p>
          </table:table-cell>
          <table:table-cell table:style-name="ce3" table:formula="of:=AVERAGE([.J53];[.J57];[.J61];[.J65];[.J69];[.J73])" office:value-type="float" office:value="0.485322000000034" calcext:value-type="float">
            <text:p>0.485322000000034</text:p>
          </table:table-cell>
          <table:table-cell table:style-name="ce3" table:formula="of:=AVERAGE([.K53];[.K57];[.K61];[.K65];[.K69];[.K73])" office:value-type="float" office:value="0.019202666666672" calcext:value-type="float">
            <text:p>0.019202666666672</text:p>
          </table:table-cell>
          <table:table-cell table:style-name="ce3" table:formula="of:=AVERAGE([.L53];[.L57];[.L61];[.L65];[.L69];[.L73])" office:value-type="float" office:value="0.0652614999999818" calcext:value-type="float">
            <text:p>0.065261499999982</text:p>
          </table:table-cell>
          <table:table-cell table:style-name="ce3" table:formula="of:=AVERAGE([.M53];[.M57];[.M61];[.M65];[.M69];[.M73])" office:value-type="float" office:value="0" calcext:value-type="float">
            <text:p>0</text:p>
          </table:table-cell>
          <table:table-cell table:style-name="ce3" table:formula="of:=AVERAGE([.N53];[.N57];[.N61];[.N65];[.N69];[.N73])" office:value-type="float" office:value="0.026745500000023" calcext:value-type="float">
            <text:p>0.026745500000023</text:p>
          </table:table-cell>
          <table:table-cell table:style-name="ce4" table:formula="of:=SUM([.C77:.N77])" office:value-type="float" office:value="17.5784762293982" calcext:value-type="float">
            <text:p>17.5784762293982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74:.C77])" office:value-type="float" office:value="0.475066166666598" calcext:value-type="float">
            <text:p>0.475066166666598</text:p>
          </table:table-cell>
          <table:table-cell table:style-name="ce1" table:formula="of:=SUM([.D74:.D77])" office:value-type="float" office:value="0.00671433333333956" calcext:value-type="float">
            <text:p>0.00671433333334</text:p>
          </table:table-cell>
          <table:table-cell table:style-name="ce1" table:formula="of:=SUM([.E74:.E77])" office:value-type="float" office:value="0.930528833333407" calcext:value-type="float">
            <text:p>0.930528833333407</text:p>
          </table:table-cell>
          <table:table-cell table:style-name="ce1" table:formula="of:=SUM([.F74:.F77])" office:value-type="float" office:value="13.0253310203552" calcext:value-type="float">
            <text:p>13.0253310203552</text:p>
          </table:table-cell>
          <table:table-cell table:style-name="ce1" table:formula="of:=SUM([.G74:.G77])" office:value-type="float" office:value="21.0062311666667" calcext:value-type="float">
            <text:p>21.0062311666667</text:p>
          </table:table-cell>
          <table:table-cell table:style-name="ce1" table:formula="of:=SUM([.H74:.H77])" office:value-type="float" office:value="0.00191483333333053" calcext:value-type="float">
            <text:p>0.001914833333331</text:p>
          </table:table-cell>
          <table:table-cell table:style-name="ce1" table:formula="of:=SUM([.I74:.I77])" office:value-type="float" office:value="32.1779426666668" calcext:value-type="float">
            <text:p>32.1779426666668</text:p>
          </table:table-cell>
          <table:table-cell table:style-name="ce1" table:formula="of:=SUM([.J74:.J77])" office:value-type="float" office:value="1.84749666666664" calcext:value-type="float">
            <text:p>1.84749666666664</text:p>
          </table:table-cell>
          <table:table-cell table:style-name="ce1" table:formula="of:=SUM([.K74:.K77])" office:value-type="float" office:value="0.0773776666665829" calcext:value-type="float">
            <text:p>0.077377666666583</text:p>
          </table:table-cell>
          <table:table-cell table:style-name="ce1" table:formula="of:=SUM([.L74:.L77])" office:value-type="float" office:value="0.271448500000038" calcext:value-type="float">
            <text:p>0.271448500000038</text:p>
          </table:table-cell>
          <table:table-cell table:style-name="ce1" table:formula="of:=SUM([.M74:.M77])" office:value-type="float" office:value="0" calcext:value-type="float">
            <text:p>0</text:p>
          </table:table-cell>
          <table:table-cell table:style-name="ce1" table:formula="of:=SUM([.N74:.N77])" office:value-type="float" office:value="0.070617666666673" calcext:value-type="float">
            <text:p>0.070617666666673</text:p>
          </table:table-cell>
          <table:table-cell table:style-name="ce1" table:formula="of:=SUM([.C78:.N78])" office:value-type="float" office:value="69.8906695203553" calcext:value-type="float">
            <text:p>69.890669520355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2339" calcext:value-type="float">
            <text:p>0.112339</text:p>
          </table:table-cell>
          <table:table-cell office:value-type="float" office:value="0.00167600000000001" calcext:value-type="float">
            <text:p>0.001676</text:p>
          </table:table-cell>
          <table:table-cell office:value-type="float" office:value="0.228996" calcext:value-type="float">
            <text:p>0.228996</text:p>
          </table:table-cell>
          <table:table-cell office:value-type="float" office:value="3.10212779045105" calcext:value-type="float">
            <text:p>3.10212779045105</text:p>
          </table:table-cell>
          <table:table-cell office:value-type="float" office:value="5.155123" calcext:value-type="float">
            <text:p>5.155123</text:p>
          </table:table-cell>
          <table:table-cell office:value-type="float" office:value="0.000643000000000171" calcext:value-type="float">
            <text:p>0.000643</text:p>
          </table:table-cell>
          <table:table-cell office:value-type="float" office:value="8.916392" calcext:value-type="float">
            <text:p>8.916392</text:p>
          </table:table-cell>
          <table:table-cell office:value-type="float" office:value="0.466554000000002" calcext:value-type="float">
            <text:p>0.466554000000002</text:p>
          </table:table-cell>
          <table:table-cell office:value-type="float" office:value="0.0185960000000023" calcext:value-type="float">
            <text:p>0.018596000000002</text:p>
          </table:table-cell>
          <table:table-cell office:value-type="float" office:value="0.0695479999999975" calcext:value-type="float">
            <text:p>0.069547999999998</text:p>
          </table:table-cell>
          <table:table-cell office:value-type="float" office:value="0" calcext:value-type="float">
            <text:p>0</text:p>
          </table:table-cell>
          <table:table-cell office:value-type="float" office:value="0.0074120000000022" calcext:value-type="float">
            <text:p>0.007412000000002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0214000000001" calcext:value-type="float">
            <text:p>0.120214000000001</text:p>
          </table:table-cell>
          <table:table-cell office:value-type="float" office:value="0.0016580000000026" calcext:value-type="float">
            <text:p>0.001658000000003</text:p>
          </table:table-cell>
          <table:table-cell office:value-type="float" office:value="0.313174999999998" calcext:value-type="float">
            <text:p>0.313174999999998</text:p>
          </table:table-cell>
          <table:table-cell office:value-type="float" office:value="3.06091785430908" calcext:value-type="float">
            <text:p>3.06091785430908</text:p>
          </table:table-cell>
          <table:table-cell office:value-type="float" office:value="5.054769" calcext:value-type="float">
            <text:p>5.054769</text:p>
          </table:table-cell>
          <table:table-cell office:value-type="float" office:value="0.00138300000000058" calcext:value-type="float">
            <text:p>0.001383000000001</text:p>
          </table:table-cell>
          <table:table-cell office:value-type="float" office:value="4.66724" calcext:value-type="float">
            <text:p>4.66724</text:p>
          </table:table-cell>
          <table:table-cell office:value-type="float" office:value="0.440692999999996" calcext:value-type="float">
            <text:p>0.440692999999996</text:p>
          </table:table-cell>
          <table:table-cell office:value-type="float" office:value="0.0193709999999996" calcext:value-type="float">
            <text:p>0.019371</text:p>
          </table:table-cell>
          <table:table-cell office:value-type="float" office:value="0.0715009999999978" calcext:value-type="float">
            <text:p>0.071500999999998</text:p>
          </table:table-cell>
          <table:table-cell office:value-type="float" office:value="0" calcext:value-type="float">
            <text:p>0</text:p>
          </table:table-cell>
          <table:table-cell office:value-type="float" office:value="0.0149570000000026" calcext:value-type="float">
            <text:p>0.01495700000000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320999999997" calcext:value-type="float">
            <text:p>0.120320999999997</text:p>
          </table:table-cell>
          <table:table-cell office:value-type="float" office:value="0.00167100000000175" calcext:value-type="float">
            <text:p>0.001671000000002</text:p>
          </table:table-cell>
          <table:table-cell office:value-type="float" office:value="0.237087000000002" calcext:value-type="float">
            <text:p>0.237087000000002</text:p>
          </table:table-cell>
          <table:table-cell office:value-type="float" office:value="3.11181020736694" calcext:value-type="float">
            <text:p>3.11181020736694</text:p>
          </table:table-cell>
          <table:table-cell office:value-type="float" office:value="4.744008" calcext:value-type="float">
            <text:p>4.744008</text:p>
          </table:table-cell>
          <table:table-cell office:value-type="float" office:value="0.00112000000000023" calcext:value-type="float">
            <text:p>0.00112</text:p>
          </table:table-cell>
          <table:table-cell office:value-type="float" office:value="4.994557" calcext:value-type="float">
            <text:p>4.994557</text:p>
          </table:table-cell>
          <table:table-cell office:value-type="float" office:value="0.449284999999996" calcext:value-type="float">
            <text:p>0.449284999999996</text:p>
          </table:table-cell>
          <table:table-cell office:value-type="float" office:value="0.0194079999999985" calcext:value-type="float">
            <text:p>0.019407999999999</text:p>
          </table:table-cell>
          <table:table-cell office:value-type="float" office:value="0.0680800000000019" calcext:value-type="float">
            <text:p>0.068080000000002</text:p>
          </table:table-cell>
          <table:table-cell office:value-type="float" office:value="0" calcext:value-type="float">
            <text:p>0</text:p>
          </table:table-cell>
          <table:table-cell office:value-type="float" office:value="0.0205619999999982" calcext:value-type="float">
            <text:p>0.020561999999998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428000000004" calcext:value-type="float">
            <text:p>0.120428000000004</text:p>
          </table:table-cell>
          <table:table-cell office:value-type="float" office:value="0.00166800000000222" calcext:value-type="float">
            <text:p>0.001668000000002</text:p>
          </table:table-cell>
          <table:table-cell office:value-type="float" office:value="0.229742000000002" calcext:value-type="float">
            <text:p>0.229742000000002</text:p>
          </table:table-cell>
          <table:table-cell office:value-type="float" office:value="3.23791766166687" calcext:value-type="float">
            <text:p>3.23791766166687</text:p>
          </table:table-cell>
          <table:table-cell office:value-type="float" office:value="6.03418" calcext:value-type="float">
            <text:p>6.03418</text:p>
          </table:table-cell>
          <table:table-cell office:value-type="float" office:value="0.0011170000000007" calcext:value-type="float">
            <text:p>0.001117000000001</text:p>
          </table:table-cell>
          <table:table-cell office:value-type="float" office:value="4.559974" calcext:value-type="float">
            <text:p>4.559974</text:p>
          </table:table-cell>
          <table:table-cell office:value-type="float" office:value="0.499603999999991" calcext:value-type="float">
            <text:p>0.499603999999991</text:p>
          </table:table-cell>
          <table:table-cell office:value-type="float" office:value="0.0191949999999963" calcext:value-type="float">
            <text:p>0.019194999999996</text:p>
          </table:table-cell>
          <table:table-cell office:value-type="float" office:value="0.065527000000003" calcext:value-type="float">
            <text:p>0.065527000000003</text:p>
          </table:table-cell>
          <table:table-cell office:value-type="float" office:value="0" calcext:value-type="float">
            <text:p>0</text:p>
          </table:table-cell>
          <table:table-cell office:value-type="float" office:value="0.026843999999997" calcext:value-type="float">
            <text:p>0.02684399999999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683" calcext:value-type="float">
            <text:p>0.117683</text:p>
          </table:table-cell>
          <table:table-cell office:value-type="float" office:value="0.00167299999999671" calcext:value-type="float">
            <text:p>0.001672999999997</text:p>
          </table:table-cell>
          <table:table-cell office:value-type="float" office:value="0.226686000000001" calcext:value-type="float">
            <text:p>0.226686000000001</text:p>
          </table:table-cell>
          <table:table-cell office:value-type="float" office:value="3.14057230949402" calcext:value-type="float">
            <text:p>3.14057230949402</text:p>
          </table:table-cell>
          <table:table-cell office:value-type="float" office:value="4.97088099999999" calcext:value-type="float">
            <text:p>4.97088099999999</text:p>
          </table:table-cell>
          <table:table-cell office:value-type="float" office:value="0.00049300000000585" calcext:value-type="float">
            <text:p>0.000493000000006</text:p>
          </table:table-cell>
          <table:table-cell office:value-type="float" office:value="9.072301" calcext:value-type="float">
            <text:p>9.072301</text:p>
          </table:table-cell>
          <table:table-cell office:value-type="float" office:value="0.480107000000004" calcext:value-type="float">
            <text:p>0.480107000000004</text:p>
          </table:table-cell>
          <table:table-cell office:value-type="float" office:value="0.0188270000000017" calcext:value-type="float">
            <text:p>0.018827000000002</text:p>
          </table:table-cell>
          <table:table-cell office:value-type="float" office:value="0.0696799999999911" calcext:value-type="float">
            <text:p>0.069679999999991</text:p>
          </table:table-cell>
          <table:table-cell office:value-type="float" office:value="0" calcext:value-type="float">
            <text:p>0</text:p>
          </table:table-cell>
          <table:table-cell office:value-type="float" office:value="0.00804200000000321" calcext:value-type="float">
            <text:p>0.008042000000003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20553000000001" calcext:value-type="float">
            <text:p>0.120553000000001</text:p>
          </table:table-cell>
          <table:table-cell office:value-type="float" office:value="0.00168600000000652" calcext:value-type="float">
            <text:p>0.001686000000007</text:p>
          </table:table-cell>
          <table:table-cell office:value-type="float" office:value="0.237439999999992" calcext:value-type="float">
            <text:p>0.237439999999992</text:p>
          </table:table-cell>
          <table:table-cell office:value-type="float" office:value="3.17237305641174" calcext:value-type="float">
            <text:p>3.17237305641174</text:p>
          </table:table-cell>
          <table:table-cell office:value-type="float" office:value="5.10389500000001" calcext:value-type="float">
            <text:p>5.10389500000001</text:p>
          </table:table-cell>
          <table:table-cell office:value-type="float" office:value="0.00111199999999201" calcext:value-type="float">
            <text:p>0.001111999999992</text:p>
          </table:table-cell>
          <table:table-cell office:value-type="float" office:value="4.73823700000001" calcext:value-type="float">
            <text:p>4.73823700000001</text:p>
          </table:table-cell>
          <table:table-cell office:value-type="float" office:value="0.443260999999993" calcext:value-type="float">
            <text:p>0.443260999999993</text:p>
          </table:table-cell>
          <table:table-cell office:value-type="float" office:value="0.0193469999999962" calcext:value-type="float">
            <text:p>0.019346999999996</text:p>
          </table:table-cell>
          <table:table-cell office:value-type="float" office:value="0.071329999999989" calcext:value-type="float">
            <text:p>0.071329999999989</text:p>
          </table:table-cell>
          <table:table-cell office:value-type="float" office:value="0" calcext:value-type="float">
            <text:p>0</text:p>
          </table:table-cell>
          <table:table-cell office:value-type="float" office:value="0.0151570000000021" calcext:value-type="float">
            <text:p>0.015157000000002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867000000004" calcext:value-type="float">
            <text:p>0.120867000000004</text:p>
          </table:table-cell>
          <table:table-cell office:value-type="float" office:value="0.00166899999999259" calcext:value-type="float">
            <text:p>0.001668999999993</text:p>
          </table:table-cell>
          <table:table-cell office:value-type="float" office:value="0.237320999999994" calcext:value-type="float">
            <text:p>0.237320999999994</text:p>
          </table:table-cell>
          <table:table-cell office:value-type="float" office:value="3.23531556129456" calcext:value-type="float">
            <text:p>3.23531556129456</text:p>
          </table:table-cell>
          <table:table-cell office:value-type="float" office:value="4.74779600000001" calcext:value-type="float">
            <text:p>4.74779600000001</text:p>
          </table:table-cell>
          <table:table-cell office:value-type="float" office:value="0.00112500000000182" calcext:value-type="float">
            <text:p>0.001125000000002</text:p>
          </table:table-cell>
          <table:table-cell office:value-type="float" office:value="5.018428" calcext:value-type="float">
            <text:p>5.018428</text:p>
          </table:table-cell>
          <table:table-cell office:value-type="float" office:value="0.536676999999997" calcext:value-type="float">
            <text:p>0.536676999999997</text:p>
          </table:table-cell>
          <table:table-cell office:value-type="float" office:value="0.0192699999999917" calcext:value-type="float">
            <text:p>0.019269999999992</text:p>
          </table:table-cell>
          <table:table-cell office:value-type="float" office:value="0.0678220000000067" calcext:value-type="float">
            <text:p>0.067822000000007</text:p>
          </table:table-cell>
          <table:table-cell office:value-type="float" office:value="0" calcext:value-type="float">
            <text:p>0</text:p>
          </table:table-cell>
          <table:table-cell office:value-type="float" office:value="0.0216629999999896" calcext:value-type="float">
            <text:p>0.02166299999999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964999999998" calcext:value-type="float">
            <text:p>0.120964999999998</text:p>
          </table:table-cell>
          <table:table-cell office:value-type="float" office:value="0.00165699999999447" calcext:value-type="float">
            <text:p>0.001656999999994</text:p>
          </table:table-cell>
          <table:table-cell office:value-type="float" office:value="0.230642000000003" calcext:value-type="float">
            <text:p>0.230642000000003</text:p>
          </table:table-cell>
          <table:table-cell office:value-type="float" office:value="3.42566967010498" calcext:value-type="float">
            <text:p>3.42566967010498</text:p>
          </table:table-cell>
          <table:table-cell office:value-type="float" office:value="6.073003" calcext:value-type="float">
            <text:p>6.073003</text:p>
          </table:table-cell>
          <table:table-cell office:value-type="float" office:value="0.00112899999999172" calcext:value-type="float">
            <text:p>0.001128999999992</text:p>
          </table:table-cell>
          <table:table-cell office:value-type="float" office:value="4.547235" calcext:value-type="float">
            <text:p>4.547235</text:p>
          </table:table-cell>
          <table:table-cell office:value-type="float" office:value="0.500500999999986" calcext:value-type="float">
            <text:p>0.500500999999986</text:p>
          </table:table-cell>
          <table:table-cell office:value-type="float" office:value="0.0193940000000055" calcext:value-type="float">
            <text:p>0.019394000000006</text:p>
          </table:table-cell>
          <table:table-cell office:value-type="float" office:value="0.0658950000000402" calcext:value-type="float">
            <text:p>0.06589500000004</text:p>
          </table:table-cell>
          <table:table-cell office:value-type="float" office:value="0" calcext:value-type="float">
            <text:p>0</text:p>
          </table:table-cell>
          <table:table-cell office:value-type="float" office:value="0.0261159999999734" calcext:value-type="float">
            <text:p>0.026115999999973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856000000018" calcext:value-type="float">
            <text:p>0.117856000000018</text:p>
          </table:table-cell>
          <table:table-cell office:value-type="float" office:value="0.00166999999999007" calcext:value-type="float">
            <text:p>0.00166999999999</text:p>
          </table:table-cell>
          <table:table-cell office:value-type="float" office:value="0.228807999999987" calcext:value-type="float">
            <text:p>0.228807999999987</text:p>
          </table:table-cell>
          <table:table-cell office:value-type="float" office:value="3.08230686187744" calcext:value-type="float">
            <text:p>3.08230686187744</text:p>
          </table:table-cell>
          <table:table-cell office:value-type="float" office:value="5.01557600000001" calcext:value-type="float">
            <text:p>5.01557600000001</text:p>
          </table:table-cell>
          <table:table-cell office:value-type="float" office:value="0.000500999999985652" calcext:value-type="float">
            <text:p>0.000500999999986</text:p>
          </table:table-cell>
          <table:table-cell office:value-type="float" office:value="9.102777" calcext:value-type="float">
            <text:p>9.102777</text:p>
          </table:table-cell>
          <table:table-cell office:value-type="float" office:value="0.486387000000008" calcext:value-type="float">
            <text:p>0.486387000000008</text:p>
          </table:table-cell>
          <table:table-cell office:value-type="float" office:value="0.0193109999999876" calcext:value-type="float">
            <text:p>0.019310999999988</text:p>
          </table:table-cell>
          <table:table-cell office:value-type="float" office:value="0.069896" calcext:value-type="float">
            <text:p>0.069896</text:p>
          </table:table-cell>
          <table:table-cell office:value-type="float" office:value="0" calcext:value-type="float">
            <text:p>0</text:p>
          </table:table-cell>
          <table:table-cell office:value-type="float" office:value="0.00784799999999564" calcext:value-type="float">
            <text:p>0.007847999999996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553999999999" calcext:value-type="float">
            <text:p>0.120553999999999</text:p>
          </table:table-cell>
          <table:table-cell office:value-type="float" office:value="0.00167799999999829" calcext:value-type="float">
            <text:p>0.001677999999998</text:p>
          </table:table-cell>
          <table:table-cell office:value-type="float" office:value="0.315708999999998" calcext:value-type="float">
            <text:p>0.315708999999998</text:p>
          </table:table-cell>
          <table:table-cell office:value-type="float" office:value="3.15986466407776" calcext:value-type="float">
            <text:p>3.15986466407776</text:p>
          </table:table-cell>
          <table:table-cell office:value-type="float" office:value="5.12725499999999" calcext:value-type="float">
            <text:p>5.12725499999999</text:p>
          </table:table-cell>
          <table:table-cell office:value-type="float" office:value="0.00109900000001062" calcext:value-type="float">
            <text:p>0.001099000000011</text:p>
          </table:table-cell>
          <table:table-cell office:value-type="float" office:value="4.73431000000002" calcext:value-type="float">
            <text:p>4.73431000000002</text:p>
          </table:table-cell>
          <table:table-cell office:value-type="float" office:value="0.442176999999987" calcext:value-type="float">
            <text:p>0.442176999999987</text:p>
          </table:table-cell>
          <table:table-cell office:value-type="float" office:value="0.0196289999999806" calcext:value-type="float">
            <text:p>0.019628999999981</text:p>
          </table:table-cell>
          <table:table-cell office:value-type="float" office:value="0.0725250000000415" calcext:value-type="float">
            <text:p>0.072525000000042</text:p>
          </table:table-cell>
          <table:table-cell office:value-type="float" office:value="0" calcext:value-type="float">
            <text:p>0</text:p>
          </table:table-cell>
          <table:table-cell office:value-type="float" office:value="0.0152849999999773" calcext:value-type="float">
            <text:p>0.015284999999977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159299999999" calcext:value-type="float">
            <text:p>0.12159299999999</text:p>
          </table:table-cell>
          <table:table-cell office:value-type="float" office:value="0.00168200000001661" calcext:value-type="float">
            <text:p>0.001682000000017</text:p>
          </table:table-cell>
          <table:table-cell office:value-type="float" office:value="0.237442999999985" calcext:value-type="float">
            <text:p>0.237442999999985</text:p>
          </table:table-cell>
          <table:table-cell office:value-type="float" office:value="3.22457408905029" calcext:value-type="float">
            <text:p>3.22457408905029</text:p>
          </table:table-cell>
          <table:table-cell office:value-type="float" office:value="4.744911" calcext:value-type="float">
            <text:p>4.744911</text:p>
          </table:table-cell>
          <table:table-cell office:value-type="float" office:value="0.00114100000001827" calcext:value-type="float">
            <text:p>0.001141000000018</text:p>
          </table:table-cell>
          <table:table-cell office:value-type="float" office:value="4.985759" calcext:value-type="float">
            <text:p>4.985759</text:p>
          </table:table-cell>
          <table:table-cell office:value-type="float" office:value="0.449719000000016" calcext:value-type="float">
            <text:p>0.449719000000016</text:p>
          </table:table-cell>
          <table:table-cell office:value-type="float" office:value="0.0197740000000124" calcext:value-type="float">
            <text:p>0.019774000000012</text:p>
          </table:table-cell>
          <table:table-cell office:value-type="float" office:value="0.0682970000000012" calcext:value-type="float">
            <text:p>0.068297000000001</text:p>
          </table:table-cell>
          <table:table-cell office:value-type="float" office:value="0" calcext:value-type="float">
            <text:p>0</text:p>
          </table:table-cell>
          <table:table-cell office:value-type="float" office:value="0.0213899999999967" calcext:value-type="float">
            <text:p>0.021389999999997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784000000015" calcext:value-type="float">
            <text:p>0.120784000000015</text:p>
          </table:table-cell>
          <table:table-cell office:value-type="float" office:value="0.00164699999999129" calcext:value-type="float">
            <text:p>0.001646999999991</text:p>
          </table:table-cell>
          <table:table-cell office:value-type="float" office:value="0.230530999999985" calcext:value-type="float">
            <text:p>0.230530999999985</text:p>
          </table:table-cell>
          <table:table-cell office:value-type="float" office:value="3.32651090621948" calcext:value-type="float">
            <text:p>3.32651090621948</text:p>
          </table:table-cell>
          <table:table-cell office:value-type="float" office:value="6.07207099999999" calcext:value-type="float">
            <text:p>6.07207099999999</text:p>
          </table:table-cell>
          <table:table-cell office:value-type="float" office:value="0.00113099999998667" calcext:value-type="float">
            <text:p>0.001130999999987</text:p>
          </table:table-cell>
          <table:table-cell office:value-type="float" office:value="4.53235100000001" calcext:value-type="float">
            <text:p>4.53235100000001</text:p>
          </table:table-cell>
          <table:table-cell office:value-type="float" office:value="0.502239000000003" calcext:value-type="float">
            <text:p>0.502239000000003</text:p>
          </table:table-cell>
          <table:table-cell office:value-type="float" office:value="0.0192049999999995" calcext:value-type="float">
            <text:p>0.019205</text:p>
          </table:table-cell>
          <table:table-cell office:value-type="float" office:value="0.0656829999999786" calcext:value-type="float">
            <text:p>0.065682999999979</text:p>
          </table:table-cell>
          <table:table-cell office:value-type="float" office:value="0" calcext:value-type="float">
            <text:p>0</text:p>
          </table:table-cell>
          <table:table-cell office:value-type="float" office:value="0.0273130000000208" calcext:value-type="float">
            <text:p>0.027313000000021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80];[.C84];[.C88])" office:value-type="float" office:value="0.115959333333339" calcext:value-type="float">
            <text:p>0.115959333333339</text:p>
          </table:table-cell>
          <table:table-cell table:style-name="ce3" table:formula="of:=AVERAGE([.D80];[.D84];[.D88])" office:value-type="float" office:value="0.0016729999999956" calcext:value-type="float">
            <text:p>0.001672999999996</text:p>
          </table:table-cell>
          <table:table-cell table:style-name="ce3" table:formula="of:=AVERAGE([.E80];[.E84];[.E88])" office:value-type="float" office:value="0.228163333333329" calcext:value-type="float">
            <text:p>0.228163333333329</text:p>
          </table:table-cell>
          <table:table-cell table:style-name="ce3" table:formula="of:=AVERAGE([.F80];[.F84];[.F88])" office:value-type="float" office:value="3.10833565394084" calcext:value-type="float">
            <text:p>3.10833565394084</text:p>
          </table:table-cell>
          <table:table-cell table:style-name="ce3" table:formula="of:=AVERAGE([.G80];[.G84];[.G88])" office:value-type="float" office:value="5.04719333333333" calcext:value-type="float">
            <text:p>5.04719333333333</text:p>
          </table:table-cell>
          <table:table-cell table:style-name="ce3" table:formula="of:=AVERAGE([.H80];[.H84];[.H88])" office:value-type="float" office:value="0.000545666666663891" calcext:value-type="float">
            <text:p>0.000545666666664</text:p>
          </table:table-cell>
          <table:table-cell table:style-name="ce3" table:formula="of:=AVERAGE([.I80];[.I84];[.I88])" office:value-type="float" office:value="9.03049" calcext:value-type="float">
            <text:p>9.03049</text:p>
          </table:table-cell>
          <table:table-cell table:style-name="ce3" table:formula="of:=AVERAGE([.J80];[.J84];[.J88])" office:value-type="float" office:value="0.477682666666671" calcext:value-type="float">
            <text:p>0.477682666666671</text:p>
          </table:table-cell>
          <table:table-cell table:style-name="ce3" table:formula="of:=AVERAGE([.K80];[.K84];[.K88])" office:value-type="float" office:value="0.0189113333333305" calcext:value-type="float">
            <text:p>0.018911333333331</text:p>
          </table:table-cell>
          <table:table-cell table:style-name="ce3" table:formula="of:=AVERAGE([.L80];[.L84];[.L88])" office:value-type="float" office:value="0.0697079999999962" calcext:value-type="float">
            <text:p>0.069707999999996</text:p>
          </table:table-cell>
          <table:table-cell table:style-name="ce3" table:formula="of:=AVERAGE([.M80];[.M84];[.M88])" office:value-type="float" office:value="0" calcext:value-type="float">
            <text:p>0</text:p>
          </table:table-cell>
          <table:table-cell table:style-name="ce3" table:formula="of:=AVERAGE([.N80];[.N84];[.N88])" office:value-type="float" office:value="0.00776733333333368" calcext:value-type="float">
            <text:p>0.007767333333334</text:p>
          </table:table-cell>
          <table:table-cell table:style-name="ce4" table:formula="of:=SUM([.C92:.N92])" office:value-type="float" office:value="18.1064296539408" calcext:value-type="float">
            <text:p>18.106429653940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81];[.C85];[.C89])" office:value-type="float" office:value="0.120440333333334" calcext:value-type="float">
            <text:p>0.120440333333334</text:p>
          </table:table-cell>
          <table:table-cell table:style-name="ce3" table:formula="of:=AVERAGE([.D81];[.D85];[.D89])" office:value-type="float" office:value="0.00167400000000247" calcext:value-type="float">
            <text:p>0.001674000000002</text:p>
          </table:table-cell>
          <table:table-cell table:style-name="ce3" table:formula="of:=AVERAGE([.E81];[.E85];[.E89])" office:value-type="float" office:value="0.288774666666663" calcext:value-type="float">
            <text:p>0.288774666666663</text:p>
          </table:table-cell>
          <table:table-cell table:style-name="ce3" table:formula="of:=AVERAGE([.F81];[.F85];[.F89])" office:value-type="float" office:value="3.13105185826619" calcext:value-type="float">
            <text:p>3.13105185826619</text:p>
          </table:table-cell>
          <table:table-cell table:style-name="ce3" table:formula="of:=AVERAGE([.G81];[.G85];[.G89])" office:value-type="float" office:value="5.09530633333333" calcext:value-type="float">
            <text:p>5.09530633333333</text:p>
          </table:table-cell>
          <table:table-cell table:style-name="ce3" table:formula="of:=AVERAGE([.H81];[.H85];[.H89])" office:value-type="float" office:value="0.00119800000000107" calcext:value-type="float">
            <text:p>0.001198000000001</text:p>
          </table:table-cell>
          <table:table-cell table:style-name="ce3" table:formula="of:=AVERAGE([.I81];[.I85];[.I89])" office:value-type="float" office:value="4.71326233333334" calcext:value-type="float">
            <text:p>4.71326233333334</text:p>
          </table:table-cell>
          <table:table-cell table:style-name="ce3" table:formula="of:=AVERAGE([.J81];[.J85];[.J89])" office:value-type="float" office:value="0.442043666666659" calcext:value-type="float">
            <text:p>0.442043666666659</text:p>
          </table:table-cell>
          <table:table-cell table:style-name="ce3" table:formula="of:=AVERAGE([.K81];[.K85];[.K89])" office:value-type="float" office:value="0.0194489999999921" calcext:value-type="float">
            <text:p>0.019448999999992</text:p>
          </table:table-cell>
          <table:table-cell table:style-name="ce3" table:formula="of:=AVERAGE([.L81];[.L85];[.L89])" office:value-type="float" office:value="0.0717853333333428" calcext:value-type="float">
            <text:p>0.071785333333343</text:p>
          </table:table-cell>
          <table:table-cell table:style-name="ce3" table:formula="of:=AVERAGE([.M81];[.M85];[.M89])" office:value-type="float" office:value="0" calcext:value-type="float">
            <text:p>0</text:p>
          </table:table-cell>
          <table:table-cell table:style-name="ce3" table:formula="of:=AVERAGE([.N81];[.N85];[.N89])" office:value-type="float" office:value="0.015132999999994" calcext:value-type="float">
            <text:p>0.015132999999994</text:p>
          </table:table-cell>
          <table:table-cell table:style-name="ce4" table:formula="of:=SUM([.C93:.N93])" office:value-type="float" office:value="13.9001185249329" calcext:value-type="float">
            <text:p>13.9001185249329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82];[.C86];[.C90])" office:value-type="float" office:value="0.120926999999997" calcext:value-type="float">
            <text:p>0.120926999999997</text:p>
          </table:table-cell>
          <table:table-cell table:style-name="ce3" table:formula="of:=AVERAGE([.D82];[.D86];[.D90])" office:value-type="float" office:value="0.00167400000000365" calcext:value-type="float">
            <text:p>0.001674000000004</text:p>
          </table:table-cell>
          <table:table-cell table:style-name="ce3" table:formula="of:=AVERAGE([.E82];[.E86];[.E90])" office:value-type="float" office:value="0.23728366666666" calcext:value-type="float">
            <text:p>0.23728366666666</text:p>
          </table:table-cell>
          <table:table-cell table:style-name="ce3" table:formula="of:=AVERAGE([.F82];[.F86];[.F90])" office:value-type="float" office:value="3.19056661923726" calcext:value-type="float">
            <text:p>3.19056661923726</text:p>
          </table:table-cell>
          <table:table-cell table:style-name="ce3" table:formula="of:=AVERAGE([.G82];[.G86];[.G90])" office:value-type="float" office:value="4.74557166666667" calcext:value-type="float">
            <text:p>4.74557166666667</text:p>
          </table:table-cell>
          <table:table-cell table:style-name="ce3" table:formula="of:=AVERAGE([.H82];[.H86];[.H90])" office:value-type="float" office:value="0.00112866666667344" calcext:value-type="float">
            <text:p>0.001128666666673</text:p>
          </table:table-cell>
          <table:table-cell table:style-name="ce3" table:formula="of:=AVERAGE([.I82];[.I86];[.I90])" office:value-type="float" office:value="4.99958133333333" calcext:value-type="float">
            <text:p>4.99958133333333</text:p>
          </table:table-cell>
          <table:table-cell table:style-name="ce3" table:formula="of:=AVERAGE([.J82];[.J86];[.J90])" office:value-type="float" office:value="0.478560333333336" calcext:value-type="float">
            <text:p>0.478560333333336</text:p>
          </table:table-cell>
          <table:table-cell table:style-name="ce3" table:formula="of:=AVERAGE([.K82];[.K86];[.K90])" office:value-type="float" office:value="0.0194840000000009" calcext:value-type="float">
            <text:p>0.019484000000001</text:p>
          </table:table-cell>
          <table:table-cell table:style-name="ce3" table:formula="of:=AVERAGE([.L82];[.L86];[.L90])" office:value-type="float" office:value="0.0680663333333366" calcext:value-type="float">
            <text:p>0.068066333333337</text:p>
          </table:table-cell>
          <table:table-cell table:style-name="ce3" table:formula="of:=AVERAGE([.M82];[.M86];[.M90])" office:value-type="float" office:value="0" calcext:value-type="float">
            <text:p>0</text:p>
          </table:table-cell>
          <table:table-cell table:style-name="ce3" table:formula="of:=AVERAGE([.N82];[.N86];[.N90])" office:value-type="float" office:value="0.0212049999999948" calcext:value-type="float">
            <text:p>0.021204999999995</text:p>
          </table:table-cell>
          <table:table-cell table:style-name="ce4" table:formula="of:=SUM([.C94:.N94])" office:value-type="float" office:value="13.8840486192373" calcext:value-type="float">
            <text:p>13.8840486192373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83];[.C87];[.C91])" office:value-type="float" office:value="0.120725666666672" calcext:value-type="float">
            <text:p>0.120725666666672</text:p>
          </table:table-cell>
          <table:table-cell table:style-name="ce3" table:formula="of:=AVERAGE([.D83];[.D87];[.D91])" office:value-type="float" office:value="0.00165733333332933" calcext:value-type="float">
            <text:p>0.001657333333329</text:p>
          </table:table-cell>
          <table:table-cell table:style-name="ce3" table:formula="of:=AVERAGE([.E83];[.E87];[.E91])" office:value-type="float" office:value="0.230304999999997" calcext:value-type="float">
            <text:p>0.230304999999997</text:p>
          </table:table-cell>
          <table:table-cell table:style-name="ce3" table:formula="of:=AVERAGE([.F83];[.F87];[.F91])" office:value-type="float" office:value="3.33003274599711" calcext:value-type="float">
            <text:p>3.33003274599711</text:p>
          </table:table-cell>
          <table:table-cell table:style-name="ce3" table:formula="of:=AVERAGE([.G83];[.G87];[.G91])" office:value-type="float" office:value="6.05975133333333" calcext:value-type="float">
            <text:p>6.05975133333333</text:p>
          </table:table-cell>
          <table:table-cell table:style-name="ce3" table:formula="of:=AVERAGE([.H83];[.H87];[.H91])" office:value-type="float" office:value="0.0011256666666597" calcext:value-type="float">
            <text:p>0.00112566666666</text:p>
          </table:table-cell>
          <table:table-cell table:style-name="ce3" table:formula="of:=AVERAGE([.I83];[.I87];[.I91])" office:value-type="float" office:value="4.54652" calcext:value-type="float">
            <text:p>4.54652</text:p>
          </table:table-cell>
          <table:table-cell table:style-name="ce3" table:formula="of:=AVERAGE([.J83];[.J87];[.J91])" office:value-type="float" office:value="0.500781333333327" calcext:value-type="float">
            <text:p>0.500781333333327</text:p>
          </table:table-cell>
          <table:table-cell table:style-name="ce3" table:formula="of:=AVERAGE([.K83];[.K87];[.K91])" office:value-type="float" office:value="0.0192646666666671" calcext:value-type="float">
            <text:p>0.019264666666667</text:p>
          </table:table-cell>
          <table:table-cell table:style-name="ce3" table:formula="of:=AVERAGE([.L83];[.L87];[.L91])" office:value-type="float" office:value="0.0657016666666739" calcext:value-type="float">
            <text:p>0.065701666666674</text:p>
          </table:table-cell>
          <table:table-cell table:style-name="ce3" table:formula="of:=AVERAGE([.M83];[.M87];[.M91])" office:value-type="float" office:value="0" calcext:value-type="float">
            <text:p>0</text:p>
          </table:table-cell>
          <table:table-cell table:style-name="ce3" table:formula="of:=AVERAGE([.N83];[.N87];[.N91])" office:value-type="float" office:value="0.0267576666666637" calcext:value-type="float">
            <text:p>0.026757666666664</text:p>
          </table:table-cell>
          <table:table-cell table:style-name="ce4" table:formula="of:=SUM([.C95:.N95])" office:value-type="float" office:value="14.9026230793304" calcext:value-type="float">
            <text:p>14.9026230793304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92:.C95])" office:value-type="float" office:value="0.478052333333342" calcext:value-type="float">
            <text:p>0.478052333333342</text:p>
          </table:table-cell>
          <table:table-cell table:style-name="ce1" table:formula="of:=SUM([.D92:.D95])" office:value-type="float" office:value="0.00667833333333104" calcext:value-type="float">
            <text:p>0.006678333333331</text:p>
          </table:table-cell>
          <table:table-cell table:style-name="ce1" table:formula="of:=SUM([.E92:.E95])" office:value-type="float" office:value="0.984526666666649" calcext:value-type="float">
            <text:p>0.984526666666649</text:p>
          </table:table-cell>
          <table:table-cell table:style-name="ce1" table:formula="of:=SUM([.F92:.F95])" office:value-type="float" office:value="12.7599868774414" calcext:value-type="float">
            <text:p>12.7599868774414</text:p>
          </table:table-cell>
          <table:table-cell table:style-name="ce1" table:formula="of:=SUM([.G92:.G95])" office:value-type="float" office:value="20.9478226666667" calcext:value-type="float">
            <text:p>20.9478226666667</text:p>
          </table:table-cell>
          <table:table-cell table:style-name="ce1" table:formula="of:=SUM([.H92:.H95])" office:value-type="float" office:value="0.0039979999999981" calcext:value-type="float">
            <text:p>0.003997999999998</text:p>
          </table:table-cell>
          <table:table-cell table:style-name="ce1" table:formula="of:=SUM([.I92:.I95])" office:value-type="float" office:value="23.2898536666667" calcext:value-type="float">
            <text:p>23.2898536666667</text:p>
          </table:table-cell>
          <table:table-cell table:style-name="ce1" table:formula="of:=SUM([.J92:.J95])" office:value-type="float" office:value="1.89906799999999" calcext:value-type="float">
            <text:p>1.89906799999999</text:p>
          </table:table-cell>
          <table:table-cell table:style-name="ce1" table:formula="of:=SUM([.K92:.K95])" office:value-type="float" office:value="0.0771089999999906" calcext:value-type="float">
            <text:p>0.077108999999991</text:p>
          </table:table-cell>
          <table:table-cell table:style-name="ce1" table:formula="of:=SUM([.L92:.L95])" office:value-type="float" office:value="0.275261333333349" calcext:value-type="float">
            <text:p>0.275261333333349</text:p>
          </table:table-cell>
          <table:table-cell table:style-name="ce1" table:formula="of:=SUM([.M92:.M95])" office:value-type="float" office:value="0" calcext:value-type="float">
            <text:p>0</text:p>
          </table:table-cell>
          <table:table-cell table:style-name="ce1" table:formula="of:=SUM([.N92:.N95])" office:value-type="float" office:value="0.0708629999999863" calcext:value-type="float">
            <text:p>0.070862999999986</text:p>
          </table:table-cell>
          <table:table-cell table:style-name="ce1" table:formula="of:=SUM([.C96:.N96])" office:value-type="float" office:value="60.7932198774414" calcext:value-type="float">
            <text:p>60.7932198774414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1127" calcext:value-type="float">
            <text:p>0.111127</text:p>
          </table:table-cell>
          <table:table-cell office:value-type="float" office:value="0.00168600000000008" calcext:value-type="float">
            <text:p>0.001686</text:p>
          </table:table-cell>
          <table:table-cell office:value-type="float" office:value="0.227367" calcext:value-type="float">
            <text:p>0.227367</text:p>
          </table:table-cell>
          <table:table-cell office:value-type="float" office:value="3.04045581817627" calcext:value-type="float">
            <text:p>3.04045581817627</text:p>
          </table:table-cell>
          <table:table-cell office:value-type="float" office:value="5.036526" calcext:value-type="float">
            <text:p>5.036526</text:p>
          </table:table-cell>
          <table:table-cell office:value-type="float" office:value="0.000629999999999242" calcext:value-type="float">
            <text:p>0.000629999999999</text:p>
          </table:table-cell>
          <table:table-cell office:value-type="float" office:value="8.991767" calcext:value-type="float">
            <text:p>8.991767</text:p>
          </table:table-cell>
          <table:table-cell office:value-type="float" office:value="0.466044" calcext:value-type="float">
            <text:p>0.466044</text:p>
          </table:table-cell>
          <table:table-cell office:value-type="float" office:value="0.0186899999999994" calcext:value-type="float">
            <text:p>0.018689999999999</text:p>
          </table:table-cell>
          <table:table-cell office:value-type="float" office:value="0.0696890000000003" calcext:value-type="float">
            <text:p>0.069689</text:p>
          </table:table-cell>
          <table:table-cell office:value-type="float" office:value="0" calcext:value-type="float">
            <text:p>0</text:p>
          </table:table-cell>
          <table:table-cell office:value-type="float" office:value="0.00744699999999909" calcext:value-type="float">
            <text:p>0.007446999999999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752000000001" calcext:value-type="float">
            <text:p>0.118752000000001</text:p>
          </table:table-cell>
          <table:table-cell office:value-type="float" office:value="0.00167900000000287" calcext:value-type="float">
            <text:p>0.001679000000003</text:p>
          </table:table-cell>
          <table:table-cell office:value-type="float" office:value="0.403641" calcext:value-type="float">
            <text:p>0.403641</text:p>
          </table:table-cell>
          <table:table-cell office:value-type="float" office:value="4.34155559539795" calcext:value-type="float">
            <text:p>4.34155559539795</text:p>
          </table:table-cell>
          <table:table-cell office:value-type="float" office:value="10.482561" calcext:value-type="float">
            <text:p>10.482561</text:p>
          </table:table-cell>
          <table:table-cell office:value-type="float" office:value="0.0013230000000064" calcext:value-type="float">
            <text:p>0.001323000000006</text:p>
          </table:table-cell>
          <table:table-cell office:value-type="float" office:value="9.727697" calcext:value-type="float">
            <text:p>9.727697</text:p>
          </table:table-cell>
          <table:table-cell office:value-type="float" office:value="0.689034" calcext:value-type="float">
            <text:p>0.689034</text:p>
          </table:table-cell>
          <table:table-cell office:value-type="float" office:value="0.0225780000000029" calcext:value-type="float">
            <text:p>0.022578000000003</text:p>
          </table:table-cell>
          <table:table-cell office:value-type="float" office:value="0.489440999999992" calcext:value-type="float">
            <text:p>0.489440999999992</text:p>
          </table:table-cell>
          <table:table-cell office:value-type="float" office:value="0.0206340000000012" calcext:value-type="float">
            <text:p>0.020634000000001</text:p>
          </table:table-cell>
          <table:table-cell office:value-type="float" office:value="0.0145060000000044" calcext:value-type="float">
            <text:p>0.014506000000004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9571000000001" calcext:value-type="float">
            <text:p>0.119571000000001</text:p>
          </table:table-cell>
          <table:table-cell office:value-type="float" office:value="0.00166999999999717" calcext:value-type="float">
            <text:p>0.001669999999997</text:p>
          </table:table-cell>
          <table:table-cell office:value-type="float" office:value="0.37135" calcext:value-type="float">
            <text:p>0.37135</text:p>
          </table:table-cell>
          <table:table-cell office:value-type="float" office:value="5.62370443344116" calcext:value-type="float">
            <text:p>5.62370443344116</text:p>
          </table:table-cell>
          <table:table-cell office:value-type="float" office:value="14.170287" calcext:value-type="float">
            <text:p>14.170287</text:p>
          </table:table-cell>
          <table:table-cell office:value-type="float" office:value="0.00116700000000947" calcext:value-type="float">
            <text:p>0.001167000000009</text:p>
          </table:table-cell>
          <table:table-cell office:value-type="float" office:value="16.066975" calcext:value-type="float">
            <text:p>16.066975</text:p>
          </table:table-cell>
          <table:table-cell office:value-type="float" office:value="0.844093999999998" calcext:value-type="float">
            <text:p>0.844093999999998</text:p>
          </table:table-cell>
          <table:table-cell office:value-type="float" office:value="0.0243350000000078" calcext:value-type="float">
            <text:p>0.024335000000008</text:p>
          </table:table-cell>
          <table:table-cell office:value-type="float" office:value="0.658621000000025" calcext:value-type="float">
            <text:p>0.658621000000025</text:p>
          </table:table-cell>
          <table:table-cell office:value-type="float" office:value="0.0244979999999941" calcext:value-type="float">
            <text:p>0.024497999999994</text:p>
          </table:table-cell>
          <table:table-cell office:value-type="float" office:value="0.0202829999999921" calcext:value-type="float">
            <text:p>0.020282999999992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2294999999994" calcext:value-type="float">
            <text:p>0.122294999999994</text:p>
          </table:table-cell>
          <table:table-cell office:value-type="float" office:value="0.00167700000000082" calcext:value-type="float">
            <text:p>0.001677000000001</text:p>
          </table:table-cell>
          <table:table-cell office:value-type="float" office:value="0.417437000000007" calcext:value-type="float">
            <text:p>0.417437000000007</text:p>
          </table:table-cell>
          <table:table-cell office:value-type="float" office:value="6.91813945770264" calcext:value-type="float">
            <text:p>6.91813945770264</text:p>
          </table:table-cell>
          <table:table-cell office:value-type="float" office:value="20.816986" calcext:value-type="float">
            <text:p>20.816986</text:p>
          </table:table-cell>
          <table:table-cell office:value-type="float" office:value="0.0011870000000016" calcext:value-type="float">
            <text:p>0.001187000000002</text:p>
          </table:table-cell>
          <table:table-cell office:value-type="float" office:value="22.347739" calcext:value-type="float">
            <text:p>22.347739</text:p>
          </table:table-cell>
          <table:table-cell office:value-type="float" office:value="1.10413500000001" calcext:value-type="float">
            <text:p>1.10413500000001</text:p>
          </table:table-cell>
          <table:table-cell office:value-type="float" office:value="0.0266550000000052" calcext:value-type="float">
            <text:p>0.026655000000005</text:p>
          </table:table-cell>
          <table:table-cell office:value-type="float" office:value="0.810765000000032" calcext:value-type="float">
            <text:p>0.810765000000032</text:p>
          </table:table-cell>
          <table:table-cell office:value-type="float" office:value="0.028712999999982" calcext:value-type="float">
            <text:p>0.028712999999982</text:p>
          </table:table-cell>
          <table:table-cell office:value-type="float" office:value="0.0260099999999852" calcext:value-type="float">
            <text:p>0.02600999999998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6209999999995" calcext:value-type="float">
            <text:p>0.116209999999995</text:p>
          </table:table-cell>
          <table:table-cell office:value-type="float" office:value="0.00169299999998884" calcext:value-type="float">
            <text:p>0.001692999999989</text:p>
          </table:table-cell>
          <table:table-cell office:value-type="float" office:value="0.226175999999981" calcext:value-type="float">
            <text:p>0.226175999999981</text:p>
          </table:table-cell>
          <table:table-cell office:value-type="float" office:value="3.10191535949707" calcext:value-type="float">
            <text:p>3.10191535949707</text:p>
          </table:table-cell>
          <table:table-cell office:value-type="float" office:value="4.95701299999999" calcext:value-type="float">
            <text:p>4.95701299999999</text:p>
          </table:table-cell>
          <table:table-cell office:value-type="float" office:value="0.000498999999990701" calcext:value-type="float">
            <text:p>0.000498999999991</text:p>
          </table:table-cell>
          <table:table-cell office:value-type="float" office:value="9.12580199999999" calcext:value-type="float">
            <text:p>9.12580199999999</text:p>
          </table:table-cell>
          <table:table-cell office:value-type="float" office:value="0.479749999999996" calcext:value-type="float">
            <text:p>0.479749999999996</text:p>
          </table:table-cell>
          <table:table-cell office:value-type="float" office:value="0.0190920000000006" calcext:value-type="float">
            <text:p>0.019092000000001</text:p>
          </table:table-cell>
          <table:table-cell office:value-type="float" office:value="0.0703250000000253" calcext:value-type="float">
            <text:p>0.070325000000025</text:p>
          </table:table-cell>
          <table:table-cell office:value-type="float" office:value="0" calcext:value-type="float">
            <text:p>0</text:p>
          </table:table-cell>
          <table:table-cell office:value-type="float" office:value="0.00755300000000148" calcext:value-type="float">
            <text:p>0.007553000000001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945399999999" calcext:value-type="float">
            <text:p>0.11945399999999</text:p>
          </table:table-cell>
          <table:table-cell office:value-type="float" office:value="0.00168700000000399" calcext:value-type="float">
            <text:p>0.001687000000004</text:p>
          </table:table-cell>
          <table:table-cell office:value-type="float" office:value="0.331670000000003" calcext:value-type="float">
            <text:p>0.331670000000003</text:p>
          </table:table-cell>
          <table:table-cell office:value-type="float" office:value="4.5418107509613" calcext:value-type="float">
            <text:p>4.5418107509613</text:p>
          </table:table-cell>
          <table:table-cell office:value-type="float" office:value="10.284741" calcext:value-type="float">
            <text:p>10.284741</text:p>
          </table:table-cell>
          <table:table-cell office:value-type="float" office:value="0.00116400000001704" calcext:value-type="float">
            <text:p>0.001164000000017</text:p>
          </table:table-cell>
          <table:table-cell office:value-type="float" office:value="9.77509700000002" calcext:value-type="float">
            <text:p>9.77509700000002</text:p>
          </table:table-cell>
          <table:table-cell office:value-type="float" office:value="0.691915999999992" calcext:value-type="float">
            <text:p>0.691915999999992</text:p>
          </table:table-cell>
          <table:table-cell office:value-type="float" office:value="0.022783999999973" calcext:value-type="float">
            <text:p>0.022783999999973</text:p>
          </table:table-cell>
          <table:table-cell office:value-type="float" office:value="0.494917999999956" calcext:value-type="float">
            <text:p>0.494917999999956</text:p>
          </table:table-cell>
          <table:table-cell office:value-type="float" office:value="0.0207550000000083" calcext:value-type="float">
            <text:p>0.020755000000008</text:p>
          </table:table-cell>
          <table:table-cell office:value-type="float" office:value="0.0144930000000159" calcext:value-type="float">
            <text:p>0.014493000000016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345999999984" calcext:value-type="float">
            <text:p>0.120345999999984</text:p>
          </table:table-cell>
          <table:table-cell office:value-type="float" office:value="0.00167200000001344" calcext:value-type="float">
            <text:p>0.001672000000013</text:p>
          </table:table-cell>
          <table:table-cell office:value-type="float" office:value="0.373359999999991" calcext:value-type="float">
            <text:p>0.373359999999991</text:p>
          </table:table-cell>
          <table:table-cell office:value-type="float" office:value="5.96741604804993" calcext:value-type="float">
            <text:p>5.96741604804993</text:p>
          </table:table-cell>
          <table:table-cell office:value-type="float" office:value="13.781681" calcext:value-type="float">
            <text:p>13.781681</text:p>
          </table:table-cell>
          <table:table-cell office:value-type="float" office:value="0.00116199999999367" calcext:value-type="float">
            <text:p>0.001161999999994</text:p>
          </table:table-cell>
          <table:table-cell office:value-type="float" office:value="16.088415" calcext:value-type="float">
            <text:p>16.088415</text:p>
          </table:table-cell>
          <table:table-cell office:value-type="float" office:value="0.825896999999998" calcext:value-type="float">
            <text:p>0.825896999999998</text:p>
          </table:table-cell>
          <table:table-cell office:value-type="float" office:value="0.0245290000000011" calcext:value-type="float">
            <text:p>0.024529000000001</text:p>
          </table:table-cell>
          <table:table-cell office:value-type="float" office:value="0.655789999999996" calcext:value-type="float">
            <text:p>0.655789999999996</text:p>
          </table:table-cell>
          <table:table-cell office:value-type="float" office:value="0.0247390000000109" calcext:value-type="float">
            <text:p>0.024739000000011</text:p>
          </table:table-cell>
          <table:table-cell office:value-type="float" office:value="0.0205620000000124" calcext:value-type="float">
            <text:p>0.020562000000012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9886000000008" calcext:value-type="float">
            <text:p>0.119886000000008</text:p>
          </table:table-cell>
          <table:table-cell office:value-type="float" office:value="0.00167200000001344" calcext:value-type="float">
            <text:p>0.001672000000013</text:p>
          </table:table-cell>
          <table:table-cell office:value-type="float" office:value="0.41933499999999" calcext:value-type="float">
            <text:p>0.41933499999999</text:p>
          </table:table-cell>
          <table:table-cell office:value-type="float" office:value="7.31910872459412" calcext:value-type="float">
            <text:p>7.31910872459412</text:p>
          </table:table-cell>
          <table:table-cell office:value-type="float" office:value="20.979316" calcext:value-type="float">
            <text:p>20.979316</text:p>
          </table:table-cell>
          <table:table-cell office:value-type="float" office:value="0.00117199999999684" calcext:value-type="float">
            <text:p>0.001171999999997</text:p>
          </table:table-cell>
          <table:table-cell office:value-type="float" office:value="22.269244" calcext:value-type="float">
            <text:p>22.269244</text:p>
          </table:table-cell>
          <table:table-cell office:value-type="float" office:value="1.10057499999999" calcext:value-type="float">
            <text:p>1.10057499999999</text:p>
          </table:table-cell>
          <table:table-cell office:value-type="float" office:value="0.026286999999968" calcext:value-type="float">
            <text:p>0.026286999999968</text:p>
          </table:table-cell>
          <table:table-cell office:value-type="float" office:value="0.812763000000018" calcext:value-type="float">
            <text:p>0.812763000000018</text:p>
          </table:table-cell>
          <table:table-cell office:value-type="float" office:value="0.0280139999999847" calcext:value-type="float">
            <text:p>0.028013999999985</text:p>
          </table:table-cell>
          <table:table-cell office:value-type="float" office:value="0.0271050000000059" calcext:value-type="float">
            <text:p>0.027105000000006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6920999999991" calcext:value-type="float">
            <text:p>0.116920999999991</text:p>
          </table:table-cell>
          <table:table-cell office:value-type="float" office:value="0.00167199999998502" calcext:value-type="float">
            <text:p>0.001671999999985</text:p>
          </table:table-cell>
          <table:table-cell office:value-type="float" office:value="0.22700900000001" calcext:value-type="float">
            <text:p>0.22700900000001</text:p>
          </table:table-cell>
          <table:table-cell office:value-type="float" office:value="3.09848499298096" calcext:value-type="float">
            <text:p>3.09848499298096</text:p>
          </table:table-cell>
          <table:table-cell office:value-type="float" office:value="4.996984" calcext:value-type="float">
            <text:p>4.996984</text:p>
          </table:table-cell>
          <table:table-cell office:value-type="float" office:value="0.000491000000010899" calcext:value-type="float">
            <text:p>0.000491000000011</text:p>
          </table:table-cell>
          <table:table-cell office:value-type="float" office:value="9.09736600000002" calcext:value-type="float">
            <text:p>9.09736600000002</text:p>
          </table:table-cell>
          <table:table-cell office:value-type="float" office:value="0.485705999999993" calcext:value-type="float">
            <text:p>0.485705999999993</text:p>
          </table:table-cell>
          <table:table-cell office:value-type="float" office:value="0.019188999999983" calcext:value-type="float">
            <text:p>0.019188999999983</text:p>
          </table:table-cell>
          <table:table-cell office:value-type="float" office:value="0.0704810000000293" calcext:value-type="float">
            <text:p>0.070481000000029</text:p>
          </table:table-cell>
          <table:table-cell office:value-type="float" office:value="0" calcext:value-type="float">
            <text:p>0</text:p>
          </table:table-cell>
          <table:table-cell office:value-type="float" office:value="0.00795999999996866" calcext:value-type="float">
            <text:p>0.007959999999969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9625999999982" calcext:value-type="float">
            <text:p>0.119625999999982</text:p>
          </table:table-cell>
          <table:table-cell office:value-type="float" office:value="0.00166400000000522" calcext:value-type="float">
            <text:p>0.001664000000005</text:p>
          </table:table-cell>
          <table:table-cell office:value-type="float" office:value="0.407332999999994" calcext:value-type="float">
            <text:p>0.407332999999994</text:p>
          </table:table-cell>
          <table:table-cell office:value-type="float" office:value="4.58128833770752" calcext:value-type="float">
            <text:p>4.58128833770752</text:p>
          </table:table-cell>
          <table:table-cell office:value-type="float" office:value="10.321934" calcext:value-type="float">
            <text:p>10.321934</text:p>
          </table:table-cell>
          <table:table-cell office:value-type="float" office:value="0.00117299999999432" calcext:value-type="float">
            <text:p>0.001172999999994</text:p>
          </table:table-cell>
          <table:table-cell office:value-type="float" office:value="9.71491399999997" calcext:value-type="float">
            <text:p>9.71491399999997</text:p>
          </table:table-cell>
          <table:table-cell office:value-type="float" office:value="0.696233000000006" calcext:value-type="float">
            <text:p>0.696233000000006</text:p>
          </table:table-cell>
          <table:table-cell office:value-type="float" office:value="0.0227120000000127" calcext:value-type="float">
            <text:p>0.022712000000013</text:p>
          </table:table-cell>
          <table:table-cell office:value-type="float" office:value="0.493006999999921" calcext:value-type="float">
            <text:p>0.493006999999921</text:p>
          </table:table-cell>
          <table:table-cell office:value-type="float" office:value="0.0207440000000361" calcext:value-type="float">
            <text:p>0.020744000000036</text:p>
          </table:table-cell>
          <table:table-cell office:value-type="float" office:value="0.0151910000000157" calcext:value-type="float">
            <text:p>0.015191000000016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762999999978" calcext:value-type="float">
            <text:p>0.119762999999978</text:p>
          </table:table-cell>
          <table:table-cell office:value-type="float" office:value="0.00167700000002924" calcext:value-type="float">
            <text:p>0.001677000000029</text:p>
          </table:table-cell>
          <table:table-cell office:value-type="float" office:value="0.374970000000019" calcext:value-type="float">
            <text:p>0.374970000000019</text:p>
          </table:table-cell>
          <table:table-cell office:value-type="float" office:value="5.87142848968506" calcext:value-type="float">
            <text:p>5.87142848968506</text:p>
          </table:table-cell>
          <table:table-cell office:value-type="float" office:value="13.841682" calcext:value-type="float">
            <text:p>13.841682</text:p>
          </table:table-cell>
          <table:table-cell office:value-type="float" office:value="0.00118000000003349" calcext:value-type="float">
            <text:p>0.001180000000033</text:p>
          </table:table-cell>
          <table:table-cell office:value-type="float" office:value="16.182961" calcext:value-type="float">
            <text:p>16.182961</text:p>
          </table:table-cell>
          <table:table-cell office:value-type="float" office:value="0.848218000000031" calcext:value-type="float">
            <text:p>0.848218000000031</text:p>
          </table:table-cell>
          <table:table-cell office:value-type="float" office:value="0.0248520000000099" calcext:value-type="float">
            <text:p>0.02485200000001</text:p>
          </table:table-cell>
          <table:table-cell office:value-type="float" office:value="0.66153399999996" calcext:value-type="float">
            <text:p>0.66153399999996</text:p>
          </table:table-cell>
          <table:table-cell office:value-type="float" office:value="0.0247100000000273" calcext:value-type="float">
            <text:p>0.024710000000027</text:p>
          </table:table-cell>
          <table:table-cell office:value-type="float" office:value="0.023631000000023" calcext:value-type="float">
            <text:p>0.023631000000023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9829999999979" calcext:value-type="float">
            <text:p>0.119829999999979</text:p>
          </table:table-cell>
          <table:table-cell office:value-type="float" office:value="0.00167099999998754" calcext:value-type="float">
            <text:p>0.001670999999988</text:p>
          </table:table-cell>
          <table:table-cell office:value-type="float" office:value="0.416656999999987" calcext:value-type="float">
            <text:p>0.416656999999987</text:p>
          </table:table-cell>
          <table:table-cell office:value-type="float" office:value="7.79078364372253" calcext:value-type="float">
            <text:p>7.79078364372253</text:p>
          </table:table-cell>
          <table:table-cell office:value-type="float" office:value="20.893798" calcext:value-type="float">
            <text:p>20.893798</text:p>
          </table:table-cell>
          <table:table-cell office:value-type="float" office:value="0.00118200000002844" calcext:value-type="float">
            <text:p>0.001182000000028</text:p>
          </table:table-cell>
          <table:table-cell office:value-type="float" office:value="22.206231" calcext:value-type="float">
            <text:p>22.206231</text:p>
          </table:table-cell>
          <table:table-cell office:value-type="float" office:value="1.10567200000003" calcext:value-type="float">
            <text:p>1.10567200000003</text:p>
          </table:table-cell>
          <table:table-cell office:value-type="float" office:value="0.0270489999999768" calcext:value-type="float">
            <text:p>0.027048999999977</text:p>
          </table:table-cell>
          <table:table-cell office:value-type="float" office:value="0.814243000000033" calcext:value-type="float">
            <text:p>0.814243000000033</text:p>
          </table:table-cell>
          <table:table-cell office:value-type="float" office:value="0.0282649999999762" calcext:value-type="float">
            <text:p>0.028264999999976</text:p>
          </table:table-cell>
          <table:table-cell office:value-type="float" office:value="0.027971999999977" calcext:value-type="float">
            <text:p>0.027971999999977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98];[.C102];[.C106])" office:value-type="float" office:value="0.114752666666662" calcext:value-type="float">
            <text:p>0.114752666666662</text:p>
          </table:table-cell>
          <table:table-cell table:style-name="ce3" table:formula="of:=AVERAGE([.D98];[.D102];[.D106])" office:value-type="float" office:value="0.00168366666665798" calcext:value-type="float">
            <text:p>0.001683666666658</text:p>
          </table:table-cell>
          <table:table-cell table:style-name="ce3" table:formula="of:=AVERAGE([.E98];[.E102];[.E106])" office:value-type="float" office:value="0.226850666666664" calcext:value-type="float">
            <text:p>0.226850666666664</text:p>
          </table:table-cell>
          <table:table-cell table:style-name="ce3" table:formula="of:=AVERAGE([.F98];[.F102];[.F106])" office:value-type="float" office:value="3.0802853902181" calcext:value-type="float">
            <text:p>3.0802853902181</text:p>
          </table:table-cell>
          <table:table-cell table:style-name="ce3" table:formula="of:=AVERAGE([.G98];[.G102];[.G106])" office:value-type="float" office:value="4.996841" calcext:value-type="float">
            <text:p>4.996841</text:p>
          </table:table-cell>
          <table:table-cell table:style-name="ce3" table:formula="of:=AVERAGE([.H98];[.H102];[.H106])" office:value-type="float" office:value="0.000540000000000281" calcext:value-type="float">
            <text:p>0.00054</text:p>
          </table:table-cell>
          <table:table-cell table:style-name="ce3" table:formula="of:=AVERAGE([.I98];[.I102];[.I106])" office:value-type="float" office:value="9.071645" calcext:value-type="float">
            <text:p>9.071645</text:p>
          </table:table-cell>
          <table:table-cell table:style-name="ce3" table:formula="of:=AVERAGE([.J98];[.J102];[.J106])" office:value-type="float" office:value="0.477166666666663" calcext:value-type="float">
            <text:p>0.477166666666663</text:p>
          </table:table-cell>
          <table:table-cell table:style-name="ce3" table:formula="of:=AVERAGE([.K98];[.K102];[.K106])" office:value-type="float" office:value="0.0189903333333277" calcext:value-type="float">
            <text:p>0.018990333333328</text:p>
          </table:table-cell>
          <table:table-cell table:style-name="ce3" table:formula="of:=AVERAGE([.L98];[.L102];[.L106])" office:value-type="float" office:value="0.0701650000000183" calcext:value-type="float">
            <text:p>0.070165000000018</text:p>
          </table:table-cell>
          <table:table-cell table:style-name="ce3" table:formula="of:=AVERAGE([.M98];[.M102];[.M106])" office:value-type="float" office:value="0" calcext:value-type="float">
            <text:p>0</text:p>
          </table:table-cell>
          <table:table-cell table:style-name="ce3" table:formula="of:=AVERAGE([.N98];[.N102];[.N106])" office:value-type="float" office:value="0.00765333333332308" calcext:value-type="float">
            <text:p>0.007653333333323</text:p>
          </table:table-cell>
          <table:table-cell table:style-name="ce4" table:formula="of:=SUM([.C110:.N110])" office:value-type="float" office:value="18.0665737235514" calcext:value-type="float">
            <text:p>18.0665737235514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99];[.C103];[.C107])" office:value-type="float" office:value="0.119277333333324" calcext:value-type="float">
            <text:p>0.119277333333324</text:p>
          </table:table-cell>
          <table:table-cell table:style-name="ce3" table:formula="of:=AVERAGE([.D99];[.D103];[.D107])" office:value-type="float" office:value="0.00167666666667069" calcext:value-type="float">
            <text:p>0.001676666666671</text:p>
          </table:table-cell>
          <table:table-cell table:style-name="ce3" table:formula="of:=AVERAGE([.E99];[.E103];[.E107])" office:value-type="float" office:value="0.380881333333332" calcext:value-type="float">
            <text:p>0.380881333333332</text:p>
          </table:table-cell>
          <table:table-cell table:style-name="ce3" table:formula="of:=AVERAGE([.F99];[.F103];[.F107])" office:value-type="float" office:value="4.48821822802226" calcext:value-type="float">
            <text:p>4.48821822802226</text:p>
          </table:table-cell>
          <table:table-cell table:style-name="ce3" table:formula="of:=AVERAGE([.G99];[.G103];[.G107])" office:value-type="float" office:value="10.3630786666667" calcext:value-type="float">
            <text:p>10.3630786666667</text:p>
          </table:table-cell>
          <table:table-cell table:style-name="ce3" table:formula="of:=AVERAGE([.H99];[.H103];[.H107])" office:value-type="float" office:value="0.00122000000000592" calcext:value-type="float">
            <text:p>0.001220000000006</text:p>
          </table:table-cell>
          <table:table-cell table:style-name="ce3" table:formula="of:=AVERAGE([.I99];[.I103];[.I107])" office:value-type="float" office:value="9.739236" calcext:value-type="float">
            <text:p>9.739236</text:p>
          </table:table-cell>
          <table:table-cell table:style-name="ce3" table:formula="of:=AVERAGE([.J99];[.J103];[.J107])" office:value-type="float" office:value="0.692394333333333" calcext:value-type="float">
            <text:p>0.692394333333333</text:p>
          </table:table-cell>
          <table:table-cell table:style-name="ce3" table:formula="of:=AVERAGE([.K99];[.K103];[.K107])" office:value-type="float" office:value="0.0226913333333295" calcext:value-type="float">
            <text:p>0.02269133333333</text:p>
          </table:table-cell>
          <table:table-cell table:style-name="ce3" table:formula="of:=AVERAGE([.L99];[.L103];[.L107])" office:value-type="float" office:value="0.49245533333329" calcext:value-type="float">
            <text:p>0.49245533333329</text:p>
          </table:table-cell>
          <table:table-cell table:style-name="ce3" table:formula="of:=AVERAGE([.M99];[.M103];[.M107])" office:value-type="float" office:value="0.0207110000000152" calcext:value-type="float">
            <text:p>0.020711000000015</text:p>
          </table:table-cell>
          <table:table-cell table:style-name="ce3" table:formula="of:=AVERAGE([.N99];[.N103];[.N107])" office:value-type="float" office:value="0.014730000000012" calcext:value-type="float">
            <text:p>0.014730000000012</text:p>
          </table:table-cell>
          <table:table-cell table:style-name="ce4" table:formula="of:=SUM([.C111:.N111])" office:value-type="float" office:value="26.3365702280222" calcext:value-type="float">
            <text:p>26.3365702280222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100];[.C104];[.C108])" office:value-type="float" office:value="0.119893333333321" calcext:value-type="float">
            <text:p>0.119893333333321</text:p>
          </table:table-cell>
          <table:table-cell table:style-name="ce3" table:formula="of:=AVERAGE([.D100];[.D104];[.D108])" office:value-type="float" office:value="0.00167300000001328" calcext:value-type="float">
            <text:p>0.001673000000013</text:p>
          </table:table-cell>
          <table:table-cell table:style-name="ce3" table:formula="of:=AVERAGE([.E100];[.E104];[.E108])" office:value-type="float" office:value="0.37322666666667" calcext:value-type="float">
            <text:p>0.37322666666667</text:p>
          </table:table-cell>
          <table:table-cell table:style-name="ce3" table:formula="of:=AVERAGE([.F100];[.F104];[.F108])" office:value-type="float" office:value="5.82084965705872" calcext:value-type="float">
            <text:p>5.82084965705872</text:p>
          </table:table-cell>
          <table:table-cell table:style-name="ce3" table:formula="of:=AVERAGE([.G100];[.G104];[.G108])" office:value-type="float" office:value="13.9312166666667" calcext:value-type="float">
            <text:p>13.9312166666667</text:p>
          </table:table-cell>
          <table:table-cell table:style-name="ce3" table:formula="of:=AVERAGE([.H100];[.H104];[.H108])" office:value-type="float" office:value="0.00116966666667888" calcext:value-type="float">
            <text:p>0.001169666666679</text:p>
          </table:table-cell>
          <table:table-cell table:style-name="ce3" table:formula="of:=AVERAGE([.I100];[.I104];[.I108])" office:value-type="float" office:value="16.1127836666667" calcext:value-type="float">
            <text:p>16.1127836666667</text:p>
          </table:table-cell>
          <table:table-cell table:style-name="ce3" table:formula="of:=AVERAGE([.J100];[.J104];[.J108])" office:value-type="float" office:value="0.839403000000009" calcext:value-type="float">
            <text:p>0.839403000000009</text:p>
          </table:table-cell>
          <table:table-cell table:style-name="ce3" table:formula="of:=AVERAGE([.K100];[.K104];[.K108])" office:value-type="float" office:value="0.0245720000000063" calcext:value-type="float">
            <text:p>0.024572000000006</text:p>
          </table:table-cell>
          <table:table-cell table:style-name="ce3" table:formula="of:=AVERAGE([.L100];[.L104];[.L108])" office:value-type="float" office:value="0.658648333333327" calcext:value-type="float">
            <text:p>0.658648333333327</text:p>
          </table:table-cell>
          <table:table-cell table:style-name="ce3" table:formula="of:=AVERAGE([.M100];[.M104];[.M108])" office:value-type="float" office:value="0.0246490000000108" calcext:value-type="float">
            <text:p>0.024649000000011</text:p>
          </table:table-cell>
          <table:table-cell table:style-name="ce3" table:formula="of:=AVERAGE([.N100];[.N104];[.N108])" office:value-type="float" office:value="0.0214920000000092" calcext:value-type="float">
            <text:p>0.021492000000009</text:p>
          </table:table-cell>
          <table:table-cell table:style-name="ce4" table:formula="of:=SUM([.C112:.N112])" office:value-type="float" office:value="37.9295769903921" calcext:value-type="float">
            <text:p>37.929576990392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101];[.C105];[.C109])" office:value-type="float" office:value="0.120670333333327" calcext:value-type="float">
            <text:p>0.120670333333327</text:p>
          </table:table-cell>
          <table:table-cell table:style-name="ce3" table:formula="of:=AVERAGE([.D101];[.D105];[.D109])" office:value-type="float" office:value="0.00167333333333393" calcext:value-type="float">
            <text:p>0.001673333333334</text:p>
          </table:table-cell>
          <table:table-cell table:style-name="ce3" table:formula="of:=AVERAGE([.E101];[.E105];[.E109])" office:value-type="float" office:value="0.417809666666661" calcext:value-type="float">
            <text:p>0.417809666666661</text:p>
          </table:table-cell>
          <table:table-cell table:style-name="ce3" table:formula="of:=AVERAGE([.F101];[.F105];[.F109])" office:value-type="float" office:value="7.34267727533976" calcext:value-type="float">
            <text:p>7.34267727533976</text:p>
          </table:table-cell>
          <table:table-cell table:style-name="ce3" table:formula="of:=AVERAGE([.G101];[.G105];[.G109])" office:value-type="float" office:value="20.8967" calcext:value-type="float">
            <text:p>20.8967</text:p>
          </table:table-cell>
          <table:table-cell table:style-name="ce3" table:formula="of:=AVERAGE([.H101];[.H105];[.H109])" office:value-type="float" office:value="0.00118033333334229" calcext:value-type="float">
            <text:p>0.001180333333342</text:p>
          </table:table-cell>
          <table:table-cell table:style-name="ce3" table:formula="of:=AVERAGE([.I101];[.I105];[.I109])" office:value-type="float" office:value="22.2744046666667" calcext:value-type="float">
            <text:p>22.2744046666667</text:p>
          </table:table-cell>
          <table:table-cell table:style-name="ce3" table:formula="of:=AVERAGE([.J101];[.J105];[.J109])" office:value-type="float" office:value="1.10346066666668" calcext:value-type="float">
            <text:p>1.10346066666668</text:p>
          </table:table-cell>
          <table:table-cell table:style-name="ce3" table:formula="of:=AVERAGE([.K101];[.K105];[.K109])" office:value-type="float" office:value="0.02666366666665" calcext:value-type="float">
            <text:p>0.02666366666665</text:p>
          </table:table-cell>
          <table:table-cell table:style-name="ce3" table:formula="of:=AVERAGE([.L101];[.L105];[.L109])" office:value-type="float" office:value="0.812590333333361" calcext:value-type="float">
            <text:p>0.812590333333361</text:p>
          </table:table-cell>
          <table:table-cell table:style-name="ce3" table:formula="of:=AVERAGE([.M101];[.M105];[.M109])" office:value-type="float" office:value="0.0283306666666476" calcext:value-type="float">
            <text:p>0.028330666666648</text:p>
          </table:table-cell>
          <table:table-cell table:style-name="ce3" table:formula="of:=AVERAGE([.N101];[.N105];[.N109])" office:value-type="float" office:value="0.0270289999999894" calcext:value-type="float">
            <text:p>0.027028999999989</text:p>
          </table:table-cell>
          <table:table-cell table:style-name="ce4" table:formula="of:=SUM([.C113:.N113])" office:value-type="float" office:value="53.0531899420064" calcext:value-type="float">
            <text:p>53.0531899420064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110:.C113])" office:value-type="float" office:value="0.474593666666634" calcext:value-type="float">
            <text:p>0.474593666666634</text:p>
          </table:table-cell>
          <table:table-cell table:style-name="ce1" table:formula="of:=SUM([.D110:.D113])" office:value-type="float" office:value="0.00670666666667589" calcext:value-type="float">
            <text:p>0.006706666666676</text:p>
          </table:table-cell>
          <table:table-cell table:style-name="ce1" table:formula="of:=SUM([.E110:.E113])" office:value-type="float" office:value="1.39876833333333" calcext:value-type="float">
            <text:p>1.39876833333333</text:p>
          </table:table-cell>
          <table:table-cell table:style-name="ce1" table:formula="of:=SUM([.F110:.F113])" office:value-type="float" office:value="20.7320305506388" calcext:value-type="float">
            <text:p>20.7320305506388</text:p>
          </table:table-cell>
          <table:table-cell table:style-name="ce1" table:formula="of:=SUM([.G110:.G113])" office:value-type="float" office:value="50.1878363333333" calcext:value-type="float">
            <text:p>50.1878363333333</text:p>
          </table:table-cell>
          <table:table-cell table:style-name="ce1" table:formula="of:=SUM([.H110:.H113])" office:value-type="float" office:value="0.00411000000002737" calcext:value-type="float">
            <text:p>0.004110000000027</text:p>
          </table:table-cell>
          <table:table-cell table:style-name="ce1" table:formula="of:=SUM([.I110:.I113])" office:value-type="float" office:value="57.1980693333333" calcext:value-type="float">
            <text:p>57.1980693333333</text:p>
          </table:table-cell>
          <table:table-cell table:style-name="ce1" table:formula="of:=SUM([.J110:.J113])" office:value-type="float" office:value="3.11242466666668" calcext:value-type="float">
            <text:p>3.11242466666668</text:p>
          </table:table-cell>
          <table:table-cell table:style-name="ce1" table:formula="of:=SUM([.K110:.K113])" office:value-type="float" office:value="0.0929173333333135" calcext:value-type="float">
            <text:p>0.092917333333314</text:p>
          </table:table-cell>
          <table:table-cell table:style-name="ce1" table:formula="of:=SUM([.L110:.L113])" office:value-type="float" office:value="2.033859" calcext:value-type="float">
            <text:p>2.033859</text:p>
          </table:table-cell>
          <table:table-cell table:style-name="ce1" table:formula="of:=SUM([.M110:.M113])" office:value-type="float" office:value="0.0736906666666736" calcext:value-type="float">
            <text:p>0.073690666666674</text:p>
          </table:table-cell>
          <table:table-cell table:style-name="ce1" table:formula="of:=SUM([.N110:.N113])" office:value-type="float" office:value="0.0709043333333336" calcext:value-type="float">
            <text:p>0.070904333333334</text:p>
          </table:table-cell>
          <table:table-cell table:style-name="ce1" table:formula="of:=SUM([.C114:.N114])" office:value-type="float" office:value="135.385910883972" calcext:value-type="float">
            <text:p>135.385910883972</text:p>
          </table:table-cell>
          <table:table-cell table:number-columns-repeated="1009"/>
        </table:table-row>
      </table:table>
      <table:table table:name="combined - h_cp - quality" table:style-name="ta1">
        <table:shapes>
          <draw:frame draw:z-index="0" draw:style-name="gr1" draw:text-style-name="P1" svg:width="159.99mm" svg:height="89.99mm" svg:x="160.11mm" svg:y="121.93mm">
            <draw:object draw:notify-on-update-of-ranges="'combined - h_cp - quality'.B28:'combined - h_cp - quality'.E28 'combined - h_cp - quality'.A29:'combined - h_cp - quality'.A29 'combined - h_cp - quality'.B29:'combined - h_cp - quality'.E29 'combined - h_cp - quality'.A30:'combined - h_cp - quality'.A30 'combined - h_cp - quality'.B30:'combined - h_cp - quality'.E30 'combined - h_cp - quality'.A31:'combined - h_cp - quality'.A31 'combined - h_cp - quality'.B31:'combined - h_cp - quality'.E31 'combined - h_cp - quality'.A33:'combined - h_cp - quality'.A33 'combined - h_cp - quality'.B33:'combined - h_cp - quality'.E33 'combined - h_cp - quality'.A32:'combined - h_cp - quality'.A32 'combined - h_cp - quality'.B32:'combined - h_cp - quality'.E32 'combined - h_cp - quality'.A34:'combined - h_cp - quality'.A34 'combined - h_cp - quality'.B34:'combined - h_cp - quality'.E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dk_cells</text:p>
          </table:table-cell>
          <table:table-cell office:value-type="string" calcext:value-type="string">
            <text:p>training_cell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repairing_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epairing_f1</text:p>
          </table:table-cell>
          <table:table-cell office:value-type="string" calcext:value-type="string">
            <text:p>detected_errors</text:p>
          </table:table-cell>
          <table:table-cell office:value-type="string" calcext:value-type="string">
            <text:p>total_errors</text:p>
          </table:table-cell>
          <table:table-cell office:value-type="string" calcext:value-type="string">
            <text:p>correct_repairs</text:p>
          </table:table-cell>
          <table:table-cell office:value-type="string" calcext:value-type="string">
            <text:p>total_repairs</text:p>
          </table:table-cell>
          <table:table-cell office:value-type="string" calcext:value-type="string">
            <text:p>total_repairs_grdt</text:p>
          </table:table-cell>
          <table:table-cell office:value-type="string" calcext:value-type="string">
            <text:p>repairs_on_correct_cells</text:p>
          </table:table-cell>
          <table:table-cell office:value-type="string" calcext:value-type="string">
            <text:p>repairs_on_incorrect_cel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34862385321101" calcext:value-type="float">
            <text:p>0.834862385321101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63" calcext:value-type="float">
            <text:p>1963</text:p>
          </table:table-cell>
          <table:table-cell office:value-type="float" office:value="2500" calcext:value-type="float">
            <text:p>2500</text:p>
          </table:table-cell>
          <table:table-cell office:value-type="float" office:value="0.842592592592593" calcext:value-type="float">
            <text:p>0.842592592592593</text:p>
          </table:table-cell>
          <table:table-cell office:value-type="float" office:value="0.619047619047619" calcext:value-type="float">
            <text:p>0.619047619047619</text:p>
          </table:table-cell>
          <table:table-cell office:value-type="float" office:value="0.947916666666667" calcext:value-type="float">
            <text:p>0.947916666666667</text:p>
          </table:table-cell>
          <table:table-cell office:value-type="float" office:value="0.713725490196078" calcext:value-type="float">
            <text:p>0.713725490196078</text:p>
          </table:table-cell>
          <table:table-cell office:value-type="float" office:value="0.892156862745098" calcext:value-type="float">
            <text:p>0.892156862745098</text:p>
          </table:table-cell>
          <table:table-cell office:value-type="float" office:value="96" calcext:value-type="float">
            <text:p>96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165" calcext:value-type="float">
            <text:p>165</text:p>
          </table:table-cell>
          <table:table-cell office:value-type="float" office:value="108" calcext:value-type="float">
            <text:p>108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83" calcext:value-type="float">
            <text:p>2083</text:p>
          </table:table-cell>
          <table:table-cell office:value-type="float" office:value="2471" calcext:value-type="float">
            <text:p>2471</text:p>
          </table:table-cell>
          <table:table-cell office:value-type="float" office:value="1" calcext:value-type="float">
            <text:p>1</text:p>
          </table:table-cell>
          <table:table-cell office:value-type="float" office:value="0.828828828828829" calcext:value-type="float">
            <text:p>0.828828828828829</text:p>
          </table:table-cell>
          <table:table-cell office:value-type="float" office:value="0.989247311827957" calcext:value-type="float">
            <text:p>0.989247311827957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94594594594595" calcext:value-type="float">
            <text:p>0.994594594594595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 office:value-type="float" office:value="2513" calcext:value-type="float">
            <text:p>2513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556338028169014" calcext:value-type="float">
            <text:p>0.556338028169014</text:p>
          </table:table-cell>
          <table:table-cell office:value-type="float" office:value="0.887640449438202" calcext:value-type="float">
            <text:p>0.887640449438202</text:p>
          </table:table-cell>
          <table:table-cell office:value-type="float" office:value="0.711711711711712" calcext:value-type="float">
            <text:p>0.711711711711712</text:p>
          </table:table-cell>
          <table:table-cell office:value-type="float" office:value="0.93491124260355" calcext:value-type="float">
            <text:p>0.93491124260355</text:p>
          </table:table-cell>
          <table:table-cell office:value-type="float" office:value="89" calcext:value-type="float">
            <text:p>89</text:p>
          </table:table-cell>
          <table:table-cell office:value-type="float" office:value="142" calcext:value-type="float">
            <text:p>142</text:p>
          </table:table-cell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34862385321101" calcext:value-type="float">
            <text:p>0.834862385321101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24" calcext:value-type="float">
            <text:p>3424</text:p>
          </table:table-cell>
          <table:table-cell office:value-type="float" office:value="5337" calcext:value-type="float">
            <text:p>5337</text:p>
          </table:table-cell>
          <table:table-cell office:value-type="float" office:value="0.858333333333333" calcext:value-type="float">
            <text:p>0.858333333333333</text:p>
          </table:table-cell>
          <table:table-cell office:value-type="float" office:value="0.624242424242424" calcext:value-type="float">
            <text:p>0.624242424242424</text:p>
          </table:table-cell>
          <table:table-cell office:value-type="float" office:value="0.953703703703704" calcext:value-type="float">
            <text:p>0.953703703703704</text:p>
          </table:table-cell>
          <table:table-cell office:value-type="float" office:value="0.72280701754386" calcext:value-type="float">
            <text:p>0.72280701754386</text:p>
          </table:table-cell>
          <table:table-cell office:value-type="float" office:value="0.903508771929824" calcext:value-type="float">
            <text:p>0.903508771929824</text:p>
          </table:table-cell>
          <table:table-cell office:value-type="float" office:value="108" calcext:value-type="float">
            <text:p>108</text:p>
          </table:table-cell>
          <table:table-cell office:value-type="float" office:value="165" calcext:value-type="float">
            <text:p>16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67" calcext:value-type="float">
            <text:p>3767</text:p>
          </table:table-cell>
          <table:table-cell office:value-type="float" office:value="8677" calcext:value-type="float">
            <text:p>8677</text:p>
          </table:table-cell>
          <table:table-cell office:value-type="float" office:value="1" calcext:value-type="float">
            <text:p>1</text:p>
          </table:table-cell>
          <table:table-cell office:value-type="float" office:value="0.568421052631579" calcext:value-type="float">
            <text:p>0.568421052631579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724832214765101" calcext:value-type="float">
            <text:p>0.724832214765101</text:p>
          </table:table-cell>
          <table:table-cell office:value-type="float" office:value="0.964285714285714" calcext:value-type="float">
            <text:p>0.964285714285714</text:p>
          </table:table-cell>
          <table:table-cell office:value-type="float" office:value="116" calcext:value-type="float">
            <text:p>116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94" calcext:value-type="float">
            <text:p>6294</text:p>
          </table:table-cell>
          <table:table-cell office:value-type="float" office:value="11063" calcext:value-type="float">
            <text:p>11063</text:p>
          </table:table-cell>
          <table:table-cell office:value-type="float" office:value="0.992805755395684" calcext:value-type="float">
            <text:p>0.992805755395684</text:p>
          </table:table-cell>
          <table:table-cell office:value-type="float" office:value="0.616071428571429" calcext:value-type="float">
            <text:p>0.616071428571429</text:p>
          </table:table-cell>
          <table:table-cell office:value-type="float" office:value="0.938775510204082" calcext:value-type="float">
            <text:p>0.938775510204082</text:p>
          </table:table-cell>
          <table:table-cell office:value-type="float" office:value="0.760330578512397" calcext:value-type="float">
            <text:p>0.760330578512397</text:p>
          </table:table-cell>
          <table:table-cell office:value-type="float" office:value="0.965034965034965" calcext:value-type="float">
            <text:p>0.965034965034965</text:p>
          </table:table-cell>
          <table:table-cell office:value-type="float" office:value="147" calcext:value-type="float">
            <text:p>147</text:p>
          </table:table-cell>
          <table:table-cell office:value-type="float" office:value="224" calcext:value-type="float">
            <text:p>224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34862385321101" calcext:value-type="float">
            <text:p>0.834862385321101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2470" calcext:value-type="float">
            <text:p>2470</text:p>
          </table:table-cell>
          <table:table-cell office:value-type="float" office:value="0.85593220338983" calcext:value-type="float">
            <text:p>0.85593220338983</text:p>
          </table:table-cell>
          <table:table-cell office:value-type="float" office:value="0.687074829931973" calcext:value-type="float">
            <text:p>0.687074829931973</text:p>
          </table:table-cell>
          <table:table-cell office:value-type="float" office:value="0.952830188679245" calcext:value-type="float">
            <text:p>0.952830188679245</text:p>
          </table:table-cell>
          <table:table-cell office:value-type="float" office:value="0.762264150943396" calcext:value-type="float">
            <text:p>0.762264150943396</text:p>
          </table:table-cell>
          <table:table-cell office:value-type="float" office:value="0.901785714285714" calcext:value-type="float">
            <text:p>0.901785714285714</text:p>
          </table:table-cell>
          <table:table-cell office:value-type="float" office:value="106" calcext:value-type="float">
            <text:p>106</text:p>
          </table:table-cell>
          <table:table-cell office:value-type="float" office:value="147" calcext:value-type="float">
            <text:p>14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72" calcext:value-type="float">
            <text:p>2172</text:p>
          </table:table-cell>
          <table:table-cell office:value-type="float" office:value="2387" calcext:value-type="float">
            <text:p>2387</text:p>
          </table:table-cell>
          <table:table-cell office:value-type="float" office:value="1" calcext:value-type="float">
            <text:p>1</text:p>
          </table:table-cell>
          <table:table-cell office:value-type="float" office:value="0.828828828828829" calcext:value-type="float">
            <text:p>0.828828828828829</text:p>
          </table:table-cell>
          <table:table-cell office:value-type="float" office:value="0.989247311827957" calcext:value-type="float">
            <text:p>0.989247311827957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94594594594595" calcext:value-type="float">
            <text:p>0.994594594594595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01" calcext:value-type="float">
            <text:p>2201</text:p>
          </table:table-cell>
          <table:table-cell office:value-type="float" office:value="2369" calcext:value-type="float">
            <text:p>2369</text:p>
          </table:table-cell>
          <table:table-cell office:value-type="float" office:value="0.991735537190083" calcext:value-type="float">
            <text:p>0.991735537190083</text:p>
          </table:table-cell>
          <table:table-cell office:value-type="float" office:value="0.845070422535211" calcext:value-type="float">
            <text:p>0.845070422535211</text:p>
          </table:table-cell>
          <table:table-cell office:value-type="float" office:value="0.975609756097561" calcext:value-type="float">
            <text:p>0.975609756097561</text:p>
          </table:table-cell>
          <table:table-cell office:value-type="float" office:value="0.91254752851711" calcext:value-type="float">
            <text:p>0.91254752851711</text:p>
          </table:table-cell>
          <table:table-cell office:value-type="float" office:value="0.983606557377049" calcext:value-type="float">
            <text:p>0.983606557377049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34862385321101" calcext:value-type="float">
            <text:p>0.834862385321101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2470" calcext:value-type="float">
            <text:p>2470</text:p>
          </table:table-cell>
          <table:table-cell office:value-type="float" office:value="0.85593220338983" calcext:value-type="float">
            <text:p>0.85593220338983</text:p>
          </table:table-cell>
          <table:table-cell office:value-type="float" office:value="0.687074829931973" calcext:value-type="float">
            <text:p>0.687074829931973</text:p>
          </table:table-cell>
          <table:table-cell office:value-type="float" office:value="0.952830188679245" calcext:value-type="float">
            <text:p>0.952830188679245</text:p>
          </table:table-cell>
          <table:table-cell office:value-type="float" office:value="0.762264150943396" calcext:value-type="float">
            <text:p>0.762264150943396</text:p>
          </table:table-cell>
          <table:table-cell office:value-type="float" office:value="0.901785714285714" calcext:value-type="float">
            <text:p>0.901785714285714</text:p>
          </table:table-cell>
          <table:table-cell office:value-type="float" office:value="106" calcext:value-type="float">
            <text:p>106</text:p>
          </table:table-cell>
          <table:table-cell office:value-type="float" office:value="147" calcext:value-type="float">
            <text:p>14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72" calcext:value-type="float">
            <text:p>2172</text:p>
          </table:table-cell>
          <table:table-cell office:value-type="float" office:value="2387" calcext:value-type="float">
            <text:p>2387</text:p>
          </table:table-cell>
          <table:table-cell office:value-type="float" office:value="1" calcext:value-type="float">
            <text:p>1</text:p>
          </table:table-cell>
          <table:table-cell office:value-type="float" office:value="0.828828828828829" calcext:value-type="float">
            <text:p>0.828828828828829</text:p>
          </table:table-cell>
          <table:table-cell office:value-type="float" office:value="0.989247311827957" calcext:value-type="float">
            <text:p>0.989247311827957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94594594594595" calcext:value-type="float">
            <text:p>0.994594594594595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01" calcext:value-type="float">
            <text:p>2201</text:p>
          </table:table-cell>
          <table:table-cell office:value-type="float" office:value="2369" calcext:value-type="float">
            <text:p>2369</text:p>
          </table:table-cell>
          <table:table-cell office:value-type="float" office:value="0.991735537190083" calcext:value-type="float">
            <text:p>0.991735537190083</text:p>
          </table:table-cell>
          <table:table-cell office:value-type="float" office:value="0.845070422535211" calcext:value-type="float">
            <text:p>0.845070422535211</text:p>
          </table:table-cell>
          <table:table-cell office:value-type="float" office:value="0.975609756097561" calcext:value-type="float">
            <text:p>0.975609756097561</text:p>
          </table:table-cell>
          <table:table-cell office:value-type="float" office:value="0.91254752851711" calcext:value-type="float">
            <text:p>0.91254752851711</text:p>
          </table:table-cell>
          <table:table-cell office:value-type="float" office:value="0.983606557377049" calcext:value-type="float">
            <text:p>0.983606557377049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34862385321101" calcext:value-type="float">
            <text:p>0.834862385321101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24" calcext:value-type="float">
            <text:p>3424</text:p>
          </table:table-cell>
          <table:table-cell office:value-type="float" office:value="5337" calcext:value-type="float">
            <text:p>5337</text:p>
          </table:table-cell>
          <table:table-cell office:value-type="float" office:value="0.858333333333333" calcext:value-type="float">
            <text:p>0.858333333333333</text:p>
          </table:table-cell>
          <table:table-cell office:value-type="float" office:value="0.624242424242424" calcext:value-type="float">
            <text:p>0.624242424242424</text:p>
          </table:table-cell>
          <table:table-cell office:value-type="float" office:value="0.953703703703704" calcext:value-type="float">
            <text:p>0.953703703703704</text:p>
          </table:table-cell>
          <table:table-cell office:value-type="float" office:value="0.72280701754386" calcext:value-type="float">
            <text:p>0.72280701754386</text:p>
          </table:table-cell>
          <table:table-cell office:value-type="float" office:value="0.903508771929824" calcext:value-type="float">
            <text:p>0.903508771929824</text:p>
          </table:table-cell>
          <table:table-cell office:value-type="float" office:value="108" calcext:value-type="float">
            <text:p>108</text:p>
          </table:table-cell>
          <table:table-cell office:value-type="float" office:value="165" calcext:value-type="float">
            <text:p>16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67" calcext:value-type="float">
            <text:p>3767</text:p>
          </table:table-cell>
          <table:table-cell office:value-type="float" office:value="8677" calcext:value-type="float">
            <text:p>8677</text:p>
          </table:table-cell>
          <table:table-cell office:value-type="float" office:value="1" calcext:value-type="float">
            <text:p>1</text:p>
          </table:table-cell>
          <table:table-cell office:value-type="float" office:value="0.568421052631579" calcext:value-type="float">
            <text:p>0.568421052631579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724832214765101" calcext:value-type="float">
            <text:p>0.724832214765101</text:p>
          </table:table-cell>
          <table:table-cell office:value-type="float" office:value="0.964285714285714" calcext:value-type="float">
            <text:p>0.964285714285714</text:p>
          </table:table-cell>
          <table:table-cell office:value-type="float" office:value="116" calcext:value-type="float">
            <text:p>116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94" calcext:value-type="float">
            <text:p>6294</text:p>
          </table:table-cell>
          <table:table-cell office:value-type="float" office:value="11063" calcext:value-type="float">
            <text:p>11063</text:p>
          </table:table-cell>
          <table:table-cell office:value-type="float" office:value="0.992805755395684" calcext:value-type="float">
            <text:p>0.992805755395684</text:p>
          </table:table-cell>
          <table:table-cell office:value-type="float" office:value="0.616071428571429" calcext:value-type="float">
            <text:p>0.616071428571429</text:p>
          </table:table-cell>
          <table:table-cell office:value-type="float" office:value="0.938775510204082" calcext:value-type="float">
            <text:p>0.938775510204082</text:p>
          </table:table-cell>
          <table:table-cell office:value-type="float" office:value="0.760330578512397" calcext:value-type="float">
            <text:p>0.760330578512397</text:p>
          </table:table-cell>
          <table:table-cell office:value-type="float" office:value="0.965034965034965" calcext:value-type="float">
            <text:p>0.965034965034965</text:p>
          </table:table-cell>
          <table:table-cell office:value-type="float" office:value="147" calcext:value-type="float">
            <text:p>147</text:p>
          </table:table-cell>
          <table:table-cell office:value-type="float" office:value="224" calcext:value-type="float">
            <text:p>224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tch 1</text:p>
          </table:table-cell>
          <table:table-cell office:value-type="string" calcext:value-type="string">
            <text:p>Batch 2</text:p>
          </table:table-cell>
          <table:table-cell office:value-type="string" calcext:value-type="string">
            <text:p>Batch 3</text:p>
          </table:table-cell>
          <table:table-cell office:value-type="string" calcext:value-type="string">
            <text:p>Batch 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table:formula="of:=[.J2]-[.K2]+[.N2]" office:value-type="float" office:value="18" calcext:value-type="float">
            <text:p>18</text:p>
          </table:table-cell>
          <table:table-cell table:formula="of:=[.J3]-[.K3]+[.N3]+[.B29]" office:value-type="float" office:value="91" calcext:value-type="float">
            <text:p>91</text:p>
          </table:table-cell>
          <table:table-cell table:formula="of:=[.J4]-[.K4]+[.N4]+[.C29]" office:value-type="float" office:value="110" calcext:value-type="float">
            <text:p>110</text:p>
          </table:table-cell>
          <table:table-cell table:formula="of:=[.J5]-[.K5]+[.N5]+[.D29]" office:value-type="float" office:value="174" calcext:value-type="float">
            <text:p>1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formula="of:=[.J7]-[.K7]+[.N7]" office:value-type="float" office:value="18" calcext:value-type="float">
            <text:p>18</text:p>
          </table:table-cell>
          <table:table-cell table:formula="of:=[.J8]-[.K8]+[.N8]" office:value-type="float" office:value="79" calcext:value-type="float">
            <text:p>79</text:p>
          </table:table-cell>
          <table:table-cell table:formula="of:=[.J9]-[.K9]+[.N9]" office:value-type="float" office:value="82" calcext:value-type="float">
            <text:p>82</text:p>
          </table:table-cell>
          <table:table-cell table:formula="of:=[.J10]-[.K10]+[.N10]"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formula="of:=[.J12]-[.K12]+[.N12]" office:value-type="float" office:value="18" calcext:value-type="float">
            <text:p>18</text:p>
          </table:table-cell>
          <table:table-cell table:formula="of:=[.J13]-[.K13]+[.N13]+[.B31]" office:value-type="float" office:value="81" calcext:value-type="float">
            <text:p>81</text:p>
          </table:table-cell>
          <table:table-cell table:formula="of:=[.J14]-[.K14]+[.N14]+[.C31]" office:value-type="float" office:value="100" calcext:value-type="float">
            <text:p>100</text:p>
          </table:table-cell>
          <table:table-cell table:formula="of:=[.J15]-[.K15]+[.N15]+[.D31]" office:value-type="float" office:value="123" calcext:value-type="float">
            <text:p>1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+</text:p>
          </table:table-cell>
          <table:table-cell table:formula="of:=[.J17]-[.K17]+[.N17]" office:value-type="float" office:value="18" calcext:value-type="float">
            <text:p>18</text:p>
          </table:table-cell>
          <table:table-cell table:formula="of:=[.J18]-[.K18]+[.N18]+[.B32]" office:value-type="float" office:value="81" calcext:value-type="float">
            <text:p>81</text:p>
          </table:table-cell>
          <table:table-cell table:formula="of:=[.J19]-[.K19]+[.N19]+[.C32]" office:value-type="float" office:value="100" calcext:value-type="float">
            <text:p>100</text:p>
          </table:table-cell>
          <table:table-cell table:formula="of:=[.J20]-[.K20]+[.N20]+[.D32]" office:value-type="float" office:value="123" calcext:value-type="float">
            <text:p>1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+</text:p>
          </table:table-cell>
          <table:table-cell table:formula="of:=[.J22]-[.K22]+[.N22]" office:value-type="float" office:value="18" calcext:value-type="float">
            <text:p>18</text:p>
          </table:table-cell>
          <table:table-cell table:formula="of:=[.J23]-[.K23]+[.N23]" office:value-type="float" office:value="79" calcext:value-type="float">
            <text:p>79</text:p>
          </table:table-cell>
          <table:table-cell table:formula="of:=[.J24]-[.K24]+[.N24]" office:value-type="float" office:value="82" calcext:value-type="float">
            <text:p>82</text:p>
          </table:table-cell>
          <table:table-cell table:formula="of:=[.J25]-[.K25]+[.N25]"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repair</text:p>
          </table:table-cell>
          <table:table-cell table:formula="of:=[.J2]" office:value-type="float" office:value="109" calcext:value-type="float">
            <text:p>109</text:p>
          </table:table-cell>
          <table:table-cell table:formula="of:=[.J3]+[.B34]" office:value-type="float" office:value="256" calcext:value-type="float">
            <text:p>256</text:p>
          </table:table-cell>
          <table:table-cell table:formula="of:=[.J4]+[.C34]" office:value-type="float" office:value="367" calcext:value-type="float">
            <text:p>367</text:p>
          </table:table-cell>
          <table:table-cell table:formula="of:=[.J5]+[.D34]" office:value-type="float" office:value="509" calcext:value-type="float">
            <text:p>509</text:p>
          </table:table-cell>
          <table:table-cell table:number-columns-repeated="10"/>
        </table:table-row>
      </table:table>
      <table:table table:name="combined - h_cp - time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4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load_data</text:p>
          </table:table-cell>
          <table:table-cell office:value-type="string" calcext:value-type="string">
            <text:p>load_dcs</text:p>
          </table:table-cell>
          <table:table-cell office:value-type="string" calcext:value-type="string">
            <text:p>detect_errors</text:p>
          </table:table-cell>
          <table:table-cell office:value-type="string" calcext:value-type="string">
            <text:p>setup_domain</text:p>
          </table:table-cell>
          <table:table-cell office:value-type="string" calcext:value-type="string">
            <text:p>featurize_data</text:p>
          </table:table-cell>
          <table:table-cell office:value-type="string" calcext:value-type="string">
            <text:p>setup_model</text:p>
          </table:table-cell>
          <table:table-cell office:value-type="string" calcext:value-type="string">
            <text:p>fit_model</text:p>
          </table:table-cell>
          <table:table-cell office:value-type="string" calcext:value-type="string">
            <text:p>infer_repairs</text:p>
          </table:table-cell>
          <table:table-cell office:value-type="string" calcext:value-type="string">
            <text:p>get_inferred_values</text:p>
          </table:table-cell>
          <table:table-cell office:value-type="string" calcext:value-type="string">
            <text:p>generate_repaired_dataset</text:p>
          </table:table-cell>
          <table:table-cell office:value-type="string" calcext:value-type="string">
            <text:p>repaired_table_copy_time</text:p>
          </table:table-cell>
          <table:table-cell office:value-type="string" calcext:value-type="string">
            <text:p>save_stats_tim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8015" calcext:value-type="float">
            <text:p>0.108015</text:p>
          </table:table-cell>
          <table:table-cell office:value-type="float" office:value="0.00169399999999986" calcext:value-type="float">
            <text:p>0.001694</text:p>
          </table:table-cell>
          <table:table-cell office:value-type="float" office:value="0.213497" calcext:value-type="float">
            <text:p>0.213497</text:p>
          </table:table-cell>
          <table:table-cell office:value-type="float" office:value="3.03997159004211" calcext:value-type="float">
            <text:p>3.03997159004211</text:p>
          </table:table-cell>
          <table:table-cell office:value-type="float" office:value="4.677721" calcext:value-type="float">
            <text:p>4.677721</text:p>
          </table:table-cell>
          <table:table-cell office:value-type="float" office:value="0.000635000000000829" calcext:value-type="float">
            <text:p>0.000635000000001</text:p>
          </table:table-cell>
          <table:table-cell office:value-type="float" office:value="7.599189" calcext:value-type="float">
            <text:p>7.599189</text:p>
          </table:table-cell>
          <table:table-cell office:value-type="float" office:value="0.405558000000003" calcext:value-type="float">
            <text:p>0.405558000000003</text:p>
          </table:table-cell>
          <table:table-cell office:value-type="float" office:value="0.0182549999999999" calcext:value-type="float">
            <text:p>0.018255</text:p>
          </table:table-cell>
          <table:table-cell office:value-type="float" office:value="0.0455669999999984" calcext:value-type="float">
            <text:p>0.0455669999999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7425000000001" calcext:value-type="float">
            <text:p>0.117425000000001</text:p>
          </table:table-cell>
          <table:table-cell office:value-type="float" office:value="0.00165799999999905" calcext:value-type="float">
            <text:p>0.001657999999999</text:p>
          </table:table-cell>
          <table:table-cell office:value-type="float" office:value="0.212612" calcext:value-type="float">
            <text:p>0.212612</text:p>
          </table:table-cell>
          <table:table-cell office:value-type="float" office:value="3.16770076751709" calcext:value-type="float">
            <text:p>3.16770076751709</text:p>
          </table:table-cell>
          <table:table-cell office:value-type="float" office:value="5.709712" calcext:value-type="float">
            <text:p>5.709712</text:p>
          </table:table-cell>
          <table:table-cell office:value-type="float" office:value="0.000478999999998564" calcext:value-type="float">
            <text:p>0.000478999999999</text:p>
          </table:table-cell>
          <table:table-cell office:value-type="float" office:value="9.694011" calcext:value-type="float">
            <text:p>9.694011</text:p>
          </table:table-cell>
          <table:table-cell office:value-type="float" office:value="0.38964" calcext:value-type="float">
            <text:p>0.38964</text:p>
          </table:table-cell>
          <table:table-cell office:value-type="float" office:value="0.0184710000000052" calcext:value-type="float">
            <text:p>0.018471000000005</text:p>
          </table:table-cell>
          <table:table-cell office:value-type="float" office:value="0.0443610000000021" calcext:value-type="float">
            <text:p>0.044361000000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8172999999999" calcext:value-type="float">
            <text:p>0.118172999999999</text:p>
          </table:table-cell>
          <table:table-cell office:value-type="float" office:value="0.00166300000000064" calcext:value-type="float">
            <text:p>0.001663000000001</text:p>
          </table:table-cell>
          <table:table-cell office:value-type="float" office:value="0.220205" calcext:value-type="float">
            <text:p>0.220205</text:p>
          </table:table-cell>
          <table:table-cell office:value-type="float" office:value="3.02245211601257" calcext:value-type="float">
            <text:p>3.02245211601257</text:p>
          </table:table-cell>
          <table:table-cell office:value-type="float" office:value="4.810237" calcext:value-type="float">
            <text:p>4.810237</text:p>
          </table:table-cell>
          <table:table-cell office:value-type="float" office:value="0.000508000000003506" calcext:value-type="float">
            <text:p>0.000508000000004</text:p>
          </table:table-cell>
          <table:table-cell office:value-type="float" office:value="8.555404" calcext:value-type="float">
            <text:p>8.555404</text:p>
          </table:table-cell>
          <table:table-cell office:value-type="float" office:value="0.465728000000006" calcext:value-type="float">
            <text:p>0.465728000000006</text:p>
          </table:table-cell>
          <table:table-cell office:value-type="float" office:value="0.0188559999999995" calcext:value-type="float">
            <text:p>0.018856</text:p>
          </table:table-cell>
          <table:table-cell office:value-type="float" office:value="0.0445610000000016" calcext:value-type="float">
            <text:p>0.044561000000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282999999998" calcext:value-type="float">
            <text:p>0.118282999999998</text:p>
          </table:table-cell>
          <table:table-cell office:value-type="float" office:value="0.00167100000000175" calcext:value-type="float">
            <text:p>0.001671000000002</text:p>
          </table:table-cell>
          <table:table-cell office:value-type="float" office:value="0.212379999999996" calcext:value-type="float">
            <text:p>0.212379999999996</text:p>
          </table:table-cell>
          <table:table-cell office:value-type="float" office:value="3.18452024459839" calcext:value-type="float">
            <text:p>3.18452024459839</text:p>
          </table:table-cell>
          <table:table-cell office:value-type="float" office:value="7.039813" calcext:value-type="float">
            <text:p>7.039813</text:p>
          </table:table-cell>
          <table:table-cell office:value-type="float" office:value="0.000512000000000512" calcext:value-type="float">
            <text:p>0.000512000000001</text:p>
          </table:table-cell>
          <table:table-cell office:value-type="float" office:value="10.554589" calcext:value-type="float">
            <text:p>10.554589</text:p>
          </table:table-cell>
          <table:table-cell office:value-type="float" office:value="0.493133" calcext:value-type="float">
            <text:p>0.493133</text:p>
          </table:table-cell>
          <table:table-cell office:value-type="float" office:value="0.0186970000000031" calcext:value-type="float">
            <text:p>0.018697000000003</text:p>
          </table:table-cell>
          <table:table-cell office:value-type="float" office:value="0.0443320000000114" calcext:value-type="float">
            <text:p>0.044332000000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499400000001" calcext:value-type="float">
            <text:p>0.11499400000001</text:p>
          </table:table-cell>
          <table:table-cell office:value-type="float" office:value="0.00166000000000111" calcext:value-type="float">
            <text:p>0.001660000000001</text:p>
          </table:table-cell>
          <table:table-cell office:value-type="float" office:value="0.211157999999998" calcext:value-type="float">
            <text:p>0.211157999999998</text:p>
          </table:table-cell>
          <table:table-cell office:value-type="float" office:value="3.02590322494507" calcext:value-type="float">
            <text:p>3.02590322494507</text:p>
          </table:table-cell>
          <table:table-cell office:value-type="float" office:value="4.49748199999999" calcext:value-type="float">
            <text:p>4.49748199999999</text:p>
          </table:table-cell>
          <table:table-cell office:value-type="float" office:value="0.000484000000000151" calcext:value-type="float">
            <text:p>0.000484</text:p>
          </table:table-cell>
          <table:table-cell office:value-type="float" office:value="7.70473299999999" calcext:value-type="float">
            <text:p>7.70473299999999</text:p>
          </table:table-cell>
          <table:table-cell office:value-type="float" office:value="0.408602999999999" calcext:value-type="float">
            <text:p>0.408602999999999</text:p>
          </table:table-cell>
          <table:table-cell office:value-type="float" office:value="0.0185110000000037" calcext:value-type="float">
            <text:p>0.018511000000004</text:p>
          </table:table-cell>
          <table:table-cell office:value-type="float" office:value="0.0462229999999977" calcext:value-type="float">
            <text:p>0.0462229999999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7418000000001" calcext:value-type="float">
            <text:p>0.117418000000001</text:p>
          </table:table-cell>
          <table:table-cell office:value-type="float" office:value="0.00166600000000017" calcext:value-type="float">
            <text:p>0.001666</text:p>
          </table:table-cell>
          <table:table-cell office:value-type="float" office:value="0.212614000000002" calcext:value-type="float">
            <text:p>0.212614000000002</text:p>
          </table:table-cell>
          <table:table-cell office:value-type="float" office:value="3.22784090042114" calcext:value-type="float">
            <text:p>3.22784090042114</text:p>
          </table:table-cell>
          <table:table-cell office:value-type="float" office:value="5.73518899999999" calcext:value-type="float">
            <text:p>5.73518899999999</text:p>
          </table:table-cell>
          <table:table-cell office:value-type="float" office:value="0.000464000000008014" calcext:value-type="float">
            <text:p>0.000464000000008</text:p>
          </table:table-cell>
          <table:table-cell office:value-type="float" office:value="9.615644" calcext:value-type="float">
            <text:p>9.615644</text:p>
          </table:table-cell>
          <table:table-cell office:value-type="float" office:value="0.391931" calcext:value-type="float">
            <text:p>0.391931</text:p>
          </table:table-cell>
          <table:table-cell office:value-type="float" office:value="0.0185159999999911" calcext:value-type="float">
            <text:p>0.018515999999991</text:p>
          </table:table-cell>
          <table:table-cell office:value-type="float" office:value="0.0440790000000106" calcext:value-type="float">
            <text:p>0.044079000000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215000000006" calcext:value-type="float">
            <text:p>0.118215000000006</text:p>
          </table:table-cell>
          <table:table-cell office:value-type="float" office:value="0.00166700000001185" calcext:value-type="float">
            <text:p>0.001667000000012</text:p>
          </table:table-cell>
          <table:table-cell office:value-type="float" office:value="0.222909000000001" calcext:value-type="float">
            <text:p>0.222909000000001</text:p>
          </table:table-cell>
          <table:table-cell office:value-type="float" office:value="3.09863328933716" calcext:value-type="float">
            <text:p>3.09863328933716</text:p>
          </table:table-cell>
          <table:table-cell office:value-type="float" office:value="4.73954400000001" calcext:value-type="float">
            <text:p>4.73954400000001</text:p>
          </table:table-cell>
          <table:table-cell office:value-type="float" office:value="0.000484000000000151" calcext:value-type="float">
            <text:p>0.000484</text:p>
          </table:table-cell>
          <table:table-cell office:value-type="float" office:value="8.52559199999999" calcext:value-type="float">
            <text:p>8.52559199999999</text:p>
          </table:table-cell>
          <table:table-cell office:value-type="float" office:value="0.468977000000024" calcext:value-type="float">
            <text:p>0.468977000000024</text:p>
          </table:table-cell>
          <table:table-cell office:value-type="float" office:value="0.0187520000000063" calcext:value-type="float">
            <text:p>0.018752000000006</text:p>
          </table:table-cell>
          <table:table-cell office:value-type="float" office:value="0.0446289999999863" calcext:value-type="float">
            <text:p>0.0446289999999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499999999983" calcext:value-type="float">
            <text:p>0.118499999999983</text:p>
          </table:table-cell>
          <table:table-cell office:value-type="float" office:value="0.00166600000000017" calcext:value-type="float">
            <text:p>0.001666</text:p>
          </table:table-cell>
          <table:table-cell office:value-type="float" office:value="0.214067999999997" calcext:value-type="float">
            <text:p>0.214067999999997</text:p>
          </table:table-cell>
          <table:table-cell office:value-type="float" office:value="3.31138896942139" calcext:value-type="float">
            <text:p>3.31138896942139</text:p>
          </table:table-cell>
          <table:table-cell office:value-type="float" office:value="7.07728399999999" calcext:value-type="float">
            <text:p>7.07728399999999</text:p>
          </table:table-cell>
          <table:table-cell office:value-type="float" office:value="0.000494000000003325" calcext:value-type="float">
            <text:p>0.000494000000003</text:p>
          </table:table-cell>
          <table:table-cell office:value-type="float" office:value="10.611089" calcext:value-type="float">
            <text:p>10.611089</text:p>
          </table:table-cell>
          <table:table-cell office:value-type="float" office:value="0.477518000000003" calcext:value-type="float">
            <text:p>0.477518000000003</text:p>
          </table:table-cell>
          <table:table-cell office:value-type="float" office:value="0.0187139999999886" calcext:value-type="float">
            <text:p>0.018713999999989</text:p>
          </table:table-cell>
          <table:table-cell office:value-type="float" office:value="0.0445349999999962" calcext:value-type="float">
            <text:p>0.0445349999999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5252999999996" calcext:value-type="float">
            <text:p>0.115252999999996</text:p>
          </table:table-cell>
          <table:table-cell office:value-type="float" office:value="0.00168299999998567" calcext:value-type="float">
            <text:p>0.001682999999986</text:p>
          </table:table-cell>
          <table:table-cell office:value-type="float" office:value="0.212419000000011" calcext:value-type="float">
            <text:p>0.212419000000011</text:p>
          </table:table-cell>
          <table:table-cell office:value-type="float" office:value="3.0704333782196" calcext:value-type="float">
            <text:p>3.0704333782196</text:p>
          </table:table-cell>
          <table:table-cell office:value-type="float" office:value="4.500033" calcext:value-type="float">
            <text:p>4.500033</text:p>
          </table:table-cell>
          <table:table-cell office:value-type="float" office:value="0.000501000000014074" calcext:value-type="float">
            <text:p>0.000501000000014</text:p>
          </table:table-cell>
          <table:table-cell office:value-type="float" office:value="7.70132100000001" calcext:value-type="float">
            <text:p>7.70132100000001</text:p>
          </table:table-cell>
          <table:table-cell office:value-type="float" office:value="0.409318999999982" calcext:value-type="float">
            <text:p>0.409318999999982</text:p>
          </table:table-cell>
          <table:table-cell office:value-type="float" office:value="0.0185539999999946" calcext:value-type="float">
            <text:p>0.018553999999995</text:p>
          </table:table-cell>
          <table:table-cell office:value-type="float" office:value="0.0459199999999953" calcext:value-type="float">
            <text:p>0.0459199999999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149999999986" calcext:value-type="float">
            <text:p>0.118149999999986</text:p>
          </table:table-cell>
          <table:table-cell office:value-type="float" office:value="0.00167300000001092" calcext:value-type="float">
            <text:p>0.001673000000011</text:p>
          </table:table-cell>
          <table:table-cell office:value-type="float" office:value="0.213682999999975" calcext:value-type="float">
            <text:p>0.213682999999975</text:p>
          </table:table-cell>
          <table:table-cell office:value-type="float" office:value="3.12180852890015" calcext:value-type="float">
            <text:p>3.12180852890015</text:p>
          </table:table-cell>
          <table:table-cell office:value-type="float" office:value="5.74842999999999" calcext:value-type="float">
            <text:p>5.74842999999999</text:p>
          </table:table-cell>
          <table:table-cell office:value-type="float" office:value="0.000461000000001377" calcext:value-type="float">
            <text:p>0.000461000000001</text:p>
          </table:table-cell>
          <table:table-cell office:value-type="float" office:value="9.66065900000001" calcext:value-type="float">
            <text:p>9.66065900000001</text:p>
          </table:table-cell>
          <table:table-cell office:value-type="float" office:value="0.390856000000014" calcext:value-type="float">
            <text:p>0.390856000000014</text:p>
          </table:table-cell>
          <table:table-cell office:value-type="float" office:value="0.0186119999999903" calcext:value-type="float">
            <text:p>0.01861199999999</text:p>
          </table:table-cell>
          <table:table-cell office:value-type="float" office:value="0.0444570000000226" calcext:value-type="float">
            <text:p>0.044457000000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8249999999989" calcext:value-type="float">
            <text:p>0.118249999999989</text:p>
          </table:table-cell>
          <table:table-cell office:value-type="float" office:value="0.00165999999998689" calcext:value-type="float">
            <text:p>0.001659999999987</text:p>
          </table:table-cell>
          <table:table-cell office:value-type="float" office:value="0.299958000000004" calcext:value-type="float">
            <text:p>0.299958000000004</text:p>
          </table:table-cell>
          <table:table-cell office:value-type="float" office:value="3.0971531867981" calcext:value-type="float">
            <text:p>3.0971531867981</text:p>
          </table:table-cell>
          <table:table-cell office:value-type="float" office:value="4.72895700000001" calcext:value-type="float">
            <text:p>4.72895700000001</text:p>
          </table:table-cell>
          <table:table-cell office:value-type="float" office:value="0.000492999999977428" calcext:value-type="float">
            <text:p>0.000492999999977</text:p>
          </table:table-cell>
          <table:table-cell office:value-type="float" office:value="8.527207" calcext:value-type="float">
            <text:p>8.527207</text:p>
          </table:table-cell>
          <table:table-cell office:value-type="float" office:value="0.470277999999979" calcext:value-type="float">
            <text:p>0.470277999999979</text:p>
          </table:table-cell>
          <table:table-cell office:value-type="float" office:value="0.0190200000000118" calcext:value-type="float">
            <text:p>0.019020000000012</text:p>
          </table:table-cell>
          <table:table-cell office:value-type="float" office:value="0.044713999999999" calcext:value-type="float">
            <text:p>0.044713999999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26099999999" calcext:value-type="float">
            <text:p>0.11826099999999</text:p>
          </table:table-cell>
          <table:table-cell office:value-type="float" office:value="0.00166500000000269" calcext:value-type="float">
            <text:p>0.001665000000003</text:p>
          </table:table-cell>
          <table:table-cell office:value-type="float" office:value="0.211808000000019" calcext:value-type="float">
            <text:p>0.211808000000019</text:p>
          </table:table-cell>
          <table:table-cell office:value-type="float" office:value="3.2262077331543" calcext:value-type="float">
            <text:p>3.2262077331543</text:p>
          </table:table-cell>
          <table:table-cell office:value-type="float" office:value="7.088831" calcext:value-type="float">
            <text:p>7.088831</text:p>
          </table:table-cell>
          <table:table-cell office:value-type="float" office:value="0.000492000000008375" calcext:value-type="float">
            <text:p>0.000492000000008</text:p>
          </table:table-cell>
          <table:table-cell office:value-type="float" office:value="10.561577" calcext:value-type="float">
            <text:p>10.561577</text:p>
          </table:table-cell>
          <table:table-cell office:value-type="float" office:value="0.493941000000007" calcext:value-type="float">
            <text:p>0.493941000000007</text:p>
          </table:table-cell>
          <table:table-cell office:value-type="float" office:value="0.0187159999999835" calcext:value-type="float">
            <text:p>0.018715999999984</text:p>
          </table:table-cell>
          <table:table-cell office:value-type="float" office:value="0.0441690000000108" calcext:value-type="float">
            <text:p>0.044169000000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];[.C6];[.C10])" office:value-type="float" office:value="0.112754000000002" calcext:value-type="float">
            <text:p>0.112754000000002</text:p>
          </table:table-cell>
          <table:table-cell table:style-name="ce3" table:formula="of:=AVERAGE([.D2];[.D6];[.D10])" office:value-type="float" office:value="0.00167899999999555" calcext:value-type="float">
            <text:p>0.001678999999996</text:p>
          </table:table-cell>
          <table:table-cell table:style-name="ce3" table:formula="of:=AVERAGE([.E2];[.E6];[.E10])" office:value-type="float" office:value="0.212358000000003" calcext:value-type="float">
            <text:p>0.212358000000003</text:p>
          </table:table-cell>
          <table:table-cell table:style-name="ce3" table:formula="of:=AVERAGE([.F2];[.F6];[.F10])" office:value-type="float" office:value="3.04543606440226" calcext:value-type="float">
            <text:p>3.04543606440226</text:p>
          </table:table-cell>
          <table:table-cell table:style-name="ce3" table:formula="of:=AVERAGE([.G2];[.G6];[.G10])" office:value-type="float" office:value="4.558412" calcext:value-type="float">
            <text:p>4.558412</text:p>
          </table:table-cell>
          <table:table-cell table:style-name="ce3" table:formula="of:=AVERAGE([.H2];[.H6];[.H10])" office:value-type="float" office:value="0.000540000000005018" calcext:value-type="float">
            <text:p>0.000540000000005</text:p>
          </table:table-cell>
          <table:table-cell table:style-name="ce3" table:formula="of:=AVERAGE([.I2];[.I6];[.I10])" office:value-type="float" office:value="7.66841433333333" calcext:value-type="float">
            <text:p>7.66841433333333</text:p>
          </table:table-cell>
          <table:table-cell table:style-name="ce3" table:formula="of:=AVERAGE([.J2];[.J6];[.J10])" office:value-type="float" office:value="0.407826666666661" calcext:value-type="float">
            <text:p>0.407826666666661</text:p>
          </table:table-cell>
          <table:table-cell table:style-name="ce3" table:formula="of:=AVERAGE([.K2];[.K6];[.K10])" office:value-type="float" office:value="0.0184399999999994" calcext:value-type="float">
            <text:p>0.018439999999999</text:p>
          </table:table-cell>
          <table:table-cell table:style-name="ce3" table:formula="of:=AVERAGE([.L2];[.L6];[.L10])" office:value-type="float" office:value="0.0459033333333305" calcext:value-type="float">
            <text:p>0.045903333333331</text:p>
          </table:table-cell>
          <table:table-cell table:style-name="ce3" table:formula="of:=AVERAGE([.M2];[.M6];[.M10])" office:value-type="float" office:value="0" calcext:value-type="float">
            <text:p>0</text:p>
          </table:table-cell>
          <table:table-cell table:style-name="ce3" table:formula="of:=AVERAGE([.N2];[.N6];[.N10])" office:value-type="float" office:value="0" calcext:value-type="float">
            <text:p>0</text:p>
          </table:table-cell>
          <table:table-cell table:style-name="ce4" table:formula="of:=SUM([.C14:.N14])" office:value-type="float" office:value="16.0717633977356" calcext:value-type="float">
            <text:p>16.071763397735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3];[.C7];[.C11])" office:value-type="float" office:value="0.117664333333329" calcext:value-type="float">
            <text:p>0.117664333333329</text:p>
          </table:table-cell>
          <table:table-cell table:style-name="ce3" table:formula="of:=AVERAGE([.D3];[.D7];[.D11])" office:value-type="float" office:value="0.00166566666667005" calcext:value-type="float">
            <text:p>0.00166566666667</text:p>
          </table:table-cell>
          <table:table-cell table:style-name="ce3" table:formula="of:=AVERAGE([.E3];[.E7];[.E11])" office:value-type="float" office:value="0.212969666666659" calcext:value-type="float">
            <text:p>0.212969666666659</text:p>
          </table:table-cell>
          <table:table-cell table:style-name="ce3" table:formula="of:=AVERAGE([.F3];[.F7];[.F11])" office:value-type="float" office:value="3.17245006561279" calcext:value-type="float">
            <text:p>3.17245006561279</text:p>
          </table:table-cell>
          <table:table-cell table:style-name="ce3" table:formula="of:=AVERAGE([.G3];[.G7];[.G11])" office:value-type="float" office:value="5.73111033333333" calcext:value-type="float">
            <text:p>5.73111033333333</text:p>
          </table:table-cell>
          <table:table-cell table:style-name="ce3" table:formula="of:=AVERAGE([.H3];[.H7];[.H11])" office:value-type="float" office:value="0.000468000000002652" calcext:value-type="float">
            <text:p>0.000468000000003</text:p>
          </table:table-cell>
          <table:table-cell table:style-name="ce3" table:formula="of:=AVERAGE([.I3];[.I7];[.I11])" office:value-type="float" office:value="9.65677133333334" calcext:value-type="float">
            <text:p>9.65677133333334</text:p>
          </table:table-cell>
          <table:table-cell table:style-name="ce3" table:formula="of:=AVERAGE([.J3];[.J7];[.J11])" office:value-type="float" office:value="0.390809000000005" calcext:value-type="float">
            <text:p>0.390809000000005</text:p>
          </table:table-cell>
          <table:table-cell table:style-name="ce3" table:formula="of:=AVERAGE([.K3];[.K7];[.K11])" office:value-type="float" office:value="0.0185329999999955" calcext:value-type="float">
            <text:p>0.018532999999996</text:p>
          </table:table-cell>
          <table:table-cell table:style-name="ce3" table:formula="of:=AVERAGE([.L3];[.L7];[.L11])" office:value-type="float" office:value="0.0442990000000118" calcext:value-type="float">
            <text:p>0.044299000000012</text:p>
          </table:table-cell>
          <table:table-cell table:style-name="ce3" table:formula="of:=AVERAGE([.M3];[.M7];[.M11])" office:value-type="float" office:value="0" calcext:value-type="float">
            <text:p>0</text:p>
          </table:table-cell>
          <table:table-cell table:style-name="ce3" table:formula="of:=AVERAGE([.N3];[.N7];[.N11])" office:value-type="float" office:value="0" calcext:value-type="float">
            <text:p>0</text:p>
          </table:table-cell>
          <table:table-cell table:style-name="ce4" table:formula="of:=SUM([.C15:.N15])" office:value-type="float" office:value="19.3467403989461" calcext:value-type="float">
            <text:p>19.346740398946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];[.C8];[.C12])" office:value-type="float" office:value="0.118212666666665" calcext:value-type="float">
            <text:p>0.118212666666665</text:p>
          </table:table-cell>
          <table:table-cell table:style-name="ce3" table:formula="of:=AVERAGE([.D4];[.D8];[.D12])" office:value-type="float" office:value="0.00166333333333313" calcext:value-type="float">
            <text:p>0.001663333333333</text:p>
          </table:table-cell>
          <table:table-cell table:style-name="ce3" table:formula="of:=AVERAGE([.E4];[.E8];[.E12])" office:value-type="float" office:value="0.247690666666668" calcext:value-type="float">
            <text:p>0.247690666666668</text:p>
          </table:table-cell>
          <table:table-cell table:style-name="ce3" table:formula="of:=AVERAGE([.F4];[.F8];[.F12])" office:value-type="float" office:value="3.07274619738261" calcext:value-type="float">
            <text:p>3.07274619738261</text:p>
          </table:table-cell>
          <table:table-cell table:style-name="ce3" table:formula="of:=AVERAGE([.G4];[.G8];[.G12])" office:value-type="float" office:value="4.75957933333334" calcext:value-type="float">
            <text:p>4.75957933333334</text:p>
          </table:table-cell>
          <table:table-cell table:style-name="ce3" table:formula="of:=AVERAGE([.H4];[.H8];[.H12])" office:value-type="float" office:value="0.000494999999993695" calcext:value-type="float">
            <text:p>0.000494999999994</text:p>
          </table:table-cell>
          <table:table-cell table:style-name="ce3" table:formula="of:=AVERAGE([.I4];[.I8];[.I12])" office:value-type="float" office:value="8.53606766666666" calcext:value-type="float">
            <text:p>8.53606766666666</text:p>
          </table:table-cell>
          <table:table-cell table:style-name="ce3" table:formula="of:=AVERAGE([.J4];[.J8];[.J12])" office:value-type="float" office:value="0.46832766666667" calcext:value-type="float">
            <text:p>0.46832766666667</text:p>
          </table:table-cell>
          <table:table-cell table:style-name="ce3" table:formula="of:=AVERAGE([.K4];[.K8];[.K12])" office:value-type="float" office:value="0.0188760000000059" calcext:value-type="float">
            <text:p>0.018876000000006</text:p>
          </table:table-cell>
          <table:table-cell table:style-name="ce3" table:formula="of:=AVERAGE([.L4];[.L8];[.L12])" office:value-type="float" office:value="0.0446346666666623" calcext:value-type="float">
            <text:p>0.044634666666662</text:p>
          </table:table-cell>
          <table:table-cell table:style-name="ce3" table:formula="of:=AVERAGE([.M4];[.M8];[.M12])" office:value-type="float" office:value="0" calcext:value-type="float">
            <text:p>0</text:p>
          </table:table-cell>
          <table:table-cell table:style-name="ce3" table:formula="of:=AVERAGE([.N4];[.N8];[.N12])" office:value-type="float" office:value="0" calcext:value-type="float">
            <text:p>0</text:p>
          </table:table-cell>
          <table:table-cell table:style-name="ce4" table:formula="of:=SUM([.C16:.N16])" office:value-type="float" office:value="17.2682931973826" calcext:value-type="float">
            <text:p>17.268293197382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];[.C9];[.C13])" office:value-type="float" office:value="0.11834799999999" calcext:value-type="float">
            <text:p>0.11834799999999</text:p>
          </table:table-cell>
          <table:table-cell table:style-name="ce3" table:formula="of:=AVERAGE([.D5];[.D9];[.D13])" office:value-type="float" office:value="0.00166733333333487" calcext:value-type="float">
            <text:p>0.001667333333335</text:p>
          </table:table-cell>
          <table:table-cell table:style-name="ce3" table:formula="of:=AVERAGE([.E5];[.E9];[.E13])" office:value-type="float" office:value="0.212752000000004" calcext:value-type="float">
            <text:p>0.212752000000004</text:p>
          </table:table-cell>
          <table:table-cell table:style-name="ce3" table:formula="of:=AVERAGE([.F5];[.F9];[.F13])" office:value-type="float" office:value="3.24070564905803" calcext:value-type="float">
            <text:p>3.24070564905803</text:p>
          </table:table-cell>
          <table:table-cell table:style-name="ce3" table:formula="of:=AVERAGE([.G5];[.G9];[.G13])" office:value-type="float" office:value="7.06864266666666" calcext:value-type="float">
            <text:p>7.06864266666666</text:p>
          </table:table-cell>
          <table:table-cell table:style-name="ce3" table:formula="of:=AVERAGE([.H5];[.H9];[.H13])" office:value-type="float" office:value="0.000499333333337404" calcext:value-type="float">
            <text:p>0.000499333333337</text:p>
          </table:table-cell>
          <table:table-cell table:style-name="ce3" table:formula="of:=AVERAGE([.I5];[.I9];[.I13])" office:value-type="float" office:value="10.5757516666667" calcext:value-type="float">
            <text:p>10.5757516666667</text:p>
          </table:table-cell>
          <table:table-cell table:style-name="ce3" table:formula="of:=AVERAGE([.J5];[.J9];[.J13])" office:value-type="float" office:value="0.488197333333337" calcext:value-type="float">
            <text:p>0.488197333333337</text:p>
          </table:table-cell>
          <table:table-cell table:style-name="ce3" table:formula="of:=AVERAGE([.K5];[.K9];[.K13])" office:value-type="float" office:value="0.0187089999999917" calcext:value-type="float">
            <text:p>0.018708999999992</text:p>
          </table:table-cell>
          <table:table-cell table:style-name="ce3" table:formula="of:=AVERAGE([.L5];[.L9];[.L13])" office:value-type="float" office:value="0.0443453333333395" calcext:value-type="float">
            <text:p>0.04434533333334</text:p>
          </table:table-cell>
          <table:table-cell table:style-name="ce3" table:formula="of:=AVERAGE([.M5];[.M9];[.M13])" office:value-type="float" office:value="0" calcext:value-type="float">
            <text:p>0</text:p>
          </table:table-cell>
          <table:table-cell table:style-name="ce3" table:formula="of:=AVERAGE([.N5];[.N9];[.N13])" office:value-type="float" office:value="0" calcext:value-type="float">
            <text:p>0</text:p>
          </table:table-cell>
          <table:table-cell table:style-name="ce4" table:formula="of:=SUM([.C17:.N17])" office:value-type="float" office:value="21.7696183157247" calcext:value-type="float">
            <text:p>21.7696183157247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14:.C17])" office:value-type="float" office:value="0.466978999999986" calcext:value-type="float">
            <text:p>0.466978999999986</text:p>
          </table:table-cell>
          <table:table-cell table:style-name="ce1" table:formula="of:=SUM([.D14:.D17])" office:value-type="float" office:value="0.00667533333333359" calcext:value-type="float">
            <text:p>0.006675333333334</text:p>
          </table:table-cell>
          <table:table-cell table:style-name="ce1" table:formula="of:=SUM([.E14:.E17])" office:value-type="float" office:value="0.885770333333334" calcext:value-type="float">
            <text:p>0.885770333333334</text:p>
          </table:table-cell>
          <table:table-cell table:style-name="ce1" table:formula="of:=SUM([.F14:.F17])" office:value-type="float" office:value="12.5313379764557" calcext:value-type="float">
            <text:p>12.5313379764557</text:p>
          </table:table-cell>
          <table:table-cell table:style-name="ce1" table:formula="of:=SUM([.G14:.G17])" office:value-type="float" office:value="22.1177443333333" calcext:value-type="float">
            <text:p>22.1177443333333</text:p>
          </table:table-cell>
          <table:table-cell table:style-name="ce1" table:formula="of:=SUM([.H14:.H17])" office:value-type="float" office:value="0.00200233333333877" calcext:value-type="float">
            <text:p>0.002002333333339</text:p>
          </table:table-cell>
          <table:table-cell table:style-name="ce1" table:formula="of:=SUM([.I14:.I17])" office:value-type="float" office:value="36.437005" calcext:value-type="float">
            <text:p>36.437005</text:p>
          </table:table-cell>
          <table:table-cell table:style-name="ce1" table:formula="of:=SUM([.J14:.J17])" office:value-type="float" office:value="1.75516066666667" calcext:value-type="float">
            <text:p>1.75516066666667</text:p>
          </table:table-cell>
          <table:table-cell table:style-name="ce1" table:formula="of:=SUM([.K14:.K17])" office:value-type="float" office:value="0.0745579999999925" calcext:value-type="float">
            <text:p>0.074557999999993</text:p>
          </table:table-cell>
          <table:table-cell table:style-name="ce1" table:formula="of:=SUM([.L14:.L17])" office:value-type="float" office:value="0.179182333333344" calcext:value-type="float">
            <text:p>0.179182333333344</text:p>
          </table:table-cell>
          <table:table-cell table:style-name="ce1" table:formula="of:=SUM([.M14:.M17])" office:value-type="float" office:value="0" calcext:value-type="float">
            <text:p>0</text:p>
          </table:table-cell>
          <table:table-cell table:style-name="ce1" table:formula="of:=SUM([.N14:.N17])" office:value-type="float" office:value="0" calcext:value-type="float">
            <text:p>0</text:p>
          </table:table-cell>
          <table:table-cell table:style-name="ce1" table:formula="of:=SUM([.C18:.N18])" office:value-type="float" office:value="74.456415309789" calcext:value-type="float">
            <text:p>74.45641530978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9180799999998" calcext:value-type="float">
            <text:p>0.19180799999998</text:p>
          </table:table-cell>
          <table:table-cell office:value-type="float" office:value="0.00169800000003306" calcext:value-type="float">
            <text:p>0.001698000000033</text:p>
          </table:table-cell>
          <table:table-cell office:value-type="float" office:value="0.227814000000023" calcext:value-type="float">
            <text:p>0.227814000000023</text:p>
          </table:table-cell>
          <table:table-cell office:value-type="float" office:value="3.09137368202209" calcext:value-type="float">
            <text:p>3.09137368202209</text:p>
          </table:table-cell>
          <table:table-cell office:value-type="float" office:value="5.01524999999998" calcext:value-type="float">
            <text:p>5.01524999999998</text:p>
          </table:table-cell>
          <table:table-cell office:value-type="float" office:value="0.000527999999974327" calcext:value-type="float">
            <text:p>0.000527999999974</text:p>
          </table:table-cell>
          <table:table-cell office:value-type="float" office:value="9.02913999999998" calcext:value-type="float">
            <text:p>9.02913999999998</text:p>
          </table:table-cell>
          <table:table-cell office:value-type="float" office:value="0.468535999999972" calcext:value-type="float">
            <text:p>0.468535999999972</text:p>
          </table:table-cell>
          <table:table-cell office:value-type="float" office:value="0.0186710000000403" calcext:value-type="float">
            <text:p>0.01867100000004</text:p>
          </table:table-cell>
          <table:table-cell office:value-type="float" office:value="0.0468150000000378" calcext:value-type="float">
            <text:p>0.0468150000000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0429999999999" calcext:value-type="float">
            <text:p>0.120429999999999</text:p>
          </table:table-cell>
          <table:table-cell office:value-type="float" office:value="0.00168300000001409" calcext:value-type="float">
            <text:p>0.001683000000014</text:p>
          </table:table-cell>
          <table:table-cell office:value-type="float" office:value="0.330650000000048" calcext:value-type="float">
            <text:p>0.330650000000048</text:p>
          </table:table-cell>
          <table:table-cell office:value-type="float" office:value="4.69092178344727" calcext:value-type="float">
            <text:p>4.69092178344727</text:p>
          </table:table-cell>
          <table:table-cell office:value-type="float" office:value="10.472431" calcext:value-type="float">
            <text:p>10.472431</text:p>
          </table:table-cell>
          <table:table-cell office:value-type="float" office:value="0.00051399999995283" calcext:value-type="float">
            <text:p>0.000513999999953</text:p>
          </table:table-cell>
          <table:table-cell office:value-type="float" office:value="13.393724" calcext:value-type="float">
            <text:p>13.393724</text:p>
          </table:table-cell>
          <table:table-cell office:value-type="float" office:value="0.760732999999959" calcext:value-type="float">
            <text:p>0.760732999999959</text:p>
          </table:table-cell>
          <table:table-cell office:value-type="float" office:value="0.0225709999999708" calcext:value-type="float">
            <text:p>0.022570999999971</text:p>
          </table:table-cell>
          <table:table-cell office:value-type="float" office:value="0.0708779999999933" calcext:value-type="float">
            <text:p>0.070877999999993</text:p>
          </table:table-cell>
          <table:table-cell office:value-type="float" office:value="0.0204760000000306" calcext:value-type="float">
            <text:p>0.02047600000003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416999999975" calcext:value-type="float">
            <text:p>0.120416999999975</text:p>
          </table:table-cell>
          <table:table-cell office:value-type="float" office:value="0.00171299999999519" calcext:value-type="float">
            <text:p>0.001712999999995</text:p>
          </table:table-cell>
          <table:table-cell office:value-type="float" office:value="0.374409000000014" calcext:value-type="float">
            <text:p>0.374409000000014</text:p>
          </table:table-cell>
          <table:table-cell office:value-type="float" office:value="6.06323575973511" calcext:value-type="float">
            <text:p>6.06323575973511</text:p>
          </table:table-cell>
          <table:table-cell office:value-type="float" office:value="14.098088" calcext:value-type="float">
            <text:p>14.098088</text:p>
          </table:table-cell>
          <table:table-cell office:value-type="float" office:value="0.000507999999967979" calcext:value-type="float">
            <text:p>0.000507999999968</text:p>
          </table:table-cell>
          <table:table-cell office:value-type="float" office:value="19.080088" calcext:value-type="float">
            <text:p>19.080088</text:p>
          </table:table-cell>
          <table:table-cell office:value-type="float" office:value="0.845642999999996" calcext:value-type="float">
            <text:p>0.845642999999996</text:p>
          </table:table-cell>
          <table:table-cell office:value-type="float" office:value="0.0242400000000771" calcext:value-type="float">
            <text:p>0.024240000000077</text:p>
          </table:table-cell>
          <table:table-cell office:value-type="float" office:value="0.0691810000000714" calcext:value-type="float">
            <text:p>0.069181000000071</text:p>
          </table:table-cell>
          <table:table-cell office:value-type="float" office:value="0.0240109999999731" calcext:value-type="float">
            <text:p>0.02401099999997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364999999992" calcext:value-type="float">
            <text:p>0.120364999999992</text:p>
          </table:table-cell>
          <table:table-cell office:value-type="float" office:value="0.00170000000002801" calcext:value-type="float">
            <text:p>0.001700000000028</text:p>
          </table:table-cell>
          <table:table-cell office:value-type="float" office:value="0.418079999999918" calcext:value-type="float">
            <text:p>0.418079999999918</text:p>
          </table:table-cell>
          <table:table-cell office:value-type="float" office:value="7.55520033836365" calcext:value-type="float">
            <text:p>7.55520033836365</text:p>
          </table:table-cell>
          <table:table-cell office:value-type="float" office:value="21.168101" calcext:value-type="float">
            <text:p>21.168101</text:p>
          </table:table-cell>
          <table:table-cell office:value-type="float" office:value="0.000514000000066517" calcext:value-type="float">
            <text:p>0.000514000000067</text:p>
          </table:table-cell>
          <table:table-cell office:value-type="float" office:value="26.111607" calcext:value-type="float">
            <text:p>26.111607</text:p>
          </table:table-cell>
          <table:table-cell office:value-type="float" office:value="1.20298400000002" calcext:value-type="float">
            <text:p>1.20298400000002</text:p>
          </table:table-cell>
          <table:table-cell office:value-type="float" office:value="0.0266199999999799" calcext:value-type="float">
            <text:p>0.02661999999998</text:p>
          </table:table-cell>
          <table:table-cell office:value-type="float" office:value="0.078343000000018" calcext:value-type="float">
            <text:p>0.078343000000018</text:p>
          </table:table-cell>
          <table:table-cell office:value-type="float" office:value="0.0276949999999942" calcext:value-type="float">
            <text:p>0.02769499999999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822000000047" calcext:value-type="float">
            <text:p>0.117822000000047</text:p>
          </table:table-cell>
          <table:table-cell office:value-type="float" office:value="0.00169900000003054" calcext:value-type="float">
            <text:p>0.001699000000031</text:p>
          </table:table-cell>
          <table:table-cell office:value-type="float" office:value="0.228742000000011" calcext:value-type="float">
            <text:p>0.228742000000011</text:p>
          </table:table-cell>
          <table:table-cell office:value-type="float" office:value="3.14920425415039" calcext:value-type="float">
            <text:p>3.14920425415039</text:p>
          </table:table-cell>
          <table:table-cell office:value-type="float" office:value="5.04544300000009" calcext:value-type="float">
            <text:p>5.04544300000009</text:p>
          </table:table-cell>
          <table:table-cell office:value-type="float" office:value="0.000516000000061467" calcext:value-type="float">
            <text:p>0.000516000000061</text:p>
          </table:table-cell>
          <table:table-cell office:value-type="float" office:value="9.03784700000006" calcext:value-type="float">
            <text:p>9.03784700000006</text:p>
          </table:table-cell>
          <table:table-cell office:value-type="float" office:value="0.556280000000015" calcext:value-type="float">
            <text:p>0.556280000000015</text:p>
          </table:table-cell>
          <table:table-cell office:value-type="float" office:value="0.0190809999999146" calcext:value-type="float">
            <text:p>0.019080999999915</text:p>
          </table:table-cell>
          <table:table-cell office:value-type="float" office:value="0.0470209999999725" calcext:value-type="float">
            <text:p>0.0470209999999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20433000000048" calcext:value-type="float">
            <text:p>0.120433000000048</text:p>
          </table:table-cell>
          <table:table-cell office:value-type="float" office:value="0.00170800000000781" calcext:value-type="float">
            <text:p>0.001708000000008</text:p>
          </table:table-cell>
          <table:table-cell office:value-type="float" office:value="0.336304999999925" calcext:value-type="float">
            <text:p>0.336304999999925</text:p>
          </table:table-cell>
          <table:table-cell office:value-type="float" office:value="4.85134196281433" calcext:value-type="float">
            <text:p>4.85134196281433</text:p>
          </table:table-cell>
          <table:table-cell office:value-type="float" office:value="10.512705" calcext:value-type="float">
            <text:p>10.512705</text:p>
          </table:table-cell>
          <table:table-cell office:value-type="float" office:value="0.000516999999945256" calcext:value-type="float">
            <text:p>0.000516999999945</text:p>
          </table:table-cell>
          <table:table-cell office:value-type="float" office:value="13.4605539999999" calcext:value-type="float">
            <text:p>13.4605539999999</text:p>
          </table:table-cell>
          <table:table-cell office:value-type="float" office:value="0.684658000000013" calcext:value-type="float">
            <text:p>0.684658000000013</text:p>
          </table:table-cell>
          <table:table-cell office:value-type="float" office:value="0.0228479999999536" calcext:value-type="float">
            <text:p>0.022847999999954</text:p>
          </table:table-cell>
          <table:table-cell office:value-type="float" office:value="0.071177999999918" calcext:value-type="float">
            <text:p>0.071177999999918</text:p>
          </table:table-cell>
          <table:table-cell office:value-type="float" office:value="0.020526000000018" calcext:value-type="float">
            <text:p>0.02052600000001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644000000084" calcext:value-type="float">
            <text:p>0.120644000000084</text:p>
          </table:table-cell>
          <table:table-cell office:value-type="float" office:value="0.00171299999999519" calcext:value-type="float">
            <text:p>0.001712999999995</text:p>
          </table:table-cell>
          <table:table-cell office:value-type="float" office:value="0.375174000000015" calcext:value-type="float">
            <text:p>0.375174000000015</text:p>
          </table:table-cell>
          <table:table-cell office:value-type="float" office:value="6.0647075176239" calcext:value-type="float">
            <text:p>6.0647075176239</text:p>
          </table:table-cell>
          <table:table-cell office:value-type="float" office:value="14.0163249999999" calcext:value-type="float">
            <text:p>14.0163249999999</text:p>
          </table:table-cell>
          <table:table-cell office:value-type="float" office:value="0.000514000000066517" calcext:value-type="float">
            <text:p>0.000514000000067</text:p>
          </table:table-cell>
          <table:table-cell office:value-type="float" office:value="19.124422" calcext:value-type="float">
            <text:p>19.124422</text:p>
          </table:table-cell>
          <table:table-cell office:value-type="float" office:value="0.84911800000009" calcext:value-type="float">
            <text:p>0.84911800000009</text:p>
          </table:table-cell>
          <table:table-cell office:value-type="float" office:value="0.0244199999999637" calcext:value-type="float">
            <text:p>0.024419999999964</text:p>
          </table:table-cell>
          <table:table-cell office:value-type="float" office:value="0.0679869999999028" calcext:value-type="float">
            <text:p>0.067986999999903</text:p>
          </table:table-cell>
          <table:table-cell office:value-type="float" office:value="0.0240750000000389" calcext:value-type="float">
            <text:p>0.02407500000003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856000000003" calcext:value-type="float">
            <text:p>0.120856000000003</text:p>
          </table:table-cell>
          <table:table-cell office:value-type="float" office:value="0.00169399999992947" calcext:value-type="float">
            <text:p>0.001693999999929</text:p>
          </table:table-cell>
          <table:table-cell office:value-type="float" office:value="0.422770000000014" calcext:value-type="float">
            <text:p>0.422770000000014</text:p>
          </table:table-cell>
          <table:table-cell office:value-type="float" office:value="7.48869633674622" calcext:value-type="float">
            <text:p>7.48869633674622</text:p>
          </table:table-cell>
          <table:table-cell office:value-type="float" office:value="21.157971" calcext:value-type="float">
            <text:p>21.157971</text:p>
          </table:table-cell>
          <table:table-cell office:value-type="float" office:value="0.000509999999962929" calcext:value-type="float">
            <text:p>0.000509999999963</text:p>
          </table:table-cell>
          <table:table-cell office:value-type="float" office:value="26.1288360000001" calcext:value-type="float">
            <text:p>26.1288360000001</text:p>
          </table:table-cell>
          <table:table-cell office:value-type="float" office:value="1.10468500000002" calcext:value-type="float">
            <text:p>1.10468500000002</text:p>
          </table:table-cell>
          <table:table-cell office:value-type="float" office:value="0.118674000000055" calcext:value-type="float">
            <text:p>0.118674000000055</text:p>
          </table:table-cell>
          <table:table-cell office:value-type="float" office:value="0.0782639999999901" calcext:value-type="float">
            <text:p>0.07826399999999</text:p>
          </table:table-cell>
          <table:table-cell office:value-type="float" office:value="0.0279560000000174" calcext:value-type="float">
            <text:p>0.0279560000000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508999999927" calcext:value-type="float">
            <text:p>0.117508999999927</text:p>
          </table:table-cell>
          <table:table-cell office:value-type="float" office:value="0.00172400000008111" calcext:value-type="float">
            <text:p>0.001724000000081</text:p>
          </table:table-cell>
          <table:table-cell office:value-type="float" office:value="0.228093999999942" calcext:value-type="float">
            <text:p>0.228093999999942</text:p>
          </table:table-cell>
          <table:table-cell office:value-type="float" office:value="3.13125228881836" calcext:value-type="float">
            <text:p>3.13125228881836</text:p>
          </table:table-cell>
          <table:table-cell office:value-type="float" office:value="5.04820499999994" calcext:value-type="float">
            <text:p>5.04820499999994</text:p>
          </table:table-cell>
          <table:table-cell office:value-type="float" office:value="0.000514000000066517" calcext:value-type="float">
            <text:p>0.000514000000067</text:p>
          </table:table-cell>
          <table:table-cell office:value-type="float" office:value="9.07109300000002" calcext:value-type="float">
            <text:p>9.07109300000002</text:p>
          </table:table-cell>
          <table:table-cell office:value-type="float" office:value="0.55786999999998" calcext:value-type="float">
            <text:p>0.55786999999998</text:p>
          </table:table-cell>
          <table:table-cell office:value-type="float" office:value="0.0191370000000006" calcext:value-type="float">
            <text:p>0.019137000000001</text:p>
          </table:table-cell>
          <table:table-cell office:value-type="float" office:value="0.0472650000000385" calcext:value-type="float">
            <text:p>0.0472650000000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502999999985" calcext:value-type="float">
            <text:p>0.120502999999985</text:p>
          </table:table-cell>
          <table:table-cell office:value-type="float" office:value="0.00170600000001286" calcext:value-type="float">
            <text:p>0.001706000000013</text:p>
          </table:table-cell>
          <table:table-cell office:value-type="float" office:value="0.333271000000082" calcext:value-type="float">
            <text:p>0.333271000000082</text:p>
          </table:table-cell>
          <table:table-cell office:value-type="float" office:value="4.76676416397095" calcext:value-type="float">
            <text:p>4.76676416397095</text:p>
          </table:table-cell>
          <table:table-cell office:value-type="float" office:value="10.537295" calcext:value-type="float">
            <text:p>10.537295</text:p>
          </table:table-cell>
          <table:table-cell office:value-type="float" office:value="0.000517999999942731" calcext:value-type="float">
            <text:p>0.000517999999943</text:p>
          </table:table-cell>
          <table:table-cell office:value-type="float" office:value="13.5129059999999" calcext:value-type="float">
            <text:p>13.5129059999999</text:p>
          </table:table-cell>
          <table:table-cell office:value-type="float" office:value="0.686283000000003" calcext:value-type="float">
            <text:p>0.686283000000003</text:p>
          </table:table-cell>
          <table:table-cell office:value-type="float" office:value="0.0227019999999811" calcext:value-type="float">
            <text:p>0.022701999999981</text:p>
          </table:table-cell>
          <table:table-cell office:value-type="float" office:value="0.0712669999999207" calcext:value-type="float">
            <text:p>0.071266999999921</text:p>
          </table:table-cell>
          <table:table-cell office:value-type="float" office:value="0.0205940000000737" calcext:value-type="float">
            <text:p>0.02059400000007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078299999996" calcext:value-type="float">
            <text:p>0.12078299999996</text:p>
          </table:table-cell>
          <table:table-cell office:value-type="float" office:value="0.00168100000007598" calcext:value-type="float">
            <text:p>0.001681000000076</text:p>
          </table:table-cell>
          <table:table-cell office:value-type="float" office:value="0.376220999999987" calcext:value-type="float">
            <text:p>0.376220999999987</text:p>
          </table:table-cell>
          <table:table-cell office:value-type="float" office:value="6.00324702262878" calcext:value-type="float">
            <text:p>6.00324702262878</text:p>
          </table:table-cell>
          <table:table-cell office:value-type="float" office:value="14.1296960000001" calcext:value-type="float">
            <text:p>14.1296960000001</text:p>
          </table:table-cell>
          <table:table-cell office:value-type="float" office:value="0.000507999999967979" calcext:value-type="float">
            <text:p>0.000507999999968</text:p>
          </table:table-cell>
          <table:table-cell office:value-type="float" office:value="19.028643" calcext:value-type="float">
            <text:p>19.028643</text:p>
          </table:table-cell>
          <table:table-cell office:value-type="float" office:value="0.847166000000016" calcext:value-type="float">
            <text:p>0.847166000000016</text:p>
          </table:table-cell>
          <table:table-cell office:value-type="float" office:value="0.0244740000000547" calcext:value-type="float">
            <text:p>0.024474000000055</text:p>
          </table:table-cell>
          <table:table-cell office:value-type="float" office:value="0.0693109999999706" calcext:value-type="float">
            <text:p>0.069310999999971</text:p>
          </table:table-cell>
          <table:table-cell office:value-type="float" office:value="0.0241770000000088" calcext:value-type="float">
            <text:p>0.02417700000000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237999999972" calcext:value-type="float">
            <text:p>0.120237999999972</text:p>
          </table:table-cell>
          <table:table-cell office:value-type="float" office:value="0.00168900000005578" calcext:value-type="float">
            <text:p>0.001689000000056</text:p>
          </table:table-cell>
          <table:table-cell office:value-type="float" office:value="0.42173600000001" calcext:value-type="float">
            <text:p>0.42173600000001</text:p>
          </table:table-cell>
          <table:table-cell office:value-type="float" office:value="7.51493144035339" calcext:value-type="float">
            <text:p>7.51493144035339</text:p>
          </table:table-cell>
          <table:table-cell office:value-type="float" office:value="21.24374" calcext:value-type="float">
            <text:p>21.24374</text:p>
          </table:table-cell>
          <table:table-cell office:value-type="float" office:value="0.000511000000074091" calcext:value-type="float">
            <text:p>0.000511000000074</text:p>
          </table:table-cell>
          <table:table-cell office:value-type="float" office:value="26.116684" calcext:value-type="float">
            <text:p>26.116684</text:p>
          </table:table-cell>
          <table:table-cell office:value-type="float" office:value="1.10368799999992" calcext:value-type="float">
            <text:p>1.10368799999992</text:p>
          </table:table-cell>
          <table:table-cell office:value-type="float" office:value="0.0265150000000176" calcext:value-type="float">
            <text:p>0.026515000000018</text:p>
          </table:table-cell>
          <table:table-cell office:value-type="float" office:value="0.0782239999999774" calcext:value-type="float">
            <text:p>0.078223999999977</text:p>
          </table:table-cell>
          <table:table-cell office:value-type="float" office:value="0.0274610000000166" calcext:value-type="float">
            <text:p>0.0274610000000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0];[.C24];[.C28])" office:value-type="float" office:value="0.142379666666651" calcext:value-type="float">
            <text:p>0.142379666666651</text:p>
          </table:table-cell>
          <table:table-cell table:style-name="ce3" table:formula="of:=AVERAGE([.D20];[.D24];[.D28])" office:value-type="float" office:value="0.00170700000004824" calcext:value-type="float">
            <text:p>0.001707000000048</text:p>
          </table:table-cell>
          <table:table-cell table:style-name="ce3" table:formula="of:=AVERAGE([.E20];[.E24];[.E28])" office:value-type="float" office:value="0.228216666666659" calcext:value-type="float">
            <text:p>0.228216666666659</text:p>
          </table:table-cell>
          <table:table-cell table:style-name="ce3" table:formula="of:=AVERAGE([.F20];[.F24];[.F28])" office:value-type="float" office:value="3.12394340833028" calcext:value-type="float">
            <text:p>3.12394340833028</text:p>
          </table:table-cell>
          <table:table-cell table:style-name="ce3" table:formula="of:=AVERAGE([.G20];[.G24];[.G28])" office:value-type="float" office:value="5.03629933333334" calcext:value-type="float">
            <text:p>5.03629933333334</text:p>
          </table:table-cell>
          <table:table-cell table:style-name="ce3" table:formula="of:=AVERAGE([.H20];[.H24];[.H28])" office:value-type="float" office:value="0.000519333333367437" calcext:value-type="float">
            <text:p>0.000519333333367</text:p>
          </table:table-cell>
          <table:table-cell table:style-name="ce3" table:formula="of:=AVERAGE([.I20];[.I24];[.I28])" office:value-type="float" office:value="9.04602666666669" calcext:value-type="float">
            <text:p>9.04602666666669</text:p>
          </table:table-cell>
          <table:table-cell table:style-name="ce3" table:formula="of:=AVERAGE([.J20];[.J24];[.J28])" office:value-type="float" office:value="0.527561999999989" calcext:value-type="float">
            <text:p>0.527561999999989</text:p>
          </table:table-cell>
          <table:table-cell table:style-name="ce3" table:formula="of:=AVERAGE([.K20];[.K24];[.K28])" office:value-type="float" office:value="0.0189629999999852" calcext:value-type="float">
            <text:p>0.018962999999985</text:p>
          </table:table-cell>
          <table:table-cell table:style-name="ce3" table:formula="of:=AVERAGE([.L20];[.L24];[.L28])" office:value-type="float" office:value="0.0470336666666829" calcext:value-type="float">
            <text:p>0.047033666666683</text:p>
          </table:table-cell>
          <table:table-cell table:style-name="ce3" table:formula="of:=AVERAGE([.M20];[.M24];[.M28])" office:value-type="float" office:value="0" calcext:value-type="float">
            <text:p>0</text:p>
          </table:table-cell>
          <table:table-cell table:style-name="ce3" table:formula="of:=AVERAGE([.N20];[.N24];[.N28])" office:value-type="float" office:value="0" calcext:value-type="float">
            <text:p>0</text:p>
          </table:table-cell>
          <table:table-cell table:style-name="ce4" table:formula="of:=SUM([.C32:.N32])" office:value-type="float" office:value="18.1726507416637" calcext:value-type="float">
            <text:p>18.1726507416637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1];[.C25];[.C29])" office:value-type="float" office:value="0.120455333333344" calcext:value-type="float">
            <text:p>0.120455333333344</text:p>
          </table:table-cell>
          <table:table-cell table:style-name="ce3" table:formula="of:=AVERAGE([.D21];[.D25];[.D29])" office:value-type="float" office:value="0.00169900000001159" calcext:value-type="float">
            <text:p>0.001699000000012</text:p>
          </table:table-cell>
          <table:table-cell table:style-name="ce3" table:formula="of:=AVERAGE([.E21];[.E25];[.E29])" office:value-type="float" office:value="0.333408666666685" calcext:value-type="float">
            <text:p>0.333408666666685</text:p>
          </table:table-cell>
          <table:table-cell table:style-name="ce3" table:formula="of:=AVERAGE([.F21];[.F25];[.F29])" office:value-type="float" office:value="4.76967597007752" calcext:value-type="float">
            <text:p>4.76967597007752</text:p>
          </table:table-cell>
          <table:table-cell table:style-name="ce3" table:formula="of:=AVERAGE([.G21];[.G25];[.G29])" office:value-type="float" office:value="10.507477" calcext:value-type="float">
            <text:p>10.507477</text:p>
          </table:table-cell>
          <table:table-cell table:style-name="ce3" table:formula="of:=AVERAGE([.H21];[.H25];[.H29])" office:value-type="float" office:value="0.000516333333280272" calcext:value-type="float">
            <text:p>0.00051633333328</text:p>
          </table:table-cell>
          <table:table-cell table:style-name="ce3" table:formula="of:=AVERAGE([.I21];[.I25];[.I29])" office:value-type="float" office:value="13.4557279999999" calcext:value-type="float">
            <text:p>13.4557279999999</text:p>
          </table:table-cell>
          <table:table-cell table:style-name="ce3" table:formula="of:=AVERAGE([.J21];[.J25];[.J29])" office:value-type="float" office:value="0.710557999999992" calcext:value-type="float">
            <text:p>0.710557999999992</text:p>
          </table:table-cell>
          <table:table-cell table:style-name="ce3" table:formula="of:=AVERAGE([.K21];[.K25];[.K29])" office:value-type="float" office:value="0.0227069999999685" calcext:value-type="float">
            <text:p>0.022706999999969</text:p>
          </table:table-cell>
          <table:table-cell table:style-name="ce3" table:formula="of:=AVERAGE([.L21];[.L25];[.L29])" office:value-type="float" office:value="0.0711076666666107" calcext:value-type="float">
            <text:p>0.071107666666611</text:p>
          </table:table-cell>
          <table:table-cell table:style-name="ce3" table:formula="of:=AVERAGE([.M21];[.M25];[.M29])" office:value-type="float" office:value="0.0205320000000408" calcext:value-type="float">
            <text:p>0.020532000000041</text:p>
          </table:table-cell>
          <table:table-cell table:style-name="ce3" table:formula="of:=AVERAGE([.N21];[.N25];[.N29])" office:value-type="float" office:value="0" calcext:value-type="float">
            <text:p>0</text:p>
          </table:table-cell>
          <table:table-cell table:style-name="ce4" table:formula="of:=SUM([.C33:.N33])" office:value-type="float" office:value="30.0138649700774" calcext:value-type="float">
            <text:p>30.0138649700774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2];[.C26];[.C30])" office:value-type="float" office:value="0.120614666666673" calcext:value-type="float">
            <text:p>0.120614666666673</text:p>
          </table:table-cell>
          <table:table-cell table:style-name="ce3" table:formula="of:=AVERAGE([.D22];[.D26];[.D30])" office:value-type="float" office:value="0.00170233333335545" calcext:value-type="float">
            <text:p>0.001702333333355</text:p>
          </table:table-cell>
          <table:table-cell table:style-name="ce3" table:formula="of:=AVERAGE([.E22];[.E26];[.E30])" office:value-type="float" office:value="0.375268000000005" calcext:value-type="float">
            <text:p>0.375268000000005</text:p>
          </table:table-cell>
          <table:table-cell table:style-name="ce3" table:formula="of:=AVERAGE([.F22];[.F26];[.F30])" office:value-type="float" office:value="6.04373009999593" calcext:value-type="float">
            <text:p>6.04373009999593</text:p>
          </table:table-cell>
          <table:table-cell table:style-name="ce3" table:formula="of:=AVERAGE([.G22];[.G26];[.G30])" office:value-type="float" office:value="14.0813696666667" calcext:value-type="float">
            <text:p>14.0813696666667</text:p>
          </table:table-cell>
          <table:table-cell table:style-name="ce3" table:formula="of:=AVERAGE([.H22];[.H26];[.H30])" office:value-type="float" office:value="0.000510000000000825" calcext:value-type="float">
            <text:p>0.000510000000001</text:p>
          </table:table-cell>
          <table:table-cell table:style-name="ce3" table:formula="of:=AVERAGE([.I22];[.I26];[.I30])" office:value-type="float" office:value="19.0777176666667" calcext:value-type="float">
            <text:p>19.0777176666667</text:p>
          </table:table-cell>
          <table:table-cell table:style-name="ce3" table:formula="of:=AVERAGE([.J22];[.J26];[.J30])" office:value-type="float" office:value="0.847309000000034" calcext:value-type="float">
            <text:p>0.847309000000034</text:p>
          </table:table-cell>
          <table:table-cell table:style-name="ce3" table:formula="of:=AVERAGE([.K22];[.K26];[.K30])" office:value-type="float" office:value="0.0243780000000318" calcext:value-type="float">
            <text:p>0.024378000000032</text:p>
          </table:table-cell>
          <table:table-cell table:style-name="ce3" table:formula="of:=AVERAGE([.L22];[.L26];[.L30])" office:value-type="float" office:value="0.0688263333333149" calcext:value-type="float">
            <text:p>0.068826333333315</text:p>
          </table:table-cell>
          <table:table-cell table:style-name="ce3" table:formula="of:=AVERAGE([.M22];[.M26];[.M30])" office:value-type="float" office:value="0.0240876666666736" calcext:value-type="float">
            <text:p>0.024087666666674</text:p>
          </table:table-cell>
          <table:table-cell table:style-name="ce3" table:formula="of:=AVERAGE([.N22];[.N26];[.N30])" office:value-type="float" office:value="0" calcext:value-type="float">
            <text:p>0</text:p>
          </table:table-cell>
          <table:table-cell table:style-name="ce4" table:formula="of:=SUM([.C34:.N34])" office:value-type="float" office:value="40.6655134333294" calcext:value-type="float">
            <text:p>40.6655134333294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3];[.C27];[.C31])" office:value-type="float" office:value="0.120486333333322" calcext:value-type="float">
            <text:p>0.120486333333322</text:p>
          </table:table-cell>
          <table:table-cell table:style-name="ce3" table:formula="of:=AVERAGE([.D23];[.D27];[.D31])" office:value-type="float" office:value="0.00169433333333775" calcext:value-type="float">
            <text:p>0.001694333333338</text:p>
          </table:table-cell>
          <table:table-cell table:style-name="ce3" table:formula="of:=AVERAGE([.E23];[.E27];[.E31])" office:value-type="float" office:value="0.420861999999981" calcext:value-type="float">
            <text:p>0.420861999999981</text:p>
          </table:table-cell>
          <table:table-cell table:style-name="ce3" table:formula="of:=AVERAGE([.F23];[.F27];[.F31])" office:value-type="float" office:value="7.51960937182109" calcext:value-type="float">
            <text:p>7.51960937182109</text:p>
          </table:table-cell>
          <table:table-cell table:style-name="ce3" table:formula="of:=AVERAGE([.G23];[.G27];[.G31])" office:value-type="float" office:value="21.1899373333333" calcext:value-type="float">
            <text:p>21.1899373333333</text:p>
          </table:table-cell>
          <table:table-cell table:style-name="ce3" table:formula="of:=AVERAGE([.H23];[.H27];[.H31])" office:value-type="float" office:value="0.000511666666701179" calcext:value-type="float">
            <text:p>0.000511666666701</text:p>
          </table:table-cell>
          <table:table-cell table:style-name="ce3" table:formula="of:=AVERAGE([.I23];[.I27];[.I31])" office:value-type="float" office:value="26.1190423333334" calcext:value-type="float">
            <text:p>26.1190423333334</text:p>
          </table:table-cell>
          <table:table-cell table:style-name="ce3" table:formula="of:=AVERAGE([.J23];[.J27];[.J31])" office:value-type="float" office:value="1.13711899999999" calcext:value-type="float">
            <text:p>1.13711899999999</text:p>
          </table:table-cell>
          <table:table-cell table:style-name="ce3" table:formula="of:=AVERAGE([.K23];[.K27];[.K31])" office:value-type="float" office:value="0.0572696666666842" calcext:value-type="float">
            <text:p>0.057269666666684</text:p>
          </table:table-cell>
          <table:table-cell table:style-name="ce3" table:formula="of:=AVERAGE([.L23];[.L27];[.L31])" office:value-type="float" office:value="0.0782769999999952" calcext:value-type="float">
            <text:p>0.078276999999995</text:p>
          </table:table-cell>
          <table:table-cell table:style-name="ce3" table:formula="of:=AVERAGE([.M23];[.M27];[.M31])" office:value-type="float" office:value="0.0277040000000094" calcext:value-type="float">
            <text:p>0.027704000000009</text:p>
          </table:table-cell>
          <table:table-cell table:style-name="ce3" table:formula="of:=AVERAGE([.N23];[.N27];[.N31])" office:value-type="float" office:value="0" calcext:value-type="float">
            <text:p>0</text:p>
          </table:table-cell>
          <table:table-cell table:style-name="ce4" table:formula="of:=SUM([.C35:.N35])" office:value-type="float" office:value="56.6725130384878" calcext:value-type="float">
            <text:p>56.6725130384878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32:.C35])" office:value-type="float" office:value="0.503935999999991" calcext:value-type="float">
            <text:p>0.503935999999991</text:p>
          </table:table-cell>
          <table:table-cell table:style-name="ce1" table:formula="of:=SUM([.D32:.D35])" office:value-type="float" office:value="0.00680266666675303" calcext:value-type="float">
            <text:p>0.006802666666753</text:p>
          </table:table-cell>
          <table:table-cell table:style-name="ce1" table:formula="of:=SUM([.E32:.E35])" office:value-type="float" office:value="1.35775533333333" calcext:value-type="float">
            <text:p>1.35775533333333</text:p>
          </table:table-cell>
          <table:table-cell table:style-name="ce1" table:formula="of:=SUM([.F32:.F35])" office:value-type="float" office:value="21.4569588502248" calcext:value-type="float">
            <text:p>21.4569588502248</text:p>
          </table:table-cell>
          <table:table-cell table:style-name="ce1" table:formula="of:=SUM([.G32:.G35])" office:value-type="float" office:value="50.8150833333333" calcext:value-type="float">
            <text:p>50.8150833333333</text:p>
          </table:table-cell>
          <table:table-cell table:style-name="ce1" table:formula="of:=SUM([.H32:.H35])" office:value-type="float" office:value="0.00205733333334971" calcext:value-type="float">
            <text:p>0.00205733333335</text:p>
          </table:table-cell>
          <table:table-cell table:style-name="ce1" table:formula="of:=SUM([.I32:.I35])" office:value-type="float" office:value="67.6985146666667" calcext:value-type="float">
            <text:p>67.6985146666667</text:p>
          </table:table-cell>
          <table:table-cell table:style-name="ce1" table:formula="of:=SUM([.J32:.J35])" office:value-type="float" office:value="3.222548" calcext:value-type="float">
            <text:p>3.222548</text:p>
          </table:table-cell>
          <table:table-cell table:style-name="ce1" table:formula="of:=SUM([.K32:.K35])" office:value-type="float" office:value="0.12331766666667" calcext:value-type="float">
            <text:p>0.12331766666667</text:p>
          </table:table-cell>
          <table:table-cell table:style-name="ce1" table:formula="of:=SUM([.L32:.L35])" office:value-type="float" office:value="0.265244666666604" calcext:value-type="float">
            <text:p>0.265244666666604</text:p>
          </table:table-cell>
          <table:table-cell table:style-name="ce1" table:formula="of:=SUM([.M32:.M35])" office:value-type="float" office:value="0.0723236666667238" calcext:value-type="float">
            <text:p>0.072323666666724</text:p>
          </table:table-cell>
          <table:table-cell table:style-name="ce1" table:formula="of:=SUM([.N32:.N35])" office:value-type="float" office:value="0" calcext:value-type="float">
            <text:p>0</text:p>
          </table:table-cell>
          <table:table-cell table:style-name="ce1" table:formula="of:=SUM([.C36:.N36])" office:value-type="float" office:value="145.524542183558" calcext:value-type="float">
            <text:p>145.52454218355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6805000000008" calcext:value-type="float">
            <text:p>0.106805000000008</text:p>
          </table:table-cell>
          <table:table-cell office:value-type="float" office:value="0.00168900000005578" calcext:value-type="float">
            <text:p>0.001689000000056</text:p>
          </table:table-cell>
          <table:table-cell office:value-type="float" office:value="0.285625999999979" calcext:value-type="float">
            <text:p>0.285625999999979</text:p>
          </table:table-cell>
          <table:table-cell office:value-type="float" office:value="3.09044766426086" calcext:value-type="float">
            <text:p>3.09044766426086</text:p>
          </table:table-cell>
          <table:table-cell office:value-type="float" office:value="4.53065100000003" calcext:value-type="float">
            <text:p>4.53065100000003</text:p>
          </table:table-cell>
          <table:table-cell office:value-type="float" office:value="0.000487000000020998" calcext:value-type="float">
            <text:p>0.000487000000021</text:p>
          </table:table-cell>
          <table:table-cell office:value-type="float" office:value="7.733023" calcext:value-type="float">
            <text:p>7.733023</text:p>
          </table:table-cell>
          <table:table-cell office:value-type="float" office:value="0.406595000000038" calcext:value-type="float">
            <text:p>0.406595000000038</text:p>
          </table:table-cell>
          <table:table-cell office:value-type="float" office:value="0.0185950000000048" calcext:value-type="float">
            <text:p>0.018595000000005</text:p>
          </table:table-cell>
          <table:table-cell office:value-type="float" office:value="0.0633700000000772" calcext:value-type="float">
            <text:p>0.063370000000077</text:p>
          </table:table-cell>
          <table:table-cell office:value-type="float" office:value="0" calcext:value-type="float">
            <text:p>0</text:p>
          </table:table-cell>
          <table:table-cell office:value-type="float" office:value="0.00773399999991398" calcext:value-type="float">
            <text:p>0.007733999999914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31200000006" calcext:value-type="float">
            <text:p>0.11831200000006</text:p>
          </table:table-cell>
          <table:table-cell office:value-type="float" office:value="0.00166600000000017" calcext:value-type="float">
            <text:p>0.001666</text:p>
          </table:table-cell>
          <table:table-cell office:value-type="float" office:value="0.217528999999899" calcext:value-type="float">
            <text:p>0.217528999999899</text:p>
          </table:table-cell>
          <table:table-cell office:value-type="float" office:value="3.13755035400391" calcext:value-type="float">
            <text:p>3.13755035400391</text:p>
          </table:table-cell>
          <table:table-cell office:value-type="float" office:value="6.20390900000007" calcext:value-type="float">
            <text:p>6.20390900000007</text:p>
          </table:table-cell>
          <table:table-cell office:value-type="float" office:value="0.000488000000018474" calcext:value-type="float">
            <text:p>0.000488000000018</text:p>
          </table:table-cell>
          <table:table-cell office:value-type="float" office:value="7.18736799999999" calcext:value-type="float">
            <text:p>7.18736799999999</text:p>
          </table:table-cell>
          <table:table-cell office:value-type="float" office:value="0.437948000000006" calcext:value-type="float">
            <text:p>0.437948000000006</text:p>
          </table:table-cell>
          <table:table-cell office:value-type="float" office:value="0.0187120000000505" calcext:value-type="float">
            <text:p>0.018712000000051</text:p>
          </table:table-cell>
          <table:table-cell office:value-type="float" office:value="0.0673719999999776" calcext:value-type="float">
            <text:p>0.067371999999978</text:p>
          </table:table-cell>
          <table:table-cell office:value-type="float" office:value="0" calcext:value-type="float">
            <text:p>0</text:p>
          </table:table-cell>
          <table:table-cell office:value-type="float" office:value="0.0145660000000589" calcext:value-type="float">
            <text:p>0.014566000000059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899000000009" calcext:value-type="float">
            <text:p>0.120899000000009</text:p>
          </table:table-cell>
          <table:table-cell office:value-type="float" office:value="0.00170000000002801" calcext:value-type="float">
            <text:p>0.001700000000028</text:p>
          </table:table-cell>
          <table:table-cell office:value-type="float" office:value="0.229528000000073" calcext:value-type="float">
            <text:p>0.229528000000073</text:p>
          </table:table-cell>
          <table:table-cell office:value-type="float" office:value="3.08889222145081" calcext:value-type="float">
            <text:p>3.08889222145081</text:p>
          </table:table-cell>
          <table:table-cell office:value-type="float" office:value="4.68141900000001" calcext:value-type="float">
            <text:p>4.68141900000001</text:p>
          </table:table-cell>
          <table:table-cell office:value-type="float" office:value="0.000485000000026048" calcext:value-type="float">
            <text:p>0.000485000000026</text:p>
          </table:table-cell>
          <table:table-cell office:value-type="float" office:value="6.98684900000001" calcext:value-type="float">
            <text:p>6.98684900000001</text:p>
          </table:table-cell>
          <table:table-cell office:value-type="float" office:value="0.438096999999971" calcext:value-type="float">
            <text:p>0.438096999999971</text:p>
          </table:table-cell>
          <table:table-cell office:value-type="float" office:value="0.0192710000000034" calcext:value-type="float">
            <text:p>0.019271000000003</text:p>
          </table:table-cell>
          <table:table-cell office:value-type="float" office:value="0.0645660000000135" calcext:value-type="float">
            <text:p>0.064566000000014</text:p>
          </table:table-cell>
          <table:table-cell office:value-type="float" office:value="0" calcext:value-type="float">
            <text:p>0</text:p>
          </table:table-cell>
          <table:table-cell office:value-type="float" office:value="0.0202540000000226" calcext:value-type="float">
            <text:p>0.02025400000002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218999999954" calcext:value-type="float">
            <text:p>0.118218999999954</text:p>
          </table:table-cell>
          <table:table-cell office:value-type="float" office:value="0.00166600000000017" calcext:value-type="float">
            <text:p>0.001666</text:p>
          </table:table-cell>
          <table:table-cell office:value-type="float" office:value="0.2305869999999" calcext:value-type="float">
            <text:p>0.2305869999999</text:p>
          </table:table-cell>
          <table:table-cell office:value-type="float" office:value="3.20996499061584" calcext:value-type="float">
            <text:p>3.20996499061584</text:p>
          </table:table-cell>
          <table:table-cell office:value-type="float" office:value="6.04550699999993" calcext:value-type="float">
            <text:p>6.04550699999993</text:p>
          </table:table-cell>
          <table:table-cell office:value-type="float" office:value="0.000487000000020998" calcext:value-type="float">
            <text:p>0.000487000000021</text:p>
          </table:table-cell>
          <table:table-cell office:value-type="float" office:value="8.87732700000004" calcext:value-type="float">
            <text:p>8.87732700000004</text:p>
          </table:table-cell>
          <table:table-cell office:value-type="float" office:value="0.496632000000091" calcext:value-type="float">
            <text:p>0.496632000000091</text:p>
          </table:table-cell>
          <table:table-cell office:value-type="float" office:value="0.0194890000000214" calcext:value-type="float">
            <text:p>0.019489000000021</text:p>
          </table:table-cell>
          <table:table-cell office:value-type="float" office:value="0.0696380000000545" calcext:value-type="float">
            <text:p>0.069638000000055</text:p>
          </table:table-cell>
          <table:table-cell office:value-type="float" office:value="0" calcext:value-type="float">
            <text:p>0</text:p>
          </table:table-cell>
          <table:table-cell office:value-type="float" office:value="0.0275409999999283" calcext:value-type="float">
            <text:p>0.027540999999928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4588000000026" calcext:value-type="float">
            <text:p>0.114588000000026</text:p>
          </table:table-cell>
          <table:table-cell office:value-type="float" office:value="0.00165999999990163" calcext:value-type="float">
            <text:p>0.001659999999902</text:p>
          </table:table-cell>
          <table:table-cell office:value-type="float" office:value="0.211448999999902" calcext:value-type="float">
            <text:p>0.211448999999902</text:p>
          </table:table-cell>
          <table:table-cell office:value-type="float" office:value="3.04684972763062" calcext:value-type="float">
            <text:p>3.04684972763062</text:p>
          </table:table-cell>
          <table:table-cell office:value-type="float" office:value="4.50227199999995" calcext:value-type="float">
            <text:p>4.50227199999995</text:p>
          </table:table-cell>
          <table:table-cell office:value-type="float" office:value="0.000494000000003325" calcext:value-type="float">
            <text:p>0.000494000000003</text:p>
          </table:table-cell>
          <table:table-cell office:value-type="float" office:value="7.77091400000006" calcext:value-type="float">
            <text:p>7.77091400000006</text:p>
          </table:table-cell>
          <table:table-cell office:value-type="float" office:value="0.406600000000026" calcext:value-type="float">
            <text:p>0.406600000000026</text:p>
          </table:table-cell>
          <table:table-cell office:value-type="float" office:value="0.0184610000000021" calcext:value-type="float">
            <text:p>0.018461000000002</text:p>
          </table:table-cell>
          <table:table-cell office:value-type="float" office:value="0.063590999999974" calcext:value-type="float">
            <text:p>0.063590999999974</text:p>
          </table:table-cell>
          <table:table-cell office:value-type="float" office:value="0" calcext:value-type="float">
            <text:p>0</text:p>
          </table:table-cell>
          <table:table-cell office:value-type="float" office:value="0.00775399999997717" calcext:value-type="float">
            <text:p>0.007753999999977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93546999999967" calcext:value-type="float">
            <text:p>0.193546999999967</text:p>
          </table:table-cell>
          <table:table-cell office:value-type="float" office:value="0.00165700000002289" calcext:value-type="float">
            <text:p>0.001657000000023</text:p>
          </table:table-cell>
          <table:table-cell office:value-type="float" office:value="0.218212999999992" calcext:value-type="float">
            <text:p>0.218212999999992</text:p>
          </table:table-cell>
          <table:table-cell office:value-type="float" office:value="3.3232684135437" calcext:value-type="float">
            <text:p>3.3232684135437</text:p>
          </table:table-cell>
          <table:table-cell office:value-type="float" office:value="6.19814299999996" calcext:value-type="float">
            <text:p>6.19814299999996</text:p>
          </table:table-cell>
          <table:table-cell office:value-type="float" office:value="0.000486000000023523" calcext:value-type="float">
            <text:p>0.000486000000024</text:p>
          </table:table-cell>
          <table:table-cell office:value-type="float" office:value="7.20275000000004" calcext:value-type="float">
            <text:p>7.20275000000004</text:p>
          </table:table-cell>
          <table:table-cell office:value-type="float" office:value="0.440001000000052" calcext:value-type="float">
            <text:p>0.440001000000052</text:p>
          </table:table-cell>
          <table:table-cell office:value-type="float" office:value="0.0187359999999899" calcext:value-type="float">
            <text:p>0.01873599999999</text:p>
          </table:table-cell>
          <table:table-cell office:value-type="float" office:value="0.0674900000000207" calcext:value-type="float">
            <text:p>0.067490000000021</text:p>
          </table:table-cell>
          <table:table-cell office:value-type="float" office:value="0" calcext:value-type="float">
            <text:p>0</text:p>
          </table:table-cell>
          <table:table-cell office:value-type="float" office:value="0.0147759999999835" calcext:value-type="float">
            <text:p>0.014775999999984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996000000038" calcext:value-type="float">
            <text:p>0.118996000000038</text:p>
          </table:table-cell>
          <table:table-cell office:value-type="float" office:value="0.00166999999999007" calcext:value-type="float">
            <text:p>0.00166999999999</text:p>
          </table:table-cell>
          <table:table-cell office:value-type="float" office:value="0.227091999999971" calcext:value-type="float">
            <text:p>0.227091999999971</text:p>
          </table:table-cell>
          <table:table-cell office:value-type="float" office:value="3.25434374809265" calcext:value-type="float">
            <text:p>3.25434374809265</text:p>
          </table:table-cell>
          <table:table-cell office:value-type="float" office:value="4.72162200000003" calcext:value-type="float">
            <text:p>4.72162200000003</text:p>
          </table:table-cell>
          <table:table-cell office:value-type="float" office:value="0.000485000000026048" calcext:value-type="float">
            <text:p>0.000485000000026</text:p>
          </table:table-cell>
          <table:table-cell office:value-type="float" office:value="6.9652450000001" calcext:value-type="float">
            <text:p>6.9652450000001</text:p>
          </table:table-cell>
          <table:table-cell office:value-type="float" office:value="0.524471000000062" calcext:value-type="float">
            <text:p>0.524471000000062</text:p>
          </table:table-cell>
          <table:table-cell office:value-type="float" office:value="0.0190819999999121" calcext:value-type="float">
            <text:p>0.019081999999912</text:p>
          </table:table-cell>
          <table:table-cell office:value-type="float" office:value="0.0639099999999644" calcext:value-type="float">
            <text:p>0.063909999999964</text:p>
          </table:table-cell>
          <table:table-cell office:value-type="float" office:value="0" calcext:value-type="float">
            <text:p>0</text:p>
          </table:table-cell>
          <table:table-cell office:value-type="float" office:value="0.021396999999979" calcext:value-type="float">
            <text:p>0.021396999999979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7991999999958" calcext:value-type="float">
            <text:p>0.117991999999958</text:p>
          </table:table-cell>
          <table:table-cell office:value-type="float" office:value="0.00166300000000774" calcext:value-type="float">
            <text:p>0.001663000000008</text:p>
          </table:table-cell>
          <table:table-cell office:value-type="float" office:value="0.230427999999961" calcext:value-type="float">
            <text:p>0.230427999999961</text:p>
          </table:table-cell>
          <table:table-cell office:value-type="float" office:value="3.42669773101807" calcext:value-type="float">
            <text:p>3.42669773101807</text:p>
          </table:table-cell>
          <table:table-cell office:value-type="float" office:value="6.15891499999998" calcext:value-type="float">
            <text:p>6.15891499999998</text:p>
          </table:table-cell>
          <table:table-cell office:value-type="float" office:value="0.000486999999907312" calcext:value-type="float">
            <text:p>0.000486999999907</text:p>
          </table:table-cell>
          <table:table-cell office:value-type="float" office:value="8.93169999999998" calcext:value-type="float">
            <text:p>8.93169999999998</text:p>
          </table:table-cell>
          <table:table-cell office:value-type="float" office:value="0.497226000000069" calcext:value-type="float">
            <text:p>0.497226000000069</text:p>
          </table:table-cell>
          <table:table-cell office:value-type="float" office:value="0.0193400000000565" calcext:value-type="float">
            <text:p>0.019340000000057</text:p>
          </table:table-cell>
          <table:table-cell office:value-type="float" office:value="0.0695069999999305" calcext:value-type="float">
            <text:p>0.069506999999931</text:p>
          </table:table-cell>
          <table:table-cell office:value-type="float" office:value="0" calcext:value-type="float">
            <text:p>0</text:p>
          </table:table-cell>
          <table:table-cell office:value-type="float" office:value="0.027445000000057" calcext:value-type="float">
            <text:p>0.027445000000057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5296000000058" calcext:value-type="float">
            <text:p>0.115296000000058</text:p>
          </table:table-cell>
          <table:table-cell office:value-type="float" office:value="0.00166699999999764" calcext:value-type="float">
            <text:p>0.001666999999998</text:p>
          </table:table-cell>
          <table:table-cell office:value-type="float" office:value="0.212080000000014" calcext:value-type="float">
            <text:p>0.212080000000014</text:p>
          </table:table-cell>
          <table:table-cell office:value-type="float" office:value="3.15359163284302" calcext:value-type="float">
            <text:p>3.15359163284302</text:p>
          </table:table-cell>
          <table:table-cell office:value-type="float" office:value="4.55229399999996" calcext:value-type="float">
            <text:p>4.55229399999996</text:p>
          </table:table-cell>
          <table:table-cell office:value-type="float" office:value="0.000488000000018474" calcext:value-type="float">
            <text:p>0.000488000000018</text:p>
          </table:table-cell>
          <table:table-cell office:value-type="float" office:value="7.74013100000002" calcext:value-type="float">
            <text:p>7.74013100000002</text:p>
          </table:table-cell>
          <table:table-cell office:value-type="float" office:value="0.411519999999996" calcext:value-type="float">
            <text:p>0.411519999999996</text:p>
          </table:table-cell>
          <table:table-cell office:value-type="float" office:value="0.0186449999999923" calcext:value-type="float">
            <text:p>0.018644999999992</text:p>
          </table:table-cell>
          <table:table-cell office:value-type="float" office:value="0.0635999999999513" calcext:value-type="float">
            <text:p>0.063599999999951</text:p>
          </table:table-cell>
          <table:table-cell office:value-type="float" office:value="0" calcext:value-type="float">
            <text:p>0</text:p>
          </table:table-cell>
          <table:table-cell office:value-type="float" office:value="0.00797899999997753" calcext:value-type="float">
            <text:p>0.00797899999997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74899999998" calcext:value-type="float">
            <text:p>0.11874899999998</text:p>
          </table:table-cell>
          <table:table-cell office:value-type="float" office:value="0.00167499999997744" calcext:value-type="float">
            <text:p>0.001674999999977</text:p>
          </table:table-cell>
          <table:table-cell office:value-type="float" office:value="0.218044999999961" calcext:value-type="float">
            <text:p>0.218044999999961</text:p>
          </table:table-cell>
          <table:table-cell office:value-type="float" office:value="3.42756581306458" calcext:value-type="float">
            <text:p>3.42756581306458</text:p>
          </table:table-cell>
          <table:table-cell office:value-type="float" office:value="6.22070899999994" calcext:value-type="float">
            <text:p>6.22070899999994</text:p>
          </table:table-cell>
          <table:table-cell office:value-type="float" office:value="0.000490000000013424" calcext:value-type="float">
            <text:p>0.000490000000013</text:p>
          </table:table-cell>
          <table:table-cell office:value-type="float" office:value="7.19720999999993" calcext:value-type="float">
            <text:p>7.19720999999993</text:p>
          </table:table-cell>
          <table:table-cell office:value-type="float" office:value="0.440079999999966" calcext:value-type="float">
            <text:p>0.440079999999966</text:p>
          </table:table-cell>
          <table:table-cell office:value-type="float" office:value="0.0187079999999469" calcext:value-type="float">
            <text:p>0.018707999999947</text:p>
          </table:table-cell>
          <table:table-cell office:value-type="float" office:value="0.0678659999998672" calcext:value-type="float">
            <text:p>0.067865999999867</text:p>
          </table:table-cell>
          <table:table-cell office:value-type="float" office:value="0" calcext:value-type="float">
            <text:p>0</text:p>
          </table:table-cell>
          <table:table-cell office:value-type="float" office:value="0.0150630000000547" calcext:value-type="float">
            <text:p>0.015063000000055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310000000041" calcext:value-type="float">
            <text:p>0.119310000000041</text:p>
          </table:table-cell>
          <table:table-cell office:value-type="float" office:value="0.00166699999999764" calcext:value-type="float">
            <text:p>0.001666999999998</text:p>
          </table:table-cell>
          <table:table-cell office:value-type="float" office:value="0.22932800000001" calcext:value-type="float">
            <text:p>0.22932800000001</text:p>
          </table:table-cell>
          <table:table-cell office:value-type="float" office:value="3.31393122673035" calcext:value-type="float">
            <text:p>3.31393122673035</text:p>
          </table:table-cell>
          <table:table-cell office:value-type="float" office:value="4.71057699999994" calcext:value-type="float">
            <text:p>4.71057699999994</text:p>
          </table:table-cell>
          <table:table-cell office:value-type="float" office:value="0.000483000000031097" calcext:value-type="float">
            <text:p>0.000483000000031</text:p>
          </table:table-cell>
          <table:table-cell office:value-type="float" office:value="7.01965500000006" calcext:value-type="float">
            <text:p>7.01965500000006</text:p>
          </table:table-cell>
          <table:table-cell office:value-type="float" office:value="0.435103000000026" calcext:value-type="float">
            <text:p>0.435103000000026</text:p>
          </table:table-cell>
          <table:table-cell office:value-type="float" office:value="0.0193669999999884" calcext:value-type="float">
            <text:p>0.019366999999988</text:p>
          </table:table-cell>
          <table:table-cell office:value-type="float" office:value="0.0641969999999219" calcext:value-type="float">
            <text:p>0.064196999999922</text:p>
          </table:table-cell>
          <table:table-cell office:value-type="float" office:value="0" calcext:value-type="float">
            <text:p>0</text:p>
          </table:table-cell>
          <table:table-cell office:value-type="float" office:value="0.0210360000000946" calcext:value-type="float">
            <text:p>0.02103600000009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25900000008" calcext:value-type="float">
            <text:p>0.11825900000008</text:p>
          </table:table-cell>
          <table:table-cell office:value-type="float" office:value="0.00168299999995725" calcext:value-type="float">
            <text:p>0.001682999999957</text:p>
          </table:table-cell>
          <table:table-cell office:value-type="float" office:value="0.231343000000038" calcext:value-type="float">
            <text:p>0.231343000000038</text:p>
          </table:table-cell>
          <table:table-cell office:value-type="float" office:value="3.38314485549927" calcext:value-type="float">
            <text:p>3.38314485549927</text:p>
          </table:table-cell>
          <table:table-cell office:value-type="float" office:value="6.05320599999993" calcext:value-type="float">
            <text:p>6.05320599999993</text:p>
          </table:table-cell>
          <table:table-cell office:value-type="float" office:value="0.000485999999909836" calcext:value-type="float">
            <text:p>0.00048599999991</text:p>
          </table:table-cell>
          <table:table-cell office:value-type="float" office:value="8.84858499999996" calcext:value-type="float">
            <text:p>8.84858499999996</text:p>
          </table:table-cell>
          <table:table-cell office:value-type="float" office:value="0.499457000000007" calcext:value-type="float">
            <text:p>0.499457000000007</text:p>
          </table:table-cell>
          <table:table-cell office:value-type="float" office:value="0.0196070000000645" calcext:value-type="float">
            <text:p>0.019607000000065</text:p>
          </table:table-cell>
          <table:table-cell office:value-type="float" office:value="0.0697640000000774" calcext:value-type="float">
            <text:p>0.069764000000077</text:p>
          </table:table-cell>
          <table:table-cell office:value-type="float" office:value="0" calcext:value-type="float">
            <text:p>0</text:p>
          </table:table-cell>
          <table:table-cell office:value-type="float" office:value="0.0280779999999368" calcext:value-type="float">
            <text:p>0.028077999999937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38];[.C42];[.C46])" office:value-type="float" office:value="0.112229666666697" calcext:value-type="float">
            <text:p>0.112229666666697</text:p>
          </table:table-cell>
          <table:table-cell table:style-name="ce3" table:formula="of:=AVERAGE([.D38];[.D42];[.D46])" office:value-type="float" office:value="0.00167199999998502" calcext:value-type="float">
            <text:p>0.001671999999985</text:p>
          </table:table-cell>
          <table:table-cell table:style-name="ce3" table:formula="of:=AVERAGE([.E38];[.E42];[.E46])" office:value-type="float" office:value="0.236384999999965" calcext:value-type="float">
            <text:p>0.236384999999965</text:p>
          </table:table-cell>
          <table:table-cell table:style-name="ce3" table:formula="of:=AVERAGE([.F38];[.F42];[.F46])" office:value-type="float" office:value="3.09696300824483" calcext:value-type="float">
            <text:p>3.09696300824483</text:p>
          </table:table-cell>
          <table:table-cell table:style-name="ce3" table:formula="of:=AVERAGE([.G38];[.G42];[.G46])" office:value-type="float" office:value="4.52840566666665" calcext:value-type="float">
            <text:p>4.52840566666665</text:p>
          </table:table-cell>
          <table:table-cell table:style-name="ce3" table:formula="of:=AVERAGE([.H38];[.H42];[.H46])" office:value-type="float" office:value="0.000489666666680932" calcext:value-type="float">
            <text:p>0.000489666666681</text:p>
          </table:table-cell>
          <table:table-cell table:style-name="ce3" table:formula="of:=AVERAGE([.I38];[.I42];[.I46])" office:value-type="float" office:value="7.74802266666669" calcext:value-type="float">
            <text:p>7.74802266666669</text:p>
          </table:table-cell>
          <table:table-cell table:style-name="ce3" table:formula="of:=AVERAGE([.J38];[.J42];[.J46])" office:value-type="float" office:value="0.408238333333353" calcext:value-type="float">
            <text:p>0.408238333333353</text:p>
          </table:table-cell>
          <table:table-cell table:style-name="ce3" table:formula="of:=AVERAGE([.K38];[.K42];[.K46])" office:value-type="float" office:value="0.0185669999999997" calcext:value-type="float">
            <text:p>0.018567</text:p>
          </table:table-cell>
          <table:table-cell table:style-name="ce3" table:formula="of:=AVERAGE([.L38];[.L42];[.L46])" office:value-type="float" office:value="0.0635203333333342" calcext:value-type="float">
            <text:p>0.063520333333334</text:p>
          </table:table-cell>
          <table:table-cell table:style-name="ce3" table:formula="of:=AVERAGE([.M38];[.M42];[.M46])" office:value-type="float" office:value="0" calcext:value-type="float">
            <text:p>0</text:p>
          </table:table-cell>
          <table:table-cell table:style-name="ce3" table:formula="of:=AVERAGE([.N38];[.N42];[.N46])" office:value-type="float" office:value="0.00782233333328956" calcext:value-type="float">
            <text:p>0.00782233333329</text:p>
          </table:table-cell>
          <table:table-cell table:style-name="ce4" table:formula="of:=SUM([.C50:.N50])" office:value-type="float" office:value="16.2223156749115" calcext:value-type="float">
            <text:p>16.222315674911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39];[.C43];[.C47])" office:value-type="float" office:value="0.143536000000002" calcext:value-type="float">
            <text:p>0.143536000000002</text:p>
          </table:table-cell>
          <table:table-cell table:style-name="ce3" table:formula="of:=AVERAGE([.D39];[.D43];[.D47])" office:value-type="float" office:value="0.00166600000000017" calcext:value-type="float">
            <text:p>0.001666</text:p>
          </table:table-cell>
          <table:table-cell table:style-name="ce3" table:formula="of:=AVERAGE([.E39];[.E43];[.E47])" office:value-type="float" office:value="0.217928999999951" calcext:value-type="float">
            <text:p>0.217928999999951</text:p>
          </table:table-cell>
          <table:table-cell table:style-name="ce3" table:formula="of:=AVERAGE([.F39];[.F43];[.F47])" office:value-type="float" office:value="3.2961281935374" calcext:value-type="float">
            <text:p>3.2961281935374</text:p>
          </table:table-cell>
          <table:table-cell table:style-name="ce3" table:formula="of:=AVERAGE([.G39];[.G43];[.G47])" office:value-type="float" office:value="6.20758699999999" calcext:value-type="float">
            <text:p>6.20758699999999</text:p>
          </table:table-cell>
          <table:table-cell table:style-name="ce3" table:formula="of:=AVERAGE([.H39];[.H43];[.H47])" office:value-type="float" office:value="0.000488000000018474" calcext:value-type="float">
            <text:p>0.000488000000018</text:p>
          </table:table-cell>
          <table:table-cell table:style-name="ce3" table:formula="of:=AVERAGE([.I39];[.I43];[.I47])" office:value-type="float" office:value="7.19577599999999" calcext:value-type="float">
            <text:p>7.19577599999999</text:p>
          </table:table-cell>
          <table:table-cell table:style-name="ce3" table:formula="of:=AVERAGE([.J39];[.J43];[.J47])" office:value-type="float" office:value="0.439343000000008" calcext:value-type="float">
            <text:p>0.439343000000008</text:p>
          </table:table-cell>
          <table:table-cell table:style-name="ce3" table:formula="of:=AVERAGE([.K39];[.K43];[.K47])" office:value-type="float" office:value="0.0187186666666624" calcext:value-type="float">
            <text:p>0.018718666666663</text:p>
          </table:table-cell>
          <table:table-cell table:style-name="ce3" table:formula="of:=AVERAGE([.L39];[.L43];[.L47])" office:value-type="float" office:value="0.0675759999999552" calcext:value-type="float">
            <text:p>0.067575999999955</text:p>
          </table:table-cell>
          <table:table-cell table:style-name="ce3" table:formula="of:=AVERAGE([.M39];[.M43];[.M47])" office:value-type="float" office:value="0" calcext:value-type="float">
            <text:p>0</text:p>
          </table:table-cell>
          <table:table-cell table:style-name="ce3" table:formula="of:=AVERAGE([.N39];[.N43];[.N47])" office:value-type="float" office:value="0.014801666666699" calcext:value-type="float">
            <text:p>0.014801666666699</text:p>
          </table:table-cell>
          <table:table-cell table:style-name="ce4" table:formula="of:=SUM([.C51:.N51])" office:value-type="float" office:value="17.6035495268707" calcext:value-type="float">
            <text:p>17.6035495268707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0];[.C44];[.C48])" office:value-type="float" office:value="0.119735000000029" calcext:value-type="float">
            <text:p>0.119735000000029</text:p>
          </table:table-cell>
          <table:table-cell table:style-name="ce3" table:formula="of:=AVERAGE([.D40];[.D44];[.D48])" office:value-type="float" office:value="0.00167900000000524" calcext:value-type="float">
            <text:p>0.001679000000005</text:p>
          </table:table-cell>
          <table:table-cell table:style-name="ce3" table:formula="of:=AVERAGE([.E40];[.E44];[.E48])" office:value-type="float" office:value="0.228649333333351" calcext:value-type="float">
            <text:p>0.228649333333351</text:p>
          </table:table-cell>
          <table:table-cell table:style-name="ce3" table:formula="of:=AVERAGE([.F40];[.F44];[.F48])" office:value-type="float" office:value="3.21905573209127" calcext:value-type="float">
            <text:p>3.21905573209127</text:p>
          </table:table-cell>
          <table:table-cell table:style-name="ce3" table:formula="of:=AVERAGE([.G40];[.G44];[.G48])" office:value-type="float" office:value="4.70453933333333" calcext:value-type="float">
            <text:p>4.70453933333333</text:p>
          </table:table-cell>
          <table:table-cell table:style-name="ce3" table:formula="of:=AVERAGE([.H40];[.H44];[.H48])" office:value-type="float" office:value="0.000484333333361064" calcext:value-type="float">
            <text:p>0.000484333333361</text:p>
          </table:table-cell>
          <table:table-cell table:style-name="ce3" table:formula="of:=AVERAGE([.I40];[.I44];[.I48])" office:value-type="float" office:value="6.99058300000006" calcext:value-type="float">
            <text:p>6.99058300000006</text:p>
          </table:table-cell>
          <table:table-cell table:style-name="ce3" table:formula="of:=AVERAGE([.J40];[.J44];[.J48])" office:value-type="float" office:value="0.465890333333353" calcext:value-type="float">
            <text:p>0.465890333333353</text:p>
          </table:table-cell>
          <table:table-cell table:style-name="ce3" table:formula="of:=AVERAGE([.K40];[.K44];[.K48])" office:value-type="float" office:value="0.019239999999968" calcext:value-type="float">
            <text:p>0.019239999999968</text:p>
          </table:table-cell>
          <table:table-cell table:style-name="ce3" table:formula="of:=AVERAGE([.L40];[.L44];[.L48])" office:value-type="float" office:value="0.0642243333332999" calcext:value-type="float">
            <text:p>0.0642243333333</text:p>
          </table:table-cell>
          <table:table-cell table:style-name="ce3" table:formula="of:=AVERAGE([.M40];[.M44];[.M48])" office:value-type="float" office:value="0" calcext:value-type="float">
            <text:p>0</text:p>
          </table:table-cell>
          <table:table-cell table:style-name="ce3" table:formula="of:=AVERAGE([.N40];[.N44];[.N48])" office:value-type="float" office:value="0.0208956666666987" calcext:value-type="float">
            <text:p>0.020895666666699</text:p>
          </table:table-cell>
          <table:table-cell table:style-name="ce4" table:formula="of:=SUM([.C52:.N52])" office:value-type="float" office:value="15.8349760654247" calcext:value-type="float">
            <text:p>15.8349760654247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1];[.C45];[.C49])" office:value-type="float" office:value="0.118156666666664" calcext:value-type="float">
            <text:p>0.118156666666664</text:p>
          </table:table-cell>
          <table:table-cell table:style-name="ce3" table:formula="of:=AVERAGE([.D41];[.D45];[.D49])" office:value-type="float" office:value="0.00167066666665505" calcext:value-type="float">
            <text:p>0.001670666666655</text:p>
          </table:table-cell>
          <table:table-cell table:style-name="ce3" table:formula="of:=AVERAGE([.E41];[.E45];[.E49])" office:value-type="float" office:value="0.230785999999966" calcext:value-type="float">
            <text:p>0.230785999999966</text:p>
          </table:table-cell>
          <table:table-cell table:style-name="ce3" table:formula="of:=AVERAGE([.F41];[.F45];[.F49])" office:value-type="float" office:value="3.33993585904439" calcext:value-type="float">
            <text:p>3.33993585904439</text:p>
          </table:table-cell>
          <table:table-cell table:style-name="ce3" table:formula="of:=AVERAGE([.G41];[.G45];[.G49])" office:value-type="float" office:value="6.08587599999995" calcext:value-type="float">
            <text:p>6.08587599999995</text:p>
          </table:table-cell>
          <table:table-cell table:style-name="ce3" table:formula="of:=AVERAGE([.H41];[.H45];[.H49])" office:value-type="float" office:value="0.000486666666612715" calcext:value-type="float">
            <text:p>0.000486666666613</text:p>
          </table:table-cell>
          <table:table-cell table:style-name="ce3" table:formula="of:=AVERAGE([.I41];[.I45];[.I49])" office:value-type="float" office:value="8.88587066666666" calcext:value-type="float">
            <text:p>8.88587066666666</text:p>
          </table:table-cell>
          <table:table-cell table:style-name="ce3" table:formula="of:=AVERAGE([.J41];[.J45];[.J49])" office:value-type="float" office:value="0.497771666666722" calcext:value-type="float">
            <text:p>0.497771666666722</text:p>
          </table:table-cell>
          <table:table-cell table:style-name="ce3" table:formula="of:=AVERAGE([.K41];[.K45];[.K49])" office:value-type="float" office:value="0.0194786666667141" calcext:value-type="float">
            <text:p>0.019478666666714</text:p>
          </table:table-cell>
          <table:table-cell table:style-name="ce3" table:formula="of:=AVERAGE([.L41];[.L45];[.L49])" office:value-type="float" office:value="0.0696363333333541" calcext:value-type="float">
            <text:p>0.069636333333354</text:p>
          </table:table-cell>
          <table:table-cell table:style-name="ce3" table:formula="of:=AVERAGE([.M41];[.M45];[.M49])" office:value-type="float" office:value="0" calcext:value-type="float">
            <text:p>0</text:p>
          </table:table-cell>
          <table:table-cell table:style-name="ce3" table:formula="of:=AVERAGE([.N41];[.N45];[.N49])" office:value-type="float" office:value="0.027687999999974" calcext:value-type="float">
            <text:p>0.027687999999974</text:p>
          </table:table-cell>
          <table:table-cell table:style-name="ce4" table:formula="of:=SUM([.C53:.N53])" office:value-type="float" office:value="19.2773571923777" calcext:value-type="float">
            <text:p>19.2773571923777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50:.C53])" office:value-type="float" office:value="0.493657333333393" calcext:value-type="float">
            <text:p>0.493657333333393</text:p>
          </table:table-cell>
          <table:table-cell table:style-name="ce1" table:formula="of:=SUM([.D50:.D53])" office:value-type="float" office:value="0.00668766666664548" calcext:value-type="float">
            <text:p>0.006687666666645</text:p>
          </table:table-cell>
          <table:table-cell table:style-name="ce1" table:formula="of:=SUM([.E50:.E53])" office:value-type="float" office:value="0.913749333333233" calcext:value-type="float">
            <text:p>0.913749333333233</text:p>
          </table:table-cell>
          <table:table-cell table:style-name="ce1" table:formula="of:=SUM([.F50:.F53])" office:value-type="float" office:value="12.9520827929179" calcext:value-type="float">
            <text:p>12.9520827929179</text:p>
          </table:table-cell>
          <table:table-cell table:style-name="ce1" table:formula="of:=SUM([.G50:.G53])" office:value-type="float" office:value="21.5264079999999" calcext:value-type="float">
            <text:p>21.5264079999999</text:p>
          </table:table-cell>
          <table:table-cell table:style-name="ce1" table:formula="of:=SUM([.H50:.H53])" office:value-type="float" office:value="0.00194866666667319" calcext:value-type="float">
            <text:p>0.001948666666673</text:p>
          </table:table-cell>
          <table:table-cell table:style-name="ce1" table:formula="of:=SUM([.I50:.I53])" office:value-type="float" office:value="30.8202523333334" calcext:value-type="float">
            <text:p>30.8202523333334</text:p>
          </table:table-cell>
          <table:table-cell table:style-name="ce1" table:formula="of:=SUM([.J50:.J53])" office:value-type="float" office:value="1.81124333333344" calcext:value-type="float">
            <text:p>1.81124333333344</text:p>
          </table:table-cell>
          <table:table-cell table:style-name="ce1" table:formula="of:=SUM([.K50:.K53])" office:value-type="float" office:value="0.0760043333333443" calcext:value-type="float">
            <text:p>0.076004333333344</text:p>
          </table:table-cell>
          <table:table-cell table:style-name="ce1" table:formula="of:=SUM([.L50:.L53])" office:value-type="float" office:value="0.264956999999943" calcext:value-type="float">
            <text:p>0.264956999999943</text:p>
          </table:table-cell>
          <table:table-cell table:style-name="ce1" table:formula="of:=SUM([.M50:.M53])" office:value-type="float" office:value="0" calcext:value-type="float">
            <text:p>0</text:p>
          </table:table-cell>
          <table:table-cell table:style-name="ce1" table:formula="of:=SUM([.N50:.N53])" office:value-type="float" office:value="0.0712076666666614" calcext:value-type="float">
            <text:p>0.071207666666661</text:p>
          </table:table-cell>
          <table:table-cell table:style-name="ce1" table:formula="of:=SUM([.C54:.N54])" office:value-type="float" office:value="68.9381984595845" calcext:value-type="float">
            <text:p>68.938198459584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6022999999993" calcext:value-type="float">
            <text:p>0.106022999999993</text:p>
          </table:table-cell>
          <table:table-cell office:value-type="float" office:value="0.00167199999998502" calcext:value-type="float">
            <text:p>0.001671999999985</text:p>
          </table:table-cell>
          <table:table-cell office:value-type="float" office:value="0.209429" calcext:value-type="float">
            <text:p>0.209429</text:p>
          </table:table-cell>
          <table:table-cell office:value-type="float" office:value="3.04402899742126" calcext:value-type="float">
            <text:p>3.04402899742126</text:p>
          </table:table-cell>
          <table:table-cell office:value-type="float" office:value="4.57734599999998" calcext:value-type="float">
            <text:p>4.57734599999998</text:p>
          </table:table-cell>
          <table:table-cell office:value-type="float" office:value="0.000494000000003325" calcext:value-type="float">
            <text:p>0.000494000000003</text:p>
          </table:table-cell>
          <table:table-cell office:value-type="float" office:value="7.80867599999999" calcext:value-type="float">
            <text:p>7.80867599999999</text:p>
          </table:table-cell>
          <table:table-cell office:value-type="float" office:value="0.407367000000022" calcext:value-type="float">
            <text:p>0.407367000000022</text:p>
          </table:table-cell>
          <table:table-cell office:value-type="float" office:value="0.0187520000000063" calcext:value-type="float">
            <text:p>0.018752000000006</text:p>
          </table:table-cell>
          <table:table-cell office:value-type="float" office:value="0.0634150000000204" calcext:value-type="float">
            <text:p>0.06341500000002</text:p>
          </table:table-cell>
          <table:table-cell office:value-type="float" office:value="0" calcext:value-type="float">
            <text:p>0</text:p>
          </table:table-cell>
          <table:table-cell office:value-type="float" office:value="0.00791299999997364" calcext:value-type="float">
            <text:p>0.007912999999974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7223000000024" calcext:value-type="float">
            <text:p>0.117223000000024</text:p>
          </table:table-cell>
          <table:table-cell office:value-type="float" office:value="0.00166600000000017" calcext:value-type="float">
            <text:p>0.001666</text:p>
          </table:table-cell>
          <table:table-cell office:value-type="float" office:value="0.21503100000001" calcext:value-type="float">
            <text:p>0.21503100000001</text:p>
          </table:table-cell>
          <table:table-cell office:value-type="float" office:value="3.22043776512146" calcext:value-type="float">
            <text:p>3.22043776512146</text:p>
          </table:table-cell>
          <table:table-cell office:value-type="float" office:value="6.30001599999997" calcext:value-type="float">
            <text:p>6.30001599999997</text:p>
          </table:table-cell>
          <table:table-cell office:value-type="float" office:value="0.00113199999998415" calcext:value-type="float">
            <text:p>0.001131999999984</text:p>
          </table:table-cell>
          <table:table-cell office:value-type="float" office:value="4.60896300000002" calcext:value-type="float">
            <text:p>4.60896300000002</text:p>
          </table:table-cell>
          <table:table-cell office:value-type="float" office:value="0.43716900000004" calcext:value-type="float">
            <text:p>0.43716900000004</text:p>
          </table:table-cell>
          <table:table-cell office:value-type="float" office:value="0.0186789999999064" calcext:value-type="float">
            <text:p>0.018678999999906</text:p>
          </table:table-cell>
          <table:table-cell office:value-type="float" office:value="0.0671770000000151" calcext:value-type="float">
            <text:p>0.067177000000015</text:p>
          </table:table-cell>
          <table:table-cell office:value-type="float" office:value="0" calcext:value-type="float">
            <text:p>0</text:p>
          </table:table-cell>
          <table:table-cell office:value-type="float" office:value="0.0149010000000089" calcext:value-type="float">
            <text:p>0.014901000000009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68899999997" calcext:value-type="float">
            <text:p>0.12068899999997</text:p>
          </table:table-cell>
          <table:table-cell office:value-type="float" office:value="0.00169899999991685" calcext:value-type="float">
            <text:p>0.001698999999917</text:p>
          </table:table-cell>
          <table:table-cell office:value-type="float" office:value="0.226703999999927" calcext:value-type="float">
            <text:p>0.226703999999927</text:p>
          </table:table-cell>
          <table:table-cell office:value-type="float" office:value="3.09667468070984" calcext:value-type="float">
            <text:p>3.09667468070984</text:p>
          </table:table-cell>
          <table:table-cell office:value-type="float" office:value="4.76816999999994" calcext:value-type="float">
            <text:p>4.76816999999994</text:p>
          </table:table-cell>
          <table:table-cell office:value-type="float" office:value="0.0011539999999286" calcext:value-type="float">
            <text:p>0.001153999999929</text:p>
          </table:table-cell>
          <table:table-cell office:value-type="float" office:value="4.472129" calcext:value-type="float">
            <text:p>4.472129</text:p>
          </table:table-cell>
          <table:table-cell office:value-type="float" office:value="0.437640999999985" calcext:value-type="float">
            <text:p>0.437640999999985</text:p>
          </table:table-cell>
          <table:table-cell office:value-type="float" office:value="0.019190999999978" calcext:value-type="float">
            <text:p>0.019190999999978</text:p>
          </table:table-cell>
          <table:table-cell office:value-type="float" office:value="0.0640919999999596" calcext:value-type="float">
            <text:p>0.06409199999996</text:p>
          </table:table-cell>
          <table:table-cell office:value-type="float" office:value="0" calcext:value-type="float">
            <text:p>0</text:p>
          </table:table-cell>
          <table:table-cell office:value-type="float" office:value="0.0204390000000103" calcext:value-type="float">
            <text:p>0.02043900000001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7857000000072" calcext:value-type="float">
            <text:p>0.117857000000072</text:p>
          </table:table-cell>
          <table:table-cell office:value-type="float" office:value="0.00167499999997744" calcext:value-type="float">
            <text:p>0.001674999999977</text:p>
          </table:table-cell>
          <table:table-cell office:value-type="float" office:value="0.229091999999923" calcext:value-type="float">
            <text:p>0.229091999999923</text:p>
          </table:table-cell>
          <table:table-cell office:value-type="float" office:value="3.23956990242004" calcext:value-type="float">
            <text:p>3.23956990242004</text:p>
          </table:table-cell>
          <table:table-cell office:value-type="float" office:value="6.19297900000004" calcext:value-type="float">
            <text:p>6.19297900000004</text:p>
          </table:table-cell>
          <table:table-cell office:value-type="float" office:value="0.00115099999993618" calcext:value-type="float">
            <text:p>0.001150999999936</text:p>
          </table:table-cell>
          <table:table-cell office:value-type="float" office:value="5.4334510000001" calcext:value-type="float">
            <text:p>5.4334510000001</text:p>
          </table:table-cell>
          <table:table-cell office:value-type="float" office:value="0.497191999999927" calcext:value-type="float">
            <text:p>0.497191999999927</text:p>
          </table:table-cell>
          <table:table-cell office:value-type="float" office:value="0.0195169999999507" calcext:value-type="float">
            <text:p>0.019516999999951</text:p>
          </table:table-cell>
          <table:table-cell office:value-type="float" office:value="0.0700050000000374" calcext:value-type="float">
            <text:p>0.070005000000037</text:p>
          </table:table-cell>
          <table:table-cell office:value-type="float" office:value="0" calcext:value-type="float">
            <text:p>0</text:p>
          </table:table-cell>
          <table:table-cell office:value-type="float" office:value="0.0267879999998968" calcext:value-type="float">
            <text:p>0.02678799999989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611000000011" calcext:value-type="float">
            <text:p>0.117611000000011</text:p>
          </table:table-cell>
          <table:table-cell office:value-type="float" office:value="0.001692999999932" calcext:value-type="float">
            <text:p>0.001692999999932</text:p>
          </table:table-cell>
          <table:table-cell office:value-type="float" office:value="0.21058800000003" calcext:value-type="float">
            <text:p>0.21058800000003</text:p>
          </table:table-cell>
          <table:table-cell office:value-type="float" office:value="3.12278270721436" calcext:value-type="float">
            <text:p>3.12278270721436</text:p>
          </table:table-cell>
          <table:table-cell office:value-type="float" office:value="4.71414699999991" calcext:value-type="float">
            <text:p>4.71414699999991</text:p>
          </table:table-cell>
          <table:table-cell office:value-type="float" office:value="0.000490000000013424" calcext:value-type="float">
            <text:p>0.000490000000013</text:p>
          </table:table-cell>
          <table:table-cell office:value-type="float" office:value="7.81037800000001" calcext:value-type="float">
            <text:p>7.81037800000001</text:p>
          </table:table-cell>
          <table:table-cell office:value-type="float" office:value="0.411362999999938" calcext:value-type="float">
            <text:p>0.411362999999938</text:p>
          </table:table-cell>
          <table:table-cell office:value-type="float" office:value="0.0186869999999999" calcext:value-type="float">
            <text:p>0.018687</text:p>
          </table:table-cell>
          <table:table-cell office:value-type="float" office:value="0.0635829999999942" calcext:value-type="float">
            <text:p>0.063582999999994</text:p>
          </table:table-cell>
          <table:table-cell office:value-type="float" office:value="0" calcext:value-type="float">
            <text:p>0</text:p>
          </table:table-cell>
          <table:table-cell office:value-type="float" office:value="0.0079680000000053" calcext:value-type="float">
            <text:p>0.007968000000005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7876000000024" calcext:value-type="float">
            <text:p>0.117876000000024</text:p>
          </table:table-cell>
          <table:table-cell office:value-type="float" office:value="0.00171399999999267" calcext:value-type="float">
            <text:p>0.001713999999993</text:p>
          </table:table-cell>
          <table:table-cell office:value-type="float" office:value="0.215110999999979" calcext:value-type="float">
            <text:p>0.215110999999979</text:p>
          </table:table-cell>
          <table:table-cell office:value-type="float" office:value="3.36207985877991" calcext:value-type="float">
            <text:p>3.36207985877991</text:p>
          </table:table-cell>
          <table:table-cell office:value-type="float" office:value="6.3400519999999" calcext:value-type="float">
            <text:p>6.3400519999999</text:p>
          </table:table-cell>
          <table:table-cell office:value-type="float" office:value="0.0011579999999185" calcext:value-type="float">
            <text:p>0.001157999999919</text:p>
          </table:table-cell>
          <table:table-cell office:value-type="float" office:value="4.620589" calcext:value-type="float">
            <text:p>4.620589</text:p>
          </table:table-cell>
          <table:table-cell office:value-type="float" office:value="0.447110000000066" calcext:value-type="float">
            <text:p>0.447110000000066</text:p>
          </table:table-cell>
          <table:table-cell office:value-type="float" office:value="0.0188100000000304" calcext:value-type="float">
            <text:p>0.01881000000003</text:p>
          </table:table-cell>
          <table:table-cell office:value-type="float" office:value="0.0677500000000464" calcext:value-type="float">
            <text:p>0.067750000000046</text:p>
          </table:table-cell>
          <table:table-cell office:value-type="float" office:value="0" calcext:value-type="float">
            <text:p>0</text:p>
          </table:table-cell>
          <table:table-cell office:value-type="float" office:value="0.0158539999999903" calcext:value-type="float">
            <text:p>0.01585399999999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347999999969" calcext:value-type="float">
            <text:p>0.118347999999969</text:p>
          </table:table-cell>
          <table:table-cell office:value-type="float" office:value="0.00169100000005074" calcext:value-type="float">
            <text:p>0.001691000000051</text:p>
          </table:table-cell>
          <table:table-cell office:value-type="float" office:value="0.22810000000004" calcext:value-type="float">
            <text:p>0.22810000000004</text:p>
          </table:table-cell>
          <table:table-cell office:value-type="float" office:value="3.24612402915955" calcext:value-type="float">
            <text:p>3.24612402915955</text:p>
          </table:table-cell>
          <table:table-cell office:value-type="float" office:value="4.770938" calcext:value-type="float">
            <text:p>4.770938</text:p>
          </table:table-cell>
          <table:table-cell office:value-type="float" office:value="0.00113199999998415" calcext:value-type="float">
            <text:p>0.001131999999984</text:p>
          </table:table-cell>
          <table:table-cell office:value-type="float" office:value="4.468028" calcext:value-type="float">
            <text:p>4.468028</text:p>
          </table:table-cell>
          <table:table-cell office:value-type="float" office:value="0.439044000000081" calcext:value-type="float">
            <text:p>0.439044000000081</text:p>
          </table:table-cell>
          <table:table-cell office:value-type="float" office:value="0.0193179999999984" calcext:value-type="float">
            <text:p>0.019317999999998</text:p>
          </table:table-cell>
          <table:table-cell office:value-type="float" office:value="0.0644600000000537" calcext:value-type="float">
            <text:p>0.064460000000054</text:p>
          </table:table-cell>
          <table:table-cell office:value-type="float" office:value="0" calcext:value-type="float">
            <text:p>0</text:p>
          </table:table-cell>
          <table:table-cell office:value-type="float" office:value="0.0204539999999724" calcext:value-type="float">
            <text:p>0.020453999999972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105000000014" calcext:value-type="float">
            <text:p>0.118105000000014</text:p>
          </table:table-cell>
          <table:table-cell office:value-type="float" office:value="0.0016849999999522" calcext:value-type="float">
            <text:p>0.001684999999952</text:p>
          </table:table-cell>
          <table:table-cell office:value-type="float" office:value="0.228924000000006" calcext:value-type="float">
            <text:p>0.228924000000006</text:p>
          </table:table-cell>
          <table:table-cell office:value-type="float" office:value="3.38197469711304" calcext:value-type="float">
            <text:p>3.38197469711304</text:p>
          </table:table-cell>
          <table:table-cell office:value-type="float" office:value="6.18191200000001" calcext:value-type="float">
            <text:p>6.18191200000001</text:p>
          </table:table-cell>
          <table:table-cell office:value-type="float" office:value="0.00115300000004481" calcext:value-type="float">
            <text:p>0.001153000000045</text:p>
          </table:table-cell>
          <table:table-cell office:value-type="float" office:value="5.47387700000002" calcext:value-type="float">
            <text:p>5.47387700000002</text:p>
          </table:table-cell>
          <table:table-cell office:value-type="float" office:value="0.500612000000046" calcext:value-type="float">
            <text:p>0.500612000000046</text:p>
          </table:table-cell>
          <table:table-cell office:value-type="float" office:value="0.0194779999999355" calcext:value-type="float">
            <text:p>0.019477999999936</text:p>
          </table:table-cell>
          <table:table-cell office:value-type="float" office:value="0.0696729999999661" calcext:value-type="float">
            <text:p>0.069672999999966</text:p>
          </table:table-cell>
          <table:table-cell office:value-type="float" office:value="0" calcext:value-type="float">
            <text:p>0</text:p>
          </table:table-cell>
          <table:table-cell office:value-type="float" office:value="0.0278930000000628" calcext:value-type="float">
            <text:p>0.027893000000063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4851000000044" calcext:value-type="float">
            <text:p>0.114851000000044</text:p>
          </table:table-cell>
          <table:table-cell office:value-type="float" office:value="0.00168500000006588" calcext:value-type="float">
            <text:p>0.001685000000066</text:p>
          </table:table-cell>
          <table:table-cell office:value-type="float" office:value="0.210728000000017" calcext:value-type="float">
            <text:p>0.210728000000017</text:p>
          </table:table-cell>
          <table:table-cell office:value-type="float" office:value="3.09283924102783" calcext:value-type="float">
            <text:p>3.09283924102783</text:p>
          </table:table-cell>
          <table:table-cell office:value-type="float" office:value="4.64581800000008" calcext:value-type="float">
            <text:p>4.64581800000008</text:p>
          </table:table-cell>
          <table:table-cell office:value-type="float" office:value="0.000497999999993226" calcext:value-type="float">
            <text:p>0.000497999999993</text:p>
          </table:table-cell>
          <table:table-cell office:value-type="float" office:value="7.78030000000001" calcext:value-type="float">
            <text:p>7.78030000000001</text:p>
          </table:table-cell>
          <table:table-cell office:value-type="float" office:value="0.411557000000016" calcext:value-type="float">
            <text:p>0.411557000000016</text:p>
          </table:table-cell>
          <table:table-cell office:value-type="float" office:value="0.0187210000000277" calcext:value-type="float">
            <text:p>0.018721000000028</text:p>
          </table:table-cell>
          <table:table-cell office:value-type="float" office:value="0.0636580000000322" calcext:value-type="float">
            <text:p>0.063658000000032</text:p>
          </table:table-cell>
          <table:table-cell office:value-type="float" office:value="0" calcext:value-type="float">
            <text:p>0</text:p>
          </table:table-cell>
          <table:table-cell office:value-type="float" office:value="0.0080159999999978" calcext:value-type="float">
            <text:p>0.00801599999999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7678999999953" calcext:value-type="float">
            <text:p>0.117678999999953</text:p>
          </table:table-cell>
          <table:table-cell office:value-type="float" office:value="0.00167299999998249" calcext:value-type="float">
            <text:p>0.001672999999982</text:p>
          </table:table-cell>
          <table:table-cell office:value-type="float" office:value="0.215821000000005" calcext:value-type="float">
            <text:p>0.215821000000005</text:p>
          </table:table-cell>
          <table:table-cell office:value-type="float" office:value="3.38270306587219" calcext:value-type="float">
            <text:p>3.38270306587219</text:p>
          </table:table-cell>
          <table:table-cell office:value-type="float" office:value="6.31278499999996" calcext:value-type="float">
            <text:p>6.31278499999996</text:p>
          </table:table-cell>
          <table:table-cell office:value-type="float" office:value="0.0011419999999589" calcext:value-type="float">
            <text:p>0.001141999999959</text:p>
          </table:table-cell>
          <table:table-cell office:value-type="float" office:value="4.61512900000002" calcext:value-type="float">
            <text:p>4.61512900000002</text:p>
          </table:table-cell>
          <table:table-cell office:value-type="float" office:value="0.442662999999925" calcext:value-type="float">
            <text:p>0.442662999999925</text:p>
          </table:table-cell>
          <table:table-cell office:value-type="float" office:value="0.0189269999999624" calcext:value-type="float">
            <text:p>0.018926999999962</text:p>
          </table:table-cell>
          <table:table-cell office:value-type="float" office:value="0.0678270000000794" calcext:value-type="float">
            <text:p>0.067827000000079</text:p>
          </table:table-cell>
          <table:table-cell office:value-type="float" office:value="0" calcext:value-type="float">
            <text:p>0</text:p>
          </table:table-cell>
          <table:table-cell office:value-type="float" office:value="0.0153070000000071" calcext:value-type="float">
            <text:p>0.015307000000007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8289000000004" calcext:value-type="float">
            <text:p>0.118289000000004</text:p>
          </table:table-cell>
          <table:table-cell office:value-type="float" office:value="0.00167199999998502" calcext:value-type="float">
            <text:p>0.001671999999985</text:p>
          </table:table-cell>
          <table:table-cell office:value-type="float" office:value="0.227476000000024" calcext:value-type="float">
            <text:p>0.227476000000024</text:p>
          </table:table-cell>
          <table:table-cell office:value-type="float" office:value="3.27580237388611" calcext:value-type="float">
            <text:p>3.27580237388611</text:p>
          </table:table-cell>
          <table:table-cell office:value-type="float" office:value="4.7987260000001" calcext:value-type="float">
            <text:p>4.7987260000001</text:p>
          </table:table-cell>
          <table:table-cell office:value-type="float" office:value="0.00113699999997152" calcext:value-type="float">
            <text:p>0.001136999999972</text:p>
          </table:table-cell>
          <table:table-cell office:value-type="float" office:value="4.47884800000008" calcext:value-type="float">
            <text:p>4.47884800000008</text:p>
          </table:table-cell>
          <table:table-cell office:value-type="float" office:value="0.438657000000035" calcext:value-type="float">
            <text:p>0.438657000000035</text:p>
          </table:table-cell>
          <table:table-cell office:value-type="float" office:value="0.0194960000000037" calcext:value-type="float">
            <text:p>0.019496000000004</text:p>
          </table:table-cell>
          <table:table-cell office:value-type="float" office:value="0.0645839999998543" calcext:value-type="float">
            <text:p>0.064583999999854</text:p>
          </table:table-cell>
          <table:table-cell office:value-type="float" office:value="0" calcext:value-type="float">
            <text:p>0</text:p>
          </table:table-cell>
          <table:table-cell office:value-type="float" office:value="0.0202020000000402" calcext:value-type="float">
            <text:p>0.02020200000004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7779999999925" calcext:value-type="float">
            <text:p>0.117779999999925</text:p>
          </table:table-cell>
          <table:table-cell office:value-type="float" office:value="0.00167999999996482" calcext:value-type="float">
            <text:p>0.001679999999965</text:p>
          </table:table-cell>
          <table:table-cell office:value-type="float" office:value="0.229124999999954" calcext:value-type="float">
            <text:p>0.229124999999954</text:p>
          </table:table-cell>
          <table:table-cell office:value-type="float" office:value="3.3621027469635" calcext:value-type="float">
            <text:p>3.3621027469635</text:p>
          </table:table-cell>
          <table:table-cell office:value-type="float" office:value="6.17098799999997" calcext:value-type="float">
            <text:p>6.17098799999997</text:p>
          </table:table-cell>
          <table:table-cell office:value-type="float" office:value="0.00116500000001452" calcext:value-type="float">
            <text:p>0.001165000000015</text:p>
          </table:table-cell>
          <table:table-cell office:value-type="float" office:value="5.46329700000001" calcext:value-type="float">
            <text:p>5.46329700000001</text:p>
          </table:table-cell>
          <table:table-cell office:value-type="float" office:value="0.502265000000079" calcext:value-type="float">
            <text:p>0.502265000000079</text:p>
          </table:table-cell>
          <table:table-cell office:value-type="float" office:value="0.0196719999999004" calcext:value-type="float">
            <text:p>0.0196719999999</text:p>
          </table:table-cell>
          <table:table-cell office:value-type="float" office:value="0.0696229999999787" calcext:value-type="float">
            <text:p>0.069622999999979</text:p>
          </table:table-cell>
          <table:table-cell office:value-type="float" office:value="0" calcext:value-type="float">
            <text:p>0</text:p>
          </table:table-cell>
          <table:table-cell office:value-type="float" office:value="0.0274930000000495" calcext:value-type="float">
            <text:p>0.02749300000005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56];[.C60];[.C64])" office:value-type="float" office:value="0.112828333333349" calcext:value-type="float">
            <text:p>0.112828333333349</text:p>
          </table:table-cell>
          <table:table-cell table:style-name="ce3" table:formula="of:=AVERAGE([.D56];[.D60];[.D64])" office:value-type="float" office:value="0.00168333333332763" calcext:value-type="float">
            <text:p>0.001683333333328</text:p>
          </table:table-cell>
          <table:table-cell table:style-name="ce3" table:formula="of:=AVERAGE([.E56];[.E60];[.E64])" office:value-type="float" office:value="0.210248333333349" calcext:value-type="float">
            <text:p>0.210248333333349</text:p>
          </table:table-cell>
          <table:table-cell table:style-name="ce3" table:formula="of:=AVERAGE([.F56];[.F60];[.F64])" office:value-type="float" office:value="3.08655031522115" calcext:value-type="float">
            <text:p>3.08655031522115</text:p>
          </table:table-cell>
          <table:table-cell table:style-name="ce3" table:formula="of:=AVERAGE([.G56];[.G60];[.G64])" office:value-type="float" office:value="4.64577033333332" calcext:value-type="float">
            <text:p>4.64577033333332</text:p>
          </table:table-cell>
          <table:table-cell table:style-name="ce3" table:formula="of:=AVERAGE([.H56];[.H60];[.H64])" office:value-type="float" office:value="0.000494000000003325" calcext:value-type="float">
            <text:p>0.000494000000003</text:p>
          </table:table-cell>
          <table:table-cell table:style-name="ce3" table:formula="of:=AVERAGE([.I56];[.I60];[.I64])" office:value-type="float" office:value="7.79978466666667" calcext:value-type="float">
            <text:p>7.79978466666667</text:p>
          </table:table-cell>
          <table:table-cell table:style-name="ce3" table:formula="of:=AVERAGE([.J56];[.J60];[.J64])" office:value-type="float" office:value="0.410095666666659" calcext:value-type="float">
            <text:p>0.410095666666659</text:p>
          </table:table-cell>
          <table:table-cell table:style-name="ce3" table:formula="of:=AVERAGE([.K56];[.K60];[.K64])" office:value-type="float" office:value="0.0187200000000113" calcext:value-type="float">
            <text:p>0.018720000000011</text:p>
          </table:table-cell>
          <table:table-cell table:style-name="ce3" table:formula="of:=AVERAGE([.L56];[.L60];[.L64])" office:value-type="float" office:value="0.0635520000000156" calcext:value-type="float">
            <text:p>0.063552000000016</text:p>
          </table:table-cell>
          <table:table-cell table:style-name="ce3" table:formula="of:=AVERAGE([.M56];[.M60];[.M64])" office:value-type="float" office:value="0" calcext:value-type="float">
            <text:p>0</text:p>
          </table:table-cell>
          <table:table-cell table:style-name="ce3" table:formula="of:=AVERAGE([.N56];[.N60];[.N64])" office:value-type="float" office:value="0.00796566666665891" calcext:value-type="float">
            <text:p>0.007965666666659</text:p>
          </table:table-cell>
          <table:table-cell table:style-name="ce4" table:formula="of:=SUM([.C68:.N68])" office:value-type="float" office:value="16.3576926485545" calcext:value-type="float">
            <text:p>16.357692648554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7];[.C61];[.C65])" office:value-type="float" office:value="0.117592666666667" calcext:value-type="float">
            <text:p>0.117592666666667</text:p>
          </table:table-cell>
          <table:table-cell table:style-name="ce3" table:formula="of:=AVERAGE([.D57];[.D61];[.D65])" office:value-type="float" office:value="0.00168433333332511" calcext:value-type="float">
            <text:p>0.001684333333325</text:p>
          </table:table-cell>
          <table:table-cell table:style-name="ce3" table:formula="of:=AVERAGE([.E57];[.E61];[.E65])" office:value-type="float" office:value="0.215320999999998" calcext:value-type="float">
            <text:p>0.215320999999998</text:p>
          </table:table-cell>
          <table:table-cell table:style-name="ce3" table:formula="of:=AVERAGE([.F57];[.F61];[.F65])" office:value-type="float" office:value="3.32174022992452" calcext:value-type="float">
            <text:p>3.32174022992452</text:p>
          </table:table-cell>
          <table:table-cell table:style-name="ce3" table:formula="of:=AVERAGE([.G57];[.G61];[.G65])" office:value-type="float" office:value="6.31761766666661" calcext:value-type="float">
            <text:p>6.31761766666661</text:p>
          </table:table-cell>
          <table:table-cell table:style-name="ce3" table:formula="of:=AVERAGE([.H57];[.H61];[.H65])" office:value-type="float" office:value="0.00114399999995385" calcext:value-type="float">
            <text:p>0.001143999999954</text:p>
          </table:table-cell>
          <table:table-cell table:style-name="ce3" table:formula="of:=AVERAGE([.I57];[.I61];[.I65])" office:value-type="float" office:value="4.61489366666668" calcext:value-type="float">
            <text:p>4.61489366666668</text:p>
          </table:table-cell>
          <table:table-cell table:style-name="ce3" table:formula="of:=AVERAGE([.J57];[.J61];[.J65])" office:value-type="float" office:value="0.44231400000001" calcext:value-type="float">
            <text:p>0.44231400000001</text:p>
          </table:table-cell>
          <table:table-cell table:style-name="ce3" table:formula="of:=AVERAGE([.K57];[.K61];[.K65])" office:value-type="float" office:value="0.0188053333332997" calcext:value-type="float">
            <text:p>0.0188053333333</text:p>
          </table:table-cell>
          <table:table-cell table:style-name="ce3" table:formula="of:=AVERAGE([.L57];[.L61];[.L65])" office:value-type="float" office:value="0.0675846666667136" calcext:value-type="float">
            <text:p>0.067584666666714</text:p>
          </table:table-cell>
          <table:table-cell table:style-name="ce3" table:formula="of:=AVERAGE([.M57];[.M61];[.M65])" office:value-type="float" office:value="0" calcext:value-type="float">
            <text:p>0</text:p>
          </table:table-cell>
          <table:table-cell table:style-name="ce3" table:formula="of:=AVERAGE([.N57];[.N61];[.N65])" office:value-type="float" office:value="0.0153540000000021" calcext:value-type="float">
            <text:p>0.015354000000002</text:p>
          </table:table-cell>
          <table:table-cell table:style-name="ce4" table:formula="of:=SUM([.C69:.N69])" office:value-type="float" office:value="15.1340515632578" calcext:value-type="float">
            <text:p>15.134051563257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8];[.C62];[.C66])" office:value-type="float" office:value="0.119108666666648" calcext:value-type="float">
            <text:p>0.119108666666648</text:p>
          </table:table-cell>
          <table:table-cell table:style-name="ce3" table:formula="of:=AVERAGE([.D58];[.D62];[.D66])" office:value-type="float" office:value="0.00168733333331754" calcext:value-type="float">
            <text:p>0.001687333333318</text:p>
          </table:table-cell>
          <table:table-cell table:style-name="ce3" table:formula="of:=AVERAGE([.E58];[.E62];[.E66])" office:value-type="float" office:value="0.227426666666664" calcext:value-type="float">
            <text:p>0.227426666666664</text:p>
          </table:table-cell>
          <table:table-cell table:style-name="ce3" table:formula="of:=AVERAGE([.F58];[.F62];[.F66])" office:value-type="float" office:value="3.20620036125183" calcext:value-type="float">
            <text:p>3.20620036125183</text:p>
          </table:table-cell>
          <table:table-cell table:style-name="ce3" table:formula="of:=AVERAGE([.G58];[.G62];[.G66])" office:value-type="float" office:value="4.77927800000001" calcext:value-type="float">
            <text:p>4.77927800000001</text:p>
          </table:table-cell>
          <table:table-cell table:style-name="ce3" table:formula="of:=AVERAGE([.H58];[.H62];[.H66])" office:value-type="float" office:value="0.00114099999996142" calcext:value-type="float">
            <text:p>0.001140999999961</text:p>
          </table:table-cell>
          <table:table-cell table:style-name="ce3" table:formula="of:=AVERAGE([.I58];[.I62];[.I66])" office:value-type="float" office:value="4.47300166666669" calcext:value-type="float">
            <text:p>4.47300166666669</text:p>
          </table:table-cell>
          <table:table-cell table:style-name="ce3" table:formula="of:=AVERAGE([.J58];[.J62];[.J66])" office:value-type="float" office:value="0.438447333333367" calcext:value-type="float">
            <text:p>0.438447333333367</text:p>
          </table:table-cell>
          <table:table-cell table:style-name="ce3" table:formula="of:=AVERAGE([.K58];[.K62];[.K66])" office:value-type="float" office:value="0.0193349999999934" calcext:value-type="float">
            <text:p>0.019334999999993</text:p>
          </table:table-cell>
          <table:table-cell table:style-name="ce3" table:formula="of:=AVERAGE([.L58];[.L62];[.L66])" office:value-type="float" office:value="0.0643786666666225" calcext:value-type="float">
            <text:p>0.064378666666623</text:p>
          </table:table-cell>
          <table:table-cell table:style-name="ce3" table:formula="of:=AVERAGE([.M58];[.M62];[.M66])" office:value-type="float" office:value="0" calcext:value-type="float">
            <text:p>0</text:p>
          </table:table-cell>
          <table:table-cell table:style-name="ce3" table:formula="of:=AVERAGE([.N58];[.N62];[.N66])" office:value-type="float" office:value="0.0203650000000076" calcext:value-type="float">
            <text:p>0.020365000000008</text:p>
          </table:table-cell>
          <table:table-cell table:style-name="ce4" table:formula="of:=SUM([.C70:.N70])" office:value-type="float" office:value="13.3503696945851" calcext:value-type="float">
            <text:p>13.350369694585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9];[.C63];[.C67])" office:value-type="float" office:value="0.117914000000004" calcext:value-type="float">
            <text:p>0.117914000000004</text:p>
          </table:table-cell>
          <table:table-cell table:style-name="ce3" table:formula="of:=AVERAGE([.D59];[.D63];[.D67])" office:value-type="float" office:value="0.00167999999996482" calcext:value-type="float">
            <text:p>0.001679999999965</text:p>
          </table:table-cell>
          <table:table-cell table:style-name="ce3" table:formula="of:=AVERAGE([.E59];[.E63];[.E67])" office:value-type="float" office:value="0.229046999999961" calcext:value-type="float">
            <text:p>0.229046999999961</text:p>
          </table:table-cell>
          <table:table-cell table:style-name="ce3" table:formula="of:=AVERAGE([.F59];[.F63];[.F67])" office:value-type="float" office:value="3.32788244883219" calcext:value-type="float">
            <text:p>3.32788244883219</text:p>
          </table:table-cell>
          <table:table-cell table:style-name="ce3" table:formula="of:=AVERAGE([.G59];[.G63];[.G67])" office:value-type="float" office:value="6.18195966666667" calcext:value-type="float">
            <text:p>6.18195966666667</text:p>
          </table:table-cell>
          <table:table-cell table:style-name="ce3" table:formula="of:=AVERAGE([.H59];[.H63];[.H67])" office:value-type="float" office:value="0.00115633333333184" calcext:value-type="float">
            <text:p>0.001156333333332</text:p>
          </table:table-cell>
          <table:table-cell table:style-name="ce3" table:formula="of:=AVERAGE([.I59];[.I63];[.I67])" office:value-type="float" office:value="5.45687500000004" calcext:value-type="float">
            <text:p>5.45687500000004</text:p>
          </table:table-cell>
          <table:table-cell table:style-name="ce3" table:formula="of:=AVERAGE([.J59];[.J63];[.J67])" office:value-type="float" office:value="0.500023000000017" calcext:value-type="float">
            <text:p>0.500023000000017</text:p>
          </table:table-cell>
          <table:table-cell table:style-name="ce3" table:formula="of:=AVERAGE([.K59];[.K63];[.K67])" office:value-type="float" office:value="0.0195556666665955" calcext:value-type="float">
            <text:p>0.019555666666596</text:p>
          </table:table-cell>
          <table:table-cell table:style-name="ce3" table:formula="of:=AVERAGE([.L59];[.L63];[.L67])" office:value-type="float" office:value="0.0697669999999941" calcext:value-type="float">
            <text:p>0.069766999999994</text:p>
          </table:table-cell>
          <table:table-cell table:style-name="ce3" table:formula="of:=AVERAGE([.M59];[.M63];[.M67])" office:value-type="float" office:value="0" calcext:value-type="float">
            <text:p>0</text:p>
          </table:table-cell>
          <table:table-cell table:style-name="ce3" table:formula="of:=AVERAGE([.N59];[.N63];[.N67])" office:value-type="float" office:value="0.0273913333333364" calcext:value-type="float">
            <text:p>0.027391333333336</text:p>
          </table:table-cell>
          <table:table-cell table:style-name="ce4" table:formula="of:=SUM([.C71:.N71])" office:value-type="float" office:value="15.9332514488321" calcext:value-type="float">
            <text:p>15.9332514488321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68:.C71])" office:value-type="float" office:value="0.467443666666668" calcext:value-type="float">
            <text:p>0.467443666666668</text:p>
          </table:table-cell>
          <table:table-cell table:style-name="ce1" table:formula="of:=SUM([.D68:.D71])" office:value-type="float" office:value="0.0067349999999351" calcext:value-type="float">
            <text:p>0.006734999999935</text:p>
          </table:table-cell>
          <table:table-cell table:style-name="ce1" table:formula="of:=SUM([.E68:.E71])" office:value-type="float" office:value="0.882042999999972" calcext:value-type="float">
            <text:p>0.882042999999972</text:p>
          </table:table-cell>
          <table:table-cell table:style-name="ce1" table:formula="of:=SUM([.F68:.F71])" office:value-type="float" office:value="12.9423733552297" calcext:value-type="float">
            <text:p>12.9423733552297</text:p>
          </table:table-cell>
          <table:table-cell table:style-name="ce1" table:formula="of:=SUM([.G68:.G71])" office:value-type="float" office:value="21.9246256666666" calcext:value-type="float">
            <text:p>21.9246256666666</text:p>
          </table:table-cell>
          <table:table-cell table:style-name="ce1" table:formula="of:=SUM([.H68:.H71])" office:value-type="float" office:value="0.00393533333325044" calcext:value-type="float">
            <text:p>0.00393533333325</text:p>
          </table:table-cell>
          <table:table-cell table:style-name="ce1" table:formula="of:=SUM([.I68:.I71])" office:value-type="float" office:value="22.3445550000001" calcext:value-type="float">
            <text:p>22.3445550000001</text:p>
          </table:table-cell>
          <table:table-cell table:style-name="ce1" table:formula="of:=SUM([.J68:.J71])" office:value-type="float" office:value="1.79088000000005" calcext:value-type="float">
            <text:p>1.79088000000005</text:p>
          </table:table-cell>
          <table:table-cell table:style-name="ce1" table:formula="of:=SUM([.K68:.K71])" office:value-type="float" office:value="0.0764159999998999" calcext:value-type="float">
            <text:p>0.0764159999999</text:p>
          </table:table-cell>
          <table:table-cell table:style-name="ce1" table:formula="of:=SUM([.L68:.L71])" office:value-type="float" office:value="0.265282333333346" calcext:value-type="float">
            <text:p>0.265282333333346</text:p>
          </table:table-cell>
          <table:table-cell table:style-name="ce1" table:formula="of:=SUM([.M68:.M71])" office:value-type="float" office:value="0" calcext:value-type="float">
            <text:p>0</text:p>
          </table:table-cell>
          <table:table-cell table:style-name="ce1" table:formula="of:=SUM([.N68:.N71])" office:value-type="float" office:value="0.071076000000005" calcext:value-type="float">
            <text:p>0.071076000000005</text:p>
          </table:table-cell>
          <table:table-cell table:style-name="ce1" table:formula="of:=SUM([.C72:.N72])" office:value-type="float" office:value="60.7753653552295" calcext:value-type="float">
            <text:p>60.775365355229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763" calcext:value-type="float">
            <text:p>0.10763</text:p>
          </table:table-cell>
          <table:table-cell office:value-type="float" office:value="0.00168400000000002" calcext:value-type="float">
            <text:p>0.001684</text:p>
          </table:table-cell>
          <table:table-cell office:value-type="float" office:value="0.211973" calcext:value-type="float">
            <text:p>0.211973</text:p>
          </table:table-cell>
          <table:table-cell office:value-type="float" office:value="3.01456546783447" calcext:value-type="float">
            <text:p>3.01456546783447</text:p>
          </table:table-cell>
          <table:table-cell office:value-type="float" office:value="4.763902" calcext:value-type="float">
            <text:p>4.763902</text:p>
          </table:table-cell>
          <table:table-cell office:value-type="float" office:value="0.000632000000001298" calcext:value-type="float">
            <text:p>0.000632000000001</text:p>
          </table:table-cell>
          <table:table-cell office:value-type="float" office:value="7.702062" calcext:value-type="float">
            <text:p>7.702062</text:p>
          </table:table-cell>
          <table:table-cell office:value-type="float" office:value="0.406413000000001" calcext:value-type="float">
            <text:p>0.406413000000001</text:p>
          </table:table-cell>
          <table:table-cell office:value-type="float" office:value="0.0181789999999999" calcext:value-type="float">
            <text:p>0.018179</text:p>
          </table:table-cell>
          <table:table-cell office:value-type="float" office:value="0.0475619999999992" calcext:value-type="float">
            <text:p>0.047561999999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7232000000001" calcext:value-type="float">
            <text:p>0.117232000000001</text:p>
          </table:table-cell>
          <table:table-cell office:value-type="float" office:value="0.00167900000000287" calcext:value-type="float">
            <text:p>0.001679000000003</text:p>
          </table:table-cell>
          <table:table-cell office:value-type="float" office:value="0.325229999999998" calcext:value-type="float">
            <text:p>0.325229999999998</text:p>
          </table:table-cell>
          <table:table-cell office:value-type="float" office:value="4.67050194740295" calcext:value-type="float">
            <text:p>4.67050194740295</text:p>
          </table:table-cell>
          <table:table-cell office:value-type="float" office:value="12.909821" calcext:value-type="float">
            <text:p>12.909821</text:p>
          </table:table-cell>
          <table:table-cell office:value-type="float" office:value="0.00134099999999648" calcext:value-type="float">
            <text:p>0.001340999999996</text:p>
          </table:table-cell>
          <table:table-cell office:value-type="float" office:value="11.921821" calcext:value-type="float">
            <text:p>11.921821</text:p>
          </table:table-cell>
          <table:table-cell office:value-type="float" office:value="0.744810000000001" calcext:value-type="float">
            <text:p>0.744810000000001</text:p>
          </table:table-cell>
          <table:table-cell office:value-type="float" office:value="0.0224970000000013" calcext:value-type="float">
            <text:p>0.022497000000001</text:p>
          </table:table-cell>
          <table:table-cell office:value-type="float" office:value="0.449691999999999" calcext:value-type="float">
            <text:p>0.449691999999999</text:p>
          </table:table-cell>
          <table:table-cell office:value-type="float" office:value="0.020626" calcext:value-type="float">
            <text:p>0.02062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6985" calcext:value-type="float">
            <text:p>0.116985</text:p>
          </table:table-cell>
          <table:table-cell office:value-type="float" office:value="0.00167599999999624" calcext:value-type="float">
            <text:p>0.001675999999996</text:p>
          </table:table-cell>
          <table:table-cell office:value-type="float" office:value="0.353799000000002" calcext:value-type="float">
            <text:p>0.353799000000002</text:p>
          </table:table-cell>
          <table:table-cell office:value-type="float" office:value="5.66674327850342" calcext:value-type="float">
            <text:p>5.66674327850342</text:p>
          </table:table-cell>
          <table:table-cell office:value-type="float" office:value="13.852565" calcext:value-type="float">
            <text:p>13.852565</text:p>
          </table:table-cell>
          <table:table-cell office:value-type="float" office:value="0.00117600000000095" calcext:value-type="float">
            <text:p>0.001176000000001</text:p>
          </table:table-cell>
          <table:table-cell office:value-type="float" office:value="25.767125" calcext:value-type="float">
            <text:p>25.767125</text:p>
          </table:table-cell>
          <table:table-cell office:value-type="float" office:value="0.787283000000002" calcext:value-type="float">
            <text:p>0.787283000000002</text:p>
          </table:table-cell>
          <table:table-cell office:value-type="float" office:value="0.0233100000000093" calcext:value-type="float">
            <text:p>0.023310000000009</text:p>
          </table:table-cell>
          <table:table-cell office:value-type="float" office:value="0.632235000000009" calcext:value-type="float">
            <text:p>0.632235000000009</text:p>
          </table:table-cell>
          <table:table-cell office:value-type="float" office:value="0.024091999999996" calcext:value-type="float">
            <text:p>0.0240919999999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7372000000003" calcext:value-type="float">
            <text:p>0.117372000000003</text:p>
          </table:table-cell>
          <table:table-cell office:value-type="float" office:value="0.00167400000000839" calcext:value-type="float">
            <text:p>0.001674000000008</text:p>
          </table:table-cell>
          <table:table-cell office:value-type="float" office:value="0.524917000000002" calcext:value-type="float">
            <text:p>0.524917000000002</text:p>
          </table:table-cell>
          <table:table-cell office:value-type="float" office:value="7.38840675354004" calcext:value-type="float">
            <text:p>7.38840675354004</text:p>
          </table:table-cell>
          <table:table-cell office:value-type="float" office:value="22.536768" calcext:value-type="float">
            <text:p>22.536768</text:p>
          </table:table-cell>
          <table:table-cell office:value-type="float" office:value="0.00118499999999244" calcext:value-type="float">
            <text:p>0.001184999999992</text:p>
          </table:table-cell>
          <table:table-cell office:value-type="float" office:value="21.404513" calcext:value-type="float">
            <text:p>21.404513</text:p>
          </table:table-cell>
          <table:table-cell office:value-type="float" office:value="1.47292300000001" calcext:value-type="float">
            <text:p>1.47292300000001</text:p>
          </table:table-cell>
          <table:table-cell office:value-type="float" office:value="0.0305129999999849" calcext:value-type="float">
            <text:p>0.030512999999985</text:p>
          </table:table-cell>
          <table:table-cell office:value-type="float" office:value="0.864962000000048" calcext:value-type="float">
            <text:p>0.864962000000048</text:p>
          </table:table-cell>
          <table:table-cell office:value-type="float" office:value="0.0274319999999761" calcext:value-type="float">
            <text:p>0.02743199999997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8749000000008" calcext:value-type="float">
            <text:p>0.118749000000008</text:p>
          </table:table-cell>
          <table:table-cell office:value-type="float" office:value="0.00168399999998314" calcext:value-type="float">
            <text:p>0.001683999999983</text:p>
          </table:table-cell>
          <table:table-cell office:value-type="float" office:value="0.210563000000008" calcext:value-type="float">
            <text:p>0.210563000000008</text:p>
          </table:table-cell>
          <table:table-cell office:value-type="float" office:value="3.02861905097961" calcext:value-type="float">
            <text:p>3.02861905097961</text:p>
          </table:table-cell>
          <table:table-cell office:value-type="float" office:value="4.56571500000001" calcext:value-type="float">
            <text:p>4.56571500000001</text:p>
          </table:table-cell>
          <table:table-cell office:value-type="float" office:value="0.000442999999989979" calcext:value-type="float">
            <text:p>0.00044299999999</text:p>
          </table:table-cell>
          <table:table-cell office:value-type="float" office:value="7.861403" calcext:value-type="float">
            <text:p>7.861403</text:p>
          </table:table-cell>
          <table:table-cell office:value-type="float" office:value="0.396377000000001" calcext:value-type="float">
            <text:p>0.396377000000001</text:p>
          </table:table-cell>
          <table:table-cell office:value-type="float" office:value="0.0183870000000184" calcext:value-type="float">
            <text:p>0.018387000000018</text:p>
          </table:table-cell>
          <table:table-cell office:value-type="float" office:value="0.0481920000000002" calcext:value-type="float">
            <text:p>0.0481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7999999999995" calcext:value-type="float">
            <text:p>0.117999999999995</text:p>
          </table:table-cell>
          <table:table-cell office:value-type="float" office:value="0.00167999999999324" calcext:value-type="float">
            <text:p>0.001679999999993</text:p>
          </table:table-cell>
          <table:table-cell office:value-type="float" office:value="0.405409999999989" calcext:value-type="float">
            <text:p>0.405409999999989</text:p>
          </table:table-cell>
          <table:table-cell office:value-type="float" office:value="4.72142195701599" calcext:value-type="float">
            <text:p>4.72142195701599</text:p>
          </table:table-cell>
          <table:table-cell office:value-type="float" office:value="12.457559" calcext:value-type="float">
            <text:p>12.457559</text:p>
          </table:table-cell>
          <table:table-cell office:value-type="float" office:value="0.00118299999999749" calcext:value-type="float">
            <text:p>0.001182999999997</text:p>
          </table:table-cell>
          <table:table-cell office:value-type="float" office:value="11.914164" calcext:value-type="float">
            <text:p>11.914164</text:p>
          </table:table-cell>
          <table:table-cell office:value-type="float" office:value="0.746184999999997" calcext:value-type="float">
            <text:p>0.746184999999997</text:p>
          </table:table-cell>
          <table:table-cell office:value-type="float" office:value="0.0223340000000007" calcext:value-type="float">
            <text:p>0.022334000000001</text:p>
          </table:table-cell>
          <table:table-cell office:value-type="float" office:value="0.451183000000015" calcext:value-type="float">
            <text:p>0.451183000000015</text:p>
          </table:table-cell>
          <table:table-cell office:value-type="float" office:value="0.0211349999999868" calcext:value-type="float">
            <text:p>0.02113499999998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7439000000019" calcext:value-type="float">
            <text:p>0.117439000000019</text:p>
          </table:table-cell>
          <table:table-cell office:value-type="float" office:value="0.00169600000000969" calcext:value-type="float">
            <text:p>0.00169600000001</text:p>
          </table:table-cell>
          <table:table-cell office:value-type="float" office:value="0.353019999999987" calcext:value-type="float">
            <text:p>0.353019999999987</text:p>
          </table:table-cell>
          <table:table-cell office:value-type="float" office:value="5.91767907142639" calcext:value-type="float">
            <text:p>5.91767907142639</text:p>
          </table:table-cell>
          <table:table-cell office:value-type="float" office:value="13.758542" calcext:value-type="float">
            <text:p>13.758542</text:p>
          </table:table-cell>
          <table:table-cell office:value-type="float" office:value="0.00120100000000889" calcext:value-type="float">
            <text:p>0.001201000000009</text:p>
          </table:table-cell>
          <table:table-cell office:value-type="float" office:value="26.001482" calcext:value-type="float">
            <text:p>26.001482</text:p>
          </table:table-cell>
          <table:table-cell office:value-type="float" office:value="0.770978000000014" calcext:value-type="float">
            <text:p>0.770978000000014</text:p>
          </table:table-cell>
          <table:table-cell office:value-type="float" office:value="0.0230640000000335" calcext:value-type="float">
            <text:p>0.023064000000034</text:p>
          </table:table-cell>
          <table:table-cell office:value-type="float" office:value="0.63547299999999" calcext:value-type="float">
            <text:p>0.63547299999999</text:p>
          </table:table-cell>
          <table:table-cell office:value-type="float" office:value="0.0239909999999668" calcext:value-type="float">
            <text:p>0.0239909999999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7558999999972" calcext:value-type="float">
            <text:p>0.117558999999972</text:p>
          </table:table-cell>
          <table:table-cell office:value-type="float" office:value="0.00168400000001157" calcext:value-type="float">
            <text:p>0.001684000000012</text:p>
          </table:table-cell>
          <table:table-cell office:value-type="float" office:value="0.600573999999995" calcext:value-type="float">
            <text:p>0.600573999999995</text:p>
          </table:table-cell>
          <table:table-cell office:value-type="float" office:value="7.82384777069092" calcext:value-type="float">
            <text:p>7.82384777069092</text:p>
          </table:table-cell>
          <table:table-cell office:value-type="float" office:value="22.458053" calcext:value-type="float">
            <text:p>22.458053</text:p>
          </table:table-cell>
          <table:table-cell office:value-type="float" office:value="0.00117299999999432" calcext:value-type="float">
            <text:p>0.001172999999994</text:p>
          </table:table-cell>
          <table:table-cell office:value-type="float" office:value="21.595614" calcext:value-type="float">
            <text:p>21.595614</text:p>
          </table:table-cell>
          <table:table-cell office:value-type="float" office:value="1.41144700000001" calcext:value-type="float">
            <text:p>1.41144700000001</text:p>
          </table:table-cell>
          <table:table-cell office:value-type="float" office:value="0.0310189999999579" calcext:value-type="float">
            <text:p>0.031018999999958</text:p>
          </table:table-cell>
          <table:table-cell office:value-type="float" office:value="0.953125999999941" calcext:value-type="float">
            <text:p>0.953125999999941</text:p>
          </table:table-cell>
          <table:table-cell office:value-type="float" office:value="0.0277940000000285" calcext:value-type="float">
            <text:p>0.02779400000002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4711" calcext:value-type="float">
            <text:p>0.114711</text:p>
          </table:table-cell>
          <table:table-cell office:value-type="float" office:value="0.00166799999999512" calcext:value-type="float">
            <text:p>0.001667999999995</text:p>
          </table:table-cell>
          <table:table-cell office:value-type="float" office:value="0.210936000000004" calcext:value-type="float">
            <text:p>0.210936000000004</text:p>
          </table:table-cell>
          <table:table-cell office:value-type="float" office:value="3.13632941246033" calcext:value-type="float">
            <text:p>3.13632941246033</text:p>
          </table:table-cell>
          <table:table-cell office:value-type="float" office:value="4.65184400000004" calcext:value-type="float">
            <text:p>4.65184400000004</text:p>
          </table:table-cell>
          <table:table-cell office:value-type="float" office:value="0.000442000000020926" calcext:value-type="float">
            <text:p>0.000442000000021</text:p>
          </table:table-cell>
          <table:table-cell office:value-type="float" office:value="7.82326899999998" calcext:value-type="float">
            <text:p>7.82326899999998</text:p>
          </table:table-cell>
          <table:table-cell office:value-type="float" office:value="0.400191000000007" calcext:value-type="float">
            <text:p>0.400191000000007</text:p>
          </table:table-cell>
          <table:table-cell office:value-type="float" office:value="0.018369000000007" calcext:value-type="float">
            <text:p>0.018369000000007</text:p>
          </table:table-cell>
          <table:table-cell office:value-type="float" office:value="0.0492469999999798" calcext:value-type="float">
            <text:p>0.049246999999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7855999999961" calcext:value-type="float">
            <text:p>0.117855999999961</text:p>
          </table:table-cell>
          <table:table-cell office:value-type="float" office:value="0.00169699999997874" calcext:value-type="float">
            <text:p>0.001696999999979</text:p>
          </table:table-cell>
          <table:table-cell office:value-type="float" office:value="0.328102999999999" calcext:value-type="float">
            <text:p>0.328102999999999</text:p>
          </table:table-cell>
          <table:table-cell office:value-type="float" office:value="4.84234142303467" calcext:value-type="float">
            <text:p>4.84234142303467</text:p>
          </table:table-cell>
          <table:table-cell office:value-type="float" office:value="12.42872" calcext:value-type="float">
            <text:p>12.42872</text:p>
          </table:table-cell>
          <table:table-cell office:value-type="float" office:value="0.00117499999998927" calcext:value-type="float">
            <text:p>0.001174999999989</text:p>
          </table:table-cell>
          <table:table-cell office:value-type="float" office:value="11.934021" calcext:value-type="float">
            <text:p>11.934021</text:p>
          </table:table-cell>
          <table:table-cell office:value-type="float" office:value="0.732709999999997" calcext:value-type="float">
            <text:p>0.732709999999997</text:p>
          </table:table-cell>
          <table:table-cell office:value-type="float" office:value="0.0224739999999883" calcext:value-type="float">
            <text:p>0.022473999999988</text:p>
          </table:table-cell>
          <table:table-cell office:value-type="float" office:value="0.450819999999965" calcext:value-type="float">
            <text:p>0.450819999999965</text:p>
          </table:table-cell>
          <table:table-cell office:value-type="float" office:value="0.0207940000000235" calcext:value-type="float">
            <text:p>0.02079400000002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7669000000035" calcext:value-type="float">
            <text:p>0.117669000000035</text:p>
          </table:table-cell>
          <table:table-cell office:value-type="float" office:value="0.00170000000002801" calcext:value-type="float">
            <text:p>0.001700000000028</text:p>
          </table:table-cell>
          <table:table-cell office:value-type="float" office:value="0.352777000000003" calcext:value-type="float">
            <text:p>0.352777000000003</text:p>
          </table:table-cell>
          <table:table-cell office:value-type="float" office:value="5.97717452049255" calcext:value-type="float">
            <text:p>5.97717452049255</text:p>
          </table:table-cell>
          <table:table-cell office:value-type="float" office:value="13.538658" calcext:value-type="float">
            <text:p>13.538658</text:p>
          </table:table-cell>
          <table:table-cell office:value-type="float" office:value="0.00118699999995897" calcext:value-type="float">
            <text:p>0.001186999999959</text:p>
          </table:table-cell>
          <table:table-cell office:value-type="float" office:value="25.943889" calcext:value-type="float">
            <text:p>25.943889</text:p>
          </table:table-cell>
          <table:table-cell office:value-type="float" office:value="0.771005000000002" calcext:value-type="float">
            <text:p>0.771005000000002</text:p>
          </table:table-cell>
          <table:table-cell office:value-type="float" office:value="0.0231970000000388" calcext:value-type="float">
            <text:p>0.023197000000039</text:p>
          </table:table-cell>
          <table:table-cell office:value-type="float" office:value="0.633538999999985" calcext:value-type="float">
            <text:p>0.633538999999985</text:p>
          </table:table-cell>
          <table:table-cell office:value-type="float" office:value="0.0242569999999773" calcext:value-type="float">
            <text:p>0.02425699999997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7934999999989" calcext:value-type="float">
            <text:p>0.117934999999989</text:p>
          </table:table-cell>
          <table:table-cell office:value-type="float" office:value="0.00169400000004316" calcext:value-type="float">
            <text:p>0.001694000000043</text:p>
          </table:table-cell>
          <table:table-cell office:value-type="float" office:value="0.527568000000031" calcext:value-type="float">
            <text:p>0.527568000000031</text:p>
          </table:table-cell>
          <table:table-cell office:value-type="float" office:value="8.04510879516602" calcext:value-type="float">
            <text:p>8.04510879516602</text:p>
          </table:table-cell>
          <table:table-cell office:value-type="float" office:value="22.44308" calcext:value-type="float">
            <text:p>22.44308</text:p>
          </table:table-cell>
          <table:table-cell office:value-type="float" office:value="0.00119200000000319" calcext:value-type="float">
            <text:p>0.001192000000003</text:p>
          </table:table-cell>
          <table:table-cell office:value-type="float" office:value="21.601726" calcext:value-type="float">
            <text:p>21.601726</text:p>
          </table:table-cell>
          <table:table-cell office:value-type="float" office:value="1.51140299999997" calcext:value-type="float">
            <text:p>1.51140299999997</text:p>
          </table:table-cell>
          <table:table-cell office:value-type="float" office:value="0.0310359999999719" calcext:value-type="float">
            <text:p>0.031035999999972</text:p>
          </table:table-cell>
          <table:table-cell office:value-type="float" office:value="0.865471000000071" calcext:value-type="float">
            <text:p>0.865471000000071</text:p>
          </table:table-cell>
          <table:table-cell office:value-type="float" office:value="0.0276629999999614" calcext:value-type="float">
            <text:p>0.02766299999996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74];[.C78];[.C82])" office:value-type="float" office:value="0.113696666666669" calcext:value-type="float">
            <text:p>0.113696666666669</text:p>
          </table:table-cell>
          <table:table-cell table:style-name="ce3" table:formula="of:=AVERAGE([.D74];[.D78];[.D82])" office:value-type="float" office:value="0.00167866666665943" calcext:value-type="float">
            <text:p>0.001678666666659</text:p>
          </table:table-cell>
          <table:table-cell table:style-name="ce3" table:formula="of:=AVERAGE([.E74];[.E78];[.E82])" office:value-type="float" office:value="0.211157333333337" calcext:value-type="float">
            <text:p>0.211157333333337</text:p>
          </table:table-cell>
          <table:table-cell table:style-name="ce3" table:formula="of:=AVERAGE([.F74];[.F78];[.F82])" office:value-type="float" office:value="3.05983797709147" calcext:value-type="float">
            <text:p>3.05983797709147</text:p>
          </table:table-cell>
          <table:table-cell table:style-name="ce3" table:formula="of:=AVERAGE([.G74];[.G78];[.G82])" office:value-type="float" office:value="4.66048700000002" calcext:value-type="float">
            <text:p>4.66048700000002</text:p>
          </table:table-cell>
          <table:table-cell table:style-name="ce3" table:formula="of:=AVERAGE([.H74];[.H78];[.H82])" office:value-type="float" office:value="0.000505666666670734" calcext:value-type="float">
            <text:p>0.000505666666671</text:p>
          </table:table-cell>
          <table:table-cell table:style-name="ce3" table:formula="of:=AVERAGE([.I74];[.I78];[.I82])" office:value-type="float" office:value="7.79557799999999" calcext:value-type="float">
            <text:p>7.79557799999999</text:p>
          </table:table-cell>
          <table:table-cell table:style-name="ce3" table:formula="of:=AVERAGE([.J74];[.J78];[.J82])" office:value-type="float" office:value="0.40099366666667" calcext:value-type="float">
            <text:p>0.40099366666667</text:p>
          </table:table-cell>
          <table:table-cell table:style-name="ce3" table:formula="of:=AVERAGE([.K74];[.K78];[.K82])" office:value-type="float" office:value="0.0183116666666751" calcext:value-type="float">
            <text:p>0.018311666666675</text:p>
          </table:table-cell>
          <table:table-cell table:style-name="ce3" table:formula="of:=AVERAGE([.L74];[.L78];[.L82])" office:value-type="float" office:value="0.0483336666666597" calcext:value-type="float">
            <text:p>0.04833366666666</text:p>
          </table:table-cell>
          <table:table-cell table:style-name="ce3" table:formula="of:=AVERAGE([.M74];[.M78];[.M82])" office:value-type="float" office:value="0" calcext:value-type="float">
            <text:p>0</text:p>
          </table:table-cell>
          <table:table-cell table:style-name="ce3" table:formula="of:=AVERAGE([.N74];[.N78];[.N82])" office:value-type="float" office:value="0" calcext:value-type="float">
            <text:p>0</text:p>
          </table:table-cell>
          <table:table-cell table:style-name="ce4" table:formula="of:=SUM([.C86:.N86])" office:value-type="float" office:value="16.3105803104248" calcext:value-type="float">
            <text:p>16.310580310424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5];[.C79];[.C83])" office:value-type="float" office:value="0.117695999999986" calcext:value-type="float">
            <text:p>0.117695999999986</text:p>
          </table:table-cell>
          <table:table-cell table:style-name="ce3" table:formula="of:=AVERAGE([.D75];[.D79];[.D83])" office:value-type="float" office:value="0.00168533333332495" calcext:value-type="float">
            <text:p>0.001685333333325</text:p>
          </table:table-cell>
          <table:table-cell table:style-name="ce3" table:formula="of:=AVERAGE([.E75];[.E79];[.E83])" office:value-type="float" office:value="0.352914333333329" calcext:value-type="float">
            <text:p>0.352914333333329</text:p>
          </table:table-cell>
          <table:table-cell table:style-name="ce3" table:formula="of:=AVERAGE([.F75];[.F79];[.F83])" office:value-type="float" office:value="4.7447551091512" calcext:value-type="float">
            <text:p>4.7447551091512</text:p>
          </table:table-cell>
          <table:table-cell table:style-name="ce3" table:formula="of:=AVERAGE([.G75];[.G79];[.G83])" office:value-type="float" office:value="12.5987" calcext:value-type="float">
            <text:p>12.5987</text:p>
          </table:table-cell>
          <table:table-cell table:style-name="ce3" table:formula="of:=AVERAGE([.H75];[.H79];[.H83])" office:value-type="float" office:value="0.00123299999999441" calcext:value-type="float">
            <text:p>0.001232999999994</text:p>
          </table:table-cell>
          <table:table-cell table:style-name="ce3" table:formula="of:=AVERAGE([.I75];[.I79];[.I83])" office:value-type="float" office:value="11.9233353333333" calcext:value-type="float">
            <text:p>11.9233353333333</text:p>
          </table:table-cell>
          <table:table-cell table:style-name="ce3" table:formula="of:=AVERAGE([.J75];[.J79];[.J83])" office:value-type="float" office:value="0.741234999999998" calcext:value-type="float">
            <text:p>0.741234999999998</text:p>
          </table:table-cell>
          <table:table-cell table:style-name="ce3" table:formula="of:=AVERAGE([.K75];[.K79];[.K83])" office:value-type="float" office:value="0.0224349999999968" calcext:value-type="float">
            <text:p>0.022434999999997</text:p>
          </table:table-cell>
          <table:table-cell table:style-name="ce3" table:formula="of:=AVERAGE([.L75];[.L79];[.L83])" office:value-type="float" office:value="0.450564999999993" calcext:value-type="float">
            <text:p>0.450564999999993</text:p>
          </table:table-cell>
          <table:table-cell table:style-name="ce3" table:formula="of:=AVERAGE([.M75];[.M79];[.M83])" office:value-type="float" office:value="0.0208516666666701" calcext:value-type="float">
            <text:p>0.02085166666667</text:p>
          </table:table-cell>
          <table:table-cell table:style-name="ce3" table:formula="of:=AVERAGE([.N75];[.N79];[.N83])" office:value-type="float" office:value="0" calcext:value-type="float">
            <text:p>0</text:p>
          </table:table-cell>
          <table:table-cell table:style-name="ce4" table:formula="of:=SUM([.C87:.N87])" office:value-type="float" office:value="30.9754057758178" calcext:value-type="float">
            <text:p>30.975405775817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6];[.C80];[.C84])" office:value-type="float" office:value="0.117364333333351" calcext:value-type="float">
            <text:p>0.117364333333351</text:p>
          </table:table-cell>
          <table:table-cell table:style-name="ce3" table:formula="of:=AVERAGE([.D76];[.D80];[.D84])" office:value-type="float" office:value="0.00169066666667798" calcext:value-type="float">
            <text:p>0.001690666666678</text:p>
          </table:table-cell>
          <table:table-cell table:style-name="ce3" table:formula="of:=AVERAGE([.E76];[.E80];[.E84])" office:value-type="float" office:value="0.353198666666664" calcext:value-type="float">
            <text:p>0.353198666666664</text:p>
          </table:table-cell>
          <table:table-cell table:style-name="ce3" table:formula="of:=AVERAGE([.F76];[.F80];[.F84])" office:value-type="float" office:value="5.85386562347412" calcext:value-type="float">
            <text:p>5.85386562347412</text:p>
          </table:table-cell>
          <table:table-cell table:style-name="ce3" table:formula="of:=AVERAGE([.G76];[.G80];[.G84])" office:value-type="float" office:value="13.7165883333333" calcext:value-type="float">
            <text:p>13.7165883333333</text:p>
          </table:table-cell>
          <table:table-cell table:style-name="ce3" table:formula="of:=AVERAGE([.H76];[.H80];[.H84])" office:value-type="float" office:value="0.0011879999999896" calcext:value-type="float">
            <text:p>0.00118799999999</text:p>
          </table:table-cell>
          <table:table-cell table:style-name="ce3" table:formula="of:=AVERAGE([.I76];[.I80];[.I84])" office:value-type="float" office:value="25.9041653333333" calcext:value-type="float">
            <text:p>25.9041653333333</text:p>
          </table:table-cell>
          <table:table-cell table:style-name="ce3" table:formula="of:=AVERAGE([.J76];[.J80];[.J84])" office:value-type="float" office:value="0.776422000000006" calcext:value-type="float">
            <text:p>0.776422000000006</text:p>
          </table:table-cell>
          <table:table-cell table:style-name="ce3" table:formula="of:=AVERAGE([.K76];[.K80];[.K84])" office:value-type="float" office:value="0.0231903333333605" calcext:value-type="float">
            <text:p>0.023190333333361</text:p>
          </table:table-cell>
          <table:table-cell table:style-name="ce3" table:formula="of:=AVERAGE([.L76];[.L80];[.L84])" office:value-type="float" office:value="0.633748999999995" calcext:value-type="float">
            <text:p>0.633748999999995</text:p>
          </table:table-cell>
          <table:table-cell table:style-name="ce3" table:formula="of:=AVERAGE([.M76];[.M80];[.M84])" office:value-type="float" office:value="0.0241133333333134" calcext:value-type="float">
            <text:p>0.024113333333313</text:p>
          </table:table-cell>
          <table:table-cell table:style-name="ce3" table:formula="of:=AVERAGE([.N76];[.N80];[.N84])" office:value-type="float" office:value="0" calcext:value-type="float">
            <text:p>0</text:p>
          </table:table-cell>
          <table:table-cell table:style-name="ce4" table:formula="of:=SUM([.C88:.N88])" office:value-type="float" office:value="47.4055356234741" calcext:value-type="float">
            <text:p>47.405535623474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7];[.C81];[.C85])" office:value-type="float" office:value="0.117621999999988" calcext:value-type="float">
            <text:p>0.117621999999988</text:p>
          </table:table-cell>
          <table:table-cell table:style-name="ce3" table:formula="of:=AVERAGE([.D77];[.D81];[.D85])" office:value-type="float" office:value="0.00168400000002104" calcext:value-type="float">
            <text:p>0.001684000000021</text:p>
          </table:table-cell>
          <table:table-cell table:style-name="ce3" table:formula="of:=AVERAGE([.E77];[.E81];[.E85])" office:value-type="float" office:value="0.551019666666676" calcext:value-type="float">
            <text:p>0.551019666666676</text:p>
          </table:table-cell>
          <table:table-cell table:style-name="ce3" table:formula="of:=AVERAGE([.F77];[.F81];[.F85])" office:value-type="float" office:value="7.75245443979899" calcext:value-type="float">
            <text:p>7.75245443979899</text:p>
          </table:table-cell>
          <table:table-cell table:style-name="ce3" table:formula="of:=AVERAGE([.G77];[.G81];[.G85])" office:value-type="float" office:value="22.4793003333333" calcext:value-type="float">
            <text:p>22.4793003333333</text:p>
          </table:table-cell>
          <table:table-cell table:style-name="ce3" table:formula="of:=AVERAGE([.H77];[.H81];[.H85])" office:value-type="float" office:value="0.00118333333332998" calcext:value-type="float">
            <text:p>0.00118333333333</text:p>
          </table:table-cell>
          <table:table-cell table:style-name="ce3" table:formula="of:=AVERAGE([.I77];[.I81];[.I85])" office:value-type="float" office:value="21.533951" calcext:value-type="float">
            <text:p>21.533951</text:p>
          </table:table-cell>
          <table:table-cell table:style-name="ce3" table:formula="of:=AVERAGE([.J77];[.J81];[.J85])" office:value-type="float" office:value="1.46525766666666" calcext:value-type="float">
            <text:p>1.46525766666666</text:p>
          </table:table-cell>
          <table:table-cell table:style-name="ce3" table:formula="of:=AVERAGE([.K77];[.K81];[.K85])" office:value-type="float" office:value="0.0308559999999716" calcext:value-type="float">
            <text:p>0.030855999999972</text:p>
          </table:table-cell>
          <table:table-cell table:style-name="ce3" table:formula="of:=AVERAGE([.L77];[.L81];[.L85])" office:value-type="float" office:value="0.894519666666687" calcext:value-type="float">
            <text:p>0.894519666666687</text:p>
          </table:table-cell>
          <table:table-cell table:style-name="ce3" table:formula="of:=AVERAGE([.M77];[.M81];[.M85])" office:value-type="float" office:value="0.0276296666666553" calcext:value-type="float">
            <text:p>0.027629666666655</text:p>
          </table:table-cell>
          <table:table-cell table:style-name="ce3" table:formula="of:=AVERAGE([.N77];[.N81];[.N85])" office:value-type="float" office:value="0" calcext:value-type="float">
            <text:p>0</text:p>
          </table:table-cell>
          <table:table-cell table:style-name="ce4" table:formula="of:=SUM([.C89:.N89])" office:value-type="float" office:value="54.8554777731323" calcext:value-type="float">
            <text:p>54.8554777731323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86:.C89])" office:value-type="float" office:value="0.466378999999994" calcext:value-type="float">
            <text:p>0.466378999999994</text:p>
          </table:table-cell>
          <table:table-cell table:style-name="ce1" table:formula="of:=SUM([.D86:.D89])" office:value-type="float" office:value="0.0067386666666834" calcext:value-type="float">
            <text:p>0.006738666666683</text:p>
          </table:table-cell>
          <table:table-cell table:style-name="ce1" table:formula="of:=SUM([.E86:.E89])" office:value-type="float" office:value="1.46829000000001" calcext:value-type="float">
            <text:p>1.46829000000001</text:p>
          </table:table-cell>
          <table:table-cell table:style-name="ce1" table:formula="of:=SUM([.F86:.F89])" office:value-type="float" office:value="21.4109131495158" calcext:value-type="float">
            <text:p>21.4109131495158</text:p>
          </table:table-cell>
          <table:table-cell table:style-name="ce1" table:formula="of:=SUM([.G86:.G89])" office:value-type="float" office:value="53.4550756666667" calcext:value-type="float">
            <text:p>53.4550756666667</text:p>
          </table:table-cell>
          <table:table-cell table:style-name="ce1" table:formula="of:=SUM([.H86:.H89])" office:value-type="float" office:value="0.00410999999998473" calcext:value-type="float">
            <text:p>0.004109999999985</text:p>
          </table:table-cell>
          <table:table-cell table:style-name="ce1" table:formula="of:=SUM([.I86:.I89])" office:value-type="float" office:value="67.1570296666667" calcext:value-type="float">
            <text:p>67.1570296666667</text:p>
          </table:table-cell>
          <table:table-cell table:style-name="ce1" table:formula="of:=SUM([.J86:.J89])" office:value-type="float" office:value="3.38390833333334" calcext:value-type="float">
            <text:p>3.38390833333334</text:p>
          </table:table-cell>
          <table:table-cell table:style-name="ce1" table:formula="of:=SUM([.K86:.K89])" office:value-type="float" office:value="0.094793000000004" calcext:value-type="float">
            <text:p>0.094793000000004</text:p>
          </table:table-cell>
          <table:table-cell table:style-name="ce1" table:formula="of:=SUM([.L86:.L89])" office:value-type="float" office:value="2.02716733333333" calcext:value-type="float">
            <text:p>2.02716733333333</text:p>
          </table:table-cell>
          <table:table-cell table:style-name="ce1" table:formula="of:=SUM([.M86:.M89])" office:value-type="float" office:value="0.0725946666666388" calcext:value-type="float">
            <text:p>0.072594666666639</text:p>
          </table:table-cell>
          <table:table-cell table:style-name="ce1" table:formula="of:=SUM([.N86:.N89])" office:value-type="float" office:value="0" calcext:value-type="float">
            <text:p>0</text:p>
          </table:table-cell>
          <table:table-cell table:style-name="ce1" table:formula="of:=SUM([.C90:.N90])" office:value-type="float" office:value="149.546999482849" calcext:value-type="float">
            <text:p>149.546999482849</text:p>
          </table:table-cell>
          <table:table-cell table:number-columns-repeated="1009"/>
        </table:table-row>
      </table:table>
      <table:table table:name="attr_based - h - quality" table:style-name="ta1">
        <table:shapes>
          <draw:frame draw:z-index="0" draw:style-name="gr1" draw:text-style-name="P1" svg:width="159.99mm" svg:height="89.99mm" svg:x="160.11mm" svg:y="121.93mm">
            <draw:object draw:notify-on-update-of-ranges="'attr_based - h - quality'.B28:'attr_based - h - quality'.E28 'attr_based - h - quality'.A29:'attr_based - h - quality'.A29 'attr_based - h - quality'.B29:'attr_based - h - quality'.E29 'attr_based - h - quality'.A30:'attr_based - h - quality'.A30 'attr_based - h - quality'.B30:'attr_based - h - quality'.E30 'attr_based - h - quality'.A31:'attr_based - h - quality'.A31 'attr_based - h - quality'.B31:'attr_based - h - quality'.E31 'attr_based - h - quality'.A33:'attr_based - h - quality'.A33 'attr_based - h - quality'.B33:'attr_based - h - quality'.E33 'attr_based - h - quality'.A32:'attr_based - h - quality'.A32 'attr_based - h - quality'.B32:'attr_based - h - quality'.E32 'attr_based - h - quality'.A34:'attr_based - h - quality'.A34 'attr_based - h - quality'.B34:'attr_based - h - quality'.E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dk_cells</text:p>
          </table:table-cell>
          <table:table-cell office:value-type="string" calcext:value-type="string">
            <text:p>training_cell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repairing_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epairing_f1</text:p>
          </table:table-cell>
          <table:table-cell office:value-type="string" calcext:value-type="string">
            <text:p>detected_errors</text:p>
          </table:table-cell>
          <table:table-cell office:value-type="string" calcext:value-type="string">
            <text:p>total_errors</text:p>
          </table:table-cell>
          <table:table-cell office:value-type="string" calcext:value-type="string">
            <text:p>correct_repairs</text:p>
          </table:table-cell>
          <table:table-cell office:value-type="string" calcext:value-type="string">
            <text:p>total_repairs</text:p>
          </table:table-cell>
          <table:table-cell office:value-type="string" calcext:value-type="string">
            <text:p>total_repairs_grdt</text:p>
          </table:table-cell>
          <table:table-cell office:value-type="string" calcext:value-type="string">
            <text:p>repairs_on_correct_cells</text:p>
          </table:table-cell>
          <table:table-cell office:value-type="string" calcext:value-type="string">
            <text:p>repairs_on_incorrect_cel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44961240310077" calcext:value-type="float">
            <text:p>0.844961240310077</text:p>
          </table:table-cell>
          <table:table-cell office:value-type="float" office:value="0.981981981981982" calcext:value-type="float">
            <text:p>0.981981981981982</text:p>
          </table:table-cell>
          <table:table-cell office:value-type="float" office:value="0.915966386554622" calcext:value-type="float">
            <text:p>0.915966386554622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96" calcext:value-type="float">
            <text:p>2296</text:p>
          </table:table-cell>
          <table:table-cell office:value-type="float" office:value="2262" calcext:value-type="float">
            <text:p>2262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0.822222222222222" calcext:value-type="float">
            <text:p>0.822222222222222</text:p>
          </table:table-cell>
          <table:table-cell office:value-type="float" office:value="0.965217391304348" calcext:value-type="float">
            <text:p>0.965217391304348</text:p>
          </table:table-cell>
          <table:table-cell office:value-type="float" office:value="0.840909090909091" calcext:value-type="float">
            <text:p>0.840909090909091</text:p>
          </table:table-cell>
          <table:table-cell office:value-type="float" office:value="0.90983606557377" calcext:value-type="float">
            <text:p>0.90983606557377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11" calcext:value-type="float">
            <text:p>111</text:p>
          </table:table-cell>
          <table:table-cell office:value-type="float" office:value="187" calcext:value-type="float">
            <text:p>187</text:p>
          </table:table-cell>
          <table:table-cell office:value-type="float" office:value="129" calcext:value-type="float">
            <text:p>129</text:p>
          </table:table-cell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37" calcext:value-type="float">
            <text:p>2237</text:p>
          </table:table-cell>
          <table:table-cell office:value-type="float" office:value="2309" calcext:value-type="float">
            <text:p>2309</text:p>
          </table:table-cell>
          <table:table-cell office:value-type="float" office:value="1" calcext:value-type="float">
            <text:p>1</text:p>
          </table:table-cell>
          <table:table-cell office:value-type="float" office:value="0.793893129770992" calcext:value-type="float">
            <text:p>0.793893129770992</text:p>
          </table:table-cell>
          <table:table-cell office:value-type="float" office:value="0.954128440366972" calcext:value-type="float">
            <text:p>0.954128440366972</text:p>
          </table:table-cell>
          <table:table-cell office:value-type="float" office:value="0.885106382978723" calcext:value-type="float">
            <text:p>0.885106382978723</text:p>
          </table:table-cell>
          <table:table-cell office:value-type="float" office:value="0.976525821596244" calcext:value-type="float">
            <text:p>0.976525821596244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office:value-type="float" office:value="104" calcext:value-type="float">
            <text:p>104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84" calcext:value-type="float">
            <text:p>2084</text:p>
          </table:table-cell>
          <table:table-cell office:value-type="float" office:value="2469" calcext:value-type="float">
            <text:p>2469</text:p>
          </table:table-cell>
          <table:table-cell office:value-type="float" office:value="1" calcext:value-type="float">
            <text:p>1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9" calcext:value-type="float">
            <text:p>0.99</text:p>
          </table:table-cell>
          <table:table-cell office:value-type="float" office:value="0.929577464788732" calcext:value-type="float">
            <text:p>0.929577464788732</text:p>
          </table:table-cell>
          <table:table-cell office:value-type="float" office:value="0.994974874371859" calcext:value-type="float">
            <text:p>0.994974874371859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145" calcext:value-type="float">
            <text:p>14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44961240310077" calcext:value-type="float">
            <text:p>0.844961240310077</text:p>
          </table:table-cell>
          <table:table-cell office:value-type="float" office:value="0.981981981981982" calcext:value-type="float">
            <text:p>0.981981981981982</text:p>
          </table:table-cell>
          <table:table-cell office:value-type="float" office:value="0.915966386554622" calcext:value-type="float">
            <text:p>0.915966386554622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20" calcext:value-type="float">
            <text:p>3520</text:p>
          </table:table-cell>
          <table:table-cell office:value-type="float" office:value="5256" calcext:value-type="float">
            <text:p>5256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754838709677419" calcext:value-type="float">
            <text:p>0.754838709677419</text:p>
          </table:table-cell>
          <table:table-cell office:value-type="float" office:value="0.975" calcext:value-type="float">
            <text:p>0.975</text:p>
          </table:table-cell>
          <table:table-cell office:value-type="float" office:value="0.806896551724138" calcext:value-type="float">
            <text:p>0.806896551724138</text:p>
          </table:table-cell>
          <table:table-cell office:value-type="float" office:value="0.917647058823529" calcext:value-type="float">
            <text:p>0.917647058823529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85" calcext:value-type="float">
            <text:p>4085</text:p>
          </table:table-cell>
          <table:table-cell office:value-type="float" office:value="8558" calcext:value-type="float">
            <text:p>8558</text:p>
          </table:table-cell>
          <table:table-cell office:value-type="float" office:value="0.991304347826087" calcext:value-type="float">
            <text:p>0.991304347826087</text:p>
          </table:table-cell>
          <table:table-cell office:value-type="float" office:value="0.609625668449198" calcext:value-type="float">
            <text:p>0.609625668449198</text:p>
          </table:table-cell>
          <table:table-cell office:value-type="float" office:value="0.95" calcext:value-type="float">
            <text:p>0.95</text:p>
          </table:table-cell>
          <table:table-cell office:value-type="float" office:value="0.754966887417219" calcext:value-type="float">
            <text:p>0.754966887417219</text:p>
          </table:table-cell>
          <table:table-cell office:value-type="float" office:value="0.970212765957447" calcext:value-type="float">
            <text:p>0.970212765957447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19" calcext:value-type="float">
            <text:p>4619</text:p>
          </table:table-cell>
          <table:table-cell office:value-type="float" office:value="11535" calcext:value-type="float">
            <text:p>11535</text:p>
          </table:table-cell>
          <table:table-cell office:value-type="float" office:value="1" calcext:value-type="float">
            <text:p>1</text:p>
          </table:table-cell>
          <table:table-cell office:value-type="float" office:value="0.569148936170213" calcext:value-type="float">
            <text:p>0.569148936170213</text:p>
          </table:table-cell>
          <table:table-cell office:value-type="float" office:value="0.930434782608696" calcext:value-type="float">
            <text:p>0.930434782608696</text:p>
          </table:table-cell>
          <table:table-cell office:value-type="float" office:value="0.725423728813559" calcext:value-type="float">
            <text:p>0.725423728813559</text:p>
          </table:table-cell>
          <table:table-cell office:value-type="float" office:value="0.963963963963964" calcext:value-type="float">
            <text:p>0.963963963963964</text:p>
          </table:table-cell>
          <table:table-cell office:value-type="float" office:value="115" calcext:value-type="float">
            <text:p>115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44961240310077" calcext:value-type="float">
            <text:p>0.844961240310077</text:p>
          </table:table-cell>
          <table:table-cell office:value-type="float" office:value="0.981981981981982" calcext:value-type="float">
            <text:p>0.981981981981982</text:p>
          </table:table-cell>
          <table:table-cell office:value-type="float" office:value="0.915966386554622" calcext:value-type="float">
            <text:p>0.915966386554622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4" calcext:value-type="float">
            <text:p>2344</text:p>
          </table:table-cell>
          <table:table-cell office:value-type="float" office:value="2149" calcext:value-type="float">
            <text:p>2149</text:p>
          </table:table-cell>
          <table:table-cell office:value-type="float" office:value="0.291105121293801" calcext:value-type="float">
            <text:p>0.291105121293801</text:p>
          </table:table-cell>
          <table:table-cell office:value-type="float" office:value="0.8" calcext:value-type="float">
            <text:p>0.8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0.426877470355731" calcext:value-type="float">
            <text:p>0.426877470355731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float" office:value="260" calcext:value-type="float">
            <text:p>26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65" calcext:value-type="float">
            <text:p>2365</text:p>
          </table:table-cell>
          <table:table-cell office:value-type="float" office:value="2196" calcext:value-type="float">
            <text:p>2196</text:p>
          </table:table-cell>
          <table:table-cell office:value-type="float" office:value="1" calcext:value-type="float">
            <text:p>1</text:p>
          </table:table-cell>
          <table:table-cell office:value-type="float" office:value="0.83206106870229" calcext:value-type="float">
            <text:p>0.83206106870229</text:p>
          </table:table-cell>
          <table:table-cell office:value-type="float" office:value="1" calcext:value-type="float">
            <text:p>1</text:p>
          </table:table-cell>
          <table:table-cell office:value-type="float" office:value="0.908333333333333" calcext:value-type="float">
            <text:p>0.90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39" calcext:value-type="float">
            <text:p>2239</text:p>
          </table:table-cell>
          <table:table-cell office:value-type="float" office:value="2329" calcext:value-type="float">
            <text:p>2329</text:p>
          </table:table-cell>
          <table:table-cell office:value-type="float" office:value="0.825" calcext:value-type="float">
            <text:p>0.825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9" calcext:value-type="float">
            <text:p>0.99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.9" calcext:value-type="float">
            <text:p>0.9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44961240310077" calcext:value-type="float">
            <text:p>0.844961240310077</text:p>
          </table:table-cell>
          <table:table-cell office:value-type="float" office:value="0.981981981981982" calcext:value-type="float">
            <text:p>0.981981981981982</text:p>
          </table:table-cell>
          <table:table-cell office:value-type="float" office:value="0.915966386554622" calcext:value-type="float">
            <text:p>0.915966386554622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4" calcext:value-type="float">
            <text:p>2344</text:p>
          </table:table-cell>
          <table:table-cell office:value-type="float" office:value="634" calcext:value-type="float">
            <text:p>634</text:p>
          </table:table-cell>
          <table:table-cell office:value-type="float" office:value="0.861538461538462" calcext:value-type="float">
            <text:p>0.861538461538462</text:p>
          </table:table-cell>
          <table:table-cell office:value-type="float" office:value="0.82962962962963" calcext:value-type="float">
            <text:p>0.82962962962963</text:p>
          </table:table-cell>
          <table:table-cell office:value-type="float" office:value="0.973913043478261" calcext:value-type="float">
            <text:p>0.973913043478261</text:p>
          </table:table-cell>
          <table:table-cell office:value-type="float" office:value="0.845283018867925" calcext:value-type="float">
            <text:p>0.845283018867925</text:p>
          </table:table-cell>
          <table:table-cell office:value-type="float" office:value="0.914285714285714" calcext:value-type="float">
            <text:p>0.914285714285714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17" calcext:value-type="float">
            <text:p>2317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office:value-type="float" office:value="0.83206106870229" calcext:value-type="float">
            <text:p>0.83206106870229</text:p>
          </table:table-cell>
          <table:table-cell office:value-type="float" office:value="1" calcext:value-type="float">
            <text:p>1</text:p>
          </table:table-cell>
          <table:table-cell office:value-type="float" office:value="0.908333333333333" calcext:value-type="float">
            <text:p>0.908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07" calcext:value-type="float">
            <text:p>2207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office:value-type="float" office:value="0.868421052631579" calcext:value-type="float">
            <text:p>0.868421052631579</text:p>
          </table:table-cell>
          <table:table-cell office:value-type="float" office:value="0.99" calcext:value-type="float">
            <text:p>0.99</text:p>
          </table:table-cell>
          <table:table-cell office:value-type="float" office:value="0.929577464788732" calcext:value-type="float">
            <text:p>0.929577464788732</text:p>
          </table:table-cell>
          <table:table-cell office:value-type="float" office:value="0.994974874371859" calcext:value-type="float">
            <text:p>0.994974874371859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  <table:table-cell office:value-type="float" office:value="0.844961240310077" calcext:value-type="float">
            <text:p>0.844961240310077</text:p>
          </table:table-cell>
          <table:table-cell office:value-type="float" office:value="0.981981981981982" calcext:value-type="float">
            <text:p>0.981981981981982</text:p>
          </table:table-cell>
          <table:table-cell office:value-type="float" office:value="0.915966386554622" calcext:value-type="float">
            <text:p>0.915966386554622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20" calcext:value-type="float">
            <text:p>3520</text:p>
          </table:table-cell>
          <table:table-cell office:value-type="float" office:value="1283" calcext:value-type="float">
            <text:p>1283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754838709677419" calcext:value-type="float">
            <text:p>0.754838709677419</text:p>
          </table:table-cell>
          <table:table-cell office:value-type="float" office:value="0.975" calcext:value-type="float">
            <text:p>0.975</text:p>
          </table:table-cell>
          <table:table-cell office:value-type="float" office:value="0.806896551724138" calcext:value-type="float">
            <text:p>0.806896551724138</text:p>
          </table:table-cell>
          <table:table-cell office:value-type="float" office:value="0.917647058823529" calcext:value-type="float">
            <text:p>0.917647058823529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85" calcext:value-type="float">
            <text:p>4085</text:p>
          </table:table-cell>
          <table:table-cell office:value-type="float" office:value="2428" calcext:value-type="float">
            <text:p>2428</text:p>
          </table:table-cell>
          <table:table-cell office:value-type="float" office:value="0.991228070175439" calcext:value-type="float">
            <text:p>0.991228070175439</text:p>
          </table:table-cell>
          <table:table-cell office:value-type="float" office:value="0.60427807486631" calcext:value-type="float">
            <text:p>0.60427807486631</text:p>
          </table:table-cell>
          <table:table-cell office:value-type="float" office:value="0.941666666666667" calcext:value-type="float">
            <text:p>0.941666666666667</text:p>
          </table:table-cell>
          <table:table-cell office:value-type="float" office:value="0.750830564784053" calcext:value-type="float">
            <text:p>0.750830564784053</text:p>
          </table:table-cell>
          <table:table-cell office:value-type="float" office:value="0.965811965811966" calcext:value-type="float">
            <text:p>0.965811965811966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41" calcext:value-type="float">
            <text:p>4541</text:p>
          </table:table-cell>
          <table:table-cell office:value-type="float" office:value="3320" calcext:value-type="float">
            <text:p>3320</text:p>
          </table:table-cell>
          <table:table-cell office:value-type="float" office:value="1" calcext:value-type="float">
            <text:p>1</text:p>
          </table:table-cell>
          <table:table-cell office:value-type="float" office:value="0.566137566137566" calcext:value-type="float">
            <text:p>0.566137566137566</text:p>
          </table:table-cell>
          <table:table-cell office:value-type="float" office:value="0.930434782608696" calcext:value-type="float">
            <text:p>0.930434782608696</text:p>
          </table:table-cell>
          <table:table-cell office:value-type="float" office:value="0.722972972972973" calcext:value-type="float">
            <text:p>0.722972972972973</text:p>
          </table:table-cell>
          <table:table-cell office:value-type="float" office:value="0.963963963963964" calcext:value-type="float">
            <text:p>0.963963963963964</text:p>
          </table:table-cell>
          <table:table-cell office:value-type="float" office:value="115" calcext:value-type="float">
            <text:p>115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tch 1</text:p>
          </table:table-cell>
          <table:table-cell office:value-type="string" calcext:value-type="string">
            <text:p>Batch 2</text:p>
          </table:table-cell>
          <table:table-cell office:value-type="string" calcext:value-type="string">
            <text:p>Batch 3</text:p>
          </table:table-cell>
          <table:table-cell office:value-type="string" calcext:value-type="string">
            <text:p>Batch 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table:formula="of:=[.J2]-[.K2]+[.N2]" office:value-type="float" office:value="20" calcext:value-type="float">
            <text:p>20</text:p>
          </table:table-cell>
          <table:table-cell table:formula="of:=[.J3]-[.K3]+[.N3]+[.B29]" office:value-type="float" office:value="62" calcext:value-type="float">
            <text:p>62</text:p>
          </table:table-cell>
          <table:table-cell table:formula="of:=[.J4]-[.K4]+[.N4]+[.C29]" office:value-type="float" office:value="89" calcext:value-type="float">
            <text:p>89</text:p>
          </table:table-cell>
          <table:table-cell table:formula="of:=[.J5]-[.K5]+[.N5]+[.D29]" office:value-type="float" office:value="104" calcext:value-type="float">
            <text:p>1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formula="of:=[.J7]-[.K7]+[.N7]" office:value-type="float" office:value="20" calcext:value-type="float">
            <text:p>20</text:p>
          </table:table-cell>
          <table:table-cell table:formula="of:=[.J8]-[.K8]+[.N8]" office:value-type="float" office:value="56" calcext:value-type="float">
            <text:p>56</text:p>
          </table:table-cell>
          <table:table-cell table:formula="of:=[.J9]-[.K9]+[.N9]" office:value-type="float" office:value="74" calcext:value-type="float">
            <text:p>74</text:p>
          </table:table-cell>
          <table:table-cell table:formula="of:=[.J10]-[.K10]+[.N10]"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formula="of:=[.J12]-[.K12]+[.N12]" office:value-type="float" office:value="20" calcext:value-type="float">
            <text:p>20</text:p>
          </table:table-cell>
          <table:table-cell table:formula="of:=[.J13]-[.K13]+[.N13]+[.B31]" office:value-type="float" office:value="307" calcext:value-type="float">
            <text:p>307</text:p>
          </table:table-cell>
          <table:table-cell table:formula="of:=[.J14]-[.K14]+[.N14]+[.C31]" office:value-type="float" office:value="329" calcext:value-type="float">
            <text:p>329</text:p>
          </table:table-cell>
          <table:table-cell table:formula="of:=[.J15]-[.K15]+[.N15]+[.D31]" office:value-type="float" office:value="365" calcext:value-type="float">
            <text:p>3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+</text:p>
          </table:table-cell>
          <table:table-cell table:formula="of:=[.J17]-[.K17]+[.N17]" office:value-type="float" office:value="20" calcext:value-type="float">
            <text:p>20</text:p>
          </table:table-cell>
          <table:table-cell table:formula="of:=[.J18]-[.K18]+[.N18]+[.B32]" office:value-type="float" office:value="61" calcext:value-type="float">
            <text:p>61</text:p>
          </table:table-cell>
          <table:table-cell table:formula="of:=[.J19]-[.K19]+[.N19]+[.C32]" office:value-type="float" office:value="83" calcext:value-type="float">
            <text:p>83</text:p>
          </table:table-cell>
          <table:table-cell table:formula="of:=[.J20]-[.K20]+[.N20]+[.D32]"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+</text:p>
          </table:table-cell>
          <table:table-cell table:formula="of:=[.J22]-[.K22]+[.N22]" office:value-type="float" office:value="20" calcext:value-type="float">
            <text:p>20</text:p>
          </table:table-cell>
          <table:table-cell table:formula="of:=[.J23]-[.K23]+[.N23]" office:value-type="float" office:value="56" calcext:value-type="float">
            <text:p>56</text:p>
          </table:table-cell>
          <table:table-cell table:formula="of:=[.J24]-[.K24]+[.N24]" office:value-type="float" office:value="75" calcext:value-type="float">
            <text:p>75</text:p>
          </table:table-cell>
          <table:table-cell table:formula="of:=[.J25]-[.K25]+[.N25]"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repair</text:p>
          </table:table-cell>
          <table:table-cell table:formula="of:=[.J2]" office:value-type="float" office:value="129" calcext:value-type="float">
            <text:p>129</text:p>
          </table:table-cell>
          <table:table-cell table:formula="of:=[.J3]+[.B34]" office:value-type="float" office:value="264" calcext:value-type="float">
            <text:p>264</text:p>
          </table:table-cell>
          <table:table-cell table:formula="of:=[.J4]+[.C34]" office:value-type="float" office:value="395" calcext:value-type="float">
            <text:p>395</text:p>
          </table:table-cell>
          <table:table-cell table:formula="of:=[.J5]+[.D34]" office:value-type="float" office:value="509" calcext:value-type="float">
            <text:p>509</text:p>
          </table:table-cell>
          <table:table-cell table:number-columns-repeated="10"/>
        </table:table-row>
      </table:table>
      <table:table table:name="attr_based - h - time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4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load_data</text:p>
          </table:table-cell>
          <table:table-cell office:value-type="string" calcext:value-type="string">
            <text:p>load_dcs</text:p>
          </table:table-cell>
          <table:table-cell office:value-type="string" calcext:value-type="string">
            <text:p>detect_errors</text:p>
          </table:table-cell>
          <table:table-cell office:value-type="string" calcext:value-type="string">
            <text:p>setup_domain</text:p>
          </table:table-cell>
          <table:table-cell office:value-type="string" calcext:value-type="string">
            <text:p>featurize_data</text:p>
          </table:table-cell>
          <table:table-cell office:value-type="string" calcext:value-type="string">
            <text:p>setup_model</text:p>
          </table:table-cell>
          <table:table-cell office:value-type="string" calcext:value-type="string">
            <text:p>fit_model</text:p>
          </table:table-cell>
          <table:table-cell office:value-type="string" calcext:value-type="string">
            <text:p>infer_repairs</text:p>
          </table:table-cell>
          <table:table-cell office:value-type="string" calcext:value-type="string">
            <text:p>get_inferred_values</text:p>
          </table:table-cell>
          <table:table-cell office:value-type="string" calcext:value-type="string">
            <text:p>generate_repaired_dataset</text:p>
          </table:table-cell>
          <table:table-cell office:value-type="string" calcext:value-type="string">
            <text:p>repaired_table_copy_time</text:p>
          </table:table-cell>
          <table:table-cell office:value-type="string" calcext:value-type="string">
            <text:p>save_stats_tim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20485" calcext:value-type="float">
            <text:p>0.120485</text:p>
          </table:table-cell>
          <table:table-cell office:value-type="float" office:value="0.00168199999999996" calcext:value-type="float">
            <text:p>0.001682</text:p>
          </table:table-cell>
          <table:table-cell office:value-type="float" office:value="0.227969" calcext:value-type="float">
            <text:p>0.227969</text:p>
          </table:table-cell>
          <table:table-cell office:value-type="float" office:value="3.03574633598328" calcext:value-type="float">
            <text:p>3.03574633598328</text:p>
          </table:table-cell>
          <table:table-cell office:value-type="float" office:value="4.322013" calcext:value-type="float">
            <text:p>4.322013</text:p>
          </table:table-cell>
          <table:table-cell office:value-type="float" office:value="0.00457399999999986" calcext:value-type="float">
            <text:p>0.004574</text:p>
          </table:table-cell>
          <table:table-cell office:value-type="float" office:value="5.423983" calcext:value-type="float">
            <text:p>5.423983</text:p>
          </table:table-cell>
          <table:table-cell office:value-type="float" office:value="0.379268" calcext:value-type="float">
            <text:p>0.379268</text:p>
          </table:table-cell>
          <table:table-cell office:value-type="float" office:value="0.0188809999999986" calcext:value-type="float">
            <text:p>0.018880999999999</text:p>
          </table:table-cell>
          <table:table-cell office:value-type="float" office:value="0.0467490000000002" calcext:value-type="float">
            <text:p>0.0467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9340000000001" calcext:value-type="float">
            <text:p>0.119340000000001</text:p>
          </table:table-cell>
          <table:table-cell office:value-type="float" office:value="0.00166199999999961" calcext:value-type="float">
            <text:p>0.001662</text:p>
          </table:table-cell>
          <table:table-cell office:value-type="float" office:value="0.234605000000002" calcext:value-type="float">
            <text:p>0.234605000000002</text:p>
          </table:table-cell>
          <table:table-cell office:value-type="float" office:value="2.93975257873535" calcext:value-type="float">
            <text:p>2.93975257873535</text:p>
          </table:table-cell>
          <table:table-cell office:value-type="float" office:value="4.027277" calcext:value-type="float">
            <text:p>4.027277</text:p>
          </table:table-cell>
          <table:table-cell office:value-type="float" office:value="0.00455599999999734" calcext:value-type="float">
            <text:p>0.004555999999997</text:p>
          </table:table-cell>
          <table:table-cell office:value-type="float" office:value="6.139194" calcext:value-type="float">
            <text:p>6.139194</text:p>
          </table:table-cell>
          <table:table-cell office:value-type="float" office:value="0.388895999999999" calcext:value-type="float">
            <text:p>0.388895999999999</text:p>
          </table:table-cell>
          <table:table-cell office:value-type="float" office:value="0.0195340000000002" calcext:value-type="float">
            <text:p>0.019534</text:p>
          </table:table-cell>
          <table:table-cell office:value-type="float" office:value="0.0459110000000003" calcext:value-type="float">
            <text:p>0.0459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9631999999999" calcext:value-type="float">
            <text:p>0.119631999999999</text:p>
          </table:table-cell>
          <table:table-cell office:value-type="float" office:value="0.00167099999999465" calcext:value-type="float">
            <text:p>0.001670999999995</text:p>
          </table:table-cell>
          <table:table-cell office:value-type="float" office:value="0.231465" calcext:value-type="float">
            <text:p>0.231465</text:p>
          </table:table-cell>
          <table:table-cell office:value-type="float" office:value="2.95704126358032" calcext:value-type="float">
            <text:p>2.95704126358032</text:p>
          </table:table-cell>
          <table:table-cell office:value-type="float" office:value="4.166078" calcext:value-type="float">
            <text:p>4.166078</text:p>
          </table:table-cell>
          <table:table-cell office:value-type="float" office:value="0.00457399999999808" calcext:value-type="float">
            <text:p>0.004573999999998</text:p>
          </table:table-cell>
          <table:table-cell office:value-type="float" office:value="5.551976" calcext:value-type="float">
            <text:p>5.551976</text:p>
          </table:table-cell>
          <table:table-cell office:value-type="float" office:value="0.379255999999998" calcext:value-type="float">
            <text:p>0.379255999999998</text:p>
          </table:table-cell>
          <table:table-cell office:value-type="float" office:value="0.0196469999999991" calcext:value-type="float">
            <text:p>0.019646999999999</text:p>
          </table:table-cell>
          <table:table-cell office:value-type="float" office:value="0.045769" calcext:value-type="float">
            <text:p>0.0457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136000000002" calcext:value-type="float">
            <text:p>0.120136000000002</text:p>
          </table:table-cell>
          <table:table-cell office:value-type="float" office:value="0.0016819999999953" calcext:value-type="float">
            <text:p>0.001681999999995</text:p>
          </table:table-cell>
          <table:table-cell office:value-type="float" office:value="0.221483999999997" calcext:value-type="float">
            <text:p>0.221483999999997</text:p>
          </table:table-cell>
          <table:table-cell office:value-type="float" office:value="3.0032811164856" calcext:value-type="float">
            <text:p>3.0032811164856</text:p>
          </table:table-cell>
          <table:table-cell office:value-type="float" office:value="4.645375" calcext:value-type="float">
            <text:p>4.645375</text:p>
          </table:table-cell>
          <table:table-cell office:value-type="float" office:value="0.00455500000000342" calcext:value-type="float">
            <text:p>0.004555000000003</text:p>
          </table:table-cell>
          <table:table-cell office:value-type="float" office:value="6.567494" calcext:value-type="float">
            <text:p>6.567494</text:p>
          </table:table-cell>
          <table:table-cell office:value-type="float" office:value="0.370278000000006" calcext:value-type="float">
            <text:p>0.370278000000006</text:p>
          </table:table-cell>
          <table:table-cell office:value-type="float" office:value="0.0192070000000015" calcext:value-type="float">
            <text:p>0.019207000000002</text:p>
          </table:table-cell>
          <table:table-cell office:value-type="float" office:value="0.0450569999999999" calcext:value-type="float">
            <text:p>0.0450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694" calcext:value-type="float">
            <text:p>0.11694</text:p>
          </table:table-cell>
          <table:table-cell office:value-type="float" office:value="0.00166999999999717" calcext:value-type="float">
            <text:p>0.001669999999997</text:p>
          </table:table-cell>
          <table:table-cell office:value-type="float" office:value="0.226248000000005" calcext:value-type="float">
            <text:p>0.226248000000005</text:p>
          </table:table-cell>
          <table:table-cell office:value-type="float" office:value="3.12166738510132" calcext:value-type="float">
            <text:p>3.12166738510132</text:p>
          </table:table-cell>
          <table:table-cell office:value-type="float" office:value="4.300641" calcext:value-type="float">
            <text:p>4.300641</text:p>
          </table:table-cell>
          <table:table-cell office:value-type="float" office:value="0.00449400000000821" calcext:value-type="float">
            <text:p>0.004494000000008</text:p>
          </table:table-cell>
          <table:table-cell office:value-type="float" office:value="5.53104" calcext:value-type="float">
            <text:p>5.53104</text:p>
          </table:table-cell>
          <table:table-cell office:value-type="float" office:value="0.377105" calcext:value-type="float">
            <text:p>0.377105</text:p>
          </table:table-cell>
          <table:table-cell office:value-type="float" office:value="0.0193789999999865" calcext:value-type="float">
            <text:p>0.019378999999987</text:p>
          </table:table-cell>
          <table:table-cell office:value-type="float" office:value="0.0467210000000051" calcext:value-type="float">
            <text:p>0.0467210000000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9954000000007" calcext:value-type="float">
            <text:p>0.119954000000007</text:p>
          </table:table-cell>
          <table:table-cell office:value-type="float" office:value="0.0016690000000068" calcext:value-type="float">
            <text:p>0.001669000000007</text:p>
          </table:table-cell>
          <table:table-cell office:value-type="float" office:value="0.234158000000008" calcext:value-type="float">
            <text:p>0.234158000000008</text:p>
          </table:table-cell>
          <table:table-cell office:value-type="float" office:value="3.02753663063049" calcext:value-type="float">
            <text:p>3.02753663063049</text:p>
          </table:table-cell>
          <table:table-cell office:value-type="float" office:value="4.041027" calcext:value-type="float">
            <text:p>4.041027</text:p>
          </table:table-cell>
          <table:table-cell office:value-type="float" office:value="0.00451000000001045" calcext:value-type="float">
            <text:p>0.00451000000001</text:p>
          </table:table-cell>
          <table:table-cell office:value-type="float" office:value="6.118987" calcext:value-type="float">
            <text:p>6.118987</text:p>
          </table:table-cell>
          <table:table-cell office:value-type="float" office:value="0.389071000000001" calcext:value-type="float">
            <text:p>0.389071000000001</text:p>
          </table:table-cell>
          <table:table-cell office:value-type="float" office:value="0.0200650000000024" calcext:value-type="float">
            <text:p>0.020065000000002</text:p>
          </table:table-cell>
          <table:table-cell office:value-type="float" office:value="0.0463769999999926" calcext:value-type="float">
            <text:p>0.0463769999999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9762999999992" calcext:value-type="float">
            <text:p>0.119762999999992</text:p>
          </table:table-cell>
          <table:table-cell office:value-type="float" office:value="0.00167099999998754" calcext:value-type="float">
            <text:p>0.001670999999988</text:p>
          </table:table-cell>
          <table:table-cell office:value-type="float" office:value="0.231650999999999" calcext:value-type="float">
            <text:p>0.231650999999999</text:p>
          </table:table-cell>
          <table:table-cell office:value-type="float" office:value="3.14811158180237" calcext:value-type="float">
            <text:p>3.14811158180237</text:p>
          </table:table-cell>
          <table:table-cell office:value-type="float" office:value="4.17304900000001" calcext:value-type="float">
            <text:p>4.17304900000001</text:p>
          </table:table-cell>
          <table:table-cell office:value-type="float" office:value="0.00458999999999321" calcext:value-type="float">
            <text:p>0.004589999999993</text:p>
          </table:table-cell>
          <table:table-cell office:value-type="float" office:value="5.53638699999999" calcext:value-type="float">
            <text:p>5.53638699999999</text:p>
          </table:table-cell>
          <table:table-cell office:value-type="float" office:value="0.380296999999999" calcext:value-type="float">
            <text:p>0.380296999999999</text:p>
          </table:table-cell>
          <table:table-cell office:value-type="float" office:value="0.0197829999999897" calcext:value-type="float">
            <text:p>0.01978299999999</text:p>
          </table:table-cell>
          <table:table-cell office:value-type="float" office:value="0.0453339999999969" calcext:value-type="float">
            <text:p>0.045333999999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114999999998" calcext:value-type="float">
            <text:p>0.120114999999998</text:p>
          </table:table-cell>
          <table:table-cell office:value-type="float" office:value="0.00168999999999642" calcext:value-type="float">
            <text:p>0.001689999999996</text:p>
          </table:table-cell>
          <table:table-cell office:value-type="float" office:value="0.222443999999996" calcext:value-type="float">
            <text:p>0.222443999999996</text:p>
          </table:table-cell>
          <table:table-cell office:value-type="float" office:value="3.10213947296143" calcext:value-type="float">
            <text:p>3.10213947296143</text:p>
          </table:table-cell>
          <table:table-cell office:value-type="float" office:value="4.649446" calcext:value-type="float">
            <text:p>4.649446</text:p>
          </table:table-cell>
          <table:table-cell office:value-type="float" office:value="0.00457900000000677" calcext:value-type="float">
            <text:p>0.004579000000007</text:p>
          </table:table-cell>
          <table:table-cell office:value-type="float" office:value="6.53764100000001" calcext:value-type="float">
            <text:p>6.53764100000001</text:p>
          </table:table-cell>
          <table:table-cell office:value-type="float" office:value="0.369275999999999" calcext:value-type="float">
            <text:p>0.369275999999999</text:p>
          </table:table-cell>
          <table:table-cell office:value-type="float" office:value="0.0191280000000091" calcext:value-type="float">
            <text:p>0.019128000000009</text:p>
          </table:table-cell>
          <table:table-cell office:value-type="float" office:value="0.0451759999999979" calcext:value-type="float">
            <text:p>0.0451759999999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634999999993" calcext:value-type="float">
            <text:p>0.117634999999993</text:p>
          </table:table-cell>
          <table:table-cell office:value-type="float" office:value="0.00165900000000363" calcext:value-type="float">
            <text:p>0.001659000000004</text:p>
          </table:table-cell>
          <table:table-cell office:value-type="float" office:value="0.227471999999992" calcext:value-type="float">
            <text:p>0.227471999999992</text:p>
          </table:table-cell>
          <table:table-cell office:value-type="float" office:value="3.09729099273682" calcext:value-type="float">
            <text:p>3.09729099273682</text:p>
          </table:table-cell>
          <table:table-cell office:value-type="float" office:value="4.30877900000002" calcext:value-type="float">
            <text:p>4.30877900000002</text:p>
          </table:table-cell>
          <table:table-cell office:value-type="float" office:value="0.00460099999997965" calcext:value-type="float">
            <text:p>0.00460099999998</text:p>
          </table:table-cell>
          <table:table-cell office:value-type="float" office:value="5.49166199999999" calcext:value-type="float">
            <text:p>5.49166199999999</text:p>
          </table:table-cell>
          <table:table-cell office:value-type="float" office:value="0.382273999999995" calcext:value-type="float">
            <text:p>0.382273999999995</text:p>
          </table:table-cell>
          <table:table-cell office:value-type="float" office:value="0.0192590000000052" calcext:value-type="float">
            <text:p>0.019259000000005</text:p>
          </table:table-cell>
          <table:table-cell office:value-type="float" office:value="0.046939999999978" calcext:value-type="float">
            <text:p>0.0469399999999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249999999999" calcext:value-type="float">
            <text:p>0.120249999999999</text:p>
          </table:table-cell>
          <table:table-cell office:value-type="float" office:value="0.00167300000001092" calcext:value-type="float">
            <text:p>0.001673000000011</text:p>
          </table:table-cell>
          <table:table-cell office:value-type="float" office:value="0.235484999999983" calcext:value-type="float">
            <text:p>0.235484999999983</text:p>
          </table:table-cell>
          <table:table-cell office:value-type="float" office:value="3.03791213035583" calcext:value-type="float">
            <text:p>3.03791213035583</text:p>
          </table:table-cell>
          <table:table-cell office:value-type="float" office:value="4.02505499999998" calcext:value-type="float">
            <text:p>4.02505499999998</text:p>
          </table:table-cell>
          <table:table-cell office:value-type="float" office:value="0.00454099999998903" calcext:value-type="float">
            <text:p>0.004540999999989</text:p>
          </table:table-cell>
          <table:table-cell office:value-type="float" office:value="6.14648199999999" calcext:value-type="float">
            <text:p>6.14648199999999</text:p>
          </table:table-cell>
          <table:table-cell office:value-type="float" office:value="0.391627999999997" calcext:value-type="float">
            <text:p>0.391627999999997</text:p>
          </table:table-cell>
          <table:table-cell office:value-type="float" office:value="0.0199530000000152" calcext:value-type="float">
            <text:p>0.019953000000015</text:p>
          </table:table-cell>
          <table:table-cell office:value-type="float" office:value="0.0455989999999815" calcext:value-type="float">
            <text:p>0.0455989999999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0004000000023" calcext:value-type="float">
            <text:p>0.120004000000023</text:p>
          </table:table-cell>
          <table:table-cell office:value-type="float" office:value="0.00166300000000774" calcext:value-type="float">
            <text:p>0.001663000000008</text:p>
          </table:table-cell>
          <table:table-cell office:value-type="float" office:value="0.230867999999987" calcext:value-type="float">
            <text:p>0.230867999999987</text:p>
          </table:table-cell>
          <table:table-cell office:value-type="float" office:value="3.09590840339661" calcext:value-type="float">
            <text:p>3.09590840339661</text:p>
          </table:table-cell>
          <table:table-cell office:value-type="float" office:value="4.15139500000001" calcext:value-type="float">
            <text:p>4.15139500000001</text:p>
          </table:table-cell>
          <table:table-cell office:value-type="float" office:value="0.0045780000000093" calcext:value-type="float">
            <text:p>0.004578000000009</text:p>
          </table:table-cell>
          <table:table-cell office:value-type="float" office:value="5.56969599999999" calcext:value-type="float">
            <text:p>5.56969599999999</text:p>
          </table:table-cell>
          <table:table-cell office:value-type="float" office:value="0.382792999999992" calcext:value-type="float">
            <text:p>0.382792999999992</text:p>
          </table:table-cell>
          <table:table-cell office:value-type="float" office:value="0.0196559999999977" calcext:value-type="float">
            <text:p>0.019655999999998</text:p>
          </table:table-cell>
          <table:table-cell office:value-type="float" office:value="0.045944999999989" calcext:value-type="float">
            <text:p>0.0459449999999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244000000014" calcext:value-type="float">
            <text:p>0.120244000000014</text:p>
          </table:table-cell>
          <table:table-cell office:value-type="float" office:value="0.00166400000000522" calcext:value-type="float">
            <text:p>0.001664000000005</text:p>
          </table:table-cell>
          <table:table-cell office:value-type="float" office:value="0.221537000000012" calcext:value-type="float">
            <text:p>0.221537000000012</text:p>
          </table:table-cell>
          <table:table-cell office:value-type="float" office:value="3.09927439689636" calcext:value-type="float">
            <text:p>3.09927439689636</text:p>
          </table:table-cell>
          <table:table-cell office:value-type="float" office:value="4.663704" calcext:value-type="float">
            <text:p>4.663704</text:p>
          </table:table-cell>
          <table:table-cell office:value-type="float" office:value="0.00453600000000165" calcext:value-type="float">
            <text:p>0.004536000000002</text:p>
          </table:table-cell>
          <table:table-cell office:value-type="float" office:value="6.558595" calcext:value-type="float">
            <text:p>6.558595</text:p>
          </table:table-cell>
          <table:table-cell office:value-type="float" office:value="0.372012000000012" calcext:value-type="float">
            <text:p>0.372012000000012</text:p>
          </table:table-cell>
          <table:table-cell office:value-type="float" office:value="0.0192140000000052" calcext:value-type="float">
            <text:p>0.019214000000005</text:p>
          </table:table-cell>
          <table:table-cell office:value-type="float" office:value="0.0448590000000024" calcext:value-type="float">
            <text:p>0.044859000000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];[.C6];[.C10])" office:value-type="float" office:value="0.118353333333331" calcext:value-type="float">
            <text:p>0.118353333333331</text:p>
          </table:table-cell>
          <table:table-cell table:style-name="ce3" table:formula="of:=AVERAGE([.D2];[.D6];[.D10])" office:value-type="float" office:value="0.00167033333333359" calcext:value-type="float">
            <text:p>0.001670333333334</text:p>
          </table:table-cell>
          <table:table-cell table:style-name="ce3" table:formula="of:=AVERAGE([.E2];[.E6];[.E10])" office:value-type="float" office:value="0.227229666666666" calcext:value-type="float">
            <text:p>0.227229666666666</text:p>
          </table:table-cell>
          <table:table-cell table:style-name="ce3" table:formula="of:=AVERAGE([.F2];[.F6];[.F10])" office:value-type="float" office:value="3.08490157127381" calcext:value-type="float">
            <text:p>3.08490157127381</text:p>
          </table:table-cell>
          <table:table-cell table:style-name="ce3" table:formula="of:=AVERAGE([.G2];[.G6];[.G10])" office:value-type="float" office:value="4.31047766666667" calcext:value-type="float">
            <text:p>4.31047766666667</text:p>
          </table:table-cell>
          <table:table-cell table:style-name="ce3" table:formula="of:=AVERAGE([.H2];[.H6];[.H10])" office:value-type="float" office:value="0.00455633333332924" calcext:value-type="float">
            <text:p>0.004556333333329</text:p>
          </table:table-cell>
          <table:table-cell table:style-name="ce3" table:formula="of:=AVERAGE([.I2];[.I6];[.I10])" office:value-type="float" office:value="5.48222833333333" calcext:value-type="float">
            <text:p>5.48222833333333</text:p>
          </table:table-cell>
          <table:table-cell table:style-name="ce3" table:formula="of:=AVERAGE([.J2];[.J6];[.J10])" office:value-type="float" office:value="0.379548999999998" calcext:value-type="float">
            <text:p>0.379548999999998</text:p>
          </table:table-cell>
          <table:table-cell table:style-name="ce3" table:formula="of:=AVERAGE([.K2];[.K6];[.K10])" office:value-type="float" office:value="0.0191729999999968" calcext:value-type="float">
            <text:p>0.019172999999997</text:p>
          </table:table-cell>
          <table:table-cell table:style-name="ce3" table:formula="of:=AVERAGE([.L2];[.L6];[.L10])" office:value-type="float" office:value="0.0468033333333278" calcext:value-type="float">
            <text:p>0.046803333333328</text:p>
          </table:table-cell>
          <table:table-cell table:style-name="ce3" table:formula="of:=AVERAGE([.M2];[.M6];[.M10])" office:value-type="float" office:value="0" calcext:value-type="float">
            <text:p>0</text:p>
          </table:table-cell>
          <table:table-cell table:style-name="ce3" table:formula="of:=AVERAGE([.N2];[.N6];[.N10])" office:value-type="float" office:value="0" calcext:value-type="float">
            <text:p>0</text:p>
          </table:table-cell>
          <table:table-cell table:style-name="ce4" table:formula="of:=SUM([.C14:.N14])" office:value-type="float" office:value="13.6749425712738" calcext:value-type="float">
            <text:p>13.674942571273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3];[.C7];[.C11])" office:value-type="float" office:value="0.119848000000002" calcext:value-type="float">
            <text:p>0.119848000000002</text:p>
          </table:table-cell>
          <table:table-cell table:style-name="ce3" table:formula="of:=AVERAGE([.D3];[.D7];[.D11])" office:value-type="float" office:value="0.00166800000000578" calcext:value-type="float">
            <text:p>0.001668000000006</text:p>
          </table:table-cell>
          <table:table-cell table:style-name="ce3" table:formula="of:=AVERAGE([.E3];[.E7];[.E11])" office:value-type="float" office:value="0.234749333333331" calcext:value-type="float">
            <text:p>0.234749333333331</text:p>
          </table:table-cell>
          <table:table-cell table:style-name="ce3" table:formula="of:=AVERAGE([.F3];[.F7];[.F11])" office:value-type="float" office:value="3.00173377990722" calcext:value-type="float">
            <text:p>3.00173377990722</text:p>
          </table:table-cell>
          <table:table-cell table:style-name="ce3" table:formula="of:=AVERAGE([.G3];[.G7];[.G11])" office:value-type="float" office:value="4.03111966666666" calcext:value-type="float">
            <text:p>4.03111966666666</text:p>
          </table:table-cell>
          <table:table-cell table:style-name="ce3" table:formula="of:=AVERAGE([.H3];[.H7];[.H11])" office:value-type="float" office:value="0.00453566666666561" calcext:value-type="float">
            <text:p>0.004535666666666</text:p>
          </table:table-cell>
          <table:table-cell table:style-name="ce3" table:formula="of:=AVERAGE([.I3];[.I7];[.I11])" office:value-type="float" office:value="6.13488766666666" calcext:value-type="float">
            <text:p>6.13488766666666</text:p>
          </table:table-cell>
          <table:table-cell table:style-name="ce3" table:formula="of:=AVERAGE([.J3];[.J7];[.J11])" office:value-type="float" office:value="0.389864999999999" calcext:value-type="float">
            <text:p>0.389864999999999</text:p>
          </table:table-cell>
          <table:table-cell table:style-name="ce3" table:formula="of:=AVERAGE([.K3];[.K7];[.K11])" office:value-type="float" office:value="0.0198506666666726" calcext:value-type="float">
            <text:p>0.019850666666673</text:p>
          </table:table-cell>
          <table:table-cell table:style-name="ce3" table:formula="of:=AVERAGE([.L3];[.L7];[.L11])" office:value-type="float" office:value="0.0459623333333248" calcext:value-type="float">
            <text:p>0.045962333333325</text:p>
          </table:table-cell>
          <table:table-cell table:style-name="ce3" table:formula="of:=AVERAGE([.M3];[.M7];[.M11])" office:value-type="float" office:value="0" calcext:value-type="float">
            <text:p>0</text:p>
          </table:table-cell>
          <table:table-cell table:style-name="ce3" table:formula="of:=AVERAGE([.N3];[.N7];[.N11])" office:value-type="float" office:value="0" calcext:value-type="float">
            <text:p>0</text:p>
          </table:table-cell>
          <table:table-cell table:style-name="ce4" table:formula="of:=SUM([.C15:.N15])" office:value-type="float" office:value="13.9842201132405" calcext:value-type="float">
            <text:p>13.984220113240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];[.C8];[.C12])" office:value-type="float" office:value="0.119799666666671" calcext:value-type="float">
            <text:p>0.119799666666671</text:p>
          </table:table-cell>
          <table:table-cell table:style-name="ce3" table:formula="of:=AVERAGE([.D4];[.D8];[.D12])" office:value-type="float" office:value="0.00166833333332998" calcext:value-type="float">
            <text:p>0.00166833333333</text:p>
          </table:table-cell>
          <table:table-cell table:style-name="ce3" table:formula="of:=AVERAGE([.E4];[.E8];[.E12])" office:value-type="float" office:value="0.231327999999995" calcext:value-type="float">
            <text:p>0.231327999999995</text:p>
          </table:table-cell>
          <table:table-cell table:style-name="ce3" table:formula="of:=AVERAGE([.F4];[.F8];[.F12])" office:value-type="float" office:value="3.06702041625977" calcext:value-type="float">
            <text:p>3.06702041625977</text:p>
          </table:table-cell>
          <table:table-cell table:style-name="ce3" table:formula="of:=AVERAGE([.G4];[.G8];[.G12])" office:value-type="float" office:value="4.16350733333334" calcext:value-type="float">
            <text:p>4.16350733333334</text:p>
          </table:table-cell>
          <table:table-cell table:style-name="ce3" table:formula="of:=AVERAGE([.H4];[.H8];[.H12])" office:value-type="float" office:value="0.00458066666666686" calcext:value-type="float">
            <text:p>0.004580666666667</text:p>
          </table:table-cell>
          <table:table-cell table:style-name="ce3" table:formula="of:=AVERAGE([.I4];[.I8];[.I12])" office:value-type="float" office:value="5.55268633333333" calcext:value-type="float">
            <text:p>5.55268633333333</text:p>
          </table:table-cell>
          <table:table-cell table:style-name="ce3" table:formula="of:=AVERAGE([.J4];[.J8];[.J12])" office:value-type="float" office:value="0.380781999999996" calcext:value-type="float">
            <text:p>0.380781999999996</text:p>
          </table:table-cell>
          <table:table-cell table:style-name="ce3" table:formula="of:=AVERAGE([.K4];[.K8];[.K12])" office:value-type="float" office:value="0.0196953333333288" calcext:value-type="float">
            <text:p>0.019695333333329</text:p>
          </table:table-cell>
          <table:table-cell table:style-name="ce3" table:formula="of:=AVERAGE([.L4];[.L8];[.L12])" office:value-type="float" office:value="0.045682666666662" calcext:value-type="float">
            <text:p>0.045682666666662</text:p>
          </table:table-cell>
          <table:table-cell table:style-name="ce3" table:formula="of:=AVERAGE([.M4];[.M8];[.M12])" office:value-type="float" office:value="0" calcext:value-type="float">
            <text:p>0</text:p>
          </table:table-cell>
          <table:table-cell table:style-name="ce3" table:formula="of:=AVERAGE([.N4];[.N8];[.N12])" office:value-type="float" office:value="0" calcext:value-type="float">
            <text:p>0</text:p>
          </table:table-cell>
          <table:table-cell table:style-name="ce4" table:formula="of:=SUM([.C16:.N16])" office:value-type="float" office:value="13.5867507495931" calcext:value-type="float">
            <text:p>13.586750749593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];[.C9];[.C13])" office:value-type="float" office:value="0.120165000000005" calcext:value-type="float">
            <text:p>0.120165000000005</text:p>
          </table:table-cell>
          <table:table-cell table:style-name="ce3" table:formula="of:=AVERAGE([.D5];[.D9];[.D13])" office:value-type="float" office:value="0.00167866666666565" calcext:value-type="float">
            <text:p>0.001678666666666</text:p>
          </table:table-cell>
          <table:table-cell table:style-name="ce3" table:formula="of:=AVERAGE([.E5];[.E9];[.E13])" office:value-type="float" office:value="0.221821666666668" calcext:value-type="float">
            <text:p>0.221821666666668</text:p>
          </table:table-cell>
          <table:table-cell table:style-name="ce3" table:formula="of:=AVERAGE([.F5];[.F9];[.F13])" office:value-type="float" office:value="3.06823166211446" calcext:value-type="float">
            <text:p>3.06823166211446</text:p>
          </table:table-cell>
          <table:table-cell table:style-name="ce3" table:formula="of:=AVERAGE([.G5];[.G9];[.G13])" office:value-type="float" office:value="4.65284166666667" calcext:value-type="float">
            <text:p>4.65284166666667</text:p>
          </table:table-cell>
          <table:table-cell table:style-name="ce3" table:formula="of:=AVERAGE([.H5];[.H9];[.H13])" office:value-type="float" office:value="0.00455666666667061" calcext:value-type="float">
            <text:p>0.004556666666671</text:p>
          </table:table-cell>
          <table:table-cell table:style-name="ce3" table:formula="of:=AVERAGE([.I5];[.I9];[.I13])" office:value-type="float" office:value="6.55457666666667" calcext:value-type="float">
            <text:p>6.55457666666667</text:p>
          </table:table-cell>
          <table:table-cell table:style-name="ce3" table:formula="of:=AVERAGE([.J5];[.J9];[.J13])" office:value-type="float" office:value="0.370522000000006" calcext:value-type="float">
            <text:p>0.370522000000006</text:p>
          </table:table-cell>
          <table:table-cell table:style-name="ce3" table:formula="of:=AVERAGE([.K5];[.K9];[.K13])" office:value-type="float" office:value="0.0191830000000053" calcext:value-type="float">
            <text:p>0.019183000000005</text:p>
          </table:table-cell>
          <table:table-cell table:style-name="ce3" table:formula="of:=AVERAGE([.L5];[.L9];[.L13])" office:value-type="float" office:value="0.0450306666666667" calcext:value-type="float">
            <text:p>0.045030666666667</text:p>
          </table:table-cell>
          <table:table-cell table:style-name="ce3" table:formula="of:=AVERAGE([.M5];[.M9];[.M13])" office:value-type="float" office:value="0" calcext:value-type="float">
            <text:p>0</text:p>
          </table:table-cell>
          <table:table-cell table:style-name="ce3" table:formula="of:=AVERAGE([.N5];[.N9];[.N13])" office:value-type="float" office:value="0" calcext:value-type="float">
            <text:p>0</text:p>
          </table:table-cell>
          <table:table-cell table:style-name="ce4" table:formula="of:=SUM([.C17:.N17])" office:value-type="float" office:value="15.0586076621145" calcext:value-type="float">
            <text:p>15.0586076621145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14:.C17])" office:value-type="float" office:value="0.478166000000009" calcext:value-type="float">
            <text:p>0.478166000000009</text:p>
          </table:table-cell>
          <table:table-cell table:style-name="ce1" table:formula="of:=SUM([.D14:.D17])" office:value-type="float" office:value="0.00668533333333499" calcext:value-type="float">
            <text:p>0.006685333333335</text:p>
          </table:table-cell>
          <table:table-cell table:style-name="ce1" table:formula="of:=SUM([.E14:.E17])" office:value-type="float" office:value="0.91512866666666" calcext:value-type="float">
            <text:p>0.91512866666666</text:p>
          </table:table-cell>
          <table:table-cell table:style-name="ce1" table:formula="of:=SUM([.F14:.F17])" office:value-type="float" office:value="12.2218874295553" calcext:value-type="float">
            <text:p>12.2218874295553</text:p>
          </table:table-cell>
          <table:table-cell table:style-name="ce1" table:formula="of:=SUM([.G14:.G17])" office:value-type="float" office:value="17.1579463333333" calcext:value-type="float">
            <text:p>17.1579463333333</text:p>
          </table:table-cell>
          <table:table-cell table:style-name="ce1" table:formula="of:=SUM([.H14:.H17])" office:value-type="float" office:value="0.0182293333333323" calcext:value-type="float">
            <text:p>0.018229333333332</text:p>
          </table:table-cell>
          <table:table-cell table:style-name="ce1" table:formula="of:=SUM([.I14:.I17])" office:value-type="float" office:value="23.724379" calcext:value-type="float">
            <text:p>23.724379</text:p>
          </table:table-cell>
          <table:table-cell table:style-name="ce1" table:formula="of:=SUM([.J14:.J17])" office:value-type="float" office:value="1.520718" calcext:value-type="float">
            <text:p>1.520718</text:p>
          </table:table-cell>
          <table:table-cell table:style-name="ce1" table:formula="of:=SUM([.K14:.K17])" office:value-type="float" office:value="0.0779020000000035" calcext:value-type="float">
            <text:p>0.077902000000004</text:p>
          </table:table-cell>
          <table:table-cell table:style-name="ce1" table:formula="of:=SUM([.L14:.L17])" office:value-type="float" office:value="0.183478999999981" calcext:value-type="float">
            <text:p>0.183478999999981</text:p>
          </table:table-cell>
          <table:table-cell table:style-name="ce1" table:formula="of:=SUM([.M14:.M17])" office:value-type="float" office:value="0" calcext:value-type="float">
            <text:p>0</text:p>
          </table:table-cell>
          <table:table-cell table:style-name="ce1" table:formula="of:=SUM([.N14:.N17])" office:value-type="float" office:value="0" calcext:value-type="float">
            <text:p>0</text:p>
          </table:table-cell>
          <table:table-cell table:style-name="ce1" table:formula="of:=SUM([.C18:.N18])" office:value-type="float" office:value="56.3045210962219" calcext:value-type="float">
            <text:p>56.304521096221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706700000002" calcext:value-type="float">
            <text:p>0.11706700000002</text:p>
          </table:table-cell>
          <table:table-cell office:value-type="float" office:value="0.00166799999999512" calcext:value-type="float">
            <text:p>0.001667999999995</text:p>
          </table:table-cell>
          <table:table-cell office:value-type="float" office:value="0.226083999999986" calcext:value-type="float">
            <text:p>0.226083999999986</text:p>
          </table:table-cell>
          <table:table-cell office:value-type="float" office:value="3.10165238380432" calcext:value-type="float">
            <text:p>3.10165238380432</text:p>
          </table:table-cell>
          <table:table-cell office:value-type="float" office:value="4.30219399999999" calcext:value-type="float">
            <text:p>4.30219399999999</text:p>
          </table:table-cell>
          <table:table-cell office:value-type="float" office:value="0.00447900000000345" calcext:value-type="float">
            <text:p>0.004479000000003</text:p>
          </table:table-cell>
          <table:table-cell office:value-type="float" office:value="5.52656999999999" calcext:value-type="float">
            <text:p>5.52656999999999</text:p>
          </table:table-cell>
          <table:table-cell office:value-type="float" office:value="0.377544999999998" calcext:value-type="float">
            <text:p>0.377544999999998</text:p>
          </table:table-cell>
          <table:table-cell office:value-type="float" office:value="0.0194299999999998" calcext:value-type="float">
            <text:p>0.01943</text:p>
          </table:table-cell>
          <table:table-cell office:value-type="float" office:value="0.0491350000000068" calcext:value-type="float">
            <text:p>0.0491350000000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9784999999979" calcext:value-type="float">
            <text:p>0.119784999999979</text:p>
          </table:table-cell>
          <table:table-cell office:value-type="float" office:value="0.00166200000001027" calcext:value-type="float">
            <text:p>0.00166200000001</text:p>
          </table:table-cell>
          <table:table-cell office:value-type="float" office:value="0.337413999999995" calcext:value-type="float">
            <text:p>0.337413999999995</text:p>
          </table:table-cell>
          <table:table-cell office:value-type="float" office:value="4.47540235519409" calcext:value-type="float">
            <text:p>4.47540235519409</text:p>
          </table:table-cell>
          <table:table-cell office:value-type="float" office:value="9.46626900000001" calcext:value-type="float">
            <text:p>9.46626900000001</text:p>
          </table:table-cell>
          <table:table-cell office:value-type="float" office:value="0.00470900000001961" calcext:value-type="float">
            <text:p>0.00470900000002</text:p>
          </table:table-cell>
          <table:table-cell office:value-type="float" office:value="11.487995" calcext:value-type="float">
            <text:p>11.487995</text:p>
          </table:table-cell>
          <table:table-cell office:value-type="float" office:value="0.758240000000001" calcext:value-type="float">
            <text:p>0.758240000000001</text:p>
          </table:table-cell>
          <table:table-cell office:value-type="float" office:value="0.0232029999999952" calcext:value-type="float">
            <text:p>0.023202999999995</text:p>
          </table:table-cell>
          <table:table-cell office:value-type="float" office:value="0.468039000000005" calcext:value-type="float">
            <text:p>0.468039000000005</text:p>
          </table:table-cell>
          <table:table-cell office:value-type="float" office:value="0.0208460000000059" calcext:value-type="float">
            <text:p>0.0208460000000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036999999996" calcext:value-type="float">
            <text:p>0.120036999999996</text:p>
          </table:table-cell>
          <table:table-cell office:value-type="float" office:value="0.00167500000000587" calcext:value-type="float">
            <text:p>0.001675000000006</text:p>
          </table:table-cell>
          <table:table-cell office:value-type="float" office:value="0.375931999999977" calcext:value-type="float">
            <text:p>0.375931999999977</text:p>
          </table:table-cell>
          <table:table-cell office:value-type="float" office:value="5.74042367935181" calcext:value-type="float">
            <text:p>5.74042367935181</text:p>
          </table:table-cell>
          <table:table-cell office:value-type="float" office:value="12.469706" calcext:value-type="float">
            <text:p>12.469706</text:p>
          </table:table-cell>
          <table:table-cell office:value-type="float" office:value="0.00466399999999112" calcext:value-type="float">
            <text:p>0.004663999999991</text:p>
          </table:table-cell>
          <table:table-cell office:value-type="float" office:value="18.194459" calcext:value-type="float">
            <text:p>18.194459</text:p>
          </table:table-cell>
          <table:table-cell office:value-type="float" office:value="0.796889000000022" calcext:value-type="float">
            <text:p>0.796889000000022</text:p>
          </table:table-cell>
          <table:table-cell office:value-type="float" office:value="0.0248279999999568" calcext:value-type="float">
            <text:p>0.024827999999957</text:p>
          </table:table-cell>
          <table:table-cell office:value-type="float" office:value="0.642172000000073" calcext:value-type="float">
            <text:p>0.642172000000073</text:p>
          </table:table-cell>
          <table:table-cell office:value-type="float" office:value="0.0245349999999576" calcext:value-type="float">
            <text:p>0.02453499999995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292000000006" calcext:value-type="float">
            <text:p>0.120292000000006</text:p>
          </table:table-cell>
          <table:table-cell office:value-type="float" office:value="0.00166799999999512" calcext:value-type="float">
            <text:p>0.001667999999995</text:p>
          </table:table-cell>
          <table:table-cell office:value-type="float" office:value="0.415459999999996" calcext:value-type="float">
            <text:p>0.415459999999996</text:p>
          </table:table-cell>
          <table:table-cell office:value-type="float" office:value="7.25112175941467" calcext:value-type="float">
            <text:p>7.25112175941467</text:p>
          </table:table-cell>
          <table:table-cell office:value-type="float" office:value="18.475894" calcext:value-type="float">
            <text:p>18.475894</text:p>
          </table:table-cell>
          <table:table-cell office:value-type="float" office:value="0.00466399999999112" calcext:value-type="float">
            <text:p>0.004663999999991</text:p>
          </table:table-cell>
          <table:table-cell office:value-type="float" office:value="25.306067" calcext:value-type="float">
            <text:p>25.306067</text:p>
          </table:table-cell>
          <table:table-cell office:value-type="float" office:value="1.11376399999995" calcext:value-type="float">
            <text:p>1.11376399999995</text:p>
          </table:table-cell>
          <table:table-cell office:value-type="float" office:value="0.0266340000000014" calcext:value-type="float">
            <text:p>0.026634000000001</text:p>
          </table:table-cell>
          <table:table-cell office:value-type="float" office:value="0.791187000000036" calcext:value-type="float">
            <text:p>0.791187000000036</text:p>
          </table:table-cell>
          <table:table-cell office:value-type="float" office:value="0.0280779999999936" calcext:value-type="float">
            <text:p>0.02807799999999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361000000017" calcext:value-type="float">
            <text:p>0.117361000000017</text:p>
          </table:table-cell>
          <table:table-cell office:value-type="float" office:value="0.00169699999997874" calcext:value-type="float">
            <text:p>0.001696999999979</text:p>
          </table:table-cell>
          <table:table-cell office:value-type="float" office:value="0.228956000000039" calcext:value-type="float">
            <text:p>0.228956000000039</text:p>
          </table:table-cell>
          <table:table-cell office:value-type="float" office:value="3.20869445800781" calcext:value-type="float">
            <text:p>3.20869445800781</text:p>
          </table:table-cell>
          <table:table-cell office:value-type="float" office:value="4.31559599999997" calcext:value-type="float">
            <text:p>4.31559599999997</text:p>
          </table:table-cell>
          <table:table-cell office:value-type="float" office:value="0.00448799999998073" calcext:value-type="float">
            <text:p>0.004487999999981</text:p>
          </table:table-cell>
          <table:table-cell office:value-type="float" office:value="5.52281599999998" calcext:value-type="float">
            <text:p>5.52281599999998</text:p>
          </table:table-cell>
          <table:table-cell office:value-type="float" office:value="0.379962999999975" calcext:value-type="float">
            <text:p>0.379962999999975</text:p>
          </table:table-cell>
          <table:table-cell office:value-type="float" office:value="0.01937700000002" calcext:value-type="float">
            <text:p>0.01937700000002</text:p>
          </table:table-cell>
          <table:table-cell office:value-type="float" office:value="0.0491380000000277" calcext:value-type="float">
            <text:p>0.0491380000000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966000000001" calcext:value-type="float">
            <text:p>0.11966000000001</text:p>
          </table:table-cell>
          <table:table-cell office:value-type="float" office:value="0.0016769999999724" calcext:value-type="float">
            <text:p>0.001676999999972</text:p>
          </table:table-cell>
          <table:table-cell office:value-type="float" office:value="0.335648999999989" calcext:value-type="float">
            <text:p>0.335648999999989</text:p>
          </table:table-cell>
          <table:table-cell office:value-type="float" office:value="4.60264658927918" calcext:value-type="float">
            <text:p>4.60264658927918</text:p>
          </table:table-cell>
          <table:table-cell office:value-type="float" office:value="9.45208500000001" calcext:value-type="float">
            <text:p>9.45208500000001</text:p>
          </table:table-cell>
          <table:table-cell office:value-type="float" office:value="0.0046130000000062" calcext:value-type="float">
            <text:p>0.004613000000006</text:p>
          </table:table-cell>
          <table:table-cell office:value-type="float" office:value="11.526882" calcext:value-type="float">
            <text:p>11.526882</text:p>
          </table:table-cell>
          <table:table-cell office:value-type="float" office:value="0.663341000000003" calcext:value-type="float">
            <text:p>0.663341000000003</text:p>
          </table:table-cell>
          <table:table-cell office:value-type="float" office:value="0.023110000000031" calcext:value-type="float">
            <text:p>0.023110000000031</text:p>
          </table:table-cell>
          <table:table-cell office:value-type="float" office:value="0.469418000000019" calcext:value-type="float">
            <text:p>0.469418000000019</text:p>
          </table:table-cell>
          <table:table-cell office:value-type="float" office:value="0.0213269999999852" calcext:value-type="float">
            <text:p>0.02132699999998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319999999992" calcext:value-type="float">
            <text:p>0.120319999999992</text:p>
          </table:table-cell>
          <table:table-cell office:value-type="float" office:value="0.00168500000000904" calcext:value-type="float">
            <text:p>0.001685000000009</text:p>
          </table:table-cell>
          <table:table-cell office:value-type="float" office:value="0.378195000000005" calcext:value-type="float">
            <text:p>0.378195000000005</text:p>
          </table:table-cell>
          <table:table-cell office:value-type="float" office:value="6.06805491447449" calcext:value-type="float">
            <text:p>6.06805491447449</text:p>
          </table:table-cell>
          <table:table-cell office:value-type="float" office:value="12.377353" calcext:value-type="float">
            <text:p>12.377353</text:p>
          </table:table-cell>
          <table:table-cell office:value-type="float" office:value="0.00465900000000374" calcext:value-type="float">
            <text:p>0.004659000000004</text:p>
          </table:table-cell>
          <table:table-cell office:value-type="float" office:value="18.011174" calcext:value-type="float">
            <text:p>18.011174</text:p>
          </table:table-cell>
          <table:table-cell office:value-type="float" office:value="0.905273000000022" calcext:value-type="float">
            <text:p>0.905273000000022</text:p>
          </table:table-cell>
          <table:table-cell office:value-type="float" office:value="0.0248299999999517" calcext:value-type="float">
            <text:p>0.024829999999952</text:p>
          </table:table-cell>
          <table:table-cell office:value-type="float" office:value="0.641915999999981" calcext:value-type="float">
            <text:p>0.641915999999981</text:p>
          </table:table-cell>
          <table:table-cell office:value-type="float" office:value="0.0244910000000118" calcext:value-type="float">
            <text:p>0.02449100000001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308000000023" calcext:value-type="float">
            <text:p>0.120308000000023</text:p>
          </table:table-cell>
          <table:table-cell office:value-type="float" office:value="0.00167499999997744" calcext:value-type="float">
            <text:p>0.001674999999977</text:p>
          </table:table-cell>
          <table:table-cell office:value-type="float" office:value="0.421481000000028" calcext:value-type="float">
            <text:p>0.421481000000028</text:p>
          </table:table-cell>
          <table:table-cell office:value-type="float" office:value="7.48820328712463" calcext:value-type="float">
            <text:p>7.48820328712463</text:p>
          </table:table-cell>
          <table:table-cell office:value-type="float" office:value="18.491325" calcext:value-type="float">
            <text:p>18.491325</text:p>
          </table:table-cell>
          <table:table-cell office:value-type="float" office:value="0.00465800000000627" calcext:value-type="float">
            <text:p>0.004658000000006</text:p>
          </table:table-cell>
          <table:table-cell office:value-type="float" office:value="25.479826" calcext:value-type="float">
            <text:p>25.479826</text:p>
          </table:table-cell>
          <table:table-cell office:value-type="float" office:value="1.123379" calcext:value-type="float">
            <text:p>1.123379</text:p>
          </table:table-cell>
          <table:table-cell office:value-type="float" office:value="0.0265109999999709" calcext:value-type="float">
            <text:p>0.026510999999971</text:p>
          </table:table-cell>
          <table:table-cell office:value-type="float" office:value="0.796289999999999" calcext:value-type="float">
            <text:p>0.796289999999999</text:p>
          </table:table-cell>
          <table:table-cell office:value-type="float" office:value="0.0281320000000278" calcext:value-type="float">
            <text:p>0.02813200000002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725000000007" calcext:value-type="float">
            <text:p>0.117725000000007</text:p>
          </table:table-cell>
          <table:table-cell office:value-type="float" office:value="0.00169499999998379" calcext:value-type="float">
            <text:p>0.001694999999984</text:p>
          </table:table-cell>
          <table:table-cell office:value-type="float" office:value="0.23067999999995" calcext:value-type="float">
            <text:p>0.23067999999995</text:p>
          </table:table-cell>
          <table:table-cell office:value-type="float" office:value="3.08916449546814" calcext:value-type="float">
            <text:p>3.08916449546814</text:p>
          </table:table-cell>
          <table:table-cell office:value-type="float" office:value="4.45805100000001" calcext:value-type="float">
            <text:p>4.45805100000001</text:p>
          </table:table-cell>
          <table:table-cell office:value-type="float" office:value="0.00461200000000872" calcext:value-type="float">
            <text:p>0.004612000000009</text:p>
          </table:table-cell>
          <table:table-cell office:value-type="float" office:value="5.55267700000002" calcext:value-type="float">
            <text:p>5.55267700000002</text:p>
          </table:table-cell>
          <table:table-cell office:value-type="float" office:value="0.386167" calcext:value-type="float">
            <text:p>0.386167</text:p>
          </table:table-cell>
          <table:table-cell office:value-type="float" office:value="0.0194250000000125" calcext:value-type="float">
            <text:p>0.019425000000013</text:p>
          </table:table-cell>
          <table:table-cell office:value-type="float" office:value="0.0493789999999876" calcext:value-type="float">
            <text:p>0.0493789999999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224000000007" calcext:value-type="float">
            <text:p>0.120224000000007</text:p>
          </table:table-cell>
          <table:table-cell office:value-type="float" office:value="0.0016769999999724" calcext:value-type="float">
            <text:p>0.001676999999972</text:p>
          </table:table-cell>
          <table:table-cell office:value-type="float" office:value="0.338494999999966" calcext:value-type="float">
            <text:p>0.338494999999966</text:p>
          </table:table-cell>
          <table:table-cell office:value-type="float" office:value="4.64692711830139" calcext:value-type="float">
            <text:p>4.64692711830139</text:p>
          </table:table-cell>
          <table:table-cell office:value-type="float" office:value="9.49256800000001" calcext:value-type="float">
            <text:p>9.49256800000001</text:p>
          </table:table-cell>
          <table:table-cell office:value-type="float" office:value="0.00461999999998852" calcext:value-type="float">
            <text:p>0.004619999999989</text:p>
          </table:table-cell>
          <table:table-cell office:value-type="float" office:value="11.537652" calcext:value-type="float">
            <text:p>11.537652</text:p>
          </table:table-cell>
          <table:table-cell office:value-type="float" office:value="0.665507000000048" calcext:value-type="float">
            <text:p>0.665507000000048</text:p>
          </table:table-cell>
          <table:table-cell office:value-type="float" office:value="0.0234859999999344" calcext:value-type="float">
            <text:p>0.023485999999934</text:p>
          </table:table-cell>
          <table:table-cell office:value-type="float" office:value="0.471085000000016" calcext:value-type="float">
            <text:p>0.471085000000016</text:p>
          </table:table-cell>
          <table:table-cell office:value-type="float" office:value="0.020956999999953" calcext:value-type="float">
            <text:p>0.02095699999995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2875000000022" calcext:value-type="float">
            <text:p>0.122875000000022</text:p>
          </table:table-cell>
          <table:table-cell office:value-type="float" office:value="0.00168300000007093" calcext:value-type="float">
            <text:p>0.001683000000071</text:p>
          </table:table-cell>
          <table:table-cell office:value-type="float" office:value="0.379233999999997" calcext:value-type="float">
            <text:p>0.379233999999997</text:p>
          </table:table-cell>
          <table:table-cell office:value-type="float" office:value="6.02756190299988" calcext:value-type="float">
            <text:p>6.02756190299988</text:p>
          </table:table-cell>
          <table:table-cell office:value-type="float" office:value="12.3600990000001" calcext:value-type="float">
            <text:p>12.3600990000001</text:p>
          </table:table-cell>
          <table:table-cell office:value-type="float" office:value="0.0046109999999544" calcext:value-type="float">
            <text:p>0.004610999999954</text:p>
          </table:table-cell>
          <table:table-cell office:value-type="float" office:value="17.973194" calcext:value-type="float">
            <text:p>17.973194</text:p>
          </table:table-cell>
          <table:table-cell office:value-type="float" office:value="0.901467000000025" calcext:value-type="float">
            <text:p>0.901467000000025</text:p>
          </table:table-cell>
          <table:table-cell office:value-type="float" office:value="0.0248780000000579" calcext:value-type="float">
            <text:p>0.024878000000058</text:p>
          </table:table-cell>
          <table:table-cell office:value-type="float" office:value="0.642109000000005" calcext:value-type="float">
            <text:p>0.642109000000005</text:p>
          </table:table-cell>
          <table:table-cell office:value-type="float" office:value="0.0246439999999666" calcext:value-type="float">
            <text:p>0.0246439999999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131000000015" calcext:value-type="float">
            <text:p>0.120131000000015</text:p>
          </table:table-cell>
          <table:table-cell office:value-type="float" office:value="0.00167299999998249" calcext:value-type="float">
            <text:p>0.001672999999982</text:p>
          </table:table-cell>
          <table:table-cell office:value-type="float" office:value="0.417894000000047" calcext:value-type="float">
            <text:p>0.417894000000047</text:p>
          </table:table-cell>
          <table:table-cell office:value-type="float" office:value="7.48326563835144" calcext:value-type="float">
            <text:p>7.48326563835144</text:p>
          </table:table-cell>
          <table:table-cell office:value-type="float" office:value="18.604547" calcext:value-type="float">
            <text:p>18.604547</text:p>
          </table:table-cell>
          <table:table-cell office:value-type="float" office:value="0.00464499999998225" calcext:value-type="float">
            <text:p>0.004644999999982</text:p>
          </table:table-cell>
          <table:table-cell office:value-type="float" office:value="25.42494" calcext:value-type="float">
            <text:p>25.42494</text:p>
          </table:table-cell>
          <table:table-cell office:value-type="float" office:value="1.12812299999996" calcext:value-type="float">
            <text:p>1.12812299999996</text:p>
          </table:table-cell>
          <table:table-cell office:value-type="float" office:value="0.0269120000000385" calcext:value-type="float">
            <text:p>0.026912000000039</text:p>
          </table:table-cell>
          <table:table-cell office:value-type="float" office:value="0.790034000000105" calcext:value-type="float">
            <text:p>0.790034000000105</text:p>
          </table:table-cell>
          <table:table-cell office:value-type="float" office:value="0.0285169999999653" calcext:value-type="float">
            <text:p>0.02851699999996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0];[.C24];[.C28])" office:value-type="float" office:value="0.117384333333348" calcext:value-type="float">
            <text:p>0.117384333333348</text:p>
          </table:table-cell>
          <table:table-cell table:style-name="ce3" table:formula="of:=AVERAGE([.D20];[.D24];[.D28])" office:value-type="float" office:value="0.00168666666665255" calcext:value-type="float">
            <text:p>0.001686666666653</text:p>
          </table:table-cell>
          <table:table-cell table:style-name="ce3" table:formula="of:=AVERAGE([.E20];[.E24];[.E28])" office:value-type="float" office:value="0.228573333333325" calcext:value-type="float">
            <text:p>0.228573333333325</text:p>
          </table:table-cell>
          <table:table-cell table:style-name="ce3" table:formula="of:=AVERAGE([.F20];[.F24];[.F28])" office:value-type="float" office:value="3.13317044576009" calcext:value-type="float">
            <text:p>3.13317044576009</text:p>
          </table:table-cell>
          <table:table-cell table:style-name="ce3" table:formula="of:=AVERAGE([.G20];[.G24];[.G28])" office:value-type="float" office:value="4.35861366666666" calcext:value-type="float">
            <text:p>4.35861366666666</text:p>
          </table:table-cell>
          <table:table-cell table:style-name="ce3" table:formula="of:=AVERAGE([.H20];[.H24];[.H28])" office:value-type="float" office:value="0.00452633333333097" calcext:value-type="float">
            <text:p>0.004526333333331</text:p>
          </table:table-cell>
          <table:table-cell table:style-name="ce3" table:formula="of:=AVERAGE([.I20];[.I24];[.I28])" office:value-type="float" office:value="5.534021" calcext:value-type="float">
            <text:p>5.534021</text:p>
          </table:table-cell>
          <table:table-cell table:style-name="ce3" table:formula="of:=AVERAGE([.J20];[.J24];[.J28])" office:value-type="float" office:value="0.381224999999991" calcext:value-type="float">
            <text:p>0.381224999999991</text:p>
          </table:table-cell>
          <table:table-cell table:style-name="ce3" table:formula="of:=AVERAGE([.K20];[.K24];[.K28])" office:value-type="float" office:value="0.0194106666666774" calcext:value-type="float">
            <text:p>0.019410666666678</text:p>
          </table:table-cell>
          <table:table-cell table:style-name="ce3" table:formula="of:=AVERAGE([.L20];[.L24];[.L28])" office:value-type="float" office:value="0.0492173333333407" calcext:value-type="float">
            <text:p>0.049217333333341</text:p>
          </table:table-cell>
          <table:table-cell table:style-name="ce3" table:formula="of:=AVERAGE([.M20];[.M24];[.M28])" office:value-type="float" office:value="0" calcext:value-type="float">
            <text:p>0</text:p>
          </table:table-cell>
          <table:table-cell table:style-name="ce3" table:formula="of:=AVERAGE([.N20];[.N24];[.N28])" office:value-type="float" office:value="0" calcext:value-type="float">
            <text:p>0</text:p>
          </table:table-cell>
          <table:table-cell table:style-name="ce4" table:formula="of:=SUM([.C32:.N32])" office:value-type="float" office:value="13.8278287790934" calcext:value-type="float">
            <text:p>13.8278287790934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1];[.C25];[.C29])" office:value-type="float" office:value="0.119889666666665" calcext:value-type="float">
            <text:p>0.119889666666665</text:p>
          </table:table-cell>
          <table:table-cell table:style-name="ce3" table:formula="of:=AVERAGE([.D21];[.D25];[.D29])" office:value-type="float" office:value="0.00167199999998502" calcext:value-type="float">
            <text:p>0.001671999999985</text:p>
          </table:table-cell>
          <table:table-cell table:style-name="ce3" table:formula="of:=AVERAGE([.E21];[.E25];[.E29])" office:value-type="float" office:value="0.337185999999983" calcext:value-type="float">
            <text:p>0.337185999999983</text:p>
          </table:table-cell>
          <table:table-cell table:style-name="ce3" table:formula="of:=AVERAGE([.F21];[.F25];[.F29])" office:value-type="float" office:value="4.57499202092489" calcext:value-type="float">
            <text:p>4.57499202092489</text:p>
          </table:table-cell>
          <table:table-cell table:style-name="ce3" table:formula="of:=AVERAGE([.G21];[.G25];[.G29])" office:value-type="float" office:value="9.47030733333334" calcext:value-type="float">
            <text:p>9.47030733333334</text:p>
          </table:table-cell>
          <table:table-cell table:style-name="ce3" table:formula="of:=AVERAGE([.H21];[.H25];[.H29])" office:value-type="float" office:value="0.00464733333333811" calcext:value-type="float">
            <text:p>0.004647333333338</text:p>
          </table:table-cell>
          <table:table-cell table:style-name="ce3" table:formula="of:=AVERAGE([.I21];[.I25];[.I29])" office:value-type="float" office:value="11.5175096666667" calcext:value-type="float">
            <text:p>11.5175096666667</text:p>
          </table:table-cell>
          <table:table-cell table:style-name="ce3" table:formula="of:=AVERAGE([.J21];[.J25];[.J29])" office:value-type="float" office:value="0.695696000000017" calcext:value-type="float">
            <text:p>0.695696000000017</text:p>
          </table:table-cell>
          <table:table-cell table:style-name="ce3" table:formula="of:=AVERAGE([.K21];[.K25];[.K29])" office:value-type="float" office:value="0.0232663333333202" calcext:value-type="float">
            <text:p>0.02326633333332</text:p>
          </table:table-cell>
          <table:table-cell table:style-name="ce3" table:formula="of:=AVERAGE([.L21];[.L25];[.L29])" office:value-type="float" office:value="0.469514000000013" calcext:value-type="float">
            <text:p>0.469514000000013</text:p>
          </table:table-cell>
          <table:table-cell table:style-name="ce3" table:formula="of:=AVERAGE([.M21];[.M25];[.M29])" office:value-type="float" office:value="0.0210433333333147" calcext:value-type="float">
            <text:p>0.021043333333315</text:p>
          </table:table-cell>
          <table:table-cell table:style-name="ce3" table:formula="of:=AVERAGE([.N21];[.N25];[.N29])" office:value-type="float" office:value="0" calcext:value-type="float">
            <text:p>0</text:p>
          </table:table-cell>
          <table:table-cell table:style-name="ce4" table:formula="of:=SUM([.C33:.N33])" office:value-type="float" office:value="27.2357236875915" calcext:value-type="float">
            <text:p>27.235723687591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2];[.C26];[.C30])" office:value-type="float" office:value="0.121077333333337" calcext:value-type="float">
            <text:p>0.121077333333337</text:p>
          </table:table-cell>
          <table:table-cell table:style-name="ce3" table:formula="of:=AVERAGE([.D22];[.D26];[.D30])" office:value-type="float" office:value="0.00168100000002861" calcext:value-type="float">
            <text:p>0.001681000000029</text:p>
          </table:table-cell>
          <table:table-cell table:style-name="ce3" table:formula="of:=AVERAGE([.E22];[.E26];[.E30])" office:value-type="float" office:value="0.377786999999993" calcext:value-type="float">
            <text:p>0.377786999999993</text:p>
          </table:table-cell>
          <table:table-cell table:style-name="ce3" table:formula="of:=AVERAGE([.F22];[.F26];[.F30])" office:value-type="float" office:value="5.94534683227539" calcext:value-type="float">
            <text:p>5.94534683227539</text:p>
          </table:table-cell>
          <table:table-cell table:style-name="ce3" table:formula="of:=AVERAGE([.G22];[.G26];[.G30])" office:value-type="float" office:value="12.402386" calcext:value-type="float">
            <text:p>12.402386</text:p>
          </table:table-cell>
          <table:table-cell table:style-name="ce3" table:formula="of:=AVERAGE([.H22];[.H26];[.H30])" office:value-type="float" office:value="0.00464466666664975" calcext:value-type="float">
            <text:p>0.00464466666665</text:p>
          </table:table-cell>
          <table:table-cell table:style-name="ce3" table:formula="of:=AVERAGE([.I22];[.I26];[.I30])" office:value-type="float" office:value="18.059609" calcext:value-type="float">
            <text:p>18.059609</text:p>
          </table:table-cell>
          <table:table-cell table:style-name="ce3" table:formula="of:=AVERAGE([.J22];[.J26];[.J30])" office:value-type="float" office:value="0.867876333333356" calcext:value-type="float">
            <text:p>0.867876333333356</text:p>
          </table:table-cell>
          <table:table-cell table:style-name="ce3" table:formula="of:=AVERAGE([.K22];[.K26];[.K30])" office:value-type="float" office:value="0.0248453333333221" calcext:value-type="float">
            <text:p>0.024845333333322</text:p>
          </table:table-cell>
          <table:table-cell table:style-name="ce3" table:formula="of:=AVERAGE([.L22];[.L26];[.L30])" office:value-type="float" office:value="0.642065666666686" calcext:value-type="float">
            <text:p>0.642065666666686</text:p>
          </table:table-cell>
          <table:table-cell table:style-name="ce3" table:formula="of:=AVERAGE([.M22];[.M26];[.M30])" office:value-type="float" office:value="0.0245566666666453" calcext:value-type="float">
            <text:p>0.024556666666645</text:p>
          </table:table-cell>
          <table:table-cell table:style-name="ce3" table:formula="of:=AVERAGE([.N22];[.N26];[.N30])" office:value-type="float" office:value="0" calcext:value-type="float">
            <text:p>0</text:p>
          </table:table-cell>
          <table:table-cell table:style-name="ce4" table:formula="of:=SUM([.C34:.N34])" office:value-type="float" office:value="38.4718758322755" calcext:value-type="float">
            <text:p>38.471875832275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3];[.C27];[.C31])" office:value-type="float" office:value="0.120243666666681" calcext:value-type="float">
            <text:p>0.120243666666681</text:p>
          </table:table-cell>
          <table:table-cell table:style-name="ce3" table:formula="of:=AVERAGE([.D23];[.D27];[.D31])" office:value-type="float" office:value="0.00167199999998502" calcext:value-type="float">
            <text:p>0.001671999999985</text:p>
          </table:table-cell>
          <table:table-cell table:style-name="ce3" table:formula="of:=AVERAGE([.E23];[.E27];[.E31])" office:value-type="float" office:value="0.418278333333357" calcext:value-type="float">
            <text:p>0.418278333333357</text:p>
          </table:table-cell>
          <table:table-cell table:style-name="ce3" table:formula="of:=AVERAGE([.F23];[.F27];[.F31])" office:value-type="float" office:value="7.40753022829691" calcext:value-type="float">
            <text:p>7.40753022829691</text:p>
          </table:table-cell>
          <table:table-cell table:style-name="ce3" table:formula="of:=AVERAGE([.G23];[.G27];[.G31])" office:value-type="float" office:value="18.523922" calcext:value-type="float">
            <text:p>18.523922</text:p>
          </table:table-cell>
          <table:table-cell table:style-name="ce3" table:formula="of:=AVERAGE([.H23];[.H27];[.H31])" office:value-type="float" office:value="0.00465566666665988" calcext:value-type="float">
            <text:p>0.00465566666666</text:p>
          </table:table-cell>
          <table:table-cell table:style-name="ce3" table:formula="of:=AVERAGE([.I23];[.I27];[.I31])" office:value-type="float" office:value="25.403611" calcext:value-type="float">
            <text:p>25.403611</text:p>
          </table:table-cell>
          <table:table-cell table:style-name="ce3" table:formula="of:=AVERAGE([.J23];[.J27];[.J31])" office:value-type="float" office:value="1.1217553333333" calcext:value-type="float">
            <text:p>1.1217553333333</text:p>
          </table:table-cell>
          <table:table-cell table:style-name="ce3" table:formula="of:=AVERAGE([.K23];[.K27];[.K31])" office:value-type="float" office:value="0.0266856666666703" calcext:value-type="float">
            <text:p>0.02668566666667</text:p>
          </table:table-cell>
          <table:table-cell table:style-name="ce3" table:formula="of:=AVERAGE([.L23];[.L27];[.L31])" office:value-type="float" office:value="0.792503666666713" calcext:value-type="float">
            <text:p>0.792503666666713</text:p>
          </table:table-cell>
          <table:table-cell table:style-name="ce3" table:formula="of:=AVERAGE([.M23];[.M27];[.M31])" office:value-type="float" office:value="0.0282423333333289" calcext:value-type="float">
            <text:p>0.028242333333329</text:p>
          </table:table-cell>
          <table:table-cell table:style-name="ce3" table:formula="of:=AVERAGE([.N23];[.N27];[.N31])" office:value-type="float" office:value="0" calcext:value-type="float">
            <text:p>0</text:p>
          </table:table-cell>
          <table:table-cell table:style-name="ce4" table:formula="of:=SUM([.C35:.N35])" office:value-type="float" office:value="53.8490998949636" calcext:value-type="float">
            <text:p>53.8490998949636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32:.C35])" office:value-type="float" office:value="0.478595000000031" calcext:value-type="float">
            <text:p>0.478595000000031</text:p>
          </table:table-cell>
          <table:table-cell table:style-name="ce1" table:formula="of:=SUM([.D32:.D35])" office:value-type="float" office:value="0.0067116666666512" calcext:value-type="float">
            <text:p>0.006711666666651</text:p>
          </table:table-cell>
          <table:table-cell table:style-name="ce1" table:formula="of:=SUM([.E32:.E35])" office:value-type="float" office:value="1.36182466666666" calcext:value-type="float">
            <text:p>1.36182466666666</text:p>
          </table:table-cell>
          <table:table-cell table:style-name="ce1" table:formula="of:=SUM([.F32:.F35])" office:value-type="float" office:value="21.0610395272573" calcext:value-type="float">
            <text:p>21.0610395272573</text:p>
          </table:table-cell>
          <table:table-cell table:style-name="ce1" table:formula="of:=SUM([.G32:.G35])" office:value-type="float" office:value="44.755229" calcext:value-type="float">
            <text:p>44.755229</text:p>
          </table:table-cell>
          <table:table-cell table:style-name="ce1" table:formula="of:=SUM([.H32:.H35])" office:value-type="float" office:value="0.0184739999999787" calcext:value-type="float">
            <text:p>0.018473999999979</text:p>
          </table:table-cell>
          <table:table-cell table:style-name="ce1" table:formula="of:=SUM([.I32:.I35])" office:value-type="float" office:value="60.5147506666667" calcext:value-type="float">
            <text:p>60.5147506666667</text:p>
          </table:table-cell>
          <table:table-cell table:style-name="ce1" table:formula="of:=SUM([.J32:.J35])" office:value-type="float" office:value="3.06655266666667" calcext:value-type="float">
            <text:p>3.06655266666667</text:p>
          </table:table-cell>
          <table:table-cell table:style-name="ce1" table:formula="of:=SUM([.K32:.K35])" office:value-type="float" office:value="0.09420799999999" calcext:value-type="float">
            <text:p>0.09420799999999</text:p>
          </table:table-cell>
          <table:table-cell table:style-name="ce1" table:formula="of:=SUM([.L32:.L35])" office:value-type="float" office:value="1.95330066666675" calcext:value-type="float">
            <text:p>1.95330066666675</text:p>
          </table:table-cell>
          <table:table-cell table:style-name="ce1" table:formula="of:=SUM([.M32:.M35])" office:value-type="float" office:value="0.0738423333332889" calcext:value-type="float">
            <text:p>0.073842333333289</text:p>
          </table:table-cell>
          <table:table-cell table:style-name="ce1" table:formula="of:=SUM([.N32:.N35])" office:value-type="float" office:value="0" calcext:value-type="float">
            <text:p>0</text:p>
          </table:table-cell>
          <table:table-cell table:style-name="ce1" table:formula="of:=SUM([.C36:.N36])" office:value-type="float" office:value="133.384528193924" calcext:value-type="float">
            <text:p>133.384528193924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7461999999932" calcext:value-type="float">
            <text:p>0.117461999999932</text:p>
          </table:table-cell>
          <table:table-cell office:value-type="float" office:value="0.00167199999998502" calcext:value-type="float">
            <text:p>0.001671999999985</text:p>
          </table:table-cell>
          <table:table-cell office:value-type="float" office:value="0.228103000000033" calcext:value-type="float">
            <text:p>0.228103000000033</text:p>
          </table:table-cell>
          <table:table-cell office:value-type="float" office:value="3.21040153503418" calcext:value-type="float">
            <text:p>3.21040153503418</text:p>
          </table:table-cell>
          <table:table-cell office:value-type="float" office:value="4.30864099999997" calcext:value-type="float">
            <text:p>4.30864099999997</text:p>
          </table:table-cell>
          <table:table-cell office:value-type="float" office:value="0.00455500000009579" calcext:value-type="float">
            <text:p>0.004555000000096</text:p>
          </table:table-cell>
          <table:table-cell office:value-type="float" office:value="5.53357399999993" calcext:value-type="float">
            <text:p>5.53357399999993</text:p>
          </table:table-cell>
          <table:table-cell office:value-type="float" office:value="0.38032300000009" calcext:value-type="float">
            <text:p>0.38032300000009</text:p>
          </table:table-cell>
          <table:table-cell office:value-type="float" office:value="0.0193329999999605" calcext:value-type="float">
            <text:p>0.019332999999961</text:p>
          </table:table-cell>
          <table:table-cell office:value-type="float" office:value="0.0684170000000677" calcext:value-type="float">
            <text:p>0.068417000000068</text:p>
          </table:table-cell>
          <table:table-cell office:value-type="float" office:value="0" calcext:value-type="float">
            <text:p>0</text:p>
          </table:table-cell>
          <table:table-cell office:value-type="float" office:value="0.00794099999995979" calcext:value-type="float">
            <text:p>0.00794099999996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9956000000002" calcext:value-type="float">
            <text:p>0.119956000000002</text:p>
          </table:table-cell>
          <table:table-cell office:value-type="float" office:value="0.00167500000009113" calcext:value-type="float">
            <text:p>0.001675000000091</text:p>
          </table:table-cell>
          <table:table-cell office:value-type="float" office:value="0.240537000000018" calcext:value-type="float">
            <text:p>0.240537000000018</text:p>
          </table:table-cell>
          <table:table-cell office:value-type="float" office:value="3.0661449432373" calcext:value-type="float">
            <text:p>3.0661449432373</text:p>
          </table:table-cell>
          <table:table-cell office:value-type="float" office:value="4.61504600000001" calcext:value-type="float">
            <text:p>4.61504600000001</text:p>
          </table:table-cell>
          <table:table-cell office:value-type="float" office:value="0.00457800000003772" calcext:value-type="float">
            <text:p>0.004578000000038</text:p>
          </table:table-cell>
          <table:table-cell office:value-type="float" office:value="5.96085900000003" calcext:value-type="float">
            <text:p>5.96085900000003</text:p>
          </table:table-cell>
          <table:table-cell office:value-type="float" office:value="0.430531999999971" calcext:value-type="float">
            <text:p>0.430531999999971</text:p>
          </table:table-cell>
          <table:table-cell office:value-type="float" office:value="0.0199979999999869" calcext:value-type="float">
            <text:p>0.019997999999987</text:p>
          </table:table-cell>
          <table:table-cell office:value-type="float" office:value="0.111802999999895" calcext:value-type="float">
            <text:p>0.111802999999895</text:p>
          </table:table-cell>
          <table:table-cell office:value-type="float" office:value="0" calcext:value-type="float">
            <text:p>0</text:p>
          </table:table-cell>
          <table:table-cell office:value-type="float" office:value="0.0154340000000275" calcext:value-type="float">
            <text:p>0.015434000000028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970000000057" calcext:value-type="float">
            <text:p>0.120970000000057</text:p>
          </table:table-cell>
          <table:table-cell office:value-type="float" office:value="0.00168400000006841" calcext:value-type="float">
            <text:p>0.001684000000068</text:p>
          </table:table-cell>
          <table:table-cell office:value-type="float" office:value="0.243344999999977" calcext:value-type="float">
            <text:p>0.243344999999977</text:p>
          </table:table-cell>
          <table:table-cell office:value-type="float" office:value="3.11729454994202" calcext:value-type="float">
            <text:p>3.11729454994202</text:p>
          </table:table-cell>
          <table:table-cell office:value-type="float" office:value="4.289355" calcext:value-type="float">
            <text:p>4.289355</text:p>
          </table:table-cell>
          <table:table-cell office:value-type="float" office:value="0.00473899999997229" calcext:value-type="float">
            <text:p>0.004738999999972</text:p>
          </table:table-cell>
          <table:table-cell office:value-type="float" office:value="5.77402099999995" calcext:value-type="float">
            <text:p>5.77402099999995</text:p>
          </table:table-cell>
          <table:table-cell office:value-type="float" office:value="0.444294000000014" calcext:value-type="float">
            <text:p>0.444294000000014</text:p>
          </table:table-cell>
          <table:table-cell office:value-type="float" office:value="0.0199269999999387" calcext:value-type="float">
            <text:p>0.019926999999939</text:p>
          </table:table-cell>
          <table:table-cell office:value-type="float" office:value="0.0676379999998744" calcext:value-type="float">
            <text:p>0.067637999999874</text:p>
          </table:table-cell>
          <table:table-cell office:value-type="float" office:value="0" calcext:value-type="float">
            <text:p>0</text:p>
          </table:table-cell>
          <table:table-cell office:value-type="float" office:value="0.0209590000000617" calcext:value-type="float">
            <text:p>0.020959000000062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072999999934" calcext:value-type="float">
            <text:p>0.120072999999934</text:p>
          </table:table-cell>
          <table:table-cell office:value-type="float" office:value="0.0016809999999623" calcext:value-type="float">
            <text:p>0.001680999999962</text:p>
          </table:table-cell>
          <table:table-cell office:value-type="float" office:value="0.23472599999991" calcext:value-type="float">
            <text:p>0.23472599999991</text:p>
          </table:table-cell>
          <table:table-cell office:value-type="float" office:value="3.24980282783508" calcext:value-type="float">
            <text:p>3.24980282783508</text:p>
          </table:table-cell>
          <table:table-cell office:value-type="float" office:value="5.36680999999999" calcext:value-type="float">
            <text:p>5.36680999999999</text:p>
          </table:table-cell>
          <table:table-cell office:value-type="float" office:value="0.00460899999995945" calcext:value-type="float">
            <text:p>0.004608999999959</text:p>
          </table:table-cell>
          <table:table-cell office:value-type="float" office:value="4.80273099999999" calcext:value-type="float">
            <text:p>4.80273099999999</text:p>
          </table:table-cell>
          <table:table-cell office:value-type="float" office:value="0.475686999999994" calcext:value-type="float">
            <text:p>0.475686999999994</text:p>
          </table:table-cell>
          <table:table-cell office:value-type="float" office:value="0.0197670000000016" calcext:value-type="float">
            <text:p>0.019767000000002</text:p>
          </table:table-cell>
          <table:table-cell office:value-type="float" office:value="0.0690129999999272" calcext:value-type="float">
            <text:p>0.069012999999927</text:p>
          </table:table-cell>
          <table:table-cell office:value-type="float" office:value="0" calcext:value-type="float">
            <text:p>0</text:p>
          </table:table-cell>
          <table:table-cell office:value-type="float" office:value="0.0267730000000483" calcext:value-type="float">
            <text:p>0.026773000000048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310999999972" calcext:value-type="float">
            <text:p>0.117310999999972</text:p>
          </table:table-cell>
          <table:table-cell office:value-type="float" office:value="0.00169000000005326" calcext:value-type="float">
            <text:p>0.001690000000053</text:p>
          </table:table-cell>
          <table:table-cell office:value-type="float" office:value="0.309968000000026" calcext:value-type="float">
            <text:p>0.309968000000026</text:p>
          </table:table-cell>
          <table:table-cell office:value-type="float" office:value="3.23230791091919" calcext:value-type="float">
            <text:p>3.23230791091919</text:p>
          </table:table-cell>
          <table:table-cell office:value-type="float" office:value="4.326277" calcext:value-type="float">
            <text:p>4.326277</text:p>
          </table:table-cell>
          <table:table-cell office:value-type="float" office:value="0.00455800000008821" calcext:value-type="float">
            <text:p>0.004558000000088</text:p>
          </table:table-cell>
          <table:table-cell office:value-type="float" office:value="5.48769600000003" calcext:value-type="float">
            <text:p>5.48769600000003</text:p>
          </table:table-cell>
          <table:table-cell office:value-type="float" office:value="0.380901999999992" calcext:value-type="float">
            <text:p>0.380901999999992</text:p>
          </table:table-cell>
          <table:table-cell office:value-type="float" office:value="0.0192389999999705" calcext:value-type="float">
            <text:p>0.019238999999971</text:p>
          </table:table-cell>
          <table:table-cell office:value-type="float" office:value="0.0689299999999093" calcext:value-type="float">
            <text:p>0.068929999999909</text:p>
          </table:table-cell>
          <table:table-cell office:value-type="float" office:value="0" calcext:value-type="float">
            <text:p>0</text:p>
          </table:table-cell>
          <table:table-cell office:value-type="float" office:value="0.00787600000001021" calcext:value-type="float">
            <text:p>0.00787600000001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9960999999989" calcext:value-type="float">
            <text:p>0.119960999999989</text:p>
          </table:table-cell>
          <table:table-cell office:value-type="float" office:value="0.00166999999999007" calcext:value-type="float">
            <text:p>0.00166999999999</text:p>
          </table:table-cell>
          <table:table-cell office:value-type="float" office:value="0.241420000000062" calcext:value-type="float">
            <text:p>0.241420000000062</text:p>
          </table:table-cell>
          <table:table-cell office:value-type="float" office:value="3.23674368858337" calcext:value-type="float">
            <text:p>3.23674368858337</text:p>
          </table:table-cell>
          <table:table-cell office:value-type="float" office:value="4.63008100000002" calcext:value-type="float">
            <text:p>4.63008100000002</text:p>
          </table:table-cell>
          <table:table-cell office:value-type="float" office:value="0.00458200000002762" calcext:value-type="float">
            <text:p>0.004582000000028</text:p>
          </table:table-cell>
          <table:table-cell office:value-type="float" office:value="5.95211000000006" calcext:value-type="float">
            <text:p>5.95211000000006</text:p>
          </table:table-cell>
          <table:table-cell office:value-type="float" office:value="0.430610999999999" calcext:value-type="float">
            <text:p>0.430610999999999</text:p>
          </table:table-cell>
          <table:table-cell office:value-type="float" office:value="0.0201869999999644" calcext:value-type="float">
            <text:p>0.020186999999964</text:p>
          </table:table-cell>
          <table:table-cell office:value-type="float" office:value="0.112599999999929" calcext:value-type="float">
            <text:p>0.112599999999929</text:p>
          </table:table-cell>
          <table:table-cell office:value-type="float" office:value="0" calcext:value-type="float">
            <text:p>0</text:p>
          </table:table-cell>
          <table:table-cell office:value-type="float" office:value="0.0153340000000526" calcext:value-type="float">
            <text:p>0.015334000000053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911999999976" calcext:value-type="float">
            <text:p>0.120911999999976</text:p>
          </table:table-cell>
          <table:table-cell office:value-type="float" office:value="0.00167199999998502" calcext:value-type="float">
            <text:p>0.001671999999985</text:p>
          </table:table-cell>
          <table:table-cell office:value-type="float" office:value="0.244003000000021" calcext:value-type="float">
            <text:p>0.244003000000021</text:p>
          </table:table-cell>
          <table:table-cell office:value-type="float" office:value="3.3586208820343" calcext:value-type="float">
            <text:p>3.3586208820343</text:p>
          </table:table-cell>
          <table:table-cell office:value-type="float" office:value="4.29696799999999" calcext:value-type="float">
            <text:p>4.29696799999999</text:p>
          </table:table-cell>
          <table:table-cell office:value-type="float" office:value="0.00460599999996703" calcext:value-type="float">
            <text:p>0.004605999999967</text:p>
          </table:table-cell>
          <table:table-cell office:value-type="float" office:value="5.79103900000007" calcext:value-type="float">
            <text:p>5.79103900000007</text:p>
          </table:table-cell>
          <table:table-cell office:value-type="float" office:value="0.446750000000066" calcext:value-type="float">
            <text:p>0.446750000000066</text:p>
          </table:table-cell>
          <table:table-cell office:value-type="float" office:value="0.0200569999999516" calcext:value-type="float">
            <text:p>0.020056999999952</text:p>
          </table:table-cell>
          <table:table-cell office:value-type="float" office:value="0.0687820000000556" calcext:value-type="float">
            <text:p>0.068782000000056</text:p>
          </table:table-cell>
          <table:table-cell office:value-type="float" office:value="0" calcext:value-type="float">
            <text:p>0</text:p>
          </table:table-cell>
          <table:table-cell office:value-type="float" office:value="0.0209609999999429" calcext:value-type="float">
            <text:p>0.020960999999943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317999999997" calcext:value-type="float">
            <text:p>0.120317999999997</text:p>
          </table:table-cell>
          <table:table-cell office:value-type="float" office:value="0.00169400000004316" calcext:value-type="float">
            <text:p>0.001694000000043</text:p>
          </table:table-cell>
          <table:table-cell office:value-type="float" office:value="0.234575999999947" calcext:value-type="float">
            <text:p>0.234575999999947</text:p>
          </table:table-cell>
          <table:table-cell office:value-type="float" office:value="3.40552878379822" calcext:value-type="float">
            <text:p>3.40552878379822</text:p>
          </table:table-cell>
          <table:table-cell office:value-type="float" office:value="5.37086000000011" calcext:value-type="float">
            <text:p>5.37086000000011</text:p>
          </table:table-cell>
          <table:table-cell office:value-type="float" office:value="0.00456799999994928" calcext:value-type="float">
            <text:p>0.004567999999949</text:p>
          </table:table-cell>
          <table:table-cell office:value-type="float" office:value="4.813804" calcext:value-type="float">
            <text:p>4.813804</text:p>
          </table:table-cell>
          <table:table-cell office:value-type="float" office:value="0.474836999999979" calcext:value-type="float">
            <text:p>0.474836999999979</text:p>
          </table:table-cell>
          <table:table-cell office:value-type="float" office:value="0.019963999999959" calcext:value-type="float">
            <text:p>0.019963999999959</text:p>
          </table:table-cell>
          <table:table-cell office:value-type="float" office:value="0.0687910000000329" calcext:value-type="float">
            <text:p>0.068791000000033</text:p>
          </table:table-cell>
          <table:table-cell office:value-type="float" office:value="0" calcext:value-type="float">
            <text:p>0</text:p>
          </table:table-cell>
          <table:table-cell office:value-type="float" office:value="0.0265489999999318" calcext:value-type="float">
            <text:p>0.026548999999932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521000000011" calcext:value-type="float">
            <text:p>0.117521000000011</text:p>
          </table:table-cell>
          <table:table-cell office:value-type="float" office:value="0.00167299999998249" calcext:value-type="float">
            <text:p>0.001672999999982</text:p>
          </table:table-cell>
          <table:table-cell office:value-type="float" office:value="0.229629000000045" calcext:value-type="float">
            <text:p>0.229629000000045</text:p>
          </table:table-cell>
          <table:table-cell office:value-type="float" office:value="3.13082432746887" calcext:value-type="float">
            <text:p>3.13082432746887</text:p>
          </table:table-cell>
          <table:table-cell office:value-type="float" office:value="4.44364899999994" calcext:value-type="float">
            <text:p>4.44364899999994</text:p>
          </table:table-cell>
          <table:table-cell office:value-type="float" office:value="0.0045949999999948" calcext:value-type="float">
            <text:p>0.004594999999995</text:p>
          </table:table-cell>
          <table:table-cell office:value-type="float" office:value="5.55352500000004" calcext:value-type="float">
            <text:p>5.55352500000004</text:p>
          </table:table-cell>
          <table:table-cell office:value-type="float" office:value="0.387318999999934" calcext:value-type="float">
            <text:p>0.387318999999934</text:p>
          </table:table-cell>
          <table:table-cell office:value-type="float" office:value="0.0195280000000366" calcext:value-type="float">
            <text:p>0.019528000000037</text:p>
          </table:table-cell>
          <table:table-cell office:value-type="float" office:value="0.0692109999999957" calcext:value-type="float">
            <text:p>0.069210999999996</text:p>
          </table:table-cell>
          <table:table-cell office:value-type="float" office:value="0" calcext:value-type="float">
            <text:p>0</text:p>
          </table:table-cell>
          <table:table-cell office:value-type="float" office:value="0.00810599999999795" calcext:value-type="float">
            <text:p>0.00810599999999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047999999997" calcext:value-type="float">
            <text:p>0.120047999999997</text:p>
          </table:table-cell>
          <table:table-cell office:value-type="float" office:value="0.00167499999997744" calcext:value-type="float">
            <text:p>0.001674999999977</text:p>
          </table:table-cell>
          <table:table-cell office:value-type="float" office:value="0.240722000000005" calcext:value-type="float">
            <text:p>0.240722000000005</text:p>
          </table:table-cell>
          <table:table-cell office:value-type="float" office:value="3.31701970100403" calcext:value-type="float">
            <text:p>3.31701970100403</text:p>
          </table:table-cell>
          <table:table-cell office:value-type="float" office:value="4.70942100000002" calcext:value-type="float">
            <text:p>4.70942100000002</text:p>
          </table:table-cell>
          <table:table-cell office:value-type="float" office:value="0.00458000000003267" calcext:value-type="float">
            <text:p>0.004580000000033</text:p>
          </table:table-cell>
          <table:table-cell office:value-type="float" office:value="6.00659000000007" calcext:value-type="float">
            <text:p>6.00659000000007</text:p>
          </table:table-cell>
          <table:table-cell office:value-type="float" office:value="0.434081999999989" calcext:value-type="float">
            <text:p>0.434081999999989</text:p>
          </table:table-cell>
          <table:table-cell office:value-type="float" office:value="0.0202060000000301" calcext:value-type="float">
            <text:p>0.02020600000003</text:p>
          </table:table-cell>
          <table:table-cell office:value-type="float" office:value="0.113410999999928" calcext:value-type="float">
            <text:p>0.113410999999928</text:p>
          </table:table-cell>
          <table:table-cell office:value-type="float" office:value="0" calcext:value-type="float">
            <text:p>0</text:p>
          </table:table-cell>
          <table:table-cell office:value-type="float" office:value="0.0153970000000072" calcext:value-type="float">
            <text:p>0.015397000000007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039900000002" calcext:value-type="float">
            <text:p>0.12039900000002</text:p>
          </table:table-cell>
          <table:table-cell office:value-type="float" office:value="0.00167899999996735" calcext:value-type="float">
            <text:p>0.001678999999967</text:p>
          </table:table-cell>
          <table:table-cell office:value-type="float" office:value="0.243580000000065" calcext:value-type="float">
            <text:p>0.243580000000065</text:p>
          </table:table-cell>
          <table:table-cell office:value-type="float" office:value="3.23265218734741" calcext:value-type="float">
            <text:p>3.23265218734741</text:p>
          </table:table-cell>
          <table:table-cell office:value-type="float" office:value="4.30036099999995" calcext:value-type="float">
            <text:p>4.30036099999995</text:p>
          </table:table-cell>
          <table:table-cell office:value-type="float" office:value="0.00459999999998217" calcext:value-type="float">
            <text:p>0.004599999999982</text:p>
          </table:table-cell>
          <table:table-cell office:value-type="float" office:value="5.79013199999997" calcext:value-type="float">
            <text:p>5.79013199999997</text:p>
          </table:table-cell>
          <table:table-cell office:value-type="float" office:value="0.445153000000005" calcext:value-type="float">
            <text:p>0.445153000000005</text:p>
          </table:table-cell>
          <table:table-cell office:value-type="float" office:value="0.0202130000000125" calcext:value-type="float">
            <text:p>0.020213000000013</text:p>
          </table:table-cell>
          <table:table-cell office:value-type="float" office:value="0.0683390000000372" calcext:value-type="float">
            <text:p>0.068339000000037</text:p>
          </table:table-cell>
          <table:table-cell office:value-type="float" office:value="0" calcext:value-type="float">
            <text:p>0</text:p>
          </table:table-cell>
          <table:table-cell office:value-type="float" office:value="0.0218200000000479" calcext:value-type="float">
            <text:p>0.02182000000004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05787999999984" calcext:value-type="float">
            <text:p>0.205787999999984</text:p>
          </table:table-cell>
          <table:table-cell office:value-type="float" office:value="0.00169000000005326" calcext:value-type="float">
            <text:p>0.001690000000053</text:p>
          </table:table-cell>
          <table:table-cell office:value-type="float" office:value="0.234144000000015" calcext:value-type="float">
            <text:p>0.234144000000015</text:p>
          </table:table-cell>
          <table:table-cell office:value-type="float" office:value="3.32706809043884" calcext:value-type="float">
            <text:p>3.32706809043884</text:p>
          </table:table-cell>
          <table:table-cell office:value-type="float" office:value="5.38676399999997" calcext:value-type="float">
            <text:p>5.38676399999997</text:p>
          </table:table-cell>
          <table:table-cell office:value-type="float" office:value="0.00457500000004529" calcext:value-type="float">
            <text:p>0.004575000000045</text:p>
          </table:table-cell>
          <table:table-cell office:value-type="float" office:value="4.83854000000008" calcext:value-type="float">
            <text:p>4.83854000000008</text:p>
          </table:table-cell>
          <table:table-cell office:value-type="float" office:value="0.474912000000018" calcext:value-type="float">
            <text:p>0.474912000000018</text:p>
          </table:table-cell>
          <table:table-cell office:value-type="float" office:value="0.0201489999999467" calcext:value-type="float">
            <text:p>0.020148999999947</text:p>
          </table:table-cell>
          <table:table-cell office:value-type="float" office:value="0.0688719999999421" calcext:value-type="float">
            <text:p>0.068871999999942</text:p>
          </table:table-cell>
          <table:table-cell office:value-type="float" office:value="0" calcext:value-type="float">
            <text:p>0</text:p>
          </table:table-cell>
          <table:table-cell office:value-type="float" office:value="0.0267700000000559" calcext:value-type="float">
            <text:p>0.026770000000056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38];[.C42];[.C46])" office:value-type="float" office:value="0.117431333333305" calcext:value-type="float">
            <text:p>0.117431333333305</text:p>
          </table:table-cell>
          <table:table-cell table:style-name="ce3" table:formula="of:=AVERAGE([.D38];[.D42];[.D46])" office:value-type="float" office:value="0.00167833333334026" calcext:value-type="float">
            <text:p>0.00167833333334</text:p>
          </table:table-cell>
          <table:table-cell table:style-name="ce3" table:formula="of:=AVERAGE([.E38];[.E42];[.E46])" office:value-type="float" office:value="0.255900000000035" calcext:value-type="float">
            <text:p>0.255900000000035</text:p>
          </table:table-cell>
          <table:table-cell table:style-name="ce3" table:formula="of:=AVERAGE([.F38];[.F42];[.F46])" office:value-type="float" office:value="3.19117792447408" calcext:value-type="float">
            <text:p>3.19117792447408</text:p>
          </table:table-cell>
          <table:table-cell table:style-name="ce3" table:formula="of:=AVERAGE([.G38];[.G42];[.G46])" office:value-type="float" office:value="4.3595223333333" calcext:value-type="float">
            <text:p>4.3595223333333</text:p>
          </table:table-cell>
          <table:table-cell table:style-name="ce3" table:formula="of:=AVERAGE([.H38];[.H42];[.H46])" office:value-type="float" office:value="0.00456933333339293" calcext:value-type="float">
            <text:p>0.004569333333393</text:p>
          </table:table-cell>
          <table:table-cell table:style-name="ce3" table:formula="of:=AVERAGE([.I38];[.I42];[.I46])" office:value-type="float" office:value="5.52493166666667" calcext:value-type="float">
            <text:p>5.52493166666667</text:p>
          </table:table-cell>
          <table:table-cell table:style-name="ce3" table:formula="of:=AVERAGE([.J38];[.J42];[.J46])" office:value-type="float" office:value="0.382848000000005" calcext:value-type="float">
            <text:p>0.382848000000005</text:p>
          </table:table-cell>
          <table:table-cell table:style-name="ce3" table:formula="of:=AVERAGE([.K38];[.K42];[.K46])" office:value-type="float" office:value="0.0193666666666559" calcext:value-type="float">
            <text:p>0.019366666666656</text:p>
          </table:table-cell>
          <table:table-cell table:style-name="ce3" table:formula="of:=AVERAGE([.L38];[.L42];[.L46])" office:value-type="float" office:value="0.0688526666666576" calcext:value-type="float">
            <text:p>0.068852666666658</text:p>
          </table:table-cell>
          <table:table-cell table:style-name="ce3" table:formula="of:=AVERAGE([.M38];[.M42];[.M46])" office:value-type="float" office:value="0" calcext:value-type="float">
            <text:p>0</text:p>
          </table:table-cell>
          <table:table-cell table:style-name="ce3" table:formula="of:=AVERAGE([.N38];[.N42];[.N46])" office:value-type="float" office:value="0.00797433333332265" calcext:value-type="float">
            <text:p>0.007974333333323</text:p>
          </table:table-cell>
          <table:table-cell table:style-name="ce4" table:formula="of:=SUM([.C50:.N50])" office:value-type="float" office:value="13.9342525911408" calcext:value-type="float">
            <text:p>13.934252591140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39];[.C43];[.C47])" office:value-type="float" office:value="0.119988333333329" calcext:value-type="float">
            <text:p>0.119988333333329</text:p>
          </table:table-cell>
          <table:table-cell table:style-name="ce3" table:formula="of:=AVERAGE([.D39];[.D43];[.D47])" office:value-type="float" office:value="0.00167333333335288" calcext:value-type="float">
            <text:p>0.001673333333353</text:p>
          </table:table-cell>
          <table:table-cell table:style-name="ce3" table:formula="of:=AVERAGE([.E39];[.E43];[.E47])" office:value-type="float" office:value="0.240893000000028" calcext:value-type="float">
            <text:p>0.240893000000028</text:p>
          </table:table-cell>
          <table:table-cell table:style-name="ce3" table:formula="of:=AVERAGE([.F39];[.F43];[.F47])" office:value-type="float" office:value="3.20663611094157" calcext:value-type="float">
            <text:p>3.20663611094157</text:p>
          </table:table-cell>
          <table:table-cell table:style-name="ce3" table:formula="of:=AVERAGE([.G39];[.G43];[.G47])" office:value-type="float" office:value="4.65151600000002" calcext:value-type="float">
            <text:p>4.65151600000002</text:p>
          </table:table-cell>
          <table:table-cell table:style-name="ce3" table:formula="of:=AVERAGE([.H39];[.H43];[.H47])" office:value-type="float" office:value="0.00458000000003267" calcext:value-type="float">
            <text:p>0.004580000000033</text:p>
          </table:table-cell>
          <table:table-cell table:style-name="ce3" table:formula="of:=AVERAGE([.I39];[.I43];[.I47])" office:value-type="float" office:value="5.97318633333339" calcext:value-type="float">
            <text:p>5.97318633333339</text:p>
          </table:table-cell>
          <table:table-cell table:style-name="ce3" table:formula="of:=AVERAGE([.J39];[.J43];[.J47])" office:value-type="float" office:value="0.431741666666653" calcext:value-type="float">
            <text:p>0.431741666666653</text:p>
          </table:table-cell>
          <table:table-cell table:style-name="ce3" table:formula="of:=AVERAGE([.K39];[.K43];[.K47])" office:value-type="float" office:value="0.0201303333333271" calcext:value-type="float">
            <text:p>0.020130333333327</text:p>
          </table:table-cell>
          <table:table-cell table:style-name="ce3" table:formula="of:=AVERAGE([.L39];[.L43];[.L47])" office:value-type="float" office:value="0.112604666666584" calcext:value-type="float">
            <text:p>0.112604666666584</text:p>
          </table:table-cell>
          <table:table-cell table:style-name="ce3" table:formula="of:=AVERAGE([.M39];[.M43];[.M47])" office:value-type="float" office:value="0" calcext:value-type="float">
            <text:p>0</text:p>
          </table:table-cell>
          <table:table-cell table:style-name="ce3" table:formula="of:=AVERAGE([.N39];[.N43];[.N47])" office:value-type="float" office:value="0.0153883333333624" calcext:value-type="float">
            <text:p>0.015388333333363</text:p>
          </table:table-cell>
          <table:table-cell table:style-name="ce4" table:formula="of:=SUM([.C51:.N51])" office:value-type="float" office:value="14.7783381109416" calcext:value-type="float">
            <text:p>14.778338110941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0];[.C44];[.C48])" office:value-type="float" office:value="0.120760333333351" calcext:value-type="float">
            <text:p>0.120760333333351</text:p>
          </table:table-cell>
          <table:table-cell table:style-name="ce3" table:formula="of:=AVERAGE([.D40];[.D44];[.D48])" office:value-type="float" office:value="0.00167833333334026" calcext:value-type="float">
            <text:p>0.00167833333334</text:p>
          </table:table-cell>
          <table:table-cell table:style-name="ce3" table:formula="of:=AVERAGE([.E40];[.E44];[.E48])" office:value-type="float" office:value="0.243642666666688" calcext:value-type="float">
            <text:p>0.243642666666688</text:p>
          </table:table-cell>
          <table:table-cell table:style-name="ce3" table:formula="of:=AVERAGE([.F40];[.F44];[.F48])" office:value-type="float" office:value="3.23618920644124" calcext:value-type="float">
            <text:p>3.23618920644124</text:p>
          </table:table-cell>
          <table:table-cell table:style-name="ce3" table:formula="of:=AVERAGE([.G40];[.G44];[.G48])" office:value-type="float" office:value="4.29556133333331" calcext:value-type="float">
            <text:p>4.29556133333331</text:p>
          </table:table-cell>
          <table:table-cell table:style-name="ce3" table:formula="of:=AVERAGE([.H40];[.H44];[.H48])" office:value-type="float" office:value="0.00464833333330716" calcext:value-type="float">
            <text:p>0.004648333333307</text:p>
          </table:table-cell>
          <table:table-cell table:style-name="ce3" table:formula="of:=AVERAGE([.I40];[.I44];[.I48])" office:value-type="float" office:value="5.785064" calcext:value-type="float">
            <text:p>5.785064</text:p>
          </table:table-cell>
          <table:table-cell table:style-name="ce3" table:formula="of:=AVERAGE([.J40];[.J44];[.J48])" office:value-type="float" office:value="0.445399000000028" calcext:value-type="float">
            <text:p>0.445399000000028</text:p>
          </table:table-cell>
          <table:table-cell table:style-name="ce3" table:formula="of:=AVERAGE([.K40];[.K44];[.K48])" office:value-type="float" office:value="0.0200656666666343" calcext:value-type="float">
            <text:p>0.020065666666634</text:p>
          </table:table-cell>
          <table:table-cell table:style-name="ce3" table:formula="of:=AVERAGE([.L40];[.L44];[.L48])" office:value-type="float" office:value="0.0682529999999891" calcext:value-type="float">
            <text:p>0.068252999999989</text:p>
          </table:table-cell>
          <table:table-cell table:style-name="ce3" table:formula="of:=AVERAGE([.M40];[.M44];[.M48])" office:value-type="float" office:value="0" calcext:value-type="float">
            <text:p>0</text:p>
          </table:table-cell>
          <table:table-cell table:style-name="ce3" table:formula="of:=AVERAGE([.N40];[.N44];[.N48])" office:value-type="float" office:value="0.0212466666666842" calcext:value-type="float">
            <text:p>0.021246666666684</text:p>
          </table:table-cell>
          <table:table-cell table:style-name="ce4" table:formula="of:=SUM([.C52:.N52])" office:value-type="float" office:value="14.2425085397746" calcext:value-type="float">
            <text:p>14.242508539774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1];[.C45];[.C49])" office:value-type="float" office:value="0.148726333333305" calcext:value-type="float">
            <text:p>0.148726333333305</text:p>
          </table:table-cell>
          <table:table-cell table:style-name="ce3" table:formula="of:=AVERAGE([.D41];[.D45];[.D49])" office:value-type="float" office:value="0.00168833333335291" calcext:value-type="float">
            <text:p>0.001688333333353</text:p>
          </table:table-cell>
          <table:table-cell table:style-name="ce3" table:formula="of:=AVERAGE([.E41];[.E45];[.E49])" office:value-type="float" office:value="0.234481999999957" calcext:value-type="float">
            <text:p>0.234481999999957</text:p>
          </table:table-cell>
          <table:table-cell table:style-name="ce3" table:formula="of:=AVERAGE([.F41];[.F45];[.F49])" office:value-type="float" office:value="3.32746656735738" calcext:value-type="float">
            <text:p>3.32746656735738</text:p>
          </table:table-cell>
          <table:table-cell table:style-name="ce3" table:formula="of:=AVERAGE([.G41];[.G45];[.G49])" office:value-type="float" office:value="5.37481133333336" calcext:value-type="float">
            <text:p>5.37481133333336</text:p>
          </table:table-cell>
          <table:table-cell table:style-name="ce3" table:formula="of:=AVERAGE([.H41];[.H45];[.H49])" office:value-type="float" office:value="0.00458399999998467" calcext:value-type="float">
            <text:p>0.004583999999985</text:p>
          </table:table-cell>
          <table:table-cell table:style-name="ce3" table:formula="of:=AVERAGE([.I41];[.I45];[.I49])" office:value-type="float" office:value="4.81835833333336" calcext:value-type="float">
            <text:p>4.81835833333336</text:p>
          </table:table-cell>
          <table:table-cell table:style-name="ce3" table:formula="of:=AVERAGE([.J41];[.J45];[.J49])" office:value-type="float" office:value="0.47514533333333" calcext:value-type="float">
            <text:p>0.47514533333333</text:p>
          </table:table-cell>
          <table:table-cell table:style-name="ce3" table:formula="of:=AVERAGE([.K41];[.K45];[.K49])" office:value-type="float" office:value="0.0199599999999691" calcext:value-type="float">
            <text:p>0.019959999999969</text:p>
          </table:table-cell>
          <table:table-cell table:style-name="ce3" table:formula="of:=AVERAGE([.L41];[.L45];[.L49])" office:value-type="float" office:value="0.0688919999999674" calcext:value-type="float">
            <text:p>0.068891999999967</text:p>
          </table:table-cell>
          <table:table-cell table:style-name="ce3" table:formula="of:=AVERAGE([.M41];[.M45];[.M49])" office:value-type="float" office:value="0" calcext:value-type="float">
            <text:p>0</text:p>
          </table:table-cell>
          <table:table-cell table:style-name="ce3" table:formula="of:=AVERAGE([.N41];[.N45];[.N49])" office:value-type="float" office:value="0.0266973333333453" calcext:value-type="float">
            <text:p>0.026697333333345</text:p>
          </table:table-cell>
          <table:table-cell table:style-name="ce4" table:formula="of:=SUM([.C53:.N53])" office:value-type="float" office:value="14.5008115673573" calcext:value-type="float">
            <text:p>14.5008115673573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50:.C53])" office:value-type="float" office:value="0.50690633333329" calcext:value-type="float">
            <text:p>0.50690633333329</text:p>
          </table:table-cell>
          <table:table-cell table:style-name="ce1" table:formula="of:=SUM([.D50:.D53])" office:value-type="float" office:value="0.0067183333333863" calcext:value-type="float">
            <text:p>0.006718333333386</text:p>
          </table:table-cell>
          <table:table-cell table:style-name="ce1" table:formula="of:=SUM([.E50:.E53])" office:value-type="float" office:value="0.974917666666708" calcext:value-type="float">
            <text:p>0.974917666666708</text:p>
          </table:table-cell>
          <table:table-cell table:style-name="ce1" table:formula="of:=SUM([.F50:.F53])" office:value-type="float" office:value="12.9614698092143" calcext:value-type="float">
            <text:p>12.9614698092143</text:p>
          </table:table-cell>
          <table:table-cell table:style-name="ce1" table:formula="of:=SUM([.G50:.G53])" office:value-type="float" office:value="18.681411" calcext:value-type="float">
            <text:p>18.681411</text:p>
          </table:table-cell>
          <table:table-cell table:style-name="ce1" table:formula="of:=SUM([.H50:.H53])" office:value-type="float" office:value="0.0183816666667174" calcext:value-type="float">
            <text:p>0.018381666666718</text:p>
          </table:table-cell>
          <table:table-cell table:style-name="ce1" table:formula="of:=SUM([.I50:.I53])" office:value-type="float" office:value="22.1015403333334" calcext:value-type="float">
            <text:p>22.1015403333334</text:p>
          </table:table-cell>
          <table:table-cell table:style-name="ce1" table:formula="of:=SUM([.J50:.J53])" office:value-type="float" office:value="1.73513400000002" calcext:value-type="float">
            <text:p>1.73513400000002</text:p>
          </table:table-cell>
          <table:table-cell table:style-name="ce1" table:formula="of:=SUM([.K50:.K53])" office:value-type="float" office:value="0.0795226666665864" calcext:value-type="float">
            <text:p>0.079522666666586</text:p>
          </table:table-cell>
          <table:table-cell table:style-name="ce1" table:formula="of:=SUM([.L50:.L53])" office:value-type="float" office:value="0.318602333333198" calcext:value-type="float">
            <text:p>0.318602333333198</text:p>
          </table:table-cell>
          <table:table-cell table:style-name="ce1" table:formula="of:=SUM([.M50:.M53])" office:value-type="float" office:value="0" calcext:value-type="float">
            <text:p>0</text:p>
          </table:table-cell>
          <table:table-cell table:style-name="ce1" table:formula="of:=SUM([.N50:.N53])" office:value-type="float" office:value="0.0713066666667146" calcext:value-type="float">
            <text:p>0.071306666666715</text:p>
          </table:table-cell>
          <table:table-cell table:style-name="ce1" table:formula="of:=SUM([.C54:.N54])" office:value-type="float" office:value="57.4559108092143" calcext:value-type="float">
            <text:p>57.455910809214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758900000018" calcext:value-type="float">
            <text:p>0.11758900000018</text:p>
          </table:table-cell>
          <table:table-cell office:value-type="float" office:value="0.00167099999998754" calcext:value-type="float">
            <text:p>0.001670999999988</text:p>
          </table:table-cell>
          <table:table-cell office:value-type="float" office:value="0.228227999999945" calcext:value-type="float">
            <text:p>0.228227999999945</text:p>
          </table:table-cell>
          <table:table-cell office:value-type="float" office:value="3.0817346572876" calcext:value-type="float">
            <text:p>3.0817346572876</text:p>
          </table:table-cell>
          <table:table-cell office:value-type="float" office:value="4.33643700000016" calcext:value-type="float">
            <text:p>4.33643700000016</text:p>
          </table:table-cell>
          <table:table-cell office:value-type="float" office:value="0.004654999999957" calcext:value-type="float">
            <text:p>0.004654999999957</text:p>
          </table:table-cell>
          <table:table-cell office:value-type="float" office:value="5.52509399999985" calcext:value-type="float">
            <text:p>5.52509399999985</text:p>
          </table:table-cell>
          <table:table-cell office:value-type="float" office:value="0.384456" calcext:value-type="float">
            <text:p>0.384456</text:p>
          </table:table-cell>
          <table:table-cell office:value-type="float" office:value="0.0193389999999454" calcext:value-type="float">
            <text:p>0.019338999999945</text:p>
          </table:table-cell>
          <table:table-cell office:value-type="float" office:value="0.0688439999996717" calcext:value-type="float">
            <text:p>0.068843999999672</text:p>
          </table:table-cell>
          <table:table-cell office:value-type="float" office:value="0" calcext:value-type="float">
            <text:p>0</text:p>
          </table:table-cell>
          <table:table-cell office:value-type="float" office:value="0.00797700000020996" calcext:value-type="float">
            <text:p>0.00797700000021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0533000000023" calcext:value-type="float">
            <text:p>0.120533000000023</text:p>
          </table:table-cell>
          <table:table-cell office:value-type="float" office:value="0.00168800000005831" calcext:value-type="float">
            <text:p>0.001688000000058</text:p>
          </table:table-cell>
          <table:table-cell office:value-type="float" office:value="0.239984000000049" calcext:value-type="float">
            <text:p>0.239984000000049</text:p>
          </table:table-cell>
          <table:table-cell office:value-type="float" office:value="3.42235279083252" calcext:value-type="float">
            <text:p>3.42235279083252</text:p>
          </table:table-cell>
          <table:table-cell office:value-type="float" office:value="4.61253299999999" calcext:value-type="float">
            <text:p>4.61253299999999</text:p>
          </table:table-cell>
          <table:table-cell office:value-type="float" office:value="0.0131509999998798" calcext:value-type="float">
            <text:p>0.01315099999988</text:p>
          </table:table-cell>
          <table:table-cell office:value-type="float" office:value="2.07302299999992" calcext:value-type="float">
            <text:p>2.07302299999992</text:p>
          </table:table-cell>
          <table:table-cell office:value-type="float" office:value="0.432960000000094" calcext:value-type="float">
            <text:p>0.432960000000094</text:p>
          </table:table-cell>
          <table:table-cell office:value-type="float" office:value="0.0202730000000884" calcext:value-type="float">
            <text:p>0.020273000000088</text:p>
          </table:table-cell>
          <table:table-cell office:value-type="float" office:value="0.0719240000000809" calcext:value-type="float">
            <text:p>0.071924000000081</text:p>
          </table:table-cell>
          <table:table-cell office:value-type="float" office:value="0" calcext:value-type="float">
            <text:p>0</text:p>
          </table:table-cell>
          <table:table-cell office:value-type="float" office:value="0.0155429999999797" calcext:value-type="float">
            <text:p>0.01554299999998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912000000089" calcext:value-type="float">
            <text:p>0.120912000000089</text:p>
          </table:table-cell>
          <table:table-cell office:value-type="float" office:value="0.00168800000005831" calcext:value-type="float">
            <text:p>0.001688000000058</text:p>
          </table:table-cell>
          <table:table-cell office:value-type="float" office:value="0.238190000000031" calcext:value-type="float">
            <text:p>0.238190000000031</text:p>
          </table:table-cell>
          <table:table-cell office:value-type="float" office:value="3.33788657188416" calcext:value-type="float">
            <text:p>3.33788657188416</text:p>
          </table:table-cell>
          <table:table-cell office:value-type="float" office:value="4.24169600000005" calcext:value-type="float">
            <text:p>4.24169600000005</text:p>
          </table:table-cell>
          <table:table-cell office:value-type="float" office:value="0.0130360000000565" calcext:value-type="float">
            <text:p>0.013036000000057</text:p>
          </table:table-cell>
          <table:table-cell office:value-type="float" office:value="2.00939999999991" calcext:value-type="float">
            <text:p>2.00939999999991</text:p>
          </table:table-cell>
          <table:table-cell office:value-type="float" office:value="0.438995999999861" calcext:value-type="float">
            <text:p>0.438995999999861</text:p>
          </table:table-cell>
          <table:table-cell office:value-type="float" office:value="0.0199390000000221" calcext:value-type="float">
            <text:p>0.019939000000022</text:p>
          </table:table-cell>
          <table:table-cell office:value-type="float" office:value="0.0677579999999125" calcext:value-type="float">
            <text:p>0.067757999999913</text:p>
          </table:table-cell>
          <table:table-cell office:value-type="float" office:value="0" calcext:value-type="float">
            <text:p>0</text:p>
          </table:table-cell>
          <table:table-cell office:value-type="float" office:value="0.0212040000001252" calcext:value-type="float">
            <text:p>0.02120400000012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554000000084" calcext:value-type="float">
            <text:p>0.120554000000084</text:p>
          </table:table-cell>
          <table:table-cell office:value-type="float" office:value="0.00167999999985113" calcext:value-type="float">
            <text:p>0.001679999999851</text:p>
          </table:table-cell>
          <table:table-cell office:value-type="float" office:value="0.232009999999946" calcext:value-type="float">
            <text:p>0.232009999999946</text:p>
          </table:table-cell>
          <table:table-cell office:value-type="float" office:value="3.43748664855957" calcext:value-type="float">
            <text:p>3.43748664855957</text:p>
          </table:table-cell>
          <table:table-cell office:value-type="float" office:value="5.38500399999998" calcext:value-type="float">
            <text:p>5.38500399999998</text:p>
          </table:table-cell>
          <table:table-cell office:value-type="float" office:value="0.01304499999992" calcext:value-type="float">
            <text:p>0.01304499999992</text:p>
          </table:table-cell>
          <table:table-cell office:value-type="float" office:value="2.10945700000002" calcext:value-type="float">
            <text:p>2.10945700000002</text:p>
          </table:table-cell>
          <table:table-cell office:value-type="float" office:value="0.472451000000092" calcext:value-type="float">
            <text:p>0.472451000000092</text:p>
          </table:table-cell>
          <table:table-cell office:value-type="float" office:value="0.0198120000000017" calcext:value-type="float">
            <text:p>0.019812000000002</text:p>
          </table:table-cell>
          <table:table-cell office:value-type="float" office:value="0.065469000000121" calcext:value-type="float">
            <text:p>0.065469000000121</text:p>
          </table:table-cell>
          <table:table-cell office:value-type="float" office:value="0" calcext:value-type="float">
            <text:p>0</text:p>
          </table:table-cell>
          <table:table-cell office:value-type="float" office:value="0.026828999999907" calcext:value-type="float">
            <text:p>0.02682899999990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8067999999994" calcext:value-type="float">
            <text:p>0.118067999999994</text:p>
          </table:table-cell>
          <table:table-cell office:value-type="float" office:value="0.00166699999999764" calcext:value-type="float">
            <text:p>0.001666999999998</text:p>
          </table:table-cell>
          <table:table-cell office:value-type="float" office:value="0.229397000000063" calcext:value-type="float">
            <text:p>0.229397000000063</text:p>
          </table:table-cell>
          <table:table-cell office:value-type="float" office:value="3.20881819725037" calcext:value-type="float">
            <text:p>3.20881819725037</text:p>
          </table:table-cell>
          <table:table-cell office:value-type="float" office:value="4.37277199999994" calcext:value-type="float">
            <text:p>4.37277199999994</text:p>
          </table:table-cell>
          <table:table-cell office:value-type="float" office:value="0.00458899999989626" calcext:value-type="float">
            <text:p>0.004588999999896</text:p>
          </table:table-cell>
          <table:table-cell office:value-type="float" office:value="5.55121699999995" calcext:value-type="float">
            <text:p>5.55121699999995</text:p>
          </table:table-cell>
          <table:table-cell office:value-type="float" office:value="0.387508999999909" calcext:value-type="float">
            <text:p>0.387508999999909</text:p>
          </table:table-cell>
          <table:table-cell office:value-type="float" office:value="0.0194729999998344" calcext:value-type="float">
            <text:p>0.019472999999834</text:p>
          </table:table-cell>
          <table:table-cell office:value-type="float" office:value="0.0690179999999145" calcext:value-type="float">
            <text:p>0.069017999999915</text:p>
          </table:table-cell>
          <table:table-cell office:value-type="float" office:value="0" calcext:value-type="float">
            <text:p>0</text:p>
          </table:table-cell>
          <table:table-cell office:value-type="float" office:value="0.00805500000001302" calcext:value-type="float">
            <text:p>0.008055000000013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20184999999992" calcext:value-type="float">
            <text:p>0.120184999999992</text:p>
          </table:table-cell>
          <table:table-cell office:value-type="float" office:value="0.00167899999996735" calcext:value-type="float">
            <text:p>0.001678999999967</text:p>
          </table:table-cell>
          <table:table-cell office:value-type="float" office:value="0.240718000000015" calcext:value-type="float">
            <text:p>0.240718000000015</text:p>
          </table:table-cell>
          <table:table-cell office:value-type="float" office:value="3.32537865638733" calcext:value-type="float">
            <text:p>3.32537865638733</text:p>
          </table:table-cell>
          <table:table-cell office:value-type="float" office:value="4.63892999999985" calcext:value-type="float">
            <text:p>4.63892999999985</text:p>
          </table:table-cell>
          <table:table-cell office:value-type="float" office:value="0.0131729999998242" calcext:value-type="float">
            <text:p>0.013172999999824</text:p>
          </table:table-cell>
          <table:table-cell office:value-type="float" office:value="2.06434300000001" calcext:value-type="float">
            <text:p>2.06434300000001</text:p>
          </table:table-cell>
          <table:table-cell office:value-type="float" office:value="0.435036999999966" calcext:value-type="float">
            <text:p>0.435036999999966</text:p>
          </table:table-cell>
          <table:table-cell office:value-type="float" office:value="0.0203700000001845" calcext:value-type="float">
            <text:p>0.020370000000185</text:p>
          </table:table-cell>
          <table:table-cell office:value-type="float" office:value="0.0716850000001159" calcext:value-type="float">
            <text:p>0.071685000000116</text:p>
          </table:table-cell>
          <table:table-cell office:value-type="float" office:value="0" calcext:value-type="float">
            <text:p>0</text:p>
          </table:table-cell>
          <table:table-cell office:value-type="float" office:value="0.0154869999998937" calcext:value-type="float">
            <text:p>0.015486999999894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0644999999968" calcext:value-type="float">
            <text:p>0.120644999999968</text:p>
          </table:table-cell>
          <table:table-cell office:value-type="float" office:value="0.00166899999999259" calcext:value-type="float">
            <text:p>0.001668999999993</text:p>
          </table:table-cell>
          <table:table-cell office:value-type="float" office:value="0.238877000000002" calcext:value-type="float">
            <text:p>0.238877000000002</text:p>
          </table:table-cell>
          <table:table-cell office:value-type="float" office:value="3.32014513015747" calcext:value-type="float">
            <text:p>3.32014513015747</text:p>
          </table:table-cell>
          <table:table-cell office:value-type="float" office:value="4.24998300000016" calcext:value-type="float">
            <text:p>4.24998300000016</text:p>
          </table:table-cell>
          <table:table-cell office:value-type="float" office:value="0.0130199999998695" calcext:value-type="float">
            <text:p>0.01301999999987</text:p>
          </table:table-cell>
          <table:table-cell office:value-type="float" office:value="1.99119399999995" calcext:value-type="float">
            <text:p>1.99119399999995</text:p>
          </table:table-cell>
          <table:table-cell office:value-type="float" office:value="0.439158000000134" calcext:value-type="float">
            <text:p>0.439158000000134</text:p>
          </table:table-cell>
          <table:table-cell office:value-type="float" office:value="0.0200769999999011" calcext:value-type="float">
            <text:p>0.020076999999901</text:p>
          </table:table-cell>
          <table:table-cell office:value-type="float" office:value="0.0672010000000682" calcext:value-type="float">
            <text:p>0.067201000000068</text:p>
          </table:table-cell>
          <table:table-cell office:value-type="float" office:value="0" calcext:value-type="float">
            <text:p>0</text:p>
          </table:table-cell>
          <table:table-cell office:value-type="float" office:value="0.0211460000000443" calcext:value-type="float">
            <text:p>0.021146000000044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762000000013" calcext:value-type="float">
            <text:p>0.120762000000013</text:p>
          </table:table-cell>
          <table:table-cell office:value-type="float" office:value="0.0016769999999724" calcext:value-type="float">
            <text:p>0.001676999999972</text:p>
          </table:table-cell>
          <table:table-cell office:value-type="float" office:value="0.233547999999928" calcext:value-type="float">
            <text:p>0.233547999999928</text:p>
          </table:table-cell>
          <table:table-cell office:value-type="float" office:value="3.46312832832336" calcext:value-type="float">
            <text:p>3.46312832832336</text:p>
          </table:table-cell>
          <table:table-cell office:value-type="float" office:value="5.41843999999992" calcext:value-type="float">
            <text:p>5.41843999999992</text:p>
          </table:table-cell>
          <table:table-cell office:value-type="float" office:value="0.0130130000000008" calcext:value-type="float">
            <text:p>0.013013000000001</text:p>
          </table:table-cell>
          <table:table-cell office:value-type="float" office:value="2.09533299999998" calcext:value-type="float">
            <text:p>2.09533299999998</text:p>
          </table:table-cell>
          <table:table-cell office:value-type="float" office:value="0.471919000000071" calcext:value-type="float">
            <text:p>0.471919000000071</text:p>
          </table:table-cell>
          <table:table-cell office:value-type="float" office:value="0.0200159999999414" calcext:value-type="float">
            <text:p>0.020015999999941</text:p>
          </table:table-cell>
          <table:table-cell office:value-type="float" office:value="0.0657320000000254" calcext:value-type="float">
            <text:p>0.065732000000025</text:p>
          </table:table-cell>
          <table:table-cell office:value-type="float" office:value="0" calcext:value-type="float">
            <text:p>0</text:p>
          </table:table-cell>
          <table:table-cell office:value-type="float" office:value="0.0269149999999172" calcext:value-type="float">
            <text:p>0.026914999999917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835999999898" calcext:value-type="float">
            <text:p>0.117835999999898</text:p>
          </table:table-cell>
          <table:table-cell office:value-type="float" office:value="0.00169400000004316" calcext:value-type="float">
            <text:p>0.001694000000043</text:p>
          </table:table-cell>
          <table:table-cell office:value-type="float" office:value="0.228951000000052" calcext:value-type="float">
            <text:p>0.228951000000052</text:p>
          </table:table-cell>
          <table:table-cell office:value-type="float" office:value="3.17319965362549" calcext:value-type="float">
            <text:p>3.17319965362549</text:p>
          </table:table-cell>
          <table:table-cell office:value-type="float" office:value="4.38612599999988" calcext:value-type="float">
            <text:p>4.38612599999988</text:p>
          </table:table-cell>
          <table:table-cell office:value-type="float" office:value="0.00458600000001752" calcext:value-type="float">
            <text:p>0.004586000000018</text:p>
          </table:table-cell>
          <table:table-cell office:value-type="float" office:value="5.54516199999989" calcext:value-type="float">
            <text:p>5.54516199999989</text:p>
          </table:table-cell>
          <table:table-cell office:value-type="float" office:value="0.388607999999977" calcext:value-type="float">
            <text:p>0.388607999999977</text:p>
          </table:table-cell>
          <table:table-cell office:value-type="float" office:value="0.0193970000000263" calcext:value-type="float">
            <text:p>0.019397000000026</text:p>
          </table:table-cell>
          <table:table-cell office:value-type="float" office:value="0.0692490000001271" calcext:value-type="float">
            <text:p>0.069249000000127</text:p>
          </table:table-cell>
          <table:table-cell office:value-type="float" office:value="0" calcext:value-type="float">
            <text:p>0</text:p>
          </table:table-cell>
          <table:table-cell office:value-type="float" office:value="0.00814799999989191" calcext:value-type="float">
            <text:p>0.008147999999892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219000000134" calcext:value-type="float">
            <text:p>0.120219000000134</text:p>
          </table:table-cell>
          <table:table-cell office:value-type="float" office:value="0.00167299999998249" calcext:value-type="float">
            <text:p>0.001672999999982</text:p>
          </table:table-cell>
          <table:table-cell office:value-type="float" office:value="0.24120999999991" calcext:value-type="float">
            <text:p>0.24120999999991</text:p>
          </table:table-cell>
          <table:table-cell office:value-type="float" office:value="3.31482005119324" calcext:value-type="float">
            <text:p>3.31482005119324</text:p>
          </table:table-cell>
          <table:table-cell office:value-type="float" office:value="4.65825900000004" calcext:value-type="float">
            <text:p>4.65825900000004</text:p>
          </table:table-cell>
          <table:table-cell office:value-type="float" office:value="0.0132190000001629" calcext:value-type="float">
            <text:p>0.013219000000163</text:p>
          </table:table-cell>
          <table:table-cell office:value-type="float" office:value="2.09633800000006" calcext:value-type="float">
            <text:p>2.09633800000006</text:p>
          </table:table-cell>
          <table:table-cell office:value-type="float" office:value="0.434102000000166" calcext:value-type="float">
            <text:p>0.434102000000166</text:p>
          </table:table-cell>
          <table:table-cell office:value-type="float" office:value="0.0205739999998968" calcext:value-type="float">
            <text:p>0.020573999999897</text:p>
          </table:table-cell>
          <table:table-cell office:value-type="float" office:value="0.0711120000000847" calcext:value-type="float">
            <text:p>0.071112000000085</text:p>
          </table:table-cell>
          <table:table-cell office:value-type="float" office:value="0" calcext:value-type="float">
            <text:p>0</text:p>
          </table:table-cell>
          <table:table-cell office:value-type="float" office:value="0.015519999999924" calcext:value-type="float">
            <text:p>0.015519999999924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0585000000119" calcext:value-type="float">
            <text:p>0.120585000000119</text:p>
          </table:table-cell>
          <table:table-cell office:value-type="float" office:value="0.00167299999998249" calcext:value-type="float">
            <text:p>0.001672999999982</text:p>
          </table:table-cell>
          <table:table-cell office:value-type="float" office:value="0.239000999999917" calcext:value-type="float">
            <text:p>0.239000999999917</text:p>
          </table:table-cell>
          <table:table-cell office:value-type="float" office:value="3.29603838920593" calcext:value-type="float">
            <text:p>3.29603838920593</text:p>
          </table:table-cell>
          <table:table-cell office:value-type="float" office:value="4.25536799999986" calcext:value-type="float">
            <text:p>4.25536799999986</text:p>
          </table:table-cell>
          <table:table-cell office:value-type="float" office:value="0.0130429999999251" calcext:value-type="float">
            <text:p>0.013042999999925</text:p>
          </table:table-cell>
          <table:table-cell office:value-type="float" office:value="1.99423999999999" calcext:value-type="float">
            <text:p>1.99423999999999</text:p>
          </table:table-cell>
          <table:table-cell office:value-type="float" office:value="0.440088999999944" calcext:value-type="float">
            <text:p>0.440088999999944</text:p>
          </table:table-cell>
          <table:table-cell office:value-type="float" office:value="0.0200429999999869" calcext:value-type="float">
            <text:p>0.020042999999987</text:p>
          </table:table-cell>
          <table:table-cell office:value-type="float" office:value="0.067784999999958" calcext:value-type="float">
            <text:p>0.067784999999958</text:p>
          </table:table-cell>
          <table:table-cell office:value-type="float" office:value="0" calcext:value-type="float">
            <text:p>0</text:p>
          </table:table-cell>
          <table:table-cell office:value-type="float" office:value="0.0214009999999689" calcext:value-type="float">
            <text:p>0.021400999999969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562999999947" calcext:value-type="float">
            <text:p>0.120562999999947</text:p>
          </table:table-cell>
          <table:table-cell office:value-type="float" office:value="0.00169199999982084" calcext:value-type="float">
            <text:p>0.001691999999821</text:p>
          </table:table-cell>
          <table:table-cell office:value-type="float" office:value="0.23178699999994" calcext:value-type="float">
            <text:p>0.23178699999994</text:p>
          </table:table-cell>
          <table:table-cell office:value-type="float" office:value="3.4310348033905" calcext:value-type="float">
            <text:p>3.4310348033905</text:p>
          </table:table-cell>
          <table:table-cell office:value-type="float" office:value="5.42895099999987" calcext:value-type="float">
            <text:p>5.42895099999987</text:p>
          </table:table-cell>
          <table:table-cell office:value-type="float" office:value="0.0130269999999655" calcext:value-type="float">
            <text:p>0.013026999999966</text:p>
          </table:table-cell>
          <table:table-cell office:value-type="float" office:value="2.14918699999998" calcext:value-type="float">
            <text:p>2.14918699999998</text:p>
          </table:table-cell>
          <table:table-cell office:value-type="float" office:value="0.47435500000006" calcext:value-type="float">
            <text:p>0.47435500000006</text:p>
          </table:table-cell>
          <table:table-cell office:value-type="float" office:value="0.020046000000093" calcext:value-type="float">
            <text:p>0.020046000000093</text:p>
          </table:table-cell>
          <table:table-cell office:value-type="float" office:value="0.0654579999998077" calcext:value-type="float">
            <text:p>0.065457999999808</text:p>
          </table:table-cell>
          <table:table-cell office:value-type="float" office:value="0" calcext:value-type="float">
            <text:p>0</text:p>
          </table:table-cell>
          <table:table-cell office:value-type="float" office:value="0.026698000000124" calcext:value-type="float">
            <text:p>0.026698000000124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56];[.C60];[.C64])" office:value-type="float" office:value="0.117831000000024" calcext:value-type="float">
            <text:p>0.117831000000024</text:p>
          </table:table-cell>
          <table:table-cell table:style-name="ce3" table:formula="of:=AVERAGE([.D56];[.D60];[.D64])" office:value-type="float" office:value="0.00167733333334278" calcext:value-type="float">
            <text:p>0.001677333333343</text:p>
          </table:table-cell>
          <table:table-cell table:style-name="ce3" table:formula="of:=AVERAGE([.E56];[.E60];[.E64])" office:value-type="float" office:value="0.228858666666687" calcext:value-type="float">
            <text:p>0.228858666666687</text:p>
          </table:table-cell>
          <table:table-cell table:style-name="ce3" table:formula="of:=AVERAGE([.F56];[.F60];[.F64])" office:value-type="float" office:value="3.15458416938782" calcext:value-type="float">
            <text:p>3.15458416938782</text:p>
          </table:table-cell>
          <table:table-cell table:style-name="ce3" table:formula="of:=AVERAGE([.G56];[.G60];[.G64])" office:value-type="float" office:value="4.36511166666666" calcext:value-type="float">
            <text:p>4.36511166666666</text:p>
          </table:table-cell>
          <table:table-cell table:style-name="ce3" table:formula="of:=AVERAGE([.H56];[.H60];[.H64])" office:value-type="float" office:value="0.00460999999995693" calcext:value-type="float">
            <text:p>0.004609999999957</text:p>
          </table:table-cell>
          <table:table-cell table:style-name="ce3" table:formula="of:=AVERAGE([.I56];[.I60];[.I64])" office:value-type="float" office:value="5.5404909999999" calcext:value-type="float">
            <text:p>5.5404909999999</text:p>
          </table:table-cell>
          <table:table-cell table:style-name="ce3" table:formula="of:=AVERAGE([.J56];[.J60];[.J64])" office:value-type="float" office:value="0.386857666666629" calcext:value-type="float">
            <text:p>0.386857666666629</text:p>
          </table:table-cell>
          <table:table-cell table:style-name="ce3" table:formula="of:=AVERAGE([.K56];[.K60];[.K64])" office:value-type="float" office:value="0.0194029999999354" calcext:value-type="float">
            <text:p>0.019402999999935</text:p>
          </table:table-cell>
          <table:table-cell table:style-name="ce3" table:formula="of:=AVERAGE([.L56];[.L60];[.L64])" office:value-type="float" office:value="0.0690369999999044" calcext:value-type="float">
            <text:p>0.069036999999905</text:p>
          </table:table-cell>
          <table:table-cell table:style-name="ce3" table:formula="of:=AVERAGE([.M56];[.M60];[.M64])" office:value-type="float" office:value="0" calcext:value-type="float">
            <text:p>0</text:p>
          </table:table-cell>
          <table:table-cell table:style-name="ce3" table:formula="of:=AVERAGE([.N56];[.N60];[.N64])" office:value-type="float" office:value="0.0080600000000383" calcext:value-type="float">
            <text:p>0.008060000000038</text:p>
          </table:table-cell>
          <table:table-cell table:style-name="ce4" table:formula="of:=SUM([.C68:.N68])" office:value-type="float" office:value="13.8965215027209" calcext:value-type="float">
            <text:p>13.8965215027209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7];[.C61];[.C65])" office:value-type="float" office:value="0.120312333333383" calcext:value-type="float">
            <text:p>0.120312333333383</text:p>
          </table:table-cell>
          <table:table-cell table:style-name="ce3" table:formula="of:=AVERAGE([.D57];[.D61];[.D65])" office:value-type="float" office:value="0.00168000000000272" calcext:value-type="float">
            <text:p>0.001680000000003</text:p>
          </table:table-cell>
          <table:table-cell table:style-name="ce3" table:formula="of:=AVERAGE([.E57];[.E61];[.E65])" office:value-type="float" office:value="0.240637333333325" calcext:value-type="float">
            <text:p>0.240637333333325</text:p>
          </table:table-cell>
          <table:table-cell table:style-name="ce3" table:formula="of:=AVERAGE([.F57];[.F61];[.F65])" office:value-type="float" office:value="3.35418383280436" calcext:value-type="float">
            <text:p>3.35418383280436</text:p>
          </table:table-cell>
          <table:table-cell table:style-name="ce3" table:formula="of:=AVERAGE([.G57];[.G61];[.G65])" office:value-type="float" office:value="4.63657399999996" calcext:value-type="float">
            <text:p>4.63657399999996</text:p>
          </table:table-cell>
          <table:table-cell table:style-name="ce3" table:formula="of:=AVERAGE([.H57];[.H61];[.H65])" office:value-type="float" office:value="0.0131809999999556" calcext:value-type="float">
            <text:p>0.013180999999956</text:p>
          </table:table-cell>
          <table:table-cell table:style-name="ce3" table:formula="of:=AVERAGE([.I57];[.I61];[.I65])" office:value-type="float" office:value="2.07790133333333" calcext:value-type="float">
            <text:p>2.07790133333333</text:p>
          </table:table-cell>
          <table:table-cell table:style-name="ce3" table:formula="of:=AVERAGE([.J57];[.J61];[.J65])" office:value-type="float" office:value="0.434033000000075" calcext:value-type="float">
            <text:p>0.434033000000075</text:p>
          </table:table-cell>
          <table:table-cell table:style-name="ce3" table:formula="of:=AVERAGE([.K57];[.K61];[.K65])" office:value-type="float" office:value="0.0204056666667232" calcext:value-type="float">
            <text:p>0.020405666666723</text:p>
          </table:table-cell>
          <table:table-cell table:style-name="ce3" table:formula="of:=AVERAGE([.L57];[.L61];[.L65])" office:value-type="float" office:value="0.0715736666667605" calcext:value-type="float">
            <text:p>0.071573666666761</text:p>
          </table:table-cell>
          <table:table-cell table:style-name="ce3" table:formula="of:=AVERAGE([.M57];[.M61];[.M65])" office:value-type="float" office:value="0" calcext:value-type="float">
            <text:p>0</text:p>
          </table:table-cell>
          <table:table-cell table:style-name="ce3" table:formula="of:=AVERAGE([.N57];[.N61];[.N65])" office:value-type="float" office:value="0.0155166666665991" calcext:value-type="float">
            <text:p>0.015516666666599</text:p>
          </table:table-cell>
          <table:table-cell table:style-name="ce4" table:formula="of:=SUM([.C69:.N69])" office:value-type="float" office:value="10.9859988328045" calcext:value-type="float">
            <text:p>10.985998832804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8];[.C62];[.C66])" office:value-type="float" office:value="0.120714000000059" calcext:value-type="float">
            <text:p>0.120714000000059</text:p>
          </table:table-cell>
          <table:table-cell table:style-name="ce3" table:formula="of:=AVERAGE([.D58];[.D62];[.D66])" office:value-type="float" office:value="0.0016766666666778" calcext:value-type="float">
            <text:p>0.001676666666678</text:p>
          </table:table-cell>
          <table:table-cell table:style-name="ce3" table:formula="of:=AVERAGE([.E58];[.E62];[.E66])" office:value-type="float" office:value="0.238689333333317" calcext:value-type="float">
            <text:p>0.238689333333317</text:p>
          </table:table-cell>
          <table:table-cell table:style-name="ce3" table:formula="of:=AVERAGE([.F58];[.F62];[.F66])" office:value-type="float" office:value="3.31802336374919" calcext:value-type="float">
            <text:p>3.31802336374919</text:p>
          </table:table-cell>
          <table:table-cell table:style-name="ce3" table:formula="of:=AVERAGE([.G58];[.G62];[.G66])" office:value-type="float" office:value="4.24901566666669" calcext:value-type="float">
            <text:p>4.24901566666669</text:p>
          </table:table-cell>
          <table:table-cell table:style-name="ce3" table:formula="of:=AVERAGE([.H58];[.H62];[.H66])" office:value-type="float" office:value="0.0130329999999504" calcext:value-type="float">
            <text:p>0.01303299999995</text:p>
          </table:table-cell>
          <table:table-cell table:style-name="ce3" table:formula="of:=AVERAGE([.I58];[.I62];[.I66])" office:value-type="float" office:value="1.99827799999995" calcext:value-type="float">
            <text:p>1.99827799999995</text:p>
          </table:table-cell>
          <table:table-cell table:style-name="ce3" table:formula="of:=AVERAGE([.J58];[.J62];[.J66])" office:value-type="float" office:value="0.439414333333313" calcext:value-type="float">
            <text:p>0.439414333333313</text:p>
          </table:table-cell>
          <table:table-cell table:style-name="ce3" table:formula="of:=AVERAGE([.K58];[.K62];[.K66])" office:value-type="float" office:value="0.0200196666666367" calcext:value-type="float">
            <text:p>0.020019666666637</text:p>
          </table:table-cell>
          <table:table-cell table:style-name="ce3" table:formula="of:=AVERAGE([.L58];[.L62];[.L66])" office:value-type="float" office:value="0.0675813333333129" calcext:value-type="float">
            <text:p>0.067581333333313</text:p>
          </table:table-cell>
          <table:table-cell table:style-name="ce3" table:formula="of:=AVERAGE([.M58];[.M62];[.M66])" office:value-type="float" office:value="0" calcext:value-type="float">
            <text:p>0</text:p>
          </table:table-cell>
          <table:table-cell table:style-name="ce3" table:formula="of:=AVERAGE([.N58];[.N62];[.N66])" office:value-type="float" office:value="0.0212503333333795" calcext:value-type="float">
            <text:p>0.02125033333338</text:p>
          </table:table-cell>
          <table:table-cell table:style-name="ce4" table:formula="of:=SUM([.C70:.N70])" office:value-type="float" office:value="10.4876956970825" calcext:value-type="float">
            <text:p>10.487695697082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9];[.C63];[.C67])" office:value-type="float" office:value="0.120626333333348" calcext:value-type="float">
            <text:p>0.120626333333348</text:p>
          </table:table-cell>
          <table:table-cell table:style-name="ce3" table:formula="of:=AVERAGE([.D59];[.D63];[.D67])" office:value-type="float" office:value="0.00168299999988146" calcext:value-type="float">
            <text:p>0.001682999999881</text:p>
          </table:table-cell>
          <table:table-cell table:style-name="ce3" table:formula="of:=AVERAGE([.E59];[.E63];[.E67])" office:value-type="float" office:value="0.232448333333271" calcext:value-type="float">
            <text:p>0.232448333333271</text:p>
          </table:table-cell>
          <table:table-cell table:style-name="ce3" table:formula="of:=AVERAGE([.F59];[.F63];[.F67])" office:value-type="float" office:value="3.44388326009114" calcext:value-type="float">
            <text:p>3.44388326009114</text:p>
          </table:table-cell>
          <table:table-cell table:style-name="ce3" table:formula="of:=AVERAGE([.G59];[.G63];[.G67])" office:value-type="float" office:value="5.41079833333326" calcext:value-type="float">
            <text:p>5.41079833333326</text:p>
          </table:table-cell>
          <table:table-cell table:style-name="ce3" table:formula="of:=AVERAGE([.H59];[.H63];[.H67])" office:value-type="float" office:value="0.0130283333332954" calcext:value-type="float">
            <text:p>0.013028333333296</text:p>
          </table:table-cell>
          <table:table-cell table:style-name="ce3" table:formula="of:=AVERAGE([.I59];[.I63];[.I67])" office:value-type="float" office:value="2.11799233333333" calcext:value-type="float">
            <text:p>2.11799233333333</text:p>
          </table:table-cell>
          <table:table-cell table:style-name="ce3" table:formula="of:=AVERAGE([.J59];[.J63];[.J67])" office:value-type="float" office:value="0.472908333333408" calcext:value-type="float">
            <text:p>0.472908333333408</text:p>
          </table:table-cell>
          <table:table-cell table:style-name="ce3" table:formula="of:=AVERAGE([.K59];[.K63];[.K67])" office:value-type="float" office:value="0.019958000000012" calcext:value-type="float">
            <text:p>0.019958000000012</text:p>
          </table:table-cell>
          <table:table-cell table:style-name="ce3" table:formula="of:=AVERAGE([.L59];[.L63];[.L67])" office:value-type="float" office:value="0.0655529999999847" calcext:value-type="float">
            <text:p>0.065552999999985</text:p>
          </table:table-cell>
          <table:table-cell table:style-name="ce3" table:formula="of:=AVERAGE([.M59];[.M63];[.M67])" office:value-type="float" office:value="0" calcext:value-type="float">
            <text:p>0</text:p>
          </table:table-cell>
          <table:table-cell table:style-name="ce3" table:formula="of:=AVERAGE([.N59];[.N63];[.N67])" office:value-type="float" office:value="0.0268139999999827" calcext:value-type="float">
            <text:p>0.026813999999983</text:p>
          </table:table-cell>
          <table:table-cell table:style-name="ce4" table:formula="of:=SUM([.C71:.N71])" office:value-type="float" office:value="11.9256932600909" calcext:value-type="float">
            <text:p>11.9256932600909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68:.C71])" office:value-type="float" office:value="0.479483666666814" calcext:value-type="float">
            <text:p>0.479483666666814</text:p>
          </table:table-cell>
          <table:table-cell table:style-name="ce1" table:formula="of:=SUM([.D68:.D71])" office:value-type="float" office:value="0.00671699999990475" calcext:value-type="float">
            <text:p>0.006716999999905</text:p>
          </table:table-cell>
          <table:table-cell table:style-name="ce1" table:formula="of:=SUM([.E68:.E71])" office:value-type="float" office:value="0.940633666666599" calcext:value-type="float">
            <text:p>0.940633666666599</text:p>
          </table:table-cell>
          <table:table-cell table:style-name="ce1" table:formula="of:=SUM([.F68:.F71])" office:value-type="float" office:value="13.2706746260325" calcext:value-type="float">
            <text:p>13.2706746260325</text:p>
          </table:table-cell>
          <table:table-cell table:style-name="ce1" table:formula="of:=SUM([.G68:.G71])" office:value-type="float" office:value="18.6614996666666" calcext:value-type="float">
            <text:p>18.6614996666666</text:p>
          </table:table-cell>
          <table:table-cell table:style-name="ce1" table:formula="of:=SUM([.H68:.H71])" office:value-type="float" office:value="0.0438523333331584" calcext:value-type="float">
            <text:p>0.043852333333158</text:p>
          </table:table-cell>
          <table:table-cell table:style-name="ce1" table:formula="of:=SUM([.I68:.I71])" office:value-type="float" office:value="11.7346626666665" calcext:value-type="float">
            <text:p>11.7346626666665</text:p>
          </table:table-cell>
          <table:table-cell table:style-name="ce1" table:formula="of:=SUM([.J68:.J71])" office:value-type="float" office:value="1.73321333333342" calcext:value-type="float">
            <text:p>1.73321333333342</text:p>
          </table:table-cell>
          <table:table-cell table:style-name="ce1" table:formula="of:=SUM([.K68:.K71])" office:value-type="float" office:value="0.0797863333333073" calcext:value-type="float">
            <text:p>0.079786333333307</text:p>
          </table:table-cell>
          <table:table-cell table:style-name="ce1" table:formula="of:=SUM([.L68:.L71])" office:value-type="float" office:value="0.273744999999963" calcext:value-type="float">
            <text:p>0.273744999999963</text:p>
          </table:table-cell>
          <table:table-cell table:style-name="ce1" table:formula="of:=SUM([.M68:.M71])" office:value-type="float" office:value="0" calcext:value-type="float">
            <text:p>0</text:p>
          </table:table-cell>
          <table:table-cell table:style-name="ce1" table:formula="of:=SUM([.N68:.N71])" office:value-type="float" office:value="0.0716409999999997" calcext:value-type="float">
            <text:p>0.071641</text:p>
          </table:table-cell>
          <table:table-cell table:style-name="ce1" table:formula="of:=SUM([.C72:.N72])" office:value-type="float" office:value="47.2959092926988" calcext:value-type="float">
            <text:p>47.295909292698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9115000000088" calcext:value-type="float">
            <text:p>0.109115000000088</text:p>
          </table:table-cell>
          <table:table-cell office:value-type="float" office:value="0.00168999999993957" calcext:value-type="float">
            <text:p>0.00168999999994</text:p>
          </table:table-cell>
          <table:table-cell office:value-type="float" office:value="0.228462000000036" calcext:value-type="float">
            <text:p>0.228462000000036</text:p>
          </table:table-cell>
          <table:table-cell office:value-type="float" office:value="3.07719922065735" calcext:value-type="float">
            <text:p>3.07719922065735</text:p>
          </table:table-cell>
          <table:table-cell office:value-type="float" office:value="4.340194" calcext:value-type="float">
            <text:p>4.340194</text:p>
          </table:table-cell>
          <table:table-cell office:value-type="float" office:value="0.00454899999999725" calcext:value-type="float">
            <text:p>0.004548999999997</text:p>
          </table:table-cell>
          <table:table-cell office:value-type="float" office:value="5.48960799999998" calcext:value-type="float">
            <text:p>5.48960799999998</text:p>
          </table:table-cell>
          <table:table-cell office:value-type="float" office:value="0.381855000000087" calcext:value-type="float">
            <text:p>0.381855000000087</text:p>
          </table:table-cell>
          <table:table-cell office:value-type="float" office:value="0.0193779999999606" calcext:value-type="float">
            <text:p>0.019377999999961</text:p>
          </table:table-cell>
          <table:table-cell office:value-type="float" office:value="0.0501260000000912" calcext:value-type="float">
            <text:p>0.0501260000000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0083000000022" calcext:value-type="float">
            <text:p>0.120083000000022</text:p>
          </table:table-cell>
          <table:table-cell office:value-type="float" office:value="0.00166300000000774" calcext:value-type="float">
            <text:p>0.001663000000008</text:p>
          </table:table-cell>
          <table:table-cell office:value-type="float" office:value="0.336538000000019" calcext:value-type="float">
            <text:p>0.336538000000019</text:p>
          </table:table-cell>
          <table:table-cell office:value-type="float" office:value="4.66453003883362" calcext:value-type="float">
            <text:p>4.66453003883362</text:p>
          </table:table-cell>
          <table:table-cell office:value-type="float" office:value="9.52923300000009" calcext:value-type="float">
            <text:p>9.52923300000009</text:p>
          </table:table-cell>
          <table:table-cell office:value-type="float" office:value="0.0133190000000241" calcext:value-type="float">
            <text:p>0.013319000000024</text:p>
          </table:table-cell>
          <table:table-cell office:value-type="float" office:value="3.96487000000002" calcext:value-type="float">
            <text:p>3.96487000000002</text:p>
          </table:table-cell>
          <table:table-cell office:value-type="float" office:value="0.668916000000081" calcext:value-type="float">
            <text:p>0.668916000000081</text:p>
          </table:table-cell>
          <table:table-cell office:value-type="float" office:value="0.0235500000000002" calcext:value-type="float">
            <text:p>0.02355</text:p>
          </table:table-cell>
          <table:table-cell office:value-type="float" office:value="0.468850999999972" calcext:value-type="float">
            <text:p>0.468850999999972</text:p>
          </table:table-cell>
          <table:table-cell office:value-type="float" office:value="0.0211229999999887" calcext:value-type="float">
            <text:p>0.02112299999998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0304000000033" calcext:value-type="float">
            <text:p>0.120304000000033</text:p>
          </table:table-cell>
          <table:table-cell office:value-type="float" office:value="0.00166500000000269" calcext:value-type="float">
            <text:p>0.001665000000003</text:p>
          </table:table-cell>
          <table:table-cell office:value-type="float" office:value="0.37809100000004" calcext:value-type="float">
            <text:p>0.37809100000004</text:p>
          </table:table-cell>
          <table:table-cell office:value-type="float" office:value="5.94938397407532" calcext:value-type="float">
            <text:p>5.94938397407532</text:p>
          </table:table-cell>
          <table:table-cell office:value-type="float" office:value="12.464065" calcext:value-type="float">
            <text:p>12.464065</text:p>
          </table:table-cell>
          <table:table-cell office:value-type="float" office:value="0.0131039999999985" calcext:value-type="float">
            <text:p>0.013103999999999</text:p>
          </table:table-cell>
          <table:table-cell office:value-type="float" office:value="6.65646800000002" calcext:value-type="float">
            <text:p>6.65646800000002</text:p>
          </table:table-cell>
          <table:table-cell office:value-type="float" office:value="0.79725099999996" calcext:value-type="float">
            <text:p>0.79725099999996</text:p>
          </table:table-cell>
          <table:table-cell office:value-type="float" office:value="0.024936999999909" calcext:value-type="float">
            <text:p>0.024936999999909</text:p>
          </table:table-cell>
          <table:table-cell office:value-type="float" office:value="0.64262599999995" calcext:value-type="float">
            <text:p>0.64262599999995</text:p>
          </table:table-cell>
          <table:table-cell office:value-type="float" office:value="0.0246630000000323" calcext:value-type="float">
            <text:p>0.02466300000003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0204000000058" calcext:value-type="float">
            <text:p>0.120204000000058</text:p>
          </table:table-cell>
          <table:table-cell office:value-type="float" office:value="0.00168999999993957" calcext:value-type="float">
            <text:p>0.00168999999994</text:p>
          </table:table-cell>
          <table:table-cell office:value-type="float" office:value="0.412719999999922" calcext:value-type="float">
            <text:p>0.412719999999922</text:p>
          </table:table-cell>
          <table:table-cell office:value-type="float" office:value="7.19249153137207" calcext:value-type="float">
            <text:p>7.19249153137207</text:p>
          </table:table-cell>
          <table:table-cell office:value-type="float" office:value="18.527423" calcext:value-type="float">
            <text:p>18.527423</text:p>
          </table:table-cell>
          <table:table-cell office:value-type="float" office:value="0.0131230000000642" calcext:value-type="float">
            <text:p>0.013123000000064</text:p>
          </table:table-cell>
          <table:table-cell office:value-type="float" office:value="5.24762899999996" calcext:value-type="float">
            <text:p>5.24762899999996</text:p>
          </table:table-cell>
          <table:table-cell office:value-type="float" office:value="1.09957599999996" calcext:value-type="float">
            <text:p>1.09957599999996</text:p>
          </table:table-cell>
          <table:table-cell office:value-type="float" office:value="0.0262210000000778" calcext:value-type="float">
            <text:p>0.026221000000078</text:p>
          </table:table-cell>
          <table:table-cell office:value-type="float" office:value="0.79019500000004" calcext:value-type="float">
            <text:p>0.79019500000004</text:p>
          </table:table-cell>
          <table:table-cell office:value-type="float" office:value="0.0281989999999723" calcext:value-type="float">
            <text:p>0.0281989999999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7580000000089" calcext:value-type="float">
            <text:p>0.117580000000089</text:p>
          </table:table-cell>
          <table:table-cell office:value-type="float" office:value="0.00166499999988901" calcext:value-type="float">
            <text:p>0.001664999999889</text:p>
          </table:table-cell>
          <table:table-cell office:value-type="float" office:value="0.228179999999952" calcext:value-type="float">
            <text:p>0.228179999999952</text:p>
          </table:table-cell>
          <table:table-cell office:value-type="float" office:value="3.06773900985718" calcext:value-type="float">
            <text:p>3.06773900985718</text:p>
          </table:table-cell>
          <table:table-cell office:value-type="float" office:value="4.33203500000002" calcext:value-type="float">
            <text:p>4.33203500000002</text:p>
          </table:table-cell>
          <table:table-cell office:value-type="float" office:value="0.00452200000006542" calcext:value-type="float">
            <text:p>0.004522000000065</text:p>
          </table:table-cell>
          <table:table-cell office:value-type="float" office:value="5.52546599999994" calcext:value-type="float">
            <text:p>5.52546599999994</text:p>
          </table:table-cell>
          <table:table-cell office:value-type="float" office:value="0.384209000000055" calcext:value-type="float">
            <text:p>0.384209000000055</text:p>
          </table:table-cell>
          <table:table-cell office:value-type="float" office:value="0.0193720000000894" calcext:value-type="float">
            <text:p>0.019372000000089</text:p>
          </table:table-cell>
          <table:table-cell office:value-type="float" office:value="0.0494999999999664" calcext:value-type="float">
            <text:p>0.0494999999999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20148999999969" calcext:value-type="float">
            <text:p>0.120148999999969</text:p>
          </table:table-cell>
          <table:table-cell office:value-type="float" office:value="0.00168699999994715" calcext:value-type="float">
            <text:p>0.001686999999947</text:p>
          </table:table-cell>
          <table:table-cell office:value-type="float" office:value="0.42446700000005" calcext:value-type="float">
            <text:p>0.42446700000005</text:p>
          </table:table-cell>
          <table:table-cell office:value-type="float" office:value="4.67469358444214" calcext:value-type="float">
            <text:p>4.67469358444214</text:p>
          </table:table-cell>
          <table:table-cell office:value-type="float" office:value="9.48020899999995" calcext:value-type="float">
            <text:p>9.48020899999995</text:p>
          </table:table-cell>
          <table:table-cell office:value-type="float" office:value="0.0131299999999328" calcext:value-type="float">
            <text:p>0.013129999999933</text:p>
          </table:table-cell>
          <table:table-cell office:value-type="float" office:value="3.96615599999996" calcext:value-type="float">
            <text:p>3.96615599999996</text:p>
          </table:table-cell>
          <table:table-cell office:value-type="float" office:value="0.668345000000045" calcext:value-type="float">
            <text:p>0.668345000000045</text:p>
          </table:table-cell>
          <table:table-cell office:value-type="float" office:value="0.0234030000000303" calcext:value-type="float">
            <text:p>0.02340300000003</text:p>
          </table:table-cell>
          <table:table-cell office:value-type="float" office:value="0.467396000000008" calcext:value-type="float">
            <text:p>0.467396000000008</text:p>
          </table:table-cell>
          <table:table-cell office:value-type="float" office:value="0.0215990000000375" calcext:value-type="float">
            <text:p>0.02159900000003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3204999999984" calcext:value-type="float">
            <text:p>0.123204999999984</text:p>
          </table:table-cell>
          <table:table-cell office:value-type="float" office:value="0.00169599999992442" calcext:value-type="float">
            <text:p>0.001695999999924</text:p>
          </table:table-cell>
          <table:table-cell office:value-type="float" office:value="0.378694999999993" calcext:value-type="float">
            <text:p>0.378694999999993</text:p>
          </table:table-cell>
          <table:table-cell office:value-type="float" office:value="6.08181262016296" calcext:value-type="float">
            <text:p>6.08181262016296</text:p>
          </table:table-cell>
          <table:table-cell office:value-type="float" office:value="12.357872" calcext:value-type="float">
            <text:p>12.357872</text:p>
          </table:table-cell>
          <table:table-cell office:value-type="float" office:value="0.013121999999953" calcext:value-type="float">
            <text:p>0.013121999999953</text:p>
          </table:table-cell>
          <table:table-cell office:value-type="float" office:value="6.63499200000001" calcext:value-type="float">
            <text:p>6.63499200000001</text:p>
          </table:table-cell>
          <table:table-cell office:value-type="float" office:value="0.904368999999974" calcext:value-type="float">
            <text:p>0.904368999999974</text:p>
          </table:table-cell>
          <table:table-cell office:value-type="float" office:value="0.0250169999999343" calcext:value-type="float">
            <text:p>0.025016999999934</text:p>
          </table:table-cell>
          <table:table-cell office:value-type="float" office:value="0.641757999999868" calcext:value-type="float">
            <text:p>0.641757999999868</text:p>
          </table:table-cell>
          <table:table-cell office:value-type="float" office:value="0.0246430000000828" calcext:value-type="float">
            <text:p>0.02464300000008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394000000033" calcext:value-type="float">
            <text:p>0.120394000000033</text:p>
          </table:table-cell>
          <table:table-cell office:value-type="float" office:value="0.00166999999999007" calcext:value-type="float">
            <text:p>0.00166999999999</text:p>
          </table:table-cell>
          <table:table-cell office:value-type="float" office:value="0.414297000000033" calcext:value-type="float">
            <text:p>0.414297000000033</text:p>
          </table:table-cell>
          <table:table-cell office:value-type="float" office:value="7.54559898376465" calcext:value-type="float">
            <text:p>7.54559898376465</text:p>
          </table:table-cell>
          <table:table-cell office:value-type="float" office:value="18.545306" calcext:value-type="float">
            <text:p>18.545306</text:p>
          </table:table-cell>
          <table:table-cell office:value-type="float" office:value="0.0132529999999633" calcext:value-type="float">
            <text:p>0.013252999999963</text:p>
          </table:table-cell>
          <table:table-cell office:value-type="float" office:value="5.29004599999996" calcext:value-type="float">
            <text:p>5.29004599999996</text:p>
          </table:table-cell>
          <table:table-cell office:value-type="float" office:value="1.11745700000006" calcext:value-type="float">
            <text:p>1.11745700000006</text:p>
          </table:table-cell>
          <table:table-cell office:value-type="float" office:value="0.0261639999999943" calcext:value-type="float">
            <text:p>0.026163999999994</text:p>
          </table:table-cell>
          <table:table-cell office:value-type="float" office:value="0.794266000000221" calcext:value-type="float">
            <text:p>0.794266000000221</text:p>
          </table:table-cell>
          <table:table-cell office:value-type="float" office:value="0.0283439999998336" calcext:value-type="float">
            <text:p>0.02834399999983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778500000014" calcext:value-type="float">
            <text:p>0.11778500000014</text:p>
          </table:table-cell>
          <table:table-cell office:value-type="float" office:value="0.00167799999985618" calcext:value-type="float">
            <text:p>0.001677999999856</text:p>
          </table:table-cell>
          <table:table-cell office:value-type="float" office:value="0.229746000000205" calcext:value-type="float">
            <text:p>0.229746000000205</text:p>
          </table:table-cell>
          <table:table-cell office:value-type="float" office:value="3.19823050498962" calcext:value-type="float">
            <text:p>3.19823050498962</text:p>
          </table:table-cell>
          <table:table-cell office:value-type="float" office:value="4.38245399999983" calcext:value-type="float">
            <text:p>4.38245399999983</text:p>
          </table:table-cell>
          <table:table-cell office:value-type="float" office:value="0.00460300000008829" calcext:value-type="float">
            <text:p>0.004603000000088</text:p>
          </table:table-cell>
          <table:table-cell office:value-type="float" office:value="5.52645699999994" calcext:value-type="float">
            <text:p>5.52645699999994</text:p>
          </table:table-cell>
          <table:table-cell office:value-type="float" office:value="0.475723000000016" calcext:value-type="float">
            <text:p>0.475723000000016</text:p>
          </table:table-cell>
          <table:table-cell office:value-type="float" office:value="0.0194209999999657" calcext:value-type="float">
            <text:p>0.019420999999966</text:p>
          </table:table-cell>
          <table:table-cell office:value-type="float" office:value="0.0494300000000294" calcext:value-type="float">
            <text:p>0.0494300000000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0257999999922" calcext:value-type="float">
            <text:p>0.120257999999922</text:p>
          </table:table-cell>
          <table:table-cell office:value-type="float" office:value="0.00167799999985618" calcext:value-type="float">
            <text:p>0.001677999999856</text:p>
          </table:table-cell>
          <table:table-cell office:value-type="float" office:value="0.424652000000151" calcext:value-type="float">
            <text:p>0.424652000000151</text:p>
          </table:table-cell>
          <table:table-cell office:value-type="float" office:value="4.67635130882263" calcext:value-type="float">
            <text:p>4.67635130882263</text:p>
          </table:table-cell>
          <table:table-cell office:value-type="float" office:value="9.51835200000005" calcext:value-type="float">
            <text:p>9.51835200000005</text:p>
          </table:table-cell>
          <table:table-cell office:value-type="float" office:value="0.0130990000000111" calcext:value-type="float">
            <text:p>0.013099000000011</text:p>
          </table:table-cell>
          <table:table-cell office:value-type="float" office:value="3.887293" calcext:value-type="float">
            <text:p>3.887293</text:p>
          </table:table-cell>
          <table:table-cell office:value-type="float" office:value="0.672618999999941" calcext:value-type="float">
            <text:p>0.672618999999941</text:p>
          </table:table-cell>
          <table:table-cell office:value-type="float" office:value="0.0237720000000081" calcext:value-type="float">
            <text:p>0.023772000000008</text:p>
          </table:table-cell>
          <table:table-cell office:value-type="float" office:value="0.469675000000052" calcext:value-type="float">
            <text:p>0.469675000000052</text:p>
          </table:table-cell>
          <table:table-cell office:value-type="float" office:value="0.020958999999948" calcext:value-type="float">
            <text:p>0.02095899999994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20479999999816" calcext:value-type="float">
            <text:p>0.120479999999816</text:p>
          </table:table-cell>
          <table:table-cell office:value-type="float" office:value="0.00166599999988648" calcext:value-type="float">
            <text:p>0.001665999999886</text:p>
          </table:table-cell>
          <table:table-cell office:value-type="float" office:value="0.382254999999986" calcext:value-type="float">
            <text:p>0.382254999999986</text:p>
          </table:table-cell>
          <table:table-cell office:value-type="float" office:value="6.04501986503601" calcext:value-type="float">
            <text:p>6.04501986503601</text:p>
          </table:table-cell>
          <table:table-cell office:value-type="float" office:value="12.4425620000002" calcext:value-type="float">
            <text:p>12.4425620000002</text:p>
          </table:table-cell>
          <table:table-cell office:value-type="float" office:value="0.0130510000001323" calcext:value-type="float">
            <text:p>0.013051000000132</text:p>
          </table:table-cell>
          <table:table-cell office:value-type="float" office:value="6.60896000000002" calcext:value-type="float">
            <text:p>6.60896000000002</text:p>
          </table:table-cell>
          <table:table-cell office:value-type="float" office:value="0.802036000000044" calcext:value-type="float">
            <text:p>0.802036000000044</text:p>
          </table:table-cell>
          <table:table-cell office:value-type="float" office:value="0.0252140000000054" calcext:value-type="float">
            <text:p>0.025214000000005</text:p>
          </table:table-cell>
          <table:table-cell office:value-type="float" office:value="0.642931000000317" calcext:value-type="float">
            <text:p>0.642931000000317</text:p>
          </table:table-cell>
          <table:table-cell office:value-type="float" office:value="0.024927999999818" calcext:value-type="float">
            <text:p>0.02492799999981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0511999999962" calcext:value-type="float">
            <text:p>0.120511999999962</text:p>
          </table:table-cell>
          <table:table-cell office:value-type="float" office:value="0.00168800000005831" calcext:value-type="float">
            <text:p>0.001688000000058</text:p>
          </table:table-cell>
          <table:table-cell office:value-type="float" office:value="0.410683000000063" calcext:value-type="float">
            <text:p>0.410683000000063</text:p>
          </table:table-cell>
          <table:table-cell office:value-type="float" office:value="7.71487092971802" calcext:value-type="float">
            <text:p>7.71487092971802</text:p>
          </table:table-cell>
          <table:table-cell office:value-type="float" office:value="18.523138" calcext:value-type="float">
            <text:p>18.523138</text:p>
          </table:table-cell>
          <table:table-cell office:value-type="float" office:value="0.0132640000001629" calcext:value-type="float">
            <text:p>0.013264000000163</text:p>
          </table:table-cell>
          <table:table-cell office:value-type="float" office:value="5.31263000000013" calcext:value-type="float">
            <text:p>5.31263000000013</text:p>
          </table:table-cell>
          <table:table-cell office:value-type="float" office:value="1.106855" calcext:value-type="float">
            <text:p>1.106855</text:p>
          </table:table-cell>
          <table:table-cell office:value-type="float" office:value="0.0265280000000985" calcext:value-type="float">
            <text:p>0.026528000000099</text:p>
          </table:table-cell>
          <table:table-cell office:value-type="float" office:value="0.793040000000019" calcext:value-type="float">
            <text:p>0.793040000000019</text:p>
          </table:table-cell>
          <table:table-cell office:value-type="float" office:value="0.0283540000000357" calcext:value-type="float">
            <text:p>0.0283540000000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74];[.C78];[.C82])" office:value-type="float" office:value="0.114826666666772" calcext:value-type="float">
            <text:p>0.114826666666772</text:p>
          </table:table-cell>
          <table:table-cell table:style-name="ce3" table:formula="of:=AVERAGE([.D74];[.D78];[.D82])" office:value-type="float" office:value="0.00167766666656159" calcext:value-type="float">
            <text:p>0.001677666666562</text:p>
          </table:table-cell>
          <table:table-cell table:style-name="ce3" table:formula="of:=AVERAGE([.E74];[.E78];[.E82])" office:value-type="float" office:value="0.228796000000064" calcext:value-type="float">
            <text:p>0.228796000000064</text:p>
          </table:table-cell>
          <table:table-cell table:style-name="ce3" table:formula="of:=AVERAGE([.F74];[.F78];[.F82])" office:value-type="float" office:value="3.11438957850138" calcext:value-type="float">
            <text:p>3.11438957850138</text:p>
          </table:table-cell>
          <table:table-cell table:style-name="ce3" table:formula="of:=AVERAGE([.G74];[.G78];[.G82])" office:value-type="float" office:value="4.35156099999995" calcext:value-type="float">
            <text:p>4.35156099999995</text:p>
          </table:table-cell>
          <table:table-cell table:style-name="ce3" table:formula="of:=AVERAGE([.H74];[.H78];[.H82])" office:value-type="float" office:value="0.00455800000005032" calcext:value-type="float">
            <text:p>0.00455800000005</text:p>
          </table:table-cell>
          <table:table-cell table:style-name="ce3" table:formula="of:=AVERAGE([.I74];[.I78];[.I82])" office:value-type="float" office:value="5.51384366666662" calcext:value-type="float">
            <text:p>5.51384366666662</text:p>
          </table:table-cell>
          <table:table-cell table:style-name="ce3" table:formula="of:=AVERAGE([.J74];[.J78];[.J82])" office:value-type="float" office:value="0.413929000000053" calcext:value-type="float">
            <text:p>0.413929000000053</text:p>
          </table:table-cell>
          <table:table-cell table:style-name="ce3" table:formula="of:=AVERAGE([.K74];[.K78];[.K82])" office:value-type="float" office:value="0.0193903333333386" calcext:value-type="float">
            <text:p>0.019390333333339</text:p>
          </table:table-cell>
          <table:table-cell table:style-name="ce3" table:formula="of:=AVERAGE([.L74];[.L78];[.L82])" office:value-type="float" office:value="0.0496853333333623" calcext:value-type="float">
            <text:p>0.049685333333362</text:p>
          </table:table-cell>
          <table:table-cell table:style-name="ce3" table:formula="of:=AVERAGE([.M74];[.M78];[.M82])" office:value-type="float" office:value="0" calcext:value-type="float">
            <text:p>0</text:p>
          </table:table-cell>
          <table:table-cell table:style-name="ce3" table:formula="of:=AVERAGE([.N74];[.N78];[.N82])" office:value-type="float" office:value="0" calcext:value-type="float">
            <text:p>0</text:p>
          </table:table-cell>
          <table:table-cell table:style-name="ce4" table:formula="of:=SUM([.C86:.N86])" office:value-type="float" office:value="13.8126572451682" calcext:value-type="float">
            <text:p>13.8126572451682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5];[.C79];[.C83])" office:value-type="float" office:value="0.120163333333304" calcext:value-type="float">
            <text:p>0.120163333333304</text:p>
          </table:table-cell>
          <table:table-cell table:style-name="ce3" table:formula="of:=AVERAGE([.D75];[.D79];[.D83])" office:value-type="float" office:value="0.00167599999993702" calcext:value-type="float">
            <text:p>0.001675999999937</text:p>
          </table:table-cell>
          <table:table-cell table:style-name="ce3" table:formula="of:=AVERAGE([.E75];[.E79];[.E83])" office:value-type="float" office:value="0.395219000000073" calcext:value-type="float">
            <text:p>0.395219000000073</text:p>
          </table:table-cell>
          <table:table-cell table:style-name="ce3" table:formula="of:=AVERAGE([.F75];[.F79];[.F83])" office:value-type="float" office:value="4.67185831069946" calcext:value-type="float">
            <text:p>4.67185831069946</text:p>
          </table:table-cell>
          <table:table-cell table:style-name="ce3" table:formula="of:=AVERAGE([.G75];[.G79];[.G83])" office:value-type="float" office:value="9.5092646666667" calcext:value-type="float">
            <text:p>9.5092646666667</text:p>
          </table:table-cell>
          <table:table-cell table:style-name="ce3" table:formula="of:=AVERAGE([.H75];[.H79];[.H83])" office:value-type="float" office:value="0.013182666666656" calcext:value-type="float">
            <text:p>0.013182666666656</text:p>
          </table:table-cell>
          <table:table-cell table:style-name="ce3" table:formula="of:=AVERAGE([.I75];[.I79];[.I83])" office:value-type="float" office:value="3.93943966666666" calcext:value-type="float">
            <text:p>3.93943966666666</text:p>
          </table:table-cell>
          <table:table-cell table:style-name="ce3" table:formula="of:=AVERAGE([.J75];[.J79];[.J83])" office:value-type="float" office:value="0.669960000000022" calcext:value-type="float">
            <text:p>0.669960000000022</text:p>
          </table:table-cell>
          <table:table-cell table:style-name="ce3" table:formula="of:=AVERAGE([.K75];[.K79];[.K83])" office:value-type="float" office:value="0.0235750000000129" calcext:value-type="float">
            <text:p>0.023575000000013</text:p>
          </table:table-cell>
          <table:table-cell table:style-name="ce3" table:formula="of:=AVERAGE([.L75];[.L79];[.L83])" office:value-type="float" office:value="0.468640666666677" calcext:value-type="float">
            <text:p>0.468640666666677</text:p>
          </table:table-cell>
          <table:table-cell table:style-name="ce3" table:formula="of:=AVERAGE([.M75];[.M79];[.M83])" office:value-type="float" office:value="0.0212269999999914" calcext:value-type="float">
            <text:p>0.021226999999991</text:p>
          </table:table-cell>
          <table:table-cell table:style-name="ce3" table:formula="of:=AVERAGE([.N75];[.N79];[.N83])" office:value-type="float" office:value="0" calcext:value-type="float">
            <text:p>0</text:p>
          </table:table-cell>
          <table:table-cell table:style-name="ce4" table:formula="of:=SUM([.C87:.N87])" office:value-type="float" office:value="19.8342063106995" calcext:value-type="float">
            <text:p>19.834206310699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6];[.C80];[.C84])" office:value-type="float" office:value="0.121329666666611" calcext:value-type="float">
            <text:p>0.121329666666611</text:p>
          </table:table-cell>
          <table:table-cell table:style-name="ce3" table:formula="of:=AVERAGE([.D76];[.D80];[.D84])" office:value-type="float" office:value="0.00167566666660453" calcext:value-type="float">
            <text:p>0.001675666666605</text:p>
          </table:table-cell>
          <table:table-cell table:style-name="ce3" table:formula="of:=AVERAGE([.E76];[.E80];[.E84])" office:value-type="float" office:value="0.37968033333334" calcext:value-type="float">
            <text:p>0.37968033333334</text:p>
          </table:table-cell>
          <table:table-cell table:style-name="ce3" table:formula="of:=AVERAGE([.F76];[.F80];[.F84])" office:value-type="float" office:value="6.02540548642476" calcext:value-type="float">
            <text:p>6.02540548642476</text:p>
          </table:table-cell>
          <table:table-cell table:style-name="ce3" table:formula="of:=AVERAGE([.G76];[.G80];[.G84])" office:value-type="float" office:value="12.4214996666667" calcext:value-type="float">
            <text:p>12.4214996666667</text:p>
          </table:table-cell>
          <table:table-cell table:style-name="ce3" table:formula="of:=AVERAGE([.H76];[.H80];[.H84])" office:value-type="float" office:value="0.0130923333333613" calcext:value-type="float">
            <text:p>0.013092333333361</text:p>
          </table:table-cell>
          <table:table-cell table:style-name="ce3" table:formula="of:=AVERAGE([.I76];[.I80];[.I84])" office:value-type="float" office:value="6.63347333333335" calcext:value-type="float">
            <text:p>6.63347333333335</text:p>
          </table:table-cell>
          <table:table-cell table:style-name="ce3" table:formula="of:=AVERAGE([.J76];[.J80];[.J84])" office:value-type="float" office:value="0.834551999999993" calcext:value-type="float">
            <text:p>0.834551999999993</text:p>
          </table:table-cell>
          <table:table-cell table:style-name="ce3" table:formula="of:=AVERAGE([.K76];[.K80];[.K84])" office:value-type="float" office:value="0.0250559999999496" calcext:value-type="float">
            <text:p>0.02505599999995</text:p>
          </table:table-cell>
          <table:table-cell table:style-name="ce3" table:formula="of:=AVERAGE([.L76];[.L80];[.L84])" office:value-type="float" office:value="0.642438333333378" calcext:value-type="float">
            <text:p>0.642438333333378</text:p>
          </table:table-cell>
          <table:table-cell table:style-name="ce3" table:formula="of:=AVERAGE([.M76];[.M80];[.M84])" office:value-type="float" office:value="0.0247446666666444" calcext:value-type="float">
            <text:p>0.024744666666644</text:p>
          </table:table-cell>
          <table:table-cell table:style-name="ce3" table:formula="of:=AVERAGE([.N76];[.N80];[.N84])" office:value-type="float" office:value="0" calcext:value-type="float">
            <text:p>0</text:p>
          </table:table-cell>
          <table:table-cell table:style-name="ce4" table:formula="of:=SUM([.C88:.N88])" office:value-type="float" office:value="27.1229474864247" calcext:value-type="float">
            <text:p>27.1229474864247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7];[.C81];[.C85])" office:value-type="float" office:value="0.120370000000018" calcext:value-type="float">
            <text:p>0.120370000000018</text:p>
          </table:table-cell>
          <table:table-cell table:style-name="ce3" table:formula="of:=AVERAGE([.D77];[.D81];[.D85])" office:value-type="float" office:value="0.00168266666666265" calcext:value-type="float">
            <text:p>0.001682666666663</text:p>
          </table:table-cell>
          <table:table-cell table:style-name="ce3" table:formula="of:=AVERAGE([.E77];[.E81];[.E85])" office:value-type="float" office:value="0.412566666666673" calcext:value-type="float">
            <text:p>0.412566666666673</text:p>
          </table:table-cell>
          <table:table-cell table:style-name="ce3" table:formula="of:=AVERAGE([.F77];[.F81];[.F85])" office:value-type="float" office:value="7.48432048161825" calcext:value-type="float">
            <text:p>7.48432048161825</text:p>
          </table:table-cell>
          <table:table-cell table:style-name="ce3" table:formula="of:=AVERAGE([.G77];[.G81];[.G85])" office:value-type="float" office:value="18.5319556666667" calcext:value-type="float">
            <text:p>18.5319556666667</text:p>
          </table:table-cell>
          <table:table-cell table:style-name="ce3" table:formula="of:=AVERAGE([.H77];[.H81];[.H85])" office:value-type="float" office:value="0.0132133333333968" calcext:value-type="float">
            <text:p>0.013213333333397</text:p>
          </table:table-cell>
          <table:table-cell table:style-name="ce3" table:formula="of:=AVERAGE([.I77];[.I81];[.I85])" office:value-type="float" office:value="5.28343500000002" calcext:value-type="float">
            <text:p>5.28343500000002</text:p>
          </table:table-cell>
          <table:table-cell table:style-name="ce3" table:formula="of:=AVERAGE([.J77];[.J81];[.J85])" office:value-type="float" office:value="1.10796266666667" calcext:value-type="float">
            <text:p>1.10796266666667</text:p>
          </table:table-cell>
          <table:table-cell table:style-name="ce3" table:formula="of:=AVERAGE([.K77];[.K81];[.K85])" office:value-type="float" office:value="0.0263043333333902" calcext:value-type="float">
            <text:p>0.02630433333339</text:p>
          </table:table-cell>
          <table:table-cell table:style-name="ce3" table:formula="of:=AVERAGE([.L77];[.L81];[.L85])" office:value-type="float" office:value="0.792500333333427" calcext:value-type="float">
            <text:p>0.792500333333427</text:p>
          </table:table-cell>
          <table:table-cell table:style-name="ce3" table:formula="of:=AVERAGE([.M77];[.M81];[.M85])" office:value-type="float" office:value="0.0282989999999472" calcext:value-type="float">
            <text:p>0.028298999999947</text:p>
          </table:table-cell>
          <table:table-cell table:style-name="ce3" table:formula="of:=AVERAGE([.N77];[.N81];[.N85])" office:value-type="float" office:value="0" calcext:value-type="float">
            <text:p>0</text:p>
          </table:table-cell>
          <table:table-cell table:style-name="ce4" table:formula="of:=SUM([.C89:.N89])" office:value-type="float" office:value="33.8026101482851" calcext:value-type="float">
            <text:p>33.8026101482851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86:.C89])" office:value-type="float" office:value="0.476689666666705" calcext:value-type="float">
            <text:p>0.476689666666705</text:p>
          </table:table-cell>
          <table:table-cell table:style-name="ce1" table:formula="of:=SUM([.D86:.D89])" office:value-type="float" office:value="0.00671199999976579" calcext:value-type="float">
            <text:p>0.006711999999766</text:p>
          </table:table-cell>
          <table:table-cell table:style-name="ce1" table:formula="of:=SUM([.E86:.E89])" office:value-type="float" office:value="1.41626200000015" calcext:value-type="float">
            <text:p>1.41626200000015</text:p>
          </table:table-cell>
          <table:table-cell table:style-name="ce1" table:formula="of:=SUM([.F86:.F89])" office:value-type="float" office:value="21.2959738572439" calcext:value-type="float">
            <text:p>21.2959738572439</text:p>
          </table:table-cell>
          <table:table-cell table:style-name="ce1" table:formula="of:=SUM([.G86:.G89])" office:value-type="float" office:value="44.814281" calcext:value-type="float">
            <text:p>44.814281</text:p>
          </table:table-cell>
          <table:table-cell table:style-name="ce1" table:formula="of:=SUM([.H86:.H89])" office:value-type="float" office:value="0.0440463333334644" calcext:value-type="float">
            <text:p>0.044046333333464</text:p>
          </table:table-cell>
          <table:table-cell table:style-name="ce1" table:formula="of:=SUM([.I86:.I89])" office:value-type="float" office:value="21.3701916666666" calcext:value-type="float">
            <text:p>21.3701916666666</text:p>
          </table:table-cell>
          <table:table-cell table:style-name="ce1" table:formula="of:=SUM([.J86:.J89])" office:value-type="float" office:value="3.02640366666674" calcext:value-type="float">
            <text:p>3.02640366666674</text:p>
          </table:table-cell>
          <table:table-cell table:style-name="ce1" table:formula="of:=SUM([.K86:.K89])" office:value-type="float" office:value="0.0943256666666912" calcext:value-type="float">
            <text:p>0.094325666666691</text:p>
          </table:table-cell>
          <table:table-cell table:style-name="ce1" table:formula="of:=SUM([.L86:.L89])" office:value-type="float" office:value="1.95326466666684" calcext:value-type="float">
            <text:p>1.95326466666684</text:p>
          </table:table-cell>
          <table:table-cell table:style-name="ce1" table:formula="of:=SUM([.M86:.M89])" office:value-type="float" office:value="0.074270666666583" calcext:value-type="float">
            <text:p>0.074270666666583</text:p>
          </table:table-cell>
          <table:table-cell table:style-name="ce1" table:formula="of:=SUM([.N86:.N89])" office:value-type="float" office:value="0" calcext:value-type="float">
            <text:p>0</text:p>
          </table:table-cell>
          <table:table-cell table:style-name="ce1" table:formula="of:=SUM([.C90:.N90])" office:value-type="float" office:value="94.5724211905775" calcext:value-type="float">
            <text:p>94.5724211905775</text:p>
          </table:table-cell>
          <table:table-cell table:number-columns-repeated="1009"/>
        </table:table-row>
      </table:table>
      <table:table table:name="attr_based - h_cp - quality" table:style-name="ta1">
        <table:shapes>
          <draw:frame draw:z-index="0" draw:style-name="gr1" draw:text-style-name="P1" svg:width="159.99mm" svg:height="89.99mm" svg:x="160.11mm" svg:y="121.93mm">
            <draw:object draw:notify-on-update-of-ranges="'attr_based - h_cp - quality'.B28:'attr_based - h_cp - quality'.E28 'attr_based - h_cp - quality'.A29:'attr_based - h_cp - quality'.A29 'attr_based - h_cp - quality'.B29:'attr_based - h_cp - quality'.E29 'attr_based - h_cp - quality'.A30:'attr_based - h_cp - quality'.A30 'attr_based - h_cp - quality'.B30:'attr_based - h_cp - quality'.E30 'attr_based - h_cp - quality'.A31:'attr_based - h_cp - quality'.A31 'attr_based - h_cp - quality'.B31:'attr_based - h_cp - quality'.E31 'attr_based - h_cp - quality'.A33:'attr_based - h_cp - quality'.A33 'attr_based - h_cp - quality'.B33:'attr_based - h_cp - quality'.E33 'attr_based - h_cp - quality'.A32:'attr_based - h_cp - quality'.A32 'attr_based - h_cp - quality'.B32:'attr_based - h_cp - quality'.E32 'attr_based - h_cp - quality'.A34:'attr_based - h_cp - quality'.A34 'attr_based - h_cp - quality'.B34:'attr_based - h_cp - quality'.E3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dk_cells</text:p>
          </table:table-cell>
          <table:table-cell office:value-type="string" calcext:value-type="string">
            <text:p>training_cell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repairing_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epairing_f1</text:p>
          </table:table-cell>
          <table:table-cell office:value-type="string" calcext:value-type="string">
            <text:p>detected_errors</text:p>
          </table:table-cell>
          <table:table-cell office:value-type="string" calcext:value-type="string">
            <text:p>total_errors</text:p>
          </table:table-cell>
          <table:table-cell office:value-type="string" calcext:value-type="string">
            <text:p>correct_repairs</text:p>
          </table:table-cell>
          <table:table-cell office:value-type="string" calcext:value-type="string">
            <text:p>total_repairs</text:p>
          </table:table-cell>
          <table:table-cell office:value-type="string" calcext:value-type="string">
            <text:p>total_repairs_grdt</text:p>
          </table:table-cell>
          <table:table-cell office:value-type="string" calcext:value-type="string">
            <text:p>repairs_on_correct_cells</text:p>
          </table:table-cell>
          <table:table-cell office:value-type="string" calcext:value-type="string">
            <text:p>repairs_on_incorrect_cel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25688073394495" calcext:value-type="float">
            <text:p>0.825688073394495</text:p>
          </table:table-cell>
          <table:table-cell office:value-type="float" office:value="0.989010989010989" calcext:value-type="float">
            <text:p>0.989010989010989</text:p>
          </table:table-cell>
          <table:table-cell office:value-type="float" office:value="0.904522613065327" calcext:value-type="float">
            <text:p>0.904522613065327</text:p>
          </table:table-cell>
          <table:table-cell office:value-type="float" office:value="0.994475138121547" calcext:value-type="float">
            <text:p>0.994475138121547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63" calcext:value-type="float">
            <text:p>1963</text:p>
          </table:table-cell>
          <table:table-cell office:value-type="float" office:value="2500" calcext:value-type="float">
            <text:p>2500</text:p>
          </table:table-cell>
          <table:table-cell office:value-type="float" office:value="0.847619047619048" calcext:value-type="float">
            <text:p>0.847619047619048</text:p>
          </table:table-cell>
          <table:table-cell office:value-type="float" office:value="0.605442176870748" calcext:value-type="float">
            <text:p>0.605442176870748</text:p>
          </table:table-cell>
          <table:table-cell office:value-type="float" office:value="0.927083333333333" calcext:value-type="float">
            <text:p>0.927083333333333</text:p>
          </table:table-cell>
          <table:table-cell office:value-type="float" office:value="0.706349206349206" calcext:value-type="float">
            <text:p>0.706349206349206</text:p>
          </table:table-cell>
          <table:table-cell office:value-type="float" office:value="0.885572139303483" calcext:value-type="float">
            <text:p>0.885572139303483</text:p>
          </table:table-cell>
          <table:table-cell office:value-type="float" office:value="96" calcext:value-type="float">
            <text:p>96</text:p>
          </table:table-cell>
          <table:table-cell office:value-type="float" office:value="147" calcext:value-type="float">
            <text:p>147</text:p>
          </table:table-cell>
          <table:table-cell office:value-type="float" office:value="89" calcext:value-type="float">
            <text:p>89</text:p>
          </table:table-cell>
          <table:table-cell office:value-type="float" office:value="162" calcext:value-type="float">
            <text:p>162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83" calcext:value-type="float">
            <text:p>2083</text:p>
          </table:table-cell>
          <table:table-cell office:value-type="float" office:value="2471" calcext:value-type="float">
            <text:p>2471</text:p>
          </table:table-cell>
          <table:table-cell office:value-type="float" office:value="1" calcext:value-type="float">
            <text:p>1</text:p>
          </table:table-cell>
          <table:table-cell office:value-type="float" office:value="0.810810810810811" calcext:value-type="float">
            <text:p>0.810810810810811</text:p>
          </table:table-cell>
          <table:table-cell office:value-type="float" office:value="0.967741935483871" calcext:value-type="float">
            <text:p>0.967741935483871</text:p>
          </table:table-cell>
          <table:table-cell office:value-type="float" office:value="0.895522388059701" calcext:value-type="float">
            <text:p>0.895522388059701</text:p>
          </table:table-cell>
          <table:table-cell office:value-type="float" office:value="0.983606557377049" calcext:value-type="float">
            <text:p>0.983606557377049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49" calcext:value-type="float">
            <text:p>1949</text:p>
          </table:table-cell>
          <table:table-cell office:value-type="float" office:value="2513" calcext:value-type="float">
            <text:p>251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97752808988764" calcext:value-type="float">
            <text:p>0.79775280898876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875" calcext:value-type="float">
            <text:p>0.8875</text:p>
          </table:table-cell>
          <table:table-cell office:value-type="float" office:value="89" calcext:value-type="float">
            <text:p>89</text:p>
          </table:table-cell>
          <table:table-cell office:value-type="float" office:value="142" calcext:value-type="float">
            <text:p>142</text:p>
          </table:table-cell>
          <table:table-cell office:value-type="float" office:value="71" calcext:value-type="float">
            <text:p>71</text:p>
          </table:table-cell>
          <table:table-cell office:value-type="float" office:value="124" calcext:value-type="float">
            <text:p>124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25688073394495" calcext:value-type="float">
            <text:p>0.825688073394495</text:p>
          </table:table-cell>
          <table:table-cell office:value-type="float" office:value="0.989010989010989" calcext:value-type="float">
            <text:p>0.989010989010989</text:p>
          </table:table-cell>
          <table:table-cell office:value-type="float" office:value="0.904522613065327" calcext:value-type="float">
            <text:p>0.904522613065327</text:p>
          </table:table-cell>
          <table:table-cell office:value-type="float" office:value="0.994475138121547" calcext:value-type="float">
            <text:p>0.994475138121547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23" calcext:value-type="float">
            <text:p>3423</text:p>
          </table:table-cell>
          <table:table-cell office:value-type="float" office:value="5339" calcext:value-type="float">
            <text:p>5339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626506024096386" calcext:value-type="float">
            <text:p>0.626506024096386</text:p>
          </table:table-cell>
          <table:table-cell office:value-type="float" office:value="0.954128440366972" calcext:value-type="float">
            <text:p>0.954128440366972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0.908296943231441" calcext:value-type="float">
            <text:p>0.908296943231441</text:p>
          </table:table-cell>
          <table:table-cell office:value-type="float" office:value="109" calcext:value-type="float">
            <text:p>109</text:p>
          </table:table-cell>
          <table:table-cell office:value-type="float" office:value="166" calcext:value-type="float">
            <text:p>166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24" calcext:value-type="float">
            <text:p>3824</text:p>
          </table:table-cell>
          <table:table-cell office:value-type="float" office:value="8623" calcext:value-type="float">
            <text:p>8623</text:p>
          </table:table-cell>
          <table:table-cell office:value-type="float" office:value="0.981981981981982" calcext:value-type="float">
            <text:p>0.981981981981982</text:p>
          </table:table-cell>
          <table:table-cell office:value-type="float" office:value="0.576719576719577" calcext:value-type="float">
            <text:p>0.576719576719577</text:p>
          </table:table-cell>
          <table:table-cell office:value-type="float" office:value="0.939655172413793" calcext:value-type="float">
            <text:p>0.939655172413793</text:p>
          </table:table-cell>
          <table:table-cell office:value-type="float" office:value="0.726666666666667" calcext:value-type="float">
            <text:p>0.726666666666667</text:p>
          </table:table-cell>
          <table:table-cell office:value-type="float" office:value="0.960352422907489" calcext:value-type="float">
            <text:p>0.960352422907489</text:p>
          </table:table-cell>
          <table:table-cell office:value-type="float" office:value="116" calcext:value-type="float">
            <text:p>116</text:p>
          </table:table-cell>
          <table:table-cell office:value-type="float" office:value="189" calcext:value-type="float">
            <text:p>189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14" calcext:value-type="float">
            <text:p>6214</text:p>
          </table:table-cell>
          <table:table-cell office:value-type="float" office:value="11143" calcext:value-type="float">
            <text:p>11143</text:p>
          </table:table-cell>
          <table:table-cell office:value-type="float" office:value="0.992805755395684" calcext:value-type="float">
            <text:p>0.992805755395684</text:p>
          </table:table-cell>
          <table:table-cell office:value-type="float" office:value="0.616071428571429" calcext:value-type="float">
            <text:p>0.616071428571429</text:p>
          </table:table-cell>
          <table:table-cell office:value-type="float" office:value="0.945205479452055" calcext:value-type="float">
            <text:p>0.945205479452055</text:p>
          </table:table-cell>
          <table:table-cell office:value-type="float" office:value="0.760330578512397" calcext:value-type="float">
            <text:p>0.760330578512397</text:p>
          </table:table-cell>
          <table:table-cell office:value-type="float" office:value="0.968421052631579" calcext:value-type="float">
            <text:p>0.968421052631579</text:p>
          </table:table-cell>
          <table:table-cell office:value-type="float" office:value="146" calcext:value-type="float">
            <text:p>146</text:p>
          </table:table-cell>
          <table:table-cell office:value-type="float" office:value="224" calcext:value-type="float">
            <text:p>224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25688073394495" calcext:value-type="float">
            <text:p>0.825688073394495</text:p>
          </table:table-cell>
          <table:table-cell office:value-type="float" office:value="0.989010989010989" calcext:value-type="float">
            <text:p>0.989010989010989</text:p>
          </table:table-cell>
          <table:table-cell office:value-type="float" office:value="0.904522613065327" calcext:value-type="float">
            <text:p>0.904522613065327</text:p>
          </table:table-cell>
          <table:table-cell office:value-type="float" office:value="0.994475138121547" calcext:value-type="float">
            <text:p>0.994475138121547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2470" calcext:value-type="float">
            <text:p>2470</text:p>
          </table:table-cell>
          <table:table-cell office:value-type="float" office:value="0.862068965517241" calcext:value-type="float">
            <text:p>0.862068965517241</text:p>
          </table:table-cell>
          <table:table-cell office:value-type="float" office:value="0.680272108843537" calcext:value-type="float">
            <text:p>0.680272108843537</text:p>
          </table:table-cell>
          <table:table-cell office:value-type="float" office:value="0.943396226415094" calcext:value-type="float">
            <text:p>0.943396226415094</text:p>
          </table:table-cell>
          <table:table-cell office:value-type="float" office:value="0.760456273764259" calcext:value-type="float">
            <text:p>0.760456273764259</text:p>
          </table:table-cell>
          <table:table-cell office:value-type="float" office:value="0.900900900900901" calcext:value-type="float">
            <text:p>0.900900900900901</text:p>
          </table:table-cell>
          <table:table-cell office:value-type="float" office:value="106" calcext:value-type="float">
            <text:p>106</text:p>
          </table:table-cell>
          <table:table-cell office:value-type="float" office:value="147" calcext:value-type="float">
            <text:p>14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06" calcext:value-type="float">
            <text:p>2206</text:p>
          </table:table-cell>
          <table:table-cell office:value-type="float" office:value="2353" calcext:value-type="float">
            <text:p>2353</text:p>
          </table:table-cell>
          <table:table-cell office:value-type="float" office:value="0.989247311827957" calcext:value-type="float">
            <text:p>0.989247311827957</text:p>
          </table:table-cell>
          <table:table-cell office:value-type="float" office:value="0.828828828828829" calcext:value-type="float">
            <text:p>0.828828828828829</text:p>
          </table:table-cell>
          <table:table-cell office:value-type="float" office:value="0.989247311827957" calcext:value-type="float">
            <text:p>0.989247311827957</text:p>
          </table:table-cell>
          <table:table-cell office:value-type="float" office:value="0.901960784313725" calcext:value-type="float">
            <text:p>0.901960784313725</text:p>
          </table:table-cell>
          <table:table-cell office:value-type="float" office:value="0.989247311827957" calcext:value-type="float">
            <text:p>0.989247311827957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5" calcext:value-type="float">
            <text:p>2245</text:p>
          </table:table-cell>
          <table:table-cell office:value-type="float" office:value="2326" calcext:value-type="float">
            <text:p>2326</text:p>
          </table:table-cell>
          <table:table-cell office:value-type="float" office:value="0.991666666666667" calcext:value-type="float">
            <text:p>0.991666666666667</text:p>
          </table:table-cell>
          <table:table-cell office:value-type="float" office:value="0.838028169014084" calcext:value-type="float">
            <text:p>0.838028169014084</text:p>
          </table:table-cell>
          <table:table-cell office:value-type="float" office:value="0.967479674796748" calcext:value-type="float">
            <text:p>0.967479674796748</text:p>
          </table:table-cell>
          <table:table-cell office:value-type="float" office:value="0.908396946564885" calcext:value-type="float">
            <text:p>0.908396946564885</text:p>
          </table:table-cell>
          <table:table-cell office:value-type="float" office:value="0.979423868312757" calcext:value-type="float">
            <text:p>0.979423868312757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25688073394495" calcext:value-type="float">
            <text:p>0.825688073394495</text:p>
          </table:table-cell>
          <table:table-cell office:value-type="float" office:value="0.989010989010989" calcext:value-type="float">
            <text:p>0.989010989010989</text:p>
          </table:table-cell>
          <table:table-cell office:value-type="float" office:value="0.904522613065327" calcext:value-type="float">
            <text:p>0.904522613065327</text:p>
          </table:table-cell>
          <table:table-cell office:value-type="float" office:value="0.994475138121547" calcext:value-type="float">
            <text:p>0.994475138121547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988" calcext:value-type="float">
            <text:p>988</text:p>
          </table:table-cell>
          <table:table-cell office:value-type="float" office:value="0.85593220338983" calcext:value-type="float">
            <text:p>0.85593220338983</text:p>
          </table:table-cell>
          <table:table-cell office:value-type="float" office:value="0.687074829931973" calcext:value-type="float">
            <text:p>0.687074829931973</text:p>
          </table:table-cell>
          <table:table-cell office:value-type="float" office:value="0.952830188679245" calcext:value-type="float">
            <text:p>0.952830188679245</text:p>
          </table:table-cell>
          <table:table-cell office:value-type="float" office:value="0.762264150943396" calcext:value-type="float">
            <text:p>0.762264150943396</text:p>
          </table:table-cell>
          <table:table-cell office:value-type="float" office:value="0.901785714285714" calcext:value-type="float">
            <text:p>0.901785714285714</text:p>
          </table:table-cell>
          <table:table-cell office:value-type="float" office:value="106" calcext:value-type="float">
            <text:p>106</text:p>
          </table:table-cell>
          <table:table-cell office:value-type="float" office:value="147" calcext:value-type="float">
            <text:p>14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91" calcext:value-type="float">
            <text:p>2191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office:value-type="float" office:value="0.828828828828829" calcext:value-type="float">
            <text:p>0.828828828828829</text:p>
          </table:table-cell>
          <table:table-cell office:value-type="float" office:value="0.989247311827957" calcext:value-type="float">
            <text:p>0.989247311827957</text:p>
          </table:table-cell>
          <table:table-cell office:value-type="float" office:value="0.9064039408867" calcext:value-type="float">
            <text:p>0.9064039408867</text:p>
          </table:table-cell>
          <table:table-cell office:value-type="float" office:value="0.994594594594595" calcext:value-type="float">
            <text:p>0.994594594594595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27" calcext:value-type="float">
            <text:p>2227</text:p>
          </table:table-cell>
          <table:table-cell office:value-type="float" office:value="1097" calcext:value-type="float">
            <text:p>1097</text:p>
          </table:table-cell>
          <table:table-cell office:value-type="float" office:value="0.991735537190083" calcext:value-type="float">
            <text:p>0.991735537190083</text:p>
          </table:table-cell>
          <table:table-cell office:value-type="float" office:value="0.845070422535211" calcext:value-type="float">
            <text:p>0.845070422535211</text:p>
          </table:table-cell>
          <table:table-cell office:value-type="float" office:value="0.975609756097561" calcext:value-type="float">
            <text:p>0.975609756097561</text:p>
          </table:table-cell>
          <table:table-cell office:value-type="float" office:value="0.91254752851711" calcext:value-type="float">
            <text:p>0.91254752851711</text:p>
          </table:table-cell>
          <table:table-cell office:value-type="float" office:value="0.983606557377049" calcext:value-type="float">
            <text:p>0.983606557377049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float" office:value="0.825688073394495" calcext:value-type="float">
            <text:p>0.825688073394495</text:p>
          </table:table-cell>
          <table:table-cell office:value-type="float" office:value="0.989010989010989" calcext:value-type="float">
            <text:p>0.989010989010989</text:p>
          </table:table-cell>
          <table:table-cell office:value-type="float" office:value="0.904522613065327" calcext:value-type="float">
            <text:p>0.904522613065327</text:p>
          </table:table-cell>
          <table:table-cell office:value-type="float" office:value="0.994475138121547" calcext:value-type="float">
            <text:p>0.994475138121547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23" calcext:value-type="float">
            <text:p>3423</text:p>
          </table:table-cell>
          <table:table-cell office:value-type="float" office:value="1292" calcext:value-type="float">
            <text:p>1292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626506024096386" calcext:value-type="float">
            <text:p>0.626506024096386</text:p>
          </table:table-cell>
          <table:table-cell office:value-type="float" office:value="0.954128440366972" calcext:value-type="float">
            <text:p>0.954128440366972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0.908296943231441" calcext:value-type="float">
            <text:p>0.908296943231441</text:p>
          </table:table-cell>
          <table:table-cell office:value-type="float" office:value="109" calcext:value-type="float">
            <text:p>109</text:p>
          </table:table-cell>
          <table:table-cell office:value-type="float" office:value="166" calcext:value-type="float">
            <text:p>166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24" calcext:value-type="float">
            <text:p>3824</text:p>
          </table:table-cell>
          <table:table-cell office:value-type="float" office:value="1827" calcext:value-type="float">
            <text:p>1827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0.576719576719577" calcext:value-type="float">
            <text:p>0.576719576719577</text:p>
          </table:table-cell>
          <table:table-cell office:value-type="float" office:value="0.939655172413793" calcext:value-type="float">
            <text:p>0.939655172413793</text:p>
          </table:table-cell>
          <table:table-cell office:value-type="float" office:value="0.729096989966555" calcext:value-type="float">
            <text:p>0.729096989966555</text:p>
          </table:table-cell>
          <table:table-cell office:value-type="float" office:value="0.964601769911504" calcext:value-type="float">
            <text:p>0.964601769911504</text:p>
          </table:table-cell>
          <table:table-cell office:value-type="float" office:value="116" calcext:value-type="float">
            <text:p>116</text:p>
          </table:table-cell>
          <table:table-cell office:value-type="float" office:value="189" calcext:value-type="float">
            <text:p>189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14" calcext:value-type="float">
            <text:p>6214</text:p>
          </table:table-cell>
          <table:table-cell office:value-type="float" office:value="3567" calcext:value-type="float">
            <text:p>3567</text:p>
          </table:table-cell>
          <table:table-cell office:value-type="float" office:value="0.985611510791367" calcext:value-type="float">
            <text:p>0.985611510791367</text:p>
          </table:table-cell>
          <table:table-cell office:value-type="float" office:value="0.614349775784753" calcext:value-type="float">
            <text:p>0.614349775784753</text:p>
          </table:table-cell>
          <table:table-cell office:value-type="float" office:value="0.944827586206896" calcext:value-type="float">
            <text:p>0.944827586206896</text:p>
          </table:table-cell>
          <table:table-cell office:value-type="float" office:value="0.756906077348066" calcext:value-type="float">
            <text:p>0.756906077348066</text:p>
          </table:table-cell>
          <table:table-cell office:value-type="float" office:value="0.964788732394366" calcext:value-type="float">
            <text:p>0.964788732394366</text:p>
          </table:table-cell>
          <table:table-cell office:value-type="float" office:value="145" calcext:value-type="float">
            <text:p>145</text:p>
          </table:table-cell>
          <table:table-cell office:value-type="float" office:value="223" calcext:value-type="float">
            <text:p>22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tch 1</text:p>
          </table:table-cell>
          <table:table-cell office:value-type="string" calcext:value-type="string">
            <text:p>Batch 2</text:p>
          </table:table-cell>
          <table:table-cell office:value-type="string" calcext:value-type="string">
            <text:p>Batch 3</text:p>
          </table:table-cell>
          <table:table-cell office:value-type="string" calcext:value-type="string">
            <text:p>Batch 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table:formula="of:=[.J2]-[.K2]+[.N2]" office:value-type="float" office:value="19" calcext:value-type="float">
            <text:p>19</text:p>
          </table:table-cell>
          <table:table-cell table:formula="of:=[.J3]-[.K3]+[.N3]+[.B29]" office:value-type="float" office:value="93" calcext:value-type="float">
            <text:p>93</text:p>
          </table:table-cell>
          <table:table-cell table:formula="of:=[.J4]-[.K4]+[.N4]+[.C29]" office:value-type="float" office:value="114" calcext:value-type="float">
            <text:p>114</text:p>
          </table:table-cell>
          <table:table-cell table:formula="of:=[.J5]-[.K5]+[.N5]+[.D29]" office:value-type="float" office:value="185" calcext:value-type="float">
            <text:p>1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formula="of:=[.J7]-[.K7]+[.N7]" office:value-type="float" office:value="19" calcext:value-type="float">
            <text:p>19</text:p>
          </table:table-cell>
          <table:table-cell table:formula="of:=[.J8]-[.K8]+[.N8]" office:value-type="float" office:value="78" calcext:value-type="float">
            <text:p>78</text:p>
          </table:table-cell>
          <table:table-cell table:formula="of:=[.J9]-[.K9]+[.N9]" office:value-type="float" office:value="82" calcext:value-type="float">
            <text:p>82</text:p>
          </table:table-cell>
          <table:table-cell table:formula="of:=[.J10]-[.K10]+[.N10]"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formula="of:=[.J12]-[.K12]+[.N12]" office:value-type="float" office:value="19" calcext:value-type="float">
            <text:p>19</text:p>
          </table:table-cell>
          <table:table-cell table:formula="of:=[.J13]-[.K13]+[.N13]+[.B31]" office:value-type="float" office:value="82" calcext:value-type="float">
            <text:p>82</text:p>
          </table:table-cell>
          <table:table-cell table:formula="of:=[.J14]-[.K14]+[.N14]+[.C31]" office:value-type="float" office:value="102" calcext:value-type="float">
            <text:p>102</text:p>
          </table:table-cell>
          <table:table-cell table:formula="of:=[.J15]-[.K15]+[.N15]+[.D31]" office:value-type="float" office:value="126" calcext:value-type="float">
            <text:p>1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+</text:p>
          </table:table-cell>
          <table:table-cell table:formula="of:=[.J17]-[.K17]+[.N17]" office:value-type="float" office:value="19" calcext:value-type="float">
            <text:p>19</text:p>
          </table:table-cell>
          <table:table-cell table:formula="of:=[.J18]-[.K18]+[.N18]+[.B32]" office:value-type="float" office:value="82" calcext:value-type="float">
            <text:p>82</text:p>
          </table:table-cell>
          <table:table-cell table:formula="of:=[.J19]-[.K19]+[.N19]+[.C32]" office:value-type="float" office:value="101" calcext:value-type="float">
            <text:p>101</text:p>
          </table:table-cell>
          <table:table-cell table:formula="of:=[.J20]-[.K20]+[.N20]+[.D32]" office:value-type="float" office:value="124" calcext:value-type="float">
            <text:p>1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+</text:p>
          </table:table-cell>
          <table:table-cell table:formula="of:=[.J22]-[.K22]+[.N22]" office:value-type="float" office:value="19" calcext:value-type="float">
            <text:p>19</text:p>
          </table:table-cell>
          <table:table-cell table:formula="of:=[.J23]-[.K23]+[.N23]" office:value-type="float" office:value="78" calcext:value-type="float">
            <text:p>78</text:p>
          </table:table-cell>
          <table:table-cell table:formula="of:=[.J24]-[.K24]+[.N24]" office:value-type="float" office:value="81" calcext:value-type="float">
            <text:p>81</text:p>
          </table:table-cell>
          <table:table-cell table:formula="of:=[.J25]-[.K25]+[.N25]"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repair</text:p>
          </table:table-cell>
          <table:table-cell table:formula="of:=[.J2]" office:value-type="float" office:value="109" calcext:value-type="float">
            <text:p>109</text:p>
          </table:table-cell>
          <table:table-cell table:formula="of:=[.J3]+[.B34]" office:value-type="float" office:value="256" calcext:value-type="float">
            <text:p>256</text:p>
          </table:table-cell>
          <table:table-cell table:formula="of:=[.J4]+[.C34]" office:value-type="float" office:value="367" calcext:value-type="float">
            <text:p>367</text:p>
          </table:table-cell>
          <table:table-cell table:formula="of:=[.J5]+[.D34]" office:value-type="float" office:value="509" calcext:value-type="float">
            <text:p>509</text:p>
          </table:table-cell>
          <table:table-cell table:number-columns-repeated="10"/>
        </table:table-row>
      </table:table>
      <table:table table:name="attr_based - h_cp - time" table:style-name="ta1">
        <table:shapes>
          <draw:frame draw:z-index="0" draw:style-name="gr1" draw:text-style-name="P1" svg:width="159.99mm" svg:height="89.99mm" svg:x="16.17mm" svg:y="451.56mm">
            <draw:object draw:notify-on-update-of-ranges="'attr_based - h_cp - time'.B94:'attr_based - h_cp - time'.B98 'attr_based - h_cp - time'.C93:'attr_based - h_cp - time'.C93 'attr_based - h_cp - time'.C94:'attr_based - h_cp - time'.C98 'attr_based - h_cp - time'.D93:'attr_based - h_cp - time'.D93 'attr_based - h_cp - time'.D94:'attr_based - h_cp - time'.D98 'attr_based - h_cp - time'.E93:'attr_based - h_cp - time'.E93 'attr_based - h_cp - time'.E94:'attr_based - h_cp - time'.E98 'attr_based - h_cp - time'.F93:'attr_based - h_cp - time'.F93 'attr_based - h_cp - time'.F94:'attr_based - h_cp - time'.F98 'attr_based - h_cp - time'.G93:'attr_based - h_cp - time'.G93 'attr_based - h_cp - time'.G94:'attr_based - h_cp - time'.G98 'attr_based - h_cp - time'.H93:'attr_based - h_cp - time'.H93 'attr_based - h_cp - time'.H94:'attr_based - h_cp - time'.H98 'attr_based - h_cp - time'.I93:'attr_based - h_cp - time'.I93 'attr_based - h_cp - time'.I94:'attr_based - h_cp - time'.I98 'attr_based - h_cp - time'.J93:'attr_based - h_cp - time'.J93 'attr_based - h_cp - time'.J94:'attr_based - h_cp - time'.J98 'attr_based - h_cp - time'.K93:'attr_based - h_cp - time'.K93 'attr_based - h_cp - time'.K94:'attr_based - h_cp - time'.K98 'attr_based - h_cp - time'.L93:'attr_based - h_cp - time'.L93 'attr_based - h_cp - time'.L94:'attr_based - h_cp - time'.L98 'attr_based - h_cp - time'.M93:'attr_based - h_cp - time'.M93 'attr_based - h_cp - time'.M94:'attr_based - h_cp - time'.M98 'attr_based - h_cp - time'.N93:'attr_based - h_cp - time'.N93 'attr_based - h_cp - time'.N94:'attr_based - h_cp - time'.N9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3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4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load_data</text:p>
          </table:table-cell>
          <table:table-cell office:value-type="string" calcext:value-type="string">
            <text:p>load_dcs</text:p>
          </table:table-cell>
          <table:table-cell office:value-type="string" calcext:value-type="string">
            <text:p>detect_errors</text:p>
          </table:table-cell>
          <table:table-cell office:value-type="string" calcext:value-type="string">
            <text:p>setup_domain</text:p>
          </table:table-cell>
          <table:table-cell office:value-type="string" calcext:value-type="string">
            <text:p>featurize_data</text:p>
          </table:table-cell>
          <table:table-cell office:value-type="string" calcext:value-type="string">
            <text:p>setup_model</text:p>
          </table:table-cell>
          <table:table-cell office:value-type="string" calcext:value-type="string">
            <text:p>fit_model</text:p>
          </table:table-cell>
          <table:table-cell office:value-type="string" calcext:value-type="string">
            <text:p>infer_repairs</text:p>
          </table:table-cell>
          <table:table-cell office:value-type="string" calcext:value-type="string">
            <text:p>get_inferred_values</text:p>
          </table:table-cell>
          <table:table-cell office:value-type="string" calcext:value-type="string">
            <text:p>generate_repaired_dataset</text:p>
          </table:table-cell>
          <table:table-cell office:value-type="string" calcext:value-type="string">
            <text:p>repaired_table_copy_time</text:p>
          </table:table-cell>
          <table:table-cell office:value-type="string" calcext:value-type="string">
            <text:p>save_stats_tim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8975" calcext:value-type="float">
            <text:p>0.118975</text:p>
          </table:table-cell>
          <table:table-cell office:value-type="float" office:value="0.00163899999999995" calcext:value-type="float">
            <text:p>0.001639</text:p>
          </table:table-cell>
          <table:table-cell office:value-type="float" office:value="0.211115" calcext:value-type="float">
            <text:p>0.211115</text:p>
          </table:table-cell>
          <table:table-cell office:value-type="float" office:value="2.99880838394165" calcext:value-type="float">
            <text:p>2.99880838394165</text:p>
          </table:table-cell>
          <table:table-cell office:value-type="float" office:value="3.962897" calcext:value-type="float">
            <text:p>3.962897</text:p>
          </table:table-cell>
          <table:table-cell office:value-type="float" office:value="0.00482599999999955" calcext:value-type="float">
            <text:p>0.004826</text:p>
          </table:table-cell>
          <table:table-cell office:value-type="float" office:value="5.847443" calcext:value-type="float">
            <text:p>5.847443</text:p>
          </table:table-cell>
          <table:table-cell office:value-type="float" office:value="0.334817999999998" calcext:value-type="float">
            <text:p>0.334817999999998</text:p>
          </table:table-cell>
          <table:table-cell office:value-type="float" office:value="0.0186379999999993" calcext:value-type="float">
            <text:p>0.018637999999999</text:p>
          </table:table-cell>
          <table:table-cell office:value-type="float" office:value="0.0455279999999991" calcext:value-type="float">
            <text:p>0.045527999999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7742" calcext:value-type="float">
            <text:p>0.117742</text:p>
          </table:table-cell>
          <table:table-cell office:value-type="float" office:value="0.0016709999999982" calcext:value-type="float">
            <text:p>0.001670999999998</text:p>
          </table:table-cell>
          <table:table-cell office:value-type="float" office:value="0.211548999999998" calcext:value-type="float">
            <text:p>0.211548999999998</text:p>
          </table:table-cell>
          <table:table-cell office:value-type="float" office:value="3.00355315208435" calcext:value-type="float">
            <text:p>3.00355315208435</text:p>
          </table:table-cell>
          <table:table-cell office:value-type="float" office:value="5.244407" calcext:value-type="float">
            <text:p>5.244407</text:p>
          </table:table-cell>
          <table:table-cell office:value-type="float" office:value="0.00466600000000028" calcext:value-type="float">
            <text:p>0.004666</text:p>
          </table:table-cell>
          <table:table-cell office:value-type="float" office:value="7.595749" calcext:value-type="float">
            <text:p>7.595749</text:p>
          </table:table-cell>
          <table:table-cell office:value-type="float" office:value="0.376374999999996" calcext:value-type="float">
            <text:p>0.376374999999996</text:p>
          </table:table-cell>
          <table:table-cell office:value-type="float" office:value="0.0189110000000028" calcext:value-type="float">
            <text:p>0.018911000000003</text:p>
          </table:table-cell>
          <table:table-cell office:value-type="float" office:value="0.0449290000000033" calcext:value-type="float">
            <text:p>0.0449290000000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94489999999995" calcext:value-type="float">
            <text:p>0.194489999999995</text:p>
          </table:table-cell>
          <table:table-cell office:value-type="float" office:value="0.00164300000000139" calcext:value-type="float">
            <text:p>0.001643000000001</text:p>
          </table:table-cell>
          <table:table-cell office:value-type="float" office:value="0.222644000000002" calcext:value-type="float">
            <text:p>0.222644000000002</text:p>
          </table:table-cell>
          <table:table-cell office:value-type="float" office:value="2.96793389320374" calcext:value-type="float">
            <text:p>2.96793389320374</text:p>
          </table:table-cell>
          <table:table-cell office:value-type="float" office:value="4.016511" calcext:value-type="float">
            <text:p>4.016511</text:p>
          </table:table-cell>
          <table:table-cell office:value-type="float" office:value="0.00465400000000216" calcext:value-type="float">
            <text:p>0.004654000000002</text:p>
          </table:table-cell>
          <table:table-cell office:value-type="float" office:value="6.661978" calcext:value-type="float">
            <text:p>6.661978</text:p>
          </table:table-cell>
          <table:table-cell office:value-type="float" office:value="0.355632999999997" calcext:value-type="float">
            <text:p>0.355632999999997</text:p>
          </table:table-cell>
          <table:table-cell office:value-type="float" office:value="0.0191300000000041" calcext:value-type="float">
            <text:p>0.019130000000004</text:p>
          </table:table-cell>
          <table:table-cell office:value-type="float" office:value="0.0449020000000004" calcext:value-type="float">
            <text:p>0.0449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499999999997" calcext:value-type="float">
            <text:p>0.118499999999997</text:p>
          </table:table-cell>
          <table:table-cell office:value-type="float" office:value="0.00168000000000035" calcext:value-type="float">
            <text:p>0.00168</text:p>
          </table:table-cell>
          <table:table-cell office:value-type="float" office:value="0.211082999999995" calcext:value-type="float">
            <text:p>0.211082999999995</text:p>
          </table:table-cell>
          <table:table-cell office:value-type="float" office:value="3.09282207489014" calcext:value-type="float">
            <text:p>3.09282207489014</text:p>
          </table:table-cell>
          <table:table-cell office:value-type="float" office:value="6.256828" calcext:value-type="float">
            <text:p>6.256828</text:p>
          </table:table-cell>
          <table:table-cell office:value-type="float" office:value="0.00463200000000086" calcext:value-type="float">
            <text:p>0.004632000000001</text:p>
          </table:table-cell>
          <table:table-cell office:value-type="float" office:value="7.255428" calcext:value-type="float">
            <text:p>7.255428</text:p>
          </table:table-cell>
          <table:table-cell office:value-type="float" office:value="0.404368000000005" calcext:value-type="float">
            <text:p>0.404368000000005</text:p>
          </table:table-cell>
          <table:table-cell office:value-type="float" office:value="0.0191889999999972" calcext:value-type="float">
            <text:p>0.019188999999997</text:p>
          </table:table-cell>
          <table:table-cell office:value-type="float" office:value="0.0444490000000002" calcext:value-type="float">
            <text:p>0.0444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334000000004" calcext:value-type="float">
            <text:p>0.115334000000004</text:p>
          </table:table-cell>
          <table:table-cell office:value-type="float" office:value="0.00165499999999952" calcext:value-type="float">
            <text:p>0.001655</text:p>
          </table:table-cell>
          <table:table-cell office:value-type="float" office:value="0.210975999999988" calcext:value-type="float">
            <text:p>0.210975999999988</text:p>
          </table:table-cell>
          <table:table-cell office:value-type="float" office:value="3.06054425239563" calcext:value-type="float">
            <text:p>3.06054425239563</text:p>
          </table:table-cell>
          <table:table-cell office:value-type="float" office:value="3.94333800000001" calcext:value-type="float">
            <text:p>3.94333800000001</text:p>
          </table:table-cell>
          <table:table-cell office:value-type="float" office:value="0.004493999999994" calcext:value-type="float">
            <text:p>0.004493999999994</text:p>
          </table:table-cell>
          <table:table-cell office:value-type="float" office:value="5.977169" calcext:value-type="float">
            <text:p>5.977169</text:p>
          </table:table-cell>
          <table:table-cell office:value-type="float" office:value="0.332774000000001" calcext:value-type="float">
            <text:p>0.332774000000001</text:p>
          </table:table-cell>
          <table:table-cell office:value-type="float" office:value="0.0187180000000069" calcext:value-type="float">
            <text:p>0.018718000000007</text:p>
          </table:table-cell>
          <table:table-cell office:value-type="float" office:value="0.045929000000001" calcext:value-type="float">
            <text:p>0.0459290000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8503000000004" calcext:value-type="float">
            <text:p>0.118503000000004</text:p>
          </table:table-cell>
          <table:table-cell office:value-type="float" office:value="0.00166000000000111" calcext:value-type="float">
            <text:p>0.001660000000001</text:p>
          </table:table-cell>
          <table:table-cell office:value-type="float" office:value="0.212454999999991" calcext:value-type="float">
            <text:p>0.212454999999991</text:p>
          </table:table-cell>
          <table:table-cell office:value-type="float" office:value="3.14762043952942" calcext:value-type="float">
            <text:p>3.14762043952942</text:p>
          </table:table-cell>
          <table:table-cell office:value-type="float" office:value="5.273417" calcext:value-type="float">
            <text:p>5.273417</text:p>
          </table:table-cell>
          <table:table-cell office:value-type="float" office:value="0.00462299999999516" calcext:value-type="float">
            <text:p>0.004622999999995</text:p>
          </table:table-cell>
          <table:table-cell office:value-type="float" office:value="7.57066300000001" calcext:value-type="float">
            <text:p>7.57066300000001</text:p>
          </table:table-cell>
          <table:table-cell office:value-type="float" office:value="0.379937999999996" calcext:value-type="float">
            <text:p>0.379937999999996</text:p>
          </table:table-cell>
          <table:table-cell office:value-type="float" office:value="0.0188799999999958" calcext:value-type="float">
            <text:p>0.018879999999996</text:p>
          </table:table-cell>
          <table:table-cell office:value-type="float" office:value="0.0446730000000031" calcext:value-type="float">
            <text:p>0.0446730000000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384999999989" calcext:value-type="float">
            <text:p>0.118384999999989</text:p>
          </table:table-cell>
          <table:table-cell office:value-type="float" office:value="0.00165400000000204" calcext:value-type="float">
            <text:p>0.001654000000002</text:p>
          </table:table-cell>
          <table:table-cell office:value-type="float" office:value="0.220195000000004" calcext:value-type="float">
            <text:p>0.220195000000004</text:p>
          </table:table-cell>
          <table:table-cell office:value-type="float" office:value="3.14940977096558" calcext:value-type="float">
            <text:p>3.14940977096558</text:p>
          </table:table-cell>
          <table:table-cell office:value-type="float" office:value="4.04844900000001" calcext:value-type="float">
            <text:p>4.04844900000001</text:p>
          </table:table-cell>
          <table:table-cell office:value-type="float" office:value="0.00465799999999206" calcext:value-type="float">
            <text:p>0.004657999999992</text:p>
          </table:table-cell>
          <table:table-cell office:value-type="float" office:value="6.631967" calcext:value-type="float">
            <text:p>6.631967</text:p>
          </table:table-cell>
          <table:table-cell office:value-type="float" office:value="0.354810999999998" calcext:value-type="float">
            <text:p>0.354810999999998</text:p>
          </table:table-cell>
          <table:table-cell office:value-type="float" office:value="0.0192720000000008" calcext:value-type="float">
            <text:p>0.019272000000001</text:p>
          </table:table-cell>
          <table:table-cell office:value-type="float" office:value="0.0451979999999992" calcext:value-type="float">
            <text:p>0.045197999999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123000000011" calcext:value-type="float">
            <text:p>0.118123000000011</text:p>
          </table:table-cell>
          <table:table-cell office:value-type="float" office:value="0.00165699999999447" calcext:value-type="float">
            <text:p>0.001656999999994</text:p>
          </table:table-cell>
          <table:table-cell office:value-type="float" office:value="0.212252000000007" calcext:value-type="float">
            <text:p>0.212252000000007</text:p>
          </table:table-cell>
          <table:table-cell office:value-type="float" office:value="3.24599838256836" calcext:value-type="float">
            <text:p>3.24599838256836</text:p>
          </table:table-cell>
          <table:table-cell office:value-type="float" office:value="6.29285899999999" calcext:value-type="float">
            <text:p>6.29285899999999</text:p>
          </table:table-cell>
          <table:table-cell office:value-type="float" office:value="0.00461599999999862" calcext:value-type="float">
            <text:p>0.004615999999999</text:p>
          </table:table-cell>
          <table:table-cell office:value-type="float" office:value="7.27229" calcext:value-type="float">
            <text:p>7.27229</text:p>
          </table:table-cell>
          <table:table-cell office:value-type="float" office:value="0.399445000000014" calcext:value-type="float">
            <text:p>0.399445000000014</text:p>
          </table:table-cell>
          <table:table-cell office:value-type="float" office:value="0.0191839999999957" calcext:value-type="float">
            <text:p>0.019183999999996</text:p>
          </table:table-cell>
          <table:table-cell office:value-type="float" office:value="0.0446509999999876" calcext:value-type="float">
            <text:p>0.0446509999999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556299999998" calcext:value-type="float">
            <text:p>0.11556299999998</text:p>
          </table:table-cell>
          <table:table-cell office:value-type="float" office:value="0.00166200000001027" calcext:value-type="float">
            <text:p>0.00166200000001</text:p>
          </table:table-cell>
          <table:table-cell office:value-type="float" office:value="0.211503999999991" calcext:value-type="float">
            <text:p>0.211503999999991</text:p>
          </table:table-cell>
          <table:table-cell office:value-type="float" office:value="3.03106570243835" calcext:value-type="float">
            <text:p>3.03106570243835</text:p>
          </table:table-cell>
          <table:table-cell office:value-type="float" office:value="3.956299" calcext:value-type="float">
            <text:p>3.956299</text:p>
          </table:table-cell>
          <table:table-cell office:value-type="float" office:value="0.00468800000001579" calcext:value-type="float">
            <text:p>0.004688000000016</text:p>
          </table:table-cell>
          <table:table-cell office:value-type="float" office:value="5.961569" calcext:value-type="float">
            <text:p>5.961569</text:p>
          </table:table-cell>
          <table:table-cell office:value-type="float" office:value="0.338696999999996" calcext:value-type="float">
            <text:p>0.338696999999996</text:p>
          </table:table-cell>
          <table:table-cell office:value-type="float" office:value="0.0188300000000083" calcext:value-type="float">
            <text:p>0.018830000000008</text:p>
          </table:table-cell>
          <table:table-cell office:value-type="float" office:value="0.0459320000000218" calcext:value-type="float">
            <text:p>0.045932000000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707000000001" calcext:value-type="float">
            <text:p>0.118707000000001</text:p>
          </table:table-cell>
          <table:table-cell office:value-type="float" office:value="0.00167500000000587" calcext:value-type="float">
            <text:p>0.001675000000006</text:p>
          </table:table-cell>
          <table:table-cell office:value-type="float" office:value="0.213662999999997" calcext:value-type="float">
            <text:p>0.213662999999997</text:p>
          </table:table-cell>
          <table:table-cell office:value-type="float" office:value="3.16550517082214" calcext:value-type="float">
            <text:p>3.16550517082214</text:p>
          </table:table-cell>
          <table:table-cell office:value-type="float" office:value="5.28428500000001" calcext:value-type="float">
            <text:p>5.28428500000001</text:p>
          </table:table-cell>
          <table:table-cell office:value-type="float" office:value="0.00465200000002142" calcext:value-type="float">
            <text:p>0.004652000000021</text:p>
          </table:table-cell>
          <table:table-cell office:value-type="float" office:value="7.462808" calcext:value-type="float">
            <text:p>7.462808</text:p>
          </table:table-cell>
          <table:table-cell office:value-type="float" office:value="0.383044999999981" calcext:value-type="float">
            <text:p>0.383044999999981</text:p>
          </table:table-cell>
          <table:table-cell office:value-type="float" office:value="0.018921000000006" calcext:value-type="float">
            <text:p>0.018921000000006</text:p>
          </table:table-cell>
          <table:table-cell office:value-type="float" office:value="0.0445190000000082" calcext:value-type="float">
            <text:p>0.0445190000000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8251000000015" calcext:value-type="float">
            <text:p>0.118251000000015</text:p>
          </table:table-cell>
          <table:table-cell office:value-type="float" office:value="0.00165699999999447" calcext:value-type="float">
            <text:p>0.001656999999994</text:p>
          </table:table-cell>
          <table:table-cell office:value-type="float" office:value="0.221141999999986" calcext:value-type="float">
            <text:p>0.221141999999986</text:p>
          </table:table-cell>
          <table:table-cell office:value-type="float" office:value="3.07820725440979" calcext:value-type="float">
            <text:p>3.07820725440979</text:p>
          </table:table-cell>
          <table:table-cell office:value-type="float" office:value="4.02012500000001" calcext:value-type="float">
            <text:p>4.02012500000001</text:p>
          </table:table-cell>
          <table:table-cell office:value-type="float" office:value="0.00466399999999112" calcext:value-type="float">
            <text:p>0.004663999999991</text:p>
          </table:table-cell>
          <table:table-cell office:value-type="float" office:value="6.53197399999999" calcext:value-type="float">
            <text:p>6.53197399999999</text:p>
          </table:table-cell>
          <table:table-cell office:value-type="float" office:value="0.35603900000001" calcext:value-type="float">
            <text:p>0.35603900000001</text:p>
          </table:table-cell>
          <table:table-cell office:value-type="float" office:value="0.0190739999999892" calcext:value-type="float">
            <text:p>0.019073999999989</text:p>
          </table:table-cell>
          <table:table-cell office:value-type="float" office:value="0.0449669999999855" calcext:value-type="float">
            <text:p>0.0449669999999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517999999995" calcext:value-type="float">
            <text:p>0.118517999999995</text:p>
          </table:table-cell>
          <table:table-cell office:value-type="float" office:value="0.00166500000000269" calcext:value-type="float">
            <text:p>0.001665000000003</text:p>
          </table:table-cell>
          <table:table-cell office:value-type="float" office:value="0.212195000000008" calcext:value-type="float">
            <text:p>0.212195000000008</text:p>
          </table:table-cell>
          <table:table-cell office:value-type="float" office:value="3.17753767967224" calcext:value-type="float">
            <text:p>3.17753767967224</text:p>
          </table:table-cell>
          <table:table-cell office:value-type="float" office:value="6.267247" calcext:value-type="float">
            <text:p>6.267247</text:p>
          </table:table-cell>
          <table:table-cell office:value-type="float" office:value="0.00464900000000057" calcext:value-type="float">
            <text:p>0.004649000000001</text:p>
          </table:table-cell>
          <table:table-cell office:value-type="float" office:value="7.26487399999999" calcext:value-type="float">
            <text:p>7.26487399999999</text:p>
          </table:table-cell>
          <table:table-cell office:value-type="float" office:value="0.400760999999989" calcext:value-type="float">
            <text:p>0.400760999999989</text:p>
          </table:table-cell>
          <table:table-cell office:value-type="float" office:value="0.0191549999999836" calcext:value-type="float">
            <text:p>0.019154999999984</text:p>
          </table:table-cell>
          <table:table-cell office:value-type="float" office:value="0.0446739999999863" calcext:value-type="float">
            <text:p>0.0446739999999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];[.C6];[.C10])" office:value-type="float" office:value="0.116623999999995" calcext:value-type="float">
            <text:p>0.116623999999995</text:p>
          </table:table-cell>
          <table:table-cell table:style-name="ce3" table:formula="of:=AVERAGE([.D2];[.D6];[.D10])" office:value-type="float" office:value="0.00165200000000325" calcext:value-type="float">
            <text:p>0.001652000000003</text:p>
          </table:table-cell>
          <table:table-cell table:style-name="ce3" table:formula="of:=AVERAGE([.E2];[.E6];[.E10])" office:value-type="float" office:value="0.211198333333326" calcext:value-type="float">
            <text:p>0.211198333333326</text:p>
          </table:table-cell>
          <table:table-cell table:style-name="ce3" table:formula="of:=AVERAGE([.F2];[.F6];[.F10])" office:value-type="float" office:value="3.03013944625854" calcext:value-type="float">
            <text:p>3.03013944625854</text:p>
          </table:table-cell>
          <table:table-cell table:style-name="ce3" table:formula="of:=AVERAGE([.G2];[.G6];[.G10])" office:value-type="float" office:value="3.954178" calcext:value-type="float">
            <text:p>3.954178</text:p>
          </table:table-cell>
          <table:table-cell table:style-name="ce3" table:formula="of:=AVERAGE([.H2];[.H6];[.H10])" office:value-type="float" office:value="0.00466933333333645" calcext:value-type="float">
            <text:p>0.004669333333336</text:p>
          </table:table-cell>
          <table:table-cell table:style-name="ce3" table:formula="of:=AVERAGE([.I2];[.I6];[.I10])" office:value-type="float" office:value="5.928727" calcext:value-type="float">
            <text:p>5.928727</text:p>
          </table:table-cell>
          <table:table-cell table:style-name="ce3" table:formula="of:=AVERAGE([.J2];[.J6];[.J10])" office:value-type="float" office:value="0.335429666666665" calcext:value-type="float">
            <text:p>0.335429666666665</text:p>
          </table:table-cell>
          <table:table-cell table:style-name="ce3" table:formula="of:=AVERAGE([.K2];[.K6];[.K10])" office:value-type="float" office:value="0.0187286666666715" calcext:value-type="float">
            <text:p>0.018728666666672</text:p>
          </table:table-cell>
          <table:table-cell table:style-name="ce3" table:formula="of:=AVERAGE([.L2];[.L6];[.L10])" office:value-type="float" office:value="0.0457963333333406" calcext:value-type="float">
            <text:p>0.045796333333341</text:p>
          </table:table-cell>
          <table:table-cell table:style-name="ce3" table:formula="of:=AVERAGE([.M2];[.M6];[.M10])" office:value-type="float" office:value="0" calcext:value-type="float">
            <text:p>0</text:p>
          </table:table-cell>
          <table:table-cell table:style-name="ce3" table:formula="of:=AVERAGE([.N2];[.N6];[.N10])" office:value-type="float" office:value="0" calcext:value-type="float">
            <text:p>0</text:p>
          </table:table-cell>
          <table:table-cell table:style-name="ce4" table:formula="of:=SUM([.C14:.N14])" office:value-type="float" office:value="13.6471427795919" calcext:value-type="float">
            <text:p>13.6471427795919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3];[.C7];[.C11])" office:value-type="float" office:value="0.118317333333335" calcext:value-type="float">
            <text:p>0.118317333333335</text:p>
          </table:table-cell>
          <table:table-cell table:style-name="ce3" table:formula="of:=AVERAGE([.D3];[.D7];[.D11])" office:value-type="float" office:value="0.00166866666666839" calcext:value-type="float">
            <text:p>0.001668666666668</text:p>
          </table:table-cell>
          <table:table-cell table:style-name="ce3" table:formula="of:=AVERAGE([.E3];[.E7];[.E11])" office:value-type="float" office:value="0.212555666666662" calcext:value-type="float">
            <text:p>0.212555666666662</text:p>
          </table:table-cell>
          <table:table-cell table:style-name="ce3" table:formula="of:=AVERAGE([.F3];[.F7];[.F11])" office:value-type="float" office:value="3.10555958747864" calcext:value-type="float">
            <text:p>3.10555958747864</text:p>
          </table:table-cell>
          <table:table-cell table:style-name="ce3" table:formula="of:=AVERAGE([.G3];[.G7];[.G11])" office:value-type="float" office:value="5.26736966666667" calcext:value-type="float">
            <text:p>5.26736966666667</text:p>
          </table:table-cell>
          <table:table-cell table:style-name="ce3" table:formula="of:=AVERAGE([.H3];[.H7];[.H11])" office:value-type="float" office:value="0.00464700000000562" calcext:value-type="float">
            <text:p>0.004647000000006</text:p>
          </table:table-cell>
          <table:table-cell table:style-name="ce3" table:formula="of:=AVERAGE([.I3];[.I7];[.I11])" office:value-type="float" office:value="7.54307333333334" calcext:value-type="float">
            <text:p>7.54307333333334</text:p>
          </table:table-cell>
          <table:table-cell table:style-name="ce3" table:formula="of:=AVERAGE([.J3];[.J7];[.J11])" office:value-type="float" office:value="0.379785999999991" calcext:value-type="float">
            <text:p>0.379785999999991</text:p>
          </table:table-cell>
          <table:table-cell table:style-name="ce3" table:formula="of:=AVERAGE([.K3];[.K7];[.K11])" office:value-type="float" office:value="0.0189040000000015" calcext:value-type="float">
            <text:p>0.018904000000002</text:p>
          </table:table-cell>
          <table:table-cell table:style-name="ce3" table:formula="of:=AVERAGE([.L3];[.L7];[.L11])" office:value-type="float" office:value="0.0447070000000049" calcext:value-type="float">
            <text:p>0.044707000000005</text:p>
          </table:table-cell>
          <table:table-cell table:style-name="ce3" table:formula="of:=AVERAGE([.M3];[.M7];[.M11])" office:value-type="float" office:value="0" calcext:value-type="float">
            <text:p>0</text:p>
          </table:table-cell>
          <table:table-cell table:style-name="ce3" table:formula="of:=AVERAGE([.N3];[.N7];[.N11])" office:value-type="float" office:value="0" calcext:value-type="float">
            <text:p>0</text:p>
          </table:table-cell>
          <table:table-cell table:style-name="ce4" table:formula="of:=SUM([.C15:.N15])" office:value-type="float" office:value="16.6965882541453" calcext:value-type="float">
            <text:p>16.6965882541453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];[.C8];[.C12])" office:value-type="float" office:value="0.143708666666666" calcext:value-type="float">
            <text:p>0.143708666666666</text:p>
          </table:table-cell>
          <table:table-cell table:style-name="ce3" table:formula="of:=AVERAGE([.D4];[.D8];[.D12])" office:value-type="float" office:value="0.00165133333333263" calcext:value-type="float">
            <text:p>0.001651333333333</text:p>
          </table:table-cell>
          <table:table-cell table:style-name="ce3" table:formula="of:=AVERAGE([.E4];[.E8];[.E12])" office:value-type="float" office:value="0.221326999999997" calcext:value-type="float">
            <text:p>0.221326999999997</text:p>
          </table:table-cell>
          <table:table-cell table:style-name="ce3" table:formula="of:=AVERAGE([.F4];[.F8];[.F12])" office:value-type="float" office:value="3.06518363952637" calcext:value-type="float">
            <text:p>3.06518363952637</text:p>
          </table:table-cell>
          <table:table-cell table:style-name="ce3" table:formula="of:=AVERAGE([.G4];[.G8];[.G12])" office:value-type="float" office:value="4.02836166666667" calcext:value-type="float">
            <text:p>4.02836166666667</text:p>
          </table:table-cell>
          <table:table-cell table:style-name="ce3" table:formula="of:=AVERAGE([.H4];[.H8];[.H12])" office:value-type="float" office:value="0.00465866666666178" calcext:value-type="float">
            <text:p>0.004658666666662</text:p>
          </table:table-cell>
          <table:table-cell table:style-name="ce3" table:formula="of:=AVERAGE([.I4];[.I8];[.I12])" office:value-type="float" office:value="6.60863966666666" calcext:value-type="float">
            <text:p>6.60863966666666</text:p>
          </table:table-cell>
          <table:table-cell table:style-name="ce3" table:formula="of:=AVERAGE([.J4];[.J8];[.J12])" office:value-type="float" office:value="0.355494333333335" calcext:value-type="float">
            <text:p>0.355494333333335</text:p>
          </table:table-cell>
          <table:table-cell table:style-name="ce3" table:formula="of:=AVERAGE([.K4];[.K8];[.K12])" office:value-type="float" office:value="0.0191586666666647" calcext:value-type="float">
            <text:p>0.019158666666665</text:p>
          </table:table-cell>
          <table:table-cell table:style-name="ce3" table:formula="of:=AVERAGE([.L4];[.L8];[.L12])" office:value-type="float" office:value="0.0450223333333284" calcext:value-type="float">
            <text:p>0.045022333333328</text:p>
          </table:table-cell>
          <table:table-cell table:style-name="ce3" table:formula="of:=AVERAGE([.M4];[.M8];[.M12])" office:value-type="float" office:value="0" calcext:value-type="float">
            <text:p>0</text:p>
          </table:table-cell>
          <table:table-cell table:style-name="ce3" table:formula="of:=AVERAGE([.N4];[.N8];[.N12])" office:value-type="float" office:value="0" calcext:value-type="float">
            <text:p>0</text:p>
          </table:table-cell>
          <table:table-cell table:style-name="ce4" table:formula="of:=SUM([.C16:.N16])" office:value-type="float" office:value="14.4932059728597" calcext:value-type="float">
            <text:p>14.4932059728597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];[.C9];[.C13])" office:value-type="float" office:value="0.118380333333334" calcext:value-type="float">
            <text:p>0.118380333333334</text:p>
          </table:table-cell>
          <table:table-cell table:style-name="ce3" table:formula="of:=AVERAGE([.D5];[.D9];[.D13])" office:value-type="float" office:value="0.0016673333333325" calcext:value-type="float">
            <text:p>0.001667333333333</text:p>
          </table:table-cell>
          <table:table-cell table:style-name="ce3" table:formula="of:=AVERAGE([.E5];[.E9];[.E13])" office:value-type="float" office:value="0.211843333333337" calcext:value-type="float">
            <text:p>0.211843333333337</text:p>
          </table:table-cell>
          <table:table-cell table:style-name="ce3" table:formula="of:=AVERAGE([.F5];[.F9];[.F13])" office:value-type="float" office:value="3.17211937904358" calcext:value-type="float">
            <text:p>3.17211937904358</text:p>
          </table:table-cell>
          <table:table-cell table:style-name="ce3" table:formula="of:=AVERAGE([.G5];[.G9];[.G13])" office:value-type="float" office:value="6.27231133333333" calcext:value-type="float">
            <text:p>6.27231133333333</text:p>
          </table:table-cell>
          <table:table-cell table:style-name="ce3" table:formula="of:=AVERAGE([.H5];[.H9];[.H13])" office:value-type="float" office:value="0.00463233333333335" calcext:value-type="float">
            <text:p>0.004632333333333</text:p>
          </table:table-cell>
          <table:table-cell table:style-name="ce3" table:formula="of:=AVERAGE([.I5];[.I9];[.I13])" office:value-type="float" office:value="7.26419733333333" calcext:value-type="float">
            <text:p>7.26419733333333</text:p>
          </table:table-cell>
          <table:table-cell table:style-name="ce3" table:formula="of:=AVERAGE([.J5];[.J9];[.J13])" office:value-type="float" office:value="0.401524666666669" calcext:value-type="float">
            <text:p>0.401524666666669</text:p>
          </table:table-cell>
          <table:table-cell table:style-name="ce3" table:formula="of:=AVERAGE([.K5];[.K9];[.K13])" office:value-type="float" office:value="0.0191759999999922" calcext:value-type="float">
            <text:p>0.019175999999992</text:p>
          </table:table-cell>
          <table:table-cell table:style-name="ce3" table:formula="of:=AVERAGE([.L5];[.L9];[.L13])" office:value-type="float" office:value="0.0445913333333247" calcext:value-type="float">
            <text:p>0.044591333333325</text:p>
          </table:table-cell>
          <table:table-cell table:style-name="ce3" table:formula="of:=AVERAGE([.M5];[.M9];[.M13])" office:value-type="float" office:value="0" calcext:value-type="float">
            <text:p>0</text:p>
          </table:table-cell>
          <table:table-cell table:style-name="ce3" table:formula="of:=AVERAGE([.N5];[.N9];[.N13])" office:value-type="float" office:value="0" calcext:value-type="float">
            <text:p>0</text:p>
          </table:table-cell>
          <table:table-cell table:style-name="ce4" table:formula="of:=SUM([.C17:.N17])" office:value-type="float" office:value="17.5104433790436" calcext:value-type="float">
            <text:p>17.5104433790436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14:.C17])" office:value-type="float" office:value="0.49703033333333" calcext:value-type="float">
            <text:p>0.49703033333333</text:p>
          </table:table-cell>
          <table:table-cell table:style-name="ce1" table:formula="of:=SUM([.D14:.D17])" office:value-type="float" office:value="0.00663933333333678" calcext:value-type="float">
            <text:p>0.006639333333337</text:p>
          </table:table-cell>
          <table:table-cell table:style-name="ce1" table:formula="of:=SUM([.E14:.E17])" office:value-type="float" office:value="0.856924333333322" calcext:value-type="float">
            <text:p>0.856924333333322</text:p>
          </table:table-cell>
          <table:table-cell table:style-name="ce1" table:formula="of:=SUM([.F14:.F17])" office:value-type="float" office:value="12.3730020523071" calcext:value-type="float">
            <text:p>12.3730020523071</text:p>
          </table:table-cell>
          <table:table-cell table:style-name="ce1" table:formula="of:=SUM([.G14:.G17])" office:value-type="float" office:value="19.5222206666667" calcext:value-type="float">
            <text:p>19.5222206666667</text:p>
          </table:table-cell>
          <table:table-cell table:style-name="ce1" table:formula="of:=SUM([.H14:.H17])" office:value-type="float" office:value="0.0186073333333372" calcext:value-type="float">
            <text:p>0.018607333333337</text:p>
          </table:table-cell>
          <table:table-cell table:style-name="ce1" table:formula="of:=SUM([.I14:.I17])" office:value-type="float" office:value="27.3446373333333" calcext:value-type="float">
            <text:p>27.3446373333333</text:p>
          </table:table-cell>
          <table:table-cell table:style-name="ce1" table:formula="of:=SUM([.J14:.J17])" office:value-type="float" office:value="1.47223466666666" calcext:value-type="float">
            <text:p>1.47223466666666</text:p>
          </table:table-cell>
          <table:table-cell table:style-name="ce1" table:formula="of:=SUM([.K14:.K17])" office:value-type="float" office:value="0.0759673333333299" calcext:value-type="float">
            <text:p>0.07596733333333</text:p>
          </table:table-cell>
          <table:table-cell table:style-name="ce1" table:formula="of:=SUM([.L14:.L17])" office:value-type="float" office:value="0.180116999999999" calcext:value-type="float">
            <text:p>0.180116999999999</text:p>
          </table:table-cell>
          <table:table-cell table:style-name="ce1" table:formula="of:=SUM([.M14:.M17])" office:value-type="float" office:value="0" calcext:value-type="float">
            <text:p>0</text:p>
          </table:table-cell>
          <table:table-cell table:style-name="ce1" table:formula="of:=SUM([.N14:.N17])" office:value-type="float" office:value="0" calcext:value-type="float">
            <text:p>0</text:p>
          </table:table-cell>
          <table:table-cell table:style-name="ce1" table:formula="of:=SUM([.C18:.N18])" office:value-type="float" office:value="62.3473803856404" calcext:value-type="float">
            <text:p>62.3473803856404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5075999999988" calcext:value-type="float">
            <text:p>0.115075999999988</text:p>
          </table:table-cell>
          <table:table-cell office:value-type="float" office:value="0.00166100000001279" calcext:value-type="float">
            <text:p>0.001661000000013</text:p>
          </table:table-cell>
          <table:table-cell office:value-type="float" office:value="0.210635999999994" calcext:value-type="float">
            <text:p>0.210635999999994</text:p>
          </table:table-cell>
          <table:table-cell office:value-type="float" office:value="3.06341624259949" calcext:value-type="float">
            <text:p>3.06341624259949</text:p>
          </table:table-cell>
          <table:table-cell office:value-type="float" office:value="3.95181200000002" calcext:value-type="float">
            <text:p>3.95181200000002</text:p>
          </table:table-cell>
          <table:table-cell office:value-type="float" office:value="0.00457300000002192" calcext:value-type="float">
            <text:p>0.004573000000022</text:p>
          </table:table-cell>
          <table:table-cell office:value-type="float" office:value="5.952562" calcext:value-type="float">
            <text:p>5.952562</text:p>
          </table:table-cell>
          <table:table-cell office:value-type="float" office:value="0.333190000000002" calcext:value-type="float">
            <text:p>0.333190000000002</text:p>
          </table:table-cell>
          <table:table-cell office:value-type="float" office:value="0.0187259999999867" calcext:value-type="float">
            <text:p>0.018725999999987</text:p>
          </table:table-cell>
          <table:table-cell office:value-type="float" office:value="0.0478380000000129" calcext:value-type="float">
            <text:p>0.0478380000000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7827999999975" calcext:value-type="float">
            <text:p>0.117827999999975</text:p>
          </table:table-cell>
          <table:table-cell office:value-type="float" office:value="0.00164399999999887" calcext:value-type="float">
            <text:p>0.001643999999999</text:p>
          </table:table-cell>
          <table:table-cell office:value-type="float" office:value="0.330353000000002" calcext:value-type="float">
            <text:p>0.330353000000002</text:p>
          </table:table-cell>
          <table:table-cell office:value-type="float" office:value="4.54718732833862" calcext:value-type="float">
            <text:p>4.54718732833862</text:p>
          </table:table-cell>
          <table:table-cell office:value-type="float" office:value="11.105353" calcext:value-type="float">
            <text:p>11.105353</text:p>
          </table:table-cell>
          <table:table-cell office:value-type="float" office:value="0.00465299999999047" calcext:value-type="float">
            <text:p>0.00465299999999</text:p>
          </table:table-cell>
          <table:table-cell office:value-type="float" office:value="12.611611" calcext:value-type="float">
            <text:p>12.611611</text:p>
          </table:table-cell>
          <table:table-cell office:value-type="float" office:value="0.691947999999996" calcext:value-type="float">
            <text:p>0.691947999999996</text:p>
          </table:table-cell>
          <table:table-cell office:value-type="float" office:value="0.0232590000000243" calcext:value-type="float">
            <text:p>0.023259000000024</text:p>
          </table:table-cell>
          <table:table-cell office:value-type="float" office:value="0.457646000000011" calcext:value-type="float">
            <text:p>0.457646000000011</text:p>
          </table:table-cell>
          <table:table-cell office:value-type="float" office:value="0.0214709999999911" calcext:value-type="float">
            <text:p>0.02147099999999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8435000000005" calcext:value-type="float">
            <text:p>0.118435000000005</text:p>
          </table:table-cell>
          <table:table-cell office:value-type="float" office:value="0.00165399999997362" calcext:value-type="float">
            <text:p>0.001653999999974</text:p>
          </table:table-cell>
          <table:table-cell office:value-type="float" office:value="0.358663000000007" calcext:value-type="float">
            <text:p>0.358663000000007</text:p>
          </table:table-cell>
          <table:table-cell office:value-type="float" office:value="5.82082033157349" calcext:value-type="float">
            <text:p>5.82082033157349</text:p>
          </table:table-cell>
          <table:table-cell office:value-type="float" office:value="11.993323" calcext:value-type="float">
            <text:p>11.993323</text:p>
          </table:table-cell>
          <table:table-cell office:value-type="float" office:value="0.00474200000002156" calcext:value-type="float">
            <text:p>0.004742000000022</text:p>
          </table:table-cell>
          <table:table-cell office:value-type="float" office:value="19.468662" calcext:value-type="float">
            <text:p>19.468662</text:p>
          </table:table-cell>
          <table:table-cell office:value-type="float" office:value="0.859945000000039" calcext:value-type="float">
            <text:p>0.859945000000039</text:p>
          </table:table-cell>
          <table:table-cell office:value-type="float" office:value="0.0239500000000135" calcext:value-type="float">
            <text:p>0.023950000000014</text:p>
          </table:table-cell>
          <table:table-cell office:value-type="float" office:value="0.644008999999983" calcext:value-type="float">
            <text:p>0.644008999999983</text:p>
          </table:table-cell>
          <table:table-cell office:value-type="float" office:value="0.0246089999999981" calcext:value-type="float">
            <text:p>0.02460899999999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36500000004" calcext:value-type="float">
            <text:p>0.11836500000004</text:p>
          </table:table-cell>
          <table:table-cell office:value-type="float" office:value="0.00164599999999382" calcext:value-type="float">
            <text:p>0.001645999999994</text:p>
          </table:table-cell>
          <table:table-cell office:value-type="float" office:value="0.608477999999991" calcext:value-type="float">
            <text:p>0.608477999999991</text:p>
          </table:table-cell>
          <table:table-cell office:value-type="float" office:value="7.38278007507324" calcext:value-type="float">
            <text:p>7.38278007507324</text:p>
          </table:table-cell>
          <table:table-cell office:value-type="float" office:value="19.577491" calcext:value-type="float">
            <text:p>19.577491</text:p>
          </table:table-cell>
          <table:table-cell office:value-type="float" office:value="0.00472400000001016" calcext:value-type="float">
            <text:p>0.00472400000001</text:p>
          </table:table-cell>
          <table:table-cell office:value-type="float" office:value="23.467267" calcext:value-type="float">
            <text:p>23.467267</text:p>
          </table:table-cell>
          <table:table-cell office:value-type="float" office:value="1.38405900000004" calcext:value-type="float">
            <text:p>1.38405900000004</text:p>
          </table:table-cell>
          <table:table-cell office:value-type="float" office:value="0.0310190000000148" calcext:value-type="float">
            <text:p>0.031019000000015</text:p>
          </table:table-cell>
          <table:table-cell office:value-type="float" office:value="0.87606199999999" calcext:value-type="float">
            <text:p>0.87606199999999</text:p>
          </table:table-cell>
          <table:table-cell office:value-type="float" office:value="0.0284930000000259" calcext:value-type="float">
            <text:p>0.02849300000002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983000000028" calcext:value-type="float">
            <text:p>0.115983000000028</text:p>
          </table:table-cell>
          <table:table-cell office:value-type="float" office:value="0.00168200000001661" calcext:value-type="float">
            <text:p>0.001682000000017</text:p>
          </table:table-cell>
          <table:table-cell office:value-type="float" office:value="0.21178900000001" calcext:value-type="float">
            <text:p>0.21178900000001</text:p>
          </table:table-cell>
          <table:table-cell office:value-type="float" office:value="3.14483880996704" calcext:value-type="float">
            <text:p>3.14483880996704</text:p>
          </table:table-cell>
          <table:table-cell office:value-type="float" office:value="3.968076" calcext:value-type="float">
            <text:p>3.968076</text:p>
          </table:table-cell>
          <table:table-cell office:value-type="float" office:value="0.0046130000000062" calcext:value-type="float">
            <text:p>0.004613000000006</text:p>
          </table:table-cell>
          <table:table-cell office:value-type="float" office:value="5.93415500000003" calcext:value-type="float">
            <text:p>5.93415500000003</text:p>
          </table:table-cell>
          <table:table-cell office:value-type="float" office:value="0.424868000000004" calcext:value-type="float">
            <text:p>0.424868000000004</text:p>
          </table:table-cell>
          <table:table-cell office:value-type="float" office:value="0.0185880000000225" calcext:value-type="float">
            <text:p>0.018588000000023</text:p>
          </table:table-cell>
          <table:table-cell office:value-type="float" office:value="0.0483429999999885" calcext:value-type="float">
            <text:p>0.0483429999999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8524999999977" calcext:value-type="float">
            <text:p>0.118524999999977</text:p>
          </table:table-cell>
          <table:table-cell office:value-type="float" office:value="0.00167700000002924" calcext:value-type="float">
            <text:p>0.001677000000029</text:p>
          </table:table-cell>
          <table:table-cell office:value-type="float" office:value="0.331042000000025" calcext:value-type="float">
            <text:p>0.331042000000025</text:p>
          </table:table-cell>
          <table:table-cell office:value-type="float" office:value="4.88236236572266" calcext:value-type="float">
            <text:p>4.88236236572266</text:p>
          </table:table-cell>
          <table:table-cell office:value-type="float" office:value="11.105192" calcext:value-type="float">
            <text:p>11.105192</text:p>
          </table:table-cell>
          <table:table-cell office:value-type="float" office:value="0.00464399999998477" calcext:value-type="float">
            <text:p>0.004643999999985</text:p>
          </table:table-cell>
          <table:table-cell office:value-type="float" office:value="12.749519" calcext:value-type="float">
            <text:p>12.749519</text:p>
          </table:table-cell>
          <table:table-cell office:value-type="float" office:value="0.689751999999999" calcext:value-type="float">
            <text:p>0.689751999999999</text:p>
          </table:table-cell>
          <table:table-cell office:value-type="float" office:value="0.0232649999999808" calcext:value-type="float">
            <text:p>0.023264999999981</text:p>
          </table:table-cell>
          <table:table-cell office:value-type="float" office:value="0.458356999999978" calcext:value-type="float">
            <text:p>0.458356999999978</text:p>
          </table:table-cell>
          <table:table-cell office:value-type="float" office:value="0.0208160000000248" calcext:value-type="float">
            <text:p>0.0208160000000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9004000000018" calcext:value-type="float">
            <text:p>0.119004000000018</text:p>
          </table:table-cell>
          <table:table-cell office:value-type="float" office:value="0.00166500000000269" calcext:value-type="float">
            <text:p>0.001665000000003</text:p>
          </table:table-cell>
          <table:table-cell office:value-type="float" office:value="0.362148999999988" calcext:value-type="float">
            <text:p>0.362148999999988</text:p>
          </table:table-cell>
          <table:table-cell office:value-type="float" office:value="5.92977905273438" calcext:value-type="float">
            <text:p>5.92977905273438</text:p>
          </table:table-cell>
          <table:table-cell office:value-type="float" office:value="12.08129" calcext:value-type="float">
            <text:p>12.08129</text:p>
          </table:table-cell>
          <table:table-cell office:value-type="float" office:value="0.00474500000001399" calcext:value-type="float">
            <text:p>0.004745000000014</text:p>
          </table:table-cell>
          <table:table-cell office:value-type="float" office:value="19.492271" calcext:value-type="float">
            <text:p>19.492271</text:p>
          </table:table-cell>
          <table:table-cell office:value-type="float" office:value="0.753952000000027" calcext:value-type="float">
            <text:p>0.753952000000027</text:p>
          </table:table-cell>
          <table:table-cell office:value-type="float" office:value="0.0237589999999841" calcext:value-type="float">
            <text:p>0.023758999999984</text:p>
          </table:table-cell>
          <table:table-cell office:value-type="float" office:value="0.642660000000035" calcext:value-type="float">
            <text:p>0.642660000000035</text:p>
          </table:table-cell>
          <table:table-cell office:value-type="float" office:value="0.024614999999983" calcext:value-type="float">
            <text:p>0.02461499999998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273999999985" calcext:value-type="float">
            <text:p>0.118273999999985</text:p>
          </table:table-cell>
          <table:table-cell office:value-type="float" office:value="0.00164300000000139" calcext:value-type="float">
            <text:p>0.001643000000001</text:p>
          </table:table-cell>
          <table:table-cell office:value-type="float" office:value="0.524742000000003" calcext:value-type="float">
            <text:p>0.524742000000003</text:p>
          </table:table-cell>
          <table:table-cell office:value-type="float" office:value="7.80848789215088" calcext:value-type="float">
            <text:p>7.80848789215088</text:p>
          </table:table-cell>
          <table:table-cell office:value-type="float" office:value="19.55497" calcext:value-type="float">
            <text:p>19.55497</text:p>
          </table:table-cell>
          <table:table-cell office:value-type="float" office:value="0.00473199999998997" calcext:value-type="float">
            <text:p>0.00473199999999</text:p>
          </table:table-cell>
          <table:table-cell office:value-type="float" office:value="23.10264" calcext:value-type="float">
            <text:p>23.10264</text:p>
          </table:table-cell>
          <table:table-cell office:value-type="float" office:value="1.39677599999999" calcext:value-type="float">
            <text:p>1.39677599999999</text:p>
          </table:table-cell>
          <table:table-cell office:value-type="float" office:value="0.0311730000000239" calcext:value-type="float">
            <text:p>0.031173000000024</text:p>
          </table:table-cell>
          <table:table-cell office:value-type="float" office:value="0.87508600000001" calcext:value-type="float">
            <text:p>0.87508600000001</text:p>
          </table:table-cell>
          <table:table-cell office:value-type="float" office:value="0.0279909999999859" calcext:value-type="float">
            <text:p>0.02799099999998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628300000001" calcext:value-type="float">
            <text:p>0.11628300000001</text:p>
          </table:table-cell>
          <table:table-cell office:value-type="float" office:value="0.00166400000000522" calcext:value-type="float">
            <text:p>0.001664000000005</text:p>
          </table:table-cell>
          <table:table-cell office:value-type="float" office:value="0.213236999999992" calcext:value-type="float">
            <text:p>0.213236999999992</text:p>
          </table:table-cell>
          <table:table-cell office:value-type="float" office:value="3.07467675209045" calcext:value-type="float">
            <text:p>3.07467675209045</text:p>
          </table:table-cell>
          <table:table-cell office:value-type="float" office:value="4.079635" calcext:value-type="float">
            <text:p>4.079635</text:p>
          </table:table-cell>
          <table:table-cell office:value-type="float" office:value="0.0046989999999596" calcext:value-type="float">
            <text:p>0.00469899999996</text:p>
          </table:table-cell>
          <table:table-cell office:value-type="float" office:value="6.04546100000005" calcext:value-type="float">
            <text:p>6.04546100000005</text:p>
          </table:table-cell>
          <table:table-cell office:value-type="float" office:value="0.340786999999977" calcext:value-type="float">
            <text:p>0.340786999999977</text:p>
          </table:table-cell>
          <table:table-cell office:value-type="float" office:value="0.0189309999999523" calcext:value-type="float">
            <text:p>0.018930999999952</text:p>
          </table:table-cell>
          <table:table-cell office:value-type="float" office:value="0.0483939999999166" calcext:value-type="float">
            <text:p>0.0483939999999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781999999896" calcext:value-type="float">
            <text:p>0.118781999999896</text:p>
          </table:table-cell>
          <table:table-cell office:value-type="float" office:value="0.00166699999999764" calcext:value-type="float">
            <text:p>0.001666999999998</text:p>
          </table:table-cell>
          <table:table-cell office:value-type="float" office:value="0.330627999999933" calcext:value-type="float">
            <text:p>0.330627999999933</text:p>
          </table:table-cell>
          <table:table-cell office:value-type="float" office:value="4.85688543319702" calcext:value-type="float">
            <text:p>4.85688543319702</text:p>
          </table:table-cell>
          <table:table-cell office:value-type="float" office:value="11.0863419999999" calcext:value-type="float">
            <text:p>11.0863419999999</text:p>
          </table:table-cell>
          <table:table-cell office:value-type="float" office:value="0.00468999999998232" calcext:value-type="float">
            <text:p>0.004689999999982</text:p>
          </table:table-cell>
          <table:table-cell office:value-type="float" office:value="12.698968" calcext:value-type="float">
            <text:p>12.698968</text:p>
          </table:table-cell>
          <table:table-cell office:value-type="float" office:value="0.789940000000001" calcext:value-type="float">
            <text:p>0.789940000000001</text:p>
          </table:table-cell>
          <table:table-cell office:value-type="float" office:value="0.0235330000000431" calcext:value-type="float">
            <text:p>0.023533000000043</text:p>
          </table:table-cell>
          <table:table-cell office:value-type="float" office:value="0.45803699999999" calcext:value-type="float">
            <text:p>0.45803699999999</text:p>
          </table:table-cell>
          <table:table-cell office:value-type="float" office:value="0.0209519999999657" calcext:value-type="float">
            <text:p>0.02095199999996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050999999899" calcext:value-type="float">
            <text:p>0.119050999999899</text:p>
          </table:table-cell>
          <table:table-cell office:value-type="float" office:value="0.00165500000002794" calcext:value-type="float">
            <text:p>0.001655000000028</text:p>
          </table:table-cell>
          <table:table-cell office:value-type="float" office:value="0.358411000000046" calcext:value-type="float">
            <text:p>0.358411000000046</text:p>
          </table:table-cell>
          <table:table-cell office:value-type="float" office:value="5.90082550048828" calcext:value-type="float">
            <text:p>5.90082550048828</text:p>
          </table:table-cell>
          <table:table-cell office:value-type="float" office:value="11.976481" calcext:value-type="float">
            <text:p>11.976481</text:p>
          </table:table-cell>
          <table:table-cell office:value-type="float" office:value="0.00475600000004306" calcext:value-type="float">
            <text:p>0.004756000000043</text:p>
          </table:table-cell>
          <table:table-cell office:value-type="float" office:value="19.385846" calcext:value-type="float">
            <text:p>19.385846</text:p>
          </table:table-cell>
          <table:table-cell office:value-type="float" office:value="0.861077000000023" calcext:value-type="float">
            <text:p>0.861077000000023</text:p>
          </table:table-cell>
          <table:table-cell office:value-type="float" office:value="0.0241509999999607" calcext:value-type="float">
            <text:p>0.024150999999961</text:p>
          </table:table-cell>
          <table:table-cell office:value-type="float" office:value="0.643532999999934" calcext:value-type="float">
            <text:p>0.643532999999934</text:p>
          </table:table-cell>
          <table:table-cell office:value-type="float" office:value="0.0251220000000103" calcext:value-type="float">
            <text:p>0.0251220000000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948000000046" calcext:value-type="float">
            <text:p>0.118948000000046</text:p>
          </table:table-cell>
          <table:table-cell office:value-type="float" office:value="0.00167299999998249" calcext:value-type="float">
            <text:p>0.001672999999982</text:p>
          </table:table-cell>
          <table:table-cell office:value-type="float" office:value="0.522906000000035" calcext:value-type="float">
            <text:p>0.522906000000035</text:p>
          </table:table-cell>
          <table:table-cell office:value-type="float" office:value="7.96376347541809" calcext:value-type="float">
            <text:p>7.96376347541809</text:p>
          </table:table-cell>
          <table:table-cell office:value-type="float" office:value="19.6166549999999" calcext:value-type="float">
            <text:p>19.6166549999999</text:p>
          </table:table-cell>
          <table:table-cell office:value-type="float" office:value="0.00472300000001269" calcext:value-type="float">
            <text:p>0.004723000000013</text:p>
          </table:table-cell>
          <table:table-cell office:value-type="float" office:value="23.3292100000001" calcext:value-type="float">
            <text:p>23.3292100000001</text:p>
          </table:table-cell>
          <table:table-cell office:value-type="float" office:value="1.28968599999996" calcext:value-type="float">
            <text:p>1.28968599999996</text:p>
          </table:table-cell>
          <table:table-cell office:value-type="float" office:value="0.0312079999999924" calcext:value-type="float">
            <text:p>0.031207999999992</text:p>
          </table:table-cell>
          <table:table-cell office:value-type="float" office:value="0.875360000000001" calcext:value-type="float">
            <text:p>0.875360000000001</text:p>
          </table:table-cell>
          <table:table-cell office:value-type="float" office:value="0.0281330000000253" calcext:value-type="float">
            <text:p>0.0281330000000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0];[.C24];[.C28])" office:value-type="float" office:value="0.115780666666675" calcext:value-type="float">
            <text:p>0.115780666666675</text:p>
          </table:table-cell>
          <table:table-cell table:style-name="ce3" table:formula="of:=AVERAGE([.D20];[.D24];[.D28])" office:value-type="float" office:value="0.00166900000001154" calcext:value-type="float">
            <text:p>0.001669000000012</text:p>
          </table:table-cell>
          <table:table-cell table:style-name="ce3" table:formula="of:=AVERAGE([.E20];[.E24];[.E28])" office:value-type="float" office:value="0.211887333333332" calcext:value-type="float">
            <text:p>0.211887333333332</text:p>
          </table:table-cell>
          <table:table-cell table:style-name="ce3" table:formula="of:=AVERAGE([.F20];[.F24];[.F28])" office:value-type="float" office:value="3.09431060155233" calcext:value-type="float">
            <text:p>3.09431060155233</text:p>
          </table:table-cell>
          <table:table-cell table:style-name="ce3" table:formula="of:=AVERAGE([.G20];[.G24];[.G28])" office:value-type="float" office:value="3.99984100000001" calcext:value-type="float">
            <text:p>3.99984100000001</text:p>
          </table:table-cell>
          <table:table-cell table:style-name="ce3" table:formula="of:=AVERAGE([.H20];[.H24];[.H28])" office:value-type="float" office:value="0.00462833333332924" calcext:value-type="float">
            <text:p>0.004628333333329</text:p>
          </table:table-cell>
          <table:table-cell table:style-name="ce3" table:formula="of:=AVERAGE([.I20];[.I24];[.I28])" office:value-type="float" office:value="5.97739266666669" calcext:value-type="float">
            <text:p>5.97739266666669</text:p>
          </table:table-cell>
          <table:table-cell table:style-name="ce3" table:formula="of:=AVERAGE([.J20];[.J24];[.J28])" office:value-type="float" office:value="0.366281666666661" calcext:value-type="float">
            <text:p>0.366281666666661</text:p>
          </table:table-cell>
          <table:table-cell table:style-name="ce3" table:formula="of:=AVERAGE([.K20];[.K24];[.K28])" office:value-type="float" office:value="0.0187483333333205" calcext:value-type="float">
            <text:p>0.018748333333321</text:p>
          </table:table-cell>
          <table:table-cell table:style-name="ce3" table:formula="of:=AVERAGE([.L20];[.L24];[.L28])" office:value-type="float" office:value="0.0481916666666393" calcext:value-type="float">
            <text:p>0.048191666666639</text:p>
          </table:table-cell>
          <table:table-cell table:style-name="ce3" table:formula="of:=AVERAGE([.M20];[.M24];[.M28])" office:value-type="float" office:value="0" calcext:value-type="float">
            <text:p>0</text:p>
          </table:table-cell>
          <table:table-cell table:style-name="ce3" table:formula="of:=AVERAGE([.N20];[.N24];[.N28])" office:value-type="float" office:value="0" calcext:value-type="float">
            <text:p>0</text:p>
          </table:table-cell>
          <table:table-cell table:style-name="ce4" table:formula="of:=SUM([.C32:.N32])" office:value-type="float" office:value="13.838731268219" calcext:value-type="float">
            <text:p>13.838731268219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1];[.C25];[.C29])" office:value-type="float" office:value="0.118378333333283" calcext:value-type="float">
            <text:p>0.118378333333283</text:p>
          </table:table-cell>
          <table:table-cell table:style-name="ce3" table:formula="of:=AVERAGE([.D21];[.D25];[.D29])" office:value-type="float" office:value="0.00166266666667525" calcext:value-type="float">
            <text:p>0.001662666666675</text:p>
          </table:table-cell>
          <table:table-cell table:style-name="ce3" table:formula="of:=AVERAGE([.E21];[.E25];[.E29])" office:value-type="float" office:value="0.33067433333332" calcext:value-type="float">
            <text:p>0.33067433333332</text:p>
          </table:table-cell>
          <table:table-cell table:style-name="ce3" table:formula="of:=AVERAGE([.F21];[.F25];[.F29])" office:value-type="float" office:value="4.76214504241943" calcext:value-type="float">
            <text:p>4.76214504241943</text:p>
          </table:table-cell>
          <table:table-cell table:style-name="ce3" table:formula="of:=AVERAGE([.G21];[.G25];[.G29])" office:value-type="float" office:value="11.0989623333333" calcext:value-type="float">
            <text:p>11.0989623333333</text:p>
          </table:table-cell>
          <table:table-cell table:style-name="ce3" table:formula="of:=AVERAGE([.H21];[.H25];[.H29])" office:value-type="float" office:value="0.00466233333331919" calcext:value-type="float">
            <text:p>0.004662333333319</text:p>
          </table:table-cell>
          <table:table-cell table:style-name="ce3" table:formula="of:=AVERAGE([.I21];[.I25];[.I29])" office:value-type="float" office:value="12.6866993333333" calcext:value-type="float">
            <text:p>12.6866993333333</text:p>
          </table:table-cell>
          <table:table-cell table:style-name="ce3" table:formula="of:=AVERAGE([.J21];[.J25];[.J29])" office:value-type="float" office:value="0.723879999999999" calcext:value-type="float">
            <text:p>0.723879999999999</text:p>
          </table:table-cell>
          <table:table-cell table:style-name="ce3" table:formula="of:=AVERAGE([.K21];[.K25];[.K29])" office:value-type="float" office:value="0.0233523333333494" calcext:value-type="float">
            <text:p>0.023352333333349</text:p>
          </table:table-cell>
          <table:table-cell table:style-name="ce3" table:formula="of:=AVERAGE([.L21];[.L25];[.L29])" office:value-type="float" office:value="0.458013333333326" calcext:value-type="float">
            <text:p>0.458013333333326</text:p>
          </table:table-cell>
          <table:table-cell table:style-name="ce3" table:formula="of:=AVERAGE([.M21];[.M25];[.M29])" office:value-type="float" office:value="0.0210796666666605" calcext:value-type="float">
            <text:p>0.021079666666661</text:p>
          </table:table-cell>
          <table:table-cell table:style-name="ce3" table:formula="of:=AVERAGE([.N21];[.N25];[.N29])" office:value-type="float" office:value="0" calcext:value-type="float">
            <text:p>0</text:p>
          </table:table-cell>
          <table:table-cell table:style-name="ce4" table:formula="of:=SUM([.C33:.N33])" office:value-type="float" office:value="30.229509709086" calcext:value-type="float">
            <text:p>30.22950970908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2];[.C26];[.C30])" office:value-type="float" office:value="0.118829999999974" calcext:value-type="float">
            <text:p>0.118829999999974</text:p>
          </table:table-cell>
          <table:table-cell table:style-name="ce3" table:formula="of:=AVERAGE([.D22];[.D26];[.D30])" office:value-type="float" office:value="0.00165800000000142" calcext:value-type="float">
            <text:p>0.001658000000001</text:p>
          </table:table-cell>
          <table:table-cell table:style-name="ce3" table:formula="of:=AVERAGE([.E22];[.E26];[.E30])" office:value-type="float" office:value="0.359741000000014" calcext:value-type="float">
            <text:p>0.359741000000014</text:p>
          </table:table-cell>
          <table:table-cell table:style-name="ce3" table:formula="of:=AVERAGE([.F22];[.F26];[.F30])" office:value-type="float" office:value="5.88380829493205" calcext:value-type="float">
            <text:p>5.88380829493205</text:p>
          </table:table-cell>
          <table:table-cell table:style-name="ce3" table:formula="of:=AVERAGE([.G22];[.G26];[.G30])" office:value-type="float" office:value="12.0170313333333" calcext:value-type="float">
            <text:p>12.0170313333333</text:p>
          </table:table-cell>
          <table:table-cell table:style-name="ce3" table:formula="of:=AVERAGE([.H22];[.H26];[.H30])" office:value-type="float" office:value="0.00474766666669287" calcext:value-type="float">
            <text:p>0.004747666666693</text:p>
          </table:table-cell>
          <table:table-cell table:style-name="ce3" table:formula="of:=AVERAGE([.I22];[.I26];[.I30])" office:value-type="float" office:value="19.4489263333333" calcext:value-type="float">
            <text:p>19.4489263333333</text:p>
          </table:table-cell>
          <table:table-cell table:style-name="ce3" table:formula="of:=AVERAGE([.J22];[.J26];[.J30])" office:value-type="float" office:value="0.824991333333363" calcext:value-type="float">
            <text:p>0.824991333333363</text:p>
          </table:table-cell>
          <table:table-cell table:style-name="ce3" table:formula="of:=AVERAGE([.K22];[.K26];[.K30])" office:value-type="float" office:value="0.0239533333333194" calcext:value-type="float">
            <text:p>0.02395333333332</text:p>
          </table:table-cell>
          <table:table-cell table:style-name="ce3" table:formula="of:=AVERAGE([.L22];[.L26];[.L30])" office:value-type="float" office:value="0.643400666666651" calcext:value-type="float">
            <text:p>0.643400666666651</text:p>
          </table:table-cell>
          <table:table-cell table:style-name="ce3" table:formula="of:=AVERAGE([.M22];[.M26];[.M30])" office:value-type="float" office:value="0.0247819999999971" calcext:value-type="float">
            <text:p>0.024781999999997</text:p>
          </table:table-cell>
          <table:table-cell table:style-name="ce3" table:formula="of:=AVERAGE([.N22];[.N26];[.N30])" office:value-type="float" office:value="0" calcext:value-type="float">
            <text:p>0</text:p>
          </table:table-cell>
          <table:table-cell table:style-name="ce4" table:formula="of:=SUM([.C34:.N34])" office:value-type="float" office:value="39.3518699615987" calcext:value-type="float">
            <text:p>39.3518699615987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3];[.C27];[.C31])" office:value-type="float" office:value="0.118529000000024" calcext:value-type="float">
            <text:p>0.118529000000024</text:p>
          </table:table-cell>
          <table:table-cell table:style-name="ce3" table:formula="of:=AVERAGE([.D23];[.D27];[.D31])" office:value-type="float" office:value="0.00165399999999257" calcext:value-type="float">
            <text:p>0.001653999999993</text:p>
          </table:table-cell>
          <table:table-cell table:style-name="ce3" table:formula="of:=AVERAGE([.E23];[.E27];[.E31])" office:value-type="float" office:value="0.55204200000001" calcext:value-type="float">
            <text:p>0.55204200000001</text:p>
          </table:table-cell>
          <table:table-cell table:style-name="ce3" table:formula="of:=AVERAGE([.F23];[.F27];[.F31])" office:value-type="float" office:value="7.71834381421407" calcext:value-type="float">
            <text:p>7.71834381421407</text:p>
          </table:table-cell>
          <table:table-cell table:style-name="ce3" table:formula="of:=AVERAGE([.G23];[.G27];[.G31])" office:value-type="float" office:value="19.5830386666666" calcext:value-type="float">
            <text:p>19.5830386666666</text:p>
          </table:table-cell>
          <table:table-cell table:style-name="ce3" table:formula="of:=AVERAGE([.H23];[.H27];[.H31])" office:value-type="float" office:value="0.00472633333333761" calcext:value-type="float">
            <text:p>0.004726333333338</text:p>
          </table:table-cell>
          <table:table-cell table:style-name="ce3" table:formula="of:=AVERAGE([.I23];[.I27];[.I31])" office:value-type="float" office:value="23.2997056666667" calcext:value-type="float">
            <text:p>23.2997056666667</text:p>
          </table:table-cell>
          <table:table-cell table:style-name="ce3" table:formula="of:=AVERAGE([.J23];[.J27];[.J31])" office:value-type="float" office:value="1.35684033333333" calcext:value-type="float">
            <text:p>1.35684033333333</text:p>
          </table:table-cell>
          <table:table-cell table:style-name="ce3" table:formula="of:=AVERAGE([.K23];[.K27];[.K31])" office:value-type="float" office:value="0.0311333333333437" calcext:value-type="float">
            <text:p>0.031133333333344</text:p>
          </table:table-cell>
          <table:table-cell table:style-name="ce3" table:formula="of:=AVERAGE([.L23];[.L27];[.L31])" office:value-type="float" office:value="0.875502666666667" calcext:value-type="float">
            <text:p>0.875502666666667</text:p>
          </table:table-cell>
          <table:table-cell table:style-name="ce3" table:formula="of:=AVERAGE([.M23];[.M27];[.M31])" office:value-type="float" office:value="0.028205666666679" calcext:value-type="float">
            <text:p>0.028205666666679</text:p>
          </table:table-cell>
          <table:table-cell table:style-name="ce3" table:formula="of:=AVERAGE([.N23];[.N27];[.N31])" office:value-type="float" office:value="0" calcext:value-type="float">
            <text:p>0</text:p>
          </table:table-cell>
          <table:table-cell table:style-name="ce4" table:formula="of:=SUM([.C35:.N35])" office:value-type="float" office:value="53.5697214808808" calcext:value-type="float">
            <text:p>53.5697214808808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32:.C35])" office:value-type="float" office:value="0.471517999999956" calcext:value-type="float">
            <text:p>0.471517999999956</text:p>
          </table:table-cell>
          <table:table-cell table:style-name="ce1" table:formula="of:=SUM([.D32:.D35])" office:value-type="float" office:value="0.00664366666668077" calcext:value-type="float">
            <text:p>0.006643666666681</text:p>
          </table:table-cell>
          <table:table-cell table:style-name="ce1" table:formula="of:=SUM([.E32:.E35])" office:value-type="float" office:value="1.45434466666668" calcext:value-type="float">
            <text:p>1.45434466666668</text:p>
          </table:table-cell>
          <table:table-cell table:style-name="ce1" table:formula="of:=SUM([.F32:.F35])" office:value-type="float" office:value="21.4586077531179" calcext:value-type="float">
            <text:p>21.4586077531179</text:p>
          </table:table-cell>
          <table:table-cell table:style-name="ce1" table:formula="of:=SUM([.G32:.G35])" office:value-type="float" office:value="46.6988733333333" calcext:value-type="float">
            <text:p>46.6988733333333</text:p>
          </table:table-cell>
          <table:table-cell table:style-name="ce1" table:formula="of:=SUM([.H32:.H35])" office:value-type="float" office:value="0.0187646666666789" calcext:value-type="float">
            <text:p>0.018764666666679</text:p>
          </table:table-cell>
          <table:table-cell table:style-name="ce1" table:formula="of:=SUM([.I32:.I35])" office:value-type="float" office:value="61.4127240000001" calcext:value-type="float">
            <text:p>61.4127240000001</text:p>
          </table:table-cell>
          <table:table-cell table:style-name="ce1" table:formula="of:=SUM([.J32:.J35])" office:value-type="float" office:value="3.27199333333335" calcext:value-type="float">
            <text:p>3.27199333333335</text:p>
          </table:table-cell>
          <table:table-cell table:style-name="ce1" table:formula="of:=SUM([.K32:.K35])" office:value-type="float" office:value="0.097187333333333" calcext:value-type="float">
            <text:p>0.097187333333333</text:p>
          </table:table-cell>
          <table:table-cell table:style-name="ce1" table:formula="of:=SUM([.L32:.L35])" office:value-type="float" office:value="2.02510833333328" calcext:value-type="float">
            <text:p>2.02510833333328</text:p>
          </table:table-cell>
          <table:table-cell table:style-name="ce1" table:formula="of:=SUM([.M32:.M35])" office:value-type="float" office:value="0.0740673333333367" calcext:value-type="float">
            <text:p>0.074067333333337</text:p>
          </table:table-cell>
          <table:table-cell table:style-name="ce1" table:formula="of:=SUM([.N32:.N35])" office:value-type="float" office:value="0" calcext:value-type="float">
            <text:p>0</text:p>
          </table:table-cell>
          <table:table-cell table:style-name="ce1" table:formula="of:=SUM([.C36:.N36])" office:value-type="float" office:value="136.989832419785" calcext:value-type="float">
            <text:p>136.98983241978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5629000000013" calcext:value-type="float">
            <text:p>0.115629000000013</text:p>
          </table:table-cell>
          <table:table-cell office:value-type="float" office:value="0.00165200000003551" calcext:value-type="float">
            <text:p>0.001652000000036</text:p>
          </table:table-cell>
          <table:table-cell office:value-type="float" office:value="0.212799000000018" calcext:value-type="float">
            <text:p>0.212799000000018</text:p>
          </table:table-cell>
          <table:table-cell office:value-type="float" office:value="3.05220699310303" calcext:value-type="float">
            <text:p>3.05220699310303</text:p>
          </table:table-cell>
          <table:table-cell office:value-type="float" office:value="3.94249100000002" calcext:value-type="float">
            <text:p>3.94249100000002</text:p>
          </table:table-cell>
          <table:table-cell office:value-type="float" office:value="0.00466000000005806" calcext:value-type="float">
            <text:p>0.004660000000058</text:p>
          </table:table-cell>
          <table:table-cell office:value-type="float" office:value="5.933131" calcext:value-type="float">
            <text:p>5.933131</text:p>
          </table:table-cell>
          <table:table-cell office:value-type="float" office:value="0.336751999999933" calcext:value-type="float">
            <text:p>0.336751999999933</text:p>
          </table:table-cell>
          <table:table-cell office:value-type="float" office:value="0.0190509999999904" calcext:value-type="float">
            <text:p>0.01905099999999</text:p>
          </table:table-cell>
          <table:table-cell office:value-type="float" office:value="0.0635839999999917" calcext:value-type="float">
            <text:p>0.063583999999992</text:p>
          </table:table-cell>
          <table:table-cell office:value-type="float" office:value="0" calcext:value-type="float">
            <text:p>0</text:p>
          </table:table-cell>
          <table:table-cell office:value-type="float" office:value="0.00814500000001317" calcext:value-type="float">
            <text:p>0.00814500000001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845999999962" calcext:value-type="float">
            <text:p>0.118845999999962</text:p>
          </table:table-cell>
          <table:table-cell office:value-type="float" office:value="0.00164200000006076" calcext:value-type="float">
            <text:p>0.001642000000061</text:p>
          </table:table-cell>
          <table:table-cell office:value-type="float" office:value="0.218483999999989" calcext:value-type="float">
            <text:p>0.218483999999989</text:p>
          </table:table-cell>
          <table:table-cell office:value-type="float" office:value="3.33086538314819" calcext:value-type="float">
            <text:p>3.33086538314819</text:p>
          </table:table-cell>
          <table:table-cell office:value-type="float" office:value="5.63535100000001" calcext:value-type="float">
            <text:p>5.63535100000001</text:p>
          </table:table-cell>
          <table:table-cell office:value-type="float" office:value="0.00467300000002524" calcext:value-type="float">
            <text:p>0.004673000000025</text:p>
          </table:table-cell>
          <table:table-cell office:value-type="float" office:value="6.66612099999998" calcext:value-type="float">
            <text:p>6.66612099999998</text:p>
          </table:table-cell>
          <table:table-cell office:value-type="float" office:value="0.497245000000021" calcext:value-type="float">
            <text:p>0.497245000000021</text:p>
          </table:table-cell>
          <table:table-cell office:value-type="float" office:value="0.0191829999999982" calcext:value-type="float">
            <text:p>0.019182999999998</text:p>
          </table:table-cell>
          <table:table-cell office:value-type="float" office:value="0.0673790000000736" calcext:value-type="float">
            <text:p>0.067379000000074</text:p>
          </table:table-cell>
          <table:table-cell office:value-type="float" office:value="0" calcext:value-type="float">
            <text:p>0</text:p>
          </table:table-cell>
          <table:table-cell office:value-type="float" office:value="0.0155049999999619" calcext:value-type="float">
            <text:p>0.015504999999962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8926999999985" calcext:value-type="float">
            <text:p>0.118926999999985</text:p>
          </table:table-cell>
          <table:table-cell office:value-type="float" office:value="0.00166000000001532" calcext:value-type="float">
            <text:p>0.001660000000015</text:p>
          </table:table-cell>
          <table:table-cell office:value-type="float" office:value="0.230849000000035" calcext:value-type="float">
            <text:p>0.230849000000035</text:p>
          </table:table-cell>
          <table:table-cell office:value-type="float" office:value="3.23051881790161" calcext:value-type="float">
            <text:p>3.23051881790161</text:p>
          </table:table-cell>
          <table:table-cell office:value-type="float" office:value="4.219607" calcext:value-type="float">
            <text:p>4.219607</text:p>
          </table:table-cell>
          <table:table-cell office:value-type="float" office:value="0.00482499999998254" calcext:value-type="float">
            <text:p>0.004824999999983</text:p>
          </table:table-cell>
          <table:table-cell office:value-type="float" office:value="6.07052899999997" calcext:value-type="float">
            <text:p>6.07052899999997</text:p>
          </table:table-cell>
          <table:table-cell office:value-type="float" office:value="0.419178999999986" calcext:value-type="float">
            <text:p>0.419178999999986</text:p>
          </table:table-cell>
          <table:table-cell office:value-type="float" office:value="0.019631000000004" calcext:value-type="float">
            <text:p>0.019631000000004</text:p>
          </table:table-cell>
          <table:table-cell office:value-type="float" office:value="0.0650679999998829" calcext:value-type="float">
            <text:p>0.065067999999883</text:p>
          </table:table-cell>
          <table:table-cell office:value-type="float" office:value="0" calcext:value-type="float">
            <text:p>0</text:p>
          </table:table-cell>
          <table:table-cell office:value-type="float" office:value="0.0202740000000858" calcext:value-type="float">
            <text:p>0.020274000000086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806000000063" calcext:value-type="float">
            <text:p>0.118806000000063</text:p>
          </table:table-cell>
          <table:table-cell office:value-type="float" office:value="0.00165199999992183" calcext:value-type="float">
            <text:p>0.001651999999922</text:p>
          </table:table-cell>
          <table:table-cell office:value-type="float" office:value="0.234356999999932" calcext:value-type="float">
            <text:p>0.234356999999932</text:p>
          </table:table-cell>
          <table:table-cell office:value-type="float" office:value="3.2202627658844" calcext:value-type="float">
            <text:p>3.2202627658844</text:p>
          </table:table-cell>
          <table:table-cell office:value-type="float" office:value="5.38813900000002" calcext:value-type="float">
            <text:p>5.38813900000002</text:p>
          </table:table-cell>
          <table:table-cell office:value-type="float" office:value="0.00466199999993933" calcext:value-type="float">
            <text:p>0.004661999999939</text:p>
          </table:table-cell>
          <table:table-cell office:value-type="float" office:value="5.12305599999991" calcext:value-type="float">
            <text:p>5.12305599999991</text:p>
          </table:table-cell>
          <table:table-cell office:value-type="float" office:value="0.469381999999996" calcext:value-type="float">
            <text:p>0.469381999999996</text:p>
          </table:table-cell>
          <table:table-cell office:value-type="float" office:value="0.0205609999999297" calcext:value-type="float">
            <text:p>0.02056099999993</text:p>
          </table:table-cell>
          <table:table-cell office:value-type="float" office:value="0.0703520000000708" calcext:value-type="float">
            <text:p>0.070352000000071</text:p>
          </table:table-cell>
          <table:table-cell office:value-type="float" office:value="0" calcext:value-type="float">
            <text:p>0</text:p>
          </table:table-cell>
          <table:table-cell office:value-type="float" office:value="0.0272269999999253" calcext:value-type="float">
            <text:p>0.02722699999992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562999999952" calcext:value-type="float">
            <text:p>0.115562999999952</text:p>
          </table:table-cell>
          <table:table-cell office:value-type="float" office:value="0.0016449999999395" calcext:value-type="float">
            <text:p>0.00164499999994</text:p>
          </table:table-cell>
          <table:table-cell office:value-type="float" office:value="0.212052000000085" calcext:value-type="float">
            <text:p>0.212052000000085</text:p>
          </table:table-cell>
          <table:table-cell office:value-type="float" office:value="3.0808277130127" calcext:value-type="float">
            <text:p>3.0808277130127</text:p>
          </table:table-cell>
          <table:table-cell office:value-type="float" office:value="3.95867799999996" calcext:value-type="float">
            <text:p>3.95867799999996</text:p>
          </table:table-cell>
          <table:table-cell office:value-type="float" office:value="0.00466099999994185" calcext:value-type="float">
            <text:p>0.004660999999942</text:p>
          </table:table-cell>
          <table:table-cell office:value-type="float" office:value="5.97277700000006" calcext:value-type="float">
            <text:p>5.97277700000006</text:p>
          </table:table-cell>
          <table:table-cell office:value-type="float" office:value="0.335916999999995" calcext:value-type="float">
            <text:p>0.335916999999995</text:p>
          </table:table-cell>
          <table:table-cell office:value-type="float" office:value="0.0187239999999065" calcext:value-type="float">
            <text:p>0.018723999999907</text:p>
          </table:table-cell>
          <table:table-cell office:value-type="float" office:value="0.0627499999999372" calcext:value-type="float">
            <text:p>0.062749999999937</text:p>
          </table:table-cell>
          <table:table-cell office:value-type="float" office:value="0" calcext:value-type="float">
            <text:p>0</text:p>
          </table:table-cell>
          <table:table-cell office:value-type="float" office:value="0.00796600000001036" calcext:value-type="float">
            <text:p>0.00796600000001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8448000000058" calcext:value-type="float">
            <text:p>0.118448000000058</text:p>
          </table:table-cell>
          <table:table-cell office:value-type="float" office:value="0.00164799999993193" calcext:value-type="float">
            <text:p>0.001647999999932</text:p>
          </table:table-cell>
          <table:table-cell office:value-type="float" office:value="0.216423999999961" calcext:value-type="float">
            <text:p>0.216423999999961</text:p>
          </table:table-cell>
          <table:table-cell office:value-type="float" office:value="3.3747341632843" calcext:value-type="float">
            <text:p>3.3747341632843</text:p>
          </table:table-cell>
          <table:table-cell office:value-type="float" office:value="5.64505500000007" calcext:value-type="float">
            <text:p>5.64505500000007</text:p>
          </table:table-cell>
          <table:table-cell office:value-type="float" office:value="0.00465500000007069" calcext:value-type="float">
            <text:p>0.004655000000071</text:p>
          </table:table-cell>
          <table:table-cell office:value-type="float" office:value="6.69562999999994" calcext:value-type="float">
            <text:p>6.69562999999994</text:p>
          </table:table-cell>
          <table:table-cell office:value-type="float" office:value="0.409252000000038" calcext:value-type="float">
            <text:p>0.409252000000038</text:p>
          </table:table-cell>
          <table:table-cell office:value-type="float" office:value="0.0191969999999628" calcext:value-type="float">
            <text:p>0.019196999999963</text:p>
          </table:table-cell>
          <table:table-cell office:value-type="float" office:value="0.0683520000000044" calcext:value-type="float">
            <text:p>0.068352000000004</text:p>
          </table:table-cell>
          <table:table-cell office:value-type="float" office:value="0" calcext:value-type="float">
            <text:p>0</text:p>
          </table:table-cell>
          <table:table-cell office:value-type="float" office:value="0.0151879999999665" calcext:value-type="float">
            <text:p>0.01518799999996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844999999965" calcext:value-type="float">
            <text:p>0.118844999999965</text:p>
          </table:table-cell>
          <table:table-cell office:value-type="float" office:value="0.00166799999999512" calcext:value-type="float">
            <text:p>0.001667999999995</text:p>
          </table:table-cell>
          <table:table-cell office:value-type="float" office:value="0.231845000000021" calcext:value-type="float">
            <text:p>0.231845000000021</text:p>
          </table:table-cell>
          <table:table-cell office:value-type="float" office:value="3.39067196846008" calcext:value-type="float">
            <text:p>3.39067196846008</text:p>
          </table:table-cell>
          <table:table-cell office:value-type="float" office:value="4.230054" calcext:value-type="float">
            <text:p>4.230054</text:p>
          </table:table-cell>
          <table:table-cell office:value-type="float" office:value="0.00467900000001009" calcext:value-type="float">
            <text:p>0.00467900000001</text:p>
          </table:table-cell>
          <table:table-cell office:value-type="float" office:value="6.10155100000009" calcext:value-type="float">
            <text:p>6.10155100000009</text:p>
          </table:table-cell>
          <table:table-cell office:value-type="float" office:value="0.419268999999986" calcext:value-type="float">
            <text:p>0.419268999999986</text:p>
          </table:table-cell>
          <table:table-cell office:value-type="float" office:value="0.0195870000000014" calcext:value-type="float">
            <text:p>0.019587000000001</text:p>
          </table:table-cell>
          <table:table-cell office:value-type="float" office:value="0.0649809999998752" calcext:value-type="float">
            <text:p>0.064980999999875</text:p>
          </table:table-cell>
          <table:table-cell office:value-type="float" office:value="0" calcext:value-type="float">
            <text:p>0</text:p>
          </table:table-cell>
          <table:table-cell office:value-type="float" office:value="0.0216370000000552" calcext:value-type="float">
            <text:p>0.02163700000005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892999999957" calcext:value-type="float">
            <text:p>0.118892999999957</text:p>
          </table:table-cell>
          <table:table-cell office:value-type="float" office:value="0.00167600000008861" calcext:value-type="float">
            <text:p>0.001676000000089</text:p>
          </table:table-cell>
          <table:table-cell office:value-type="float" office:value="0.234905000000026" calcext:value-type="float">
            <text:p>0.234905000000026</text:p>
          </table:table-cell>
          <table:table-cell office:value-type="float" office:value="3.35977268218994" calcext:value-type="float">
            <text:p>3.35977268218994</text:p>
          </table:table-cell>
          <table:table-cell office:value-type="float" office:value="5.39333499999998" calcext:value-type="float">
            <text:p>5.39333499999998</text:p>
          </table:table-cell>
          <table:table-cell office:value-type="float" office:value="0.00467199999991408" calcext:value-type="float">
            <text:p>0.004671999999914</text:p>
          </table:table-cell>
          <table:table-cell office:value-type="float" office:value="5.10773499999993" calcext:value-type="float">
            <text:p>5.10773499999993</text:p>
          </table:table-cell>
          <table:table-cell office:value-type="float" office:value="0.471846000000028" calcext:value-type="float">
            <text:p>0.471846000000028</text:p>
          </table:table-cell>
          <table:table-cell office:value-type="float" office:value="0.0199410000000171" calcext:value-type="float">
            <text:p>0.019941000000017</text:p>
          </table:table-cell>
          <table:table-cell office:value-type="float" office:value="0.0706730000000562" calcext:value-type="float">
            <text:p>0.070673000000056</text:p>
          </table:table-cell>
          <table:table-cell office:value-type="float" office:value="0" calcext:value-type="float">
            <text:p>0</text:p>
          </table:table-cell>
          <table:table-cell office:value-type="float" office:value="0.0268740000000207" calcext:value-type="float">
            <text:p>0.026874000000021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6427000000044" calcext:value-type="float">
            <text:p>0.116427000000044</text:p>
          </table:table-cell>
          <table:table-cell office:value-type="float" office:value="0.00165600000002542" calcext:value-type="float">
            <text:p>0.001656000000025</text:p>
          </table:table-cell>
          <table:table-cell office:value-type="float" office:value="0.212844999999902" calcext:value-type="float">
            <text:p>0.212844999999902</text:p>
          </table:table-cell>
          <table:table-cell office:value-type="float" office:value="3.06672406196594" calcext:value-type="float">
            <text:p>3.06672406196594</text:p>
          </table:table-cell>
          <table:table-cell office:value-type="float" office:value="4.07181400000002" calcext:value-type="float">
            <text:p>4.07181400000002</text:p>
          </table:table-cell>
          <table:table-cell office:value-type="float" office:value="0.00466400000004796" calcext:value-type="float">
            <text:p>0.004664000000048</text:p>
          </table:table-cell>
          <table:table-cell office:value-type="float" office:value="6.02623000000006" calcext:value-type="float">
            <text:p>6.02623000000006</text:p>
          </table:table-cell>
          <table:table-cell office:value-type="float" office:value="0.342488000000003" calcext:value-type="float">
            <text:p>0.342488000000003</text:p>
          </table:table-cell>
          <table:table-cell office:value-type="float" office:value="0.0189060000000154" calcext:value-type="float">
            <text:p>0.018906000000015</text:p>
          </table:table-cell>
          <table:table-cell office:value-type="float" office:value="0.0639969999999721" calcext:value-type="float">
            <text:p>0.063996999999972</text:p>
          </table:table-cell>
          <table:table-cell office:value-type="float" office:value="0" calcext:value-type="float">
            <text:p>0</text:p>
          </table:table-cell>
          <table:table-cell office:value-type="float" office:value="0.0080960000000232" calcext:value-type="float">
            <text:p>0.008096000000023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910000000028" calcext:value-type="float">
            <text:p>0.118910000000028</text:p>
          </table:table-cell>
          <table:table-cell office:value-type="float" office:value="0.00167200000009871" calcext:value-type="float">
            <text:p>0.001672000000099</text:p>
          </table:table-cell>
          <table:table-cell office:value-type="float" office:value="0.218002999999953" calcext:value-type="float">
            <text:p>0.218002999999953</text:p>
          </table:table-cell>
          <table:table-cell office:value-type="float" office:value="3.39357447624207" calcext:value-type="float">
            <text:p>3.39357447624207</text:p>
          </table:table-cell>
          <table:table-cell office:value-type="float" office:value="5.65582399999994" calcext:value-type="float">
            <text:p>5.65582399999994</text:p>
          </table:table-cell>
          <table:table-cell office:value-type="float" office:value="0.00470899999993435" calcext:value-type="float">
            <text:p>0.004708999999934</text:p>
          </table:table-cell>
          <table:table-cell office:value-type="float" office:value="6.63078599999994" calcext:value-type="float">
            <text:p>6.63078599999994</text:p>
          </table:table-cell>
          <table:table-cell office:value-type="float" office:value="0.410106999999925" calcext:value-type="float">
            <text:p>0.410106999999925</text:p>
          </table:table-cell>
          <table:table-cell office:value-type="float" office:value="0.0192209999999022" calcext:value-type="float">
            <text:p>0.019220999999902</text:p>
          </table:table-cell>
          <table:table-cell office:value-type="float" office:value="0.0679220000000669" calcext:value-type="float">
            <text:p>0.067922000000067</text:p>
          </table:table-cell>
          <table:table-cell office:value-type="float" office:value="0" calcext:value-type="float">
            <text:p>0</text:p>
          </table:table-cell>
          <table:table-cell office:value-type="float" office:value="0.015521999999919" calcext:value-type="float">
            <text:p>0.015521999999919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8923999999993" calcext:value-type="float">
            <text:p>0.118923999999993</text:p>
          </table:table-cell>
          <table:table-cell office:value-type="float" office:value="0.00166400000000522" calcext:value-type="float">
            <text:p>0.001664000000005</text:p>
          </table:table-cell>
          <table:table-cell office:value-type="float" office:value="0.231352999999899" calcext:value-type="float">
            <text:p>0.231352999999899</text:p>
          </table:table-cell>
          <table:table-cell office:value-type="float" office:value="3.29182076454163" calcext:value-type="float">
            <text:p>3.29182076454163</text:p>
          </table:table-cell>
          <table:table-cell office:value-type="float" office:value="4.22890800000005" calcext:value-type="float">
            <text:p>4.22890800000005</text:p>
          </table:table-cell>
          <table:table-cell office:value-type="float" office:value="0.00466100000005554" calcext:value-type="float">
            <text:p>0.004661000000056</text:p>
          </table:table-cell>
          <table:table-cell office:value-type="float" office:value="6.10081000000002" calcext:value-type="float">
            <text:p>6.10081000000002</text:p>
          </table:table-cell>
          <table:table-cell office:value-type="float" office:value="0.418441999999914" calcext:value-type="float">
            <text:p>0.418441999999914</text:p>
          </table:table-cell>
          <table:table-cell office:value-type="float" office:value="0.0198869999999261" calcext:value-type="float">
            <text:p>0.019886999999926</text:p>
          </table:table-cell>
          <table:table-cell office:value-type="float" office:value="0.0648160000000644" calcext:value-type="float">
            <text:p>0.064816000000064</text:p>
          </table:table-cell>
          <table:table-cell office:value-type="float" office:value="0" calcext:value-type="float">
            <text:p>0</text:p>
          </table:table-cell>
          <table:table-cell office:value-type="float" office:value="0.0210899999999583" calcext:value-type="float">
            <text:p>0.02108999999995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9326000000001" calcext:value-type="float">
            <text:p>0.119326000000001</text:p>
          </table:table-cell>
          <table:table-cell office:value-type="float" office:value="0.00165999999990163" calcext:value-type="float">
            <text:p>0.001659999999902</text:p>
          </table:table-cell>
          <table:table-cell office:value-type="float" office:value="0.233709999999974" calcext:value-type="float">
            <text:p>0.233709999999974</text:p>
          </table:table-cell>
          <table:table-cell office:value-type="float" office:value="3.39767861366272" calcext:value-type="float">
            <text:p>3.39767861366272</text:p>
          </table:table-cell>
          <table:table-cell office:value-type="float" office:value="5.40199099999995" calcext:value-type="float">
            <text:p>5.40199099999995</text:p>
          </table:table-cell>
          <table:table-cell office:value-type="float" office:value="0.00468200000000252" calcext:value-type="float">
            <text:p>0.004682000000003</text:p>
          </table:table-cell>
          <table:table-cell office:value-type="float" office:value="5.10818500000005" calcext:value-type="float">
            <text:p>5.10818500000005</text:p>
          </table:table-cell>
          <table:table-cell office:value-type="float" office:value="0.46851700000002" calcext:value-type="float">
            <text:p>0.46851700000002</text:p>
          </table:table-cell>
          <table:table-cell office:value-type="float" office:value="0.0201499999999442" calcext:value-type="float">
            <text:p>0.020149999999944</text:p>
          </table:table-cell>
          <table:table-cell office:value-type="float" office:value="0.0705649999999878" calcext:value-type="float">
            <text:p>0.070564999999988</text:p>
          </table:table-cell>
          <table:table-cell office:value-type="float" office:value="0" calcext:value-type="float">
            <text:p>0</text:p>
          </table:table-cell>
          <table:table-cell office:value-type="float" office:value="0.0271360000000414" calcext:value-type="float">
            <text:p>0.027136000000041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38];[.C42];[.C46])" office:value-type="float" office:value="0.115873000000003" calcext:value-type="float">
            <text:p>0.115873000000003</text:p>
          </table:table-cell>
          <table:table-cell table:style-name="ce3" table:formula="of:=AVERAGE([.D38];[.D42];[.D46])" office:value-type="float" office:value="0.00165100000000014" calcext:value-type="float">
            <text:p>0.001651</text:p>
          </table:table-cell>
          <table:table-cell table:style-name="ce3" table:formula="of:=AVERAGE([.E38];[.E42];[.E46])" office:value-type="float" office:value="0.212565333333335" calcext:value-type="float">
            <text:p>0.212565333333335</text:p>
          </table:table-cell>
          <table:table-cell table:style-name="ce3" table:formula="of:=AVERAGE([.F38];[.F42];[.F46])" office:value-type="float" office:value="3.06658625602722" calcext:value-type="float">
            <text:p>3.06658625602722</text:p>
          </table:table-cell>
          <table:table-cell table:style-name="ce3" table:formula="of:=AVERAGE([.G38];[.G42];[.G46])" office:value-type="float" office:value="3.99099433333333" calcext:value-type="float">
            <text:p>3.99099433333333</text:p>
          </table:table-cell>
          <table:table-cell table:style-name="ce3" table:formula="of:=AVERAGE([.H38];[.H42];[.H46])" office:value-type="float" office:value="0.00466166666668262" calcext:value-type="float">
            <text:p>0.004661666666683</text:p>
          </table:table-cell>
          <table:table-cell table:style-name="ce3" table:formula="of:=AVERAGE([.I38];[.I42];[.I46])" office:value-type="float" office:value="5.97737933333337" calcext:value-type="float">
            <text:p>5.97737933333337</text:p>
          </table:table-cell>
          <table:table-cell table:style-name="ce3" table:formula="of:=AVERAGE([.J38];[.J42];[.J46])" office:value-type="float" office:value="0.338385666666644" calcext:value-type="float">
            <text:p>0.338385666666644</text:p>
          </table:table-cell>
          <table:table-cell table:style-name="ce3" table:formula="of:=AVERAGE([.K38];[.K42];[.K46])" office:value-type="float" office:value="0.0188936666666374" calcext:value-type="float">
            <text:p>0.018893666666638</text:p>
          </table:table-cell>
          <table:table-cell table:style-name="ce3" table:formula="of:=AVERAGE([.L38];[.L42];[.L46])" office:value-type="float" office:value="0.0634436666666337" calcext:value-type="float">
            <text:p>0.063443666666634</text:p>
          </table:table-cell>
          <table:table-cell table:style-name="ce3" table:formula="of:=AVERAGE([.M38];[.M42];[.M46])" office:value-type="float" office:value="0" calcext:value-type="float">
            <text:p>0</text:p>
          </table:table-cell>
          <table:table-cell table:style-name="ce3" table:formula="of:=AVERAGE([.N38];[.N42];[.N46])" office:value-type="float" office:value="0.00806900000001558" calcext:value-type="float">
            <text:p>0.008069000000016</text:p>
          </table:table-cell>
          <table:table-cell table:style-name="ce4" table:formula="of:=SUM([.C50:.N50])" office:value-type="float" office:value="13.7985029226939" calcext:value-type="float">
            <text:p>13.7985029226939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39];[.C43];[.C47])" office:value-type="float" office:value="0.118734666666683" calcext:value-type="float">
            <text:p>0.118734666666683</text:p>
          </table:table-cell>
          <table:table-cell table:style-name="ce3" table:formula="of:=AVERAGE([.D39];[.D43];[.D47])" office:value-type="float" office:value="0.00165400000003047" calcext:value-type="float">
            <text:p>0.00165400000003</text:p>
          </table:table-cell>
          <table:table-cell table:style-name="ce3" table:formula="of:=AVERAGE([.E39];[.E43];[.E47])" office:value-type="float" office:value="0.217636999999968" calcext:value-type="float">
            <text:p>0.217636999999968</text:p>
          </table:table-cell>
          <table:table-cell table:style-name="ce3" table:formula="of:=AVERAGE([.F39];[.F43];[.F47])" office:value-type="float" office:value="3.36639134089152" calcext:value-type="float">
            <text:p>3.36639134089152</text:p>
          </table:table-cell>
          <table:table-cell table:style-name="ce3" table:formula="of:=AVERAGE([.G39];[.G43];[.G47])" office:value-type="float" office:value="5.64541000000001" calcext:value-type="float">
            <text:p>5.64541000000001</text:p>
          </table:table-cell>
          <table:table-cell table:style-name="ce3" table:formula="of:=AVERAGE([.H39];[.H43];[.H47])" office:value-type="float" office:value="0.00467900000001009" calcext:value-type="float">
            <text:p>0.00467900000001</text:p>
          </table:table-cell>
          <table:table-cell table:style-name="ce3" table:formula="of:=AVERAGE([.I39];[.I43];[.I47])" office:value-type="float" office:value="6.66417899999995" calcext:value-type="float">
            <text:p>6.66417899999995</text:p>
          </table:table-cell>
          <table:table-cell table:style-name="ce3" table:formula="of:=AVERAGE([.J39];[.J43];[.J47])" office:value-type="float" office:value="0.438867999999995" calcext:value-type="float">
            <text:p>0.438867999999995</text:p>
          </table:table-cell>
          <table:table-cell table:style-name="ce3" table:formula="of:=AVERAGE([.K39];[.K43];[.K47])" office:value-type="float" office:value="0.0192003333332877" calcext:value-type="float">
            <text:p>0.019200333333288</text:p>
          </table:table-cell>
          <table:table-cell table:style-name="ce3" table:formula="of:=AVERAGE([.L39];[.L43];[.L47])" office:value-type="float" office:value="0.0678843333333816" calcext:value-type="float">
            <text:p>0.067884333333382</text:p>
          </table:table-cell>
          <table:table-cell table:style-name="ce3" table:formula="of:=AVERAGE([.M39];[.M43];[.M47])" office:value-type="float" office:value="0" calcext:value-type="float">
            <text:p>0</text:p>
          </table:table-cell>
          <table:table-cell table:style-name="ce3" table:formula="of:=AVERAGE([.N39];[.N43];[.N47])" office:value-type="float" office:value="0.0154049999999491" calcext:value-type="float">
            <text:p>0.015404999999949</text:p>
          </table:table-cell>
          <table:table-cell table:style-name="ce4" table:formula="of:=SUM([.C51:.N51])" office:value-type="float" office:value="16.5600426742248" calcext:value-type="float">
            <text:p>16.560042674224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0];[.C44];[.C48])" office:value-type="float" office:value="0.118898666666648" calcext:value-type="float">
            <text:p>0.118898666666648</text:p>
          </table:table-cell>
          <table:table-cell table:style-name="ce3" table:formula="of:=AVERAGE([.D40];[.D44];[.D48])" office:value-type="float" office:value="0.00166400000000522" calcext:value-type="float">
            <text:p>0.001664000000005</text:p>
          </table:table-cell>
          <table:table-cell table:style-name="ce3" table:formula="of:=AVERAGE([.E40];[.E44];[.E48])" office:value-type="float" office:value="0.231348999999985" calcext:value-type="float">
            <text:p>0.231348999999985</text:p>
          </table:table-cell>
          <table:table-cell table:style-name="ce3" table:formula="of:=AVERAGE([.F40];[.F44];[.F48])" office:value-type="float" office:value="3.30433718363444" calcext:value-type="float">
            <text:p>3.30433718363444</text:p>
          </table:table-cell>
          <table:table-cell table:style-name="ce3" table:formula="of:=AVERAGE([.G40];[.G44];[.G48])" office:value-type="float" office:value="4.22618966666668" calcext:value-type="float">
            <text:p>4.22618966666668</text:p>
          </table:table-cell>
          <table:table-cell table:style-name="ce3" table:formula="of:=AVERAGE([.H40];[.H44];[.H48])" office:value-type="float" office:value="0.00472166666668272" calcext:value-type="float">
            <text:p>0.004721666666683</text:p>
          </table:table-cell>
          <table:table-cell table:style-name="ce3" table:formula="of:=AVERAGE([.I40];[.I44];[.I48])" office:value-type="float" office:value="6.09096333333336" calcext:value-type="float">
            <text:p>6.09096333333336</text:p>
          </table:table-cell>
          <table:table-cell table:style-name="ce3" table:formula="of:=AVERAGE([.J40];[.J44];[.J48])" office:value-type="float" office:value="0.418963333333295" calcext:value-type="float">
            <text:p>0.418963333333295</text:p>
          </table:table-cell>
          <table:table-cell table:style-name="ce3" table:formula="of:=AVERAGE([.K40];[.K44];[.K48])" office:value-type="float" office:value="0.0197016666666438" calcext:value-type="float">
            <text:p>0.019701666666644</text:p>
          </table:table-cell>
          <table:table-cell table:style-name="ce3" table:formula="of:=AVERAGE([.L40];[.L44];[.L48])" office:value-type="float" office:value="0.0649549999999408" calcext:value-type="float">
            <text:p>0.064954999999941</text:p>
          </table:table-cell>
          <table:table-cell table:style-name="ce3" table:formula="of:=AVERAGE([.M40];[.M44];[.M48])" office:value-type="float" office:value="0" calcext:value-type="float">
            <text:p>0</text:p>
          </table:table-cell>
          <table:table-cell table:style-name="ce3" table:formula="of:=AVERAGE([.N40];[.N44];[.N48])" office:value-type="float" office:value="0.0210003333333664" calcext:value-type="float">
            <text:p>0.021000333333367</text:p>
          </table:table-cell>
          <table:table-cell table:style-name="ce4" table:formula="of:=SUM([.C52:.N52])" office:value-type="float" office:value="14.5027438503011" calcext:value-type="float">
            <text:p>14.502743850301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1];[.C45];[.C49])" office:value-type="float" office:value="0.11900833333334" calcext:value-type="float">
            <text:p>0.11900833333334</text:p>
          </table:table-cell>
          <table:table-cell table:style-name="ce3" table:formula="of:=AVERAGE([.D41];[.D45];[.D49])" office:value-type="float" office:value="0.00166266666663736" calcext:value-type="float">
            <text:p>0.001662666666637</text:p>
          </table:table-cell>
          <table:table-cell table:style-name="ce3" table:formula="of:=AVERAGE([.E41];[.E45];[.E49])" office:value-type="float" office:value="0.234323999999977" calcext:value-type="float">
            <text:p>0.234323999999977</text:p>
          </table:table-cell>
          <table:table-cell table:style-name="ce3" table:formula="of:=AVERAGE([.F41];[.F45];[.F49])" office:value-type="float" office:value="3.32590468724569" calcext:value-type="float">
            <text:p>3.32590468724569</text:p>
          </table:table-cell>
          <table:table-cell table:style-name="ce3" table:formula="of:=AVERAGE([.G41];[.G45];[.G49])" office:value-type="float" office:value="5.39448833333332" calcext:value-type="float">
            <text:p>5.39448833333332</text:p>
          </table:table-cell>
          <table:table-cell table:style-name="ce3" table:formula="of:=AVERAGE([.H41];[.H45];[.H49])" office:value-type="float" office:value="0.00467199999995198" calcext:value-type="float">
            <text:p>0.004671999999952</text:p>
          </table:table-cell>
          <table:table-cell table:style-name="ce3" table:formula="of:=AVERAGE([.I41];[.I45];[.I49])" office:value-type="float" office:value="5.11299199999996" calcext:value-type="float">
            <text:p>5.11299199999996</text:p>
          </table:table-cell>
          <table:table-cell table:style-name="ce3" table:formula="of:=AVERAGE([.J41];[.J45];[.J49])" office:value-type="float" office:value="0.469915000000015" calcext:value-type="float">
            <text:p>0.469915000000015</text:p>
          </table:table-cell>
          <table:table-cell table:style-name="ce3" table:formula="of:=AVERAGE([.K41];[.K45];[.K49])" office:value-type="float" office:value="0.020217333333297" calcext:value-type="float">
            <text:p>0.020217333333297</text:p>
          </table:table-cell>
          <table:table-cell table:style-name="ce3" table:formula="of:=AVERAGE([.L41];[.L45];[.L49])" office:value-type="float" office:value="0.0705300000000383" calcext:value-type="float">
            <text:p>0.070530000000038</text:p>
          </table:table-cell>
          <table:table-cell table:style-name="ce3" table:formula="of:=AVERAGE([.M41];[.M45];[.M49])" office:value-type="float" office:value="0" calcext:value-type="float">
            <text:p>0</text:p>
          </table:table-cell>
          <table:table-cell table:style-name="ce3" table:formula="of:=AVERAGE([.N41];[.N45];[.N49])" office:value-type="float" office:value="0.0270789999999958" calcext:value-type="float">
            <text:p>0.027078999999996</text:p>
          </table:table-cell>
          <table:table-cell table:style-name="ce4" table:formula="of:=SUM([.C53:.N53])" office:value-type="float" office:value="14.7807933539122" calcext:value-type="float">
            <text:p>14.7807933539122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50:.C53])" office:value-type="float" office:value="0.472514666666674" calcext:value-type="float">
            <text:p>0.472514666666674</text:p>
          </table:table-cell>
          <table:table-cell table:style-name="ce1" table:formula="of:=SUM([.D50:.D53])" office:value-type="float" office:value="0.00663166666667319" calcext:value-type="float">
            <text:p>0.006631666666673</text:p>
          </table:table-cell>
          <table:table-cell table:style-name="ce1" table:formula="of:=SUM([.E50:.E53])" office:value-type="float" office:value="0.895875333333265" calcext:value-type="float">
            <text:p>0.895875333333265</text:p>
          </table:table-cell>
          <table:table-cell table:style-name="ce1" table:formula="of:=SUM([.F50:.F53])" office:value-type="float" office:value="13.0632194677989" calcext:value-type="float">
            <text:p>13.0632194677989</text:p>
          </table:table-cell>
          <table:table-cell table:style-name="ce1" table:formula="of:=SUM([.G50:.G53])" office:value-type="float" office:value="19.2570823333333" calcext:value-type="float">
            <text:p>19.2570823333333</text:p>
          </table:table-cell>
          <table:table-cell table:style-name="ce1" table:formula="of:=SUM([.H50:.H53])" office:value-type="float" office:value="0.0187343333333274" calcext:value-type="float">
            <text:p>0.018734333333328</text:p>
          </table:table-cell>
          <table:table-cell table:style-name="ce1" table:formula="of:=SUM([.I50:.I53])" office:value-type="float" office:value="23.8455136666667" calcext:value-type="float">
            <text:p>23.8455136666667</text:p>
          </table:table-cell>
          <table:table-cell table:style-name="ce1" table:formula="of:=SUM([.J50:.J53])" office:value-type="float" office:value="1.66613199999995" calcext:value-type="float">
            <text:p>1.66613199999995</text:p>
          </table:table-cell>
          <table:table-cell table:style-name="ce1" table:formula="of:=SUM([.K50:.K53])" office:value-type="float" office:value="0.078012999999866" calcext:value-type="float">
            <text:p>0.078012999999866</text:p>
          </table:table-cell>
          <table:table-cell table:style-name="ce1" table:formula="of:=SUM([.L50:.L53])" office:value-type="float" office:value="0.266812999999994" calcext:value-type="float">
            <text:p>0.266812999999994</text:p>
          </table:table-cell>
          <table:table-cell table:style-name="ce1" table:formula="of:=SUM([.M50:.M53])" office:value-type="float" office:value="0" calcext:value-type="float">
            <text:p>0</text:p>
          </table:table-cell>
          <table:table-cell table:style-name="ce1" table:formula="of:=SUM([.N50:.N53])" office:value-type="float" office:value="0.0715533333333269" calcext:value-type="float">
            <text:p>0.071553333333327</text:p>
          </table:table-cell>
          <table:table-cell table:style-name="ce1" table:formula="of:=SUM([.C54:.N54])" office:value-type="float" office:value="59.6420828011319" calcext:value-type="float">
            <text:p>59.642082801131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5907999999763" calcext:value-type="float">
            <text:p>0.115907999999763</text:p>
          </table:table-cell>
          <table:table-cell office:value-type="float" office:value="0.00168600000006336" calcext:value-type="float">
            <text:p>0.001686000000063</text:p>
          </table:table-cell>
          <table:table-cell office:value-type="float" office:value="0.212252999999691" calcext:value-type="float">
            <text:p>0.212252999999691</text:p>
          </table:table-cell>
          <table:table-cell office:value-type="float" office:value="3.06713438034058" calcext:value-type="float">
            <text:p>3.06713438034058</text:p>
          </table:table-cell>
          <table:table-cell office:value-type="float" office:value="4.01006599999982" calcext:value-type="float">
            <text:p>4.01006599999982</text:p>
          </table:table-cell>
          <table:table-cell office:value-type="float" office:value="0.00459700000010344" calcext:value-type="float">
            <text:p>0.004597000000103</text:p>
          </table:table-cell>
          <table:table-cell office:value-type="float" office:value="6.11295199999995" calcext:value-type="float">
            <text:p>6.11295199999995</text:p>
          </table:table-cell>
          <table:table-cell office:value-type="float" office:value="0.344485999999961" calcext:value-type="float">
            <text:p>0.344485999999961</text:p>
          </table:table-cell>
          <table:table-cell office:value-type="float" office:value="0.0189120000000003" calcext:value-type="float">
            <text:p>0.018912</text:p>
          </table:table-cell>
          <table:table-cell office:value-type="float" office:value="0.0634640000002946" calcext:value-type="float">
            <text:p>0.063464000000295</text:p>
          </table:table-cell>
          <table:table-cell office:value-type="float" office:value="0" calcext:value-type="float">
            <text:p>0</text:p>
          </table:table-cell>
          <table:table-cell office:value-type="float" office:value="0.00807600000007369" calcext:value-type="float">
            <text:p>0.008076000000074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9443000000047" calcext:value-type="float">
            <text:p>0.119443000000047</text:p>
          </table:table-cell>
          <table:table-cell office:value-type="float" office:value="0.00167999999985113" calcext:value-type="float">
            <text:p>0.001679999999851</text:p>
          </table:table-cell>
          <table:table-cell office:value-type="float" office:value="0.21876199999997" calcext:value-type="float">
            <text:p>0.21876199999997</text:p>
          </table:table-cell>
          <table:table-cell office:value-type="float" office:value="3.29773926734924" calcext:value-type="float">
            <text:p>3.29773926734924</text:p>
          </table:table-cell>
          <table:table-cell office:value-type="float" office:value="5.7055519999999" calcext:value-type="float">
            <text:p>5.7055519999999</text:p>
          </table:table-cell>
          <table:table-cell office:value-type="float" office:value="0.0131179999998494" calcext:value-type="float">
            <text:p>0.013117999999849</text:p>
          </table:table-cell>
          <table:table-cell office:value-type="float" office:value="2.78907100000015" calcext:value-type="float">
            <text:p>2.78907100000015</text:p>
          </table:table-cell>
          <table:table-cell office:value-type="float" office:value="0.418286999999964" calcext:value-type="float">
            <text:p>0.418286999999964</text:p>
          </table:table-cell>
          <table:table-cell office:value-type="float" office:value="0.019362000000001" calcext:value-type="float">
            <text:p>0.019362000000001</text:p>
          </table:table-cell>
          <table:table-cell office:value-type="float" office:value="0.0678549999997813" calcext:value-type="float">
            <text:p>0.067854999999781</text:p>
          </table:table-cell>
          <table:table-cell office:value-type="float" office:value="0" calcext:value-type="float">
            <text:p>0</text:p>
          </table:table-cell>
          <table:table-cell office:value-type="float" office:value="0.0160040000000663" calcext:value-type="float">
            <text:p>0.016004000000066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8817000000035" calcext:value-type="float">
            <text:p>0.118817000000035</text:p>
          </table:table-cell>
          <table:table-cell office:value-type="float" office:value="0.00168399999984103" calcext:value-type="float">
            <text:p>0.001683999999841</text:p>
          </table:table-cell>
          <table:table-cell office:value-type="float" office:value="0.230356999999913" calcext:value-type="float">
            <text:p>0.230356999999913</text:p>
          </table:table-cell>
          <table:table-cell office:value-type="float" office:value="3.35964751243591" calcext:value-type="float">
            <text:p>3.35964751243591</text:p>
          </table:table-cell>
          <table:table-cell office:value-type="float" office:value="4.26525300000003" calcext:value-type="float">
            <text:p>4.26525300000003</text:p>
          </table:table-cell>
          <table:table-cell office:value-type="float" office:value="0.0131340000002638" calcext:value-type="float">
            <text:p>0.013134000000264</text:p>
          </table:table-cell>
          <table:table-cell office:value-type="float" office:value="1.81337500000018" calcext:value-type="float">
            <text:p>1.81337500000018</text:p>
          </table:table-cell>
          <table:table-cell office:value-type="float" office:value="0.425340999999662" calcext:value-type="float">
            <text:p>0.425340999999662</text:p>
          </table:table-cell>
          <table:table-cell office:value-type="float" office:value="0.0198959999997896" calcext:value-type="float">
            <text:p>0.01989599999979</text:p>
          </table:table-cell>
          <table:table-cell office:value-type="float" office:value="0.0641989999999169" calcext:value-type="float">
            <text:p>0.064198999999917</text:p>
          </table:table-cell>
          <table:table-cell office:value-type="float" office:value="0" calcext:value-type="float">
            <text:p>0</text:p>
          </table:table-cell>
          <table:table-cell office:value-type="float" office:value="0.0209669999999278" calcext:value-type="float">
            <text:p>0.020966999999928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9225999999799" calcext:value-type="float">
            <text:p>0.119225999999799</text:p>
          </table:table-cell>
          <table:table-cell office:value-type="float" office:value="0.00167800000008356" calcext:value-type="float">
            <text:p>0.001678000000084</text:p>
          </table:table-cell>
          <table:table-cell office:value-type="float" office:value="0.234336999999869" calcext:value-type="float">
            <text:p>0.234336999999869</text:p>
          </table:table-cell>
          <table:table-cell office:value-type="float" office:value="3.46382713317871" calcext:value-type="float">
            <text:p>3.46382713317871</text:p>
          </table:table-cell>
          <table:table-cell office:value-type="float" office:value="5.4714469999999" calcext:value-type="float">
            <text:p>5.4714469999999</text:p>
          </table:table-cell>
          <table:table-cell office:value-type="float" office:value="0.0130479999997988" calcext:value-type="float">
            <text:p>0.013047999999799</text:p>
          </table:table-cell>
          <table:table-cell office:value-type="float" office:value="2.32408100000021" calcext:value-type="float">
            <text:p>2.32408100000021</text:p>
          </table:table-cell>
          <table:table-cell office:value-type="float" office:value="0.476384000000053" calcext:value-type="float">
            <text:p>0.476384000000053</text:p>
          </table:table-cell>
          <table:table-cell office:value-type="float" office:value="0.0202799999997296" calcext:value-type="float">
            <text:p>0.02027999999973</text:p>
          </table:table-cell>
          <table:table-cell office:value-type="float" office:value="0.0698059999999714" calcext:value-type="float">
            <text:p>0.069805999999971</text:p>
          </table:table-cell>
          <table:table-cell office:value-type="float" office:value="0" calcext:value-type="float">
            <text:p>0</text:p>
          </table:table-cell>
          <table:table-cell office:value-type="float" office:value="0.0276340000000346" calcext:value-type="float">
            <text:p>0.02763400000003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6092999999637" calcext:value-type="float">
            <text:p>0.116092999999637</text:p>
          </table:table-cell>
          <table:table-cell office:value-type="float" office:value="0.0016910000003918" calcext:value-type="float">
            <text:p>0.001691000000392</text:p>
          </table:table-cell>
          <table:table-cell office:value-type="float" office:value="0.213182999999844" calcext:value-type="float">
            <text:p>0.213182999999844</text:p>
          </table:table-cell>
          <table:table-cell office:value-type="float" office:value="3.17222213745117" calcext:value-type="float">
            <text:p>3.17222213745117</text:p>
          </table:table-cell>
          <table:table-cell office:value-type="float" office:value="4.02976799999988" calcext:value-type="float">
            <text:p>4.02976799999988</text:p>
          </table:table-cell>
          <table:table-cell office:value-type="float" office:value="0.0046079999997346" calcext:value-type="float">
            <text:p>0.004607999999735</text:p>
          </table:table-cell>
          <table:table-cell office:value-type="float" office:value="6.09149100000013" calcext:value-type="float">
            <text:p>6.09149100000013</text:p>
          </table:table-cell>
          <table:table-cell office:value-type="float" office:value="0.462996000000203" calcext:value-type="float">
            <text:p>0.462996000000203</text:p>
          </table:table-cell>
          <table:table-cell office:value-type="float" office:value="0.0189439999999195" calcext:value-type="float">
            <text:p>0.01894399999992</text:p>
          </table:table-cell>
          <table:table-cell office:value-type="float" office:value="0.063329000000067" calcext:value-type="float">
            <text:p>0.063329000000067</text:p>
          </table:table-cell>
          <table:table-cell office:value-type="float" office:value="0" calcext:value-type="float">
            <text:p>0</text:p>
          </table:table-cell>
          <table:table-cell office:value-type="float" office:value="0.00835099999994782" calcext:value-type="float">
            <text:p>0.008350999999948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9299999999839" calcext:value-type="float">
            <text:p>0.119299999999839</text:p>
          </table:table-cell>
          <table:table-cell office:value-type="float" office:value="0.00167199999987133" calcext:value-type="float">
            <text:p>0.001671999999871</text:p>
          </table:table-cell>
          <table:table-cell office:value-type="float" office:value="0.21941599999991" calcext:value-type="float">
            <text:p>0.21941599999991</text:p>
          </table:table-cell>
          <table:table-cell office:value-type="float" office:value="3.31017923355103" calcext:value-type="float">
            <text:p>3.31017923355103</text:p>
          </table:table-cell>
          <table:table-cell office:value-type="float" office:value="5.69935699999996" calcext:value-type="float">
            <text:p>5.69935699999996</text:p>
          </table:table-cell>
          <table:table-cell office:value-type="float" office:value="0.0131790000000365" calcext:value-type="float">
            <text:p>0.013179000000037</text:p>
          </table:table-cell>
          <table:table-cell office:value-type="float" office:value="2.82461700000022" calcext:value-type="float">
            <text:p>2.82461700000022</text:p>
          </table:table-cell>
          <table:table-cell office:value-type="float" office:value="0.41848600000003" calcext:value-type="float">
            <text:p>0.41848600000003</text:p>
          </table:table-cell>
          <table:table-cell office:value-type="float" office:value="0.019706000000042" calcext:value-type="float">
            <text:p>0.019706000000042</text:p>
          </table:table-cell>
          <table:table-cell office:value-type="float" office:value="0.068065999999817" calcext:value-type="float">
            <text:p>0.068065999999817</text:p>
          </table:table-cell>
          <table:table-cell office:value-type="float" office:value="0" calcext:value-type="float">
            <text:p>0</text:p>
          </table:table-cell>
          <table:table-cell office:value-type="float" office:value="0.0156969999998182" calcext:value-type="float">
            <text:p>0.015696999999818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9412999999895" calcext:value-type="float">
            <text:p>0.119412999999895</text:p>
          </table:table-cell>
          <table:table-cell office:value-type="float" office:value="0.00169199999982084" calcext:value-type="float">
            <text:p>0.001691999999821</text:p>
          </table:table-cell>
          <table:table-cell office:value-type="float" office:value="0.232500000000073" calcext:value-type="float">
            <text:p>0.232500000000073</text:p>
          </table:table-cell>
          <table:table-cell office:value-type="float" office:value="3.28437972068787" calcext:value-type="float">
            <text:p>3.28437972068787</text:p>
          </table:table-cell>
          <table:table-cell office:value-type="float" office:value="4.30057399999987" calcext:value-type="float">
            <text:p>4.30057399999987</text:p>
          </table:table-cell>
          <table:table-cell office:value-type="float" office:value="0.0130640000002131" calcext:value-type="float">
            <text:p>0.013064000000213</text:p>
          </table:table-cell>
          <table:table-cell office:value-type="float" office:value="1.81502" calcext:value-type="float">
            <text:p>1.81502</text:p>
          </table:table-cell>
          <table:table-cell office:value-type="float" office:value="0.424629999999979" calcext:value-type="float">
            <text:p>0.424629999999979</text:p>
          </table:table-cell>
          <table:table-cell office:value-type="float" office:value="0.0199090000000979" calcext:value-type="float">
            <text:p>0.019909000000098</text:p>
          </table:table-cell>
          <table:table-cell office:value-type="float" office:value="0.0646240000000944" calcext:value-type="float">
            <text:p>0.064624000000094</text:p>
          </table:table-cell>
          <table:table-cell office:value-type="float" office:value="0" calcext:value-type="float">
            <text:p>0</text:p>
          </table:table-cell>
          <table:table-cell office:value-type="float" office:value="0.0208290000000488" calcext:value-type="float">
            <text:p>0.020829000000049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9583000000148" calcext:value-type="float">
            <text:p>0.119583000000148</text:p>
          </table:table-cell>
          <table:table-cell office:value-type="float" office:value="0.00167800000008356" calcext:value-type="float">
            <text:p>0.001678000000084</text:p>
          </table:table-cell>
          <table:table-cell office:value-type="float" office:value="0.232812000000195" calcext:value-type="float">
            <text:p>0.232812000000195</text:p>
          </table:table-cell>
          <table:table-cell office:value-type="float" office:value="3.35702657699585" calcext:value-type="float">
            <text:p>3.35702657699585</text:p>
          </table:table-cell>
          <table:table-cell office:value-type="float" office:value="5.47678099999985" calcext:value-type="float">
            <text:p>5.47678099999985</text:p>
          </table:table-cell>
          <table:table-cell office:value-type="float" office:value="0.013213999999607" calcext:value-type="float">
            <text:p>0.013213999999607</text:p>
          </table:table-cell>
          <table:table-cell office:value-type="float" office:value="2.31163300000026" calcext:value-type="float">
            <text:p>2.31163300000026</text:p>
          </table:table-cell>
          <table:table-cell office:value-type="float" office:value="0.477323000000069" calcext:value-type="float">
            <text:p>0.477323000000069</text:p>
          </table:table-cell>
          <table:table-cell office:value-type="float" office:value="0.0201240000001235" calcext:value-type="float">
            <text:p>0.020124000000124</text:p>
          </table:table-cell>
          <table:table-cell office:value-type="float" office:value="0.0697079999999914" calcext:value-type="float">
            <text:p>0.069707999999991</text:p>
          </table:table-cell>
          <table:table-cell office:value-type="float" office:value="0" calcext:value-type="float">
            <text:p>0</text:p>
          </table:table-cell>
          <table:table-cell office:value-type="float" office:value="0.0278400000001966" calcext:value-type="float">
            <text:p>0.027840000000197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6409000000203" calcext:value-type="float">
            <text:p>0.116409000000203</text:p>
          </table:table-cell>
          <table:table-cell office:value-type="float" office:value="0.00167000000010376" calcext:value-type="float">
            <text:p>0.001670000000104</text:p>
          </table:table-cell>
          <table:table-cell office:value-type="float" office:value="0.213670999999977" calcext:value-type="float">
            <text:p>0.213670999999977</text:p>
          </table:table-cell>
          <table:table-cell office:value-type="float" office:value="3.21309590339661" calcext:value-type="float">
            <text:p>3.21309590339661</text:p>
          </table:table-cell>
          <table:table-cell office:value-type="float" office:value="4.02670599999965" calcext:value-type="float">
            <text:p>4.02670599999965</text:p>
          </table:table-cell>
          <table:table-cell office:value-type="float" office:value="0.00464599999986604" calcext:value-type="float">
            <text:p>0.004645999999866</text:p>
          </table:table-cell>
          <table:table-cell office:value-type="float" office:value="6.07009800000014" calcext:value-type="float">
            <text:p>6.07009800000014</text:p>
          </table:table-cell>
          <table:table-cell office:value-type="float" office:value="0.449959000000035" calcext:value-type="float">
            <text:p>0.449959000000035</text:p>
          </table:table-cell>
          <table:table-cell office:value-type="float" office:value="0.0189550000000054" calcext:value-type="float">
            <text:p>0.018955000000005</text:p>
          </table:table-cell>
          <table:table-cell office:value-type="float" office:value="0.0638339999995878" calcext:value-type="float">
            <text:p>0.063833999999588</text:p>
          </table:table-cell>
          <table:table-cell office:value-type="float" office:value="0" calcext:value-type="float">
            <text:p>0</text:p>
          </table:table-cell>
          <table:table-cell office:value-type="float" office:value="0.00818500000013955" calcext:value-type="float">
            <text:p>0.00818500000014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9088999999804" calcext:value-type="float">
            <text:p>0.119088999999804</text:p>
          </table:table-cell>
          <table:table-cell office:value-type="float" office:value="0.00167499999997744" calcext:value-type="float">
            <text:p>0.001674999999977</text:p>
          </table:table-cell>
          <table:table-cell office:value-type="float" office:value="0.218946999999844" calcext:value-type="float">
            <text:p>0.218946999999844</text:p>
          </table:table-cell>
          <table:table-cell office:value-type="float" office:value="3.43827652931213" calcext:value-type="float">
            <text:p>3.43827652931213</text:p>
          </table:table-cell>
          <table:table-cell office:value-type="float" office:value="5.85301500000014" calcext:value-type="float">
            <text:p>5.85301500000014</text:p>
          </table:table-cell>
          <table:table-cell office:value-type="float" office:value="0.0132399999997688" calcext:value-type="float">
            <text:p>0.013239999999769</text:p>
          </table:table-cell>
          <table:table-cell office:value-type="float" office:value="2.86809099999982" calcext:value-type="float">
            <text:p>2.86809099999982</text:p>
          </table:table-cell>
          <table:table-cell office:value-type="float" office:value="0.418940999999904" calcext:value-type="float">
            <text:p>0.418940999999904</text:p>
          </table:table-cell>
          <table:table-cell office:value-type="float" office:value="0.0200110000000677" calcext:value-type="float">
            <text:p>0.020011000000068</text:p>
          </table:table-cell>
          <table:table-cell office:value-type="float" office:value="0.067696000000069" calcext:value-type="float">
            <text:p>0.067696000000069</text:p>
          </table:table-cell>
          <table:table-cell office:value-type="float" office:value="0" calcext:value-type="float">
            <text:p>0</text:p>
          </table:table-cell>
          <table:table-cell office:value-type="float" office:value="0.0159600000001774" calcext:value-type="float">
            <text:p>0.015960000000177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628000000375" calcext:value-type="float">
            <text:p>0.119628000000375</text:p>
          </table:table-cell>
          <table:table-cell office:value-type="float" office:value="0.00169099999993705" calcext:value-type="float">
            <text:p>0.001690999999937</text:p>
          </table:table-cell>
          <table:table-cell office:value-type="float" office:value="0.2305980000001" calcext:value-type="float">
            <text:p>0.2305980000001</text:p>
          </table:table-cell>
          <table:table-cell office:value-type="float" office:value="3.34913110733032" calcext:value-type="float">
            <text:p>3.34913110733032</text:p>
          </table:table-cell>
          <table:table-cell office:value-type="float" office:value="4.28384499999993" calcext:value-type="float">
            <text:p>4.28384499999993</text:p>
          </table:table-cell>
          <table:table-cell office:value-type="float" office:value="0.0131280000000515" calcext:value-type="float">
            <text:p>0.013128000000052</text:p>
          </table:table-cell>
          <table:table-cell office:value-type="float" office:value="1.80820899999981" calcext:value-type="float">
            <text:p>1.80820899999981</text:p>
          </table:table-cell>
          <table:table-cell office:value-type="float" office:value="0.538105000000087" calcext:value-type="float">
            <text:p>0.538105000000087</text:p>
          </table:table-cell>
          <table:table-cell office:value-type="float" office:value="0.0198150000001078" calcext:value-type="float">
            <text:p>0.019815000000108</text:p>
          </table:table-cell>
          <table:table-cell office:value-type="float" office:value="0.0642980000002353" calcext:value-type="float">
            <text:p>0.064298000000235</text:p>
          </table:table-cell>
          <table:table-cell office:value-type="float" office:value="0" calcext:value-type="float">
            <text:p>0</text:p>
          </table:table-cell>
          <table:table-cell office:value-type="float" office:value="0.0208039999997709" calcext:value-type="float">
            <text:p>0.020803999999771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9226000000253" calcext:value-type="float">
            <text:p>0.119226000000253</text:p>
          </table:table-cell>
          <table:table-cell office:value-type="float" office:value="0.00167599999986123" calcext:value-type="float">
            <text:p>0.001675999999861</text:p>
          </table:table-cell>
          <table:table-cell office:value-type="float" office:value="0.233756999999969" calcext:value-type="float">
            <text:p>0.233756999999969</text:p>
          </table:table-cell>
          <table:table-cell office:value-type="float" office:value="3.48549246788025" calcext:value-type="float">
            <text:p>3.48549246788025</text:p>
          </table:table-cell>
          <table:table-cell office:value-type="float" office:value="5.47567400000025" calcext:value-type="float">
            <text:p>5.47567400000025</text:p>
          </table:table-cell>
          <table:table-cell office:value-type="float" office:value="0.0131769999998141" calcext:value-type="float">
            <text:p>0.013176999999814</text:p>
          </table:table-cell>
          <table:table-cell office:value-type="float" office:value="2.30799499999966" calcext:value-type="float">
            <text:p>2.30799499999966</text:p>
          </table:table-cell>
          <table:table-cell office:value-type="float" office:value="0.476994000000104" calcext:value-type="float">
            <text:p>0.476994000000104</text:p>
          </table:table-cell>
          <table:table-cell office:value-type="float" office:value="0.0201130000000376" calcext:value-type="float">
            <text:p>0.020113000000038</text:p>
          </table:table-cell>
          <table:table-cell office:value-type="float" office:value="0.0698110000002998" calcext:value-type="float">
            <text:p>0.0698110000003</text:p>
          </table:table-cell>
          <table:table-cell office:value-type="float" office:value="0" calcext:value-type="float">
            <text:p>0</text:p>
          </table:table-cell>
          <table:table-cell office:value-type="float" office:value="0.028088999999909" calcext:value-type="float">
            <text:p>0.028088999999909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56];[.C60];[.C64])" office:value-type="float" office:value="0.116136666666534" calcext:value-type="float">
            <text:p>0.116136666666534</text:p>
          </table:table-cell>
          <table:table-cell table:style-name="ce3" table:formula="of:=AVERAGE([.D56];[.D60];[.D64])" office:value-type="float" office:value="0.00168233333351964" calcext:value-type="float">
            <text:p>0.00168233333352</text:p>
          </table:table-cell>
          <table:table-cell table:style-name="ce3" table:formula="of:=AVERAGE([.E56];[.E60];[.E64])" office:value-type="float" office:value="0.213035666666504" calcext:value-type="float">
            <text:p>0.213035666666504</text:p>
          </table:table-cell>
          <table:table-cell table:style-name="ce3" table:formula="of:=AVERAGE([.F56];[.F60];[.F64])" office:value-type="float" office:value="3.15081747372945" calcext:value-type="float">
            <text:p>3.15081747372945</text:p>
          </table:table-cell>
          <table:table-cell table:style-name="ce3" table:formula="of:=AVERAGE([.G56];[.G60];[.G64])" office:value-type="float" office:value="4.02217999999978" calcext:value-type="float">
            <text:p>4.02217999999978</text:p>
          </table:table-cell>
          <table:table-cell table:style-name="ce3" table:formula="of:=AVERAGE([.H56];[.H60];[.H64])" office:value-type="float" office:value="0.00461699999990136" calcext:value-type="float">
            <text:p>0.004616999999901</text:p>
          </table:table-cell>
          <table:table-cell table:style-name="ce3" table:formula="of:=AVERAGE([.I56];[.I60];[.I64])" office:value-type="float" office:value="6.09151366666674" calcext:value-type="float">
            <text:p>6.09151366666674</text:p>
          </table:table-cell>
          <table:table-cell table:style-name="ce3" table:formula="of:=AVERAGE([.J56];[.J60];[.J64])" office:value-type="float" office:value="0.419147000000066" calcext:value-type="float">
            <text:p>0.419147000000066</text:p>
          </table:table-cell>
          <table:table-cell table:style-name="ce3" table:formula="of:=AVERAGE([.K56];[.K60];[.K64])" office:value-type="float" office:value="0.0189369999999751" calcext:value-type="float">
            <text:p>0.018936999999975</text:p>
          </table:table-cell>
          <table:table-cell table:style-name="ce3" table:formula="of:=AVERAGE([.L56];[.L60];[.L64])" office:value-type="float" office:value="0.0635423333333165" calcext:value-type="float">
            <text:p>0.063542333333317</text:p>
          </table:table-cell>
          <table:table-cell table:style-name="ce3" table:formula="of:=AVERAGE([.M56];[.M60];[.M64])" office:value-type="float" office:value="0" calcext:value-type="float">
            <text:p>0</text:p>
          </table:table-cell>
          <table:table-cell table:style-name="ce3" table:formula="of:=AVERAGE([.N56];[.N60];[.N64])" office:value-type="float" office:value="0.00820400000005369" calcext:value-type="float">
            <text:p>0.008204000000054</text:p>
          </table:table-cell>
          <table:table-cell table:style-name="ce4" table:formula="of:=SUM([.C68:.N68])" office:value-type="float" office:value="14.1098131403958" calcext:value-type="float">
            <text:p>14.109813140395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7];[.C61];[.C65])" office:value-type="float" office:value="0.11927733333323" calcext:value-type="float">
            <text:p>0.11927733333323</text:p>
          </table:table-cell>
          <table:table-cell table:style-name="ce3" table:formula="of:=AVERAGE([.D57];[.D61];[.D65])" office:value-type="float" office:value="0.00167566666656663" calcext:value-type="float">
            <text:p>0.001675666666567</text:p>
          </table:table-cell>
          <table:table-cell table:style-name="ce3" table:formula="of:=AVERAGE([.E57];[.E61];[.E65])" office:value-type="float" office:value="0.219041666666575" calcext:value-type="float">
            <text:p>0.219041666666575</text:p>
          </table:table-cell>
          <table:table-cell table:style-name="ce3" table:formula="of:=AVERAGE([.F57];[.F61];[.F65])" office:value-type="float" office:value="3.34873167673747" calcext:value-type="float">
            <text:p>3.34873167673747</text:p>
          </table:table-cell>
          <table:table-cell table:style-name="ce3" table:formula="of:=AVERAGE([.G57];[.G61];[.G65])" office:value-type="float" office:value="5.75264133333333" calcext:value-type="float">
            <text:p>5.75264133333333</text:p>
          </table:table-cell>
          <table:table-cell table:style-name="ce3" table:formula="of:=AVERAGE([.H57];[.H61];[.H65])" office:value-type="float" office:value="0.0131789999998849" calcext:value-type="float">
            <text:p>0.013178999999885</text:p>
          </table:table-cell>
          <table:table-cell table:style-name="ce3" table:formula="of:=AVERAGE([.I57];[.I61];[.I65])" office:value-type="float" office:value="2.82725966666673" calcext:value-type="float">
            <text:p>2.82725966666673</text:p>
          </table:table-cell>
          <table:table-cell table:style-name="ce3" table:formula="of:=AVERAGE([.J57];[.J61];[.J65])" office:value-type="float" office:value="0.418571333333299" calcext:value-type="float">
            <text:p>0.418571333333299</text:p>
          </table:table-cell>
          <table:table-cell table:style-name="ce3" table:formula="of:=AVERAGE([.K57];[.K61];[.K65])" office:value-type="float" office:value="0.0196930000000369" calcext:value-type="float">
            <text:p>0.019693000000037</text:p>
          </table:table-cell>
          <table:table-cell table:style-name="ce3" table:formula="of:=AVERAGE([.L57];[.L61];[.L65])" office:value-type="float" office:value="0.0678723333332224" calcext:value-type="float">
            <text:p>0.067872333333223</text:p>
          </table:table-cell>
          <table:table-cell table:style-name="ce3" table:formula="of:=AVERAGE([.M57];[.M61];[.M65])" office:value-type="float" office:value="0" calcext:value-type="float">
            <text:p>0</text:p>
          </table:table-cell>
          <table:table-cell table:style-name="ce3" table:formula="of:=AVERAGE([.N57];[.N61];[.N65])" office:value-type="float" office:value="0.0158870000000206" calcext:value-type="float">
            <text:p>0.015887000000021</text:p>
          </table:table-cell>
          <table:table-cell table:style-name="ce4" table:formula="of:=SUM([.C69:.N69])" office:value-type="float" office:value="12.8038300100704" calcext:value-type="float">
            <text:p>12.8038300100704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8];[.C62];[.C66])" office:value-type="float" office:value="0.119286000000102" calcext:value-type="float">
            <text:p>0.119286000000102</text:p>
          </table:table-cell>
          <table:table-cell table:style-name="ce3" table:formula="of:=AVERAGE([.D58];[.D62];[.D66])" office:value-type="float" office:value="0.00168899999986631" calcext:value-type="float">
            <text:p>0.001688999999866</text:p>
          </table:table-cell>
          <table:table-cell table:style-name="ce3" table:formula="of:=AVERAGE([.E58];[.E62];[.E66])" office:value-type="float" office:value="0.231151666666695" calcext:value-type="float">
            <text:p>0.231151666666695</text:p>
          </table:table-cell>
          <table:table-cell table:style-name="ce3" table:formula="of:=AVERAGE([.F58];[.F62];[.F66])" office:value-type="float" office:value="3.33105278015137" calcext:value-type="float">
            <text:p>3.33105278015137</text:p>
          </table:table-cell>
          <table:table-cell table:style-name="ce3" table:formula="of:=AVERAGE([.G58];[.G62];[.G66])" office:value-type="float" office:value="4.28322399999994" calcext:value-type="float">
            <text:p>4.28322399999994</text:p>
          </table:table-cell>
          <table:table-cell table:style-name="ce3" table:formula="of:=AVERAGE([.H58];[.H62];[.H66])" office:value-type="float" office:value="0.0131086666668428" calcext:value-type="float">
            <text:p>0.013108666666843</text:p>
          </table:table-cell>
          <table:table-cell table:style-name="ce3" table:formula="of:=AVERAGE([.I58];[.I62];[.I66])" office:value-type="float" office:value="1.81220133333333" calcext:value-type="float">
            <text:p>1.81220133333333</text:p>
          </table:table-cell>
          <table:table-cell table:style-name="ce3" table:formula="of:=AVERAGE([.J58];[.J62];[.J66])" office:value-type="float" office:value="0.462691999999909" calcext:value-type="float">
            <text:p>0.462691999999909</text:p>
          </table:table-cell>
          <table:table-cell table:style-name="ce3" table:formula="of:=AVERAGE([.K58];[.K62];[.K66])" office:value-type="float" office:value="0.0198733333333318" calcext:value-type="float">
            <text:p>0.019873333333332</text:p>
          </table:table-cell>
          <table:table-cell table:style-name="ce3" table:formula="of:=AVERAGE([.L58];[.L62];[.L66])" office:value-type="float" office:value="0.0643736666667489" calcext:value-type="float">
            <text:p>0.064373666666749</text:p>
          </table:table-cell>
          <table:table-cell table:style-name="ce3" table:formula="of:=AVERAGE([.M58];[.M62];[.M66])" office:value-type="float" office:value="0" calcext:value-type="float">
            <text:p>0</text:p>
          </table:table-cell>
          <table:table-cell table:style-name="ce3" table:formula="of:=AVERAGE([.N58];[.N62];[.N66])" office:value-type="float" office:value="0.0208666666665825" calcext:value-type="float">
            <text:p>0.020866666666583</text:p>
          </table:table-cell>
          <table:table-cell table:style-name="ce4" table:formula="of:=SUM([.C70:.N70])" office:value-type="float" office:value="10.3595191134847" calcext:value-type="float">
            <text:p>10.3595191134847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9];[.C63];[.C67])" office:value-type="float" office:value="0.119345000000067" calcext:value-type="float">
            <text:p>0.119345000000067</text:p>
          </table:table-cell>
          <table:table-cell table:style-name="ce3" table:formula="of:=AVERAGE([.D59];[.D63];[.D67])" office:value-type="float" office:value="0.00167733333334278" calcext:value-type="float">
            <text:p>0.001677333333343</text:p>
          </table:table-cell>
          <table:table-cell table:style-name="ce3" table:formula="of:=AVERAGE([.E59];[.E63];[.E67])" office:value-type="float" office:value="0.233635333333344" calcext:value-type="float">
            <text:p>0.233635333333344</text:p>
          </table:table-cell>
          <table:table-cell table:style-name="ce3" table:formula="of:=AVERAGE([.F59];[.F63];[.F67])" office:value-type="float" office:value="3.43544872601827" calcext:value-type="float">
            <text:p>3.43544872601827</text:p>
          </table:table-cell>
          <table:table-cell table:style-name="ce3" table:formula="of:=AVERAGE([.G59];[.G63];[.G67])" office:value-type="float" office:value="5.474634" calcext:value-type="float">
            <text:p>5.474634</text:p>
          </table:table-cell>
          <table:table-cell table:style-name="ce3" table:formula="of:=AVERAGE([.H59];[.H63];[.H67])" office:value-type="float" office:value="0.0131463333330733" calcext:value-type="float">
            <text:p>0.013146333333073</text:p>
          </table:table-cell>
          <table:table-cell table:style-name="ce3" table:formula="of:=AVERAGE([.I59];[.I63];[.I67])" office:value-type="float" office:value="2.31456966666671" calcext:value-type="float">
            <text:p>2.31456966666671</text:p>
          </table:table-cell>
          <table:table-cell table:style-name="ce3" table:formula="of:=AVERAGE([.J59];[.J63];[.J67])" office:value-type="float" office:value="0.476900333333409" calcext:value-type="float">
            <text:p>0.476900333333409</text:p>
          </table:table-cell>
          <table:table-cell table:style-name="ce3" table:formula="of:=AVERAGE([.K59];[.K63];[.K67])" office:value-type="float" office:value="0.0201723333332969" calcext:value-type="float">
            <text:p>0.020172333333297</text:p>
          </table:table-cell>
          <table:table-cell table:style-name="ce3" table:formula="of:=AVERAGE([.L59];[.L63];[.L67])" office:value-type="float" office:value="0.0697750000000875" calcext:value-type="float">
            <text:p>0.069775000000088</text:p>
          </table:table-cell>
          <table:table-cell table:style-name="ce3" table:formula="of:=AVERAGE([.M59];[.M63];[.M67])" office:value-type="float" office:value="0" calcext:value-type="float">
            <text:p>0</text:p>
          </table:table-cell>
          <table:table-cell table:style-name="ce3" table:formula="of:=AVERAGE([.N59];[.N63];[.N67])" office:value-type="float" office:value="0.0278543333333801" calcext:value-type="float">
            <text:p>0.02785433333338</text:p>
          </table:table-cell>
          <table:table-cell table:style-name="ce4" table:formula="of:=SUM([.C71:.N71])" office:value-type="float" office:value="12.187158392685" calcext:value-type="float">
            <text:p>12.187158392685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68:.C71])" office:value-type="float" office:value="0.474044999999933" calcext:value-type="float">
            <text:p>0.474044999999933</text:p>
          </table:table-cell>
          <table:table-cell table:style-name="ce1" table:formula="of:=SUM([.D68:.D71])" office:value-type="float" office:value="0.00672433333329536" calcext:value-type="float">
            <text:p>0.006724333333295</text:p>
          </table:table-cell>
          <table:table-cell table:style-name="ce1" table:formula="of:=SUM([.E68:.E71])" office:value-type="float" office:value="0.896864333333118" calcext:value-type="float">
            <text:p>0.896864333333118</text:p>
          </table:table-cell>
          <table:table-cell table:style-name="ce1" table:formula="of:=SUM([.F68:.F71])" office:value-type="float" office:value="13.2660506566366" calcext:value-type="float">
            <text:p>13.2660506566366</text:p>
          </table:table-cell>
          <table:table-cell table:style-name="ce1" table:formula="of:=SUM([.G68:.G71])" office:value-type="float" office:value="19.5326793333331" calcext:value-type="float">
            <text:p>19.5326793333331</text:p>
          </table:table-cell>
          <table:table-cell table:style-name="ce1" table:formula="of:=SUM([.H68:.H71])" office:value-type="float" office:value="0.0440509999997024" calcext:value-type="float">
            <text:p>0.044050999999702</text:p>
          </table:table-cell>
          <table:table-cell table:style-name="ce1" table:formula="of:=SUM([.I68:.I71])" office:value-type="float" office:value="13.0455443333335" calcext:value-type="float">
            <text:p>13.0455443333335</text:p>
          </table:table-cell>
          <table:table-cell table:style-name="ce1" table:formula="of:=SUM([.J68:.J71])" office:value-type="float" office:value="1.77731066666668" calcext:value-type="float">
            <text:p>1.77731066666668</text:p>
          </table:table-cell>
          <table:table-cell table:style-name="ce1" table:formula="of:=SUM([.K68:.K71])" office:value-type="float" office:value="0.0786756666666406" calcext:value-type="float">
            <text:p>0.078675666666641</text:p>
          </table:table-cell>
          <table:table-cell table:style-name="ce1" table:formula="of:=SUM([.L68:.L71])" office:value-type="float" office:value="0.265563333333375" calcext:value-type="float">
            <text:p>0.265563333333375</text:p>
          </table:table-cell>
          <table:table-cell table:style-name="ce1" table:formula="of:=SUM([.M68:.M71])" office:value-type="float" office:value="0" calcext:value-type="float">
            <text:p>0</text:p>
          </table:table-cell>
          <table:table-cell table:style-name="ce1" table:formula="of:=SUM([.N68:.N71])" office:value-type="float" office:value="0.0728120000000369" calcext:value-type="float">
            <text:p>0.072812000000037</text:p>
          </table:table-cell>
          <table:table-cell table:style-name="ce1" table:formula="of:=SUM([.C72:.N72])" office:value-type="float" office:value="49.4603206566359" calcext:value-type="float">
            <text:p>49.460320656635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5888000000268" calcext:value-type="float">
            <text:p>0.115888000000268</text:p>
          </table:table-cell>
          <table:table-cell office:value-type="float" office:value="0.00166200000012395" calcext:value-type="float">
            <text:p>0.001662000000124</text:p>
          </table:table-cell>
          <table:table-cell office:value-type="float" office:value="0.213314999999966" calcext:value-type="float">
            <text:p>0.213314999999966</text:p>
          </table:table-cell>
          <table:table-cell office:value-type="float" office:value="3.09537792205811" calcext:value-type="float">
            <text:p>3.09537792205811</text:p>
          </table:table-cell>
          <table:table-cell office:value-type="float" office:value="4.01297100000011" calcext:value-type="float">
            <text:p>4.01297100000011</text:p>
          </table:table-cell>
          <table:table-cell office:value-type="float" office:value="0.00462100000004284" calcext:value-type="float">
            <text:p>0.004621000000043</text:p>
          </table:table-cell>
          <table:table-cell office:value-type="float" office:value="6.11138500000016" calcext:value-type="float">
            <text:p>6.11138500000016</text:p>
          </table:table-cell>
          <table:table-cell office:value-type="float" office:value="0.345444999999927" calcext:value-type="float">
            <text:p>0.345444999999927</text:p>
          </table:table-cell>
          <table:table-cell office:value-type="float" office:value="0.0189260000001923" calcext:value-type="float">
            <text:p>0.018926000000192</text:p>
          </table:table-cell>
          <table:table-cell office:value-type="float" office:value="0.0491730000003372" calcext:value-type="float">
            <text:p>0.0491730000003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86800000002" calcext:value-type="float">
            <text:p>0.11886800000002</text:p>
          </table:table-cell>
          <table:table-cell office:value-type="float" office:value="0.00169800000003306" calcext:value-type="float">
            <text:p>0.001698000000033</text:p>
          </table:table-cell>
          <table:table-cell office:value-type="float" office:value="0.332282000000305" calcext:value-type="float">
            <text:p>0.332282000000305</text:p>
          </table:table-cell>
          <table:table-cell office:value-type="float" office:value="4.89015221595764" calcext:value-type="float">
            <text:p>4.89015221595764</text:p>
          </table:table-cell>
          <table:table-cell office:value-type="float" office:value="11.2025129999997" calcext:value-type="float">
            <text:p>11.2025129999997</text:p>
          </table:table-cell>
          <table:table-cell office:value-type="float" office:value="0.0131150000001981" calcext:value-type="float">
            <text:p>0.013115000000198</text:p>
          </table:table-cell>
          <table:table-cell office:value-type="float" office:value="4.42729499999996" calcext:value-type="float">
            <text:p>4.42729499999996</text:p>
          </table:table-cell>
          <table:table-cell office:value-type="float" office:value="0.705604000000221" calcext:value-type="float">
            <text:p>0.705604000000221</text:p>
          </table:table-cell>
          <table:table-cell office:value-type="float" office:value="0.0230819999997038" calcext:value-type="float">
            <text:p>0.023081999999704</text:p>
          </table:table-cell>
          <table:table-cell office:value-type="float" office:value="0.460125000000062" calcext:value-type="float">
            <text:p>0.460125000000062</text:p>
          </table:table-cell>
          <table:table-cell office:value-type="float" office:value="0.0214359999999942" calcext:value-type="float">
            <text:p>0.02143599999999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9311999999809" calcext:value-type="float">
            <text:p>0.119311999999809</text:p>
          </table:table-cell>
          <table:table-cell office:value-type="float" office:value="0.00167400000009366" calcext:value-type="float">
            <text:p>0.001674000000094</text:p>
          </table:table-cell>
          <table:table-cell office:value-type="float" office:value="0.363599999999678" calcext:value-type="float">
            <text:p>0.363599999999678</text:p>
          </table:table-cell>
          <table:table-cell office:value-type="float" office:value="6.07980871200562" calcext:value-type="float">
            <text:p>6.07980871200562</text:p>
          </table:table-cell>
          <table:table-cell office:value-type="float" office:value="12.1768589999997" calcext:value-type="float">
            <text:p>12.1768589999997</text:p>
          </table:table-cell>
          <table:table-cell office:value-type="float" office:value="0.0130870000002687" calcext:value-type="float">
            <text:p>0.013087000000269</text:p>
          </table:table-cell>
          <table:table-cell office:value-type="float" office:value="5.69155999999975" calcext:value-type="float">
            <text:p>5.69155999999975</text:p>
          </table:table-cell>
          <table:table-cell office:value-type="float" office:value="0.765457999999853" calcext:value-type="float">
            <text:p>0.765457999999853</text:p>
          </table:table-cell>
          <table:table-cell office:value-type="float" office:value="0.0245570000001862" calcext:value-type="float">
            <text:p>0.024557000000186</text:p>
          </table:table-cell>
          <table:table-cell office:value-type="float" office:value="0.644980999999916" calcext:value-type="float">
            <text:p>0.644980999999916</text:p>
          </table:table-cell>
          <table:table-cell office:value-type="float" office:value="0.0245679999998174" calcext:value-type="float">
            <text:p>0.0245679999998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985000000066" calcext:value-type="float">
            <text:p>0.118985000000066</text:p>
          </table:table-cell>
          <table:table-cell office:value-type="float" office:value="0.00168899999971472" calcext:value-type="float">
            <text:p>0.001688999999715</text:p>
          </table:table-cell>
          <table:table-cell office:value-type="float" office:value="0.526147000000037" calcext:value-type="float">
            <text:p>0.526147000000037</text:p>
          </table:table-cell>
          <table:table-cell office:value-type="float" office:value="7.85966014862061" calcext:value-type="float">
            <text:p>7.85966014862061</text:p>
          </table:table-cell>
          <table:table-cell office:value-type="float" office:value="19.6271889999998" calcext:value-type="float">
            <text:p>19.6271889999998</text:p>
          </table:table-cell>
          <table:table-cell office:value-type="float" office:value="0.0131099999998696" calcext:value-type="float">
            <text:p>0.01310999999987</text:p>
          </table:table-cell>
          <table:table-cell office:value-type="float" office:value="8.76708800000006" calcext:value-type="float">
            <text:p>8.76708800000006</text:p>
          </table:table-cell>
          <table:table-cell office:value-type="float" office:value="1.41618500000004" calcext:value-type="float">
            <text:p>1.41618500000004</text:p>
          </table:table-cell>
          <table:table-cell office:value-type="float" office:value="0.031083000000308" calcext:value-type="float">
            <text:p>0.031083000000308</text:p>
          </table:table-cell>
          <table:table-cell office:value-type="float" office:value="0.871899000000667" calcext:value-type="float">
            <text:p>0.871899000000667</text:p>
          </table:table-cell>
          <table:table-cell office:value-type="float" office:value="0.0282589999997072" calcext:value-type="float">
            <text:p>0.0282589999997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906999999879" calcext:value-type="float">
            <text:p>0.115906999999879</text:p>
          </table:table-cell>
          <table:table-cell office:value-type="float" office:value="0.00168200000007346" calcext:value-type="float">
            <text:p>0.001682000000073</text:p>
          </table:table-cell>
          <table:table-cell office:value-type="float" office:value="0.213630000000194" calcext:value-type="float">
            <text:p>0.213630000000194</text:p>
          </table:table-cell>
          <table:table-cell office:value-type="float" office:value="3.05089783668518" calcext:value-type="float">
            <text:p>3.05089783668518</text:p>
          </table:table-cell>
          <table:table-cell office:value-type="float" office:value="4.00703799999974" calcext:value-type="float">
            <text:p>4.00703799999974</text:p>
          </table:table-cell>
          <table:table-cell office:value-type="float" office:value="0.00459399999999732" calcext:value-type="float">
            <text:p>0.004593999999997</text:p>
          </table:table-cell>
          <table:table-cell office:value-type="float" office:value="6.11106100000006" calcext:value-type="float">
            <text:p>6.11106100000006</text:p>
          </table:table-cell>
          <table:table-cell office:value-type="float" office:value="0.344837000000098" calcext:value-type="float">
            <text:p>0.344837000000098</text:p>
          </table:table-cell>
          <table:table-cell office:value-type="float" office:value="0.018931000000066" calcext:value-type="float">
            <text:p>0.018931000000066</text:p>
          </table:table-cell>
          <table:table-cell office:value-type="float" office:value="0.0481410000002143" calcext:value-type="float">
            <text:p>0.0481410000002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9533999999931" calcext:value-type="float">
            <text:p>0.119533999999931</text:p>
          </table:table-cell>
          <table:table-cell office:value-type="float" office:value="0.00167700000019977" calcext:value-type="float">
            <text:p>0.0016770000002</text:p>
          </table:table-cell>
          <table:table-cell office:value-type="float" office:value="0.330402000000049" calcext:value-type="float">
            <text:p>0.330402000000049</text:p>
          </table:table-cell>
          <table:table-cell office:value-type="float" office:value="4.78920841217041" calcext:value-type="float">
            <text:p>4.78920841217041</text:p>
          </table:table-cell>
          <table:table-cell office:value-type="float" office:value="11.3505230000001" calcext:value-type="float">
            <text:p>11.3505230000001</text:p>
          </table:table-cell>
          <table:table-cell office:value-type="float" office:value="0.0131689999998343" calcext:value-type="float">
            <text:p>0.013168999999834</text:p>
          </table:table-cell>
          <table:table-cell office:value-type="float" office:value="4.43197700000019" calcext:value-type="float">
            <text:p>4.43197700000019</text:p>
          </table:table-cell>
          <table:table-cell office:value-type="float" office:value="0.707957999999962" calcext:value-type="float">
            <text:p>0.707957999999962</text:p>
          </table:table-cell>
          <table:table-cell office:value-type="float" office:value="0.0234289999998509" calcext:value-type="float">
            <text:p>0.023428999999851</text:p>
          </table:table-cell>
          <table:table-cell office:value-type="float" office:value="0.458720999999969" calcext:value-type="float">
            <text:p>0.458720999999969</text:p>
          </table:table-cell>
          <table:table-cell office:value-type="float" office:value="0.0207700000000841" calcext:value-type="float">
            <text:p>0.02077000000008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9149000000107" calcext:value-type="float">
            <text:p>0.119149000000107</text:p>
          </table:table-cell>
          <table:table-cell office:value-type="float" office:value="0.00167000000010376" calcext:value-type="float">
            <text:p>0.001670000000104</text:p>
          </table:table-cell>
          <table:table-cell office:value-type="float" office:value="0.461656999999832" calcext:value-type="float">
            <text:p>0.461656999999832</text:p>
          </table:table-cell>
          <table:table-cell office:value-type="float" office:value="6.00059151649475" calcext:value-type="float">
            <text:p>6.00059151649475</text:p>
          </table:table-cell>
          <table:table-cell office:value-type="float" office:value="12.1879440000002" calcext:value-type="float">
            <text:p>12.1879440000002</text:p>
          </table:table-cell>
          <table:table-cell office:value-type="float" office:value="0.0130080000003545" calcext:value-type="float">
            <text:p>0.013008000000355</text:p>
          </table:table-cell>
          <table:table-cell office:value-type="float" office:value="5.71969399999989" calcext:value-type="float">
            <text:p>5.71969399999989</text:p>
          </table:table-cell>
          <table:table-cell office:value-type="float" office:value="0.766343000000234" calcext:value-type="float">
            <text:p>0.766343000000234</text:p>
          </table:table-cell>
          <table:table-cell office:value-type="float" office:value="0.0243230000000949" calcext:value-type="float">
            <text:p>0.024323000000095</text:p>
          </table:table-cell>
          <table:table-cell office:value-type="float" office:value="0.646300000000338" calcext:value-type="float">
            <text:p>0.646300000000338</text:p>
          </table:table-cell>
          <table:table-cell office:value-type="float" office:value="0.0249859999998989" calcext:value-type="float">
            <text:p>0.02498599999989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742999999995" calcext:value-type="float">
            <text:p>0.118742999999995</text:p>
          </table:table-cell>
          <table:table-cell office:value-type="float" office:value="0.00167000000010376" calcext:value-type="float">
            <text:p>0.001670000000104</text:p>
          </table:table-cell>
          <table:table-cell office:value-type="float" office:value="0.529741999999715" calcext:value-type="float">
            <text:p>0.529741999999715</text:p>
          </table:table-cell>
          <table:table-cell office:value-type="float" office:value="7.8356614112854" calcext:value-type="float">
            <text:p>7.8356614112854</text:p>
          </table:table-cell>
          <table:table-cell office:value-type="float" office:value="19.6278189999998" calcext:value-type="float">
            <text:p>19.6278189999998</text:p>
          </table:table-cell>
          <table:table-cell office:value-type="float" office:value="0.0131249999999454" calcext:value-type="float">
            <text:p>0.013124999999945</text:p>
          </table:table-cell>
          <table:table-cell office:value-type="float" office:value="8.57105300000012" calcext:value-type="float">
            <text:p>8.57105300000012</text:p>
          </table:table-cell>
          <table:table-cell office:value-type="float" office:value="1.44495499999994" calcext:value-type="float">
            <text:p>1.44495499999994</text:p>
          </table:table-cell>
          <table:table-cell office:value-type="float" office:value="0.031547000000046" calcext:value-type="float">
            <text:p>0.031547000000046</text:p>
          </table:table-cell>
          <table:table-cell office:value-type="float" office:value="0.878048999999919" calcext:value-type="float">
            <text:p>0.878048999999919</text:p>
          </table:table-cell>
          <table:table-cell office:value-type="float" office:value="0.0282099999999446" calcext:value-type="float">
            <text:p>0.02820999999994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6241000000173" calcext:value-type="float">
            <text:p>0.116241000000173</text:p>
          </table:table-cell>
          <table:table-cell office:value-type="float" office:value="0.00168299999995725" calcext:value-type="float">
            <text:p>0.001682999999957</text:p>
          </table:table-cell>
          <table:table-cell office:value-type="float" office:value="0.214715999999953" calcext:value-type="float">
            <text:p>0.214715999999953</text:p>
          </table:table-cell>
          <table:table-cell office:value-type="float" office:value="3.22573304176331" calcext:value-type="float">
            <text:p>3.22573304176331</text:p>
          </table:table-cell>
          <table:table-cell office:value-type="float" office:value="4.02963899999986" calcext:value-type="float">
            <text:p>4.02963899999986</text:p>
          </table:table-cell>
          <table:table-cell office:value-type="float" office:value="0.00471900000002279" calcext:value-type="float">
            <text:p>0.004719000000023</text:p>
          </table:table-cell>
          <table:table-cell office:value-type="float" office:value="6.06619100000034" calcext:value-type="float">
            <text:p>6.06619100000034</text:p>
          </table:table-cell>
          <table:table-cell office:value-type="float" office:value="0.451731999999993" calcext:value-type="float">
            <text:p>0.451731999999993</text:p>
          </table:table-cell>
          <table:table-cell office:value-type="float" office:value="0.0190980000002128" calcext:value-type="float">
            <text:p>0.019098000000213</text:p>
          </table:table-cell>
          <table:table-cell office:value-type="float" office:value="0.0483150000000023" calcext:value-type="float">
            <text:p>0.048315000000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993000000046" calcext:value-type="float">
            <text:p>0.118993000000046</text:p>
          </table:table-cell>
          <table:table-cell office:value-type="float" office:value="0.00168299999995725" calcext:value-type="float">
            <text:p>0.001682999999957</text:p>
          </table:table-cell>
          <table:table-cell office:value-type="float" office:value="0.332304000000022" calcext:value-type="float">
            <text:p>0.332304000000022</text:p>
          </table:table-cell>
          <table:table-cell office:value-type="float" office:value="4.97648811340332" calcext:value-type="float">
            <text:p>4.97648811340332</text:p>
          </table:table-cell>
          <table:table-cell office:value-type="float" office:value="11.2545730000002" calcext:value-type="float">
            <text:p>11.2545730000002</text:p>
          </table:table-cell>
          <table:table-cell office:value-type="float" office:value="0.0131679999999506" calcext:value-type="float">
            <text:p>0.013167999999951</text:p>
          </table:table-cell>
          <table:table-cell office:value-type="float" office:value="4.43893200000002" calcext:value-type="float">
            <text:p>4.43893200000002</text:p>
          </table:table-cell>
          <table:table-cell office:value-type="float" office:value="0.820787000000109" calcext:value-type="float">
            <text:p>0.820787000000109</text:p>
          </table:table-cell>
          <table:table-cell office:value-type="float" office:value="0.023384999999962" calcext:value-type="float">
            <text:p>0.023384999999962</text:p>
          </table:table-cell>
          <table:table-cell office:value-type="float" office:value="0.458157999999457" calcext:value-type="float">
            <text:p>0.458157999999457</text:p>
          </table:table-cell>
          <table:table-cell office:value-type="float" office:value="0.0208500000003369" calcext:value-type="float">
            <text:p>0.02085000000033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9272999999794" calcext:value-type="float">
            <text:p>0.119272999999794</text:p>
          </table:table-cell>
          <table:table-cell office:value-type="float" office:value="0.00167099999998754" calcext:value-type="float">
            <text:p>0.001670999999988</text:p>
          </table:table-cell>
          <table:table-cell office:value-type="float" office:value="0.362949999999728" calcext:value-type="float">
            <text:p>0.362949999999728</text:p>
          </table:table-cell>
          <table:table-cell office:value-type="float" office:value="6.00730872154236" calcext:value-type="float">
            <text:p>6.00730872154236</text:p>
          </table:table-cell>
          <table:table-cell office:value-type="float" office:value="12.2036409999996" calcext:value-type="float">
            <text:p>12.2036409999996</text:p>
          </table:table-cell>
          <table:table-cell office:value-type="float" office:value="0.0131219999998393" calcext:value-type="float">
            <text:p>0.013121999999839</text:p>
          </table:table-cell>
          <table:table-cell office:value-type="float" office:value="5.71820700000035" calcext:value-type="float">
            <text:p>5.71820700000035</text:p>
          </table:table-cell>
          <table:table-cell office:value-type="float" office:value="0.769776999999976" calcext:value-type="float">
            <text:p>0.769776999999976</text:p>
          </table:table-cell>
          <table:table-cell office:value-type="float" office:value="0.0242809999999736" calcext:value-type="float">
            <text:p>0.024280999999974</text:p>
          </table:table-cell>
          <table:table-cell office:value-type="float" office:value="0.643748000000414" calcext:value-type="float">
            <text:p>0.643748000000414</text:p>
          </table:table-cell>
          <table:table-cell office:value-type="float" office:value="0.024789999999939" calcext:value-type="float">
            <text:p>0.02478999999993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9109999999637" calcext:value-type="float">
            <text:p>0.119109999999637</text:p>
          </table:table-cell>
          <table:table-cell office:value-type="float" office:value="0.00167300000020987" calcext:value-type="float">
            <text:p>0.00167300000021</text:p>
          </table:table-cell>
          <table:table-cell office:value-type="float" office:value="0.528577999999925" calcext:value-type="float">
            <text:p>0.528577999999925</text:p>
          </table:table-cell>
          <table:table-cell office:value-type="float" office:value="7.90565896034241" calcext:value-type="float">
            <text:p>7.90565896034241</text:p>
          </table:table-cell>
          <table:table-cell office:value-type="float" office:value="19.6077930000001" calcext:value-type="float">
            <text:p>19.6077930000001</text:p>
          </table:table-cell>
          <table:table-cell office:value-type="float" office:value="0.0131980000001022" calcext:value-type="float">
            <text:p>0.013198000000102</text:p>
          </table:table-cell>
          <table:table-cell office:value-type="float" office:value="8.85818999999992" calcext:value-type="float">
            <text:p>8.85818999999992</text:p>
          </table:table-cell>
          <table:table-cell office:value-type="float" office:value="1.43155999999999" calcext:value-type="float">
            <text:p>1.43155999999999</text:p>
          </table:table-cell>
          <table:table-cell office:value-type="float" office:value="0.0315270000000964" calcext:value-type="float">
            <text:p>0.031527000000096</text:p>
          </table:table-cell>
          <table:table-cell office:value-type="float" office:value="0.877135999999609" calcext:value-type="float">
            <text:p>0.877135999999609</text:p>
          </table:table-cell>
          <table:table-cell office:value-type="float" office:value="0.0282850000003236" calcext:value-type="float">
            <text:p>0.02828500000032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74];[.C78];[.C82])" office:value-type="float" office:value="0.116012000000107" calcext:value-type="float">
            <text:p>0.116012000000107</text:p>
          </table:table-cell>
          <table:table-cell table:style-name="ce3" table:formula="of:=AVERAGE([.D74];[.D78];[.D82])" office:value-type="float" office:value="0.00167566666671822" calcext:value-type="float">
            <text:p>0.001675666666718</text:p>
          </table:table-cell>
          <table:table-cell table:style-name="ce3" table:formula="of:=AVERAGE([.E74];[.E78];[.E82])" office:value-type="float" office:value="0.213887000000038" calcext:value-type="float">
            <text:p>0.213887000000038</text:p>
          </table:table-cell>
          <table:table-cell table:style-name="ce3" table:formula="of:=AVERAGE([.F74];[.F78];[.F82])" office:value-type="float" office:value="3.1240029335022" calcext:value-type="float">
            <text:p>3.1240029335022</text:p>
          </table:table-cell>
          <table:table-cell table:style-name="ce3" table:formula="of:=AVERAGE([.G74];[.G78];[.G82])" office:value-type="float" office:value="4.01654933333324" calcext:value-type="float">
            <text:p>4.01654933333324</text:p>
          </table:table-cell>
          <table:table-cell table:style-name="ce3" table:formula="of:=AVERAGE([.H74];[.H78];[.H82])" office:value-type="float" office:value="0.00464466666668765" calcext:value-type="float">
            <text:p>0.004644666666688</text:p>
          </table:table-cell>
          <table:table-cell table:style-name="ce3" table:formula="of:=AVERAGE([.I74];[.I78];[.I82])" office:value-type="float" office:value="6.09621233333352" calcext:value-type="float">
            <text:p>6.09621233333352</text:p>
          </table:table-cell>
          <table:table-cell table:style-name="ce3" table:formula="of:=AVERAGE([.J74];[.J78];[.J82])" office:value-type="float" office:value="0.380671333333339" calcext:value-type="float">
            <text:p>0.380671333333339</text:p>
          </table:table-cell>
          <table:table-cell table:style-name="ce3" table:formula="of:=AVERAGE([.K74];[.K78];[.K82])" office:value-type="float" office:value="0.018985000000157" calcext:value-type="float">
            <text:p>0.018985000000157</text:p>
          </table:table-cell>
          <table:table-cell table:style-name="ce3" table:formula="of:=AVERAGE([.L74];[.L78];[.L82])" office:value-type="float" office:value="0.0485430000001846" calcext:value-type="float">
            <text:p>0.048543000000185</text:p>
          </table:table-cell>
          <table:table-cell table:style-name="ce3" table:formula="of:=AVERAGE([.M74];[.M78];[.M82])" office:value-type="float" office:value="0" calcext:value-type="float">
            <text:p>0</text:p>
          </table:table-cell>
          <table:table-cell table:style-name="ce3" table:formula="of:=AVERAGE([.N74];[.N78];[.N82])" office:value-type="float" office:value="0" calcext:value-type="float">
            <text:p>0</text:p>
          </table:table-cell>
          <table:table-cell table:style-name="ce4" table:formula="of:=SUM([.C86:.N86])" office:value-type="float" office:value="14.0211832668362" calcext:value-type="float">
            <text:p>14.0211832668362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5];[.C79];[.C83])" office:value-type="float" office:value="0.119131666666666" calcext:value-type="float">
            <text:p>0.119131666666666</text:p>
          </table:table-cell>
          <table:table-cell table:style-name="ce3" table:formula="of:=AVERAGE([.D75];[.D79];[.D83])" office:value-type="float" office:value="0.00168600000006336" calcext:value-type="float">
            <text:p>0.001686000000063</text:p>
          </table:table-cell>
          <table:table-cell table:style-name="ce3" table:formula="of:=AVERAGE([.E75];[.E79];[.E83])" office:value-type="float" office:value="0.331662666666792" calcext:value-type="float">
            <text:p>0.331662666666792</text:p>
          </table:table-cell>
          <table:table-cell table:style-name="ce3" table:formula="of:=AVERAGE([.F75];[.F79];[.F83])" office:value-type="float" office:value="4.88528291384379" calcext:value-type="float">
            <text:p>4.88528291384379</text:p>
          </table:table-cell>
          <table:table-cell table:style-name="ce3" table:formula="of:=AVERAGE([.G75];[.G79];[.G83])" office:value-type="float" office:value="11.269203" calcext:value-type="float">
            <text:p>11.269203</text:p>
          </table:table-cell>
          <table:table-cell table:style-name="ce3" table:formula="of:=AVERAGE([.H75];[.H79];[.H83])" office:value-type="float" office:value="0.013150666666661" calcext:value-type="float">
            <text:p>0.013150666666661</text:p>
          </table:table-cell>
          <table:table-cell table:style-name="ce3" table:formula="of:=AVERAGE([.I75];[.I79];[.I83])" office:value-type="float" office:value="4.43273466666672" calcext:value-type="float">
            <text:p>4.43273466666672</text:p>
          </table:table-cell>
          <table:table-cell table:style-name="ce3" table:formula="of:=AVERAGE([.J75];[.J79];[.J83])" office:value-type="float" office:value="0.744783000000097" calcext:value-type="float">
            <text:p>0.744783000000097</text:p>
          </table:table-cell>
          <table:table-cell table:style-name="ce3" table:formula="of:=AVERAGE([.K75];[.K79];[.K83])" office:value-type="float" office:value="0.0232986666665056" calcext:value-type="float">
            <text:p>0.023298666666506</text:p>
          </table:table-cell>
          <table:table-cell table:style-name="ce3" table:formula="of:=AVERAGE([.L75];[.L79];[.L83])" office:value-type="float" office:value="0.459001333333163" calcext:value-type="float">
            <text:p>0.459001333333163</text:p>
          </table:table-cell>
          <table:table-cell table:style-name="ce3" table:formula="of:=AVERAGE([.M75];[.M79];[.M83])" office:value-type="float" office:value="0.0210186666668051" calcext:value-type="float">
            <text:p>0.021018666666805</text:p>
          </table:table-cell>
          <table:table-cell table:style-name="ce3" table:formula="of:=AVERAGE([.N75];[.N79];[.N83])" office:value-type="float" office:value="0" calcext:value-type="float">
            <text:p>0</text:p>
          </table:table-cell>
          <table:table-cell table:style-name="ce4" table:formula="of:=SUM([.C87:.N87])" office:value-type="float" office:value="22.3009532471773" calcext:value-type="float">
            <text:p>22.3009532471773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6];[.C80];[.C84])" office:value-type="float" office:value="0.11924466666657" calcext:value-type="float">
            <text:p>0.11924466666657</text:p>
          </table:table-cell>
          <table:table-cell table:style-name="ce3" table:formula="of:=AVERAGE([.D76];[.D80];[.D84])" office:value-type="float" office:value="0.00167166666672832" calcext:value-type="float">
            <text:p>0.001671666666728</text:p>
          </table:table-cell>
          <table:table-cell table:style-name="ce3" table:formula="of:=AVERAGE([.E76];[.E80];[.E84])" office:value-type="float" office:value="0.396068999999746" calcext:value-type="float">
            <text:p>0.396068999999746</text:p>
          </table:table-cell>
          <table:table-cell table:style-name="ce3" table:formula="of:=AVERAGE([.F76];[.F80];[.F84])" office:value-type="float" office:value="6.02923631668091" calcext:value-type="float">
            <text:p>6.02923631668091</text:p>
          </table:table-cell>
          <table:table-cell table:style-name="ce3" table:formula="of:=AVERAGE([.G76];[.G80];[.G84])" office:value-type="float" office:value="12.1894813333332" calcext:value-type="float">
            <text:p>12.1894813333332</text:p>
          </table:table-cell>
          <table:table-cell table:style-name="ce3" table:formula="of:=AVERAGE([.H76];[.H80];[.H84])" office:value-type="float" office:value="0.0130723333334875" calcext:value-type="float">
            <text:p>0.013072333333488</text:p>
          </table:table-cell>
          <table:table-cell table:style-name="ce3" table:formula="of:=AVERAGE([.I76];[.I80];[.I84])" office:value-type="float" office:value="5.70982033333333" calcext:value-type="float">
            <text:p>5.70982033333333</text:p>
          </table:table-cell>
          <table:table-cell table:style-name="ce3" table:formula="of:=AVERAGE([.J76];[.J80];[.J84])" office:value-type="float" office:value="0.767192666666688" calcext:value-type="float">
            <text:p>0.767192666666688</text:p>
          </table:table-cell>
          <table:table-cell table:style-name="ce3" table:formula="of:=AVERAGE([.K76];[.K80];[.K84])" office:value-type="float" office:value="0.0243870000000849" calcext:value-type="float">
            <text:p>0.024387000000085</text:p>
          </table:table-cell>
          <table:table-cell table:style-name="ce3" table:formula="of:=AVERAGE([.L76];[.L80];[.L84])" office:value-type="float" office:value="0.645009666666889" calcext:value-type="float">
            <text:p>0.645009666666889</text:p>
          </table:table-cell>
          <table:table-cell table:style-name="ce3" table:formula="of:=AVERAGE([.M76];[.M80];[.M84])" office:value-type="float" office:value="0.0247813333332184" calcext:value-type="float">
            <text:p>0.024781333333219</text:p>
          </table:table-cell>
          <table:table-cell table:style-name="ce3" table:formula="of:=AVERAGE([.N76];[.N80];[.N84])" office:value-type="float" office:value="0" calcext:value-type="float">
            <text:p>0</text:p>
          </table:table-cell>
          <table:table-cell table:style-name="ce4" table:formula="of:=SUM([.C88:.N88])" office:value-type="float" office:value="25.9199663166808" calcext:value-type="float">
            <text:p>25.919966316680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7];[.C81];[.C85])" office:value-type="float" office:value="0.118945999999899" calcext:value-type="float">
            <text:p>0.118945999999899</text:p>
          </table:table-cell>
          <table:table-cell table:style-name="ce3" table:formula="of:=AVERAGE([.D77];[.D81];[.D85])" office:value-type="float" office:value="0.00167733333334278" calcext:value-type="float">
            <text:p>0.001677333333343</text:p>
          </table:table-cell>
          <table:table-cell table:style-name="ce3" table:formula="of:=AVERAGE([.E77];[.E81];[.E85])" office:value-type="float" office:value="0.528155666666559" calcext:value-type="float">
            <text:p>0.528155666666559</text:p>
          </table:table-cell>
          <table:table-cell table:style-name="ce3" table:formula="of:=AVERAGE([.F77];[.F81];[.F85])" office:value-type="float" office:value="7.86699350674947" calcext:value-type="float">
            <text:p>7.86699350674947</text:p>
          </table:table-cell>
          <table:table-cell table:style-name="ce3" table:formula="of:=AVERAGE([.G77];[.G81];[.G85])" office:value-type="float" office:value="19.6209336666666" calcext:value-type="float">
            <text:p>19.6209336666666</text:p>
          </table:table-cell>
          <table:table-cell table:style-name="ce3" table:formula="of:=AVERAGE([.H77];[.H81];[.H85])" office:value-type="float" office:value="0.0131443333333057" calcext:value-type="float">
            <text:p>0.013144333333306</text:p>
          </table:table-cell>
          <table:table-cell table:style-name="ce3" table:formula="of:=AVERAGE([.I77];[.I81];[.I85])" office:value-type="float" office:value="8.73211033333337" calcext:value-type="float">
            <text:p>8.73211033333337</text:p>
          </table:table-cell>
          <table:table-cell table:style-name="ce3" table:formula="of:=AVERAGE([.J77];[.J81];[.J85])" office:value-type="float" office:value="1.43089999999999" calcext:value-type="float">
            <text:p>1.43089999999999</text:p>
          </table:table-cell>
          <table:table-cell table:style-name="ce3" table:formula="of:=AVERAGE([.K77];[.K81];[.K85])" office:value-type="float" office:value="0.0313856666668168" calcext:value-type="float">
            <text:p>0.031385666666817</text:p>
          </table:table-cell>
          <table:table-cell table:style-name="ce3" table:formula="of:=AVERAGE([.L77];[.L81];[.L85])" office:value-type="float" office:value="0.875694666666732" calcext:value-type="float">
            <text:p>0.875694666666732</text:p>
          </table:table-cell>
          <table:table-cell table:style-name="ce3" table:formula="of:=AVERAGE([.M77];[.M81];[.M85])" office:value-type="float" office:value="0.0282513333333251" calcext:value-type="float">
            <text:p>0.028251333333325</text:p>
          </table:table-cell>
          <table:table-cell table:style-name="ce3" table:formula="of:=AVERAGE([.N77];[.N81];[.N85])" office:value-type="float" office:value="0" calcext:value-type="float">
            <text:p>0</text:p>
          </table:table-cell>
          <table:table-cell table:style-name="ce4" table:formula="of:=SUM([.C89:.N89])" office:value-type="float" office:value="39.2481925067494" calcext:value-type="float">
            <text:p>39.2481925067494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86:.C89])" office:value-type="float" office:value="0.473334333333242" calcext:value-type="float">
            <text:p>0.473334333333242</text:p>
          </table:table-cell>
          <table:table-cell table:style-name="ce1" table:formula="of:=SUM([.D86:.D89])" office:value-type="float" office:value="0.00671066666685268" calcext:value-type="float">
            <text:p>0.006710666666853</text:p>
          </table:table-cell>
          <table:table-cell table:style-name="ce1" table:formula="of:=SUM([.E86:.E89])" office:value-type="float" office:value="1.46977433333313" calcext:value-type="float">
            <text:p>1.46977433333313</text:p>
          </table:table-cell>
          <table:table-cell table:style-name="ce1" table:formula="of:=SUM([.F86:.F89])" office:value-type="float" office:value="21.9055156707764" calcext:value-type="float">
            <text:p>21.9055156707764</text:p>
          </table:table-cell>
          <table:table-cell table:style-name="ce1" table:formula="of:=SUM([.G86:.G89])" office:value-type="float" office:value="47.096167333333" calcext:value-type="float">
            <text:p>47.096167333333</text:p>
          </table:table-cell>
          <table:table-cell table:style-name="ce1" table:formula="of:=SUM([.H86:.H89])" office:value-type="float" office:value="0.0440120000001419" calcext:value-type="float">
            <text:p>0.044012000000142</text:p>
          </table:table-cell>
          <table:table-cell table:style-name="ce1" table:formula="of:=SUM([.I86:.I89])" office:value-type="float" office:value="24.9708776666669" calcext:value-type="float">
            <text:p>24.9708776666669</text:p>
          </table:table-cell>
          <table:table-cell table:style-name="ce1" table:formula="of:=SUM([.J86:.J89])" office:value-type="float" office:value="3.32354700000011" calcext:value-type="float">
            <text:p>3.32354700000011</text:p>
          </table:table-cell>
          <table:table-cell table:style-name="ce1" table:formula="of:=SUM([.K86:.K89])" office:value-type="float" office:value="0.0980563333335643" calcext:value-type="float">
            <text:p>0.098056333333564</text:p>
          </table:table-cell>
          <table:table-cell table:style-name="ce1" table:formula="of:=SUM([.L86:.L89])" office:value-type="float" office:value="2.02824866666697" calcext:value-type="float">
            <text:p>2.02824866666697</text:p>
          </table:table-cell>
          <table:table-cell table:style-name="ce1" table:formula="of:=SUM([.M86:.M89])" office:value-type="float" office:value="0.0740513333333486" calcext:value-type="float">
            <text:p>0.074051333333349</text:p>
          </table:table-cell>
          <table:table-cell table:style-name="ce1" table:formula="of:=SUM([.N86:.N89])" office:value-type="float" office:value="0" calcext:value-type="float">
            <text:p>0</text:p>
          </table:table-cell>
          <table:table-cell table:style-name="ce1" table:formula="of:=SUM([.C90:.N90])" office:value-type="float" office:value="101.490295337444" calcext:value-type="float">
            <text:p>101.490295337444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[.C1]" office:value-type="string" office:string-value="load_data" calcext:value-type="string">
            <text:p>load_data</text:p>
          </table:table-cell>
          <table:table-cell table:formula="of:=[.D1]" office:value-type="string" office:string-value="load_dcs" calcext:value-type="string">
            <text:p>load_dcs</text:p>
          </table:table-cell>
          <table:table-cell table:formula="of:=[.E1]" office:value-type="string" office:string-value="detect_errors" calcext:value-type="string">
            <text:p>detect_errors</text:p>
          </table:table-cell>
          <table:table-cell table:formula="of:=[.F1]" office:value-type="string" office:string-value="setup_domain" calcext:value-type="string">
            <text:p>setup_domain</text:p>
          </table:table-cell>
          <table:table-cell table:formula="of:=[.G1]" office:value-type="string" office:string-value="featurize_data" calcext:value-type="string">
            <text:p>featurize_data</text:p>
          </table:table-cell>
          <table:table-cell table:formula="of:=[.H1]" office:value-type="string" office:string-value="setup_model" calcext:value-type="string">
            <text:p>setup_model</text:p>
          </table:table-cell>
          <table:table-cell table:formula="of:=[.I1]" office:value-type="string" office:string-value="fit_model" calcext:value-type="string">
            <text:p>fit_model</text:p>
          </table:table-cell>
          <table:table-cell table:formula="of:=[.J1]" office:value-type="string" office:string-value="infer_repairs" calcext:value-type="string">
            <text:p>infer_repairs</text:p>
          </table:table-cell>
          <table:table-cell table:formula="of:=[.K1]" office:value-type="string" office:string-value="get_inferred_values" calcext:value-type="string">
            <text:p>get_inferred_values</text:p>
          </table:table-cell>
          <table:table-cell table:formula="of:=[.L1]" office:value-type="string" office:string-value="generate_repaired_dataset" calcext:value-type="string">
            <text:p>generate_repaired_dataset</text:p>
          </table:table-cell>
          <table:table-cell table:formula="of:=[.M1]" office:value-type="string" office:string-value="repaired_table_copy_time" calcext:value-type="string">
            <text:p>repaired_table_copy_time</text:p>
          </table:table-cell>
          <table:table-cell table:formula="of:=[.N1]" office:value-type="string" office:string-value="save_stats_time" calcext:value-type="string">
            <text:p>save_stats_tim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_attr</text:p>
          </table:table-cell>
          <table:table-cell table:formula="of:=[.C18]" office:value-type="float" office:value="0.49703033333333" calcext:value-type="float">
            <text:p>0.49703033333333</text:p>
          </table:table-cell>
          <table:table-cell table:formula="of:=[.D18]" office:value-type="float" office:value="0.00663933333333678" calcext:value-type="float">
            <text:p>0.006639333333337</text:p>
          </table:table-cell>
          <table:table-cell table:formula="of:=[.E18]" office:value-type="float" office:value="0.856924333333322" calcext:value-type="float">
            <text:p>0.856924333333322</text:p>
          </table:table-cell>
          <table:table-cell table:formula="of:=[.F18]" office:value-type="float" office:value="12.3730020523071" calcext:value-type="float">
            <text:p>12.3730020523071</text:p>
          </table:table-cell>
          <table:table-cell table:formula="of:=[.G18]" office:value-type="float" office:value="19.5222206666667" calcext:value-type="float">
            <text:p>19.5222206666667</text:p>
          </table:table-cell>
          <table:table-cell table:formula="of:=[.H18]" office:value-type="float" office:value="0.0186073333333372" calcext:value-type="float">
            <text:p>0.018607333333337</text:p>
          </table:table-cell>
          <table:table-cell table:formula="of:=[.I18]" office:value-type="float" office:value="27.3446373333333" calcext:value-type="float">
            <text:p>27.3446373333333</text:p>
          </table:table-cell>
          <table:table-cell table:formula="of:=[.J18]" office:value-type="float" office:value="1.47223466666666" calcext:value-type="float">
            <text:p>1.47223466666666</text:p>
          </table:table-cell>
          <table:table-cell table:formula="of:=[.K18]" office:value-type="float" office:value="0.0759673333333299" calcext:value-type="float">
            <text:p>0.07596733333333</text:p>
          </table:table-cell>
          <table:table-cell table:formula="of:=[.L18]" office:value-type="float" office:value="0.180116999999999" calcext:value-type="float">
            <text:p>0.180116999999999</text:p>
          </table:table-cell>
          <table:table-cell table:formula="of:=[.M18]" office:value-type="float" office:value="0" calcext:value-type="float">
            <text:p>0</text:p>
          </table:table-cell>
          <table:table-cell table:formula="of:=[.N1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_attr</text:p>
          </table:table-cell>
          <table:table-cell table:formula="of:=[.C36]" office:value-type="float" office:value="0.471517999999956" calcext:value-type="float">
            <text:p>0.471517999999956</text:p>
          </table:table-cell>
          <table:table-cell table:formula="of:=[.D36]" office:value-type="float" office:value="0.00664366666668077" calcext:value-type="float">
            <text:p>0.006643666666681</text:p>
          </table:table-cell>
          <table:table-cell table:formula="of:=[.E36]" office:value-type="float" office:value="1.45434466666668" calcext:value-type="float">
            <text:p>1.45434466666668</text:p>
          </table:table-cell>
          <table:table-cell table:formula="of:=[.F36]" office:value-type="float" office:value="21.4586077531179" calcext:value-type="float">
            <text:p>21.4586077531179</text:p>
          </table:table-cell>
          <table:table-cell table:formula="of:=[.G36]" office:value-type="float" office:value="46.6988733333333" calcext:value-type="float">
            <text:p>46.6988733333333</text:p>
          </table:table-cell>
          <table:table-cell table:formula="of:=[.H36]" office:value-type="float" office:value="0.0187646666666789" calcext:value-type="float">
            <text:p>0.018764666666679</text:p>
          </table:table-cell>
          <table:table-cell table:formula="of:=[.I36]" office:value-type="float" office:value="61.4127240000001" calcext:value-type="float">
            <text:p>61.4127240000001</text:p>
          </table:table-cell>
          <table:table-cell table:formula="of:=[.J36]" office:value-type="float" office:value="3.27199333333335" calcext:value-type="float">
            <text:p>3.27199333333335</text:p>
          </table:table-cell>
          <table:table-cell table:formula="of:=[.K36]" office:value-type="float" office:value="0.097187333333333" calcext:value-type="float">
            <text:p>0.097187333333333</text:p>
          </table:table-cell>
          <table:table-cell table:formula="of:=[.L36]" office:value-type="float" office:value="2.02510833333328" calcext:value-type="float">
            <text:p>2.02510833333328</text:p>
          </table:table-cell>
          <table:table-cell table:formula="of:=[.M36]" office:value-type="float" office:value="0.0740673333333367" calcext:value-type="float">
            <text:p>0.074067333333337</text:p>
          </table:table-cell>
          <table:table-cell table:formula="of:=[.N3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_attr</text:p>
          </table:table-cell>
          <table:table-cell table:formula="of:=[.C54]" office:value-type="float" office:value="0.472514666666674" calcext:value-type="float">
            <text:p>0.472514666666674</text:p>
          </table:table-cell>
          <table:table-cell table:formula="of:=[.D54]" office:value-type="float" office:value="0.00663166666667319" calcext:value-type="float">
            <text:p>0.006631666666673</text:p>
          </table:table-cell>
          <table:table-cell table:formula="of:=[.E54]" office:value-type="float" office:value="0.895875333333265" calcext:value-type="float">
            <text:p>0.895875333333265</text:p>
          </table:table-cell>
          <table:table-cell table:formula="of:=[.F54]" office:value-type="float" office:value="13.0632194677989" calcext:value-type="float">
            <text:p>13.0632194677989</text:p>
          </table:table-cell>
          <table:table-cell table:formula="of:=[.G54]" office:value-type="float" office:value="19.2570823333333" calcext:value-type="float">
            <text:p>19.2570823333333</text:p>
          </table:table-cell>
          <table:table-cell table:formula="of:=[.H54]" office:value-type="float" office:value="0.0187343333333274" calcext:value-type="float">
            <text:p>0.018734333333328</text:p>
          </table:table-cell>
          <table:table-cell table:formula="of:=[.I54]" office:value-type="float" office:value="23.8455136666667" calcext:value-type="float">
            <text:p>23.8455136666667</text:p>
          </table:table-cell>
          <table:table-cell table:formula="of:=[.J54]" office:value-type="float" office:value="1.66613199999995" calcext:value-type="float">
            <text:p>1.66613199999995</text:p>
          </table:table-cell>
          <table:table-cell table:formula="of:=[.K54]" office:value-type="float" office:value="0.078012999999866" calcext:value-type="float">
            <text:p>0.078012999999866</text:p>
          </table:table-cell>
          <table:table-cell table:formula="of:=[.L54]" office:value-type="float" office:value="0.266812999999994" calcext:value-type="float">
            <text:p>0.266812999999994</text:p>
          </table:table-cell>
          <table:table-cell table:formula="of:=[.M54]" office:value-type="float" office:value="0" calcext:value-type="float">
            <text:p>0</text:p>
          </table:table-cell>
          <table:table-cell table:formula="of:=[.N54]" office:value-type="float" office:value="0.0715533333333269" calcext:value-type="float">
            <text:p>0.0715533333333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+_attr</text:p>
          </table:table-cell>
          <table:table-cell table:formula="of:=[.C72]" office:value-type="float" office:value="0.474044999999933" calcext:value-type="float">
            <text:p>0.474044999999933</text:p>
          </table:table-cell>
          <table:table-cell table:formula="of:=[.D72]" office:value-type="float" office:value="0.00672433333329536" calcext:value-type="float">
            <text:p>0.006724333333295</text:p>
          </table:table-cell>
          <table:table-cell table:formula="of:=[.E72]" office:value-type="float" office:value="0.896864333333118" calcext:value-type="float">
            <text:p>0.896864333333118</text:p>
          </table:table-cell>
          <table:table-cell table:formula="of:=[.F72]" office:value-type="float" office:value="13.2660506566366" calcext:value-type="float">
            <text:p>13.2660506566366</text:p>
          </table:table-cell>
          <table:table-cell table:formula="of:=[.G72]" office:value-type="float" office:value="19.5326793333331" calcext:value-type="float">
            <text:p>19.5326793333331</text:p>
          </table:table-cell>
          <table:table-cell table:formula="of:=[.H72]" office:value-type="float" office:value="0.0440509999997024" calcext:value-type="float">
            <text:p>0.044050999999702</text:p>
          </table:table-cell>
          <table:table-cell table:formula="of:=[.I72]" office:value-type="float" office:value="13.0455443333335" calcext:value-type="float">
            <text:p>13.0455443333335</text:p>
          </table:table-cell>
          <table:table-cell table:formula="of:=[.J72]" office:value-type="float" office:value="1.77731066666668" calcext:value-type="float">
            <text:p>1.77731066666668</text:p>
          </table:table-cell>
          <table:table-cell table:formula="of:=[.K72]" office:value-type="float" office:value="0.0786756666666406" calcext:value-type="float">
            <text:p>0.078675666666641</text:p>
          </table:table-cell>
          <table:table-cell table:formula="of:=[.L72]" office:value-type="float" office:value="0.265563333333375" calcext:value-type="float">
            <text:p>0.265563333333375</text:p>
          </table:table-cell>
          <table:table-cell table:formula="of:=[.M72]" office:value-type="float" office:value="0" calcext:value-type="float">
            <text:p>0</text:p>
          </table:table-cell>
          <table:table-cell table:formula="of:=[.N72]" office:value-type="float" office:value="0.0728120000000369" calcext:value-type="float">
            <text:p>0.0728120000000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+_attr</text:p>
          </table:table-cell>
          <table:table-cell table:formula="of:=[.C90]" office:value-type="float" office:value="0.473334333333242" calcext:value-type="float">
            <text:p>0.473334333333242</text:p>
          </table:table-cell>
          <table:table-cell table:formula="of:=[.D90]" office:value-type="float" office:value="0.00671066666685268" calcext:value-type="float">
            <text:p>0.006710666666853</text:p>
          </table:table-cell>
          <table:table-cell table:formula="of:=[.E90]" office:value-type="float" office:value="1.46977433333313" calcext:value-type="float">
            <text:p>1.46977433333313</text:p>
          </table:table-cell>
          <table:table-cell table:formula="of:=[.F90]" office:value-type="float" office:value="21.9055156707764" calcext:value-type="float">
            <text:p>21.9055156707764</text:p>
          </table:table-cell>
          <table:table-cell table:formula="of:=[.G90]" office:value-type="float" office:value="47.096167333333" calcext:value-type="float">
            <text:p>47.096167333333</text:p>
          </table:table-cell>
          <table:table-cell table:formula="of:=[.H90]" office:value-type="float" office:value="0.0440120000001419" calcext:value-type="float">
            <text:p>0.044012000000142</text:p>
          </table:table-cell>
          <table:table-cell table:formula="of:=[.I90]" office:value-type="float" office:value="24.9708776666669" calcext:value-type="float">
            <text:p>24.9708776666669</text:p>
          </table:table-cell>
          <table:table-cell table:formula="of:=[.J90]" office:value-type="float" office:value="3.32354700000011" calcext:value-type="float">
            <text:p>3.32354700000011</text:p>
          </table:table-cell>
          <table:table-cell table:formula="of:=[.K90]" office:value-type="float" office:value="0.0980563333335643" calcext:value-type="float">
            <text:p>0.098056333333564</text:p>
          </table:table-cell>
          <table:table-cell table:formula="of:=[.L90]" office:value-type="float" office:value="2.02824866666697" calcext:value-type="float">
            <text:p>2.02824866666697</text:p>
          </table:table-cell>
          <table:table-cell table:formula="of:=[.M90]" office:value-type="float" office:value="0.0740513333333486" calcext:value-type="float">
            <text:p>0.074051333333349</text:p>
          </table:table-cell>
          <table:table-cell table:formula="of:=[.N90]" office:value-type="float" office:value="0" calcext:value-type="float">
            <text:p>0</text:p>
          </table:table-cell>
          <table:table-cell table:number-columns-repeated="1010"/>
        </table:table-row>
      </table:table>
      <table:table table:name="attr_based - h_s - quality" table:style-name="ta1">
        <table:shapes>
          <draw:frame draw:z-index="0" draw:style-name="gr1" draw:text-style-name="P1" svg:width="159.99mm" svg:height="89.99mm" svg:x="160.11mm" svg:y="121.93mm">
            <draw:object draw:notify-on-update-of-ranges="'attr_based - h_s - quality'.B28:'attr_based - h_s - quality'.E28 'attr_based - h_s - quality'.A29:'attr_based - h_s - quality'.A29 'attr_based - h_s - quality'.B29:'attr_based - h_s - quality'.E29 'attr_based - h_s - quality'.A30:'attr_based - h_s - quality'.A30 'attr_based - h_s - quality'.B30:'attr_based - h_s - quality'.E30 'attr_based - h_s - quality'.A31:'attr_based - h_s - quality'.A31 'attr_based - h_s - quality'.B31:'attr_based - h_s - quality'.E31 'attr_based - h_s - quality'.A33:'attr_based - h_s - quality'.A33 'attr_based - h_s - quality'.B33:'attr_based - h_s - quality'.E33 'attr_based - h_s - quality'.A32:'attr_based - h_s - quality'.A32 'attr_based - h_s - quality'.B32:'attr_based - h_s - quality'.E32 'attr_based - h_s - quality'.A34:'attr_based - h_s - quality'.A34 'attr_based - h_s - quality'.B34:'attr_based - h_s - quality'.E3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dk_cells</text:p>
          </table:table-cell>
          <table:table-cell office:value-type="string" calcext:value-type="string">
            <text:p>training_cell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repairing_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epairing_f1</text:p>
          </table:table-cell>
          <table:table-cell office:value-type="string" calcext:value-type="string">
            <text:p>detected_errors</text:p>
          </table:table-cell>
          <table:table-cell office:value-type="string" calcext:value-type="string">
            <text:p>total_errors</text:p>
          </table:table-cell>
          <table:table-cell office:value-type="string" calcext:value-type="string">
            <text:p>correct_repairs</text:p>
          </table:table-cell>
          <table:table-cell office:value-type="string" calcext:value-type="string">
            <text:p>total_repairs</text:p>
          </table:table-cell>
          <table:table-cell office:value-type="string" calcext:value-type="string">
            <text:p>total_repairs_grdt</text:p>
          </table:table-cell>
          <table:table-cell office:value-type="string" calcext:value-type="string">
            <text:p>repairs_on_correct_cells</text:p>
          </table:table-cell>
          <table:table-cell office:value-type="string" calcext:value-type="string">
            <text:p>repairs_on_incorrect_cel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5" calcext:value-type="float">
            <text:p>1445</text:p>
          </table:table-cell>
          <table:table-cell office:value-type="float" office:value="3086" calcext:value-type="float">
            <text:p>3086</text:p>
          </table:table-cell>
          <table:table-cell office:value-type="float" office:value="0.964912280701754" calcext:value-type="float">
            <text:p>0.964912280701754</text:p>
          </table:table-cell>
          <table:table-cell office:value-type="float" office:value="0.774647887323944" calcext:value-type="float">
            <text:p>0.774647887323944</text:p>
          </table:table-cell>
          <table:table-cell office:value-type="float" office:value="0.932203389830508" calcext:value-type="float">
            <text:p>0.932203389830508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948275862068965" calcext:value-type="float">
            <text:p>0.948275862068965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78" calcext:value-type="float">
            <text:p>178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99" calcext:value-type="float">
            <text:p>1399</text:p>
          </table:table-cell>
          <table:table-cell office:value-type="float" office:value="3129" calcext:value-type="float">
            <text:p>3129</text:p>
          </table:table-cell>
          <table:table-cell office:value-type="float" office:value="0.97" calcext:value-type="float">
            <text:p>0.97</text:p>
          </table:table-cell>
          <table:table-cell office:value-type="float" office:value="0.76984126984127" calcext:value-type="float">
            <text:p>0.76984126984127</text:p>
          </table:table-cell>
          <table:table-cell office:value-type="float" office:value="0.923809523809524" calcext:value-type="float">
            <text:p>0.923809523809524</text:p>
          </table:table-cell>
          <table:table-cell office:value-type="float" office:value="0.858407079646018" calcext:value-type="float">
            <text:p>0.858407079646018</text:p>
          </table:table-cell>
          <table:table-cell office:value-type="float" office:value="0.946341463414634" calcext:value-type="float">
            <text:p>0.946341463414634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97" calcext:value-type="float">
            <text:p>97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60" calcext:value-type="float">
            <text:p>1460</text:p>
          </table:table-cell>
          <table:table-cell office:value-type="float" office:value="3106" calcext:value-type="float">
            <text:p>3106</text:p>
          </table:table-cell>
          <table:table-cell office:value-type="float" office:value="0.933962264150943" calcext:value-type="float">
            <text:p>0.933962264150943</text:p>
          </table:table-cell>
          <table:table-cell office:value-type="float" office:value="0.804878048780488" calcext:value-type="float">
            <text:p>0.804878048780488</text:p>
          </table:table-cell>
          <table:table-cell office:value-type="float" office:value="0.942857142857143" calcext:value-type="float">
            <text:p>0.942857142857143</text:p>
          </table:table-cell>
          <table:table-cell office:value-type="float" office:value="0.864628820960699" calcext:value-type="float">
            <text:p>0.864628820960699</text:p>
          </table:table-cell>
          <table:table-cell office:value-type="float" office:value="0.938388625592417" calcext:value-type="float">
            <text:p>0.938388625592417</text:p>
          </table:table-cell>
          <table:table-cell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float" office:value="99" calcext:value-type="float">
            <text:p>99</text:p>
          </table:table-cell>
          <table:table-cell office:value-type="float" office:value="161" calcext:value-type="float">
            <text:p>161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25" calcext:value-type="float">
            <text:p>1425</text:p>
          </table:table-cell>
          <table:table-cell office:value-type="float" office:value="3132" calcext:value-type="float">
            <text:p>3132</text:p>
          </table:table-cell>
          <table:table-cell office:value-type="float" office:value="1" calcext:value-type="float">
            <text:p>1</text:p>
          </table:table-cell>
          <table:table-cell office:value-type="float" office:value="0.686440677966101" calcext:value-type="float">
            <text:p>0.686440677966101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.814070351758794" calcext:value-type="float">
            <text:p>0.814070351758794</text:p>
          </table:table-cell>
          <table:table-cell office:value-type="float" office:value="0.885245901639344" calcext:value-type="float">
            <text:p>0.885245901639344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office:value-type="float" office:value="81" calcext:value-type="float">
            <text:p>81</text:p>
          </table:table-cell>
          <table:table-cell office:value-type="float" office:value="134" calcext:value-type="float">
            <text:p>134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5" calcext:value-type="float">
            <text:p>1445</text:p>
          </table:table-cell>
          <table:table-cell office:value-type="float" office:value="3086" calcext:value-type="float">
            <text:p>3086</text:p>
          </table:table-cell>
          <table:table-cell office:value-type="float" office:value="0.964912280701754" calcext:value-type="float">
            <text:p>0.964912280701754</text:p>
          </table:table-cell>
          <table:table-cell office:value-type="float" office:value="0.774647887323944" calcext:value-type="float">
            <text:p>0.774647887323944</text:p>
          </table:table-cell>
          <table:table-cell office:value-type="float" office:value="0.932203389830508" calcext:value-type="float">
            <text:p>0.932203389830508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948275862068965" calcext:value-type="float">
            <text:p>0.948275862068965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78" calcext:value-type="float">
            <text:p>178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40" calcext:value-type="float">
            <text:p>2940</text:p>
          </table:table-cell>
          <table:table-cell office:value-type="float" office:value="5878" calcext:value-type="float">
            <text:p>5878</text:p>
          </table:table-cell>
          <table:table-cell office:value-type="float" office:value="0.96" calcext:value-type="float">
            <text:p>0.96</text:p>
          </table:table-cell>
          <table:table-cell office:value-type="float" office:value="0.740740740740741" calcext:value-type="float">
            <text:p>0.740740740740741</text:p>
          </table:table-cell>
          <table:table-cell office:value-type="float" office:value="0.991735537190083" calcext:value-type="float">
            <text:p>0.991735537190083</text:p>
          </table:table-cell>
          <table:table-cell office:value-type="float" office:value="0.836236933797909" calcext:value-type="float">
            <text:p>0.836236933797909</text:p>
          </table:table-cell>
          <table:table-cell office:value-type="float" office:value="0.975609756097561" calcext:value-type="float">
            <text:p>0.975609756097561</text:p>
          </table:table-cell>
          <table:table-cell office:value-type="float" office:value="121" calcext:value-type="float">
            <text:p>121</text:p>
          </table:table-cell>
          <table:table-cell office:value-type="float" office:value="162" calcext:value-type="float">
            <text:p>162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20" calcext:value-type="float">
            <text:p>4220</text:p>
          </table:table-cell>
          <table:table-cell office:value-type="float" office:value="8715" calcext:value-type="float">
            <text:p>8715</text:p>
          </table:table-cell>
          <table:table-cell office:value-type="float" office:value="0.931034482758621" calcext:value-type="float">
            <text:p>0.931034482758621</text:p>
          </table:table-cell>
          <table:table-cell office:value-type="float" office:value="0.635294117647059" calcext:value-type="float">
            <text:p>0.635294117647059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0.755244755244755" calcext:value-type="float">
            <text:p>0.755244755244755</text:p>
          </table:table-cell>
          <table:table-cell office:value-type="float" office:value="0.939130434782609" calcext:value-type="float">
            <text:p>0.939130434782609</text:p>
          </table:table-cell>
          <table:table-cell office:value-type="float" office:value="114" calcext:value-type="float">
            <text:p>114</text:p>
          </table:table-cell>
          <table:table-cell office:value-type="float" office:value="170" calcext:value-type="float">
            <text:p>170</text:p>
          </table:table-cell>
          <table:table-cell office:value-type="float" office:value="108" calcext:value-type="float">
            <text:p>108</text:p>
          </table:table-cell>
          <table:table-cell office:value-type="float" office:value="136" calcext:value-type="float">
            <text:p>136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58" calcext:value-type="float">
            <text:p>5758</text:p>
          </table:table-cell>
          <table:table-cell office:value-type="float" office:value="11474" calcext:value-type="float">
            <text:p>11474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0.579787234042553" calcext:value-type="float">
            <text:p>0.579787234042553</text:p>
          </table:table-cell>
          <table:table-cell office:value-type="float" office:value="0.947826086956522" calcext:value-type="float">
            <text:p>0.947826086956522</text:p>
          </table:table-cell>
          <table:table-cell office:value-type="float" office:value="0.731543624161074" calcext:value-type="float">
            <text:p>0.731543624161074</text:p>
          </table:table-cell>
          <table:table-cell office:value-type="float" office:value="0.968888888888889" calcext:value-type="float">
            <text:p>0.968888888888889</text:p>
          </table:table-cell>
          <table:table-cell office:value-type="float" office:value="115" calcext:value-type="float">
            <text:p>115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5" calcext:value-type="float">
            <text:p>1445</text:p>
          </table:table-cell>
          <table:table-cell office:value-type="float" office:value="3086" calcext:value-type="float">
            <text:p>3086</text:p>
          </table:table-cell>
          <table:table-cell office:value-type="float" office:value="0.964912280701754" calcext:value-type="float">
            <text:p>0.964912280701754</text:p>
          </table:table-cell>
          <table:table-cell office:value-type="float" office:value="0.774647887323944" calcext:value-type="float">
            <text:p>0.774647887323944</text:p>
          </table:table-cell>
          <table:table-cell office:value-type="float" office:value="0.932203389830508" calcext:value-type="float">
            <text:p>0.932203389830508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948275862068965" calcext:value-type="float">
            <text:p>0.948275862068965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78" calcext:value-type="float">
            <text:p>178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4" calcext:value-type="float">
            <text:p>1564</text:p>
          </table:table-cell>
          <table:table-cell office:value-type="float" office:value="2948" calcext:value-type="float">
            <text:p>2948</text:p>
          </table:table-cell>
          <table:table-cell office:value-type="float" office:value="0.962616822429906" calcext:value-type="float">
            <text:p>0.962616822429906</text:p>
          </table:table-cell>
          <table:table-cell office:value-type="float" office:value="0.817460317460317" calcext:value-type="float">
            <text:p>0.817460317460317</text:p>
          </table:table-cell>
          <table:table-cell office:value-type="float" office:value="0.980952380952381" calcext:value-type="float">
            <text:p>0.980952380952381</text:p>
          </table:table-cell>
          <table:table-cell office:value-type="float" office:value="0.88412017167382" calcext:value-type="float">
            <text:p>0.88412017167382</text:p>
          </table:table-cell>
          <table:table-cell office:value-type="float" office:value="0.971698113207547" calcext:value-type="float">
            <text:p>0.971698113207547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103" calcext:value-type="float">
            <text:p>103</text:p>
          </table:table-cell>
          <table:table-cell office:value-type="float" office:value="137" calcext:value-type="float">
            <text:p>137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78" calcext:value-type="float">
            <text:p>1678</text:p>
          </table:table-cell>
          <table:table-cell office:value-type="float" office:value="2793" calcext:value-type="float">
            <text:p>2793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845528455284553" calcext:value-type="float">
            <text:p>0.845528455284553</text:p>
          </table:table-cell>
          <table:table-cell office:value-type="float" office:value="0.99047619047619" calcext:value-type="float">
            <text:p>0.99047619047619</text:p>
          </table:table-cell>
          <table:table-cell office:value-type="float" office:value="0.885106382978723" calcext:value-type="float">
            <text:p>0.885106382978723</text:p>
          </table:table-cell>
          <table:table-cell office:value-type="float" office:value="0.95852534562212" calcext:value-type="float">
            <text:p>0.95852534562212</text:p>
          </table:table-cell>
          <table:table-cell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44" calcext:value-type="float">
            <text:p>1744</text:p>
          </table:table-cell>
          <table:table-cell office:value-type="float" office:value="2737" calcext:value-type="float">
            <text:p>2737</text:p>
          </table:table-cell>
          <table:table-cell office:value-type="float" office:value="0.990196078431373" calcext:value-type="float">
            <text:p>0.990196078431373</text:p>
          </table:table-cell>
          <table:table-cell office:value-type="float" office:value="0.85593220338983" calcext:value-type="float">
            <text:p>0.85593220338983</text:p>
          </table:table-cell>
          <table:table-cell office:value-type="float" office:value="0.980582524271845" calcext:value-type="float">
            <text:p>0.980582524271845</text:p>
          </table:table-cell>
          <table:table-cell office:value-type="float" office:value="0.918181818181818" calcext:value-type="float">
            <text:p>0.918181818181818</text:p>
          </table:table-cell>
          <table:table-cell office:value-type="float" office:value="0.985365853658537" calcext:value-type="float">
            <text:p>0.985365853658537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5" calcext:value-type="float">
            <text:p>1445</text:p>
          </table:table-cell>
          <table:table-cell office:value-type="float" office:value="3086" calcext:value-type="float">
            <text:p>3086</text:p>
          </table:table-cell>
          <table:table-cell office:value-type="float" office:value="0.964912280701754" calcext:value-type="float">
            <text:p>0.964912280701754</text:p>
          </table:table-cell>
          <table:table-cell office:value-type="float" office:value="0.774647887323944" calcext:value-type="float">
            <text:p>0.774647887323944</text:p>
          </table:table-cell>
          <table:table-cell office:value-type="float" office:value="0.932203389830508" calcext:value-type="float">
            <text:p>0.932203389830508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948275862068965" calcext:value-type="float">
            <text:p>0.948275862068965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78" calcext:value-type="float">
            <text:p>178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4" calcext:value-type="float">
            <text:p>1564</text:p>
          </table:table-cell>
          <table:table-cell office:value-type="float" office:value="1192" calcext:value-type="float">
            <text:p>1192</text:p>
          </table:table-cell>
          <table:table-cell office:value-type="float" office:value="0.963302752293578" calcext:value-type="float">
            <text:p>0.963302752293578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93617021276596" calcext:value-type="float">
            <text:p>0.893617021276596</text:p>
          </table:table-cell>
          <table:table-cell office:value-type="float" office:value="0.981308411214953" calcext:value-type="float">
            <text:p>0.981308411214953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105" calcext:value-type="float">
            <text:p>105</text:p>
          </table:table-cell>
          <table:table-cell office:value-type="float" office:value="139" calcext:value-type="float">
            <text:p>139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53" calcext:value-type="float">
            <text:p>1653</text:p>
          </table:table-cell>
          <table:table-cell office:value-type="float" office:value="819" calcext:value-type="float">
            <text:p>819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845528455284553" calcext:value-type="float">
            <text:p>0.845528455284553</text:p>
          </table:table-cell>
          <table:table-cell office:value-type="float" office:value="0.99047619047619" calcext:value-type="float">
            <text:p>0.99047619047619</text:p>
          </table:table-cell>
          <table:table-cell office:value-type="float" office:value="0.885106382978723" calcext:value-type="float">
            <text:p>0.885106382978723</text:p>
          </table:table-cell>
          <table:table-cell office:value-type="float" office:value="0.95852534562212" calcext:value-type="float">
            <text:p>0.95852534562212</text:p>
          </table:table-cell>
          <table:table-cell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44" calcext:value-type="float">
            <text:p>1744</text:p>
          </table:table-cell>
          <table:table-cell office:value-type="float" office:value="612" calcext:value-type="float">
            <text:p>612</text:p>
          </table:table-cell>
          <table:table-cell office:value-type="float" office:value="0.990291262135922" calcext:value-type="float">
            <text:p>0.990291262135922</text:p>
          </table:table-cell>
          <table:table-cell office:value-type="float" office:value="0.864406779661017" calcext:value-type="float">
            <text:p>0.864406779661017</text:p>
          </table:table-cell>
          <table:table-cell office:value-type="float" office:value="0.990291262135922" calcext:value-type="float">
            <text:p>0.990291262135922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0.990291262135922" calcext:value-type="float">
            <text:p>0.990291262135922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27" calcext:value-type="float">
            <text:p>12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5" calcext:value-type="float">
            <text:p>1445</text:p>
          </table:table-cell>
          <table:table-cell office:value-type="float" office:value="3086" calcext:value-type="float">
            <text:p>3086</text:p>
          </table:table-cell>
          <table:table-cell office:value-type="float" office:value="0.964912280701754" calcext:value-type="float">
            <text:p>0.964912280701754</text:p>
          </table:table-cell>
          <table:table-cell office:value-type="float" office:value="0.774647887323944" calcext:value-type="float">
            <text:p>0.774647887323944</text:p>
          </table:table-cell>
          <table:table-cell office:value-type="float" office:value="0.932203389830508" calcext:value-type="float">
            <text:p>0.932203389830508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948275862068965" calcext:value-type="float">
            <text:p>0.948275862068965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78" calcext:value-type="float">
            <text:p>178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40" calcext:value-type="float">
            <text:p>2940</text:p>
          </table:table-cell>
          <table:table-cell office:value-type="float" office:value="1841" calcext:value-type="float">
            <text:p>1841</text:p>
          </table:table-cell>
          <table:table-cell office:value-type="float" office:value="0.967479674796748" calcext:value-type="float">
            <text:p>0.967479674796748</text:p>
          </table:table-cell>
          <table:table-cell office:value-type="float" office:value="0.734567901234568" calcext:value-type="float">
            <text:p>0.734567901234568</text:p>
          </table:table-cell>
          <table:table-cell office:value-type="float" office:value="0.983471074380165" calcext:value-type="float">
            <text:p>0.983471074380165</text:p>
          </table:table-cell>
          <table:table-cell office:value-type="float" office:value="0.835087719298246" calcext:value-type="float">
            <text:p>0.835087719298246</text:p>
          </table:table-cell>
          <table:table-cell office:value-type="float" office:value="0.975409836065574" calcext:value-type="float">
            <text:p>0.975409836065574</text:p>
          </table:table-cell>
          <table:table-cell office:value-type="float" office:value="121" calcext:value-type="float">
            <text:p>121</text:p>
          </table:table-cell>
          <table:table-cell office:value-type="float" office:value="162" calcext:value-type="float">
            <text:p>162</text:p>
          </table:table-cell>
          <table:table-cell office:value-type="float" office:value="119" calcext:value-type="float">
            <text:p>119</text:p>
          </table:table-cell>
          <table:table-cell office:value-type="float" office:value="153" calcext:value-type="float">
            <text:p>153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21" calcext:value-type="float">
            <text:p>4321</text:p>
          </table:table-cell>
          <table:table-cell office:value-type="float" office:value="2038" calcext:value-type="float">
            <text:p>2038</text:p>
          </table:table-cell>
          <table:table-cell office:value-type="float" office:value="0.923728813559322" calcext:value-type="float">
            <text:p>0.923728813559322</text:p>
          </table:table-cell>
          <table:table-cell office:value-type="float" office:value="0.641176470588235" calcext:value-type="float">
            <text:p>0.641176470588235</text:p>
          </table:table-cell>
          <table:table-cell office:value-type="float" office:value="0.947826086956522" calcext:value-type="float">
            <text:p>0.947826086956522</text:p>
          </table:table-cell>
          <table:table-cell office:value-type="float" office:value="0.756944444444444" calcext:value-type="float">
            <text:p>0.756944444444444</text:p>
          </table:table-cell>
          <table:table-cell office:value-type="float" office:value="0.935622317596567" calcext:value-type="float">
            <text:p>0.935622317596567</text:p>
          </table:table-cell>
          <table:table-cell office:value-type="float" office:value="115" calcext:value-type="float">
            <text:p>115</text:p>
          </table:table-cell>
          <table:table-cell office:value-type="float" office:value="170" calcext:value-type="float">
            <text:p>170</text:p>
          </table:table-cell>
          <table:table-cell office:value-type="float" office:value="109" calcext:value-type="float">
            <text:p>109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58" calcext:value-type="float">
            <text:p>5758</text:p>
          </table:table-cell>
          <table:table-cell office:value-type="float" office:value="1849" calcext:value-type="float">
            <text:p>1849</text:p>
          </table:table-cell>
          <table:table-cell office:value-type="float" office:value="0.990909090909091" calcext:value-type="float">
            <text:p>0.990909090909091</text:p>
          </table:table-cell>
          <table:table-cell office:value-type="float" office:value="0.579787234042553" calcext:value-type="float">
            <text:p>0.579787234042553</text:p>
          </table:table-cell>
          <table:table-cell office:value-type="float" office:value="0.947826086956522" calcext:value-type="float">
            <text:p>0.947826086956522</text:p>
          </table:table-cell>
          <table:table-cell office:value-type="float" office:value="0.731543624161074" calcext:value-type="float">
            <text:p>0.731543624161074</text:p>
          </table:table-cell>
          <table:table-cell office:value-type="float" office:value="0.968888888888889" calcext:value-type="float">
            <text:p>0.968888888888889</text:p>
          </table:table-cell>
          <table:table-cell office:value-type="float" office:value="115" calcext:value-type="float">
            <text:p>115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tch 1</text:p>
          </table:table-cell>
          <table:table-cell office:value-type="string" calcext:value-type="string">
            <text:p>Batch 2</text:p>
          </table:table-cell>
          <table:table-cell office:value-type="string" calcext:value-type="string">
            <text:p>Batch 3</text:p>
          </table:table-cell>
          <table:table-cell office:value-type="string" calcext:value-type="string">
            <text:p>Batch 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table:formula="of:=[.J2]-[.K2]+[.N2]" office:value-type="float" office:value="36" calcext:value-type="float">
            <text:p>36</text:p>
          </table:table-cell>
          <table:table-cell table:formula="of:=[.J3]-[.K3]+[.N3]+[.B29]" office:value-type="float" office:value="68" calcext:value-type="float">
            <text:p>68</text:p>
          </table:table-cell>
          <table:table-cell table:formula="of:=[.J4]-[.K4]+[.N4]+[.C29]" office:value-type="float" office:value="99" calcext:value-type="float">
            <text:p>99</text:p>
          </table:table-cell>
          <table:table-cell table:formula="of:=[.J5]-[.K5]+[.N5]+[.D29]" office:value-type="float" office:value="136" calcext:value-type="float">
            <text:p>1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formula="of:=[.J7]-[.K7]+[.N7]" office:value-type="float" office:value="36" calcext:value-type="float">
            <text:p>36</text:p>
          </table:table-cell>
          <table:table-cell table:formula="of:=[.J8]-[.K8]+[.N8]" office:value-type="float" office:value="47" calcext:value-type="float">
            <text:p>47</text:p>
          </table:table-cell>
          <table:table-cell table:formula="of:=[.J9]-[.K9]+[.N9]" office:value-type="float" office:value="70" calcext:value-type="float">
            <text:p>70</text:p>
          </table:table-cell>
          <table:table-cell table:formula="of:=[.J10]-[.K10]+[.N10]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formula="of:=[.J12]-[.K12]+[.N12]" office:value-type="float" office:value="36" calcext:value-type="float">
            <text:p>36</text:p>
          </table:table-cell>
          <table:table-cell table:formula="of:=[.J13]-[.K13]+[.N13]+[.B31]" office:value-type="float" office:value="63" calcext:value-type="float">
            <text:p>63</text:p>
          </table:table-cell>
          <table:table-cell table:formula="of:=[.J14]-[.K14]+[.N14]+[.C31]" office:value-type="float" office:value="90" calcext:value-type="float">
            <text:p>90</text:p>
          </table:table-cell>
          <table:table-cell table:formula="of:=[.J15]-[.K15]+[.N15]+[.D31]" office:value-type="float" office:value="108" calcext:value-type="float">
            <text:p>1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+</text:p>
          </table:table-cell>
          <table:table-cell table:formula="of:=[.J17]-[.K17]+[.N17]" office:value-type="float" office:value="36" calcext:value-type="float">
            <text:p>36</text:p>
          </table:table-cell>
          <table:table-cell table:formula="of:=[.J18]-[.K18]+[.N18]+[.B32]" office:value-type="float" office:value="61" calcext:value-type="float">
            <text:p>61</text:p>
          </table:table-cell>
          <table:table-cell table:formula="of:=[.J19]-[.K19]+[.N19]+[.C32]" office:value-type="float" office:value="88" calcext:value-type="float">
            <text:p>88</text:p>
          </table:table-cell>
          <table:table-cell table:formula="of:=[.J20]-[.K20]+[.N20]+[.D32]" office:value-type="float" office:value="105" calcext:value-type="float">
            <text:p>1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+</text:p>
          </table:table-cell>
          <table:table-cell table:formula="of:=[.J22]-[.K22]+[.N22]" office:value-type="float" office:value="36" calcext:value-type="float">
            <text:p>36</text:p>
          </table:table-cell>
          <table:table-cell table:formula="of:=[.J23]-[.K23]+[.N23]" office:value-type="float" office:value="47" calcext:value-type="float">
            <text:p>47</text:p>
          </table:table-cell>
          <table:table-cell table:formula="of:=[.J24]-[.K24]+[.N24]" office:value-type="float" office:value="70" calcext:value-type="float">
            <text:p>70</text:p>
          </table:table-cell>
          <table:table-cell table:formula="of:=[.J25]-[.K25]+[.N25]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repair</text:p>
          </table:table-cell>
          <table:table-cell table:formula="of:=[.J2]" office:value-type="float" office:value="142" calcext:value-type="float">
            <text:p>142</text:p>
          </table:table-cell>
          <table:table-cell table:formula="of:=[.J3]+[.B34]" office:value-type="float" office:value="268" calcext:value-type="float">
            <text:p>268</text:p>
          </table:table-cell>
          <table:table-cell table:formula="of:=[.J4]+[.C34]" office:value-type="float" office:value="391" calcext:value-type="float">
            <text:p>391</text:p>
          </table:table-cell>
          <table:table-cell table:formula="of:=[.J5]+[.D34]" office:value-type="float" office:value="509" calcext:value-type="float">
            <text:p>509</text:p>
          </table:table-cell>
          <table:table-cell table:number-columns-repeated="10"/>
        </table:table-row>
      </table:table>
      <table:table table:name="attr_based - h_s - time" table:style-name="ta1">
        <table:shapes>
          <draw:frame draw:z-index="0" draw:style-name="gr1" draw:text-style-name="P1" svg:width="159.99mm" svg:height="89.99mm" svg:x="16.17mm" svg:y="451.56mm">
            <draw:object draw:notify-on-update-of-ranges="'attr_based - h_s - time'.B94:'attr_based - h_s - time'.B98 'attr_based - h_s - time'.C93:'attr_based - h_s - time'.C93 'attr_based - h_s - time'.C94:'attr_based - h_s - time'.C98 'attr_based - h_s - time'.D93:'attr_based - h_s - time'.D93 'attr_based - h_s - time'.D94:'attr_based - h_s - time'.D98 'attr_based - h_s - time'.E93:'attr_based - h_s - time'.E93 'attr_based - h_s - time'.E94:'attr_based - h_s - time'.E98 'attr_based - h_s - time'.F93:'attr_based - h_s - time'.F93 'attr_based - h_s - time'.F94:'attr_based - h_s - time'.F98 'attr_based - h_s - time'.G93:'attr_based - h_s - time'.G93 'attr_based - h_s - time'.G94:'attr_based - h_s - time'.G98 'attr_based - h_s - time'.H93:'attr_based - h_s - time'.H93 'attr_based - h_s - time'.H94:'attr_based - h_s - time'.H98 'attr_based - h_s - time'.I93:'attr_based - h_s - time'.I93 'attr_based - h_s - time'.I94:'attr_based - h_s - time'.I98 'attr_based - h_s - time'.J93:'attr_based - h_s - time'.J93 'attr_based - h_s - time'.J94:'attr_based - h_s - time'.J98 'attr_based - h_s - time'.K93:'attr_based - h_s - time'.K93 'attr_based - h_s - time'.K94:'attr_based - h_s - time'.K98 'attr_based - h_s - time'.L93:'attr_based - h_s - time'.L93 'attr_based - h_s - time'.L94:'attr_based - h_s - time'.L98 'attr_based - h_s - time'.M93:'attr_based - h_s - time'.M93 'attr_based - h_s - time'.M94:'attr_based - h_s - time'.M98 'attr_based - h_s - time'.N93:'attr_based - h_s - time'.N93 'attr_based - h_s - time'.N94:'attr_based - h_s - time'.N98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3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4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load_data</text:p>
          </table:table-cell>
          <table:table-cell office:value-type="string" calcext:value-type="string">
            <text:p>load_dcs</text:p>
          </table:table-cell>
          <table:table-cell office:value-type="string" calcext:value-type="string">
            <text:p>detect_errors</text:p>
          </table:table-cell>
          <table:table-cell office:value-type="string" calcext:value-type="string">
            <text:p>setup_domain</text:p>
          </table:table-cell>
          <table:table-cell office:value-type="string" calcext:value-type="string">
            <text:p>featurize_data</text:p>
          </table:table-cell>
          <table:table-cell office:value-type="string" calcext:value-type="string">
            <text:p>setup_model</text:p>
          </table:table-cell>
          <table:table-cell office:value-type="string" calcext:value-type="string">
            <text:p>fit_model</text:p>
          </table:table-cell>
          <table:table-cell office:value-type="string" calcext:value-type="string">
            <text:p>infer_repairs</text:p>
          </table:table-cell>
          <table:table-cell office:value-type="string" calcext:value-type="string">
            <text:p>get_inferred_values</text:p>
          </table:table-cell>
          <table:table-cell office:value-type="string" calcext:value-type="string">
            <text:p>generate_repaired_dataset</text:p>
          </table:table-cell>
          <table:table-cell office:value-type="string" calcext:value-type="string">
            <text:p>repaired_table_copy_time</text:p>
          </table:table-cell>
          <table:table-cell office:value-type="string" calcext:value-type="string">
            <text:p>save_stats_tim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8162" calcext:value-type="float">
            <text:p>0.108162</text:p>
          </table:table-cell>
          <table:table-cell office:value-type="float" office:value="0.00171499999999991" calcext:value-type="float">
            <text:p>0.001715</text:p>
          </table:table-cell>
          <table:table-cell office:value-type="float" office:value="0.182712" calcext:value-type="float">
            <text:p>0.182712</text:p>
          </table:table-cell>
          <table:table-cell office:value-type="float" office:value="3.14834237098694" calcext:value-type="float">
            <text:p>3.14834237098694</text:p>
          </table:table-cell>
          <table:table-cell office:value-type="float" office:value="5.05346" calcext:value-type="float">
            <text:p>5.05346</text:p>
          </table:table-cell>
          <table:table-cell office:value-type="float" office:value="0.00453500000000062" calcext:value-type="float">
            <text:p>0.004535000000001</text:p>
          </table:table-cell>
          <table:table-cell office:value-type="float" office:value="9.28528" calcext:value-type="float">
            <text:p>9.28528</text:p>
          </table:table-cell>
          <table:table-cell office:value-type="float" office:value="0.308819" calcext:value-type="float">
            <text:p>0.308819</text:p>
          </table:table-cell>
          <table:table-cell office:value-type="float" office:value="0.0173279999999991" calcext:value-type="float">
            <text:p>0.017327999999999</text:p>
          </table:table-cell>
          <table:table-cell office:value-type="float" office:value="0.043645999999999" calcext:value-type="float">
            <text:p>0.043645999999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7436999999999" calcext:value-type="float">
            <text:p>0.117436999999999</text:p>
          </table:table-cell>
          <table:table-cell office:value-type="float" office:value="0.001694999999998" calcext:value-type="float">
            <text:p>0.001694999999998</text:p>
          </table:table-cell>
          <table:table-cell office:value-type="float" office:value="0.252745999999998" calcext:value-type="float">
            <text:p>0.252745999999998</text:p>
          </table:table-cell>
          <table:table-cell office:value-type="float" office:value="3.0801465511322" calcext:value-type="float">
            <text:p>3.0801465511322</text:p>
          </table:table-cell>
          <table:table-cell office:value-type="float" office:value="4.914816" calcext:value-type="float">
            <text:p>4.914816</text:p>
          </table:table-cell>
          <table:table-cell office:value-type="float" office:value="0.0046260000000018" calcext:value-type="float">
            <text:p>0.004626000000002</text:p>
          </table:table-cell>
          <table:table-cell office:value-type="float" office:value="8.492367" calcext:value-type="float">
            <text:p>8.492367</text:p>
          </table:table-cell>
          <table:table-cell office:value-type="float" office:value="0.289921" calcext:value-type="float">
            <text:p>0.289921</text:p>
          </table:table-cell>
          <table:table-cell office:value-type="float" office:value="0.0173470000000009" calcext:value-type="float">
            <text:p>0.017347000000001</text:p>
          </table:table-cell>
          <table:table-cell office:value-type="float" office:value="0.0414829999999995" calcext:value-type="float">
            <text:p>0.0414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7790999999997" calcext:value-type="float">
            <text:p>0.117790999999997</text:p>
          </table:table-cell>
          <table:table-cell office:value-type="float" office:value="0.00170099999999707" calcext:value-type="float">
            <text:p>0.001700999999997</text:p>
          </table:table-cell>
          <table:table-cell office:value-type="float" office:value="0.181729999999995" calcext:value-type="float">
            <text:p>0.181729999999995</text:p>
          </table:table-cell>
          <table:table-cell office:value-type="float" office:value="3.05721688270569" calcext:value-type="float">
            <text:p>3.05721688270569</text:p>
          </table:table-cell>
          <table:table-cell office:value-type="float" office:value="4.587206" calcext:value-type="float">
            <text:p>4.587206</text:p>
          </table:table-cell>
          <table:table-cell office:value-type="float" office:value="0.00455099999999931" calcext:value-type="float">
            <text:p>0.004550999999999</text:p>
          </table:table-cell>
          <table:table-cell office:value-type="float" office:value="9.125872" calcext:value-type="float">
            <text:p>9.125872</text:p>
          </table:table-cell>
          <table:table-cell office:value-type="float" office:value="0.293342000000003" calcext:value-type="float">
            <text:p>0.293342000000003</text:p>
          </table:table-cell>
          <table:table-cell office:value-type="float" office:value="0.0175830000000019" calcext:value-type="float">
            <text:p>0.017583000000002</text:p>
          </table:table-cell>
          <table:table-cell office:value-type="float" office:value="0.0417519999999954" calcext:value-type="float">
            <text:p>0.0417519999999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487000000002" calcext:value-type="float">
            <text:p>0.118487000000002</text:p>
          </table:table-cell>
          <table:table-cell office:value-type="float" office:value="0.00168799999999436" calcext:value-type="float">
            <text:p>0.001687999999994</text:p>
          </table:table-cell>
          <table:table-cell office:value-type="float" office:value="0.179663000000005" calcext:value-type="float">
            <text:p>0.179663000000005</text:p>
          </table:table-cell>
          <table:table-cell office:value-type="float" office:value="3.08959174156189" calcext:value-type="float">
            <text:p>3.08959174156189</text:p>
          </table:table-cell>
          <table:table-cell office:value-type="float" office:value="4.16852" calcext:value-type="float">
            <text:p>4.16852</text:p>
          </table:table-cell>
          <table:table-cell office:value-type="float" office:value="0.00449100000000158" calcext:value-type="float">
            <text:p>0.004491000000002</text:p>
          </table:table-cell>
          <table:table-cell office:value-type="float" office:value="7.582179" calcext:value-type="float">
            <text:p>7.582179</text:p>
          </table:table-cell>
          <table:table-cell office:value-type="float" office:value="0.282895000000011" calcext:value-type="float">
            <text:p>0.282895000000011</text:p>
          </table:table-cell>
          <table:table-cell office:value-type="float" office:value="0.0176660000000055" calcext:value-type="float">
            <text:p>0.017666000000006</text:p>
          </table:table-cell>
          <table:table-cell office:value-type="float" office:value="0.0430529999999862" calcext:value-type="float">
            <text:p>0.0430529999999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86774" calcext:value-type="float">
            <text:p>0.186774</text:p>
          </table:table-cell>
          <table:table-cell office:value-type="float" office:value="0.001694999999998" calcext:value-type="float">
            <text:p>0.001694999999998</text:p>
          </table:table-cell>
          <table:table-cell office:value-type="float" office:value="0.179997999999998" calcext:value-type="float">
            <text:p>0.179997999999998</text:p>
          </table:table-cell>
          <table:table-cell office:value-type="float" office:value="3.16372394561768" calcext:value-type="float">
            <text:p>3.16372394561768</text:p>
          </table:table-cell>
          <table:table-cell office:value-type="float" office:value="5.031712" calcext:value-type="float">
            <text:p>5.031712</text:p>
          </table:table-cell>
          <table:table-cell office:value-type="float" office:value="0.00440999999999292" calcext:value-type="float">
            <text:p>0.004409999999993</text:p>
          </table:table-cell>
          <table:table-cell office:value-type="float" office:value="9.38546700000001" calcext:value-type="float">
            <text:p>9.38546700000001</text:p>
          </table:table-cell>
          <table:table-cell office:value-type="float" office:value="0.304995000000005" calcext:value-type="float">
            <text:p>0.304995000000005</text:p>
          </table:table-cell>
          <table:table-cell office:value-type="float" office:value="0.0175920000000076" calcext:value-type="float">
            <text:p>0.017592000000008</text:p>
          </table:table-cell>
          <table:table-cell office:value-type="float" office:value="0.0436420000000055" calcext:value-type="float">
            <text:p>0.043642000000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7595999999992" calcext:value-type="float">
            <text:p>0.117595999999992</text:p>
          </table:table-cell>
          <table:table-cell office:value-type="float" office:value="0.00168999999999642" calcext:value-type="float">
            <text:p>0.001689999999996</text:p>
          </table:table-cell>
          <table:table-cell office:value-type="float" office:value="0.178331999999998" calcext:value-type="float">
            <text:p>0.178331999999998</text:p>
          </table:table-cell>
          <table:table-cell office:value-type="float" office:value="3.18426132202148" calcext:value-type="float">
            <text:p>3.18426132202148</text:p>
          </table:table-cell>
          <table:table-cell office:value-type="float" office:value="4.923537" calcext:value-type="float">
            <text:p>4.923537</text:p>
          </table:table-cell>
          <table:table-cell office:value-type="float" office:value="0.0044990000000098" calcext:value-type="float">
            <text:p>0.00449900000001</text:p>
          </table:table-cell>
          <table:table-cell office:value-type="float" office:value="8.569396" calcext:value-type="float">
            <text:p>8.569396</text:p>
          </table:table-cell>
          <table:table-cell office:value-type="float" office:value="0.290903" calcext:value-type="float">
            <text:p>0.290903</text:p>
          </table:table-cell>
          <table:table-cell office:value-type="float" office:value="0.0174650000000014" calcext:value-type="float">
            <text:p>0.017465000000001</text:p>
          </table:table-cell>
          <table:table-cell office:value-type="float" office:value="0.0415099999999882" calcext:value-type="float">
            <text:p>0.0415099999999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7896999999999" calcext:value-type="float">
            <text:p>0.117896999999999</text:p>
          </table:table-cell>
          <table:table-cell office:value-type="float" office:value="0.00169199999999137" calcext:value-type="float">
            <text:p>0.001691999999991</text:p>
          </table:table-cell>
          <table:table-cell office:value-type="float" office:value="0.182002000000011" calcext:value-type="float">
            <text:p>0.182002000000011</text:p>
          </table:table-cell>
          <table:table-cell office:value-type="float" office:value="3.24069714546204" calcext:value-type="float">
            <text:p>3.24069714546204</text:p>
          </table:table-cell>
          <table:table-cell office:value-type="float" office:value="4.60706399999999" calcext:value-type="float">
            <text:p>4.60706399999999</text:p>
          </table:table-cell>
          <table:table-cell office:value-type="float" office:value="0.00453800000001081" calcext:value-type="float">
            <text:p>0.004538000000011</text:p>
          </table:table-cell>
          <table:table-cell office:value-type="float" office:value="9.10852000000001" calcext:value-type="float">
            <text:p>9.10852000000001</text:p>
          </table:table-cell>
          <table:table-cell office:value-type="float" office:value="0.291189000000003" calcext:value-type="float">
            <text:p>0.291189000000003</text:p>
          </table:table-cell>
          <table:table-cell office:value-type="float" office:value="0.0174670000000106" calcext:value-type="float">
            <text:p>0.017467000000011</text:p>
          </table:table-cell>
          <table:table-cell office:value-type="float" office:value="0.0424519999999973" calcext:value-type="float">
            <text:p>0.042451999999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94566000000009" calcext:value-type="float">
            <text:p>0.194566000000009</text:p>
          </table:table-cell>
          <table:table-cell office:value-type="float" office:value="0.00170300000002044" calcext:value-type="float">
            <text:p>0.00170300000002</text:p>
          </table:table-cell>
          <table:table-cell office:value-type="float" office:value="0.180090000000007" calcext:value-type="float">
            <text:p>0.180090000000007</text:p>
          </table:table-cell>
          <table:table-cell office:value-type="float" office:value="3.13084483146667" calcext:value-type="float">
            <text:p>3.13084483146667</text:p>
          </table:table-cell>
          <table:table-cell office:value-type="float" office:value="4.08787600000002" calcext:value-type="float">
            <text:p>4.08787600000002</text:p>
          </table:table-cell>
          <table:table-cell office:value-type="float" office:value="0.0045300000000168" calcext:value-type="float">
            <text:p>0.004530000000017</text:p>
          </table:table-cell>
          <table:table-cell office:value-type="float" office:value="7.57015899999999" calcext:value-type="float">
            <text:p>7.57015899999999</text:p>
          </table:table-cell>
          <table:table-cell office:value-type="float" office:value="0.283501999999999" calcext:value-type="float">
            <text:p>0.283501999999999</text:p>
          </table:table-cell>
          <table:table-cell office:value-type="float" office:value="0.0175519999999949" calcext:value-type="float">
            <text:p>0.017551999999995</text:p>
          </table:table-cell>
          <table:table-cell office:value-type="float" office:value="0.0417249999999854" calcext:value-type="float">
            <text:p>0.0417249999999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540500000001" calcext:value-type="float">
            <text:p>0.11540500000001</text:p>
          </table:table-cell>
          <table:table-cell office:value-type="float" office:value="0.00169300000001726" calcext:value-type="float">
            <text:p>0.001693000000017</text:p>
          </table:table-cell>
          <table:table-cell office:value-type="float" office:value="0.179815999999988" calcext:value-type="float">
            <text:p>0.179815999999988</text:p>
          </table:table-cell>
          <table:table-cell office:value-type="float" office:value="3.13694405555725" calcext:value-type="float">
            <text:p>3.13694405555725</text:p>
          </table:table-cell>
          <table:table-cell office:value-type="float" office:value="5.06793400000001" calcext:value-type="float">
            <text:p>5.06793400000001</text:p>
          </table:table-cell>
          <table:table-cell office:value-type="float" office:value="0.00455700000000547" calcext:value-type="float">
            <text:p>0.004557000000005</text:p>
          </table:table-cell>
          <table:table-cell office:value-type="float" office:value="9.41368299999999" calcext:value-type="float">
            <text:p>9.41368299999999</text:p>
          </table:table-cell>
          <table:table-cell office:value-type="float" office:value="0.312156000000016" calcext:value-type="float">
            <text:p>0.312156000000016</text:p>
          </table:table-cell>
          <table:table-cell office:value-type="float" office:value="0.0176989999999932" calcext:value-type="float">
            <text:p>0.017698999999993</text:p>
          </table:table-cell>
          <table:table-cell office:value-type="float" office:value="0.0448300000000188" calcext:value-type="float">
            <text:p>0.0448300000000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95987000000002" calcext:value-type="float">
            <text:p>0.195987000000002</text:p>
          </table:table-cell>
          <table:table-cell office:value-type="float" office:value="0.00169599999998127" calcext:value-type="float">
            <text:p>0.001695999999981</text:p>
          </table:table-cell>
          <table:table-cell office:value-type="float" office:value="0.180768" calcext:value-type="float">
            <text:p>0.180768</text:p>
          </table:table-cell>
          <table:table-cell office:value-type="float" office:value="3.16165995597839" calcext:value-type="float">
            <text:p>3.16165995597839</text:p>
          </table:table-cell>
          <table:table-cell office:value-type="float" office:value="4.91942900000001" calcext:value-type="float">
            <text:p>4.91942900000001</text:p>
          </table:table-cell>
          <table:table-cell office:value-type="float" office:value="0.00448900000000663" calcext:value-type="float">
            <text:p>0.004489000000007</text:p>
          </table:table-cell>
          <table:table-cell office:value-type="float" office:value="8.37949899999998" calcext:value-type="float">
            <text:p>8.37949899999998</text:p>
          </table:table-cell>
          <table:table-cell office:value-type="float" office:value="0.29170000000002" calcext:value-type="float">
            <text:p>0.29170000000002</text:p>
          </table:table-cell>
          <table:table-cell office:value-type="float" office:value="0.0175049999999999" calcext:value-type="float">
            <text:p>0.017505</text:p>
          </table:table-cell>
          <table:table-cell office:value-type="float" office:value="0.0415739999999971" calcext:value-type="float">
            <text:p>0.041573999999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7717999999996" calcext:value-type="float">
            <text:p>0.117717999999996</text:p>
          </table:table-cell>
          <table:table-cell office:value-type="float" office:value="0.00169999999999959" calcext:value-type="float">
            <text:p>0.0017</text:p>
          </table:table-cell>
          <table:table-cell office:value-type="float" office:value="0.181760999999994" calcext:value-type="float">
            <text:p>0.181760999999994</text:p>
          </table:table-cell>
          <table:table-cell office:value-type="float" office:value="3.1597044467926" calcext:value-type="float">
            <text:p>3.1597044467926</text:p>
          </table:table-cell>
          <table:table-cell office:value-type="float" office:value="4.587007" calcext:value-type="float">
            <text:p>4.587007</text:p>
          </table:table-cell>
          <table:table-cell office:value-type="float" office:value="0.0045819999999992" calcext:value-type="float">
            <text:p>0.004581999999999</text:p>
          </table:table-cell>
          <table:table-cell office:value-type="float" office:value="9.02672200000001" calcext:value-type="float">
            <text:p>9.02672200000001</text:p>
          </table:table-cell>
          <table:table-cell office:value-type="float" office:value="0.291314999999997" calcext:value-type="float">
            <text:p>0.291314999999997</text:p>
          </table:table-cell>
          <table:table-cell office:value-type="float" office:value="0.0177199999999971" calcext:value-type="float">
            <text:p>0.017719999999997</text:p>
          </table:table-cell>
          <table:table-cell office:value-type="float" office:value="0.0431760000000168" calcext:value-type="float">
            <text:p>0.0431760000000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96120000000008" calcext:value-type="float">
            <text:p>0.196120000000008</text:p>
          </table:table-cell>
          <table:table-cell office:value-type="float" office:value="0.00168899999999894" calcext:value-type="float">
            <text:p>0.001688999999999</text:p>
          </table:table-cell>
          <table:table-cell office:value-type="float" office:value="0.179293999999999" calcext:value-type="float">
            <text:p>0.179293999999999</text:p>
          </table:table-cell>
          <table:table-cell office:value-type="float" office:value="3.12850165367126" calcext:value-type="float">
            <text:p>3.12850165367126</text:p>
          </table:table-cell>
          <table:table-cell office:value-type="float" office:value="4.08946300000002" calcext:value-type="float">
            <text:p>4.08946300000002</text:p>
          </table:table-cell>
          <table:table-cell office:value-type="float" office:value="0.00450200000000223" calcext:value-type="float">
            <text:p>0.004502000000002</text:p>
          </table:table-cell>
          <table:table-cell office:value-type="float" office:value="7.554248" calcext:value-type="float">
            <text:p>7.554248</text:p>
          </table:table-cell>
          <table:table-cell office:value-type="float" office:value="0.284164000000004" calcext:value-type="float">
            <text:p>0.284164000000004</text:p>
          </table:table-cell>
          <table:table-cell office:value-type="float" office:value="0.0176579999999831" calcext:value-type="float">
            <text:p>0.017657999999983</text:p>
          </table:table-cell>
          <table:table-cell office:value-type="float" office:value="0.0417240000000163" calcext:value-type="float">
            <text:p>0.0417240000000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];[.C6];[.C10])" office:value-type="float" office:value="0.136780333333337" calcext:value-type="float">
            <text:p>0.136780333333337</text:p>
          </table:table-cell>
          <table:table-cell table:style-name="ce3" table:formula="of:=AVERAGE([.D2];[.D6];[.D10])" office:value-type="float" office:value="0.00170100000000506" calcext:value-type="float">
            <text:p>0.001701000000005</text:p>
          </table:table-cell>
          <table:table-cell table:style-name="ce3" table:formula="of:=AVERAGE([.E2];[.E6];[.E10])" office:value-type="float" office:value="0.180841999999995" calcext:value-type="float">
            <text:p>0.180841999999995</text:p>
          </table:table-cell>
          <table:table-cell table:style-name="ce3" table:formula="of:=AVERAGE([.F2];[.F6];[.F10])" office:value-type="float" office:value="3.14967012405396" calcext:value-type="float">
            <text:p>3.14967012405396</text:p>
          </table:table-cell>
          <table:table-cell table:style-name="ce3" table:formula="of:=AVERAGE([.G2];[.G6];[.G10])" office:value-type="float" office:value="5.05103533333334" calcext:value-type="float">
            <text:p>5.05103533333334</text:p>
          </table:table-cell>
          <table:table-cell table:style-name="ce3" table:formula="of:=AVERAGE([.H2];[.H6];[.H10])" office:value-type="float" office:value="0.00450066666666634" calcext:value-type="float">
            <text:p>0.004500666666666</text:p>
          </table:table-cell>
          <table:table-cell table:style-name="ce3" table:formula="of:=AVERAGE([.I2];[.I6];[.I10])" office:value-type="float" office:value="9.36147666666667" calcext:value-type="float">
            <text:p>9.36147666666667</text:p>
          </table:table-cell>
          <table:table-cell table:style-name="ce3" table:formula="of:=AVERAGE([.J2];[.J6];[.J10])" office:value-type="float" office:value="0.308656666666674" calcext:value-type="float">
            <text:p>0.308656666666674</text:p>
          </table:table-cell>
          <table:table-cell table:style-name="ce3" table:formula="of:=AVERAGE([.K2];[.K6];[.K10])" office:value-type="float" office:value="0.0175396666666666" calcext:value-type="float">
            <text:p>0.017539666666667</text:p>
          </table:table-cell>
          <table:table-cell table:style-name="ce3" table:formula="of:=AVERAGE([.L2];[.L6];[.L10])" office:value-type="float" office:value="0.0440393333333411" calcext:value-type="float">
            <text:p>0.044039333333341</text:p>
          </table:table-cell>
          <table:table-cell table:style-name="ce3" table:formula="of:=AVERAGE([.M2];[.M6];[.M10])" office:value-type="float" office:value="0" calcext:value-type="float">
            <text:p>0</text:p>
          </table:table-cell>
          <table:table-cell table:style-name="ce3" table:formula="of:=AVERAGE([.N2];[.N6];[.N10])" office:value-type="float" office:value="0" calcext:value-type="float">
            <text:p>0</text:p>
          </table:table-cell>
          <table:table-cell table:style-name="ce4" table:formula="of:=SUM([.C14:.N14])" office:value-type="float" office:value="18.2562417907206" calcext:value-type="float">
            <text:p>18.256241790720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3];[.C7];[.C11])" office:value-type="float" office:value="0.143673333333331" calcext:value-type="float">
            <text:p>0.143673333333331</text:p>
          </table:table-cell>
          <table:table-cell table:style-name="ce3" table:formula="of:=AVERAGE([.D3];[.D7];[.D11])" office:value-type="float" office:value="0.00169366666665856" calcext:value-type="float">
            <text:p>0.001693666666659</text:p>
          </table:table-cell>
          <table:table-cell table:style-name="ce3" table:formula="of:=AVERAGE([.E3];[.E7];[.E11])" office:value-type="float" office:value="0.203948666666665" calcext:value-type="float">
            <text:p>0.203948666666665</text:p>
          </table:table-cell>
          <table:table-cell table:style-name="ce3" table:formula="of:=AVERAGE([.F3];[.F7];[.F11])" office:value-type="float" office:value="3.14202260971069" calcext:value-type="float">
            <text:p>3.14202260971069</text:p>
          </table:table-cell>
          <table:table-cell table:style-name="ce3" table:formula="of:=AVERAGE([.G3];[.G7];[.G11])" office:value-type="float" office:value="4.91926066666667" calcext:value-type="float">
            <text:p>4.91926066666667</text:p>
          </table:table-cell>
          <table:table-cell table:style-name="ce3" table:formula="of:=AVERAGE([.H3];[.H7];[.H11])" office:value-type="float" office:value="0.00453800000000608" calcext:value-type="float">
            <text:p>0.004538000000006</text:p>
          </table:table-cell>
          <table:table-cell table:style-name="ce3" table:formula="of:=AVERAGE([.I3];[.I7];[.I11])" office:value-type="float" office:value="8.48042066666666" calcext:value-type="float">
            <text:p>8.48042066666666</text:p>
          </table:table-cell>
          <table:table-cell table:style-name="ce3" table:formula="of:=AVERAGE([.J3];[.J7];[.J11])" office:value-type="float" office:value="0.29084133333334" calcext:value-type="float">
            <text:p>0.29084133333334</text:p>
          </table:table-cell>
          <table:table-cell table:style-name="ce3" table:formula="of:=AVERAGE([.K3];[.K7];[.K11])" office:value-type="float" office:value="0.0174390000000007" calcext:value-type="float">
            <text:p>0.017439000000001</text:p>
          </table:table-cell>
          <table:table-cell table:style-name="ce3" table:formula="of:=AVERAGE([.L3];[.L7];[.L11])" office:value-type="float" office:value="0.0415223333333283" calcext:value-type="float">
            <text:p>0.041522333333328</text:p>
          </table:table-cell>
          <table:table-cell table:style-name="ce3" table:formula="of:=AVERAGE([.M3];[.M7];[.M11])" office:value-type="float" office:value="0" calcext:value-type="float">
            <text:p>0</text:p>
          </table:table-cell>
          <table:table-cell table:style-name="ce3" table:formula="of:=AVERAGE([.N3];[.N7];[.N11])" office:value-type="float" office:value="0" calcext:value-type="float">
            <text:p>0</text:p>
          </table:table-cell>
          <table:table-cell table:style-name="ce4" table:formula="of:=SUM([.C15:.N15])" office:value-type="float" office:value="17.2453602763773" calcext:value-type="float">
            <text:p>17.2453602763773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];[.C8];[.C12])" office:value-type="float" office:value="0.117801999999997" calcext:value-type="float">
            <text:p>0.117801999999997</text:p>
          </table:table-cell>
          <table:table-cell table:style-name="ce3" table:formula="of:=AVERAGE([.D4];[.D8];[.D12])" office:value-type="float" office:value="0.00169766666666268" calcext:value-type="float">
            <text:p>0.001697666666663</text:p>
          </table:table-cell>
          <table:table-cell table:style-name="ce3" table:formula="of:=AVERAGE([.E4];[.E8];[.E12])" office:value-type="float" office:value="0.181831" calcext:value-type="float">
            <text:p>0.181831</text:p>
          </table:table-cell>
          <table:table-cell table:style-name="ce3" table:formula="of:=AVERAGE([.F4];[.F8];[.F12])" office:value-type="float" office:value="3.15253949165344" calcext:value-type="float">
            <text:p>3.15253949165344</text:p>
          </table:table-cell>
          <table:table-cell table:style-name="ce3" table:formula="of:=AVERAGE([.G4];[.G8];[.G12])" office:value-type="float" office:value="4.593759" calcext:value-type="float">
            <text:p>4.593759</text:p>
          </table:table-cell>
          <table:table-cell table:style-name="ce3" table:formula="of:=AVERAGE([.H4];[.H8];[.H12])" office:value-type="float" office:value="0.00455700000000311" calcext:value-type="float">
            <text:p>0.004557000000003</text:p>
          </table:table-cell>
          <table:table-cell table:style-name="ce3" table:formula="of:=AVERAGE([.I4];[.I8];[.I12])" office:value-type="float" office:value="9.08703800000001" calcext:value-type="float">
            <text:p>9.08703800000001</text:p>
          </table:table-cell>
          <table:table-cell table:style-name="ce3" table:formula="of:=AVERAGE([.J4];[.J8];[.J12])" office:value-type="float" office:value="0.291948666666668" calcext:value-type="float">
            <text:p>0.291948666666668</text:p>
          </table:table-cell>
          <table:table-cell table:style-name="ce3" table:formula="of:=AVERAGE([.K4];[.K8];[.K12])" office:value-type="float" office:value="0.0175900000000032" calcext:value-type="float">
            <text:p>0.017590000000003</text:p>
          </table:table-cell>
          <table:table-cell table:style-name="ce3" table:formula="of:=AVERAGE([.L4];[.L8];[.L12])" office:value-type="float" office:value="0.0424600000000032" calcext:value-type="float">
            <text:p>0.042460000000003</text:p>
          </table:table-cell>
          <table:table-cell table:style-name="ce3" table:formula="of:=AVERAGE([.M4];[.M8];[.M12])" office:value-type="float" office:value="0" calcext:value-type="float">
            <text:p>0</text:p>
          </table:table-cell>
          <table:table-cell table:style-name="ce3" table:formula="of:=AVERAGE([.N4];[.N8];[.N12])" office:value-type="float" office:value="0" calcext:value-type="float">
            <text:p>0</text:p>
          </table:table-cell>
          <table:table-cell table:style-name="ce4" table:formula="of:=SUM([.C16:.N16])" office:value-type="float" office:value="17.4912228249868" calcext:value-type="float">
            <text:p>17.491222824986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];[.C9];[.C13])" office:value-type="float" office:value="0.16972433333334" calcext:value-type="float">
            <text:p>0.16972433333334</text:p>
          </table:table-cell>
          <table:table-cell table:style-name="ce3" table:formula="of:=AVERAGE([.D5];[.D9];[.D13])" office:value-type="float" office:value="0.00169333333333791" calcext:value-type="float">
            <text:p>0.001693333333338</text:p>
          </table:table-cell>
          <table:table-cell table:style-name="ce3" table:formula="of:=AVERAGE([.E5];[.E9];[.E13])" office:value-type="float" office:value="0.179682333333337" calcext:value-type="float">
            <text:p>0.179682333333337</text:p>
          </table:table-cell>
          <table:table-cell table:style-name="ce3" table:formula="of:=AVERAGE([.F5];[.F9];[.F13])" office:value-type="float" office:value="3.11631274223327" calcext:value-type="float">
            <text:p>3.11631274223327</text:p>
          </table:table-cell>
          <table:table-cell table:style-name="ce3" table:formula="of:=AVERAGE([.G5];[.G9];[.G13])" office:value-type="float" office:value="4.11528633333335" calcext:value-type="float">
            <text:p>4.11528633333335</text:p>
          </table:table-cell>
          <table:table-cell table:style-name="ce3" table:formula="of:=AVERAGE([.H5];[.H9];[.H13])" office:value-type="float" office:value="0.00450766666667354" calcext:value-type="float">
            <text:p>0.004507666666674</text:p>
          </table:table-cell>
          <table:table-cell table:style-name="ce3" table:formula="of:=AVERAGE([.I5];[.I9];[.I13])" office:value-type="float" office:value="7.568862" calcext:value-type="float">
            <text:p>7.568862</text:p>
          </table:table-cell>
          <table:table-cell table:style-name="ce3" table:formula="of:=AVERAGE([.J5];[.J9];[.J13])" office:value-type="float" office:value="0.283520333333338" calcext:value-type="float">
            <text:p>0.283520333333338</text:p>
          </table:table-cell>
          <table:table-cell table:style-name="ce3" table:formula="of:=AVERAGE([.K5];[.K9];[.K13])" office:value-type="float" office:value="0.0176253333333278" calcext:value-type="float">
            <text:p>0.017625333333328</text:p>
          </table:table-cell>
          <table:table-cell table:style-name="ce3" table:formula="of:=AVERAGE([.L5];[.L9];[.L13])" office:value-type="float" office:value="0.0421673333333293" calcext:value-type="float">
            <text:p>0.042167333333329</text:p>
          </table:table-cell>
          <table:table-cell table:style-name="ce3" table:formula="of:=AVERAGE([.M5];[.M9];[.M13])" office:value-type="float" office:value="0" calcext:value-type="float">
            <text:p>0</text:p>
          </table:table-cell>
          <table:table-cell table:style-name="ce3" table:formula="of:=AVERAGE([.N5];[.N9];[.N13])" office:value-type="float" office:value="0" calcext:value-type="float">
            <text:p>0</text:p>
          </table:table-cell>
          <table:table-cell table:style-name="ce4" table:formula="of:=SUM([.C17:.N17])" office:value-type="float" office:value="15.4993817422333" calcext:value-type="float">
            <text:p>15.4993817422333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14:.C17])" office:value-type="float" office:value="0.567980000000005" calcext:value-type="float">
            <text:p>0.567980000000005</text:p>
          </table:table-cell>
          <table:table-cell table:style-name="ce1" table:formula="of:=SUM([.D14:.D17])" office:value-type="float" office:value="0.00678566666666421" calcext:value-type="float">
            <text:p>0.006785666666664</text:p>
          </table:table-cell>
          <table:table-cell table:style-name="ce1" table:formula="of:=SUM([.E14:.E17])" office:value-type="float" office:value="0.746303999999998" calcext:value-type="float">
            <text:p>0.746303999999998</text:p>
          </table:table-cell>
          <table:table-cell table:style-name="ce1" table:formula="of:=SUM([.F14:.F17])" office:value-type="float" office:value="12.5605449676514" calcext:value-type="float">
            <text:p>12.5605449676514</text:p>
          </table:table-cell>
          <table:table-cell table:style-name="ce1" table:formula="of:=SUM([.G14:.G17])" office:value-type="float" office:value="18.6793413333333" calcext:value-type="float">
            <text:p>18.6793413333333</text:p>
          </table:table-cell>
          <table:table-cell table:style-name="ce1" table:formula="of:=SUM([.H14:.H17])" office:value-type="float" office:value="0.0181033333333491" calcext:value-type="float">
            <text:p>0.018103333333349</text:p>
          </table:table-cell>
          <table:table-cell table:style-name="ce1" table:formula="of:=SUM([.I14:.I17])" office:value-type="float" office:value="34.4977973333333" calcext:value-type="float">
            <text:p>34.4977973333333</text:p>
          </table:table-cell>
          <table:table-cell table:style-name="ce1" table:formula="of:=SUM([.J14:.J17])" office:value-type="float" office:value="1.17496700000002" calcext:value-type="float">
            <text:p>1.17496700000002</text:p>
          </table:table-cell>
          <table:table-cell table:style-name="ce1" table:formula="of:=SUM([.K14:.K17])" office:value-type="float" office:value="0.0701939999999984" calcext:value-type="float">
            <text:p>0.070193999999998</text:p>
          </table:table-cell>
          <table:table-cell table:style-name="ce1" table:formula="of:=SUM([.L14:.L17])" office:value-type="float" office:value="0.170189000000002" calcext:value-type="float">
            <text:p>0.170189000000002</text:p>
          </table:table-cell>
          <table:table-cell table:style-name="ce1" table:formula="of:=SUM([.M14:.M17])" office:value-type="float" office:value="0" calcext:value-type="float">
            <text:p>0</text:p>
          </table:table-cell>
          <table:table-cell table:style-name="ce1" table:formula="of:=SUM([.N14:.N17])" office:value-type="float" office:value="0" calcext:value-type="float">
            <text:p>0</text:p>
          </table:table-cell>
          <table:table-cell table:style-name="ce1" table:formula="of:=SUM([.C18:.N18])" office:value-type="float" office:value="68.4922066343181" calcext:value-type="float">
            <text:p>68.492206634318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6707" calcext:value-type="float">
            <text:p>0.106707</text:p>
          </table:table-cell>
          <table:table-cell office:value-type="float" office:value="0.00168299999998567" calcext:value-type="float">
            <text:p>0.001682999999986</text:p>
          </table:table-cell>
          <table:table-cell office:value-type="float" office:value="0.180882999999994" calcext:value-type="float">
            <text:p>0.180882999999994</text:p>
          </table:table-cell>
          <table:table-cell office:value-type="float" office:value="3.29901003837585" calcext:value-type="float">
            <text:p>3.29901003837585</text:p>
          </table:table-cell>
          <table:table-cell office:value-type="float" office:value="5.04142999999999" calcext:value-type="float">
            <text:p>5.04142999999999</text:p>
          </table:table-cell>
          <table:table-cell office:value-type="float" office:value="0.00447399999998766" calcext:value-type="float">
            <text:p>0.004473999999988</text:p>
          </table:table-cell>
          <table:table-cell office:value-type="float" office:value="9.46551199999999" calcext:value-type="float">
            <text:p>9.46551199999999</text:p>
          </table:table-cell>
          <table:table-cell office:value-type="float" office:value="0.308535000000006" calcext:value-type="float">
            <text:p>0.308535000000006</text:p>
          </table:table-cell>
          <table:table-cell office:value-type="float" office:value="0.0175739999999962" calcext:value-type="float">
            <text:p>0.017573999999996</text:p>
          </table:table-cell>
          <table:table-cell office:value-type="float" office:value="0.0458600000000047" calcext:value-type="float">
            <text:p>0.0458600000000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175000000008" calcext:value-type="float">
            <text:p>0.118175000000008</text:p>
          </table:table-cell>
          <table:table-cell office:value-type="float" office:value="0.00169500000001221" calcext:value-type="float">
            <text:p>0.001695000000012</text:p>
          </table:table-cell>
          <table:table-cell office:value-type="float" office:value="0.302275999999978" calcext:value-type="float">
            <text:p>0.302275999999978</text:p>
          </table:table-cell>
          <table:table-cell office:value-type="float" office:value="4.48909068107605" calcext:value-type="float">
            <text:p>4.48909068107605</text:p>
          </table:table-cell>
          <table:table-cell office:value-type="float" office:value="9.36309500000002" calcext:value-type="float">
            <text:p>9.36309500000002</text:p>
          </table:table-cell>
          <table:table-cell office:value-type="float" office:value="0.0045369999999707" calcext:value-type="float">
            <text:p>0.004536999999971</text:p>
          </table:table-cell>
          <table:table-cell office:value-type="float" office:value="14.343257" calcext:value-type="float">
            <text:p>14.343257</text:p>
          </table:table-cell>
          <table:table-cell office:value-type="float" office:value="0.620073999999988" calcext:value-type="float">
            <text:p>0.620073999999988</text:p>
          </table:table-cell>
          <table:table-cell office:value-type="float" office:value="0.0217470000000048" calcext:value-type="float">
            <text:p>0.021747000000005</text:p>
          </table:table-cell>
          <table:table-cell office:value-type="float" office:value="0.464207000000044" calcext:value-type="float">
            <text:p>0.464207000000044</text:p>
          </table:table-cell>
          <table:table-cell office:value-type="float" office:value="0.0208460000000059" calcext:value-type="float">
            <text:p>0.02084600000000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8128999999954" calcext:value-type="float">
            <text:p>0.118128999999954</text:p>
          </table:table-cell>
          <table:table-cell office:value-type="float" office:value="0.00168399999995472" calcext:value-type="float">
            <text:p>0.001683999999955</text:p>
          </table:table-cell>
          <table:table-cell office:value-type="float" office:value="0.395024999999976" calcext:value-type="float">
            <text:p>0.395024999999976</text:p>
          </table:table-cell>
          <table:table-cell office:value-type="float" office:value="5.99845814704895" calcext:value-type="float">
            <text:p>5.99845814704895</text:p>
          </table:table-cell>
          <table:table-cell office:value-type="float" office:value="14.640574" calcext:value-type="float">
            <text:p>14.640574</text:p>
          </table:table-cell>
          <table:table-cell office:value-type="float" office:value="0.00463999999999487" calcext:value-type="float">
            <text:p>0.004639999999995</text:p>
          </table:table-cell>
          <table:table-cell office:value-type="float" office:value="18.876089" calcext:value-type="float">
            <text:p>18.876089</text:p>
          </table:table-cell>
          <table:table-cell office:value-type="float" office:value="1.00102100000004" calcext:value-type="float">
            <text:p>1.00102100000004</text:p>
          </table:table-cell>
          <table:table-cell office:value-type="float" office:value="0.0255280000000084" calcext:value-type="float">
            <text:p>0.025528000000008</text:p>
          </table:table-cell>
          <table:table-cell office:value-type="float" office:value="0.645993000000033" calcext:value-type="float">
            <text:p>0.645993000000033</text:p>
          </table:table-cell>
          <table:table-cell office:value-type="float" office:value="0.0245279999999752" calcext:value-type="float">
            <text:p>0.02452799999997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1119000000022" calcext:value-type="float">
            <text:p>0.121119000000022</text:p>
          </table:table-cell>
          <table:table-cell office:value-type="float" office:value="0.00169800000003306" calcext:value-type="float">
            <text:p>0.001698000000033</text:p>
          </table:table-cell>
          <table:table-cell office:value-type="float" office:value="0.505648000000008" calcext:value-type="float">
            <text:p>0.505648000000008</text:p>
          </table:table-cell>
          <table:table-cell office:value-type="float" office:value="7.42571115493774" calcext:value-type="float">
            <text:p>7.42571115493774</text:p>
          </table:table-cell>
          <table:table-cell office:value-type="float" office:value="19.8514060000001" calcext:value-type="float">
            <text:p>19.8514060000001</text:p>
          </table:table-cell>
          <table:table-cell office:value-type="float" office:value="0.00463000000002012" calcext:value-type="float">
            <text:p>0.00463000000002</text:p>
          </table:table-cell>
          <table:table-cell office:value-type="float" office:value="24.486333" calcext:value-type="float">
            <text:p>24.486333</text:p>
          </table:table-cell>
          <table:table-cell office:value-type="float" office:value="1.42792300000002" calcext:value-type="float">
            <text:p>1.42792300000002</text:p>
          </table:table-cell>
          <table:table-cell office:value-type="float" office:value="0.0298410000000331" calcext:value-type="float">
            <text:p>0.029841000000033</text:p>
          </table:table-cell>
          <table:table-cell office:value-type="float" office:value="0.854859000000033" calcext:value-type="float">
            <text:p>0.854859000000033</text:p>
          </table:table-cell>
          <table:table-cell office:value-type="float" office:value="0.0278069999999957" calcext:value-type="float">
            <text:p>0.0278069999999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152000000023" calcext:value-type="float">
            <text:p>0.115152000000023</text:p>
          </table:table-cell>
          <table:table-cell office:value-type="float" office:value="0.00168800000000147" calcext:value-type="float">
            <text:p>0.001688000000001</text:p>
          </table:table-cell>
          <table:table-cell office:value-type="float" office:value="0.181128000000001" calcext:value-type="float">
            <text:p>0.181128000000001</text:p>
          </table:table-cell>
          <table:table-cell office:value-type="float" office:value="3.19814848899841" calcext:value-type="float">
            <text:p>3.19814848899841</text:p>
          </table:table-cell>
          <table:table-cell office:value-type="float" office:value="5.15118000000001" calcext:value-type="float">
            <text:p>5.15118000000001</text:p>
          </table:table-cell>
          <table:table-cell office:value-type="float" office:value="0.00447900000000345" calcext:value-type="float">
            <text:p>0.004479000000003</text:p>
          </table:table-cell>
          <table:table-cell office:value-type="float" office:value="9.45294000000001" calcext:value-type="float">
            <text:p>9.45294000000001</text:p>
          </table:table-cell>
          <table:table-cell office:value-type="float" office:value="0.308585000000051" calcext:value-type="float">
            <text:p>0.308585000000051</text:p>
          </table:table-cell>
          <table:table-cell office:value-type="float" office:value="0.0176019999999539" calcext:value-type="float">
            <text:p>0.017601999999954</text:p>
          </table:table-cell>
          <table:table-cell office:value-type="float" office:value="0.0458890000000451" calcext:value-type="float">
            <text:p>0.0458890000000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7908" calcext:value-type="float">
            <text:p>0.117908</text:p>
          </table:table-cell>
          <table:table-cell office:value-type="float" office:value="0.00169799999997622" calcext:value-type="float">
            <text:p>0.001697999999976</text:p>
          </table:table-cell>
          <table:table-cell office:value-type="float" office:value="0.302244999999971" calcext:value-type="float">
            <text:p>0.302244999999971</text:p>
          </table:table-cell>
          <table:table-cell office:value-type="float" office:value="4.81818580627441" calcext:value-type="float">
            <text:p>4.81818580627441</text:p>
          </table:table-cell>
          <table:table-cell office:value-type="float" office:value="9.39439200000004" calcext:value-type="float">
            <text:p>9.39439200000004</text:p>
          </table:table-cell>
          <table:table-cell office:value-type="float" office:value="0.00453200000004017" calcext:value-type="float">
            <text:p>0.00453200000004</text:p>
          </table:table-cell>
          <table:table-cell office:value-type="float" office:value="14.485312" calcext:value-type="float">
            <text:p>14.485312</text:p>
          </table:table-cell>
          <table:table-cell office:value-type="float" office:value="0.620637999999985" calcext:value-type="float">
            <text:p>0.620637999999985</text:p>
          </table:table-cell>
          <table:table-cell office:value-type="float" office:value="0.0217510000000516" calcext:value-type="float">
            <text:p>0.021751000000052</text:p>
          </table:table-cell>
          <table:table-cell office:value-type="float" office:value="0.463520000000017" calcext:value-type="float">
            <text:p>0.463520000000017</text:p>
          </table:table-cell>
          <table:table-cell office:value-type="float" office:value="0.0208969999999908" calcext:value-type="float">
            <text:p>0.02089699999999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267000000003" calcext:value-type="float">
            <text:p>0.118267000000003</text:p>
          </table:table-cell>
          <table:table-cell office:value-type="float" office:value="0.00169199999999137" calcext:value-type="float">
            <text:p>0.001691999999991</text:p>
          </table:table-cell>
          <table:table-cell office:value-type="float" office:value="0.394839000000047" calcext:value-type="float">
            <text:p>0.394839000000047</text:p>
          </table:table-cell>
          <table:table-cell office:value-type="float" office:value="6.33620381355286" calcext:value-type="float">
            <text:p>6.33620381355286</text:p>
          </table:table-cell>
          <table:table-cell office:value-type="float" office:value="14.649812" calcext:value-type="float">
            <text:p>14.649812</text:p>
          </table:table-cell>
          <table:table-cell office:value-type="float" office:value="0.00464499999998225" calcext:value-type="float">
            <text:p>0.004644999999982</text:p>
          </table:table-cell>
          <table:table-cell office:value-type="float" office:value="19.104778" calcext:value-type="float">
            <text:p>19.104778</text:p>
          </table:table-cell>
          <table:table-cell office:value-type="float" office:value="1.00960399999997" calcext:value-type="float">
            <text:p>1.00960399999997</text:p>
          </table:table-cell>
          <table:table-cell office:value-type="float" office:value="0.0259179999999901" calcext:value-type="float">
            <text:p>0.02591799999999</text:p>
          </table:table-cell>
          <table:table-cell office:value-type="float" office:value="0.648462000000052" calcext:value-type="float">
            <text:p>0.648462000000052</text:p>
          </table:table-cell>
          <table:table-cell office:value-type="float" office:value="0.0245219999999904" calcext:value-type="float">
            <text:p>0.0245219999999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323999999973" calcext:value-type="float">
            <text:p>0.118323999999973</text:p>
          </table:table-cell>
          <table:table-cell office:value-type="float" office:value="0.00170700000001034" calcext:value-type="float">
            <text:p>0.00170700000001</text:p>
          </table:table-cell>
          <table:table-cell office:value-type="float" office:value="0.503546000000029" calcext:value-type="float">
            <text:p>0.503546000000029</text:p>
          </table:table-cell>
          <table:table-cell office:value-type="float" office:value="7.96514892578125" calcext:value-type="float">
            <text:p>7.96514892578125</text:p>
          </table:table-cell>
          <table:table-cell office:value-type="float" office:value="19.978734" calcext:value-type="float">
            <text:p>19.978734</text:p>
          </table:table-cell>
          <table:table-cell office:value-type="float" office:value="0.00462799999996832" calcext:value-type="float">
            <text:p>0.004627999999968</text:p>
          </table:table-cell>
          <table:table-cell office:value-type="float" office:value="24.853087" calcext:value-type="float">
            <text:p>24.853087</text:p>
          </table:table-cell>
          <table:table-cell office:value-type="float" office:value="1.34507700000006" calcext:value-type="float">
            <text:p>1.34507700000006</text:p>
          </table:table-cell>
          <table:table-cell office:value-type="float" office:value="0.0302020000000312" calcext:value-type="float">
            <text:p>0.030202000000031</text:p>
          </table:table-cell>
          <table:table-cell office:value-type="float" office:value="0.853910999999926" calcext:value-type="float">
            <text:p>0.853910999999926</text:p>
          </table:table-cell>
          <table:table-cell office:value-type="float" office:value="0.0279760000000806" calcext:value-type="float">
            <text:p>0.02797600000008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559299999999" calcext:value-type="float">
            <text:p>0.11559299999999</text:p>
          </table:table-cell>
          <table:table-cell office:value-type="float" office:value="0.00167299999998249" calcext:value-type="float">
            <text:p>0.001672999999982</text:p>
          </table:table-cell>
          <table:table-cell office:value-type="float" office:value="0.182219000000032" calcext:value-type="float">
            <text:p>0.182219000000032</text:p>
          </table:table-cell>
          <table:table-cell office:value-type="float" office:value="3.2154848575592" calcext:value-type="float">
            <text:p>3.2154848575592</text:p>
          </table:table-cell>
          <table:table-cell office:value-type="float" office:value="5.086951" calcext:value-type="float">
            <text:p>5.086951</text:p>
          </table:table-cell>
          <table:table-cell office:value-type="float" office:value="0.00459999999998217" calcext:value-type="float">
            <text:p>0.004599999999982</text:p>
          </table:table-cell>
          <table:table-cell office:value-type="float" office:value="9.56155799999999" calcext:value-type="float">
            <text:p>9.56155799999999</text:p>
          </table:table-cell>
          <table:table-cell office:value-type="float" office:value="0.407378999999992" calcext:value-type="float">
            <text:p>0.407378999999992</text:p>
          </table:table-cell>
          <table:table-cell office:value-type="float" office:value="0.0177779999999075" calcext:value-type="float">
            <text:p>0.017777999999908</text:p>
          </table:table-cell>
          <table:table-cell office:value-type="float" office:value="0.046218999999951" calcext:value-type="float">
            <text:p>0.0462189999999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405999999936" calcext:value-type="float">
            <text:p>0.118405999999936</text:p>
          </table:table-cell>
          <table:table-cell office:value-type="float" office:value="0.00169000000005326" calcext:value-type="float">
            <text:p>0.001690000000053</text:p>
          </table:table-cell>
          <table:table-cell office:value-type="float" office:value="0.303107000000068" calcext:value-type="float">
            <text:p>0.303107000000068</text:p>
          </table:table-cell>
          <table:table-cell office:value-type="float" office:value="4.91730260848999" calcext:value-type="float">
            <text:p>4.91730260848999</text:p>
          </table:table-cell>
          <table:table-cell office:value-type="float" office:value="9.46772900000008" calcext:value-type="float">
            <text:p>9.46772900000008</text:p>
          </table:table-cell>
          <table:table-cell office:value-type="float" office:value="0.0045910000000049" calcext:value-type="float">
            <text:p>0.004591000000005</text:p>
          </table:table-cell>
          <table:table-cell office:value-type="float" office:value="14.6478539999999" calcext:value-type="float">
            <text:p>14.6478539999999</text:p>
          </table:table-cell>
          <table:table-cell office:value-type="float" office:value="0.622600000000034" calcext:value-type="float">
            <text:p>0.622600000000034</text:p>
          </table:table-cell>
          <table:table-cell office:value-type="float" office:value="0.0219980000000533" calcext:value-type="float">
            <text:p>0.021998000000053</text:p>
          </table:table-cell>
          <table:table-cell office:value-type="float" office:value="0.46598900000015" calcext:value-type="float">
            <text:p>0.46598900000015</text:p>
          </table:table-cell>
          <table:table-cell office:value-type="float" office:value="0.0209219999999277" calcext:value-type="float">
            <text:p>0.02092199999992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8229000000042" calcext:value-type="float">
            <text:p>0.118229000000042</text:p>
          </table:table-cell>
          <table:table-cell office:value-type="float" office:value="0.00169800000003306" calcext:value-type="float">
            <text:p>0.001698000000033</text:p>
          </table:table-cell>
          <table:table-cell office:value-type="float" office:value="0.394039000000021" calcext:value-type="float">
            <text:p>0.394039000000021</text:p>
          </table:table-cell>
          <table:table-cell office:value-type="float" office:value="6.36149621009827" calcext:value-type="float">
            <text:p>6.36149621009827</text:p>
          </table:table-cell>
          <table:table-cell office:value-type="float" office:value="14.6855499999999" calcext:value-type="float">
            <text:p>14.6855499999999</text:p>
          </table:table-cell>
          <table:table-cell office:value-type="float" office:value="0.00461800000005042" calcext:value-type="float">
            <text:p>0.00461800000005</text:p>
          </table:table-cell>
          <table:table-cell office:value-type="float" office:value="19.0443749999999" calcext:value-type="float">
            <text:p>19.0443749999999</text:p>
          </table:table-cell>
          <table:table-cell office:value-type="float" office:value="1.00625300000002" calcext:value-type="float">
            <text:p>1.00625300000002</text:p>
          </table:table-cell>
          <table:table-cell office:value-type="float" office:value="0.0255139999999301" calcext:value-type="float">
            <text:p>0.02551399999993</text:p>
          </table:table-cell>
          <table:table-cell office:value-type="float" office:value="0.648905999999897" calcext:value-type="float">
            <text:p>0.648905999999897</text:p>
          </table:table-cell>
          <table:table-cell office:value-type="float" office:value="0.0243930000000319" calcext:value-type="float">
            <text:p>0.02439300000003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515000000002" calcext:value-type="float">
            <text:p>0.118515000000002</text:p>
          </table:table-cell>
          <table:table-cell office:value-type="float" office:value="0.00170700000001034" calcext:value-type="float">
            <text:p>0.00170700000001</text:p>
          </table:table-cell>
          <table:table-cell office:value-type="float" office:value="0.51083200000005" calcext:value-type="float">
            <text:p>0.51083200000005</text:p>
          </table:table-cell>
          <table:table-cell office:value-type="float" office:value="7.80598735809326" calcext:value-type="float">
            <text:p>7.80598735809326</text:p>
          </table:table-cell>
          <table:table-cell office:value-type="float" office:value="19.8005900000001" calcext:value-type="float">
            <text:p>19.8005900000001</text:p>
          </table:table-cell>
          <table:table-cell office:value-type="float" office:value="0.00464999999996962" calcext:value-type="float">
            <text:p>0.00464999999997</text:p>
          </table:table-cell>
          <table:table-cell office:value-type="float" office:value="24.568131" calcext:value-type="float">
            <text:p>24.568131</text:p>
          </table:table-cell>
          <table:table-cell office:value-type="float" office:value="1.34914500000002" calcext:value-type="float">
            <text:p>1.34914500000002</text:p>
          </table:table-cell>
          <table:table-cell office:value-type="float" office:value="0.0299999999999727" calcext:value-type="float">
            <text:p>0.029999999999973</text:p>
          </table:table-cell>
          <table:table-cell office:value-type="float" office:value="0.856319999999982" calcext:value-type="float">
            <text:p>0.856319999999982</text:p>
          </table:table-cell>
          <table:table-cell office:value-type="float" office:value="0.0281320000000278" calcext:value-type="float">
            <text:p>0.02813200000002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0];[.C24];[.C28])" office:value-type="float" office:value="0.112484000000004" calcext:value-type="float">
            <text:p>0.112484000000004</text:p>
          </table:table-cell>
          <table:table-cell table:style-name="ce3" table:formula="of:=AVERAGE([.D20];[.D24];[.D28])" office:value-type="float" office:value="0.00168133333332321" calcext:value-type="float">
            <text:p>0.001681333333323</text:p>
          </table:table-cell>
          <table:table-cell table:style-name="ce3" table:formula="of:=AVERAGE([.E20];[.E24];[.E28])" office:value-type="float" office:value="0.181410000000009" calcext:value-type="float">
            <text:p>0.181410000000009</text:p>
          </table:table-cell>
          <table:table-cell table:style-name="ce3" table:formula="of:=AVERAGE([.F20];[.F24];[.F28])" office:value-type="float" office:value="3.23754779497782" calcext:value-type="float">
            <text:p>3.23754779497782</text:p>
          </table:table-cell>
          <table:table-cell table:style-name="ce3" table:formula="of:=AVERAGE([.G20];[.G24];[.G28])" office:value-type="float" office:value="5.093187" calcext:value-type="float">
            <text:p>5.093187</text:p>
          </table:table-cell>
          <table:table-cell table:style-name="ce3" table:formula="of:=AVERAGE([.H20];[.H24];[.H28])" office:value-type="float" office:value="0.00451766666665776" calcext:value-type="float">
            <text:p>0.004517666666658</text:p>
          </table:table-cell>
          <table:table-cell table:style-name="ce3" table:formula="of:=AVERAGE([.I20];[.I24];[.I28])" office:value-type="float" office:value="9.49333666666666" calcext:value-type="float">
            <text:p>9.49333666666666</text:p>
          </table:table-cell>
          <table:table-cell table:style-name="ce3" table:formula="of:=AVERAGE([.J20];[.J24];[.J28])" office:value-type="float" office:value="0.341499666666683" calcext:value-type="float">
            <text:p>0.341499666666683</text:p>
          </table:table-cell>
          <table:table-cell table:style-name="ce3" table:formula="of:=AVERAGE([.K20];[.K24];[.K28])" office:value-type="float" office:value="0.0176513333332859" calcext:value-type="float">
            <text:p>0.017651333333286</text:p>
          </table:table-cell>
          <table:table-cell table:style-name="ce3" table:formula="of:=AVERAGE([.L20];[.L24];[.L28])" office:value-type="float" office:value="0.0459893333333336" calcext:value-type="float">
            <text:p>0.045989333333334</text:p>
          </table:table-cell>
          <table:table-cell table:style-name="ce3" table:formula="of:=AVERAGE([.M20];[.M24];[.M28])" office:value-type="float" office:value="0" calcext:value-type="float">
            <text:p>0</text:p>
          </table:table-cell>
          <table:table-cell table:style-name="ce3" table:formula="of:=AVERAGE([.N20];[.N24];[.N28])" office:value-type="float" office:value="0" calcext:value-type="float">
            <text:p>0</text:p>
          </table:table-cell>
          <table:table-cell table:style-name="ce4" table:formula="of:=SUM([.C32:.N32])" office:value-type="float" office:value="18.5293047949778" calcext:value-type="float">
            <text:p>18.529304794977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1];[.C25];[.C29])" office:value-type="float" office:value="0.118162999999981" calcext:value-type="float">
            <text:p>0.118162999999981</text:p>
          </table:table-cell>
          <table:table-cell table:style-name="ce3" table:formula="of:=AVERAGE([.D21];[.D25];[.D29])" office:value-type="float" office:value="0.00169433333334723" calcext:value-type="float">
            <text:p>0.001694333333347</text:p>
          </table:table-cell>
          <table:table-cell table:style-name="ce3" table:formula="of:=AVERAGE([.E21];[.E25];[.E29])" office:value-type="float" office:value="0.302542666666672" calcext:value-type="float">
            <text:p>0.302542666666672</text:p>
          </table:table-cell>
          <table:table-cell table:style-name="ce3" table:formula="of:=AVERAGE([.F21];[.F25];[.F29])" office:value-type="float" office:value="4.74152636528015" calcext:value-type="float">
            <text:p>4.74152636528015</text:p>
          </table:table-cell>
          <table:table-cell table:style-name="ce3" table:formula="of:=AVERAGE([.G21];[.G25];[.G29])" office:value-type="float" office:value="9.40840533333338" calcext:value-type="float">
            <text:p>9.40840533333338</text:p>
          </table:table-cell>
          <table:table-cell table:style-name="ce3" table:formula="of:=AVERAGE([.H21];[.H25];[.H29])" office:value-type="float" office:value="0.00455333333333859" calcext:value-type="float">
            <text:p>0.004553333333339</text:p>
          </table:table-cell>
          <table:table-cell table:style-name="ce3" table:formula="of:=AVERAGE([.I21];[.I25];[.I29])" office:value-type="float" office:value="14.492141" calcext:value-type="float">
            <text:p>14.492141</text:p>
          </table:table-cell>
          <table:table-cell table:style-name="ce3" table:formula="of:=AVERAGE([.J21];[.J25];[.J29])" office:value-type="float" office:value="0.621104000000002" calcext:value-type="float">
            <text:p>0.621104000000002</text:p>
          </table:table-cell>
          <table:table-cell table:style-name="ce3" table:formula="of:=AVERAGE([.K21];[.K25];[.K29])" office:value-type="float" office:value="0.0218320000000366" calcext:value-type="float">
            <text:p>0.021832000000037</text:p>
          </table:table-cell>
          <table:table-cell table:style-name="ce3" table:formula="of:=AVERAGE([.L21];[.L25];[.L29])" office:value-type="float" office:value="0.46457200000007" calcext:value-type="float">
            <text:p>0.46457200000007</text:p>
          </table:table-cell>
          <table:table-cell table:style-name="ce3" table:formula="of:=AVERAGE([.M21];[.M25];[.M29])" office:value-type="float" office:value="0.0208883333333081" calcext:value-type="float">
            <text:p>0.020888333333308</text:p>
          </table:table-cell>
          <table:table-cell table:style-name="ce3" table:formula="of:=AVERAGE([.N21];[.N25];[.N29])" office:value-type="float" office:value="0" calcext:value-type="float">
            <text:p>0</text:p>
          </table:table-cell>
          <table:table-cell table:style-name="ce4" table:formula="of:=SUM([.C33:.N33])" office:value-type="float" office:value="30.1974223652803" calcext:value-type="float">
            <text:p>30.1974223652803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2];[.C26];[.C30])" office:value-type="float" office:value="0.118208333333333" calcext:value-type="float">
            <text:p>0.118208333333333</text:p>
          </table:table-cell>
          <table:table-cell table:style-name="ce3" table:formula="of:=AVERAGE([.D22];[.D26];[.D30])" office:value-type="float" office:value="0.00169133333332638" calcext:value-type="float">
            <text:p>0.001691333333326</text:p>
          </table:table-cell>
          <table:table-cell table:style-name="ce3" table:formula="of:=AVERAGE([.E22];[.E26];[.E30])" office:value-type="float" office:value="0.394634333333348" calcext:value-type="float">
            <text:p>0.394634333333348</text:p>
          </table:table-cell>
          <table:table-cell table:style-name="ce3" table:formula="of:=AVERAGE([.F22];[.F26];[.F30])" office:value-type="float" office:value="6.23205272356669" calcext:value-type="float">
            <text:p>6.23205272356669</text:p>
          </table:table-cell>
          <table:table-cell table:style-name="ce3" table:formula="of:=AVERAGE([.G22];[.G26];[.G30])" office:value-type="float" office:value="14.6586453333333" calcext:value-type="float">
            <text:p>14.6586453333333</text:p>
          </table:table-cell>
          <table:table-cell table:style-name="ce3" table:formula="of:=AVERAGE([.H22];[.H26];[.H30])" office:value-type="float" office:value="0.00463433333334251" calcext:value-type="float">
            <text:p>0.004634333333343</text:p>
          </table:table-cell>
          <table:table-cell table:style-name="ce3" table:formula="of:=AVERAGE([.I22];[.I26];[.I30])" office:value-type="float" office:value="19.008414" calcext:value-type="float">
            <text:p>19.008414</text:p>
          </table:table-cell>
          <table:table-cell table:style-name="ce3" table:formula="of:=AVERAGE([.J22];[.J26];[.J30])" office:value-type="float" office:value="1.00562600000001" calcext:value-type="float">
            <text:p>1.00562600000001</text:p>
          </table:table-cell>
          <table:table-cell table:style-name="ce3" table:formula="of:=AVERAGE([.K22];[.K26];[.K30])" office:value-type="float" office:value="0.0256533333333095" calcext:value-type="float">
            <text:p>0.02565333333331</text:p>
          </table:table-cell>
          <table:table-cell table:style-name="ce3" table:formula="of:=AVERAGE([.L22];[.L26];[.L30])" office:value-type="float" office:value="0.647786999999994" calcext:value-type="float">
            <text:p>0.647786999999994</text:p>
          </table:table-cell>
          <table:table-cell table:style-name="ce3" table:formula="of:=AVERAGE([.M22];[.M26];[.M30])" office:value-type="float" office:value="0.0244809999999992" calcext:value-type="float">
            <text:p>0.024480999999999</text:p>
          </table:table-cell>
          <table:table-cell table:style-name="ce3" table:formula="of:=AVERAGE([.N22];[.N26];[.N30])" office:value-type="float" office:value="0" calcext:value-type="float">
            <text:p>0</text:p>
          </table:table-cell>
          <table:table-cell table:style-name="ce4" table:formula="of:=SUM([.C34:.N34])" office:value-type="float" office:value="42.1218277235666" calcext:value-type="float">
            <text:p>42.121827723566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3];[.C27];[.C31])" office:value-type="float" office:value="0.119319333333332" calcext:value-type="float">
            <text:p>0.119319333333332</text:p>
          </table:table-cell>
          <table:table-cell table:style-name="ce3" table:formula="of:=AVERAGE([.D23];[.D27];[.D31])" office:value-type="float" office:value="0.00170400000001791" calcext:value-type="float">
            <text:p>0.001704000000018</text:p>
          </table:table-cell>
          <table:table-cell table:style-name="ce3" table:formula="of:=AVERAGE([.E23];[.E27];[.E31])" office:value-type="float" office:value="0.506675333333362" calcext:value-type="float">
            <text:p>0.506675333333362</text:p>
          </table:table-cell>
          <table:table-cell table:style-name="ce3" table:formula="of:=AVERAGE([.F23];[.F27];[.F31])" office:value-type="float" office:value="7.73228247960408" calcext:value-type="float">
            <text:p>7.73228247960408</text:p>
          </table:table-cell>
          <table:table-cell table:style-name="ce3" table:formula="of:=AVERAGE([.G23];[.G27];[.G31])" office:value-type="float" office:value="19.8769100000001" calcext:value-type="float">
            <text:p>19.8769100000001</text:p>
          </table:table-cell>
          <table:table-cell table:style-name="ce3" table:formula="of:=AVERAGE([.H23];[.H27];[.H31])" office:value-type="float" office:value="0.00463599999998602" calcext:value-type="float">
            <text:p>0.004635999999986</text:p>
          </table:table-cell>
          <table:table-cell table:style-name="ce3" table:formula="of:=AVERAGE([.I23];[.I27];[.I31])" office:value-type="float" office:value="24.6358503333333" calcext:value-type="float">
            <text:p>24.6358503333333</text:p>
          </table:table-cell>
          <table:table-cell table:style-name="ce3" table:formula="of:=AVERAGE([.J23];[.J27];[.J31])" office:value-type="float" office:value="1.37404833333337" calcext:value-type="float">
            <text:p>1.37404833333337</text:p>
          </table:table-cell>
          <table:table-cell table:style-name="ce3" table:formula="of:=AVERAGE([.K23];[.K27];[.K31])" office:value-type="float" office:value="0.0300143333333457" calcext:value-type="float">
            <text:p>0.030014333333346</text:p>
          </table:table-cell>
          <table:table-cell table:style-name="ce3" table:formula="of:=AVERAGE([.L23];[.L27];[.L31])" office:value-type="float" office:value="0.85502999999998" calcext:value-type="float">
            <text:p>0.85502999999998</text:p>
          </table:table-cell>
          <table:table-cell table:style-name="ce3" table:formula="of:=AVERAGE([.M23];[.M27];[.M31])" office:value-type="float" office:value="0.0279716666667014" calcext:value-type="float">
            <text:p>0.027971666666701</text:p>
          </table:table-cell>
          <table:table-cell table:style-name="ce3" table:formula="of:=AVERAGE([.N23];[.N27];[.N31])" office:value-type="float" office:value="0" calcext:value-type="float">
            <text:p>0</text:p>
          </table:table-cell>
          <table:table-cell table:style-name="ce4" table:formula="of:=SUM([.C35:.N35])" office:value-type="float" office:value="55.1644418129376" calcext:value-type="float">
            <text:p>55.1644418129376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32:.C35])" office:value-type="float" office:value="0.468174666666651" calcext:value-type="float">
            <text:p>0.468174666666651</text:p>
          </table:table-cell>
          <table:table-cell table:style-name="ce1" table:formula="of:=SUM([.D32:.D35])" office:value-type="float" office:value="0.00677100000001474" calcext:value-type="float">
            <text:p>0.006771000000015</text:p>
          </table:table-cell>
          <table:table-cell table:style-name="ce1" table:formula="of:=SUM([.E32:.E35])" office:value-type="float" office:value="1.38526233333339" calcext:value-type="float">
            <text:p>1.38526233333339</text:p>
          </table:table-cell>
          <table:table-cell table:style-name="ce1" table:formula="of:=SUM([.F32:.F35])" office:value-type="float" office:value="21.9434093634287" calcext:value-type="float">
            <text:p>21.9434093634287</text:p>
          </table:table-cell>
          <table:table-cell table:style-name="ce1" table:formula="of:=SUM([.G32:.G35])" office:value-type="float" office:value="49.0371476666668" calcext:value-type="float">
            <text:p>49.0371476666668</text:p>
          </table:table-cell>
          <table:table-cell table:style-name="ce1" table:formula="of:=SUM([.H32:.H35])" office:value-type="float" office:value="0.0183413333333249" calcext:value-type="float">
            <text:p>0.018341333333325</text:p>
          </table:table-cell>
          <table:table-cell table:style-name="ce1" table:formula="of:=SUM([.I32:.I35])" office:value-type="float" office:value="67.6297419999999" calcext:value-type="float">
            <text:p>67.6297419999999</text:p>
          </table:table-cell>
          <table:table-cell table:style-name="ce1" table:formula="of:=SUM([.J32:.J35])" office:value-type="float" office:value="3.34227800000006" calcext:value-type="float">
            <text:p>3.34227800000006</text:p>
          </table:table-cell>
          <table:table-cell table:style-name="ce1" table:formula="of:=SUM([.K32:.K35])" office:value-type="float" office:value="0.0951509999999776" calcext:value-type="float">
            <text:p>0.095150999999978</text:p>
          </table:table-cell>
          <table:table-cell table:style-name="ce1" table:formula="of:=SUM([.L32:.L35])" office:value-type="float" office:value="2.01337833333338" calcext:value-type="float">
            <text:p>2.01337833333338</text:p>
          </table:table-cell>
          <table:table-cell table:style-name="ce1" table:formula="of:=SUM([.M32:.M35])" office:value-type="float" office:value="0.0733410000000087" calcext:value-type="float">
            <text:p>0.073341000000009</text:p>
          </table:table-cell>
          <table:table-cell table:style-name="ce1" table:formula="of:=SUM([.N32:.N35])" office:value-type="float" office:value="0" calcext:value-type="float">
            <text:p>0</text:p>
          </table:table-cell>
          <table:table-cell table:style-name="ce1" table:formula="of:=SUM([.C36:.N36])" office:value-type="float" office:value="146.012996696762" calcext:value-type="float">
            <text:p>146.01299669676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6764999999996" calcext:value-type="float">
            <text:p>0.106764999999996</text:p>
          </table:table-cell>
          <table:table-cell office:value-type="float" office:value="0.00168200000007346" calcext:value-type="float">
            <text:p>0.001682000000073</text:p>
          </table:table-cell>
          <table:table-cell office:value-type="float" office:value="0.18120399999998" calcext:value-type="float">
            <text:p>0.18120399999998</text:p>
          </table:table-cell>
          <table:table-cell office:value-type="float" office:value="3.19328856468201" calcext:value-type="float">
            <text:p>3.19328856468201</text:p>
          </table:table-cell>
          <table:table-cell office:value-type="float" office:value="5.05302300000005" calcext:value-type="float">
            <text:p>5.05302300000005</text:p>
          </table:table-cell>
          <table:table-cell office:value-type="float" office:value="0.00451799999996183" calcext:value-type="float">
            <text:p>0.004517999999962</text:p>
          </table:table-cell>
          <table:table-cell office:value-type="float" office:value="9.45871299999999" calcext:value-type="float">
            <text:p>9.45871299999999</text:p>
          </table:table-cell>
          <table:table-cell office:value-type="float" office:value="0.30810699999995" calcext:value-type="float">
            <text:p>0.30810699999995</text:p>
          </table:table-cell>
          <table:table-cell office:value-type="float" office:value="0.0176860000000261" calcext:value-type="float">
            <text:p>0.017686000000026</text:p>
          </table:table-cell>
          <table:table-cell office:value-type="float" office:value="0.0773199999999861" calcext:value-type="float">
            <text:p>0.077319999999986</text:p>
          </table:table-cell>
          <table:table-cell office:value-type="float" office:value="0" calcext:value-type="float">
            <text:p>0</text:p>
          </table:table-cell>
          <table:table-cell office:value-type="float" office:value="0.0101979999999458" calcext:value-type="float">
            <text:p>0.010197999999946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7861000000062" calcext:value-type="float">
            <text:p>0.117861000000062</text:p>
          </table:table-cell>
          <table:table-cell office:value-type="float" office:value="0.00171399999999267" calcext:value-type="float">
            <text:p>0.001713999999993</text:p>
          </table:table-cell>
          <table:table-cell office:value-type="float" office:value="0.190137999999934" calcext:value-type="float">
            <text:p>0.190137999999934</text:p>
          </table:table-cell>
          <table:table-cell office:value-type="float" office:value="3.18022727966309" calcext:value-type="float">
            <text:p>3.18022727966309</text:p>
          </table:table-cell>
          <table:table-cell office:value-type="float" office:value="4.58395100000007" calcext:value-type="float">
            <text:p>4.58395100000007</text:p>
          </table:table-cell>
          <table:table-cell office:value-type="float" office:value="0.00452400000006037" calcext:value-type="float">
            <text:p>0.00452400000006</text:p>
          </table:table-cell>
          <table:table-cell office:value-type="float" office:value="6.1078" calcext:value-type="float">
            <text:p>6.1078</text:p>
          </table:table-cell>
          <table:table-cell office:value-type="float" office:value="0.331957999999986" calcext:value-type="float">
            <text:p>0.331957999999986</text:p>
          </table:table-cell>
          <table:table-cell office:value-type="float" office:value="0.0179869999999482" calcext:value-type="float">
            <text:p>0.017986999999948</text:p>
          </table:table-cell>
          <table:table-cell office:value-type="float" office:value="0.069199000000026" calcext:value-type="float">
            <text:p>0.069199000000026</text:p>
          </table:table-cell>
          <table:table-cell office:value-type="float" office:value="0" calcext:value-type="float">
            <text:p>0</text:p>
          </table:table-cell>
          <table:table-cell office:value-type="float" office:value="0.0160899999999629" calcext:value-type="float">
            <text:p>0.01608999999996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101599999994" calcext:value-type="float">
            <text:p>0.12101599999994</text:p>
          </table:table-cell>
          <table:table-cell office:value-type="float" office:value="0.00172799999995732" calcext:value-type="float">
            <text:p>0.001727999999957</text:p>
          </table:table-cell>
          <table:table-cell office:value-type="float" office:value="0.199088000000074" calcext:value-type="float">
            <text:p>0.199088000000074</text:p>
          </table:table-cell>
          <table:table-cell office:value-type="float" office:value="3.18795561790466" calcext:value-type="float">
            <text:p>3.18795561790466</text:p>
          </table:table-cell>
          <table:table-cell office:value-type="float" office:value="4.6204590000001" calcext:value-type="float">
            <text:p>4.6204590000001</text:p>
          </table:table-cell>
          <table:table-cell office:value-type="float" office:value="0.00472800000000007" calcext:value-type="float">
            <text:p>0.004728</text:p>
          </table:table-cell>
          <table:table-cell office:value-type="float" office:value="6.44736599999999" calcext:value-type="float">
            <text:p>6.44736599999999</text:p>
          </table:table-cell>
          <table:table-cell office:value-type="float" office:value="0.357153000000039" calcext:value-type="float">
            <text:p>0.357153000000039</text:p>
          </table:table-cell>
          <table:table-cell office:value-type="float" office:value="0.0182699999999159" calcext:value-type="float">
            <text:p>0.018269999999916</text:p>
          </table:table-cell>
          <table:table-cell office:value-type="float" office:value="0.0691490000000385" calcext:value-type="float">
            <text:p>0.069149000000039</text:p>
          </table:table-cell>
          <table:table-cell office:value-type="float" office:value="0" calcext:value-type="float">
            <text:p>0</text:p>
          </table:table-cell>
          <table:table-cell office:value-type="float" office:value="0.0230399999999236" calcext:value-type="float">
            <text:p>0.023039999999924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468999999891" calcext:value-type="float">
            <text:p>0.118468999999891</text:p>
          </table:table-cell>
          <table:table-cell office:value-type="float" office:value="0.00171000000000277" calcext:value-type="float">
            <text:p>0.001710000000003</text:p>
          </table:table-cell>
          <table:table-cell office:value-type="float" office:value="0.204616999999985" calcext:value-type="float">
            <text:p>0.204616999999985</text:p>
          </table:table-cell>
          <table:table-cell office:value-type="float" office:value="3.20043873786926" calcext:value-type="float">
            <text:p>3.20043873786926</text:p>
          </table:table-cell>
          <table:table-cell office:value-type="float" office:value="4.81577000000004" calcext:value-type="float">
            <text:p>4.81577000000004</text:p>
          </table:table-cell>
          <table:table-cell office:value-type="float" office:value="0.00452600000005532" calcext:value-type="float">
            <text:p>0.004526000000055</text:p>
          </table:table-cell>
          <table:table-cell office:value-type="float" office:value="6.11510199999998" calcext:value-type="float">
            <text:p>6.11510199999998</text:p>
          </table:table-cell>
          <table:table-cell office:value-type="float" office:value="0.377580999999964" calcext:value-type="float">
            <text:p>0.377580999999964</text:p>
          </table:table-cell>
          <table:table-cell office:value-type="float" office:value="0.0185429999999087" calcext:value-type="float">
            <text:p>0.018542999999909</text:p>
          </table:table-cell>
          <table:table-cell office:value-type="float" office:value="0.0694109999999455" calcext:value-type="float">
            <text:p>0.069410999999946</text:p>
          </table:table-cell>
          <table:table-cell office:value-type="float" office:value="0" calcext:value-type="float">
            <text:p>0</text:p>
          </table:table-cell>
          <table:table-cell office:value-type="float" office:value="0.0269270000000006" calcext:value-type="float">
            <text:p>0.026927000000001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194999999972" calcext:value-type="float">
            <text:p>0.115194999999972</text:p>
          </table:table-cell>
          <table:table-cell office:value-type="float" office:value="0.00168900000005578" calcext:value-type="float">
            <text:p>0.001689000000056</text:p>
          </table:table-cell>
          <table:table-cell office:value-type="float" office:value="0.180545000000052" calcext:value-type="float">
            <text:p>0.180545000000052</text:p>
          </table:table-cell>
          <table:table-cell office:value-type="float" office:value="3.15286803245544" calcext:value-type="float">
            <text:p>3.15286803245544</text:p>
          </table:table-cell>
          <table:table-cell office:value-type="float" office:value="5.03346399999998" calcext:value-type="float">
            <text:p>5.03346399999998</text:p>
          </table:table-cell>
          <table:table-cell office:value-type="float" office:value="0.0044790000000603" calcext:value-type="float">
            <text:p>0.00447900000006</text:p>
          </table:table-cell>
          <table:table-cell office:value-type="float" office:value="9.46876800000007" calcext:value-type="float">
            <text:p>9.46876800000007</text:p>
          </table:table-cell>
          <table:table-cell office:value-type="float" office:value="0.308879999999931" calcext:value-type="float">
            <text:p>0.308879999999931</text:p>
          </table:table-cell>
          <table:table-cell office:value-type="float" office:value="0.0175670000000991" calcext:value-type="float">
            <text:p>0.017567000000099</text:p>
          </table:table-cell>
          <table:table-cell office:value-type="float" office:value="0.0770039999999881" calcext:value-type="float">
            <text:p>0.077003999999988</text:p>
          </table:table-cell>
          <table:table-cell office:value-type="float" office:value="0" calcext:value-type="float">
            <text:p>0</text:p>
          </table:table-cell>
          <table:table-cell office:value-type="float" office:value="0.0101359999999886" calcext:value-type="float">
            <text:p>0.010135999999989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7962999999918" calcext:value-type="float">
            <text:p>0.117962999999918</text:p>
          </table:table-cell>
          <table:table-cell office:value-type="float" office:value="0.00167700000008608" calcext:value-type="float">
            <text:p>0.001677000000086</text:p>
          </table:table-cell>
          <table:table-cell office:value-type="float" office:value="0.191598999999996" calcext:value-type="float">
            <text:p>0.191598999999996</text:p>
          </table:table-cell>
          <table:table-cell office:value-type="float" office:value="3.32246899604797" calcext:value-type="float">
            <text:p>3.32246899604797</text:p>
          </table:table-cell>
          <table:table-cell office:value-type="float" office:value="4.61533199999997" calcext:value-type="float">
            <text:p>4.61533199999997</text:p>
          </table:table-cell>
          <table:table-cell office:value-type="float" office:value="0.00454400000000987" calcext:value-type="float">
            <text:p>0.00454400000001</text:p>
          </table:table-cell>
          <table:table-cell office:value-type="float" office:value="6.07531399999994" calcext:value-type="float">
            <text:p>6.07531399999994</text:p>
          </table:table-cell>
          <table:table-cell office:value-type="float" office:value="0.329292000000009" calcext:value-type="float">
            <text:p>0.329292000000009</text:p>
          </table:table-cell>
          <table:table-cell office:value-type="float" office:value="0.0179749999999785" calcext:value-type="float">
            <text:p>0.017974999999979</text:p>
          </table:table-cell>
          <table:table-cell office:value-type="float" office:value="0.0696540000000141" calcext:value-type="float">
            <text:p>0.069654000000014</text:p>
          </table:table-cell>
          <table:table-cell office:value-type="float" office:value="0" calcext:value-type="float">
            <text:p>0</text:p>
          </table:table-cell>
          <table:table-cell office:value-type="float" office:value="0.0160829999999805" calcext:value-type="float">
            <text:p>0.016082999999981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9049000000018" calcext:value-type="float">
            <text:p>0.119049000000018</text:p>
          </table:table-cell>
          <table:table-cell office:value-type="float" office:value="0.00169200000004821" calcext:value-type="float">
            <text:p>0.001692000000048</text:p>
          </table:table-cell>
          <table:table-cell office:value-type="float" office:value="0.199281000000042" calcext:value-type="float">
            <text:p>0.199281000000042</text:p>
          </table:table-cell>
          <table:table-cell office:value-type="float" office:value="3.17081952095032" calcext:value-type="float">
            <text:p>3.17081952095032</text:p>
          </table:table-cell>
          <table:table-cell office:value-type="float" office:value="4.65495399999998" calcext:value-type="float">
            <text:p>4.65495399999998</text:p>
          </table:table-cell>
          <table:table-cell office:value-type="float" office:value="0.00456999999994423" calcext:value-type="float">
            <text:p>0.004569999999944</text:p>
          </table:table-cell>
          <table:table-cell office:value-type="float" office:value="6.43651" calcext:value-type="float">
            <text:p>6.43651</text:p>
          </table:table-cell>
          <table:table-cell office:value-type="float" office:value="0.357665999999995" calcext:value-type="float">
            <text:p>0.357665999999995</text:p>
          </table:table-cell>
          <table:table-cell office:value-type="float" office:value="0.0183739999999943" calcext:value-type="float">
            <text:p>0.018373999999994</text:p>
          </table:table-cell>
          <table:table-cell office:value-type="float" office:value="0.0686969999999292" calcext:value-type="float">
            <text:p>0.068696999999929</text:p>
          </table:table-cell>
          <table:table-cell office:value-type="float" office:value="0" calcext:value-type="float">
            <text:p>0</text:p>
          </table:table-cell>
          <table:table-cell office:value-type="float" office:value="0.0221760000000586" calcext:value-type="float">
            <text:p>0.022176000000059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572999999969" calcext:value-type="float">
            <text:p>0.118572999999969</text:p>
          </table:table-cell>
          <table:table-cell office:value-type="float" office:value="0.00169499999992695" calcext:value-type="float">
            <text:p>0.001694999999927</text:p>
          </table:table-cell>
          <table:table-cell office:value-type="float" office:value="0.291952999999921" calcext:value-type="float">
            <text:p>0.291952999999921</text:p>
          </table:table-cell>
          <table:table-cell office:value-type="float" office:value="3.35735559463501" calcext:value-type="float">
            <text:p>3.35735559463501</text:p>
          </table:table-cell>
          <table:table-cell office:value-type="float" office:value="4.831952" calcext:value-type="float">
            <text:p>4.831952</text:p>
          </table:table-cell>
          <table:table-cell office:value-type="float" office:value="0.00455199999998968" calcext:value-type="float">
            <text:p>0.00455199999999</text:p>
          </table:table-cell>
          <table:table-cell office:value-type="float" office:value="6.12253399999997" calcext:value-type="float">
            <text:p>6.12253399999997</text:p>
          </table:table-cell>
          <table:table-cell office:value-type="float" office:value="0.378337000000101" calcext:value-type="float">
            <text:p>0.378337000000101</text:p>
          </table:table-cell>
          <table:table-cell office:value-type="float" office:value="0.018511999999987" calcext:value-type="float">
            <text:p>0.018511999999987</text:p>
          </table:table-cell>
          <table:table-cell office:value-type="float" office:value="0.0689630000000534" calcext:value-type="float">
            <text:p>0.068963000000053</text:p>
          </table:table-cell>
          <table:table-cell office:value-type="float" office:value="0" calcext:value-type="float">
            <text:p>0</text:p>
          </table:table-cell>
          <table:table-cell office:value-type="float" office:value="0.0271410000000287" calcext:value-type="float">
            <text:p>0.027141000000029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5580000000023" calcext:value-type="float">
            <text:p>0.115580000000023</text:p>
          </table:table-cell>
          <table:table-cell office:value-type="float" office:value="0.00168799999994462" calcext:value-type="float">
            <text:p>0.001687999999945</text:p>
          </table:table-cell>
          <table:table-cell office:value-type="float" office:value="0.181423999999993" calcext:value-type="float">
            <text:p>0.181423999999993</text:p>
          </table:table-cell>
          <table:table-cell office:value-type="float" office:value="3.29701542854309" calcext:value-type="float">
            <text:p>3.29701542854309</text:p>
          </table:table-cell>
          <table:table-cell office:value-type="float" office:value="5.09119299999998" calcext:value-type="float">
            <text:p>5.09119299999998</text:p>
          </table:table-cell>
          <table:table-cell office:value-type="float" office:value="0.00459700000010344" calcext:value-type="float">
            <text:p>0.004597000000103</text:p>
          </table:table-cell>
          <table:table-cell office:value-type="float" office:value="9.48084299999994" calcext:value-type="float">
            <text:p>9.48084299999994</text:p>
          </table:table-cell>
          <table:table-cell office:value-type="float" office:value="0.316314999999918" calcext:value-type="float">
            <text:p>0.316314999999918</text:p>
          </table:table-cell>
          <table:table-cell office:value-type="float" office:value="0.0178670000000238" calcext:value-type="float">
            <text:p>0.017867000000024</text:p>
          </table:table-cell>
          <table:table-cell office:value-type="float" office:value="0.0778199999999742" calcext:value-type="float">
            <text:p>0.077819999999974</text:p>
          </table:table-cell>
          <table:table-cell office:value-type="float" office:value="0" calcext:value-type="float">
            <text:p>0</text:p>
          </table:table-cell>
          <table:table-cell office:value-type="float" office:value="0.0104820000000245" calcext:value-type="float">
            <text:p>0.01048200000002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087999999943" calcext:value-type="float">
            <text:p>0.118087999999943</text:p>
          </table:table-cell>
          <table:table-cell office:value-type="float" office:value="0.0016849999999522" calcext:value-type="float">
            <text:p>0.001684999999952</text:p>
          </table:table-cell>
          <table:table-cell office:value-type="float" office:value="0.19028800000001" calcext:value-type="float">
            <text:p>0.19028800000001</text:p>
          </table:table-cell>
          <table:table-cell office:value-type="float" office:value="3.38999533653259" calcext:value-type="float">
            <text:p>3.38999533653259</text:p>
          </table:table-cell>
          <table:table-cell office:value-type="float" office:value="4.61178499999994" calcext:value-type="float">
            <text:p>4.61178499999994</text:p>
          </table:table-cell>
          <table:table-cell office:value-type="float" office:value="0.00454600000000482" calcext:value-type="float">
            <text:p>0.004546000000005</text:p>
          </table:table-cell>
          <table:table-cell office:value-type="float" office:value="6.11112900000001" calcext:value-type="float">
            <text:p>6.11112900000001</text:p>
          </table:table-cell>
          <table:table-cell office:value-type="float" office:value="0.332830999999942" calcext:value-type="float">
            <text:p>0.332830999999942</text:p>
          </table:table-cell>
          <table:table-cell office:value-type="float" office:value="0.0182379999999966" calcext:value-type="float">
            <text:p>0.018237999999997</text:p>
          </table:table-cell>
          <table:table-cell office:value-type="float" office:value="0.0700439999999389" calcext:value-type="float">
            <text:p>0.070043999999939</text:p>
          </table:table-cell>
          <table:table-cell office:value-type="float" office:value="0" calcext:value-type="float">
            <text:p>0</text:p>
          </table:table-cell>
          <table:table-cell office:value-type="float" office:value="0.0167470000000094" calcext:value-type="float">
            <text:p>0.016747000000009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8558000000007" calcext:value-type="float">
            <text:p>0.118558000000007</text:p>
          </table:table-cell>
          <table:table-cell office:value-type="float" office:value="0.00168500000006588" calcext:value-type="float">
            <text:p>0.001685000000066</text:p>
          </table:table-cell>
          <table:table-cell office:value-type="float" office:value="0.198753000000011" calcext:value-type="float">
            <text:p>0.198753000000011</text:p>
          </table:table-cell>
          <table:table-cell office:value-type="float" office:value="3.2957866191864" calcext:value-type="float">
            <text:p>3.2957866191864</text:p>
          </table:table-cell>
          <table:table-cell office:value-type="float" office:value="4.61525199999994" calcext:value-type="float">
            <text:p>4.61525199999994</text:p>
          </table:table-cell>
          <table:table-cell office:value-type="float" office:value="0.00456099999996695" calcext:value-type="float">
            <text:p>0.004560999999967</text:p>
          </table:table-cell>
          <table:table-cell office:value-type="float" office:value="6.44842300000005" calcext:value-type="float">
            <text:p>6.44842300000005</text:p>
          </table:table-cell>
          <table:table-cell office:value-type="float" office:value="0.359388000000081" calcext:value-type="float">
            <text:p>0.359388000000081</text:p>
          </table:table-cell>
          <table:table-cell office:value-type="float" office:value="0.0185760000000528" calcext:value-type="float">
            <text:p>0.018576000000053</text:p>
          </table:table-cell>
          <table:table-cell office:value-type="float" office:value="0.0696640000001025" calcext:value-type="float">
            <text:p>0.069664000000103</text:p>
          </table:table-cell>
          <table:table-cell office:value-type="float" office:value="0" calcext:value-type="float">
            <text:p>0</text:p>
          </table:table-cell>
          <table:table-cell office:value-type="float" office:value="0.0224819999999681" calcext:value-type="float">
            <text:p>0.02248199999996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386999999984" calcext:value-type="float">
            <text:p>0.118386999999984</text:p>
          </table:table-cell>
          <table:table-cell office:value-type="float" office:value="0.00168399999995472" calcext:value-type="float">
            <text:p>0.001683999999955</text:p>
          </table:table-cell>
          <table:table-cell office:value-type="float" office:value="0.203695999999923" calcext:value-type="float">
            <text:p>0.203695999999923</text:p>
          </table:table-cell>
          <table:table-cell office:value-type="float" office:value="3.38626909255981" calcext:value-type="float">
            <text:p>3.38626909255981</text:p>
          </table:table-cell>
          <table:table-cell office:value-type="float" office:value="4.81899300000009" calcext:value-type="float">
            <text:p>4.81899300000009</text:p>
          </table:table-cell>
          <table:table-cell office:value-type="float" office:value="0.00459799999998722" calcext:value-type="float">
            <text:p>0.004597999999987</text:p>
          </table:table-cell>
          <table:table-cell office:value-type="float" office:value="6.11979200000008" calcext:value-type="float">
            <text:p>6.11979200000008</text:p>
          </table:table-cell>
          <table:table-cell office:value-type="float" office:value="0.380003999999985" calcext:value-type="float">
            <text:p>0.380003999999985</text:p>
          </table:table-cell>
          <table:table-cell office:value-type="float" office:value="0.0185999999999922" calcext:value-type="float">
            <text:p>0.018599999999992</text:p>
          </table:table-cell>
          <table:table-cell office:value-type="float" office:value="0.068969999999922" calcext:value-type="float">
            <text:p>0.068969999999922</text:p>
          </table:table-cell>
          <table:table-cell office:value-type="float" office:value="0" calcext:value-type="float">
            <text:p>0</text:p>
          </table:table-cell>
          <table:table-cell office:value-type="float" office:value="0.0275070000000142" calcext:value-type="float">
            <text:p>0.027507000000014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38];[.C42];[.C46])" office:value-type="float" office:value="0.11251333333333" calcext:value-type="float">
            <text:p>0.11251333333333</text:p>
          </table:table-cell>
          <table:table-cell table:style-name="ce3" table:formula="of:=AVERAGE([.D38];[.D42];[.D46])" office:value-type="float" office:value="0.00168633333335795" calcext:value-type="float">
            <text:p>0.001686333333358</text:p>
          </table:table-cell>
          <table:table-cell table:style-name="ce3" table:formula="of:=AVERAGE([.E38];[.E42];[.E46])" office:value-type="float" office:value="0.181057666666675" calcext:value-type="float">
            <text:p>0.181057666666675</text:p>
          </table:table-cell>
          <table:table-cell table:style-name="ce3" table:formula="of:=AVERAGE([.F38];[.F42];[.F46])" office:value-type="float" office:value="3.21439067522685" calcext:value-type="float">
            <text:p>3.21439067522685</text:p>
          </table:table-cell>
          <table:table-cell table:style-name="ce3" table:formula="of:=AVERAGE([.G38];[.G42];[.G46])" office:value-type="float" office:value="5.05922666666667" calcext:value-type="float">
            <text:p>5.05922666666667</text:p>
          </table:table-cell>
          <table:table-cell table:style-name="ce3" table:formula="of:=AVERAGE([.H38];[.H42];[.H46])" office:value-type="float" office:value="0.00453133333337519" calcext:value-type="float">
            <text:p>0.004531333333375</text:p>
          </table:table-cell>
          <table:table-cell table:style-name="ce3" table:formula="of:=AVERAGE([.I38];[.I42];[.I46])" office:value-type="float" office:value="9.46944133333333" calcext:value-type="float">
            <text:p>9.46944133333333</text:p>
          </table:table-cell>
          <table:table-cell table:style-name="ce3" table:formula="of:=AVERAGE([.J38];[.J42];[.J46])" office:value-type="float" office:value="0.3111006666666" calcext:value-type="float">
            <text:p>0.3111006666666</text:p>
          </table:table-cell>
          <table:table-cell table:style-name="ce3" table:formula="of:=AVERAGE([.K38];[.K42];[.K46])" office:value-type="float" office:value="0.0177066666667163" calcext:value-type="float">
            <text:p>0.017706666666716</text:p>
          </table:table-cell>
          <table:table-cell table:style-name="ce3" table:formula="of:=AVERAGE([.L38];[.L42];[.L46])" office:value-type="float" office:value="0.0773813333333161" calcext:value-type="float">
            <text:p>0.077381333333316</text:p>
          </table:table-cell>
          <table:table-cell table:style-name="ce3" table:formula="of:=AVERAGE([.M38];[.M42];[.M46])" office:value-type="float" office:value="0" calcext:value-type="float">
            <text:p>0</text:p>
          </table:table-cell>
          <table:table-cell table:style-name="ce3" table:formula="of:=AVERAGE([.N38];[.N42];[.N46])" office:value-type="float" office:value="0.0102719999999863" calcext:value-type="float">
            <text:p>0.010271999999986</text:p>
          </table:table-cell>
          <table:table-cell table:style-name="ce4" table:formula="of:=SUM([.C50:.N50])" office:value-type="float" office:value="18.4593080085602" calcext:value-type="float">
            <text:p>18.4593080085602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39];[.C43];[.C47])" office:value-type="float" office:value="0.117970666666641" calcext:value-type="float">
            <text:p>0.117970666666641</text:p>
          </table:table-cell>
          <table:table-cell table:style-name="ce3" table:formula="of:=AVERAGE([.D39];[.D43];[.D47])" office:value-type="float" office:value="0.00169200000001032" calcext:value-type="float">
            <text:p>0.00169200000001</text:p>
          </table:table-cell>
          <table:table-cell table:style-name="ce3" table:formula="of:=AVERAGE([.E39];[.E43];[.E47])" office:value-type="float" office:value="0.19067499999998" calcext:value-type="float">
            <text:p>0.19067499999998</text:p>
          </table:table-cell>
          <table:table-cell table:style-name="ce3" table:formula="of:=AVERAGE([.F39];[.F43];[.F47])" office:value-type="float" office:value="3.29756387074788" calcext:value-type="float">
            <text:p>3.29756387074788</text:p>
          </table:table-cell>
          <table:table-cell table:style-name="ce3" table:formula="of:=AVERAGE([.G39];[.G43];[.G47])" office:value-type="float" office:value="4.60368933333333" calcext:value-type="float">
            <text:p>4.60368933333333</text:p>
          </table:table-cell>
          <table:table-cell table:style-name="ce3" table:formula="of:=AVERAGE([.H39];[.H43];[.H47])" office:value-type="float" office:value="0.00453800000002502" calcext:value-type="float">
            <text:p>0.004538000000025</text:p>
          </table:table-cell>
          <table:table-cell table:style-name="ce3" table:formula="of:=AVERAGE([.I39];[.I43];[.I47])" office:value-type="float" office:value="6.09808099999998" calcext:value-type="float">
            <text:p>6.09808099999998</text:p>
          </table:table-cell>
          <table:table-cell table:style-name="ce3" table:formula="of:=AVERAGE([.J39];[.J43];[.J47])" office:value-type="float" office:value="0.331360333333312" calcext:value-type="float">
            <text:p>0.331360333333312</text:p>
          </table:table-cell>
          <table:table-cell table:style-name="ce3" table:formula="of:=AVERAGE([.K39];[.K43];[.K47])" office:value-type="float" office:value="0.0180666666666411" calcext:value-type="float">
            <text:p>0.018066666666641</text:p>
          </table:table-cell>
          <table:table-cell table:style-name="ce3" table:formula="of:=AVERAGE([.L39];[.L43];[.L47])" office:value-type="float" office:value="0.0696323333333263" calcext:value-type="float">
            <text:p>0.069632333333326</text:p>
          </table:table-cell>
          <table:table-cell table:style-name="ce3" table:formula="of:=AVERAGE([.M39];[.M43];[.M47])" office:value-type="float" office:value="0" calcext:value-type="float">
            <text:p>0</text:p>
          </table:table-cell>
          <table:table-cell table:style-name="ce3" table:formula="of:=AVERAGE([.N39];[.N43];[.N47])" office:value-type="float" office:value="0.0163066666666509" calcext:value-type="float">
            <text:p>0.016306666666651</text:p>
          </table:table-cell>
          <table:table-cell table:style-name="ce4" table:formula="of:=SUM([.C51:.N51])" office:value-type="float" office:value="14.7495758707478" calcext:value-type="float">
            <text:p>14.749575870747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0];[.C44];[.C48])" office:value-type="float" office:value="0.119540999999988" calcext:value-type="float">
            <text:p>0.119540999999988</text:p>
          </table:table-cell>
          <table:table-cell table:style-name="ce3" table:formula="of:=AVERAGE([.D40];[.D44];[.D48])" office:value-type="float" office:value="0.00170166666669047" calcext:value-type="float">
            <text:p>0.00170166666669</text:p>
          </table:table-cell>
          <table:table-cell table:style-name="ce3" table:formula="of:=AVERAGE([.E40];[.E44];[.E48])" office:value-type="float" office:value="0.199040666666709" calcext:value-type="float">
            <text:p>0.199040666666709</text:p>
          </table:table-cell>
          <table:table-cell table:style-name="ce3" table:formula="of:=AVERAGE([.F40];[.F44];[.F48])" office:value-type="float" office:value="3.21818725268046" calcext:value-type="float">
            <text:p>3.21818725268046</text:p>
          </table:table-cell>
          <table:table-cell table:style-name="ce3" table:formula="of:=AVERAGE([.G40];[.G44];[.G48])" office:value-type="float" office:value="4.63022166666667" calcext:value-type="float">
            <text:p>4.63022166666667</text:p>
          </table:table-cell>
          <table:table-cell table:style-name="ce3" table:formula="of:=AVERAGE([.H40];[.H44];[.H48])" office:value-type="float" office:value="0.00461966666663708" calcext:value-type="float">
            <text:p>0.004619666666637</text:p>
          </table:table-cell>
          <table:table-cell table:style-name="ce3" table:formula="of:=AVERAGE([.I40];[.I44];[.I48])" office:value-type="float" office:value="6.44409966666668" calcext:value-type="float">
            <text:p>6.44409966666668</text:p>
          </table:table-cell>
          <table:table-cell table:style-name="ce3" table:formula="of:=AVERAGE([.J40];[.J44];[.J48])" office:value-type="float" office:value="0.358069000000038" calcext:value-type="float">
            <text:p>0.358069000000038</text:p>
          </table:table-cell>
          <table:table-cell table:style-name="ce3" table:formula="of:=AVERAGE([.K40];[.K44];[.K48])" office:value-type="float" office:value="0.0184066666666543" calcext:value-type="float">
            <text:p>0.018406666666654</text:p>
          </table:table-cell>
          <table:table-cell table:style-name="ce3" table:formula="of:=AVERAGE([.L40];[.L44];[.L48])" office:value-type="float" office:value="0.0691700000000234" calcext:value-type="float">
            <text:p>0.069170000000023</text:p>
          </table:table-cell>
          <table:table-cell table:style-name="ce3" table:formula="of:=AVERAGE([.M40];[.M44];[.M48])" office:value-type="float" office:value="0" calcext:value-type="float">
            <text:p>0</text:p>
          </table:table-cell>
          <table:table-cell table:style-name="ce3" table:formula="of:=AVERAGE([.N40];[.N44];[.N48])" office:value-type="float" office:value="0.0225659999999834" calcext:value-type="float">
            <text:p>0.022565999999984</text:p>
          </table:table-cell>
          <table:table-cell table:style-name="ce4" table:formula="of:=SUM([.C52:.N52])" office:value-type="float" office:value="15.0856232526805" calcext:value-type="float">
            <text:p>15.085623252680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1];[.C45];[.C49])" office:value-type="float" office:value="0.118476333333281" calcext:value-type="float">
            <text:p>0.118476333333281</text:p>
          </table:table-cell>
          <table:table-cell table:style-name="ce3" table:formula="of:=AVERAGE([.D41];[.D45];[.D49])" office:value-type="float" office:value="0.00169633333329481" calcext:value-type="float">
            <text:p>0.001696333333295</text:p>
          </table:table-cell>
          <table:table-cell table:style-name="ce3" table:formula="of:=AVERAGE([.E41];[.E45];[.E49])" office:value-type="float" office:value="0.233421999999943" calcext:value-type="float">
            <text:p>0.233421999999943</text:p>
          </table:table-cell>
          <table:table-cell table:style-name="ce3" table:formula="of:=AVERAGE([.F41];[.F45];[.F49])" office:value-type="float" office:value="3.31468780835469" calcext:value-type="float">
            <text:p>3.31468780835469</text:p>
          </table:table-cell>
          <table:table-cell table:style-name="ce3" table:formula="of:=AVERAGE([.G41];[.G45];[.G49])" office:value-type="float" office:value="4.82223833333338" calcext:value-type="float">
            <text:p>4.82223833333338</text:p>
          </table:table-cell>
          <table:table-cell table:style-name="ce3" table:formula="of:=AVERAGE([.H41];[.H45];[.H49])" office:value-type="float" office:value="0.00455866666667741" calcext:value-type="float">
            <text:p>0.004558666666677</text:p>
          </table:table-cell>
          <table:table-cell table:style-name="ce3" table:formula="of:=AVERAGE([.I41];[.I45];[.I49])" office:value-type="float" office:value="6.11914266666668" calcext:value-type="float">
            <text:p>6.11914266666668</text:p>
          </table:table-cell>
          <table:table-cell table:style-name="ce3" table:formula="of:=AVERAGE([.J41];[.J45];[.J49])" office:value-type="float" office:value="0.378640666666683" calcext:value-type="float">
            <text:p>0.378640666666683</text:p>
          </table:table-cell>
          <table:table-cell table:style-name="ce3" table:formula="of:=AVERAGE([.K41];[.K45];[.K49])" office:value-type="float" office:value="0.0185516666666293" calcext:value-type="float">
            <text:p>0.018551666666629</text:p>
          </table:table-cell>
          <table:table-cell table:style-name="ce3" table:formula="of:=AVERAGE([.L41];[.L45];[.L49])" office:value-type="float" office:value="0.0691146666666403" calcext:value-type="float">
            <text:p>0.06911466666664</text:p>
          </table:table-cell>
          <table:table-cell table:style-name="ce3" table:formula="of:=AVERAGE([.M41];[.M45];[.M49])" office:value-type="float" office:value="0" calcext:value-type="float">
            <text:p>0</text:p>
          </table:table-cell>
          <table:table-cell table:style-name="ce3" table:formula="of:=AVERAGE([.N41];[.N45];[.N49])" office:value-type="float" office:value="0.0271916666666812" calcext:value-type="float">
            <text:p>0.027191666666681</text:p>
          </table:table-cell>
          <table:table-cell table:style-name="ce4" table:formula="of:=SUM([.C53:.N53])" office:value-type="float" office:value="15.1077208083546" calcext:value-type="float">
            <text:p>15.1077208083546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50:.C53])" office:value-type="float" office:value="0.468501333333241" calcext:value-type="float">
            <text:p>0.468501333333241</text:p>
          </table:table-cell>
          <table:table-cell table:style-name="ce1" table:formula="of:=SUM([.D50:.D53])" office:value-type="float" office:value="0.00677633333335355" calcext:value-type="float">
            <text:p>0.006776333333354</text:p>
          </table:table-cell>
          <table:table-cell table:style-name="ce1" table:formula="of:=SUM([.E50:.E53])" office:value-type="float" office:value="0.804195333333307" calcext:value-type="float">
            <text:p>0.804195333333307</text:p>
          </table:table-cell>
          <table:table-cell table:style-name="ce1" table:formula="of:=SUM([.F50:.F53])" office:value-type="float" office:value="13.0448296070099" calcext:value-type="float">
            <text:p>13.0448296070099</text:p>
          </table:table-cell>
          <table:table-cell table:style-name="ce1" table:formula="of:=SUM([.G50:.G53])" office:value-type="float" office:value="19.115376" calcext:value-type="float">
            <text:p>19.115376</text:p>
          </table:table-cell>
          <table:table-cell table:style-name="ce1" table:formula="of:=SUM([.H50:.H53])" office:value-type="float" office:value="0.0182476666667147" calcext:value-type="float">
            <text:p>0.018247666666715</text:p>
          </table:table-cell>
          <table:table-cell table:style-name="ce1" table:formula="of:=SUM([.I50:.I53])" office:value-type="float" office:value="28.1307646666667" calcext:value-type="float">
            <text:p>28.1307646666667</text:p>
          </table:table-cell>
          <table:table-cell table:style-name="ce1" table:formula="of:=SUM([.J50:.J53])" office:value-type="float" office:value="1.37917066666663" calcext:value-type="float">
            <text:p>1.37917066666663</text:p>
          </table:table-cell>
          <table:table-cell table:style-name="ce1" table:formula="of:=SUM([.K50:.K53])" office:value-type="float" office:value="0.0727316666666411" calcext:value-type="float">
            <text:p>0.072731666666641</text:p>
          </table:table-cell>
          <table:table-cell table:style-name="ce1" table:formula="of:=SUM([.L50:.L53])" office:value-type="float" office:value="0.285298333333306" calcext:value-type="float">
            <text:p>0.285298333333306</text:p>
          </table:table-cell>
          <table:table-cell table:style-name="ce1" table:formula="of:=SUM([.M50:.M53])" office:value-type="float" office:value="0" calcext:value-type="float">
            <text:p>0</text:p>
          </table:table-cell>
          <table:table-cell table:style-name="ce1" table:formula="of:=SUM([.N50:.N53])" office:value-type="float" office:value="0.0763363333333018" calcext:value-type="float">
            <text:p>0.076336333333302</text:p>
          </table:table-cell>
          <table:table-cell table:style-name="ce1" table:formula="of:=SUM([.C54:.N54])" office:value-type="float" office:value="63.4022279403431" calcext:value-type="float">
            <text:p>63.402227940343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6106999999829" calcext:value-type="float">
            <text:p>0.116106999999829</text:p>
          </table:table-cell>
          <table:table-cell office:value-type="float" office:value="0.00168000000007851" calcext:value-type="float">
            <text:p>0.001680000000079</text:p>
          </table:table-cell>
          <table:table-cell office:value-type="float" office:value="0.180196999999907" calcext:value-type="float">
            <text:p>0.180196999999907</text:p>
          </table:table-cell>
          <table:table-cell office:value-type="float" office:value="3.36118865013123" calcext:value-type="float">
            <text:p>3.36118865013123</text:p>
          </table:table-cell>
          <table:table-cell office:value-type="float" office:value="5.08486399999993" calcext:value-type="float">
            <text:p>5.08486399999993</text:p>
          </table:table-cell>
          <table:table-cell office:value-type="float" office:value="0.00459999999998217" calcext:value-type="float">
            <text:p>0.004599999999982</text:p>
          </table:table-cell>
          <table:table-cell office:value-type="float" office:value="9.58937399999991" calcext:value-type="float">
            <text:p>9.58937399999991</text:p>
          </table:table-cell>
          <table:table-cell office:value-type="float" office:value="0.313227000000097" calcext:value-type="float">
            <text:p>0.313227000000097</text:p>
          </table:table-cell>
          <table:table-cell office:value-type="float" office:value="0.017708999999968" calcext:value-type="float">
            <text:p>0.017708999999968</text:p>
          </table:table-cell>
          <table:table-cell office:value-type="float" office:value="0.0766620000001694" calcext:value-type="float">
            <text:p>0.076662000000169</text:p>
          </table:table-cell>
          <table:table-cell office:value-type="float" office:value="0" calcext:value-type="float">
            <text:p>0</text:p>
          </table:table-cell>
          <table:table-cell office:value-type="float" office:value="0.0102569999999105" calcext:value-type="float">
            <text:p>0.010256999999911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556000000126" calcext:value-type="float">
            <text:p>0.118556000000126</text:p>
          </table:table-cell>
          <table:table-cell office:value-type="float" office:value="0.00169899999991685" calcext:value-type="float">
            <text:p>0.001698999999917</text:p>
          </table:table-cell>
          <table:table-cell office:value-type="float" office:value="0.19145299999991" calcext:value-type="float">
            <text:p>0.19145299999991</text:p>
          </table:table-cell>
          <table:table-cell office:value-type="float" office:value="3.37485814094543" calcext:value-type="float">
            <text:p>3.37485814094543</text:p>
          </table:table-cell>
          <table:table-cell office:value-type="float" office:value="4.61538500000006" calcext:value-type="float">
            <text:p>4.61538500000006</text:p>
          </table:table-cell>
          <table:table-cell office:value-type="float" office:value="0.0130570000001171" calcext:value-type="float">
            <text:p>0.013057000000117</text:p>
          </table:table-cell>
          <table:table-cell office:value-type="float" office:value="2.22422200000005" calcext:value-type="float">
            <text:p>2.22422200000005</text:p>
          </table:table-cell>
          <table:table-cell office:value-type="float" office:value="0.333010000000058" calcext:value-type="float">
            <text:p>0.333010000000058</text:p>
          </table:table-cell>
          <table:table-cell office:value-type="float" office:value="0.0183500000000549" calcext:value-type="float">
            <text:p>0.018350000000055</text:p>
          </table:table-cell>
          <table:table-cell office:value-type="float" office:value="0.0696879999998146" calcext:value-type="float">
            <text:p>0.069687999999815</text:p>
          </table:table-cell>
          <table:table-cell office:value-type="float" office:value="0" calcext:value-type="float">
            <text:p>0</text:p>
          </table:table-cell>
          <table:table-cell office:value-type="float" office:value="0.0167969999999968" calcext:value-type="float">
            <text:p>0.016796999999997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9159999999965" calcext:value-type="float">
            <text:p>0.119159999999965</text:p>
          </table:table-cell>
          <table:table-cell office:value-type="float" office:value="0.00168699999994715" calcext:value-type="float">
            <text:p>0.001686999999947</text:p>
          </table:table-cell>
          <table:table-cell office:value-type="float" office:value="0.287927000000082" calcext:value-type="float">
            <text:p>0.287927000000082</text:p>
          </table:table-cell>
          <table:table-cell office:value-type="float" office:value="3.17583322525024" calcext:value-type="float">
            <text:p>3.17583322525024</text:p>
          </table:table-cell>
          <table:table-cell office:value-type="float" office:value="4.63773400000014" calcext:value-type="float">
            <text:p>4.63773400000014</text:p>
          </table:table-cell>
          <table:table-cell office:value-type="float" office:value="0.01295099999993" calcext:value-type="float">
            <text:p>0.01295099999993</text:p>
          </table:table-cell>
          <table:table-cell office:value-type="float" office:value="2.29950299999996" calcext:value-type="float">
            <text:p>2.29950299999996</text:p>
          </table:table-cell>
          <table:table-cell office:value-type="float" office:value="0.356534000000011" calcext:value-type="float">
            <text:p>0.356534000000011</text:p>
          </table:table-cell>
          <table:table-cell office:value-type="float" office:value="0.0183349999999791" calcext:value-type="float">
            <text:p>0.018334999999979</text:p>
          </table:table-cell>
          <table:table-cell office:value-type="float" office:value="0.0693129999999655" calcext:value-type="float">
            <text:p>0.069312999999966</text:p>
          </table:table-cell>
          <table:table-cell office:value-type="float" office:value="0" calcext:value-type="float">
            <text:p>0</text:p>
          </table:table-cell>
          <table:table-cell office:value-type="float" office:value="0.0223610000000463" calcext:value-type="float">
            <text:p>0.022361000000046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904000000157" calcext:value-type="float">
            <text:p>0.118904000000157</text:p>
          </table:table-cell>
          <table:table-cell office:value-type="float" office:value="0.00169200000004821" calcext:value-type="float">
            <text:p>0.001692000000048</text:p>
          </table:table-cell>
          <table:table-cell office:value-type="float" office:value="0.203800000000001" calcext:value-type="float">
            <text:p>0.203800000000001</text:p>
          </table:table-cell>
          <table:table-cell office:value-type="float" office:value="3.45443511009216" calcext:value-type="float">
            <text:p>3.45443511009216</text:p>
          </table:table-cell>
          <table:table-cell office:value-type="float" office:value="4.84897899999987" calcext:value-type="float">
            <text:p>4.84897899999987</text:p>
          </table:table-cell>
          <table:table-cell office:value-type="float" office:value="0.0131699999999455" calcext:value-type="float">
            <text:p>0.013169999999946</text:p>
          </table:table-cell>
          <table:table-cell office:value-type="float" office:value="1.05417999999986" calcext:value-type="float">
            <text:p>1.05417999999986</text:p>
          </table:table-cell>
          <table:table-cell office:value-type="float" office:value="0.380794999999807" calcext:value-type="float">
            <text:p>0.380794999999807</text:p>
          </table:table-cell>
          <table:table-cell office:value-type="float" office:value="0.0188809999999648" calcext:value-type="float">
            <text:p>0.018880999999965</text:p>
          </table:table-cell>
          <table:table-cell office:value-type="float" office:value="0.0699459999998453" calcext:value-type="float">
            <text:p>0.069945999999845</text:p>
          </table:table-cell>
          <table:table-cell office:value-type="float" office:value="0" calcext:value-type="float">
            <text:p>0</text:p>
          </table:table-cell>
          <table:table-cell office:value-type="float" office:value="0.0280910000001313" calcext:value-type="float">
            <text:p>0.028091000000131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6251000000148" calcext:value-type="float">
            <text:p>0.116251000000148</text:p>
          </table:table-cell>
          <table:table-cell office:value-type="float" office:value="0.00170000000002801" calcext:value-type="float">
            <text:p>0.001700000000028</text:p>
          </table:table-cell>
          <table:table-cell office:value-type="float" office:value="0.27186400000005" calcext:value-type="float">
            <text:p>0.27186400000005</text:p>
          </table:table-cell>
          <table:table-cell office:value-type="float" office:value="3.18533706665039" calcext:value-type="float">
            <text:p>3.18533706665039</text:p>
          </table:table-cell>
          <table:table-cell office:value-type="float" office:value="5.0877539999999" calcext:value-type="float">
            <text:p>5.0877539999999</text:p>
          </table:table-cell>
          <table:table-cell office:value-type="float" office:value="0.00454799999988609" calcext:value-type="float">
            <text:p>0.004547999999886</text:p>
          </table:table-cell>
          <table:table-cell office:value-type="float" office:value="9.60432200000014" calcext:value-type="float">
            <text:p>9.60432200000014</text:p>
          </table:table-cell>
          <table:table-cell office:value-type="float" office:value="0.316874999999982" calcext:value-type="float">
            <text:p>0.316874999999982</text:p>
          </table:table-cell>
          <table:table-cell office:value-type="float" office:value="0.0178309999998874" calcext:value-type="float">
            <text:p>0.017830999999887</text:p>
          </table:table-cell>
          <table:table-cell office:value-type="float" office:value="0.077293999999938" calcext:value-type="float">
            <text:p>0.077293999999938</text:p>
          </table:table-cell>
          <table:table-cell office:value-type="float" office:value="0" calcext:value-type="float">
            <text:p>0</text:p>
          </table:table-cell>
          <table:table-cell office:value-type="float" office:value="0.0105610000000524" calcext:value-type="float">
            <text:p>0.010561000000052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8586999999934" calcext:value-type="float">
            <text:p>0.118586999999934</text:p>
          </table:table-cell>
          <table:table-cell office:value-type="float" office:value="0.00168800000005831" calcext:value-type="float">
            <text:p>0.001688000000058</text:p>
          </table:table-cell>
          <table:table-cell office:value-type="float" office:value="0.190878999999995" calcext:value-type="float">
            <text:p>0.190878999999995</text:p>
          </table:table-cell>
          <table:table-cell office:value-type="float" office:value="3.38516759872437" calcext:value-type="float">
            <text:p>3.38516759872437</text:p>
          </table:table-cell>
          <table:table-cell office:value-type="float" office:value="4.61760000000004" calcext:value-type="float">
            <text:p>4.61760000000004</text:p>
          </table:table-cell>
          <table:table-cell office:value-type="float" office:value="0.0131140000000869" calcext:value-type="float">
            <text:p>0.013114000000087</text:p>
          </table:table-cell>
          <table:table-cell office:value-type="float" office:value="2.24556700000016" calcext:value-type="float">
            <text:p>2.24556700000016</text:p>
          </table:table-cell>
          <table:table-cell office:value-type="float" office:value="0.334924999999885" calcext:value-type="float">
            <text:p>0.334924999999885</text:p>
          </table:table-cell>
          <table:table-cell office:value-type="float" office:value="0.0182539999998426" calcext:value-type="float">
            <text:p>0.018253999999843</text:p>
          </table:table-cell>
          <table:table-cell office:value-type="float" office:value="0.071386000000075" calcext:value-type="float">
            <text:p>0.071386000000075</text:p>
          </table:table-cell>
          <table:table-cell office:value-type="float" office:value="0" calcext:value-type="float">
            <text:p>0</text:p>
          </table:table-cell>
          <table:table-cell office:value-type="float" office:value="0.0168220000000474" calcext:value-type="float">
            <text:p>0.01682200000004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326999999908" calcext:value-type="float">
            <text:p>0.118326999999908</text:p>
          </table:table-cell>
          <table:table-cell office:value-type="float" office:value="0.00171999999997752" calcext:value-type="float">
            <text:p>0.001719999999978</text:p>
          </table:table-cell>
          <table:table-cell office:value-type="float" office:value="0.197291999999834" calcext:value-type="float">
            <text:p>0.197291999999834</text:p>
          </table:table-cell>
          <table:table-cell office:value-type="float" office:value="3.38389229774475" calcext:value-type="float">
            <text:p>3.38389229774475</text:p>
          </table:table-cell>
          <table:table-cell office:value-type="float" office:value="4.63488800000005" calcext:value-type="float">
            <text:p>4.63488800000005</text:p>
          </table:table-cell>
          <table:table-cell office:value-type="float" office:value="0.0131449999998949" calcext:value-type="float">
            <text:p>0.013144999999895</text:p>
          </table:table-cell>
          <table:table-cell office:value-type="float" office:value="2.297282" calcext:value-type="float">
            <text:p>2.297282</text:p>
          </table:table-cell>
          <table:table-cell office:value-type="float" office:value="0.359418999999889" calcext:value-type="float">
            <text:p>0.359418999999889</text:p>
          </table:table-cell>
          <table:table-cell office:value-type="float" office:value="0.0183369999999741" calcext:value-type="float">
            <text:p>0.018336999999974</text:p>
          </table:table-cell>
          <table:table-cell office:value-type="float" office:value="0.069524999999885" calcext:value-type="float">
            <text:p>0.069524999999885</text:p>
          </table:table-cell>
          <table:table-cell office:value-type="float" office:value="0" calcext:value-type="float">
            <text:p>0</text:p>
          </table:table-cell>
          <table:table-cell office:value-type="float" office:value="0.0224089999999251" calcext:value-type="float">
            <text:p>0.02240899999992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309000000181" calcext:value-type="float">
            <text:p>0.118309000000181</text:p>
          </table:table-cell>
          <table:table-cell office:value-type="float" office:value="0.00169200000004821" calcext:value-type="float">
            <text:p>0.001692000000048</text:p>
          </table:table-cell>
          <table:table-cell office:value-type="float" office:value="0.203670999999986" calcext:value-type="float">
            <text:p>0.203670999999986</text:p>
          </table:table-cell>
          <table:table-cell office:value-type="float" office:value="3.44755148887634" calcext:value-type="float">
            <text:p>3.44755148887634</text:p>
          </table:table-cell>
          <table:table-cell office:value-type="float" office:value="4.84911999999986" calcext:value-type="float">
            <text:p>4.84911999999986</text:p>
          </table:table-cell>
          <table:table-cell office:value-type="float" office:value="0.0129870000000665" calcext:value-type="float">
            <text:p>0.012987000000067</text:p>
          </table:table-cell>
          <table:table-cell office:value-type="float" office:value="1.054936" calcext:value-type="float">
            <text:p>1.054936</text:p>
          </table:table-cell>
          <table:table-cell office:value-type="float" office:value="0.381365999999844" calcext:value-type="float">
            <text:p>0.381365999999844</text:p>
          </table:table-cell>
          <table:table-cell office:value-type="float" office:value="0.0187499999999545" calcext:value-type="float">
            <text:p>0.018749999999955</text:p>
          </table:table-cell>
          <table:table-cell office:value-type="float" office:value="0.0690769999998793" calcext:value-type="float">
            <text:p>0.069076999999879</text:p>
          </table:table-cell>
          <table:table-cell office:value-type="float" office:value="0" calcext:value-type="float">
            <text:p>0</text:p>
          </table:table-cell>
          <table:table-cell office:value-type="float" office:value="0.0278000000000702" calcext:value-type="float">
            <text:p>0.02780000000007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5326999999979" calcext:value-type="float">
            <text:p>0.115326999999979</text:p>
          </table:table-cell>
          <table:table-cell office:value-type="float" office:value="0.00168900000016947" calcext:value-type="float">
            <text:p>0.001689000000169</text:p>
          </table:table-cell>
          <table:table-cell office:value-type="float" office:value="0.273429000000078" calcext:value-type="float">
            <text:p>0.273429000000078</text:p>
          </table:table-cell>
          <table:table-cell office:value-type="float" office:value="3.25896048545837" calcext:value-type="float">
            <text:p>3.25896048545837</text:p>
          </table:table-cell>
          <table:table-cell office:value-type="float" office:value="5.07495399999993" calcext:value-type="float">
            <text:p>5.07495399999993</text:p>
          </table:table-cell>
          <table:table-cell office:value-type="float" office:value="0.00468699999987621" calcext:value-type="float">
            <text:p>0.004686999999876</text:p>
          </table:table-cell>
          <table:table-cell office:value-type="float" office:value="9.57158099999992" calcext:value-type="float">
            <text:p>9.57158099999992</text:p>
          </table:table-cell>
          <table:table-cell office:value-type="float" office:value="0.317209999999932" calcext:value-type="float">
            <text:p>0.317209999999932</text:p>
          </table:table-cell>
          <table:table-cell office:value-type="float" office:value="0.0180289999998422" calcext:value-type="float">
            <text:p>0.018028999999842</text:p>
          </table:table-cell>
          <table:table-cell office:value-type="float" office:value="0.0780080000001817" calcext:value-type="float">
            <text:p>0.078008000000182</text:p>
          </table:table-cell>
          <table:table-cell office:value-type="float" office:value="0" calcext:value-type="float">
            <text:p>0</text:p>
          </table:table-cell>
          <table:table-cell office:value-type="float" office:value="0.0106409999998505" calcext:value-type="float">
            <text:p>0.010640999999851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200000000115" calcext:value-type="float">
            <text:p>0.118200000000115</text:p>
          </table:table-cell>
          <table:table-cell office:value-type="float" office:value="0.00169000000005326" calcext:value-type="float">
            <text:p>0.001690000000053</text:p>
          </table:table-cell>
          <table:table-cell office:value-type="float" office:value="0.191571000000067" calcext:value-type="float">
            <text:p>0.191571000000067</text:p>
          </table:table-cell>
          <table:table-cell office:value-type="float" office:value="3.32776713371277" calcext:value-type="float">
            <text:p>3.32776713371277</text:p>
          </table:table-cell>
          <table:table-cell office:value-type="float" office:value="4.62984600000004" calcext:value-type="float">
            <text:p>4.62984600000004</text:p>
          </table:table-cell>
          <table:table-cell office:value-type="float" office:value="0.0130360000000565" calcext:value-type="float">
            <text:p>0.013036000000057</text:p>
          </table:table-cell>
          <table:table-cell office:value-type="float" office:value="2.21811300000013" calcext:value-type="float">
            <text:p>2.21811300000013</text:p>
          </table:table-cell>
          <table:table-cell office:value-type="float" office:value="0.335262999999941" calcext:value-type="float">
            <text:p>0.335262999999941</text:p>
          </table:table-cell>
          <table:table-cell office:value-type="float" office:value="0.0183730000001106" calcext:value-type="float">
            <text:p>0.018373000000111</text:p>
          </table:table-cell>
          <table:table-cell office:value-type="float" office:value="0.0704149999996844" calcext:value-type="float">
            <text:p>0.070414999999684</text:p>
          </table:table-cell>
          <table:table-cell office:value-type="float" office:value="0" calcext:value-type="float">
            <text:p>0</text:p>
          </table:table-cell>
          <table:table-cell office:value-type="float" office:value="0.0166490000001431" calcext:value-type="float">
            <text:p>0.016649000000143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8372000000136" calcext:value-type="float">
            <text:p>0.118372000000136</text:p>
          </table:table-cell>
          <table:table-cell office:value-type="float" office:value="0.0016849999999522" calcext:value-type="float">
            <text:p>0.001684999999952</text:p>
          </table:table-cell>
          <table:table-cell office:value-type="float" office:value="0.198523999999907" calcext:value-type="float">
            <text:p>0.198523999999907</text:p>
          </table:table-cell>
          <table:table-cell office:value-type="float" office:value="3.37607383728027" calcext:value-type="float">
            <text:p>3.37607383728027</text:p>
          </table:table-cell>
          <table:table-cell office:value-type="float" office:value="4.63727199999994" calcext:value-type="float">
            <text:p>4.63727199999994</text:p>
          </table:table-cell>
          <table:table-cell office:value-type="float" office:value="0.012941999999839" calcext:value-type="float">
            <text:p>0.012941999999839</text:p>
          </table:table-cell>
          <table:table-cell office:value-type="float" office:value="2.30524300000002" calcext:value-type="float">
            <text:p>2.30524300000002</text:p>
          </table:table-cell>
          <table:table-cell office:value-type="float" office:value="0.357332000000042" calcext:value-type="float">
            <text:p>0.357332000000042</text:p>
          </table:table-cell>
          <table:table-cell office:value-type="float" office:value="0.0183289999999943" calcext:value-type="float">
            <text:p>0.018328999999994</text:p>
          </table:table-cell>
          <table:table-cell office:value-type="float" office:value="0.0696560000001227" calcext:value-type="float">
            <text:p>0.069656000000123</text:p>
          </table:table-cell>
          <table:table-cell office:value-type="float" office:value="0" calcext:value-type="float">
            <text:p>0</text:p>
          </table:table-cell>
          <table:table-cell office:value-type="float" office:value="0.0222099999998591" calcext:value-type="float">
            <text:p>0.022209999999859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443999999954" calcext:value-type="float">
            <text:p>0.118443999999954</text:p>
          </table:table-cell>
          <table:table-cell office:value-type="float" office:value="0.0016849999999522" calcext:value-type="float">
            <text:p>0.001684999999952</text:p>
          </table:table-cell>
          <table:table-cell office:value-type="float" office:value="0.204938999999968" calcext:value-type="float">
            <text:p>0.204938999999968</text:p>
          </table:table-cell>
          <table:table-cell office:value-type="float" office:value="3.42474293708801" calcext:value-type="float">
            <text:p>3.42474293708801</text:p>
          </table:table-cell>
          <table:table-cell office:value-type="float" office:value="4.83746500000007" calcext:value-type="float">
            <text:p>4.83746500000007</text:p>
          </table:table-cell>
          <table:table-cell office:value-type="float" office:value="0.0129930000000513" calcext:value-type="float">
            <text:p>0.012993000000051</text:p>
          </table:table-cell>
          <table:table-cell office:value-type="float" office:value="1.05675199999996" calcext:value-type="float">
            <text:p>1.05675199999996</text:p>
          </table:table-cell>
          <table:table-cell office:value-type="float" office:value="0.380265000000009" calcext:value-type="float">
            <text:p>0.380265000000009</text:p>
          </table:table-cell>
          <table:table-cell office:value-type="float" office:value="0.0189130000001114" calcext:value-type="float">
            <text:p>0.018913000000111</text:p>
          </table:table-cell>
          <table:table-cell office:value-type="float" office:value="0.0692470000001322" calcext:value-type="float">
            <text:p>0.069247000000132</text:p>
          </table:table-cell>
          <table:table-cell office:value-type="float" office:value="0" calcext:value-type="float">
            <text:p>0</text:p>
          </table:table-cell>
          <table:table-cell office:value-type="float" office:value="0.0277349999998933" calcext:value-type="float">
            <text:p>0.027734999999893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56];[.C60];[.C64])" office:value-type="float" office:value="0.115894999999985" calcext:value-type="float">
            <text:p>0.115894999999985</text:p>
          </table:table-cell>
          <table:table-cell table:style-name="ce3" table:formula="of:=AVERAGE([.D56];[.D60];[.D64])" office:value-type="float" office:value="0.00168966666675866" calcext:value-type="float">
            <text:p>0.001689666666759</text:p>
          </table:table-cell>
          <table:table-cell table:style-name="ce3" table:formula="of:=AVERAGE([.E56];[.E60];[.E64])" office:value-type="float" office:value="0.241830000000012" calcext:value-type="float">
            <text:p>0.241830000000012</text:p>
          </table:table-cell>
          <table:table-cell table:style-name="ce3" table:formula="of:=AVERAGE([.F56];[.F60];[.F64])" office:value-type="float" office:value="3.26849540074666" calcext:value-type="float">
            <text:p>3.26849540074666</text:p>
          </table:table-cell>
          <table:table-cell table:style-name="ce3" table:formula="of:=AVERAGE([.G56];[.G60];[.G64])" office:value-type="float" office:value="5.08252399999992" calcext:value-type="float">
            <text:p>5.08252399999992</text:p>
          </table:table-cell>
          <table:table-cell table:style-name="ce3" table:formula="of:=AVERAGE([.H56];[.H60];[.H64])" office:value-type="float" office:value="0.00461166666658149" calcext:value-type="float">
            <text:p>0.004611666666581</text:p>
          </table:table-cell>
          <table:table-cell table:style-name="ce3" table:formula="of:=AVERAGE([.I56];[.I60];[.I64])" office:value-type="float" office:value="9.58842566666666" calcext:value-type="float">
            <text:p>9.58842566666666</text:p>
          </table:table-cell>
          <table:table-cell table:style-name="ce3" table:formula="of:=AVERAGE([.J56];[.J60];[.J64])" office:value-type="float" office:value="0.31577066666667" calcext:value-type="float">
            <text:p>0.31577066666667</text:p>
          </table:table-cell>
          <table:table-cell table:style-name="ce3" table:formula="of:=AVERAGE([.K56];[.K60];[.K64])" office:value-type="float" office:value="0.0178563333332325" calcext:value-type="float">
            <text:p>0.017856333333233</text:p>
          </table:table-cell>
          <table:table-cell table:style-name="ce3" table:formula="of:=AVERAGE([.L56];[.L60];[.L64])" office:value-type="float" office:value="0.0773213333334297" calcext:value-type="float">
            <text:p>0.07732133333343</text:p>
          </table:table-cell>
          <table:table-cell table:style-name="ce3" table:formula="of:=AVERAGE([.M56];[.M60];[.M64])" office:value-type="float" office:value="0" calcext:value-type="float">
            <text:p>0</text:p>
          </table:table-cell>
          <table:table-cell table:style-name="ce3" table:formula="of:=AVERAGE([.N56];[.N60];[.N64])" office:value-type="float" office:value="0.0104863333332711" calcext:value-type="float">
            <text:p>0.010486333333271</text:p>
          </table:table-cell>
          <table:table-cell table:style-name="ce4" table:formula="of:=SUM([.C68:.N68])" office:value-type="float" office:value="18.7249060674132" calcext:value-type="float">
            <text:p>18.7249060674132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7];[.C61];[.C65])" office:value-type="float" office:value="0.118447666666725" calcext:value-type="float">
            <text:p>0.118447666666725</text:p>
          </table:table-cell>
          <table:table-cell table:style-name="ce3" table:formula="of:=AVERAGE([.D57];[.D61];[.D65])" office:value-type="float" office:value="0.00169233333334281" calcext:value-type="float">
            <text:p>0.001692333333343</text:p>
          </table:table-cell>
          <table:table-cell table:style-name="ce3" table:formula="of:=AVERAGE([.E57];[.E61];[.E65])" office:value-type="float" office:value="0.191300999999991" calcext:value-type="float">
            <text:p>0.191300999999991</text:p>
          </table:table-cell>
          <table:table-cell table:style-name="ce3" table:formula="of:=AVERAGE([.F57];[.F61];[.F65])" office:value-type="float" office:value="3.36259762446086" calcext:value-type="float">
            <text:p>3.36259762446086</text:p>
          </table:table-cell>
          <table:table-cell table:style-name="ce3" table:formula="of:=AVERAGE([.G57];[.G61];[.G65])" office:value-type="float" office:value="4.62094366666671" calcext:value-type="float">
            <text:p>4.62094366666671</text:p>
          </table:table-cell>
          <table:table-cell table:style-name="ce3" table:formula="of:=AVERAGE([.H57];[.H61];[.H65])" office:value-type="float" office:value="0.0130690000000868" calcext:value-type="float">
            <text:p>0.013069000000087</text:p>
          </table:table-cell>
          <table:table-cell table:style-name="ce3" table:formula="of:=AVERAGE([.I57];[.I61];[.I65])" office:value-type="float" office:value="2.22930066666678" calcext:value-type="float">
            <text:p>2.22930066666678</text:p>
          </table:table-cell>
          <table:table-cell table:style-name="ce3" table:formula="of:=AVERAGE([.J57];[.J61];[.J65])" office:value-type="float" office:value="0.334399333333295" calcext:value-type="float">
            <text:p>0.334399333333295</text:p>
          </table:table-cell>
          <table:table-cell table:style-name="ce3" table:formula="of:=AVERAGE([.K57];[.K61];[.K65])" office:value-type="float" office:value="0.0183256666666694" calcext:value-type="float">
            <text:p>0.018325666666669</text:p>
          </table:table-cell>
          <table:table-cell table:style-name="ce3" table:formula="of:=AVERAGE([.L57];[.L61];[.L65])" office:value-type="float" office:value="0.0704963333331913" calcext:value-type="float">
            <text:p>0.070496333333191</text:p>
          </table:table-cell>
          <table:table-cell table:style-name="ce3" table:formula="of:=AVERAGE([.M57];[.M61];[.M65])" office:value-type="float" office:value="0" calcext:value-type="float">
            <text:p>0</text:p>
          </table:table-cell>
          <table:table-cell table:style-name="ce3" table:formula="of:=AVERAGE([.N57];[.N61];[.N65])" office:value-type="float" office:value="0.0167560000000624" calcext:value-type="float">
            <text:p>0.016756000000063</text:p>
          </table:table-cell>
          <table:table-cell table:style-name="ce4" table:formula="of:=SUM([.C69:.N69])" office:value-type="float" office:value="10.9773292911277" calcext:value-type="float">
            <text:p>10.9773292911277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8];[.C62];[.C66])" office:value-type="float" office:value="0.11861966666667" calcext:value-type="float">
            <text:p>0.11861966666667</text:p>
          </table:table-cell>
          <table:table-cell table:style-name="ce3" table:formula="of:=AVERAGE([.D58];[.D62];[.D66])" office:value-type="float" office:value="0.00169733333329229" calcext:value-type="float">
            <text:p>0.001697333333292</text:p>
          </table:table-cell>
          <table:table-cell table:style-name="ce3" table:formula="of:=AVERAGE([.E58];[.E62];[.E66])" office:value-type="float" office:value="0.227914333333274" calcext:value-type="float">
            <text:p>0.227914333333274</text:p>
          </table:table-cell>
          <table:table-cell table:style-name="ce3" table:formula="of:=AVERAGE([.F58];[.F62];[.F66])" office:value-type="float" office:value="3.31193312009175" calcext:value-type="float">
            <text:p>3.31193312009175</text:p>
          </table:table-cell>
          <table:table-cell table:style-name="ce3" table:formula="of:=AVERAGE([.G58];[.G62];[.G66])" office:value-type="float" office:value="4.63663133333338" calcext:value-type="float">
            <text:p>4.63663133333338</text:p>
          </table:table-cell>
          <table:table-cell table:style-name="ce3" table:formula="of:=AVERAGE([.H58];[.H62];[.H66])" office:value-type="float" office:value="0.0130126666665546" calcext:value-type="float">
            <text:p>0.013012666666555</text:p>
          </table:table-cell>
          <table:table-cell table:style-name="ce3" table:formula="of:=AVERAGE([.I58];[.I62];[.I66])" office:value-type="float" office:value="2.30067599999999" calcext:value-type="float">
            <text:p>2.30067599999999</text:p>
          </table:table-cell>
          <table:table-cell table:style-name="ce3" table:formula="of:=AVERAGE([.J58];[.J62];[.J66])" office:value-type="float" office:value="0.357761666666647" calcext:value-type="float">
            <text:p>0.357761666666647</text:p>
          </table:table-cell>
          <table:table-cell table:style-name="ce3" table:formula="of:=AVERAGE([.K58];[.K62];[.K66])" office:value-type="float" office:value="0.0183336666666492" calcext:value-type="float">
            <text:p>0.018333666666649</text:p>
          </table:table-cell>
          <table:table-cell table:style-name="ce3" table:formula="of:=AVERAGE([.L58];[.L62];[.L66])" office:value-type="float" office:value="0.0694979999999911" calcext:value-type="float">
            <text:p>0.069497999999991</text:p>
          </table:table-cell>
          <table:table-cell table:style-name="ce3" table:formula="of:=AVERAGE([.M58];[.M62];[.M66])" office:value-type="float" office:value="0" calcext:value-type="float">
            <text:p>0</text:p>
          </table:table-cell>
          <table:table-cell table:style-name="ce3" table:formula="of:=AVERAGE([.N58];[.N62];[.N66])" office:value-type="float" office:value="0.0223266666666102" calcext:value-type="float">
            <text:p>0.02232666666661</text:p>
          </table:table-cell>
          <table:table-cell table:style-name="ce4" table:formula="of:=SUM([.C70:.N70])" office:value-type="float" office:value="11.0784044534248" calcext:value-type="float">
            <text:p>11.078404453424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9];[.C63];[.C67])" office:value-type="float" office:value="0.118552333333431" calcext:value-type="float">
            <text:p>0.118552333333431</text:p>
          </table:table-cell>
          <table:table-cell table:style-name="ce3" table:formula="of:=AVERAGE([.D59];[.D63];[.D67])" office:value-type="float" office:value="0.00168966666668287" calcext:value-type="float">
            <text:p>0.001689666666683</text:p>
          </table:table-cell>
          <table:table-cell table:style-name="ce3" table:formula="of:=AVERAGE([.E59];[.E63];[.E67])" office:value-type="float" office:value="0.204136666666652" calcext:value-type="float">
            <text:p>0.204136666666652</text:p>
          </table:table-cell>
          <table:table-cell table:style-name="ce3" table:formula="of:=AVERAGE([.F59];[.F63];[.F67])" office:value-type="float" office:value="3.4422431786855" calcext:value-type="float">
            <text:p>3.4422431786855</text:p>
          </table:table-cell>
          <table:table-cell table:style-name="ce3" table:formula="of:=AVERAGE([.G59];[.G63];[.G67])" office:value-type="float" office:value="4.84518799999993" calcext:value-type="float">
            <text:p>4.84518799999993</text:p>
          </table:table-cell>
          <table:table-cell table:style-name="ce3" table:formula="of:=AVERAGE([.H59];[.H63];[.H67])" office:value-type="float" office:value="0.0130500000000211" calcext:value-type="float">
            <text:p>0.013050000000021</text:p>
          </table:table-cell>
          <table:table-cell table:style-name="ce3" table:formula="of:=AVERAGE([.I59];[.I63];[.I67])" office:value-type="float" office:value="1.05528933333327" calcext:value-type="float">
            <text:p>1.05528933333327</text:p>
          </table:table-cell>
          <table:table-cell table:style-name="ce3" table:formula="of:=AVERAGE([.J59];[.J63];[.J67])" office:value-type="float" office:value="0.380808666666553" calcext:value-type="float">
            <text:p>0.380808666666553</text:p>
          </table:table-cell>
          <table:table-cell table:style-name="ce3" table:formula="of:=AVERAGE([.K59];[.K63];[.K67])" office:value-type="float" office:value="0.0188480000000102" calcext:value-type="float">
            <text:p>0.01884800000001</text:p>
          </table:table-cell>
          <table:table-cell table:style-name="ce3" table:formula="of:=AVERAGE([.L59];[.L63];[.L67])" office:value-type="float" office:value="0.0694233333332856" calcext:value-type="float">
            <text:p>0.069423333333286</text:p>
          </table:table-cell>
          <table:table-cell table:style-name="ce3" table:formula="of:=AVERAGE([.M59];[.M63];[.M67])" office:value-type="float" office:value="0" calcext:value-type="float">
            <text:p>0</text:p>
          </table:table-cell>
          <table:table-cell table:style-name="ce3" table:formula="of:=AVERAGE([.N59];[.N63];[.N67])" office:value-type="float" office:value="0.0278753333333649" calcext:value-type="float">
            <text:p>0.027875333333365</text:p>
          </table:table-cell>
          <table:table-cell table:style-name="ce4" table:formula="of:=SUM([.C71:.N71])" office:value-type="float" office:value="10.1771045120187" calcext:value-type="float">
            <text:p>10.1771045120187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68:.C71])" office:value-type="float" office:value="0.471514666666811" calcext:value-type="float">
            <text:p>0.471514666666811</text:p>
          </table:table-cell>
          <table:table-cell table:style-name="ce1" table:formula="of:=SUM([.D68:.D71])" office:value-type="float" office:value="0.00676900000007663" calcext:value-type="float">
            <text:p>0.006769000000077</text:p>
          </table:table-cell>
          <table:table-cell table:style-name="ce1" table:formula="of:=SUM([.E68:.E71])" office:value-type="float" office:value="0.865181999999928" calcext:value-type="float">
            <text:p>0.865181999999928</text:p>
          </table:table-cell>
          <table:table-cell table:style-name="ce1" table:formula="of:=SUM([.F68:.F71])" office:value-type="float" office:value="13.3852693239848" calcext:value-type="float">
            <text:p>13.3852693239848</text:p>
          </table:table-cell>
          <table:table-cell table:style-name="ce1" table:formula="of:=SUM([.G68:.G71])" office:value-type="float" office:value="19.1852869999999" calcext:value-type="float">
            <text:p>19.1852869999999</text:p>
          </table:table-cell>
          <table:table-cell table:style-name="ce1" table:formula="of:=SUM([.H68:.H71])" office:value-type="float" office:value="0.0437433333332441" calcext:value-type="float">
            <text:p>0.043743333333244</text:p>
          </table:table-cell>
          <table:table-cell table:style-name="ce1" table:formula="of:=SUM([.I68:.I71])" office:value-type="float" office:value="15.1736916666667" calcext:value-type="float">
            <text:p>15.1736916666667</text:p>
          </table:table-cell>
          <table:table-cell table:style-name="ce1" table:formula="of:=SUM([.J68:.J71])" office:value-type="float" office:value="1.38874033333317" calcext:value-type="float">
            <text:p>1.38874033333317</text:p>
          </table:table-cell>
          <table:table-cell table:style-name="ce1" table:formula="of:=SUM([.K68:.K71])" office:value-type="float" office:value="0.0733636666665613" calcext:value-type="float">
            <text:p>0.073363666666561</text:p>
          </table:table-cell>
          <table:table-cell table:style-name="ce1" table:formula="of:=SUM([.L68:.L71])" office:value-type="float" office:value="0.286738999999898" calcext:value-type="float">
            <text:p>0.286738999999898</text:p>
          </table:table-cell>
          <table:table-cell table:style-name="ce1" table:formula="of:=SUM([.M68:.M71])" office:value-type="float" office:value="0" calcext:value-type="float">
            <text:p>0</text:p>
          </table:table-cell>
          <table:table-cell table:style-name="ce1" table:formula="of:=SUM([.N68:.N71])" office:value-type="float" office:value="0.0774443333333087" calcext:value-type="float">
            <text:p>0.077444333333309</text:p>
          </table:table-cell>
          <table:table-cell table:style-name="ce1" table:formula="of:=SUM([.C72:.N72])" office:value-type="float" office:value="50.9577443239844" calcext:value-type="float">
            <text:p>50.9577443239844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7083999999986" calcext:value-type="float">
            <text:p>0.107083999999986</text:p>
          </table:table-cell>
          <table:table-cell office:value-type="float" office:value="0.00170800000000781" calcext:value-type="float">
            <text:p>0.001708000000008</text:p>
          </table:table-cell>
          <table:table-cell office:value-type="float" office:value="0.181460000000016" calcext:value-type="float">
            <text:p>0.181460000000016</text:p>
          </table:table-cell>
          <table:table-cell office:value-type="float" office:value="3.52131533622742" calcext:value-type="float">
            <text:p>3.52131533622742</text:p>
          </table:table-cell>
          <table:table-cell office:value-type="float" office:value="5.06101000000001" calcext:value-type="float">
            <text:p>5.06101000000001</text:p>
          </table:table-cell>
          <table:table-cell office:value-type="float" office:value="0.00457399999993413" calcext:value-type="float">
            <text:p>0.004573999999934</text:p>
          </table:table-cell>
          <table:table-cell office:value-type="float" office:value="9.51656100000002" calcext:value-type="float">
            <text:p>9.51656100000002</text:p>
          </table:table-cell>
          <table:table-cell office:value-type="float" office:value="0.311487000000057" calcext:value-type="float">
            <text:p>0.311487000000057</text:p>
          </table:table-cell>
          <table:table-cell office:value-type="float" office:value="0.017631999999935" calcext:value-type="float">
            <text:p>0.017631999999935</text:p>
          </table:table-cell>
          <table:table-cell office:value-type="float" office:value="0.0458039999999755" calcext:value-type="float">
            <text:p>0.0458039999999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8235000000027" calcext:value-type="float">
            <text:p>0.118235000000027</text:p>
          </table:table-cell>
          <table:table-cell office:value-type="float" office:value="0.00170700000001034" calcext:value-type="float">
            <text:p>0.00170700000001</text:p>
          </table:table-cell>
          <table:table-cell office:value-type="float" office:value="0.385589999999979" calcext:value-type="float">
            <text:p>0.385589999999979</text:p>
          </table:table-cell>
          <table:table-cell office:value-type="float" office:value="4.78797197341919" calcext:value-type="float">
            <text:p>4.78797197341919</text:p>
          </table:table-cell>
          <table:table-cell office:value-type="float" office:value="9.41571199999999" calcext:value-type="float">
            <text:p>9.41571199999999</text:p>
          </table:table-cell>
          <table:table-cell office:value-type="float" office:value="0.0132470000000922" calcext:value-type="float">
            <text:p>0.013247000000092</text:p>
          </table:table-cell>
          <table:table-cell office:value-type="float" office:value="4.73596399999997" calcext:value-type="float">
            <text:p>4.73596399999997</text:p>
          </table:table-cell>
          <table:table-cell office:value-type="float" office:value="0.623896999999943" calcext:value-type="float">
            <text:p>0.623896999999943</text:p>
          </table:table-cell>
          <table:table-cell office:value-type="float" office:value="0.022104000000013" calcext:value-type="float">
            <text:p>0.022104000000013</text:p>
          </table:table-cell>
          <table:table-cell office:value-type="float" office:value="0.464050999999927" calcext:value-type="float">
            <text:p>0.464050999999927</text:p>
          </table:table-cell>
          <table:table-cell office:value-type="float" office:value="0.0207910000000311" calcext:value-type="float">
            <text:p>0.02079100000003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8820000000028" calcext:value-type="float">
            <text:p>0.118820000000028</text:p>
          </table:table-cell>
          <table:table-cell office:value-type="float" office:value="0.00171000000000277" calcext:value-type="float">
            <text:p>0.001710000000003</text:p>
          </table:table-cell>
          <table:table-cell office:value-type="float" office:value="0.406067000000007" calcext:value-type="float">
            <text:p>0.406067000000007</text:p>
          </table:table-cell>
          <table:table-cell office:value-type="float" office:value="6.20759773254395" calcext:value-type="float">
            <text:p>6.20759773254395</text:p>
          </table:table-cell>
          <table:table-cell office:value-type="float" office:value="14.860159" calcext:value-type="float">
            <text:p>14.860159</text:p>
          </table:table-cell>
          <table:table-cell office:value-type="float" office:value="0.0131360000000313" calcext:value-type="float">
            <text:p>0.013136000000031</text:p>
          </table:table-cell>
          <table:table-cell office:value-type="float" office:value="4.07645300000002" calcext:value-type="float">
            <text:p>4.07645300000002</text:p>
          </table:table-cell>
          <table:table-cell office:value-type="float" office:value="1.02554399999997" calcext:value-type="float">
            <text:p>1.02554399999997</text:p>
          </table:table-cell>
          <table:table-cell office:value-type="float" office:value="0.0258240000000569" calcext:value-type="float">
            <text:p>0.025824000000057</text:p>
          </table:table-cell>
          <table:table-cell office:value-type="float" office:value="0.655296000000135" calcext:value-type="float">
            <text:p>0.655296000000135</text:p>
          </table:table-cell>
          <table:table-cell office:value-type="float" office:value="0.0245659999999361" calcext:value-type="float">
            <text:p>0.02456599999993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8273999999929" calcext:value-type="float">
            <text:p>0.118273999999929</text:p>
          </table:table-cell>
          <table:table-cell office:value-type="float" office:value="0.00170100000002549" calcext:value-type="float">
            <text:p>0.001701000000025</text:p>
          </table:table-cell>
          <table:table-cell office:value-type="float" office:value="0.504399000000035" calcext:value-type="float">
            <text:p>0.504399000000035</text:p>
          </table:table-cell>
          <table:table-cell office:value-type="float" office:value="7.58239698410034" calcext:value-type="float">
            <text:p>7.58239698410034</text:p>
          </table:table-cell>
          <table:table-cell office:value-type="float" office:value="19.825876" calcext:value-type="float">
            <text:p>19.825876</text:p>
          </table:table-cell>
          <table:table-cell office:value-type="float" office:value="0.0130149999999958" calcext:value-type="float">
            <text:p>0.013014999999996</text:p>
          </table:table-cell>
          <table:table-cell office:value-type="float" office:value="2.94313899999997" calcext:value-type="float">
            <text:p>2.94313899999997</text:p>
          </table:table-cell>
          <table:table-cell office:value-type="float" office:value="1.34941300000003" calcext:value-type="float">
            <text:p>1.34941300000003</text:p>
          </table:table-cell>
          <table:table-cell office:value-type="float" office:value="0.029741999999942" calcext:value-type="float">
            <text:p>0.029741999999942</text:p>
          </table:table-cell>
          <table:table-cell office:value-type="float" office:value="0.855238999999983" calcext:value-type="float">
            <text:p>0.855238999999983</text:p>
          </table:table-cell>
          <table:table-cell office:value-type="float" office:value="0.028018999999972" calcext:value-type="float">
            <text:p>0.0280189999999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5288999999962" calcext:value-type="float">
            <text:p>0.115288999999962</text:p>
          </table:table-cell>
          <table:table-cell office:value-type="float" office:value="0.00167599999997492" calcext:value-type="float">
            <text:p>0.001675999999975</text:p>
          </table:table-cell>
          <table:table-cell office:value-type="float" office:value="0.181567000000086" calcext:value-type="float">
            <text:p>0.181567000000086</text:p>
          </table:table-cell>
          <table:table-cell office:value-type="float" office:value="3.19445085525513" calcext:value-type="float">
            <text:p>3.19445085525513</text:p>
          </table:table-cell>
          <table:table-cell office:value-type="float" office:value="5.06480199999999" calcext:value-type="float">
            <text:p>5.06480199999999</text:p>
          </table:table-cell>
          <table:table-cell office:value-type="float" office:value="0.004622000000154" calcext:value-type="float">
            <text:p>0.004622000000154</text:p>
          </table:table-cell>
          <table:table-cell office:value-type="float" office:value="9.42761600000017" calcext:value-type="float">
            <text:p>9.42761600000017</text:p>
          </table:table-cell>
          <table:table-cell office:value-type="float" office:value="0.310373000000027" calcext:value-type="float">
            <text:p>0.310373000000027</text:p>
          </table:table-cell>
          <table:table-cell office:value-type="float" office:value="0.0177060000000893" calcext:value-type="float">
            <text:p>0.017706000000089</text:p>
          </table:table-cell>
          <table:table-cell office:value-type="float" office:value="0.0459399999999732" calcext:value-type="float">
            <text:p>0.0459399999999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8201999999883" calcext:value-type="float">
            <text:p>0.118201999999883</text:p>
          </table:table-cell>
          <table:table-cell office:value-type="float" office:value="0.00167199999987133" calcext:value-type="float">
            <text:p>0.001671999999871</text:p>
          </table:table-cell>
          <table:table-cell office:value-type="float" office:value="0.303903000000218" calcext:value-type="float">
            <text:p>0.303903000000218</text:p>
          </table:table-cell>
          <table:table-cell office:value-type="float" office:value="4.74139213562012" calcext:value-type="float">
            <text:p>4.74139213562012</text:p>
          </table:table-cell>
          <table:table-cell office:value-type="float" office:value="9.40176699999984" calcext:value-type="float">
            <text:p>9.40176699999984</text:p>
          </table:table-cell>
          <table:table-cell office:value-type="float" office:value="0.0133270000001176" calcext:value-type="float">
            <text:p>0.013327000000118</text:p>
          </table:table-cell>
          <table:table-cell office:value-type="float" office:value="4.72697100000005" calcext:value-type="float">
            <text:p>4.72697100000005</text:p>
          </table:table-cell>
          <table:table-cell office:value-type="float" office:value="0.724795000000086" calcext:value-type="float">
            <text:p>0.724795000000086</text:p>
          </table:table-cell>
          <table:table-cell office:value-type="float" office:value="0.0221520000000055" calcext:value-type="float">
            <text:p>0.022152000000006</text:p>
          </table:table-cell>
          <table:table-cell office:value-type="float" office:value="0.465608000000202" calcext:value-type="float">
            <text:p>0.465608000000202</text:p>
          </table:table-cell>
          <table:table-cell office:value-type="float" office:value="0.0208279999999377" calcext:value-type="float">
            <text:p>0.02082799999993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8693000000121" calcext:value-type="float">
            <text:p>0.118693000000121</text:p>
          </table:table-cell>
          <table:table-cell office:value-type="float" office:value="0.00169499999992695" calcext:value-type="float">
            <text:p>0.001694999999927</text:p>
          </table:table-cell>
          <table:table-cell office:value-type="float" office:value="0.404995000000099" calcext:value-type="float">
            <text:p>0.404995000000099</text:p>
          </table:table-cell>
          <table:table-cell office:value-type="float" office:value="6.34681081771851" calcext:value-type="float">
            <text:p>6.34681081771851</text:p>
          </table:table-cell>
          <table:table-cell office:value-type="float" office:value="14.9605260000001" calcext:value-type="float">
            <text:p>14.9605260000001</text:p>
          </table:table-cell>
          <table:table-cell office:value-type="float" office:value="0.0130809999998291" calcext:value-type="float">
            <text:p>0.013080999999829</text:p>
          </table:table-cell>
          <table:table-cell office:value-type="float" office:value="4.14277100000004" calcext:value-type="float">
            <text:p>4.14277100000004</text:p>
          </table:table-cell>
          <table:table-cell office:value-type="float" office:value="0.928337000000056" calcext:value-type="float">
            <text:p>0.928337000000056</text:p>
          </table:table-cell>
          <table:table-cell office:value-type="float" office:value="0.0261629999999968" calcext:value-type="float">
            <text:p>0.026162999999997</text:p>
          </table:table-cell>
          <table:table-cell office:value-type="float" office:value="0.654925000000048" calcext:value-type="float">
            <text:p>0.654925000000048</text:p>
          </table:table-cell>
          <table:table-cell office:value-type="float" office:value="0.0246319999998832" calcext:value-type="float">
            <text:p>0.02463199999988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8573999999853" calcext:value-type="float">
            <text:p>0.118573999999853</text:p>
          </table:table-cell>
          <table:table-cell office:value-type="float" office:value="0.00167999999985113" calcext:value-type="float">
            <text:p>0.001679999999851</text:p>
          </table:table-cell>
          <table:table-cell office:value-type="float" office:value="0.509470000000192" calcext:value-type="float">
            <text:p>0.509470000000192</text:p>
          </table:table-cell>
          <table:table-cell office:value-type="float" office:value="7.84568333625793" calcext:value-type="float">
            <text:p>7.84568333625793</text:p>
          </table:table-cell>
          <table:table-cell office:value-type="float" office:value="20.031504" calcext:value-type="float">
            <text:p>20.031504</text:p>
          </table:table-cell>
          <table:table-cell office:value-type="float" office:value="0.0130930000000262" calcext:value-type="float">
            <text:p>0.013093000000026</text:p>
          </table:table-cell>
          <table:table-cell office:value-type="float" office:value="2.98007099999995" calcext:value-type="float">
            <text:p>2.98007099999995</text:p>
          </table:table-cell>
          <table:table-cell office:value-type="float" office:value="1.24102399999992" calcext:value-type="float">
            <text:p>1.24102399999992</text:p>
          </table:table-cell>
          <table:table-cell office:value-type="float" office:value="0.0298339999999371" calcext:value-type="float">
            <text:p>0.029833999999937</text:p>
          </table:table-cell>
          <table:table-cell office:value-type="float" office:value="0.85137799999984" calcext:value-type="float">
            <text:p>0.85137799999984</text:p>
          </table:table-cell>
          <table:table-cell office:value-type="float" office:value="0.133450000000039" calcext:value-type="float">
            <text:p>0.13345000000003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1605499999996" calcext:value-type="float">
            <text:p>0.11605499999996</text:p>
          </table:table-cell>
          <table:table-cell office:value-type="float" office:value="0.00170400000001791" calcext:value-type="float">
            <text:p>0.001704000000018</text:p>
          </table:table-cell>
          <table:table-cell office:value-type="float" office:value="0.182892000000038" calcext:value-type="float">
            <text:p>0.182892000000038</text:p>
          </table:table-cell>
          <table:table-cell office:value-type="float" office:value="3.33397674560547" calcext:value-type="float">
            <text:p>3.33397674560547</text:p>
          </table:table-cell>
          <table:table-cell office:value-type="float" office:value="5.18924500000003" calcext:value-type="float">
            <text:p>5.18924500000003</text:p>
          </table:table-cell>
          <table:table-cell office:value-type="float" office:value="0.00465200000007826" calcext:value-type="float">
            <text:p>0.004652000000078</text:p>
          </table:table-cell>
          <table:table-cell office:value-type="float" office:value="9.57608899999991" calcext:value-type="float">
            <text:p>9.57608899999991</text:p>
          </table:table-cell>
          <table:table-cell office:value-type="float" office:value="0.316458000000011" calcext:value-type="float">
            <text:p>0.316458000000011</text:p>
          </table:table-cell>
          <table:table-cell office:value-type="float" office:value="0.0178430000000844" calcext:value-type="float">
            <text:p>0.017843000000084</text:p>
          </table:table-cell>
          <table:table-cell office:value-type="float" office:value="0.0467730000000302" calcext:value-type="float">
            <text:p>0.046773000000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8286000000126" calcext:value-type="float">
            <text:p>0.118286000000126</text:p>
          </table:table-cell>
          <table:table-cell office:value-type="float" office:value="0.00168700000017452" calcext:value-type="float">
            <text:p>0.001687000000175</text:p>
          </table:table-cell>
          <table:table-cell office:value-type="float" office:value="0.304738000000043" calcext:value-type="float">
            <text:p>0.304738000000043</text:p>
          </table:table-cell>
          <table:table-cell office:value-type="float" office:value="4.85604524612427" calcext:value-type="float">
            <text:p>4.85604524612427</text:p>
          </table:table-cell>
          <table:table-cell office:value-type="float" office:value="9.39625999999998" calcext:value-type="float">
            <text:p>9.39625999999998</text:p>
          </table:table-cell>
          <table:table-cell office:value-type="float" office:value="0.0130429999999251" calcext:value-type="float">
            <text:p>0.013042999999925</text:p>
          </table:table-cell>
          <table:table-cell office:value-type="float" office:value="4.74813999999992" calcext:value-type="float">
            <text:p>4.74813999999992</text:p>
          </table:table-cell>
          <table:table-cell office:value-type="float" office:value="0.62815599999999" calcext:value-type="float">
            <text:p>0.62815599999999</text:p>
          </table:table-cell>
          <table:table-cell office:value-type="float" office:value="0.0223109999999451" calcext:value-type="float">
            <text:p>0.022310999999945</text:p>
          </table:table-cell>
          <table:table-cell office:value-type="float" office:value="0.464541000000054" calcext:value-type="float">
            <text:p>0.464541000000054</text:p>
          </table:table-cell>
          <table:table-cell office:value-type="float" office:value="0.0208689999999478" calcext:value-type="float">
            <text:p>0.02086899999994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8535000000065" calcext:value-type="float">
            <text:p>0.118535000000065</text:p>
          </table:table-cell>
          <table:table-cell office:value-type="float" office:value="0.00169899999991685" calcext:value-type="float">
            <text:p>0.001698999999917</text:p>
          </table:table-cell>
          <table:table-cell office:value-type="float" office:value="0.406478000000107" calcext:value-type="float">
            <text:p>0.406478000000107</text:p>
          </table:table-cell>
          <table:table-cell office:value-type="float" office:value="6.41130638122559" calcext:value-type="float">
            <text:p>6.41130638122559</text:p>
          </table:table-cell>
          <table:table-cell office:value-type="float" office:value="14.858919" calcext:value-type="float">
            <text:p>14.858919</text:p>
          </table:table-cell>
          <table:table-cell office:value-type="float" office:value="0.0130679999999757" calcext:value-type="float">
            <text:p>0.013067999999976</text:p>
          </table:table-cell>
          <table:table-cell office:value-type="float" office:value="4.07617200000004" calcext:value-type="float">
            <text:p>4.07617200000004</text:p>
          </table:table-cell>
          <table:table-cell office:value-type="float" office:value="1.03415599999994" calcext:value-type="float">
            <text:p>1.03415599999994</text:p>
          </table:table-cell>
          <table:table-cell office:value-type="float" office:value="0.0260619999999108" calcext:value-type="float">
            <text:p>0.026061999999911</text:p>
          </table:table-cell>
          <table:table-cell office:value-type="float" office:value="0.654974000000038" calcext:value-type="float">
            <text:p>0.654974000000038</text:p>
          </table:table-cell>
          <table:table-cell office:value-type="float" office:value="0.0245609999999488" calcext:value-type="float">
            <text:p>0.02456099999994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8786999999884" calcext:value-type="float">
            <text:p>0.118786999999884</text:p>
          </table:table-cell>
          <table:table-cell office:value-type="float" office:value="0.00171300000010888" calcext:value-type="float">
            <text:p>0.001713000000109</text:p>
          </table:table-cell>
          <table:table-cell office:value-type="float" office:value="0.50705599999992" calcext:value-type="float">
            <text:p>0.50705599999992</text:p>
          </table:table-cell>
          <table:table-cell office:value-type="float" office:value="7.67276453971863" calcext:value-type="float">
            <text:p>7.67276453971863</text:p>
          </table:table-cell>
          <table:table-cell office:value-type="float" office:value="19.8325219999999" calcext:value-type="float">
            <text:p>19.8325219999999</text:p>
          </table:table-cell>
          <table:table-cell office:value-type="float" office:value="0.0130149999999958" calcext:value-type="float">
            <text:p>0.013014999999996</text:p>
          </table:table-cell>
          <table:table-cell office:value-type="float" office:value="3.24820599999998" calcext:value-type="float">
            <text:p>3.24820599999998</text:p>
          </table:table-cell>
          <table:table-cell office:value-type="float" office:value="1.35619900000006" calcext:value-type="float">
            <text:p>1.35619900000006</text:p>
          </table:table-cell>
          <table:table-cell office:value-type="float" office:value="0.0302140000001145" calcext:value-type="float">
            <text:p>0.030214000000115</text:p>
          </table:table-cell>
          <table:table-cell office:value-type="float" office:value="0.858079000000089" calcext:value-type="float">
            <text:p>0.858079000000089</text:p>
          </table:table-cell>
          <table:table-cell office:value-type="float" office:value="0.0284650000000966" calcext:value-type="float">
            <text:p>0.02846500000009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74];[.C78];[.C82])" office:value-type="float" office:value="0.112809333333303" calcext:value-type="float">
            <text:p>0.112809333333303</text:p>
          </table:table-cell>
          <table:table-cell table:style-name="ce3" table:formula="of:=AVERAGE([.D74];[.D78];[.D82])" office:value-type="float" office:value="0.00169600000000021" calcext:value-type="float">
            <text:p>0.001696</text:p>
          </table:table-cell>
          <table:table-cell table:style-name="ce3" table:formula="of:=AVERAGE([.E74];[.E78];[.E82])" office:value-type="float" office:value="0.181973000000047" calcext:value-type="float">
            <text:p>0.181973000000047</text:p>
          </table:table-cell>
          <table:table-cell table:style-name="ce3" table:formula="of:=AVERAGE([.F74];[.F78];[.F82])" office:value-type="float" office:value="3.34991431236267" calcext:value-type="float">
            <text:p>3.34991431236267</text:p>
          </table:table-cell>
          <table:table-cell table:style-name="ce3" table:formula="of:=AVERAGE([.G74];[.G78];[.G82])" office:value-type="float" office:value="5.10501900000001" calcext:value-type="float">
            <text:p>5.10501900000001</text:p>
          </table:table-cell>
          <table:table-cell table:style-name="ce3" table:formula="of:=AVERAGE([.H74];[.H78];[.H82])" office:value-type="float" office:value="0.00461600000005546" calcext:value-type="float">
            <text:p>0.004616000000055</text:p>
          </table:table-cell>
          <table:table-cell table:style-name="ce3" table:formula="of:=AVERAGE([.I74];[.I78];[.I82])" office:value-type="float" office:value="9.50675533333337" calcext:value-type="float">
            <text:p>9.50675533333337</text:p>
          </table:table-cell>
          <table:table-cell table:style-name="ce3" table:formula="of:=AVERAGE([.J74];[.J78];[.J82])" office:value-type="float" office:value="0.312772666666698" calcext:value-type="float">
            <text:p>0.312772666666698</text:p>
          </table:table-cell>
          <table:table-cell table:style-name="ce3" table:formula="of:=AVERAGE([.K74];[.K78];[.K82])" office:value-type="float" office:value="0.0177270000000362" calcext:value-type="float">
            <text:p>0.017727000000036</text:p>
          </table:table-cell>
          <table:table-cell table:style-name="ce3" table:formula="of:=AVERAGE([.L74];[.L78];[.L82])" office:value-type="float" office:value="0.0461723333333263" calcext:value-type="float">
            <text:p>0.046172333333326</text:p>
          </table:table-cell>
          <table:table-cell table:style-name="ce3" table:formula="of:=AVERAGE([.M74];[.M78];[.M82])" office:value-type="float" office:value="0" calcext:value-type="float">
            <text:p>0</text:p>
          </table:table-cell>
          <table:table-cell table:style-name="ce3" table:formula="of:=AVERAGE([.N74];[.N78];[.N82])" office:value-type="float" office:value="0" calcext:value-type="float">
            <text:p>0</text:p>
          </table:table-cell>
          <table:table-cell table:style-name="ce4" table:formula="of:=SUM([.C86:.N86])" office:value-type="float" office:value="18.6394549790295" calcext:value-type="float">
            <text:p>18.639454979029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5];[.C79];[.C83])" office:value-type="float" office:value="0.118241000000012" calcext:value-type="float">
            <text:p>0.118241000000012</text:p>
          </table:table-cell>
          <table:table-cell table:style-name="ce3" table:formula="of:=AVERAGE([.D75];[.D79];[.D83])" office:value-type="float" office:value="0.0016886666666854" calcext:value-type="float">
            <text:p>0.001688666666685</text:p>
          </table:table-cell>
          <table:table-cell table:style-name="ce3" table:formula="of:=AVERAGE([.E75];[.E79];[.E83])" office:value-type="float" office:value="0.331410333333413" calcext:value-type="float">
            <text:p>0.331410333333413</text:p>
          </table:table-cell>
          <table:table-cell table:style-name="ce3" table:formula="of:=AVERAGE([.F75];[.F79];[.F83])" office:value-type="float" office:value="4.79513645172119" calcext:value-type="float">
            <text:p>4.79513645172119</text:p>
          </table:table-cell>
          <table:table-cell table:style-name="ce3" table:formula="of:=AVERAGE([.G75];[.G79];[.G83])" office:value-type="float" office:value="9.4045796666666" calcext:value-type="float">
            <text:p>9.4045796666666</text:p>
          </table:table-cell>
          <table:table-cell table:style-name="ce3" table:formula="of:=AVERAGE([.H75];[.H79];[.H83])" office:value-type="float" office:value="0.0132056666667116" calcext:value-type="float">
            <text:p>0.013205666666712</text:p>
          </table:table-cell>
          <table:table-cell table:style-name="ce3" table:formula="of:=AVERAGE([.I75];[.I79];[.I83])" office:value-type="float" office:value="4.73702499999998" calcext:value-type="float">
            <text:p>4.73702499999998</text:p>
          </table:table-cell>
          <table:table-cell table:style-name="ce3" table:formula="of:=AVERAGE([.J75];[.J79];[.J83])" office:value-type="float" office:value="0.65894933333334" calcext:value-type="float">
            <text:p>0.65894933333334</text:p>
          </table:table-cell>
          <table:table-cell table:style-name="ce3" table:formula="of:=AVERAGE([.K75];[.K79];[.K83])" office:value-type="float" office:value="0.0221889999999879" calcext:value-type="float">
            <text:p>0.022188999999988</text:p>
          </table:table-cell>
          <table:table-cell table:style-name="ce3" table:formula="of:=AVERAGE([.L75];[.L79];[.L83])" office:value-type="float" office:value="0.464733333333394" calcext:value-type="float">
            <text:p>0.464733333333394</text:p>
          </table:table-cell>
          <table:table-cell table:style-name="ce3" table:formula="of:=AVERAGE([.M75];[.M79];[.M83])" office:value-type="float" office:value="0.0208293333333055" calcext:value-type="float">
            <text:p>0.020829333333306</text:p>
          </table:table-cell>
          <table:table-cell table:style-name="ce3" table:formula="of:=AVERAGE([.N75];[.N79];[.N83])" office:value-type="float" office:value="0" calcext:value-type="float">
            <text:p>0</text:p>
          </table:table-cell>
          <table:table-cell table:style-name="ce4" table:formula="of:=SUM([.C87:.N87])" office:value-type="float" office:value="20.5679877850546" calcext:value-type="float">
            <text:p>20.567987785054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6];[.C80];[.C84])" office:value-type="float" office:value="0.118682666666738" calcext:value-type="float">
            <text:p>0.118682666666738</text:p>
          </table:table-cell>
          <table:table-cell table:style-name="ce3" table:formula="of:=AVERAGE([.D76];[.D80];[.D84])" office:value-type="float" office:value="0.00170133333328219" calcext:value-type="float">
            <text:p>0.001701333333282</text:p>
          </table:table-cell>
          <table:table-cell table:style-name="ce3" table:formula="of:=AVERAGE([.E76];[.E80];[.E84])" office:value-type="float" office:value="0.405846666666738" calcext:value-type="float">
            <text:p>0.405846666666738</text:p>
          </table:table-cell>
          <table:table-cell table:style-name="ce3" table:formula="of:=AVERAGE([.F76];[.F80];[.F84])" office:value-type="float" office:value="6.32190497716268" calcext:value-type="float">
            <text:p>6.32190497716268</text:p>
          </table:table-cell>
          <table:table-cell table:style-name="ce3" table:formula="of:=AVERAGE([.G76];[.G80];[.G84])" office:value-type="float" office:value="14.8932013333334" calcext:value-type="float">
            <text:p>14.8932013333334</text:p>
          </table:table-cell>
          <table:table-cell table:style-name="ce3" table:formula="of:=AVERAGE([.H76];[.H80];[.H84])" office:value-type="float" office:value="0.0130949999999454" calcext:value-type="float">
            <text:p>0.013094999999945</text:p>
          </table:table-cell>
          <table:table-cell table:style-name="ce3" table:formula="of:=AVERAGE([.I76];[.I80];[.I84])" office:value-type="float" office:value="4.09846533333337" calcext:value-type="float">
            <text:p>4.09846533333337</text:p>
          </table:table-cell>
          <table:table-cell table:style-name="ce3" table:formula="of:=AVERAGE([.J76];[.J80];[.J84])" office:value-type="float" office:value="0.996012333333322" calcext:value-type="float">
            <text:p>0.996012333333322</text:p>
          </table:table-cell>
          <table:table-cell table:style-name="ce3" table:formula="of:=AVERAGE([.K76];[.K80];[.K84])" office:value-type="float" office:value="0.0260163333333215" calcext:value-type="float">
            <text:p>0.026016333333322</text:p>
          </table:table-cell>
          <table:table-cell table:style-name="ce3" table:formula="of:=AVERAGE([.L76];[.L80];[.L84])" office:value-type="float" office:value="0.655065000000074" calcext:value-type="float">
            <text:p>0.655065000000074</text:p>
          </table:table-cell>
          <table:table-cell table:style-name="ce3" table:formula="of:=AVERAGE([.M76];[.M80];[.M84])" office:value-type="float" office:value="0.024586333333256" calcext:value-type="float">
            <text:p>0.024586333333256</text:p>
          </table:table-cell>
          <table:table-cell table:style-name="ce3" table:formula="of:=AVERAGE([.N76];[.N80];[.N84])" office:value-type="float" office:value="0" calcext:value-type="float">
            <text:p>0</text:p>
          </table:table-cell>
          <table:table-cell table:style-name="ce4" table:formula="of:=SUM([.C88:.N88])" office:value-type="float" office:value="27.5545773104961" calcext:value-type="float">
            <text:p>27.554577310496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7];[.C81];[.C85])" office:value-type="float" office:value="0.118544999999889" calcext:value-type="float">
            <text:p>0.118544999999889</text:p>
          </table:table-cell>
          <table:table-cell table:style-name="ce3" table:formula="of:=AVERAGE([.D77];[.D81];[.D85])" office:value-type="float" office:value="0.00169799999999517" calcext:value-type="float">
            <text:p>0.001697999999995</text:p>
          </table:table-cell>
          <table:table-cell table:style-name="ce3" table:formula="of:=AVERAGE([.E77];[.E81];[.E85])" office:value-type="float" office:value="0.506975000000049" calcext:value-type="float">
            <text:p>0.506975000000049</text:p>
          </table:table-cell>
          <table:table-cell table:style-name="ce3" table:formula="of:=AVERAGE([.F77];[.F81];[.F85])" office:value-type="float" office:value="7.70028162002563" calcext:value-type="float">
            <text:p>7.70028162002563</text:p>
          </table:table-cell>
          <table:table-cell table:style-name="ce3" table:formula="of:=AVERAGE([.G77];[.G81];[.G85])" office:value-type="float" office:value="19.896634" calcext:value-type="float">
            <text:p>19.896634</text:p>
          </table:table-cell>
          <table:table-cell table:style-name="ce3" table:formula="of:=AVERAGE([.H77];[.H81];[.H85])" office:value-type="float" office:value="0.0130410000000059" calcext:value-type="float">
            <text:p>0.013041000000006</text:p>
          </table:table-cell>
          <table:table-cell table:style-name="ce3" table:formula="of:=AVERAGE([.I77];[.I81];[.I85])" office:value-type="float" office:value="3.05713866666663" calcext:value-type="float">
            <text:p>3.05713866666663</text:p>
          </table:table-cell>
          <table:table-cell table:style-name="ce3" table:formula="of:=AVERAGE([.J77];[.J81];[.J85])" office:value-type="float" office:value="1.31554533333334" calcext:value-type="float">
            <text:p>1.31554533333334</text:p>
          </table:table-cell>
          <table:table-cell table:style-name="ce3" table:formula="of:=AVERAGE([.K77];[.K81];[.K85])" office:value-type="float" office:value="0.0299299999999979" calcext:value-type="float">
            <text:p>0.029929999999998</text:p>
          </table:table-cell>
          <table:table-cell table:style-name="ce3" table:formula="of:=AVERAGE([.L77];[.L81];[.L85])" office:value-type="float" office:value="0.854898666666637" calcext:value-type="float">
            <text:p>0.854898666666637</text:p>
          </table:table-cell>
          <table:table-cell table:style-name="ce3" table:formula="of:=AVERAGE([.M77];[.M81];[.M85])" office:value-type="float" office:value="0.0633113333333692" calcext:value-type="float">
            <text:p>0.063311333333369</text:p>
          </table:table-cell>
          <table:table-cell table:style-name="ce3" table:formula="of:=AVERAGE([.N77];[.N81];[.N85])" office:value-type="float" office:value="0" calcext:value-type="float">
            <text:p>0</text:p>
          </table:table-cell>
          <table:table-cell table:style-name="ce4" table:formula="of:=SUM([.C89:.N89])" office:value-type="float" office:value="33.5579986200255" calcext:value-type="float">
            <text:p>33.5579986200255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86:.C89])" office:value-type="float" office:value="0.468277999999941" calcext:value-type="float">
            <text:p>0.468277999999941</text:p>
          </table:table-cell>
          <table:table-cell table:style-name="ce1" table:formula="of:=SUM([.D86:.D89])" office:value-type="float" office:value="0.00678399999996297" calcext:value-type="float">
            <text:p>0.006783999999963</text:p>
          </table:table-cell>
          <table:table-cell table:style-name="ce1" table:formula="of:=SUM([.E86:.E89])" office:value-type="float" office:value="1.42620500000025" calcext:value-type="float">
            <text:p>1.42620500000025</text:p>
          </table:table-cell>
          <table:table-cell table:style-name="ce1" table:formula="of:=SUM([.F86:.F89])" office:value-type="float" office:value="22.1672373612722" calcext:value-type="float">
            <text:p>22.1672373612722</text:p>
          </table:table-cell>
          <table:table-cell table:style-name="ce1" table:formula="of:=SUM([.G86:.G89])" office:value-type="float" office:value="49.2994339999999" calcext:value-type="float">
            <text:p>49.2994339999999</text:p>
          </table:table-cell>
          <table:table-cell table:style-name="ce1" table:formula="of:=SUM([.H86:.H89])" office:value-type="float" office:value="0.0439576666667184" calcext:value-type="float">
            <text:p>0.043957666666718</text:p>
          </table:table-cell>
          <table:table-cell table:style-name="ce1" table:formula="of:=SUM([.I86:.I89])" office:value-type="float" office:value="21.3993843333333" calcext:value-type="float">
            <text:p>21.3993843333333</text:p>
          </table:table-cell>
          <table:table-cell table:style-name="ce1" table:formula="of:=SUM([.J86:.J89])" office:value-type="float" office:value="3.2832796666667" calcext:value-type="float">
            <text:p>3.2832796666667</text:p>
          </table:table-cell>
          <table:table-cell table:style-name="ce1" table:formula="of:=SUM([.K86:.K89])" office:value-type="float" office:value="0.0958623333333435" calcext:value-type="float">
            <text:p>0.095862333333344</text:p>
          </table:table-cell>
          <table:table-cell table:style-name="ce1" table:formula="of:=SUM([.L86:.L89])" office:value-type="float" office:value="2.02086933333343" calcext:value-type="float">
            <text:p>2.02086933333343</text:p>
          </table:table-cell>
          <table:table-cell table:style-name="ce1" table:formula="of:=SUM([.M86:.M89])" office:value-type="float" office:value="0.108726999999931" calcext:value-type="float">
            <text:p>0.108726999999931</text:p>
          </table:table-cell>
          <table:table-cell table:style-name="ce1" table:formula="of:=SUM([.N86:.N89])" office:value-type="float" office:value="0" calcext:value-type="float">
            <text:p>0</text:p>
          </table:table-cell>
          <table:table-cell table:style-name="ce1" table:formula="of:=SUM([.C90:.N90])" office:value-type="float" office:value="100.320018694606" calcext:value-type="float">
            <text:p>100.320018694606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[.C1]" office:value-type="string" office:string-value="load_data" calcext:value-type="string">
            <text:p>load_data</text:p>
          </table:table-cell>
          <table:table-cell table:formula="of:=[.D1]" office:value-type="string" office:string-value="load_dcs" calcext:value-type="string">
            <text:p>load_dcs</text:p>
          </table:table-cell>
          <table:table-cell table:formula="of:=[.E1]" office:value-type="string" office:string-value="detect_errors" calcext:value-type="string">
            <text:p>detect_errors</text:p>
          </table:table-cell>
          <table:table-cell table:formula="of:=[.F1]" office:value-type="string" office:string-value="setup_domain" calcext:value-type="string">
            <text:p>setup_domain</text:p>
          </table:table-cell>
          <table:table-cell table:formula="of:=[.G1]" office:value-type="string" office:string-value="featurize_data" calcext:value-type="string">
            <text:p>featurize_data</text:p>
          </table:table-cell>
          <table:table-cell table:formula="of:=[.H1]" office:value-type="string" office:string-value="setup_model" calcext:value-type="string">
            <text:p>setup_model</text:p>
          </table:table-cell>
          <table:table-cell table:formula="of:=[.I1]" office:value-type="string" office:string-value="fit_model" calcext:value-type="string">
            <text:p>fit_model</text:p>
          </table:table-cell>
          <table:table-cell table:formula="of:=[.J1]" office:value-type="string" office:string-value="infer_repairs" calcext:value-type="string">
            <text:p>infer_repairs</text:p>
          </table:table-cell>
          <table:table-cell table:formula="of:=[.K1]" office:value-type="string" office:string-value="get_inferred_values" calcext:value-type="string">
            <text:p>get_inferred_values</text:p>
          </table:table-cell>
          <table:table-cell table:formula="of:=[.L1]" office:value-type="string" office:string-value="generate_repaired_dataset" calcext:value-type="string">
            <text:p>generate_repaired_dataset</text:p>
          </table:table-cell>
          <table:table-cell table:formula="of:=[.M1]" office:value-type="string" office:string-value="repaired_table_copy_time" calcext:value-type="string">
            <text:p>repaired_table_copy_time</text:p>
          </table:table-cell>
          <table:table-cell table:formula="of:=[.N1]" office:value-type="string" office:string-value="save_stats_time" calcext:value-type="string">
            <text:p>save_stats_tim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_attr</text:p>
          </table:table-cell>
          <table:table-cell table:formula="of:=[.C18]" office:value-type="float" office:value="0.567980000000005" calcext:value-type="float">
            <text:p>0.567980000000005</text:p>
          </table:table-cell>
          <table:table-cell table:formula="of:=[.D18]" office:value-type="float" office:value="0.00678566666666421" calcext:value-type="float">
            <text:p>0.006785666666664</text:p>
          </table:table-cell>
          <table:table-cell table:formula="of:=[.E18]" office:value-type="float" office:value="0.746303999999998" calcext:value-type="float">
            <text:p>0.746303999999998</text:p>
          </table:table-cell>
          <table:table-cell table:formula="of:=[.F18]" office:value-type="float" office:value="12.5605449676514" calcext:value-type="float">
            <text:p>12.5605449676514</text:p>
          </table:table-cell>
          <table:table-cell table:formula="of:=[.G18]" office:value-type="float" office:value="18.6793413333333" calcext:value-type="float">
            <text:p>18.6793413333333</text:p>
          </table:table-cell>
          <table:table-cell table:formula="of:=[.H18]" office:value-type="float" office:value="0.0181033333333491" calcext:value-type="float">
            <text:p>0.018103333333349</text:p>
          </table:table-cell>
          <table:table-cell table:formula="of:=[.I18]" office:value-type="float" office:value="34.4977973333333" calcext:value-type="float">
            <text:p>34.4977973333333</text:p>
          </table:table-cell>
          <table:table-cell table:formula="of:=[.J18]" office:value-type="float" office:value="1.17496700000002" calcext:value-type="float">
            <text:p>1.17496700000002</text:p>
          </table:table-cell>
          <table:table-cell table:formula="of:=[.K18]" office:value-type="float" office:value="0.0701939999999984" calcext:value-type="float">
            <text:p>0.070193999999998</text:p>
          </table:table-cell>
          <table:table-cell table:formula="of:=[.L18]" office:value-type="float" office:value="0.170189000000002" calcext:value-type="float">
            <text:p>0.170189000000002</text:p>
          </table:table-cell>
          <table:table-cell table:formula="of:=[.M18]" office:value-type="float" office:value="0" calcext:value-type="float">
            <text:p>0</text:p>
          </table:table-cell>
          <table:table-cell table:formula="of:=[.N1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_attr</text:p>
          </table:table-cell>
          <table:table-cell table:formula="of:=[.C36]" office:value-type="float" office:value="0.468174666666651" calcext:value-type="float">
            <text:p>0.468174666666651</text:p>
          </table:table-cell>
          <table:table-cell table:formula="of:=[.D36]" office:value-type="float" office:value="0.00677100000001474" calcext:value-type="float">
            <text:p>0.006771000000015</text:p>
          </table:table-cell>
          <table:table-cell table:formula="of:=[.E36]" office:value-type="float" office:value="1.38526233333339" calcext:value-type="float">
            <text:p>1.38526233333339</text:p>
          </table:table-cell>
          <table:table-cell table:formula="of:=[.F36]" office:value-type="float" office:value="21.9434093634287" calcext:value-type="float">
            <text:p>21.9434093634287</text:p>
          </table:table-cell>
          <table:table-cell table:formula="of:=[.G36]" office:value-type="float" office:value="49.0371476666668" calcext:value-type="float">
            <text:p>49.0371476666668</text:p>
          </table:table-cell>
          <table:table-cell table:formula="of:=[.H36]" office:value-type="float" office:value="0.0183413333333249" calcext:value-type="float">
            <text:p>0.018341333333325</text:p>
          </table:table-cell>
          <table:table-cell table:formula="of:=[.I36]" office:value-type="float" office:value="67.6297419999999" calcext:value-type="float">
            <text:p>67.6297419999999</text:p>
          </table:table-cell>
          <table:table-cell table:formula="of:=[.J36]" office:value-type="float" office:value="3.34227800000006" calcext:value-type="float">
            <text:p>3.34227800000006</text:p>
          </table:table-cell>
          <table:table-cell table:formula="of:=[.K36]" office:value-type="float" office:value="0.0951509999999776" calcext:value-type="float">
            <text:p>0.095150999999978</text:p>
          </table:table-cell>
          <table:table-cell table:formula="of:=[.L36]" office:value-type="float" office:value="2.01337833333338" calcext:value-type="float">
            <text:p>2.01337833333338</text:p>
          </table:table-cell>
          <table:table-cell table:formula="of:=[.M36]" office:value-type="float" office:value="0.0733410000000087" calcext:value-type="float">
            <text:p>0.073341000000009</text:p>
          </table:table-cell>
          <table:table-cell table:formula="of:=[.N3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_attr</text:p>
          </table:table-cell>
          <table:table-cell table:formula="of:=[.C54]" office:value-type="float" office:value="0.468501333333241" calcext:value-type="float">
            <text:p>0.468501333333241</text:p>
          </table:table-cell>
          <table:table-cell table:formula="of:=[.D54]" office:value-type="float" office:value="0.00677633333335355" calcext:value-type="float">
            <text:p>0.006776333333354</text:p>
          </table:table-cell>
          <table:table-cell table:formula="of:=[.E54]" office:value-type="float" office:value="0.804195333333307" calcext:value-type="float">
            <text:p>0.804195333333307</text:p>
          </table:table-cell>
          <table:table-cell table:formula="of:=[.F54]" office:value-type="float" office:value="13.0448296070099" calcext:value-type="float">
            <text:p>13.0448296070099</text:p>
          </table:table-cell>
          <table:table-cell table:formula="of:=[.G54]" office:value-type="float" office:value="19.115376" calcext:value-type="float">
            <text:p>19.115376</text:p>
          </table:table-cell>
          <table:table-cell table:formula="of:=[.H54]" office:value-type="float" office:value="0.0182476666667147" calcext:value-type="float">
            <text:p>0.018247666666715</text:p>
          </table:table-cell>
          <table:table-cell table:formula="of:=[.I54]" office:value-type="float" office:value="28.1307646666667" calcext:value-type="float">
            <text:p>28.1307646666667</text:p>
          </table:table-cell>
          <table:table-cell table:formula="of:=[.J54]" office:value-type="float" office:value="1.37917066666663" calcext:value-type="float">
            <text:p>1.37917066666663</text:p>
          </table:table-cell>
          <table:table-cell table:formula="of:=[.K54]" office:value-type="float" office:value="0.0727316666666411" calcext:value-type="float">
            <text:p>0.072731666666641</text:p>
          </table:table-cell>
          <table:table-cell table:formula="of:=[.L54]" office:value-type="float" office:value="0.285298333333306" calcext:value-type="float">
            <text:p>0.285298333333306</text:p>
          </table:table-cell>
          <table:table-cell table:formula="of:=[.M54]" office:value-type="float" office:value="0" calcext:value-type="float">
            <text:p>0</text:p>
          </table:table-cell>
          <table:table-cell table:formula="of:=[.N54]" office:value-type="float" office:value="0.0763363333333018" calcext:value-type="float">
            <text:p>0.0763363333333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+_attr</text:p>
          </table:table-cell>
          <table:table-cell table:formula="of:=[.C72]" office:value-type="float" office:value="0.471514666666811" calcext:value-type="float">
            <text:p>0.471514666666811</text:p>
          </table:table-cell>
          <table:table-cell table:formula="of:=[.D72]" office:value-type="float" office:value="0.00676900000007663" calcext:value-type="float">
            <text:p>0.006769000000077</text:p>
          </table:table-cell>
          <table:table-cell table:formula="of:=[.E72]" office:value-type="float" office:value="0.865181999999928" calcext:value-type="float">
            <text:p>0.865181999999928</text:p>
          </table:table-cell>
          <table:table-cell table:formula="of:=[.F72]" office:value-type="float" office:value="13.3852693239848" calcext:value-type="float">
            <text:p>13.3852693239848</text:p>
          </table:table-cell>
          <table:table-cell table:formula="of:=[.G72]" office:value-type="float" office:value="19.1852869999999" calcext:value-type="float">
            <text:p>19.1852869999999</text:p>
          </table:table-cell>
          <table:table-cell table:formula="of:=[.H72]" office:value-type="float" office:value="0.0437433333332441" calcext:value-type="float">
            <text:p>0.043743333333244</text:p>
          </table:table-cell>
          <table:table-cell table:formula="of:=[.I72]" office:value-type="float" office:value="15.1736916666667" calcext:value-type="float">
            <text:p>15.1736916666667</text:p>
          </table:table-cell>
          <table:table-cell table:formula="of:=[.J72]" office:value-type="float" office:value="1.38874033333317" calcext:value-type="float">
            <text:p>1.38874033333317</text:p>
          </table:table-cell>
          <table:table-cell table:formula="of:=[.K72]" office:value-type="float" office:value="0.0733636666665613" calcext:value-type="float">
            <text:p>0.073363666666561</text:p>
          </table:table-cell>
          <table:table-cell table:formula="of:=[.L72]" office:value-type="float" office:value="0.286738999999898" calcext:value-type="float">
            <text:p>0.286738999999898</text:p>
          </table:table-cell>
          <table:table-cell table:formula="of:=[.M72]" office:value-type="float" office:value="0" calcext:value-type="float">
            <text:p>0</text:p>
          </table:table-cell>
          <table:table-cell table:formula="of:=[.N72]" office:value-type="float" office:value="0.0774443333333087" calcext:value-type="float">
            <text:p>0.07744433333330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+_attr</text:p>
          </table:table-cell>
          <table:table-cell table:formula="of:=[.C90]" office:value-type="float" office:value="0.468277999999941" calcext:value-type="float">
            <text:p>0.468277999999941</text:p>
          </table:table-cell>
          <table:table-cell table:formula="of:=[.D90]" office:value-type="float" office:value="0.00678399999996297" calcext:value-type="float">
            <text:p>0.006783999999963</text:p>
          </table:table-cell>
          <table:table-cell table:formula="of:=[.E90]" office:value-type="float" office:value="1.42620500000025" calcext:value-type="float">
            <text:p>1.42620500000025</text:p>
          </table:table-cell>
          <table:table-cell table:formula="of:=[.F90]" office:value-type="float" office:value="22.1672373612722" calcext:value-type="float">
            <text:p>22.1672373612722</text:p>
          </table:table-cell>
          <table:table-cell table:formula="of:=[.G90]" office:value-type="float" office:value="49.2994339999999" calcext:value-type="float">
            <text:p>49.2994339999999</text:p>
          </table:table-cell>
          <table:table-cell table:formula="of:=[.H90]" office:value-type="float" office:value="0.0439576666667184" calcext:value-type="float">
            <text:p>0.043957666666718</text:p>
          </table:table-cell>
          <table:table-cell table:formula="of:=[.I90]" office:value-type="float" office:value="21.3993843333333" calcext:value-type="float">
            <text:p>21.3993843333333</text:p>
          </table:table-cell>
          <table:table-cell table:formula="of:=[.J90]" office:value-type="float" office:value="3.2832796666667" calcext:value-type="float">
            <text:p>3.2832796666667</text:p>
          </table:table-cell>
          <table:table-cell table:formula="of:=[.K90]" office:value-type="float" office:value="0.0958623333333435" calcext:value-type="float">
            <text:p>0.095862333333344</text:p>
          </table:table-cell>
          <table:table-cell table:formula="of:=[.L90]" office:value-type="float" office:value="2.02086933333343" calcext:value-type="float">
            <text:p>2.02086933333343</text:p>
          </table:table-cell>
          <table:table-cell table:formula="of:=[.M90]" office:value-type="float" office:value="0.108726999999931" calcext:value-type="float">
            <text:p>0.108726999999931</text:p>
          </table:table-cell>
          <table:table-cell table:formula="of:=[.N90]" office:value-type="float" office:value="0" calcext:value-type="float">
            <text:p>0</text:p>
          </table:table-cell>
          <table:table-cell table:number-columns-repeated="1010"/>
        </table:table-row>
      </table:table>
      <table:table table:name="combined - f_s - quality_" table:style-name="ta1">
        <table:shapes>
          <draw:frame draw:z-index="0" draw:style-name="gr1" draw:text-style-name="P1" svg:width="159.99mm" svg:height="89.99mm" svg:x="178.91mm" svg:y="142.03mm">
            <draw:object draw:notify-on-update-of-ranges="'combined - f_s - quality_'.B33:'combined - f_s - quality_'.F33 'combined - f_s - quality_'.A34:'combined - f_s - quality_'.A34 'combined - f_s - quality_'.B34:'combined - f_s - quality_'.F34 'combined - f_s - quality_'.A35:'combined - f_s - quality_'.A35 'combined - f_s - quality_'.B35:'combined - f_s - quality_'.F35 'combined - f_s - quality_'.A36:'combined - f_s - quality_'.A36 'combined - f_s - quality_'.B36:'combined - f_s - quality_'.F36 'combined - f_s - quality_'.A37:'combined - f_s - quality_'.A37 'combined - f_s - quality_'.B37:'combined - f_s - quality_'.F37 'combined - f_s - quality_'.A38:'combined - f_s - quality_'.A38 'combined - f_s - quality_'.B38:'combined - f_s - quality_'.F38 'combined - f_s - quality_'.A39:'combined - f_s - quality_'.A39 'combined - f_s - quality_'.B39:'combined - f_s - quality_'.F3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" draw:style-name="gr1" draw:text-style-name="P1" svg:width="159.99mm" svg:height="89.99mm" svg:x="12.86mm" svg:y="255.19mm">
            <draw:object draw:notify-on-update-of-ranges="'combined - f_s - quality_'.B42:'combined - f_s - quality_'.F42 'combined - f_s - quality_'.A43:'combined - f_s - quality_'.A43 'combined - f_s - quality_'.B43:'combined - f_s - quality_'.F43 'combined - f_s - quality_'.A44:'combined - f_s - quality_'.A44 'combined - f_s - quality_'.B44:'combined - f_s - quality_'.F44 'combined - f_s - quality_'.A45:'combined - f_s - quality_'.A45 'combined - f_s - quality_'.B45:'combined - f_s - quality_'.F45 'combined - f_s - quality_'.A46:'combined - f_s - quality_'.A46 'combined - f_s - quality_'.B46:'combined - f_s - quality_'.F46 'combined - f_s - quality_'.A47:'combined - f_s - quality_'.A47 'combined - f_s - quality_'.B47:'combined - f_s - quality_'.F47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2" draw:style-name="gr1" draw:text-style-name="P1" svg:width="159.99mm" svg:height="89.99mm" svg:x="175.63mm" svg:y="252.01mm">
            <draw:object draw:notify-on-update-of-ranges="'combined - f_s - quality_'.B50:'combined - f_s - quality_'.F50 'combined - f_s - quality_'.A51:'combined - f_s - quality_'.A51 'combined - f_s - quality_'.B51:'combined - f_s - quality_'.F51 'combined - f_s - quality_'.A52:'combined - f_s - quality_'.A52 'combined - f_s - quality_'.B52:'combined - f_s - quality_'.F52 'combined - f_s - quality_'.A53:'combined - f_s - quality_'.A53 'combined - f_s - quality_'.B53:'combined - f_s - quality_'.F53 'combined - f_s - quality_'.A54:'combined - f_s - quality_'.A54 'combined - f_s - quality_'.B54:'combined - f_s - quality_'.F54 'combined - f_s - quality_'.A55:'combined - f_s - quality_'.A55 'combined - f_s - quality_'.B55:'combined - f_s - quality_'.F55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dk_cells</text:p>
          </table:table-cell>
          <table:table-cell office:value-type="string" calcext:value-type="string">
            <text:p>training_cell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repairing_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epairing_f1</text:p>
          </table:table-cell>
          <table:table-cell office:value-type="string" calcext:value-type="string">
            <text:p>detected_errors</text:p>
          </table:table-cell>
          <table:table-cell office:value-type="string" calcext:value-type="string">
            <text:p>total_errors</text:p>
          </table:table-cell>
          <table:table-cell office:value-type="string" calcext:value-type="string">
            <text:p>correct_repairs</text:p>
          </table:table-cell>
          <table:table-cell office:value-type="string" calcext:value-type="string">
            <text:p>total_repairs</text:p>
          </table:table-cell>
          <table:table-cell office:value-type="string" calcext:value-type="string">
            <text:p>total_repairs_grdt</text:p>
          </table:table-cell>
          <table:table-cell office:value-type="string" calcext:value-type="string">
            <text:p>repairs_on_correct_cells</text:p>
          </table:table-cell>
          <table:table-cell office:value-type="string" calcext:value-type="string">
            <text:p>repairs_on_incorrect_cel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8863" calcext:value-type="float">
            <text:p>8863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0.5" calcext:value-type="float">
            <text:p>0.5</text:p>
          </table:table-cell>
          <table:table-cell office:value-type="float" office:value="0.542372881355932" calcext:value-type="float">
            <text:p>0.542372881355932</text:p>
          </table:table-cell>
          <table:table-cell office:value-type="float" office:value="0.556521739130435" calcext:value-type="float">
            <text:p>0.556521739130435</text:p>
          </table:table-cell>
          <table:table-cell office:value-type="float" office:value="0.581818181818182" calcext:value-type="float">
            <text:p>0.581818181818182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8851" calcext:value-type="float">
            <text:p>885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16129032258065" calcext:value-type="float">
            <text:p>0.516129032258065</text:p>
          </table:table-cell>
          <table:table-cell office:value-type="float" office:value="0.592592592592593" calcext:value-type="float">
            <text:p>0.592592592592593</text:p>
          </table:table-cell>
          <table:table-cell office:value-type="float" office:value="0.56140350877193" calcext:value-type="float">
            <text:p>0.56140350877193</text:p>
          </table:table-cell>
          <table:table-cell office:value-type="float" office:value="0.60377358490566" calcext:value-type="float">
            <text:p>0.60377358490566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float" office:value="8853" calcext:value-type="float">
            <text:p>8853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608695652173913" calcext:value-type="float">
            <text:p>0.608695652173913</text:p>
          </table:table-cell>
          <table:table-cell office:value-type="float" office:value="0.602150537634409" calcext:value-type="float">
            <text:p>0.602150537634409</text:p>
          </table:table-cell>
          <table:table-cell office:value-type="float" office:value="0.622222222222222" calcext:value-type="float">
            <text:p>0.62222222222222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8" calcext:value-type="float">
            <text:p>368</text:p>
          </table:table-cell>
          <table:table-cell office:value-type="float" office:value="8780" calcext:value-type="float">
            <text:p>8780</text:p>
          </table:table-cell>
          <table:table-cell office:value-type="float" office:value="0.770833333333333" calcext:value-type="float">
            <text:p>0.770833333333333</text:p>
          </table:table-cell>
          <table:table-cell office:value-type="float" office:value="0.637931034482759" calcext:value-type="float">
            <text:p>0.637931034482759</text:p>
          </table:table-cell>
          <table:table-cell office:value-type="float" office:value="0.711538461538462" calcext:value-type="float">
            <text:p>0.711538461538462</text:p>
          </table:table-cell>
          <table:table-cell office:value-type="float" office:value="0.69811320754717" calcext:value-type="float">
            <text:p>0.69811320754717</text:p>
          </table:table-cell>
          <table:table-cell office:value-type="float" office:value="0.74" calcext:value-type="float">
            <text:p>0.74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7841" calcext:value-type="float">
            <text:p>7841</text:p>
          </table:table-cell>
          <table:table-cell office:value-type="float" office:value="0.711864406779661" calcext:value-type="float">
            <text:p>0.711864406779661</text:p>
          </table:table-cell>
          <table:table-cell office:value-type="float" office:value="0.7" calcext:value-type="float">
            <text:p>0.7</text:p>
          </table:table-cell>
          <table:table-cell office:value-type="float" office:value="0.711864406779661" calcext:value-type="float">
            <text:p>0.711864406779661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0.711864406779661" calcext:value-type="float">
            <text:p>0.71186440677966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8863" calcext:value-type="float">
            <text:p>8863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0.5" calcext:value-type="float">
            <text:p>0.5</text:p>
          </table:table-cell>
          <table:table-cell office:value-type="float" office:value="0.542372881355932" calcext:value-type="float">
            <text:p>0.542372881355932</text:p>
          </table:table-cell>
          <table:table-cell office:value-type="float" office:value="0.556521739130435" calcext:value-type="float">
            <text:p>0.556521739130435</text:p>
          </table:table-cell>
          <table:table-cell office:value-type="float" office:value="0.581818181818182" calcext:value-type="float">
            <text:p>0.581818181818182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9339" calcext:value-type="float">
            <text:p>9339</text:p>
          </table:table-cell>
          <table:table-cell office:value-type="float" office:value="0.682539682539683" calcext:value-type="float">
            <text:p>0.682539682539683</text:p>
          </table:table-cell>
          <table:table-cell office:value-type="float" office:value="0.457446808510638" calcext:value-type="float">
            <text:p>0.457446808510638</text:p>
          </table:table-cell>
          <table:table-cell office:value-type="float" office:value="0.597222222222222" calcext:value-type="float">
            <text:p>0.597222222222222</text:p>
          </table:table-cell>
          <table:table-cell office:value-type="float" office:value="0.547770700636943" calcext:value-type="float">
            <text:p>0.547770700636943</text:p>
          </table:table-cell>
          <table:table-cell office:value-type="float" office:value="0.637037037037037" calcext:value-type="float">
            <text:p>0.637037037037037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7" calcext:value-type="float">
            <text:p>527</text:p>
          </table:table-cell>
          <table:table-cell office:value-type="float" office:value="9382" calcext:value-type="float">
            <text:p>9382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0.603174603174603" calcext:value-type="float">
            <text:p>0.603174603174603</text:p>
          </table:table-cell>
          <table:table-cell office:value-type="float" office:value="0.481012658227848" calcext:value-type="float">
            <text:p>0.481012658227848</text:p>
          </table:table-cell>
          <table:table-cell office:value-type="float" office:value="0.638655462184874" calcext:value-type="float">
            <text:p>0.638655462184874</text:p>
          </table:table-cell>
          <table:table-cell office:value-type="float" office:value="63" calcext:value-type="float">
            <text:p>63</text:p>
          </table:table-cell>
          <table:table-cell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26" calcext:value-type="float">
            <text:p>1126</text:p>
          </table:table-cell>
          <table:table-cell office:value-type="float" office:value="11027" calcext:value-type="float">
            <text:p>11027</text:p>
          </table:table-cell>
          <table:table-cell office:value-type="float" office:value="0.75" calcext:value-type="float">
            <text:p>0.75</text:p>
          </table:table-cell>
          <table:table-cell office:value-type="float" office:value="0.314516129032258" calcext:value-type="float">
            <text:p>0.314516129032258</text:p>
          </table:table-cell>
          <table:table-cell office:value-type="float" office:value="0.557142857142857" calcext:value-type="float">
            <text:p>0.557142857142857</text:p>
          </table:table-cell>
          <table:table-cell office:value-type="float" office:value="0.443181818181818" calcext:value-type="float">
            <text:p>0.443181818181818</text:p>
          </table:table-cell>
          <table:table-cell office:value-type="float" office:value="0.639344262295082" calcext:value-type="float">
            <text:p>0.639344262295082</text:p>
          </table:table-cell>
          <table:table-cell office:value-type="float" office:value="70" calcext:value-type="float">
            <text:p>70</text:p>
          </table:table-cell>
          <table:table-cell office:value-type="float" office:value="124" calcext:value-type="float">
            <text:p>124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1" calcext:value-type="float">
            <text:p>1051</text:p>
          </table:table-cell>
          <table:table-cell office:value-type="float" office:value="11111" calcext:value-type="float">
            <text:p>11111</text:p>
          </table:table-cell>
          <table:table-cell office:value-type="float" office:value="0.694915254237288" calcext:value-type="float">
            <text:p>0.694915254237288</text:p>
          </table:table-cell>
          <table:table-cell office:value-type="float" office:value="0.280821917808219" calcext:value-type="float">
            <text:p>0.280821917808219</text:p>
          </table:table-cell>
          <table:table-cell office:value-type="float" office:value="0.546666666666667" calcext:value-type="float">
            <text:p>0.546666666666667</text:p>
          </table:table-cell>
          <table:table-cell office:value-type="float" office:value="0.4" calcext:value-type="float">
            <text:p>0.4</text:p>
          </table:table-cell>
          <table:table-cell office:value-type="float" office:value="0.611940298507463" calcext:value-type="float">
            <text:p>0.611940298507463</text:p>
          </table:table-cell>
          <table:table-cell office:value-type="float" office:value="75" calcext:value-type="float">
            <text:p>75</text:p>
          </table:table-cell>
          <table:table-cell office:value-type="float" office:value="146" calcext:value-type="float">
            <text:p>146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8863" calcext:value-type="float">
            <text:p>8863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0.5" calcext:value-type="float">
            <text:p>0.5</text:p>
          </table:table-cell>
          <table:table-cell office:value-type="float" office:value="0.542372881355932" calcext:value-type="float">
            <text:p>0.542372881355932</text:p>
          </table:table-cell>
          <table:table-cell office:value-type="float" office:value="0.556521739130435" calcext:value-type="float">
            <text:p>0.556521739130435</text:p>
          </table:table-cell>
          <table:table-cell office:value-type="float" office:value="0.581818181818182" calcext:value-type="float">
            <text:p>0.581818181818182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8786" calcext:value-type="float">
            <text:p>8786</text:p>
          </table:table-cell>
          <table:table-cell office:value-type="float" office:value="0.648148148148148" calcext:value-type="float">
            <text:p>0.648148148148148</text:p>
          </table:table-cell>
          <table:table-cell office:value-type="float" office:value="0.564516129032258" calcext:value-type="float">
            <text:p>0.564516129032258</text:p>
          </table:table-cell>
          <table:table-cell table:number-columns-repeated="2" office:value-type="float" office:value="0.603448275862069" calcext:value-type="float">
            <text:p>0.603448275862069</text:p>
          </table:table-cell>
          <table:table-cell office:value-type="float" office:value="0.625" calcext:value-type="float">
            <text:p>0.62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8806" calcext:value-type="float">
            <text:p>8806</text:p>
          </table:table-cell>
          <table:table-cell office:value-type="float" office:value="0.645833333333333" calcext:value-type="float">
            <text:p>0.645833333333333</text:p>
          </table:table-cell>
          <table:table-cell office:value-type="float" office:value="0.63265306122449" calcext:value-type="float">
            <text:p>0.63265306122449</text:p>
          </table:table-cell>
          <table:table-cell office:value-type="float" office:value="0.645833333333333" calcext:value-type="float">
            <text:p>0.645833333333333</text:p>
          </table:table-cell>
          <table:table-cell office:value-type="float" office:value="0.639175257731959" calcext:value-type="float">
            <text:p>0.639175257731959</text:p>
          </table:table-cell>
          <table:table-cell office:value-type="float" office:value="0.645833333333333" calcext:value-type="float">
            <text:p>0.64583333333333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3" calcext:value-type="float">
            <text:p>403</text:p>
          </table:table-cell>
          <table:table-cell office:value-type="float" office:value="8757" calcext:value-type="float">
            <text:p>8757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97247706422018" calcext:value-type="float">
            <text:p>0.697247706422018</text:p>
          </table:table-cell>
          <table:table-cell office:value-type="float" office:value="0.703703703703704" calcext:value-type="float">
            <text:p>0.70370370370370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8812" calcext:value-type="float">
            <text:p>8812</text:p>
          </table:table-cell>
          <table:table-cell office:value-type="float" office:value="0.694915254237288" calcext:value-type="float">
            <text:p>0.694915254237288</text:p>
          </table:table-cell>
          <table:table-cell office:value-type="float" office:value="0.683333333333333" calcext:value-type="float">
            <text:p>0.683333333333333</text:p>
          </table:table-cell>
          <table:table-cell office:value-type="float" office:value="0.694915254237288" calcext:value-type="float">
            <text:p>0.694915254237288</text:p>
          </table:table-cell>
          <table:table-cell office:value-type="float" office:value="0.689075630252101" calcext:value-type="float">
            <text:p>0.689075630252101</text:p>
          </table:table-cell>
          <table:table-cell office:value-type="float" office:value="0.694915254237288" calcext:value-type="float">
            <text:p>0.69491525423728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8863" calcext:value-type="float">
            <text:p>8863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0.5" calcext:value-type="float">
            <text:p>0.5</text:p>
          </table:table-cell>
          <table:table-cell office:value-type="float" office:value="0.542372881355932" calcext:value-type="float">
            <text:p>0.542372881355932</text:p>
          </table:table-cell>
          <table:table-cell office:value-type="float" office:value="0.556521739130435" calcext:value-type="float">
            <text:p>0.556521739130435</text:p>
          </table:table-cell>
          <table:table-cell office:value-type="float" office:value="0.581818181818182" calcext:value-type="float">
            <text:p>0.581818181818182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8786" calcext:value-type="float">
            <text:p>8786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0.564516129032258" calcext:value-type="float">
            <text:p>0.564516129032258</text:p>
          </table:table-cell>
          <table:table-cell office:value-type="float" office:value="0.603448275862069" calcext:value-type="float">
            <text:p>0.603448275862069</text:p>
          </table:table-cell>
          <table:table-cell office:value-type="float" office:value="0.598290598290598" calcext:value-type="float">
            <text:p>0.598290598290598</text:p>
          </table:table-cell>
          <table:table-cell office:value-type="float" office:value="0.619469026548673" calcext:value-type="float">
            <text:p>0.619469026548673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8806" calcext:value-type="float">
            <text:p>8806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2244897959184" calcext:value-type="float">
            <text:p>0.612244897959184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8556701030928" calcext:value-type="float">
            <text:p>0.618556701030928</text:p>
          </table:table-cell>
          <table:table-cell office:value-type="float" office:value="0.625" calcext:value-type="float">
            <text:p>0.62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3" calcext:value-type="float">
            <text:p>403</text:p>
          </table:table-cell>
          <table:table-cell office:value-type="float" office:value="8757" calcext:value-type="float">
            <text:p>8757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97247706422018" calcext:value-type="float">
            <text:p>0.697247706422018</text:p>
          </table:table-cell>
          <table:table-cell office:value-type="float" office:value="0.703703703703704" calcext:value-type="float">
            <text:p>0.70370370370370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8812" calcext:value-type="float">
            <text:p>8812</text:p>
          </table:table-cell>
          <table:table-cell office:value-type="float" office:value="0.694915254237288" calcext:value-type="float">
            <text:p>0.694915254237288</text:p>
          </table:table-cell>
          <table:table-cell office:value-type="float" office:value="0.683333333333333" calcext:value-type="float">
            <text:p>0.683333333333333</text:p>
          </table:table-cell>
          <table:table-cell office:value-type="float" office:value="0.694915254237288" calcext:value-type="float">
            <text:p>0.694915254237288</text:p>
          </table:table-cell>
          <table:table-cell office:value-type="float" office:value="0.689075630252101" calcext:value-type="float">
            <text:p>0.689075630252101</text:p>
          </table:table-cell>
          <table:table-cell office:value-type="float" office:value="0.694915254237288" calcext:value-type="float">
            <text:p>0.69491525423728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8863" calcext:value-type="float">
            <text:p>8863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0.5" calcext:value-type="float">
            <text:p>0.5</text:p>
          </table:table-cell>
          <table:table-cell office:value-type="float" office:value="0.542372881355932" calcext:value-type="float">
            <text:p>0.542372881355932</text:p>
          </table:table-cell>
          <table:table-cell office:value-type="float" office:value="0.556521739130435" calcext:value-type="float">
            <text:p>0.556521739130435</text:p>
          </table:table-cell>
          <table:table-cell office:value-type="float" office:value="0.581818181818182" calcext:value-type="float">
            <text:p>0.581818181818182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9339" calcext:value-type="float">
            <text:p>9339</text:p>
          </table:table-cell>
          <table:table-cell office:value-type="float" office:value="0.682539682539683" calcext:value-type="float">
            <text:p>0.682539682539683</text:p>
          </table:table-cell>
          <table:table-cell office:value-type="float" office:value="0.457446808510638" calcext:value-type="float">
            <text:p>0.457446808510638</text:p>
          </table:table-cell>
          <table:table-cell office:value-type="float" office:value="0.597222222222222" calcext:value-type="float">
            <text:p>0.597222222222222</text:p>
          </table:table-cell>
          <table:table-cell office:value-type="float" office:value="0.547770700636943" calcext:value-type="float">
            <text:p>0.547770700636943</text:p>
          </table:table-cell>
          <table:table-cell office:value-type="float" office:value="0.637037037037037" calcext:value-type="float">
            <text:p>0.637037037037037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7" calcext:value-type="float">
            <text:p>527</text:p>
          </table:table-cell>
          <table:table-cell office:value-type="float" office:value="9382" calcext:value-type="float">
            <text:p>9382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0.603174603174603" calcext:value-type="float">
            <text:p>0.603174603174603</text:p>
          </table:table-cell>
          <table:table-cell office:value-type="float" office:value="0.481012658227848" calcext:value-type="float">
            <text:p>0.481012658227848</text:p>
          </table:table-cell>
          <table:table-cell office:value-type="float" office:value="0.638655462184874" calcext:value-type="float">
            <text:p>0.638655462184874</text:p>
          </table:table-cell>
          <table:table-cell office:value-type="float" office:value="63" calcext:value-type="float">
            <text:p>63</text:p>
          </table:table-cell>
          <table:table-cell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26" calcext:value-type="float">
            <text:p>1126</text:p>
          </table:table-cell>
          <table:table-cell office:value-type="float" office:value="11027" calcext:value-type="float">
            <text:p>11027</text:p>
          </table:table-cell>
          <table:table-cell office:value-type="float" office:value="0.75" calcext:value-type="float">
            <text:p>0.75</text:p>
          </table:table-cell>
          <table:table-cell office:value-type="float" office:value="0.314516129032258" calcext:value-type="float">
            <text:p>0.314516129032258</text:p>
          </table:table-cell>
          <table:table-cell office:value-type="float" office:value="0.557142857142857" calcext:value-type="float">
            <text:p>0.557142857142857</text:p>
          </table:table-cell>
          <table:table-cell office:value-type="float" office:value="0.443181818181818" calcext:value-type="float">
            <text:p>0.443181818181818</text:p>
          </table:table-cell>
          <table:table-cell office:value-type="float" office:value="0.639344262295082" calcext:value-type="float">
            <text:p>0.639344262295082</text:p>
          </table:table-cell>
          <table:table-cell office:value-type="float" office:value="70" calcext:value-type="float">
            <text:p>70</text:p>
          </table:table-cell>
          <table:table-cell office:value-type="float" office:value="124" calcext:value-type="float">
            <text:p>124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1" calcext:value-type="float">
            <text:p>1051</text:p>
          </table:table-cell>
          <table:table-cell office:value-type="float" office:value="11111" calcext:value-type="float">
            <text:p>11111</text:p>
          </table:table-cell>
          <table:table-cell office:value-type="float" office:value="0.694915254237288" calcext:value-type="float">
            <text:p>0.694915254237288</text:p>
          </table:table-cell>
          <table:table-cell office:value-type="float" office:value="0.280821917808219" calcext:value-type="float">
            <text:p>0.280821917808219</text:p>
          </table:table-cell>
          <table:table-cell office:value-type="float" office:value="0.546666666666667" calcext:value-type="float">
            <text:p>0.546666666666667</text:p>
          </table:table-cell>
          <table:table-cell office:value-type="float" office:value="0.4" calcext:value-type="float">
            <text:p>0.4</text:p>
          </table:table-cell>
          <table:table-cell office:value-type="float" office:value="0.611940298507463" calcext:value-type="float">
            <text:p>0.611940298507463</text:p>
          </table:table-cell>
          <table:table-cell office:value-type="float" office:value="75" calcext:value-type="float">
            <text:p>75</text:p>
          </table:table-cell>
          <table:table-cell office:value-type="float" office:value="146" calcext:value-type="float">
            <text:p>146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maining error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atch 1</text:p>
          </table:table-cell>
          <table:table-cell office:value-type="string" calcext:value-type="string">
            <text:p>Batch 2</text:p>
          </table:table-cell>
          <table:table-cell office:value-type="string" calcext:value-type="string">
            <text:p>Batch 3</text:p>
          </table:table-cell>
          <table:table-cell office:value-type="string" calcext:value-type="string">
            <text:p>Batch 4</text:p>
          </table:table-cell>
          <table:table-cell office:value-type="string" calcext:value-type="string">
            <text:p>Batch 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table:formula="of:=[.J2]-[.K2]+[.N2]" office:value-type="float" office:value="32" calcext:value-type="float">
            <text:p>32</text:p>
          </table:table-cell>
          <table:table-cell table:formula="of:=[.J3]-[.K3]+[.N3]+[.B34]" office:value-type="float" office:value="64" calcext:value-type="float">
            <text:p>64</text:p>
          </table:table-cell>
          <table:table-cell table:formula="of:=[.J4]-[.K4]+[.N4]+[.C34]" office:value-type="float" office:value="86" calcext:value-type="float">
            <text:p>86</text:p>
          </table:table-cell>
          <table:table-cell table:formula="of:=[.J5]-[.K5]+[.N5]+[.D34]" office:value-type="float" office:value="107" calcext:value-type="float">
            <text:p>107</text:p>
          </table:table-cell>
          <table:table-cell table:formula="of:=[.J6]-[.K6]+[.N6]+[.E34]" office:value-type="float" office:value="125" calcext:value-type="float">
            <text:p>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</text:p>
          </table:table-cell>
          <table:table-cell table:formula="of:=[.J8]-[.K8]+[.N8]" office:value-type="float" office:value="32" calcext:value-type="float">
            <text:p>32</text:p>
          </table:table-cell>
          <table:table-cell table:formula="of:=[.J9]-[.K9]+[.N9]" office:value-type="float" office:value="53" calcext:value-type="float">
            <text:p>53</text:p>
          </table:table-cell>
          <table:table-cell table:formula="of:=[.J10]-[.K10]+[.N10]" office:value-type="float" office:value="66" calcext:value-type="float">
            <text:p>66</text:p>
          </table:table-cell>
          <table:table-cell table:formula="of:=[.J11]-[.K11]+[.N11]" office:value-type="float" office:value="86" calcext:value-type="float">
            <text:p>86</text:p>
          </table:table-cell>
          <table:table-cell table:formula="of:=[.J12]-[.K12]+[.N12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table:formula="of:=[.J14]-[.K14]+[.N14]" office:value-type="float" office:value="32" calcext:value-type="float">
            <text:p>32</text:p>
          </table:table-cell>
          <table:table-cell table:formula="of:=[.J15]-[.K15]+[.N15]+[.B36]" office:value-type="float" office:value="60" calcext:value-type="float">
            <text:p>60</text:p>
          </table:table-cell>
          <table:table-cell table:formula="of:=[.J16]-[.K16]+[.N16]+[.C36]" office:value-type="float" office:value="79" calcext:value-type="float">
            <text:p>79</text:p>
          </table:table-cell>
          <table:table-cell table:formula="of:=[.J17]-[.K17]+[.N17]+[.D36]" office:value-type="float" office:value="100" calcext:value-type="float">
            <text:p>100</text:p>
          </table:table-cell>
          <table:table-cell table:formula="of:=[.J18]-[.K18]+[.N18]+[.E36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+</text:p>
          </table:table-cell>
          <table:table-cell table:formula="of:=[.J20]-[.K20]+[.N20]" office:value-type="float" office:value="32" calcext:value-type="float">
            <text:p>32</text:p>
          </table:table-cell>
          <table:table-cell table:formula="of:=[.J21]-[.K21]+[.N21]+[.B37]" office:value-type="float" office:value="61" calcext:value-type="float">
            <text:p>61</text:p>
          </table:table-cell>
          <table:table-cell table:formula="of:=[.J22]-[.K22]+[.N22]+[.C37]" office:value-type="float" office:value="81" calcext:value-type="float">
            <text:p>81</text:p>
          </table:table-cell>
          <table:table-cell table:formula="of:=[.J23]-[.K23]+[.N23]+[.D37]" office:value-type="float" office:value="102" calcext:value-type="float">
            <text:p>102</text:p>
          </table:table-cell>
          <table:table-cell table:formula="of:=[.J24]-[.K24]+[.N24]+[.E37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+</text:p>
          </table:table-cell>
          <table:table-cell table:formula="of:=[.J26]-[.K26]+[.N26]" office:value-type="float" office:value="32" calcext:value-type="float">
            <text:p>32</text:p>
          </table:table-cell>
          <table:table-cell table:formula="of:=[.J27]-[.K27]+[.N27]" office:value-type="float" office:value="53" calcext:value-type="float">
            <text:p>53</text:p>
          </table:table-cell>
          <table:table-cell table:formula="of:=[.J28]-[.K28]+[.N28]" office:value-type="float" office:value="66" calcext:value-type="float">
            <text:p>66</text:p>
          </table:table-cell>
          <table:table-cell table:formula="of:=[.J29]-[.K29]+[.N29]" office:value-type="float" office:value="86" calcext:value-type="float">
            <text:p>86</text:p>
          </table:table-cell>
          <table:table-cell table:formula="of:=[.J30]-[.K30]+[.N30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 repair</text:p>
          </table:table-cell>
          <table:table-cell table:formula="of:=[.J2]" office:value-type="float" office:value="64" calcext:value-type="float">
            <text:p>64</text:p>
          </table:table-cell>
          <table:table-cell table:formula="of:=[.J3]+[.B39]" office:value-type="float" office:value="126" calcext:value-type="float">
            <text:p>126</text:p>
          </table:table-cell>
          <table:table-cell table:formula="of:=[.J4]+[.C39]" office:value-type="float" office:value="175" calcext:value-type="float">
            <text:p>175</text:p>
          </table:table-cell>
          <table:table-cell table:formula="of:=[.J5]+[.D39]" office:value-type="float" office:value="233" calcext:value-type="float">
            <text:p>233</text:p>
          </table:table-cell>
          <table:table-cell table:formula="of:=[.J6]+[.E39]" office:value-type="float" office:value="293" calcext:value-type="float">
            <text:p>293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k_celll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table:number-columns-repeated="9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[.B2]" office:value-type="float" office:value="142" calcext:value-type="float">
            <text:p>142</text:p>
          </table:table-cell>
          <table:table-cell table:formula="of:=[.B8]" office:value-type="float" office:value="142" calcext:value-type="float">
            <text:p>142</text:p>
          </table:table-cell>
          <table:table-cell table:formula="of:=[.B14]" office:value-type="float" office:value="142" calcext:value-type="float">
            <text:p>142</text:p>
          </table:table-cell>
          <table:table-cell table:formula="of:=[.B20]" office:value-type="float" office:value="142" calcext:value-type="float">
            <text:p>142</text:p>
          </table:table-cell>
          <table:table-cell table:formula="of:=[.B26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table:formula="of:=[.A3]" office:value-type="float" office:value="2" calcext:value-type="float">
            <text:p>2</text:p>
          </table:table-cell>
          <table:table-cell table:formula="of:=[.B3]" office:value-type="float" office:value="218" calcext:value-type="float">
            <text:p>218</text:p>
          </table:table-cell>
          <table:table-cell table:formula="of:=[.B9]" office:value-type="float" office:value="495" calcext:value-type="float">
            <text:p>495</text:p>
          </table:table-cell>
          <table:table-cell table:formula="of:=[.B15]" office:value-type="float" office:value="283" calcext:value-type="float">
            <text:p>283</text:p>
          </table:table-cell>
          <table:table-cell table:formula="of:=[.B21]" office:value-type="float" office:value="283" calcext:value-type="float">
            <text:p>283</text:p>
          </table:table-cell>
          <table:table-cell table:formula="of:=[.B27]" office:value-type="float" office:value="495" calcext:value-type="float">
            <text:p>495</text:p>
          </table:table-cell>
          <table:table-cell table:number-columns-repeated="9"/>
        </table:table-row>
        <table:table-row table:style-name="ro1">
          <table:table-cell table:formula="of:=[.A4]" office:value-type="float" office:value="3" calcext:value-type="float">
            <text:p>3</text:p>
          </table:table-cell>
          <table:table-cell table:formula="of:=[.B4]" office:value-type="float" office:value="184" calcext:value-type="float">
            <text:p>184</text:p>
          </table:table-cell>
          <table:table-cell table:formula="of:=[.B10]" office:value-type="float" office:value="527" calcext:value-type="float">
            <text:p>527</text:p>
          </table:table-cell>
          <table:table-cell table:formula="of:=[.B16]" office:value-type="float" office:value="228" calcext:value-type="float">
            <text:p>228</text:p>
          </table:table-cell>
          <table:table-cell table:formula="of:=[.B22]" office:value-type="float" office:value="228" calcext:value-type="float">
            <text:p>228</text:p>
          </table:table-cell>
          <table:table-cell table:formula="of:=[.B28]" office:value-type="float" office:value="527" calcext:value-type="float">
            <text:p>527</text:p>
          </table:table-cell>
          <table:table-cell table:number-columns-repeated="9"/>
        </table:table-row>
        <table:table-row table:style-name="ro1">
          <table:table-cell table:formula="of:=[.A5]" office:value-type="float" office:value="4" calcext:value-type="float">
            <text:p>4</text:p>
          </table:table-cell>
          <table:table-cell table:formula="of:=[.B5]" office:value-type="float" office:value="368" calcext:value-type="float">
            <text:p>368</text:p>
          </table:table-cell>
          <table:table-cell table:formula="of:=[.B11]" office:value-type="float" office:value="1126" calcext:value-type="float">
            <text:p>1126</text:p>
          </table:table-cell>
          <table:table-cell table:formula="of:=[.B17]" office:value-type="float" office:value="403" calcext:value-type="float">
            <text:p>403</text:p>
          </table:table-cell>
          <table:table-cell table:formula="of:=[.B23]" office:value-type="float" office:value="403" calcext:value-type="float">
            <text:p>403</text:p>
          </table:table-cell>
          <table:table-cell table:formula="of:=[.B29]" office:value-type="float" office:value="1126" calcext:value-type="float">
            <text:p>1126</text:p>
          </table:table-cell>
          <table:table-cell table:number-columns-repeated="9"/>
        </table:table-row>
        <table:table-row table:style-name="ro1">
          <table:table-cell table:formula="of:=[.A6]" office:value-type="float" office:value="5" calcext:value-type="float">
            <text:p>5</text:p>
          </table:table-cell>
          <table:table-cell table:formula="of:=[.B6]" office:value-type="float" office:value="257" calcext:value-type="float">
            <text:p>257</text:p>
          </table:table-cell>
          <table:table-cell table:formula="of:=[.B12]" office:value-type="float" office:value="1051" calcext:value-type="float">
            <text:p>1051</text:p>
          </table:table-cell>
          <table:table-cell table:formula="of:=[.B18]" office:value-type="float" office:value="287" calcext:value-type="float">
            <text:p>287</text:p>
          </table:table-cell>
          <table:table-cell table:formula="of:=[.B24]" office:value-type="float" office:value="287" calcext:value-type="float">
            <text:p>287</text:p>
          </table:table-cell>
          <table:table-cell table:formula="of:=[.B30]" office:value-type="float" office:value="1051" calcext:value-type="float">
            <text:p>1051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raining_cells</text:p>
          </table:table-cell>
          <table:table-cell table:number-columns-repeated="14"/>
        </table:table-row>
        <table:table-row table:style-name="ro1">
          <table:table-cell/>
          <table:table-cell table:formula="of:=[.B42]" office:value-type="string" office:string-value="A" calcext:value-type="string">
            <text:p>A</text:p>
          </table:table-cell>
          <table:table-cell table:formula="of:=[.C42]" office:value-type="string" office:string-value="B" calcext:value-type="string">
            <text:p>B</text:p>
          </table:table-cell>
          <table:table-cell table:formula="of:=[.D42]" office:value-type="string" office:string-value="C" calcext:value-type="string">
            <text:p>C</text:p>
          </table:table-cell>
          <table:table-cell table:formula="of:=[.E42]" office:value-type="string" office:string-value="C+" calcext:value-type="string">
            <text:p>C+</text:p>
          </table:table-cell>
          <table:table-cell table:formula="of:=[.F42]" office:value-type="string" office:string-value="B+" calcext:value-type="string">
            <text:p>B+</text:p>
          </table:table-cell>
          <table:table-cell table:number-columns-repeated="9"/>
        </table:table-row>
        <table:table-row table:style-name="ro1">
          <table:table-cell table:formula="of:=[.A43]" office:value-type="float" office:value="1" calcext:value-type="float">
            <text:p>1</text:p>
          </table:table-cell>
          <table:table-cell table:formula="of:=[.C2]" office:value-type="float" office:value="8863" calcext:value-type="float">
            <text:p>8863</text:p>
          </table:table-cell>
          <table:table-cell table:formula="of:=[.C8]" office:value-type="float" office:value="8863" calcext:value-type="float">
            <text:p>8863</text:p>
          </table:table-cell>
          <table:table-cell table:formula="of:=[.C14]" office:value-type="float" office:value="8863" calcext:value-type="float">
            <text:p>8863</text:p>
          </table:table-cell>
          <table:table-cell table:formula="of:=[.C20]" office:value-type="float" office:value="8863" calcext:value-type="float">
            <text:p>8863</text:p>
          </table:table-cell>
          <table:table-cell table:formula="of:=[.C26]" office:value-type="float" office:value="8863" calcext:value-type="float">
            <text:p>8863</text:p>
          </table:table-cell>
          <table:table-cell table:number-columns-repeated="9"/>
        </table:table-row>
        <table:table-row table:style-name="ro1">
          <table:table-cell table:formula="of:=[.A44]" office:value-type="float" office:value="2" calcext:value-type="float">
            <text:p>2</text:p>
          </table:table-cell>
          <table:table-cell table:formula="of:=[.C3]" office:value-type="float" office:value="8851" calcext:value-type="float">
            <text:p>8851</text:p>
          </table:table-cell>
          <table:table-cell table:formula="of:=[.C9]" office:value-type="float" office:value="9339" calcext:value-type="float">
            <text:p>9339</text:p>
          </table:table-cell>
          <table:table-cell table:formula="of:=[.C15]" office:value-type="float" office:value="8786" calcext:value-type="float">
            <text:p>8786</text:p>
          </table:table-cell>
          <table:table-cell table:formula="of:=[.C21]" office:value-type="float" office:value="8786" calcext:value-type="float">
            <text:p>8786</text:p>
          </table:table-cell>
          <table:table-cell table:formula="of:=[.C27]" office:value-type="float" office:value="9339" calcext:value-type="float">
            <text:p>9339</text:p>
          </table:table-cell>
          <table:table-cell table:number-columns-repeated="9"/>
        </table:table-row>
        <table:table-row table:style-name="ro1">
          <table:table-cell table:formula="of:=[.A45]" office:value-type="float" office:value="3" calcext:value-type="float">
            <text:p>3</text:p>
          </table:table-cell>
          <table:table-cell table:formula="of:=[.C4]" office:value-type="float" office:value="8853" calcext:value-type="float">
            <text:p>8853</text:p>
          </table:table-cell>
          <table:table-cell table:formula="of:=[.C10]" office:value-type="float" office:value="9382" calcext:value-type="float">
            <text:p>9382</text:p>
          </table:table-cell>
          <table:table-cell table:formula="of:=[.C16]" office:value-type="float" office:value="8806" calcext:value-type="float">
            <text:p>8806</text:p>
          </table:table-cell>
          <table:table-cell table:formula="of:=[.C22]" office:value-type="float" office:value="8806" calcext:value-type="float">
            <text:p>8806</text:p>
          </table:table-cell>
          <table:table-cell table:formula="of:=[.C28]" office:value-type="float" office:value="9382" calcext:value-type="float">
            <text:p>9382</text:p>
          </table:table-cell>
          <table:table-cell table:number-columns-repeated="9"/>
        </table:table-row>
        <table:table-row table:style-name="ro1">
          <table:table-cell table:formula="of:=[.A46]" office:value-type="float" office:value="4" calcext:value-type="float">
            <text:p>4</text:p>
          </table:table-cell>
          <table:table-cell table:formula="of:=[.C5]" office:value-type="float" office:value="8780" calcext:value-type="float">
            <text:p>8780</text:p>
          </table:table-cell>
          <table:table-cell table:formula="of:=[.C11]" office:value-type="float" office:value="11027" calcext:value-type="float">
            <text:p>11027</text:p>
          </table:table-cell>
          <table:table-cell table:formula="of:=[.C17]" office:value-type="float" office:value="8757" calcext:value-type="float">
            <text:p>8757</text:p>
          </table:table-cell>
          <table:table-cell table:formula="of:=[.C23]" office:value-type="float" office:value="8757" calcext:value-type="float">
            <text:p>8757</text:p>
          </table:table-cell>
          <table:table-cell table:formula="of:=[.C29]" office:value-type="float" office:value="11027" calcext:value-type="float">
            <text:p>11027</text:p>
          </table:table-cell>
          <table:table-cell table:number-columns-repeated="9"/>
        </table:table-row>
        <table:table-row table:style-name="ro1">
          <table:table-cell table:formula="of:=[.A47]" office:value-type="float" office:value="5" calcext:value-type="float">
            <text:p>5</text:p>
          </table:table-cell>
          <table:table-cell table:formula="of:=[.C6]" office:value-type="float" office:value="7841" calcext:value-type="float">
            <text:p>7841</text:p>
          </table:table-cell>
          <table:table-cell table:formula="of:=[.C12]" office:value-type="float" office:value="11111" calcext:value-type="float">
            <text:p>11111</text:p>
          </table:table-cell>
          <table:table-cell table:formula="of:=[.C18]" office:value-type="float" office:value="8812" calcext:value-type="float">
            <text:p>8812</text:p>
          </table:table-cell>
          <table:table-cell table:formula="of:=[.C24]" office:value-type="float" office:value="8812" calcext:value-type="float">
            <text:p>8812</text:p>
          </table:table-cell>
          <table:table-cell table:formula="of:=[.C30]" office:value-type="float" office:value="11111" calcext:value-type="float">
            <text:p>11111</text:p>
          </table:table-cell>
          <table:table-cell table:number-columns-repeated="9"/>
        </table:table-row>
        <table:table-row table:style-name="ro1" table:number-rows-repeated="104852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combined - f_s - time" table:style-name="ta1">
        <table:shapes>
          <draw:frame draw:z-index="0" draw:style-name="gr1" draw:text-style-name="P1" svg:width="159.99mm" svg:height="89.99mm" svg:x="16.17mm" svg:y="547.19mm">
            <draw:object draw:notify-on-update-of-ranges="'combined - f_s - time'.B114:'combined - f_s - time'.B118 'combined - f_s - time'.C113:'combined - f_s - time'.C113 'combined - f_s - time'.C114:'combined - f_s - time'.C118 'combined - f_s - time'.D113:'combined - f_s - time'.D113 'combined - f_s - time'.D114:'combined - f_s - time'.D118 'combined - f_s - time'.E113:'combined - f_s - time'.E113 'combined - f_s - time'.E114:'combined - f_s - time'.E118 'combined - f_s - time'.F113:'combined - f_s - time'.F113 'combined - f_s - time'.F114:'combined - f_s - time'.F118 'combined - f_s - time'.G113:'combined - f_s - time'.G113 'combined - f_s - time'.G114:'combined - f_s - time'.G118 'combined - f_s - time'.H113:'combined - f_s - time'.H113 'combined - f_s - time'.H114:'combined - f_s - time'.H118 'combined - f_s - time'.I113:'combined - f_s - time'.I113 'combined - f_s - time'.I114:'combined - f_s - time'.I118 'combined - f_s - time'.J113:'combined - f_s - time'.J113 'combined - f_s - time'.J114:'combined - f_s - time'.J118 'combined - f_s - time'.K113:'combined - f_s - time'.K113 'combined - f_s - time'.K114:'combined - f_s - time'.K118 'combined - f_s - time'.L113:'combined - f_s - time'.L113 'combined - f_s - time'.L114:'combined - f_s - time'.L118 'combined - f_s - time'.M113:'combined - f_s - time'.M113 'combined - f_s - time'.M114:'combined - f_s - time'.M118 'combined - f_s - time'.N113:'combined - f_s - time'.N113 'combined - f_s - time'.N114:'combined - f_s - time'.N118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3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4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load_data</text:p>
          </table:table-cell>
          <table:table-cell office:value-type="string" calcext:value-type="string">
            <text:p>load_dcs</text:p>
          </table:table-cell>
          <table:table-cell office:value-type="string" calcext:value-type="string">
            <text:p>detect_errors</text:p>
          </table:table-cell>
          <table:table-cell office:value-type="string" calcext:value-type="string">
            <text:p>setup_domain</text:p>
          </table:table-cell>
          <table:table-cell office:value-type="string" calcext:value-type="string">
            <text:p>featurize_data</text:p>
          </table:table-cell>
          <table:table-cell office:value-type="string" calcext:value-type="string">
            <text:p>setup_model</text:p>
          </table:table-cell>
          <table:table-cell office:value-type="string" calcext:value-type="string">
            <text:p>fit_model</text:p>
          </table:table-cell>
          <table:table-cell office:value-type="string" calcext:value-type="string">
            <text:p>infer_repairs</text:p>
          </table:table-cell>
          <table:table-cell office:value-type="string" calcext:value-type="string">
            <text:p>get_inferred_values</text:p>
          </table:table-cell>
          <table:table-cell office:value-type="string" calcext:value-type="string">
            <text:p>generate_repaired_dataset</text:p>
          </table:table-cell>
          <table:table-cell office:value-type="string" calcext:value-type="string">
            <text:p>repaired_table_copy_time</text:p>
          </table:table-cell>
          <table:table-cell office:value-type="string" calcext:value-type="string">
            <text:p>save_stats_tim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966640000000001" calcext:value-type="float">
            <text:p>0.096664</text:p>
          </table:table-cell>
          <table:table-cell office:value-type="float" office:value="0.0015670000000001" calcext:value-type="float">
            <text:p>0.001567</text:p>
          </table:table-cell>
          <table:table-cell office:value-type="float" office:value="0.093677" calcext:value-type="float">
            <text:p>0.093677</text:p>
          </table:table-cell>
          <table:table-cell office:value-type="float" office:value="12.2825803756714" calcext:value-type="float">
            <text:p>12.2825803756714</text:p>
          </table:table-cell>
          <table:table-cell office:value-type="float" office:value="177.358963" calcext:value-type="float">
            <text:p>177.358963</text:p>
          </table:table-cell>
          <table:table-cell office:value-type="float" office:value="0.000352999999989834" calcext:value-type="float">
            <text:p>0.00035299999999</text:p>
          </table:table-cell>
          <table:table-cell office:value-type="float" office:value="158.005385" calcext:value-type="float">
            <text:p>158.005385</text:p>
          </table:table-cell>
          <table:table-cell office:value-type="float" office:value="1.522628" calcext:value-type="float">
            <text:p>1.522628</text:p>
          </table:table-cell>
          <table:table-cell office:value-type="float" office:value="0.032668000000001" calcext:value-type="float">
            <text:p>0.032668000000001</text:p>
          </table:table-cell>
          <table:table-cell office:value-type="float" office:value="0.0832149999999956" calcext:value-type="float">
            <text:p>0.0832149999999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2341000000015" calcext:value-type="float">
            <text:p>0.112341000000015</text:p>
          </table:table-cell>
          <table:table-cell office:value-type="float" office:value="0.00162399999999252" calcext:value-type="float">
            <text:p>0.001623999999993</text:p>
          </table:table-cell>
          <table:table-cell office:value-type="float" office:value="0.077570000000037" calcext:value-type="float">
            <text:p>0.077570000000037</text:p>
          </table:table-cell>
          <table:table-cell office:value-type="float" office:value="12.4993755817413" calcext:value-type="float">
            <text:p>12.4993755817413</text:p>
          </table:table-cell>
          <table:table-cell office:value-type="float" office:value="183.981805" calcext:value-type="float">
            <text:p>183.981805</text:p>
          </table:table-cell>
          <table:table-cell office:value-type="float" office:value="0.000256000000035783" calcext:value-type="float">
            <text:p>0.000256000000036</text:p>
          </table:table-cell>
          <table:table-cell office:value-type="float" office:value="178.657259" calcext:value-type="float">
            <text:p>178.657259</text:p>
          </table:table-cell>
          <table:table-cell office:value-type="float" office:value="1.74997100000007" calcext:value-type="float">
            <text:p>1.74997100000007</text:p>
          </table:table-cell>
          <table:table-cell office:value-type="float" office:value="0.0106479999999465" calcext:value-type="float">
            <text:p>0.010647999999947</text:p>
          </table:table-cell>
          <table:table-cell office:value-type="float" office:value="0.0786039999999275" calcext:value-type="float">
            <text:p>0.0786039999999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93921000000023" calcext:value-type="float">
            <text:p>0.093921000000023</text:p>
          </table:table-cell>
          <table:table-cell office:value-type="float" office:value="0.00162399999999252" calcext:value-type="float">
            <text:p>0.001623999999993</text:p>
          </table:table-cell>
          <table:table-cell office:value-type="float" office:value="0.0744339999999966" calcext:value-type="float">
            <text:p>0.074433999999997</text:p>
          </table:table-cell>
          <table:table-cell office:value-type="float" office:value="12.6378855705261" calcext:value-type="float">
            <text:p>12.6378855705261</text:p>
          </table:table-cell>
          <table:table-cell office:value-type="float" office:value="184.410109" calcext:value-type="float">
            <text:p>184.410109</text:p>
          </table:table-cell>
          <table:table-cell office:value-type="float" office:value="0.000258000000030734" calcext:value-type="float">
            <text:p>0.000258000000031</text:p>
          </table:table-cell>
          <table:table-cell office:value-type="float" office:value="206.485369" calcext:value-type="float">
            <text:p>206.485369</text:p>
          </table:table-cell>
          <table:table-cell office:value-type="float" office:value="1.72261499999991" calcext:value-type="float">
            <text:p>1.72261499999991</text:p>
          </table:table-cell>
          <table:table-cell office:value-type="float" office:value="0.0159989999999652" calcext:value-type="float">
            <text:p>0.015998999999965</text:p>
          </table:table-cell>
          <table:table-cell office:value-type="float" office:value="0.0791580000000067" calcext:value-type="float">
            <text:p>0.0791580000000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993090000001757" calcext:value-type="float">
            <text:p>0.099309000000176</text:p>
          </table:table-cell>
          <table:table-cell office:value-type="float" office:value="0.00156399999991663" calcext:value-type="float">
            <text:p>0.001563999999917</text:p>
          </table:table-cell>
          <table:table-cell office:value-type="float" office:value="0.0829949999999826" calcext:value-type="float">
            <text:p>0.082994999999983</text:p>
          </table:table-cell>
          <table:table-cell office:value-type="float" office:value="12.2890386581421" calcext:value-type="float">
            <text:p>12.2890386581421</text:p>
          </table:table-cell>
          <table:table-cell office:value-type="float" office:value="180.050885" calcext:value-type="float">
            <text:p>180.050885</text:p>
          </table:table-cell>
          <table:table-cell office:value-type="float" office:value="0.000262000000020635" calcext:value-type="float">
            <text:p>0.000262000000021</text:p>
          </table:table-cell>
          <table:table-cell office:value-type="float" office:value="202.839422" calcext:value-type="float">
            <text:p>202.839422</text:p>
          </table:table-cell>
          <table:table-cell office:value-type="float" office:value="1.75453500000003" calcext:value-type="float">
            <text:p>1.75453500000003</text:p>
          </table:table-cell>
          <table:table-cell office:value-type="float" office:value="0.0138970000000427" calcext:value-type="float">
            <text:p>0.013897000000043</text:p>
          </table:table-cell>
          <table:table-cell office:value-type="float" office:value="0.0571620000000621" calcext:value-type="float">
            <text:p>0.0571620000000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988419999998769" calcext:value-type="float">
            <text:p>0.098841999999877</text:p>
          </table:table-cell>
          <table:table-cell office:value-type="float" office:value="0.0016809999999623" calcext:value-type="float">
            <text:p>0.001680999999962</text:p>
          </table:table-cell>
          <table:table-cell office:value-type="float" office:value="0.0775680000001557" calcext:value-type="float">
            <text:p>0.077568000000156</text:p>
          </table:table-cell>
          <table:table-cell office:value-type="float" office:value="11.066944360733" calcext:value-type="float">
            <text:p>11.066944360733</text:p>
          </table:table-cell>
          <table:table-cell office:value-type="float" office:value="144.996487" calcext:value-type="float">
            <text:p>144.996487</text:p>
          </table:table-cell>
          <table:table-cell office:value-type="float" office:value="0.000264000000015585" calcext:value-type="float">
            <text:p>0.000264000000016</text:p>
          </table:table-cell>
          <table:table-cell office:value-type="float" office:value="138.739909" calcext:value-type="float">
            <text:p>138.739909</text:p>
          </table:table-cell>
          <table:table-cell office:value-type="float" office:value="1.33732299999997" calcext:value-type="float">
            <text:p>1.33732299999997</text:p>
          </table:table-cell>
          <table:table-cell office:value-type="float" office:value="0.00911900000005517" calcext:value-type="float">
            <text:p>0.009119000000055</text:p>
          </table:table-cell>
          <table:table-cell office:value-type="float" office:value="0.0840479999999389" calcext:value-type="float">
            <text:p>0.0840479999999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877800000002" calcext:value-type="float">
            <text:p>0.11877800000002</text:p>
          </table:table-cell>
          <table:table-cell office:value-type="float" office:value="0.00156500000002779" calcext:value-type="float">
            <text:p>0.001565000000028</text:p>
          </table:table-cell>
          <table:table-cell office:value-type="float" office:value="0.0743939999999839" calcext:value-type="float">
            <text:p>0.074393999999984</text:p>
          </table:table-cell>
          <table:table-cell office:value-type="float" office:value="13.438220500946" calcext:value-type="float">
            <text:p>13.438220500946</text:p>
          </table:table-cell>
          <table:table-cell office:value-type="float" office:value="177.032178" calcext:value-type="float">
            <text:p>177.032178</text:p>
          </table:table-cell>
          <table:table-cell office:value-type="float" office:value="0.000252999999702297" calcext:value-type="float">
            <text:p>0.000252999999702</text:p>
          </table:table-cell>
          <table:table-cell office:value-type="float" office:value="158.892422" calcext:value-type="float">
            <text:p>158.892422</text:p>
          </table:table-cell>
          <table:table-cell office:value-type="float" office:value="1.55653399999983" calcext:value-type="float">
            <text:p>1.55653399999983</text:p>
          </table:table-cell>
          <table:table-cell office:value-type="float" office:value="0.00776100000030056" calcext:value-type="float">
            <text:p>0.007761000000301</text:p>
          </table:table-cell>
          <table:table-cell office:value-type="float" office:value="0.0807239999999183" calcext:value-type="float">
            <text:p>0.0807239999999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00799999999708" calcext:value-type="float">
            <text:p>0.100799999999708</text:p>
          </table:table-cell>
          <table:table-cell office:value-type="float" office:value="0.00156599999991158" calcext:value-type="float">
            <text:p>0.001565999999912</text:p>
          </table:table-cell>
          <table:table-cell office:value-type="float" office:value="0.0790620000002491" calcext:value-type="float">
            <text:p>0.079062000000249</text:p>
          </table:table-cell>
          <table:table-cell office:value-type="float" office:value="15.9774384498596" calcext:value-type="float">
            <text:p>15.9774384498596</text:p>
          </table:table-cell>
          <table:table-cell office:value-type="float" office:value="184.818155" calcext:value-type="float">
            <text:p>184.818155</text:p>
          </table:table-cell>
          <table:table-cell office:value-type="float" office:value="0.000293000000056054" calcext:value-type="float">
            <text:p>0.000293000000056</text:p>
          </table:table-cell>
          <table:table-cell office:value-type="float" office:value="182.093218" calcext:value-type="float">
            <text:p>182.093218</text:p>
          </table:table-cell>
          <table:table-cell office:value-type="float" office:value="1.64651400000002" calcext:value-type="float">
            <text:p>1.64651400000002</text:p>
          </table:table-cell>
          <table:table-cell office:value-type="float" office:value="0.0075539999998" calcext:value-type="float">
            <text:p>0.0075539999998</text:p>
          </table:table-cell>
          <table:table-cell office:value-type="float" office:value="0.0554980000001706" calcext:value-type="float">
            <text:p>0.0554980000001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997050000000854" calcext:value-type="float">
            <text:p>0.099705000000085</text:p>
          </table:table-cell>
          <table:table-cell office:value-type="float" office:value="0.00156100000003789" calcext:value-type="float">
            <text:p>0.001561000000038</text:p>
          </table:table-cell>
          <table:table-cell office:value-type="float" office:value="0.0772550000001502" calcext:value-type="float">
            <text:p>0.07725500000015</text:p>
          </table:table-cell>
          <table:table-cell office:value-type="float" office:value="12.9432775974274" calcext:value-type="float">
            <text:p>12.9432775974274</text:p>
          </table:table-cell>
          <table:table-cell office:value-type="float" office:value="184.776528" calcext:value-type="float">
            <text:p>184.776528</text:p>
          </table:table-cell>
          <table:table-cell office:value-type="float" office:value="0.000258000000030734" calcext:value-type="float">
            <text:p>0.000258000000031</text:p>
          </table:table-cell>
          <table:table-cell office:value-type="float" office:value="205.151307" calcext:value-type="float">
            <text:p>205.151307</text:p>
          </table:table-cell>
          <table:table-cell office:value-type="float" office:value="1.71957699999984" calcext:value-type="float">
            <text:p>1.71957699999984</text:p>
          </table:table-cell>
          <table:table-cell office:value-type="float" office:value="0.0098800000000665" calcext:value-type="float">
            <text:p>0.009880000000067</text:p>
          </table:table-cell>
          <table:table-cell office:value-type="float" office:value="0.0801280000000588" calcext:value-type="float">
            <text:p>0.0801280000000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935670000003483" calcext:value-type="float">
            <text:p>0.093567000000348</text:p>
          </table:table-cell>
          <table:table-cell office:value-type="float" office:value="0.00162800000043717" calcext:value-type="float">
            <text:p>0.001628000000437</text:p>
          </table:table-cell>
          <table:table-cell office:value-type="float" office:value="0.0844680000000153" calcext:value-type="float">
            <text:p>0.084468000000015</text:p>
          </table:table-cell>
          <table:table-cell office:value-type="float" office:value="12.4459545612335" calcext:value-type="float">
            <text:p>12.4459545612335</text:p>
          </table:table-cell>
          <table:table-cell office:value-type="float" office:value="180.649658" calcext:value-type="float">
            <text:p>180.649658</text:p>
          </table:table-cell>
          <table:table-cell office:value-type="float" office:value="0.00025999999979831" calcext:value-type="float">
            <text:p>0.000259999999798</text:p>
          </table:table-cell>
          <table:table-cell office:value-type="float" office:value="201.71998" calcext:value-type="float">
            <text:p>201.71998</text:p>
          </table:table-cell>
          <table:table-cell office:value-type="float" office:value="1.71444900000006" calcext:value-type="float">
            <text:p>1.71444900000006</text:p>
          </table:table-cell>
          <table:table-cell office:value-type="float" office:value="0.00917699999990873" calcext:value-type="float">
            <text:p>0.009176999999909</text:p>
          </table:table-cell>
          <table:table-cell office:value-type="float" office:value="0.0800170000002254" calcext:value-type="float">
            <text:p>0.080017000000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111520000000382" calcext:value-type="float">
            <text:p>0.111520000000382</text:p>
          </table:table-cell>
          <table:table-cell office:value-type="float" office:value="0.00162999999975" calcext:value-type="float">
            <text:p>0.00162999999975</text:p>
          </table:table-cell>
          <table:table-cell office:value-type="float" office:value="0.0768939999998111" calcext:value-type="float">
            <text:p>0.076893999999811</text:p>
          </table:table-cell>
          <table:table-cell office:value-type="float" office:value="10.7278835773468" calcext:value-type="float">
            <text:p>10.7278835773468</text:p>
          </table:table-cell>
          <table:table-cell office:value-type="float" office:value="145.158079" calcext:value-type="float">
            <text:p>145.158079</text:p>
          </table:table-cell>
          <table:table-cell office:value-type="float" office:value="0.000266000000010536" calcext:value-type="float">
            <text:p>0.000266000000011</text:p>
          </table:table-cell>
          <table:table-cell office:value-type="float" office:value="137.859743" calcext:value-type="float">
            <text:p>137.859743</text:p>
          </table:table-cell>
          <table:table-cell office:value-type="float" office:value="1.35914299999968" calcext:value-type="float">
            <text:p>1.35914299999968</text:p>
          </table:table-cell>
          <table:table-cell office:value-type="float" office:value="0.00813400000015463" calcext:value-type="float">
            <text:p>0.008134000000155</text:p>
          </table:table-cell>
          <table:table-cell office:value-type="float" office:value="0.0547059999998965" calcext:value-type="float">
            <text:p>0.0547059999998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972920000003797" calcext:value-type="float">
            <text:p>0.09729200000038</text:p>
          </table:table-cell>
          <table:table-cell office:value-type="float" office:value="0.00160999999980049" calcext:value-type="float">
            <text:p>0.0016099999998</text:p>
          </table:table-cell>
          <table:table-cell office:value-type="float" office:value="0.0959849999999278" calcext:value-type="float">
            <text:p>0.095984999999928</text:p>
          </table:table-cell>
          <table:table-cell office:value-type="float" office:value="13.6307148933411" calcext:value-type="float">
            <text:p>13.6307148933411</text:p>
          </table:table-cell>
          <table:table-cell office:value-type="float" office:value="177.573943" calcext:value-type="float">
            <text:p>177.573943</text:p>
          </table:table-cell>
          <table:table-cell office:value-type="float" office:value="0.000260999999227351" calcext:value-type="float">
            <text:p>0.000260999999227</text:p>
          </table:table-cell>
          <table:table-cell office:value-type="float" office:value="161.085073" calcext:value-type="float">
            <text:p>161.085073</text:p>
          </table:table-cell>
          <table:table-cell office:value-type="float" office:value="1.63472399999955" calcext:value-type="float">
            <text:p>1.63472399999955</text:p>
          </table:table-cell>
          <table:table-cell office:value-type="float" office:value="0.0102600000000166" calcext:value-type="float">
            <text:p>0.010260000000017</text:p>
          </table:table-cell>
          <table:table-cell office:value-type="float" office:value="0.0794440000008763" calcext:value-type="float">
            <text:p>0.0794440000008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989629999994577" calcext:value-type="float">
            <text:p>0.098962999999458</text:p>
          </table:table-cell>
          <table:table-cell office:value-type="float" office:value="0.00155700000050274" calcext:value-type="float">
            <text:p>0.001557000000503</text:p>
          </table:table-cell>
          <table:table-cell office:value-type="float" office:value="0.0780819999999949" calcext:value-type="float">
            <text:p>0.078081999999995</text:p>
          </table:table-cell>
          <table:table-cell office:value-type="float" office:value="12.7634828090668" calcext:value-type="float">
            <text:p>12.7634828090668</text:p>
          </table:table-cell>
          <table:table-cell office:value-type="float" office:value="184.418433" calcext:value-type="float">
            <text:p>184.418433</text:p>
          </table:table-cell>
          <table:table-cell office:value-type="float" office:value="0.000251999999818509" calcext:value-type="float">
            <text:p>0.000251999999819</text:p>
          </table:table-cell>
          <table:table-cell office:value-type="float" office:value="182.377606" calcext:value-type="float">
            <text:p>182.377606</text:p>
          </table:table-cell>
          <table:table-cell office:value-type="float" office:value="1.70554400000037" calcext:value-type="float">
            <text:p>1.70554400000037</text:p>
          </table:table-cell>
          <table:table-cell office:value-type="float" office:value="0.0101629999999204" calcext:value-type="float">
            <text:p>0.01016299999992</text:p>
          </table:table-cell>
          <table:table-cell office:value-type="float" office:value="0.0495980000005147" calcext:value-type="float">
            <text:p>0.0495980000005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1773999999969" calcext:value-type="float">
            <text:p>0.111773999999969</text:p>
          </table:table-cell>
          <table:table-cell office:value-type="float" office:value="0.00169699999969453" calcext:value-type="float">
            <text:p>0.001696999999695</text:p>
          </table:table-cell>
          <table:table-cell office:value-type="float" office:value="0.100311000000147" calcext:value-type="float">
            <text:p>0.100311000000147</text:p>
          </table:table-cell>
          <table:table-cell office:value-type="float" office:value="13.9553196430206" calcext:value-type="float">
            <text:p>13.9553196430206</text:p>
          </table:table-cell>
          <table:table-cell office:value-type="float" office:value="183.849607" calcext:value-type="float">
            <text:p>183.849607</text:p>
          </table:table-cell>
          <table:table-cell office:value-type="float" office:value="0.000264999999672" calcext:value-type="float">
            <text:p>0.000264999999672</text:p>
          </table:table-cell>
          <table:table-cell office:value-type="float" office:value="205.33187" calcext:value-type="float">
            <text:p>205.33187</text:p>
          </table:table-cell>
          <table:table-cell office:value-type="float" office:value="1.6699950000002" calcext:value-type="float">
            <text:p>1.6699950000002</text:p>
          </table:table-cell>
          <table:table-cell office:value-type="float" office:value="0.0120150000002468" calcext:value-type="float">
            <text:p>0.012015000000247</text:p>
          </table:table-cell>
          <table:table-cell office:value-type="float" office:value="0.0791499999995722" calcext:value-type="float">
            <text:p>0.0791499999995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4152000000104" calcext:value-type="float">
            <text:p>0.114152000000104</text:p>
          </table:table-cell>
          <table:table-cell office:value-type="float" office:value="0.00156299999980547" calcext:value-type="float">
            <text:p>0.001562999999805</text:p>
          </table:table-cell>
          <table:table-cell office:value-type="float" office:value="0.0834179999992557" calcext:value-type="float">
            <text:p>0.083417999999256</text:p>
          </table:table-cell>
          <table:table-cell office:value-type="float" office:value="13.9824643135071" calcext:value-type="float">
            <text:p>13.9824643135071</text:p>
          </table:table-cell>
          <table:table-cell office:value-type="float" office:value="179.826265" calcext:value-type="float">
            <text:p>179.826265</text:p>
          </table:table-cell>
          <table:table-cell office:value-type="float" office:value="0.000261999999565887" calcext:value-type="float">
            <text:p>0.000261999999566</text:p>
          </table:table-cell>
          <table:table-cell office:value-type="float" office:value="201.908387" calcext:value-type="float">
            <text:p>201.908387</text:p>
          </table:table-cell>
          <table:table-cell office:value-type="float" office:value="1.76221100000021" calcext:value-type="float">
            <text:p>1.76221100000021</text:p>
          </table:table-cell>
          <table:table-cell office:value-type="float" office:value="0.00902099999984785" calcext:value-type="float">
            <text:p>0.009020999999848</text:p>
          </table:table-cell>
          <table:table-cell office:value-type="float" office:value="0.0530869999993229" calcext:value-type="float">
            <text:p>0.0530869999993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14227999999457" calcext:value-type="float">
            <text:p>0.114227999999457</text:p>
          </table:table-cell>
          <table:table-cell office:value-type="float" office:value="0.00160799999957817" calcext:value-type="float">
            <text:p>0.001607999999578</text:p>
          </table:table-cell>
          <table:table-cell office:value-type="float" office:value="0.0784929999999804" calcext:value-type="float">
            <text:p>0.07849299999998</text:p>
          </table:table-cell>
          <table:table-cell office:value-type="float" office:value="10.4490056037903" calcext:value-type="float">
            <text:p>10.4490056037903</text:p>
          </table:table-cell>
          <table:table-cell office:value-type="float" office:value="145.100946" calcext:value-type="float">
            <text:p>145.100946</text:p>
          </table:table-cell>
          <table:table-cell office:value-type="float" office:value="0.000259000000369269" calcext:value-type="float">
            <text:p>0.000259000000369</text:p>
          </table:table-cell>
          <table:table-cell office:value-type="float" office:value="138.128612" calcext:value-type="float">
            <text:p>138.128612</text:p>
          </table:table-cell>
          <table:table-cell office:value-type="float" office:value="1.34573600000022" calcext:value-type="float">
            <text:p>1.34573600000022</text:p>
          </table:table-cell>
          <table:table-cell office:value-type="float" office:value="0.00902399999995396" calcext:value-type="float">
            <text:p>0.009023999999954</text:p>
          </table:table-cell>
          <table:table-cell office:value-type="float" office:value="0.0846480000000156" calcext:value-type="float">
            <text:p>0.0846480000000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];[.C7];[.C12])" office:value-type="float" office:value="0.1042446666668" calcext:value-type="float">
            <text:p>0.1042446666668</text:p>
          </table:table-cell>
          <table:table-cell table:style-name="ce3" table:formula="of:=AVERAGE([.D2];[.D7];[.D12])" office:value-type="float" office:value="0.00158066666660946" calcext:value-type="float">
            <text:p>0.001580666666609</text:p>
          </table:table-cell>
          <table:table-cell table:style-name="ce3" table:formula="of:=AVERAGE([.E2];[.E7];[.E12])" office:value-type="float" office:value="0.0880186666666372" calcext:value-type="float">
            <text:p>0.088018666666637</text:p>
          </table:table-cell>
          <table:table-cell table:style-name="ce3" table:formula="of:=AVERAGE([.F2];[.F7];[.F12])" office:value-type="float" office:value="13.1171719233195" calcext:value-type="float">
            <text:p>13.1171719233195</text:p>
          </table:table-cell>
          <table:table-cell table:style-name="ce3" table:formula="of:=AVERAGE([.G2];[.G7];[.G12])" office:value-type="float" office:value="177.321694666667" calcext:value-type="float">
            <text:p>177.321694666667</text:p>
          </table:table-cell>
          <table:table-cell table:style-name="ce3" table:formula="of:=AVERAGE([.H2];[.H7];[.H12])" office:value-type="float" office:value="0.000288999999639827" calcext:value-type="float">
            <text:p>0.00028899999964</text:p>
          </table:table-cell>
          <table:table-cell table:style-name="ce3" table:formula="of:=AVERAGE([.I2];[.I7];[.I12])" office:value-type="float" office:value="159.327626666667" calcext:value-type="float">
            <text:p>159.327626666667</text:p>
          </table:table-cell>
          <table:table-cell table:style-name="ce3" table:formula="of:=AVERAGE([.J2];[.J7];[.J12])" office:value-type="float" office:value="1.57129533333313" calcext:value-type="float">
            <text:p>1.57129533333313</text:p>
          </table:table-cell>
          <table:table-cell table:style-name="ce3" table:formula="of:=AVERAGE([.K2];[.K7];[.K12])" office:value-type="float" office:value="0.0168963333334394" calcext:value-type="float">
            <text:p>0.016896333333439</text:p>
          </table:table-cell>
          <table:table-cell table:style-name="ce3" table:formula="of:=AVERAGE([.L2];[.L7];[.L12])" office:value-type="float" office:value="0.0811276666669301" calcext:value-type="float">
            <text:p>0.08112766666693</text:p>
          </table:table-cell>
          <table:table-cell table:style-name="ce3" table:formula="of:=AVERAGE([.M2];[.M7];[.M12])" office:value-type="float" office:value="0" calcext:value-type="float">
            <text:p>0</text:p>
          </table:table-cell>
          <table:table-cell table:style-name="ce3" table:formula="of:=AVERAGE([.N2];[.N7];[.N12])" office:value-type="float" office:value="0" calcext:value-type="float">
            <text:p>0</text:p>
          </table:table-cell>
          <table:table-cell table:style-name="ce4" table:formula="of:=SUM([.C17:.N17])" office:value-type="float" office:value="351.629945589986" calcext:value-type="float">
            <text:p>351.62994558998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3];[.C8];[.C13])" office:value-type="float" office:value="0.104034666666394" calcext:value-type="float">
            <text:p>0.104034666666394</text:p>
          </table:table-cell>
          <table:table-cell table:style-name="ce3" table:formula="of:=AVERAGE([.D3];[.D8];[.D13])" office:value-type="float" office:value="0.00158233333346895" calcext:value-type="float">
            <text:p>0.001582333333469</text:p>
          </table:table-cell>
          <table:table-cell table:style-name="ce3" table:formula="of:=AVERAGE([.E3];[.E8];[.E13])" office:value-type="float" office:value="0.0782380000000937" calcext:value-type="float">
            <text:p>0.078238000000094</text:p>
          </table:table-cell>
          <table:table-cell table:style-name="ce3" table:formula="of:=AVERAGE([.F3];[.F8];[.F13])" office:value-type="float" office:value="13.7467656135559" calcext:value-type="float">
            <text:p>13.7467656135559</text:p>
          </table:table-cell>
          <table:table-cell table:style-name="ce3" table:formula="of:=AVERAGE([.G3];[.G8];[.G13])" office:value-type="float" office:value="184.406131" calcext:value-type="float">
            <text:p>184.406131</text:p>
          </table:table-cell>
          <table:table-cell table:style-name="ce3" table:formula="of:=AVERAGE([.H3];[.H8];[.H13])" office:value-type="float" office:value="0.000266999999970115" calcext:value-type="float">
            <text:p>0.00026699999997</text:p>
          </table:table-cell>
          <table:table-cell table:style-name="ce3" table:formula="of:=AVERAGE([.I3];[.I8];[.I13])" office:value-type="float" office:value="181.042694333333" calcext:value-type="float">
            <text:p>181.042694333333</text:p>
          </table:table-cell>
          <table:table-cell table:style-name="ce3" table:formula="of:=AVERAGE([.J3];[.J8];[.J13])" office:value-type="float" office:value="1.70067633333349" calcext:value-type="float">
            <text:p>1.70067633333349</text:p>
          </table:table-cell>
          <table:table-cell table:style-name="ce3" table:formula="of:=AVERAGE([.K3];[.K8];[.K13])" office:value-type="float" office:value="0.00945499999988897" calcext:value-type="float">
            <text:p>0.009454999999889</text:p>
          </table:table-cell>
          <table:table-cell table:style-name="ce3" table:formula="of:=AVERAGE([.L3];[.L8];[.L13])" office:value-type="float" office:value="0.0612333333335376" calcext:value-type="float">
            <text:p>0.061233333333538</text:p>
          </table:table-cell>
          <table:table-cell table:style-name="ce3" table:formula="of:=AVERAGE([.M3];[.M8];[.M13])" office:value-type="float" office:value="0" calcext:value-type="float">
            <text:p>0</text:p>
          </table:table-cell>
          <table:table-cell table:style-name="ce3" table:formula="of:=AVERAGE([.N3];[.N8];[.N13])" office:value-type="float" office:value="0" calcext:value-type="float">
            <text:p>0</text:p>
          </table:table-cell>
          <table:table-cell table:style-name="ce4" table:formula="of:=SUM([.C18:.N18])" office:value-type="float" office:value="381.151077613556" calcext:value-type="float">
            <text:p>381.15107761355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];[.C9];[.C14])" office:value-type="float" office:value="0.101800000000026" calcext:value-type="float">
            <text:p>0.101800000000026</text:p>
          </table:table-cell>
          <table:table-cell table:style-name="ce3" table:formula="of:=AVERAGE([.D4];[.D9];[.D14])" office:value-type="float" office:value="0.00162733333324165" calcext:value-type="float">
            <text:p>0.001627333333242</text:p>
          </table:table-cell>
          <table:table-cell table:style-name="ce3" table:formula="of:=AVERAGE([.E4];[.E9];[.E14])" office:value-type="float" office:value="0.0840000000000979" calcext:value-type="float">
            <text:p>0.084000000000098</text:p>
          </table:table-cell>
          <table:table-cell table:style-name="ce3" table:formula="of:=AVERAGE([.F4];[.F9];[.F14])" office:value-type="float" office:value="13.178827603658" calcext:value-type="float">
            <text:p>13.178827603658</text:p>
          </table:table-cell>
          <table:table-cell table:style-name="ce3" table:formula="of:=AVERAGE([.G4];[.G9];[.G14])" office:value-type="float" office:value="184.345414666667" calcext:value-type="float">
            <text:p>184.345414666667</text:p>
          </table:table-cell>
          <table:table-cell table:style-name="ce3" table:formula="of:=AVERAGE([.H4];[.H9];[.H14])" office:value-type="float" office:value="0.000260333333244489" calcext:value-type="float">
            <text:p>0.000260333333244</text:p>
          </table:table-cell>
          <table:table-cell table:style-name="ce3" table:formula="of:=AVERAGE([.I4];[.I9];[.I14])" office:value-type="float" office:value="205.656182" calcext:value-type="float">
            <text:p>205.656182</text:p>
          </table:table-cell>
          <table:table-cell table:style-name="ce3" table:formula="of:=AVERAGE([.J4];[.J9];[.J14])" office:value-type="float" office:value="1.70406233333332" calcext:value-type="float">
            <text:p>1.70406233333332</text:p>
          </table:table-cell>
          <table:table-cell table:style-name="ce3" table:formula="of:=AVERAGE([.K4];[.K9];[.K14])" office:value-type="float" office:value="0.0126313333334262" calcext:value-type="float">
            <text:p>0.012631333333426</text:p>
          </table:table-cell>
          <table:table-cell table:style-name="ce3" table:formula="of:=AVERAGE([.L4];[.L9];[.L14])" office:value-type="float" office:value="0.0794786666665459" calcext:value-type="float">
            <text:p>0.079478666666546</text:p>
          </table:table-cell>
          <table:table-cell table:style-name="ce3" table:formula="of:=AVERAGE([.M4];[.M9];[.M14])" office:value-type="float" office:value="0" calcext:value-type="float">
            <text:p>0</text:p>
          </table:table-cell>
          <table:table-cell table:style-name="ce3" table:formula="of:=AVERAGE([.N4];[.N9];[.N14])" office:value-type="float" office:value="0" calcext:value-type="float">
            <text:p>0</text:p>
          </table:table-cell>
          <table:table-cell table:style-name="ce4" table:formula="of:=SUM([.C19:.N19])" office:value-type="float" office:value="405.164284270325" calcext:value-type="float">
            <text:p>405.164284270325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];[.C10];[.C15])" office:value-type="float" office:value="0.102342666666876" calcext:value-type="float">
            <text:p>0.102342666666876</text:p>
          </table:table-cell>
          <table:table-cell table:style-name="ce3" table:formula="of:=AVERAGE([.D5];[.D10];[.D15])" office:value-type="float" office:value="0.00158500000005309" calcext:value-type="float">
            <text:p>0.001585000000053</text:p>
          </table:table-cell>
          <table:table-cell table:style-name="ce3" table:formula="of:=AVERAGE([.E5];[.E10];[.E15])" office:value-type="float" office:value="0.0836269999997512" calcext:value-type="float">
            <text:p>0.083626999999751</text:p>
          </table:table-cell>
          <table:table-cell table:style-name="ce3" table:formula="of:=AVERAGE([.F5];[.F10];[.F15])" office:value-type="float" office:value="12.9058191776276" calcext:value-type="float">
            <text:p>12.9058191776276</text:p>
          </table:table-cell>
          <table:table-cell table:style-name="ce3" table:formula="of:=AVERAGE([.G5];[.G10];[.G15])" office:value-type="float" office:value="180.175602666667" calcext:value-type="float">
            <text:p>180.175602666667</text:p>
          </table:table-cell>
          <table:table-cell table:style-name="ce3" table:formula="of:=AVERAGE([.H5];[.H10];[.H15])" office:value-type="float" office:value="0.000261333333128277" calcext:value-type="float">
            <text:p>0.000261333333128</text:p>
          </table:table-cell>
          <table:table-cell table:style-name="ce3" table:formula="of:=AVERAGE([.I5];[.I10];[.I15])" office:value-type="float" office:value="202.155929666667" calcext:value-type="float">
            <text:p>202.155929666667</text:p>
          </table:table-cell>
          <table:table-cell table:style-name="ce3" table:formula="of:=AVERAGE([.J5];[.J10];[.J15])" office:value-type="float" office:value="1.74373166666677" calcext:value-type="float">
            <text:p>1.74373166666677</text:p>
          </table:table-cell>
          <table:table-cell table:style-name="ce3" table:formula="of:=AVERAGE([.K5];[.K10];[.K15])" office:value-type="float" office:value="0.0106983333332664" calcext:value-type="float">
            <text:p>0.010698333333267</text:p>
          </table:table-cell>
          <table:table-cell table:style-name="ce3" table:formula="of:=AVERAGE([.L5];[.L10];[.L15])" office:value-type="float" office:value="0.0634219999998701" calcext:value-type="float">
            <text:p>0.06342199999987</text:p>
          </table:table-cell>
          <table:table-cell table:style-name="ce3" table:formula="of:=AVERAGE([.M5];[.M10];[.M15])" office:value-type="float" office:value="0" calcext:value-type="float">
            <text:p>0</text:p>
          </table:table-cell>
          <table:table-cell table:style-name="ce3" table:formula="of:=AVERAGE([.N5];[.N10];[.N15])" office:value-type="float" office:value="0" calcext:value-type="float">
            <text:p>0</text:p>
          </table:table-cell>
          <table:table-cell table:style-name="ce4" table:formula="of:=SUM([.C20:.N20])" office:value-type="float" office:value="397.243019510961" calcext:value-type="float">
            <text:p>397.24301951096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6];[.C11];[.C16])" office:value-type="float" office:value="0.108196666666572" calcext:value-type="float">
            <text:p>0.108196666666572</text:p>
          </table:table-cell>
          <table:table-cell table:style-name="ce3" table:formula="of:=AVERAGE([.D6];[.D11];[.D16])" office:value-type="float" office:value="0.00163966666643016" calcext:value-type="float">
            <text:p>0.00163966666643</text:p>
          </table:table-cell>
          <table:table-cell table:style-name="ce3" table:formula="of:=AVERAGE([.E6];[.E11];[.E16])" office:value-type="float" office:value="0.0776516666666491" calcext:value-type="float">
            <text:p>0.077651666666649</text:p>
          </table:table-cell>
          <table:table-cell table:style-name="ce3" table:formula="of:=AVERAGE([.F6];[.F11];[.F16])" office:value-type="float" office:value="10.7479445139567" calcext:value-type="float">
            <text:p>10.7479445139567</text:p>
          </table:table-cell>
          <table:table-cell table:style-name="ce3" table:formula="of:=AVERAGE([.G6];[.G11];[.G16])" office:value-type="float" office:value="145.085170666667" calcext:value-type="float">
            <text:p>145.085170666667</text:p>
          </table:table-cell>
          <table:table-cell table:style-name="ce3" table:formula="of:=AVERAGE([.H6];[.H11];[.H16])" office:value-type="float" office:value="0.000263000000131797" calcext:value-type="float">
            <text:p>0.000263000000132</text:p>
          </table:table-cell>
          <table:table-cell table:style-name="ce3" table:formula="of:=AVERAGE([.I6];[.I11];[.I16])" office:value-type="float" office:value="138.242754666667" calcext:value-type="float">
            <text:p>138.242754666667</text:p>
          </table:table-cell>
          <table:table-cell table:style-name="ce3" table:formula="of:=AVERAGE([.J6];[.J11];[.J16])" office:value-type="float" office:value="1.34740066666662" calcext:value-type="float">
            <text:p>1.34740066666662</text:p>
          </table:table-cell>
          <table:table-cell table:style-name="ce3" table:formula="of:=AVERAGE([.K6];[.K11];[.K16])" office:value-type="float" office:value="0.00875900000005459" calcext:value-type="float">
            <text:p>0.008759000000055</text:p>
          </table:table-cell>
          <table:table-cell table:style-name="ce3" table:formula="of:=AVERAGE([.L6];[.L11];[.L16])" office:value-type="float" office:value="0.0744673333332837" calcext:value-type="float">
            <text:p>0.074467333333284</text:p>
          </table:table-cell>
          <table:table-cell table:style-name="ce3" table:formula="of:=AVERAGE([.M6];[.M11];[.M16])" office:value-type="float" office:value="0" calcext:value-type="float">
            <text:p>0</text:p>
          </table:table-cell>
          <table:table-cell table:style-name="ce3" table:formula="of:=AVERAGE([.N6];[.N11];[.N16])" office:value-type="float" office:value="0" calcext:value-type="float">
            <text:p>0</text:p>
          </table:table-cell>
          <table:table-cell table:style-name="ce4" table:formula="of:=SUM([.C21:.N21])" office:value-type="float" office:value="295.69424784729" calcext:value-type="float">
            <text:p>295.69424784729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17:.C21])" office:value-type="float" office:value="0.520618666666667" calcext:value-type="float">
            <text:p>0.520618666666667</text:p>
          </table:table-cell>
          <table:table-cell table:style-name="ce1" table:formula="of:=SUM([.D17:.D21])" office:value-type="float" office:value="0.0080149999998033" calcext:value-type="float">
            <text:p>0.008014999999803</text:p>
          </table:table-cell>
          <table:table-cell table:style-name="ce1" table:formula="of:=SUM([.E17:.E21])" office:value-type="float" office:value="0.411535333333229" calcext:value-type="float">
            <text:p>0.411535333333229</text:p>
          </table:table-cell>
          <table:table-cell table:style-name="ce1" table:formula="of:=SUM([.F17:.F21])" office:value-type="float" office:value="63.6965288321177" calcext:value-type="float">
            <text:p>63.6965288321177</text:p>
          </table:table-cell>
          <table:table-cell table:style-name="ce1" table:formula="of:=SUM([.G17:.G21])" office:value-type="float" office:value="871.334013666667" calcext:value-type="float">
            <text:p>871.334013666667</text:p>
          </table:table-cell>
          <table:table-cell table:style-name="ce1" table:formula="of:=SUM([.H17:.H21])" office:value-type="float" office:value="0.00134066666611451" calcext:value-type="float">
            <text:p>0.001340666666115</text:p>
          </table:table-cell>
          <table:table-cell table:style-name="ce1" table:formula="of:=SUM([.I17:.I21])" office:value-type="float" office:value="886.425187333333" calcext:value-type="float">
            <text:p>886.425187333333</text:p>
          </table:table-cell>
          <table:table-cell table:style-name="ce1" table:formula="of:=SUM([.J17:.J21])" office:value-type="float" office:value="8.06716633333332" calcext:value-type="float">
            <text:p>8.06716633333332</text:p>
          </table:table-cell>
          <table:table-cell table:style-name="ce1" table:formula="of:=SUM([.K17:.K21])" office:value-type="float" office:value="0.0584400000000755" calcext:value-type="float">
            <text:p>0.058440000000076</text:p>
          </table:table-cell>
          <table:table-cell table:style-name="ce1" table:formula="of:=SUM([.L17:.L21])" office:value-type="float" office:value="0.359729000000167" calcext:value-type="float">
            <text:p>0.359729000000167</text:p>
          </table:table-cell>
          <table:table-cell table:style-name="ce1" table:formula="of:=SUM([.M17:.M21])" office:value-type="float" office:value="0" calcext:value-type="float">
            <text:p>0</text:p>
          </table:table-cell>
          <table:table-cell table:style-name="ce1" table:formula="of:=SUM([.N17:.N21])" office:value-type="float" office:value="0" calcext:value-type="float">
            <text:p>0</text:p>
          </table:table-cell>
          <table:table-cell table:style-name="ce1" table:formula="of:=SUM([.C22:.N22])" office:value-type="float" office:value="1830.88257483212" calcext:value-type="float">
            <text:p>1830.8825748321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875379999997677" calcext:value-type="float">
            <text:p>0.087537999999768</text:p>
          </table:table-cell>
          <table:table-cell office:value-type="float" office:value="0.00155999999969936" calcext:value-type="float">
            <text:p>0.001559999999699</text:p>
          </table:table-cell>
          <table:table-cell office:value-type="float" office:value="0.0983640000004016" calcext:value-type="float">
            <text:p>0.098364000000402</text:p>
          </table:table-cell>
          <table:table-cell office:value-type="float" office:value="14.2664756774902" calcext:value-type="float">
            <text:p>14.2664756774902</text:p>
          </table:table-cell>
          <table:table-cell office:value-type="float" office:value="177.740188000001" calcext:value-type="float">
            <text:p>177.740188000001</text:p>
          </table:table-cell>
          <table:table-cell office:value-type="float" office:value="0.000261000000136846" calcext:value-type="float">
            <text:p>0.000261000000137</text:p>
          </table:table-cell>
          <table:table-cell office:value-type="float" office:value="157.961135" calcext:value-type="float">
            <text:p>157.961135</text:p>
          </table:table-cell>
          <table:table-cell office:value-type="float" office:value="1.5682340000003" calcext:value-type="float">
            <text:p>1.5682340000003</text:p>
          </table:table-cell>
          <table:table-cell office:value-type="float" office:value="0.010178000000451" calcext:value-type="float">
            <text:p>0.010178000000451</text:p>
          </table:table-cell>
          <table:table-cell office:value-type="float" office:value="0.061413999999786" calcext:value-type="float">
            <text:p>0.0614139999997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02760000000671" calcext:value-type="float">
            <text:p>0.102760000000671</text:p>
          </table:table-cell>
          <table:table-cell office:value-type="float" office:value="0.00155499999982567" calcext:value-type="float">
            <text:p>0.001554999999826</text:p>
          </table:table-cell>
          <table:table-cell office:value-type="float" office:value="0.0741299999999683" calcext:value-type="float">
            <text:p>0.074129999999968</text:p>
          </table:table-cell>
          <table:table-cell office:value-type="float" office:value="27.5902724266052" calcext:value-type="float">
            <text:p>27.5902724266052</text:p>
          </table:table-cell>
          <table:table-cell office:value-type="float" office:value="652.759813000001" calcext:value-type="float">
            <text:p>652.759813000001</text:p>
          </table:table-cell>
          <table:table-cell office:value-type="float" office:value="0.000255999999353662" calcext:value-type="float">
            <text:p>0.000255999999354</text:p>
          </table:table-cell>
          <table:table-cell office:value-type="float" office:value="202.147144" calcext:value-type="float">
            <text:p>202.147144</text:p>
          </table:table-cell>
          <table:table-cell office:value-type="float" office:value="3.16102499999943" calcext:value-type="float">
            <text:p>3.16102499999943</text:p>
          </table:table-cell>
          <table:table-cell office:value-type="float" office:value="0.00909800000044925" calcext:value-type="float">
            <text:p>0.009098000000449</text:p>
          </table:table-cell>
          <table:table-cell office:value-type="float" office:value="0.186783999999534" calcext:value-type="float">
            <text:p>0.186783999999534</text:p>
          </table:table-cell>
          <table:table-cell office:value-type="float" office:value="0.0125520000001416" calcext:value-type="float">
            <text:p>0.01255200000014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6273999999976" calcext:value-type="float">
            <text:p>0.116273999999976</text:p>
          </table:table-cell>
          <table:table-cell office:value-type="float" office:value="0.00157200000012381" calcext:value-type="float">
            <text:p>0.001572000000124</text:p>
          </table:table-cell>
          <table:table-cell office:value-type="float" office:value="0.0917180000005829" calcext:value-type="float">
            <text:p>0.091718000000583</text:p>
          </table:table-cell>
          <table:table-cell office:value-type="float" office:value="24.7644169330597" calcext:value-type="float">
            <text:p>24.7644169330597</text:p>
          </table:table-cell>
          <table:table-cell office:value-type="float" office:value="692.653285" calcext:value-type="float">
            <text:p>692.653285</text:p>
          </table:table-cell>
          <table:table-cell office:value-type="float" office:value="0.000255000000834116" calcext:value-type="float">
            <text:p>0.000255000000834</text:p>
          </table:table-cell>
          <table:table-cell office:value-type="float" office:value="227.694641" calcext:value-type="float">
            <text:p>227.694641</text:p>
          </table:table-cell>
          <table:table-cell office:value-type="float" office:value="3.53389100000004" calcext:value-type="float">
            <text:p>3.53389100000004</text:p>
          </table:table-cell>
          <table:table-cell office:value-type="float" office:value="0.0209429999995336" calcext:value-type="float">
            <text:p>0.020942999999534</text:p>
          </table:table-cell>
          <table:table-cell office:value-type="float" office:value="0.152108000001135" calcext:value-type="float">
            <text:p>0.152108000001135</text:p>
          </table:table-cell>
          <table:table-cell office:value-type="float" office:value="0.026267999999618" calcext:value-type="float">
            <text:p>0.02626799999961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01792000000387" calcext:value-type="float">
            <text:p>0.101792000000387</text:p>
          </table:table-cell>
          <table:table-cell office:value-type="float" office:value="0.000643999999738298" calcext:value-type="float">
            <text:p>0.000643999999738</text:p>
          </table:table-cell>
          <table:table-cell office:value-type="float" office:value="0.133359000000382" calcext:value-type="float">
            <text:p>0.133359000000382</text:p>
          </table:table-cell>
          <table:table-cell office:value-type="float" office:value="32.4412527084351" calcext:value-type="float">
            <text:p>32.4412527084351</text:p>
          </table:table-cell>
          <table:table-cell office:value-type="float" office:value="835.371569000001" calcext:value-type="float">
            <text:p>835.371569000001</text:p>
          </table:table-cell>
          <table:table-cell office:value-type="float" office:value="0.000265999999101041" calcext:value-type="float">
            <text:p>0.000265999999101</text:p>
          </table:table-cell>
          <table:table-cell office:value-type="float" office:value="237.610137" calcext:value-type="float">
            <text:p>237.610137</text:p>
          </table:table-cell>
          <table:table-cell office:value-type="float" office:value="4.56739300000118" calcext:value-type="float">
            <text:p>4.56739300000118</text:p>
          </table:table-cell>
          <table:table-cell office:value-type="float" office:value="0.0142230000001291" calcext:value-type="float">
            <text:p>0.014223000000129</text:p>
          </table:table-cell>
          <table:table-cell office:value-type="float" office:value="0.273272999998881" calcext:value-type="float">
            <text:p>0.273272999998881</text:p>
          </table:table-cell>
          <table:table-cell office:value-type="float" office:value="0.0190550000006624" calcext:value-type="float">
            <text:p>0.01905500000066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9704899999997" calcext:value-type="float">
            <text:p>0.09704899999997</text:p>
          </table:table-cell>
          <table:table-cell office:value-type="float" office:value="0.00161699999989651" calcext:value-type="float">
            <text:p>0.001616999999897</text:p>
          </table:table-cell>
          <table:table-cell office:value-type="float" office:value="0.110506999999416" calcext:value-type="float">
            <text:p>0.110506999999416</text:p>
          </table:table-cell>
          <table:table-cell office:value-type="float" office:value="32.5972368717194" calcext:value-type="float">
            <text:p>32.5972368717194</text:p>
          </table:table-cell>
          <table:table-cell office:value-type="float" office:value="862.339350999999" calcext:value-type="float">
            <text:p>862.339350999999</text:p>
          </table:table-cell>
          <table:table-cell office:value-type="float" office:value="0.000265999999101041" calcext:value-type="float">
            <text:p>0.000265999999101</text:p>
          </table:table-cell>
          <table:table-cell office:value-type="float" office:value="239.097674000001" calcext:value-type="float">
            <text:p>239.097674000001</text:p>
          </table:table-cell>
          <table:table-cell office:value-type="float" office:value="4.77289500000006" calcext:value-type="float">
            <text:p>4.77289500000006</text:p>
          </table:table-cell>
          <table:table-cell office:value-type="float" office:value="0.00937700000031328" calcext:value-type="float">
            <text:p>0.009377000000313</text:p>
          </table:table-cell>
          <table:table-cell office:value-type="float" office:value="0.268060000000332" calcext:value-type="float">
            <text:p>0.268060000000332</text:p>
          </table:table-cell>
          <table:table-cell office:value-type="float" office:value="0.0217549999997573" calcext:value-type="float">
            <text:p>0.02175499999975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9396000001434" calcext:value-type="float">
            <text:p>0.099396000001434</text:p>
          </table:table-cell>
          <table:table-cell office:value-type="float" office:value="0.00119999999878928" calcext:value-type="float">
            <text:p>0.001199999998789</text:p>
          </table:table-cell>
          <table:table-cell office:value-type="float" office:value="0.0491440000005241" calcext:value-type="float">
            <text:p>0.049144000000524</text:p>
          </table:table-cell>
          <table:table-cell office:value-type="float" office:value="12.4901125431061" calcext:value-type="float">
            <text:p>12.4901125431061</text:p>
          </table:table-cell>
          <table:table-cell office:value-type="float" office:value="177.565166" calcext:value-type="float">
            <text:p>177.565166</text:p>
          </table:table-cell>
          <table:table-cell office:value-type="float" office:value="0.000260999999227351" calcext:value-type="float">
            <text:p>0.000260999999227</text:p>
          </table:table-cell>
          <table:table-cell office:value-type="float" office:value="158.184142999999" calcext:value-type="float">
            <text:p>158.184142999999</text:p>
          </table:table-cell>
          <table:table-cell office:value-type="float" office:value="1.67518699999891" calcext:value-type="float">
            <text:p>1.67518699999891</text:p>
          </table:table-cell>
          <table:table-cell office:value-type="float" office:value="0.0103989999988698" calcext:value-type="float">
            <text:p>0.01039899999887</text:p>
          </table:table-cell>
          <table:table-cell office:value-type="float" office:value="0.0656459999991057" calcext:value-type="float">
            <text:p>0.0656459999991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00209999998697" calcext:value-type="float">
            <text:p>0.100209999998697</text:p>
          </table:table-cell>
          <table:table-cell office:value-type="float" office:value="0.00158699999883538" calcext:value-type="float">
            <text:p>0.001586999998835</text:p>
          </table:table-cell>
          <table:table-cell office:value-type="float" office:value="0.0923149999998714" calcext:value-type="float">
            <text:p>0.092314999999871</text:p>
          </table:table-cell>
          <table:table-cell office:value-type="float" office:value="21.6155574321747" calcext:value-type="float">
            <text:p>21.6155574321747</text:p>
          </table:table-cell>
          <table:table-cell office:value-type="float" office:value="652.856075" calcext:value-type="float">
            <text:p>652.856075</text:p>
          </table:table-cell>
          <table:table-cell office:value-type="float" office:value="0.000262999999904423" calcext:value-type="float">
            <text:p>0.000262999999904</text:p>
          </table:table-cell>
          <table:table-cell office:value-type="float" office:value="200.741898" calcext:value-type="float">
            <text:p>200.741898</text:p>
          </table:table-cell>
          <table:table-cell office:value-type="float" office:value="3.244877000001" calcext:value-type="float">
            <text:p>3.244877000001</text:p>
          </table:table-cell>
          <table:table-cell office:value-type="float" office:value="0.0103120000003401" calcext:value-type="float">
            <text:p>0.01031200000034</text:p>
          </table:table-cell>
          <table:table-cell office:value-type="float" office:value="0.212224000000788" calcext:value-type="float">
            <text:p>0.212224000000788</text:p>
          </table:table-cell>
          <table:table-cell office:value-type="float" office:value="0.0264029999998456" calcext:value-type="float">
            <text:p>0.02640299999984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1842000000252" calcext:value-type="float">
            <text:p>0.111842000000252</text:p>
          </table:table-cell>
          <table:table-cell office:value-type="float" office:value="0.00165999999990163" calcext:value-type="float">
            <text:p>0.001659999999902</text:p>
          </table:table-cell>
          <table:table-cell office:value-type="float" office:value="0.0926089999993565" calcext:value-type="float">
            <text:p>0.092608999999357</text:p>
          </table:table-cell>
          <table:table-cell office:value-type="float" office:value="24.0359053611755" calcext:value-type="float">
            <text:p>24.0359053611755</text:p>
          </table:table-cell>
          <table:table-cell office:value-type="float" office:value="693.266283999999" calcext:value-type="float">
            <text:p>693.266283999999</text:p>
          </table:table-cell>
          <table:table-cell office:value-type="float" office:value="0.000256000001172652" calcext:value-type="float">
            <text:p>0.000256000001173</text:p>
          </table:table-cell>
          <table:table-cell office:value-type="float" office:value="227.860229" calcext:value-type="float">
            <text:p>227.860229</text:p>
          </table:table-cell>
          <table:table-cell office:value-type="float" office:value="3.62341899999956" calcext:value-type="float">
            <text:p>3.62341899999956</text:p>
          </table:table-cell>
          <table:table-cell office:value-type="float" office:value="0.0105520000015531" calcext:value-type="float">
            <text:p>0.010552000001553</text:p>
          </table:table-cell>
          <table:table-cell office:value-type="float" office:value="0.168582000000242" calcext:value-type="float">
            <text:p>0.168582000000242</text:p>
          </table:table-cell>
          <table:table-cell office:value-type="float" office:value="0.0198290000007546" calcext:value-type="float">
            <text:p>0.01982900000075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995290000009845" calcext:value-type="float">
            <text:p>0.099529000000985</text:p>
          </table:table-cell>
          <table:table-cell office:value-type="float" office:value="0.00157599999874947" calcext:value-type="float">
            <text:p>0.001575999998749</text:p>
          </table:table-cell>
          <table:table-cell office:value-type="float" office:value="0.106202000000849" calcext:value-type="float">
            <text:p>0.106202000000849</text:p>
          </table:table-cell>
          <table:table-cell office:value-type="float" office:value="32.1485540866852" calcext:value-type="float">
            <text:p>32.1485540866852</text:p>
          </table:table-cell>
          <table:table-cell office:value-type="float" office:value="835.85319" calcext:value-type="float">
            <text:p>835.85319</text:p>
          </table:table-cell>
          <table:table-cell office:value-type="float" office:value="0.000260000000707805" calcext:value-type="float">
            <text:p>0.000260000000708</text:p>
          </table:table-cell>
          <table:table-cell office:value-type="float" office:value="241.474054" calcext:value-type="float">
            <text:p>241.474054</text:p>
          </table:table-cell>
          <table:table-cell office:value-type="float" office:value="4.57538700000077" calcext:value-type="float">
            <text:p>4.57538700000077</text:p>
          </table:table-cell>
          <table:table-cell office:value-type="float" office:value="0.00872800000070129" calcext:value-type="float">
            <text:p>0.008728000000701</text:p>
          </table:table-cell>
          <table:table-cell office:value-type="float" office:value="0.244029000001319" calcext:value-type="float">
            <text:p>0.244029000001319</text:p>
          </table:table-cell>
          <table:table-cell office:value-type="float" office:value="0.0544649999992544" calcext:value-type="float">
            <text:p>0.05446499999925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111284000000524" calcext:value-type="float">
            <text:p>0.111284000000524</text:p>
          </table:table-cell>
          <table:table-cell office:value-type="float" office:value="0.000727999999071471" calcext:value-type="float">
            <text:p>0.000727999999071</text:p>
          </table:table-cell>
          <table:table-cell office:value-type="float" office:value="0.0780479999993986" calcext:value-type="float">
            <text:p>0.078047999999399</text:p>
          </table:table-cell>
          <table:table-cell office:value-type="float" office:value="33.2270314693451" calcext:value-type="float">
            <text:p>33.2270314693451</text:p>
          </table:table-cell>
          <table:table-cell office:value-type="float" office:value="862.82898" calcext:value-type="float">
            <text:p>862.82898</text:p>
          </table:table-cell>
          <table:table-cell office:value-type="float" office:value="0.000260999999227351" calcext:value-type="float">
            <text:p>0.000260999999227</text:p>
          </table:table-cell>
          <table:table-cell office:value-type="float" office:value="240.646124000001" calcext:value-type="float">
            <text:p>240.646124000001</text:p>
          </table:table-cell>
          <table:table-cell office:value-type="float" office:value="4.91993900000125" calcext:value-type="float">
            <text:p>4.91993900000125</text:p>
          </table:table-cell>
          <table:table-cell office:value-type="float" office:value="0.00927199999932782" calcext:value-type="float">
            <text:p>0.009271999999328</text:p>
          </table:table-cell>
          <table:table-cell office:value-type="float" office:value="0.222120000000359" calcext:value-type="float">
            <text:p>0.222120000000359</text:p>
          </table:table-cell>
          <table:table-cell office:value-type="float" office:value="0.023153000000093" calcext:value-type="float">
            <text:p>0.02315300000009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992420000002312" calcext:value-type="float">
            <text:p>0.099242000000231</text:p>
          </table:table-cell>
          <table:table-cell office:value-type="float" office:value="0.00162799999998242" calcext:value-type="float">
            <text:p>0.001627999999982</text:p>
          </table:table-cell>
          <table:table-cell office:value-type="float" office:value="0.0720920000003389" calcext:value-type="float">
            <text:p>0.072092000000339</text:p>
          </table:table-cell>
          <table:table-cell office:value-type="float" office:value="12.4873433113098" calcext:value-type="float">
            <text:p>12.4873433113098</text:p>
          </table:table-cell>
          <table:table-cell office:value-type="float" office:value="177.139019" calcext:value-type="float">
            <text:p>177.139019</text:p>
          </table:table-cell>
          <table:table-cell office:value-type="float" office:value="0.000256999999692198" calcext:value-type="float">
            <text:p>0.000256999999692</text:p>
          </table:table-cell>
          <table:table-cell office:value-type="float" office:value="160.024406" calcext:value-type="float">
            <text:p>160.024406</text:p>
          </table:table-cell>
          <table:table-cell office:value-type="float" office:value="1.63182799999959" calcext:value-type="float">
            <text:p>1.63182799999959</text:p>
          </table:table-cell>
          <table:table-cell office:value-type="float" office:value="0.00754199999937555" calcext:value-type="float">
            <text:p>0.007541999999376</text:p>
          </table:table-cell>
          <table:table-cell office:value-type="float" office:value="0.0649959999991552" calcext:value-type="float">
            <text:p>0.0649959999991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919510000003356" calcext:value-type="float">
            <text:p>0.091951000000336</text:p>
          </table:table-cell>
          <table:table-cell office:value-type="float" office:value="0.000679000000673113" calcext:value-type="float">
            <text:p>0.000679000000673</text:p>
          </table:table-cell>
          <table:table-cell office:value-type="float" office:value="0.055688000000373" calcext:value-type="float">
            <text:p>0.055688000000373</text:p>
          </table:table-cell>
          <table:table-cell office:value-type="float" office:value="21.710520029068" calcext:value-type="float">
            <text:p>21.710520029068</text:p>
          </table:table-cell>
          <table:table-cell office:value-type="float" office:value="654.418352000001" calcext:value-type="float">
            <text:p>654.418352000001</text:p>
          </table:table-cell>
          <table:table-cell office:value-type="float" office:value="0.000262000001384877" calcext:value-type="float">
            <text:p>0.000262000001385</text:p>
          </table:table-cell>
          <table:table-cell office:value-type="float" office:value="204.443261" calcext:value-type="float">
            <text:p>204.443261</text:p>
          </table:table-cell>
          <table:table-cell office:value-type="float" office:value="3.2595459999975" calcext:value-type="float">
            <text:p>3.2595459999975</text:p>
          </table:table-cell>
          <table:table-cell office:value-type="float" office:value="0.00960599999962142" calcext:value-type="float">
            <text:p>0.009605999999621</text:p>
          </table:table-cell>
          <table:table-cell office:value-type="float" office:value="0.22019999999975" calcext:value-type="float">
            <text:p>0.22019999999975</text:p>
          </table:table-cell>
          <table:table-cell office:value-type="float" office:value="0.0270840000011958" calcext:value-type="float">
            <text:p>0.02708400000119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00560000002588" calcext:value-type="float">
            <text:p>0.100560000002588</text:p>
          </table:table-cell>
          <table:table-cell office:value-type="float" office:value="0.00162599999748636" calcext:value-type="float">
            <text:p>0.001625999997486</text:p>
          </table:table-cell>
          <table:table-cell office:value-type="float" office:value="0.137527999999293" calcext:value-type="float">
            <text:p>0.137527999999293</text:p>
          </table:table-cell>
          <table:table-cell office:value-type="float" office:value="24.399751663208" calcext:value-type="float">
            <text:p>24.399751663208</text:p>
          </table:table-cell>
          <table:table-cell office:value-type="float" office:value="691.920243000001" calcext:value-type="float">
            <text:p>691.920243000001</text:p>
          </table:table-cell>
          <table:table-cell office:value-type="float" office:value="0.000264000002061948" calcext:value-type="float">
            <text:p>0.000264000002062</text:p>
          </table:table-cell>
          <table:table-cell office:value-type="float" office:value="226.305753000001" calcext:value-type="float">
            <text:p>226.305753000001</text:p>
          </table:table-cell>
          <table:table-cell office:value-type="float" office:value="3.52315799999997" calcext:value-type="float">
            <text:p>3.52315799999997</text:p>
          </table:table-cell>
          <table:table-cell office:value-type="float" office:value="0.00886399999944842" calcext:value-type="float">
            <text:p>0.008863999999448</text:p>
          </table:table-cell>
          <table:table-cell office:value-type="float" office:value="0.15942300000097" calcext:value-type="float">
            <text:p>0.15942300000097</text:p>
          </table:table-cell>
          <table:table-cell office:value-type="float" office:value="0.0360289999989618" calcext:value-type="float">
            <text:p>0.03602899999896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984319999988657" calcext:value-type="float">
            <text:p>0.098431999998866</text:p>
          </table:table-cell>
          <table:table-cell office:value-type="float" office:value="0.00154900000052294" calcext:value-type="float">
            <text:p>0.001549000000523</text:p>
          </table:table-cell>
          <table:table-cell office:value-type="float" office:value="0.109197000001586" calcext:value-type="float">
            <text:p>0.109197000001586</text:p>
          </table:table-cell>
          <table:table-cell office:value-type="float" office:value="31.8824679851532" calcext:value-type="float">
            <text:p>31.8824679851532</text:p>
          </table:table-cell>
          <table:table-cell office:value-type="float" office:value="836.475524000001" calcext:value-type="float">
            <text:p>836.475524000001</text:p>
          </table:table-cell>
          <table:table-cell office:value-type="float" office:value="0.000261999997746898" calcext:value-type="float">
            <text:p>0.000261999997747</text:p>
          </table:table-cell>
          <table:table-cell office:value-type="float" office:value="240.622106999999" calcext:value-type="float">
            <text:p>240.622106999999</text:p>
          </table:table-cell>
          <table:table-cell office:value-type="float" office:value="4.72990500000014" calcext:value-type="float">
            <text:p>4.72990500000014</text:p>
          </table:table-cell>
          <table:table-cell office:value-type="float" office:value="0.0101149999973131" calcext:value-type="float">
            <text:p>0.010114999997313</text:p>
          </table:table-cell>
          <table:table-cell office:value-type="float" office:value="0.271068000001833" calcext:value-type="float">
            <text:p>0.271068000001833</text:p>
          </table:table-cell>
          <table:table-cell office:value-type="float" office:value="0.019083999999566" calcext:value-type="float">
            <text:p>0.01908399999956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945390000015323" calcext:value-type="float">
            <text:p>0.094539000001532</text:p>
          </table:table-cell>
          <table:table-cell office:value-type="float" office:value="0.00157400000171037" calcext:value-type="float">
            <text:p>0.00157400000171</text:p>
          </table:table-cell>
          <table:table-cell office:value-type="float" office:value="0.117869000001519" calcext:value-type="float">
            <text:p>0.117869000001519</text:p>
          </table:table-cell>
          <table:table-cell office:value-type="float" office:value="33.557587146759" calcext:value-type="float">
            <text:p>33.557587146759</text:p>
          </table:table-cell>
          <table:table-cell office:value-type="float" office:value="861.016565000002" calcext:value-type="float">
            <text:p>861.016565000002</text:p>
          </table:table-cell>
          <table:table-cell office:value-type="float" office:value="0.000259999997069826" calcext:value-type="float">
            <text:p>0.00025999999707</text:p>
          </table:table-cell>
          <table:table-cell office:value-type="float" office:value="243.263040999998" calcext:value-type="float">
            <text:p>243.263040999998</text:p>
          </table:table-cell>
          <table:table-cell office:value-type="float" office:value="4.92838599999959" calcext:value-type="float">
            <text:p>4.92838599999959</text:p>
          </table:table-cell>
          <table:table-cell office:value-type="float" office:value="0.0101940000022296" calcext:value-type="float">
            <text:p>0.01019400000223</text:p>
          </table:table-cell>
          <table:table-cell office:value-type="float" office:value="0.264901999998983" calcext:value-type="float">
            <text:p>0.264901999998983</text:p>
          </table:table-cell>
          <table:table-cell office:value-type="float" office:value="0.049261000000115" calcext:value-type="float">
            <text:p>0.04926100000011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4];[.C29];[.C34])" office:value-type="float" office:value="0.0953920000004776" calcext:value-type="float">
            <text:p>0.095392000000478</text:p>
          </table:table-cell>
          <table:table-cell table:style-name="ce3" table:formula="of:=AVERAGE([.D24];[.D29];[.D34])" office:value-type="float" office:value="0.00146266666615702" calcext:value-type="float">
            <text:p>0.001462666666157</text:p>
          </table:table-cell>
          <table:table-cell table:style-name="ce3" table:formula="of:=AVERAGE([.E24];[.E29];[.E34])" office:value-type="float" office:value="0.0732000000004215" calcext:value-type="float">
            <text:p>0.073200000000422</text:p>
          </table:table-cell>
          <table:table-cell table:style-name="ce3" table:formula="of:=AVERAGE([.F24];[.F29];[.F34])" office:value-type="float" office:value="13.0813105106354" calcext:value-type="float">
            <text:p>13.0813105106354</text:p>
          </table:table-cell>
          <table:table-cell table:style-name="ce3" table:formula="of:=AVERAGE([.G24];[.G29];[.G34])" office:value-type="float" office:value="177.481457666667" calcext:value-type="float">
            <text:p>177.481457666667</text:p>
          </table:table-cell>
          <table:table-cell table:style-name="ce3" table:formula="of:=AVERAGE([.H24];[.H29];[.H34])" office:value-type="float" office:value="0.000259666666352132" calcext:value-type="float">
            <text:p>0.000259666666352</text:p>
          </table:table-cell>
          <table:table-cell table:style-name="ce3" table:formula="of:=AVERAGE([.I24];[.I29];[.I34])" office:value-type="float" office:value="158.723228" calcext:value-type="float">
            <text:p>158.723228</text:p>
          </table:table-cell>
          <table:table-cell table:style-name="ce3" table:formula="of:=AVERAGE([.J24];[.J29];[.J34])" office:value-type="float" office:value="1.6250829999996" calcext:value-type="float">
            <text:p>1.6250829999996</text:p>
          </table:table-cell>
          <table:table-cell table:style-name="ce3" table:formula="of:=AVERAGE([.K24];[.K29];[.K34])" office:value-type="float" office:value="0.00937299999956545" calcext:value-type="float">
            <text:p>0.009372999999565</text:p>
          </table:table-cell>
          <table:table-cell table:style-name="ce3" table:formula="of:=AVERAGE([.L24];[.L29];[.L34])" office:value-type="float" office:value="0.0640186666660156" calcext:value-type="float">
            <text:p>0.064018666666016</text:p>
          </table:table-cell>
          <table:table-cell table:style-name="ce3" table:formula="of:=AVERAGE([.M24];[.M29];[.M34])" office:value-type="float" office:value="0" calcext:value-type="float">
            <text:p>0</text:p>
          </table:table-cell>
          <table:table-cell table:style-name="ce3" table:formula="of:=AVERAGE([.N24];[.N29];[.N34])" office:value-type="float" office:value="0" calcext:value-type="float">
            <text:p>0</text:p>
          </table:table-cell>
          <table:table-cell table:style-name="ce4" table:formula="of:=SUM([.C39:.N39])" office:value-type="float" office:value="351.154785177301" calcext:value-type="float">
            <text:p>351.15478517730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5];[.C30];[.C35])" office:value-type="float" office:value="0.0983069999999012" calcext:value-type="float">
            <text:p>0.098306999999901</text:p>
          </table:table-cell>
          <table:table-cell table:style-name="ce3" table:formula="of:=AVERAGE([.D25];[.D30];[.D35])" office:value-type="float" office:value="0.00127366666644472" calcext:value-type="float">
            <text:p>0.001273666666445</text:p>
          </table:table-cell>
          <table:table-cell table:style-name="ce3" table:formula="of:=AVERAGE([.E25];[.E30];[.E35])" office:value-type="float" office:value="0.0740443333334042" calcext:value-type="float">
            <text:p>0.074044333333404</text:p>
          </table:table-cell>
          <table:table-cell table:style-name="ce3" table:formula="of:=AVERAGE([.F25];[.F30];[.F35])" office:value-type="float" office:value="23.6387832959493" calcext:value-type="float">
            <text:p>23.6387832959493</text:p>
          </table:table-cell>
          <table:table-cell table:style-name="ce3" table:formula="of:=AVERAGE([.G25];[.G30];[.G35])" office:value-type="float" office:value="653.344746666668" calcext:value-type="float">
            <text:p>653.344746666668</text:p>
          </table:table-cell>
          <table:table-cell table:style-name="ce3" table:formula="of:=AVERAGE([.H25];[.H30];[.H35])" office:value-type="float" office:value="0.000260333333547654" calcext:value-type="float">
            <text:p>0.000260333333548</text:p>
          </table:table-cell>
          <table:table-cell table:style-name="ce3" table:formula="of:=AVERAGE([.I25];[.I30];[.I35])" office:value-type="float" office:value="202.444101" calcext:value-type="float">
            <text:p>202.444101</text:p>
          </table:table-cell>
          <table:table-cell table:style-name="ce3" table:formula="of:=AVERAGE([.J25];[.J30];[.J35])" office:value-type="float" office:value="3.22181599999931" calcext:value-type="float">
            <text:p>3.22181599999931</text:p>
          </table:table-cell>
          <table:table-cell table:style-name="ce3" table:formula="of:=AVERAGE([.K25];[.K30];[.K35])" office:value-type="float" office:value="0.00967200000013692" calcext:value-type="float">
            <text:p>0.009672000000137</text:p>
          </table:table-cell>
          <table:table-cell table:style-name="ce3" table:formula="of:=AVERAGE([.L25];[.L30];[.L35])" office:value-type="float" office:value="0.206402666666691" calcext:value-type="float">
            <text:p>0.206402666666691</text:p>
          </table:table-cell>
          <table:table-cell table:style-name="ce3" table:formula="of:=AVERAGE([.M25];[.M30];[.M35])" office:value-type="float" office:value="0.0220130000003943" calcext:value-type="float">
            <text:p>0.022013000000394</text:p>
          </table:table-cell>
          <table:table-cell table:style-name="ce3" table:formula="of:=AVERAGE([.N25];[.N30];[.N35])" office:value-type="float" office:value="0" calcext:value-type="float">
            <text:p>0</text:p>
          </table:table-cell>
          <table:table-cell table:style-name="ce4" table:formula="of:=SUM([.C40:.N40])" office:value-type="float" office:value="883.061419962617" calcext:value-type="float">
            <text:p>883.061419962617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6];[.C31];[.C36])" office:value-type="float" office:value="0.109558666667605" calcext:value-type="float">
            <text:p>0.109558666667605</text:p>
          </table:table-cell>
          <table:table-cell table:style-name="ce3" table:formula="of:=AVERAGE([.D26];[.D31];[.D36])" office:value-type="float" office:value="0.00161933333250393" calcext:value-type="float">
            <text:p>0.001619333332504</text:p>
          </table:table-cell>
          <table:table-cell table:style-name="ce3" table:formula="of:=AVERAGE([.E26];[.E31];[.E36])" office:value-type="float" office:value="0.107284999999744" calcext:value-type="float">
            <text:p>0.107284999999744</text:p>
          </table:table-cell>
          <table:table-cell table:style-name="ce3" table:formula="of:=AVERAGE([.F26];[.F31];[.F36])" office:value-type="float" office:value="24.4000246524811" calcext:value-type="float">
            <text:p>24.4000246524811</text:p>
          </table:table-cell>
          <table:table-cell table:style-name="ce3" table:formula="of:=AVERAGE([.G26];[.G31];[.G36])" office:value-type="float" office:value="692.613270666667" calcext:value-type="float">
            <text:p>692.613270666667</text:p>
          </table:table-cell>
          <table:table-cell table:style-name="ce3" table:formula="of:=AVERAGE([.H26];[.H31];[.H36])" office:value-type="float" office:value="0.000258333334689572" calcext:value-type="float">
            <text:p>0.00025833333469</text:p>
          </table:table-cell>
          <table:table-cell table:style-name="ce3" table:formula="of:=AVERAGE([.I26];[.I31];[.I36])" office:value-type="float" office:value="227.286874333334" calcext:value-type="float">
            <text:p>227.286874333334</text:p>
          </table:table-cell>
          <table:table-cell table:style-name="ce3" table:formula="of:=AVERAGE([.J26];[.J31];[.J36])" office:value-type="float" office:value="3.56015599999986" calcext:value-type="float">
            <text:p>3.56015599999986</text:p>
          </table:table-cell>
          <table:table-cell table:style-name="ce3" table:formula="of:=AVERAGE([.K26];[.K31];[.K36])" office:value-type="float" office:value="0.0134530000001784" calcext:value-type="float">
            <text:p>0.013453000000178</text:p>
          </table:table-cell>
          <table:table-cell table:style-name="ce3" table:formula="of:=AVERAGE([.L26];[.L31];[.L36])" office:value-type="float" office:value="0.160037666667449" calcext:value-type="float">
            <text:p>0.160037666667449</text:p>
          </table:table-cell>
          <table:table-cell table:style-name="ce3" table:formula="of:=AVERAGE([.M26];[.M31];[.M36])" office:value-type="float" office:value="0.0273753333331115" calcext:value-type="float">
            <text:p>0.027375333333112</text:p>
          </table:table-cell>
          <table:table-cell table:style-name="ce3" table:formula="of:=AVERAGE([.N26];[.N31];[.N36])" office:value-type="float" office:value="0" calcext:value-type="float">
            <text:p>0</text:p>
          </table:table-cell>
          <table:table-cell table:style-name="ce4" table:formula="of:=SUM([.C41:.N41])" office:value-type="float" office:value="948.279912985817" calcext:value-type="float">
            <text:p>948.279912985817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7];[.C32];[.C37])" office:value-type="float" office:value="0.0999176666667457" calcext:value-type="float">
            <text:p>0.099917666666746</text:p>
          </table:table-cell>
          <table:table-cell table:style-name="ce3" table:formula="of:=AVERAGE([.D27];[.D32];[.D37])" office:value-type="float" office:value="0.00125633333300357" calcext:value-type="float">
            <text:p>0.001256333333004</text:p>
          </table:table-cell>
          <table:table-cell table:style-name="ce3" table:formula="of:=AVERAGE([.E27];[.E32];[.E37])" office:value-type="float" office:value="0.116252666667606" calcext:value-type="float">
            <text:p>0.116252666667606</text:p>
          </table:table-cell>
          <table:table-cell table:style-name="ce3" table:formula="of:=AVERAGE([.F27];[.F32];[.F37])" office:value-type="float" office:value="32.1574249267578" calcext:value-type="float">
            <text:p>32.1574249267578</text:p>
          </table:table-cell>
          <table:table-cell table:style-name="ce3" table:formula="of:=AVERAGE([.G27];[.G32];[.G37])" office:value-type="float" office:value="835.900094333334" calcext:value-type="float">
            <text:p>835.900094333334</text:p>
          </table:table-cell>
          <table:table-cell table:style-name="ce3" table:formula="of:=AVERAGE([.H27];[.H32];[.H37])" office:value-type="float" office:value="0.000262666665851915" calcext:value-type="float">
            <text:p>0.000262666665852</text:p>
          </table:table-cell>
          <table:table-cell table:style-name="ce3" table:formula="of:=AVERAGE([.I27];[.I32];[.I37])" office:value-type="float" office:value="239.902099333333" calcext:value-type="float">
            <text:p>239.902099333333</text:p>
          </table:table-cell>
          <table:table-cell table:style-name="ce3" table:formula="of:=AVERAGE([.J27];[.J32];[.J37])" office:value-type="float" office:value="4.62422833333403" calcext:value-type="float">
            <text:p>4.62422833333403</text:p>
          </table:table-cell>
          <table:table-cell table:style-name="ce3" table:formula="of:=AVERAGE([.K27];[.K32];[.K37])" office:value-type="float" office:value="0.0110219999993812" calcext:value-type="float">
            <text:p>0.011021999999381</text:p>
          </table:table-cell>
          <table:table-cell table:style-name="ce3" table:formula="of:=AVERAGE([.L27];[.L32];[.L37])" office:value-type="float" office:value="0.262790000000678" calcext:value-type="float">
            <text:p>0.262790000000678</text:p>
          </table:table-cell>
          <table:table-cell table:style-name="ce3" table:formula="of:=AVERAGE([.M27];[.M32];[.M37])" office:value-type="float" office:value="0.0308679999998276" calcext:value-type="float">
            <text:p>0.030867999999828</text:p>
          </table:table-cell>
          <table:table-cell table:style-name="ce3" table:formula="of:=AVERAGE([.N27];[.N32];[.N37])" office:value-type="float" office:value="0" calcext:value-type="float">
            <text:p>0</text:p>
          </table:table-cell>
          <table:table-cell table:style-name="ce4" table:formula="of:=SUM([.C42:.N42])" office:value-type="float" office:value="1113.10621626009" calcext:value-type="float">
            <text:p>1113.10621626009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8];[.C33];[.C38])" office:value-type="float" office:value="0.100957333334009" calcext:value-type="float">
            <text:p>0.100957333334009</text:p>
          </table:table-cell>
          <table:table-cell table:style-name="ce3" table:formula="of:=AVERAGE([.D28];[.D33];[.D38])" office:value-type="float" office:value="0.00130633333355945" calcext:value-type="float">
            <text:p>0.001306333333559</text:p>
          </table:table-cell>
          <table:table-cell table:style-name="ce3" table:formula="of:=AVERAGE([.E28];[.E33];[.E38])" office:value-type="float" office:value="0.102141333333445" calcext:value-type="float">
            <text:p>0.102141333333445</text:p>
          </table:table-cell>
          <table:table-cell table:style-name="ce3" table:formula="of:=AVERAGE([.F28];[.F33];[.F38])" office:value-type="float" office:value="33.1272851626078" calcext:value-type="float">
            <text:p>33.1272851626078</text:p>
          </table:table-cell>
          <table:table-cell table:style-name="ce3" table:formula="of:=AVERAGE([.G28];[.G33];[.G38])" office:value-type="float" office:value="862.061632" calcext:value-type="float">
            <text:p>862.061632</text:p>
          </table:table-cell>
          <table:table-cell table:style-name="ce3" table:formula="of:=AVERAGE([.H28];[.H33];[.H38])" office:value-type="float" office:value="0.000262333331799406" calcext:value-type="float">
            <text:p>0.000262333331799</text:p>
          </table:table-cell>
          <table:table-cell table:style-name="ce3" table:formula="of:=AVERAGE([.I28];[.I33];[.I38])" office:value-type="float" office:value="241.002279666667" calcext:value-type="float">
            <text:p>241.002279666667</text:p>
          </table:table-cell>
          <table:table-cell table:style-name="ce3" table:formula="of:=AVERAGE([.J28];[.J33];[.J38])" office:value-type="float" office:value="4.8737400000003" calcext:value-type="float">
            <text:p>4.8737400000003</text:p>
          </table:table-cell>
          <table:table-cell table:style-name="ce3" table:formula="of:=AVERAGE([.K28];[.K33];[.K38])" office:value-type="float" office:value="0.0096143333339569" calcext:value-type="float">
            <text:p>0.009614333333957</text:p>
          </table:table-cell>
          <table:table-cell table:style-name="ce3" table:formula="of:=AVERAGE([.L28];[.L33];[.L38])" office:value-type="float" office:value="0.251693999999891" calcext:value-type="float">
            <text:p>0.251693999999891</text:p>
          </table:table-cell>
          <table:table-cell table:style-name="ce3" table:formula="of:=AVERAGE([.M28];[.M33];[.M38])" office:value-type="float" office:value="0.0313896666666551" calcext:value-type="float">
            <text:p>0.031389666666655</text:p>
          </table:table-cell>
          <table:table-cell table:style-name="ce3" table:formula="of:=AVERAGE([.N28];[.N33];[.N38])" office:value-type="float" office:value="0" calcext:value-type="float">
            <text:p>0</text:p>
          </table:table-cell>
          <table:table-cell table:style-name="ce4" table:formula="of:=SUM([.C43:.N43])" office:value-type="float" office:value="1141.56230216261" calcext:value-type="float">
            <text:p>1141.56230216261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39:.C43])" office:value-type="float" office:value="0.504132666668739" calcext:value-type="float">
            <text:p>0.504132666668739</text:p>
          </table:table-cell>
          <table:table-cell table:style-name="ce1" table:formula="of:=SUM([.D39:.D43])" office:value-type="float" office:value="0.0069183333316687" calcext:value-type="float">
            <text:p>0.006918333331669</text:p>
          </table:table-cell>
          <table:table-cell table:style-name="ce1" table:formula="of:=SUM([.E39:.E43])" office:value-type="float" office:value="0.47292333333462" calcext:value-type="float">
            <text:p>0.47292333333462</text:p>
          </table:table-cell>
          <table:table-cell table:style-name="ce1" table:formula="of:=SUM([.F39:.F43])" office:value-type="float" office:value="126.404828548431" calcext:value-type="float">
            <text:p>126.404828548431</text:p>
          </table:table-cell>
          <table:table-cell table:style-name="ce1" table:formula="of:=SUM([.G39:.G43])" office:value-type="float" office:value="3221.40120133334" calcext:value-type="float">
            <text:p>3221.40120133334</text:p>
          </table:table-cell>
          <table:table-cell table:style-name="ce1" table:formula="of:=SUM([.H39:.H43])" office:value-type="float" office:value="0.00130333333224068" calcext:value-type="float">
            <text:p>0.001303333332241</text:p>
          </table:table-cell>
          <table:table-cell table:style-name="ce1" table:formula="of:=SUM([.I39:.I43])" office:value-type="float" office:value="1069.35858233333" calcext:value-type="float">
            <text:p>1069.35858233333</text:p>
          </table:table-cell>
          <table:table-cell table:style-name="ce1" table:formula="of:=SUM([.J39:.J43])" office:value-type="float" office:value="17.9050233333331" calcext:value-type="float">
            <text:p>17.9050233333331</text:p>
          </table:table-cell>
          <table:table-cell table:style-name="ce1" table:formula="of:=SUM([.K39:.K43])" office:value-type="float" office:value="0.0531343333332188" calcext:value-type="float">
            <text:p>0.053134333333219</text:p>
          </table:table-cell>
          <table:table-cell table:style-name="ce1" table:formula="of:=SUM([.L39:.L43])" office:value-type="float" office:value="0.944943000000724" calcext:value-type="float">
            <text:p>0.944943000000724</text:p>
          </table:table-cell>
          <table:table-cell table:style-name="ce1" table:formula="of:=SUM([.M39:.M43])" office:value-type="float" office:value="0.111645999999989" calcext:value-type="float">
            <text:p>0.111645999999989</text:p>
          </table:table-cell>
          <table:table-cell table:style-name="ce1" table:formula="of:=SUM([.N39:.N43])" office:value-type="float" office:value="0" calcext:value-type="float">
            <text:p>0</text:p>
          </table:table-cell>
          <table:table-cell table:style-name="ce1" table:formula="of:=SUM([.C44:.N44])" office:value-type="float" office:value="4437.16463654843" calcext:value-type="float">
            <text:p>4437.1646365484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914510000002338" calcext:value-type="float">
            <text:p>0.091451000000234</text:p>
          </table:table-cell>
          <table:table-cell office:value-type="float" office:value="0.00164299999960349" calcext:value-type="float">
            <text:p>0.001642999999603</text:p>
          </table:table-cell>
          <table:table-cell office:value-type="float" office:value="0.0762880000002042" calcext:value-type="float">
            <text:p>0.076288000000204</text:p>
          </table:table-cell>
          <table:table-cell office:value-type="float" office:value="12.1204323768616" calcext:value-type="float">
            <text:p>12.1204323768616</text:p>
          </table:table-cell>
          <table:table-cell office:value-type="float" office:value="177.449843999999" calcext:value-type="float">
            <text:p>177.449843999999</text:p>
          </table:table-cell>
          <table:table-cell office:value-type="float" office:value="0.000256999999692198" calcext:value-type="float">
            <text:p>0.000256999999692</text:p>
          </table:table-cell>
          <table:table-cell office:value-type="float" office:value="159.578382" calcext:value-type="float">
            <text:p>159.578382</text:p>
          </table:table-cell>
          <table:table-cell office:value-type="float" office:value="1.54532299999846" calcext:value-type="float">
            <text:p>1.54532299999846</text:p>
          </table:table-cell>
          <table:table-cell office:value-type="float" office:value="0.0107229999994161" calcext:value-type="float">
            <text:p>0.010722999999416</text:p>
          </table:table-cell>
          <table:table-cell office:value-type="float" office:value="0.0854570000010426" calcext:value-type="float">
            <text:p>0.085457000001043</text:p>
          </table:table-cell>
          <table:table-cell office:value-type="float" office:value="0" calcext:value-type="float">
            <text:p>0</text:p>
          </table:table-cell>
          <table:table-cell office:value-type="float" office:value="0.0247070000004896" calcext:value-type="float">
            <text:p>0.02470700000049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2988000000769" calcext:value-type="float">
            <text:p>0.112988000000769</text:p>
          </table:table-cell>
          <table:table-cell office:value-type="float" office:value="0.00162300000010873" calcext:value-type="float">
            <text:p>0.001623000000109</text:p>
          </table:table-cell>
          <table:table-cell office:value-type="float" office:value="0.0747780000019702" calcext:value-type="float">
            <text:p>0.07477800000197</text:p>
          </table:table-cell>
          <table:table-cell office:value-type="float" office:value="20.1168527603149" calcext:value-type="float">
            <text:p>20.1168527603149</text:p>
          </table:table-cell>
          <table:table-cell office:value-type="float" office:value="606.834642000002" calcext:value-type="float">
            <text:p>606.834642000002</text:p>
          </table:table-cell>
          <table:table-cell office:value-type="float" office:value="0.000256999999692198" calcext:value-type="float">
            <text:p>0.000256999999692</text:p>
          </table:table-cell>
          <table:table-cell office:value-type="float" office:value="213.403529000003" calcext:value-type="float">
            <text:p>213.403529000003</text:p>
          </table:table-cell>
          <table:table-cell office:value-type="float" office:value="2.86129699999947" calcext:value-type="float">
            <text:p>2.86129699999947</text:p>
          </table:table-cell>
          <table:table-cell office:value-type="float" office:value="0.00794200000018464" calcext:value-type="float">
            <text:p>0.007942000000185</text:p>
          </table:table-cell>
          <table:table-cell office:value-type="float" office:value="0.0640139999995881" calcext:value-type="float">
            <text:p>0.064013999999588</text:p>
          </table:table-cell>
          <table:table-cell office:value-type="float" office:value="0" calcext:value-type="float">
            <text:p>0</text:p>
          </table:table-cell>
          <table:table-cell office:value-type="float" office:value="0.044302999998763" calcext:value-type="float">
            <text:p>0.04430299999876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963039999987814" calcext:value-type="float">
            <text:p>0.096303999998781</text:p>
          </table:table-cell>
          <table:table-cell office:value-type="float" office:value="0.00156699999934062" calcext:value-type="float">
            <text:p>0.001566999999341</text:p>
          </table:table-cell>
          <table:table-cell office:value-type="float" office:value="0.109782999999879" calcext:value-type="float">
            <text:p>0.109782999999879</text:p>
          </table:table-cell>
          <table:table-cell office:value-type="float" office:value="22.9465324878693" calcext:value-type="float">
            <text:p>22.9465324878693</text:p>
          </table:table-cell>
          <table:table-cell office:value-type="float" office:value="638.041106000001" calcext:value-type="float">
            <text:p>638.041106000001</text:p>
          </table:table-cell>
          <table:table-cell office:value-type="float" office:value="0.000260000000707805" calcext:value-type="float">
            <text:p>0.000260000000708</text:p>
          </table:table-cell>
          <table:table-cell office:value-type="float" office:value="188.60224" calcext:value-type="float">
            <text:p>188.60224</text:p>
          </table:table-cell>
          <table:table-cell office:value-type="float" office:value="2.99467200000072" calcext:value-type="float">
            <text:p>2.99467200000072</text:p>
          </table:table-cell>
          <table:table-cell office:value-type="float" office:value="0.00783900000169524" calcext:value-type="float">
            <text:p>0.007839000001695</text:p>
          </table:table-cell>
          <table:table-cell office:value-type="float" office:value="0.0608369999972638" calcext:value-type="float">
            <text:p>0.060836999997264</text:p>
          </table:table-cell>
          <table:table-cell office:value-type="float" office:value="0" calcext:value-type="float">
            <text:p>0</text:p>
          </table:table-cell>
          <table:table-cell office:value-type="float" office:value="0.0634890000001178" calcext:value-type="float">
            <text:p>0.063489000000118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1886000000814" calcext:value-type="float">
            <text:p>0.121886000000814</text:p>
          </table:table-cell>
          <table:table-cell office:value-type="float" office:value="0.00154899999688496" calcext:value-type="float">
            <text:p>0.001548999996885</text:p>
          </table:table-cell>
          <table:table-cell office:value-type="float" office:value="0.0795270000016899" calcext:value-type="float">
            <text:p>0.07952700000169</text:p>
          </table:table-cell>
          <table:table-cell office:value-type="float" office:value="23.3106093406677" calcext:value-type="float">
            <text:p>23.3106093406677</text:p>
          </table:table-cell>
          <table:table-cell office:value-type="float" office:value="646.840217000001" calcext:value-type="float">
            <text:p>646.840217000001</text:p>
          </table:table-cell>
          <table:table-cell office:value-type="float" office:value="0.000255999999353662" calcext:value-type="float">
            <text:p>0.000255999999354</text:p>
          </table:table-cell>
          <table:table-cell office:value-type="float" office:value="186.893777000001" calcext:value-type="float">
            <text:p>186.893777000001</text:p>
          </table:table-cell>
          <table:table-cell office:value-type="float" office:value="3.26791199999934" calcext:value-type="float">
            <text:p>3.26791199999934</text:p>
          </table:table-cell>
          <table:table-cell office:value-type="float" office:value="0.00807500000155415" calcext:value-type="float">
            <text:p>0.008075000001554</text:p>
          </table:table-cell>
          <table:table-cell office:value-type="float" office:value="0.0628649999962363" calcext:value-type="float">
            <text:p>0.062864999996236</text:p>
          </table:table-cell>
          <table:table-cell office:value-type="float" office:value="0" calcext:value-type="float">
            <text:p>0</text:p>
          </table:table-cell>
          <table:table-cell office:value-type="float" office:value="0.0826620000007097" calcext:value-type="float">
            <text:p>0.08266200000071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988069999984873" calcext:value-type="float">
            <text:p>0.098806999998487</text:p>
          </table:table-cell>
          <table:table-cell office:value-type="float" office:value="0.00156200000128592" calcext:value-type="float">
            <text:p>0.001562000001286</text:p>
          </table:table-cell>
          <table:table-cell office:value-type="float" office:value="0.0761210000018764" calcext:value-type="float">
            <text:p>0.076121000001876</text:p>
          </table:table-cell>
          <table:table-cell office:value-type="float" office:value="24.6218662261963" calcext:value-type="float">
            <text:p>24.6218662261963</text:p>
          </table:table-cell>
          <table:table-cell office:value-type="float" office:value="663.030503000002" calcext:value-type="float">
            <text:p>663.030503000002</text:p>
          </table:table-cell>
          <table:table-cell office:value-type="float" office:value="0.000264000002061948" calcext:value-type="float">
            <text:p>0.000264000002062</text:p>
          </table:table-cell>
          <table:table-cell office:value-type="float" office:value="235.978835000002" calcext:value-type="float">
            <text:p>235.978835000002</text:p>
          </table:table-cell>
          <table:table-cell office:value-type="float" office:value="3.34939400000076" calcext:value-type="float">
            <text:p>3.34939400000076</text:p>
          </table:table-cell>
          <table:table-cell office:value-type="float" office:value="0.00998199999958161" calcext:value-type="float">
            <text:p>0.009981999999582</text:p>
          </table:table-cell>
          <table:table-cell office:value-type="float" office:value="0.0570150000021386" calcext:value-type="float">
            <text:p>0.057015000002139</text:p>
          </table:table-cell>
          <table:table-cell office:value-type="float" office:value="0" calcext:value-type="float">
            <text:p>0</text:p>
          </table:table-cell>
          <table:table-cell office:value-type="float" office:value="0.108494999996765" calcext:value-type="float">
            <text:p>0.10849499999676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4816000001156" calcext:value-type="float">
            <text:p>0.114816000001156</text:p>
          </table:table-cell>
          <table:table-cell office:value-type="float" office:value="0.00108600000021397" calcext:value-type="float">
            <text:p>0.001086000000214</text:p>
          </table:table-cell>
          <table:table-cell office:value-type="float" office:value="0.0492639999974927" calcext:value-type="float">
            <text:p>0.049263999997493</text:p>
          </table:table-cell>
          <table:table-cell office:value-type="float" office:value="12.0255963802338" calcext:value-type="float">
            <text:p>12.0255963802338</text:p>
          </table:table-cell>
          <table:table-cell office:value-type="float" office:value="177.653526000002" calcext:value-type="float">
            <text:p>177.653526000002</text:p>
          </table:table-cell>
          <table:table-cell office:value-type="float" office:value="0.000269000000116648" calcext:value-type="float">
            <text:p>0.000269000000117</text:p>
          </table:table-cell>
          <table:table-cell office:value-type="float" office:value="158.184721000001" calcext:value-type="float">
            <text:p>158.184721000001</text:p>
          </table:table-cell>
          <table:table-cell office:value-type="float" office:value="1.62194300000192" calcext:value-type="float">
            <text:p>1.62194300000192</text:p>
          </table:table-cell>
          <table:table-cell office:value-type="float" office:value="0.0085449999969569" calcext:value-type="float">
            <text:p>0.008544999996957</text:p>
          </table:table-cell>
          <table:table-cell office:value-type="float" office:value="0.0883969999995315" calcext:value-type="float">
            <text:p>0.088396999999532</text:p>
          </table:table-cell>
          <table:table-cell office:value-type="float" office:value="0" calcext:value-type="float">
            <text:p>0</text:p>
          </table:table-cell>
          <table:table-cell office:value-type="float" office:value="0.0253090000005614" calcext:value-type="float">
            <text:p>0.025309000000561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0994930000015302" calcext:value-type="float">
            <text:p>0.09949300000153</text:p>
          </table:table-cell>
          <table:table-cell office:value-type="float" office:value="0.00162400000044727" calcext:value-type="float">
            <text:p>0.001624000000447</text:p>
          </table:table-cell>
          <table:table-cell office:value-type="float" office:value="0.077820000002248" calcext:value-type="float">
            <text:p>0.077820000002248</text:p>
          </table:table-cell>
          <table:table-cell office:value-type="float" office:value="19.9532001018524" calcext:value-type="float">
            <text:p>19.9532001018524</text:p>
          </table:table-cell>
          <table:table-cell office:value-type="float" office:value="607.043745999999" calcext:value-type="float">
            <text:p>607.043745999999</text:p>
          </table:table-cell>
          <table:table-cell office:value-type="float" office:value="0.000259000000369269" calcext:value-type="float">
            <text:p>0.000259000000369</text:p>
          </table:table-cell>
          <table:table-cell office:value-type="float" office:value="215.676937" calcext:value-type="float">
            <text:p>215.676937</text:p>
          </table:table-cell>
          <table:table-cell office:value-type="float" office:value="2.81870100000015" calcext:value-type="float">
            <text:p>2.81870100000015</text:p>
          </table:table-cell>
          <table:table-cell office:value-type="float" office:value="0.00935700000263751" calcext:value-type="float">
            <text:p>0.009357000002638</text:p>
          </table:table-cell>
          <table:table-cell office:value-type="float" office:value="0.092121000005136" calcext:value-type="float">
            <text:p>0.092121000005136</text:p>
          </table:table-cell>
          <table:table-cell office:value-type="float" office:value="0" calcext:value-type="float">
            <text:p>0</text:p>
          </table:table-cell>
          <table:table-cell office:value-type="float" office:value="0.0450279999968188" calcext:value-type="float">
            <text:p>0.045027999996819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2853999999061" calcext:value-type="float">
            <text:p>0.112853999999061</text:p>
          </table:table-cell>
          <table:table-cell office:value-type="float" office:value="0.00155400000221562" calcext:value-type="float">
            <text:p>0.001554000002216</text:p>
          </table:table-cell>
          <table:table-cell office:value-type="float" office:value="0.109545999999682" calcext:value-type="float">
            <text:p>0.109545999999682</text:p>
          </table:table-cell>
          <table:table-cell office:value-type="float" office:value="22.0784282684326" calcext:value-type="float">
            <text:p>22.0784282684326</text:p>
          </table:table-cell>
          <table:table-cell office:value-type="float" office:value="637.929994999999" calcext:value-type="float">
            <text:p>637.929994999999</text:p>
          </table:table-cell>
          <table:table-cell office:value-type="float" office:value="0.000314000000798842" calcext:value-type="float">
            <text:p>0.000314000000799</text:p>
          </table:table-cell>
          <table:table-cell office:value-type="float" office:value="189.277781999997" calcext:value-type="float">
            <text:p>189.277781999997</text:p>
          </table:table-cell>
          <table:table-cell office:value-type="float" office:value="3.18759099999806" calcext:value-type="float">
            <text:p>3.18759099999806</text:p>
          </table:table-cell>
          <table:table-cell office:value-type="float" office:value="0.00998700000127428" calcext:value-type="float">
            <text:p>0.009987000001274</text:p>
          </table:table-cell>
          <table:table-cell office:value-type="float" office:value="0.0538239999987127" calcext:value-type="float">
            <text:p>0.053823999998713</text:p>
          </table:table-cell>
          <table:table-cell office:value-type="float" office:value="0" calcext:value-type="float">
            <text:p>0</text:p>
          </table:table-cell>
          <table:table-cell office:value-type="float" office:value="0.0670939999981783" calcext:value-type="float">
            <text:p>0.067093999998178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887829999992391" calcext:value-type="float">
            <text:p>0.088782999999239</text:p>
          </table:table-cell>
          <table:table-cell office:value-type="float" office:value="0.000504999999975553" calcext:value-type="float">
            <text:p>0.000504999999976</text:p>
          </table:table-cell>
          <table:table-cell office:value-type="float" office:value="0.0452789999981178" calcext:value-type="float">
            <text:p>0.045278999998118</text:p>
          </table:table-cell>
          <table:table-cell office:value-type="float" office:value="23.9012298583984" calcext:value-type="float">
            <text:p>23.9012298583984</text:p>
          </table:table-cell>
          <table:table-cell office:value-type="float" office:value="646.314384999998" calcext:value-type="float">
            <text:p>646.314384999998</text:p>
          </table:table-cell>
          <table:table-cell office:value-type="float" office:value="0.000331999999616528" calcext:value-type="float">
            <text:p>0.000331999999617</text:p>
          </table:table-cell>
          <table:table-cell office:value-type="float" office:value="190.661920000002" calcext:value-type="float">
            <text:p>190.661920000002</text:p>
          </table:table-cell>
          <table:table-cell office:value-type="float" office:value="3.3743579999973" calcext:value-type="float">
            <text:p>3.3743579999973</text:p>
          </table:table-cell>
          <table:table-cell office:value-type="float" office:value="0.00870600000052946" calcext:value-type="float">
            <text:p>0.008706000000529</text:p>
          </table:table-cell>
          <table:table-cell office:value-type="float" office:value="0.0558149999960733" calcext:value-type="float">
            <text:p>0.055814999996073</text:p>
          </table:table-cell>
          <table:table-cell office:value-type="float" office:value="0" calcext:value-type="float">
            <text:p>0</text:p>
          </table:table-cell>
          <table:table-cell office:value-type="float" office:value="0.0892400000011548" calcext:value-type="float">
            <text:p>0.08924000000115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112953999996535" calcext:value-type="float">
            <text:p>0.112953999996535</text:p>
          </table:table-cell>
          <table:table-cell office:value-type="float" office:value="0.00162300000010873" calcext:value-type="float">
            <text:p>0.001623000000109</text:p>
          </table:table-cell>
          <table:table-cell office:value-type="float" office:value="0.0810120000023744" calcext:value-type="float">
            <text:p>0.081012000002374</text:p>
          </table:table-cell>
          <table:table-cell office:value-type="float" office:value="24.8783440589905" calcext:value-type="float">
            <text:p>24.8783440589905</text:p>
          </table:table-cell>
          <table:table-cell office:value-type="float" office:value="662.682721999998" calcext:value-type="float">
            <text:p>662.682721999998</text:p>
          </table:table-cell>
          <table:table-cell office:value-type="float" office:value="0.000256999999692198" calcext:value-type="float">
            <text:p>0.000256999999692</text:p>
          </table:table-cell>
          <table:table-cell office:value-type="float" office:value="238.330793000001" calcext:value-type="float">
            <text:p>238.330793000001</text:p>
          </table:table-cell>
          <table:table-cell office:value-type="float" office:value="3.2342979999994" calcext:value-type="float">
            <text:p>3.2342979999994</text:p>
          </table:table-cell>
          <table:table-cell office:value-type="float" office:value="0.0086090000004333" calcext:value-type="float">
            <text:p>0.008609000000433</text:p>
          </table:table-cell>
          <table:table-cell office:value-type="float" office:value="0.09568400000353" calcext:value-type="float">
            <text:p>0.09568400000353</text:p>
          </table:table-cell>
          <table:table-cell office:value-type="float" office:value="0" calcext:value-type="float">
            <text:p>0</text:p>
          </table:table-cell>
          <table:table-cell office:value-type="float" office:value="0.100707999998122" calcext:value-type="float">
            <text:p>0.100707999998122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991880000001402" calcext:value-type="float">
            <text:p>0.09918800000014</text:p>
          </table:table-cell>
          <table:table-cell office:value-type="float" office:value="0.00168000000121538" calcext:value-type="float">
            <text:p>0.001680000001215</text:p>
          </table:table-cell>
          <table:table-cell office:value-type="float" office:value="0.0726319999994303" calcext:value-type="float">
            <text:p>0.07263199999943</text:p>
          </table:table-cell>
          <table:table-cell office:value-type="float" office:value="13.3957376480103" calcext:value-type="float">
            <text:p>13.3957376480103</text:p>
          </table:table-cell>
          <table:table-cell office:value-type="float" office:value="177.178680000001" calcext:value-type="float">
            <text:p>177.178680000001</text:p>
          </table:table-cell>
          <table:table-cell office:value-type="float" office:value="0.000260000000707805" calcext:value-type="float">
            <text:p>0.000260000000708</text:p>
          </table:table-cell>
          <table:table-cell office:value-type="float" office:value="160.888612000002" calcext:value-type="float">
            <text:p>160.888612000002</text:p>
          </table:table-cell>
          <table:table-cell office:value-type="float" office:value="1.62594000000172" calcext:value-type="float">
            <text:p>1.62594000000172</text:p>
          </table:table-cell>
          <table:table-cell office:value-type="float" office:value="0.00916200000210665" calcext:value-type="float">
            <text:p>0.009162000002107</text:p>
          </table:table-cell>
          <table:table-cell office:value-type="float" office:value="0.0667380000013509" calcext:value-type="float">
            <text:p>0.066738000001351</text:p>
          </table:table-cell>
          <table:table-cell office:value-type="float" office:value="0" calcext:value-type="float">
            <text:p>0</text:p>
          </table:table-cell>
          <table:table-cell office:value-type="float" office:value="0.0270979999986594" calcext:value-type="float">
            <text:p>0.027097999998659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980979999985721" calcext:value-type="float">
            <text:p>0.098097999998572</text:p>
          </table:table-cell>
          <table:table-cell office:value-type="float" office:value="0.00158299999748124" calcext:value-type="float">
            <text:p>0.001582999997481</text:p>
          </table:table-cell>
          <table:table-cell office:value-type="float" office:value="0.12097200000062" calcext:value-type="float">
            <text:p>0.12097200000062</text:p>
          </table:table-cell>
          <table:table-cell office:value-type="float" office:value="21.1958477497101" calcext:value-type="float">
            <text:p>21.1958477497101</text:p>
          </table:table-cell>
          <table:table-cell office:value-type="float" office:value="609.522560999998" calcext:value-type="float">
            <text:p>609.522560999998</text:p>
          </table:table-cell>
          <table:table-cell office:value-type="float" office:value="0.000258000000030734" calcext:value-type="float">
            <text:p>0.000258000000031</text:p>
          </table:table-cell>
          <table:table-cell office:value-type="float" office:value="215.910975999999" calcext:value-type="float">
            <text:p>215.910975999999</text:p>
          </table:table-cell>
          <table:table-cell office:value-type="float" office:value="2.89110100000107" calcext:value-type="float">
            <text:p>2.89110100000107</text:p>
          </table:table-cell>
          <table:table-cell office:value-type="float" office:value="0.00841099999888684" calcext:value-type="float">
            <text:p>0.008410999998887</text:p>
          </table:table-cell>
          <table:table-cell office:value-type="float" office:value="0.0565279999973427" calcext:value-type="float">
            <text:p>0.056527999997343</text:p>
          </table:table-cell>
          <table:table-cell office:value-type="float" office:value="0" calcext:value-type="float">
            <text:p>0</text:p>
          </table:table-cell>
          <table:table-cell office:value-type="float" office:value="0.0504629999995814" calcext:value-type="float">
            <text:p>0.050462999999581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0983320000013919" calcext:value-type="float">
            <text:p>0.098332000001392</text:p>
          </table:table-cell>
          <table:table-cell office:value-type="float" office:value="0.00165700000070501" calcext:value-type="float">
            <text:p>0.001657000000705</text:p>
          </table:table-cell>
          <table:table-cell office:value-type="float" office:value="0.0723820000021078" calcext:value-type="float">
            <text:p>0.072382000002108</text:p>
          </table:table-cell>
          <table:table-cell office:value-type="float" office:value="22.1039402484894" calcext:value-type="float">
            <text:p>22.1039402484894</text:p>
          </table:table-cell>
          <table:table-cell office:value-type="float" office:value="636.544739000001" calcext:value-type="float">
            <text:p>636.544739000001</text:p>
          </table:table-cell>
          <table:table-cell office:value-type="float" office:value="0.000259999997069826" calcext:value-type="float">
            <text:p>0.00025999999707</text:p>
          </table:table-cell>
          <table:table-cell office:value-type="float" office:value="193.438652000001" calcext:value-type="float">
            <text:p>193.438652000001</text:p>
          </table:table-cell>
          <table:table-cell office:value-type="float" office:value="3.03090999999768" calcext:value-type="float">
            <text:p>3.03090999999768</text:p>
          </table:table-cell>
          <table:table-cell office:value-type="float" office:value="0.00913900000159629" calcext:value-type="float">
            <text:p>0.009139000001596</text:p>
          </table:table-cell>
          <table:table-cell office:value-type="float" office:value="0.0941910000037751" calcext:value-type="float">
            <text:p>0.094191000003775</text:p>
          </table:table-cell>
          <table:table-cell office:value-type="float" office:value="0" calcext:value-type="float">
            <text:p>0</text:p>
          </table:table-cell>
          <table:table-cell office:value-type="float" office:value="0.0699209999984305" calcext:value-type="float">
            <text:p>0.069920999998431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1747000002651" calcext:value-type="float">
            <text:p>0.111747000002651</text:p>
          </table:table-cell>
          <table:table-cell office:value-type="float" office:value="0.0010790000014822" calcext:value-type="float">
            <text:p>0.001079000001482</text:p>
          </table:table-cell>
          <table:table-cell office:value-type="float" office:value="0.0720000000001164" calcext:value-type="float">
            <text:p>0.072000000000116</text:p>
          </table:table-cell>
          <table:table-cell office:value-type="float" office:value="24.4659686088562" calcext:value-type="float">
            <text:p>24.4659686088562</text:p>
          </table:table-cell>
          <table:table-cell office:value-type="float" office:value="647.932439" calcext:value-type="float">
            <text:p>647.932439</text:p>
          </table:table-cell>
          <table:table-cell office:value-type="float" office:value="0.000261000001046341" calcext:value-type="float">
            <text:p>0.000261000001046</text:p>
          </table:table-cell>
          <table:table-cell office:value-type="float" office:value="188.922873000003" calcext:value-type="float">
            <text:p>188.922873000003</text:p>
          </table:table-cell>
          <table:table-cell office:value-type="float" office:value="3.34686899999724" calcext:value-type="float">
            <text:p>3.34686899999724</text:p>
          </table:table-cell>
          <table:table-cell office:value-type="float" office:value="0.00972600000022794" calcext:value-type="float">
            <text:p>0.009726000000228</text:p>
          </table:table-cell>
          <table:table-cell office:value-type="float" office:value="0.0534829999996873" calcext:value-type="float">
            <text:p>0.053482999999687</text:p>
          </table:table-cell>
          <table:table-cell office:value-type="float" office:value="0" calcext:value-type="float">
            <text:p>0</text:p>
          </table:table-cell>
          <table:table-cell office:value-type="float" office:value="0.088874000000942" calcext:value-type="float">
            <text:p>0.088874000000942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01110999999946" calcext:value-type="float">
            <text:p>0.101110999999946</text:p>
          </table:table-cell>
          <table:table-cell office:value-type="float" office:value="0.0016539999996894" calcext:value-type="float">
            <text:p>0.001653999999689</text:p>
          </table:table-cell>
          <table:table-cell office:value-type="float" office:value="0.113390000002255" calcext:value-type="float">
            <text:p>0.113390000002255</text:p>
          </table:table-cell>
          <table:table-cell office:value-type="float" office:value="25.1765575408936" calcext:value-type="float">
            <text:p>25.1765575408936</text:p>
          </table:table-cell>
          <table:table-cell office:value-type="float" office:value="661.929259" calcext:value-type="float">
            <text:p>661.929259</text:p>
          </table:table-cell>
          <table:table-cell office:value-type="float" office:value="0.000261999997746898" calcext:value-type="float">
            <text:p>0.000261999997747</text:p>
          </table:table-cell>
          <table:table-cell office:value-type="float" office:value="240.185893999998" calcext:value-type="float">
            <text:p>240.185893999998</text:p>
          </table:table-cell>
          <table:table-cell office:value-type="float" office:value="3.24766600000294" calcext:value-type="float">
            <text:p>3.24766600000294</text:p>
          </table:table-cell>
          <table:table-cell office:value-type="float" office:value="0.009567999997671" calcext:value-type="float">
            <text:p>0.009567999997671</text:p>
          </table:table-cell>
          <table:table-cell office:value-type="float" office:value="0.0611399999979767" calcext:value-type="float">
            <text:p>0.061139999997977</text:p>
          </table:table-cell>
          <table:table-cell office:value-type="float" office:value="0" calcext:value-type="float">
            <text:p>0</text:p>
          </table:table-cell>
          <table:table-cell office:value-type="float" office:value="0.100471000001562" calcext:value-type="float">
            <text:p>0.100471000001562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46];[.C51];[.C56])" office:value-type="float" office:value="0.101818333333843" calcext:value-type="float">
            <text:p>0.101818333333843</text:p>
          </table:table-cell>
          <table:table-cell table:style-name="ce3" table:formula="of:=AVERAGE([.D46];[.D51];[.D56])" office:value-type="float" office:value="0.00146966666701095" calcext:value-type="float">
            <text:p>0.001469666667011</text:p>
          </table:table-cell>
          <table:table-cell table:style-name="ce3" table:formula="of:=AVERAGE([.E46];[.E51];[.E56])" office:value-type="float" office:value="0.0660613333323757" calcext:value-type="float">
            <text:p>0.066061333332376</text:p>
          </table:table-cell>
          <table:table-cell table:style-name="ce3" table:formula="of:=AVERAGE([.F46];[.F51];[.F56])" office:value-type="float" office:value="12.5139221350352" calcext:value-type="float">
            <text:p>12.5139221350352</text:p>
          </table:table-cell>
          <table:table-cell table:style-name="ce3" table:formula="of:=AVERAGE([.G46];[.G51];[.G56])" office:value-type="float" office:value="177.427350000001" calcext:value-type="float">
            <text:p>177.427350000001</text:p>
          </table:table-cell>
          <table:table-cell table:style-name="ce3" table:formula="of:=AVERAGE([.H46];[.H51];[.H56])" office:value-type="float" office:value="0.000262000000172217" calcext:value-type="float">
            <text:p>0.000262000000172</text:p>
          </table:table-cell>
          <table:table-cell table:style-name="ce3" table:formula="of:=AVERAGE([.I46];[.I51];[.I56])" office:value-type="float" office:value="159.550571666668" calcext:value-type="float">
            <text:p>159.550571666668</text:p>
          </table:table-cell>
          <table:table-cell table:style-name="ce3" table:formula="of:=AVERAGE([.J46];[.J51];[.J56])" office:value-type="float" office:value="1.59773533333403" calcext:value-type="float">
            <text:p>1.59773533333403</text:p>
          </table:table-cell>
          <table:table-cell table:style-name="ce3" table:formula="of:=AVERAGE([.K46];[.K51];[.K56])" office:value-type="float" office:value="0.00947666666615988" calcext:value-type="float">
            <text:p>0.00947666666616</text:p>
          </table:table-cell>
          <table:table-cell table:style-name="ce3" table:formula="of:=AVERAGE([.L46];[.L51];[.L56])" office:value-type="float" office:value="0.080197333333975" calcext:value-type="float">
            <text:p>0.080197333333975</text:p>
          </table:table-cell>
          <table:table-cell table:style-name="ce3" table:formula="of:=AVERAGE([.M46];[.M51];[.M56])" office:value-type="float" office:value="0" calcext:value-type="float">
            <text:p>0</text:p>
          </table:table-cell>
          <table:table-cell table:style-name="ce3" table:formula="of:=AVERAGE([.N46];[.N51];[.N56])" office:value-type="float" office:value="0.0257046666665701" calcext:value-type="float">
            <text:p>0.02570466666657</text:p>
          </table:table-cell>
          <table:table-cell table:style-name="ce4" table:formula="of:=SUM([.C61:.N61])" office:value-type="float" office:value="351.374569135038" calcext:value-type="float">
            <text:p>351.37456913503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7];[.C52];[.C57])" office:value-type="float" office:value="0.103526333333624" calcext:value-type="float">
            <text:p>0.103526333333624</text:p>
          </table:table-cell>
          <table:table-cell table:style-name="ce3" table:formula="of:=AVERAGE([.D47];[.D52];[.D57])" office:value-type="float" office:value="0.00160999999934575" calcext:value-type="float">
            <text:p>0.001609999999346</text:p>
          </table:table-cell>
          <table:table-cell table:style-name="ce3" table:formula="of:=AVERAGE([.E47];[.E52];[.E57])" office:value-type="float" office:value="0.0911900000016127" calcext:value-type="float">
            <text:p>0.091190000001613</text:p>
          </table:table-cell>
          <table:table-cell table:style-name="ce3" table:formula="of:=AVERAGE([.F47];[.F52];[.F57])" office:value-type="float" office:value="20.4219668706258" calcext:value-type="float">
            <text:p>20.4219668706258</text:p>
          </table:table-cell>
          <table:table-cell table:style-name="ce3" table:formula="of:=AVERAGE([.G47];[.G52];[.G57])" office:value-type="float" office:value="607.800316333333" calcext:value-type="float">
            <text:p>607.800316333333</text:p>
          </table:table-cell>
          <table:table-cell table:style-name="ce3" table:formula="of:=AVERAGE([.H47];[.H52];[.H57])" office:value-type="float" office:value="0.000258000000030734" calcext:value-type="float">
            <text:p>0.000258000000031</text:p>
          </table:table-cell>
          <table:table-cell table:style-name="ce3" table:formula="of:=AVERAGE([.I47];[.I52];[.I57])" office:value-type="float" office:value="214.997147333334" calcext:value-type="float">
            <text:p>214.997147333334</text:p>
          </table:table-cell>
          <table:table-cell table:style-name="ce3" table:formula="of:=AVERAGE([.J47];[.J52];[.J57])" office:value-type="float" office:value="2.85703300000023" calcext:value-type="float">
            <text:p>2.85703300000023</text:p>
          </table:table-cell>
          <table:table-cell table:style-name="ce3" table:formula="of:=AVERAGE([.K47];[.K52];[.K57])" office:value-type="float" office:value="0.00857000000056966" calcext:value-type="float">
            <text:p>0.00857000000057</text:p>
          </table:table-cell>
          <table:table-cell table:style-name="ce3" table:formula="of:=AVERAGE([.L47];[.L52];[.L57])" office:value-type="float" office:value="0.0708876666673556" calcext:value-type="float">
            <text:p>0.070887666667356</text:p>
          </table:table-cell>
          <table:table-cell table:style-name="ce3" table:formula="of:=AVERAGE([.M47];[.M52];[.M57])" office:value-type="float" office:value="0" calcext:value-type="float">
            <text:p>0</text:p>
          </table:table-cell>
          <table:table-cell table:style-name="ce3" table:formula="of:=AVERAGE([.N47];[.N52];[.N57])" office:value-type="float" office:value="0.0465979999983877" calcext:value-type="float">
            <text:p>0.046597999998388</text:p>
          </table:table-cell>
          <table:table-cell table:style-name="ce4" table:formula="of:=SUM([.C62:.N62])" office:value-type="float" office:value="846.399103537294" calcext:value-type="float">
            <text:p>846.399103537294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8];[.C53];[.C58])" office:value-type="float" office:value="0.102496666666411" calcext:value-type="float">
            <text:p>0.102496666666411</text:p>
          </table:table-cell>
          <table:table-cell table:style-name="ce3" table:formula="of:=AVERAGE([.D48];[.D53];[.D58])" office:value-type="float" office:value="0.00159266666742042" calcext:value-type="float">
            <text:p>0.00159266666742</text:p>
          </table:table-cell>
          <table:table-cell table:style-name="ce3" table:formula="of:=AVERAGE([.E48];[.E53];[.E58])" office:value-type="float" office:value="0.0972370000005563" calcext:value-type="float">
            <text:p>0.097237000000556</text:p>
          </table:table-cell>
          <table:table-cell table:style-name="ce3" table:formula="of:=AVERAGE([.F48];[.F53];[.F58])" office:value-type="float" office:value="22.3763003349304" calcext:value-type="float">
            <text:p>22.3763003349304</text:p>
          </table:table-cell>
          <table:table-cell table:style-name="ce3" table:formula="of:=AVERAGE([.G48];[.G53];[.G58])" office:value-type="float" office:value="637.50528" calcext:value-type="float">
            <text:p>637.50528</text:p>
          </table:table-cell>
          <table:table-cell table:style-name="ce3" table:formula="of:=AVERAGE([.H48];[.H53];[.H58])" office:value-type="float" office:value="0.000277999999525491" calcext:value-type="float">
            <text:p>0.000277999999525</text:p>
          </table:table-cell>
          <table:table-cell table:style-name="ce3" table:formula="of:=AVERAGE([.I48];[.I53];[.I58])" office:value-type="float" office:value="190.439557999999" calcext:value-type="float">
            <text:p>190.439557999999</text:p>
          </table:table-cell>
          <table:table-cell table:style-name="ce3" table:formula="of:=AVERAGE([.J48];[.J53];[.J58])" office:value-type="float" office:value="3.07105766666549" calcext:value-type="float">
            <text:p>3.07105766666549</text:p>
          </table:table-cell>
          <table:table-cell table:style-name="ce3" table:formula="of:=AVERAGE([.K48];[.K53];[.K58])" office:value-type="float" office:value="0.00898833333485527" calcext:value-type="float">
            <text:p>0.008988333334855</text:p>
          </table:table-cell>
          <table:table-cell table:style-name="ce3" table:formula="of:=AVERAGE([.L48];[.L53];[.L58])" office:value-type="float" office:value="0.0696173333332505" calcext:value-type="float">
            <text:p>0.069617333333251</text:p>
          </table:table-cell>
          <table:table-cell table:style-name="ce3" table:formula="of:=AVERAGE([.M48];[.M53];[.M58])" office:value-type="float" office:value="0" calcext:value-type="float">
            <text:p>0</text:p>
          </table:table-cell>
          <table:table-cell table:style-name="ce3" table:formula="of:=AVERAGE([.N48];[.N53];[.N58])" office:value-type="float" office:value="0.0668346666655755" calcext:value-type="float">
            <text:p>0.066834666665576</text:p>
          </table:table-cell>
          <table:table-cell table:style-name="ce4" table:formula="of:=SUM([.C63:.N63])" office:value-type="float" office:value="853.739240668263" calcext:value-type="float">
            <text:p>853.739240668263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9];[.C54];[.C59])" office:value-type="float" office:value="0.107472000000901" calcext:value-type="float">
            <text:p>0.107472000000901</text:p>
          </table:table-cell>
          <table:table-cell table:style-name="ce3" table:formula="of:=AVERAGE([.D49];[.D54];[.D59])" office:value-type="float" office:value="0.0010443333327809" calcext:value-type="float">
            <text:p>0.001044333332781</text:p>
          </table:table-cell>
          <table:table-cell table:style-name="ce3" table:formula="of:=AVERAGE([.E49];[.E54];[.E59])" office:value-type="float" office:value="0.0656019999999747" calcext:value-type="float">
            <text:p>0.065601999999975</text:p>
          </table:table-cell>
          <table:table-cell table:style-name="ce3" table:formula="of:=AVERAGE([.F49];[.F54];[.F59])" office:value-type="float" office:value="23.8926026026408" calcext:value-type="float">
            <text:p>23.8926026026408</text:p>
          </table:table-cell>
          <table:table-cell table:style-name="ce3" table:formula="of:=AVERAGE([.G49];[.G54];[.G59])" office:value-type="float" office:value="647.029013666666" calcext:value-type="float">
            <text:p>647.029013666666</text:p>
          </table:table-cell>
          <table:table-cell table:style-name="ce3" table:formula="of:=AVERAGE([.H49];[.H54];[.H59])" office:value-type="float" office:value="0.00028300000000551" calcext:value-type="float">
            <text:p>0.000283000000006</text:p>
          </table:table-cell>
          <table:table-cell table:style-name="ce3" table:formula="of:=AVERAGE([.I49];[.I54];[.I59])" office:value-type="float" office:value="188.826190000002" calcext:value-type="float">
            <text:p>188.826190000002</text:p>
          </table:table-cell>
          <table:table-cell table:style-name="ce3" table:formula="of:=AVERAGE([.J49];[.J54];[.J59])" office:value-type="float" office:value="3.32971299999796" calcext:value-type="float">
            <text:p>3.32971299999796</text:p>
          </table:table-cell>
          <table:table-cell table:style-name="ce3" table:formula="of:=AVERAGE([.K49];[.K54];[.K59])" office:value-type="float" office:value="0.00883566666743718" calcext:value-type="float">
            <text:p>0.008835666667437</text:p>
          </table:table-cell>
          <table:table-cell table:style-name="ce3" table:formula="of:=AVERAGE([.L49];[.L54];[.L59])" office:value-type="float" office:value="0.057387666663999" calcext:value-type="float">
            <text:p>0.057387666663999</text:p>
          </table:table-cell>
          <table:table-cell table:style-name="ce3" table:formula="of:=AVERAGE([.M49];[.M54];[.M59])" office:value-type="float" office:value="0" calcext:value-type="float">
            <text:p>0</text:p>
          </table:table-cell>
          <table:table-cell table:style-name="ce3" table:formula="of:=AVERAGE([.N49];[.N54];[.N59])" office:value-type="float" office:value="0.0869253333342688" calcext:value-type="float">
            <text:p>0.086925333334269</text:p>
          </table:table-cell>
          <table:table-cell table:style-name="ce4" table:formula="of:=SUM([.C64:.N64])" office:value-type="float" office:value="863.405069269306" calcext:value-type="float">
            <text:p>863.40506926930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0];[.C55];[.C60])" office:value-type="float" office:value="0.104290666664989" calcext:value-type="float">
            <text:p>0.104290666664989</text:p>
          </table:table-cell>
          <table:table-cell table:style-name="ce3" table:formula="of:=AVERAGE([.D50];[.D55];[.D60])" office:value-type="float" office:value="0.00161300000036135" calcext:value-type="float">
            <text:p>0.001613000000361</text:p>
          </table:table-cell>
          <table:table-cell table:style-name="ce3" table:formula="of:=AVERAGE([.E50];[.E55];[.E60])" office:value-type="float" office:value="0.0901743333355019" calcext:value-type="float">
            <text:p>0.090174333335502</text:p>
          </table:table-cell>
          <table:table-cell table:style-name="ce3" table:formula="of:=AVERAGE([.F50];[.F55];[.F60])" office:value-type="float" office:value="24.8922559420268" calcext:value-type="float">
            <text:p>24.8922559420268</text:p>
          </table:table-cell>
          <table:table-cell table:style-name="ce3" table:formula="of:=AVERAGE([.G50];[.G55];[.G60])" office:value-type="float" office:value="662.547494666667" calcext:value-type="float">
            <text:p>662.547494666667</text:p>
          </table:table-cell>
          <table:table-cell table:style-name="ce3" table:formula="of:=AVERAGE([.H50];[.H55];[.H60])" office:value-type="float" office:value="0.000260999999833681" calcext:value-type="float">
            <text:p>0.000260999999834</text:p>
          </table:table-cell>
          <table:table-cell table:style-name="ce3" table:formula="of:=AVERAGE([.I50];[.I55];[.I60])" office:value-type="float" office:value="238.165174" calcext:value-type="float">
            <text:p>238.165174</text:p>
          </table:table-cell>
          <table:table-cell table:style-name="ce3" table:formula="of:=AVERAGE([.J50];[.J55];[.J60])" office:value-type="float" office:value="3.27711933333437" calcext:value-type="float">
            <text:p>3.27711933333437</text:p>
          </table:table-cell>
          <table:table-cell table:style-name="ce3" table:formula="of:=AVERAGE([.K50];[.K55];[.K60])" office:value-type="float" office:value="0.00938633333256197" calcext:value-type="float">
            <text:p>0.009386333332562</text:p>
          </table:table-cell>
          <table:table-cell table:style-name="ce3" table:formula="of:=AVERAGE([.L50];[.L55];[.L60])" office:value-type="float" office:value="0.0712796666678818" calcext:value-type="float">
            <text:p>0.071279666667882</text:p>
          </table:table-cell>
          <table:table-cell table:style-name="ce3" table:formula="of:=AVERAGE([.M50];[.M55];[.M60])" office:value-type="float" office:value="0" calcext:value-type="float">
            <text:p>0</text:p>
          </table:table-cell>
          <table:table-cell table:style-name="ce3" table:formula="of:=AVERAGE([.N50];[.N55];[.N60])" office:value-type="float" office:value="0.103224666665483" calcext:value-type="float">
            <text:p>0.103224666665483</text:p>
          </table:table-cell>
          <table:table-cell table:style-name="ce4" table:formula="of:=SUM([.C65:.N65])" office:value-type="float" office:value="929.262273608695" calcext:value-type="float">
            <text:p>929.262273608695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61:.C65])" office:value-type="float" office:value="0.519603999999769" calcext:value-type="float">
            <text:p>0.519603999999769</text:p>
          </table:table-cell>
          <table:table-cell table:style-name="ce1" table:formula="of:=SUM([.D61:.D65])" office:value-type="float" office:value="0.00732966666691937" calcext:value-type="float">
            <text:p>0.007329666666919</text:p>
          </table:table-cell>
          <table:table-cell table:style-name="ce1" table:formula="of:=SUM([.E61:.E65])" office:value-type="float" office:value="0.410264666670021" calcext:value-type="float">
            <text:p>0.410264666670021</text:p>
          </table:table-cell>
          <table:table-cell table:style-name="ce1" table:formula="of:=SUM([.F61:.F65])" office:value-type="float" office:value="104.097047885259" calcext:value-type="float">
            <text:p>104.097047885259</text:p>
          </table:table-cell>
          <table:table-cell table:style-name="ce1" table:formula="of:=SUM([.G61:.G65])" office:value-type="float" office:value="2732.30945466667" calcext:value-type="float">
            <text:p>2732.30945466667</text:p>
          </table:table-cell>
          <table:table-cell table:style-name="ce1" table:formula="of:=SUM([.H61:.H65])" office:value-type="float" office:value="0.00134199999956763" calcext:value-type="float">
            <text:p>0.001341999999568</text:p>
          </table:table-cell>
          <table:table-cell table:style-name="ce1" table:formula="of:=SUM([.I61:.I65])" office:value-type="float" office:value="991.978641000003" calcext:value-type="float">
            <text:p>991.978641000003</text:p>
          </table:table-cell>
          <table:table-cell table:style-name="ce1" table:formula="of:=SUM([.J61:.J65])" office:value-type="float" office:value="14.1326583333321" calcext:value-type="float">
            <text:p>14.1326583333321</text:p>
          </table:table-cell>
          <table:table-cell table:style-name="ce1" table:formula="of:=SUM([.K61:.K65])" office:value-type="float" office:value="0.045257000001584" calcext:value-type="float">
            <text:p>0.045257000001584</text:p>
          </table:table-cell>
          <table:table-cell table:style-name="ce1" table:formula="of:=SUM([.L61:.L65])" office:value-type="float" office:value="0.349369666666462" calcext:value-type="float">
            <text:p>0.349369666666462</text:p>
          </table:table-cell>
          <table:table-cell table:style-name="ce1" table:formula="of:=SUM([.M61:.M65])" office:value-type="float" office:value="0" calcext:value-type="float">
            <text:p>0</text:p>
          </table:table-cell>
          <table:table-cell table:style-name="ce1" table:formula="of:=SUM([.N61:.N65])" office:value-type="float" office:value="0.329287333330285" calcext:value-type="float">
            <text:p>0.329287333330285</text:p>
          </table:table-cell>
          <table:table-cell table:style-name="ce1" table:formula="of:=SUM([.C66:.N66])" office:value-type="float" office:value="3844.1802562186" calcext:value-type="float">
            <text:p>3844.1802562186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99594999999681" calcext:value-type="float">
            <text:p>0.099594999999681</text:p>
          </table:table-cell>
          <table:table-cell office:value-type="float" office:value="0.00155100000120001" calcext:value-type="float">
            <text:p>0.0015510000012</text:p>
          </table:table-cell>
          <table:table-cell office:value-type="float" office:value="0.092940999995335" calcext:value-type="float">
            <text:p>0.092940999995335</text:p>
          </table:table-cell>
          <table:table-cell office:value-type="float" office:value="12.3657574653625" calcext:value-type="float">
            <text:p>12.3657574653625</text:p>
          </table:table-cell>
          <table:table-cell office:value-type="float" office:value="177.410684999995" calcext:value-type="float">
            <text:p>177.410684999995</text:p>
          </table:table-cell>
          <table:table-cell office:value-type="float" office:value="0.000254999999015126" calcext:value-type="float">
            <text:p>0.000254999999015</text:p>
          </table:table-cell>
          <table:table-cell office:value-type="float" office:value="158.147274000003" calcext:value-type="float">
            <text:p>158.147274000003</text:p>
          </table:table-cell>
          <table:table-cell office:value-type="float" office:value="1.55808700000489" calcext:value-type="float">
            <text:p>1.55808700000489</text:p>
          </table:table-cell>
          <table:table-cell office:value-type="float" office:value="0.00770999999804189" calcext:value-type="float">
            <text:p>0.007709999998042</text:p>
          </table:table-cell>
          <table:table-cell office:value-type="float" office:value="0.0841500000024098" calcext:value-type="float">
            <text:p>0.08415000000241</text:p>
          </table:table-cell>
          <table:table-cell office:value-type="float" office:value="0" calcext:value-type="float">
            <text:p>0</text:p>
          </table:table-cell>
          <table:table-cell office:value-type="float" office:value="0.0262040000015986" calcext:value-type="float">
            <text:p>0.026204000001599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9894599999825" calcext:value-type="float">
            <text:p>0.09894599999825</text:p>
          </table:table-cell>
          <table:table-cell office:value-type="float" office:value="0.00159799999528332" calcext:value-type="float">
            <text:p>0.001597999995283</text:p>
          </table:table-cell>
          <table:table-cell office:value-type="float" office:value="0.0753990000011982" calcext:value-type="float">
            <text:p>0.075399000001198</text:p>
          </table:table-cell>
          <table:table-cell office:value-type="float" office:value="20.0801787376404" calcext:value-type="float">
            <text:p>20.0801787376404</text:p>
          </table:table-cell>
          <table:table-cell office:value-type="float" office:value="607.904744" calcext:value-type="float">
            <text:p>607.904744</text:p>
          </table:table-cell>
          <table:table-cell office:value-type="float" office:value="0.000700999997206964" calcext:value-type="float">
            <text:p>0.000700999997207</text:p>
          </table:table-cell>
          <table:table-cell office:value-type="float" office:value="2.94029199999932" calcext:value-type="float">
            <text:p>2.94029199999932</text:p>
          </table:table-cell>
          <table:table-cell office:value-type="float" office:value="2.85372499999357" calcext:value-type="float">
            <text:p>2.85372499999357</text:p>
          </table:table-cell>
          <table:table-cell office:value-type="float" office:value="0.008003999995708" calcext:value-type="float">
            <text:p>0.008003999995708</text:p>
          </table:table-cell>
          <table:table-cell office:value-type="float" office:value="0.0591039999999339" calcext:value-type="float">
            <text:p>0.059103999999934</text:p>
          </table:table-cell>
          <table:table-cell office:value-type="float" office:value="0" calcext:value-type="float">
            <text:p>0</text:p>
          </table:table-cell>
          <table:table-cell office:value-type="float" office:value="0.0472149999986868" calcext:value-type="float">
            <text:p>0.047214999998687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958919999975478" calcext:value-type="float">
            <text:p>0.095891999997548</text:p>
          </table:table-cell>
          <table:table-cell office:value-type="float" office:value="0.00155099999392405" calcext:value-type="float">
            <text:p>0.001550999993924</text:p>
          </table:table-cell>
          <table:table-cell office:value-type="float" office:value="0.0421280000009574" calcext:value-type="float">
            <text:p>0.042128000000957</text:p>
          </table:table-cell>
          <table:table-cell office:value-type="float" office:value="22.809898853302" calcext:value-type="float">
            <text:p>22.809898853302</text:p>
          </table:table-cell>
          <table:table-cell office:value-type="float" office:value="638.151621999998" calcext:value-type="float">
            <text:p>638.151621999998</text:p>
          </table:table-cell>
          <table:table-cell office:value-type="float" office:value="0.000609000002441462" calcext:value-type="float">
            <text:p>0.000609000002441</text:p>
          </table:table-cell>
          <table:table-cell office:value-type="float" office:value="2.9336639999965" calcext:value-type="float">
            <text:p>2.9336639999965</text:p>
          </table:table-cell>
          <table:table-cell office:value-type="float" office:value="3.07800000000134" calcext:value-type="float">
            <text:p>3.07800000000134</text:p>
          </table:table-cell>
          <table:table-cell office:value-type="float" office:value="0.0108650000038324" calcext:value-type="float">
            <text:p>0.010865000003832</text:p>
          </table:table-cell>
          <table:table-cell office:value-type="float" office:value="0.0905109999948763" calcext:value-type="float">
            <text:p>0.090510999994876</text:p>
          </table:table-cell>
          <table:table-cell office:value-type="float" office:value="0" calcext:value-type="float">
            <text:p>0</text:p>
          </table:table-cell>
          <table:table-cell office:value-type="float" office:value="0.0672370000029332" calcext:value-type="float">
            <text:p>0.06723700000293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997869999991963" calcext:value-type="float">
            <text:p>0.099786999999196</text:p>
          </table:table-cell>
          <table:table-cell office:value-type="float" office:value="0.00155000000086147" calcext:value-type="float">
            <text:p>0.001550000000861</text:p>
          </table:table-cell>
          <table:table-cell office:value-type="float" office:value="0.0809809999991558" calcext:value-type="float">
            <text:p>0.080980999999156</text:p>
          </table:table-cell>
          <table:table-cell office:value-type="float" office:value="24.5851790904999" calcext:value-type="float">
            <text:p>24.5851790904999</text:p>
          </table:table-cell>
          <table:table-cell office:value-type="float" office:value="646.927927999997" calcext:value-type="float">
            <text:p>646.927927999997</text:p>
          </table:table-cell>
          <table:table-cell office:value-type="float" office:value="0.000612999996519648" calcext:value-type="float">
            <text:p>0.00061299999652</text:p>
          </table:table-cell>
          <table:table-cell office:value-type="float" office:value="167.731718000003" calcext:value-type="float">
            <text:p>167.731718000003</text:p>
          </table:table-cell>
          <table:table-cell office:value-type="float" office:value="3.19782000000123" calcext:value-type="float">
            <text:p>3.19782000000123</text:p>
          </table:table-cell>
          <table:table-cell office:value-type="float" office:value="0.0083329999979469" calcext:value-type="float">
            <text:p>0.008332999997947</text:p>
          </table:table-cell>
          <table:table-cell office:value-type="float" office:value="0.0569140000006883" calcext:value-type="float">
            <text:p>0.056914000000688</text:p>
          </table:table-cell>
          <table:table-cell office:value-type="float" office:value="0" calcext:value-type="float">
            <text:p>0</text:p>
          </table:table-cell>
          <table:table-cell office:value-type="float" office:value="0.0846339999989141" calcext:value-type="float">
            <text:p>0.084633999998914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00126000004821" calcext:value-type="float">
            <text:p>0.100126000004821</text:p>
          </table:table-cell>
          <table:table-cell office:value-type="float" office:value="0.0016269999978249" calcext:value-type="float">
            <text:p>0.001626999997825</text:p>
          </table:table-cell>
          <table:table-cell office:value-type="float" office:value="0.0761029999994207" calcext:value-type="float">
            <text:p>0.076102999999421</text:p>
          </table:table-cell>
          <table:table-cell office:value-type="float" office:value="25.3855774402618" calcext:value-type="float">
            <text:p>25.3855774402618</text:p>
          </table:table-cell>
          <table:table-cell office:value-type="float" office:value="663.391338000001" calcext:value-type="float">
            <text:p>663.391338000001</text:p>
          </table:table-cell>
          <table:table-cell office:value-type="float" office:value="0.000619999998889398" calcext:value-type="float">
            <text:p>0.000619999998889</text:p>
          </table:table-cell>
          <table:table-cell office:value-type="float" office:value="169.472040000001" calcext:value-type="float">
            <text:p>169.472040000001</text:p>
          </table:table-cell>
          <table:table-cell office:value-type="float" office:value="3.43989700000384" calcext:value-type="float">
            <text:p>3.43989700000384</text:p>
          </table:table-cell>
          <table:table-cell office:value-type="float" office:value="0.0109249999950407" calcext:value-type="float">
            <text:p>0.010924999995041</text:p>
          </table:table-cell>
          <table:table-cell office:value-type="float" office:value="0.0593240000016522" calcext:value-type="float">
            <text:p>0.059324000001652</text:p>
          </table:table-cell>
          <table:table-cell office:value-type="float" office:value="0" calcext:value-type="float">
            <text:p>0</text:p>
          </table:table-cell>
          <table:table-cell office:value-type="float" office:value="0.10301900000195" calcext:value-type="float">
            <text:p>0.1030190000019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56119999973453" calcext:value-type="float">
            <text:p>0.095611999997345</text:p>
          </table:table-cell>
          <table:table-cell office:value-type="float" office:value="0.00155999999697087" calcext:value-type="float">
            <text:p>0.001559999996971</text:p>
          </table:table-cell>
          <table:table-cell office:value-type="float" office:value="0.0739790000006906" calcext:value-type="float">
            <text:p>0.073979000000691</text:p>
          </table:table-cell>
          <table:table-cell office:value-type="float" office:value="12.1991324424744" calcext:value-type="float">
            <text:p>12.1991324424744</text:p>
          </table:table-cell>
          <table:table-cell office:value-type="float" office:value="178.021103999999" calcext:value-type="float">
            <text:p>178.021103999999</text:p>
          </table:table-cell>
          <table:table-cell office:value-type="float" office:value="0.00026600000273902" calcext:value-type="float">
            <text:p>0.000266000002739</text:p>
          </table:table-cell>
          <table:table-cell office:value-type="float" office:value="160.624889000006" calcext:value-type="float">
            <text:p>160.624889000006</text:p>
          </table:table-cell>
          <table:table-cell office:value-type="float" office:value="1.62649799999781" calcext:value-type="float">
            <text:p>1.62649799999781</text:p>
          </table:table-cell>
          <table:table-cell office:value-type="float" office:value="0.0212129999999888" calcext:value-type="float">
            <text:p>0.021212999999989</text:p>
          </table:table-cell>
          <table:table-cell office:value-type="float" office:value="0.0736520000064047" calcext:value-type="float">
            <text:p>0.073652000006405</text:p>
          </table:table-cell>
          <table:table-cell office:value-type="float" office:value="0" calcext:value-type="float">
            <text:p>0</text:p>
          </table:table-cell>
          <table:table-cell office:value-type="float" office:value="0.0272339999937685" calcext:value-type="float">
            <text:p>0.027233999993769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39840999996522" calcext:value-type="float">
            <text:p>0.139840999996522</text:p>
          </table:table-cell>
          <table:table-cell office:value-type="float" office:value="0.00155000000086147" calcext:value-type="float">
            <text:p>0.001550000000861</text:p>
          </table:table-cell>
          <table:table-cell office:value-type="float" office:value="0.111535000003641" calcext:value-type="float">
            <text:p>0.111535000003641</text:p>
          </table:table-cell>
          <table:table-cell office:value-type="float" office:value="22.1139452457428" calcext:value-type="float">
            <text:p>22.1139452457428</text:p>
          </table:table-cell>
          <table:table-cell office:value-type="float" office:value="607.839452" calcext:value-type="float">
            <text:p>607.839452</text:p>
          </table:table-cell>
          <table:table-cell office:value-type="float" office:value="0.000681999998050742" calcext:value-type="float">
            <text:p>0.000681999998051</text:p>
          </table:table-cell>
          <table:table-cell office:value-type="float" office:value="2.9556059999959" calcext:value-type="float">
            <text:p>2.9556059999959</text:p>
          </table:table-cell>
          <table:table-cell office:value-type="float" office:value="2.79477600000246" calcext:value-type="float">
            <text:p>2.79477600000246</text:p>
          </table:table-cell>
          <table:table-cell office:value-type="float" office:value="0.00815700000384823" calcext:value-type="float">
            <text:p>0.008157000003848</text:p>
          </table:table-cell>
          <table:table-cell office:value-type="float" office:value="0.0564959999974235" calcext:value-type="float">
            <text:p>0.056495999997424</text:p>
          </table:table-cell>
          <table:table-cell office:value-type="float" office:value="0" calcext:value-type="float">
            <text:p>0</text:p>
          </table:table-cell>
          <table:table-cell office:value-type="float" office:value="0.0476310000012745" calcext:value-type="float">
            <text:p>0.04763100000127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4949999995588" calcext:value-type="float">
            <text:p>0.114949999995588</text:p>
          </table:table-cell>
          <table:table-cell office:value-type="float" office:value="0.00154499999916879" calcext:value-type="float">
            <text:p>0.001544999999169</text:p>
          </table:table-cell>
          <table:table-cell office:value-type="float" office:value="0.0742240000035963" calcext:value-type="float">
            <text:p>0.074224000003596</text:p>
          </table:table-cell>
          <table:table-cell office:value-type="float" office:value="22.4034485816956" calcext:value-type="float">
            <text:p>22.4034485816956</text:p>
          </table:table-cell>
          <table:table-cell office:value-type="float" office:value="638.744085000006" calcext:value-type="float">
            <text:p>638.744085000006</text:p>
          </table:table-cell>
          <table:table-cell office:value-type="float" office:value="0.000617000005149748" calcext:value-type="float">
            <text:p>0.00061700000515</text:p>
          </table:table-cell>
          <table:table-cell office:value-type="float" office:value="2.93485800000053" calcext:value-type="float">
            <text:p>2.93485800000053</text:p>
          </table:table-cell>
          <table:table-cell office:value-type="float" office:value="3.06030199999805" calcext:value-type="float">
            <text:p>3.06030199999805</text:p>
          </table:table-cell>
          <table:table-cell office:value-type="float" office:value="0.0102589999951306" calcext:value-type="float">
            <text:p>0.010258999995131</text:p>
          </table:table-cell>
          <table:table-cell office:value-type="float" office:value="0.0910280000025523" calcext:value-type="float">
            <text:p>0.091028000002552</text:p>
          </table:table-cell>
          <table:table-cell office:value-type="float" office:value="0" calcext:value-type="float">
            <text:p>0</text:p>
          </table:table-cell>
          <table:table-cell office:value-type="float" office:value="0.0652990000016871" calcext:value-type="float">
            <text:p>0.06529900000168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00465000003169" calcext:value-type="float">
            <text:p>0.100465000003169</text:p>
          </table:table-cell>
          <table:table-cell office:value-type="float" office:value="0.0016269999978249" calcext:value-type="float">
            <text:p>0.001626999997825</text:p>
          </table:table-cell>
          <table:table-cell office:value-type="float" office:value="0.0801409999985481" calcext:value-type="float">
            <text:p>0.080140999998548</text:p>
          </table:table-cell>
          <table:table-cell office:value-type="float" office:value="24.5822761058807" calcext:value-type="float">
            <text:p>24.5822761058807</text:p>
          </table:table-cell>
          <table:table-cell office:value-type="float" office:value="647.356439000003" calcext:value-type="float">
            <text:p>647.356439000003</text:p>
          </table:table-cell>
          <table:table-cell office:value-type="float" office:value="0.000640999998722691" calcext:value-type="float">
            <text:p>0.000640999998723</text:p>
          </table:table-cell>
          <table:table-cell office:value-type="float" office:value="167.918860000005" calcext:value-type="float">
            <text:p>167.918860000005</text:p>
          </table:table-cell>
          <table:table-cell office:value-type="float" office:value="3.35220199999458" calcext:value-type="float">
            <text:p>3.35220199999458</text:p>
          </table:table-cell>
          <table:table-cell office:value-type="float" office:value="0.0103440000020782" calcext:value-type="float">
            <text:p>0.010344000002078</text:p>
          </table:table-cell>
          <table:table-cell office:value-type="float" office:value="0.0915479999966919" calcext:value-type="float">
            <text:p>0.091547999996692</text:p>
          </table:table-cell>
          <table:table-cell office:value-type="float" office:value="0" calcext:value-type="float">
            <text:p>0</text:p>
          </table:table-cell>
          <table:table-cell office:value-type="float" office:value="0.0886140000002342" calcext:value-type="float">
            <text:p>0.088614000000234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121546999995189" calcext:value-type="float">
            <text:p>0.121546999995189</text:p>
          </table:table-cell>
          <table:table-cell office:value-type="float" office:value="0.00156399999832502" calcext:value-type="float">
            <text:p>0.001563999998325</text:p>
          </table:table-cell>
          <table:table-cell office:value-type="float" office:value="0.0778769999960787" calcext:value-type="float">
            <text:p>0.077876999996079</text:p>
          </table:table-cell>
          <table:table-cell office:value-type="float" office:value="25.7664771080017" calcext:value-type="float">
            <text:p>25.7664771080017</text:p>
          </table:table-cell>
          <table:table-cell office:value-type="float" office:value="663.725533999997" calcext:value-type="float">
            <text:p>663.725533999997</text:p>
          </table:table-cell>
          <table:table-cell office:value-type="float" office:value="0.000611999996181112" calcext:value-type="float">
            <text:p>0.000611999996181</text:p>
          </table:table-cell>
          <table:table-cell office:value-type="float" office:value="170.799296999998" calcext:value-type="float">
            <text:p>170.799296999998</text:p>
          </table:table-cell>
          <table:table-cell office:value-type="float" office:value="3.22082500000397" calcext:value-type="float">
            <text:p>3.22082500000397</text:p>
          </table:table-cell>
          <table:table-cell office:value-type="float" office:value="0.00820399999793153" calcext:value-type="float">
            <text:p>0.008203999997932</text:p>
          </table:table-cell>
          <table:table-cell office:value-type="float" office:value="0.0972080000065034" calcext:value-type="float">
            <text:p>0.097208000006503</text:p>
          </table:table-cell>
          <table:table-cell office:value-type="float" office:value="0" calcext:value-type="float">
            <text:p>0</text:p>
          </table:table-cell>
          <table:table-cell office:value-type="float" office:value="0.100021999998717" calcext:value-type="float">
            <text:p>0.100021999998717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0196900000301" calcext:value-type="float">
            <text:p>0.10196900000301</text:p>
          </table:table-cell>
          <table:table-cell office:value-type="float" office:value="0.00107399999978952" calcext:value-type="float">
            <text:p>0.00107399999979</text:p>
          </table:table-cell>
          <table:table-cell office:value-type="float" office:value="0.0492990000057034" calcext:value-type="float">
            <text:p>0.049299000005703</text:p>
          </table:table-cell>
          <table:table-cell office:value-type="float" office:value="12.7568690776825" calcext:value-type="float">
            <text:p>12.7568690776825</text:p>
          </table:table-cell>
          <table:table-cell office:value-type="float" office:value="177.155298999998" calcext:value-type="float">
            <text:p>177.155298999998</text:p>
          </table:table-cell>
          <table:table-cell office:value-type="float" office:value="0.000259999993431848" calcext:value-type="float">
            <text:p>0.000259999993432</text:p>
          </table:table-cell>
          <table:table-cell office:value-type="float" office:value="160.963153000004" calcext:value-type="float">
            <text:p>160.963153000004</text:p>
          </table:table-cell>
          <table:table-cell office:value-type="float" office:value="1.63907900000049" calcext:value-type="float">
            <text:p>1.63907900000049</text:p>
          </table:table-cell>
          <table:table-cell office:value-type="float" office:value="0.00864100000035251" calcext:value-type="float">
            <text:p>0.008641000000353</text:p>
          </table:table-cell>
          <table:table-cell office:value-type="float" office:value="0.0819320000009611" calcext:value-type="float">
            <text:p>0.081932000000961</text:p>
          </table:table-cell>
          <table:table-cell office:value-type="float" office:value="0" calcext:value-type="float">
            <text:p>0</text:p>
          </table:table-cell>
          <table:table-cell office:value-type="float" office:value="0.0263090000007651" calcext:value-type="float">
            <text:p>0.02630900000076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991829999984475" calcext:value-type="float">
            <text:p>0.099182999998448</text:p>
          </table:table-cell>
          <table:table-cell office:value-type="float" office:value="0.00162200000340818" calcext:value-type="float">
            <text:p>0.001622000003408</text:p>
          </table:table-cell>
          <table:table-cell office:value-type="float" office:value="0.0739779999930761" calcext:value-type="float">
            <text:p>0.073977999993076</text:p>
          </table:table-cell>
          <table:table-cell office:value-type="float" office:value="22.0667843818665" calcext:value-type="float">
            <text:p>22.0667843818665</text:p>
          </table:table-cell>
          <table:table-cell office:value-type="float" office:value="608.350311000002" calcext:value-type="float">
            <text:p>608.350311000002</text:p>
          </table:table-cell>
          <table:table-cell office:value-type="float" office:value="0.00064600000041537" calcext:value-type="float">
            <text:p>0.000646000000415</text:p>
          </table:table-cell>
          <table:table-cell office:value-type="float" office:value="2.94555100000434" calcext:value-type="float">
            <text:p>2.94555100000434</text:p>
          </table:table-cell>
          <table:table-cell office:value-type="float" office:value="2.99832600000082" calcext:value-type="float">
            <text:p>2.99832600000082</text:p>
          </table:table-cell>
          <table:table-cell office:value-type="float" office:value="0.00970300000335556" calcext:value-type="float">
            <text:p>0.009703000003356</text:p>
          </table:table-cell>
          <table:table-cell office:value-type="float" office:value="0.05782100000215" calcext:value-type="float">
            <text:p>0.05782100000215</text:p>
          </table:table-cell>
          <table:table-cell office:value-type="float" office:value="0" calcext:value-type="float">
            <text:p>0</text:p>
          </table:table-cell>
          <table:table-cell office:value-type="float" office:value="0.0508609999960754" calcext:value-type="float">
            <text:p>0.050860999996075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0913560000044527" calcext:value-type="float">
            <text:p>0.091356000004453</text:p>
          </table:table-cell>
          <table:table-cell office:value-type="float" office:value="0.00120199999946635" calcext:value-type="float">
            <text:p>0.001201999999466</text:p>
          </table:table-cell>
          <table:table-cell office:value-type="float" office:value="0.0701349999944796" calcext:value-type="float">
            <text:p>0.07013499999448</text:p>
          </table:table-cell>
          <table:table-cell office:value-type="float" office:value="22.4813089370728" calcext:value-type="float">
            <text:p>22.4813089370728</text:p>
          </table:table-cell>
          <table:table-cell office:value-type="float" office:value="637.571295000002" calcext:value-type="float">
            <text:p>637.571295000002</text:p>
          </table:table-cell>
          <table:table-cell office:value-type="float" office:value="0.000618999998550862" calcext:value-type="float">
            <text:p>0.000618999998551</text:p>
          </table:table-cell>
          <table:table-cell office:value-type="float" office:value="2.95501499999955" calcext:value-type="float">
            <text:p>2.95501499999955</text:p>
          </table:table-cell>
          <table:table-cell office:value-type="float" office:value="3.09186200000113" calcext:value-type="float">
            <text:p>3.09186200000113</text:p>
          </table:table-cell>
          <table:table-cell office:value-type="float" office:value="0.0101570000042557" calcext:value-type="float">
            <text:p>0.010157000004256</text:p>
          </table:table-cell>
          <table:table-cell office:value-type="float" office:value="0.0911799999958021" calcext:value-type="float">
            <text:p>0.091179999995802</text:p>
          </table:table-cell>
          <table:table-cell office:value-type="float" office:value="0" calcext:value-type="float">
            <text:p>0</text:p>
          </table:table-cell>
          <table:table-cell office:value-type="float" office:value="0.0721570000023348" calcext:value-type="float">
            <text:p>0.07215700000233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4648999995552" calcext:value-type="float">
            <text:p>0.114648999995552</text:p>
          </table:table-cell>
          <table:table-cell office:value-type="float" office:value="0.00156000000424683" calcext:value-type="float">
            <text:p>0.001560000004247</text:p>
          </table:table-cell>
          <table:table-cell office:value-type="float" office:value="0.0789589999985765" calcext:value-type="float">
            <text:p>0.078958999998577</text:p>
          </table:table-cell>
          <table:table-cell office:value-type="float" office:value="24.3068513870239" calcext:value-type="float">
            <text:p>24.3068513870239</text:p>
          </table:table-cell>
          <table:table-cell office:value-type="float" office:value="646.477885" calcext:value-type="float">
            <text:p>646.477885</text:p>
          </table:table-cell>
          <table:table-cell office:value-type="float" office:value="0.000630000002274755" calcext:value-type="float">
            <text:p>0.000630000002275</text:p>
          </table:table-cell>
          <table:table-cell office:value-type="float" office:value="169.460152" calcext:value-type="float">
            <text:p>169.460152</text:p>
          </table:table-cell>
          <table:table-cell office:value-type="float" office:value="3.26526699999522" calcext:value-type="float">
            <text:p>3.26526699999522</text:p>
          </table:table-cell>
          <table:table-cell office:value-type="float" office:value="0.00802299999486422" calcext:value-type="float">
            <text:p>0.008022999994864</text:p>
          </table:table-cell>
          <table:table-cell office:value-type="float" office:value="0.0673640000022715" calcext:value-type="float">
            <text:p>0.067364000002272</text:p>
          </table:table-cell>
          <table:table-cell office:value-type="float" office:value="0" calcext:value-type="float">
            <text:p>0</text:p>
          </table:table-cell>
          <table:table-cell office:value-type="float" office:value="0.0910650000005262" calcext:value-type="float">
            <text:p>0.091065000000526</text:p>
          </table:table-cell>
          <table:table-cell table:number-columns-repeated="101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115866000000096" calcext:value-type="float">
            <text:p>0.115866000000096</text:p>
          </table:table-cell>
          <table:table-cell table:style-name="ce3" office:value-type="float" office:value="0.0015720000010333" calcext:value-type="float">
            <text:p>0.001572000001033</text:p>
          </table:table-cell>
          <table:table-cell table:style-name="ce3" office:value-type="float" office:value="0.0779330000004848" calcext:value-type="float">
            <text:p>0.077933000000485</text:p>
          </table:table-cell>
          <table:table-cell table:style-name="ce3" office:value-type="float" office:value="26.5535085201263" calcext:value-type="float">
            <text:p>26.5535085201263</text:p>
          </table:table-cell>
          <table:table-cell table:style-name="ce3" office:value-type="float" office:value="663.603734000004" calcext:value-type="float">
            <text:p>663.603734000004</text:p>
          </table:table-cell>
          <table:table-cell table:style-name="ce3" office:value-type="float" office:value="0.000637999997707084" calcext:value-type="float">
            <text:p>0.000637999997707</text:p>
          </table:table-cell>
          <table:table-cell table:style-name="ce3" office:value-type="float" office:value="169.866038999993" calcext:value-type="float">
            <text:p>169.866038999993</text:p>
          </table:table-cell>
          <table:table-cell table:style-name="ce3" office:value-type="float" office:value="3.27529899999354" calcext:value-type="float">
            <text:p>3.27529899999354</text:p>
          </table:table-cell>
          <table:table-cell table:style-name="ce3" office:value-type="float" office:value="0.0108169999948586" calcext:value-type="float">
            <text:p>0.010816999994859</text:p>
          </table:table-cell>
          <table:table-cell table:style-name="ce3" office:value-type="float" office:value="0.0684610000025714" calcext:value-type="float">
            <text:p>0.068461000002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36351000001014" calcext:value-type="float">
            <text:p>0.136351000001014</text:p>
          </table:table-cell>
          <table:table-cell table:style-name="ce4"/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~</text:p>
          </table:table-cell>
          <table:table-cell table:style-name="ce3"/>
          <table:table-cell table:style-name="ce3" table:formula="of:=AVERAGE([.C69];[.C74];[.C79])" office:value-type="float" office:value="0.0990586666666788" calcext:value-type="float">
            <text:p>0.099058666666679</text:p>
          </table:table-cell>
          <table:table-cell table:style-name="ce3" table:formula="of:=AVERAGE([.D69];[.D74];[.D79])" office:value-type="float" office:value="0.00139499999932013" calcext:value-type="float">
            <text:p>0.00139499999932</text:p>
          </table:table-cell>
          <table:table-cell table:style-name="ce3" table:formula="of:=AVERAGE([.E69];[.E74];[.E79])" office:value-type="float" office:value="0.0720730000005763" calcext:value-type="float">
            <text:p>0.072073000000576</text:p>
          </table:table-cell>
          <table:table-cell table:style-name="ce3" table:formula="of:=AVERAGE([.F69];[.F74];[.F79])" office:value-type="float" office:value="12.4405863285065" calcext:value-type="float">
            <text:p>12.4405863285065</text:p>
          </table:table-cell>
          <table:table-cell table:style-name="ce3" table:formula="of:=AVERAGE([.G69];[.G74];[.G79])" office:value-type="float" office:value="177.529029333331" calcext:value-type="float">
            <text:p>177.529029333331</text:p>
          </table:table-cell>
          <table:table-cell table:style-name="ce3" table:formula="of:=AVERAGE([.H69];[.H74];[.H79])" office:value-type="float" office:value="0.000260333331728665" calcext:value-type="float">
            <text:p>0.000260333331729</text:p>
          </table:table-cell>
          <table:table-cell table:style-name="ce3" table:formula="of:=AVERAGE([.I69];[.I74];[.I79])" office:value-type="float" office:value="159.911772000004" calcext:value-type="float">
            <text:p>159.911772000004</text:p>
          </table:table-cell>
          <table:table-cell table:style-name="ce3" table:formula="of:=AVERAGE([.J69];[.J74];[.J79])" office:value-type="float" office:value="1.60788800000106" calcext:value-type="float">
            <text:p>1.60788800000106</text:p>
          </table:table-cell>
          <table:table-cell table:style-name="ce3" table:formula="of:=AVERAGE([.K69];[.K74];[.K79])" office:value-type="float" office:value="0.0125213333327944" calcext:value-type="float">
            <text:p>0.012521333332794</text:p>
          </table:table-cell>
          <table:table-cell table:style-name="ce3" table:formula="of:=AVERAGE([.L69];[.L74];[.L79])" office:value-type="float" office:value="0.0799113333365919" calcext:value-type="float">
            <text:p>0.079911333336592</text:p>
          </table:table-cell>
          <table:table-cell table:style-name="ce3" table:formula="of:=AVERAGE([.M69];[.M74];[.M79])" office:value-type="float" office:value="0" calcext:value-type="float">
            <text:p>0</text:p>
          </table:table-cell>
          <table:table-cell table:style-name="ce3" table:formula="of:=AVERAGE([.N69];[.N74];[.N79])" office:value-type="float" office:value="0.0265823333320441" calcext:value-type="float">
            <text:p>0.026582333332044</text:p>
          </table:table-cell>
          <table:table-cell table:style-name="ce1" table:formula="of:=SUM([.C84:.N84])" office:value-type="float" office:value="351.781077661842" calcext:value-type="float">
            <text:p>351.781077661842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0];[.C75];[.C80])" office:value-type="float" office:value="0.112656666664406" calcext:value-type="float">
            <text:p>0.112656666664406</text:p>
          </table:table-cell>
          <table:table-cell table:style-name="ce3" table:formula="of:=AVERAGE([.D70];[.D75];[.D80])" office:value-type="float" office:value="0.00158999999985099" calcext:value-type="float">
            <text:p>0.001589999999851</text:p>
          </table:table-cell>
          <table:table-cell table:style-name="ce3" table:formula="of:=AVERAGE([.E70];[.E75];[.E80])" office:value-type="float" office:value="0.0869706666659718" calcext:value-type="float">
            <text:p>0.086970666665972</text:p>
          </table:table-cell>
          <table:table-cell table:style-name="ce3" table:formula="of:=AVERAGE([.F70];[.F75];[.F80])" office:value-type="float" office:value="21.4203027884166" calcext:value-type="float">
            <text:p>21.4203027884166</text:p>
          </table:table-cell>
          <table:table-cell table:style-name="ce3" table:formula="of:=AVERAGE([.G70];[.G75];[.G80])" office:value-type="float" office:value="608.031502333334" calcext:value-type="float">
            <text:p>608.031502333334</text:p>
          </table:table-cell>
          <table:table-cell table:style-name="ce3" table:formula="of:=AVERAGE([.H70];[.H75];[.H80])" office:value-type="float" office:value="0.000676333331891025" calcext:value-type="float">
            <text:p>0.000676333331891</text:p>
          </table:table-cell>
          <table:table-cell table:style-name="ce3" table:formula="of:=AVERAGE([.I70];[.I75];[.I80])" office:value-type="float" office:value="2.94714966666652" calcext:value-type="float">
            <text:p>2.94714966666652</text:p>
          </table:table-cell>
          <table:table-cell table:style-name="ce3" table:formula="of:=AVERAGE([.J70];[.J75];[.J80])" office:value-type="float" office:value="2.88227566666562" calcext:value-type="float">
            <text:p>2.88227566666562</text:p>
          </table:table-cell>
          <table:table-cell table:style-name="ce3" table:formula="of:=AVERAGE([.K70];[.K75];[.K80])" office:value-type="float" office:value="0.00862133333430393" calcext:value-type="float">
            <text:p>0.008621333334304</text:p>
          </table:table-cell>
          <table:table-cell table:style-name="ce3" table:formula="of:=AVERAGE([.L70];[.L75];[.L80])" office:value-type="float" office:value="0.0578069999998358" calcext:value-type="float">
            <text:p>0.057806999999836</text:p>
          </table:table-cell>
          <table:table-cell table:style-name="ce3" table:formula="of:=AVERAGE([.M70];[.M75];[.M80])" office:value-type="float" office:value="0" calcext:value-type="float">
            <text:p>0</text:p>
          </table:table-cell>
          <table:table-cell table:style-name="ce3" table:formula="of:=AVERAGE([.N70];[.N75];[.N80])" office:value-type="float" office:value="0.0485689999986789" calcext:value-type="float">
            <text:p>0.048568999998679</text:p>
          </table:table-cell>
          <table:table-cell table:style-name="ce1" table:formula="of:=SUM([.C85:.N85])" office:value-type="float" office:value="635.598121455078" calcext:value-type="float">
            <text:p>635.59812145507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1];[.C76];[.C81])" office:value-type="float" office:value="0.100732666665863" calcext:value-type="float">
            <text:p>0.100732666665863</text:p>
          </table:table-cell>
          <table:table-cell table:style-name="ce3" table:formula="of:=AVERAGE([.D71];[.D76];[.D81])" office:value-type="float" office:value="0.0014326666641864" calcext:value-type="float">
            <text:p>0.001432666664186</text:p>
          </table:table-cell>
          <table:table-cell table:style-name="ce3" table:formula="of:=AVERAGE([.E71];[.E76];[.E81])" office:value-type="float" office:value="0.0621623333330111" calcext:value-type="float">
            <text:p>0.062162333333011</text:p>
          </table:table-cell>
          <table:table-cell table:style-name="ce3" table:formula="of:=AVERAGE([.F71];[.F76];[.F81])" office:value-type="float" office:value="22.5648854573568" calcext:value-type="float">
            <text:p>22.5648854573568</text:p>
          </table:table-cell>
          <table:table-cell table:style-name="ce3" table:formula="of:=AVERAGE([.G71];[.G76];[.G81])" office:value-type="float" office:value="638.155667333335" calcext:value-type="float">
            <text:p>638.155667333335</text:p>
          </table:table-cell>
          <table:table-cell table:style-name="ce3" table:formula="of:=AVERAGE([.H71];[.H76];[.H81])" office:value-type="float" office:value="0.000615000002047357" calcext:value-type="float">
            <text:p>0.000615000002047</text:p>
          </table:table-cell>
          <table:table-cell table:style-name="ce3" table:formula="of:=AVERAGE([.I71];[.I76];[.I81])" office:value-type="float" office:value="2.94117899999886" calcext:value-type="float">
            <text:p>2.94117899999886</text:p>
          </table:table-cell>
          <table:table-cell table:style-name="ce3" table:formula="of:=AVERAGE([.J71];[.J76];[.J81])" office:value-type="float" office:value="3.07672133333351" calcext:value-type="float">
            <text:p>3.07672133333351</text:p>
          </table:table-cell>
          <table:table-cell table:style-name="ce3" table:formula="of:=AVERAGE([.K71];[.K76];[.K81])" office:value-type="float" office:value="0.0104270000010729" calcext:value-type="float">
            <text:p>0.010427000001073</text:p>
          </table:table-cell>
          <table:table-cell table:style-name="ce3" table:formula="of:=AVERAGE([.L71];[.L76];[.L81])" office:value-type="float" office:value="0.0909063333310769" calcext:value-type="float">
            <text:p>0.090906333331077</text:p>
          </table:table-cell>
          <table:table-cell table:style-name="ce3" table:formula="of:=AVERAGE([.M71];[.M76];[.M81])" office:value-type="float" office:value="0" calcext:value-type="float">
            <text:p>0</text:p>
          </table:table-cell>
          <table:table-cell table:style-name="ce3" table:formula="of:=AVERAGE([.N71];[.N76];[.N81])" office:value-type="float" office:value="0.0682310000023184" calcext:value-type="float">
            <text:p>0.068231000002318</text:p>
          </table:table-cell>
          <table:table-cell table:style-name="ce1" table:formula="of:=SUM([.C86:.N86])" office:value-type="float" office:value="667.072960124024" calcext:value-type="float">
            <text:p>667.072960124024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2];[.C77];[.C82])" office:value-type="float" office:value="0.104966999999306" calcext:value-type="float">
            <text:p>0.104966999999306</text:p>
          </table:table-cell>
          <table:table-cell table:style-name="ce3" table:formula="of:=AVERAGE([.D72];[.D77];[.D82])" office:value-type="float" office:value="0.00157900000097773" calcext:value-type="float">
            <text:p>0.001579000000978</text:p>
          </table:table-cell>
          <table:table-cell table:style-name="ce3" table:formula="of:=AVERAGE([.E72];[.E77];[.E82])" office:value-type="float" office:value="0.0800269999987601" calcext:value-type="float">
            <text:p>0.08002699999876</text:p>
          </table:table-cell>
          <table:table-cell table:style-name="ce3" table:formula="of:=AVERAGE([.F72];[.F77];[.F82])" office:value-type="float" office:value="24.4914355278015" calcext:value-type="float">
            <text:p>24.4914355278015</text:p>
          </table:table-cell>
          <table:table-cell table:style-name="ce3" table:formula="of:=AVERAGE([.G72];[.G77];[.G82])" office:value-type="float" office:value="646.920750666667" calcext:value-type="float">
            <text:p>646.920750666667</text:p>
          </table:table-cell>
          <table:table-cell table:style-name="ce3" table:formula="of:=AVERAGE([.H72];[.H77];[.H82])" office:value-type="float" office:value="0.000627999999172365" calcext:value-type="float">
            <text:p>0.000627999999172</text:p>
          </table:table-cell>
          <table:table-cell table:style-name="ce3" table:formula="of:=AVERAGE([.I72];[.I77];[.I82])" office:value-type="float" office:value="168.370243333336" calcext:value-type="float">
            <text:p>168.370243333336</text:p>
          </table:table-cell>
          <table:table-cell table:style-name="ce3" table:formula="of:=AVERAGE([.J72];[.J77];[.J82])" office:value-type="float" office:value="3.27176299999701" calcext:value-type="float">
            <text:p>3.27176299999701</text:p>
          </table:table-cell>
          <table:table-cell table:style-name="ce3" table:formula="of:=AVERAGE([.K72];[.K77];[.K82])" office:value-type="float" office:value="0.00889999999829644" calcext:value-type="float">
            <text:p>0.008899999998296</text:p>
          </table:table-cell>
          <table:table-cell table:style-name="ce3" table:formula="of:=AVERAGE([.L72];[.L77];[.L82])" office:value-type="float" office:value="0.0719419999998839" calcext:value-type="float">
            <text:p>0.071941999999884</text:p>
          </table:table-cell>
          <table:table-cell table:style-name="ce3" table:formula="of:=AVERAGE([.M72];[.M77];[.M82])" office:value-type="float" office:value="0" calcext:value-type="float">
            <text:p>0</text:p>
          </table:table-cell>
          <table:table-cell table:style-name="ce3" table:formula="of:=AVERAGE([.N72];[.N77];[.N82])" office:value-type="float" office:value="0.0881043333332248" calcext:value-type="float">
            <text:p>0.088104333333225</text:p>
          </table:table-cell>
          <table:table-cell table:style-name="ce1" table:formula="of:=SUM([.C87:.N87])" office:value-type="float" office:value="843.410339861131" calcext:value-type="float">
            <text:p>843.41033986113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3];[.C78];[.C83])" office:value-type="float" office:value="0.112513000000035" calcext:value-type="float">
            <text:p>0.112513000000035</text:p>
          </table:table-cell>
          <table:table-cell table:style-name="ce3" table:formula="of:=AVERAGE([.D73];[.D78];[.D83])" office:value-type="float" office:value="0.00158766666572774" calcext:value-type="float">
            <text:p>0.001587666665728</text:p>
          </table:table-cell>
          <table:table-cell table:style-name="ce3" table:formula="of:=AVERAGE([.E73];[.E78];[.E83])" office:value-type="float" office:value="0.0773043333319947" calcext:value-type="float">
            <text:p>0.077304333331995</text:p>
          </table:table-cell>
          <table:table-cell table:style-name="ce3" table:formula="of:=AVERAGE([.F73];[.F78];[.F83])" office:value-type="float" office:value="25.9018543561299" calcext:value-type="float">
            <text:p>25.9018543561299</text:p>
          </table:table-cell>
          <table:table-cell table:style-name="ce3" table:formula="of:=AVERAGE([.G73];[.G78];[.G83])" office:value-type="float" office:value="663.573535333334" calcext:value-type="float">
            <text:p>663.573535333334</text:p>
          </table:table-cell>
          <table:table-cell table:style-name="ce3" table:formula="of:=AVERAGE([.H73];[.H78];[.H83])" office:value-type="float" office:value="0.000623333330925865" calcext:value-type="float">
            <text:p>0.000623333330926</text:p>
          </table:table-cell>
          <table:table-cell table:style-name="ce3" table:formula="of:=AVERAGE([.I73];[.I78];[.I83])" office:value-type="float" office:value="170.045791999997" calcext:value-type="float">
            <text:p>170.045791999997</text:p>
          </table:table-cell>
          <table:table-cell table:style-name="ce3" table:formula="of:=AVERAGE([.J73];[.J78];[.J83])" office:value-type="float" office:value="3.31200700000045" calcext:value-type="float">
            <text:p>3.31200700000045</text:p>
          </table:table-cell>
          <table:table-cell table:style-name="ce3" table:formula="of:=AVERAGE([.K73];[.K78];[.K83])" office:value-type="float" office:value="0.00998199999594361" calcext:value-type="float">
            <text:p>0.009981999995944</text:p>
          </table:table-cell>
          <table:table-cell table:style-name="ce3" table:formula="of:=AVERAGE([.L73];[.L78];[.L83])" office:value-type="float" office:value="0.0749976666702423" calcext:value-type="float">
            <text:p>0.074997666670242</text:p>
          </table:table-cell>
          <table:table-cell table:style-name="ce3" table:formula="of:=AVERAGE([.M73];[.M78];[.M83])" office:value-type="float" office:value="0" calcext:value-type="float">
            <text:p>0</text:p>
          </table:table-cell>
          <table:table-cell table:style-name="ce3" table:formula="of:=AVERAGE([.N73];[.N78];[.N83])" office:value-type="float" office:value="0.113130666667227" calcext:value-type="float">
            <text:p>0.113130666667227</text:p>
          </table:table-cell>
          <table:table-cell table:style-name="ce1" table:formula="of:=SUM([.C88:.N88])" office:value-type="float" office:value="863.223327356124" calcext:value-type="float">
            <text:p>863.223327356124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84:.C88])" office:value-type="float" office:value="0.529927999996289" calcext:value-type="float">
            <text:p>0.529927999996289</text:p>
          </table:table-cell>
          <table:table-cell table:style-name="ce1" table:formula="of:=SUM([.D84:.D88])" office:value-type="float" office:value="0.00758433333006299" calcext:value-type="float">
            <text:p>0.007584333330063</text:p>
          </table:table-cell>
          <table:table-cell table:style-name="ce1" table:formula="of:=SUM([.E84:.E88])" office:value-type="float" office:value="0.378537333330314" calcext:value-type="float">
            <text:p>0.378537333330314</text:p>
          </table:table-cell>
          <table:table-cell table:style-name="ce1" table:formula="of:=SUM([.F84:.F88])" office:value-type="float" office:value="106.819064458211" calcext:value-type="float">
            <text:p>106.819064458211</text:p>
          </table:table-cell>
          <table:table-cell table:style-name="ce1" table:formula="of:=SUM([.G84:.G88])" office:value-type="float" office:value="2734.210485" calcext:value-type="float">
            <text:p>2734.210485</text:p>
          </table:table-cell>
          <table:table-cell table:style-name="ce1" table:formula="of:=SUM([.H84:.H88])" office:value-type="float" office:value="0.00280299999576528" calcext:value-type="float">
            <text:p>0.002802999995765</text:p>
          </table:table-cell>
          <table:table-cell table:style-name="ce1" table:formula="of:=SUM([.I84:.I88])" office:value-type="float" office:value="504.216136000003" calcext:value-type="float">
            <text:p>504.216136000003</text:p>
          </table:table-cell>
          <table:table-cell table:style-name="ce1" table:formula="of:=SUM([.J84:.J88])" office:value-type="float" office:value="14.1506549999976" calcext:value-type="float">
            <text:p>14.1506549999976</text:p>
          </table:table-cell>
          <table:table-cell table:style-name="ce1" table:formula="of:=SUM([.K84:.K88])" office:value-type="float" office:value="0.0504516666624113" calcext:value-type="float">
            <text:p>0.050451666662411</text:p>
          </table:table-cell>
          <table:table-cell table:style-name="ce1" table:formula="of:=SUM([.L84:.L88])" office:value-type="float" office:value="0.375564333337631" calcext:value-type="float">
            <text:p>0.375564333337631</text:p>
          </table:table-cell>
          <table:table-cell table:style-name="ce1" table:formula="of:=SUM([.M84:.M88])" office:value-type="float" office:value="0" calcext:value-type="float">
            <text:p>0</text:p>
          </table:table-cell>
          <table:table-cell table:style-name="ce1" table:formula="of:=SUM([.N84:.N88])" office:value-type="float" office:value="0.344617333333493" calcext:value-type="float">
            <text:p>0.344617333333493</text:p>
          </table:table-cell>
          <table:table-cell table:style-name="ce1" table:formula="of:=SUM([.C89:.N89])" office:value-type="float" office:value="3361.0858264582" calcext:value-type="float">
            <text:p>3361.085826458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911510000005364" calcext:value-type="float">
            <text:p>0.091151000000536</text:p>
          </table:table-cell>
          <table:table-cell office:value-type="float" office:value="0.0016250000007858" calcext:value-type="float">
            <text:p>0.001625000000786</text:p>
          </table:table-cell>
          <table:table-cell office:value-type="float" office:value="0.0732109999989916" calcext:value-type="float">
            <text:p>0.073210999998992</text:p>
          </table:table-cell>
          <table:table-cell office:value-type="float" office:value="13.1873757839203" calcext:value-type="float">
            <text:p>13.1873757839203</text:p>
          </table:table-cell>
          <table:table-cell office:value-type="float" office:value="177.147790999999" calcext:value-type="float">
            <text:p>177.147790999999</text:p>
          </table:table-cell>
          <table:table-cell office:value-type="float" office:value="0.000256999999692198" calcext:value-type="float">
            <text:p>0.000256999999692</text:p>
          </table:table-cell>
          <table:table-cell office:value-type="float" office:value="160.016220000001" calcext:value-type="float">
            <text:p>160.016220000001</text:p>
          </table:table-cell>
          <table:table-cell office:value-type="float" office:value="1.58295599999838" calcext:value-type="float">
            <text:p>1.58295599999838</text:p>
          </table:table-cell>
          <table:table-cell office:value-type="float" office:value="0.0135230000014417" calcext:value-type="float">
            <text:p>0.013523000001442</text:p>
          </table:table-cell>
          <table:table-cell office:value-type="float" office:value="0.0713620000024093" calcext:value-type="float">
            <text:p>0.0713620000024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974719999976515" calcext:value-type="float">
            <text:p>0.097471999997652</text:p>
          </table:table-cell>
          <table:table-cell office:value-type="float" office:value="0.00155199999790057" calcext:value-type="float">
            <text:p>0.001551999997901</text:p>
          </table:table-cell>
          <table:table-cell office:value-type="float" office:value="0.054984999998851" calcext:value-type="float">
            <text:p>0.054984999998851</text:p>
          </table:table-cell>
          <table:table-cell office:value-type="float" office:value="23.0402007102966" calcext:value-type="float">
            <text:p>23.0402007102966</text:p>
          </table:table-cell>
          <table:table-cell office:value-type="float" office:value="652.582704" calcext:value-type="float">
            <text:p>652.582704</text:p>
          </table:table-cell>
          <table:table-cell office:value-type="float" office:value="0.000923999999940861" calcext:value-type="float">
            <text:p>0.000923999999941</text:p>
          </table:table-cell>
          <table:table-cell office:value-type="float" office:value="180.030463000003" calcext:value-type="float">
            <text:p>180.030463000003</text:p>
          </table:table-cell>
          <table:table-cell office:value-type="float" office:value="3.14063299999543" calcext:value-type="float">
            <text:p>3.14063299999543</text:p>
          </table:table-cell>
          <table:table-cell office:value-type="float" office:value="0.00732099999731872" calcext:value-type="float">
            <text:p>0.007320999997319</text:p>
          </table:table-cell>
          <table:table-cell office:value-type="float" office:value="0.150659999999334" calcext:value-type="float">
            <text:p>0.150659999999334</text:p>
          </table:table-cell>
          <table:table-cell office:value-type="float" office:value="0.0122100000007777" calcext:value-type="float">
            <text:p>0.01221000000077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02999000002455" calcext:value-type="float">
            <text:p>0.102999000002455</text:p>
          </table:table-cell>
          <table:table-cell office:value-type="float" office:value="0.000799999994342215" calcext:value-type="float">
            <text:p>0.000799999994342</text:p>
          </table:table-cell>
          <table:table-cell office:value-type="float" office:value="0.0715540000019246" calcext:value-type="float">
            <text:p>0.071554000001925</text:p>
          </table:table-cell>
          <table:table-cell office:value-type="float" office:value="24.4781510829926" calcext:value-type="float">
            <text:p>24.4781510829926</text:p>
          </table:table-cell>
          <table:table-cell office:value-type="float" office:value="692.852964999998" calcext:value-type="float">
            <text:p>692.852964999998</text:p>
          </table:table-cell>
          <table:table-cell office:value-type="float" office:value="0.000612999996519648" calcext:value-type="float">
            <text:p>0.00061299999652</text:p>
          </table:table-cell>
          <table:table-cell office:value-type="float" office:value="179.941160999995" calcext:value-type="float">
            <text:p>179.941160999995</text:p>
          </table:table-cell>
          <table:table-cell office:value-type="float" office:value="3.72626500000479" calcext:value-type="float">
            <text:p>3.72626500000479</text:p>
          </table:table-cell>
          <table:table-cell office:value-type="float" office:value="0.00844299999880604" calcext:value-type="float">
            <text:p>0.008442999998806</text:p>
          </table:table-cell>
          <table:table-cell office:value-type="float" office:value="0.132196999998996" calcext:value-type="float">
            <text:p>0.132196999998996</text:p>
          </table:table-cell>
          <table:table-cell office:value-type="float" office:value="0.0192620000016177" calcext:value-type="float">
            <text:p>0.01926200000161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992340000011609" calcext:value-type="float">
            <text:p>0.099234000001161</text:p>
          </table:table-cell>
          <table:table-cell office:value-type="float" office:value="0.00155400000221562" calcext:value-type="float">
            <text:p>0.001554000002216</text:p>
          </table:table-cell>
          <table:table-cell office:value-type="float" office:value="0.1098920000004" calcext:value-type="float">
            <text:p>0.1098920000004</text:p>
          </table:table-cell>
          <table:table-cell office:value-type="float" office:value="30.4904391765594" calcext:value-type="float">
            <text:p>30.4904391765594</text:p>
          </table:table-cell>
          <table:table-cell office:value-type="float" office:value="835.687994" calcext:value-type="float">
            <text:p>835.687994</text:p>
          </table:table-cell>
          <table:table-cell office:value-type="float" office:value="0.000669999993988313" calcext:value-type="float">
            <text:p>0.000669999993988</text:p>
          </table:table-cell>
          <table:table-cell office:value-type="float" office:value="214.586519999997" calcext:value-type="float">
            <text:p>214.586519999997</text:p>
          </table:table-cell>
          <table:table-cell office:value-type="float" office:value="4.66110399999889" calcext:value-type="float">
            <text:p>4.66110399999889</text:p>
          </table:table-cell>
          <table:table-cell office:value-type="float" office:value="0.00916399999550777" calcext:value-type="float">
            <text:p>0.009163999995508</text:p>
          </table:table-cell>
          <table:table-cell office:value-type="float" office:value="0.245669999996608" calcext:value-type="float">
            <text:p>0.245669999996608</text:p>
          </table:table-cell>
          <table:table-cell office:value-type="float" office:value="0.0363649999999325" calcext:value-type="float">
            <text:p>0.03636499999993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985209999998915" calcext:value-type="float">
            <text:p>0.098520999999892</text:p>
          </table:table-cell>
          <table:table-cell office:value-type="float" office:value="0.00155899999663234" calcext:value-type="float">
            <text:p>0.001558999996632</text:p>
          </table:table-cell>
          <table:table-cell office:value-type="float" office:value="0.109149999996589" calcext:value-type="float">
            <text:p>0.109149999996589</text:p>
          </table:table-cell>
          <table:table-cell office:value-type="float" office:value="33.6101145744324" calcext:value-type="float">
            <text:p>33.6101145744324</text:p>
          </table:table-cell>
          <table:table-cell office:value-type="float" office:value="864.149806000001" calcext:value-type="float">
            <text:p>864.149806000001</text:p>
          </table:table-cell>
          <table:table-cell office:value-type="float" office:value="0.000627000001259148" calcext:value-type="float">
            <text:p>0.000627000001259</text:p>
          </table:table-cell>
          <table:table-cell office:value-type="float" office:value="216.361990999998" calcext:value-type="float">
            <text:p>216.361990999998</text:p>
          </table:table-cell>
          <table:table-cell office:value-type="float" office:value="4.79116800000338" calcext:value-type="float">
            <text:p>4.79116800000338</text:p>
          </table:table-cell>
          <table:table-cell office:value-type="float" office:value="0.0088030000042636" calcext:value-type="float">
            <text:p>0.008803000004264</text:p>
          </table:table-cell>
          <table:table-cell office:value-type="float" office:value="0.231308999995235" calcext:value-type="float">
            <text:p>0.231308999995235</text:p>
          </table:table-cell>
          <table:table-cell office:value-type="float" office:value="0.0477030000038212" calcext:value-type="float">
            <text:p>0.04770300000382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97169999973267" calcext:value-type="float">
            <text:p>0.099716999997327</text:p>
          </table:table-cell>
          <table:table-cell office:value-type="float" office:value="0.00107600000046659" calcext:value-type="float">
            <text:p>0.001076000000467</text:p>
          </table:table-cell>
          <table:table-cell office:value-type="float" office:value="0.0506380000006175" calcext:value-type="float">
            <text:p>0.050638000000618</text:p>
          </table:table-cell>
          <table:table-cell office:value-type="float" office:value="13.5490210056305" calcext:value-type="float">
            <text:p>13.5490210056305</text:p>
          </table:table-cell>
          <table:table-cell office:value-type="float" office:value="177.215509000001" calcext:value-type="float">
            <text:p>177.215509000001</text:p>
          </table:table-cell>
          <table:table-cell office:value-type="float" office:value="0.000262000001384877" calcext:value-type="float">
            <text:p>0.000262000001385</text:p>
          </table:table-cell>
          <table:table-cell office:value-type="float" office:value="162.446721" calcext:value-type="float">
            <text:p>162.446721</text:p>
          </table:table-cell>
          <table:table-cell office:value-type="float" office:value="1.5593050000025" calcext:value-type="float">
            <text:p>1.5593050000025</text:p>
          </table:table-cell>
          <table:table-cell office:value-type="float" office:value="0.00966599999810569" calcext:value-type="float">
            <text:p>0.009665999998106</text:p>
          </table:table-cell>
          <table:table-cell office:value-type="float" office:value="0.0781789999964531" calcext:value-type="float">
            <text:p>0.0781789999964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45289000000048" calcext:value-type="float">
            <text:p>0.145289000000048</text:p>
          </table:table-cell>
          <table:table-cell office:value-type="float" office:value="0.00156799999967916" calcext:value-type="float">
            <text:p>0.001567999999679</text:p>
          </table:table-cell>
          <table:table-cell office:value-type="float" office:value="0.0909870000032243" calcext:value-type="float">
            <text:p>0.090987000003224</text:p>
          </table:table-cell>
          <table:table-cell office:value-type="float" office:value="21.7284574508667" calcext:value-type="float">
            <text:p>21.7284574508667</text:p>
          </table:table-cell>
          <table:table-cell office:value-type="float" office:value="653.611281999998" calcext:value-type="float">
            <text:p>653.611281999998</text:p>
          </table:table-cell>
          <table:table-cell office:value-type="float" office:value="0.000627000001259148" calcext:value-type="float">
            <text:p>0.000627000001259</text:p>
          </table:table-cell>
          <table:table-cell office:value-type="float" office:value="181.040482999997" calcext:value-type="float">
            <text:p>181.040482999997</text:p>
          </table:table-cell>
          <table:table-cell office:value-type="float" office:value="3.1768860000011" calcext:value-type="float">
            <text:p>3.1768860000011</text:p>
          </table:table-cell>
          <table:table-cell office:value-type="float" office:value="0.00904100000479957" calcext:value-type="float">
            <text:p>0.0090410000048</text:p>
          </table:table-cell>
          <table:table-cell office:value-type="float" office:value="0.185649999999441" calcext:value-type="float">
            <text:p>0.185649999999441</text:p>
          </table:table-cell>
          <table:table-cell office:value-type="float" office:value="0.0145160000029136" calcext:value-type="float">
            <text:p>0.01451600000291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0010599999805" calcext:value-type="float">
            <text:p>0.10010599999805</text:p>
          </table:table-cell>
          <table:table-cell office:value-type="float" office:value="0.00163099999917904" calcext:value-type="float">
            <text:p>0.001630999999179</text:p>
          </table:table-cell>
          <table:table-cell office:value-type="float" office:value="0.0952900000047521" calcext:value-type="float">
            <text:p>0.095290000004752</text:p>
          </table:table-cell>
          <table:table-cell office:value-type="float" office:value="24.1792323589325" calcext:value-type="float">
            <text:p>24.1792323589325</text:p>
          </table:table-cell>
          <table:table-cell office:value-type="float" office:value="692.995662999994" calcext:value-type="float">
            <text:p>692.995662999994</text:p>
          </table:table-cell>
          <table:table-cell office:value-type="float" office:value="0.000625000000582077" calcext:value-type="float">
            <text:p>0.000625000000582</text:p>
          </table:table-cell>
          <table:table-cell office:value-type="float" office:value="179.965317000002" calcext:value-type="float">
            <text:p>179.965317000002</text:p>
          </table:table-cell>
          <table:table-cell office:value-type="float" office:value="3.54318000000057" calcext:value-type="float">
            <text:p>3.54318000000057</text:p>
          </table:table-cell>
          <table:table-cell office:value-type="float" office:value="0.0208259999999427" calcext:value-type="float">
            <text:p>0.020825999999943</text:p>
          </table:table-cell>
          <table:table-cell office:value-type="float" office:value="0.153010000001814" calcext:value-type="float">
            <text:p>0.153010000001814</text:p>
          </table:table-cell>
          <table:table-cell office:value-type="float" office:value="0.0157150000013644" calcext:value-type="float">
            <text:p>0.01571500000136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00186000003305" calcext:value-type="float">
            <text:p>0.100186000003305</text:p>
          </table:table-cell>
          <table:table-cell office:value-type="float" office:value="0.0016299999988405" calcext:value-type="float">
            <text:p>0.001629999998841</text:p>
          </table:table-cell>
          <table:table-cell office:value-type="float" office:value="0.111107000004267" calcext:value-type="float">
            <text:p>0.111107000004267</text:p>
          </table:table-cell>
          <table:table-cell office:value-type="float" office:value="32.4777336120605" calcext:value-type="float">
            <text:p>32.4777336120605</text:p>
          </table:table-cell>
          <table:table-cell office:value-type="float" office:value="836.563878000001" calcext:value-type="float">
            <text:p>836.563878000001</text:p>
          </table:table-cell>
          <table:table-cell office:value-type="float" office:value="0.000628000001597684" calcext:value-type="float">
            <text:p>0.000628000001598</text:p>
          </table:table-cell>
          <table:table-cell office:value-type="float" office:value="210.179605999998" calcext:value-type="float">
            <text:p>210.179605999998</text:p>
          </table:table-cell>
          <table:table-cell office:value-type="float" office:value="4.65565700000298" calcext:value-type="float">
            <text:p>4.65565700000298</text:p>
          </table:table-cell>
          <table:table-cell office:value-type="float" office:value="0.00928399999975227" calcext:value-type="float">
            <text:p>0.009283999999752</text:p>
          </table:table-cell>
          <table:table-cell office:value-type="float" office:value="0.248924999999872" calcext:value-type="float">
            <text:p>0.248924999999872</text:p>
          </table:table-cell>
          <table:table-cell office:value-type="float" office:value="0.0353380000015022" calcext:value-type="float">
            <text:p>0.03533800000150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899209999988671" calcext:value-type="float">
            <text:p>0.089920999998867</text:p>
          </table:table-cell>
          <table:table-cell office:value-type="float" office:value="0.000356999997165985" calcext:value-type="float">
            <text:p>0.000356999997166</text:p>
          </table:table-cell>
          <table:table-cell office:value-type="float" office:value="0.0857430000032764" calcext:value-type="float">
            <text:p>0.085743000003276</text:p>
          </table:table-cell>
          <table:table-cell office:value-type="float" office:value="32.7420041561127" calcext:value-type="float">
            <text:p>32.7420041561127</text:p>
          </table:table-cell>
          <table:table-cell office:value-type="float" office:value="862.147578000004" calcext:value-type="float">
            <text:p>862.147578000004</text:p>
          </table:table-cell>
          <table:table-cell office:value-type="float" office:value="0.000696000002790242" calcext:value-type="float">
            <text:p>0.00069600000279</text:p>
          </table:table-cell>
          <table:table-cell office:value-type="float" office:value="211.740768000003" calcext:value-type="float">
            <text:p>211.740768000003</text:p>
          </table:table-cell>
          <table:table-cell office:value-type="float" office:value="4.81488800000079" calcext:value-type="float">
            <text:p>4.81488800000079</text:p>
          </table:table-cell>
          <table:table-cell office:value-type="float" office:value="0.00905200000124751" calcext:value-type="float">
            <text:p>0.009052000001248</text:p>
          </table:table-cell>
          <table:table-cell office:value-type="float" office:value="0.221726999996463" calcext:value-type="float">
            <text:p>0.221726999996463</text:p>
          </table:table-cell>
          <table:table-cell office:value-type="float" office:value="0.0500230000034208" calcext:value-type="float">
            <text:p>0.05002300000342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01389999996172" calcext:value-type="float">
            <text:p>0.101389999996172</text:p>
          </table:table-cell>
          <table:table-cell office:value-type="float" office:value="0.00108000000182074" calcext:value-type="float">
            <text:p>0.001080000001821</text:p>
          </table:table-cell>
          <table:table-cell office:value-type="float" office:value="0.0923010000042268" calcext:value-type="float">
            <text:p>0.092301000004227</text:p>
          </table:table-cell>
          <table:table-cell office:value-type="float" office:value="12.6543197631836" calcext:value-type="float">
            <text:p>12.6543197631836</text:p>
          </table:table-cell>
          <table:table-cell office:value-type="float" office:value="176.662822999999" calcext:value-type="float">
            <text:p>176.662822999999</text:p>
          </table:table-cell>
          <table:table-cell office:value-type="float" office:value="0.000258000000030734" calcext:value-type="float">
            <text:p>0.000258000000031</text:p>
          </table:table-cell>
          <table:table-cell office:value-type="float" office:value="158.425349999998" calcext:value-type="float">
            <text:p>158.425349999998</text:p>
          </table:table-cell>
          <table:table-cell office:value-type="float" office:value="1.62008300000161" calcext:value-type="float">
            <text:p>1.62008300000161</text:p>
          </table:table-cell>
          <table:table-cell office:value-type="float" office:value="0.00868400000035763" calcext:value-type="float">
            <text:p>0.008684000000358</text:p>
          </table:table-cell>
          <table:table-cell office:value-type="float" office:value="0.0785590000014054" calcext:value-type="float">
            <text:p>0.078559000001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15464000002248" calcext:value-type="float">
            <text:p>0.115464000002248</text:p>
          </table:table-cell>
          <table:table-cell office:value-type="float" office:value="0.00157100000069477" calcext:value-type="float">
            <text:p>0.001571000000695</text:p>
          </table:table-cell>
          <table:table-cell office:value-type="float" office:value="0.09156300000177" calcext:value-type="float">
            <text:p>0.09156300000177</text:p>
          </table:table-cell>
          <table:table-cell office:value-type="float" office:value="21.95441365242" calcext:value-type="float">
            <text:p>21.95441365242</text:p>
          </table:table-cell>
          <table:table-cell office:value-type="float" office:value="655.908371999998" calcext:value-type="float">
            <text:p>655.908371999998</text:p>
          </table:table-cell>
          <table:table-cell office:value-type="float" office:value="0.000686999999743421" calcext:value-type="float">
            <text:p>0.000686999999743</text:p>
          </table:table-cell>
          <table:table-cell office:value-type="float" office:value="180.921862000003" calcext:value-type="float">
            <text:p>180.921862000003</text:p>
          </table:table-cell>
          <table:table-cell office:value-type="float" office:value="3.28880799999752" calcext:value-type="float">
            <text:p>3.28880799999752</text:p>
          </table:table-cell>
          <table:table-cell office:value-type="float" office:value="0.00914200000261189" calcext:value-type="float">
            <text:p>0.009142000002612</text:p>
          </table:table-cell>
          <table:table-cell office:value-type="float" office:value="0.183920000003127" calcext:value-type="float">
            <text:p>0.183920000003127</text:p>
          </table:table-cell>
          <table:table-cell office:value-type="float" office:value="0.0125819999957457" calcext:value-type="float">
            <text:p>0.01258199999574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0972239999973681" calcext:value-type="float">
            <text:p>0.097223999997368</text:p>
          </table:table-cell>
          <table:table-cell office:value-type="float" office:value="0.00157900000340305" calcext:value-type="float">
            <text:p>0.001579000003403</text:p>
          </table:table-cell>
          <table:table-cell office:value-type="float" office:value="0.0943780000015977" calcext:value-type="float">
            <text:p>0.094378000001598</text:p>
          </table:table-cell>
          <table:table-cell office:value-type="float" office:value="24.4836928844452" calcext:value-type="float">
            <text:p>24.4836928844452</text:p>
          </table:table-cell>
          <table:table-cell office:value-type="float" office:value="690.811737999997" calcext:value-type="float">
            <text:p>690.811737999997</text:p>
          </table:table-cell>
          <table:table-cell office:value-type="float" office:value="0.000615999997535255" calcext:value-type="float">
            <text:p>0.000615999997535</text:p>
          </table:table-cell>
          <table:table-cell office:value-type="float" office:value="182.136531999997" calcext:value-type="float">
            <text:p>182.136531999997</text:p>
          </table:table-cell>
          <table:table-cell office:value-type="float" office:value="3.86535000000003" calcext:value-type="float">
            <text:p>3.86535000000003</text:p>
          </table:table-cell>
          <table:table-cell office:value-type="float" office:value="0.0101290000020526" calcext:value-type="float">
            <text:p>0.010129000002053</text:p>
          </table:table-cell>
          <table:table-cell office:value-type="float" office:value="0.131159000004118" calcext:value-type="float">
            <text:p>0.131159000004118</text:p>
          </table:table-cell>
          <table:table-cell office:value-type="float" office:value="0.019161999996868" calcext:value-type="float">
            <text:p>0.01916199999686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981519999986631" calcext:value-type="float">
            <text:p>0.098151999998663</text:p>
          </table:table-cell>
          <table:table-cell office:value-type="float" office:value="0.00156399999832502" calcext:value-type="float">
            <text:p>0.001563999998325</text:p>
          </table:table-cell>
          <table:table-cell office:value-type="float" office:value="0.147071999999753" calcext:value-type="float">
            <text:p>0.147071999999753</text:p>
          </table:table-cell>
          <table:table-cell office:value-type="float" office:value="32.0547761917114" calcext:value-type="float">
            <text:p>32.0547761917114</text:p>
          </table:table-cell>
          <table:table-cell office:value-type="float" office:value="835.416465999995" calcext:value-type="float">
            <text:p>835.416465999995</text:p>
          </table:table-cell>
          <table:table-cell office:value-type="float" office:value="0.000619999998889398" calcext:value-type="float">
            <text:p>0.000619999998889</text:p>
          </table:table-cell>
          <table:table-cell office:value-type="float" office:value="211.654268999999" calcext:value-type="float">
            <text:p>211.654268999999</text:p>
          </table:table-cell>
          <table:table-cell office:value-type="float" office:value="4.79847100000188" calcext:value-type="float">
            <text:p>4.79847100000188</text:p>
          </table:table-cell>
          <table:table-cell office:value-type="float" office:value="0.00964899999962654" calcext:value-type="float">
            <text:p>0.009648999999627</text:p>
          </table:table-cell>
          <table:table-cell office:value-type="float" office:value="0.273373999996693" calcext:value-type="float">
            <text:p>0.273373999996693</text:p>
          </table:table-cell>
          <table:table-cell office:value-type="float" office:value="0.122931000005337" calcext:value-type="float">
            <text:p>0.12293100000533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994379999974626" calcext:value-type="float">
            <text:p>0.099437999997463</text:p>
          </table:table-cell>
          <table:table-cell office:value-type="float" office:value="0.00155899999663234" calcext:value-type="float">
            <text:p>0.001558999996632</text:p>
          </table:table-cell>
          <table:table-cell office:value-type="float" office:value="0.109768000002077" calcext:value-type="float">
            <text:p>0.109768000002077</text:p>
          </table:table-cell>
          <table:table-cell office:value-type="float" office:value="35.1418833732605" calcext:value-type="float">
            <text:p>35.1418833732605</text:p>
          </table:table-cell>
          <table:table-cell office:value-type="float" office:value="862.009796999999" calcext:value-type="float">
            <text:p>862.009796999999</text:p>
          </table:table-cell>
          <table:table-cell office:value-type="float" office:value="0.000620999999227934" calcext:value-type="float">
            <text:p>0.000620999999228</text:p>
          </table:table-cell>
          <table:table-cell office:value-type="float" office:value="213.193581" calcext:value-type="float">
            <text:p>213.193581</text:p>
          </table:table-cell>
          <table:table-cell office:value-type="float" office:value="4.83815400000458" calcext:value-type="float">
            <text:p>4.83815400000458</text:p>
          </table:table-cell>
          <table:table-cell office:value-type="float" office:value="0.00912199999584118" calcext:value-type="float">
            <text:p>0.009121999995841</text:p>
          </table:table-cell>
          <table:table-cell office:value-type="float" office:value="0.226058999993256" calcext:value-type="float">
            <text:p>0.226058999993256</text:p>
          </table:table-cell>
          <table:table-cell office:value-type="float" office:value="0.0499190000045928" calcext:value-type="float">
            <text:p>0.04991900000459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" table:formula="of:=AVERAGE([.C91];[.C96];[.C101])" office:value-type="float" office:value="0.097419333331345" calcext:value-type="float">
            <text:p>0.097419333331345</text:p>
          </table:table-cell>
          <table:table-cell table:style-name="ce3" table:formula="of:=AVERAGE([.D91];[.D96];[.D101])" office:value-type="float" office:value="0.00126033333435771" calcext:value-type="float">
            <text:p>0.001260333334358</text:p>
          </table:table-cell>
          <table:table-cell table:style-name="ce3" table:formula="of:=AVERAGE([.E91];[.E96];[.E101])" office:value-type="float" office:value="0.0720500000012786" calcext:value-type="float">
            <text:p>0.072050000001279</text:p>
          </table:table-cell>
          <table:table-cell table:style-name="ce3" table:formula="of:=AVERAGE([.F91];[.F96];[.F101])" office:value-type="float" office:value="13.1302388509115" calcext:value-type="float">
            <text:p>13.1302388509115</text:p>
          </table:table-cell>
          <table:table-cell table:style-name="ce3" table:formula="of:=AVERAGE([.G91];[.G96];[.G101])" office:value-type="float" office:value="177.008707666666" calcext:value-type="float">
            <text:p>177.008707666666</text:p>
          </table:table-cell>
          <table:table-cell table:style-name="ce3" table:formula="of:=AVERAGE([.H91];[.H96];[.H101])" office:value-type="float" office:value="0.00025900000036927" calcext:value-type="float">
            <text:p>0.000259000000369</text:p>
          </table:table-cell>
          <table:table-cell table:style-name="ce3" table:formula="of:=AVERAGE([.I91];[.I96];[.I101])" office:value-type="float" office:value="160.296097" calcext:value-type="float">
            <text:p>160.296097</text:p>
          </table:table-cell>
          <table:table-cell table:style-name="ce3" table:formula="of:=AVERAGE([.J91];[.J96];[.J101])" office:value-type="float" office:value="1.58744800000083" calcext:value-type="float">
            <text:p>1.58744800000083</text:p>
          </table:table-cell>
          <table:table-cell table:style-name="ce3" table:formula="of:=AVERAGE([.K91];[.K96];[.K101])" office:value-type="float" office:value="0.0106243333333017" calcext:value-type="float">
            <text:p>0.010624333333302</text:p>
          </table:table-cell>
          <table:table-cell table:style-name="ce3" table:formula="of:=AVERAGE([.L91];[.L96];[.L101])" office:value-type="float" office:value="0.0760333333334226" calcext:value-type="float">
            <text:p>0.076033333333423</text:p>
          </table:table-cell>
          <table:table-cell table:style-name="ce3" table:formula="of:=AVERAGE([.M91];[.M96];[.M101])" office:value-type="float" office:value="0" calcext:value-type="float">
            <text:p>0</text:p>
          </table:table-cell>
          <table:table-cell table:style-name="ce3" table:formula="of:=AVERAGE([.N91];[.N96];[.N101])" office:value-type="float" office:value="0" calcext:value-type="float">
            <text:p>0</text:p>
          </table:table-cell>
          <table:table-cell table:style-name="ce1" table:formula="of:=SUM([.C106:.N106])" office:value-type="float" office:value="352.280137850912" calcext:value-type="float">
            <text:p>352.280137850912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formula="of:=AVERAGE([.C92];[.C97];[.C102])" office:value-type="float" office:value="0.119408333333316" calcext:value-type="float">
            <text:p>0.119408333333316</text:p>
          </table:table-cell>
          <table:table-cell table:style-name="ce3" table:formula="of:=AVERAGE([.D92];[.D97];[.D102])" office:value-type="float" office:value="0.0015636666660915" calcext:value-type="float">
            <text:p>0.001563666666092</text:p>
          </table:table-cell>
          <table:table-cell table:style-name="ce3" table:formula="of:=AVERAGE([.E92];[.E97];[.E102])" office:value-type="float" office:value="0.0791783333346151" calcext:value-type="float">
            <text:p>0.079178333334615</text:p>
          </table:table-cell>
          <table:table-cell table:style-name="ce3" table:formula="of:=AVERAGE([.F92];[.F97];[.F102])" office:value-type="float" office:value="22.2410239378611" calcext:value-type="float">
            <text:p>22.2410239378611</text:p>
          </table:table-cell>
          <table:table-cell table:style-name="ce3" table:formula="of:=AVERAGE([.G92];[.G97];[.G102])" office:value-type="float" office:value="654.034119333332" calcext:value-type="float">
            <text:p>654.034119333332</text:p>
          </table:table-cell>
          <table:table-cell table:style-name="ce3" table:formula="of:=AVERAGE([.H92];[.H97];[.H102])" office:value-type="float" office:value="0.000746000000314477" calcext:value-type="float">
            <text:p>0.000746000000314</text:p>
          </table:table-cell>
          <table:table-cell table:style-name="ce3" table:formula="of:=AVERAGE([.I92];[.I97];[.I102])" office:value-type="float" office:value="180.664269333334" calcext:value-type="float">
            <text:p>180.664269333334</text:p>
          </table:table-cell>
          <table:table-cell table:style-name="ce3" table:formula="of:=AVERAGE([.J92];[.J97];[.J102])" office:value-type="float" office:value="3.20210899999802" calcext:value-type="float">
            <text:p>3.20210899999802</text:p>
          </table:table-cell>
          <table:table-cell table:style-name="ce3" table:formula="of:=AVERAGE([.K92];[.K97];[.K102])" office:value-type="float" office:value="0.00850133333491006" calcext:value-type="float">
            <text:p>0.00850133333491</text:p>
          </table:table-cell>
          <table:table-cell table:style-name="ce3" table:formula="of:=AVERAGE([.L92];[.L97];[.L102])" office:value-type="float" office:value="0.173410000000634" calcext:value-type="float">
            <text:p>0.173410000000634</text:p>
          </table:table-cell>
          <table:table-cell table:style-name="ce3" table:formula="of:=AVERAGE([.M92];[.M97];[.M102])" office:value-type="float" office:value="0.013102666666479" calcext:value-type="float">
            <text:p>0.013102666666479</text:p>
          </table:table-cell>
          <table:table-cell table:style-name="ce3" table:formula="of:=AVERAGE([.N92];[.N97];[.N102])" office:value-type="float" office:value="0" calcext:value-type="float">
            <text:p>0</text:p>
          </table:table-cell>
          <table:table-cell table:style-name="ce1" table:formula="of:=SUM([.C107:.N107])" office:value-type="float" office:value="860.537431937862" calcext:value-type="float">
            <text:p>860.537431937862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formula="of:=AVERAGE([.C93];[.C98];[.C103])" office:value-type="float" office:value="0.100109666665958" calcext:value-type="float">
            <text:p>0.100109666665958</text:p>
          </table:table-cell>
          <table:table-cell table:style-name="ce3" table:formula="of:=AVERAGE([.D93];[.D98];[.D103])" office:value-type="float" office:value="0.00133666666564144" calcext:value-type="float">
            <text:p>0.001336666665641</text:p>
          </table:table-cell>
          <table:table-cell table:style-name="ce3" table:formula="of:=AVERAGE([.E93];[.E98];[.E103])" office:value-type="float" office:value="0.0870740000027581" calcext:value-type="float">
            <text:p>0.087074000002758</text:p>
          </table:table-cell>
          <table:table-cell table:style-name="ce3" table:formula="of:=AVERAGE([.F93];[.F98];[.F103])" office:value-type="float" office:value="24.3803587754568" calcext:value-type="float">
            <text:p>24.3803587754568</text:p>
          </table:table-cell>
          <table:table-cell table:style-name="ce3" table:formula="of:=AVERAGE([.G93];[.G98];[.G103])" office:value-type="float" office:value="692.220121999996" calcext:value-type="float">
            <text:p>692.220121999996</text:p>
          </table:table-cell>
          <table:table-cell table:style-name="ce3" table:formula="of:=AVERAGE([.H93];[.H98];[.H103])" office:value-type="float" office:value="0.000617999998212327" calcext:value-type="float">
            <text:p>0.000617999998212</text:p>
          </table:table-cell>
          <table:table-cell table:style-name="ce3" table:formula="of:=AVERAGE([.I93];[.I98];[.I103])" office:value-type="float" office:value="180.681003333331" calcext:value-type="float">
            <text:p>180.681003333331</text:p>
          </table:table-cell>
          <table:table-cell table:style-name="ce3" table:formula="of:=AVERAGE([.J93];[.J98];[.J103])" office:value-type="float" office:value="3.71159833333513" calcext:value-type="float">
            <text:p>3.71159833333513</text:p>
          </table:table-cell>
          <table:table-cell table:style-name="ce3" table:formula="of:=AVERAGE([.K93];[.K98];[.K103])" office:value-type="float" office:value="0.0131326666669338" calcext:value-type="float">
            <text:p>0.013132666666934</text:p>
          </table:table-cell>
          <table:table-cell table:style-name="ce3" table:formula="of:=AVERAGE([.L93];[.L98];[.L103])" office:value-type="float" office:value="0.138788666668309" calcext:value-type="float">
            <text:p>0.138788666668309</text:p>
          </table:table-cell>
          <table:table-cell table:style-name="ce3" table:formula="of:=AVERAGE([.M93];[.M98];[.M103])" office:value-type="float" office:value="0.0180463333332834" calcext:value-type="float">
            <text:p>0.018046333333283</text:p>
          </table:table-cell>
          <table:table-cell table:style-name="ce3" table:formula="of:=AVERAGE([.N93];[.N98];[.N103])" office:value-type="float" office:value="0" calcext:value-type="float">
            <text:p>0</text:p>
          </table:table-cell>
          <table:table-cell table:style-name="ce1" table:formula="of:=SUM([.C108:.N108])" office:value-type="float" office:value="901.352188442121" calcext:value-type="float">
            <text:p>901.352188442121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formula="of:=AVERAGE([.C94];[.C99];[.C104])" office:value-type="float" office:value="0.0991906666677097" calcext:value-type="float">
            <text:p>0.09919066666771</text:p>
          </table:table-cell>
          <table:table-cell table:style-name="ce3" table:formula="of:=AVERAGE([.D94];[.D99];[.D104])" office:value-type="float" office:value="0.00158266666646038" calcext:value-type="float">
            <text:p>0.00158266666646</text:p>
          </table:table-cell>
          <table:table-cell table:style-name="ce3" table:formula="of:=AVERAGE([.E94];[.E99];[.E104])" office:value-type="float" office:value="0.122690333334807" calcext:value-type="float">
            <text:p>0.122690333334807</text:p>
          </table:table-cell>
          <table:table-cell table:style-name="ce3" table:formula="of:=AVERAGE([.F94];[.F99];[.F104])" office:value-type="float" office:value="31.6743163267771" calcext:value-type="float">
            <text:p>31.6743163267771</text:p>
          </table:table-cell>
          <table:table-cell table:style-name="ce3" table:formula="of:=AVERAGE([.G94];[.G99];[.G104])" office:value-type="float" office:value="835.889445999999" calcext:value-type="float">
            <text:p>835.889445999999</text:p>
          </table:table-cell>
          <table:table-cell table:style-name="ce3" table:formula="of:=AVERAGE([.H94];[.H99];[.H104])" office:value-type="float" office:value="0.000639333331491798" calcext:value-type="float">
            <text:p>0.000639333331492</text:p>
          </table:table-cell>
          <table:table-cell table:style-name="ce3" table:formula="of:=AVERAGE([.I94];[.I99];[.I104])" office:value-type="float" office:value="212.140131666665" calcext:value-type="float">
            <text:p>212.140131666665</text:p>
          </table:table-cell>
          <table:table-cell table:style-name="ce3" table:formula="of:=AVERAGE([.J94];[.J99];[.J104])" office:value-type="float" office:value="4.70507733333458" calcext:value-type="float">
            <text:p>4.70507733333458</text:p>
          </table:table-cell>
          <table:table-cell table:style-name="ce3" table:formula="of:=AVERAGE([.K94];[.K99];[.K104])" office:value-type="float" office:value="0.00936566666496219" calcext:value-type="float">
            <text:p>0.009365666664962</text:p>
          </table:table-cell>
          <table:table-cell table:style-name="ce3" table:formula="of:=AVERAGE([.L94];[.L99];[.L104])" office:value-type="float" office:value="0.255989666664391" calcext:value-type="float">
            <text:p>0.255989666664391</text:p>
          </table:table-cell>
          <table:table-cell table:style-name="ce3" table:formula="of:=AVERAGE([.M94];[.M99];[.M104])" office:value-type="float" office:value="0.0648780000022572" calcext:value-type="float">
            <text:p>0.064878000002257</text:p>
          </table:table-cell>
          <table:table-cell table:style-name="ce3" table:formula="of:=AVERAGE([.N94];[.N99];[.N104])" office:value-type="float" office:value="0" calcext:value-type="float">
            <text:p>0</text:p>
          </table:table-cell>
          <table:table-cell table:style-name="ce1" table:formula="of:=SUM([.C109:.N109])" office:value-type="float" office:value="1084.96330766011" calcext:value-type="float">
            <text:p>1084.96330766011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formula="of:=AVERAGE([.C95];[.C100];[.C105])" office:value-type="float" office:value="0.0959599999987404" calcext:value-type="float">
            <text:p>0.09595999999874</text:p>
          </table:table-cell>
          <table:table-cell table:style-name="ce3" table:formula="of:=AVERAGE([.D95];[.D100];[.D105])" office:value-type="float" office:value="0.00115833333014356" calcext:value-type="float">
            <text:p>0.001158333330144</text:p>
          </table:table-cell>
          <table:table-cell table:style-name="ce3" table:formula="of:=AVERAGE([.E95];[.E100];[.E105])" office:value-type="float" office:value="0.101553666667314" calcext:value-type="float">
            <text:p>0.101553666667314</text:p>
          </table:table-cell>
          <table:table-cell table:style-name="ce3" table:formula="of:=AVERAGE([.F95];[.F100];[.F105])" office:value-type="float" office:value="33.8313340346019" calcext:value-type="float">
            <text:p>33.8313340346019</text:p>
          </table:table-cell>
          <table:table-cell table:style-name="ce3" table:formula="of:=AVERAGE([.G95];[.G100];[.G105])" office:value-type="float" office:value="862.769060333335" calcext:value-type="float">
            <text:p>862.769060333335</text:p>
          </table:table-cell>
          <table:table-cell table:style-name="ce3" table:formula="of:=AVERAGE([.H95];[.H100];[.H105])" office:value-type="float" office:value="0.000648000001092441" calcext:value-type="float">
            <text:p>0.000648000001092</text:p>
          </table:table-cell>
          <table:table-cell table:style-name="ce3" table:formula="of:=AVERAGE([.I95];[.I100];[.I105])" office:value-type="float" office:value="213.765446666667" calcext:value-type="float">
            <text:p>213.765446666667</text:p>
          </table:table-cell>
          <table:table-cell table:style-name="ce3" table:formula="of:=AVERAGE([.J95];[.J100];[.J105])" office:value-type="float" office:value="4.81473666666958" calcext:value-type="float">
            <text:p>4.81473666666958</text:p>
          </table:table-cell>
          <table:table-cell table:style-name="ce3" table:formula="of:=AVERAGE([.K95];[.K100];[.K105])" office:value-type="float" office:value="0.0089923333337841" calcext:value-type="float">
            <text:p>0.008992333333784</text:p>
          </table:table-cell>
          <table:table-cell table:style-name="ce3" table:formula="of:=AVERAGE([.L95];[.L100];[.L105])" office:value-type="float" office:value="0.226364999994985" calcext:value-type="float">
            <text:p>0.226364999994985</text:p>
          </table:table-cell>
          <table:table-cell table:style-name="ce3" table:formula="of:=AVERAGE([.M95];[.M100];[.M105])" office:value-type="float" office:value="0.0492150000039449" calcext:value-type="float">
            <text:p>0.049215000003945</text:p>
          </table:table-cell>
          <table:table-cell table:style-name="ce3" table:formula="of:=AVERAGE([.N95];[.N100];[.N105])" office:value-type="float" office:value="0" calcext:value-type="float">
            <text:p>0</text:p>
          </table:table-cell>
          <table:table-cell table:style-name="ce1" table:formula="of:=SUM([.C110:.N110])" office:value-type="float" office:value="1115.6644700346" calcext:value-type="float">
            <text:p>1115.6644700346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" table:formula="of:=SUM([.C106:.C110])" office:value-type="float" office:value="0.512087999997069" calcext:value-type="float">
            <text:p>0.512087999997069</text:p>
          </table:table-cell>
          <table:table-cell table:style-name="ce1" table:formula="of:=SUM([.D106:.D110])" office:value-type="float" office:value="0.00690166666269458" calcext:value-type="float">
            <text:p>0.006901666662695</text:p>
          </table:table-cell>
          <table:table-cell table:style-name="ce1" table:formula="of:=SUM([.E106:.E110])" office:value-type="float" office:value="0.462546333340773" calcext:value-type="float">
            <text:p>0.462546333340773</text:p>
          </table:table-cell>
          <table:table-cell table:style-name="ce1" table:formula="of:=SUM([.F106:.F110])" office:value-type="float" office:value="125.257271925608" calcext:value-type="float">
            <text:p>125.257271925608</text:p>
          </table:table-cell>
          <table:table-cell table:style-name="ce1" table:formula="of:=SUM([.G106:.G110])" office:value-type="float" office:value="3221.92145533333" calcext:value-type="float">
            <text:p>3221.92145533333</text:p>
          </table:table-cell>
          <table:table-cell table:style-name="ce1" table:formula="of:=SUM([.H106:.H110])" office:value-type="float" office:value="0.00291033333148031" calcext:value-type="float">
            <text:p>0.00291033333148</text:p>
          </table:table-cell>
          <table:table-cell table:style-name="ce1" table:formula="of:=SUM([.I106:.I110])" office:value-type="float" office:value="947.546947999997" calcext:value-type="float">
            <text:p>947.546947999997</text:p>
          </table:table-cell>
          <table:table-cell table:style-name="ce1" table:formula="of:=SUM([.J106:.J110])" office:value-type="float" office:value="18.0209693333381" calcext:value-type="float">
            <text:p>18.0209693333381</text:p>
          </table:table-cell>
          <table:table-cell table:style-name="ce1" table:formula="of:=SUM([.K106:.K110])" office:value-type="float" office:value="0.0506163333338918" calcext:value-type="float">
            <text:p>0.050616333333892</text:p>
          </table:table-cell>
          <table:table-cell table:style-name="ce1" table:formula="of:=SUM([.L106:.L110])" office:value-type="float" office:value="0.870586666661742" calcext:value-type="float">
            <text:p>0.870586666661742</text:p>
          </table:table-cell>
          <table:table-cell table:style-name="ce1" table:formula="of:=SUM([.M106:.M110])" office:value-type="float" office:value="0.145242000005965" calcext:value-type="float">
            <text:p>0.145242000005965</text:p>
          </table:table-cell>
          <table:table-cell table:style-name="ce1" table:formula="of:=SUM([.N106:.N110])" office:value-type="float" office:value="0" calcext:value-type="float">
            <text:p>0</text:p>
          </table:table-cell>
          <table:table-cell table:style-name="ce1" table:formula="of:=SUM([.C111:.N111])" office:value-type="float" office:value="4314.7975359256" calcext:value-type="float">
            <text:p>4314.797535925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1]" office:value-type="string" office:string-value="load_data" calcext:value-type="string">
            <text:p>load_data</text:p>
          </table:table-cell>
          <table:table-cell table:formula="of:=[.D1]" office:value-type="string" office:string-value="load_dcs" calcext:value-type="string">
            <text:p>load_dcs</text:p>
          </table:table-cell>
          <table:table-cell table:formula="of:=[.E1]" office:value-type="string" office:string-value="detect_errors" calcext:value-type="string">
            <text:p>detect_errors</text:p>
          </table:table-cell>
          <table:table-cell table:formula="of:=[.F1]" office:value-type="string" office:string-value="setup_domain" calcext:value-type="string">
            <text:p>setup_domain</text:p>
          </table:table-cell>
          <table:table-cell table:formula="of:=[.G1]" office:value-type="string" office:string-value="featurize_data" calcext:value-type="string">
            <text:p>featurize_data</text:p>
          </table:table-cell>
          <table:table-cell table:formula="of:=[.H1]" office:value-type="string" office:string-value="setup_model" calcext:value-type="string">
            <text:p>setup_model</text:p>
          </table:table-cell>
          <table:table-cell table:formula="of:=[.I1]" office:value-type="string" office:string-value="fit_model" calcext:value-type="string">
            <text:p>fit_model</text:p>
          </table:table-cell>
          <table:table-cell table:formula="of:=[.J1]" office:value-type="string" office:string-value="infer_repairs" calcext:value-type="string">
            <text:p>infer_repairs</text:p>
          </table:table-cell>
          <table:table-cell table:formula="of:=[.K1]" office:value-type="string" office:string-value="get_inferred_values" calcext:value-type="string">
            <text:p>get_inferred_values</text:p>
          </table:table-cell>
          <table:table-cell table:formula="of:=[.L1]" office:value-type="string" office:string-value="generate_repaired_dataset" calcext:value-type="string">
            <text:p>generate_repaired_dataset</text:p>
          </table:table-cell>
          <table:table-cell table:formula="of:=[.M1]" office:value-type="string" office:string-value="repaired_table_copy_time" calcext:value-type="string">
            <text:p>repaired_table_copy_time</text:p>
          </table:table-cell>
          <table:table-cell table:formula="of:=[.N1]" office:value-type="string" office:string-value="save_stats_time" calcext:value-type="string">
            <text:p>save_stats_tim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[.C22]" office:value-type="float" office:value="0.520618666666667" calcext:value-type="float">
            <text:p>0.520618666666667</text:p>
          </table:table-cell>
          <table:table-cell table:formula="of:=[.D22]" office:value-type="float" office:value="0.0080149999998033" calcext:value-type="float">
            <text:p>0.008014999999803</text:p>
          </table:table-cell>
          <table:table-cell table:formula="of:=[.E22]" office:value-type="float" office:value="0.411535333333229" calcext:value-type="float">
            <text:p>0.411535333333229</text:p>
          </table:table-cell>
          <table:table-cell table:formula="of:=[.F22]" office:value-type="float" office:value="63.6965288321177" calcext:value-type="float">
            <text:p>63.6965288321177</text:p>
          </table:table-cell>
          <table:table-cell table:formula="of:=[.G22]" office:value-type="float" office:value="871.334013666667" calcext:value-type="float">
            <text:p>871.334013666667</text:p>
          </table:table-cell>
          <table:table-cell table:formula="of:=[.H22]" office:value-type="float" office:value="0.00134066666611451" calcext:value-type="float">
            <text:p>0.001340666666115</text:p>
          </table:table-cell>
          <table:table-cell table:formula="of:=[.I22]" office:value-type="float" office:value="886.425187333333" calcext:value-type="float">
            <text:p>886.425187333333</text:p>
          </table:table-cell>
          <table:table-cell table:formula="of:=[.J22]" office:value-type="float" office:value="8.06716633333332" calcext:value-type="float">
            <text:p>8.06716633333332</text:p>
          </table:table-cell>
          <table:table-cell table:formula="of:=[.K22]" office:value-type="float" office:value="0.0584400000000755" calcext:value-type="float">
            <text:p>0.058440000000076</text:p>
          </table:table-cell>
          <table:table-cell table:formula="of:=[.L22]" office:value-type="float" office:value="0.359729000000167" calcext:value-type="float">
            <text:p>0.359729000000167</text:p>
          </table:table-cell>
          <table:table-cell table:formula="of:=[.M22]" office:value-type="float" office:value="0" calcext:value-type="float">
            <text:p>0</text:p>
          </table:table-cell>
          <table:table-cell table:formula="of:=[.N2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[.C44]" office:value-type="float" office:value="0.504132666668739" calcext:value-type="float">
            <text:p>0.504132666668739</text:p>
          </table:table-cell>
          <table:table-cell table:formula="of:=[.D44]" office:value-type="float" office:value="0.0069183333316687" calcext:value-type="float">
            <text:p>0.006918333331669</text:p>
          </table:table-cell>
          <table:table-cell table:formula="of:=[.E44]" office:value-type="float" office:value="0.47292333333462" calcext:value-type="float">
            <text:p>0.47292333333462</text:p>
          </table:table-cell>
          <table:table-cell table:formula="of:=[.F44]" office:value-type="float" office:value="126.404828548431" calcext:value-type="float">
            <text:p>126.404828548431</text:p>
          </table:table-cell>
          <table:table-cell table:formula="of:=[.G44]" office:value-type="float" office:value="3221.40120133334" calcext:value-type="float">
            <text:p>3221.40120133334</text:p>
          </table:table-cell>
          <table:table-cell table:formula="of:=[.H44]" office:value-type="float" office:value="0.00130333333224068" calcext:value-type="float">
            <text:p>0.001303333332241</text:p>
          </table:table-cell>
          <table:table-cell table:formula="of:=[.I44]" office:value-type="float" office:value="1069.35858233333" calcext:value-type="float">
            <text:p>1069.35858233333</text:p>
          </table:table-cell>
          <table:table-cell table:formula="of:=[.J44]" office:value-type="float" office:value="17.9050233333331" calcext:value-type="float">
            <text:p>17.9050233333331</text:p>
          </table:table-cell>
          <table:table-cell table:formula="of:=[.K44]" office:value-type="float" office:value="0.0531343333332188" calcext:value-type="float">
            <text:p>0.053134333333219</text:p>
          </table:table-cell>
          <table:table-cell table:formula="of:=[.L44]" office:value-type="float" office:value="0.944943000000724" calcext:value-type="float">
            <text:p>0.944943000000724</text:p>
          </table:table-cell>
          <table:table-cell table:formula="of:=[.M44]" office:value-type="float" office:value="0.111645999999989" calcext:value-type="float">
            <text:p>0.111645999999989</text:p>
          </table:table-cell>
          <table:table-cell table:formula="of:=[.N4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[.C66]" office:value-type="float" office:value="0.519603999999769" calcext:value-type="float">
            <text:p>0.519603999999769</text:p>
          </table:table-cell>
          <table:table-cell table:formula="of:=[.D66]" office:value-type="float" office:value="0.00732966666691937" calcext:value-type="float">
            <text:p>0.007329666666919</text:p>
          </table:table-cell>
          <table:table-cell table:formula="of:=[.E66]" office:value-type="float" office:value="0.410264666670021" calcext:value-type="float">
            <text:p>0.410264666670021</text:p>
          </table:table-cell>
          <table:table-cell table:formula="of:=[.F66]" office:value-type="float" office:value="104.097047885259" calcext:value-type="float">
            <text:p>104.097047885259</text:p>
          </table:table-cell>
          <table:table-cell table:formula="of:=[.G66]" office:value-type="float" office:value="2732.30945466667" calcext:value-type="float">
            <text:p>2732.30945466667</text:p>
          </table:table-cell>
          <table:table-cell table:formula="of:=[.H66]" office:value-type="float" office:value="0.00134199999956763" calcext:value-type="float">
            <text:p>0.001341999999568</text:p>
          </table:table-cell>
          <table:table-cell table:formula="of:=[.I66]" office:value-type="float" office:value="991.978641000003" calcext:value-type="float">
            <text:p>991.978641000003</text:p>
          </table:table-cell>
          <table:table-cell table:formula="of:=[.J66]" office:value-type="float" office:value="14.1326583333321" calcext:value-type="float">
            <text:p>14.1326583333321</text:p>
          </table:table-cell>
          <table:table-cell table:formula="of:=[.K66]" office:value-type="float" office:value="0.045257000001584" calcext:value-type="float">
            <text:p>0.045257000001584</text:p>
          </table:table-cell>
          <table:table-cell table:formula="of:=[.L66]" office:value-type="float" office:value="0.349369666666462" calcext:value-type="float">
            <text:p>0.349369666666462</text:p>
          </table:table-cell>
          <table:table-cell table:formula="of:=[.M66]" office:value-type="float" office:value="0" calcext:value-type="float">
            <text:p>0</text:p>
          </table:table-cell>
          <table:table-cell table:formula="of:=[.N66]" office:value-type="float" office:value="0.329287333330285" calcext:value-type="float">
            <text:p>0.32928733333028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+</text:p>
          </table:table-cell>
          <table:table-cell table:formula="of:=[.C89]" office:value-type="float" office:value="0.529927999996289" calcext:value-type="float">
            <text:p>0.529927999996289</text:p>
          </table:table-cell>
          <table:table-cell table:formula="of:=[.D89]" office:value-type="float" office:value="0.00758433333006299" calcext:value-type="float">
            <text:p>0.007584333330063</text:p>
          </table:table-cell>
          <table:table-cell table:formula="of:=[.E89]" office:value-type="float" office:value="0.378537333330314" calcext:value-type="float">
            <text:p>0.378537333330314</text:p>
          </table:table-cell>
          <table:table-cell table:formula="of:=[.F89]" office:value-type="float" office:value="106.819064458211" calcext:value-type="float">
            <text:p>106.819064458211</text:p>
          </table:table-cell>
          <table:table-cell table:formula="of:=[.G89]" office:value-type="float" office:value="2734.210485" calcext:value-type="float">
            <text:p>2734.210485</text:p>
          </table:table-cell>
          <table:table-cell table:formula="of:=[.H89]" office:value-type="float" office:value="0.00280299999576528" calcext:value-type="float">
            <text:p>0.002802999995765</text:p>
          </table:table-cell>
          <table:table-cell table:formula="of:=[.I89]" office:value-type="float" office:value="504.216136000003" calcext:value-type="float">
            <text:p>504.216136000003</text:p>
          </table:table-cell>
          <table:table-cell table:formula="of:=[.J89]" office:value-type="float" office:value="14.1506549999976" calcext:value-type="float">
            <text:p>14.1506549999976</text:p>
          </table:table-cell>
          <table:table-cell table:formula="of:=[.K89]" office:value-type="float" office:value="0.0504516666624113" calcext:value-type="float">
            <text:p>0.050451666662411</text:p>
          </table:table-cell>
          <table:table-cell table:formula="of:=[.L89]" office:value-type="float" office:value="0.375564333337631" calcext:value-type="float">
            <text:p>0.375564333337631</text:p>
          </table:table-cell>
          <table:table-cell table:formula="of:=[.M89]" office:value-type="float" office:value="0" calcext:value-type="float">
            <text:p>0</text:p>
          </table:table-cell>
          <table:table-cell table:formula="of:=[.N89]" office:value-type="float" office:value="0.344617333333493" calcext:value-type="float">
            <text:p>0.3446173333334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+</text:p>
          </table:table-cell>
          <table:table-cell table:formula="of:=[.C111]" office:value-type="float" office:value="0.512087999997069" calcext:value-type="float">
            <text:p>0.512087999997069</text:p>
          </table:table-cell>
          <table:table-cell table:formula="of:=[.D111]" office:value-type="float" office:value="0.00690166666269458" calcext:value-type="float">
            <text:p>0.006901666662695</text:p>
          </table:table-cell>
          <table:table-cell table:formula="of:=[.E111]" office:value-type="float" office:value="0.462546333340773" calcext:value-type="float">
            <text:p>0.462546333340773</text:p>
          </table:table-cell>
          <table:table-cell table:formula="of:=[.F111]" office:value-type="float" office:value="125.257271925608" calcext:value-type="float">
            <text:p>125.257271925608</text:p>
          </table:table-cell>
          <table:table-cell table:formula="of:=[.G111]" office:value-type="float" office:value="3221.92145533333" calcext:value-type="float">
            <text:p>3221.92145533333</text:p>
          </table:table-cell>
          <table:table-cell table:formula="of:=[.H111]" office:value-type="float" office:value="0.00291033333148031" calcext:value-type="float">
            <text:p>0.00291033333148</text:p>
          </table:table-cell>
          <table:table-cell table:formula="of:=[.I111]" office:value-type="float" office:value="947.546947999997" calcext:value-type="float">
            <text:p>947.546947999997</text:p>
          </table:table-cell>
          <table:table-cell table:formula="of:=[.J111]" office:value-type="float" office:value="18.0209693333381" calcext:value-type="float">
            <text:p>18.0209693333381</text:p>
          </table:table-cell>
          <table:table-cell table:formula="of:=[.K111]" office:value-type="float" office:value="0.0506163333338918" calcext:value-type="float">
            <text:p>0.050616333333892</text:p>
          </table:table-cell>
          <table:table-cell table:formula="of:=[.L111]" office:value-type="float" office:value="0.870586666661742" calcext:value-type="float">
            <text:p>0.870586666661742</text:p>
          </table:table-cell>
          <table:table-cell table:formula="of:=[.M111]" office:value-type="float" office:value="0.145242000005965" calcext:value-type="float">
            <text:p>0.145242000005965</text:p>
          </table:table-cell>
          <table:table-cell table:formula="of:=[.N111]" office:value-type="float" office:value="0" calcext:value-type="float">
            <text:p>0</text:p>
          </table:table-cell>
          <table:table-cell table:number-columns-repeated="1010"/>
        </table:table-row>
      </table:table>
      <table:table table:name="attr_based - f_s - quality" table:style-name="ta1">
        <table:shapes>
          <draw:frame draw:z-index="0" draw:style-name="gr1" draw:text-style-name="P1" svg:width="159.99mm" svg:height="89.99mm" svg:x="205.72mm" svg:y="162.24mm">
            <draw:object draw:notify-on-update-of-ranges="'attr_based - f_s - quality'.B37:'attr_based - f_s - quality'.F37 'attr_based - f_s - quality'.A38:'attr_based - f_s - quality'.A38 'attr_based - f_s - quality'.B38:'attr_based - f_s - quality'.F38 'attr_based - f_s - quality'.A39:'attr_based - f_s - quality'.A39 'attr_based - f_s - quality'.B39:'attr_based - f_s - quality'.F39 'attr_based - f_s - quality'.A40:'attr_based - f_s - quality'.A40 'attr_based - f_s - quality'.B40:'attr_based - f_s - quality'.F40 'attr_based - f_s - quality'.A41:'attr_based - f_s - quality'.A41 'attr_based - f_s - quality'.B41:'attr_based - f_s - quality'.F41 'attr_based - f_s - quality'.A42:'attr_based - f_s - quality'.A42 'attr_based - f_s - quality'.B42:'attr_based - f_s - quality'.F42 'attr_based - f_s - quality'.A43:'attr_based - f_s - quality'.A43 'attr_based - f_s - quality'.B43:'attr_based - f_s - quality'.F43 'attr_based - f_s - quality'.A44:'attr_based - f_s - quality'.A44 'attr_based - f_s - quality'.B44:'attr_based - f_s - quality'.F44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style-name="gr1" draw:text-style-name="P1" svg:width="159.99mm" svg:height="89.99mm" svg:x="0.01mm" svg:y="275.46mm">
            <draw:object draw:notify-on-update-of-ranges="'attr_based - f_s - quality'.B47:'attr_based - f_s - quality'.G47 'attr_based - f_s - quality'.A48:'attr_based - f_s - quality'.A48 'attr_based - f_s - quality'.B48:'attr_based - f_s - quality'.G48 'attr_based - f_s - quality'.A49:'attr_based - f_s - quality'.A49 'attr_based - f_s - quality'.B49:'attr_based - f_s - quality'.G49 'attr_based - f_s - quality'.A50:'attr_based - f_s - quality'.A50 'attr_based - f_s - quality'.B50:'attr_based - f_s - quality'.G50 'attr_based - f_s - quality'.A51:'attr_based - f_s - quality'.A51 'attr_based - f_s - quality'.B51:'attr_based - f_s - quality'.G51 'attr_based - f_s - quality'.A52:'attr_based - f_s - quality'.A52 'attr_based - f_s - quality'.B52:'attr_based - f_s - quality'.G52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" draw:style-name="gr1" draw:text-style-name="P1" svg:width="159.99mm" svg:height="89.99mm" svg:x="195.05mm" svg:y="275.46mm">
            <draw:object draw:notify-on-update-of-ranges="'attr_based - f_s - quality'.B55:'attr_based - f_s - quality'.G55 'attr_based - f_s - quality'.A56:'attr_based - f_s - quality'.A56 'attr_based - f_s - quality'.B56:'attr_based - f_s - quality'.G56 'attr_based - f_s - quality'.A57:'attr_based - f_s - quality'.A57 'attr_based - f_s - quality'.B57:'attr_based - f_s - quality'.G57 'attr_based - f_s - quality'.A58:'attr_based - f_s - quality'.A58 'attr_based - f_s - quality'.B58:'attr_based - f_s - quality'.G58 'attr_based - f_s - quality'.A59:'attr_based - f_s - quality'.A59 'attr_based - f_s - quality'.B59:'attr_based - f_s - quality'.G59 'attr_based - f_s - quality'.A60:'attr_based - f_s - quality'.A60 'attr_based - f_s - quality'.B60:'attr_based - f_s - quality'.G60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dk_cells</text:p>
          </table:table-cell>
          <table:table-cell office:value-type="string" calcext:value-type="string">
            <text:p>training_cell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repairing_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epairing_f1</text:p>
          </table:table-cell>
          <table:table-cell office:value-type="string" calcext:value-type="string">
            <text:p>detected_errors</text:p>
          </table:table-cell>
          <table:table-cell office:value-type="string" calcext:value-type="string">
            <text:p>total_errors</text:p>
          </table:table-cell>
          <table:table-cell office:value-type="string" calcext:value-type="string">
            <text:p>correct_repairs</text:p>
          </table:table-cell>
          <table:table-cell office:value-type="string" calcext:value-type="string">
            <text:p>total_repairs</text:p>
          </table:table-cell>
          <table:table-cell office:value-type="string" calcext:value-type="string">
            <text:p>total_repairs_grdt</text:p>
          </table:table-cell>
          <table:table-cell office:value-type="string" calcext:value-type="string">
            <text:p>repairs_on_correct_cells</text:p>
          </table:table-cell>
          <table:table-cell office:value-type="string" calcext:value-type="string">
            <text:p>repairs_on_incorrect_cells</text:p>
          </table:table-cell>
        </table:table-row>
        <table:table-row table:style-name="ro1">
          <table:table-cell office:value-type="string" calcext:value-type="string">
            <text:p>A_attr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8863" calcext:value-type="float">
            <text:p>8863</text:p>
          </table:table-cell>
          <table:table-cell office:value-type="float" office:value="0.62" calcext:value-type="float">
            <text:p>0.62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0.525423728813559" calcext:value-type="float">
            <text:p>0.525423728813559</text:p>
          </table:table-cell>
          <table:table-cell office:value-type="float" office:value="0.543859649122807" calcext:value-type="float">
            <text:p>0.543859649122807</text:p>
          </table:table-cell>
          <table:table-cell office:value-type="float" office:value="0.568807339449541" calcext:value-type="float">
            <text:p>0.568807339449541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8851" calcext:value-type="float">
            <text:p>8851</text:p>
          </table:table-cell>
          <table:table-cell office:value-type="float" office:value="0.680851063829787" calcext:value-type="float">
            <text:p>0.680851063829787</text:p>
          </table:table-cell>
          <table:table-cell office:value-type="float" office:value="0.516129032258065" calcext:value-type="float">
            <text:p>0.516129032258065</text:p>
          </table:table-cell>
          <table:table-cell office:value-type="float" office:value="0.592592592592593" calcext:value-type="float">
            <text:p>0.592592592592593</text:p>
          </table:table-cell>
          <table:table-cell office:value-type="float" office:value="0.587155963302752" calcext:value-type="float">
            <text:p>0.587155963302752</text:p>
          </table:table-cell>
          <table:table-cell office:value-type="float" office:value="0.633663366336634" calcext:value-type="float">
            <text:p>0.633663366336634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float" office:value="8853" calcext:value-type="float">
            <text:p>8853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408163265306122" calcext:value-type="float">
            <text:p>0.408163265306122</text:p>
          </table:table-cell>
          <table:table-cell office:value-type="float" office:value="0.434782608695652" calcext:value-type="float">
            <text:p>0.434782608695652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0.487804878048781" calcext:value-type="float">
            <text:p>0.487804878048781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8" calcext:value-type="float">
            <text:p>368</text:p>
          </table:table-cell>
          <table:table-cell office:value-type="float" office:value="8780" calcext:value-type="float">
            <text:p>8780</text:p>
          </table:table-cell>
          <table:table-cell office:value-type="float" office:value="0.717948717948718" calcext:value-type="float">
            <text:p>0.717948717948718</text:p>
          </table:table-cell>
          <table:table-cell office:value-type="float" office:value="0.482758620689655" calcext:value-type="float">
            <text:p>0.482758620689655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0.577319587628866" calcext:value-type="float">
            <text:p>0.577319587628866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float" office:value="7841" calcext:value-type="float">
            <text:p>7841</text:p>
          </table:table-cell>
          <table:table-cell office:value-type="float" office:value="0.685185185185185" calcext:value-type="float">
            <text:p>0.685185185185185</text:p>
          </table:table-cell>
          <table:table-cell office:value-type="float" office:value="0.616666666666667" calcext:value-type="float">
            <text:p>0.616666666666667</text:p>
          </table:table-cell>
          <table:table-cell office:value-type="float" office:value="0.627118644067797" calcext:value-type="float">
            <text:p>0.627118644067797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654867256637168" calcext:value-type="float">
            <text:p>0.65486725663716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B_attr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8863" calcext:value-type="float">
            <text:p>8863</text:p>
          </table:table-cell>
          <table:table-cell office:value-type="float" office:value="0.62" calcext:value-type="float">
            <text:p>0.62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0.525423728813559" calcext:value-type="float">
            <text:p>0.525423728813559</text:p>
          </table:table-cell>
          <table:table-cell office:value-type="float" office:value="0.543859649122807" calcext:value-type="float">
            <text:p>0.543859649122807</text:p>
          </table:table-cell>
          <table:table-cell office:value-type="float" office:value="0.568807339449541" calcext:value-type="float">
            <text:p>0.568807339449541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3" calcext:value-type="float">
            <text:p>483</text:p>
          </table:table-cell>
          <table:table-cell office:value-type="float" office:value="9332" calcext:value-type="float">
            <text:p>9332</text:p>
          </table:table-cell>
          <table:table-cell office:value-type="float" office:value="0.673469387755102" calcext:value-type="float">
            <text:p>0.673469387755102</text:p>
          </table:table-cell>
          <table:table-cell office:value-type="float" office:value="0.347368421052632" calcext:value-type="float">
            <text:p>0.347368421052632</text:p>
          </table:table-cell>
          <table:table-cell office:value-type="float" office:value="0.452054794520548" calcext:value-type="float">
            <text:p>0.452054794520548</text:p>
          </table:table-cell>
          <table:table-cell office:value-type="float" office:value="0.458333333333333" calcext:value-type="float">
            <text:p>0.458333333333333</text:p>
          </table:table-cell>
          <table:table-cell office:value-type="float" office:value="0.540983606557377" calcext:value-type="float">
            <text:p>0.540983606557377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9" calcext:value-type="float">
            <text:p>749</text:p>
          </table:table-cell>
          <table:table-cell office:value-type="float" office:value="9896" calcext:value-type="float">
            <text:p>9896</text:p>
          </table:table-cell>
          <table:table-cell office:value-type="float" office:value="0.621621621621622" calcext:value-type="float">
            <text:p>0.621621621621622</text:p>
          </table:table-cell>
          <table:table-cell office:value-type="float" office:value="0.207207207207207" calcext:value-type="float">
            <text:p>0.207207207207207</text:p>
          </table:table-cell>
          <table:table-cell office:value-type="float" office:value="0.294871794871795" calcext:value-type="float">
            <text:p>0.294871794871795</text:p>
          </table:table-cell>
          <table:table-cell office:value-type="float" office:value="0.310810810810811" calcext:value-type="float">
            <text:p>0.310810810810811</text:p>
          </table:table-cell>
          <table:table-cell office:value-type="float" office:value="0.4" calcext:value-type="float">
            <text:p>0.4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26" calcext:value-type="float">
            <text:p>1326</text:p>
          </table:table-cell>
          <table:table-cell office:value-type="float" office:value="11543" calcext:value-type="float">
            <text:p>11543</text:p>
          </table:table-cell>
          <table:table-cell office:value-type="float" office:value="0.725" calcext:value-type="float">
            <text:p>0.725</text:p>
          </table:table-cell>
          <table:table-cell office:value-type="float" office:value="0.198630136986301" calcext:value-type="float">
            <text:p>0.198630136986301</text:p>
          </table:table-cell>
          <table:table-cell office:value-type="float" office:value="0.295918367346939" calcext:value-type="float">
            <text:p>0.295918367346939</text:p>
          </table:table-cell>
          <table:table-cell office:value-type="float" office:value="0.311827956989247" calcext:value-type="float">
            <text:p>0.311827956989247</text:p>
          </table:table-cell>
          <table:table-cell office:value-type="float" office:value="0.420289855072464" calcext:value-type="float">
            <text:p>0.420289855072464</text:p>
          </table:table-cell>
          <table:table-cell office:value-type="float" office:value="98" calcext:value-type="float">
            <text:p>98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10" calcext:value-type="float">
            <text:p>1610</text:p>
          </table:table-cell>
          <table:table-cell office:value-type="float" office:value="12667" calcext:value-type="float">
            <text:p>12667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0.19774011299435" calcext:value-type="float">
            <text:p>0.19774011299435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0.307017543859649" calcext:value-type="float">
            <text:p>0.307017543859649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19" calcext:value-type="float">
            <text:p>119</text:p>
          </table:table-cell>
          <table:table-cell office:value-type="float" office:value="177" calcext:value-type="float">
            <text:p>177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_attr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8863" calcext:value-type="float">
            <text:p>8863</text:p>
          </table:table-cell>
          <table:table-cell office:value-type="float" office:value="0.62" calcext:value-type="float">
            <text:p>0.62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0.525423728813559" calcext:value-type="float">
            <text:p>0.525423728813559</text:p>
          </table:table-cell>
          <table:table-cell office:value-type="float" office:value="0.543859649122807" calcext:value-type="float">
            <text:p>0.543859649122807</text:p>
          </table:table-cell>
          <table:table-cell office:value-type="float" office:value="0.568807339449541" calcext:value-type="float">
            <text:p>0.568807339449541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 office:value-type="float" office:value="8790" calcext:value-type="float">
            <text:p>8790</text:p>
          </table:table-cell>
          <table:table-cell office:value-type="float" office:value="0.659574468085106" calcext:value-type="float">
            <text:p>0.659574468085106</text:p>
          </table:table-cell>
          <table:table-cell office:value-type="float" office:value="0.5" calcext:value-type="float">
            <text:p>0.5</text:p>
          </table:table-cell>
          <table:table-cell office:value-type="float" office:value="0.53448275862069" calcext:value-type="float">
            <text:p>0.53448275862069</text:p>
          </table:table-cell>
          <table:table-cell office:value-type="float" office:value="0.568807339449541" calcext:value-type="float">
            <text:p>0.568807339449541</text:p>
          </table:table-cell>
          <table:table-cell office:value-type="float" office:value="0.59047619047619" calcext:value-type="float">
            <text:p>0.5904761904761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6" calcext:value-type="float">
            <text:p>296</text:p>
          </table:table-cell>
          <table:table-cell office:value-type="float" office:value="8739" calcext:value-type="float">
            <text:p>8739</text:p>
          </table:table-cell>
          <table:table-cell office:value-type="float" office:value="0.611111111111111" calcext:value-type="float">
            <text:p>0.611111111111111</text:p>
          </table:table-cell>
          <table:table-cell office:value-type="float" office:value="0.448979591836735" calcext:value-type="float">
            <text:p>0.448979591836735</text:p>
          </table:table-cell>
          <table:table-cell office:value-type="float" office:value="0.458333333333333" calcext:value-type="float">
            <text:p>0.458333333333333</text:p>
          </table:table-cell>
          <table:table-cell office:value-type="float" office:value="0.517647058823529" calcext:value-type="float">
            <text:p>0.517647058823529</text:p>
          </table:table-cell>
          <table:table-cell office:value-type="float" office:value="0.523809523809524" calcext:value-type="float">
            <text:p>0.52380952380952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8753" calcext:value-type="float">
            <text:p>8753</text:p>
          </table:table-cell>
          <table:table-cell office:value-type="float" office:value="0.725" calcext:value-type="float">
            <text:p>0.725</text:p>
          </table:table-cell>
          <table:table-cell office:value-type="float" office:value="0.5" calcext:value-type="float">
            <text:p>0.5</text:p>
          </table:table-cell>
          <table:table-cell office:value-type="float" office:value="0.508771929824561" calcext:value-type="float">
            <text:p>0.508771929824561</text:p>
          </table:table-cell>
          <table:table-cell office:value-type="float" office:value="0.591836734693878" calcext:value-type="float">
            <text:p>0.591836734693878</text:p>
          </table:table-cell>
          <table:table-cell office:value-type="float" office:value="0.597938144329897" calcext:value-type="float">
            <text:p>0.597938144329897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8792" calcext:value-type="float">
            <text:p>8792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0.6" calcext:value-type="float">
            <text:p>0.6</text:p>
          </table:table-cell>
          <table:table-cell office:value-type="float" office:value="0.610169491525424" calcext:value-type="float">
            <text:p>0.610169491525424</text:p>
          </table:table-cell>
          <table:table-cell office:value-type="float" office:value="0.648648648648649" calcext:value-type="float">
            <text:p>0.648648648648649</text:p>
          </table:table-cell>
          <table:table-cell office:value-type="float" office:value="0.654545454545455" calcext:value-type="float">
            <text:p>0.65454545454545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+_attr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8863" calcext:value-type="float">
            <text:p>8863</text:p>
          </table:table-cell>
          <table:table-cell office:value-type="float" office:value="0.62" calcext:value-type="float">
            <text:p>0.62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0.525423728813559" calcext:value-type="float">
            <text:p>0.525423728813559</text:p>
          </table:table-cell>
          <table:table-cell office:value-type="float" office:value="0.543859649122807" calcext:value-type="float">
            <text:p>0.543859649122807</text:p>
          </table:table-cell>
          <table:table-cell office:value-type="float" office:value="0.568807339449541" calcext:value-type="float">
            <text:p>0.568807339449541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 office:value-type="float" office:value="1991" calcext:value-type="float">
            <text:p>1991</text:p>
          </table:table-cell>
          <table:table-cell office:value-type="float" office:value="0.659574468085106" calcext:value-type="float">
            <text:p>0.659574468085106</text:p>
          </table:table-cell>
          <table:table-cell office:value-type="float" office:value="0.5" calcext:value-type="float">
            <text:p>0.5</text:p>
          </table:table-cell>
          <table:table-cell office:value-type="float" office:value="0.53448275862069" calcext:value-type="float">
            <text:p>0.53448275862069</text:p>
          </table:table-cell>
          <table:table-cell office:value-type="float" office:value="0.568807339449541" calcext:value-type="float">
            <text:p>0.568807339449541</text:p>
          </table:table-cell>
          <table:table-cell office:value-type="float" office:value="0.59047619047619" calcext:value-type="float">
            <text:p>0.5904761904761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6" calcext:value-type="float">
            <text:p>296</text:p>
          </table:table-cell>
          <table:table-cell office:value-type="float" office:value="974" calcext:value-type="float">
            <text:p>974</text:p>
          </table:table-cell>
          <table:table-cell office:value-type="float" office:value="0.611111111111111" calcext:value-type="float">
            <text:p>0.611111111111111</text:p>
          </table:table-cell>
          <table:table-cell office:value-type="float" office:value="0.448979591836735" calcext:value-type="float">
            <text:p>0.448979591836735</text:p>
          </table:table-cell>
          <table:table-cell office:value-type="float" office:value="0.458333333333333" calcext:value-type="float">
            <text:p>0.458333333333333</text:p>
          </table:table-cell>
          <table:table-cell office:value-type="float" office:value="0.517647058823529" calcext:value-type="float">
            <text:p>0.517647058823529</text:p>
          </table:table-cell>
          <table:table-cell office:value-type="float" office:value="0.523809523809524" calcext:value-type="float">
            <text:p>0.52380952380952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1952" calcext:value-type="float">
            <text:p>1952</text:p>
          </table:table-cell>
          <table:table-cell office:value-type="float" office:value="0.738095238095238" calcext:value-type="float">
            <text:p>0.738095238095238</text:p>
          </table:table-cell>
          <table:table-cell office:value-type="float" office:value="0.53448275862069" calcext:value-type="float">
            <text:p>0.53448275862069</text:p>
          </table:table-cell>
          <table:table-cell office:value-type="float" office:value="0.543859649122807" calcext:value-type="float">
            <text:p>0.543859649122807</text:p>
          </table:table-cell>
          <table:table-cell office:value-type="float" office:value="0.62" calcext:value-type="float">
            <text:p>0.62</text:p>
          </table:table-cell>
          <table:table-cell office:value-type="float" office:value="0.626262626262626" calcext:value-type="float">
            <text:p>0.62626262626262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1951" calcext:value-type="float">
            <text:p>1951</text:p>
          </table:table-cell>
          <table:table-cell office:value-type="float" office:value="0.716981132075472" calcext:value-type="float">
            <text:p>0.716981132075472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644067796610169" calcext:value-type="float">
            <text:p>0.644067796610169</text:p>
          </table:table-cell>
          <table:table-cell office:value-type="float" office:value="0.672566371681416" calcext:value-type="float">
            <text:p>0.672566371681416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+_attr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8863" calcext:value-type="float">
            <text:p>8863</text:p>
          </table:table-cell>
          <table:table-cell office:value-type="float" office:value="0.62" calcext:value-type="float">
            <text:p>0.62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0.525423728813559" calcext:value-type="float">
            <text:p>0.525423728813559</text:p>
          </table:table-cell>
          <table:table-cell office:value-type="float" office:value="0.543859649122807" calcext:value-type="float">
            <text:p>0.543859649122807</text:p>
          </table:table-cell>
          <table:table-cell office:value-type="float" office:value="0.568807339449541" calcext:value-type="float">
            <text:p>0.568807339449541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3" calcext:value-type="float">
            <text:p>483</text:p>
          </table:table-cell>
          <table:table-cell office:value-type="float" office:value="2117" calcext:value-type="float">
            <text:p>2117</text:p>
          </table:table-cell>
          <table:table-cell office:value-type="float" office:value="0.673469387755102" calcext:value-type="float">
            <text:p>0.673469387755102</text:p>
          </table:table-cell>
          <table:table-cell office:value-type="float" office:value="0.347368421052632" calcext:value-type="float">
            <text:p>0.347368421052632</text:p>
          </table:table-cell>
          <table:table-cell office:value-type="float" office:value="0.452054794520548" calcext:value-type="float">
            <text:p>0.452054794520548</text:p>
          </table:table-cell>
          <table:table-cell office:value-type="float" office:value="0.458333333333333" calcext:value-type="float">
            <text:p>0.458333333333333</text:p>
          </table:table-cell>
          <table:table-cell office:value-type="float" office:value="0.540983606557377" calcext:value-type="float">
            <text:p>0.540983606557377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9" calcext:value-type="float">
            <text:p>749</text:p>
          </table:table-cell>
          <table:table-cell office:value-type="float" office:value="1106" calcext:value-type="float">
            <text:p>1106</text:p>
          </table:table-cell>
          <table:table-cell office:value-type="float" office:value="0.621621621621622" calcext:value-type="float">
            <text:p>0.621621621621622</text:p>
          </table:table-cell>
          <table:table-cell office:value-type="float" office:value="0.207207207207207" calcext:value-type="float">
            <text:p>0.207207207207207</text:p>
          </table:table-cell>
          <table:table-cell office:value-type="float" office:value="0.294871794871795" calcext:value-type="float">
            <text:p>0.294871794871795</text:p>
          </table:table-cell>
          <table:table-cell office:value-type="float" office:value="0.310810810810811" calcext:value-type="float">
            <text:p>0.310810810810811</text:p>
          </table:table-cell>
          <table:table-cell office:value-type="float" office:value="0.4" calcext:value-type="float">
            <text:p>0.4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26" calcext:value-type="float">
            <text:p>1326</text:p>
          </table:table-cell>
          <table:table-cell office:value-type="float" office:value="3826" calcext:value-type="float">
            <text:p>3826</text:p>
          </table:table-cell>
          <table:table-cell office:value-type="float" office:value="0.738095238095238" calcext:value-type="float">
            <text:p>0.738095238095238</text:p>
          </table:table-cell>
          <table:table-cell office:value-type="float" office:value="0.212328767123288" calcext:value-type="float">
            <text:p>0.212328767123288</text:p>
          </table:table-cell>
          <table:table-cell office:value-type="float" office:value="0.316326530612245" calcext:value-type="float">
            <text:p>0.316326530612245</text:p>
          </table:table-cell>
          <table:table-cell office:value-type="float" office:value="0.329787234042553" calcext:value-type="float">
            <text:p>0.329787234042553</text:p>
          </table:table-cell>
          <table:table-cell office:value-type="float" office:value="0.442857142857143" calcext:value-type="float">
            <text:p>0.442857142857143</text:p>
          </table:table-cell>
          <table:table-cell office:value-type="float" office:value="98" calcext:value-type="float">
            <text:p>98</text:p>
          </table:table-cell>
          <table:table-cell office:value-type="float" office:value="146" calcext:value-type="float">
            <text:p>146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10" calcext:value-type="float">
            <text:p>1610</text:p>
          </table:table-cell>
          <table:table-cell office:value-type="float" office:value="5504" calcext:value-type="float">
            <text:p>5504</text:p>
          </table:table-cell>
          <table:table-cell office:value-type="float" office:value="0.69811320754717" calcext:value-type="float">
            <text:p>0.69811320754717</text:p>
          </table:table-cell>
          <table:table-cell office:value-type="float" office:value="0.211428571428571" calcext:value-type="float">
            <text:p>0.211428571428571</text:p>
          </table:table-cell>
          <table:table-cell office:value-type="float" office:value="0.316239316239316" calcext:value-type="float">
            <text:p>0.316239316239316</text:p>
          </table:table-cell>
          <table:table-cell office:value-type="float" office:value="0.324561403508772" calcext:value-type="float">
            <text:p>0.324561403508772</text:p>
          </table:table-cell>
          <table:table-cell office:value-type="float" office:value="0.435294117647059" calcext:value-type="float">
            <text:p>0.435294117647059</text:p>
          </table:table-cell>
          <table:table-cell office:value-type="float" office:value="117" calcext:value-type="float">
            <text:p>117</text:p>
          </table:table-cell>
          <table:table-cell office:value-type="float" office:value="175" calcext:value-type="float">
            <text:p>175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Full_attr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43790" calcext:value-type="float">
            <text:p>43790</text:p>
          </table:table-cell>
          <table:table-cell office:value-type="float" office:value="0.713656387665198" calcext:value-type="float">
            <text:p>0.713656387665198</text:p>
          </table:table-cell>
          <table:table-cell office:value-type="float" office:value="0.552901023890785" calcext:value-type="float">
            <text:p>0.552901023890785</text:p>
          </table:table-cell>
          <table:table-cell office:value-type="float" office:value="0.554794520547945" calcext:value-type="float">
            <text:p>0.554794520547945</text:p>
          </table:table-cell>
          <table:table-cell office:value-type="float" office:value="0.623076923076923" calcext:value-type="float">
            <text:p>0.623076923076923</text:p>
          </table:table-cell>
          <table:table-cell office:value-type="float" office:value="0.624277456647399" calcext:value-type="float">
            <text:p>0.624277456647399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162" calcext:value-type="float">
            <text:p>162</text:p>
          </table:table-cell>
          <table:table-cell office:value-type="float" office:value="392" calcext:value-type="float">
            <text:p>392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maining errors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atch 1</text:p>
          </table:table-cell>
          <table:table-cell office:value-type="string" calcext:value-type="string">
            <text:p>Batch 2</text:p>
          </table:table-cell>
          <table:table-cell office:value-type="string" calcext:value-type="string">
            <text:p>Batch 3</text:p>
          </table:table-cell>
          <table:table-cell office:value-type="string" calcext:value-type="string">
            <text:p>Batch 4</text:p>
          </table:table-cell>
          <table:table-cell office:value-type="string" calcext:value-type="string">
            <text:p>Batch 5</text:p>
          </table:table-cell>
          <table:table-cell table:number-columns-repeated="9"/>
        </table:table-row>
        <table:table-row table:style-name="ro1">
          <table:table-cell table:formula="of:=[.A2]" office:value-type="string" office:string-value="A_attr" calcext:value-type="string">
            <text:p>A_attr</text:p>
          </table:table-cell>
          <table:table-cell table:formula="of:=[.J3]-[.K3]+[.N3]" office:value-type="float" office:value="33" calcext:value-type="float">
            <text:p>33</text:p>
          </table:table-cell>
          <table:table-cell table:formula="of:=[.J4]-[.K4]+[.N4]+[.B38]" office:value-type="float" office:value="63" calcext:value-type="float">
            <text:p>63</text:p>
          </table:table-cell>
          <table:table-cell table:formula="of:=[.J5]-[.K5]+[.N5]+[.C38]" office:value-type="float" office:value="92" calcext:value-type="float">
            <text:p>92</text:p>
          </table:table-cell>
          <table:table-cell table:formula="of:=[.J6]-[.K6]+[.N6]+[.D38]" office:value-type="float" office:value="122" calcext:value-type="float">
            <text:p>122</text:p>
          </table:table-cell>
          <table:table-cell table:formula="of:=[.J7]-[.K7]+[.N7]+[.E38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table:formula="of:=[.A8]" office:value-type="string" office:string-value="B_attr" calcext:value-type="string">
            <text:p>B_attr</text:p>
          </table:table-cell>
          <table:table-cell table:formula="of:=[.J9]-[.K9]+[.N9]" office:value-type="float" office:value="33" calcext:value-type="float">
            <text:p>33</text:p>
          </table:table-cell>
          <table:table-cell table:formula="of:=[.J10]-[.K10]+[.N10]" office:value-type="float" office:value="62" calcext:value-type="float">
            <text:p>62</text:p>
          </table:table-cell>
          <table:table-cell table:formula="of:=[.J11]-[.K11]+[.N11]" office:value-type="float" office:value="88" calcext:value-type="float">
            <text:p>88</text:p>
          </table:table-cell>
          <table:table-cell table:formula="of:=[.J12]-[.K12]+[.N12]" office:value-type="float" office:value="117" calcext:value-type="float">
            <text:p>117</text:p>
          </table:table-cell>
          <table:table-cell table:formula="of:=[.J13]-[.K13]+[.N13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table:formula="of:=[.A14]" office:value-type="string" office:string-value="C_attr" calcext:value-type="string">
            <text:p>C_attr</text:p>
          </table:table-cell>
          <table:table-cell table:formula="of:=[.J15]-[.K15]+[.N15]" office:value-type="float" office:value="33" calcext:value-type="float">
            <text:p>33</text:p>
          </table:table-cell>
          <table:table-cell table:formula="of:=[.J16]-[.K16]+[.N16]+[.B40]" office:value-type="float" office:value="64" calcext:value-type="float">
            <text:p>64</text:p>
          </table:table-cell>
          <table:table-cell table:formula="of:=[.J17]-[.K17]+[.N17]+[.C40]" office:value-type="float" office:value="91" calcext:value-type="float">
            <text:p>91</text:p>
          </table:table-cell>
          <table:table-cell table:formula="of:=[.J18]-[.K18]+[.N18]+[.D40]" office:value-type="float" office:value="120" calcext:value-type="float">
            <text:p>120</text:p>
          </table:table-cell>
          <table:table-cell table:formula="of:=[.J19]-[.K19]+[.N19]+[.E40]" office:value-type="float" office:value="144" calcext:value-type="float">
            <text:p>144</text:p>
          </table:table-cell>
          <table:table-cell table:number-columns-repeated="9"/>
        </table:table-row>
        <table:table-row table:style-name="ro1">
          <table:table-cell table:formula="of:=[.A20]" office:value-type="string" office:string-value="C+_attr" calcext:value-type="string">
            <text:p>C+_attr</text:p>
          </table:table-cell>
          <table:table-cell table:formula="of:=[.J21]-[.K21]+[.N21]" office:value-type="float" office:value="33" calcext:value-type="float">
            <text:p>33</text:p>
          </table:table-cell>
          <table:table-cell table:formula="of:=[.J22]-[.K22]+[.N22]+[.B41]" office:value-type="float" office:value="64" calcext:value-type="float">
            <text:p>64</text:p>
          </table:table-cell>
          <table:table-cell table:formula="of:=[.J23]-[.K23]+[.N23]+[.C41]" office:value-type="float" office:value="91" calcext:value-type="float">
            <text:p>91</text:p>
          </table:table-cell>
          <table:table-cell table:formula="of:=[.J24]-[.K24]+[.N24]+[.D41]" office:value-type="float" office:value="118" calcext:value-type="float">
            <text:p>118</text:p>
          </table:table-cell>
          <table:table-cell table:formula="of:=[.J25]-[.K25]+[.N25]+[.E41]"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table:formula="of:=[.A26]" office:value-type="string" office:string-value="B+_attr" calcext:value-type="string">
            <text:p>B+_attr</text:p>
          </table:table-cell>
          <table:table-cell table:formula="of:=[.J27]-[.K27]+[.N27]" office:value-type="float" office:value="33" calcext:value-type="float">
            <text:p>33</text:p>
          </table:table-cell>
          <table:table-cell table:formula="of:=[.J28]-[.K28]+[.N28]" office:value-type="float" office:value="62" calcext:value-type="float">
            <text:p>62</text:p>
          </table:table-cell>
          <table:table-cell table:formula="of:=[.J29]-[.K29]+[.N29]" office:value-type="float" office:value="88" calcext:value-type="float">
            <text:p>88</text:p>
          </table:table-cell>
          <table:table-cell table:formula="of:=[.J30]-[.K30]+[.N30]" office:value-type="float" office:value="115" calcext:value-type="float">
            <text:p>115</text:p>
          </table:table-cell>
          <table:table-cell table:formula="of:=[.J31]-[.K31]+[.N31]"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table:formula="of:=[.A32]" office:value-type="string" office:string-value="Full_attr" calcext:value-type="string">
            <text:p>Full_attr</text:p>
          </table:table-cell>
          <table:table-cell table:formula="of:=[.J33]-[.K33]+[.N33]" office:value-type="float" office:value="131" calcext:value-type="float">
            <text:p>131</text:p>
          </table:table-cell>
          <table:table-cell table:number-columns-repeated="4" office:value-type="float" office:value="131" calcext:value-type="float">
            <text:p>1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 repair</text:p>
          </table:table-cell>
          <table:table-cell table:formula="of:=[.J3]" office:value-type="float" office:value="64" calcext:value-type="float">
            <text:p>64</text:p>
          </table:table-cell>
          <table:table-cell table:formula="of:=[.J4]+[.B44]" office:value-type="float" office:value="126" calcext:value-type="float">
            <text:p>126</text:p>
          </table:table-cell>
          <table:table-cell table:formula="of:=[.J5]+[.C44]" office:value-type="float" office:value="175" calcext:value-type="float">
            <text:p>175</text:p>
          </table:table-cell>
          <table:table-cell table:formula="of:=[.J6]+[.D44]" office:value-type="float" office:value="233" calcext:value-type="float">
            <text:p>233</text:p>
          </table:table-cell>
          <table:table-cell table:formula="of:=[.J7]+[.E44]" office:value-type="float" office:value="293" calcext:value-type="float">
            <text:p>293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otentially dirty cells</text:p>
          </table:table-cell>
          <table:table-cell table:number-columns-repeated="14"/>
        </table:table-row>
        <table:table-row table:style-name="ro1">
          <table:table-cell/>
          <table:table-cell table:formula="of:=[.A38]" office:value-type="string" office:string-value="A_attr" calcext:value-type="string">
            <text:p>A_attr</text:p>
          </table:table-cell>
          <table:table-cell table:formula="of:=[.A39]" office:value-type="string" office:string-value="B_attr" calcext:value-type="string">
            <text:p>B_attr</text:p>
          </table:table-cell>
          <table:table-cell table:formula="of:=[.A40]" office:value-type="string" office:string-value="C_attr" calcext:value-type="string">
            <text:p>C_attr</text:p>
          </table:table-cell>
          <table:table-cell table:formula="of:=[.A41]" office:value-type="string" office:string-value="C+_attr" calcext:value-type="string">
            <text:p>C+_attr</text:p>
          </table:table-cell>
          <table:table-cell table:formula="of:=[.A42]" office:value-type="string" office:string-value="B+_attr" calcext:value-type="string">
            <text:p>B+_attr</text:p>
          </table:table-cell>
          <table:table-cell table:formula="of:=[.A43]" office:value-type="string" office:string-value="Full_attr" calcext:value-type="string">
            <text:p>Full_attr</text:p>
          </table:table-cell>
          <table:table-cell table:number-columns-repeated="8"/>
        </table:table-row>
        <table:table-row table:style-name="ro1">
          <table:table-cell table:formula="of:=[.A3]" office:value-type="float" office:value="1" calcext:value-type="float">
            <text:p>1</text:p>
          </table:table-cell>
          <table:table-cell table:formula="of:=[.B3]" office:value-type="float" office:value="142" calcext:value-type="float">
            <text:p>142</text:p>
          </table:table-cell>
          <table:table-cell table:formula="of:=[.B9]" office:value-type="float" office:value="142" calcext:value-type="float">
            <text:p>142</text:p>
          </table:table-cell>
          <table:table-cell table:formula="of:=[.B15]" office:value-type="float" office:value="142" calcext:value-type="float">
            <text:p>142</text:p>
          </table:table-cell>
          <table:table-cell table:formula="of:=[.B21]" office:value-type="float" office:value="142" calcext:value-type="float">
            <text:p>142</text:p>
          </table:table-cell>
          <table:table-cell table:formula="of:=[.B27]" office:value-type="float" office:value="142" calcext:value-type="float">
            <text:p>142</text:p>
          </table:table-cell>
          <table:table-cell table:formula="of:=[.B33]/5" office:value-type="float" office:value="404.6" calcext:value-type="float">
            <text:p>404.6</text:p>
          </table:table-cell>
          <table:table-cell table:number-columns-repeated="8"/>
        </table:table-row>
        <table:table-row table:style-name="ro1">
          <table:table-cell table:formula="of:=[.A4]" office:value-type="float" office:value="2" calcext:value-type="float">
            <text:p>2</text:p>
          </table:table-cell>
          <table:table-cell table:formula="of:=[.B4]" office:value-type="float" office:value="218" calcext:value-type="float">
            <text:p>218</text:p>
          </table:table-cell>
          <table:table-cell table:formula="of:=[.B10]" office:value-type="float" office:value="483" calcext:value-type="float">
            <text:p>483</text:p>
          </table:table-cell>
          <table:table-cell table:formula="of:=[.B16]" office:value-type="float" office:value="279" calcext:value-type="float">
            <text:p>279</text:p>
          </table:table-cell>
          <table:table-cell table:formula="of:=[.B22]" office:value-type="float" office:value="279" calcext:value-type="float">
            <text:p>279</text:p>
          </table:table-cell>
          <table:table-cell table:formula="of:=[.B28]" office:value-type="float" office:value="483" calcext:value-type="float">
            <text:p>483</text:p>
          </table:table-cell>
          <table:table-cell table:formula="of:=[.G48]" office:value-type="float" office:value="404.6" calcext:value-type="float">
            <text:p>404.6</text:p>
          </table:table-cell>
          <table:table-cell table:number-columns-repeated="8"/>
        </table:table-row>
        <table:table-row table:style-name="ro1">
          <table:table-cell table:formula="of:=[.A5]" office:value-type="float" office:value="3" calcext:value-type="float">
            <text:p>3</text:p>
          </table:table-cell>
          <table:table-cell table:formula="of:=[.B5]" office:value-type="float" office:value="184" calcext:value-type="float">
            <text:p>184</text:p>
          </table:table-cell>
          <table:table-cell table:formula="of:=[.B11]" office:value-type="float" office:value="749" calcext:value-type="float">
            <text:p>749</text:p>
          </table:table-cell>
          <table:table-cell table:formula="of:=[.B17]" office:value-type="float" office:value="296" calcext:value-type="float">
            <text:p>296</text:p>
          </table:table-cell>
          <table:table-cell table:formula="of:=[.B23]" office:value-type="float" office:value="296" calcext:value-type="float">
            <text:p>296</text:p>
          </table:table-cell>
          <table:table-cell table:formula="of:=[.B29]" office:value-type="float" office:value="749" calcext:value-type="float">
            <text:p>749</text:p>
          </table:table-cell>
          <table:table-cell table:formula="of:=[.G49]" office:value-type="float" office:value="404.6" calcext:value-type="float">
            <text:p>404.6</text:p>
          </table:table-cell>
          <table:table-cell table:number-columns-repeated="8"/>
        </table:table-row>
        <table:table-row table:style-name="ro1">
          <table:table-cell table:formula="of:=[.A6]" office:value-type="float" office:value="4" calcext:value-type="float">
            <text:p>4</text:p>
          </table:table-cell>
          <table:table-cell table:formula="of:=[.B6]" office:value-type="float" office:value="368" calcext:value-type="float">
            <text:p>368</text:p>
          </table:table-cell>
          <table:table-cell table:formula="of:=[.B12]" office:value-type="float" office:value="1326" calcext:value-type="float">
            <text:p>1326</text:p>
          </table:table-cell>
          <table:table-cell table:formula="of:=[.B18]" office:value-type="float" office:value="437" calcext:value-type="float">
            <text:p>437</text:p>
          </table:table-cell>
          <table:table-cell table:formula="of:=[.B24]" office:value-type="float" office:value="437" calcext:value-type="float">
            <text:p>437</text:p>
          </table:table-cell>
          <table:table-cell table:formula="of:=[.B30]" office:value-type="float" office:value="1326" calcext:value-type="float">
            <text:p>1326</text:p>
          </table:table-cell>
          <table:table-cell table:formula="of:=[.G50]" office:value-type="float" office:value="404.6" calcext:value-type="float">
            <text:p>404.6</text:p>
          </table:table-cell>
          <table:table-cell table:number-columns-repeated="8"/>
        </table:table-row>
        <table:table-row table:style-name="ro1">
          <table:table-cell table:formula="of:=[.A7]" office:value-type="float" office:value="5" calcext:value-type="float">
            <text:p>5</text:p>
          </table:table-cell>
          <table:table-cell table:formula="of:=[.B7]" office:value-type="float" office:value="257" calcext:value-type="float">
            <text:p>257</text:p>
          </table:table-cell>
          <table:table-cell table:formula="of:=[.B13]" office:value-type="float" office:value="1610" calcext:value-type="float">
            <text:p>1610</text:p>
          </table:table-cell>
          <table:table-cell table:formula="of:=[.B19]" office:value-type="float" office:value="375" calcext:value-type="float">
            <text:p>375</text:p>
          </table:table-cell>
          <table:table-cell table:formula="of:=[.B25]" office:value-type="float" office:value="375" calcext:value-type="float">
            <text:p>375</text:p>
          </table:table-cell>
          <table:table-cell table:formula="of:=[.B31]" office:value-type="float" office:value="1610" calcext:value-type="float">
            <text:p>1610</text:p>
          </table:table-cell>
          <table:table-cell table:formula="of:=[.G51]" office:value-type="float" office:value="404.6" calcext:value-type="float">
            <text:p>404.6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raining cells</text:p>
          </table:table-cell>
          <table:table-cell table:number-columns-repeated="14"/>
        </table:table-row>
        <table:table-row table:style-name="ro1">
          <table:table-cell/>
          <table:table-cell table:formula="of:=[.B47]" office:value-type="string" office:string-value="A_attr" calcext:value-type="string">
            <text:p>A_attr</text:p>
          </table:table-cell>
          <table:table-cell table:formula="of:=[.C47]" office:value-type="string" office:string-value="B_attr" calcext:value-type="string">
            <text:p>B_attr</text:p>
          </table:table-cell>
          <table:table-cell table:formula="of:=[.D47]" office:value-type="string" office:string-value="C_attr" calcext:value-type="string">
            <text:p>C_attr</text:p>
          </table:table-cell>
          <table:table-cell table:formula="of:=[.E47]" office:value-type="string" office:string-value="C+_attr" calcext:value-type="string">
            <text:p>C+_attr</text:p>
          </table:table-cell>
          <table:table-cell table:formula="of:=[.F47]" office:value-type="string" office:string-value="B+_attr" calcext:value-type="string">
            <text:p>B+_attr</text:p>
          </table:table-cell>
          <table:table-cell table:formula="of:=[.G47]" office:value-type="string" office:string-value="Full_attr" calcext:value-type="string">
            <text:p>Full_attr</text:p>
          </table:table-cell>
          <table:table-cell table:number-columns-repeated="8"/>
        </table:table-row>
        <table:table-row table:style-name="ro1">
          <table:table-cell table:formula="of:=[.A3]" office:value-type="float" office:value="1" calcext:value-type="float">
            <text:p>1</text:p>
          </table:table-cell>
          <table:table-cell table:formula="of:=[.C3]" office:value-type="float" office:value="8863" calcext:value-type="float">
            <text:p>8863</text:p>
          </table:table-cell>
          <table:table-cell table:formula="of:=[.C9]" office:value-type="float" office:value="8863" calcext:value-type="float">
            <text:p>8863</text:p>
          </table:table-cell>
          <table:table-cell table:formula="of:=[.C15]" office:value-type="float" office:value="8863" calcext:value-type="float">
            <text:p>8863</text:p>
          </table:table-cell>
          <table:table-cell table:formula="of:=[.C21]" office:value-type="float" office:value="8863" calcext:value-type="float">
            <text:p>8863</text:p>
          </table:table-cell>
          <table:table-cell table:formula="of:=[.C27]" office:value-type="float" office:value="8863" calcext:value-type="float">
            <text:p>8863</text:p>
          </table:table-cell>
          <table:table-cell table:formula="of:=[.C33]/5" office:value-type="float" office:value="8758" calcext:value-type="float">
            <text:p>8758</text:p>
          </table:table-cell>
          <table:table-cell table:number-columns-repeated="8"/>
        </table:table-row>
        <table:table-row table:style-name="ro1">
          <table:table-cell table:formula="of:=[.A4]" office:value-type="float" office:value="2" calcext:value-type="float">
            <text:p>2</text:p>
          </table:table-cell>
          <table:table-cell table:formula="of:=[.C4]" office:value-type="float" office:value="8851" calcext:value-type="float">
            <text:p>8851</text:p>
          </table:table-cell>
          <table:table-cell table:formula="of:=[.C10]" office:value-type="float" office:value="9332" calcext:value-type="float">
            <text:p>9332</text:p>
          </table:table-cell>
          <table:table-cell table:formula="of:=[.C16]" office:value-type="float" office:value="8790" calcext:value-type="float">
            <text:p>8790</text:p>
          </table:table-cell>
          <table:table-cell table:formula="of:=[.C22]" office:value-type="float" office:value="1991" calcext:value-type="float">
            <text:p>1991</text:p>
          </table:table-cell>
          <table:table-cell table:formula="of:=[.C28]" office:value-type="float" office:value="2117" calcext:value-type="float">
            <text:p>2117</text:p>
          </table:table-cell>
          <table:table-cell table:formula="of:=[.G56]" office:value-type="float" office:value="8758" calcext:value-type="float">
            <text:p>8758</text:p>
          </table:table-cell>
          <table:table-cell table:number-columns-repeated="8"/>
        </table:table-row>
        <table:table-row table:style-name="ro1">
          <table:table-cell table:formula="of:=[.A5]" office:value-type="float" office:value="3" calcext:value-type="float">
            <text:p>3</text:p>
          </table:table-cell>
          <table:table-cell table:formula="of:=[.C5]" office:value-type="float" office:value="8853" calcext:value-type="float">
            <text:p>8853</text:p>
          </table:table-cell>
          <table:table-cell table:formula="of:=[.C11]" office:value-type="float" office:value="9896" calcext:value-type="float">
            <text:p>9896</text:p>
          </table:table-cell>
          <table:table-cell table:formula="of:=[.C17]" office:value-type="float" office:value="8739" calcext:value-type="float">
            <text:p>8739</text:p>
          </table:table-cell>
          <table:table-cell table:formula="of:=[.C23]" office:value-type="float" office:value="974" calcext:value-type="float">
            <text:p>974</text:p>
          </table:table-cell>
          <table:table-cell table:formula="of:=[.C29]" office:value-type="float" office:value="1106" calcext:value-type="float">
            <text:p>1106</text:p>
          </table:table-cell>
          <table:table-cell table:formula="of:=[.G57]" office:value-type="float" office:value="8758" calcext:value-type="float">
            <text:p>8758</text:p>
          </table:table-cell>
          <table:table-cell table:number-columns-repeated="8"/>
        </table:table-row>
        <table:table-row table:style-name="ro1">
          <table:table-cell table:formula="of:=[.A6]" office:value-type="float" office:value="4" calcext:value-type="float">
            <text:p>4</text:p>
          </table:table-cell>
          <table:table-cell table:formula="of:=[.C6]" office:value-type="float" office:value="8780" calcext:value-type="float">
            <text:p>8780</text:p>
          </table:table-cell>
          <table:table-cell table:formula="of:=[.C12]" office:value-type="float" office:value="11543" calcext:value-type="float">
            <text:p>11543</text:p>
          </table:table-cell>
          <table:table-cell table:formula="of:=[.C18]" office:value-type="float" office:value="8753" calcext:value-type="float">
            <text:p>8753</text:p>
          </table:table-cell>
          <table:table-cell table:formula="of:=[.C24]" office:value-type="float" office:value="1952" calcext:value-type="float">
            <text:p>1952</text:p>
          </table:table-cell>
          <table:table-cell table:formula="of:=[.C30]" office:value-type="float" office:value="3826" calcext:value-type="float">
            <text:p>3826</text:p>
          </table:table-cell>
          <table:table-cell table:formula="of:=[.G58]" office:value-type="float" office:value="8758" calcext:value-type="float">
            <text:p>8758</text:p>
          </table:table-cell>
          <table:table-cell table:number-columns-repeated="8"/>
        </table:table-row>
        <table:table-row table:style-name="ro1">
          <table:table-cell table:formula="of:=[.A7]" office:value-type="float" office:value="5" calcext:value-type="float">
            <text:p>5</text:p>
          </table:table-cell>
          <table:table-cell table:formula="of:=[.C7]" office:value-type="float" office:value="7841" calcext:value-type="float">
            <text:p>7841</text:p>
          </table:table-cell>
          <table:table-cell table:formula="of:=[.C13]" office:value-type="float" office:value="12667" calcext:value-type="float">
            <text:p>12667</text:p>
          </table:table-cell>
          <table:table-cell table:formula="of:=[.C19]" office:value-type="float" office:value="8792" calcext:value-type="float">
            <text:p>8792</text:p>
          </table:table-cell>
          <table:table-cell table:formula="of:=[.C25]" office:value-type="float" office:value="1951" calcext:value-type="float">
            <text:p>1951</text:p>
          </table:table-cell>
          <table:table-cell table:formula="of:=[.C31]" office:value-type="float" office:value="5504" calcext:value-type="float">
            <text:p>5504</text:p>
          </table:table-cell>
          <table:table-cell table:formula="of:=[.G59]" office:value-type="float" office:value="8758" calcext:value-type="float">
            <text:p>8758</text:p>
          </table:table-cell>
          <table:table-cell table:number-columns-repeated="8"/>
        </table:table-row>
        <table:table-row table:style-name="ro1" table:number-rows-repeated="104851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attr_based - f_s - time" table:style-name="ta1">
        <table:shapes>
          <draw:frame draw:z-index="0" draw:style-name="gr1" draw:text-style-name="P1" svg:width="159.99mm" svg:height="89.99mm" svg:x="0.01mm" svg:y="550.91mm">
            <draw:object draw:notify-on-update-of-ranges="'attr_based - f_s - time'.B116:'attr_based - f_s - time'.B121 'attr_based - f_s - time'.C115:'attr_based - f_s - time'.C115 'attr_based - f_s - time'.C116:'attr_based - f_s - time'.C121 'attr_based - f_s - time'.D115:'attr_based - f_s - time'.D115 'attr_based - f_s - time'.D116:'attr_based - f_s - time'.D121 'attr_based - f_s - time'.E115:'attr_based - f_s - time'.E115 'attr_based - f_s - time'.E116:'attr_based - f_s - time'.E121 'attr_based - f_s - time'.F115:'attr_based - f_s - time'.F115 'attr_based - f_s - time'.F116:'attr_based - f_s - time'.F121 'attr_based - f_s - time'.G115:'attr_based - f_s - time'.G115 'attr_based - f_s - time'.G116:'attr_based - f_s - time'.G121 'attr_based - f_s - time'.H115:'attr_based - f_s - time'.H115 'attr_based - f_s - time'.H116:'attr_based - f_s - time'.H121 'attr_based - f_s - time'.I115:'attr_based - f_s - time'.I115 'attr_based - f_s - time'.I116:'attr_based - f_s - time'.I121 'attr_based - f_s - time'.J115:'attr_based - f_s - time'.J115 'attr_based - f_s - time'.J116:'attr_based - f_s - time'.J121 'attr_based - f_s - time'.K115:'attr_based - f_s - time'.K115 'attr_based - f_s - time'.K116:'attr_based - f_s - time'.K121 'attr_based - f_s - time'.L115:'attr_based - f_s - time'.L115 'attr_based - f_s - time'.L116:'attr_based - f_s - time'.L121 'attr_based - f_s - time'.M115:'attr_based - f_s - time'.M115 'attr_based - f_s - time'.M116:'attr_based - f_s - time'.M121 'attr_based - f_s - time'.N115:'attr_based - f_s - time'.N115 'attr_based - f_s - time'.N116:'attr_based - f_s - time'.N12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3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4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load_data</text:p>
          </table:table-cell>
          <table:table-cell office:value-type="string" calcext:value-type="string">
            <text:p>load_dcs</text:p>
          </table:table-cell>
          <table:table-cell office:value-type="string" calcext:value-type="string">
            <text:p>detect_errors</text:p>
          </table:table-cell>
          <table:table-cell office:value-type="string" calcext:value-type="string">
            <text:p>setup_domain</text:p>
          </table:table-cell>
          <table:table-cell office:value-type="string" calcext:value-type="string">
            <text:p>featurize_data</text:p>
          </table:table-cell>
          <table:table-cell office:value-type="string" calcext:value-type="string">
            <text:p>setup_model</text:p>
          </table:table-cell>
          <table:table-cell office:value-type="string" calcext:value-type="string">
            <text:p>fit_model</text:p>
          </table:table-cell>
          <table:table-cell office:value-type="string" calcext:value-type="string">
            <text:p>infer_repairs</text:p>
          </table:table-cell>
          <table:table-cell office:value-type="string" calcext:value-type="string">
            <text:p>get_inferred_values</text:p>
          </table:table-cell>
          <table:table-cell office:value-type="string" calcext:value-type="string">
            <text:p>generate_repaired_dataset</text:p>
          </table:table-cell>
          <table:table-cell office:value-type="string" calcext:value-type="string">
            <text:p>repaired_table_copy_time</text:p>
          </table:table-cell>
          <table:table-cell office:value-type="string" calcext:value-type="string">
            <text:p>save_stats_tim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_attr</text:p>
          </table:table-cell>
          <table:table-cell table:number-columns-repeated="102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22705" calcext:value-type="float">
            <text:p>0.122705</text:p>
          </table:table-cell>
          <table:table-cell office:value-type="float" office:value="0.00157600000000002" calcext:value-type="float">
            <text:p>0.001576</text:p>
          </table:table-cell>
          <table:table-cell office:value-type="float" office:value="0.0773220000000001" calcext:value-type="float">
            <text:p>0.077322</text:p>
          </table:table-cell>
          <table:table-cell office:value-type="float" office:value="12.3954122066498" calcext:value-type="float">
            <text:p>12.3954122066498</text:p>
          </table:table-cell>
          <table:table-cell office:value-type="float" office:value="168.163707" calcext:value-type="float">
            <text:p>168.163707</text:p>
          </table:table-cell>
          <table:table-cell office:value-type="float" office:value="0.00133999999999901" calcext:value-type="float">
            <text:p>0.001339999999999</text:p>
          </table:table-cell>
          <table:table-cell office:value-type="float" office:value="16.89254" calcext:value-type="float">
            <text:p>16.89254</text:p>
          </table:table-cell>
          <table:table-cell office:value-type="float" office:value="1.738517" calcext:value-type="float">
            <text:p>1.738517</text:p>
          </table:table-cell>
          <table:table-cell office:value-type="float" office:value="0.015939000000003" calcext:value-type="float">
            <text:p>0.015939000000003</text:p>
          </table:table-cell>
          <table:table-cell office:value-type="float" office:value="0.0730590000000007" calcext:value-type="float">
            <text:p>0.07305900000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4360999999993" calcext:value-type="float">
            <text:p>0.124360999999993</text:p>
          </table:table-cell>
          <table:table-cell office:value-type="float" office:value="0.0015690000000177" calcext:value-type="float">
            <text:p>0.001569000000018</text:p>
          </table:table-cell>
          <table:table-cell office:value-type="float" office:value="0.0779370000000199" calcext:value-type="float">
            <text:p>0.07793700000002</text:p>
          </table:table-cell>
          <table:table-cell office:value-type="float" office:value="13.1242706775665" calcext:value-type="float">
            <text:p>13.1242706775665</text:p>
          </table:table-cell>
          <table:table-cell office:value-type="float" office:value="174.903911" calcext:value-type="float">
            <text:p>174.903911</text:p>
          </table:table-cell>
          <table:table-cell office:value-type="float" office:value="0.00123399999995399" calcext:value-type="float">
            <text:p>0.001233999999954</text:p>
          </table:table-cell>
          <table:table-cell office:value-type="float" office:value="16.005377" calcext:value-type="float">
            <text:p>16.005377</text:p>
          </table:table-cell>
          <table:table-cell office:value-type="float" office:value="1.82383499999997" calcext:value-type="float">
            <text:p>1.82383499999997</text:p>
          </table:table-cell>
          <table:table-cell office:value-type="float" office:value="0.0111049999999864" calcext:value-type="float">
            <text:p>0.011104999999986</text:p>
          </table:table-cell>
          <table:table-cell office:value-type="float" office:value="0.0790300000000457" calcext:value-type="float">
            <text:p>0.0790300000000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03383000000008" calcext:value-type="float">
            <text:p>0.103383000000008</text:p>
          </table:table-cell>
          <table:table-cell office:value-type="float" office:value="0.00157400000000507" calcext:value-type="float">
            <text:p>0.001574000000005</text:p>
          </table:table-cell>
          <table:table-cell office:value-type="float" office:value="0.106223999999997" calcext:value-type="float">
            <text:p>0.106223999999997</text:p>
          </table:table-cell>
          <table:table-cell office:value-type="float" office:value="13.9586100578308" calcext:value-type="float">
            <text:p>13.9586100578308</text:p>
          </table:table-cell>
          <table:table-cell office:value-type="float" office:value="171.943359" calcext:value-type="float">
            <text:p>171.943359</text:p>
          </table:table-cell>
          <table:table-cell office:value-type="float" office:value="0.00120900000001711" calcext:value-type="float">
            <text:p>0.001209000000017</text:p>
          </table:table-cell>
          <table:table-cell office:value-type="float" office:value="19.529718" calcext:value-type="float">
            <text:p>19.529718</text:p>
          </table:table-cell>
          <table:table-cell office:value-type="float" office:value="1.90352900000005" calcext:value-type="float">
            <text:p>1.90352900000005</text:p>
          </table:table-cell>
          <table:table-cell office:value-type="float" office:value="0.0105969999999616" calcext:value-type="float">
            <text:p>0.010596999999962</text:p>
          </table:table-cell>
          <table:table-cell office:value-type="float" office:value="0.0784100000000763" calcext:value-type="float">
            <text:p>0.0784100000000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986589999999979" calcext:value-type="float">
            <text:p>0.098658999999998</text:p>
          </table:table-cell>
          <table:table-cell office:value-type="float" office:value="0.00157600000000002" calcext:value-type="float">
            <text:p>0.001576</text:p>
          </table:table-cell>
          <table:table-cell office:value-type="float" office:value="0.127564000000007" calcext:value-type="float">
            <text:p>0.127564000000007</text:p>
          </table:table-cell>
          <table:table-cell office:value-type="float" office:value="13.606244802475" calcext:value-type="float">
            <text:p>13.606244802475</text:p>
          </table:table-cell>
          <table:table-cell office:value-type="float" office:value="168.26167" calcext:value-type="float">
            <text:p>168.26167</text:p>
          </table:table-cell>
          <table:table-cell office:value-type="float" office:value="0.00125900000000456" calcext:value-type="float">
            <text:p>0.001259000000005</text:p>
          </table:table-cell>
          <table:table-cell office:value-type="float" office:value="16.723328" calcext:value-type="float">
            <text:p>16.723328</text:p>
          </table:table-cell>
          <table:table-cell office:value-type="float" office:value="1.85015600000008" calcext:value-type="float">
            <text:p>1.85015600000008</text:p>
          </table:table-cell>
          <table:table-cell office:value-type="float" office:value="0.0109109999999646" calcext:value-type="float">
            <text:p>0.010910999999965</text:p>
          </table:table-cell>
          <table:table-cell office:value-type="float" office:value="0.059835000000021" calcext:value-type="float">
            <text:p>0.0598350000000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00627999999915" calcext:value-type="float">
            <text:p>0.100627999999915</text:p>
          </table:table-cell>
          <table:table-cell office:value-type="float" office:value="0.00160000000005311" calcext:value-type="float">
            <text:p>0.001600000000053</text:p>
          </table:table-cell>
          <table:table-cell office:value-type="float" office:value="0.117405000000076" calcext:value-type="float">
            <text:p>0.117405000000076</text:p>
          </table:table-cell>
          <table:table-cell office:value-type="float" office:value="10.3936779499054" calcext:value-type="float">
            <text:p>10.3936779499054</text:p>
          </table:table-cell>
          <table:table-cell office:value-type="float" office:value="135.339182" calcext:value-type="float">
            <text:p>135.339182</text:p>
          </table:table-cell>
          <table:table-cell office:value-type="float" office:value="0.0011370000001989" calcext:value-type="float">
            <text:p>0.001137000000199</text:p>
          </table:table-cell>
          <table:table-cell office:value-type="float" office:value="14.1159250000001" calcext:value-type="float">
            <text:p>14.1159250000001</text:p>
          </table:table-cell>
          <table:table-cell office:value-type="float" office:value="1.48219499999982" calcext:value-type="float">
            <text:p>1.48219499999982</text:p>
          </table:table-cell>
          <table:table-cell office:value-type="float" office:value="0.0203930000000128" calcext:value-type="float">
            <text:p>0.020393000000013</text:p>
          </table:table-cell>
          <table:table-cell office:value-type="float" office:value="0.0745300000000952" calcext:value-type="float">
            <text:p>0.0745300000000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6649999999936" calcext:value-type="float">
            <text:p>0.116649999999936</text:p>
          </table:table-cell>
          <table:table-cell office:value-type="float" office:value="0.00155599999993683" calcext:value-type="float">
            <text:p>0.001555999999937</text:p>
          </table:table-cell>
          <table:table-cell office:value-type="float" office:value="0.0722289999998793" calcext:value-type="float">
            <text:p>0.072228999999879</text:p>
          </table:table-cell>
          <table:table-cell office:value-type="float" office:value="12.3974740505219" calcext:value-type="float">
            <text:p>12.3974740505219</text:p>
          </table:table-cell>
          <table:table-cell office:value-type="float" office:value="168.257901" calcext:value-type="float">
            <text:p>168.257901</text:p>
          </table:table-cell>
          <table:table-cell office:value-type="float" office:value="0.00119599999993625" calcext:value-type="float">
            <text:p>0.001195999999936</text:p>
          </table:table-cell>
          <table:table-cell office:value-type="float" office:value="16.953978" calcext:value-type="float">
            <text:p>16.953978</text:p>
          </table:table-cell>
          <table:table-cell office:value-type="float" office:value="1.70254999999997" calcext:value-type="float">
            <text:p>1.70254999999997</text:p>
          </table:table-cell>
          <table:table-cell office:value-type="float" office:value="0.00945200000001023" calcext:value-type="float">
            <text:p>0.00945200000001</text:p>
          </table:table-cell>
          <table:table-cell office:value-type="float" office:value="0.0710030000000188" calcext:value-type="float">
            <text:p>0.0710030000000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00707999999941" calcext:value-type="float">
            <text:p>0.100707999999941</text:p>
          </table:table-cell>
          <table:table-cell office:value-type="float" office:value="0.0015769999999975" calcext:value-type="float">
            <text:p>0.001576999999998</text:p>
          </table:table-cell>
          <table:table-cell office:value-type="float" office:value="0.0774160000000848" calcext:value-type="float">
            <text:p>0.077416000000085</text:p>
          </table:table-cell>
          <table:table-cell office:value-type="float" office:value="14.5431885719299" calcext:value-type="float">
            <text:p>14.5431885719299</text:p>
          </table:table-cell>
          <table:table-cell office:value-type="float" office:value="174.336177" calcext:value-type="float">
            <text:p>174.336177</text:p>
          </table:table-cell>
          <table:table-cell office:value-type="float" office:value="0.0011939999999413" calcext:value-type="float">
            <text:p>0.001193999999941</text:p>
          </table:table-cell>
          <table:table-cell office:value-type="float" office:value="16.109187" calcext:value-type="float">
            <text:p>16.109187</text:p>
          </table:table-cell>
          <table:table-cell office:value-type="float" office:value="1.86673500000006" calcext:value-type="float">
            <text:p>1.86673500000006</text:p>
          </table:table-cell>
          <table:table-cell office:value-type="float" office:value="0.0125149999998939" calcext:value-type="float">
            <text:p>0.012514999999894</text:p>
          </table:table-cell>
          <table:table-cell office:value-type="float" office:value="0.0550439999999526" calcext:value-type="float">
            <text:p>0.0550439999999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994709999999941" calcext:value-type="float">
            <text:p>0.099470999999994</text:p>
          </table:table-cell>
          <table:table-cell office:value-type="float" office:value="0.00162899999986621" calcext:value-type="float">
            <text:p>0.001628999999866</text:p>
          </table:table-cell>
          <table:table-cell office:value-type="float" office:value="0.105229000000008" calcext:value-type="float">
            <text:p>0.105229000000008</text:p>
          </table:table-cell>
          <table:table-cell office:value-type="float" office:value="13.8204982280731" calcext:value-type="float">
            <text:p>13.8204982280731</text:p>
          </table:table-cell>
          <table:table-cell office:value-type="float" office:value="171.777566" calcext:value-type="float">
            <text:p>171.777566</text:p>
          </table:table-cell>
          <table:table-cell office:value-type="float" office:value="0.00120300000003226" calcext:value-type="float">
            <text:p>0.001203000000032</text:p>
          </table:table-cell>
          <table:table-cell office:value-type="float" office:value="19.0840049999999" calcext:value-type="float">
            <text:p>19.0840049999999</text:p>
          </table:table-cell>
          <table:table-cell office:value-type="float" office:value="1.89015599999993" calcext:value-type="float">
            <text:p>1.89015599999993</text:p>
          </table:table-cell>
          <table:table-cell office:value-type="float" office:value="0.00963299999989431" calcext:value-type="float">
            <text:p>0.009632999999894</text:p>
          </table:table-cell>
          <table:table-cell office:value-type="float" office:value="0.0522670000000289" calcext:value-type="float">
            <text:p>0.0522670000000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03046999999833" calcext:value-type="float">
            <text:p>0.103046999999833</text:p>
          </table:table-cell>
          <table:table-cell office:value-type="float" office:value="0.00157400000011876" calcext:value-type="float">
            <text:p>0.001574000000119</text:p>
          </table:table-cell>
          <table:table-cell office:value-type="float" office:value="0.0846780000001672" calcext:value-type="float">
            <text:p>0.084678000000167</text:p>
          </table:table-cell>
          <table:table-cell office:value-type="float" office:value="12.4511997699738" calcext:value-type="float">
            <text:p>12.4511997699738</text:p>
          </table:table-cell>
          <table:table-cell office:value-type="float" office:value="168.302503" calcext:value-type="float">
            <text:p>168.302503</text:p>
          </table:table-cell>
          <table:table-cell office:value-type="float" office:value="0.00126199999999699" calcext:value-type="float">
            <text:p>0.001261999999997</text:p>
          </table:table-cell>
          <table:table-cell office:value-type="float" office:value="16.365767" calcext:value-type="float">
            <text:p>16.365767</text:p>
          </table:table-cell>
          <table:table-cell office:value-type="float" office:value="1.83253799999989" calcext:value-type="float">
            <text:p>1.83253799999989</text:p>
          </table:table-cell>
          <table:table-cell office:value-type="float" office:value="0.00792400000000271" calcext:value-type="float">
            <text:p>0.007924000000003</text:p>
          </table:table-cell>
          <table:table-cell office:value-type="float" office:value="0.0455630000001293" calcext:value-type="float">
            <text:p>0.0455630000001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100793000000067" calcext:value-type="float">
            <text:p>0.100793000000067</text:p>
          </table:table-cell>
          <table:table-cell office:value-type="float" office:value="0.0015809999999874" calcext:value-type="float">
            <text:p>0.001580999999987</text:p>
          </table:table-cell>
          <table:table-cell office:value-type="float" office:value="0.0796020000000226" calcext:value-type="float">
            <text:p>0.079602000000023</text:p>
          </table:table-cell>
          <table:table-cell office:value-type="float" office:value="11.3188276290894" calcext:value-type="float">
            <text:p>11.3188276290894</text:p>
          </table:table-cell>
          <table:table-cell office:value-type="float" office:value="135.056347" calcext:value-type="float">
            <text:p>135.056347</text:p>
          </table:table-cell>
          <table:table-cell office:value-type="float" office:value="0.00109199999997145" calcext:value-type="float">
            <text:p>0.001091999999971</text:p>
          </table:table-cell>
          <table:table-cell office:value-type="float" office:value="13.96182" calcext:value-type="float">
            <text:p>13.96182</text:p>
          </table:table-cell>
          <table:table-cell office:value-type="float" office:value="1.55869699999994" calcext:value-type="float">
            <text:p>1.55869699999994</text:p>
          </table:table-cell>
          <table:table-cell office:value-type="float" office:value="0.0149419999997917" calcext:value-type="float">
            <text:p>0.014941999999792</text:p>
          </table:table-cell>
          <table:table-cell office:value-type="float" office:value="0.0773710000003121" calcext:value-type="float">
            <text:p>0.0773710000003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3562200000024" calcext:value-type="float">
            <text:p>0.13562200000024</text:p>
          </table:table-cell>
          <table:table-cell office:value-type="float" office:value="0.00161300000036135" calcext:value-type="float">
            <text:p>0.001613000000361</text:p>
          </table:table-cell>
          <table:table-cell office:value-type="float" office:value="0.0751179999997476" calcext:value-type="float">
            <text:p>0.075117999999748</text:p>
          </table:table-cell>
          <table:table-cell office:value-type="float" office:value="12.507711648941" calcext:value-type="float">
            <text:p>12.507711648941</text:p>
          </table:table-cell>
          <table:table-cell office:value-type="float" office:value="167.423729" calcext:value-type="float">
            <text:p>167.423729</text:p>
          </table:table-cell>
          <table:table-cell office:value-type="float" office:value="0.00120300000025964" calcext:value-type="float">
            <text:p>0.00120300000026</text:p>
          </table:table-cell>
          <table:table-cell office:value-type="float" office:value="16.9459390000002" calcext:value-type="float">
            <text:p>16.9459390000002</text:p>
          </table:table-cell>
          <table:table-cell office:value-type="float" office:value="1.82064100000025" calcext:value-type="float">
            <text:p>1.82064100000025</text:p>
          </table:table-cell>
          <table:table-cell office:value-type="float" office:value="0.00948299999981828" calcext:value-type="float">
            <text:p>0.009482999999818</text:p>
          </table:table-cell>
          <table:table-cell office:value-type="float" office:value="0.0575530000000981" calcext:value-type="float">
            <text:p>0.0575530000000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1587999999974" calcext:value-type="float">
            <text:p>0.121587999999974</text:p>
          </table:table-cell>
          <table:table-cell office:value-type="float" office:value="0.00156800000013391" calcext:value-type="float">
            <text:p>0.001568000000134</text:p>
          </table:table-cell>
          <table:table-cell office:value-type="float" office:value="0.077150999999958" calcext:value-type="float">
            <text:p>0.077150999999958</text:p>
          </table:table-cell>
          <table:table-cell office:value-type="float" office:value="13.8992643356323" calcext:value-type="float">
            <text:p>13.8992643356323</text:p>
          </table:table-cell>
          <table:table-cell office:value-type="float" office:value="173.87313" calcext:value-type="float">
            <text:p>173.87313</text:p>
          </table:table-cell>
          <table:table-cell office:value-type="float" office:value="0.0012099999999009" calcext:value-type="float">
            <text:p>0.001209999999901</text:p>
          </table:table-cell>
          <table:table-cell office:value-type="float" office:value="15.901167" calcext:value-type="float">
            <text:p>15.901167</text:p>
          </table:table-cell>
          <table:table-cell office:value-type="float" office:value="2.02495599999975" calcext:value-type="float">
            <text:p>2.02495599999975</text:p>
          </table:table-cell>
          <table:table-cell office:value-type="float" office:value="0.0125729999999749" calcext:value-type="float">
            <text:p>0.012572999999975</text:p>
          </table:table-cell>
          <table:table-cell office:value-type="float" office:value="0.0611510000003364" calcext:value-type="float">
            <text:p>0.0611510000003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03474000000006" calcext:value-type="float">
            <text:p>0.103474000000006</text:p>
          </table:table-cell>
          <table:table-cell office:value-type="float" office:value="0.00164300000005824" calcext:value-type="float">
            <text:p>0.001643000000058</text:p>
          </table:table-cell>
          <table:table-cell office:value-type="float" office:value="0.0771499999996195" calcext:value-type="float">
            <text:p>0.07714999999962</text:p>
          </table:table-cell>
          <table:table-cell office:value-type="float" office:value="12.8708505630493" calcext:value-type="float">
            <text:p>12.8708505630493</text:p>
          </table:table-cell>
          <table:table-cell office:value-type="float" office:value="172.444937" calcext:value-type="float">
            <text:p>172.444937</text:p>
          </table:table-cell>
          <table:table-cell office:value-type="float" office:value="0.00120299999980489" calcext:value-type="float">
            <text:p>0.001202999999805</text:p>
          </table:table-cell>
          <table:table-cell office:value-type="float" office:value="19.2865870000001" calcext:value-type="float">
            <text:p>19.2865870000001</text:p>
          </table:table-cell>
          <table:table-cell office:value-type="float" office:value="1.95982800000002" calcext:value-type="float">
            <text:p>1.95982800000002</text:p>
          </table:table-cell>
          <table:table-cell office:value-type="float" office:value="0.014531000000261" calcext:value-type="float">
            <text:p>0.014531000000261</text:p>
          </table:table-cell>
          <table:table-cell office:value-type="float" office:value="0.0838380000000143" calcext:value-type="float">
            <text:p>0.0838380000000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26367999999729" calcext:value-type="float">
            <text:p>0.126367999999729</text:p>
          </table:table-cell>
          <table:table-cell office:value-type="float" office:value="0.00163599999996222" calcext:value-type="float">
            <text:p>0.001635999999962</text:p>
          </table:table-cell>
          <table:table-cell office:value-type="float" office:value="0.0821959999998398" calcext:value-type="float">
            <text:p>0.08219599999984</text:p>
          </table:table-cell>
          <table:table-cell office:value-type="float" office:value="12.3954119682312" calcext:value-type="float">
            <text:p>12.3954119682312</text:p>
          </table:table-cell>
          <table:table-cell office:value-type="float" office:value="168.606838" calcext:value-type="float">
            <text:p>168.606838</text:p>
          </table:table-cell>
          <table:table-cell office:value-type="float" office:value="0.00120100000003731" calcext:value-type="float">
            <text:p>0.001201000000037</text:p>
          </table:table-cell>
          <table:table-cell office:value-type="float" office:value="16.1045899999999" calcext:value-type="float">
            <text:p>16.1045899999999</text:p>
          </table:table-cell>
          <table:table-cell office:value-type="float" office:value="1.85480599999983" calcext:value-type="float">
            <text:p>1.85480599999983</text:p>
          </table:table-cell>
          <table:table-cell office:value-type="float" office:value="0.0110209999998006" calcext:value-type="float">
            <text:p>0.011020999999801</text:p>
          </table:table-cell>
          <table:table-cell office:value-type="float" office:value="0.0583910000000287" calcext:value-type="float">
            <text:p>0.0583910000000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0336499999994" calcext:value-type="float">
            <text:p>0.10336499999994</text:p>
          </table:table-cell>
          <table:table-cell office:value-type="float" office:value="0.00161699999989651" calcext:value-type="float">
            <text:p>0.001616999999897</text:p>
          </table:table-cell>
          <table:table-cell office:value-type="float" office:value="0.0768819999998414" calcext:value-type="float">
            <text:p>0.076881999999841</text:p>
          </table:table-cell>
          <table:table-cell office:value-type="float" office:value="10.4213590621948" calcext:value-type="float">
            <text:p>10.4213590621948</text:p>
          </table:table-cell>
          <table:table-cell office:value-type="float" office:value="135.111241" calcext:value-type="float">
            <text:p>135.111241</text:p>
          </table:table-cell>
          <table:table-cell office:value-type="float" office:value="0.00113299999975425" calcext:value-type="float">
            <text:p>0.001132999999754</text:p>
          </table:table-cell>
          <table:table-cell office:value-type="float" office:value="13.9322480000001" calcext:value-type="float">
            <text:p>13.9322480000001</text:p>
          </table:table-cell>
          <table:table-cell office:value-type="float" office:value="1.57551899999999" calcext:value-type="float">
            <text:p>1.57551899999999</text:p>
          </table:table-cell>
          <table:table-cell office:value-type="float" office:value="0.0082910000000993" calcext:value-type="float">
            <text:p>0.008291000000099</text:p>
          </table:table-cell>
          <table:table-cell office:value-type="float" office:value="0.0475489999998899" calcext:value-type="float">
            <text:p>0.047548999999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3];[.C8];[.C13])" office:value-type="float" office:value="0.124992333333392" calcext:value-type="float">
            <text:p>0.124992333333392</text:p>
          </table:table-cell>
          <table:table-cell table:style-name="ce3" table:formula="of:=AVERAGE([.D3];[.D8];[.D13])" office:value-type="float" office:value="0.00158166666676607" calcext:value-type="float">
            <text:p>0.001581666666766</text:p>
          </table:table-cell>
          <table:table-cell table:style-name="ce3" table:formula="of:=AVERAGE([.E3];[.E8];[.E13])" office:value-type="float" office:value="0.0748896666665423" calcext:value-type="float">
            <text:p>0.074889666666542</text:p>
          </table:table-cell>
          <table:table-cell table:style-name="ce3" table:formula="of:=AVERAGE([.F3];[.F8];[.F13])" office:value-type="float" office:value="12.4335326353709" calcext:value-type="float">
            <text:p>12.4335326353709</text:p>
          </table:table-cell>
          <table:table-cell table:style-name="ce3" table:formula="of:=AVERAGE([.G3];[.G8];[.G13])" office:value-type="float" office:value="167.948445666667" calcext:value-type="float">
            <text:p>167.948445666667</text:p>
          </table:table-cell>
          <table:table-cell table:style-name="ce3" table:formula="of:=AVERAGE([.H3];[.H8];[.H13])" office:value-type="float" office:value="0.0012463333333983" calcext:value-type="float">
            <text:p>0.001246333333398</text:p>
          </table:table-cell>
          <table:table-cell table:style-name="ce3" table:formula="of:=AVERAGE([.I3];[.I8];[.I13])" office:value-type="float" office:value="16.9308190000001" calcext:value-type="float">
            <text:p>16.9308190000001</text:p>
          </table:table-cell>
          <table:table-cell table:style-name="ce3" table:formula="of:=AVERAGE([.J3];[.J8];[.J13])" office:value-type="float" office:value="1.75390266666674" calcext:value-type="float">
            <text:p>1.75390266666674</text:p>
          </table:table-cell>
          <table:table-cell table:style-name="ce3" table:formula="of:=AVERAGE([.K3];[.K8];[.K13])" office:value-type="float" office:value="0.0116246666666105" calcext:value-type="float">
            <text:p>0.011624666666611</text:p>
          </table:table-cell>
          <table:table-cell table:style-name="ce3" table:formula="of:=AVERAGE([.L3];[.L8];[.L13])" office:value-type="float" office:value="0.0672050000000392" calcext:value-type="float">
            <text:p>0.067205000000039</text:p>
          </table:table-cell>
          <table:table-cell table:style-name="ce3" table:formula="of:=AVERAGE([.M3];[.M8];[.M13])" office:value-type="float" office:value="0" calcext:value-type="float">
            <text:p>0</text:p>
          </table:table-cell>
          <table:table-cell table:style-name="ce3" table:formula="of:=AVERAGE([.N3];[.N8];[.N13])" office:value-type="float" office:value="0" calcext:value-type="float">
            <text:p>0</text:p>
          </table:table-cell>
          <table:table-cell table:style-name="ce4" table:formula="of:=SUM([.C18:.N18])" office:value-type="float" office:value="199.348239635371" calcext:value-type="float">
            <text:p>199.34823963537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];[.C9];[.C14])" office:value-type="float" office:value="0.115552333333303" calcext:value-type="float">
            <text:p>0.115552333333303</text:p>
          </table:table-cell>
          <table:table-cell table:style-name="ce3" table:formula="of:=AVERAGE([.D4];[.D9];[.D14])" office:value-type="float" office:value="0.00157133333338304" calcext:value-type="float">
            <text:p>0.001571333333383</text:p>
          </table:table-cell>
          <table:table-cell table:style-name="ce3" table:formula="of:=AVERAGE([.E4];[.E9];[.E14])" office:value-type="float" office:value="0.0775013333333542" calcext:value-type="float">
            <text:p>0.077501333333354</text:p>
          </table:table-cell>
          <table:table-cell table:style-name="ce3" table:formula="of:=AVERAGE([.F4];[.F9];[.F14])" office:value-type="float" office:value="13.8555745283762" calcext:value-type="float">
            <text:p>13.8555745283762</text:p>
          </table:table-cell>
          <table:table-cell table:style-name="ce3" table:formula="of:=AVERAGE([.G4];[.G9];[.G14])" office:value-type="float" office:value="174.371072666667" calcext:value-type="float">
            <text:p>174.371072666667</text:p>
          </table:table-cell>
          <table:table-cell table:style-name="ce3" table:formula="of:=AVERAGE([.H4];[.H9];[.H14])" office:value-type="float" office:value="0.00121266666659873" calcext:value-type="float">
            <text:p>0.001212666666599</text:p>
          </table:table-cell>
          <table:table-cell table:style-name="ce3" table:formula="of:=AVERAGE([.I4];[.I9];[.I14])" office:value-type="float" office:value="16.0052436666667" calcext:value-type="float">
            <text:p>16.0052436666667</text:p>
          </table:table-cell>
          <table:table-cell table:style-name="ce3" table:formula="of:=AVERAGE([.J4];[.J9];[.J14])" office:value-type="float" office:value="1.90517533333326" calcext:value-type="float">
            <text:p>1.90517533333326</text:p>
          </table:table-cell>
          <table:table-cell table:style-name="ce3" table:formula="of:=AVERAGE([.K4];[.K9];[.K14])" office:value-type="float" office:value="0.0120643333332851" calcext:value-type="float">
            <text:p>0.012064333333285</text:p>
          </table:table-cell>
          <table:table-cell table:style-name="ce3" table:formula="of:=AVERAGE([.L4];[.L9];[.L14])" office:value-type="float" office:value="0.0650750000001116" calcext:value-type="float">
            <text:p>0.065075000000112</text:p>
          </table:table-cell>
          <table:table-cell table:style-name="ce3" table:formula="of:=AVERAGE([.M4];[.M9];[.M14])" office:value-type="float" office:value="0" calcext:value-type="float">
            <text:p>0</text:p>
          </table:table-cell>
          <table:table-cell table:style-name="ce3" table:formula="of:=AVERAGE([.N4];[.N9];[.N14])" office:value-type="float" office:value="0" calcext:value-type="float">
            <text:p>0</text:p>
          </table:table-cell>
          <table:table-cell table:style-name="ce4" table:formula="of:=SUM([.C19:.N19])" office:value-type="float" office:value="206.410043195043" calcext:value-type="float">
            <text:p>206.410043195043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];[.C10];[.C15])" office:value-type="float" office:value="0.102109333333336" calcext:value-type="float">
            <text:p>0.102109333333336</text:p>
          </table:table-cell>
          <table:table-cell table:style-name="ce3" table:formula="of:=AVERAGE([.D5];[.D10];[.D15])" office:value-type="float" office:value="0.00161533333330984" calcext:value-type="float">
            <text:p>0.00161533333331</text:p>
          </table:table-cell>
          <table:table-cell table:style-name="ce3" table:formula="of:=AVERAGE([.E5];[.E10];[.E15])" office:value-type="float" office:value="0.0962009999998748" calcext:value-type="float">
            <text:p>0.096200999999875</text:p>
          </table:table-cell>
          <table:table-cell table:style-name="ce3" table:formula="of:=AVERAGE([.F5];[.F10];[.F15])" office:value-type="float" office:value="13.5499862829844" calcext:value-type="float">
            <text:p>13.5499862829844</text:p>
          </table:table-cell>
          <table:table-cell table:style-name="ce3" table:formula="of:=AVERAGE([.G5];[.G10];[.G15])" office:value-type="float" office:value="172.055287333333" calcext:value-type="float">
            <text:p>172.055287333333</text:p>
          </table:table-cell>
          <table:table-cell table:style-name="ce3" table:formula="of:=AVERAGE([.H5];[.H10];[.H15])" office:value-type="float" office:value="0.00120499999995142" calcext:value-type="float">
            <text:p>0.001204999999951</text:p>
          </table:table-cell>
          <table:table-cell table:style-name="ce3" table:formula="of:=AVERAGE([.I5];[.I10];[.I15])" office:value-type="float" office:value="19.3001033333333" calcext:value-type="float">
            <text:p>19.3001033333333</text:p>
          </table:table-cell>
          <table:table-cell table:style-name="ce3" table:formula="of:=AVERAGE([.J5];[.J10];[.J15])" office:value-type="float" office:value="1.91783766666667" calcext:value-type="float">
            <text:p>1.91783766666667</text:p>
          </table:table-cell>
          <table:table-cell table:style-name="ce3" table:formula="of:=AVERAGE([.K5];[.K10];[.K15])" office:value-type="float" office:value="0.011587000000039" calcext:value-type="float">
            <text:p>0.011587000000039</text:p>
          </table:table-cell>
          <table:table-cell table:style-name="ce3" table:formula="of:=AVERAGE([.L5];[.L10];[.L15])" office:value-type="float" office:value="0.0715050000000398" calcext:value-type="float">
            <text:p>0.07150500000004</text:p>
          </table:table-cell>
          <table:table-cell table:style-name="ce3" table:formula="of:=AVERAGE([.M5];[.M10];[.M15])" office:value-type="float" office:value="0" calcext:value-type="float">
            <text:p>0</text:p>
          </table:table-cell>
          <table:table-cell table:style-name="ce3" table:formula="of:=AVERAGE([.N5];[.N10];[.N15])" office:value-type="float" office:value="0" calcext:value-type="float">
            <text:p>0</text:p>
          </table:table-cell>
          <table:table-cell table:style-name="ce4" table:formula="of:=SUM([.C20:.N20])" office:value-type="float" office:value="207.107437282984" calcext:value-type="float">
            <text:p>207.107437282984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6];[.C11];[.C16])" office:value-type="float" office:value="0.109357999999853" calcext:value-type="float">
            <text:p>0.109357999999853</text:p>
          </table:table-cell>
          <table:table-cell table:style-name="ce3" table:formula="of:=AVERAGE([.D6];[.D11];[.D16])" office:value-type="float" office:value="0.00159533333336033" calcext:value-type="float">
            <text:p>0.00159533333336</text:p>
          </table:table-cell>
          <table:table-cell table:style-name="ce3" table:formula="of:=AVERAGE([.E6];[.E11];[.E16])" office:value-type="float" office:value="0.0981460000000047" calcext:value-type="float">
            <text:p>0.098146000000005</text:p>
          </table:table-cell>
          <table:table-cell table:style-name="ce3" table:formula="of:=AVERAGE([.F6];[.F11];[.F16])" office:value-type="float" office:value="12.8176188468933" calcext:value-type="float">
            <text:p>12.8176188468933</text:p>
          </table:table-cell>
          <table:table-cell table:style-name="ce3" table:formula="of:=AVERAGE([.G6];[.G11];[.G16])" office:value-type="float" office:value="168.390337" calcext:value-type="float">
            <text:p>168.390337</text:p>
          </table:table-cell>
          <table:table-cell table:style-name="ce3" table:formula="of:=AVERAGE([.H6];[.H11];[.H16])" office:value-type="float" office:value="0.00124066666667962" calcext:value-type="float">
            <text:p>0.00124066666668</text:p>
          </table:table-cell>
          <table:table-cell table:style-name="ce3" table:formula="of:=AVERAGE([.I6];[.I11];[.I16])" office:value-type="float" office:value="16.397895" calcext:value-type="float">
            <text:p>16.397895</text:p>
          </table:table-cell>
          <table:table-cell table:style-name="ce3" table:formula="of:=AVERAGE([.J6];[.J11];[.J16])" office:value-type="float" office:value="1.84583333333327" calcext:value-type="float">
            <text:p>1.84583333333327</text:p>
          </table:table-cell>
          <table:table-cell table:style-name="ce3" table:formula="of:=AVERAGE([.K6];[.K11];[.K16])" office:value-type="float" office:value="0.00995199999992264" calcext:value-type="float">
            <text:p>0.009951999999923</text:p>
          </table:table-cell>
          <table:table-cell table:style-name="ce3" table:formula="of:=AVERAGE([.L6];[.L11];[.L16])" office:value-type="float" office:value="0.054596333333393" calcext:value-type="float">
            <text:p>0.054596333333393</text:p>
          </table:table-cell>
          <table:table-cell table:style-name="ce3" table:formula="of:=AVERAGE([.M6];[.M11];[.M16])" office:value-type="float" office:value="0" calcext:value-type="float">
            <text:p>0</text:p>
          </table:table-cell>
          <table:table-cell table:style-name="ce3" table:formula="of:=AVERAGE([.N6];[.N11];[.N16])" office:value-type="float" office:value="0" calcext:value-type="float">
            <text:p>0</text:p>
          </table:table-cell>
          <table:table-cell table:style-name="ce4" table:formula="of:=SUM([.C21:.N21])" office:value-type="float" office:value="199.72657251356" calcext:value-type="float">
            <text:p>199.7265725135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];[.C12];[.C17])" office:value-type="float" office:value="0.101595333333307" calcext:value-type="float">
            <text:p>0.101595333333307</text:p>
          </table:table-cell>
          <table:table-cell table:style-name="ce3" table:formula="of:=AVERAGE([.D7];[.D12];[.D17])" office:value-type="float" office:value="0.00159933333331234" calcext:value-type="float">
            <text:p>0.001599333333312</text:p>
          </table:table-cell>
          <table:table-cell table:style-name="ce3" table:formula="of:=AVERAGE([.E7];[.E12];[.E17])" office:value-type="float" office:value="0.0912963333333133" calcext:value-type="float">
            <text:p>0.091296333333313</text:p>
          </table:table-cell>
          <table:table-cell table:style-name="ce3" table:formula="of:=AVERAGE([.F7];[.F12];[.F17])" office:value-type="float" office:value="10.7112882137299" calcext:value-type="float">
            <text:p>10.7112882137299</text:p>
          </table:table-cell>
          <table:table-cell table:style-name="ce3" table:formula="of:=AVERAGE([.G7];[.G12];[.G17])" office:value-type="float" office:value="135.168923333333" calcext:value-type="float">
            <text:p>135.168923333333</text:p>
          </table:table-cell>
          <table:table-cell table:style-name="ce3" table:formula="of:=AVERAGE([.H7];[.H12];[.H17])" office:value-type="float" office:value="0.00112066666664153" calcext:value-type="float">
            <text:p>0.001120666666642</text:p>
          </table:table-cell>
          <table:table-cell table:style-name="ce3" table:formula="of:=AVERAGE([.I7];[.I12];[.I17])" office:value-type="float" office:value="14.0033310000001" calcext:value-type="float">
            <text:p>14.0033310000001</text:p>
          </table:table-cell>
          <table:table-cell table:style-name="ce3" table:formula="of:=AVERAGE([.J7];[.J12];[.J17])" office:value-type="float" office:value="1.53880366666658" calcext:value-type="float">
            <text:p>1.53880366666658</text:p>
          </table:table-cell>
          <table:table-cell table:style-name="ce3" table:formula="of:=AVERAGE([.K7];[.K12];[.K17])" office:value-type="float" office:value="0.0145419999999679" calcext:value-type="float">
            <text:p>0.014541999999968</text:p>
          </table:table-cell>
          <table:table-cell table:style-name="ce3" table:formula="of:=AVERAGE([.L7];[.L12];[.L17])" office:value-type="float" office:value="0.0664833333334324" calcext:value-type="float">
            <text:p>0.066483333333432</text:p>
          </table:table-cell>
          <table:table-cell table:style-name="ce3" table:formula="of:=AVERAGE([.M7];[.M12];[.M17])" office:value-type="float" office:value="0" calcext:value-type="float">
            <text:p>0</text:p>
          </table:table-cell>
          <table:table-cell table:style-name="ce3" table:formula="of:=AVERAGE([.N7];[.N12];[.N17])" office:value-type="float" office:value="0" calcext:value-type="float">
            <text:p>0</text:p>
          </table:table-cell>
          <table:table-cell table:style-name="ce4" table:formula="of:=SUM([.C22:.N22])" office:value-type="float" office:value="161.69898321373" calcext:value-type="float">
            <text:p>161.69898321373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18:.C22])" office:value-type="float" office:value="0.553607333333191" calcext:value-type="float">
            <text:p>0.553607333333191</text:p>
          </table:table-cell>
          <table:table-cell table:style-name="ce1" table:formula="of:=SUM([.D18:.D22])" office:value-type="float" office:value="0.00796300000013162" calcext:value-type="float">
            <text:p>0.007963000000132</text:p>
          </table:table-cell>
          <table:table-cell table:style-name="ce1" table:formula="of:=SUM([.E18:.E22])" office:value-type="float" office:value="0.438034333333089" calcext:value-type="float">
            <text:p>0.438034333333089</text:p>
          </table:table-cell>
          <table:table-cell table:style-name="ce1" table:formula="of:=SUM([.F18:.F22])" office:value-type="float" office:value="63.3680005073547" calcext:value-type="float">
            <text:p>63.3680005073547</text:p>
          </table:table-cell>
          <table:table-cell table:style-name="ce1" table:formula="of:=SUM([.G18:.G22])" office:value-type="float" office:value="817.934066" calcext:value-type="float">
            <text:p>817.934066</text:p>
          </table:table-cell>
          <table:table-cell table:style-name="ce1" table:formula="of:=SUM([.H18:.H22])" office:value-type="float" office:value="0.0060253333332696" calcext:value-type="float">
            <text:p>0.00602533333327</text:p>
          </table:table-cell>
          <table:table-cell table:style-name="ce1" table:formula="of:=SUM([.I18:.I22])" office:value-type="float" office:value="82.6373920000001" calcext:value-type="float">
            <text:p>82.6373920000001</text:p>
          </table:table-cell>
          <table:table-cell table:style-name="ce1" table:formula="of:=SUM([.J18:.J22])" office:value-type="float" office:value="8.96155266666652" calcext:value-type="float">
            <text:p>8.96155266666652</text:p>
          </table:table-cell>
          <table:table-cell table:style-name="ce1" table:formula="of:=SUM([.K18:.K22])" office:value-type="float" office:value="0.0597699999998251" calcext:value-type="float">
            <text:p>0.059769999999825</text:p>
          </table:table-cell>
          <table:table-cell table:style-name="ce1" table:formula="of:=SUM([.L18:.L22])" office:value-type="float" office:value="0.324864666667016" calcext:value-type="float">
            <text:p>0.324864666667016</text:p>
          </table:table-cell>
          <table:table-cell table:style-name="ce1" table:formula="of:=SUM([.M18:.M22])" office:value-type="float" office:value="0" calcext:value-type="float">
            <text:p>0</text:p>
          </table:table-cell>
          <table:table-cell table:style-name="ce1" table:formula="of:=SUM([.N18:.N22])" office:value-type="float" office:value="0" calcext:value-type="float">
            <text:p>0</text:p>
          </table:table-cell>
          <table:table-cell table:style-name="ce1" table:formula="of:=SUM([.C23:.N23])" office:value-type="float" office:value="974.291275840688" calcext:value-type="float">
            <text:p>974.2912758406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_attr</text:p>
          </table:table-cell>
          <table:table-cell table:number-columns-repeated="102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35387000000264" calcext:value-type="float">
            <text:p>0.135387000000264</text:p>
          </table:table-cell>
          <table:table-cell office:value-type="float" office:value="0.00162899999986621" calcext:value-type="float">
            <text:p>0.001628999999866</text:p>
          </table:table-cell>
          <table:table-cell office:value-type="float" office:value="0.0666129999999612" calcext:value-type="float">
            <text:p>0.066612999999961</text:p>
          </table:table-cell>
          <table:table-cell office:value-type="float" office:value="12.5493187904358" calcext:value-type="float">
            <text:p>12.5493187904358</text:p>
          </table:table-cell>
          <table:table-cell office:value-type="float" office:value="167.3107" calcext:value-type="float">
            <text:p>167.3107</text:p>
          </table:table-cell>
          <table:table-cell office:value-type="float" office:value="0.00118199999997159" calcext:value-type="float">
            <text:p>0.001181999999972</text:p>
          </table:table-cell>
          <table:table-cell office:value-type="float" office:value="16.582351" calcext:value-type="float">
            <text:p>16.582351</text:p>
          </table:table-cell>
          <table:table-cell office:value-type="float" office:value="1.73187599999983" calcext:value-type="float">
            <text:p>1.73187599999983</text:p>
          </table:table-cell>
          <table:table-cell office:value-type="float" office:value="0.00982000000021799" calcext:value-type="float">
            <text:p>0.009820000000218</text:p>
          </table:table-cell>
          <table:table-cell office:value-type="float" office:value="0.0593140000000858" calcext:value-type="float">
            <text:p>0.0593140000000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3876999999993" calcext:value-type="float">
            <text:p>0.123876999999993</text:p>
          </table:table-cell>
          <table:table-cell office:value-type="float" office:value="0.00156999999990148" calcext:value-type="float">
            <text:p>0.001569999999901</text:p>
          </table:table-cell>
          <table:table-cell office:value-type="float" office:value="0.0916569999999411" calcext:value-type="float">
            <text:p>0.091656999999941</text:p>
          </table:table-cell>
          <table:table-cell office:value-type="float" office:value="22.806923866272" calcext:value-type="float">
            <text:p>22.806923866272</text:p>
          </table:table-cell>
          <table:table-cell office:value-type="float" office:value="307.323909" calcext:value-type="float">
            <text:p>307.323909</text:p>
          </table:table-cell>
          <table:table-cell office:value-type="float" office:value="0.00125600000001214" calcext:value-type="float">
            <text:p>0.001256000000012</text:p>
          </table:table-cell>
          <table:table-cell office:value-type="float" office:value="57.2411620000003" calcext:value-type="float">
            <text:p>57.2411620000003</text:p>
          </table:table-cell>
          <table:table-cell office:value-type="float" office:value="3.46833700000025" calcext:value-type="float">
            <text:p>3.46833700000025</text:p>
          </table:table-cell>
          <table:table-cell office:value-type="float" office:value="0.00960699999995995" calcext:value-type="float">
            <text:p>0.00960699999996</text:p>
          </table:table-cell>
          <table:table-cell office:value-type="float" office:value="0.175117000000228" calcext:value-type="float">
            <text:p>0.175117000000228</text:p>
          </table:table-cell>
          <table:table-cell office:value-type="float" office:value="0.0126289999998335" calcext:value-type="float">
            <text:p>0.01262899999983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15014999999858" calcext:value-type="float">
            <text:p>0.115014999999858</text:p>
          </table:table-cell>
          <table:table-cell office:value-type="float" office:value="0.000301000000035856" calcext:value-type="float">
            <text:p>0.000301000000036</text:p>
          </table:table-cell>
          <table:table-cell office:value-type="float" office:value="0.126784000000043" calcext:value-type="float">
            <text:p>0.126784000000043</text:p>
          </table:table-cell>
          <table:table-cell office:value-type="float" office:value="26.8487644195557" calcext:value-type="float">
            <text:p>26.8487644195557</text:p>
          </table:table-cell>
          <table:table-cell office:value-type="float" office:value="356.512502" calcext:value-type="float">
            <text:p>356.512502</text:p>
          </table:table-cell>
          <table:table-cell office:value-type="float" office:value="0.00126499999987573" calcext:value-type="float">
            <text:p>0.001264999999876</text:p>
          </table:table-cell>
          <table:table-cell office:value-type="float" office:value="60.5365849999998" calcext:value-type="float">
            <text:p>60.5365849999998</text:p>
          </table:table-cell>
          <table:table-cell office:value-type="float" office:value="4.10308600000008" calcext:value-type="float">
            <text:p>4.10308600000008</text:p>
          </table:table-cell>
          <table:table-cell office:value-type="float" office:value="0.00874500000008993" calcext:value-type="float">
            <text:p>0.00874500000009</text:p>
          </table:table-cell>
          <table:table-cell office:value-type="float" office:value="0.173299000000043" calcext:value-type="float">
            <text:p>0.173299000000043</text:p>
          </table:table-cell>
          <table:table-cell office:value-type="float" office:value="0.0185180000007676" calcext:value-type="float">
            <text:p>0.01851800000076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00177999999687" calcext:value-type="float">
            <text:p>0.100177999999687</text:p>
          </table:table-cell>
          <table:table-cell office:value-type="float" office:value="0.00161699999989651" calcext:value-type="float">
            <text:p>0.001616999999897</text:p>
          </table:table-cell>
          <table:table-cell office:value-type="float" office:value="0.152576000000408" calcext:value-type="float">
            <text:p>0.152576000000408</text:p>
          </table:table-cell>
          <table:table-cell office:value-type="float" office:value="33.99338722229" calcext:value-type="float">
            <text:p>33.99338722229</text:p>
          </table:table-cell>
          <table:table-cell office:value-type="float" office:value="426.815759" calcext:value-type="float">
            <text:p>426.815759</text:p>
          </table:table-cell>
          <table:table-cell office:value-type="float" office:value="0.00129999999990105" calcext:value-type="float">
            <text:p>0.001299999999901</text:p>
          </table:table-cell>
          <table:table-cell office:value-type="float" office:value="74.9237979999998" calcext:value-type="float">
            <text:p>74.9237979999998</text:p>
          </table:table-cell>
          <table:table-cell office:value-type="float" office:value="5.23349499999949" calcext:value-type="float">
            <text:p>5.23349499999949</text:p>
          </table:table-cell>
          <table:table-cell office:value-type="float" office:value="0.00935000000026776" calcext:value-type="float">
            <text:p>0.009350000000268</text:p>
          </table:table-cell>
          <table:table-cell office:value-type="float" office:value="0.275858000000881" calcext:value-type="float">
            <text:p>0.275858000000881</text:p>
          </table:table-cell>
          <table:table-cell office:value-type="float" office:value="0.0199539999994158" calcext:value-type="float">
            <text:p>0.01995399999941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19002999999793" calcext:value-type="float">
            <text:p>0.119002999999793</text:p>
          </table:table-cell>
          <table:table-cell office:value-type="float" office:value="0.00164500000028056" calcext:value-type="float">
            <text:p>0.001645000000281</text:p>
          </table:table-cell>
          <table:table-cell office:value-type="float" office:value="0.127917000000707" calcext:value-type="float">
            <text:p>0.127917000000707</text:p>
          </table:table-cell>
          <table:table-cell office:value-type="float" office:value="38.8566339015961" calcext:value-type="float">
            <text:p>38.8566339015961</text:p>
          </table:table-cell>
          <table:table-cell office:value-type="float" office:value="487.519072999999" calcext:value-type="float">
            <text:p>487.519072999999</text:p>
          </table:table-cell>
          <table:table-cell office:value-type="float" office:value="0.00125699999989592" calcext:value-type="float">
            <text:p>0.001256999999896</text:p>
          </table:table-cell>
          <table:table-cell office:value-type="float" office:value="90.8533929999994" calcext:value-type="float">
            <text:p>90.8533929999994</text:p>
          </table:table-cell>
          <table:table-cell office:value-type="float" office:value="5.91373099999964" calcext:value-type="float">
            <text:p>5.91373099999964</text:p>
          </table:table-cell>
          <table:table-cell office:value-type="float" office:value="0.00936899999942398" calcext:value-type="float">
            <text:p>0.009368999999424</text:p>
          </table:table-cell>
          <table:table-cell office:value-type="float" office:value="0.326132000001053" calcext:value-type="float">
            <text:p>0.326132000001053</text:p>
          </table:table-cell>
          <table:table-cell office:value-type="float" office:value="0.0244429999993372" calcext:value-type="float">
            <text:p>0.02444299999933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41530000000057" calcext:value-type="float">
            <text:p>0.094153000000006</text:p>
          </table:table-cell>
          <table:table-cell office:value-type="float" office:value="0.00162000000000262" calcext:value-type="float">
            <text:p>0.001620000000003</text:p>
          </table:table-cell>
          <table:table-cell office:value-type="float" office:value="0.099713999999949" calcext:value-type="float">
            <text:p>0.099713999999949</text:p>
          </table:table-cell>
          <table:table-cell office:value-type="float" office:value="12.5008265972137" calcext:value-type="float">
            <text:p>12.5008265972137</text:p>
          </table:table-cell>
          <table:table-cell office:value-type="float" office:value="167.104112999999" calcext:value-type="float">
            <text:p>167.104112999999</text:p>
          </table:table-cell>
          <table:table-cell office:value-type="float" office:value="0.00117899999986548" calcext:value-type="float">
            <text:p>0.001178999999865</text:p>
          </table:table-cell>
          <table:table-cell office:value-type="float" office:value="17.1902660000005" calcext:value-type="float">
            <text:p>17.1902660000005</text:p>
          </table:table-cell>
          <table:table-cell office:value-type="float" office:value="1.74130299999979" calcext:value-type="float">
            <text:p>1.74130299999979</text:p>
          </table:table-cell>
          <table:table-cell office:value-type="float" office:value="0.00941399999919668" calcext:value-type="float">
            <text:p>0.009413999999197</text:p>
          </table:table-cell>
          <table:table-cell office:value-type="float" office:value="0.0590229999997973" calcext:value-type="float">
            <text:p>0.0590229999997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0958019999998214" calcext:value-type="float">
            <text:p>0.095801999999821</text:p>
          </table:table-cell>
          <table:table-cell office:value-type="float" office:value="0.00156599999991158" calcext:value-type="float">
            <text:p>0.001565999999912</text:p>
          </table:table-cell>
          <table:table-cell office:value-type="float" office:value="0.159402000000227" calcext:value-type="float">
            <text:p>0.159402000000227</text:p>
          </table:table-cell>
          <table:table-cell office:value-type="float" office:value="24.5878884792328" calcext:value-type="float">
            <text:p>24.5878884792328</text:p>
          </table:table-cell>
          <table:table-cell office:value-type="float" office:value="305.907277" calcext:value-type="float">
            <text:p>305.907277</text:p>
          </table:table-cell>
          <table:table-cell office:value-type="float" office:value="0.00119500000073458" calcext:value-type="float">
            <text:p>0.001195000000735</text:p>
          </table:table-cell>
          <table:table-cell office:value-type="float" office:value="58.3578930000003" calcext:value-type="float">
            <text:p>58.3578930000003</text:p>
          </table:table-cell>
          <table:table-cell office:value-type="float" office:value="3.43267300000025" calcext:value-type="float">
            <text:p>3.43267300000025</text:p>
          </table:table-cell>
          <table:table-cell office:value-type="float" office:value="0.0087679999996908" calcext:value-type="float">
            <text:p>0.008767999999691</text:p>
          </table:table-cell>
          <table:table-cell office:value-type="float" office:value="0.138850000000275" calcext:value-type="float">
            <text:p>0.138850000000275</text:p>
          </table:table-cell>
          <table:table-cell office:value-type="float" office:value="0.0156219999998939" calcext:value-type="float">
            <text:p>0.01562199999989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01856000000225" calcext:value-type="float">
            <text:p>0.101856000000225</text:p>
          </table:table-cell>
          <table:table-cell office:value-type="float" office:value="0.0016219999997702" calcext:value-type="float">
            <text:p>0.00162199999977</text:p>
          </table:table-cell>
          <table:table-cell office:value-type="float" office:value="0.100845000000845" calcext:value-type="float">
            <text:p>0.100845000000845</text:p>
          </table:table-cell>
          <table:table-cell office:value-type="float" office:value="27.3139183521271" calcext:value-type="float">
            <text:p>27.3139183521271</text:p>
          </table:table-cell>
          <table:table-cell office:value-type="float" office:value="354.926845999999" calcext:value-type="float">
            <text:p>354.926845999999</text:p>
          </table:table-cell>
          <table:table-cell office:value-type="float" office:value="0.00121899999976449" calcext:value-type="float">
            <text:p>0.001218999999764</text:p>
          </table:table-cell>
          <table:table-cell office:value-type="float" office:value="60.4625619999997" calcext:value-type="float">
            <text:p>60.4625619999997</text:p>
          </table:table-cell>
          <table:table-cell office:value-type="float" office:value="4.08797899999991" calcext:value-type="float">
            <text:p>4.08797899999991</text:p>
          </table:table-cell>
          <table:table-cell office:value-type="float" office:value="0.00851700000021083" calcext:value-type="float">
            <text:p>0.008517000000211</text:p>
          </table:table-cell>
          <table:table-cell office:value-type="float" office:value="0.171927000001233" calcext:value-type="float">
            <text:p>0.171927000001233</text:p>
          </table:table-cell>
          <table:table-cell office:value-type="float" office:value="0.0178879999994024" calcext:value-type="float">
            <text:p>0.01788799999940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00666999999703" calcext:value-type="float">
            <text:p>0.100666999999703</text:p>
          </table:table-cell>
          <table:table-cell office:value-type="float" office:value="0.00108300000010786" calcext:value-type="float">
            <text:p>0.001083000000108</text:p>
          </table:table-cell>
          <table:table-cell office:value-type="float" office:value="0.10512000000017" calcext:value-type="float">
            <text:p>0.10512000000017</text:p>
          </table:table-cell>
          <table:table-cell office:value-type="float" office:value="32.421822309494" calcext:value-type="float">
            <text:p>32.421822309494</text:p>
          </table:table-cell>
          <table:table-cell office:value-type="float" office:value="425.679476" calcext:value-type="float">
            <text:p>425.679476</text:p>
          </table:table-cell>
          <table:table-cell office:value-type="float" office:value="0.00128900000072463" calcext:value-type="float">
            <text:p>0.001289000000725</text:p>
          </table:table-cell>
          <table:table-cell office:value-type="float" office:value="76.1337949999997" calcext:value-type="float">
            <text:p>76.1337949999997</text:p>
          </table:table-cell>
          <table:table-cell office:value-type="float" office:value="5.20693300000039" calcext:value-type="float">
            <text:p>5.20693300000039</text:p>
          </table:table-cell>
          <table:table-cell office:value-type="float" office:value="0.0102159999996729" calcext:value-type="float">
            <text:p>0.010215999999673</text:p>
          </table:table-cell>
          <table:table-cell office:value-type="float" office:value="0.316557000001012" calcext:value-type="float">
            <text:p>0.316557000001012</text:p>
          </table:table-cell>
          <table:table-cell office:value-type="float" office:value="0.038181999999324" calcext:value-type="float">
            <text:p>0.03818199999932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111797999999908" calcext:value-type="float">
            <text:p>0.111797999999908</text:p>
          </table:table-cell>
          <table:table-cell office:value-type="float" office:value="0.00163100000008853" calcext:value-type="float">
            <text:p>0.001631000000089</text:p>
          </table:table-cell>
          <table:table-cell office:value-type="float" office:value="0.127067999999781" calcext:value-type="float">
            <text:p>0.127067999999781</text:p>
          </table:table-cell>
          <table:table-cell office:value-type="float" office:value="38.8105895519257" calcext:value-type="float">
            <text:p>38.8105895519257</text:p>
          </table:table-cell>
          <table:table-cell office:value-type="float" office:value="486.089327000001" calcext:value-type="float">
            <text:p>486.089327000001</text:p>
          </table:table-cell>
          <table:table-cell office:value-type="float" office:value="0.00131499999952212" calcext:value-type="float">
            <text:p>0.001314999999522</text:p>
          </table:table-cell>
          <table:table-cell office:value-type="float" office:value="90.3728089999995" calcext:value-type="float">
            <text:p>90.3728089999995</text:p>
          </table:table-cell>
          <table:table-cell office:value-type="float" office:value="5.967118999999" calcext:value-type="float">
            <text:p>5.967118999999</text:p>
          </table:table-cell>
          <table:table-cell office:value-type="float" office:value="0.00977600000078382" calcext:value-type="float">
            <text:p>0.009776000000784</text:p>
          </table:table-cell>
          <table:table-cell office:value-type="float" office:value="0.31932599999891" calcext:value-type="float">
            <text:p>0.31932599999891</text:p>
          </table:table-cell>
          <table:table-cell office:value-type="float" office:value="0.0234340000006341" calcext:value-type="float">
            <text:p>0.02343400000063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01473000000624" calcext:value-type="float">
            <text:p>0.101473000000624</text:p>
          </table:table-cell>
          <table:table-cell office:value-type="float" office:value="0.00162799999998242" calcext:value-type="float">
            <text:p>0.001627999999982</text:p>
          </table:table-cell>
          <table:table-cell office:value-type="float" office:value="0.0756850000016129" calcext:value-type="float">
            <text:p>0.075685000001613</text:p>
          </table:table-cell>
          <table:table-cell office:value-type="float" office:value="12.3757517337799" calcext:value-type="float">
            <text:p>12.3757517337799</text:p>
          </table:table-cell>
          <table:table-cell office:value-type="float" office:value="168.538557" calcext:value-type="float">
            <text:p>168.538557</text:p>
          </table:table-cell>
          <table:table-cell office:value-type="float" office:value="0.0012380000007397" calcext:value-type="float">
            <text:p>0.00123800000074</text:p>
          </table:table-cell>
          <table:table-cell office:value-type="float" office:value="16.7221869999994" calcext:value-type="float">
            <text:p>16.7221869999994</text:p>
          </table:table-cell>
          <table:table-cell office:value-type="float" office:value="1.96706400000039" calcext:value-type="float">
            <text:p>1.96706400000039</text:p>
          </table:table-cell>
          <table:table-cell office:value-type="float" office:value="0.0148369999988063" calcext:value-type="float">
            <text:p>0.014836999998806</text:p>
          </table:table-cell>
          <table:table-cell office:value-type="float" office:value="0.08134599999903" calcext:value-type="float">
            <text:p>0.081345999999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998889999991661" calcext:value-type="float">
            <text:p>0.099888999999166</text:p>
          </table:table-cell>
          <table:table-cell office:value-type="float" office:value="0.00163199999951758" calcext:value-type="float">
            <text:p>0.001631999999518</text:p>
          </table:table-cell>
          <table:table-cell office:value-type="float" office:value="0.0934880000004341" calcext:value-type="float">
            <text:p>0.093488000000434</text:p>
          </table:table-cell>
          <table:table-cell office:value-type="float" office:value="21.5388793945313" calcext:value-type="float">
            <text:p>21.5388793945313</text:p>
          </table:table-cell>
          <table:table-cell office:value-type="float" office:value="306.547422" calcext:value-type="float">
            <text:p>306.547422</text:p>
          </table:table-cell>
          <table:table-cell office:value-type="float" office:value="0.00125800000023446" calcext:value-type="float">
            <text:p>0.001258000000234</text:p>
          </table:table-cell>
          <table:table-cell office:value-type="float" office:value="57.8915129999987" calcext:value-type="float">
            <text:p>57.8915129999987</text:p>
          </table:table-cell>
          <table:table-cell office:value-type="float" office:value="3.54414800000086" calcext:value-type="float">
            <text:p>3.54414800000086</text:p>
          </table:table-cell>
          <table:table-cell office:value-type="float" office:value="0.00882699999965553" calcext:value-type="float">
            <text:p>0.008826999999656</text:p>
          </table:table-cell>
          <table:table-cell office:value-type="float" office:value="0.179619999998977" calcext:value-type="float">
            <text:p>0.179619999998977</text:p>
          </table:table-cell>
          <table:table-cell office:value-type="float" office:value="0.0129800000013347" calcext:value-type="float">
            <text:p>0.01298000000133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0989709999994375" calcext:value-type="float">
            <text:p>0.098970999999438</text:p>
          </table:table-cell>
          <table:table-cell office:value-type="float" office:value="0.00157899999976507" calcext:value-type="float">
            <text:p>0.001578999999765</text:p>
          </table:table-cell>
          <table:table-cell office:value-type="float" office:value="0.10082500000135" calcext:value-type="float">
            <text:p>0.10082500000135</text:p>
          </table:table-cell>
          <table:table-cell office:value-type="float" office:value="26.0970513820648" calcext:value-type="float">
            <text:p>26.0970513820648</text:p>
          </table:table-cell>
          <table:table-cell office:value-type="float" office:value="355.581506999999" calcext:value-type="float">
            <text:p>355.581506999999</text:p>
          </table:table-cell>
          <table:table-cell office:value-type="float" office:value="0.00123299999904702" calcext:value-type="float">
            <text:p>0.001232999999047</text:p>
          </table:table-cell>
          <table:table-cell office:value-type="float" office:value="61.0277749999987" calcext:value-type="float">
            <text:p>61.0277749999987</text:p>
          </table:table-cell>
          <table:table-cell office:value-type="float" office:value="4.17764499999976" calcext:value-type="float">
            <text:p>4.17764499999976</text:p>
          </table:table-cell>
          <table:table-cell office:value-type="float" office:value="0.00776399999995192" calcext:value-type="float">
            <text:p>0.007763999999952</text:p>
          </table:table-cell>
          <table:table-cell office:value-type="float" office:value="0.179566999999224" calcext:value-type="float">
            <text:p>0.179566999999224</text:p>
          </table:table-cell>
          <table:table-cell office:value-type="float" office:value="0.0157290000006469" calcext:value-type="float">
            <text:p>0.01572900000064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01316999998744" calcext:value-type="float">
            <text:p>0.101316999998744</text:p>
          </table:table-cell>
          <table:table-cell office:value-type="float" office:value="0.00161699999989651" calcext:value-type="float">
            <text:p>0.001616999999897</text:p>
          </table:table-cell>
          <table:table-cell office:value-type="float" office:value="0.1157060000005" calcext:value-type="float">
            <text:p>0.1157060000005</text:p>
          </table:table-cell>
          <table:table-cell office:value-type="float" office:value="32.9382526874542" calcext:value-type="float">
            <text:p>32.9382526874542</text:p>
          </table:table-cell>
          <table:table-cell office:value-type="float" office:value="423.715799000001" calcext:value-type="float">
            <text:p>423.715799000001</text:p>
          </table:table-cell>
          <table:table-cell office:value-type="float" office:value="0.0012669999996433" calcext:value-type="float">
            <text:p>0.001266999999643</text:p>
          </table:table-cell>
          <table:table-cell office:value-type="float" office:value="74.5526880000016" calcext:value-type="float">
            <text:p>74.5526880000016</text:p>
          </table:table-cell>
          <table:table-cell office:value-type="float" office:value="5.15857400000095" calcext:value-type="float">
            <text:p>5.15857400000095</text:p>
          </table:table-cell>
          <table:table-cell office:value-type="float" office:value="0.0100080000011076" calcext:value-type="float">
            <text:p>0.010008000001108</text:p>
          </table:table-cell>
          <table:table-cell office:value-type="float" office:value="0.31003100000089" calcext:value-type="float">
            <text:p>0.31003100000089</text:p>
          </table:table-cell>
          <table:table-cell office:value-type="float" office:value="0.044369999999617" calcext:value-type="float">
            <text:p>0.04436999999961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01026999998794" calcext:value-type="float">
            <text:p>0.101026999998794</text:p>
          </table:table-cell>
          <table:table-cell office:value-type="float" office:value="0.00162699999964389" calcext:value-type="float">
            <text:p>0.001626999999644</text:p>
          </table:table-cell>
          <table:table-cell office:value-type="float" office:value="0.150270000000091" calcext:value-type="float">
            <text:p>0.150270000000091</text:p>
          </table:table-cell>
          <table:table-cell office:value-type="float" office:value="39.1239681243896" calcext:value-type="float">
            <text:p>39.1239681243896</text:p>
          </table:table-cell>
          <table:table-cell office:value-type="float" office:value="489.184155000001" calcext:value-type="float">
            <text:p>489.184155000001</text:p>
          </table:table-cell>
          <table:table-cell office:value-type="float" office:value="0.00129300000116928" calcext:value-type="float">
            <text:p>0.001293000001169</text:p>
          </table:table-cell>
          <table:table-cell office:value-type="float" office:value="90.3566570000003" calcext:value-type="float">
            <text:p>90.3566570000003</text:p>
          </table:table-cell>
          <table:table-cell office:value-type="float" office:value="6.08317100000022" calcext:value-type="float">
            <text:p>6.08317100000022</text:p>
          </table:table-cell>
          <table:table-cell office:value-type="float" office:value="0.00981399999909627" calcext:value-type="float">
            <text:p>0.009813999999096</text:p>
          </table:table-cell>
          <table:table-cell office:value-type="float" office:value="0.339488999999958" calcext:value-type="float">
            <text:p>0.339488999999958</text:p>
          </table:table-cell>
          <table:table-cell office:value-type="float" office:value="0.0312279999998282" calcext:value-type="float">
            <text:p>0.03122799999982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5];[.C30];[.C35])" office:value-type="float" office:value="0.110337666666965" calcext:value-type="float">
            <text:p>0.110337666666965</text:p>
          </table:table-cell>
          <table:table-cell table:style-name="ce3" table:formula="of:=AVERAGE([.D25];[.D30];[.D35])" office:value-type="float" office:value="0.00162566666661708" calcext:value-type="float">
            <text:p>0.001625666666617</text:p>
          </table:table-cell>
          <table:table-cell table:style-name="ce3" table:formula="of:=AVERAGE([.E25];[.E30];[.E35])" office:value-type="float" office:value="0.0806706666671744" calcext:value-type="float">
            <text:p>0.080670666667174</text:p>
          </table:table-cell>
          <table:table-cell table:style-name="ce3" table:formula="of:=AVERAGE([.F25];[.F30];[.F35])" office:value-type="float" office:value="12.4752990404765" calcext:value-type="float">
            <text:p>12.4752990404765</text:p>
          </table:table-cell>
          <table:table-cell table:style-name="ce3" table:formula="of:=AVERAGE([.G25];[.G30];[.G35])" office:value-type="float" office:value="167.651123333333" calcext:value-type="float">
            <text:p>167.651123333333</text:p>
          </table:table-cell>
          <table:table-cell table:style-name="ce3" table:formula="of:=AVERAGE([.H25];[.H30];[.H35])" office:value-type="float" office:value="0.00119966666685892" calcext:value-type="float">
            <text:p>0.001199666666859</text:p>
          </table:table-cell>
          <table:table-cell table:style-name="ce3" table:formula="of:=AVERAGE([.I25];[.I30];[.I35])" office:value-type="float" office:value="16.8316013333333" calcext:value-type="float">
            <text:p>16.8316013333333</text:p>
          </table:table-cell>
          <table:table-cell table:style-name="ce3" table:formula="of:=AVERAGE([.J25];[.J30];[.J35])" office:value-type="float" office:value="1.81341433333334" calcext:value-type="float">
            <text:p>1.81341433333334</text:p>
          </table:table-cell>
          <table:table-cell table:style-name="ce3" table:formula="of:=AVERAGE([.K25];[.K30];[.K35])" office:value-type="float" office:value="0.011356999999407" calcext:value-type="float">
            <text:p>0.011356999999407</text:p>
          </table:table-cell>
          <table:table-cell table:style-name="ce3" table:formula="of:=AVERAGE([.L25];[.L30];[.L35])" office:value-type="float" office:value="0.0665609999996377" calcext:value-type="float">
            <text:p>0.066560999999638</text:p>
          </table:table-cell>
          <table:table-cell table:style-name="ce3" table:formula="of:=AVERAGE([.M25];[.M30];[.M35])" office:value-type="float" office:value="0" calcext:value-type="float">
            <text:p>0</text:p>
          </table:table-cell>
          <table:table-cell table:style-name="ce3" table:formula="of:=AVERAGE([.N25];[.N30];[.N35])" office:value-type="float" office:value="0" calcext:value-type="float">
            <text:p>0</text:p>
          </table:table-cell>
          <table:table-cell table:style-name="ce4" table:formula="of:=SUM([.C40:.N40])" office:value-type="float" office:value="199.043189707143" calcext:value-type="float">
            <text:p>199.043189707143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6];[.C31];[.C36])" office:value-type="float" office:value="0.106522666666327" calcext:value-type="float">
            <text:p>0.106522666666327</text:p>
          </table:table-cell>
          <table:table-cell table:style-name="ce3" table:formula="of:=AVERAGE([.D26];[.D31];[.D36])" office:value-type="float" office:value="0.00158933333311021" calcext:value-type="float">
            <text:p>0.00158933333311</text:p>
          </table:table-cell>
          <table:table-cell table:style-name="ce3" table:formula="of:=AVERAGE([.E26];[.E31];[.E36])" office:value-type="float" office:value="0.114849000000201" calcext:value-type="float">
            <text:p>0.114849000000201</text:p>
          </table:table-cell>
          <table:table-cell table:style-name="ce3" table:formula="of:=AVERAGE([.F26];[.F31];[.F36])" office:value-type="float" office:value="22.9778972466787" calcext:value-type="float">
            <text:p>22.9778972466787</text:p>
          </table:table-cell>
          <table:table-cell table:style-name="ce3" table:formula="of:=AVERAGE([.G26];[.G31];[.G36])" office:value-type="float" office:value="306.592869333333" calcext:value-type="float">
            <text:p>306.592869333333</text:p>
          </table:table-cell>
          <table:table-cell table:style-name="ce3" table:formula="of:=AVERAGE([.H26];[.H31];[.H36])" office:value-type="float" office:value="0.00123633333366039" calcext:value-type="float">
            <text:p>0.00123633333366</text:p>
          </table:table-cell>
          <table:table-cell table:style-name="ce3" table:formula="of:=AVERAGE([.I26];[.I31];[.I36])" office:value-type="float" office:value="57.8301893333331" calcext:value-type="float">
            <text:p>57.8301893333331</text:p>
          </table:table-cell>
          <table:table-cell table:style-name="ce3" table:formula="of:=AVERAGE([.J26];[.J31];[.J36])" office:value-type="float" office:value="3.48171933333379" calcext:value-type="float">
            <text:p>3.48171933333379</text:p>
          </table:table-cell>
          <table:table-cell table:style-name="ce3" table:formula="of:=AVERAGE([.K26];[.K31];[.K36])" office:value-type="float" office:value="0.00906733333310209" calcext:value-type="float">
            <text:p>0.009067333333102</text:p>
          </table:table-cell>
          <table:table-cell table:style-name="ce3" table:formula="of:=AVERAGE([.L26];[.L31];[.L36])" office:value-type="float" office:value="0.164528999999827" calcext:value-type="float">
            <text:p>0.164528999999827</text:p>
          </table:table-cell>
          <table:table-cell table:style-name="ce3" table:formula="of:=AVERAGE([.M26];[.M31];[.M36])" office:value-type="float" office:value="0.0137436666670207" calcext:value-type="float">
            <text:p>0.013743666667021</text:p>
          </table:table-cell>
          <table:table-cell table:style-name="ce3" table:formula="of:=AVERAGE([.N26];[.N31];[.N36])" office:value-type="float" office:value="0" calcext:value-type="float">
            <text:p>0</text:p>
          </table:table-cell>
          <table:table-cell table:style-name="ce4" table:formula="of:=SUM([.C41:.N41])" office:value-type="float" office:value="391.294212580012" calcext:value-type="float">
            <text:p>391.294212580012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7];[.C32];[.C37])" office:value-type="float" office:value="0.105280666666507" calcext:value-type="float">
            <text:p>0.105280666666507</text:p>
          </table:table-cell>
          <table:table-cell table:style-name="ce3" table:formula="of:=AVERAGE([.D27];[.D32];[.D37])" office:value-type="float" office:value="0.00116733333319038" calcext:value-type="float">
            <text:p>0.00116733333319</text:p>
          </table:table-cell>
          <table:table-cell table:style-name="ce3" table:formula="of:=AVERAGE([.E27];[.E32];[.E37])" office:value-type="float" office:value="0.109484666667413" calcext:value-type="float">
            <text:p>0.109484666667413</text:p>
          </table:table-cell>
          <table:table-cell table:style-name="ce3" table:formula="of:=AVERAGE([.F27];[.F32];[.F37])" office:value-type="float" office:value="26.7532447179159" calcext:value-type="float">
            <text:p>26.7532447179159</text:p>
          </table:table-cell>
          <table:table-cell table:style-name="ce3" table:formula="of:=AVERAGE([.G27];[.G32];[.G37])" office:value-type="float" office:value="355.673618333333" calcext:value-type="float">
            <text:p>355.673618333333</text:p>
          </table:table-cell>
          <table:table-cell table:style-name="ce3" table:formula="of:=AVERAGE([.H27];[.H32];[.H37])" office:value-type="float" office:value="0.00123899999956241" calcext:value-type="float">
            <text:p>0.001238999999562</text:p>
          </table:table-cell>
          <table:table-cell table:style-name="ce3" table:formula="of:=AVERAGE([.I27];[.I32];[.I37])" office:value-type="float" office:value="60.6756406666661" calcext:value-type="float">
            <text:p>60.6756406666661</text:p>
          </table:table-cell>
          <table:table-cell table:style-name="ce3" table:formula="of:=AVERAGE([.J27];[.J32];[.J37])" office:value-type="float" office:value="4.12290333333325" calcext:value-type="float">
            <text:p>4.12290333333325</text:p>
          </table:table-cell>
          <table:table-cell table:style-name="ce3" table:formula="of:=AVERAGE([.K27];[.K32];[.K37])" office:value-type="float" office:value="0.00834200000008423" calcext:value-type="float">
            <text:p>0.008342000000084</text:p>
          </table:table-cell>
          <table:table-cell table:style-name="ce3" table:formula="of:=AVERAGE([.L27];[.L32];[.L37])" office:value-type="float" office:value="0.174931000000167" calcext:value-type="float">
            <text:p>0.174931000000167</text:p>
          </table:table-cell>
          <table:table-cell table:style-name="ce3" table:formula="of:=AVERAGE([.M27];[.M32];[.M37])" office:value-type="float" office:value="0.0173783333336056" calcext:value-type="float">
            <text:p>0.017378333333606</text:p>
          </table:table-cell>
          <table:table-cell table:style-name="ce3" table:formula="of:=AVERAGE([.N27];[.N32];[.N37])" office:value-type="float" office:value="0" calcext:value-type="float">
            <text:p>0</text:p>
          </table:table-cell>
          <table:table-cell table:style-name="ce4" table:formula="of:=SUM([.C42:.N42])" office:value-type="float" office:value="447.643230051248" calcext:value-type="float">
            <text:p>447.64323005124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8];[.C33];[.C38])" office:value-type="float" office:value="0.100720666666045" calcext:value-type="float">
            <text:p>0.100720666666045</text:p>
          </table:table-cell>
          <table:table-cell table:style-name="ce3" table:formula="of:=AVERAGE([.D28];[.D33];[.D38])" office:value-type="float" office:value="0.00143899999996696" calcext:value-type="float">
            <text:p>0.001438999999967</text:p>
          </table:table-cell>
          <table:table-cell table:style-name="ce3" table:formula="of:=AVERAGE([.E28];[.E33];[.E38])" office:value-type="float" office:value="0.124467333333693" calcext:value-type="float">
            <text:p>0.124467333333693</text:p>
          </table:table-cell>
          <table:table-cell table:style-name="ce3" table:formula="of:=AVERAGE([.F28];[.F33];[.F38])" office:value-type="float" office:value="33.1178207397461" calcext:value-type="float">
            <text:p>33.1178207397461</text:p>
          </table:table-cell>
          <table:table-cell table:style-name="ce3" table:formula="of:=AVERAGE([.G28];[.G33];[.G38])" office:value-type="float" office:value="425.403678" calcext:value-type="float">
            <text:p>425.403678</text:p>
          </table:table-cell>
          <table:table-cell table:style-name="ce3" table:formula="of:=AVERAGE([.H28];[.H33];[.H38])" office:value-type="float" office:value="0.00128533333342299" calcext:value-type="float">
            <text:p>0.001285333333423</text:p>
          </table:table-cell>
          <table:table-cell table:style-name="ce3" table:formula="of:=AVERAGE([.I28];[.I33];[.I38])" office:value-type="float" office:value="75.2034270000004" calcext:value-type="float">
            <text:p>75.2034270000004</text:p>
          </table:table-cell>
          <table:table-cell table:style-name="ce3" table:formula="of:=AVERAGE([.J28];[.J33];[.J38])" office:value-type="float" office:value="5.19966733333361" calcext:value-type="float">
            <text:p>5.19966733333361</text:p>
          </table:table-cell>
          <table:table-cell table:style-name="ce3" table:formula="of:=AVERAGE([.K28];[.K33];[.K38])" office:value-type="float" office:value="0.00985800000034942" calcext:value-type="float">
            <text:p>0.009858000000349</text:p>
          </table:table-cell>
          <table:table-cell table:style-name="ce3" table:formula="of:=AVERAGE([.L28];[.L33];[.L38])" office:value-type="float" office:value="0.300815333334261" calcext:value-type="float">
            <text:p>0.300815333334261</text:p>
          </table:table-cell>
          <table:table-cell table:style-name="ce3" table:formula="of:=AVERAGE([.M28];[.M33];[.M38])" office:value-type="float" office:value="0.0341686666661189" calcext:value-type="float">
            <text:p>0.034168666666119</text:p>
          </table:table-cell>
          <table:table-cell table:style-name="ce3" table:formula="of:=AVERAGE([.N28];[.N33];[.N38])" office:value-type="float" office:value="0" calcext:value-type="float">
            <text:p>0</text:p>
          </table:table-cell>
          <table:table-cell table:style-name="ce4" table:formula="of:=SUM([.C43:.N43])" office:value-type="float" office:value="539.497347406414" calcext:value-type="float">
            <text:p>539.497347406414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9];[.C34];[.C39])" office:value-type="float" office:value="0.110609333332832" calcext:value-type="float">
            <text:p>0.110609333332832</text:p>
          </table:table-cell>
          <table:table-cell table:style-name="ce3" table:formula="of:=AVERAGE([.D29];[.D34];[.D39])" office:value-type="float" office:value="0.00163433333333766" calcext:value-type="float">
            <text:p>0.001634333333338</text:p>
          </table:table-cell>
          <table:table-cell table:style-name="ce3" table:formula="of:=AVERAGE([.E29];[.E34];[.E39])" office:value-type="float" office:value="0.135085000000193" calcext:value-type="float">
            <text:p>0.135085000000193</text:p>
          </table:table-cell>
          <table:table-cell table:style-name="ce3" table:formula="of:=AVERAGE([.F29];[.F34];[.F39])" office:value-type="float" office:value="38.9303971926371" calcext:value-type="float">
            <text:p>38.9303971926371</text:p>
          </table:table-cell>
          <table:table-cell table:style-name="ce3" table:formula="of:=AVERAGE([.G29];[.G34];[.G39])" office:value-type="float" office:value="487.597518333334" calcext:value-type="float">
            <text:p>487.597518333334</text:p>
          </table:table-cell>
          <table:table-cell table:style-name="ce3" table:formula="of:=AVERAGE([.H29];[.H34];[.H39])" office:value-type="float" office:value="0.00128833333352911" calcext:value-type="float">
            <text:p>0.001288333333529</text:p>
          </table:table-cell>
          <table:table-cell table:style-name="ce3" table:formula="of:=AVERAGE([.I29];[.I34];[.I39])" office:value-type="float" office:value="90.5276196666664" calcext:value-type="float">
            <text:p>90.5276196666664</text:p>
          </table:table-cell>
          <table:table-cell table:style-name="ce3" table:formula="of:=AVERAGE([.J29];[.J34];[.J39])" office:value-type="float" office:value="5.98800699999962" calcext:value-type="float">
            <text:p>5.98800699999962</text:p>
          </table:table-cell>
          <table:table-cell table:style-name="ce3" table:formula="of:=AVERAGE([.K29];[.K34];[.K39])" office:value-type="float" office:value="0.00965299999976802" calcext:value-type="float">
            <text:p>0.009652999999768</text:p>
          </table:table-cell>
          <table:table-cell table:style-name="ce3" table:formula="of:=AVERAGE([.L29];[.L34];[.L39])" office:value-type="float" office:value="0.32831566666664" calcext:value-type="float">
            <text:p>0.32831566666664</text:p>
          </table:table-cell>
          <table:table-cell table:style-name="ce3" table:formula="of:=AVERAGE([.M29];[.M34];[.M39])" office:value-type="float" office:value="0.0263683333332665" calcext:value-type="float">
            <text:p>0.026368333333267</text:p>
          </table:table-cell>
          <table:table-cell table:style-name="ce3" table:formula="of:=AVERAGE([.N29];[.N34];[.N39])" office:value-type="float" office:value="0" calcext:value-type="float">
            <text:p>0</text:p>
          </table:table-cell>
          <table:table-cell table:style-name="ce4" table:formula="of:=SUM([.C44:.N44])" office:value-type="float" office:value="623.656496192636" calcext:value-type="float">
            <text:p>623.656496192636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40:.C44])" office:value-type="float" office:value="0.533470999998675" calcext:value-type="float">
            <text:p>0.533470999998675</text:p>
          </table:table-cell>
          <table:table-cell table:style-name="ce1" table:formula="of:=SUM([.D40:.D44])" office:value-type="float" office:value="0.00745566666622229" calcext:value-type="float">
            <text:p>0.007455666666222</text:p>
          </table:table-cell>
          <table:table-cell table:style-name="ce1" table:formula="of:=SUM([.E40:.E44])" office:value-type="float" office:value="0.564556666668674" calcext:value-type="float">
            <text:p>0.564556666668674</text:p>
          </table:table-cell>
          <table:table-cell table:style-name="ce1" table:formula="of:=SUM([.F40:.F44])" office:value-type="float" office:value="134.254658937454" calcext:value-type="float">
            <text:p>134.254658937454</text:p>
          </table:table-cell>
          <table:table-cell table:style-name="ce1" table:formula="of:=SUM([.G40:.G44])" office:value-type="float" office:value="1742.91880733333" calcext:value-type="float">
            <text:p>1742.91880733333</text:p>
          </table:table-cell>
          <table:table-cell table:style-name="ce1" table:formula="of:=SUM([.H40:.H44])" office:value-type="float" office:value="0.00624866666703383" calcext:value-type="float">
            <text:p>0.006248666667034</text:p>
          </table:table-cell>
          <table:table-cell table:style-name="ce1" table:formula="of:=SUM([.I40:.I44])" office:value-type="float" office:value="301.068477999999" calcext:value-type="float">
            <text:p>301.068477999999</text:p>
          </table:table-cell>
          <table:table-cell table:style-name="ce1" table:formula="of:=SUM([.J40:.J44])" office:value-type="float" office:value="20.6057113333336" calcext:value-type="float">
            <text:p>20.6057113333336</text:p>
          </table:table-cell>
          <table:table-cell table:style-name="ce1" table:formula="of:=SUM([.K40:.K44])" office:value-type="float" office:value="0.0482773333327107" calcext:value-type="float">
            <text:p>0.048277333332711</text:p>
          </table:table-cell>
          <table:table-cell table:style-name="ce1" table:formula="of:=SUM([.L40:.L44])" office:value-type="float" office:value="1.03515200000053" calcext:value-type="float">
            <text:p>1.03515200000053</text:p>
          </table:table-cell>
          <table:table-cell table:style-name="ce1" table:formula="of:=SUM([.M40:.M44])" office:value-type="float" office:value="0.0916590000000118" calcext:value-type="float">
            <text:p>0.091659000000012</text:p>
          </table:table-cell>
          <table:table-cell table:style-name="ce1" table:formula="of:=SUM([.N40:.N44])" office:value-type="float" office:value="0" calcext:value-type="float">
            <text:p>0</text:p>
          </table:table-cell>
          <table:table-cell table:style-name="ce1" table:formula="of:=SUM([.C45:.N45])" office:value-type="float" office:value="2201.13447593745" calcext:value-type="float">
            <text:p>2201.134475937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_attr</text:p>
          </table:table-cell>
          <table:table-cell table:number-columns-repeated="102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01590999998734" calcext:value-type="float">
            <text:p>0.101590999998734</text:p>
          </table:table-cell>
          <table:table-cell office:value-type="float" office:value="0.00154699999984587" calcext:value-type="float">
            <text:p>0.001546999999846</text:p>
          </table:table-cell>
          <table:table-cell office:value-type="float" office:value="0.0949469999995927" calcext:value-type="float">
            <text:p>0.094946999999593</text:p>
          </table:table-cell>
          <table:table-cell office:value-type="float" office:value="12.0607767105103" calcext:value-type="float">
            <text:p>12.0607767105103</text:p>
          </table:table-cell>
          <table:table-cell office:value-type="float" office:value="168.937464999999" calcext:value-type="float">
            <text:p>168.937464999999</text:p>
          </table:table-cell>
          <table:table-cell office:value-type="float" office:value="0.00125999999909254" calcext:value-type="float">
            <text:p>0.001259999999093</text:p>
          </table:table-cell>
          <table:table-cell office:value-type="float" office:value="16.9327440000016" calcext:value-type="float">
            <text:p>16.9327440000016</text:p>
          </table:table-cell>
          <table:table-cell office:value-type="float" office:value="1.70806300000004" calcext:value-type="float">
            <text:p>1.70806300000004</text:p>
          </table:table-cell>
          <table:table-cell office:value-type="float" office:value="0.00814899999932095" calcext:value-type="float">
            <text:p>0.008148999999321</text:p>
          </table:table-cell>
          <table:table-cell office:value-type="float" office:value="0.0642319999988104" calcext:value-type="float">
            <text:p>0.06423199999881</text:p>
          </table:table-cell>
          <table:table-cell office:value-type="float" office:value="0" calcext:value-type="float">
            <text:p>0</text:p>
          </table:table-cell>
          <table:table-cell office:value-type="float" office:value="0.0270830000008573" calcext:value-type="float">
            <text:p>0.027083000000857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19840999999724" calcext:value-type="float">
            <text:p>0.119840999999724</text:p>
          </table:table-cell>
          <table:table-cell office:value-type="float" office:value="0.00155499999891617" calcext:value-type="float">
            <text:p>0.001554999998916</text:p>
          </table:table-cell>
          <table:table-cell office:value-type="float" office:value="0.0754120000001421" calcext:value-type="float">
            <text:p>0.075412000000142</text:p>
          </table:table-cell>
          <table:table-cell office:value-type="float" office:value="21.9175627231598" calcext:value-type="float">
            <text:p>21.9175627231598</text:p>
          </table:table-cell>
          <table:table-cell office:value-type="float" office:value="286.953748" calcext:value-type="float">
            <text:p>286.953748</text:p>
          </table:table-cell>
          <table:table-cell office:value-type="float" office:value="0.001259000000573" calcext:value-type="float">
            <text:p>0.001259000000573</text:p>
          </table:table-cell>
          <table:table-cell office:value-type="float" office:value="55.4211270000014" calcext:value-type="float">
            <text:p>55.4211270000014</text:p>
          </table:table-cell>
          <table:table-cell office:value-type="float" office:value="3.1371479999998" calcext:value-type="float">
            <text:p>3.1371479999998</text:p>
          </table:table-cell>
          <table:table-cell office:value-type="float" office:value="0.0101059999997233" calcext:value-type="float">
            <text:p>0.010105999999723</text:p>
          </table:table-cell>
          <table:table-cell office:value-type="float" office:value="0.0548330000001443" calcext:value-type="float">
            <text:p>0.054833000000144</text:p>
          </table:table-cell>
          <table:table-cell office:value-type="float" office:value="0" calcext:value-type="float">
            <text:p>0</text:p>
          </table:table-cell>
          <table:table-cell office:value-type="float" office:value="0.0487080000002607" calcext:value-type="float">
            <text:p>0.048708000000261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03352000000086" calcext:value-type="float">
            <text:p>0.103352000000086</text:p>
          </table:table-cell>
          <table:table-cell office:value-type="float" office:value="0.00162900000032096" calcext:value-type="float">
            <text:p>0.001629000000321</text:p>
          </table:table-cell>
          <table:table-cell office:value-type="float" office:value="0.0756789999995817" calcext:value-type="float">
            <text:p>0.075678999999582</text:p>
          </table:table-cell>
          <table:table-cell office:value-type="float" office:value="23.2603073120117" calcext:value-type="float">
            <text:p>23.2603073120117</text:p>
          </table:table-cell>
          <table:table-cell office:value-type="float" office:value="305.136043999999" calcext:value-type="float">
            <text:p>305.136043999999</text:p>
          </table:table-cell>
          <table:table-cell office:value-type="float" office:value="0.00121599999874888" calcext:value-type="float">
            <text:p>0.001215999998749</text:p>
          </table:table-cell>
          <table:table-cell office:value-type="float" office:value="61.2850249999992" calcext:value-type="float">
            <text:p>61.2850249999992</text:p>
          </table:table-cell>
          <table:table-cell office:value-type="float" office:value="3.54021300000022" calcext:value-type="float">
            <text:p>3.54021300000022</text:p>
          </table:table-cell>
          <table:table-cell office:value-type="float" office:value="0.0102370000004157" calcext:value-type="float">
            <text:p>0.010237000000416</text:p>
          </table:table-cell>
          <table:table-cell office:value-type="float" office:value="0.0586849999999686" calcext:value-type="float">
            <text:p>0.058684999999969</text:p>
          </table:table-cell>
          <table:table-cell office:value-type="float" office:value="0" calcext:value-type="float">
            <text:p>0</text:p>
          </table:table-cell>
          <table:table-cell office:value-type="float" office:value="0.0726770000001125" calcext:value-type="float">
            <text:p>0.072677000000113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995430000002671" calcext:value-type="float">
            <text:p>0.099543000000267</text:p>
          </table:table-cell>
          <table:table-cell office:value-type="float" office:value="0.00157599999874947" calcext:value-type="float">
            <text:p>0.001575999998749</text:p>
          </table:table-cell>
          <table:table-cell office:value-type="float" office:value="0.126754000000801" calcext:value-type="float">
            <text:p>0.126754000000801</text:p>
          </table:table-cell>
          <table:table-cell office:value-type="float" office:value="24.5963740348816" calcext:value-type="float">
            <text:p>24.5963740348816</text:p>
          </table:table-cell>
          <table:table-cell office:value-type="float" office:value="314.047699000001" calcext:value-type="float">
            <text:p>314.047699000001</text:p>
          </table:table-cell>
          <table:table-cell office:value-type="float" office:value="0.00126099999943108" calcext:value-type="float">
            <text:p>0.001260999999431</text:p>
          </table:table-cell>
          <table:table-cell office:value-type="float" office:value="60.9028070000004" calcext:value-type="float">
            <text:p>60.9028070000004</text:p>
          </table:table-cell>
          <table:table-cell office:value-type="float" office:value="3.61755000000085" calcext:value-type="float">
            <text:p>3.61755000000085</text:p>
          </table:table-cell>
          <table:table-cell office:value-type="float" office:value="0.0110079999994923" calcext:value-type="float">
            <text:p>0.011007999999492</text:p>
          </table:table-cell>
          <table:table-cell office:value-type="float" office:value="0.0931739999996353" calcext:value-type="float">
            <text:p>0.093173999999635</text:p>
          </table:table-cell>
          <table:table-cell office:value-type="float" office:value="0" calcext:value-type="float">
            <text:p>0</text:p>
          </table:table-cell>
          <table:table-cell office:value-type="float" office:value="0.0894800000005489" calcext:value-type="float">
            <text:p>0.089480000000549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03833999999551" calcext:value-type="float">
            <text:p>0.103833999999551</text:p>
          </table:table-cell>
          <table:table-cell office:value-type="float" office:value="0.00162700000146288" calcext:value-type="float">
            <text:p>0.001627000001463</text:p>
          </table:table-cell>
          <table:table-cell office:value-type="float" office:value="0.0795869999983552" calcext:value-type="float">
            <text:p>0.079586999998355</text:p>
          </table:table-cell>
          <table:table-cell office:value-type="float" office:value="25.0312306880951" calcext:value-type="float">
            <text:p>25.0312306880951</text:p>
          </table:table-cell>
          <table:table-cell office:value-type="float" office:value="323.380607000001" calcext:value-type="float">
            <text:p>323.380607000001</text:p>
          </table:table-cell>
          <table:table-cell office:value-type="float" office:value="0.00125699999989592" calcext:value-type="float">
            <text:p>0.001256999999896</text:p>
          </table:table-cell>
          <table:table-cell office:value-type="float" office:value="62.7300940000005" calcext:value-type="float">
            <text:p>62.7300940000005</text:p>
          </table:table-cell>
          <table:table-cell office:value-type="float" office:value="3.59889199999998" calcext:value-type="float">
            <text:p>3.59889199999998</text:p>
          </table:table-cell>
          <table:table-cell office:value-type="float" office:value="0.00945500000125321" calcext:value-type="float">
            <text:p>0.009455000001253</text:p>
          </table:table-cell>
          <table:table-cell office:value-type="float" office:value="0.0901450000001205" calcext:value-type="float">
            <text:p>0.090145000000121</text:p>
          </table:table-cell>
          <table:table-cell office:value-type="float" office:value="0" calcext:value-type="float">
            <text:p>0</text:p>
          </table:table-cell>
          <table:table-cell office:value-type="float" office:value="0.110072999999829" calcext:value-type="float">
            <text:p>0.110072999999829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1573000000135" calcext:value-type="float">
            <text:p>0.111573000000135</text:p>
          </table:table-cell>
          <table:table-cell office:value-type="float" office:value="0.00162200000158919" calcext:value-type="float">
            <text:p>0.001622000001589</text:p>
          </table:table-cell>
          <table:table-cell office:value-type="float" office:value="0.073884999999791" calcext:value-type="float">
            <text:p>0.073884999999791</text:p>
          </table:table-cell>
          <table:table-cell office:value-type="float" office:value="13.3394818305969" calcext:value-type="float">
            <text:p>13.3394818305969</text:p>
          </table:table-cell>
          <table:table-cell office:value-type="float" office:value="167.407911" calcext:value-type="float">
            <text:p>167.407911</text:p>
          </table:table-cell>
          <table:table-cell office:value-type="float" office:value="0.00118899999870337" calcext:value-type="float">
            <text:p>0.001188999998703</text:p>
          </table:table-cell>
          <table:table-cell office:value-type="float" office:value="16.8112249999995" calcext:value-type="float">
            <text:p>16.8112249999995</text:p>
          </table:table-cell>
          <table:table-cell office:value-type="float" office:value="1.79652600000009" calcext:value-type="float">
            <text:p>1.79652600000009</text:p>
          </table:table-cell>
          <table:table-cell office:value-type="float" office:value="0.00834599999870989" calcext:value-type="float">
            <text:p>0.00834599999871</text:p>
          </table:table-cell>
          <table:table-cell office:value-type="float" office:value="0.0823160000018106" calcext:value-type="float">
            <text:p>0.082316000001811</text:p>
          </table:table-cell>
          <table:table-cell office:value-type="float" office:value="0" calcext:value-type="float">
            <text:p>0</text:p>
          </table:table-cell>
          <table:table-cell office:value-type="float" office:value="0.0282439999991766" calcext:value-type="float">
            <text:p>0.028243999999177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00354000000152" calcext:value-type="float">
            <text:p>0.100354000000152</text:p>
          </table:table-cell>
          <table:table-cell office:value-type="float" office:value="0.00156699999934062" calcext:value-type="float">
            <text:p>0.001566999999341</text:p>
          </table:table-cell>
          <table:table-cell office:value-type="float" office:value="0.114192000000912" calcext:value-type="float">
            <text:p>0.114192000000912</text:p>
          </table:table-cell>
          <table:table-cell office:value-type="float" office:value="22.0677607059479" calcext:value-type="float">
            <text:p>22.0677607059479</text:p>
          </table:table-cell>
          <table:table-cell office:value-type="float" office:value="285.830271999999" calcext:value-type="float">
            <text:p>285.830271999999</text:p>
          </table:table-cell>
          <table:table-cell office:value-type="float" office:value="0.00126000000091153" calcext:value-type="float">
            <text:p>0.001260000000912</text:p>
          </table:table-cell>
          <table:table-cell office:value-type="float" office:value="55.043388" calcext:value-type="float">
            <text:p>55.043388</text:p>
          </table:table-cell>
          <table:table-cell office:value-type="float" office:value="3.13452200000029" calcext:value-type="float">
            <text:p>3.13452200000029</text:p>
          </table:table-cell>
          <table:table-cell office:value-type="float" office:value="0.0220599999993283" calcext:value-type="float">
            <text:p>0.022059999999328</text:p>
          </table:table-cell>
          <table:table-cell office:value-type="float" office:value="0.0758729999997741" calcext:value-type="float">
            <text:p>0.075872999999774</text:p>
          </table:table-cell>
          <table:table-cell office:value-type="float" office:value="0" calcext:value-type="float">
            <text:p>0</text:p>
          </table:table-cell>
          <table:table-cell office:value-type="float" office:value="0.047868000001472" calcext:value-type="float">
            <text:p>0.047868000001472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02539999999863" calcext:value-type="float">
            <text:p>0.102539999999863</text:p>
          </table:table-cell>
          <table:table-cell office:value-type="float" office:value="0.00157799999942654" calcext:value-type="float">
            <text:p>0.001577999999427</text:p>
          </table:table-cell>
          <table:table-cell office:value-type="float" office:value="0.0765850000007049" calcext:value-type="float">
            <text:p>0.076585000000705</text:p>
          </table:table-cell>
          <table:table-cell office:value-type="float" office:value="22.5731723308563" calcext:value-type="float">
            <text:p>22.5731723308563</text:p>
          </table:table-cell>
          <table:table-cell office:value-type="float" office:value="308.379400999998" calcext:value-type="float">
            <text:p>308.379400999998</text:p>
          </table:table-cell>
          <table:table-cell office:value-type="float" office:value="0.0012060000008205" calcext:value-type="float">
            <text:p>0.001206000000821</text:p>
          </table:table-cell>
          <table:table-cell office:value-type="float" office:value="61.7455200000004" calcext:value-type="float">
            <text:p>61.7455200000004</text:p>
          </table:table-cell>
          <table:table-cell office:value-type="float" office:value="3.51649399999951" calcext:value-type="float">
            <text:p>3.51649399999951</text:p>
          </table:table-cell>
          <table:table-cell office:value-type="float" office:value="0.01012400000036" calcext:value-type="float">
            <text:p>0.01012400000036</text:p>
          </table:table-cell>
          <table:table-cell office:value-type="float" office:value="0.0523560000001453" calcext:value-type="float">
            <text:p>0.052356000000145</text:p>
          </table:table-cell>
          <table:table-cell office:value-type="float" office:value="0" calcext:value-type="float">
            <text:p>0</text:p>
          </table:table-cell>
          <table:table-cell office:value-type="float" office:value="0.0688200000004144" calcext:value-type="float">
            <text:p>0.068820000000414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9608000000881" calcext:value-type="float">
            <text:p>0.119608000000881</text:p>
          </table:table-cell>
          <table:table-cell office:value-type="float" office:value="0.00156299999980547" calcext:value-type="float">
            <text:p>0.001562999999805</text:p>
          </table:table-cell>
          <table:table-cell office:value-type="float" office:value="0.0834439999998722" calcext:value-type="float">
            <text:p>0.083443999999872</text:p>
          </table:table-cell>
          <table:table-cell office:value-type="float" office:value="23.9358878135681" calcext:value-type="float">
            <text:p>23.9358878135681</text:p>
          </table:table-cell>
          <table:table-cell office:value-type="float" office:value="312.643328" calcext:value-type="float">
            <text:p>312.643328</text:p>
          </table:table-cell>
          <table:table-cell office:value-type="float" office:value="0.00125200000002224" calcext:value-type="float">
            <text:p>0.001252000000022</text:p>
          </table:table-cell>
          <table:table-cell office:value-type="float" office:value="60.0313890000016" calcext:value-type="float">
            <text:p>60.0313890000016</text:p>
          </table:table-cell>
          <table:table-cell office:value-type="float" office:value="3.58875799999987" calcext:value-type="float">
            <text:p>3.58875799999987</text:p>
          </table:table-cell>
          <table:table-cell office:value-type="float" office:value="0.00918400000045949" calcext:value-type="float">
            <text:p>0.009184000000459</text:p>
          </table:table-cell>
          <table:table-cell office:value-type="float" office:value="0.0897189999996044" calcext:value-type="float">
            <text:p>0.089718999999604</text:p>
          </table:table-cell>
          <table:table-cell office:value-type="float" office:value="0" calcext:value-type="float">
            <text:p>0</text:p>
          </table:table-cell>
          <table:table-cell office:value-type="float" office:value="0.0953470000004018" calcext:value-type="float">
            <text:p>0.095347000000402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971819999995205" calcext:value-type="float">
            <text:p>0.097181999999521</text:p>
          </table:table-cell>
          <table:table-cell office:value-type="float" office:value="0.00157299999955285" calcext:value-type="float">
            <text:p>0.001572999999553</text:p>
          </table:table-cell>
          <table:table-cell office:value-type="float" office:value="0.119403999999122" calcext:value-type="float">
            <text:p>0.119403999999122</text:p>
          </table:table-cell>
          <table:table-cell office:value-type="float" office:value="24.9221587181091" calcext:value-type="float">
            <text:p>24.9221587181091</text:p>
          </table:table-cell>
          <table:table-cell office:value-type="float" office:value="323.270190000001" calcext:value-type="float">
            <text:p>323.270190000001</text:p>
          </table:table-cell>
          <table:table-cell office:value-type="float" office:value="0.00120999999853666" calcext:value-type="float">
            <text:p>0.001209999998537</text:p>
          </table:table-cell>
          <table:table-cell office:value-type="float" office:value="63.2616149999994" calcext:value-type="float">
            <text:p>63.2616149999994</text:p>
          </table:table-cell>
          <table:table-cell office:value-type="float" office:value="3.63759799999934" calcext:value-type="float">
            <text:p>3.63759799999934</text:p>
          </table:table-cell>
          <table:table-cell office:value-type="float" office:value="0.0095949999995355" calcext:value-type="float">
            <text:p>0.009594999999536</text:p>
          </table:table-cell>
          <table:table-cell office:value-type="float" office:value="0.0914600000014616" calcext:value-type="float">
            <text:p>0.091460000001462</text:p>
          </table:table-cell>
          <table:table-cell office:value-type="float" office:value="0" calcext:value-type="float">
            <text:p>0</text:p>
          </table:table-cell>
          <table:table-cell office:value-type="float" office:value="0.114633999999569" calcext:value-type="float">
            <text:p>0.114633999999569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20963999999731" calcext:value-type="float">
            <text:p>0.120963999999731</text:p>
          </table:table-cell>
          <table:table-cell office:value-type="float" office:value="0.00157600000056846" calcext:value-type="float">
            <text:p>0.001576000000568</text:p>
          </table:table-cell>
          <table:table-cell office:value-type="float" office:value="0.0740330000007816" calcext:value-type="float">
            <text:p>0.074033000000782</text:p>
          </table:table-cell>
          <table:table-cell office:value-type="float" office:value="14.3096458911896" calcext:value-type="float">
            <text:p>14.3096458911896</text:p>
          </table:table-cell>
          <table:table-cell office:value-type="float" office:value="168.929842" calcext:value-type="float">
            <text:p>168.929842</text:p>
          </table:table-cell>
          <table:table-cell office:value-type="float" office:value="0.00122400000145717" calcext:value-type="float">
            <text:p>0.001224000001457</text:p>
          </table:table-cell>
          <table:table-cell office:value-type="float" office:value="16.8918200000007" calcext:value-type="float">
            <text:p>16.8918200000007</text:p>
          </table:table-cell>
          <table:table-cell office:value-type="float" office:value="1.88854899999933" calcext:value-type="float">
            <text:p>1.88854899999933</text:p>
          </table:table-cell>
          <table:table-cell office:value-type="float" office:value="0.0153530000006867" calcext:value-type="float">
            <text:p>0.015353000000687</text:p>
          </table:table-cell>
          <table:table-cell office:value-type="float" office:value="0.0853709999992134" calcext:value-type="float">
            <text:p>0.085370999999213</text:p>
          </table:table-cell>
          <table:table-cell office:value-type="float" office:value="0" calcext:value-type="float">
            <text:p>0</text:p>
          </table:table-cell>
          <table:table-cell office:value-type="float" office:value="0.0280299999994895" calcext:value-type="float">
            <text:p>0.02802999999949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04674000000159" calcext:value-type="float">
            <text:p>0.104674000000159</text:p>
          </table:table-cell>
          <table:table-cell office:value-type="float" office:value="0.00157099999887578" calcext:value-type="float">
            <text:p>0.001570999998876</text:p>
          </table:table-cell>
          <table:table-cell office:value-type="float" office:value="0.077395999998771" calcext:value-type="float">
            <text:p>0.077395999998771</text:p>
          </table:table-cell>
          <table:table-cell office:value-type="float" office:value="21.4995310306549" calcext:value-type="float">
            <text:p>21.4995310306549</text:p>
          </table:table-cell>
          <table:table-cell office:value-type="float" office:value="287.768972" calcext:value-type="float">
            <text:p>287.768972</text:p>
          </table:table-cell>
          <table:table-cell office:value-type="float" office:value="0.00125500000103784" calcext:value-type="float">
            <text:p>0.001255000001038</text:p>
          </table:table-cell>
          <table:table-cell office:value-type="float" office:value="55.2480660000001" calcext:value-type="float">
            <text:p>55.2480660000001</text:p>
          </table:table-cell>
          <table:table-cell office:value-type="float" office:value="3.25332999999955" calcext:value-type="float">
            <text:p>3.25332999999955</text:p>
          </table:table-cell>
          <table:table-cell office:value-type="float" office:value="0.00980600000002596" calcext:value-type="float">
            <text:p>0.009806000000026</text:p>
          </table:table-cell>
          <table:table-cell office:value-type="float" office:value="0.0551270000014483" calcext:value-type="float">
            <text:p>0.055127000001448</text:p>
          </table:table-cell>
          <table:table-cell office:value-type="float" office:value="0" calcext:value-type="float">
            <text:p>0</text:p>
          </table:table-cell>
          <table:table-cell office:value-type="float" office:value="0.0522099999998318" calcext:value-type="float">
            <text:p>0.052209999999832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04115000000093" calcext:value-type="float">
            <text:p>0.104115000000093</text:p>
          </table:table-cell>
          <table:table-cell office:value-type="float" office:value="0.00159499999972468" calcext:value-type="float">
            <text:p>0.001594999999725</text:p>
          </table:table-cell>
          <table:table-cell office:value-type="float" office:value="0.116487999999663" calcext:value-type="float">
            <text:p>0.116487999999663</text:p>
          </table:table-cell>
          <table:table-cell office:value-type="float" office:value="22.5069344043732" calcext:value-type="float">
            <text:p>22.5069344043732</text:p>
          </table:table-cell>
          <table:table-cell office:value-type="float" office:value="306.956000999999" calcext:value-type="float">
            <text:p>306.956000999999</text:p>
          </table:table-cell>
          <table:table-cell office:value-type="float" office:value="0.0012220000007801" calcext:value-type="float">
            <text:p>0.00122200000078</text:p>
          </table:table-cell>
          <table:table-cell office:value-type="float" office:value="61.5258970000014" calcext:value-type="float">
            <text:p>61.5258970000014</text:p>
          </table:table-cell>
          <table:table-cell office:value-type="float" office:value="3.48710000000028" calcext:value-type="float">
            <text:p>3.48710000000028</text:p>
          </table:table-cell>
          <table:table-cell office:value-type="float" office:value="0.0100039999997534" calcext:value-type="float">
            <text:p>0.010003999999753</text:p>
          </table:table-cell>
          <table:table-cell office:value-type="float" office:value="0.0545689999999013" calcext:value-type="float">
            <text:p>0.054568999999901</text:p>
          </table:table-cell>
          <table:table-cell office:value-type="float" office:value="0" calcext:value-type="float">
            <text:p>0</text:p>
          </table:table-cell>
          <table:table-cell office:value-type="float" office:value="0.0745439999991504" calcext:value-type="float">
            <text:p>0.0745439999991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02364999998827" calcext:value-type="float">
            <text:p>0.102364999998827</text:p>
          </table:table-cell>
          <table:table-cell office:value-type="float" office:value="0.00157700000090699" calcext:value-type="float">
            <text:p>0.001577000000907</text:p>
          </table:table-cell>
          <table:table-cell office:value-type="float" office:value="0.079662999998618" calcext:value-type="float">
            <text:p>0.079662999998618</text:p>
          </table:table-cell>
          <table:table-cell office:value-type="float" office:value="24.0049855709076" calcext:value-type="float">
            <text:p>24.0049855709076</text:p>
          </table:table-cell>
          <table:table-cell office:value-type="float" office:value="313.452193000001" calcext:value-type="float">
            <text:p>313.452193000001</text:p>
          </table:table-cell>
          <table:table-cell office:value-type="float" office:value="0.00121700000090641" calcext:value-type="float">
            <text:p>0.001217000000906</text:p>
          </table:table-cell>
          <table:table-cell office:value-type="float" office:value="59.2979809999997" calcext:value-type="float">
            <text:p>59.2979809999997</text:p>
          </table:table-cell>
          <table:table-cell office:value-type="float" office:value="3.58918099999937" calcext:value-type="float">
            <text:p>3.58918099999937</text:p>
          </table:table-cell>
          <table:table-cell office:value-type="float" office:value="0.0100760000004811" calcext:value-type="float">
            <text:p>0.010076000000481</text:p>
          </table:table-cell>
          <table:table-cell office:value-type="float" office:value="0.0561589999997523" calcext:value-type="float">
            <text:p>0.056158999999752</text:p>
          </table:table-cell>
          <table:table-cell office:value-type="float" office:value="0" calcext:value-type="float">
            <text:p>0</text:p>
          </table:table-cell>
          <table:table-cell office:value-type="float" office:value="0.0946020000010322" calcext:value-type="float">
            <text:p>0.094602000001032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0373299999992" calcext:value-type="float">
            <text:p>0.10373299999992</text:p>
          </table:table-cell>
          <table:table-cell office:value-type="float" office:value="0.00156300000162446" calcext:value-type="float">
            <text:p>0.001563000001624</text:p>
          </table:table-cell>
          <table:table-cell office:value-type="float" office:value="0.0788759999995818" calcext:value-type="float">
            <text:p>0.078875999999582</text:p>
          </table:table-cell>
          <table:table-cell office:value-type="float" office:value="26.3956799507141" calcext:value-type="float">
            <text:p>26.3956799507141</text:p>
          </table:table-cell>
          <table:table-cell office:value-type="float" office:value="325.230552000001" calcext:value-type="float">
            <text:p>325.230552000001</text:p>
          </table:table-cell>
          <table:table-cell office:value-type="float" office:value="0.00122800000099232" calcext:value-type="float">
            <text:p>0.001228000000992</text:p>
          </table:table-cell>
          <table:table-cell office:value-type="float" office:value="63.5327570000009" calcext:value-type="float">
            <text:p>63.5327570000009</text:p>
          </table:table-cell>
          <table:table-cell office:value-type="float" office:value="3.99637799999982" calcext:value-type="float">
            <text:p>3.99637799999982</text:p>
          </table:table-cell>
          <table:table-cell office:value-type="float" office:value="0.0105729999995674" calcext:value-type="float">
            <text:p>0.010572999999567</text:p>
          </table:table-cell>
          <table:table-cell office:value-type="float" office:value="0.0535780000027444" calcext:value-type="float">
            <text:p>0.053578000002744</text:p>
          </table:table-cell>
          <table:table-cell office:value-type="float" office:value="0" calcext:value-type="float">
            <text:p>0</text:p>
          </table:table-cell>
          <table:table-cell office:value-type="float" office:value="0.10599000000002" calcext:value-type="float">
            <text:p>0.10599000000002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47];[.C52];[.C57])" office:value-type="float" office:value="0.111375999999533" calcext:value-type="float">
            <text:p>0.111375999999533</text:p>
          </table:table-cell>
          <table:table-cell table:style-name="ce3" table:formula="of:=AVERAGE([.D47];[.D52];[.D57])" office:value-type="float" office:value="0.00158166666733451" calcext:value-type="float">
            <text:p>0.001581666667335</text:p>
          </table:table-cell>
          <table:table-cell table:style-name="ce3" table:formula="of:=AVERAGE([.E47];[.E52];[.E57])" office:value-type="float" office:value="0.0809550000000551" calcext:value-type="float">
            <text:p>0.080955000000055</text:p>
          </table:table-cell>
          <table:table-cell table:style-name="ce3" table:formula="of:=AVERAGE([.F47];[.F52];[.F57])" office:value-type="float" office:value="13.2366348107656" calcext:value-type="float">
            <text:p>13.2366348107656</text:p>
          </table:table-cell>
          <table:table-cell table:style-name="ce3" table:formula="of:=AVERAGE([.G47];[.G52];[.G57])" office:value-type="float" office:value="168.425072666666" calcext:value-type="float">
            <text:p>168.425072666666</text:p>
          </table:table-cell>
          <table:table-cell table:style-name="ce3" table:formula="of:=AVERAGE([.H47];[.H52];[.H57])" office:value-type="float" office:value="0.00122433333308436" calcext:value-type="float">
            <text:p>0.001224333333084</text:p>
          </table:table-cell>
          <table:table-cell table:style-name="ce3" table:formula="of:=AVERAGE([.I47];[.I52];[.I57])" office:value-type="float" office:value="16.8785963333339" calcext:value-type="float">
            <text:p>16.8785963333339</text:p>
          </table:table-cell>
          <table:table-cell table:style-name="ce3" table:formula="of:=AVERAGE([.J47];[.J52];[.J57])" office:value-type="float" office:value="1.79771266666649" calcext:value-type="float">
            <text:p>1.79771266666649</text:p>
          </table:table-cell>
          <table:table-cell table:style-name="ce3" table:formula="of:=AVERAGE([.K47];[.K52];[.K57])" office:value-type="float" office:value="0.0106159999995725" calcext:value-type="float">
            <text:p>0.010615999999573</text:p>
          </table:table-cell>
          <table:table-cell table:style-name="ce3" table:formula="of:=AVERAGE([.L47];[.L52];[.L57])" office:value-type="float" office:value="0.0773063333332781" calcext:value-type="float">
            <text:p>0.077306333333278</text:p>
          </table:table-cell>
          <table:table-cell table:style-name="ce3" table:formula="of:=AVERAGE([.M47];[.M52];[.M57])" office:value-type="float" office:value="0" calcext:value-type="float">
            <text:p>0</text:p>
          </table:table-cell>
          <table:table-cell table:style-name="ce3" table:formula="of:=AVERAGE([.N47];[.N52];[.N57])" office:value-type="float" office:value="0.0277856666665078" calcext:value-type="float">
            <text:p>0.027785666666508</text:p>
          </table:table-cell>
          <table:table-cell table:style-name="ce4" table:formula="of:=SUM([.C62:.N62])" office:value-type="float" office:value="200.648861477432" calcext:value-type="float">
            <text:p>200.648861477432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8];[.C53];[.C58])" office:value-type="float" office:value="0.108289666666678" calcext:value-type="float">
            <text:p>0.108289666666678</text:p>
          </table:table-cell>
          <table:table-cell table:style-name="ce3" table:formula="of:=AVERAGE([.D48];[.D53];[.D58])" office:value-type="float" office:value="0.00156433333237752" calcext:value-type="float">
            <text:p>0.001564333332378</text:p>
          </table:table-cell>
          <table:table-cell table:style-name="ce3" table:formula="of:=AVERAGE([.E48];[.E53];[.E58])" office:value-type="float" office:value="0.0889999999999417" calcext:value-type="float">
            <text:p>0.088999999999942</text:p>
          </table:table-cell>
          <table:table-cell table:style-name="ce3" table:formula="of:=AVERAGE([.F48];[.F53];[.F58])" office:value-type="float" office:value="21.8282848199209" calcext:value-type="float">
            <text:p>21.8282848199209</text:p>
          </table:table-cell>
          <table:table-cell table:style-name="ce3" table:formula="of:=AVERAGE([.G48];[.G53];[.G58])" office:value-type="float" office:value="286.850997333333" calcext:value-type="float">
            <text:p>286.850997333333</text:p>
          </table:table-cell>
          <table:table-cell table:style-name="ce3" table:formula="of:=AVERAGE([.H48];[.H53];[.H58])" office:value-type="float" office:value="0.00125800000084079" calcext:value-type="float">
            <text:p>0.001258000000841</text:p>
          </table:table-cell>
          <table:table-cell table:style-name="ce3" table:formula="of:=AVERAGE([.I48];[.I53];[.I58])" office:value-type="float" office:value="55.2375270000005" calcext:value-type="float">
            <text:p>55.2375270000005</text:p>
          </table:table-cell>
          <table:table-cell table:style-name="ce3" table:formula="of:=AVERAGE([.J48];[.J53];[.J58])" office:value-type="float" office:value="3.17499999999988" calcext:value-type="float">
            <text:p>3.17499999999988</text:p>
          </table:table-cell>
          <table:table-cell table:style-name="ce3" table:formula="of:=AVERAGE([.K48];[.K53];[.K58])" office:value-type="float" office:value="0.0139906666663592" calcext:value-type="float">
            <text:p>0.013990666666359</text:p>
          </table:table-cell>
          <table:table-cell table:style-name="ce3" table:formula="of:=AVERAGE([.L48];[.L53];[.L58])" office:value-type="float" office:value="0.0619443333337889" calcext:value-type="float">
            <text:p>0.061944333333789</text:p>
          </table:table-cell>
          <table:table-cell table:style-name="ce3" table:formula="of:=AVERAGE([.M48];[.M53];[.M58])" office:value-type="float" office:value="0" calcext:value-type="float">
            <text:p>0</text:p>
          </table:table-cell>
          <table:table-cell table:style-name="ce3" table:formula="of:=AVERAGE([.N48];[.N53];[.N58])" office:value-type="float" office:value="0.0495953333338548" calcext:value-type="float">
            <text:p>0.049595333333855</text:p>
          </table:table-cell>
          <table:table-cell table:style-name="ce4" table:formula="of:=SUM([.C63:.N63])" office:value-type="float" office:value="367.417451486588" calcext:value-type="float">
            <text:p>367.41745148658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9];[.C54];[.C59])" office:value-type="float" office:value="0.103335666666681" calcext:value-type="float">
            <text:p>0.103335666666681</text:p>
          </table:table-cell>
          <table:table-cell table:style-name="ce3" table:formula="of:=AVERAGE([.D49];[.D54];[.D59])" office:value-type="float" office:value="0.00160066666649073" calcext:value-type="float">
            <text:p>0.001600666666491</text:p>
          </table:table-cell>
          <table:table-cell table:style-name="ce3" table:formula="of:=AVERAGE([.E49];[.E54];[.E59])" office:value-type="float" office:value="0.0895839999999832" calcext:value-type="float">
            <text:p>0.089583999999983</text:p>
          </table:table-cell>
          <table:table-cell table:style-name="ce3" table:formula="of:=AVERAGE([.F49];[.F54];[.F59])" office:value-type="float" office:value="22.7801380157471" calcext:value-type="float">
            <text:p>22.7801380157471</text:p>
          </table:table-cell>
          <table:table-cell table:style-name="ce3" table:formula="of:=AVERAGE([.G49];[.G54];[.G59])" office:value-type="float" office:value="306.823815333332" calcext:value-type="float">
            <text:p>306.823815333332</text:p>
          </table:table-cell>
          <table:table-cell table:style-name="ce3" table:formula="of:=AVERAGE([.H49];[.H54];[.H59])" office:value-type="float" office:value="0.00121466666678316" calcext:value-type="float">
            <text:p>0.001214666666783</text:p>
          </table:table-cell>
          <table:table-cell table:style-name="ce3" table:formula="of:=AVERAGE([.I49];[.I54];[.I59])" office:value-type="float" office:value="61.5188140000003" calcext:value-type="float">
            <text:p>61.5188140000003</text:p>
          </table:table-cell>
          <table:table-cell table:style-name="ce3" table:formula="of:=AVERAGE([.J49];[.J54];[.J59])" office:value-type="float" office:value="3.51460233333334" calcext:value-type="float">
            <text:p>3.51460233333334</text:p>
          </table:table-cell>
          <table:table-cell table:style-name="ce3" table:formula="of:=AVERAGE([.K49];[.K54];[.K59])" office:value-type="float" office:value="0.010121666666843" calcext:value-type="float">
            <text:p>0.010121666666843</text:p>
          </table:table-cell>
          <table:table-cell table:style-name="ce3" table:formula="of:=AVERAGE([.L49];[.L54];[.L59])" office:value-type="float" office:value="0.0552033333333384" calcext:value-type="float">
            <text:p>0.055203333333338</text:p>
          </table:table-cell>
          <table:table-cell table:style-name="ce3" table:formula="of:=AVERAGE([.M49];[.M54];[.M59])" office:value-type="float" office:value="0" calcext:value-type="float">
            <text:p>0</text:p>
          </table:table-cell>
          <table:table-cell table:style-name="ce3" table:formula="of:=AVERAGE([.N49];[.N54];[.N59])" office:value-type="float" office:value="0.0720136666665591" calcext:value-type="float">
            <text:p>0.072013666666559</text:p>
          </table:table-cell>
          <table:table-cell table:style-name="ce4" table:formula="of:=SUM([.C64:.N64])" office:value-type="float" office:value="394.97044334908" calcext:value-type="float">
            <text:p>394.9704433490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0];[.C55];[.C60])" office:value-type="float" office:value="0.107171999999992" calcext:value-type="float">
            <text:p>0.107171999999992</text:p>
          </table:table-cell>
          <table:table-cell table:style-name="ce3" table:formula="of:=AVERAGE([.D50];[.D55];[.D60])" office:value-type="float" office:value="0.00157199999982064" calcext:value-type="float">
            <text:p>0.001571999999821</text:p>
          </table:table-cell>
          <table:table-cell table:style-name="ce3" table:formula="of:=AVERAGE([.E50];[.E55];[.E60])" office:value-type="float" office:value="0.0966203333330971" calcext:value-type="float">
            <text:p>0.096620333333097</text:p>
          </table:table-cell>
          <table:table-cell table:style-name="ce3" table:formula="of:=AVERAGE([.F50];[.F55];[.F60])" office:value-type="float" office:value="24.1790824731191" calcext:value-type="float">
            <text:p>24.1790824731191</text:p>
          </table:table-cell>
          <table:table-cell table:style-name="ce3" table:formula="of:=AVERAGE([.G50];[.G55];[.G60])" office:value-type="float" office:value="313.381073333334" calcext:value-type="float">
            <text:p>313.381073333334</text:p>
          </table:table-cell>
          <table:table-cell table:style-name="ce3" table:formula="of:=AVERAGE([.H50];[.H55];[.H60])" office:value-type="float" office:value="0.00124333333345324" calcext:value-type="float">
            <text:p>0.001243333333453</text:p>
          </table:table-cell>
          <table:table-cell table:style-name="ce3" table:formula="of:=AVERAGE([.I50];[.I55];[.I60])" office:value-type="float" office:value="60.0773923333339" calcext:value-type="float">
            <text:p>60.0773923333339</text:p>
          </table:table-cell>
          <table:table-cell table:style-name="ce3" table:formula="of:=AVERAGE([.J50];[.J55];[.J60])" office:value-type="float" office:value="3.59849633333336" calcext:value-type="float">
            <text:p>3.59849633333336</text:p>
          </table:table-cell>
          <table:table-cell table:style-name="ce3" table:formula="of:=AVERAGE([.K50];[.K55];[.K60])" office:value-type="float" office:value="0.0100893333334776" calcext:value-type="float">
            <text:p>0.010089333333478</text:p>
          </table:table-cell>
          <table:table-cell table:style-name="ce3" table:formula="of:=AVERAGE([.L50];[.L55];[.L60])" office:value-type="float" office:value="0.079683999999664" calcext:value-type="float">
            <text:p>0.079683999999664</text:p>
          </table:table-cell>
          <table:table-cell table:style-name="ce3" table:formula="of:=AVERAGE([.M50];[.M55];[.M60])" office:value-type="float" office:value="0" calcext:value-type="float">
            <text:p>0</text:p>
          </table:table-cell>
          <table:table-cell table:style-name="ce3" table:formula="of:=AVERAGE([.N50];[.N55];[.N60])" office:value-type="float" office:value="0.093143000000661" calcext:value-type="float">
            <text:p>0.093143000000661</text:p>
          </table:table-cell>
          <table:table-cell table:style-name="ce4" table:formula="of:=SUM([.C65:.N65])" office:value-type="float" office:value="401.62556847312" calcext:value-type="float">
            <text:p>401.62556847312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1];[.C56];[.C61])" office:value-type="float" office:value="0.101582999999664" calcext:value-type="float">
            <text:p>0.101582999999664</text:p>
          </table:table-cell>
          <table:table-cell table:style-name="ce3" table:formula="of:=AVERAGE([.D51];[.D56];[.D61])" office:value-type="float" office:value="0.00158766666754673" calcext:value-type="float">
            <text:p>0.001587666667547</text:p>
          </table:table-cell>
          <table:table-cell table:style-name="ce3" table:formula="of:=AVERAGE([.E51];[.E56];[.E61])" office:value-type="float" office:value="0.092622333332353" calcext:value-type="float">
            <text:p>0.092622333332353</text:p>
          </table:table-cell>
          <table:table-cell table:style-name="ce3" table:formula="of:=AVERAGE([.F51];[.F56];[.F61])" office:value-type="float" office:value="25.4496897856394" calcext:value-type="float">
            <text:p>25.4496897856394</text:p>
          </table:table-cell>
          <table:table-cell table:style-name="ce3" table:formula="of:=AVERAGE([.G51];[.G56];[.G61])" office:value-type="float" office:value="323.960449666668" calcext:value-type="float">
            <text:p>323.960449666668</text:p>
          </table:table-cell>
          <table:table-cell table:style-name="ce3" table:formula="of:=AVERAGE([.H51];[.H56];[.H61])" office:value-type="float" office:value="0.00123166666647497" calcext:value-type="float">
            <text:p>0.001231666666475</text:p>
          </table:table-cell>
          <table:table-cell table:style-name="ce3" table:formula="of:=AVERAGE([.I51];[.I56];[.I61])" office:value-type="float" office:value="63.1748220000003" calcext:value-type="float">
            <text:p>63.1748220000003</text:p>
          </table:table-cell>
          <table:table-cell table:style-name="ce3" table:formula="of:=AVERAGE([.J51];[.J56];[.J61])" office:value-type="float" office:value="3.74428933333305" calcext:value-type="float">
            <text:p>3.74428933333305</text:p>
          </table:table-cell>
          <table:table-cell table:style-name="ce3" table:formula="of:=AVERAGE([.K51];[.K56];[.K61])" office:value-type="float" office:value="0.00987433333345204" calcext:value-type="float">
            <text:p>0.009874333333452</text:p>
          </table:table-cell>
          <table:table-cell table:style-name="ce3" table:formula="of:=AVERAGE([.L51];[.L56];[.L61])" office:value-type="float" office:value="0.0783943333347755" calcext:value-type="float">
            <text:p>0.078394333334776</text:p>
          </table:table-cell>
          <table:table-cell table:style-name="ce3" table:formula="of:=AVERAGE([.M51];[.M56];[.M61])" office:value-type="float" office:value="0" calcext:value-type="float">
            <text:p>0</text:p>
          </table:table-cell>
          <table:table-cell table:style-name="ce3" table:formula="of:=AVERAGE([.N51];[.N56];[.N61])" office:value-type="float" office:value="0.110232333333139" calcext:value-type="float">
            <text:p>0.110232333333139</text:p>
          </table:table-cell>
          <table:table-cell table:style-name="ce4" table:formula="of:=SUM([.C66:.N66])" office:value-type="float" office:value="416.724776452308" calcext:value-type="float">
            <text:p>416.724776452308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62:.C66])" office:value-type="float" office:value="0.531756333332548" calcext:value-type="float">
            <text:p>0.531756333332548</text:p>
          </table:table-cell>
          <table:table-cell table:style-name="ce1" table:formula="of:=SUM([.D62:.D66])" office:value-type="float" office:value="0.00790633333357013" calcext:value-type="float">
            <text:p>0.00790633333357</text:p>
          </table:table-cell>
          <table:table-cell table:style-name="ce1" table:formula="of:=SUM([.E62:.E66])" office:value-type="float" office:value="0.44878166666543" calcext:value-type="float">
            <text:p>0.44878166666543</text:p>
          </table:table-cell>
          <table:table-cell table:style-name="ce1" table:formula="of:=SUM([.F62:.F66])" office:value-type="float" office:value="107.473829905192" calcext:value-type="float">
            <text:p>107.473829905192</text:p>
          </table:table-cell>
          <table:table-cell table:style-name="ce1" table:formula="of:=SUM([.G62:.G66])" office:value-type="float" office:value="1399.44140833333" calcext:value-type="float">
            <text:p>1399.44140833333</text:p>
          </table:table-cell>
          <table:table-cell table:style-name="ce1" table:formula="of:=SUM([.H62:.H66])" office:value-type="float" office:value="0.00617200000063652" calcext:value-type="float">
            <text:p>0.006172000000637</text:p>
          </table:table-cell>
          <table:table-cell table:style-name="ce1" table:formula="of:=SUM([.I62:.I66])" office:value-type="float" office:value="256.887151666669" calcext:value-type="float">
            <text:p>256.887151666669</text:p>
          </table:table-cell>
          <table:table-cell table:style-name="ce1" table:formula="of:=SUM([.J62:.J66])" office:value-type="float" office:value="15.8301006666661" calcext:value-type="float">
            <text:p>15.8301006666661</text:p>
          </table:table-cell>
          <table:table-cell table:style-name="ce1" table:formula="of:=SUM([.K62:.K66])" office:value-type="float" office:value="0.0546919999997044" calcext:value-type="float">
            <text:p>0.054691999999704</text:p>
          </table:table-cell>
          <table:table-cell table:style-name="ce1" table:formula="of:=SUM([.L62:.L66])" office:value-type="float" office:value="0.352532333334845" calcext:value-type="float">
            <text:p>0.352532333334845</text:p>
          </table:table-cell>
          <table:table-cell table:style-name="ce1" table:formula="of:=SUM([.M62:.M66])" office:value-type="float" office:value="0" calcext:value-type="float">
            <text:p>0</text:p>
          </table:table-cell>
          <table:table-cell table:style-name="ce1" table:formula="of:=SUM([.N62:.N66])" office:value-type="float" office:value="0.352770000000722" calcext:value-type="float">
            <text:p>0.352770000000722</text:p>
          </table:table-cell>
          <table:table-cell table:style-name="ce1" table:formula="of:=SUM([.C67:.N67])" office:value-type="float" office:value="1781.38710123853" calcext:value-type="float">
            <text:p>1781.3871012385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+_attr</text:p>
          </table:table-cell>
          <table:table-cell table:number-columns-repeated="102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16930000000139" calcext:value-type="float">
            <text:p>0.116930000000139</text:p>
          </table:table-cell>
          <table:table-cell office:value-type="float" office:value="0.00162599999748636" calcext:value-type="float">
            <text:p>0.001625999997486</text:p>
          </table:table-cell>
          <table:table-cell office:value-type="float" office:value="0.0965980000000855" calcext:value-type="float">
            <text:p>0.096598000000086</text:p>
          </table:table-cell>
          <table:table-cell office:value-type="float" office:value="12.0864477157593" calcext:value-type="float">
            <text:p>12.0864477157593</text:p>
          </table:table-cell>
          <table:table-cell office:value-type="float" office:value="168.859172999997" calcext:value-type="float">
            <text:p>168.859172999997</text:p>
          </table:table-cell>
          <table:table-cell office:value-type="float" office:value="0.0012060000008205" calcext:value-type="float">
            <text:p>0.001206000000821</text:p>
          </table:table-cell>
          <table:table-cell office:value-type="float" office:value="16.995766" calcext:value-type="float">
            <text:p>16.995766</text:p>
          </table:table-cell>
          <table:table-cell office:value-type="float" office:value="1.7500919999984" calcext:value-type="float">
            <text:p>1.7500919999984</text:p>
          </table:table-cell>
          <table:table-cell office:value-type="float" office:value="0.0159500000008848" calcext:value-type="float">
            <text:p>0.015950000000885</text:p>
          </table:table-cell>
          <table:table-cell office:value-type="float" office:value="0.087442000003648" calcext:value-type="float">
            <text:p>0.087442000003648</text:p>
          </table:table-cell>
          <table:table-cell office:value-type="float" office:value="0" calcext:value-type="float">
            <text:p>0</text:p>
          </table:table-cell>
          <table:table-cell office:value-type="float" office:value="0.0283569999992324" calcext:value-type="float">
            <text:p>0.028356999999232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99091000000044" calcext:value-type="float">
            <text:p>0.099091000000044</text:p>
          </table:table-cell>
          <table:table-cell office:value-type="float" office:value="0.00155799999993178" calcext:value-type="float">
            <text:p>0.001557999999932</text:p>
          </table:table-cell>
          <table:table-cell office:value-type="float" office:value="0.0764659999986179" calcext:value-type="float">
            <text:p>0.076465999998618</text:p>
          </table:table-cell>
          <table:table-cell office:value-type="float" office:value="23.4754712581635" calcext:value-type="float">
            <text:p>23.4754712581635</text:p>
          </table:table-cell>
          <table:table-cell office:value-type="float" office:value="286.596258000001" calcext:value-type="float">
            <text:p>286.596258000001</text:p>
          </table:table-cell>
          <table:table-cell office:value-type="float" office:value="0.00373399999807589" calcext:value-type="float">
            <text:p>0.003733999998076</text:p>
          </table:table-cell>
          <table:table-cell office:value-type="float" office:value="3.43529300000228" calcext:value-type="float">
            <text:p>3.43529300000228</text:p>
          </table:table-cell>
          <table:table-cell office:value-type="float" office:value="3.19878299999982" calcext:value-type="float">
            <text:p>3.19878299999982</text:p>
          </table:table-cell>
          <table:table-cell office:value-type="float" office:value="0.00809899999876507" calcext:value-type="float">
            <text:p>0.008098999998765</text:p>
          </table:table-cell>
          <table:table-cell office:value-type="float" office:value="0.0550080000029993" calcext:value-type="float">
            <text:p>0.055008000002999</text:p>
          </table:table-cell>
          <table:table-cell office:value-type="float" office:value="0" calcext:value-type="float">
            <text:p>0</text:p>
          </table:table-cell>
          <table:table-cell office:value-type="float" office:value="0.0472620000000461" calcext:value-type="float">
            <text:p>0.047262000000046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01602999999159" calcext:value-type="float">
            <text:p>0.101602999999159</text:p>
          </table:table-cell>
          <table:table-cell office:value-type="float" office:value="0.0015819999971427" calcext:value-type="float">
            <text:p>0.001581999997143</text:p>
          </table:table-cell>
          <table:table-cell office:value-type="float" office:value="0.118611000001692" calcext:value-type="float">
            <text:p>0.118611000001692</text:p>
          </table:table-cell>
          <table:table-cell office:value-type="float" office:value="23.2072460651398" calcext:value-type="float">
            <text:p>23.2072460651398</text:p>
          </table:table-cell>
          <table:table-cell office:value-type="float" office:value="306.916150000001" calcext:value-type="float">
            <text:p>306.916150000001</text:p>
          </table:table-cell>
          <table:table-cell office:value-type="float" office:value="0.00380099999892991" calcext:value-type="float">
            <text:p>0.00380099999893</text:p>
          </table:table-cell>
          <table:table-cell office:value-type="float" office:value="1.91547399999763" calcext:value-type="float">
            <text:p>1.91547399999763</text:p>
          </table:table-cell>
          <table:table-cell office:value-type="float" office:value="3.43037600000025" calcext:value-type="float">
            <text:p>3.43037600000025</text:p>
          </table:table-cell>
          <table:table-cell office:value-type="float" office:value="0.00900999999794294" calcext:value-type="float">
            <text:p>0.009009999997943</text:p>
          </table:table-cell>
          <table:table-cell office:value-type="float" office:value="0.0894770000013523" calcext:value-type="float">
            <text:p>0.089477000001352</text:p>
          </table:table-cell>
          <table:table-cell office:value-type="float" office:value="0" calcext:value-type="float">
            <text:p>0</text:p>
          </table:table-cell>
          <table:table-cell office:value-type="float" office:value="0.0712820000007923" calcext:value-type="float">
            <text:p>0.071282000000792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9424000000436" calcext:value-type="float">
            <text:p>0.119424000000436</text:p>
          </table:table-cell>
          <table:table-cell office:value-type="float" office:value="0.00108800000089104" calcext:value-type="float">
            <text:p>0.001088000000891</text:p>
          </table:table-cell>
          <table:table-cell office:value-type="float" office:value="0.0609739999999874" calcext:value-type="float">
            <text:p>0.060973999999987</text:p>
          </table:table-cell>
          <table:table-cell office:value-type="float" office:value="25.0149660110474" calcext:value-type="float">
            <text:p>25.0149660110474</text:p>
          </table:table-cell>
          <table:table-cell office:value-type="float" office:value="312.689687000002" calcext:value-type="float">
            <text:p>312.689687000002</text:p>
          </table:table-cell>
          <table:table-cell office:value-type="float" office:value="0.00368699999671662" calcext:value-type="float">
            <text:p>0.003686999996717</text:p>
          </table:table-cell>
          <table:table-cell office:value-type="float" office:value="3.34218500000134" calcext:value-type="float">
            <text:p>3.34218500000134</text:p>
          </table:table-cell>
          <table:table-cell office:value-type="float" office:value="3.52024800000072" calcext:value-type="float">
            <text:p>3.52024800000072</text:p>
          </table:table-cell>
          <table:table-cell office:value-type="float" office:value="0.00978200000099605" calcext:value-type="float">
            <text:p>0.009782000000996</text:p>
          </table:table-cell>
          <table:table-cell office:value-type="float" office:value="0.0890779999972438" calcext:value-type="float">
            <text:p>0.089077999997244</text:p>
          </table:table-cell>
          <table:table-cell office:value-type="float" office:value="0" calcext:value-type="float">
            <text:p>0</text:p>
          </table:table-cell>
          <table:table-cell office:value-type="float" office:value="0.0875040000028093" calcext:value-type="float">
            <text:p>0.087504000002809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999309999970137" calcext:value-type="float">
            <text:p>0.099930999997014</text:p>
          </table:table-cell>
          <table:table-cell office:value-type="float" office:value="0.00165299999935087" calcext:value-type="float">
            <text:p>0.001652999999351</text:p>
          </table:table-cell>
          <table:table-cell office:value-type="float" office:value="0.125700000000506" calcext:value-type="float">
            <text:p>0.125700000000506</text:p>
          </table:table-cell>
          <table:table-cell office:value-type="float" office:value="25.2757630348206" calcext:value-type="float">
            <text:p>25.2757630348206</text:p>
          </table:table-cell>
          <table:table-cell office:value-type="float" office:value="324.892038000002" calcext:value-type="float">
            <text:p>324.892038000002</text:p>
          </table:table-cell>
          <table:table-cell office:value-type="float" office:value="0.00372900000002119" calcext:value-type="float">
            <text:p>0.003729000000021</text:p>
          </table:table-cell>
          <table:table-cell office:value-type="float" office:value="3.54857899999843" calcext:value-type="float">
            <text:p>3.54857899999843</text:p>
          </table:table-cell>
          <table:table-cell office:value-type="float" office:value="3.73513100000127" calcext:value-type="float">
            <text:p>3.73513100000127</text:p>
          </table:table-cell>
          <table:table-cell office:value-type="float" office:value="0.0102619999997842" calcext:value-type="float">
            <text:p>0.010261999999784</text:p>
          </table:table-cell>
          <table:table-cell office:value-type="float" office:value="0.0546250000006694" calcext:value-type="float">
            <text:p>0.054625000000669</text:p>
          </table:table-cell>
          <table:table-cell office:value-type="float" office:value="0" calcext:value-type="float">
            <text:p>0</text:p>
          </table:table-cell>
          <table:table-cell office:value-type="float" office:value="0.11657600000035" calcext:value-type="float">
            <text:p>0.1165760000003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0190000007278" calcext:value-type="float">
            <text:p>0.097019000000728</text:p>
          </table:table-cell>
          <table:table-cell office:value-type="float" office:value="0.00161999999909312" calcext:value-type="float">
            <text:p>0.001619999999093</text:p>
          </table:table-cell>
          <table:table-cell office:value-type="float" office:value="0.074373999999807" calcext:value-type="float">
            <text:p>0.074373999999807</text:p>
          </table:table-cell>
          <table:table-cell office:value-type="float" office:value="12.1671030521393" calcext:value-type="float">
            <text:p>12.1671030521393</text:p>
          </table:table-cell>
          <table:table-cell office:value-type="float" office:value="167.915427999997" calcext:value-type="float">
            <text:p>167.915427999997</text:p>
          </table:table-cell>
          <table:table-cell office:value-type="float" office:value="0.0012090000018361" calcext:value-type="float">
            <text:p>0.001209000001836</text:p>
          </table:table-cell>
          <table:table-cell office:value-type="float" office:value="17.0486440000022" calcext:value-type="float">
            <text:p>17.0486440000022</text:p>
          </table:table-cell>
          <table:table-cell office:value-type="float" office:value="1.82154699999955" calcext:value-type="float">
            <text:p>1.82154699999955</text:p>
          </table:table-cell>
          <table:table-cell office:value-type="float" office:value="0.0157800000015413" calcext:value-type="float">
            <text:p>0.015780000001541</text:p>
          </table:table-cell>
          <table:table-cell office:value-type="float" office:value="0.0861369999984163" calcext:value-type="float">
            <text:p>0.086136999998416</text:p>
          </table:table-cell>
          <table:table-cell office:value-type="float" office:value="0" calcext:value-type="float">
            <text:p>0</text:p>
          </table:table-cell>
          <table:table-cell office:value-type="float" office:value="0.0281729999987874" calcext:value-type="float">
            <text:p>0.028172999998787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02966999998898" calcext:value-type="float">
            <text:p>0.102966999998898</text:p>
          </table:table-cell>
          <table:table-cell office:value-type="float" office:value="0.00157400000171037" calcext:value-type="float">
            <text:p>0.00157400000171</text:p>
          </table:table-cell>
          <table:table-cell office:value-type="float" office:value="0.0759429999998247" calcext:value-type="float">
            <text:p>0.075942999999825</text:p>
          </table:table-cell>
          <table:table-cell office:value-type="float" office:value="20.3155438899994" calcext:value-type="float">
            <text:p>20.3155438899994</text:p>
          </table:table-cell>
          <table:table-cell office:value-type="float" office:value="289.298794000002" calcext:value-type="float">
            <text:p>289.298794000002</text:p>
          </table:table-cell>
          <table:table-cell office:value-type="float" office:value="0.00381199999901583" calcext:value-type="float">
            <text:p>0.003811999999016</text:p>
          </table:table-cell>
          <table:table-cell office:value-type="float" office:value="3.49214000000211" calcext:value-type="float">
            <text:p>3.49214000000211</text:p>
          </table:table-cell>
          <table:table-cell office:value-type="float" office:value="3.24246999999741" calcext:value-type="float">
            <text:p>3.24246999999741</text:p>
          </table:table-cell>
          <table:table-cell office:value-type="float" office:value="0.0277209999985644" calcext:value-type="float">
            <text:p>0.027720999998564</text:p>
          </table:table-cell>
          <table:table-cell office:value-type="float" office:value="0.0836120000021765" calcext:value-type="float">
            <text:p>0.083612000002177</text:p>
          </table:table-cell>
          <table:table-cell office:value-type="float" office:value="0" calcext:value-type="float">
            <text:p>0</text:p>
          </table:table-cell>
          <table:table-cell office:value-type="float" office:value="0.0515919999998005" calcext:value-type="float">
            <text:p>0.051591999999801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03452999999718" calcext:value-type="float">
            <text:p>0.103452999999718</text:p>
          </table:table-cell>
          <table:table-cell office:value-type="float" office:value="0.00158499999815831" calcext:value-type="float">
            <text:p>0.001584999998158</text:p>
          </table:table-cell>
          <table:table-cell office:value-type="float" office:value="0.0795369999977993" calcext:value-type="float">
            <text:p>0.079536999997799</text:p>
          </table:table-cell>
          <table:table-cell office:value-type="float" office:value="22.8544008731842" calcext:value-type="float">
            <text:p>22.8544008731842</text:p>
          </table:table-cell>
          <table:table-cell office:value-type="float" office:value="306.797657999999" calcext:value-type="float">
            <text:p>306.797657999999</text:p>
          </table:table-cell>
          <table:table-cell office:value-type="float" office:value="0.00380000000222935" calcext:value-type="float">
            <text:p>0.003800000002229</text:p>
          </table:table-cell>
          <table:table-cell office:value-type="float" office:value="1.83085300000312" calcext:value-type="float">
            <text:p>1.83085300000312</text:p>
          </table:table-cell>
          <table:table-cell office:value-type="float" office:value="3.66791899999953" calcext:value-type="float">
            <text:p>3.66791899999953</text:p>
          </table:table-cell>
          <table:table-cell office:value-type="float" office:value="0.0101379999978235" calcext:value-type="float">
            <text:p>0.010137999997824</text:p>
          </table:table-cell>
          <table:table-cell office:value-type="float" office:value="0.0917169999993348" calcext:value-type="float">
            <text:p>0.091716999999335</text:p>
          </table:table-cell>
          <table:table-cell office:value-type="float" office:value="0" calcext:value-type="float">
            <text:p>0</text:p>
          </table:table-cell>
          <table:table-cell office:value-type="float" office:value="0.0712679999996908" calcext:value-type="float">
            <text:p>0.071267999999691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32194999998319" calcext:value-type="float">
            <text:p>0.132194999998319</text:p>
          </table:table-cell>
          <table:table-cell office:value-type="float" office:value="0.00156699999934062" calcext:value-type="float">
            <text:p>0.001566999999341</text:p>
          </table:table-cell>
          <table:table-cell office:value-type="float" office:value="0.0814620000019204" calcext:value-type="float">
            <text:p>0.08146200000192</text:p>
          </table:table-cell>
          <table:table-cell office:value-type="float" office:value="23.6364088058472" calcext:value-type="float">
            <text:p>23.6364088058472</text:p>
          </table:table-cell>
          <table:table-cell office:value-type="float" office:value="316.342112999999" calcext:value-type="float">
            <text:p>316.342112999999</text:p>
          </table:table-cell>
          <table:table-cell office:value-type="float" office:value="0.00376699999833363" calcext:value-type="float">
            <text:p>0.003766999998334</text:p>
          </table:table-cell>
          <table:table-cell office:value-type="float" office:value="3.48724299999958" calcext:value-type="float">
            <text:p>3.48724299999958</text:p>
          </table:table-cell>
          <table:table-cell office:value-type="float" office:value="3.5778109999992" calcext:value-type="float">
            <text:p>3.5778109999992</text:p>
          </table:table-cell>
          <table:table-cell office:value-type="float" office:value="0.0101969999996072" calcext:value-type="float">
            <text:p>0.010196999999607</text:p>
          </table:table-cell>
          <table:table-cell office:value-type="float" office:value="0.0528670000021521" calcext:value-type="float">
            <text:p>0.052867000002152</text:p>
          </table:table-cell>
          <table:table-cell office:value-type="float" office:value="0" calcext:value-type="float">
            <text:p>0</text:p>
          </table:table-cell>
          <table:table-cell office:value-type="float" office:value="0.0936259999980393" calcext:value-type="float">
            <text:p>0.093625999998039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114800999999716" calcext:value-type="float">
            <text:p>0.114800999999716</text:p>
          </table:table-cell>
          <table:table-cell office:value-type="float" office:value="0.00163500000053318" calcext:value-type="float">
            <text:p>0.001635000000533</text:p>
          </table:table-cell>
          <table:table-cell office:value-type="float" office:value="0.0788429999993241" calcext:value-type="float">
            <text:p>0.078842999999324</text:p>
          </table:table-cell>
          <table:table-cell office:value-type="float" office:value="25.0495669841766" calcext:value-type="float">
            <text:p>25.0495669841766</text:p>
          </table:table-cell>
          <table:table-cell office:value-type="float" office:value="325.857333" calcext:value-type="float">
            <text:p>325.857333</text:p>
          </table:table-cell>
          <table:table-cell office:value-type="float" office:value="0.00371400000221911" calcext:value-type="float">
            <text:p>0.003714000002219</text:p>
          </table:table-cell>
          <table:table-cell office:value-type="float" office:value="3.37570100000084" calcext:value-type="float">
            <text:p>3.37570100000084</text:p>
          </table:table-cell>
          <table:table-cell office:value-type="float" office:value="3.73099400000137" calcext:value-type="float">
            <text:p>3.73099400000137</text:p>
          </table:table-cell>
          <table:table-cell office:value-type="float" office:value="0.00969099999929313" calcext:value-type="float">
            <text:p>0.009690999999293</text:p>
          </table:table-cell>
          <table:table-cell office:value-type="float" office:value="0.0922720000016852" calcext:value-type="float">
            <text:p>0.092272000001685</text:p>
          </table:table-cell>
          <table:table-cell office:value-type="float" office:value="0" calcext:value-type="float">
            <text:p>0</text:p>
          </table:table-cell>
          <table:table-cell office:value-type="float" office:value="0.106288999999379" calcext:value-type="float">
            <text:p>0.106288999999379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02007999998023" calcext:value-type="float">
            <text:p>0.102007999998023</text:p>
          </table:table-cell>
          <table:table-cell office:value-type="float" office:value="0.0016539999996894" calcext:value-type="float">
            <text:p>0.001653999999689</text:p>
          </table:table-cell>
          <table:table-cell office:value-type="float" office:value="0.0514340000008815" calcext:value-type="float">
            <text:p>0.051434000000882</text:p>
          </table:table-cell>
          <table:table-cell office:value-type="float" office:value="13.6109161376953" calcext:value-type="float">
            <text:p>13.6109161376953</text:p>
          </table:table-cell>
          <table:table-cell office:value-type="float" office:value="169.188636999999" calcext:value-type="float">
            <text:p>169.188636999999</text:p>
          </table:table-cell>
          <table:table-cell office:value-type="float" office:value="0.00126099999761209" calcext:value-type="float">
            <text:p>0.001260999997612</text:p>
          </table:table-cell>
          <table:table-cell office:value-type="float" office:value="16.8088129999996" calcext:value-type="float">
            <text:p>16.8088129999996</text:p>
          </table:table-cell>
          <table:table-cell office:value-type="float" office:value="1.8535460000021" calcext:value-type="float">
            <text:p>1.8535460000021</text:p>
          </table:table-cell>
          <table:table-cell office:value-type="float" office:value="0.0170409999991534" calcext:value-type="float">
            <text:p>0.017040999999153</text:p>
          </table:table-cell>
          <table:table-cell office:value-type="float" office:value="0.0864500000025146" calcext:value-type="float">
            <text:p>0.086450000002515</text:p>
          </table:table-cell>
          <table:table-cell office:value-type="float" office:value="0" calcext:value-type="float">
            <text:p>0</text:p>
          </table:table-cell>
          <table:table-cell office:value-type="float" office:value="0.0276119999980438" calcext:value-type="float">
            <text:p>0.027611999998044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03559999999561" calcext:value-type="float">
            <text:p>0.103559999999561</text:p>
          </table:table-cell>
          <table:table-cell office:value-type="float" office:value="0.00158200000078068" calcext:value-type="float">
            <text:p>0.001582000000781</text:p>
          </table:table-cell>
          <table:table-cell office:value-type="float" office:value="0.0755179999978282" calcext:value-type="float">
            <text:p>0.075517999997828</text:p>
          </table:table-cell>
          <table:table-cell office:value-type="float" office:value="22.6724655628204" calcext:value-type="float">
            <text:p>22.6724655628204</text:p>
          </table:table-cell>
          <table:table-cell office:value-type="float" office:value="287.400481999997" calcext:value-type="float">
            <text:p>287.400481999997</text:p>
          </table:table-cell>
          <table:table-cell office:value-type="float" office:value="0.00377999999909662" calcext:value-type="float">
            <text:p>0.003779999999097</text:p>
          </table:table-cell>
          <table:table-cell office:value-type="float" office:value="3.40870799999902" calcext:value-type="float">
            <text:p>3.40870799999902</text:p>
          </table:table-cell>
          <table:table-cell office:value-type="float" office:value="3.33648299999913" calcext:value-type="float">
            <text:p>3.33648299999913</text:p>
          </table:table-cell>
          <table:table-cell office:value-type="float" office:value="0.00911400000040885" calcext:value-type="float">
            <text:p>0.009114000000409</text:p>
          </table:table-cell>
          <table:table-cell office:value-type="float" office:value="0.0596700000023702" calcext:value-type="float">
            <text:p>0.05967000000237</text:p>
          </table:table-cell>
          <table:table-cell office:value-type="float" office:value="0" calcext:value-type="float">
            <text:p>0</text:p>
          </table:table-cell>
          <table:table-cell office:value-type="float" office:value="0.0820999999996275" calcext:value-type="float">
            <text:p>0.082099999999628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04201999998622" calcext:value-type="float">
            <text:p>0.104201999998622</text:p>
          </table:table-cell>
          <table:table-cell office:value-type="float" office:value="0.001576999999088" calcext:value-type="float">
            <text:p>0.001576999999088</text:p>
          </table:table-cell>
          <table:table-cell office:value-type="float" office:value="0.0767669999986538" calcext:value-type="float">
            <text:p>0.076766999998654</text:p>
          </table:table-cell>
          <table:table-cell office:value-type="float" office:value="22.933488368988" calcext:value-type="float">
            <text:p>22.933488368988</text:p>
          </table:table-cell>
          <table:table-cell office:value-type="float" office:value="308.948079000002" calcext:value-type="float">
            <text:p>308.948079000002</text:p>
          </table:table-cell>
          <table:table-cell office:value-type="float" office:value="0.00379900000189082" calcext:value-type="float">
            <text:p>0.003799000001891</text:p>
          </table:table-cell>
          <table:table-cell office:value-type="float" office:value="1.85676400000011" calcext:value-type="float">
            <text:p>1.85676400000011</text:p>
          </table:table-cell>
          <table:table-cell office:value-type="float" office:value="3.5869500000008" calcext:value-type="float">
            <text:p>3.5869500000008</text:p>
          </table:table-cell>
          <table:table-cell office:value-type="float" office:value="0.0115059999989171" calcext:value-type="float">
            <text:p>0.011505999998917</text:p>
          </table:table-cell>
          <table:table-cell office:value-type="float" office:value="0.0930489999955171" calcext:value-type="float">
            <text:p>0.093048999995517</text:p>
          </table:table-cell>
          <table:table-cell office:value-type="float" office:value="0" calcext:value-type="float">
            <text:p>0</text:p>
          </table:table-cell>
          <table:table-cell office:value-type="float" office:value="0.112753000001248" calcext:value-type="float">
            <text:p>0.11275300000124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965270000015153" calcext:value-type="float">
            <text:p>0.096527000001515</text:p>
          </table:table-cell>
          <table:table-cell office:value-type="float" office:value="0.00162399999680929" calcext:value-type="float">
            <text:p>0.001623999996809</text:p>
          </table:table-cell>
          <table:table-cell office:value-type="float" office:value="0.0810130000027129" calcext:value-type="float">
            <text:p>0.081013000002713</text:p>
          </table:table-cell>
          <table:table-cell office:value-type="float" office:value="27.7750487327576" calcext:value-type="float">
            <text:p>27.7750487327576</text:p>
          </table:table-cell>
          <table:table-cell office:value-type="float" office:value="313.853165" calcext:value-type="float">
            <text:p>313.853165</text:p>
          </table:table-cell>
          <table:table-cell office:value-type="float" office:value="0.00371799999993527" calcext:value-type="float">
            <text:p>0.003717999999935</text:p>
          </table:table-cell>
          <table:table-cell office:value-type="float" office:value="3.3844539999991" calcext:value-type="float">
            <text:p>3.3844539999991</text:p>
          </table:table-cell>
          <table:table-cell office:value-type="float" office:value="3.66434700000173" calcext:value-type="float">
            <text:p>3.66434700000173</text:p>
          </table:table-cell>
          <table:table-cell office:value-type="float" office:value="0.010164999999688" calcext:value-type="float">
            <text:p>0.010164999999688</text:p>
          </table:table-cell>
          <table:table-cell office:value-type="float" office:value="0.0930310000003374" calcext:value-type="float">
            <text:p>0.093031000000337</text:p>
          </table:table-cell>
          <table:table-cell office:value-type="float" office:value="0" calcext:value-type="float">
            <text:p>0</text:p>
          </table:table-cell>
          <table:table-cell office:value-type="float" office:value="0.0957070000004023" calcext:value-type="float">
            <text:p>0.095707000000402</text:p>
          </table:table-cell>
          <table:table-cell table:number-columns-repeated="101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101574000000255" calcext:value-type="float">
            <text:p>0.101574000000255</text:p>
          </table:table-cell>
          <table:table-cell table:style-name="ce3" office:value-type="float" office:value="0.00162899999850197" calcext:value-type="float">
            <text:p>0.001628999998502</text:p>
          </table:table-cell>
          <table:table-cell table:style-name="ce3" office:value-type="float" office:value="0.12315899999885" calcext:value-type="float">
            <text:p>0.12315899999885</text:p>
          </table:table-cell>
          <table:table-cell table:style-name="ce3" office:value-type="float" office:value="25.2676129341125" calcext:value-type="float">
            <text:p>25.2676129341125</text:p>
          </table:table-cell>
          <table:table-cell table:style-name="ce3" office:value-type="float" office:value="325.748868999999" calcext:value-type="float">
            <text:p>325.748868999999</text:p>
          </table:table-cell>
          <table:table-cell table:style-name="ce3" office:value-type="float" office:value="0.00382299999910174" calcext:value-type="float">
            <text:p>0.003822999999102</text:p>
          </table:table-cell>
          <table:table-cell table:style-name="ce3" office:value-type="float" office:value="3.52270700000008" calcext:value-type="float">
            <text:p>3.52270700000008</text:p>
          </table:table-cell>
          <table:table-cell table:style-name="ce3" office:value-type="float" office:value="3.58366300000125" calcext:value-type="float">
            <text:p>3.58366300000125</text:p>
          </table:table-cell>
          <table:table-cell table:style-name="ce3" office:value-type="float" office:value="0.00896799999827636" calcext:value-type="float">
            <text:p>0.008967999998276</text:p>
          </table:table-cell>
          <table:table-cell table:style-name="ce3" office:value-type="float" office:value="0.0602509999989707" calcext:value-type="float">
            <text:p>0.0602509999989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10666000000492" calcext:value-type="float">
            <text:p>0.110666000000492</text:p>
          </table:table-cell>
          <table:table-cell table:style-name="ce4"/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69];[.C74];[.C79])" office:value-type="float" office:value="0.10531899999963" calcext:value-type="float">
            <text:p>0.10531899999963</text:p>
          </table:table-cell>
          <table:table-cell table:style-name="ce3" table:formula="of:=AVERAGE([.D69];[.D74];[.D79])" office:value-type="float" office:value="0.00163333333208963" calcext:value-type="float">
            <text:p>0.00163333333209</text:p>
          </table:table-cell>
          <table:table-cell table:style-name="ce3" table:formula="of:=AVERAGE([.E69];[.E74];[.E79])" office:value-type="float" office:value="0.0741353333335913" calcext:value-type="float">
            <text:p>0.074135333333591</text:p>
          </table:table-cell>
          <table:table-cell table:style-name="ce3" table:formula="of:=AVERAGE([.F69];[.F74];[.F79])" office:value-type="float" office:value="12.6214889685313" calcext:value-type="float">
            <text:p>12.6214889685313</text:p>
          </table:table-cell>
          <table:table-cell table:style-name="ce3" table:formula="of:=AVERAGE([.G69];[.G74];[.G79])" office:value-type="float" office:value="168.654412666664" calcext:value-type="float">
            <text:p>168.654412666664</text:p>
          </table:table-cell>
          <table:table-cell table:style-name="ce3" table:formula="of:=AVERAGE([.H69];[.H74];[.H79])" office:value-type="float" office:value="0.0012253333334229" calcext:value-type="float">
            <text:p>0.001225333333423</text:p>
          </table:table-cell>
          <table:table-cell table:style-name="ce3" table:formula="of:=AVERAGE([.I69];[.I74];[.I79])" office:value-type="float" office:value="16.9510743333339" calcext:value-type="float">
            <text:p>16.9510743333339</text:p>
          </table:table-cell>
          <table:table-cell table:style-name="ce3" table:formula="of:=AVERAGE([.J69];[.J74];[.J79])" office:value-type="float" office:value="1.80839500000002" calcext:value-type="float">
            <text:p>1.80839500000002</text:p>
          </table:table-cell>
          <table:table-cell table:style-name="ce3" table:formula="of:=AVERAGE([.K69];[.K74];[.K79])" office:value-type="float" office:value="0.0162570000005265" calcext:value-type="float">
            <text:p>0.016257000000527</text:p>
          </table:table-cell>
          <table:table-cell table:style-name="ce3" table:formula="of:=AVERAGE([.L69];[.L74];[.L79])" office:value-type="float" office:value="0.0866763333348596" calcext:value-type="float">
            <text:p>0.08667633333486</text:p>
          </table:table-cell>
          <table:table-cell table:style-name="ce3" table:formula="of:=AVERAGE([.M69];[.M74];[.M79])" office:value-type="float" office:value="0" calcext:value-type="float">
            <text:p>0</text:p>
          </table:table-cell>
          <table:table-cell table:style-name="ce3" table:formula="of:=AVERAGE([.N69];[.N74];[.N79])" office:value-type="float" office:value="0.0280473333320212" calcext:value-type="float">
            <text:p>0.028047333332021</text:p>
          </table:table-cell>
          <table:table-cell table:style-name="ce4" table:formula="of:=SUM([.C84:.N84])" office:value-type="float" office:value="200.348664635196" calcext:value-type="float">
            <text:p>200.34866463519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0];[.C75];[.C80])" office:value-type="float" office:value="0.101872666666168" calcext:value-type="float">
            <text:p>0.101872666666168</text:p>
          </table:table-cell>
          <table:table-cell table:style-name="ce3" table:formula="of:=AVERAGE([.D70];[.D75];[.D80])" office:value-type="float" office:value="0.00157133333414094" calcext:value-type="float">
            <text:p>0.001571333334141</text:p>
          </table:table-cell>
          <table:table-cell table:style-name="ce3" table:formula="of:=AVERAGE([.E70];[.E75];[.E80])" office:value-type="float" office:value="0.0759756666654236" calcext:value-type="float">
            <text:p>0.075975666665424</text:p>
          </table:table-cell>
          <table:table-cell table:style-name="ce3" table:formula="of:=AVERAGE([.F70];[.F75];[.F80])" office:value-type="float" office:value="22.1544935703278" calcext:value-type="float">
            <text:p>22.1544935703278</text:p>
          </table:table-cell>
          <table:table-cell table:style-name="ce3" table:formula="of:=AVERAGE([.G70];[.G75];[.G80])" office:value-type="float" office:value="287.765178" calcext:value-type="float">
            <text:p>287.765178</text:p>
          </table:table-cell>
          <table:table-cell table:style-name="ce3" table:formula="of:=AVERAGE([.H70];[.H75];[.H80])" office:value-type="float" office:value="0.00377533333206278" calcext:value-type="float">
            <text:p>0.003775333332063</text:p>
          </table:table-cell>
          <table:table-cell table:style-name="ce3" table:formula="of:=AVERAGE([.I70];[.I75];[.I80])" office:value-type="float" office:value="3.44538033333447" calcext:value-type="float">
            <text:p>3.44538033333447</text:p>
          </table:table-cell>
          <table:table-cell table:style-name="ce3" table:formula="of:=AVERAGE([.J70];[.J75];[.J80])" office:value-type="float" office:value="3.25924533333212" calcext:value-type="float">
            <text:p>3.25924533333212</text:p>
          </table:table-cell>
          <table:table-cell table:style-name="ce3" table:formula="of:=AVERAGE([.K70];[.K75];[.K80])" office:value-type="float" office:value="0.0149779999992461" calcext:value-type="float">
            <text:p>0.014977999999246</text:p>
          </table:table-cell>
          <table:table-cell table:style-name="ce3" table:formula="of:=AVERAGE([.L70];[.L75];[.L80])" office:value-type="float" office:value="0.066096666669182" calcext:value-type="float">
            <text:p>0.066096666669182</text:p>
          </table:table-cell>
          <table:table-cell table:style-name="ce3" table:formula="of:=AVERAGE([.M70];[.M75];[.M80])" office:value-type="float" office:value="0" calcext:value-type="float">
            <text:p>0</text:p>
          </table:table-cell>
          <table:table-cell table:style-name="ce3" table:formula="of:=AVERAGE([.N70];[.N75];[.N80])" office:value-type="float" office:value="0.0603179999998247" calcext:value-type="float">
            <text:p>0.060317999999825</text:p>
          </table:table-cell>
          <table:table-cell table:style-name="ce4" table:formula="of:=SUM([.C85:.N85])" office:value-type="float" office:value="316.94888490366" calcext:value-type="float">
            <text:p>316.9488849036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1];[.C76];[.C81])" office:value-type="float" office:value="0.103085999999166" calcext:value-type="float">
            <text:p>0.103085999999166</text:p>
          </table:table-cell>
          <table:table-cell table:style-name="ce3" table:formula="of:=AVERAGE([.D71];[.D76];[.D81])" office:value-type="float" office:value="0.001581333331463" calcext:value-type="float">
            <text:p>0.001581333331463</text:p>
          </table:table-cell>
          <table:table-cell table:style-name="ce3" table:formula="of:=AVERAGE([.E71];[.E76];[.E81])" office:value-type="float" office:value="0.091638333332715" calcext:value-type="float">
            <text:p>0.091638333332715</text:p>
          </table:table-cell>
          <table:table-cell table:style-name="ce3" table:formula="of:=AVERAGE([.F71];[.F76];[.F81])" office:value-type="float" office:value="22.9983784357707" calcext:value-type="float">
            <text:p>22.9983784357707</text:p>
          </table:table-cell>
          <table:table-cell table:style-name="ce3" table:formula="of:=AVERAGE([.G71];[.G76];[.G81])" office:value-type="float" office:value="307.553962333334" calcext:value-type="float">
            <text:p>307.553962333334</text:p>
          </table:table-cell>
          <table:table-cell table:style-name="ce3" table:formula="of:=AVERAGE([.H71];[.H76];[.H81])" office:value-type="float" office:value="0.00380000000101669" calcext:value-type="float">
            <text:p>0.003800000001017</text:p>
          </table:table-cell>
          <table:table-cell table:style-name="ce3" table:formula="of:=AVERAGE([.I71];[.I76];[.I81])" office:value-type="float" office:value="1.86769700000029" calcext:value-type="float">
            <text:p>1.86769700000029</text:p>
          </table:table-cell>
          <table:table-cell table:style-name="ce3" table:formula="of:=AVERAGE([.J71];[.J76];[.J81])" office:value-type="float" office:value="3.56174833333353" calcext:value-type="float">
            <text:p>3.56174833333353</text:p>
          </table:table-cell>
          <table:table-cell table:style-name="ce3" table:formula="of:=AVERAGE([.K71];[.K76];[.K81])" office:value-type="float" office:value="0.0102179999982278" calcext:value-type="float">
            <text:p>0.010217999998228</text:p>
          </table:table-cell>
          <table:table-cell table:style-name="ce3" table:formula="of:=AVERAGE([.L71];[.L76];[.L81])" office:value-type="float" office:value="0.0914143333320681" calcext:value-type="float">
            <text:p>0.091414333332068</text:p>
          </table:table-cell>
          <table:table-cell table:style-name="ce3" table:formula="of:=AVERAGE([.M71];[.M76];[.M81])" office:value-type="float" office:value="0" calcext:value-type="float">
            <text:p>0</text:p>
          </table:table-cell>
          <table:table-cell table:style-name="ce3" table:formula="of:=AVERAGE([.N71];[.N76];[.N81])" office:value-type="float" office:value="0.085101000000577" calcext:value-type="float">
            <text:p>0.085101000000577</text:p>
          </table:table-cell>
          <table:table-cell table:style-name="ce4" table:formula="of:=SUM([.C86:.N86])" office:value-type="float" office:value="336.368625102434" calcext:value-type="float">
            <text:p>336.368625102434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2];[.C77];[.C82])" office:value-type="float" office:value="0.116048666666757" calcext:value-type="float">
            <text:p>0.116048666666757</text:p>
          </table:table-cell>
          <table:table-cell table:style-name="ce3" table:formula="of:=AVERAGE([.D72];[.D77];[.D82])" office:value-type="float" office:value="0.00142633333234698" calcext:value-type="float">
            <text:p>0.001426333332347</text:p>
          </table:table-cell>
          <table:table-cell table:style-name="ce3" table:formula="of:=AVERAGE([.E72];[.E77];[.E82])" office:value-type="float" office:value="0.0744830000015402" calcext:value-type="float">
            <text:p>0.07448300000154</text:p>
          </table:table-cell>
          <table:table-cell table:style-name="ce3" table:formula="of:=AVERAGE([.F72];[.F77];[.F82])" office:value-type="float" office:value="25.4754745165507" calcext:value-type="float">
            <text:p>25.4754745165507</text:p>
          </table:table-cell>
          <table:table-cell table:style-name="ce3" table:formula="of:=AVERAGE([.G72];[.G77];[.G82])" office:value-type="float" office:value="314.294988333334" calcext:value-type="float">
            <text:p>314.294988333334</text:p>
          </table:table-cell>
          <table:table-cell table:style-name="ce3" table:formula="of:=AVERAGE([.H72];[.H77];[.H82])" office:value-type="float" office:value="0.00372399999832851" calcext:value-type="float">
            <text:p>0.003723999998329</text:p>
          </table:table-cell>
          <table:table-cell table:style-name="ce3" table:formula="of:=AVERAGE([.I72];[.I77];[.I82])" office:value-type="float" office:value="3.40462733333334" calcext:value-type="float">
            <text:p>3.40462733333334</text:p>
          </table:table-cell>
          <table:table-cell table:style-name="ce3" table:formula="of:=AVERAGE([.J72];[.J77];[.J82])" office:value-type="float" office:value="3.58746866666722" calcext:value-type="float">
            <text:p>3.58746866666722</text:p>
          </table:table-cell>
          <table:table-cell table:style-name="ce3" table:formula="of:=AVERAGE([.K72];[.K77];[.K82])" office:value-type="float" office:value="0.0100480000000971" calcext:value-type="float">
            <text:p>0.010048000000097</text:p>
          </table:table-cell>
          <table:table-cell table:style-name="ce3" table:formula="of:=AVERAGE([.L72];[.L77];[.L82])" office:value-type="float" office:value="0.0783253333332444" calcext:value-type="float">
            <text:p>0.078325333333245</text:p>
          </table:table-cell>
          <table:table-cell table:style-name="ce3" table:formula="of:=AVERAGE([.M72];[.M77];[.M82])" office:value-type="float" office:value="0" calcext:value-type="float">
            <text:p>0</text:p>
          </table:table-cell>
          <table:table-cell table:style-name="ce3" table:formula="of:=AVERAGE([.N72];[.N77];[.N82])" office:value-type="float" office:value="0.092279000000417" calcext:value-type="float">
            <text:p>0.092279000000417</text:p>
          </table:table-cell>
          <table:table-cell table:style-name="ce4" table:formula="of:=SUM([.C87:.N87])" office:value-type="float" office:value="347.138893183218" calcext:value-type="float">
            <text:p>347.13889318321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73];[.C78];[.C83])" office:value-type="float" office:value="0.105435333332328" calcext:value-type="float">
            <text:p>0.105435333332328</text:p>
          </table:table-cell>
          <table:table-cell table:style-name="ce3" table:formula="of:=AVERAGE([.D73];[.D78];[.D83])" office:value-type="float" office:value="0.00163899999946201" calcext:value-type="float">
            <text:p>0.001638999999462</text:p>
          </table:table-cell>
          <table:table-cell table:style-name="ce3" table:formula="of:=AVERAGE([.E73];[.E78];[.E83])" office:value-type="float" office:value="0.10923399999956" calcext:value-type="float">
            <text:p>0.10923399999956</text:p>
          </table:table-cell>
          <table:table-cell table:style-name="ce3" table:formula="of:=AVERAGE([.F73];[.F78];[.F83])" office:value-type="float" office:value="25.1976476510366" calcext:value-type="float">
            <text:p>25.1976476510366</text:p>
          </table:table-cell>
          <table:table-cell table:style-name="ce3" table:formula="of:=AVERAGE([.G73];[.G78];[.G83])" office:value-type="float" office:value="325.499413333334" calcext:value-type="float">
            <text:p>325.499413333334</text:p>
          </table:table-cell>
          <table:table-cell table:style-name="ce3" table:formula="of:=AVERAGE([.H73];[.H78];[.H83])" office:value-type="float" office:value="0.00375533333378068" calcext:value-type="float">
            <text:p>0.003755333333781</text:p>
          </table:table-cell>
          <table:table-cell table:style-name="ce3" table:formula="of:=AVERAGE([.I73];[.I78];[.I83])" office:value-type="float" office:value="3.48232899999978" calcext:value-type="float">
            <text:p>3.48232899999978</text:p>
          </table:table-cell>
          <table:table-cell table:style-name="ce3" table:formula="of:=AVERAGE([.J73];[.J78];[.J83])" office:value-type="float" office:value="3.68326266666796" calcext:value-type="float">
            <text:p>3.68326266666796</text:p>
          </table:table-cell>
          <table:table-cell table:style-name="ce3" table:formula="of:=AVERAGE([.K73];[.K78];[.K83])" office:value-type="float" office:value="0.00964033333245123" calcext:value-type="float">
            <text:p>0.009640333332451</text:p>
          </table:table-cell>
          <table:table-cell table:style-name="ce3" table:formula="of:=AVERAGE([.L73];[.L78];[.L83])" office:value-type="float" office:value="0.0690493333337751" calcext:value-type="float">
            <text:p>0.069049333333775</text:p>
          </table:table-cell>
          <table:table-cell table:style-name="ce3" table:formula="of:=AVERAGE([.M73];[.M78];[.M83])" office:value-type="float" office:value="0" calcext:value-type="float">
            <text:p>0</text:p>
          </table:table-cell>
          <table:table-cell table:style-name="ce3" table:formula="of:=AVERAGE([.N73];[.N78];[.N83])" office:value-type="float" office:value="0.111177000000074" calcext:value-type="float">
            <text:p>0.111177000000074</text:p>
          </table:table-cell>
          <table:table-cell table:style-name="ce4" table:formula="of:=SUM([.C88:.N88])" office:value-type="float" office:value="358.272582984369" calcext:value-type="float">
            <text:p>358.272582984369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84:.C88])" office:value-type="float" office:value="0.531761666664049" calcext:value-type="float">
            <text:p>0.531761666664049</text:p>
          </table:table-cell>
          <table:table-cell table:style-name="ce1" table:formula="of:=SUM([.D84:.D88])" office:value-type="float" office:value="0.00785133332950256" calcext:value-type="float">
            <text:p>0.007851333329503</text:p>
          </table:table-cell>
          <table:table-cell table:style-name="ce1" table:formula="of:=SUM([.E84:.E88])" office:value-type="float" office:value="0.42546633333283" calcext:value-type="float">
            <text:p>0.42546633333283</text:p>
          </table:table-cell>
          <table:table-cell table:style-name="ce1" table:formula="of:=SUM([.F84:.F88])" office:value-type="float" office:value="108.447483142217" calcext:value-type="float">
            <text:p>108.447483142217</text:p>
          </table:table-cell>
          <table:table-cell table:style-name="ce1" table:formula="of:=SUM([.G84:.G88])" office:value-type="float" office:value="1403.76795466667" calcext:value-type="float">
            <text:p>1403.76795466667</text:p>
          </table:table-cell>
          <table:table-cell table:style-name="ce1" table:formula="of:=SUM([.H84:.H88])" office:value-type="float" office:value="0.0162799999986116" calcext:value-type="float">
            <text:p>0.016279999998612</text:p>
          </table:table-cell>
          <table:table-cell table:style-name="ce1" table:formula="of:=SUM([.I84:.I88])" office:value-type="float" office:value="29.1511080000018" calcext:value-type="float">
            <text:p>29.1511080000018</text:p>
          </table:table-cell>
          <table:table-cell table:style-name="ce1" table:formula="of:=SUM([.J84:.J88])" office:value-type="float" office:value="15.9001200000008" calcext:value-type="float">
            <text:p>15.9001200000008</text:p>
          </table:table-cell>
          <table:table-cell table:style-name="ce1" table:formula="of:=SUM([.K84:.K88])" office:value-type="float" office:value="0.0611413333305488" calcext:value-type="float">
            <text:p>0.061141333330549</text:p>
          </table:table-cell>
          <table:table-cell table:style-name="ce1" table:formula="of:=SUM([.L84:.L88])" office:value-type="float" office:value="0.391562000003129" calcext:value-type="float">
            <text:p>0.391562000003129</text:p>
          </table:table-cell>
          <table:table-cell table:style-name="ce1" table:formula="of:=SUM([.M84:.M88])" office:value-type="float" office:value="0" calcext:value-type="float">
            <text:p>0</text:p>
          </table:table-cell>
          <table:table-cell table:style-name="ce1" table:formula="of:=SUM([.N84:.N88])" office:value-type="float" office:value="0.376922333332914" calcext:value-type="float">
            <text:p>0.376922333332914</text:p>
          </table:table-cell>
          <table:table-cell table:style-name="ce4" table:formula="of:=SUM([.C89:.N89])" office:value-type="float" office:value="1559.07765080888" calcext:value-type="float">
            <text:p>1559.077650808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+_attr</text:p>
          </table:table-cell>
          <table:table-cell table:number-columns-repeated="102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98137000000861" calcext:value-type="float">
            <text:p>0.098137000000861</text:p>
          </table:table-cell>
          <table:table-cell office:value-type="float" office:value="0.00157400000171037" calcext:value-type="float">
            <text:p>0.00157400000171</text:p>
          </table:table-cell>
          <table:table-cell office:value-type="float" office:value="0.0981600000013714" calcext:value-type="float">
            <text:p>0.098160000001371</text:p>
          </table:table-cell>
          <table:table-cell office:value-type="float" office:value="12.1677579879761" calcext:value-type="float">
            <text:p>12.1677579879761</text:p>
          </table:table-cell>
          <table:table-cell office:value-type="float" office:value="168.097665000001" calcext:value-type="float">
            <text:p>168.097665000001</text:p>
          </table:table-cell>
          <table:table-cell office:value-type="float" office:value="0.0011949999970966" calcext:value-type="float">
            <text:p>0.001194999997097</text:p>
          </table:table-cell>
          <table:table-cell office:value-type="float" office:value="17.1316619999998" calcext:value-type="float">
            <text:p>17.1316619999998</text:p>
          </table:table-cell>
          <table:table-cell office:value-type="float" office:value="1.80437199999869" calcext:value-type="float">
            <text:p>1.80437199999869</text:p>
          </table:table-cell>
          <table:table-cell office:value-type="float" office:value="0.0122470000023895" calcext:value-type="float">
            <text:p>0.01224700000239</text:p>
          </table:table-cell>
          <table:table-cell office:value-type="float" office:value="0.0600000000013097" calcext:value-type="float">
            <text:p>0.060000000001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963100000008126" calcext:value-type="float">
            <text:p>0.096310000000813</text:p>
          </table:table-cell>
          <table:table-cell office:value-type="float" office:value="0.000993000001471955" calcext:value-type="float">
            <text:p>0.000993000001472</text:p>
          </table:table-cell>
          <table:table-cell office:value-type="float" office:value="0.0870060000015656" calcext:value-type="float">
            <text:p>0.087006000001566</text:p>
          </table:table-cell>
          <table:table-cell office:value-type="float" office:value="24.4605865478516" calcext:value-type="float">
            <text:p>24.4605865478516</text:p>
          </table:table-cell>
          <table:table-cell office:value-type="float" office:value="306.233538999997" calcext:value-type="float">
            <text:p>306.233538999997</text:p>
          </table:table-cell>
          <table:table-cell office:value-type="float" office:value="0.00398700000005192" calcext:value-type="float">
            <text:p>0.003987000000052</text:p>
          </table:table-cell>
          <table:table-cell office:value-type="float" office:value="3.54489200000171" calcext:value-type="float">
            <text:p>3.54489200000171</text:p>
          </table:table-cell>
          <table:table-cell office:value-type="float" office:value="3.43980100000044" calcext:value-type="float">
            <text:p>3.43980100000044</text:p>
          </table:table-cell>
          <table:table-cell office:value-type="float" office:value="0.0111470000010741" calcext:value-type="float">
            <text:p>0.011147000001074</text:p>
          </table:table-cell>
          <table:table-cell office:value-type="float" office:value="0.175202999998874" calcext:value-type="float">
            <text:p>0.175202999998874</text:p>
          </table:table-cell>
          <table:table-cell office:value-type="float" office:value="0.0125169999992067" calcext:value-type="float">
            <text:p>0.01251699999920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99395999997796" calcext:value-type="float">
            <text:p>0.099395999997796</text:p>
          </table:table-cell>
          <table:table-cell office:value-type="float" office:value="0.00158000000010361" calcext:value-type="float">
            <text:p>0.001580000000104</text:p>
          </table:table-cell>
          <table:table-cell office:value-type="float" office:value="0.149748999996518" calcext:value-type="float">
            <text:p>0.149748999996518</text:p>
          </table:table-cell>
          <table:table-cell office:value-type="float" office:value="25.874359369278" calcext:value-type="float">
            <text:p>25.874359369278</text:p>
          </table:table-cell>
          <table:table-cell office:value-type="float" office:value="355.426594" calcext:value-type="float">
            <text:p>355.426594</text:p>
          </table:table-cell>
          <table:table-cell office:value-type="float" office:value="0.0037850000007893" calcext:value-type="float">
            <text:p>0.003785000000789</text:p>
          </table:table-cell>
          <table:table-cell office:value-type="float" office:value="2.02585199999885" calcext:value-type="float">
            <text:p>2.02585199999885</text:p>
          </table:table-cell>
          <table:table-cell office:value-type="float" office:value="4.20479100000011" calcext:value-type="float">
            <text:p>4.20479100000011</text:p>
          </table:table-cell>
          <table:table-cell office:value-type="float" office:value="0.00870600000052946" calcext:value-type="float">
            <text:p>0.008706000000529</text:p>
          </table:table-cell>
          <table:table-cell office:value-type="float" office:value="0.21543599999859" calcext:value-type="float">
            <text:p>0.21543599999859</text:p>
          </table:table-cell>
          <table:table-cell office:value-type="float" office:value="0.031753999999637" calcext:value-type="float">
            <text:p>0.03175399999963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11415999999736" calcext:value-type="float">
            <text:p>0.111415999999736</text:p>
          </table:table-cell>
          <table:table-cell office:value-type="float" office:value="0.00162800000180141" calcext:value-type="float">
            <text:p>0.001628000001801</text:p>
          </table:table-cell>
          <table:table-cell office:value-type="float" office:value="0.117979999999079" calcext:value-type="float">
            <text:p>0.117979999999079</text:p>
          </table:table-cell>
          <table:table-cell office:value-type="float" office:value="33.612457036972" calcext:value-type="float">
            <text:p>33.612457036972</text:p>
          </table:table-cell>
          <table:table-cell office:value-type="float" office:value="425.193893" calcext:value-type="float">
            <text:p>425.193893</text:p>
          </table:table-cell>
          <table:table-cell office:value-type="float" office:value="0.00379600000087521" calcext:value-type="float">
            <text:p>0.003796000000875</text:p>
          </table:table-cell>
          <table:table-cell office:value-type="float" office:value="6.32420999999886" calcext:value-type="float">
            <text:p>6.32420999999886</text:p>
          </table:table-cell>
          <table:table-cell office:value-type="float" office:value="5.16528000000108" calcext:value-type="float">
            <text:p>5.16528000000108</text:p>
          </table:table-cell>
          <table:table-cell office:value-type="float" office:value="0.0102609999994456" calcext:value-type="float">
            <text:p>0.010260999999446</text:p>
          </table:table-cell>
          <table:table-cell office:value-type="float" office:value="0.309986000000208" calcext:value-type="float">
            <text:p>0.309986000000208</text:p>
          </table:table-cell>
          <table:table-cell office:value-type="float" office:value="0.0197679999982938" calcext:value-type="float">
            <text:p>0.01976799999829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02217999999993" calcext:value-type="float">
            <text:p>0.102217999999993</text:p>
          </table:table-cell>
          <table:table-cell office:value-type="float" office:value="0.0015930000008666" calcext:value-type="float">
            <text:p>0.001593000000867</text:p>
          </table:table-cell>
          <table:table-cell office:value-type="float" office:value="0.152272999999695" calcext:value-type="float">
            <text:p>0.152272999999695</text:p>
          </table:table-cell>
          <table:table-cell office:value-type="float" office:value="38.363076210022" calcext:value-type="float">
            <text:p>38.363076210022</text:p>
          </table:table-cell>
          <table:table-cell office:value-type="float" office:value="489.078352000001" calcext:value-type="float">
            <text:p>489.078352000001</text:p>
          </table:table-cell>
          <table:table-cell office:value-type="float" office:value="0.00378799999816692" calcext:value-type="float">
            <text:p>0.003787999998167</text:p>
          </table:table-cell>
          <table:table-cell office:value-type="float" office:value="18.809831999999" calcext:value-type="float">
            <text:p>18.809831999999</text:p>
          </table:table-cell>
          <table:table-cell office:value-type="float" office:value="6.03920400000061" calcext:value-type="float">
            <text:p>6.03920400000061</text:p>
          </table:table-cell>
          <table:table-cell office:value-type="float" office:value="0.0106780000023718" calcext:value-type="float">
            <text:p>0.010678000002372</text:p>
          </table:table-cell>
          <table:table-cell office:value-type="float" office:value="0.368381999996927" calcext:value-type="float">
            <text:p>0.368381999996927</text:p>
          </table:table-cell>
          <table:table-cell office:value-type="float" office:value="0.0239240000009886" calcext:value-type="float">
            <text:p>0.02392400000098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19403000000602" calcext:value-type="float">
            <text:p>0.119403000000602</text:p>
          </table:table-cell>
          <table:table-cell office:value-type="float" office:value="0.00156799999967916" calcext:value-type="float">
            <text:p>0.001567999999679</text:p>
          </table:table-cell>
          <table:table-cell office:value-type="float" office:value="0.0752869999996619" calcext:value-type="float">
            <text:p>0.075286999999662</text:p>
          </table:table-cell>
          <table:table-cell office:value-type="float" office:value="13.5440719127655" calcext:value-type="float">
            <text:p>13.5440719127655</text:p>
          </table:table-cell>
          <table:table-cell office:value-type="float" office:value="168.706630999997" calcext:value-type="float">
            <text:p>168.706630999997</text:p>
          </table:table-cell>
          <table:table-cell office:value-type="float" office:value="0.00125399999888032" calcext:value-type="float">
            <text:p>0.00125399999888</text:p>
          </table:table-cell>
          <table:table-cell office:value-type="float" office:value="16.930637999998" calcext:value-type="float">
            <text:p>16.930637999998</text:p>
          </table:table-cell>
          <table:table-cell office:value-type="float" office:value="1.73444200000085" calcext:value-type="float">
            <text:p>1.73444200000085</text:p>
          </table:table-cell>
          <table:table-cell office:value-type="float" office:value="0.0073950000005425" calcext:value-type="float">
            <text:p>0.007395000000543</text:p>
          </table:table-cell>
          <table:table-cell office:value-type="float" office:value="0.0763799999986077" calcext:value-type="float">
            <text:p>0.0763799999986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16157999997085" calcext:value-type="float">
            <text:p>0.116157999997085</text:p>
          </table:table-cell>
          <table:table-cell office:value-type="float" office:value="0.000991999997495441" calcext:value-type="float">
            <text:p>0.000991999997495</text:p>
          </table:table-cell>
          <table:table-cell office:value-type="float" office:value="0.0826219999980822" calcext:value-type="float">
            <text:p>0.082621999998082</text:p>
          </table:table-cell>
          <table:table-cell office:value-type="float" office:value="21.5101892948151" calcext:value-type="float">
            <text:p>21.5101892948151</text:p>
          </table:table-cell>
          <table:table-cell office:value-type="float" office:value="305.932252000002" calcext:value-type="float">
            <text:p>305.932252000002</text:p>
          </table:table-cell>
          <table:table-cell office:value-type="float" office:value="0.00367300000289106" calcext:value-type="float">
            <text:p>0.003673000002891</text:p>
          </table:table-cell>
          <table:table-cell office:value-type="float" office:value="3.54874800000107" calcext:value-type="float">
            <text:p>3.54874800000107</text:p>
          </table:table-cell>
          <table:table-cell office:value-type="float" office:value="3.44498899999962" calcext:value-type="float">
            <text:p>3.44498899999962</text:p>
          </table:table-cell>
          <table:table-cell office:value-type="float" office:value="0.00975300000209245" calcext:value-type="float">
            <text:p>0.009753000002092</text:p>
          </table:table-cell>
          <table:table-cell office:value-type="float" office:value="0.176432000000204" calcext:value-type="float">
            <text:p>0.176432000000204</text:p>
          </table:table-cell>
          <table:table-cell office:value-type="float" office:value="0.0130030000000261" calcext:value-type="float">
            <text:p>0.01300300000002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02192999998806" calcext:value-type="float">
            <text:p>0.102192999998806</text:p>
          </table:table-cell>
          <table:table-cell office:value-type="float" office:value="0.00156800000331714" calcext:value-type="float">
            <text:p>0.001568000003317</text:p>
          </table:table-cell>
          <table:table-cell office:value-type="float" office:value="0.154768999997032" calcext:value-type="float">
            <text:p>0.154768999997032</text:p>
          </table:table-cell>
          <table:table-cell office:value-type="float" office:value="26.0262589454651" calcext:value-type="float">
            <text:p>26.0262589454651</text:p>
          </table:table-cell>
          <table:table-cell office:value-type="float" office:value="357.352655999999" calcext:value-type="float">
            <text:p>357.352655999999</text:p>
          </table:table-cell>
          <table:table-cell office:value-type="float" office:value="0.00376000000323984" calcext:value-type="float">
            <text:p>0.00376000000324</text:p>
          </table:table-cell>
          <table:table-cell office:value-type="float" office:value="2.04860399999961" calcext:value-type="float">
            <text:p>2.04860399999961</text:p>
          </table:table-cell>
          <table:table-cell office:value-type="float" office:value="4.27214100000128" calcext:value-type="float">
            <text:p>4.27214100000128</text:p>
          </table:table-cell>
          <table:table-cell office:value-type="float" office:value="0.00953799999842886" calcext:value-type="float">
            <text:p>0.009537999998429</text:p>
          </table:table-cell>
          <table:table-cell office:value-type="float" office:value="0.209977999998955" calcext:value-type="float">
            <text:p>0.209977999998955</text:p>
          </table:table-cell>
          <table:table-cell office:value-type="float" office:value="0.0161650000009104" calcext:value-type="float">
            <text:p>0.0161650000009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10603000000992" calcext:value-type="float">
            <text:p>0.110603000000992</text:p>
          </table:table-cell>
          <table:table-cell office:value-type="float" office:value="0.00162099999943166" calcext:value-type="float">
            <text:p>0.001620999999432</text:p>
          </table:table-cell>
          <table:table-cell office:value-type="float" office:value="0.118849000002228" calcext:value-type="float">
            <text:p>0.118849000002228</text:p>
          </table:table-cell>
          <table:table-cell office:value-type="float" office:value="35.6098921298981" calcext:value-type="float">
            <text:p>35.6098921298981</text:p>
          </table:table-cell>
          <table:table-cell office:value-type="float" office:value="426.080481999998" calcext:value-type="float">
            <text:p>426.080481999998</text:p>
          </table:table-cell>
          <table:table-cell office:value-type="float" office:value="0.00383899999724235" calcext:value-type="float">
            <text:p>0.003838999997242</text:p>
          </table:table-cell>
          <table:table-cell office:value-type="float" office:value="6.35073000000193" calcext:value-type="float">
            <text:p>6.35073000000193</text:p>
          </table:table-cell>
          <table:table-cell office:value-type="float" office:value="5.27232899999945" calcext:value-type="float">
            <text:p>5.27232899999945</text:p>
          </table:table-cell>
          <table:table-cell office:value-type="float" office:value="0.0103610000005574" calcext:value-type="float">
            <text:p>0.010361000000557</text:p>
          </table:table-cell>
          <table:table-cell office:value-type="float" office:value="0.308270000001357" calcext:value-type="float">
            <text:p>0.308270000001357</text:p>
          </table:table-cell>
          <table:table-cell office:value-type="float" office:value="0.0206049999978859" calcext:value-type="float">
            <text:p>0.02060499999788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103041999998823" calcext:value-type="float">
            <text:p>0.103041999998823</text:p>
          </table:table-cell>
          <table:table-cell office:value-type="float" office:value="0.00157500000204891" calcext:value-type="float">
            <text:p>0.001575000002049</text:p>
          </table:table-cell>
          <table:table-cell office:value-type="float" office:value="0.15247399999862" calcext:value-type="float">
            <text:p>0.15247399999862</text:p>
          </table:table-cell>
          <table:table-cell office:value-type="float" office:value="40.3896832466126" calcext:value-type="float">
            <text:p>40.3896832466126</text:p>
          </table:table-cell>
          <table:table-cell office:value-type="float" office:value="489.572736999999" calcext:value-type="float">
            <text:p>489.572736999999</text:p>
          </table:table-cell>
          <table:table-cell office:value-type="float" office:value="0.00382900000113295" calcext:value-type="float">
            <text:p>0.003829000001133</text:p>
          </table:table-cell>
          <table:table-cell office:value-type="float" office:value="19.4593210000021" calcext:value-type="float">
            <text:p>19.4593210000021</text:p>
          </table:table-cell>
          <table:table-cell office:value-type="float" office:value="5.97913200000039" calcext:value-type="float">
            <text:p>5.97913200000039</text:p>
          </table:table-cell>
          <table:table-cell office:value-type="float" office:value="0.0104150000006484" calcext:value-type="float">
            <text:p>0.010415000000648</text:p>
          </table:table-cell>
          <table:table-cell office:value-type="float" office:value="0.362191000000166" calcext:value-type="float">
            <text:p>0.362191000000166</text:p>
          </table:table-cell>
          <table:table-cell office:value-type="float" office:value="0.0240610000000743" calcext:value-type="float">
            <text:p>0.02406100000007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01665000001958" calcext:value-type="float">
            <text:p>0.101665000001958</text:p>
          </table:table-cell>
          <table:table-cell office:value-type="float" office:value="0.00164099999892642" calcext:value-type="float">
            <text:p>0.001640999998926</text:p>
          </table:table-cell>
          <table:table-cell office:value-type="float" office:value="0.0979860000006738" calcext:value-type="float">
            <text:p>0.097986000000674</text:p>
          </table:table-cell>
          <table:table-cell office:value-type="float" office:value="12.4914994239807" calcext:value-type="float">
            <text:p>12.4914994239807</text:p>
          </table:table-cell>
          <table:table-cell office:value-type="float" office:value="167.989633999998" calcext:value-type="float">
            <text:p>167.989633999998</text:p>
          </table:table-cell>
          <table:table-cell office:value-type="float" office:value="0.00122199999896111" calcext:value-type="float">
            <text:p>0.001221999998961</text:p>
          </table:table-cell>
          <table:table-cell office:value-type="float" office:value="17.1964279999993" calcext:value-type="float">
            <text:p>17.1964279999993</text:p>
          </table:table-cell>
          <table:table-cell office:value-type="float" office:value="1.86130699999922" calcext:value-type="float">
            <text:p>1.86130699999922</text:p>
          </table:table-cell>
          <table:table-cell office:value-type="float" office:value="0.0161980000011681" calcext:value-type="float">
            <text:p>0.016198000001168</text:p>
          </table:table-cell>
          <table:table-cell office:value-type="float" office:value="0.0720260000016424" calcext:value-type="float">
            <text:p>0.0720260000016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30547000000661" calcext:value-type="float">
            <text:p>0.130547000000661</text:p>
          </table:table-cell>
          <table:table-cell office:value-type="float" office:value="0.00163299999985611" calcext:value-type="float">
            <text:p>0.001632999999856</text:p>
          </table:table-cell>
          <table:table-cell office:value-type="float" office:value="0.0935939999981201" calcext:value-type="float">
            <text:p>0.09359399999812</text:p>
          </table:table-cell>
          <table:table-cell office:value-type="float" office:value="21.8288552761078" calcext:value-type="float">
            <text:p>21.8288552761078</text:p>
          </table:table-cell>
          <table:table-cell office:value-type="float" office:value="308.904191999998" calcext:value-type="float">
            <text:p>308.904191999998</text:p>
          </table:table-cell>
          <table:table-cell office:value-type="float" office:value="0.00381199999901583" calcext:value-type="float">
            <text:p>0.003811999999016</text:p>
          </table:table-cell>
          <table:table-cell office:value-type="float" office:value="3.64016700000138" calcext:value-type="float">
            <text:p>3.64016700000138</text:p>
          </table:table-cell>
          <table:table-cell office:value-type="float" office:value="3.61237099999926" calcext:value-type="float">
            <text:p>3.61237099999926</text:p>
          </table:table-cell>
          <table:table-cell office:value-type="float" office:value="0.0100959999981569" calcext:value-type="float">
            <text:p>0.010095999998157</text:p>
          </table:table-cell>
          <table:table-cell office:value-type="float" office:value="0.140150000002905" calcext:value-type="float">
            <text:p>0.140150000002905</text:p>
          </table:table-cell>
          <table:table-cell office:value-type="float" office:value="0.016154999997525" calcext:value-type="float">
            <text:p>0.0161549999975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11535000000004" calcext:value-type="float">
            <text:p>0.111535000000004</text:p>
          </table:table-cell>
          <table:table-cell office:value-type="float" office:value="0.000969000000623055" calcext:value-type="float">
            <text:p>0.000969000000623</text:p>
          </table:table-cell>
          <table:table-cell office:value-type="float" office:value="0.0910480000020471" calcext:value-type="float">
            <text:p>0.091048000002047</text:p>
          </table:table-cell>
          <table:table-cell office:value-type="float" office:value="27.1380441188812" calcext:value-type="float">
            <text:p>27.1380441188812</text:p>
          </table:table-cell>
          <table:table-cell office:value-type="float" office:value="357.656635000003" calcext:value-type="float">
            <text:p>357.656635000003</text:p>
          </table:table-cell>
          <table:table-cell office:value-type="float" office:value="0.00379500000053667" calcext:value-type="float">
            <text:p>0.003795000000537</text:p>
          </table:table-cell>
          <table:table-cell office:value-type="float" office:value="2.04164600000149" calcext:value-type="float">
            <text:p>2.04164600000149</text:p>
          </table:table-cell>
          <table:table-cell office:value-type="float" office:value="4.18837199999689" calcext:value-type="float">
            <text:p>4.18837199999689</text:p>
          </table:table-cell>
          <table:table-cell office:value-type="float" office:value="0.00823999999920488" calcext:value-type="float">
            <text:p>0.008239999999205</text:p>
          </table:table-cell>
          <table:table-cell office:value-type="float" office:value="0.181040000003122" calcext:value-type="float">
            <text:p>0.181040000003122</text:p>
          </table:table-cell>
          <table:table-cell office:value-type="float" office:value="0.0277249999999185" calcext:value-type="float">
            <text:p>0.02772499999991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03417999998783" calcext:value-type="float">
            <text:p>0.103417999998783</text:p>
          </table:table-cell>
          <table:table-cell office:value-type="float" office:value="0.00156000000060885" calcext:value-type="float">
            <text:p>0.001560000000609</text:p>
          </table:table-cell>
          <table:table-cell office:value-type="float" office:value="0.116110999999364" calcext:value-type="float">
            <text:p>0.116110999999364</text:p>
          </table:table-cell>
          <table:table-cell office:value-type="float" office:value="34.0388753414154" calcext:value-type="float">
            <text:p>34.0388753414154</text:p>
          </table:table-cell>
          <table:table-cell office:value-type="float" office:value="426.425047000001" calcext:value-type="float">
            <text:p>426.425047000001</text:p>
          </table:table-cell>
          <table:table-cell office:value-type="float" office:value="0.00383599999986472" calcext:value-type="float">
            <text:p>0.003835999999865</text:p>
          </table:table-cell>
          <table:table-cell office:value-type="float" office:value="6.14264600000024" calcext:value-type="float">
            <text:p>6.14264600000024</text:p>
          </table:table-cell>
          <table:table-cell office:value-type="float" office:value="5.25211399999898" calcext:value-type="float">
            <text:p>5.25211399999898</text:p>
          </table:table-cell>
          <table:table-cell office:value-type="float" office:value="0.00995100000000093" calcext:value-type="float">
            <text:p>0.009951000000001</text:p>
          </table:table-cell>
          <table:table-cell office:value-type="float" office:value="0.315984000000753" calcext:value-type="float">
            <text:p>0.315984000000753</text:p>
          </table:table-cell>
          <table:table-cell office:value-type="float" office:value="0.0449379999990924" calcext:value-type="float">
            <text:p>0.04493799999909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904460000019754" calcext:value-type="float">
            <text:p>0.090446000001975</text:p>
          </table:table-cell>
          <table:table-cell office:value-type="float" office:value="0.000553000001673354" calcext:value-type="float">
            <text:p>0.000553000001673</text:p>
          </table:table-cell>
          <table:table-cell office:value-type="float" office:value="0.140906000000541" calcext:value-type="float">
            <text:p>0.140906000000541</text:p>
          </table:table-cell>
          <table:table-cell office:value-type="float" office:value="39.961986541748" calcext:value-type="float">
            <text:p>39.961986541748</text:p>
          </table:table-cell>
          <table:table-cell office:value-type="float" office:value="488.942636000003" calcext:value-type="float">
            <text:p>488.942636000003</text:p>
          </table:table-cell>
          <table:table-cell office:value-type="float" office:value="0.00386400000206777" calcext:value-type="float">
            <text:p>0.003864000002068</text:p>
          </table:table-cell>
          <table:table-cell office:value-type="float" office:value="19.4204389999977" calcext:value-type="float">
            <text:p>19.4204389999977</text:p>
          </table:table-cell>
          <table:table-cell office:value-type="float" office:value="6.13815200000317" calcext:value-type="float">
            <text:p>6.13815200000317</text:p>
          </table:table-cell>
          <table:table-cell office:value-type="float" office:value="0.0104179999980261" calcext:value-type="float">
            <text:p>0.010417999998026</text:p>
          </table:table-cell>
          <table:table-cell office:value-type="float" office:value="0.359830999997939" calcext:value-type="float">
            <text:p>0.359830999997939</text:p>
          </table:table-cell>
          <table:table-cell office:value-type="float" office:value="0.0235649999995076" calcext:value-type="float">
            <text:p>0.02356499999950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" table:formula="of:=AVERAGE([.C91];[.C96];[.C101])" office:value-type="float" office:value="0.106401666667807" calcext:value-type="float">
            <text:p>0.106401666667807</text:p>
          </table:table-cell>
          <table:table-cell table:style-name="ce3" table:formula="of:=AVERAGE([.D91];[.D96];[.D101])" office:value-type="float" office:value="0.00159433333343865" calcext:value-type="float">
            <text:p>0.001594333333439</text:p>
          </table:table-cell>
          <table:table-cell table:style-name="ce3" table:formula="of:=AVERAGE([.E91];[.E96];[.E101])" office:value-type="float" office:value="0.0904776666672357" calcext:value-type="float">
            <text:p>0.090477666667236</text:p>
          </table:table-cell>
          <table:table-cell table:style-name="ce3" table:formula="of:=AVERAGE([.F91];[.F96];[.F101])" office:value-type="float" office:value="12.7344431082408" calcext:value-type="float">
            <text:p>12.7344431082408</text:p>
          </table:table-cell>
          <table:table-cell table:style-name="ce3" table:formula="of:=AVERAGE([.G91];[.G96];[.G101])" office:value-type="float" office:value="168.264643333332" calcext:value-type="float">
            <text:p>168.264643333332</text:p>
          </table:table-cell>
          <table:table-cell table:style-name="ce3" table:formula="of:=AVERAGE([.H91];[.H96];[.H101])" office:value-type="float" office:value="0.00122366666497934" calcext:value-type="float">
            <text:p>0.001223666664979</text:p>
          </table:table-cell>
          <table:table-cell table:style-name="ce3" table:formula="of:=AVERAGE([.I91];[.I96];[.I101])" office:value-type="float" office:value="17.0862426666657" calcext:value-type="float">
            <text:p>17.0862426666657</text:p>
          </table:table-cell>
          <table:table-cell table:style-name="ce3" table:formula="of:=AVERAGE([.J91];[.J96];[.J101])" office:value-type="float" office:value="1.80004033333292" calcext:value-type="float">
            <text:p>1.80004033333292</text:p>
          </table:table-cell>
          <table:table-cell table:style-name="ce3" table:formula="of:=AVERAGE([.K91];[.K96];[.K101])" office:value-type="float" office:value="0.0119466666680334" calcext:value-type="float">
            <text:p>0.011946666668033</text:p>
          </table:table-cell>
          <table:table-cell table:style-name="ce3" table:formula="of:=AVERAGE([.L91];[.L96];[.L101])" office:value-type="float" office:value="0.0694686666671866" calcext:value-type="float">
            <text:p>0.069468666667187</text:p>
          </table:table-cell>
          <table:table-cell table:style-name="ce3" table:formula="of:=AVERAGE([.M91];[.M96];[.M101])" office:value-type="float" office:value="0" calcext:value-type="float">
            <text:p>0</text:p>
          </table:table-cell>
          <table:table-cell table:style-name="ce3" table:formula="of:=AVERAGE([.N91];[.N96];[.N101])" office:value-type="float" office:value="0" calcext:value-type="float">
            <text:p>0</text:p>
          </table:table-cell>
          <table:table-cell table:style-name="ce4" table:formula="of:=SUM([.C106:.N106])" office:value-type="float" office:value="200.16648210824" calcext:value-type="float">
            <text:p>200.16648210824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formula="of:=AVERAGE([.C92];[.C97];[.C102])" office:value-type="float" office:value="0.114338333332853" calcext:value-type="float">
            <text:p>0.114338333332853</text:p>
          </table:table-cell>
          <table:table-cell table:style-name="ce3" table:formula="of:=AVERAGE([.D92];[.D97];[.D102])" office:value-type="float" office:value="0.00120599999960784" calcext:value-type="float">
            <text:p>0.001205999999608</text:p>
          </table:table-cell>
          <table:table-cell table:style-name="ce3" table:formula="of:=AVERAGE([.E92];[.E97];[.E102])" office:value-type="float" office:value="0.0877406666659226" calcext:value-type="float">
            <text:p>0.087740666665923</text:p>
          </table:table-cell>
          <table:table-cell table:style-name="ce3" table:formula="of:=AVERAGE([.F92];[.F97];[.F102])" office:value-type="float" office:value="22.5998770395915" calcext:value-type="float">
            <text:p>22.5998770395915</text:p>
          </table:table-cell>
          <table:table-cell table:style-name="ce3" table:formula="of:=AVERAGE([.G92];[.G97];[.G102])" office:value-type="float" office:value="307.023327666666" calcext:value-type="float">
            <text:p>307.023327666666</text:p>
          </table:table-cell>
          <table:table-cell table:style-name="ce3" table:formula="of:=AVERAGE([.H92];[.H97];[.H102])" office:value-type="float" office:value="0.00382400000065294" calcext:value-type="float">
            <text:p>0.003824000000653</text:p>
          </table:table-cell>
          <table:table-cell table:style-name="ce3" table:formula="of:=AVERAGE([.I92];[.I97];[.I102])" office:value-type="float" office:value="3.57793566666805" calcext:value-type="float">
            <text:p>3.57793566666805</text:p>
          </table:table-cell>
          <table:table-cell table:style-name="ce3" table:formula="of:=AVERAGE([.J92];[.J97];[.J102])" office:value-type="float" office:value="3.49905366666644" calcext:value-type="float">
            <text:p>3.49905366666644</text:p>
          </table:table-cell>
          <table:table-cell table:style-name="ce3" table:formula="of:=AVERAGE([.K92];[.K97];[.K102])" office:value-type="float" office:value="0.0103320000004412" calcext:value-type="float">
            <text:p>0.010332000000441</text:p>
          </table:table-cell>
          <table:table-cell table:style-name="ce3" table:formula="of:=AVERAGE([.L92];[.L97];[.L102])" office:value-type="float" office:value="0.163928333333994" calcext:value-type="float">
            <text:p>0.163928333333994</text:p>
          </table:table-cell>
          <table:table-cell table:style-name="ce3" table:formula="of:=AVERAGE([.M92];[.M97];[.M102])" office:value-type="float" office:value="0.0138916666655859" calcext:value-type="float">
            <text:p>0.013891666665586</text:p>
          </table:table-cell>
          <table:table-cell table:style-name="ce3" table:formula="of:=AVERAGE([.N92];[.N97];[.N102])" office:value-type="float" office:value="0" calcext:value-type="float">
            <text:p>0</text:p>
          </table:table-cell>
          <table:table-cell table:style-name="ce4" table:formula="of:=SUM([.C107:.N107])" office:value-type="float" office:value="337.095455039591" calcext:value-type="float">
            <text:p>337.095455039591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formula="of:=AVERAGE([.C93];[.C98];[.C103])" office:value-type="float" office:value="0.104374666665535" calcext:value-type="float">
            <text:p>0.104374666665535</text:p>
          </table:table-cell>
          <table:table-cell table:style-name="ce3" table:formula="of:=AVERAGE([.D93];[.D98];[.D103])" office:value-type="float" office:value="0.00137233333468127" calcext:value-type="float">
            <text:p>0.001372333334681</text:p>
          </table:table-cell>
          <table:table-cell table:style-name="ce3" table:formula="of:=AVERAGE([.E93];[.E98];[.E103])" office:value-type="float" office:value="0.131855333331866" calcext:value-type="float">
            <text:p>0.131855333331866</text:p>
          </table:table-cell>
          <table:table-cell table:style-name="ce3" table:formula="of:=AVERAGE([.F93];[.F98];[.F103])" office:value-type="float" office:value="26.3462208112081" calcext:value-type="float">
            <text:p>26.3462208112081</text:p>
          </table:table-cell>
          <table:table-cell table:style-name="ce3" table:formula="of:=AVERAGE([.G93];[.G98];[.G103])" office:value-type="float" office:value="356.811961666667" calcext:value-type="float">
            <text:p>356.811961666667</text:p>
          </table:table-cell>
          <table:table-cell table:style-name="ce3" table:formula="of:=AVERAGE([.H93];[.H98];[.H103])" office:value-type="float" office:value="0.00378000000152194" calcext:value-type="float">
            <text:p>0.003780000001522</text:p>
          </table:table-cell>
          <table:table-cell table:style-name="ce3" table:formula="of:=AVERAGE([.I93];[.I98];[.I103])" office:value-type="float" office:value="2.03870066666665" calcext:value-type="float">
            <text:p>2.03870066666665</text:p>
          </table:table-cell>
          <table:table-cell table:style-name="ce3" table:formula="of:=AVERAGE([.J93];[.J98];[.J103])" office:value-type="float" office:value="4.22176799999943" calcext:value-type="float">
            <text:p>4.22176799999943</text:p>
          </table:table-cell>
          <table:table-cell table:style-name="ce3" table:formula="of:=AVERAGE([.K93];[.K98];[.K103])" office:value-type="float" office:value="0.00882799999938773" calcext:value-type="float">
            <text:p>0.008827999999388</text:p>
          </table:table-cell>
          <table:table-cell table:style-name="ce3" table:formula="of:=AVERAGE([.L93];[.L98];[.L103])" office:value-type="float" office:value="0.202151333333556" calcext:value-type="float">
            <text:p>0.202151333333556</text:p>
          </table:table-cell>
          <table:table-cell table:style-name="ce3" table:formula="of:=AVERAGE([.M93];[.M98];[.M103])" office:value-type="float" office:value="0.025214666666822" calcext:value-type="float">
            <text:p>0.025214666666822</text:p>
          </table:table-cell>
          <table:table-cell table:style-name="ce3" table:formula="of:=AVERAGE([.N93];[.N98];[.N103])" office:value-type="float" office:value="0" calcext:value-type="float">
            <text:p>0</text:p>
          </table:table-cell>
          <table:table-cell table:style-name="ce4" table:formula="of:=SUM([.C108:.N108])" office:value-type="float" office:value="389.896227477875" calcext:value-type="float">
            <text:p>389.896227477875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formula="of:=AVERAGE([.C94];[.C99];[.C104])" office:value-type="float" office:value="0.108478999999837" calcext:value-type="float">
            <text:p>0.108478999999837</text:p>
          </table:table-cell>
          <table:table-cell table:style-name="ce3" table:formula="of:=AVERAGE([.D94];[.D99];[.D104])" office:value-type="float" office:value="0.00160300000061397" calcext:value-type="float">
            <text:p>0.001603000000614</text:p>
          </table:table-cell>
          <table:table-cell table:style-name="ce3" table:formula="of:=AVERAGE([.E94];[.E99];[.E104])" office:value-type="float" office:value="0.11764666666689" calcext:value-type="float">
            <text:p>0.11764666666689</text:p>
          </table:table-cell>
          <table:table-cell table:style-name="ce3" table:formula="of:=AVERAGE([.F94];[.F99];[.F104])" office:value-type="float" office:value="34.4204081694285" calcext:value-type="float">
            <text:p>34.4204081694285</text:p>
          </table:table-cell>
          <table:table-cell table:style-name="ce3" table:formula="of:=AVERAGE([.G94];[.G99];[.G104])" office:value-type="float" office:value="425.899807333333" calcext:value-type="float">
            <text:p>425.899807333333</text:p>
          </table:table-cell>
          <table:table-cell table:style-name="ce3" table:formula="of:=AVERAGE([.H94];[.H99];[.H104])" office:value-type="float" office:value="0.00382366666599409" calcext:value-type="float">
            <text:p>0.003823666665994</text:p>
          </table:table-cell>
          <table:table-cell table:style-name="ce3" table:formula="of:=AVERAGE([.I94];[.I99];[.I104])" office:value-type="float" office:value="6.27252866666701" calcext:value-type="float">
            <text:p>6.27252866666701</text:p>
          </table:table-cell>
          <table:table-cell table:style-name="ce3" table:formula="of:=AVERAGE([.J94];[.J99];[.J104])" office:value-type="float" office:value="5.2299076666665" calcext:value-type="float">
            <text:p>5.2299076666665</text:p>
          </table:table-cell>
          <table:table-cell table:style-name="ce3" table:formula="of:=AVERAGE([.K94];[.K99];[.K104])" office:value-type="float" office:value="0.0101910000000013" calcext:value-type="float">
            <text:p>0.010191000000001</text:p>
          </table:table-cell>
          <table:table-cell table:style-name="ce3" table:formula="of:=AVERAGE([.L94];[.L99];[.L104])" office:value-type="float" office:value="0.311413333334106" calcext:value-type="float">
            <text:p>0.311413333334106</text:p>
          </table:table-cell>
          <table:table-cell table:style-name="ce3" table:formula="of:=AVERAGE([.M94];[.M99];[.M104])" office:value-type="float" office:value="0.028436999998424" calcext:value-type="float">
            <text:p>0.028436999998424</text:p>
          </table:table-cell>
          <table:table-cell table:style-name="ce3" table:formula="of:=AVERAGE([.N94];[.N99];[.N104])" office:value-type="float" office:value="0" calcext:value-type="float">
            <text:p>0</text:p>
          </table:table-cell>
          <table:table-cell table:style-name="ce4" table:formula="of:=SUM([.C109:.N109])" office:value-type="float" office:value="472.404245502761" calcext:value-type="float">
            <text:p>472.404245502761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formula="of:=AVERAGE([.C95];[.C100];[.C105])" office:value-type="float" office:value="0.0985686666669305" calcext:value-type="float">
            <text:p>0.098568666666931</text:p>
          </table:table-cell>
          <table:table-cell table:style-name="ce3" table:formula="of:=AVERAGE([.D95];[.D100];[.D105])" office:value-type="float" office:value="0.00124033333486295" calcext:value-type="float">
            <text:p>0.001240333334863</text:p>
          </table:table-cell>
          <table:table-cell table:style-name="ce3" table:formula="of:=AVERAGE([.E95];[.E100];[.E105])" office:value-type="float" office:value="0.148550999999619" calcext:value-type="float">
            <text:p>0.148550999999619</text:p>
          </table:table-cell>
          <table:table-cell table:style-name="ce3" table:formula="of:=AVERAGE([.F95];[.F100];[.F105])" office:value-type="float" office:value="39.5715819994609" calcext:value-type="float">
            <text:p>39.5715819994609</text:p>
          </table:table-cell>
          <table:table-cell table:style-name="ce3" table:formula="of:=AVERAGE([.G95];[.G100];[.G105])" office:value-type="float" office:value="489.197908333334" calcext:value-type="float">
            <text:p>489.197908333334</text:p>
          </table:table-cell>
          <table:table-cell table:style-name="ce3" table:formula="of:=AVERAGE([.H95];[.H100];[.H105])" office:value-type="float" office:value="0.00382700000045588" calcext:value-type="float">
            <text:p>0.003827000000456</text:p>
          </table:table-cell>
          <table:table-cell table:style-name="ce3" table:formula="of:=AVERAGE([.I95];[.I100];[.I105])" office:value-type="float" office:value="19.2298639999996" calcext:value-type="float">
            <text:p>19.2298639999996</text:p>
          </table:table-cell>
          <table:table-cell table:style-name="ce3" table:formula="of:=AVERAGE([.J95];[.J100];[.J105])" office:value-type="float" office:value="6.05216266666806" calcext:value-type="float">
            <text:p>6.05216266666806</text:p>
          </table:table-cell>
          <table:table-cell table:style-name="ce3" table:formula="of:=AVERAGE([.K95];[.K100];[.K105])" office:value-type="float" office:value="0.0105036666670154" calcext:value-type="float">
            <text:p>0.010503666667016</text:p>
          </table:table-cell>
          <table:table-cell table:style-name="ce3" table:formula="of:=AVERAGE([.L95];[.L100];[.L105])" office:value-type="float" office:value="0.363467999998344" calcext:value-type="float">
            <text:p>0.363467999998344</text:p>
          </table:table-cell>
          <table:table-cell table:style-name="ce3" table:formula="of:=AVERAGE([.M95];[.M100];[.M105])" office:value-type="float" office:value="0.0238500000001902" calcext:value-type="float">
            <text:p>0.02385000000019</text:p>
          </table:table-cell>
          <table:table-cell table:style-name="ce3" table:formula="of:=AVERAGE([.N95];[.N100];[.N105])" office:value-type="float" office:value="0" calcext:value-type="float">
            <text:p>0</text:p>
          </table:table-cell>
          <table:table-cell table:style-name="ce4" table:formula="of:=SUM([.C110:.N110])" office:value-type="float" office:value="554.70152566613" calcext:value-type="float">
            <text:p>554.70152566613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" table:formula="of:=SUM([.C106:.C110])" office:value-type="float" office:value="0.532162333332963" calcext:value-type="float">
            <text:p>0.532162333332963</text:p>
          </table:table-cell>
          <table:table-cell table:style-name="ce1" table:formula="of:=SUM([.D106:.D110])" office:value-type="float" office:value="0.00701600000320468" calcext:value-type="float">
            <text:p>0.007016000003205</text:p>
          </table:table-cell>
          <table:table-cell table:style-name="ce1" table:formula="of:=SUM([.E106:.E110])" office:value-type="float" office:value="0.576271333331533" calcext:value-type="float">
            <text:p>0.576271333331533</text:p>
          </table:table-cell>
          <table:table-cell table:style-name="ce1" table:formula="of:=SUM([.F106:.F110])" office:value-type="float" office:value="135.67253112793" calcext:value-type="float">
            <text:p>135.67253112793</text:p>
          </table:table-cell>
          <table:table-cell table:style-name="ce1" table:formula="of:=SUM([.G106:.G110])" office:value-type="float" office:value="1747.19764833333" calcext:value-type="float">
            <text:p>1747.19764833333</text:p>
          </table:table-cell>
          <table:table-cell table:style-name="ce1" table:formula="of:=SUM([.H106:.H110])" office:value-type="float" office:value="0.0164783333336042" calcext:value-type="float">
            <text:p>0.016478333333604</text:p>
          </table:table-cell>
          <table:table-cell table:style-name="ce1" table:formula="of:=SUM([.I106:.I110])" office:value-type="float" office:value="48.205271666667" calcext:value-type="float">
            <text:p>48.205271666667</text:p>
          </table:table-cell>
          <table:table-cell table:style-name="ce1" table:formula="of:=SUM([.J106:.J110])" office:value-type="float" office:value="20.8029323333333" calcext:value-type="float">
            <text:p>20.8029323333333</text:p>
          </table:table-cell>
          <table:table-cell table:style-name="ce1" table:formula="of:=SUM([.K106:.K110])" office:value-type="float" office:value="0.051801333334879" calcext:value-type="float">
            <text:p>0.051801333334879</text:p>
          </table:table-cell>
          <table:table-cell table:style-name="ce1" table:formula="of:=SUM([.L106:.L110])" office:value-type="float" office:value="1.11042966666719" calcext:value-type="float">
            <text:p>1.11042966666719</text:p>
          </table:table-cell>
          <table:table-cell table:style-name="ce1" table:formula="of:=SUM([.M106:.M110])" office:value-type="float" office:value="0.0913933333310221" calcext:value-type="float">
            <text:p>0.091393333331022</text:p>
          </table:table-cell>
          <table:table-cell table:style-name="ce1" table:formula="of:=SUM([.N106:.N110])" office:value-type="float" office:value="0" calcext:value-type="float">
            <text:p>0</text:p>
          </table:table-cell>
          <table:table-cell table:style-name="ce4" table:formula="of:=SUM([.C111:.N111])" office:value-type="float" office:value="1954.2639357946" calcext:value-type="float">
            <text:p>1954.263935794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ull_attr</text:p>
          </table:table-cell>
          <table:table-cell table:number-columns-repeated="102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28196" calcext:value-type="float">
            <text:p>0.28196</text:p>
          </table:table-cell>
          <table:table-cell office:value-type="float" office:value="0.00117000000000012" calcext:value-type="float">
            <text:p>0.00117</text:p>
          </table:table-cell>
          <table:table-cell office:value-type="float" office:value="0.101622" calcext:value-type="float">
            <text:p>0.101622</text:p>
          </table:table-cell>
          <table:table-cell office:value-type="float" office:value="121.313566207886" calcext:value-type="float">
            <text:p>121.313566207886</text:p>
          </table:table-cell>
          <table:table-cell office:value-type="float" office:value="1683.644758" calcext:value-type="float">
            <text:p>1683.644758</text:p>
          </table:table-cell>
          <table:table-cell office:value-type="float" office:value="0.00248400000009497" calcext:value-type="float">
            <text:p>0.002484000000095</text:p>
          </table:table-cell>
          <table:table-cell office:value-type="float" office:value="269.147831" calcext:value-type="float">
            <text:p>269.147831</text:p>
          </table:table-cell>
          <table:table-cell office:value-type="float" office:value="24.037319" calcext:value-type="float">
            <text:p>24.037319</text:p>
          </table:table-cell>
          <table:table-cell office:value-type="float" office:value="0.0104150000001937" calcext:value-type="float">
            <text:p>0.010415000000194</text:p>
          </table:table-cell>
          <table:table-cell office:value-type="float" office:value="0.240499999999884" calcext:value-type="float">
            <text:p>0.240499999999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1]" office:value-type="string" office:string-value="load_data" calcext:value-type="string">
            <text:p>load_data</text:p>
          </table:table-cell>
          <table:table-cell table:formula="of:=[.D1]" office:value-type="string" office:string-value="load_dcs" calcext:value-type="string">
            <text:p>load_dcs</text:p>
          </table:table-cell>
          <table:table-cell table:formula="of:=[.E1]" office:value-type="string" office:string-value="detect_errors" calcext:value-type="string">
            <text:p>detect_errors</text:p>
          </table:table-cell>
          <table:table-cell table:formula="of:=[.F1]" office:value-type="string" office:string-value="setup_domain" calcext:value-type="string">
            <text:p>setup_domain</text:p>
          </table:table-cell>
          <table:table-cell table:formula="of:=[.G1]" office:value-type="string" office:string-value="featurize_data" calcext:value-type="string">
            <text:p>featurize_data</text:p>
          </table:table-cell>
          <table:table-cell table:formula="of:=[.H1]" office:value-type="string" office:string-value="setup_model" calcext:value-type="string">
            <text:p>setup_model</text:p>
          </table:table-cell>
          <table:table-cell table:formula="of:=[.I1]" office:value-type="string" office:string-value="fit_model" calcext:value-type="string">
            <text:p>fit_model</text:p>
          </table:table-cell>
          <table:table-cell table:formula="of:=[.J1]" office:value-type="string" office:string-value="infer_repairs" calcext:value-type="string">
            <text:p>infer_repairs</text:p>
          </table:table-cell>
          <table:table-cell table:formula="of:=[.K1]" office:value-type="string" office:string-value="get_inferred_values" calcext:value-type="string">
            <text:p>get_inferred_values</text:p>
          </table:table-cell>
          <table:table-cell table:formula="of:=[.L1]" office:value-type="string" office:string-value="generate_repaired_dataset" calcext:value-type="string">
            <text:p>generate_repaired_dataset</text:p>
          </table:table-cell>
          <table:table-cell table:formula="of:=[.M1]" office:value-type="string" office:string-value="repaired_table_copy_time" calcext:value-type="string">
            <text:p>repaired_table_copy_time</text:p>
          </table:table-cell>
          <table:table-cell table:formula="of:=[.N1]" office:value-type="string" office:string-value="save_stats_time" calcext:value-type="string">
            <text:p>save_stats_time</text:p>
          </table:table-cell>
          <table:table-cell table:number-columns-repeated="1010"/>
        </table:table-row>
        <table:table-row table:style-name="ro1">
          <table:table-cell/>
          <table:table-cell table:formula="of:=[.A2]" office:value-type="string" office:string-value="A_attr" calcext:value-type="string">
            <text:p>A_attr</text:p>
          </table:table-cell>
          <table:table-cell table:formula="of:=[.C23]" office:value-type="float" office:value="0.553607333333191" calcext:value-type="float">
            <text:p>0.553607333333191</text:p>
          </table:table-cell>
          <table:table-cell table:formula="of:=[.D23]" office:value-type="float" office:value="0.00796300000013162" calcext:value-type="float">
            <text:p>0.007963000000132</text:p>
          </table:table-cell>
          <table:table-cell table:formula="of:=[.E23]" office:value-type="float" office:value="0.438034333333089" calcext:value-type="float">
            <text:p>0.438034333333089</text:p>
          </table:table-cell>
          <table:table-cell table:formula="of:=[.F23]" office:value-type="float" office:value="63.3680005073547" calcext:value-type="float">
            <text:p>63.3680005073547</text:p>
          </table:table-cell>
          <table:table-cell table:formula="of:=[.G23]" office:value-type="float" office:value="817.934066" calcext:value-type="float">
            <text:p>817.934066</text:p>
          </table:table-cell>
          <table:table-cell table:formula="of:=[.H23]" office:value-type="float" office:value="0.0060253333332696" calcext:value-type="float">
            <text:p>0.00602533333327</text:p>
          </table:table-cell>
          <table:table-cell table:formula="of:=[.I23]" office:value-type="float" office:value="82.6373920000001" calcext:value-type="float">
            <text:p>82.6373920000001</text:p>
          </table:table-cell>
          <table:table-cell table:formula="of:=[.J23]" office:value-type="float" office:value="8.96155266666652" calcext:value-type="float">
            <text:p>8.96155266666652</text:p>
          </table:table-cell>
          <table:table-cell table:formula="of:=[.K23]" office:value-type="float" office:value="0.0597699999998251" calcext:value-type="float">
            <text:p>0.059769999999825</text:p>
          </table:table-cell>
          <table:table-cell table:formula="of:=[.L23]" office:value-type="float" office:value="0.324864666667016" calcext:value-type="float">
            <text:p>0.324864666667016</text:p>
          </table:table-cell>
          <table:table-cell table:formula="of:=[.M23]" office:value-type="float" office:value="0" calcext:value-type="float">
            <text:p>0</text:p>
          </table:table-cell>
          <table:table-cell table:formula="of:=[.N2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formula="of:=[.A24]" office:value-type="string" office:string-value="B_attr" calcext:value-type="string">
            <text:p>B_attr</text:p>
          </table:table-cell>
          <table:table-cell table:formula="of:=[.C45]" office:value-type="float" office:value="0.533470999998675" calcext:value-type="float">
            <text:p>0.533470999998675</text:p>
          </table:table-cell>
          <table:table-cell table:formula="of:=[.D45]" office:value-type="float" office:value="0.00745566666622229" calcext:value-type="float">
            <text:p>0.007455666666222</text:p>
          </table:table-cell>
          <table:table-cell table:formula="of:=[.E45]" office:value-type="float" office:value="0.564556666668674" calcext:value-type="float">
            <text:p>0.564556666668674</text:p>
          </table:table-cell>
          <table:table-cell table:formula="of:=[.F45]" office:value-type="float" office:value="134.254658937454" calcext:value-type="float">
            <text:p>134.254658937454</text:p>
          </table:table-cell>
          <table:table-cell table:formula="of:=[.G45]" office:value-type="float" office:value="1742.91880733333" calcext:value-type="float">
            <text:p>1742.91880733333</text:p>
          </table:table-cell>
          <table:table-cell table:formula="of:=[.H45]" office:value-type="float" office:value="0.00624866666703383" calcext:value-type="float">
            <text:p>0.006248666667034</text:p>
          </table:table-cell>
          <table:table-cell table:formula="of:=[.I45]" office:value-type="float" office:value="301.068477999999" calcext:value-type="float">
            <text:p>301.068477999999</text:p>
          </table:table-cell>
          <table:table-cell table:formula="of:=[.J45]" office:value-type="float" office:value="20.6057113333336" calcext:value-type="float">
            <text:p>20.6057113333336</text:p>
          </table:table-cell>
          <table:table-cell table:formula="of:=[.K45]" office:value-type="float" office:value="0.0482773333327107" calcext:value-type="float">
            <text:p>0.048277333332711</text:p>
          </table:table-cell>
          <table:table-cell table:formula="of:=[.L45]" office:value-type="float" office:value="1.03515200000053" calcext:value-type="float">
            <text:p>1.03515200000053</text:p>
          </table:table-cell>
          <table:table-cell table:formula="of:=[.M45]" office:value-type="float" office:value="0.0916590000000118" calcext:value-type="float">
            <text:p>0.091659000000012</text:p>
          </table:table-cell>
          <table:table-cell table:formula="of:=[.N4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formula="of:=[.A46]" office:value-type="string" office:string-value="C_attr" calcext:value-type="string">
            <text:p>C_attr</text:p>
          </table:table-cell>
          <table:table-cell table:formula="of:=[.C67]" office:value-type="float" office:value="0.531756333332548" calcext:value-type="float">
            <text:p>0.531756333332548</text:p>
          </table:table-cell>
          <table:table-cell table:formula="of:=[.D67]" office:value-type="float" office:value="0.00790633333357013" calcext:value-type="float">
            <text:p>0.00790633333357</text:p>
          </table:table-cell>
          <table:table-cell table:formula="of:=[.E67]" office:value-type="float" office:value="0.44878166666543" calcext:value-type="float">
            <text:p>0.44878166666543</text:p>
          </table:table-cell>
          <table:table-cell table:formula="of:=[.F67]" office:value-type="float" office:value="107.473829905192" calcext:value-type="float">
            <text:p>107.473829905192</text:p>
          </table:table-cell>
          <table:table-cell table:formula="of:=[.G67]" office:value-type="float" office:value="1399.44140833333" calcext:value-type="float">
            <text:p>1399.44140833333</text:p>
          </table:table-cell>
          <table:table-cell table:formula="of:=[.H67]" office:value-type="float" office:value="0.00617200000063652" calcext:value-type="float">
            <text:p>0.006172000000637</text:p>
          </table:table-cell>
          <table:table-cell table:formula="of:=[.I67]" office:value-type="float" office:value="256.887151666669" calcext:value-type="float">
            <text:p>256.887151666669</text:p>
          </table:table-cell>
          <table:table-cell table:formula="of:=[.J67]" office:value-type="float" office:value="15.8301006666661" calcext:value-type="float">
            <text:p>15.8301006666661</text:p>
          </table:table-cell>
          <table:table-cell table:formula="of:=[.K67]" office:value-type="float" office:value="0.0546919999997044" calcext:value-type="float">
            <text:p>0.054691999999704</text:p>
          </table:table-cell>
          <table:table-cell table:formula="of:=[.L67]" office:value-type="float" office:value="0.352532333334845" calcext:value-type="float">
            <text:p>0.352532333334845</text:p>
          </table:table-cell>
          <table:table-cell table:formula="of:=[.M67]" office:value-type="float" office:value="0" calcext:value-type="float">
            <text:p>0</text:p>
          </table:table-cell>
          <table:table-cell table:formula="of:=[.N67]" office:value-type="float" office:value="0.352770000000722" calcext:value-type="float">
            <text:p>0.352770000000722</text:p>
          </table:table-cell>
          <table:table-cell table:number-columns-repeated="1010"/>
        </table:table-row>
        <table:table-row table:style-name="ro1">
          <table:table-cell/>
          <table:table-cell table:formula="of:=[.A68]" office:value-type="string" office:string-value="C+_attr" calcext:value-type="string">
            <text:p>C+_attr</text:p>
          </table:table-cell>
          <table:table-cell table:formula="of:=[.C89]" office:value-type="float" office:value="0.531761666664049" calcext:value-type="float">
            <text:p>0.531761666664049</text:p>
          </table:table-cell>
          <table:table-cell table:formula="of:=[.D89]" office:value-type="float" office:value="0.00785133332950256" calcext:value-type="float">
            <text:p>0.007851333329503</text:p>
          </table:table-cell>
          <table:table-cell table:formula="of:=[.E89]" office:value-type="float" office:value="0.42546633333283" calcext:value-type="float">
            <text:p>0.42546633333283</text:p>
          </table:table-cell>
          <table:table-cell table:formula="of:=[.F89]" office:value-type="float" office:value="108.447483142217" calcext:value-type="float">
            <text:p>108.447483142217</text:p>
          </table:table-cell>
          <table:table-cell table:formula="of:=[.G89]" office:value-type="float" office:value="1403.76795466667" calcext:value-type="float">
            <text:p>1403.76795466667</text:p>
          </table:table-cell>
          <table:table-cell table:formula="of:=[.H89]" office:value-type="float" office:value="0.0162799999986116" calcext:value-type="float">
            <text:p>0.016279999998612</text:p>
          </table:table-cell>
          <table:table-cell table:formula="of:=[.I89]" office:value-type="float" office:value="29.1511080000018" calcext:value-type="float">
            <text:p>29.1511080000018</text:p>
          </table:table-cell>
          <table:table-cell table:formula="of:=[.J89]" office:value-type="float" office:value="15.9001200000008" calcext:value-type="float">
            <text:p>15.9001200000008</text:p>
          </table:table-cell>
          <table:table-cell table:formula="of:=[.K89]" office:value-type="float" office:value="0.0611413333305488" calcext:value-type="float">
            <text:p>0.061141333330549</text:p>
          </table:table-cell>
          <table:table-cell table:formula="of:=[.L89]" office:value-type="float" office:value="0.391562000003129" calcext:value-type="float">
            <text:p>0.391562000003129</text:p>
          </table:table-cell>
          <table:table-cell table:formula="of:=[.M89]" office:value-type="float" office:value="0" calcext:value-type="float">
            <text:p>0</text:p>
          </table:table-cell>
          <table:table-cell table:formula="of:=[.N89]" office:value-type="float" office:value="0.376922333332914" calcext:value-type="float">
            <text:p>0.376922333332914</text:p>
          </table:table-cell>
          <table:table-cell table:number-columns-repeated="1010"/>
        </table:table-row>
        <table:table-row table:style-name="ro1">
          <table:table-cell/>
          <table:table-cell table:formula="of:=[.A90]" office:value-type="string" office:string-value="B+_attr" calcext:value-type="string">
            <text:p>B+_attr</text:p>
          </table:table-cell>
          <table:table-cell table:formula="of:=[.C111]" office:value-type="float" office:value="0.532162333332963" calcext:value-type="float">
            <text:p>0.532162333332963</text:p>
          </table:table-cell>
          <table:table-cell table:formula="of:=[.D111]" office:value-type="float" office:value="0.00701600000320468" calcext:value-type="float">
            <text:p>0.007016000003205</text:p>
          </table:table-cell>
          <table:table-cell table:formula="of:=[.E111]" office:value-type="float" office:value="0.576271333331533" calcext:value-type="float">
            <text:p>0.576271333331533</text:p>
          </table:table-cell>
          <table:table-cell table:formula="of:=[.F111]" office:value-type="float" office:value="135.67253112793" calcext:value-type="float">
            <text:p>135.67253112793</text:p>
          </table:table-cell>
          <table:table-cell table:formula="of:=[.G111]" office:value-type="float" office:value="1747.19764833333" calcext:value-type="float">
            <text:p>1747.19764833333</text:p>
          </table:table-cell>
          <table:table-cell table:formula="of:=[.H111]" office:value-type="float" office:value="0.0164783333336042" calcext:value-type="float">
            <text:p>0.016478333333604</text:p>
          </table:table-cell>
          <table:table-cell table:formula="of:=[.I111]" office:value-type="float" office:value="48.205271666667" calcext:value-type="float">
            <text:p>48.205271666667</text:p>
          </table:table-cell>
          <table:table-cell table:formula="of:=[.J111]" office:value-type="float" office:value="20.8029323333333" calcext:value-type="float">
            <text:p>20.8029323333333</text:p>
          </table:table-cell>
          <table:table-cell table:formula="of:=[.K111]" office:value-type="float" office:value="0.051801333334879" calcext:value-type="float">
            <text:p>0.051801333334879</text:p>
          </table:table-cell>
          <table:table-cell table:formula="of:=[.L111]" office:value-type="float" office:value="1.11042966666719" calcext:value-type="float">
            <text:p>1.11042966666719</text:p>
          </table:table-cell>
          <table:table-cell table:formula="of:=[.M111]" office:value-type="float" office:value="0.0913933333310221" calcext:value-type="float">
            <text:p>0.091393333331022</text:p>
          </table:table-cell>
          <table:table-cell table:formula="of:=[.N11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formula="of:=[.A112]" office:value-type="string" office:string-value="Full_attr" calcext:value-type="string">
            <text:p>Full_attr</text:p>
          </table:table-cell>
          <table:table-cell table:formula="of:=[.C113]" office:value-type="float" office:value="0.28196" calcext:value-type="float">
            <text:p>0.28196</text:p>
          </table:table-cell>
          <table:table-cell table:formula="of:=[.D113]" office:value-type="float" office:value="0.00117000000000012" calcext:value-type="float">
            <text:p>0.00117</text:p>
          </table:table-cell>
          <table:table-cell table:formula="of:=[.E113]" office:value-type="float" office:value="0.101622" calcext:value-type="float">
            <text:p>0.101622</text:p>
          </table:table-cell>
          <table:table-cell table:formula="of:=[.F113]" office:value-type="float" office:value="121.313566207886" calcext:value-type="float">
            <text:p>121.313566207886</text:p>
          </table:table-cell>
          <table:table-cell table:formula="of:=[.G113]" office:value-type="float" office:value="1683.644758" calcext:value-type="float">
            <text:p>1683.644758</text:p>
          </table:table-cell>
          <table:table-cell table:formula="of:=[.H113]" office:value-type="float" office:value="0.00248400000009497" calcext:value-type="float">
            <text:p>0.002484000000095</text:p>
          </table:table-cell>
          <table:table-cell table:formula="of:=[.I113]" office:value-type="float" office:value="269.147831" calcext:value-type="float">
            <text:p>269.147831</text:p>
          </table:table-cell>
          <table:table-cell table:formula="of:=[.J113]" office:value-type="float" office:value="24.037319" calcext:value-type="float">
            <text:p>24.037319</text:p>
          </table:table-cell>
          <table:table-cell table:formula="of:=[.K113]" office:value-type="float" office:value="0.0104150000001937" calcext:value-type="float">
            <text:p>0.010415000000194</text:p>
          </table:table-cell>
          <table:table-cell table:formula="of:=[.L113]" office:value-type="float" office:value="0.240499999999884" calcext:value-type="float">
            <text:p>0.240499999999884</text:p>
          </table:table-cell>
          <table:table-cell table:formula="of:=[.M113]" office:value-type="float" office:value="0" calcext:value-type="float">
            <text:p>0</text:p>
          </table:table-cell>
          <table:table-cell table:formula="of:=[.N113]" office:value-type="float" office:value="0" calcext:value-type="float">
            <text:p>0</text:p>
          </table:table-cell>
          <table:table-cell table:number-columns-repeated="1010"/>
        </table:table-row>
      </table:table>
      <table:table table:name="attr_based - f_s(old) - quality" table:style-name="ta1">
        <table:shapes>
          <draw:frame draw:z-index="0" draw:style-name="gr1" draw:text-style-name="P1" svg:width="159.99mm" svg:height="89.99mm" svg:x="194.78mm" svg:y="121.93mm">
            <draw:object draw:notify-on-update-of-ranges="'attr_based - f_s(old) - quality'.B28:'attr_based - f_s(old) - quality'.F28 'attr_based - f_s(old) - quality'.A29:'attr_based - f_s(old) - quality'.A29 'attr_based - f_s(old) - quality'.B29:'attr_based - f_s(old) - quality'.F29 'attr_based - f_s(old) - quality'.A30:'attr_based - f_s(old) - quality'.A30 'attr_based - f_s(old) - quality'.B30:'attr_based - f_s(old) - quality'.F30 'attr_based - f_s(old) - quality'.A31:'attr_based - f_s(old) - quality'.A31 'attr_based - f_s(old) - quality'.B31:'attr_based - f_s(old) - quality'.F31 'attr_based - f_s(old) - quality'.A32:'attr_based - f_s(old) - quality'.A32 'attr_based - f_s(old) - quality'.B32:'attr_based - f_s(old) - quality'.F32 'attr_based - f_s(old) - quality'.A33:'attr_based - f_s(old) - quality'.A33 'attr_based - f_s(old) - quality'.B33:'attr_based - f_s(old) - quality'.F3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0.01mm" svg:y="221.28mm">
            <draw:object draw:notify-on-update-of-ranges="'attr_based - f_s(old) - quality'.A37:'attr_based - f_s(old) - quality'.A40 'attr_based - f_s(old) - quality'.B36:'attr_based - f_s(old) - quality'.B36 'attr_based - f_s(old) - quality'.B37:'attr_based - f_s(old) - quality'.B40 'attr_based - f_s(old) - quality'.C36:'attr_based - f_s(old) - quality'.C36 'attr_based - f_s(old) - quality'.C37:'attr_based - f_s(old) - quality'.C40 'attr_based - f_s(old) - quality'.D36:'attr_based - f_s(old) - quality'.D36 'attr_based - f_s(old) - quality'.D37:'attr_based - f_s(old) - quality'.D40 'attr_based - f_s(old) - quality'.E36:'attr_based - f_s(old) - quality'.E36 'attr_based - f_s(old) - quality'.E37:'attr_based - f_s(old) - quality'.E40 'attr_based - f_s(old) - quality'.F36:'attr_based - f_s(old) - quality'.F36 'attr_based - f_s(old) - quality'.F37:'attr_based - f_s(old) - quality'.F40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159.99mm" svg:height="89.99mm" svg:x="195.05mm" svg:y="221.28mm">
            <draw:object draw:notify-on-update-of-ranges="'attr_based - f_s(old) - quality'.A44:'attr_based - f_s(old) - quality'.A47 'attr_based - f_s(old) - quality'.B43:'attr_based - f_s(old) - quality'.B43 'attr_based - f_s(old) - quality'.B44:'attr_based - f_s(old) - quality'.B47 'attr_based - f_s(old) - quality'.C43:'attr_based - f_s(old) - quality'.C43 'attr_based - f_s(old) - quality'.C44:'attr_based - f_s(old) - quality'.C47 'attr_based - f_s(old) - quality'.D43:'attr_based - f_s(old) - quality'.D43 'attr_based - f_s(old) - quality'.D44:'attr_based - f_s(old) - quality'.D47 'attr_based - f_s(old) - quality'.E43:'attr_based - f_s(old) - quality'.E43 'attr_based - f_s(old) - quality'.E44:'attr_based - f_s(old) - quality'.E47 'attr_based - f_s(old) - quality'.F43:'attr_based - f_s(old) - quality'.F43 'attr_based - f_s(old) - quality'.F44:'attr_based - f_s(old) - quality'.F4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dk_cells</text:p>
          </table:table-cell>
          <table:table-cell office:value-type="string" calcext:value-type="string">
            <text:p>training_cell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repairing_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epairing_f1</text:p>
          </table:table-cell>
          <table:table-cell office:value-type="string" calcext:value-type="string">
            <text:p>detected_errors</text:p>
          </table:table-cell>
          <table:table-cell office:value-type="string" calcext:value-type="string">
            <text:p>total_errors</text:p>
          </table:table-cell>
          <table:table-cell office:value-type="string" calcext:value-type="string">
            <text:p>correct_repairs</text:p>
          </table:table-cell>
          <table:table-cell office:value-type="string" calcext:value-type="string">
            <text:p>total_repairs</text:p>
          </table:table-cell>
          <table:table-cell office:value-type="string" calcext:value-type="string">
            <text:p>total_repairs_grdt</text:p>
          </table:table-cell>
          <table:table-cell office:value-type="string" calcext:value-type="string">
            <text:p>repairs_on_correct_cells</text:p>
          </table:table-cell>
          <table:table-cell office:value-type="string" calcext:value-type="string">
            <text:p>repairs_on_incorrect_cel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7907" calcext:value-type="float">
            <text:p>790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607594936708861" calcext:value-type="float">
            <text:p>0.60759493670886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8847" calcext:value-type="float">
            <text:p>8847</text:p>
          </table:table-cell>
          <table:table-cell office:value-type="float" office:value="0.755555555555556" calcext:value-type="float">
            <text:p>0.755555555555556</text:p>
          </table:table-cell>
          <table:table-cell office:value-type="float" office:value="0.566666666666667" calcext:value-type="float">
            <text:p>0.566666666666667</text:p>
          </table:table-cell>
          <table:table-cell office:value-type="float" office:value="0.596491228070175" calcext:value-type="float">
            <text:p>0.596491228070175</text:p>
          </table:table-cell>
          <table:table-cell office:value-type="float" office:value="0.647619047619048" calcext:value-type="float">
            <text:p>0.64761904761904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2" calcext:value-type="float">
            <text:p>262</text:p>
          </table:table-cell>
          <table:table-cell office:value-type="float" office:value="8827" calcext:value-type="float">
            <text:p>8827</text:p>
          </table:table-cell>
          <table:table-cell office:value-type="float" office:value="0.693877551020408" calcext:value-type="float">
            <text:p>0.693877551020408</text:p>
          </table:table-cell>
          <table:table-cell office:value-type="float" office:value="0.548387096774194" calcext:value-type="float">
            <text:p>0.548387096774194</text:p>
          </table:table-cell>
          <table:table-cell office:value-type="float" office:value="0.596491228070175" calcext:value-type="float">
            <text:p>0.596491228070175</text:p>
          </table:table-cell>
          <table:table-cell office:value-type="float" office:value="0.612612612612613" calcext:value-type="float">
            <text:p>0.612612612612613</text:p>
          </table:table-cell>
          <table:table-cell office:value-type="float" office:value="0.641509433962264" calcext:value-type="float">
            <text:p>0.641509433962264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8858" calcext:value-type="float">
            <text:p>8858</text:p>
          </table:table-cell>
          <table:table-cell office:value-type="float" office:value="0.659090909090909" calcext:value-type="float">
            <text:p>0.659090909090909</text:p>
          </table:table-cell>
          <table:table-cell office:value-type="float" office:value="0.527272727272727" calcext:value-type="float">
            <text:p>0.527272727272727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0.585858585858586" calcext:value-type="float">
            <text:p>0.585858585858586</text:p>
          </table:table-cell>
          <table:table-cell office:value-type="float" office:value="0.610526315789474" calcext:value-type="float">
            <text:p>0.61052631578947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office:value-type="float" office:value="8823" calcext:value-type="float">
            <text:p>8823</text:p>
          </table:table-cell>
          <table:table-cell office:value-type="float" office:value="0.530612244897959" calcext:value-type="float">
            <text:p>0.530612244897959</text:p>
          </table:table-cell>
          <table:table-cell office:value-type="float" office:value="0.382352941176471" calcext:value-type="float">
            <text:p>0.382352941176471</text:p>
          </table:table-cell>
          <table:table-cell office:value-type="float" office:value="0.426229508196721" calcext:value-type="float">
            <text:p>0.426229508196721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472727272727273" calcext:value-type="float">
            <text:p>0.472727272727273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7907" calcext:value-type="float">
            <text:p>790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607594936708861" calcext:value-type="float">
            <text:p>0.60759493670886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 office:value-type="float" office:value="9102" calcext:value-type="float">
            <text:p>9102</text:p>
          </table:table-cell>
          <table:table-cell office:value-type="float" office:value="0.8" calcext:value-type="float">
            <text:p>0.8</text:p>
          </table:table-cell>
          <table:table-cell office:value-type="float" office:value="0.476190476190476" calcext:value-type="float">
            <text:p>0.476190476190476</text:p>
          </table:table-cell>
          <table:table-cell office:value-type="float" office:value="0.625" calcext:value-type="float">
            <text:p>0.625</text:p>
          </table:table-cell>
          <table:table-cell office:value-type="float" office:value="0.597014925373134" calcext:value-type="float">
            <text:p>0.597014925373134</text:p>
          </table:table-cell>
          <table:table-cell office:value-type="float" office:value="0.701754385964912" calcext:value-type="float">
            <text:p>0.701754385964912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5" calcext:value-type="float">
            <text:p>745</text:p>
          </table:table-cell>
          <table:table-cell office:value-type="float" office:value="9858" calcext:value-type="float">
            <text:p>9858</text:p>
          </table:table-cell>
          <table:table-cell office:value-type="float" office:value="0.735849056603773" calcext:value-type="float">
            <text:p>0.735849056603773</text:p>
          </table:table-cell>
          <table:table-cell office:value-type="float" office:value="0.367924528301887" calcext:value-type="float">
            <text:p>0.367924528301887</text:p>
          </table:table-cell>
          <table:table-cell office:value-type="float" office:value="0.52" calcext:value-type="float">
            <text:p>0.52</text:p>
          </table:table-cell>
          <table:table-cell office:value-type="float" office:value="0.490566037735849" calcext:value-type="float">
            <text:p>0.490566037735849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3" calcext:value-type="float">
            <text:p>1183</text:p>
          </table:table-cell>
          <table:table-cell office:value-type="float" office:value="11123" calcext:value-type="float">
            <text:p>11123</text:p>
          </table:table-cell>
          <table:table-cell office:value-type="float" office:value="0.7" calcext:value-type="float">
            <text:p>0.7</text:p>
          </table:table-cell>
          <table:table-cell office:value-type="float" office:value="0.286885245901639" calcext:value-type="float">
            <text:p>0.286885245901639</text:p>
          </table:table-cell>
          <table:table-cell office:value-type="float" office:value="0.432098765432099" calcext:value-type="float">
            <text:p>0.432098765432099</text:p>
          </table:table-cell>
          <table:table-cell office:value-type="float" office:value="0.406976744186047" calcext:value-type="float">
            <text:p>0.406976744186047</text:p>
          </table:table-cell>
          <table:table-cell office:value-type="float" office:value="0.534351145038168" calcext:value-type="float">
            <text:p>0.534351145038168</text:p>
          </table:table-cell>
          <table:table-cell office:value-type="float" office:value="81" calcext:value-type="float">
            <text:p>81</text:p>
          </table:table-cell>
          <table:table-cell office:value-type="float" office:value="122" calcext:value-type="float">
            <text:p>122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28" calcext:value-type="float">
            <text:p>1628</text:p>
          </table:table-cell>
          <table:table-cell office:value-type="float" office:value="12729" calcext:value-type="float">
            <text:p>12729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256410256410256" calcext:value-type="float">
            <text:p>0.256410256410256</text:p>
          </table:table-cell>
          <table:table-cell office:value-type="float" office:value="0.388349514563107" calcext:value-type="float">
            <text:p>0.388349514563107</text:p>
          </table:table-cell>
          <table:table-cell office:value-type="float" office:value="0.37037037037037" calcext:value-type="float">
            <text:p>0.37037037037037</text:p>
          </table:table-cell>
          <table:table-cell office:value-type="float" office:value="0.49079754601227" calcext:value-type="float">
            <text:p>0.49079754601227</text:p>
          </table:table-cell>
          <table:table-cell office:value-type="float" office:value="103" calcext:value-type="float">
            <text:p>103</text:p>
          </table:table-cell>
          <table:table-cell office:value-type="float" office:value="156" calcext:value-type="float">
            <text:p>156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7907" calcext:value-type="float">
            <text:p>790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607594936708861" calcext:value-type="float">
            <text:p>0.60759493670886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office:value-type="float" office:value="8834" calcext:value-type="float">
            <text:p>8834</text:p>
          </table:table-cell>
          <table:table-cell office:value-type="float" office:value="0.8" calcext:value-type="float">
            <text:p>0.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77966101694915" calcext:value-type="float">
            <text:p>0.677966101694915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0.73394495412844" calcext:value-type="float">
            <text:p>0.7339449541284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float" office:value="8732" calcext:value-type="float">
            <text:p>8732</text:p>
          </table:table-cell>
          <table:table-cell office:value-type="float" office:value="0.716981132075472" calcext:value-type="float">
            <text:p>0.716981132075472</text:p>
          </table:table-cell>
          <table:table-cell office:value-type="float" office:value="0.612903225806452" calcext:value-type="float">
            <text:p>0.612903225806452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660869565217391" calcext:value-type="float">
            <text:p>0.660869565217391</text:p>
          </table:table-cell>
          <table:table-cell office:value-type="float" office:value="0.672566371681416" calcext:value-type="float">
            <text:p>0.67256637168141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 office:value-type="float" office:value="8748" calcext:value-type="float">
            <text:p>8748</text:p>
          </table:table-cell>
          <table:table-cell office:value-type="float" office:value="0.708333333333333" calcext:value-type="float">
            <text:p>0.708333333333333</text:p>
          </table:table-cell>
          <table:table-cell table:number-columns-repeated="2" office:value-type="float" office:value="0.618181818181818" calcext:value-type="float">
            <text:p>0.618181818181818</text:p>
          </table:table-cell>
          <table:table-cell table:number-columns-repeated="2" office:value-type="float" office:value="0.660194174757281" calcext:value-type="float">
            <text:p>0.66019417475728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7" calcext:value-type="float">
            <text:p>387</text:p>
          </table:table-cell>
          <table:table-cell office:value-type="float" office:value="8757" calcext:value-type="float">
            <text:p>8757</text:p>
          </table:table-cell>
          <table:table-cell office:value-type="float" office:value="0.689655172413793" calcext:value-type="float">
            <text:p>0.689655172413793</text:p>
          </table:table-cell>
          <table:table-cell table:number-columns-repeated="2" office:value-type="float" office:value="0.588235294117647" calcext:value-type="float">
            <text:p>0.588235294117647</text:p>
          </table:table-cell>
          <table:table-cell table:number-columns-repeated="2" office:value-type="float" office:value="0.634920634920635" calcext:value-type="float">
            <text:p>0.63492063492063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7907" calcext:value-type="float">
            <text:p>790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607594936708861" calcext:value-type="float">
            <text:p>0.60759493670886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office:value-type="float" office:value="2991" calcext:value-type="float">
            <text:p>2991</text:p>
          </table:table-cell>
          <table:table-cell office:value-type="float" office:value="0.8" calcext:value-type="float">
            <text:p>0.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77966101694915" calcext:value-type="float">
            <text:p>0.677966101694915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0.73394495412844" calcext:value-type="float">
            <text:p>0.7339449541284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float" office:value="971" calcext:value-type="float">
            <text:p>971</text:p>
          </table:table-cell>
          <table:table-cell office:value-type="float" office:value="0.735849056603773" calcext:value-type="float">
            <text:p>0.735849056603773</text:p>
          </table:table-cell>
          <table:table-cell office:value-type="float" office:value="0.629032258064516" calcext:value-type="float">
            <text:p>0.629032258064516</text:p>
          </table:table-cell>
          <table:table-cell office:value-type="float" office:value="0.65" calcext:value-type="float">
            <text:p>0.65</text:p>
          </table:table-cell>
          <table:table-cell office:value-type="float" office:value="0.678260869565217" calcext:value-type="float">
            <text:p>0.678260869565217</text:p>
          </table:table-cell>
          <table:table-cell office:value-type="float" office:value="0.690265486725664" calcext:value-type="float">
            <text:p>0.690265486725664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 office:value-type="float" office:value="1924" calcext:value-type="float">
            <text:p>1924</text:p>
          </table:table-cell>
          <table:table-cell office:value-type="float" office:value="0.714285714285714" calcext:value-type="float">
            <text:p>0.714285714285714</text:p>
          </table:table-cell>
          <table:table-cell table:number-columns-repeated="2" office:value-type="float" office:value="0.636363636363636" calcext:value-type="float">
            <text:p>0.636363636363636</text:p>
          </table:table-cell>
          <table:table-cell table:number-columns-repeated="2" office:value-type="float" office:value="0.673076923076923" calcext:value-type="float">
            <text:p>0.67307692307692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7" calcext:value-type="float">
            <text:p>387</text:p>
          </table:table-cell>
          <table:table-cell office:value-type="float" office:value="1960" calcext:value-type="float">
            <text:p>1960</text:p>
          </table:table-cell>
          <table:table-cell office:value-type="float" office:value="0.694915254237288" calcext:value-type="float">
            <text:p>0.694915254237288</text:p>
          </table:table-cell>
          <table:table-cell table:number-columns-repeated="2" office:value-type="float" office:value="0.602941176470588" calcext:value-type="float">
            <text:p>0.602941176470588</text:p>
          </table:table-cell>
          <table:table-cell table:number-columns-repeated="2" office:value-type="float" office:value="0.645669291338583" calcext:value-type="float">
            <text:p>0.645669291338583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tch 1</text:p>
          </table:table-cell>
          <table:table-cell office:value-type="string" calcext:value-type="string">
            <text:p>Batch 2</text:p>
          </table:table-cell>
          <table:table-cell office:value-type="string" calcext:value-type="string">
            <text:p>Batch 3</text:p>
          </table:table-cell>
          <table:table-cell office:value-type="string" calcext:value-type="string">
            <text:p>Batch 4</text:p>
          </table:table-cell>
          <table:table-cell office:value-type="string" calcext:value-type="string">
            <text:p>Batch 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_attr</text:p>
          </table:table-cell>
          <table:table-cell table:formula="of:=[.J2]-[.K2]+[.N2]" office:value-type="float" office:value="24" calcext:value-type="float">
            <text:p>24</text:p>
          </table:table-cell>
          <table:table-cell table:formula="of:=[.J3]-[.K3]+[.N3]+[.B29]" office:value-type="float" office:value="50" calcext:value-type="float">
            <text:p>50</text:p>
          </table:table-cell>
          <table:table-cell table:formula="of:=[.J4]-[.K4]+[.N4]+[.C29]" office:value-type="float" office:value="78" calcext:value-type="float">
            <text:p>78</text:p>
          </table:table-cell>
          <table:table-cell table:formula="of:=[.J5]-[.K5]+[.N5]+[.D29]" office:value-type="float" office:value="104" calcext:value-type="float">
            <text:p>104</text:p>
          </table:table-cell>
          <table:table-cell table:formula="of:=[.J6]-[.K6]+[.N6]+[.E29]"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_attr</text:p>
          </table:table-cell>
          <table:table-cell table:formula="of:=[.J8]-[.K8]+[.N8]" office:value-type="float" office:value="24" calcext:value-type="float">
            <text:p>24</text:p>
          </table:table-cell>
          <table:table-cell table:formula="of:=[.J9]-[.K9]+[.N9]" office:value-type="float" office:value="44" calcext:value-type="float">
            <text:p>44</text:p>
          </table:table-cell>
          <table:table-cell table:formula="of:=[.J10]-[.K10]+[.N10]" office:value-type="float" office:value="67" calcext:value-type="float">
            <text:p>67</text:p>
          </table:table-cell>
          <table:table-cell table:formula="of:=[.J11]-[.K11]+[.N11]" office:value-type="float" office:value="88" calcext:value-type="float">
            <text:p>88</text:p>
          </table:table-cell>
          <table:table-cell table:formula="of:=[.J12]-[.K12]+[.N12]"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_attr</text:p>
          </table:table-cell>
          <table:table-cell table:formula="of:=[.J14]-[.K14]+[.N14]" office:value-type="float" office:value="24" calcext:value-type="float">
            <text:p>24</text:p>
          </table:table-cell>
          <table:table-cell table:formula="of:=[.J15]-[.K15]+[.N15]+[.B31]" office:value-type="float" office:value="44" calcext:value-type="float">
            <text:p>44</text:p>
          </table:table-cell>
          <table:table-cell table:formula="of:=[.J16]-[.K16]+[.N16]+[.C31]" office:value-type="float" office:value="68" calcext:value-type="float">
            <text:p>68</text:p>
          </table:table-cell>
          <table:table-cell table:formula="of:=[.J17]-[.K17]+[.N17]+[.D31]" office:value-type="float" office:value="89" calcext:value-type="float">
            <text:p>89</text:p>
          </table:table-cell>
          <table:table-cell table:formula="of:=[.J18]-[.K18]+[.N18]+[.E31]"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+_attr</text:p>
          </table:table-cell>
          <table:table-cell table:formula="of:=[.J20]-[.K20]+[.N20]" office:value-type="float" office:value="24" calcext:value-type="float">
            <text:p>24</text:p>
          </table:table-cell>
          <table:table-cell table:formula="of:=[.J21]-[.K21]+[.N21]+[.B32]" office:value-type="float" office:value="44" calcext:value-type="float">
            <text:p>44</text:p>
          </table:table-cell>
          <table:table-cell table:formula="of:=[.J22]-[.K22]+[.N22]+[.C32]" office:value-type="float" office:value="67" calcext:value-type="float">
            <text:p>67</text:p>
          </table:table-cell>
          <table:table-cell table:formula="of:=[.J23]-[.K23]+[.N23]+[.D32]" office:value-type="float" office:value="87" calcext:value-type="float">
            <text:p>87</text:p>
          </table:table-cell>
          <table:table-cell table:formula="of:=[.J24]-[.K24]+[.N24]+[.E32]"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 repair</text:p>
          </table:table-cell>
          <table:table-cell table:formula="of:=[.J2]" office:value-type="float" office:value="48" calcext:value-type="float">
            <text:p>48</text:p>
          </table:table-cell>
          <table:table-cell table:formula="of:=[.J3]+[.B33]" office:value-type="float" office:value="108" calcext:value-type="float">
            <text:p>108</text:p>
          </table:table-cell>
          <table:table-cell table:formula="of:=[.J4]+[.C33]" office:value-type="float" office:value="170" calcext:value-type="float">
            <text:p>170</text:p>
          </table:table-cell>
          <table:table-cell table:formula="of:=[.J5]+[.D33]" office:value-type="float" office:value="225" calcext:value-type="float">
            <text:p>225</text:p>
          </table:table-cell>
          <table:table-cell table:formula="of:=[.J6]+[.E33]" office:value-type="float" office:value="293" calcext:value-type="float">
            <text:p>293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tch 1</text:p>
          </table:table-cell>
          <table:table-cell office:value-type="string" calcext:value-type="string">
            <text:p>Batch 2</text:p>
          </table:table-cell>
          <table:table-cell office:value-type="string" calcext:value-type="string">
            <text:p>Batch 3</text:p>
          </table:table-cell>
          <table:table-cell office:value-type="string" calcext:value-type="string">
            <text:p>Batch 4</text:p>
          </table:table-cell>
          <table:table-cell office:value-type="string" calcext:value-type="string">
            <text:p>Batch 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_attr</text:p>
          </table:table-cell>
          <table:table-cell table:formula="of:=[.B2]" office:value-type="float" office:value="101" calcext:value-type="float">
            <text:p>101</text:p>
          </table:table-cell>
          <table:table-cell table:formula="of:=[.B3]" office:value-type="float" office:value="197" calcext:value-type="float">
            <text:p>197</text:p>
          </table:table-cell>
          <table:table-cell table:formula="of:=[.B4]" office:value-type="float" office:value="262" calcext:value-type="float">
            <text:p>262</text:p>
          </table:table-cell>
          <table:table-cell table:formula="of:=[.B5]" office:value-type="float" office:value="316" calcext:value-type="float">
            <text:p>316</text:p>
          </table:table-cell>
          <table:table-cell table:formula="of:=[.B6]" office:value-type="float" office:value="239" calcext:value-type="float">
            <text:p>2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_attr</text:p>
          </table:table-cell>
          <table:table-cell office:value-type="float" office:value="101" calcext:value-type="float">
            <text:p>101</text:p>
          </table:table-cell>
          <table:table-cell office:value-type="float" office:value="332" calcext:value-type="float">
            <text:p>332</text:p>
          </table:table-cell>
          <table:table-cell office:value-type="float" office:value="745" calcext:value-type="float">
            <text:p>745</text:p>
          </table:table-cell>
          <table:table-cell office:value-type="float" office:value="1183" calcext:value-type="float">
            <text:p>1183</text:p>
          </table:table-cell>
          <table:table-cell office:value-type="float" office:value="1628" calcext:value-type="float">
            <text:p>1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_attr</text:p>
          </table:table-cell>
          <table:table-cell office:value-type="float" office:value="101" calcext:value-type="float">
            <text:p>101</text:p>
          </table:table-cell>
          <table:table-cell office:value-type="float" office:value="209" calcext:value-type="float">
            <text:p>209</text:p>
          </table:table-cell>
          <table:table-cell office:value-type="float" office:value="309" calcext:value-type="float">
            <text:p>309</text:p>
          </table:table-cell>
          <table:table-cell office:value-type="float" office:value="380" calcext:value-type="float">
            <text:p>380</text:p>
          </table:table-cell>
          <table:table-cell office:value-type="float" office:value="387" calcext:value-type="float">
            <text:p>3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+_attr</text:p>
          </table:table-cell>
          <table:table-cell office:value-type="float" office:value="101" calcext:value-type="float">
            <text:p>101</text:p>
          </table:table-cell>
          <table:table-cell office:value-type="float" office:value="209" calcext:value-type="float">
            <text:p>209</text:p>
          </table:table-cell>
          <table:table-cell office:value-type="float" office:value="309" calcext:value-type="float">
            <text:p>309</text:p>
          </table:table-cell>
          <table:table-cell office:value-type="float" office:value="380" calcext:value-type="float">
            <text:p>380</text:p>
          </table:table-cell>
          <table:table-cell office:value-type="float" office:value="387" calcext:value-type="float">
            <text:p>387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tch 1</text:p>
          </table:table-cell>
          <table:table-cell office:value-type="string" calcext:value-type="string">
            <text:p>Batch 2</text:p>
          </table:table-cell>
          <table:table-cell office:value-type="string" calcext:value-type="string">
            <text:p>Batch 3</text:p>
          </table:table-cell>
          <table:table-cell office:value-type="string" calcext:value-type="string">
            <text:p>Batch 4</text:p>
          </table:table-cell>
          <table:table-cell office:value-type="string" calcext:value-type="string">
            <text:p>Batch 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_attr</text:p>
          </table:table-cell>
          <table:table-cell office:value-type="float" office:value="7907" calcext:value-type="float">
            <text:p>7907</text:p>
          </table:table-cell>
          <table:table-cell office:value-type="float" office:value="8847" calcext:value-type="float">
            <text:p>8847</text:p>
          </table:table-cell>
          <table:table-cell office:value-type="float" office:value="8827" calcext:value-type="float">
            <text:p>8827</text:p>
          </table:table-cell>
          <table:table-cell office:value-type="float" office:value="8858" calcext:value-type="float">
            <text:p>8858</text:p>
          </table:table-cell>
          <table:table-cell office:value-type="float" office:value="8823" calcext:value-type="float">
            <text:p>88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_attr</text:p>
          </table:table-cell>
          <table:table-cell office:value-type="float" office:value="7907" calcext:value-type="float">
            <text:p>7907</text:p>
          </table:table-cell>
          <table:table-cell office:value-type="float" office:value="9102" calcext:value-type="float">
            <text:p>9102</text:p>
          </table:table-cell>
          <table:table-cell office:value-type="float" office:value="9858" calcext:value-type="float">
            <text:p>9858</text:p>
          </table:table-cell>
          <table:table-cell office:value-type="float" office:value="11123" calcext:value-type="float">
            <text:p>11123</text:p>
          </table:table-cell>
          <table:table-cell office:value-type="float" office:value="12729" calcext:value-type="float">
            <text:p>127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_attr</text:p>
          </table:table-cell>
          <table:table-cell office:value-type="float" office:value="7907" calcext:value-type="float">
            <text:p>7907</text:p>
          </table:table-cell>
          <table:table-cell office:value-type="float" office:value="8834" calcext:value-type="float">
            <text:p>8834</text:p>
          </table:table-cell>
          <table:table-cell office:value-type="float" office:value="8732" calcext:value-type="float">
            <text:p>8732</text:p>
          </table:table-cell>
          <table:table-cell office:value-type="float" office:value="8748" calcext:value-type="float">
            <text:p>8748</text:p>
          </table:table-cell>
          <table:table-cell office:value-type="float" office:value="8757" calcext:value-type="float">
            <text:p>87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+_attr</text:p>
          </table:table-cell>
          <table:table-cell office:value-type="float" office:value="7907" calcext:value-type="float">
            <text:p>7907</text:p>
          </table:table-cell>
          <table:table-cell office:value-type="float" office:value="2991" calcext:value-type="float">
            <text:p>2991</text:p>
          </table:table-cell>
          <table:table-cell office:value-type="float" office:value="971" calcext:value-type="float">
            <text:p>971</text:p>
          </table:table-cell>
          <table:table-cell office:value-type="float" office:value="1924" calcext:value-type="float">
            <text:p>1924</text:p>
          </table:table-cell>
          <table:table-cell office:value-type="float" office:value="1960" calcext:value-type="float">
            <text:p>1960</text:p>
          </table:table-cell>
          <table:table-cell table:number-columns-repeated="9"/>
        </table:table-row>
        <table:table-row table:style-name="ro1" table:number-rows-repeated="104852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attr_based - f_s(old) - time" table:style-name="ta1">
        <table:shapes>
          <draw:frame draw:z-index="0" draw:style-name="gr1" draw:text-style-name="P1" svg:width="159.99mm" svg:height="89.99mm" svg:x="16.17mm" svg:y="442.54mm">
            <draw:object draw:notify-on-update-of-ranges="'attr_based - f_s(old) - time'.B93:'attr_based - f_s(old) - time'.B96 'attr_based - f_s(old) - time'.C92:'attr_based - f_s(old) - time'.C92 'attr_based - f_s(old) - time'.C93:'attr_based - f_s(old) - time'.C96 'attr_based - f_s(old) - time'.D92:'attr_based - f_s(old) - time'.D92 'attr_based - f_s(old) - time'.D93:'attr_based - f_s(old) - time'.D96 'attr_based - f_s(old) - time'.E92:'attr_based - f_s(old) - time'.E92 'attr_based - f_s(old) - time'.E93:'attr_based - f_s(old) - time'.E96 'attr_based - f_s(old) - time'.F92:'attr_based - f_s(old) - time'.F92 'attr_based - f_s(old) - time'.F93:'attr_based - f_s(old) - time'.F96 'attr_based - f_s(old) - time'.G92:'attr_based - f_s(old) - time'.G92 'attr_based - f_s(old) - time'.G93:'attr_based - f_s(old) - time'.G96 'attr_based - f_s(old) - time'.H92:'attr_based - f_s(old) - time'.H92 'attr_based - f_s(old) - time'.H93:'attr_based - f_s(old) - time'.H96 'attr_based - f_s(old) - time'.I92:'attr_based - f_s(old) - time'.I92 'attr_based - f_s(old) - time'.I93:'attr_based - f_s(old) - time'.I96 'attr_based - f_s(old) - time'.J92:'attr_based - f_s(old) - time'.J92 'attr_based - f_s(old) - time'.J93:'attr_based - f_s(old) - time'.J96 'attr_based - f_s(old) - time'.K92:'attr_based - f_s(old) - time'.K92 'attr_based - f_s(old) - time'.K93:'attr_based - f_s(old) - time'.K96 'attr_based - f_s(old) - time'.L92:'attr_based - f_s(old) - time'.L92 'attr_based - f_s(old) - time'.L93:'attr_based - f_s(old) - time'.L96 'attr_based - f_s(old) - time'.M92:'attr_based - f_s(old) - time'.M92 'attr_based - f_s(old) - time'.M93:'attr_based - f_s(old) - time'.M96 'attr_based - f_s(old) - time'.N92:'attr_based - f_s(old) - time'.N92 'attr_based - f_s(old) - time'.N93:'attr_based - f_s(old) - time'.N9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3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4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load_data</text:p>
          </table:table-cell>
          <table:table-cell office:value-type="string" calcext:value-type="string">
            <text:p>load_dcs</text:p>
          </table:table-cell>
          <table:table-cell office:value-type="string" calcext:value-type="string">
            <text:p>detect_errors</text:p>
          </table:table-cell>
          <table:table-cell office:value-type="string" calcext:value-type="string">
            <text:p>setup_domain</text:p>
          </table:table-cell>
          <table:table-cell office:value-type="string" calcext:value-type="string">
            <text:p>featurize_data</text:p>
          </table:table-cell>
          <table:table-cell office:value-type="string" calcext:value-type="string">
            <text:p>setup_model</text:p>
          </table:table-cell>
          <table:table-cell office:value-type="string" calcext:value-type="string">
            <text:p>fit_model</text:p>
          </table:table-cell>
          <table:table-cell office:value-type="string" calcext:value-type="string">
            <text:p>infer_repairs</text:p>
          </table:table-cell>
          <table:table-cell office:value-type="string" calcext:value-type="string">
            <text:p>get_inferred_values</text:p>
          </table:table-cell>
          <table:table-cell office:value-type="string" calcext:value-type="string">
            <text:p>generate_repaired_dataset</text:p>
          </table:table-cell>
          <table:table-cell office:value-type="string" calcext:value-type="string">
            <text:p>repaired_table_copy_time</text:p>
          </table:table-cell>
          <table:table-cell office:value-type="string" calcext:value-type="string">
            <text:p>save_stats_tim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80811" calcext:value-type="float">
            <text:p>0.180811</text:p>
          </table:table-cell>
          <table:table-cell office:value-type="float" office:value="0.000677000000000039" calcext:value-type="float">
            <text:p>0.000677</text:p>
          </table:table-cell>
          <table:table-cell office:value-type="float" office:value="0.0625" calcext:value-type="float">
            <text:p>0.0625</text:p>
          </table:table-cell>
          <table:table-cell office:value-type="float" office:value="32.6871087551117" calcext:value-type="float">
            <text:p>32.6871087551117</text:p>
          </table:table-cell>
          <table:table-cell office:value-type="float" office:value="340.889566" calcext:value-type="float">
            <text:p>340.889566</text:p>
          </table:table-cell>
          <table:table-cell office:value-type="float" office:value="0.00244600000002038" calcext:value-type="float">
            <text:p>0.00244600000002</text:p>
          </table:table-cell>
          <table:table-cell office:value-type="float" office:value="24.627381" calcext:value-type="float">
            <text:p>24.627381</text:p>
          </table:table-cell>
          <table:table-cell office:value-type="float" office:value="5.89063399999998" calcext:value-type="float">
            <text:p>5.89063399999998</text:p>
          </table:table-cell>
          <table:table-cell office:value-type="float" office:value="0.0135409999999752" calcext:value-type="float">
            <text:p>0.013540999999975</text:p>
          </table:table-cell>
          <table:table-cell office:value-type="float" office:value="0.0954090000000178" calcext:value-type="float">
            <text:p>0.0954090000000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2912999999985" calcext:value-type="float">
            <text:p>0.182912999999985</text:p>
          </table:table-cell>
          <table:table-cell office:value-type="float" office:value="0.000674999999944248" calcext:value-type="float">
            <text:p>0.000674999999944</text:p>
          </table:table-cell>
          <table:table-cell office:value-type="float" office:value="0.0697749999999928" calcext:value-type="float">
            <text:p>0.069774999999993</text:p>
          </table:table-cell>
          <table:table-cell office:value-type="float" office:value="33.4626309871674" calcext:value-type="float">
            <text:p>33.4626309871674</text:p>
          </table:table-cell>
          <table:table-cell office:value-type="float" office:value="351.74132" calcext:value-type="float">
            <text:p>351.74132</text:p>
          </table:table-cell>
          <table:table-cell office:value-type="float" office:value="0.00248199999998633" calcext:value-type="float">
            <text:p>0.002481999999986</text:p>
          </table:table-cell>
          <table:table-cell office:value-type="float" office:value="27.783242" calcext:value-type="float">
            <text:p>27.783242</text:p>
          </table:table-cell>
          <table:table-cell office:value-type="float" office:value="6.07879400000002" calcext:value-type="float">
            <text:p>6.07879400000002</text:p>
          </table:table-cell>
          <table:table-cell office:value-type="float" office:value="0.0139859999999317" calcext:value-type="float">
            <text:p>0.013985999999932</text:p>
          </table:table-cell>
          <table:table-cell office:value-type="float" office:value="0.0987430000000131" calcext:value-type="float">
            <text:p>0.0987430000000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81433000000084" calcext:value-type="float">
            <text:p>0.181433000000084</text:p>
          </table:table-cell>
          <table:table-cell office:value-type="float" office:value="0.000661000000036438" calcext:value-type="float">
            <text:p>0.000661000000036</text:p>
          </table:table-cell>
          <table:table-cell office:value-type="float" office:value="0.0739960000000792" calcext:value-type="float">
            <text:p>0.073996000000079</text:p>
          </table:table-cell>
          <table:table-cell office:value-type="float" office:value="33.672483921051" calcext:value-type="float">
            <text:p>33.672483921051</text:p>
          </table:table-cell>
          <table:table-cell office:value-type="float" office:value="345.800957" calcext:value-type="float">
            <text:p>345.800957</text:p>
          </table:table-cell>
          <table:table-cell office:value-type="float" office:value="0.00249599999983729" calcext:value-type="float">
            <text:p>0.002495999999837</text:p>
          </table:table-cell>
          <table:table-cell office:value-type="float" office:value="28.264862" calcext:value-type="float">
            <text:p>28.264862</text:p>
          </table:table-cell>
          <table:table-cell office:value-type="float" office:value="6.09209899999996" calcext:value-type="float">
            <text:p>6.09209899999996</text:p>
          </table:table-cell>
          <table:table-cell office:value-type="float" office:value="0.0142330000001039" calcext:value-type="float">
            <text:p>0.014233000000104</text:p>
          </table:table-cell>
          <table:table-cell office:value-type="float" office:value="0.0982699999999568" calcext:value-type="float">
            <text:p>0.0982699999999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82456000000002" calcext:value-type="float">
            <text:p>0.182456000000002</text:p>
          </table:table-cell>
          <table:table-cell office:value-type="float" office:value="0.000655999999935375" calcext:value-type="float">
            <text:p>0.000655999999935</text:p>
          </table:table-cell>
          <table:table-cell office:value-type="float" office:value="0.0775619999999435" calcext:value-type="float">
            <text:p>0.077561999999944</text:p>
          </table:table-cell>
          <table:table-cell office:value-type="float" office:value="35.5780265331268" calcext:value-type="float">
            <text:p>35.5780265331268</text:p>
          </table:table-cell>
          <table:table-cell office:value-type="float" office:value="368.679035" calcext:value-type="float">
            <text:p>368.679035</text:p>
          </table:table-cell>
          <table:table-cell office:value-type="float" office:value="0.00253099999986262" calcext:value-type="float">
            <text:p>0.002530999999863</text:p>
          </table:table-cell>
          <table:table-cell office:value-type="float" office:value="27.772739" calcext:value-type="float">
            <text:p>27.772739</text:p>
          </table:table-cell>
          <table:table-cell office:value-type="float" office:value="6.41442000000006" calcext:value-type="float">
            <text:p>6.41442000000006</text:p>
          </table:table-cell>
          <table:table-cell office:value-type="float" office:value="0.0143290000000889" calcext:value-type="float">
            <text:p>0.014329000000089</text:p>
          </table:table-cell>
          <table:table-cell office:value-type="float" office:value="0.0991249999999582" calcext:value-type="float">
            <text:p>0.0991249999999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81713000000173" calcext:value-type="float">
            <text:p>0.181713000000173</text:p>
          </table:table-cell>
          <table:table-cell office:value-type="float" office:value="0.00066000000015265" calcext:value-type="float">
            <text:p>0.000660000000153</text:p>
          </table:table-cell>
          <table:table-cell office:value-type="float" office:value="0.0723740000000817" calcext:value-type="float">
            <text:p>0.072374000000082</text:p>
          </table:table-cell>
          <table:table-cell office:value-type="float" office:value="34.3187348842621" calcext:value-type="float">
            <text:p>34.3187348842621</text:p>
          </table:table-cell>
          <table:table-cell office:value-type="float" office:value="347.57288" calcext:value-type="float">
            <text:p>347.57288</text:p>
          </table:table-cell>
          <table:table-cell office:value-type="float" office:value="0.00254399999994348" calcext:value-type="float">
            <text:p>0.002543999999943</text:p>
          </table:table-cell>
          <table:table-cell office:value-type="float" office:value="33.539632" calcext:value-type="float">
            <text:p>33.539632</text:p>
          </table:table-cell>
          <table:table-cell office:value-type="float" office:value="6.11382000000003" calcext:value-type="float">
            <text:p>6.11382000000003</text:p>
          </table:table-cell>
          <table:table-cell office:value-type="float" office:value="0.0141819999998916" calcext:value-type="float">
            <text:p>0.014181999999892</text:p>
          </table:table-cell>
          <table:table-cell office:value-type="float" office:value="0.0956289999999171" calcext:value-type="float">
            <text:p>0.0956289999999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77832000000308" calcext:value-type="float">
            <text:p>0.177832000000308</text:p>
          </table:table-cell>
          <table:table-cell office:value-type="float" office:value="0.000658999999814114" calcext:value-type="float">
            <text:p>0.000658999999814</text:p>
          </table:table-cell>
          <table:table-cell office:value-type="float" office:value="0.0618639999997868" calcext:value-type="float">
            <text:p>0.061863999999787</text:p>
          </table:table-cell>
          <table:table-cell office:value-type="float" office:value="32.6304793357849" calcext:value-type="float">
            <text:p>32.6304793357849</text:p>
          </table:table-cell>
          <table:table-cell office:value-type="float" office:value="342.17105" calcext:value-type="float">
            <text:p>342.17105</text:p>
          </table:table-cell>
          <table:table-cell office:value-type="float" office:value="0.00221399999963978" calcext:value-type="float">
            <text:p>0.00221399999964</text:p>
          </table:table-cell>
          <table:table-cell office:value-type="float" office:value="24.980646" calcext:value-type="float">
            <text:p>24.980646</text:p>
          </table:table-cell>
          <table:table-cell office:value-type="float" office:value="5.84394500000008" calcext:value-type="float">
            <text:p>5.84394500000008</text:p>
          </table:table-cell>
          <table:table-cell office:value-type="float" office:value="0.0135129999998753" calcext:value-type="float">
            <text:p>0.013512999999875</text:p>
          </table:table-cell>
          <table:table-cell office:value-type="float" office:value="0.0979019999999764" calcext:value-type="float">
            <text:p>0.0979019999999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81276999999682" calcext:value-type="float">
            <text:p>0.181276999999682</text:p>
          </table:table-cell>
          <table:table-cell office:value-type="float" office:value="0.000671999999667605" calcext:value-type="float">
            <text:p>0.000671999999668</text:p>
          </table:table-cell>
          <table:table-cell office:value-type="float" office:value="0.0694220000000314" calcext:value-type="float">
            <text:p>0.069422000000031</text:p>
          </table:table-cell>
          <table:table-cell office:value-type="float" office:value="33.5549483299255" calcext:value-type="float">
            <text:p>33.5549483299255</text:p>
          </table:table-cell>
          <table:table-cell office:value-type="float" office:value="351.203371" calcext:value-type="float">
            <text:p>351.203371</text:p>
          </table:table-cell>
          <table:table-cell office:value-type="float" office:value="0.0025340000001961" calcext:value-type="float">
            <text:p>0.002534000000196</text:p>
          </table:table-cell>
          <table:table-cell office:value-type="float" office:value="27.8426210000002" calcext:value-type="float">
            <text:p>27.8426210000002</text:p>
          </table:table-cell>
          <table:table-cell office:value-type="float" office:value="6.00932000000012" calcext:value-type="float">
            <text:p>6.00932000000012</text:p>
          </table:table-cell>
          <table:table-cell office:value-type="float" office:value="0.0140580000002046" calcext:value-type="float">
            <text:p>0.014058000000205</text:p>
          </table:table-cell>
          <table:table-cell office:value-type="float" office:value="0.0949399999999514" calcext:value-type="float">
            <text:p>0.0949399999999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82151000000431" calcext:value-type="float">
            <text:p>0.182151000000431</text:p>
          </table:table-cell>
          <table:table-cell office:value-type="float" office:value="0.000657000000046537" calcext:value-type="float">
            <text:p>0.000657000000047</text:p>
          </table:table-cell>
          <table:table-cell office:value-type="float" office:value="0.0742529999997714" calcext:value-type="float">
            <text:p>0.074252999999771</text:p>
          </table:table-cell>
          <table:table-cell office:value-type="float" office:value="33.6929516792297" calcext:value-type="float">
            <text:p>33.6929516792297</text:p>
          </table:table-cell>
          <table:table-cell office:value-type="float" office:value="343.892706" calcext:value-type="float">
            <text:p>343.892706</text:p>
          </table:table-cell>
          <table:table-cell office:value-type="float" office:value="0.00252899999986767" calcext:value-type="float">
            <text:p>0.002528999999868</text:p>
          </table:table-cell>
          <table:table-cell office:value-type="float" office:value="28.5065099999997" calcext:value-type="float">
            <text:p>28.5065099999997</text:p>
          </table:table-cell>
          <table:table-cell office:value-type="float" office:value="6.03754500000014" calcext:value-type="float">
            <text:p>6.03754500000014</text:p>
          </table:table-cell>
          <table:table-cell office:value-type="float" office:value="0.0142100000002756" calcext:value-type="float">
            <text:p>0.014210000000276</text:p>
          </table:table-cell>
          <table:table-cell office:value-type="float" office:value="0.0956380000002355" calcext:value-type="float">
            <text:p>0.0956380000002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83076999999685" calcext:value-type="float">
            <text:p>0.183076999999685</text:p>
          </table:table-cell>
          <table:table-cell office:value-type="float" office:value="0.00066000000015265" calcext:value-type="float">
            <text:p>0.000660000000153</text:p>
          </table:table-cell>
          <table:table-cell office:value-type="float" office:value="0.077766999999767" calcext:value-type="float">
            <text:p>0.077766999999767</text:p>
          </table:table-cell>
          <table:table-cell office:value-type="float" office:value="35.5619356632233" calcext:value-type="float">
            <text:p>35.5619356632233</text:p>
          </table:table-cell>
          <table:table-cell office:value-type="float" office:value="367.488851" calcext:value-type="float">
            <text:p>367.488851</text:p>
          </table:table-cell>
          <table:table-cell office:value-type="float" office:value="0.00257799999963027" calcext:value-type="float">
            <text:p>0.00257799999963</text:p>
          </table:table-cell>
          <table:table-cell office:value-type="float" office:value="27.5254409999998" calcext:value-type="float">
            <text:p>27.5254409999998</text:p>
          </table:table-cell>
          <table:table-cell office:value-type="float" office:value="6.61554899999919" calcext:value-type="float">
            <text:p>6.61554899999919</text:p>
          </table:table-cell>
          <table:table-cell office:value-type="float" office:value="0.0145979999997508" calcext:value-type="float">
            <text:p>0.014597999999751</text:p>
          </table:table-cell>
          <table:table-cell office:value-type="float" office:value="0.0983599999999569" calcext:value-type="float">
            <text:p>0.0983599999999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182872999999745" calcext:value-type="float">
            <text:p>0.182872999999745</text:p>
          </table:table-cell>
          <table:table-cell office:value-type="float" office:value="0.000670000000354776" calcext:value-type="float">
            <text:p>0.000670000000355</text:p>
          </table:table-cell>
          <table:table-cell office:value-type="float" office:value="0.0724840000002587" calcext:value-type="float">
            <text:p>0.072484000000259</text:p>
          </table:table-cell>
          <table:table-cell office:value-type="float" office:value="33.8997800350189" calcext:value-type="float">
            <text:p>33.8997800350189</text:p>
          </table:table-cell>
          <table:table-cell office:value-type="float" office:value="347.992708" calcext:value-type="float">
            <text:p>347.992708</text:p>
          </table:table-cell>
          <table:table-cell office:value-type="float" office:value="0.00252699999964534" calcext:value-type="float">
            <text:p>0.002526999999645</text:p>
          </table:table-cell>
          <table:table-cell office:value-type="float" office:value="33.3653009999998" calcext:value-type="float">
            <text:p>33.3653009999998</text:p>
          </table:table-cell>
          <table:table-cell office:value-type="float" office:value="6.06388400000014" calcext:value-type="float">
            <text:p>6.06388400000014</text:p>
          </table:table-cell>
          <table:table-cell office:value-type="float" office:value="0.0141849999999977" calcext:value-type="float">
            <text:p>0.014184999999998</text:p>
          </table:table-cell>
          <table:table-cell office:value-type="float" office:value="0.0956989999995131" calcext:value-type="float">
            <text:p>0.0956989999995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81741999999758" calcext:value-type="float">
            <text:p>0.181741999999758</text:p>
          </table:table-cell>
          <table:table-cell office:value-type="float" office:value="0.000662999999804015" calcext:value-type="float">
            <text:p>0.000662999999804</text:p>
          </table:table-cell>
          <table:table-cell office:value-type="float" office:value="0.0630840000003445" calcext:value-type="float">
            <text:p>0.063084000000345</text:p>
          </table:table-cell>
          <table:table-cell office:value-type="float" office:value="34.4060845375061" calcext:value-type="float">
            <text:p>34.4060845375061</text:p>
          </table:table-cell>
          <table:table-cell office:value-type="float" office:value="341.898991" calcext:value-type="float">
            <text:p>341.898991</text:p>
          </table:table-cell>
          <table:table-cell office:value-type="float" office:value="0.00230300000021089" calcext:value-type="float">
            <text:p>0.002303000000211</text:p>
          </table:table-cell>
          <table:table-cell office:value-type="float" office:value="24.7499800000005" calcext:value-type="float">
            <text:p>24.7499800000005</text:p>
          </table:table-cell>
          <table:table-cell office:value-type="float" office:value="5.94662400000016" calcext:value-type="float">
            <text:p>5.94662400000016</text:p>
          </table:table-cell>
          <table:table-cell office:value-type="float" office:value="0.0136809999994512" calcext:value-type="float">
            <text:p>0.013680999999451</text:p>
          </table:table-cell>
          <table:table-cell office:value-type="float" office:value="0.0986350000002858" calcext:value-type="float">
            <text:p>0.0986350000002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83073999999578" calcext:value-type="float">
            <text:p>0.183073999999578</text:p>
          </table:table-cell>
          <table:table-cell office:value-type="float" office:value="0.000660000000607397" calcext:value-type="float">
            <text:p>0.000660000000607</text:p>
          </table:table-cell>
          <table:table-cell office:value-type="float" office:value="0.0696899999993548" calcext:value-type="float">
            <text:p>0.069689999999355</text:p>
          </table:table-cell>
          <table:table-cell office:value-type="float" office:value="33.9795043468475" calcext:value-type="float">
            <text:p>33.9795043468475</text:p>
          </table:table-cell>
          <table:table-cell office:value-type="float" office:value="353.284268" calcext:value-type="float">
            <text:p>353.284268</text:p>
          </table:table-cell>
          <table:table-cell office:value-type="float" office:value="0.00255899999956455" calcext:value-type="float">
            <text:p>0.002558999999565</text:p>
          </table:table-cell>
          <table:table-cell office:value-type="float" office:value="28.0767580000002" calcext:value-type="float">
            <text:p>28.0767580000002</text:p>
          </table:table-cell>
          <table:table-cell office:value-type="float" office:value="6.12203499999941" calcext:value-type="float">
            <text:p>6.12203499999941</text:p>
          </table:table-cell>
          <table:table-cell office:value-type="float" office:value="0.0140949999995428" calcext:value-type="float">
            <text:p>0.014094999999543</text:p>
          </table:table-cell>
          <table:table-cell office:value-type="float" office:value="0.0952729999999065" calcext:value-type="float">
            <text:p>0.0952729999999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84303999999429" calcext:value-type="float">
            <text:p>0.184303999999429</text:p>
          </table:table-cell>
          <table:table-cell office:value-type="float" office:value="0.000670000000354776" calcext:value-type="float">
            <text:p>0.000670000000355</text:p>
          </table:table-cell>
          <table:table-cell office:value-type="float" office:value="0.0742460000001302" calcext:value-type="float">
            <text:p>0.07424600000013</text:p>
          </table:table-cell>
          <table:table-cell office:value-type="float" office:value="33.3595914840698" calcext:value-type="float">
            <text:p>33.3595914840698</text:p>
          </table:table-cell>
          <table:table-cell office:value-type="float" office:value="344.618422" calcext:value-type="float">
            <text:p>344.618422</text:p>
          </table:table-cell>
          <table:table-cell office:value-type="float" office:value="0.00256700000045385" calcext:value-type="float">
            <text:p>0.002567000000454</text:p>
          </table:table-cell>
          <table:table-cell office:value-type="float" office:value="28.2188120000001" calcext:value-type="float">
            <text:p>28.2188120000001</text:p>
          </table:table-cell>
          <table:table-cell office:value-type="float" office:value="6.0852989999994" calcext:value-type="float">
            <text:p>6.0852989999994</text:p>
          </table:table-cell>
          <table:table-cell office:value-type="float" office:value="0.0142139999998108" calcext:value-type="float">
            <text:p>0.014213999999811</text:p>
          </table:table-cell>
          <table:table-cell office:value-type="float" office:value="0.102522000000135" calcext:value-type="float">
            <text:p>0.102522000000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82424999999967" calcext:value-type="float">
            <text:p>0.182424999999967</text:p>
          </table:table-cell>
          <table:table-cell office:value-type="float" office:value="0.000669999999445281" calcext:value-type="float">
            <text:p>0.000669999999445</text:p>
          </table:table-cell>
          <table:table-cell office:value-type="float" office:value="0.0776649999997972" calcext:value-type="float">
            <text:p>0.077664999999797</text:p>
          </table:table-cell>
          <table:table-cell office:value-type="float" office:value="36.6938338279724" calcext:value-type="float">
            <text:p>36.6938338279724</text:p>
          </table:table-cell>
          <table:table-cell office:value-type="float" office:value="368.168169" calcext:value-type="float">
            <text:p>368.168169</text:p>
          </table:table-cell>
          <table:table-cell office:value-type="float" office:value="0.00256399999943824" calcext:value-type="float">
            <text:p>0.002563999999438</text:p>
          </table:table-cell>
          <table:table-cell office:value-type="float" office:value="27.8319300000003" calcext:value-type="float">
            <text:p>27.8319300000003</text:p>
          </table:table-cell>
          <table:table-cell office:value-type="float" office:value="6.38016599999992" calcext:value-type="float">
            <text:p>6.38016599999992</text:p>
          </table:table-cell>
          <table:table-cell office:value-type="float" office:value="0.0145620000002964" calcext:value-type="float">
            <text:p>0.014562000000296</text:p>
          </table:table-cell>
          <table:table-cell office:value-type="float" office:value="0.102168000000347" calcext:value-type="float">
            <text:p>0.1021680000003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66305000000102" calcext:value-type="float">
            <text:p>0.266305000000102</text:p>
          </table:table-cell>
          <table:table-cell office:value-type="float" office:value="0.000661000000036438" calcext:value-type="float">
            <text:p>0.000661000000036</text:p>
          </table:table-cell>
          <table:table-cell office:value-type="float" office:value="0.0727769999994052" calcext:value-type="float">
            <text:p>0.072776999999405</text:p>
          </table:table-cell>
          <table:table-cell office:value-type="float" office:value="34.279589176178" calcext:value-type="float">
            <text:p>34.279589176178</text:p>
          </table:table-cell>
          <table:table-cell office:value-type="float" office:value="348.09991" calcext:value-type="float">
            <text:p>348.09991</text:p>
          </table:table-cell>
          <table:table-cell office:value-type="float" office:value="0.00258400000075198" calcext:value-type="float">
            <text:p>0.002584000000752</text:p>
          </table:table-cell>
          <table:table-cell office:value-type="float" office:value="33.539025" calcext:value-type="float">
            <text:p>33.539025</text:p>
          </table:table-cell>
          <table:table-cell office:value-type="float" office:value="6.13428199999999" calcext:value-type="float">
            <text:p>6.13428199999999</text:p>
          </table:table-cell>
          <table:table-cell office:value-type="float" office:value="0.0142820000000938" calcext:value-type="float">
            <text:p>0.014282000000094</text:p>
          </table:table-cell>
          <table:table-cell office:value-type="float" office:value="0.0959130000001096" calcext:value-type="float">
            <text:p>0.09591300000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];[.C7];[.C12])" office:value-type="float" office:value="0.180128333333355" calcext:value-type="float">
            <text:p>0.180128333333355</text:p>
          </table:table-cell>
          <table:table-cell table:style-name="ce3" table:formula="of:=AVERAGE([.D2];[.D7];[.D12])" office:value-type="float" office:value="0.000666333333206056" calcext:value-type="float">
            <text:p>0.000666333333206</text:p>
          </table:table-cell>
          <table:table-cell table:style-name="ce3" table:formula="of:=AVERAGE([.E2];[.E7];[.E12])" office:value-type="float" office:value="0.0624826666667104" calcext:value-type="float">
            <text:p>0.062482666666711</text:p>
          </table:table-cell>
          <table:table-cell table:style-name="ce3" table:formula="of:=AVERAGE([.F2];[.F7];[.F12])" office:value-type="float" office:value="33.2412242094676" calcext:value-type="float">
            <text:p>33.2412242094676</text:p>
          </table:table-cell>
          <table:table-cell table:style-name="ce3" table:formula="of:=AVERAGE([.G2];[.G7];[.G12])" office:value-type="float" office:value="341.653202333333" calcext:value-type="float">
            <text:p>341.653202333333</text:p>
          </table:table-cell>
          <table:table-cell table:style-name="ce3" table:formula="of:=AVERAGE([.H2];[.H7];[.H12])" office:value-type="float" office:value="0.00232099999995702" calcext:value-type="float">
            <text:p>0.002320999999957</text:p>
          </table:table-cell>
          <table:table-cell table:style-name="ce3" table:formula="of:=AVERAGE([.I2];[.I7];[.I12])" office:value-type="float" office:value="24.7860023333335" calcext:value-type="float">
            <text:p>24.7860023333335</text:p>
          </table:table-cell>
          <table:table-cell table:style-name="ce3" table:formula="of:=AVERAGE([.J2];[.J7];[.J12])" office:value-type="float" office:value="5.89373433333341" calcext:value-type="float">
            <text:p>5.89373433333341</text:p>
          </table:table-cell>
          <table:table-cell table:style-name="ce3" table:formula="of:=AVERAGE([.K2];[.K7];[.K12])" office:value-type="float" office:value="0.0135783333331006" calcext:value-type="float">
            <text:p>0.013578333333101</text:p>
          </table:table-cell>
          <table:table-cell table:style-name="ce3" table:formula="of:=AVERAGE([.L2];[.L7];[.L12])" office:value-type="float" office:value="0.0973153333334267" calcext:value-type="float">
            <text:p>0.097315333333427</text:p>
          </table:table-cell>
          <table:table-cell table:style-name="ce3" table:formula="of:=AVERAGE([.M2];[.M7];[.M12])" office:value-type="float" office:value="0" calcext:value-type="float">
            <text:p>0</text:p>
          </table:table-cell>
          <table:table-cell table:style-name="ce3" table:formula="of:=AVERAGE([.N2];[.N7];[.N12])" office:value-type="float" office:value="0" calcext:value-type="float">
            <text:p>0</text:p>
          </table:table-cell>
          <table:table-cell table:style-name="ce4" table:formula="of:=SUM([.C17:.N17])" office:value-type="float" office:value="405.930655209468" calcext:value-type="float">
            <text:p>405.93065520946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3];[.C8];[.C13])" office:value-type="float" office:value="0.182421333333082" calcext:value-type="float">
            <text:p>0.182421333333082</text:p>
          </table:table-cell>
          <table:table-cell table:style-name="ce3" table:formula="of:=AVERAGE([.D3];[.D8];[.D13])" office:value-type="float" office:value="0.000669000000073083" calcext:value-type="float">
            <text:p>0.000669000000073</text:p>
          </table:table-cell>
          <table:table-cell table:style-name="ce3" table:formula="of:=AVERAGE([.E3];[.E8];[.E13])" office:value-type="float" office:value="0.069628999999793" calcext:value-type="float">
            <text:p>0.069628999999793</text:p>
          </table:table-cell>
          <table:table-cell table:style-name="ce3" table:formula="of:=AVERAGE([.F3];[.F8];[.F13])" office:value-type="float" office:value="33.6656945546468" calcext:value-type="float">
            <text:p>33.6656945546468</text:p>
          </table:table-cell>
          <table:table-cell table:style-name="ce3" table:formula="of:=AVERAGE([.G3];[.G8];[.G13])" office:value-type="float" office:value="352.076319666667" calcext:value-type="float">
            <text:p>352.076319666667</text:p>
          </table:table-cell>
          <table:table-cell table:style-name="ce3" table:formula="of:=AVERAGE([.H3];[.H8];[.H13])" office:value-type="float" office:value="0.00252499999991566" calcext:value-type="float">
            <text:p>0.002524999999916</text:p>
          </table:table-cell>
          <table:table-cell table:style-name="ce3" table:formula="of:=AVERAGE([.I3];[.I8];[.I13])" office:value-type="float" office:value="27.9008736666668" calcext:value-type="float">
            <text:p>27.9008736666668</text:p>
          </table:table-cell>
          <table:table-cell table:style-name="ce3" table:formula="of:=AVERAGE([.J3];[.J8];[.J13])" office:value-type="float" office:value="6.07004966666652" calcext:value-type="float">
            <text:p>6.07004966666652</text:p>
          </table:table-cell>
          <table:table-cell table:style-name="ce3" table:formula="of:=AVERAGE([.K3];[.K8];[.K13])" office:value-type="float" office:value="0.0140463333332264" calcext:value-type="float">
            <text:p>0.014046333333226</text:p>
          </table:table-cell>
          <table:table-cell table:style-name="ce3" table:formula="of:=AVERAGE([.L3];[.L8];[.L13])" office:value-type="float" office:value="0.0963186666666237" calcext:value-type="float">
            <text:p>0.096318666666624</text:p>
          </table:table-cell>
          <table:table-cell table:style-name="ce3" table:formula="of:=AVERAGE([.M3];[.M8];[.M13])" office:value-type="float" office:value="0" calcext:value-type="float">
            <text:p>0</text:p>
          </table:table-cell>
          <table:table-cell table:style-name="ce3" table:formula="of:=AVERAGE([.N3];[.N8];[.N13])" office:value-type="float" office:value="0" calcext:value-type="float">
            <text:p>0</text:p>
          </table:table-cell>
          <table:table-cell table:style-name="ce4" table:formula="of:=SUM([.C18:.N18])" office:value-type="float" office:value="420.07854688798" calcext:value-type="float">
            <text:p>420.0785468879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];[.C9];[.C14])" office:value-type="float" office:value="0.182629333333315" calcext:value-type="float">
            <text:p>0.182629333333315</text:p>
          </table:table-cell>
          <table:table-cell table:style-name="ce3" table:formula="of:=AVERAGE([.D4];[.D9];[.D14])" office:value-type="float" office:value="0.000662666666812584" calcext:value-type="float">
            <text:p>0.000662666666813</text:p>
          </table:table-cell>
          <table:table-cell table:style-name="ce3" table:formula="of:=AVERAGE([.E4];[.E9];[.E14])" office:value-type="float" office:value="0.0741649999999936" calcext:value-type="float">
            <text:p>0.074164999999994</text:p>
          </table:table-cell>
          <table:table-cell table:style-name="ce3" table:formula="of:=AVERAGE([.F4];[.F9];[.F14])" office:value-type="float" office:value="33.5750090281168" calcext:value-type="float">
            <text:p>33.5750090281168</text:p>
          </table:table-cell>
          <table:table-cell table:style-name="ce3" table:formula="of:=AVERAGE([.G4];[.G9];[.G14])" office:value-type="float" office:value="344.770695" calcext:value-type="float">
            <text:p>344.770695</text:p>
          </table:table-cell>
          <table:table-cell table:style-name="ce3" table:formula="of:=AVERAGE([.H4];[.H9];[.H14])" office:value-type="float" office:value="0.0025306666667196" calcext:value-type="float">
            <text:p>0.00253066666672</text:p>
          </table:table-cell>
          <table:table-cell table:style-name="ce3" table:formula="of:=AVERAGE([.I4];[.I9];[.I14])" office:value-type="float" office:value="28.3300613333333" calcext:value-type="float">
            <text:p>28.3300613333333</text:p>
          </table:table-cell>
          <table:table-cell table:style-name="ce3" table:formula="of:=AVERAGE([.J4];[.J9];[.J14])" office:value-type="float" office:value="6.0716476666665" calcext:value-type="float">
            <text:p>6.0716476666665</text:p>
          </table:table-cell>
          <table:table-cell table:style-name="ce3" table:formula="of:=AVERAGE([.K4];[.K9];[.K14])" office:value-type="float" office:value="0.0142190000000634" calcext:value-type="float">
            <text:p>0.014219000000064</text:p>
          </table:table-cell>
          <table:table-cell table:style-name="ce3" table:formula="of:=AVERAGE([.L4];[.L9];[.L14])" office:value-type="float" office:value="0.0988100000001091" calcext:value-type="float">
            <text:p>0.098810000000109</text:p>
          </table:table-cell>
          <table:table-cell table:style-name="ce3" table:formula="of:=AVERAGE([.M4];[.M9];[.M14])" office:value-type="float" office:value="0" calcext:value-type="float">
            <text:p>0</text:p>
          </table:table-cell>
          <table:table-cell table:style-name="ce3" table:formula="of:=AVERAGE([.N4];[.N9];[.N14])" office:value-type="float" office:value="0" calcext:value-type="float">
            <text:p>0</text:p>
          </table:table-cell>
          <table:table-cell table:style-name="ce4" table:formula="of:=SUM([.C19:.N19])" office:value-type="float" office:value="413.120429694784" calcext:value-type="float">
            <text:p>413.120429694784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];[.C10];[.C15])" office:value-type="float" office:value="0.182652666666551" calcext:value-type="float">
            <text:p>0.182652666666551</text:p>
          </table:table-cell>
          <table:table-cell table:style-name="ce3" table:formula="of:=AVERAGE([.D5];[.D10];[.D15])" office:value-type="float" office:value="0.000661999999844435" calcext:value-type="float">
            <text:p>0.000661999999844</text:p>
          </table:table-cell>
          <table:table-cell table:style-name="ce3" table:formula="of:=AVERAGE([.E5];[.E10];[.E15])" office:value-type="float" office:value="0.0776646666665026" calcext:value-type="float">
            <text:p>0.077664666666503</text:p>
          </table:table-cell>
          <table:table-cell table:style-name="ce3" table:formula="of:=AVERAGE([.F5];[.F10];[.F15])" office:value-type="float" office:value="35.9445986747742" calcext:value-type="float">
            <text:p>35.9445986747742</text:p>
          </table:table-cell>
          <table:table-cell table:style-name="ce3" table:formula="of:=AVERAGE([.G5];[.G10];[.G15])" office:value-type="float" office:value="368.112018333333" calcext:value-type="float">
            <text:p>368.112018333333</text:p>
          </table:table-cell>
          <table:table-cell table:style-name="ce3" table:formula="of:=AVERAGE([.H5];[.H10];[.H15])" office:value-type="float" office:value="0.00255766666631038" calcext:value-type="float">
            <text:p>0.00255766666631</text:p>
          </table:table-cell>
          <table:table-cell table:style-name="ce3" table:formula="of:=AVERAGE([.I5];[.I10];[.I15])" office:value-type="float" office:value="27.7100366666667" calcext:value-type="float">
            <text:p>27.7100366666667</text:p>
          </table:table-cell>
          <table:table-cell table:style-name="ce3" table:formula="of:=AVERAGE([.J5];[.J10];[.J15])" office:value-type="float" office:value="6.47004499999972" calcext:value-type="float">
            <text:p>6.47004499999972</text:p>
          </table:table-cell>
          <table:table-cell table:style-name="ce3" table:formula="of:=AVERAGE([.K5];[.K10];[.K15])" office:value-type="float" office:value="0.0144963333333787" calcext:value-type="float">
            <text:p>0.014496333333379</text:p>
          </table:table-cell>
          <table:table-cell table:style-name="ce3" table:formula="of:=AVERAGE([.L5];[.L10];[.L15])" office:value-type="float" office:value="0.0998843333334207" calcext:value-type="float">
            <text:p>0.099884333333421</text:p>
          </table:table-cell>
          <table:table-cell table:style-name="ce3" table:formula="of:=AVERAGE([.M5];[.M10];[.M15])" office:value-type="float" office:value="0" calcext:value-type="float">
            <text:p>0</text:p>
          </table:table-cell>
          <table:table-cell table:style-name="ce3" table:formula="of:=AVERAGE([.N5];[.N10];[.N15])" office:value-type="float" office:value="0" calcext:value-type="float">
            <text:p>0</text:p>
          </table:table-cell>
          <table:table-cell table:style-name="ce4" table:formula="of:=SUM([.C20:.N20])" office:value-type="float" office:value="438.61461634144" calcext:value-type="float">
            <text:p>438.61461634144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6];[.C11];[.C16])" office:value-type="float" office:value="0.210297000000007" calcext:value-type="float">
            <text:p>0.210297000000007</text:p>
          </table:table-cell>
          <table:table-cell table:style-name="ce3" table:formula="of:=AVERAGE([.D6];[.D11];[.D16])" office:value-type="float" office:value="0.000663666666847955" calcext:value-type="float">
            <text:p>0.000663666666848</text:p>
          </table:table-cell>
          <table:table-cell table:style-name="ce3" table:formula="of:=AVERAGE([.E6];[.E11];[.E16])" office:value-type="float" office:value="0.0725449999999152" calcext:value-type="float">
            <text:p>0.072544999999915</text:p>
          </table:table-cell>
          <table:table-cell table:style-name="ce3" table:formula="of:=AVERAGE([.F6];[.F11];[.F16])" office:value-type="float" office:value="34.1660346984863" calcext:value-type="float">
            <text:p>34.1660346984863</text:p>
          </table:table-cell>
          <table:table-cell table:style-name="ce3" table:formula="of:=AVERAGE([.G6];[.G11];[.G16])" office:value-type="float" office:value="347.888499333333" calcext:value-type="float">
            <text:p>347.888499333333</text:p>
          </table:table-cell>
          <table:table-cell table:style-name="ce3" table:formula="of:=AVERAGE([.H6];[.H11];[.H16])" office:value-type="float" office:value="0.00255166666678027" calcext:value-type="float">
            <text:p>0.00255166666678</text:p>
          </table:table-cell>
          <table:table-cell table:style-name="ce3" table:formula="of:=AVERAGE([.I6];[.I11];[.I16])" office:value-type="float" office:value="33.4813193333333" calcext:value-type="float">
            <text:p>33.4813193333333</text:p>
          </table:table-cell>
          <table:table-cell table:style-name="ce3" table:formula="of:=AVERAGE([.J6];[.J11];[.J16])" office:value-type="float" office:value="6.10399533333339" calcext:value-type="float">
            <text:p>6.10399533333339</text:p>
          </table:table-cell>
          <table:table-cell table:style-name="ce3" table:formula="of:=AVERAGE([.K6];[.K11];[.K16])" office:value-type="float" office:value="0.0142163333333277" calcext:value-type="float">
            <text:p>0.014216333333328</text:p>
          </table:table-cell>
          <table:table-cell table:style-name="ce3" table:formula="of:=AVERAGE([.L6];[.L11];[.L16])" office:value-type="float" office:value="0.0957469999998466" calcext:value-type="float">
            <text:p>0.095746999999847</text:p>
          </table:table-cell>
          <table:table-cell table:style-name="ce3" table:formula="of:=AVERAGE([.M6];[.M11];[.M16])" office:value-type="float" office:value="0" calcext:value-type="float">
            <text:p>0</text:p>
          </table:table-cell>
          <table:table-cell table:style-name="ce3" table:formula="of:=AVERAGE([.N6];[.N11];[.N16])" office:value-type="float" office:value="0" calcext:value-type="float">
            <text:p>0</text:p>
          </table:table-cell>
          <table:table-cell table:style-name="ce4" table:formula="of:=SUM([.C21:.N21])" office:value-type="float" office:value="422.035869365153" calcext:value-type="float">
            <text:p>422.035869365153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17:.C21])" office:value-type="float" office:value="0.93812866666631" calcext:value-type="float">
            <text:p>0.93812866666631</text:p>
          </table:table-cell>
          <table:table-cell table:style-name="ce1" table:formula="of:=SUM([.D17:.D21])" office:value-type="float" office:value="0.00332366666678411" calcext:value-type="float">
            <text:p>0.003323666666784</text:p>
          </table:table-cell>
          <table:table-cell table:style-name="ce1" table:formula="of:=SUM([.E17:.E21])" office:value-type="float" office:value="0.356486333332915" calcext:value-type="float">
            <text:p>0.356486333332915</text:p>
          </table:table-cell>
          <table:table-cell table:style-name="ce1" table:formula="of:=SUM([.F17:.F21])" office:value-type="float" office:value="170.592561165492" calcext:value-type="float">
            <text:p>170.592561165492</text:p>
          </table:table-cell>
          <table:table-cell table:style-name="ce1" table:formula="of:=SUM([.G17:.G21])" office:value-type="float" office:value="1754.50073466667" calcext:value-type="float">
            <text:p>1754.50073466667</text:p>
          </table:table-cell>
          <table:table-cell table:style-name="ce1" table:formula="of:=SUM([.H17:.H21])" office:value-type="float" office:value="0.0124859999996829" calcext:value-type="float">
            <text:p>0.012485999999683</text:p>
          </table:table-cell>
          <table:table-cell table:style-name="ce1" table:formula="of:=SUM([.I17:.I21])" office:value-type="float" office:value="142.208293333334" calcext:value-type="float">
            <text:p>142.208293333334</text:p>
          </table:table-cell>
          <table:table-cell table:style-name="ce1" table:formula="of:=SUM([.J17:.J21])" office:value-type="float" office:value="30.6094719999995" calcext:value-type="float">
            <text:p>30.6094719999995</text:p>
          </table:table-cell>
          <table:table-cell table:style-name="ce1" table:formula="of:=SUM([.K17:.K21])" office:value-type="float" office:value="0.0705563333330968" calcext:value-type="float">
            <text:p>0.070556333333097</text:p>
          </table:table-cell>
          <table:table-cell table:style-name="ce1" table:formula="of:=SUM([.L17:.L21])" office:value-type="float" office:value="0.488075333333427" calcext:value-type="float">
            <text:p>0.488075333333427</text:p>
          </table:table-cell>
          <table:table-cell table:style-name="ce1" table:formula="of:=SUM([.M17:.M21])" office:value-type="float" office:value="0" calcext:value-type="float">
            <text:p>0</text:p>
          </table:table-cell>
          <table:table-cell table:style-name="ce1" table:formula="of:=SUM([.N17:.N21])" office:value-type="float" office:value="0" calcext:value-type="float">
            <text:p>0</text:p>
          </table:table-cell>
          <table:table-cell table:style-name="ce1" table:formula="of:=SUM([.C22:.N22])" office:value-type="float" office:value="2099.78011749882" calcext:value-type="float">
            <text:p>2099.7801174988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70900999999503" calcext:value-type="float">
            <text:p>0.170900999999503</text:p>
          </table:table-cell>
          <table:table-cell office:value-type="float" office:value="0.00065699999959179" calcext:value-type="float">
            <text:p>0.000656999999592</text:p>
          </table:table-cell>
          <table:table-cell office:value-type="float" office:value="0.0624689999995098" calcext:value-type="float">
            <text:p>0.06246899999951</text:p>
          </table:table-cell>
          <table:table-cell office:value-type="float" office:value="32.789959192276" calcext:value-type="float">
            <text:p>32.789959192276</text:p>
          </table:table-cell>
          <table:table-cell office:value-type="float" office:value="341.742429" calcext:value-type="float">
            <text:p>341.742429</text:p>
          </table:table-cell>
          <table:table-cell office:value-type="float" office:value="0.00227999999970052" calcext:value-type="float">
            <text:p>0.002279999999701</text:p>
          </table:table-cell>
          <table:table-cell office:value-type="float" office:value="25.2218510000002" calcext:value-type="float">
            <text:p>25.2218510000002</text:p>
          </table:table-cell>
          <table:table-cell office:value-type="float" office:value="5.83237499999996" calcext:value-type="float">
            <text:p>5.83237499999996</text:p>
          </table:table-cell>
          <table:table-cell office:value-type="float" office:value="0.0135390000004918" calcext:value-type="float">
            <text:p>0.013539000000492</text:p>
          </table:table-cell>
          <table:table-cell office:value-type="float" office:value="0.0973500000000058" calcext:value-type="float">
            <text:p>0.0973500000000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4739999999692" calcext:value-type="float">
            <text:p>0.184739999999692</text:p>
          </table:table-cell>
          <table:table-cell office:value-type="float" office:value="0.000659000000268861" calcext:value-type="float">
            <text:p>0.000659000000269</text:p>
          </table:table-cell>
          <table:table-cell office:value-type="float" office:value="0.0921310000003359" calcext:value-type="float">
            <text:p>0.092131000000336</text:p>
          </table:table-cell>
          <table:table-cell office:value-type="float" office:value="59.0184371471405" calcext:value-type="float">
            <text:p>59.0184371471405</text:p>
          </table:table-cell>
          <table:table-cell office:value-type="float" office:value="596.068182000001" calcext:value-type="float">
            <text:p>596.068182000001</text:p>
          </table:table-cell>
          <table:table-cell office:value-type="float" office:value="0.00249599999915517" calcext:value-type="float">
            <text:p>0.002495999999155</text:p>
          </table:table-cell>
          <table:table-cell office:value-type="float" office:value="31.0594069999988" calcext:value-type="float">
            <text:p>31.0594069999988</text:p>
          </table:table-cell>
          <table:table-cell office:value-type="float" office:value="10.6213980000011" calcext:value-type="float">
            <text:p>10.6213980000011</text:p>
          </table:table-cell>
          <table:table-cell office:value-type="float" office:value="0.0241109999988112" calcext:value-type="float">
            <text:p>0.024110999998811</text:p>
          </table:table-cell>
          <table:table-cell office:value-type="float" office:value="0.212494999999762" calcext:value-type="float">
            <text:p>0.212494999999762</text:p>
          </table:table-cell>
          <table:table-cell office:value-type="float" office:value="0.0280519999996614" calcext:value-type="float">
            <text:p>0.02805199999966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83967999999368" calcext:value-type="float">
            <text:p>0.183967999999368</text:p>
          </table:table-cell>
          <table:table-cell office:value-type="float" office:value="0.000657999999020831" calcext:value-type="float">
            <text:p>0.000657999999021</text:p>
          </table:table-cell>
          <table:table-cell office:value-type="float" office:value="0.121662999999899" calcext:value-type="float">
            <text:p>0.121662999999899</text:p>
          </table:table-cell>
          <table:table-cell office:value-type="float" office:value="75.4238193035126" calcext:value-type="float">
            <text:p>75.4238193035126</text:p>
          </table:table-cell>
          <table:table-cell office:value-type="float" office:value="719.596982000001" calcext:value-type="float">
            <text:p>719.596982000001</text:p>
          </table:table-cell>
          <table:table-cell office:value-type="float" office:value="0.0025789999999688" calcext:value-type="float">
            <text:p>0.002578999999969</text:p>
          </table:table-cell>
          <table:table-cell office:value-type="float" office:value="39.4655789999997" calcext:value-type="float">
            <text:p>39.4655789999997</text:p>
          </table:table-cell>
          <table:table-cell office:value-type="float" office:value="13.0579030000008" calcext:value-type="float">
            <text:p>13.0579030000008</text:p>
          </table:table-cell>
          <table:table-cell office:value-type="float" office:value="0.0155020000001969" calcext:value-type="float">
            <text:p>0.015502000000197</text:p>
          </table:table-cell>
          <table:table-cell office:value-type="float" office:value="0.359522999999172" calcext:value-type="float">
            <text:p>0.359522999999172</text:p>
          </table:table-cell>
          <table:table-cell office:value-type="float" office:value="0.0393629999998666" calcext:value-type="float">
            <text:p>0.03936299999986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82678000001033" calcext:value-type="float">
            <text:p>0.182678000001033</text:p>
          </table:table-cell>
          <table:table-cell office:value-type="float" office:value="0.000664000001052045" calcext:value-type="float">
            <text:p>0.000664000001052</text:p>
          </table:table-cell>
          <table:table-cell office:value-type="float" office:value="0.152355000000171" calcext:value-type="float">
            <text:p>0.152355000000171</text:p>
          </table:table-cell>
          <table:table-cell office:value-type="float" office:value="97.8870766162872" calcext:value-type="float">
            <text:p>97.8870766162872</text:p>
          </table:table-cell>
          <table:table-cell office:value-type="float" office:value="853.795899999999" calcext:value-type="float">
            <text:p>853.795899999999</text:p>
          </table:table-cell>
          <table:table-cell office:value-type="float" office:value="0.00256199999967066" calcext:value-type="float">
            <text:p>0.002561999999671</text:p>
          </table:table-cell>
          <table:table-cell office:value-type="float" office:value="42.9584500000001" calcext:value-type="float">
            <text:p>42.9584500000001</text:p>
          </table:table-cell>
          <table:table-cell office:value-type="float" office:value="15.839215" calcext:value-type="float">
            <text:p>15.839215</text:p>
          </table:table-cell>
          <table:table-cell office:value-type="float" office:value="0.0169750000004569" calcext:value-type="float">
            <text:p>0.016975000000457</text:p>
          </table:table-cell>
          <table:table-cell office:value-type="float" office:value="0.503905999999915" calcext:value-type="float">
            <text:p>0.503905999999915</text:p>
          </table:table-cell>
          <table:table-cell office:value-type="float" office:value="0.0532280000006722" calcext:value-type="float">
            <text:p>0.05322800000067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82367999999769" calcext:value-type="float">
            <text:p>0.182367999999769</text:p>
          </table:table-cell>
          <table:table-cell office:value-type="float" office:value="0.000656000000162749" calcext:value-type="float">
            <text:p>0.000656000000163</text:p>
          </table:table-cell>
          <table:table-cell office:value-type="float" office:value="0.184459000000061" calcext:value-type="float">
            <text:p>0.184459000000061</text:p>
          </table:table-cell>
          <table:table-cell office:value-type="float" office:value="116.959858417511" calcext:value-type="float">
            <text:p>116.959858417511</text:p>
          </table:table-cell>
          <table:table-cell office:value-type="float" office:value="999.468493" calcext:value-type="float">
            <text:p>999.468493</text:p>
          </table:table-cell>
          <table:table-cell office:value-type="float" office:value="0.00311200000032841" calcext:value-type="float">
            <text:p>0.003112000000328</text:p>
          </table:table-cell>
          <table:table-cell office:value-type="float" office:value="47.7348809999985" calcext:value-type="float">
            <text:p>47.7348809999985</text:p>
          </table:table-cell>
          <table:table-cell office:value-type="float" office:value="18.8227499999994" calcext:value-type="float">
            <text:p>18.8227499999994</text:p>
          </table:table-cell>
          <table:table-cell office:value-type="float" office:value="0.0187720000012632" calcext:value-type="float">
            <text:p>0.018772000001263</text:p>
          </table:table-cell>
          <table:table-cell office:value-type="float" office:value="0.658944999997402" calcext:value-type="float">
            <text:p>0.658944999997402</text:p>
          </table:table-cell>
          <table:table-cell office:value-type="float" office:value="0.0655550000010408" calcext:value-type="float">
            <text:p>0.06555500000104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78302000000258" calcext:value-type="float">
            <text:p>0.178302000000258</text:p>
          </table:table-cell>
          <table:table-cell office:value-type="float" office:value="0.000729999999748543" calcext:value-type="float">
            <text:p>0.000729999999749</text:p>
          </table:table-cell>
          <table:table-cell office:value-type="float" office:value="0.0630930000006629" calcext:value-type="float">
            <text:p>0.063093000000663</text:p>
          </table:table-cell>
          <table:table-cell office:value-type="float" office:value="32.9070045948029" calcext:value-type="float">
            <text:p>32.9070045948029</text:p>
          </table:table-cell>
          <table:table-cell office:value-type="float" office:value="343.401725" calcext:value-type="float">
            <text:p>343.401725</text:p>
          </table:table-cell>
          <table:table-cell office:value-type="float" office:value="0.00231199999871023" calcext:value-type="float">
            <text:p>0.00231199999871</text:p>
          </table:table-cell>
          <table:table-cell office:value-type="float" office:value="25.0308319999986" calcext:value-type="float">
            <text:p>25.0308319999986</text:p>
          </table:table-cell>
          <table:table-cell office:value-type="float" office:value="5.86155599999984" calcext:value-type="float">
            <text:p>5.86155599999984</text:p>
          </table:table-cell>
          <table:table-cell office:value-type="float" office:value="0.0136170000005222" calcext:value-type="float">
            <text:p>0.013617000000522</text:p>
          </table:table-cell>
          <table:table-cell office:value-type="float" office:value="0.0991699999995035" calcext:value-type="float">
            <text:p>0.0991699999995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83382000001075" calcext:value-type="float">
            <text:p>0.183382000001075</text:p>
          </table:table-cell>
          <table:table-cell office:value-type="float" office:value="0.000657000000501284" calcext:value-type="float">
            <text:p>0.000657000000501</text:p>
          </table:table-cell>
          <table:table-cell office:value-type="float" office:value="0.0926239999989775" calcext:value-type="float">
            <text:p>0.092623999998978</text:p>
          </table:table-cell>
          <table:table-cell office:value-type="float" office:value="58.0090689659119" calcext:value-type="float">
            <text:p>58.0090689659119</text:p>
          </table:table-cell>
          <table:table-cell office:value-type="float" office:value="598.983629" calcext:value-type="float">
            <text:p>598.983629</text:p>
          </table:table-cell>
          <table:table-cell office:value-type="float" office:value="0.00255199999992328" calcext:value-type="float">
            <text:p>0.002551999999923</text:p>
          </table:table-cell>
          <table:table-cell office:value-type="float" office:value="31.1423529999993" calcext:value-type="float">
            <text:p>31.1423529999993</text:p>
          </table:table-cell>
          <table:table-cell office:value-type="float" office:value="10.6143049999992" calcext:value-type="float">
            <text:p>10.6143049999992</text:p>
          </table:table-cell>
          <table:table-cell office:value-type="float" office:value="0.0143979999993462" calcext:value-type="float">
            <text:p>0.014397999999346</text:p>
          </table:table-cell>
          <table:table-cell office:value-type="float" office:value="0.21406399999978" calcext:value-type="float">
            <text:p>0.21406399999978</text:p>
          </table:table-cell>
          <table:table-cell office:value-type="float" office:value="0.0279169999994338" calcext:value-type="float">
            <text:p>0.02791699999943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82967999999164" calcext:value-type="float">
            <text:p>0.182967999999164</text:p>
          </table:table-cell>
          <table:table-cell office:value-type="float" office:value="0.000657000000501284" calcext:value-type="float">
            <text:p>0.000657000000501</text:p>
          </table:table-cell>
          <table:table-cell office:value-type="float" office:value="0.121278999999049" calcext:value-type="float">
            <text:p>0.121278999999049</text:p>
          </table:table-cell>
          <table:table-cell office:value-type="float" office:value="76.4949493408203" calcext:value-type="float">
            <text:p>76.4949493408203</text:p>
          </table:table-cell>
          <table:table-cell office:value-type="float" office:value="720.866222000001" calcext:value-type="float">
            <text:p>720.866222000001</text:p>
          </table:table-cell>
          <table:table-cell office:value-type="float" office:value="0.0025789999999688" calcext:value-type="float">
            <text:p>0.002578999999969</text:p>
          </table:table-cell>
          <table:table-cell office:value-type="float" office:value="39.5191969999996" calcext:value-type="float">
            <text:p>39.5191969999996</text:p>
          </table:table-cell>
          <table:table-cell office:value-type="float" office:value="13.0815840000014" calcext:value-type="float">
            <text:p>13.0815840000014</text:p>
          </table:table-cell>
          <table:table-cell office:value-type="float" office:value="0.015384999998787" calcext:value-type="float">
            <text:p>0.015384999998787</text:p>
          </table:table-cell>
          <table:table-cell office:value-type="float" office:value="0.35935900000004" calcext:value-type="float">
            <text:p>0.35935900000004</text:p>
          </table:table-cell>
          <table:table-cell office:value-type="float" office:value="0.0471749999996973" calcext:value-type="float">
            <text:p>0.04717499999969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81812999999238" calcext:value-type="float">
            <text:p>0.181812999999238</text:p>
          </table:table-cell>
          <table:table-cell office:value-type="float" office:value="0.000662000000374974" calcext:value-type="float">
            <text:p>0.000662000000375</text:p>
          </table:table-cell>
          <table:table-cell office:value-type="float" office:value="0.151675999999497" calcext:value-type="float">
            <text:p>0.151675999999497</text:p>
          </table:table-cell>
          <table:table-cell office:value-type="float" office:value="92.7217271327972" calcext:value-type="float">
            <text:p>92.7217271327972</text:p>
          </table:table-cell>
          <table:table-cell office:value-type="float" office:value="856.992746" calcext:value-type="float">
            <text:p>856.992746</text:p>
          </table:table-cell>
          <table:table-cell office:value-type="float" office:value="0.00258099999882688" calcext:value-type="float">
            <text:p>0.002580999998827</text:p>
          </table:table-cell>
          <table:table-cell office:value-type="float" office:value="43.5781760000009" calcext:value-type="float">
            <text:p>43.5781760000009</text:p>
          </table:table-cell>
          <table:table-cell office:value-type="float" office:value="15.9602050000012" calcext:value-type="float">
            <text:p>15.9602050000012</text:p>
          </table:table-cell>
          <table:table-cell office:value-type="float" office:value="0.016896999999517" calcext:value-type="float">
            <text:p>0.016896999999517</text:p>
          </table:table-cell>
          <table:table-cell office:value-type="float" office:value="0.503278000000137" calcext:value-type="float">
            <text:p>0.503278000000137</text:p>
          </table:table-cell>
          <table:table-cell office:value-type="float" office:value="0.0528429999994842" calcext:value-type="float">
            <text:p>0.05284299999948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183392999999342" calcext:value-type="float">
            <text:p>0.183392999999342</text:p>
          </table:table-cell>
          <table:table-cell office:value-type="float" office:value="0.000658999999359367" calcext:value-type="float">
            <text:p>0.000658999999359</text:p>
          </table:table-cell>
          <table:table-cell office:value-type="float" office:value="0.183933000000252" calcext:value-type="float">
            <text:p>0.183933000000252</text:p>
          </table:table-cell>
          <table:table-cell office:value-type="float" office:value="113.504950523376" calcext:value-type="float">
            <text:p>113.504950523376</text:p>
          </table:table-cell>
          <table:table-cell office:value-type="float" office:value="1002.233589" calcext:value-type="float">
            <text:p>1002.233589</text:p>
          </table:table-cell>
          <table:table-cell office:value-type="float" office:value="0.00296800000069197" calcext:value-type="float">
            <text:p>0.002968000000692</text:p>
          </table:table-cell>
          <table:table-cell office:value-type="float" office:value="48.0541760000015" calcext:value-type="float">
            <text:p>48.0541760000015</text:p>
          </table:table-cell>
          <table:table-cell office:value-type="float" office:value="18.878042999997" calcext:value-type="float">
            <text:p>18.878042999997</text:p>
          </table:table-cell>
          <table:table-cell office:value-type="float" office:value="0.0186689999973169" calcext:value-type="float">
            <text:p>0.018668999997317</text:p>
          </table:table-cell>
          <table:table-cell office:value-type="float" office:value="0.658811000001151" calcext:value-type="float">
            <text:p>0.658811000001151</text:p>
          </table:table-cell>
          <table:table-cell office:value-type="float" office:value="0.0657900000005611" calcext:value-type="float">
            <text:p>0.06579000000056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82951000002504" calcext:value-type="float">
            <text:p>0.182951000002504</text:p>
          </table:table-cell>
          <table:table-cell office:value-type="float" office:value="0.000715999998647021" calcext:value-type="float">
            <text:p>0.000715999998647</text:p>
          </table:table-cell>
          <table:table-cell office:value-type="float" office:value="0.0634160000008706" calcext:value-type="float">
            <text:p>0.063416000000871</text:p>
          </table:table-cell>
          <table:table-cell office:value-type="float" office:value="34.4383897781372" calcext:value-type="float">
            <text:p>34.4383897781372</text:p>
          </table:table-cell>
          <table:table-cell office:value-type="float" office:value="345.493047" calcext:value-type="float">
            <text:p>345.493047</text:p>
          </table:table-cell>
          <table:table-cell office:value-type="float" office:value="0.00230599999849801" calcext:value-type="float">
            <text:p>0.002305999998498</text:p>
          </table:table-cell>
          <table:table-cell office:value-type="float" office:value="25.2881589999997" calcext:value-type="float">
            <text:p>25.2881589999997</text:p>
          </table:table-cell>
          <table:table-cell office:value-type="float" office:value="5.97985699999845" calcext:value-type="float">
            <text:p>5.97985699999845</text:p>
          </table:table-cell>
          <table:table-cell office:value-type="float" office:value="0.0137240000003658" calcext:value-type="float">
            <text:p>0.013724000000366</text:p>
          </table:table-cell>
          <table:table-cell office:value-type="float" office:value="0.0985280000022613" calcext:value-type="float">
            <text:p>0.0985280000022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70117000000027" calcext:value-type="float">
            <text:p>0.270117000000027</text:p>
          </table:table-cell>
          <table:table-cell office:value-type="float" office:value="0.000660000001516891" calcext:value-type="float">
            <text:p>0.000660000001517</text:p>
          </table:table-cell>
          <table:table-cell office:value-type="float" office:value="0.0924429999977292" calcext:value-type="float">
            <text:p>0.092442999997729</text:p>
          </table:table-cell>
          <table:table-cell office:value-type="float" office:value="60.4939603805542" calcext:value-type="float">
            <text:p>60.4939603805542</text:p>
          </table:table-cell>
          <table:table-cell office:value-type="float" office:value="598.468747000003" calcext:value-type="float">
            <text:p>598.468747000003</text:p>
          </table:table-cell>
          <table:table-cell office:value-type="float" office:value="0.00255399999878136" calcext:value-type="float">
            <text:p>0.002553999998781</text:p>
          </table:table-cell>
          <table:table-cell office:value-type="float" office:value="31.5042349999967" calcext:value-type="float">
            <text:p>31.5042349999967</text:p>
          </table:table-cell>
          <table:table-cell office:value-type="float" office:value="10.7262149999988" calcext:value-type="float">
            <text:p>10.7262149999988</text:p>
          </table:table-cell>
          <table:table-cell office:value-type="float" office:value="0.0146020000029239" calcext:value-type="float">
            <text:p>0.014602000002924</text:p>
          </table:table-cell>
          <table:table-cell office:value-type="float" office:value="0.213583999997354" calcext:value-type="float">
            <text:p>0.213583999997354</text:p>
          </table:table-cell>
          <table:table-cell office:value-type="float" office:value="0.027884000002814" calcext:value-type="float">
            <text:p>0.02788400000281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85228999998799" calcext:value-type="float">
            <text:p>0.185228999998799</text:p>
          </table:table-cell>
          <table:table-cell office:value-type="float" office:value="0.000662000002193963" calcext:value-type="float">
            <text:p>0.000662000002194</text:p>
          </table:table-cell>
          <table:table-cell office:value-type="float" office:value="0.122097999999824" calcext:value-type="float">
            <text:p>0.122097999999824</text:p>
          </table:table-cell>
          <table:table-cell office:value-type="float" office:value="76.4002754688263" calcext:value-type="float">
            <text:p>76.4002754688263</text:p>
          </table:table-cell>
          <table:table-cell office:value-type="float" office:value="719.573963999999" calcext:value-type="float">
            <text:p>719.573963999999</text:p>
          </table:table-cell>
          <table:table-cell office:value-type="float" office:value="0.0025549999991199" calcext:value-type="float">
            <text:p>0.00255499999912</text:p>
          </table:table-cell>
          <table:table-cell office:value-type="float" office:value="39.800937" calcext:value-type="float">
            <text:p>39.800937</text:p>
          </table:table-cell>
          <table:table-cell office:value-type="float" office:value="13.2341530000012" calcext:value-type="float">
            <text:p>13.2341530000012</text:p>
          </table:table-cell>
          <table:table-cell office:value-type="float" office:value="0.0157540000000154" calcext:value-type="float">
            <text:p>0.015754000000015</text:p>
          </table:table-cell>
          <table:table-cell office:value-type="float" office:value="0.361510000002454" calcext:value-type="float">
            <text:p>0.361510000002454</text:p>
          </table:table-cell>
          <table:table-cell office:value-type="float" office:value="0.0397720000000845" calcext:value-type="float">
            <text:p>0.03977200000008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83077000001504" calcext:value-type="float">
            <text:p>0.183077000001504</text:p>
          </table:table-cell>
          <table:table-cell office:value-type="float" office:value="0.00067999999737367" calcext:value-type="float">
            <text:p>0.000679999997374</text:p>
          </table:table-cell>
          <table:table-cell office:value-type="float" office:value="0.152540999999474" calcext:value-type="float">
            <text:p>0.152540999999474</text:p>
          </table:table-cell>
          <table:table-cell office:value-type="float" office:value="91.1100785732269" calcext:value-type="float">
            <text:p>91.1100785732269</text:p>
          </table:table-cell>
          <table:table-cell office:value-type="float" office:value="861.117955999998" calcext:value-type="float">
            <text:p>861.117955999998</text:p>
          </table:table-cell>
          <table:table-cell office:value-type="float" office:value="0.0025500000010652" calcext:value-type="float">
            <text:p>0.002550000001065</text:p>
          </table:table-cell>
          <table:table-cell office:value-type="float" office:value="44.0799430000006" calcext:value-type="float">
            <text:p>44.0799430000006</text:p>
          </table:table-cell>
          <table:table-cell office:value-type="float" office:value="15.9524850000016" calcext:value-type="float">
            <text:p>15.9524850000016</text:p>
          </table:table-cell>
          <table:table-cell office:value-type="float" office:value="0.0169649999988906" calcext:value-type="float">
            <text:p>0.016964999998891</text:p>
          </table:table-cell>
          <table:table-cell office:value-type="float" office:value="0.508731999998417" calcext:value-type="float">
            <text:p>0.508731999998417</text:p>
          </table:table-cell>
          <table:table-cell office:value-type="float" office:value="0.0516840000018419" calcext:value-type="float">
            <text:p>0.05168400000184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833000000006" calcext:value-type="float">
            <text:p>0.1833000000006</text:p>
          </table:table-cell>
          <table:table-cell office:value-type="float" office:value="0.000662000002193963" calcext:value-type="float">
            <text:p>0.000662000002194</text:p>
          </table:table-cell>
          <table:table-cell office:value-type="float" office:value="0.184548000001087" calcext:value-type="float">
            <text:p>0.184548000001087</text:p>
          </table:table-cell>
          <table:table-cell office:value-type="float" office:value="114.52601480484" calcext:value-type="float">
            <text:p>114.52601480484</text:p>
          </table:table-cell>
          <table:table-cell office:value-type="float" office:value="1004.087718" calcext:value-type="float">
            <text:p>1004.087718</text:p>
          </table:table-cell>
          <table:table-cell office:value-type="float" office:value="0.00295700000060606" calcext:value-type="float">
            <text:p>0.002957000000606</text:p>
          </table:table-cell>
          <table:table-cell office:value-type="float" office:value="47.9547280000006" calcext:value-type="float">
            <text:p>47.9547280000006</text:p>
          </table:table-cell>
          <table:table-cell office:value-type="float" office:value="18.9477110000007" calcext:value-type="float">
            <text:p>18.9477110000007</text:p>
          </table:table-cell>
          <table:table-cell office:value-type="float" office:value="0.0189700000009907" calcext:value-type="float">
            <text:p>0.018970000000991</text:p>
          </table:table-cell>
          <table:table-cell office:value-type="float" office:value="0.658922999999049" calcext:value-type="float">
            <text:p>0.658922999999049</text:p>
          </table:table-cell>
          <table:table-cell office:value-type="float" office:value="0.0657150000006368" calcext:value-type="float">
            <text:p>0.06571500000063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24];[.C29];[.C34])" office:value-type="float" office:value="0.177384666667422" calcext:value-type="float">
            <text:p>0.177384666667422</text:p>
          </table:table-cell>
          <table:table-cell table:style-name="ce3" table:formula="of:=AVERAGE([.D24];[.D29];[.D34])" office:value-type="float" office:value="0.000700999999329118" calcext:value-type="float">
            <text:p>0.000700999999329</text:p>
          </table:table-cell>
          <table:table-cell table:style-name="ce3" table:formula="of:=AVERAGE([.E24];[.E29];[.E34])" office:value-type="float" office:value="0.0629926666670144" calcext:value-type="float">
            <text:p>0.062992666667015</text:p>
          </table:table-cell>
          <table:table-cell table:style-name="ce3" table:formula="of:=AVERAGE([.F24];[.F29];[.F34])" office:value-type="float" office:value="33.3784511884054" calcext:value-type="float">
            <text:p>33.3784511884054</text:p>
          </table:table-cell>
          <table:table-cell table:style-name="ce3" table:formula="of:=AVERAGE([.G24];[.G29];[.G34])" office:value-type="float" office:value="343.545733666667" calcext:value-type="float">
            <text:p>343.545733666667</text:p>
          </table:table-cell>
          <table:table-cell table:style-name="ce3" table:formula="of:=AVERAGE([.H24];[.H29];[.H34])" office:value-type="float" office:value="0.00229933333230292" calcext:value-type="float">
            <text:p>0.002299333332303</text:p>
          </table:table-cell>
          <table:table-cell table:style-name="ce3" table:formula="of:=AVERAGE([.I24];[.I29];[.I34])" office:value-type="float" office:value="25.1802806666662" calcext:value-type="float">
            <text:p>25.1802806666662</text:p>
          </table:table-cell>
          <table:table-cell table:style-name="ce3" table:formula="of:=AVERAGE([.J24];[.J29];[.J34])" office:value-type="float" office:value="5.89126266666608" calcext:value-type="float">
            <text:p>5.89126266666608</text:p>
          </table:table-cell>
          <table:table-cell table:style-name="ce3" table:formula="of:=AVERAGE([.K24];[.K29];[.K34])" office:value-type="float" office:value="0.0136266666671266" calcext:value-type="float">
            <text:p>0.013626666667127</text:p>
          </table:table-cell>
          <table:table-cell table:style-name="ce3" table:formula="of:=AVERAGE([.L24];[.L29];[.L34])" office:value-type="float" office:value="0.0983493333339235" calcext:value-type="float">
            <text:p>0.098349333333924</text:p>
          </table:table-cell>
          <table:table-cell table:style-name="ce3" table:formula="of:=AVERAGE([.M24];[.M29];[.M34])" office:value-type="float" office:value="0" calcext:value-type="float">
            <text:p>0</text:p>
          </table:table-cell>
          <table:table-cell table:style-name="ce3" table:formula="of:=AVERAGE([.N24];[.N29];[.N34])" office:value-type="float" office:value="0" calcext:value-type="float">
            <text:p>0</text:p>
          </table:table-cell>
          <table:table-cell table:style-name="ce4" table:formula="of:=SUM([.C39:.N39])" office:value-type="float" office:value="408.351081855071" calcext:value-type="float">
            <text:p>408.351081855071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5];[.C30];[.C35])" office:value-type="float" office:value="0.212746333333598" calcext:value-type="float">
            <text:p>0.212746333333598</text:p>
          </table:table-cell>
          <table:table-cell table:style-name="ce3" table:formula="of:=AVERAGE([.D25];[.D30];[.D35])" office:value-type="float" office:value="0.000658666667429012" calcext:value-type="float">
            <text:p>0.000658666667429</text:p>
          </table:table-cell>
          <table:table-cell table:style-name="ce3" table:formula="of:=AVERAGE([.E25];[.E30];[.E35])" office:value-type="float" office:value="0.0923993333323475" calcext:value-type="float">
            <text:p>0.092399333332348</text:p>
          </table:table-cell>
          <table:table-cell table:style-name="ce3" table:formula="of:=AVERAGE([.F25];[.F30];[.F35])" office:value-type="float" office:value="59.1738221645355" calcext:value-type="float">
            <text:p>59.1738221645355</text:p>
          </table:table-cell>
          <table:table-cell table:style-name="ce3" table:formula="of:=AVERAGE([.G25];[.G30];[.G35])" office:value-type="float" office:value="597.840186000001" calcext:value-type="float">
            <text:p>597.840186000001</text:p>
          </table:table-cell>
          <table:table-cell table:style-name="ce3" table:formula="of:=AVERAGE([.H25];[.H30];[.H35])" office:value-type="float" office:value="0.0025339999992866" calcext:value-type="float">
            <text:p>0.002533999999287</text:p>
          </table:table-cell>
          <table:table-cell table:style-name="ce3" table:formula="of:=AVERAGE([.I25];[.I30];[.I35])" office:value-type="float" office:value="31.2353316666649" calcext:value-type="float">
            <text:p>31.2353316666649</text:p>
          </table:table-cell>
          <table:table-cell table:style-name="ce3" table:formula="of:=AVERAGE([.J25];[.J30];[.J35])" office:value-type="float" office:value="10.6539726666664" calcext:value-type="float">
            <text:p>10.6539726666664</text:p>
          </table:table-cell>
          <table:table-cell table:style-name="ce3" table:formula="of:=AVERAGE([.K25];[.K30];[.K35])" office:value-type="float" office:value="0.0177036666670271" calcext:value-type="float">
            <text:p>0.017703666667027</text:p>
          </table:table-cell>
          <table:table-cell table:style-name="ce3" table:formula="of:=AVERAGE([.L25];[.L30];[.L35])" office:value-type="float" office:value="0.213380999998965" calcext:value-type="float">
            <text:p>0.213380999998965</text:p>
          </table:table-cell>
          <table:table-cell table:style-name="ce3" table:formula="of:=AVERAGE([.M25];[.M30];[.M35])" office:value-type="float" office:value="0.0279510000006364" calcext:value-type="float">
            <text:p>0.027951000000636</text:p>
          </table:table-cell>
          <table:table-cell table:style-name="ce3" table:formula="of:=AVERAGE([.N25];[.N30];[.N35])" office:value-type="float" office:value="0" calcext:value-type="float">
            <text:p>0</text:p>
          </table:table-cell>
          <table:table-cell table:style-name="ce4" table:formula="of:=SUM([.C40:.N40])" office:value-type="float" office:value="699.470686497867" calcext:value-type="float">
            <text:p>699.470686497867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6];[.C31];[.C36])" office:value-type="float" office:value="0.18405499999911" calcext:value-type="float">
            <text:p>0.18405499999911</text:p>
          </table:table-cell>
          <table:table-cell table:style-name="ce3" table:formula="of:=AVERAGE([.D26];[.D31];[.D36])" office:value-type="float" office:value="0.000659000000572026" calcext:value-type="float">
            <text:p>0.000659000000572</text:p>
          </table:table-cell>
          <table:table-cell table:style-name="ce3" table:formula="of:=AVERAGE([.E26];[.E31];[.E36])" office:value-type="float" office:value="0.121679999999591" calcext:value-type="float">
            <text:p>0.121679999999591</text:p>
          </table:table-cell>
          <table:table-cell table:style-name="ce3" table:formula="of:=AVERAGE([.F26];[.F31];[.F36])" office:value-type="float" office:value="76.1063480377197" calcext:value-type="float">
            <text:p>76.1063480377197</text:p>
          </table:table-cell>
          <table:table-cell table:style-name="ce3" table:formula="of:=AVERAGE([.G26];[.G31];[.G36])" office:value-type="float" office:value="720.012389333334" calcext:value-type="float">
            <text:p>720.012389333334</text:p>
          </table:table-cell>
          <table:table-cell table:style-name="ce3" table:formula="of:=AVERAGE([.H26];[.H31];[.H36])" office:value-type="float" office:value="0.00257099999968583" calcext:value-type="float">
            <text:p>0.002570999999686</text:p>
          </table:table-cell>
          <table:table-cell table:style-name="ce3" table:formula="of:=AVERAGE([.I26];[.I31];[.I36])" office:value-type="float" office:value="39.5952376666664" calcext:value-type="float">
            <text:p>39.5952376666664</text:p>
          </table:table-cell>
          <table:table-cell table:style-name="ce3" table:formula="of:=AVERAGE([.J26];[.J31];[.J36])" office:value-type="float" office:value="13.1245466666678" calcext:value-type="float">
            <text:p>13.1245466666678</text:p>
          </table:table-cell>
          <table:table-cell table:style-name="ce3" table:formula="of:=AVERAGE([.K26];[.K31];[.K36])" office:value-type="float" office:value="0.0155469999996664" calcext:value-type="float">
            <text:p>0.015546999999667</text:p>
          </table:table-cell>
          <table:table-cell table:style-name="ce3" table:formula="of:=AVERAGE([.L26];[.L31];[.L36])" office:value-type="float" office:value="0.360130666667222" calcext:value-type="float">
            <text:p>0.360130666667222</text:p>
          </table:table-cell>
          <table:table-cell table:style-name="ce3" table:formula="of:=AVERAGE([.M26];[.M31];[.M36])" office:value-type="float" office:value="0.0421033333332161" calcext:value-type="float">
            <text:p>0.042103333333216</text:p>
          </table:table-cell>
          <table:table-cell table:style-name="ce3" table:formula="of:=AVERAGE([.N26];[.N31];[.N36])" office:value-type="float" office:value="0" calcext:value-type="float">
            <text:p>0</text:p>
          </table:table-cell>
          <table:table-cell table:style-name="ce4" table:formula="of:=SUM([.C41:.N41])" office:value-type="float" office:value="849.565267704387" calcext:value-type="float">
            <text:p>849.565267704387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7];[.C32];[.C37])" office:value-type="float" office:value="0.182522666667258" calcext:value-type="float">
            <text:p>0.182522666667258</text:p>
          </table:table-cell>
          <table:table-cell table:style-name="ce3" table:formula="of:=AVERAGE([.D27];[.D32];[.D37])" office:value-type="float" office:value="0.000668666666266896" calcext:value-type="float">
            <text:p>0.000668666666267</text:p>
          </table:table-cell>
          <table:table-cell table:style-name="ce3" table:formula="of:=AVERAGE([.E27];[.E32];[.E37])" office:value-type="float" office:value="0.152190666666381" calcext:value-type="float">
            <text:p>0.152190666666381</text:p>
          </table:table-cell>
          <table:table-cell table:style-name="ce3" table:formula="of:=AVERAGE([.F27];[.F32];[.F37])" office:value-type="float" office:value="93.9062941074371" calcext:value-type="float">
            <text:p>93.9062941074371</text:p>
          </table:table-cell>
          <table:table-cell table:style-name="ce3" table:formula="of:=AVERAGE([.G27];[.G32];[.G37])" office:value-type="float" office:value="857.302200666666" calcext:value-type="float">
            <text:p>857.302200666666</text:p>
          </table:table-cell>
          <table:table-cell table:style-name="ce3" table:formula="of:=AVERAGE([.H27];[.H32];[.H37])" office:value-type="float" office:value="0.00256433333318758" calcext:value-type="float">
            <text:p>0.002564333333188</text:p>
          </table:table-cell>
          <table:table-cell table:style-name="ce3" table:formula="of:=AVERAGE([.I27];[.I32];[.I37])" office:value-type="float" office:value="43.5388563333339" calcext:value-type="float">
            <text:p>43.5388563333339</text:p>
          </table:table-cell>
          <table:table-cell table:style-name="ce3" table:formula="of:=AVERAGE([.J27];[.J32];[.J37])" office:value-type="float" office:value="15.9173016666676" calcext:value-type="float">
            <text:p>15.9173016666676</text:p>
          </table:table-cell>
          <table:table-cell table:style-name="ce3" table:formula="of:=AVERAGE([.K27];[.K32];[.K37])" office:value-type="float" office:value="0.0169456666662882" calcext:value-type="float">
            <text:p>0.016945666666288</text:p>
          </table:table-cell>
          <table:table-cell table:style-name="ce3" table:formula="of:=AVERAGE([.L27];[.L32];[.L37])" office:value-type="float" office:value="0.505305333332823" calcext:value-type="float">
            <text:p>0.505305333332823</text:p>
          </table:table-cell>
          <table:table-cell table:style-name="ce3" table:formula="of:=AVERAGE([.M27];[.M32];[.M37])" office:value-type="float" office:value="0.0525850000006661" calcext:value-type="float">
            <text:p>0.052585000000666</text:p>
          </table:table-cell>
          <table:table-cell table:style-name="ce3" table:formula="of:=AVERAGE([.N27];[.N32];[.N37])" office:value-type="float" office:value="0" calcext:value-type="float">
            <text:p>0</text:p>
          </table:table-cell>
          <table:table-cell table:style-name="ce4" table:formula="of:=SUM([.C42:.N42])" office:value-type="float" office:value="1011.57743510744" calcext:value-type="float">
            <text:p>1011.57743510744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28];[.C33];[.C38])" office:value-type="float" office:value="0.183020333333237" calcext:value-type="float">
            <text:p>0.183020333333237</text:p>
          </table:table-cell>
          <table:table-cell table:style-name="ce3" table:formula="of:=AVERAGE([.D28];[.D33];[.D38])" office:value-type="float" office:value="0.000659000000572026" calcext:value-type="float">
            <text:p>0.000659000000572</text:p>
          </table:table-cell>
          <table:table-cell table:style-name="ce3" table:formula="of:=AVERAGE([.E28];[.E33];[.E38])" office:value-type="float" office:value="0.1843133333338" calcext:value-type="float">
            <text:p>0.1843133333338</text:p>
          </table:table-cell>
          <table:table-cell table:style-name="ce3" table:formula="of:=AVERAGE([.F28];[.F33];[.F38])" office:value-type="float" office:value="114.996941248576" calcext:value-type="float">
            <text:p>114.996941248576</text:p>
          </table:table-cell>
          <table:table-cell table:style-name="ce3" table:formula="of:=AVERAGE([.G28];[.G33];[.G38])" office:value-type="float" office:value="1001.92993333333" calcext:value-type="float">
            <text:p>1001.92993333333</text:p>
          </table:table-cell>
          <table:table-cell table:style-name="ce3" table:formula="of:=AVERAGE([.H28];[.H33];[.H38])" office:value-type="float" office:value="0.00301233333387548" calcext:value-type="float">
            <text:p>0.003012333333875</text:p>
          </table:table-cell>
          <table:table-cell table:style-name="ce3" table:formula="of:=AVERAGE([.I28];[.I33];[.I38])" office:value-type="float" office:value="47.9145950000002" calcext:value-type="float">
            <text:p>47.9145950000002</text:p>
          </table:table-cell>
          <table:table-cell table:style-name="ce3" table:formula="of:=AVERAGE([.J28];[.J33];[.J38])" office:value-type="float" office:value="18.8828346666657" calcext:value-type="float">
            <text:p>18.8828346666657</text:p>
          </table:table-cell>
          <table:table-cell table:style-name="ce3" table:formula="of:=AVERAGE([.K28];[.K33];[.K38])" office:value-type="float" office:value="0.0188036666665236" calcext:value-type="float">
            <text:p>0.018803666666524</text:p>
          </table:table-cell>
          <table:table-cell table:style-name="ce3" table:formula="of:=AVERAGE([.L28];[.L33];[.L38])" office:value-type="float" office:value="0.658892999999201" calcext:value-type="float">
            <text:p>0.658892999999201</text:p>
          </table:table-cell>
          <table:table-cell table:style-name="ce3" table:formula="of:=AVERAGE([.M28];[.M33];[.M38])" office:value-type="float" office:value="0.0656866666674129" calcext:value-type="float">
            <text:p>0.065686666667413</text:p>
          </table:table-cell>
          <table:table-cell table:style-name="ce3" table:formula="of:=AVERAGE([.N28];[.N33];[.N38])" office:value-type="float" office:value="0" calcext:value-type="float">
            <text:p>0</text:p>
          </table:table-cell>
          <table:table-cell table:style-name="ce4" table:formula="of:=SUM([.C43:.N43])" office:value-type="float" office:value="1184.83869258191" calcext:value-type="float">
            <text:p>1184.83869258191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39:.C43])" office:value-type="float" office:value="0.939729000000625" calcext:value-type="float">
            <text:p>0.939729000000625</text:p>
          </table:table-cell>
          <table:table-cell table:style-name="ce1" table:formula="of:=SUM([.D39:.D43])" office:value-type="float" office:value="0.00334633333416908" calcext:value-type="float">
            <text:p>0.003346333334169</text:p>
          </table:table-cell>
          <table:table-cell table:style-name="ce1" table:formula="of:=SUM([.E39:.E43])" office:value-type="float" office:value="0.613575999999133" calcext:value-type="float">
            <text:p>0.613575999999133</text:p>
          </table:table-cell>
          <table:table-cell table:style-name="ce1" table:formula="of:=SUM([.F39:.F43])" office:value-type="float" office:value="377.561856746673" calcext:value-type="float">
            <text:p>377.561856746673</text:p>
          </table:table-cell>
          <table:table-cell table:style-name="ce1" table:formula="of:=SUM([.G39:.G43])" office:value-type="float" office:value="3520.630443" calcext:value-type="float">
            <text:p>3520.630443</text:p>
          </table:table-cell>
          <table:table-cell table:style-name="ce1" table:formula="of:=SUM([.H39:.H43])" office:value-type="float" office:value="0.0129809999983384" calcext:value-type="float">
            <text:p>0.012980999998339</text:p>
          </table:table-cell>
          <table:table-cell table:style-name="ce1" table:formula="of:=SUM([.I39:.I43])" office:value-type="float" office:value="187.464301333332" calcext:value-type="float">
            <text:p>187.464301333332</text:p>
          </table:table-cell>
          <table:table-cell table:style-name="ce1" table:formula="of:=SUM([.J39:.J43])" office:value-type="float" office:value="64.4699183333335" calcext:value-type="float">
            <text:p>64.4699183333335</text:p>
          </table:table-cell>
          <table:table-cell table:style-name="ce1" table:formula="of:=SUM([.K39:.K43])" office:value-type="float" office:value="0.0826266666666319" calcext:value-type="float">
            <text:p>0.082626666666632</text:p>
          </table:table-cell>
          <table:table-cell table:style-name="ce1" table:formula="of:=SUM([.L39:.L43])" office:value-type="float" office:value="1.83605933333213" calcext:value-type="float">
            <text:p>1.83605933333213</text:p>
          </table:table-cell>
          <table:table-cell table:style-name="ce1" table:formula="of:=SUM([.M39:.M43])" office:value-type="float" office:value="0.188326000001932" calcext:value-type="float">
            <text:p>0.188326000001932</text:p>
          </table:table-cell>
          <table:table-cell table:style-name="ce1" table:formula="of:=SUM([.N39:.N43])" office:value-type="float" office:value="0" calcext:value-type="float">
            <text:p>0</text:p>
          </table:table-cell>
          <table:table-cell table:style-name="ce1" table:formula="of:=SUM([.C44:.N44])" office:value-type="float" office:value="4153.80316374667" calcext:value-type="float">
            <text:p>4153.80316374667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72592000002624" calcext:value-type="float">
            <text:p>0.172592000002624</text:p>
          </table:table-cell>
          <table:table-cell office:value-type="float" office:value="0.000705999998899642" calcext:value-type="float">
            <text:p>0.0007059999989</text:p>
          </table:table-cell>
          <table:table-cell office:value-type="float" office:value="0.0628800000013143" calcext:value-type="float">
            <text:p>0.062880000001314</text:p>
          </table:table-cell>
          <table:table-cell office:value-type="float" office:value="32.4876215457916" calcext:value-type="float">
            <text:p>32.4876215457916</text:p>
          </table:table-cell>
          <table:table-cell office:value-type="float" office:value="343.387479000001" calcext:value-type="float">
            <text:p>343.387479000001</text:p>
          </table:table-cell>
          <table:table-cell office:value-type="float" office:value="0.00225099999806844" calcext:value-type="float">
            <text:p>0.002250999998068</text:p>
          </table:table-cell>
          <table:table-cell office:value-type="float" office:value="25.2377310000011" calcext:value-type="float">
            <text:p>25.2377310000011</text:p>
          </table:table-cell>
          <table:table-cell office:value-type="float" office:value="5.89604600000166" calcext:value-type="float">
            <text:p>5.89604600000166</text:p>
          </table:table-cell>
          <table:table-cell office:value-type="float" office:value="0.013688999999431" calcext:value-type="float">
            <text:p>0.013688999999431</text:p>
          </table:table-cell>
          <table:table-cell office:value-type="float" office:value="0.11127100000158" calcext:value-type="float">
            <text:p>0.11127100000158</text:p>
          </table:table-cell>
          <table:table-cell office:value-type="float" office:value="0" calcext:value-type="float">
            <text:p>0</text:p>
          </table:table-cell>
          <table:table-cell office:value-type="float" office:value="0.0589550000004238" calcext:value-type="float">
            <text:p>0.058955000000424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7017799999885" calcext:value-type="float">
            <text:p>0.27017799999885</text:p>
          </table:table-cell>
          <table:table-cell office:value-type="float" office:value="0.000660000001516891" calcext:value-type="float">
            <text:p>0.000660000001517</text:p>
          </table:table-cell>
          <table:table-cell office:value-type="float" office:value="0.0705510000007052" calcext:value-type="float">
            <text:p>0.070551000000705</text:p>
          </table:table-cell>
          <table:table-cell office:value-type="float" office:value="55.0371696949005" calcext:value-type="float">
            <text:p>55.0371696949005</text:p>
          </table:table-cell>
          <table:table-cell office:value-type="float" office:value="577.258404" calcext:value-type="float">
            <text:p>577.258404</text:p>
          </table:table-cell>
          <table:table-cell office:value-type="float" office:value="0.00251100000241422" calcext:value-type="float">
            <text:p>0.002511000002414</text:p>
          </table:table-cell>
          <table:table-cell office:value-type="float" office:value="28.5507819999984" calcext:value-type="float">
            <text:p>28.5507819999984</text:p>
          </table:table-cell>
          <table:table-cell office:value-type="float" office:value="10.1058169999997" calcext:value-type="float">
            <text:p>10.1058169999997</text:p>
          </table:table-cell>
          <table:table-cell office:value-type="float" office:value="0.0141069999990577" calcext:value-type="float">
            <text:p>0.014106999999058</text:p>
          </table:table-cell>
          <table:table-cell office:value-type="float" office:value="0.110799000001862" calcext:value-type="float">
            <text:p>0.110799000001862</text:p>
          </table:table-cell>
          <table:table-cell office:value-type="float" office:value="0" calcext:value-type="float">
            <text:p>0</text:p>
          </table:table-cell>
          <table:table-cell office:value-type="float" office:value="0.106965999999375" calcext:value-type="float">
            <text:p>0.10696599999937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82827000000543" calcext:value-type="float">
            <text:p>0.182827000000543</text:p>
          </table:table-cell>
          <table:table-cell office:value-type="float" office:value="0.000657000000501284" calcext:value-type="float">
            <text:p>0.000657000000501</text:p>
          </table:table-cell>
          <table:table-cell office:value-type="float" office:value="0.0779480000019248" calcext:value-type="float">
            <text:p>0.077948000001925</text:p>
          </table:table-cell>
          <table:table-cell office:value-type="float" office:value="61.483021736145" calcext:value-type="float">
            <text:p>61.483021736145</text:p>
          </table:table-cell>
          <table:table-cell office:value-type="float" office:value="625.827011000001" calcext:value-type="float">
            <text:p>625.827011000001</text:p>
          </table:table-cell>
          <table:table-cell office:value-type="float" office:value="0.00258699999903911" calcext:value-type="float">
            <text:p>0.002586999999039</text:p>
          </table:table-cell>
          <table:table-cell office:value-type="float" office:value="31.4204920000011" calcext:value-type="float">
            <text:p>31.4204920000011</text:p>
          </table:table-cell>
          <table:table-cell office:value-type="float" office:value="11.086851" calcext:value-type="float">
            <text:p>11.086851</text:p>
          </table:table-cell>
          <table:table-cell office:value-type="float" office:value="0.0144409999993513" calcext:value-type="float">
            <text:p>0.014440999999351</text:p>
          </table:table-cell>
          <table:table-cell office:value-type="float" office:value="0.114206999998714" calcext:value-type="float">
            <text:p>0.114206999998714</text:p>
          </table:table-cell>
          <table:table-cell office:value-type="float" office:value="0" calcext:value-type="float">
            <text:p>0</text:p>
          </table:table-cell>
          <table:table-cell office:value-type="float" office:value="0.150312000001577" calcext:value-type="float">
            <text:p>0.150312000001577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82808999998088" calcext:value-type="float">
            <text:p>0.182808999998088</text:p>
          </table:table-cell>
          <table:table-cell office:value-type="float" office:value="0.000661000001855427" calcext:value-type="float">
            <text:p>0.000661000001855</text:p>
          </table:table-cell>
          <table:table-cell office:value-type="float" office:value="0.0824499999980617" calcext:value-type="float">
            <text:p>0.082449999998062</text:p>
          </table:table-cell>
          <table:table-cell office:value-type="float" office:value="70.2978377342224" calcext:value-type="float">
            <text:p>70.2978377342224</text:p>
          </table:table-cell>
          <table:table-cell office:value-type="float" office:value="655.063378999999" calcext:value-type="float">
            <text:p>655.063378999999</text:p>
          </table:table-cell>
          <table:table-cell office:value-type="float" office:value="0.00258899999971618" calcext:value-type="float">
            <text:p>0.002588999999716</text:p>
          </table:table-cell>
          <table:table-cell office:value-type="float" office:value="31.7306949999984" calcext:value-type="float">
            <text:p>31.7306949999984</text:p>
          </table:table-cell>
          <table:table-cell office:value-type="float" office:value="11.9976260000003" calcext:value-type="float">
            <text:p>11.9976260000003</text:p>
          </table:table-cell>
          <table:table-cell office:value-type="float" office:value="0.0147339999966789" calcext:value-type="float">
            <text:p>0.014733999996679</text:p>
          </table:table-cell>
          <table:table-cell office:value-type="float" office:value="0.119169000001421" calcext:value-type="float">
            <text:p>0.119169000001421</text:p>
          </table:table-cell>
          <table:table-cell office:value-type="float" office:value="0" calcext:value-type="float">
            <text:p>0</text:p>
          </table:table-cell>
          <table:table-cell office:value-type="float" office:value="0.191395999998349" calcext:value-type="float">
            <text:p>0.191395999998349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84583999998722" calcext:value-type="float">
            <text:p>0.184583999998722</text:p>
          </table:table-cell>
          <table:table-cell office:value-type="float" office:value="0.00067499999931897" calcext:value-type="float">
            <text:p>0.000674999999319</text:p>
          </table:table-cell>
          <table:table-cell office:value-type="float" office:value="0.0829279999998107" calcext:value-type="float">
            <text:p>0.082927999999811</text:p>
          </table:table-cell>
          <table:table-cell office:value-type="float" office:value="73.4124946594238" calcext:value-type="float">
            <text:p>73.4124946594238</text:p>
          </table:table-cell>
          <table:table-cell office:value-type="float" office:value="664.024407000001" calcext:value-type="float">
            <text:p>664.024407000001</text:p>
          </table:table-cell>
          <table:table-cell office:value-type="float" office:value="0.00257000000055996" calcext:value-type="float">
            <text:p>0.00257000000056</text:p>
          </table:table-cell>
          <table:table-cell office:value-type="float" office:value="28.3945009999989" calcext:value-type="float">
            <text:p>28.3945009999989</text:p>
          </table:table-cell>
          <table:table-cell office:value-type="float" office:value="11.8449139999975" calcext:value-type="float">
            <text:p>11.8449139999975</text:p>
          </table:table-cell>
          <table:table-cell office:value-type="float" office:value="0.0146800000002258" calcext:value-type="float">
            <text:p>0.014680000000226</text:p>
          </table:table-cell>
          <table:table-cell office:value-type="float" office:value="0.11393500000122" calcext:value-type="float">
            <text:p>0.11393500000122</text:p>
          </table:table-cell>
          <table:table-cell office:value-type="float" office:value="0" calcext:value-type="float">
            <text:p>0</text:p>
          </table:table-cell>
          <table:table-cell office:value-type="float" office:value="0.231657000000268" calcext:value-type="float">
            <text:p>0.231657000000268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79090999998152" calcext:value-type="float">
            <text:p>0.179090999998152</text:p>
          </table:table-cell>
          <table:table-cell office:value-type="float" office:value="0.000671999998303363" calcext:value-type="float">
            <text:p>0.000671999998303</text:p>
          </table:table-cell>
          <table:table-cell office:value-type="float" office:value="0.0629809999991267" calcext:value-type="float">
            <text:p>0.062980999999127</text:p>
          </table:table-cell>
          <table:table-cell office:value-type="float" office:value="33.7043998241425" calcext:value-type="float">
            <text:p>33.7043998241425</text:p>
          </table:table-cell>
          <table:table-cell office:value-type="float" office:value="342.213217" calcext:value-type="float">
            <text:p>342.213217</text:p>
          </table:table-cell>
          <table:table-cell office:value-type="float" office:value="0.0022690000005241" calcext:value-type="float">
            <text:p>0.002269000000524</text:p>
          </table:table-cell>
          <table:table-cell office:value-type="float" office:value="25.2562049999979" calcext:value-type="float">
            <text:p>25.2562049999979</text:p>
          </table:table-cell>
          <table:table-cell office:value-type="float" office:value="5.87370300000112" calcext:value-type="float">
            <text:p>5.87370300000112</text:p>
          </table:table-cell>
          <table:table-cell office:value-type="float" office:value="0.0135899999986577" calcext:value-type="float">
            <text:p>0.013589999998658</text:p>
          </table:table-cell>
          <table:table-cell office:value-type="float" office:value="0.110473999997339" calcext:value-type="float">
            <text:p>0.110473999997339</text:p>
          </table:table-cell>
          <table:table-cell office:value-type="float" office:value="0" calcext:value-type="float">
            <text:p>0</text:p>
          </table:table-cell>
          <table:table-cell office:value-type="float" office:value="0.0622540000003937" calcext:value-type="float">
            <text:p>0.062254000000394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183153999998467" calcext:value-type="float">
            <text:p>0.183153999998467</text:p>
          </table:table-cell>
          <table:table-cell office:value-type="float" office:value="0.000658999997540377" calcext:value-type="float">
            <text:p>0.00065899999754</text:p>
          </table:table-cell>
          <table:table-cell office:value-type="float" office:value="0.0710090000029595" calcext:value-type="float">
            <text:p>0.07100900000296</text:p>
          </table:table-cell>
          <table:table-cell office:value-type="float" office:value="54.9582092761993" calcext:value-type="float">
            <text:p>54.9582092761993</text:p>
          </table:table-cell>
          <table:table-cell office:value-type="float" office:value="577.094826" calcext:value-type="float">
            <text:p>577.094826</text:p>
          </table:table-cell>
          <table:table-cell office:value-type="float" office:value="0.00254100000165636" calcext:value-type="float">
            <text:p>0.002541000001656</text:p>
          </table:table-cell>
          <table:table-cell office:value-type="float" office:value="28.4410850000022" calcext:value-type="float">
            <text:p>28.4410850000022</text:p>
          </table:table-cell>
          <table:table-cell office:value-type="float" office:value="10.1119060000019" calcext:value-type="float">
            <text:p>10.1119060000019</text:p>
          </table:table-cell>
          <table:table-cell office:value-type="float" office:value="0.0140250000004016" calcext:value-type="float">
            <text:p>0.014025000000402</text:p>
          </table:table-cell>
          <table:table-cell office:value-type="float" office:value="0.111509000002116" calcext:value-type="float">
            <text:p>0.111509000002116</text:p>
          </table:table-cell>
          <table:table-cell office:value-type="float" office:value="0" calcext:value-type="float">
            <text:p>0</text:p>
          </table:table-cell>
          <table:table-cell office:value-type="float" office:value="0.105630999998539" calcext:value-type="float">
            <text:p>0.105630999998539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82835999999952" calcext:value-type="float">
            <text:p>0.182835999999952</text:p>
          </table:table-cell>
          <table:table-cell office:value-type="float" office:value="0.000679000000673113" calcext:value-type="float">
            <text:p>0.000679000000673</text:p>
          </table:table-cell>
          <table:table-cell office:value-type="float" office:value="0.0781300000016927" calcext:value-type="float">
            <text:p>0.078130000001693</text:p>
          </table:table-cell>
          <table:table-cell office:value-type="float" office:value="66.9772815704346" calcext:value-type="float">
            <text:p>66.9772815704346</text:p>
          </table:table-cell>
          <table:table-cell office:value-type="float" office:value="627.066379" calcext:value-type="float">
            <text:p>627.066379</text:p>
          </table:table-cell>
          <table:table-cell office:value-type="float" office:value="0.00257500000225264" calcext:value-type="float">
            <text:p>0.002575000002253</text:p>
          </table:table-cell>
          <table:table-cell office:value-type="float" office:value="31.3638040000005" calcext:value-type="float">
            <text:p>31.3638040000005</text:p>
          </table:table-cell>
          <table:table-cell office:value-type="float" office:value="11.170600999998" calcext:value-type="float">
            <text:p>11.170600999998</text:p>
          </table:table-cell>
          <table:table-cell office:value-type="float" office:value="0.014353000002302" calcext:value-type="float">
            <text:p>0.014353000002302</text:p>
          </table:table-cell>
          <table:table-cell office:value-type="float" office:value="0.113604999998643" calcext:value-type="float">
            <text:p>0.113604999998643</text:p>
          </table:table-cell>
          <table:table-cell office:value-type="float" office:value="0" calcext:value-type="float">
            <text:p>0</text:p>
          </table:table-cell>
          <table:table-cell office:value-type="float" office:value="0.151497000002564" calcext:value-type="float">
            <text:p>0.151497000002564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82886999999027" calcext:value-type="float">
            <text:p>0.182886999999027</text:p>
          </table:table-cell>
          <table:table-cell office:value-type="float" office:value="0.000659000001178356" calcext:value-type="float">
            <text:p>0.000659000001178</text:p>
          </table:table-cell>
          <table:table-cell office:value-type="float" office:value="0.0824740000025486" calcext:value-type="float">
            <text:p>0.082474000002549</text:p>
          </table:table-cell>
          <table:table-cell office:value-type="float" office:value="69.2203488349915" calcext:value-type="float">
            <text:p>69.2203488349915</text:p>
          </table:table-cell>
          <table:table-cell office:value-type="float" office:value="652.975786999999" calcext:value-type="float">
            <text:p>652.975786999999</text:p>
          </table:table-cell>
          <table:table-cell office:value-type="float" office:value="0.00255300000208081" calcext:value-type="float">
            <text:p>0.002553000002081</text:p>
          </table:table-cell>
          <table:table-cell office:value-type="float" office:value="31.6615839999977" calcext:value-type="float">
            <text:p>31.6615839999977</text:p>
          </table:table-cell>
          <table:table-cell office:value-type="float" office:value="11.9933380000002" calcext:value-type="float">
            <text:p>11.9933380000002</text:p>
          </table:table-cell>
          <table:table-cell office:value-type="float" office:value="0.0147999999971944" calcext:value-type="float">
            <text:p>0.014799999997194</text:p>
          </table:table-cell>
          <table:table-cell office:value-type="float" office:value="0.11989999999787" calcext:value-type="float">
            <text:p>0.11989999999787</text:p>
          </table:table-cell>
          <table:table-cell office:value-type="float" office:value="0" calcext:value-type="float">
            <text:p>0</text:p>
          </table:table-cell>
          <table:table-cell office:value-type="float" office:value="0.197045000000799" calcext:value-type="float">
            <text:p>0.197045000000799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182858000000124" calcext:value-type="float">
            <text:p>0.182858000000124</text:p>
          </table:table-cell>
          <table:table-cell office:value-type="float" office:value="0.000660999998217449" calcext:value-type="float">
            <text:p>0.000660999998217</text:p>
          </table:table-cell>
          <table:table-cell office:value-type="float" office:value="0.0830069999974512" calcext:value-type="float">
            <text:p>0.083006999997451</text:p>
          </table:table-cell>
          <table:table-cell office:value-type="float" office:value="72.9636514186859" calcext:value-type="float">
            <text:p>72.9636514186859</text:p>
          </table:table-cell>
          <table:table-cell office:value-type="float" office:value="661.368987000002" calcext:value-type="float">
            <text:p>661.368987000002</text:p>
          </table:table-cell>
          <table:table-cell office:value-type="float" office:value="0.00257000000055996" calcext:value-type="float">
            <text:p>0.00257000000056</text:p>
          </table:table-cell>
          <table:table-cell office:value-type="float" office:value="28.1965320000018" calcext:value-type="float">
            <text:p>28.1965320000018</text:p>
          </table:table-cell>
          <table:table-cell office:value-type="float" office:value="11.8028570000024" calcext:value-type="float">
            <text:p>11.8028570000024</text:p>
          </table:table-cell>
          <table:table-cell office:value-type="float" office:value="0.0147059999981138" calcext:value-type="float">
            <text:p>0.014705999998114</text:p>
          </table:table-cell>
          <table:table-cell office:value-type="float" office:value="0.113343000000896" calcext:value-type="float">
            <text:p>0.113343000000896</text:p>
          </table:table-cell>
          <table:table-cell office:value-type="float" office:value="0" calcext:value-type="float">
            <text:p>0</text:p>
          </table:table-cell>
          <table:table-cell office:value-type="float" office:value="0.229011999999784" calcext:value-type="float">
            <text:p>0.229011999999784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81950999998662" calcext:value-type="float">
            <text:p>0.181950999998662</text:p>
          </table:table-cell>
          <table:table-cell office:value-type="float" office:value="0.000664000002871035" calcext:value-type="float">
            <text:p>0.000664000002871</text:p>
          </table:table-cell>
          <table:table-cell office:value-type="float" office:value="0.063414999996894" calcext:value-type="float">
            <text:p>0.063414999996894</text:p>
          </table:table-cell>
          <table:table-cell office:value-type="float" office:value="34.4393286705017" calcext:value-type="float">
            <text:p>34.4393286705017</text:p>
          </table:table-cell>
          <table:table-cell office:value-type="float" office:value="342.882029" calcext:value-type="float">
            <text:p>342.882029</text:p>
          </table:table-cell>
          <table:table-cell office:value-type="float" office:value="0.00229200000103447" calcext:value-type="float">
            <text:p>0.002292000001034</text:p>
          </table:table-cell>
          <table:table-cell office:value-type="float" office:value="24.9369880000013" calcext:value-type="float">
            <text:p>24.9369880000013</text:p>
          </table:table-cell>
          <table:table-cell office:value-type="float" office:value="5.96613400000206" calcext:value-type="float">
            <text:p>5.96613400000206</text:p>
          </table:table-cell>
          <table:table-cell office:value-type="float" office:value="0.0137880000002042" calcext:value-type="float">
            <text:p>0.013788000000204</text:p>
          </table:table-cell>
          <table:table-cell office:value-type="float" office:value="0.110763000000588" calcext:value-type="float">
            <text:p>0.110763000000588</text:p>
          </table:table-cell>
          <table:table-cell office:value-type="float" office:value="0" calcext:value-type="float">
            <text:p>0</text:p>
          </table:table-cell>
          <table:table-cell office:value-type="float" office:value="0.0595890000004147" calcext:value-type="float">
            <text:p>0.05958900000041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83478999999352" calcext:value-type="float">
            <text:p>0.183478999999352</text:p>
          </table:table-cell>
          <table:table-cell office:value-type="float" office:value="0.000657000000501284" calcext:value-type="float">
            <text:p>0.000657000000501</text:p>
          </table:table-cell>
          <table:table-cell office:value-type="float" office:value="0.0711029999984021" calcext:value-type="float">
            <text:p>0.071102999998402</text:p>
          </table:table-cell>
          <table:table-cell office:value-type="float" office:value="56.8610773086548" calcext:value-type="float">
            <text:p>56.8610773086548</text:p>
          </table:table-cell>
          <table:table-cell office:value-type="float" office:value="577.890650000001" calcext:value-type="float">
            <text:p>577.890650000001</text:p>
          </table:table-cell>
          <table:table-cell office:value-type="float" office:value="0.00257200000123703" calcext:value-type="float">
            <text:p>0.002572000001237</text:p>
          </table:table-cell>
          <table:table-cell office:value-type="float" office:value="28.6244880000013" calcext:value-type="float">
            <text:p>28.6244880000013</text:p>
          </table:table-cell>
          <table:table-cell office:value-type="float" office:value="10.1071850000008" calcext:value-type="float">
            <text:p>10.1071850000008</text:p>
          </table:table-cell>
          <table:table-cell office:value-type="float" office:value="0.0142290000003413" calcext:value-type="float">
            <text:p>0.014229000000341</text:p>
          </table:table-cell>
          <table:table-cell office:value-type="float" office:value="0.112837000000582" calcext:value-type="float">
            <text:p>0.112837000000582</text:p>
          </table:table-cell>
          <table:table-cell office:value-type="float" office:value="0" calcext:value-type="float">
            <text:p>0</text:p>
          </table:table-cell>
          <table:table-cell office:value-type="float" office:value="0.111315999998624" calcext:value-type="float">
            <text:p>0.111315999998624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184081999999762" calcext:value-type="float">
            <text:p>0.184081999999762</text:p>
          </table:table-cell>
          <table:table-cell office:value-type="float" office:value="0.000672999998641899" calcext:value-type="float">
            <text:p>0.000672999998642</text:p>
          </table:table-cell>
          <table:table-cell office:value-type="float" office:value="0.0778479999971751" calcext:value-type="float">
            <text:p>0.077847999997175</text:p>
          </table:table-cell>
          <table:table-cell office:value-type="float" office:value="64.4520897865295" calcext:value-type="float">
            <text:p>64.4520897865295</text:p>
          </table:table-cell>
          <table:table-cell office:value-type="float" office:value="625.986441000001" calcext:value-type="float">
            <text:p>625.986441000001</text:p>
          </table:table-cell>
          <table:table-cell office:value-type="float" office:value="0.00258100000064587" calcext:value-type="float">
            <text:p>0.002581000000646</text:p>
          </table:table-cell>
          <table:table-cell office:value-type="float" office:value="31.2312239999992" calcext:value-type="float">
            <text:p>31.2312239999992</text:p>
          </table:table-cell>
          <table:table-cell office:value-type="float" office:value="11.1605940000009" calcext:value-type="float">
            <text:p>11.1605940000009</text:p>
          </table:table-cell>
          <table:table-cell office:value-type="float" office:value="0.0145740000007208" calcext:value-type="float">
            <text:p>0.014574000000721</text:p>
          </table:table-cell>
          <table:table-cell office:value-type="float" office:value="0.114093000000139" calcext:value-type="float">
            <text:p>0.114093000000139</text:p>
          </table:table-cell>
          <table:table-cell office:value-type="float" office:value="0" calcext:value-type="float">
            <text:p>0</text:p>
          </table:table-cell>
          <table:table-cell office:value-type="float" office:value="0.153524000001198" calcext:value-type="float">
            <text:p>0.15352400000119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82600000000093" calcext:value-type="float">
            <text:p>0.182600000000093</text:p>
          </table:table-cell>
          <table:table-cell office:value-type="float" office:value="0.000671000001602806" calcext:value-type="float">
            <text:p>0.000671000001603</text:p>
          </table:table-cell>
          <table:table-cell office:value-type="float" office:value="0.0834609999983513" calcext:value-type="float">
            <text:p>0.083460999998351</text:p>
          </table:table-cell>
          <table:table-cell office:value-type="float" office:value="70.1020233631134" calcext:value-type="float">
            <text:p>70.1020233631134</text:p>
          </table:table-cell>
          <table:table-cell office:value-type="float" office:value="654.733485000001" calcext:value-type="float">
            <text:p>654.733485000001</text:p>
          </table:table-cell>
          <table:table-cell office:value-type="float" office:value="0.00256000000081258" calcext:value-type="float">
            <text:p>0.002560000000813</text:p>
          </table:table-cell>
          <table:table-cell office:value-type="float" office:value="31.7253109999983" calcext:value-type="float">
            <text:p>31.7253109999983</text:p>
          </table:table-cell>
          <table:table-cell office:value-type="float" office:value="11.6802889999999" calcext:value-type="float">
            <text:p>11.6802889999999</text:p>
          </table:table-cell>
          <table:table-cell office:value-type="float" office:value="0.0145319999974163" calcext:value-type="float">
            <text:p>0.014531999997416</text:p>
          </table:table-cell>
          <table:table-cell office:value-type="float" office:value="0.109411000001273" calcext:value-type="float">
            <text:p>0.109411000001273</text:p>
          </table:table-cell>
          <table:table-cell office:value-type="float" office:value="0" calcext:value-type="float">
            <text:p>0</text:p>
          </table:table-cell>
          <table:table-cell office:value-type="float" office:value="0.198134999998729" calcext:value-type="float">
            <text:p>0.198134999998729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84715999999753" calcext:value-type="float">
            <text:p>0.184715999999753</text:p>
          </table:table-cell>
          <table:table-cell office:value-type="float" office:value="0.000660999998217449" calcext:value-type="float">
            <text:p>0.000660999998217</text:p>
          </table:table-cell>
          <table:table-cell office:value-type="float" office:value="0.0834220000033383" calcext:value-type="float">
            <text:p>0.083422000003338</text:p>
          </table:table-cell>
          <table:table-cell office:value-type="float" office:value="70.7067368030548" calcext:value-type="float">
            <text:p>70.7067368030548</text:p>
          </table:table-cell>
          <table:table-cell office:value-type="float" office:value="662.357204999997" calcext:value-type="float">
            <text:p>662.357204999997</text:p>
          </table:table-cell>
          <table:table-cell office:value-type="float" office:value="0.00258500000200002" calcext:value-type="float">
            <text:p>0.002585000002</text:p>
          </table:table-cell>
          <table:table-cell office:value-type="float" office:value="28.539463000001" calcext:value-type="float">
            <text:p>28.539463000001</text:p>
          </table:table-cell>
          <table:table-cell office:value-type="float" office:value="11.8913870000033" calcext:value-type="float">
            <text:p>11.8913870000033</text:p>
          </table:table-cell>
          <table:table-cell office:value-type="float" office:value="0.0146160000003874" calcext:value-type="float">
            <text:p>0.014616000000387</text:p>
          </table:table-cell>
          <table:table-cell office:value-type="float" office:value="0.122602000003099" calcext:value-type="float">
            <text:p>0.122602000003099</text:p>
          </table:table-cell>
          <table:table-cell office:value-type="float" office:value="0" calcext:value-type="float">
            <text:p>0</text:p>
          </table:table-cell>
          <table:table-cell office:value-type="float" office:value="0.232701000000816" calcext:value-type="float">
            <text:p>0.232701000000816</text:p>
          </table:table-cell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3" table:formula="of:=AVERAGE([.C46];[.C51];[.C56])" office:value-type="float" office:value="0.177877999999813" calcext:value-type="float">
            <text:p>0.177877999999813</text:p>
          </table:table-cell>
          <table:table-cell table:style-name="ce3" table:formula="of:=AVERAGE([.D46];[.D51];[.D56])" office:value-type="float" office:value="0.000680666666691347" calcext:value-type="float">
            <text:p>0.000680666666691</text:p>
          </table:table-cell>
          <table:table-cell table:style-name="ce3" table:formula="of:=AVERAGE([.E46];[.E51];[.E56])" office:value-type="float" office:value="0.0630919999991117" calcext:value-type="float">
            <text:p>0.063091999999112</text:p>
          </table:table-cell>
          <table:table-cell table:style-name="ce3" table:formula="of:=AVERAGE([.F46];[.F51];[.F56])" office:value-type="float" office:value="33.5437833468119" calcext:value-type="float">
            <text:p>33.5437833468119</text:p>
          </table:table-cell>
          <table:table-cell table:style-name="ce3" table:formula="of:=AVERAGE([.G46];[.G51];[.G56])" office:value-type="float" office:value="342.827575" calcext:value-type="float">
            <text:p>342.827575</text:p>
          </table:table-cell>
          <table:table-cell table:style-name="ce3" table:formula="of:=AVERAGE([.H46];[.H51];[.H56])" office:value-type="float" office:value="0.00227066666654234" calcext:value-type="float">
            <text:p>0.002270666666542</text:p>
          </table:table-cell>
          <table:table-cell table:style-name="ce3" table:formula="of:=AVERAGE([.I46];[.I51];[.I56])" office:value-type="float" office:value="25.1436413333334" calcext:value-type="float">
            <text:p>25.1436413333334</text:p>
          </table:table-cell>
          <table:table-cell table:style-name="ce3" table:formula="of:=AVERAGE([.J46];[.J51];[.J56])" office:value-type="float" office:value="5.91196100000161" calcext:value-type="float">
            <text:p>5.91196100000161</text:p>
          </table:table-cell>
          <table:table-cell table:style-name="ce3" table:formula="of:=AVERAGE([.K46];[.K51];[.K56])" office:value-type="float" office:value="0.013688999999431" calcext:value-type="float">
            <text:p>0.013688999999431</text:p>
          </table:table-cell>
          <table:table-cell table:style-name="ce3" table:formula="of:=AVERAGE([.L46];[.L51];[.L56])" office:value-type="float" office:value="0.110835999999836" calcext:value-type="float">
            <text:p>0.110835999999836</text:p>
          </table:table-cell>
          <table:table-cell table:style-name="ce3" table:formula="of:=AVERAGE([.M46];[.M51];[.M56])" office:value-type="float" office:value="0" calcext:value-type="float">
            <text:p>0</text:p>
          </table:table-cell>
          <table:table-cell table:style-name="ce3" table:formula="of:=AVERAGE([.N46];[.N51];[.N56])" office:value-type="float" office:value="0.0602660000004107" calcext:value-type="float">
            <text:p>0.060266000000411</text:p>
          </table:table-cell>
          <table:table-cell table:style-name="ce4" table:formula="of:=SUM([.C61:.N61])" office:value-type="float" office:value="407.855673013479" calcext:value-type="float">
            <text:p>407.855673013479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7];[.C52];[.C57])" office:value-type="float" office:value="0.212270333332223" calcext:value-type="float">
            <text:p>0.212270333332223</text:p>
          </table:table-cell>
          <table:table-cell table:style-name="ce3" table:formula="of:=AVERAGE([.D47];[.D52];[.D57])" office:value-type="float" office:value="0.000658666666519517" calcext:value-type="float">
            <text:p>0.00065866666652</text:p>
          </table:table-cell>
          <table:table-cell table:style-name="ce3" table:formula="of:=AVERAGE([.E47];[.E52];[.E57])" office:value-type="float" office:value="0.0708876666673556" calcext:value-type="float">
            <text:p>0.070887666667356</text:p>
          </table:table-cell>
          <table:table-cell table:style-name="ce3" table:formula="of:=AVERAGE([.F47];[.F52];[.F57])" office:value-type="float" office:value="55.6188187599182" calcext:value-type="float">
            <text:p>55.6188187599182</text:p>
          </table:table-cell>
          <table:table-cell table:style-name="ce3" table:formula="of:=AVERAGE([.G47];[.G52];[.G57])" office:value-type="float" office:value="577.414626666667" calcext:value-type="float">
            <text:p>577.414626666667</text:p>
          </table:table-cell>
          <table:table-cell table:style-name="ce3" table:formula="of:=AVERAGE([.H47];[.H52];[.H57])" office:value-type="float" office:value="0.00254133333510254" calcext:value-type="float">
            <text:p>0.002541333335103</text:p>
          </table:table-cell>
          <table:table-cell table:style-name="ce3" table:formula="of:=AVERAGE([.I47];[.I52];[.I57])" office:value-type="float" office:value="28.5387850000006" calcext:value-type="float">
            <text:p>28.5387850000006</text:p>
          </table:table-cell>
          <table:table-cell table:style-name="ce3" table:formula="of:=AVERAGE([.J47];[.J52];[.J57])" office:value-type="float" office:value="10.1083026666675" calcext:value-type="float">
            <text:p>10.1083026666675</text:p>
          </table:table-cell>
          <table:table-cell table:style-name="ce3" table:formula="of:=AVERAGE([.K47];[.K52];[.K57])" office:value-type="float" office:value="0.0141203333332669" calcext:value-type="float">
            <text:p>0.014120333333267</text:p>
          </table:table-cell>
          <table:table-cell table:style-name="ce3" table:formula="of:=AVERAGE([.L47];[.L52];[.L57])" office:value-type="float" office:value="0.11171500000152" calcext:value-type="float">
            <text:p>0.11171500000152</text:p>
          </table:table-cell>
          <table:table-cell table:style-name="ce3" table:formula="of:=AVERAGE([.M47];[.M52];[.M57])" office:value-type="float" office:value="0" calcext:value-type="float">
            <text:p>0</text:p>
          </table:table-cell>
          <table:table-cell table:style-name="ce3" table:formula="of:=AVERAGE([.N47];[.N52];[.N57])" office:value-type="float" office:value="0.107970999998846" calcext:value-type="float">
            <text:p>0.107970999998846</text:p>
          </table:table-cell>
          <table:table-cell table:style-name="ce4" table:formula="of:=SUM([.C62:.N62])" office:value-type="float" office:value="672.200697426588" calcext:value-type="float">
            <text:p>672.20069742658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8];[.C53];[.C58])" office:value-type="float" office:value="0.183248333333419" calcext:value-type="float">
            <text:p>0.183248333333419</text:p>
          </table:table-cell>
          <table:table-cell table:style-name="ce3" table:formula="of:=AVERAGE([.D48];[.D53];[.D58])" office:value-type="float" office:value="0.000669666666605432" calcext:value-type="float">
            <text:p>0.000669666666605</text:p>
          </table:table-cell>
          <table:table-cell table:style-name="ce3" table:formula="of:=AVERAGE([.E48];[.E53];[.E58])" office:value-type="float" office:value="0.0779753333335975" calcext:value-type="float">
            <text:p>0.077975333333598</text:p>
          </table:table-cell>
          <table:table-cell table:style-name="ce3" table:formula="of:=AVERAGE([.F48];[.F53];[.F58])" office:value-type="float" office:value="64.3041310310364" calcext:value-type="float">
            <text:p>64.3041310310364</text:p>
          </table:table-cell>
          <table:table-cell table:style-name="ce3" table:formula="of:=AVERAGE([.G48];[.G53];[.G58])" office:value-type="float" office:value="626.293277000001" calcext:value-type="float">
            <text:p>626.293277000001</text:p>
          </table:table-cell>
          <table:table-cell table:style-name="ce3" table:formula="of:=AVERAGE([.H48];[.H53];[.H58])" office:value-type="float" office:value="0.00258100000064587" calcext:value-type="float">
            <text:p>0.002581000000646</text:p>
          </table:table-cell>
          <table:table-cell table:style-name="ce3" table:formula="of:=AVERAGE([.I48];[.I53];[.I58])" office:value-type="float" office:value="31.3385066666669" calcext:value-type="float">
            <text:p>31.3385066666669</text:p>
          </table:table-cell>
          <table:table-cell table:style-name="ce3" table:formula="of:=AVERAGE([.J48];[.J53];[.J58])" office:value-type="float" office:value="11.1393486666663" calcext:value-type="float">
            <text:p>11.1393486666663</text:p>
          </table:table-cell>
          <table:table-cell table:style-name="ce3" table:formula="of:=AVERAGE([.K48];[.K53];[.K58])" office:value-type="float" office:value="0.0144560000007914" calcext:value-type="float">
            <text:p>0.014456000000791</text:p>
          </table:table-cell>
          <table:table-cell table:style-name="ce3" table:formula="of:=AVERAGE([.L48];[.L53];[.L58])" office:value-type="float" office:value="0.113968333332499" calcext:value-type="float">
            <text:p>0.113968333332499</text:p>
          </table:table-cell>
          <table:table-cell table:style-name="ce3" table:formula="of:=AVERAGE([.M48];[.M53];[.M58])" office:value-type="float" office:value="0" calcext:value-type="float">
            <text:p>0</text:p>
          </table:table-cell>
          <table:table-cell table:style-name="ce3" table:formula="of:=AVERAGE([.N48];[.N53];[.N58])" office:value-type="float" office:value="0.151777666668446" calcext:value-type="float">
            <text:p>0.151777666668446</text:p>
          </table:table-cell>
          <table:table-cell table:style-name="ce4" table:formula="of:=SUM([.C63:.N63])" office:value-type="float" office:value="733.619939697706" calcext:value-type="float">
            <text:p>733.619939697706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49];[.C54];[.C59])" office:value-type="float" office:value="0.182765333332403" calcext:value-type="float">
            <text:p>0.182765333332403</text:p>
          </table:table-cell>
          <table:table-cell table:style-name="ce3" table:formula="of:=AVERAGE([.D49];[.D54];[.D59])" office:value-type="float" office:value="0.000663666668212196" calcext:value-type="float">
            <text:p>0.000663666668212</text:p>
          </table:table-cell>
          <table:table-cell table:style-name="ce3" table:formula="of:=AVERAGE([.E49];[.E54];[.E59])" office:value-type="float" office:value="0.0827949999996539" calcext:value-type="float">
            <text:p>0.082794999999654</text:p>
          </table:table-cell>
          <table:table-cell table:style-name="ce3" table:formula="of:=AVERAGE([.F49];[.F54];[.F59])" office:value-type="float" office:value="69.8734033107758" calcext:value-type="float">
            <text:p>69.8734033107758</text:p>
          </table:table-cell>
          <table:table-cell table:style-name="ce3" table:formula="of:=AVERAGE([.G49];[.G54];[.G59])" office:value-type="float" office:value="654.257550333333" calcext:value-type="float">
            <text:p>654.257550333333</text:p>
          </table:table-cell>
          <table:table-cell table:style-name="ce3" table:formula="of:=AVERAGE([.H49];[.H54];[.H59])" office:value-type="float" office:value="0.00256733333420319" calcext:value-type="float">
            <text:p>0.002567333334203</text:p>
          </table:table-cell>
          <table:table-cell table:style-name="ce3" table:formula="of:=AVERAGE([.I49];[.I54];[.I59])" office:value-type="float" office:value="31.7058633333315" calcext:value-type="float">
            <text:p>31.7058633333315</text:p>
          </table:table-cell>
          <table:table-cell table:style-name="ce3" table:formula="of:=AVERAGE([.J49];[.J54];[.J59])" office:value-type="float" office:value="11.8904176666668" calcext:value-type="float">
            <text:p>11.8904176666668</text:p>
          </table:table-cell>
          <table:table-cell table:style-name="ce3" table:formula="of:=AVERAGE([.K49];[.K54];[.K59])" office:value-type="float" office:value="0.0146886666637632" calcext:value-type="float">
            <text:p>0.014688666663763</text:p>
          </table:table-cell>
          <table:table-cell table:style-name="ce3" table:formula="of:=AVERAGE([.L49];[.L54];[.L59])" office:value-type="float" office:value="0.116160000000188" calcext:value-type="float">
            <text:p>0.116160000000188</text:p>
          </table:table-cell>
          <table:table-cell table:style-name="ce3" table:formula="of:=AVERAGE([.M49];[.M54];[.M59])" office:value-type="float" office:value="0" calcext:value-type="float">
            <text:p>0</text:p>
          </table:table-cell>
          <table:table-cell table:style-name="ce3" table:formula="of:=AVERAGE([.N49];[.N54];[.N59])" office:value-type="float" office:value="0.195525333332626" calcext:value-type="float">
            <text:p>0.195525333332626</text:p>
          </table:table-cell>
          <table:table-cell table:style-name="ce4" table:formula="of:=SUM([.C64:.N64])" office:value-type="float" office:value="768.322399977438" calcext:value-type="float">
            <text:p>768.322399977438</text:p>
          </table:table-cell>
          <table:table-cell table:style-name="ce3" table:number-columns-repeated="1009"/>
        </table:table-row>
        <table:table-row table:style-name="ro1">
          <table:table-cell table:style-name="ce3" table:number-columns-repeated="2"/>
          <table:table-cell table:style-name="ce3" table:formula="of:=AVERAGE([.C50];[.C55];[.C60])" office:value-type="float" office:value="0.1840526666662" calcext:value-type="float">
            <text:p>0.1840526666662</text:p>
          </table:table-cell>
          <table:table-cell table:style-name="ce3" table:formula="of:=AVERAGE([.D50];[.D55];[.D60])" office:value-type="float" office:value="0.000665666665251289" calcext:value-type="float">
            <text:p>0.000665666665251</text:p>
          </table:table-cell>
          <table:table-cell table:style-name="ce3" table:formula="of:=AVERAGE([.E50];[.E55];[.E60])" office:value-type="float" office:value="0.0831190000002001" calcext:value-type="float">
            <text:p>0.0831190000002</text:p>
          </table:table-cell>
          <table:table-cell table:style-name="ce3" table:formula="of:=AVERAGE([.F50];[.F55];[.F60])" office:value-type="float" office:value="72.3609609603882" calcext:value-type="float">
            <text:p>72.3609609603882</text:p>
          </table:table-cell>
          <table:table-cell table:style-name="ce3" table:formula="of:=AVERAGE([.G50];[.G55];[.G60])" office:value-type="float" office:value="662.583533" calcext:value-type="float">
            <text:p>662.583533</text:p>
          </table:table-cell>
          <table:table-cell table:style-name="ce3" table:formula="of:=AVERAGE([.H50];[.H55];[.H60])" office:value-type="float" office:value="0.00257500000103998" calcext:value-type="float">
            <text:p>0.00257500000104</text:p>
          </table:table-cell>
          <table:table-cell table:style-name="ce3" table:formula="of:=AVERAGE([.I50];[.I55];[.I60])" office:value-type="float" office:value="28.3768320000006" calcext:value-type="float">
            <text:p>28.3768320000006</text:p>
          </table:table-cell>
          <table:table-cell table:style-name="ce3" table:formula="of:=AVERAGE([.J50];[.J55];[.J60])" office:value-type="float" office:value="11.8463860000011" calcext:value-type="float">
            <text:p>11.8463860000011</text:p>
          </table:table-cell>
          <table:table-cell table:style-name="ce3" table:formula="of:=AVERAGE([.K50];[.K55];[.K60])" office:value-type="float" office:value="0.014667333332909" calcext:value-type="float">
            <text:p>0.014667333332909</text:p>
          </table:table-cell>
          <table:table-cell table:style-name="ce3" table:formula="of:=AVERAGE([.L50];[.L55];[.L60])" office:value-type="float" office:value="0.116626666668405" calcext:value-type="float">
            <text:p>0.116626666668405</text:p>
          </table:table-cell>
          <table:table-cell table:style-name="ce3" table:formula="of:=AVERAGE([.M50];[.M55];[.M60])" office:value-type="float" office:value="0" calcext:value-type="float">
            <text:p>0</text:p>
          </table:table-cell>
          <table:table-cell table:style-name="ce3" table:formula="of:=AVERAGE([.N50];[.N55];[.N60])" office:value-type="float" office:value="0.231123333333623" calcext:value-type="float">
            <text:p>0.231123333333623</text:p>
          </table:table-cell>
          <table:table-cell table:style-name="ce4" table:formula="of:=SUM([.C65:.N65])" office:value-type="float" office:value="775.800541627057" calcext:value-type="float">
            <text:p>775.800541627057</text:p>
          </table:table-cell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61:.C65])" office:value-type="float" office:value="0.940214666664057" calcext:value-type="float">
            <text:p>0.940214666664057</text:p>
          </table:table-cell>
          <table:table-cell table:style-name="ce1" table:formula="of:=SUM([.D61:.D65])" office:value-type="float" office:value="0.00333833333327978" calcext:value-type="float">
            <text:p>0.00333833333328</text:p>
          </table:table-cell>
          <table:table-cell table:style-name="ce1" table:formula="of:=SUM([.E61:.E65])" office:value-type="float" office:value="0.377868999999919" calcext:value-type="float">
            <text:p>0.377868999999919</text:p>
          </table:table-cell>
          <table:table-cell table:style-name="ce1" table:formula="of:=SUM([.F61:.F65])" office:value-type="float" office:value="295.70109740893" calcext:value-type="float">
            <text:p>295.70109740893</text:p>
          </table:table-cell>
          <table:table-cell table:style-name="ce1" table:formula="of:=SUM([.G61:.G65])" office:value-type="float" office:value="2863.376562" calcext:value-type="float">
            <text:p>2863.376562</text:p>
          </table:table-cell>
          <table:table-cell table:style-name="ce1" table:formula="of:=SUM([.H61:.H65])" office:value-type="float" office:value="0.0125353333375339" calcext:value-type="float">
            <text:p>0.012535333337534</text:p>
          </table:table-cell>
          <table:table-cell table:style-name="ce1" table:formula="of:=SUM([.I61:.I65])" office:value-type="float" office:value="145.103628333333" calcext:value-type="float">
            <text:p>145.103628333333</text:p>
          </table:table-cell>
          <table:table-cell table:style-name="ce1" table:formula="of:=SUM([.J61:.J65])" office:value-type="float" office:value="50.8964160000032" calcext:value-type="float">
            <text:p>50.8964160000032</text:p>
          </table:table-cell>
          <table:table-cell table:style-name="ce1" table:formula="of:=SUM([.K61:.K65])" office:value-type="float" office:value="0.0716213333301614" calcext:value-type="float">
            <text:p>0.071621333330161</text:p>
          </table:table-cell>
          <table:table-cell table:style-name="ce1" table:formula="of:=SUM([.L61:.L65])" office:value-type="float" office:value="0.569306000002447" calcext:value-type="float">
            <text:p>0.569306000002447</text:p>
          </table:table-cell>
          <table:table-cell table:style-name="ce1" table:formula="of:=SUM([.M61:.M65])" office:value-type="float" office:value="0" calcext:value-type="float">
            <text:p>0</text:p>
          </table:table-cell>
          <table:table-cell table:style-name="ce1" table:formula="of:=SUM([.N61:.N65])" office:value-type="float" office:value="0.746663333333951" calcext:value-type="float">
            <text:p>0.746663333333951</text:p>
          </table:table-cell>
          <table:table-cell table:style-name="ce1" table:formula="of:=SUM([.C66:.N66])" office:value-type="float" office:value="3357.79925174227" calcext:value-type="float">
            <text:p>3357.79925174227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73369" calcext:value-type="float">
            <text:p>0.173369</text:p>
          </table:table-cell>
          <table:table-cell office:value-type="float" office:value="0.000691000000000219" calcext:value-type="float">
            <text:p>0.000691</text:p>
          </table:table-cell>
          <table:table-cell office:value-type="float" office:value="0.0652540000000004" calcext:value-type="float">
            <text:p>0.065254</text:p>
          </table:table-cell>
          <table:table-cell office:value-type="float" office:value="32.8836708068848" calcext:value-type="float">
            <text:p>32.8836708068848</text:p>
          </table:table-cell>
          <table:table-cell office:value-type="float" office:value="333.296721" calcext:value-type="float">
            <text:p>333.296721</text:p>
          </table:table-cell>
          <table:table-cell office:value-type="float" office:value="0.00243899999998121" calcext:value-type="float">
            <text:p>0.002438999999981</text:p>
          </table:table-cell>
          <table:table-cell office:value-type="float" office:value="24.881486" calcext:value-type="float">
            <text:p>24.881486</text:p>
          </table:table-cell>
          <table:table-cell office:value-type="float" office:value="5.92473699999999" calcext:value-type="float">
            <text:p>5.92473699999999</text:p>
          </table:table-cell>
          <table:table-cell office:value-type="float" office:value="0.0136190000000056" calcext:value-type="float">
            <text:p>0.013619000000006</text:p>
          </table:table-cell>
          <table:table-cell office:value-type="float" office:value="0.109754000000009" calcext:value-type="float">
            <text:p>0.109754000000009</text:p>
          </table:table-cell>
          <table:table-cell office:value-type="float" office:value="0" calcext:value-type="float">
            <text:p>0</text:p>
          </table:table-cell>
          <table:table-cell office:value-type="float" office:value="0.0583550000000059" calcext:value-type="float">
            <text:p>0.058355000000006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4100000000001" calcext:value-type="float">
            <text:p>0.184100000000001</text:p>
          </table:table-cell>
          <table:table-cell office:value-type="float" office:value="0.000682999999980893" calcext:value-type="float">
            <text:p>0.000682999999981</text:p>
          </table:table-cell>
          <table:table-cell office:value-type="float" office:value="0.0706759999999918" calcext:value-type="float">
            <text:p>0.070675999999992</text:p>
          </table:table-cell>
          <table:table-cell office:value-type="float" office:value="55.2965228557587" calcext:value-type="float">
            <text:p>55.2965228557587</text:p>
          </table:table-cell>
          <table:table-cell office:value-type="float" office:value="563.122984" calcext:value-type="float">
            <text:p>563.122984</text:p>
          </table:table-cell>
          <table:table-cell office:value-type="float" office:value="0.0075499999998101" calcext:value-type="float">
            <text:p>0.00754999999981</text:p>
          </table:table-cell>
          <table:table-cell office:value-type="float" office:value="8.99541599999998" calcext:value-type="float">
            <text:p>8.99541599999998</text:p>
          </table:table-cell>
          <table:table-cell office:value-type="float" office:value="10.4933960000001" calcext:value-type="float">
            <text:p>10.4933960000001</text:p>
          </table:table-cell>
          <table:table-cell office:value-type="float" office:value="0.0144700000000739" calcext:value-type="float">
            <text:p>0.014470000000074</text:p>
          </table:table-cell>
          <table:table-cell office:value-type="float" office:value="0.120255000000043" calcext:value-type="float">
            <text:p>0.120255000000043</text:p>
          </table:table-cell>
          <table:table-cell office:value-type="float" office:value="0" calcext:value-type="float">
            <text:p>0</text:p>
          </table:table-cell>
          <table:table-cell office:value-type="float" office:value="0.106139999999868" calcext:value-type="float">
            <text:p>0.106139999999868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84447999999975" calcext:value-type="float">
            <text:p>0.184447999999975</text:p>
          </table:table-cell>
          <table:table-cell office:value-type="float" office:value="0.000665999999910127" calcext:value-type="float">
            <text:p>0.00066599999991</text:p>
          </table:table-cell>
          <table:table-cell office:value-type="float" office:value="0.0780530000001818" calcext:value-type="float">
            <text:p>0.078053000000182</text:p>
          </table:table-cell>
          <table:table-cell office:value-type="float" office:value="61.1660182476044" calcext:value-type="float">
            <text:p>61.1660182476044</text:p>
          </table:table-cell>
          <table:table-cell office:value-type="float" office:value="611.765983" calcext:value-type="float">
            <text:p>611.765983</text:p>
          </table:table-cell>
          <table:table-cell office:value-type="float" office:value="0.00730899999985013" calcext:value-type="float">
            <text:p>0.00730899999985</text:p>
          </table:table-cell>
          <table:table-cell office:value-type="float" office:value="2.79801799999996" calcext:value-type="float">
            <text:p>2.79801799999996</text:p>
          </table:table-cell>
          <table:table-cell office:value-type="float" office:value="11.222935" calcext:value-type="float">
            <text:p>11.222935</text:p>
          </table:table-cell>
          <table:table-cell office:value-type="float" office:value="0.0142479999999523" calcext:value-type="float">
            <text:p>0.014247999999952</text:p>
          </table:table-cell>
          <table:table-cell office:value-type="float" office:value="0.123061000000007" calcext:value-type="float">
            <text:p>0.123061000000007</text:p>
          </table:table-cell>
          <table:table-cell office:value-type="float" office:value="0" calcext:value-type="float">
            <text:p>0</text:p>
          </table:table-cell>
          <table:table-cell office:value-type="float" office:value="0.148989000000029" calcext:value-type="float">
            <text:p>0.148989000000029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83985000000121" calcext:value-type="float">
            <text:p>0.183985000000121</text:p>
          </table:table-cell>
          <table:table-cell office:value-type="float" office:value="0.000676999999996042" calcext:value-type="float">
            <text:p>0.000676999999996</text:p>
          </table:table-cell>
          <table:table-cell office:value-type="float" office:value="0.0823629999999866" calcext:value-type="float">
            <text:p>0.082362999999987</text:p>
          </table:table-cell>
          <table:table-cell office:value-type="float" office:value="66.4960513114929" calcext:value-type="float">
            <text:p>66.4960513114929</text:p>
          </table:table-cell>
          <table:table-cell office:value-type="float" office:value="639.110955" calcext:value-type="float">
            <text:p>639.110955</text:p>
          </table:table-cell>
          <table:table-cell office:value-type="float" office:value="0.00737699999990582" calcext:value-type="float">
            <text:p>0.007376999999906</text:p>
          </table:table-cell>
          <table:table-cell office:value-type="float" office:value="4.94470000000001" calcext:value-type="float">
            <text:p>4.94470000000001</text:p>
          </table:table-cell>
          <table:table-cell office:value-type="float" office:value="11.743688" calcext:value-type="float">
            <text:p>11.743688</text:p>
          </table:table-cell>
          <table:table-cell office:value-type="float" office:value="0.0144940000000133" calcext:value-type="float">
            <text:p>0.014494000000013</text:p>
          </table:table-cell>
          <table:table-cell office:value-type="float" office:value="0.110874999999851" calcext:value-type="float">
            <text:p>0.110874999999851</text:p>
          </table:table-cell>
          <table:table-cell office:value-type="float" office:value="0" calcext:value-type="float">
            <text:p>0</text:p>
          </table:table-cell>
          <table:table-cell office:value-type="float" office:value="0.195321000000149" calcext:value-type="float">
            <text:p>0.195321000000149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85273000000052" calcext:value-type="float">
            <text:p>0.185273000000052</text:p>
          </table:table-cell>
          <table:table-cell office:value-type="float" office:value="0.000665999999910127" calcext:value-type="float">
            <text:p>0.00066599999991</text:p>
          </table:table-cell>
          <table:table-cell office:value-type="float" office:value="0.083299999999781" calcext:value-type="float">
            <text:p>0.083299999999781</text:p>
          </table:table-cell>
          <table:table-cell office:value-type="float" office:value="70.0854423046112" calcext:value-type="float">
            <text:p>70.0854423046112</text:p>
          </table:table-cell>
          <table:table-cell office:value-type="float" office:value="647.615898" calcext:value-type="float">
            <text:p>647.615898</text:p>
          </table:table-cell>
          <table:table-cell office:value-type="float" office:value="0.00728299999991577" calcext:value-type="float">
            <text:p>0.007282999999916</text:p>
          </table:table-cell>
          <table:table-cell office:value-type="float" office:value="5.07296700000006" calcext:value-type="float">
            <text:p>5.07296700000006</text:p>
          </table:table-cell>
          <table:table-cell office:value-type="float" office:value="11.8953000000001" calcext:value-type="float">
            <text:p>11.8953000000001</text:p>
          </table:table-cell>
          <table:table-cell office:value-type="float" office:value="0.0145419999998921" calcext:value-type="float">
            <text:p>0.014541999999892</text:p>
          </table:table-cell>
          <table:table-cell office:value-type="float" office:value="0.123831999999766" calcext:value-type="float">
            <text:p>0.123831999999766</text:p>
          </table:table-cell>
          <table:table-cell office:value-type="float" office:value="0" calcext:value-type="float">
            <text:p>0</text:p>
          </table:table-cell>
          <table:table-cell office:value-type="float" office:value="0.240279999999984" calcext:value-type="float">
            <text:p>0.240279999999984</text:p>
          </table:table-cell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6">
          <table:table-cell table:style-name="ce3" table:number-columns-repeated="14"/>
          <table:table-cell table:style-name="ce4"/>
          <table:table-cell table:style-name="ce3" table:number-columns-repeated="1009"/>
        </table:table-row>
        <table:table-row table:style-name="ro1">
          <table:table-cell table:number-columns-repeated="2"/>
          <table:table-cell table:style-name="ce1" table:formula="of:=SUM([.C69:.C73])" office:value-type="float" office:value="0.911175000000149" calcext:value-type="float">
            <text:p>0.911175000000149</text:p>
          </table:table-cell>
          <table:table-cell table:style-name="ce1" table:formula="of:=SUM([.D69:.D73])" office:value-type="float" office:value="0.00338299999979741" calcext:value-type="float">
            <text:p>0.003382999999797</text:p>
          </table:table-cell>
          <table:table-cell table:style-name="ce1" table:formula="of:=SUM([.E69:.E73])" office:value-type="float" office:value="0.379645999999942" calcext:value-type="float">
            <text:p>0.379645999999942</text:p>
          </table:table-cell>
          <table:table-cell table:style-name="ce1" table:formula="of:=SUM([.F69:.F73])" office:value-type="float" office:value="285.927705526352" calcext:value-type="float">
            <text:p>285.927705526352</text:p>
          </table:table-cell>
          <table:table-cell table:style-name="ce1" table:formula="of:=SUM([.G69:.G73])" office:value-type="float" office:value="2794.912541" calcext:value-type="float">
            <text:p>2794.912541</text:p>
          </table:table-cell>
          <table:table-cell table:style-name="ce1" table:formula="of:=SUM([.H69:.H73])" office:value-type="float" office:value="0.031957999999463" calcext:value-type="float">
            <text:p>0.031957999999463</text:p>
          </table:table-cell>
          <table:table-cell table:style-name="ce1" table:formula="of:=SUM([.I69:.I73])" office:value-type="float" office:value="46.692587" calcext:value-type="float">
            <text:p>46.692587</text:p>
          </table:table-cell>
          <table:table-cell table:style-name="ce1" table:formula="of:=SUM([.J69:.J73])" office:value-type="float" office:value="51.2800560000002" calcext:value-type="float">
            <text:p>51.2800560000002</text:p>
          </table:table-cell>
          <table:table-cell table:style-name="ce1" table:formula="of:=SUM([.K69:.K73])" office:value-type="float" office:value="0.0713729999999372" calcext:value-type="float">
            <text:p>0.071372999999937</text:p>
          </table:table-cell>
          <table:table-cell table:style-name="ce1" table:formula="of:=SUM([.L69:.L73])" office:value-type="float" office:value="0.587776999999676" calcext:value-type="float">
            <text:p>0.587776999999676</text:p>
          </table:table-cell>
          <table:table-cell table:style-name="ce1" table:formula="of:=SUM([.M69:.M73])" office:value-type="float" office:value="0" calcext:value-type="float">
            <text:p>0</text:p>
          </table:table-cell>
          <table:table-cell table:style-name="ce1" table:formula="of:=SUM([.N69:.N73])" office:value-type="float" office:value="0.749085000000036" calcext:value-type="float">
            <text:p>0.749085000000036</text:p>
          </table:table-cell>
          <table:table-cell table:style-name="ce1" table:formula="of:=SUM([.C89:.N89])" office:value-type="float" office:value="3181.54728652635" calcext:value-type="float">
            <text:p>3181.54728652635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[.C1]" office:value-type="string" office:string-value="load_data" calcext:value-type="string">
            <text:p>load_data</text:p>
          </table:table-cell>
          <table:table-cell table:formula="of:=[.D1]" office:value-type="string" office:string-value="load_dcs" calcext:value-type="string">
            <text:p>load_dcs</text:p>
          </table:table-cell>
          <table:table-cell table:formula="of:=[.E1]" office:value-type="string" office:string-value="detect_errors" calcext:value-type="string">
            <text:p>detect_errors</text:p>
          </table:table-cell>
          <table:table-cell table:formula="of:=[.F1]" office:value-type="string" office:string-value="setup_domain" calcext:value-type="string">
            <text:p>setup_domain</text:p>
          </table:table-cell>
          <table:table-cell table:formula="of:=[.G1]" office:value-type="string" office:string-value="featurize_data" calcext:value-type="string">
            <text:p>featurize_data</text:p>
          </table:table-cell>
          <table:table-cell table:formula="of:=[.H1]" office:value-type="string" office:string-value="setup_model" calcext:value-type="string">
            <text:p>setup_model</text:p>
          </table:table-cell>
          <table:table-cell table:formula="of:=[.I1]" office:value-type="string" office:string-value="fit_model" calcext:value-type="string">
            <text:p>fit_model</text:p>
          </table:table-cell>
          <table:table-cell table:formula="of:=[.J1]" office:value-type="string" office:string-value="infer_repairs" calcext:value-type="string">
            <text:p>infer_repairs</text:p>
          </table:table-cell>
          <table:table-cell table:formula="of:=[.K1]" office:value-type="string" office:string-value="get_inferred_values" calcext:value-type="string">
            <text:p>get_inferred_values</text:p>
          </table:table-cell>
          <table:table-cell table:formula="of:=[.L1]" office:value-type="string" office:string-value="generate_repaired_dataset" calcext:value-type="string">
            <text:p>generate_repaired_dataset</text:p>
          </table:table-cell>
          <table:table-cell table:formula="of:=[.M1]" office:value-type="string" office:string-value="repaired_table_copy_time" calcext:value-type="string">
            <text:p>repaired_table_copy_time</text:p>
          </table:table-cell>
          <table:table-cell table:formula="of:=[.N1]" office:value-type="string" office:string-value="save_stats_time" calcext:value-type="string">
            <text:p>save_stats_tim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_attr</text:p>
          </table:table-cell>
          <table:table-cell table:formula="of:=[.C22]" office:value-type="float" office:value="0.93812866666631" calcext:value-type="float">
            <text:p>0.93812866666631</text:p>
          </table:table-cell>
          <table:table-cell table:formula="of:=[.D22]" office:value-type="float" office:value="0.00332366666678411" calcext:value-type="float">
            <text:p>0.003323666666784</text:p>
          </table:table-cell>
          <table:table-cell table:formula="of:=[.E22]" office:value-type="float" office:value="0.356486333332915" calcext:value-type="float">
            <text:p>0.356486333332915</text:p>
          </table:table-cell>
          <table:table-cell table:formula="of:=[.F22]" office:value-type="float" office:value="170.592561165492" calcext:value-type="float">
            <text:p>170.592561165492</text:p>
          </table:table-cell>
          <table:table-cell table:formula="of:=[.G22]" office:value-type="float" office:value="1754.50073466667" calcext:value-type="float">
            <text:p>1754.50073466667</text:p>
          </table:table-cell>
          <table:table-cell table:formula="of:=[.H22]" office:value-type="float" office:value="0.0124859999996829" calcext:value-type="float">
            <text:p>0.012485999999683</text:p>
          </table:table-cell>
          <table:table-cell table:formula="of:=[.I22]" office:value-type="float" office:value="142.208293333334" calcext:value-type="float">
            <text:p>142.208293333334</text:p>
          </table:table-cell>
          <table:table-cell table:formula="of:=[.J22]" office:value-type="float" office:value="30.6094719999995" calcext:value-type="float">
            <text:p>30.6094719999995</text:p>
          </table:table-cell>
          <table:table-cell table:formula="of:=[.K22]" office:value-type="float" office:value="0.0705563333330968" calcext:value-type="float">
            <text:p>0.070556333333097</text:p>
          </table:table-cell>
          <table:table-cell table:formula="of:=[.L22]" office:value-type="float" office:value="0.488075333333427" calcext:value-type="float">
            <text:p>0.488075333333427</text:p>
          </table:table-cell>
          <table:table-cell table:formula="of:=[.M22]" office:value-type="float" office:value="0" calcext:value-type="float">
            <text:p>0</text:p>
          </table:table-cell>
          <table:table-cell table:formula="of:=[.N2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_attr</text:p>
          </table:table-cell>
          <table:table-cell table:formula="of:=[.C44]" office:value-type="float" office:value="0.939729000000625" calcext:value-type="float">
            <text:p>0.939729000000625</text:p>
          </table:table-cell>
          <table:table-cell table:formula="of:=[.D44]" office:value-type="float" office:value="0.00334633333416908" calcext:value-type="float">
            <text:p>0.003346333334169</text:p>
          </table:table-cell>
          <table:table-cell table:formula="of:=[.E44]" office:value-type="float" office:value="0.613575999999133" calcext:value-type="float">
            <text:p>0.613575999999133</text:p>
          </table:table-cell>
          <table:table-cell table:formula="of:=[.F44]" office:value-type="float" office:value="377.561856746673" calcext:value-type="float">
            <text:p>377.561856746673</text:p>
          </table:table-cell>
          <table:table-cell table:formula="of:=[.G44]" office:value-type="float" office:value="3520.630443" calcext:value-type="float">
            <text:p>3520.630443</text:p>
          </table:table-cell>
          <table:table-cell table:formula="of:=[.H44]" office:value-type="float" office:value="0.0129809999983384" calcext:value-type="float">
            <text:p>0.012980999998339</text:p>
          </table:table-cell>
          <table:table-cell table:formula="of:=[.I44]" office:value-type="float" office:value="187.464301333332" calcext:value-type="float">
            <text:p>187.464301333332</text:p>
          </table:table-cell>
          <table:table-cell table:formula="of:=[.J44]" office:value-type="float" office:value="64.4699183333335" calcext:value-type="float">
            <text:p>64.4699183333335</text:p>
          </table:table-cell>
          <table:table-cell table:formula="of:=[.K44]" office:value-type="float" office:value="0.0826266666666319" calcext:value-type="float">
            <text:p>0.082626666666632</text:p>
          </table:table-cell>
          <table:table-cell table:formula="of:=[.L44]" office:value-type="float" office:value="1.83605933333213" calcext:value-type="float">
            <text:p>1.83605933333213</text:p>
          </table:table-cell>
          <table:table-cell table:formula="of:=[.M44]" office:value-type="float" office:value="0.188326000001932" calcext:value-type="float">
            <text:p>0.188326000001932</text:p>
          </table:table-cell>
          <table:table-cell table:formula="of:=[.N4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_attr</text:p>
          </table:table-cell>
          <table:table-cell table:formula="of:=[.C66]" office:value-type="float" office:value="0.940214666664057" calcext:value-type="float">
            <text:p>0.940214666664057</text:p>
          </table:table-cell>
          <table:table-cell table:formula="of:=[.D66]" office:value-type="float" office:value="0.00333833333327978" calcext:value-type="float">
            <text:p>0.00333833333328</text:p>
          </table:table-cell>
          <table:table-cell table:formula="of:=[.E66]" office:value-type="float" office:value="0.377868999999919" calcext:value-type="float">
            <text:p>0.377868999999919</text:p>
          </table:table-cell>
          <table:table-cell table:formula="of:=[.F66]" office:value-type="float" office:value="295.70109740893" calcext:value-type="float">
            <text:p>295.70109740893</text:p>
          </table:table-cell>
          <table:table-cell table:formula="of:=[.G66]" office:value-type="float" office:value="2863.376562" calcext:value-type="float">
            <text:p>2863.376562</text:p>
          </table:table-cell>
          <table:table-cell table:formula="of:=[.H66]" office:value-type="float" office:value="0.0125353333375339" calcext:value-type="float">
            <text:p>0.012535333337534</text:p>
          </table:table-cell>
          <table:table-cell table:formula="of:=[.I66]" office:value-type="float" office:value="145.103628333333" calcext:value-type="float">
            <text:p>145.103628333333</text:p>
          </table:table-cell>
          <table:table-cell table:formula="of:=[.J66]" office:value-type="float" office:value="50.8964160000032" calcext:value-type="float">
            <text:p>50.8964160000032</text:p>
          </table:table-cell>
          <table:table-cell table:formula="of:=[.K66]" office:value-type="float" office:value="0.0716213333301614" calcext:value-type="float">
            <text:p>0.071621333330161</text:p>
          </table:table-cell>
          <table:table-cell table:formula="of:=[.L66]" office:value-type="float" office:value="0.569306000002447" calcext:value-type="float">
            <text:p>0.569306000002447</text:p>
          </table:table-cell>
          <table:table-cell table:formula="of:=[.M66]" office:value-type="float" office:value="0" calcext:value-type="float">
            <text:p>0</text:p>
          </table:table-cell>
          <table:table-cell table:formula="of:=[.N66]" office:value-type="float" office:value="0.746663333333951" calcext:value-type="float">
            <text:p>0.7466633333339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+_attr</text:p>
          </table:table-cell>
          <table:table-cell table:formula="of:=[.C89]" office:value-type="float" office:value="0.911175000000149" calcext:value-type="float">
            <text:p>0.911175000000149</text:p>
          </table:table-cell>
          <table:table-cell table:formula="of:=[.D89]" office:value-type="float" office:value="0.00338299999979741" calcext:value-type="float">
            <text:p>0.003382999999797</text:p>
          </table:table-cell>
          <table:table-cell table:formula="of:=[.E89]" office:value-type="float" office:value="0.379645999999942" calcext:value-type="float">
            <text:p>0.379645999999942</text:p>
          </table:table-cell>
          <table:table-cell table:formula="of:=[.F89]" office:value-type="float" office:value="285.927705526352" calcext:value-type="float">
            <text:p>285.927705526352</text:p>
          </table:table-cell>
          <table:table-cell table:formula="of:=[.G89]" office:value-type="float" office:value="2794.912541" calcext:value-type="float">
            <text:p>2794.912541</text:p>
          </table:table-cell>
          <table:table-cell table:formula="of:=[.H89]" office:value-type="float" office:value="0.031957999999463" calcext:value-type="float">
            <text:p>0.031957999999463</text:p>
          </table:table-cell>
          <table:table-cell table:formula="of:=[.I89]" office:value-type="float" office:value="46.692587" calcext:value-type="float">
            <text:p>46.692587</text:p>
          </table:table-cell>
          <table:table-cell table:formula="of:=[.J89]" office:value-type="float" office:value="51.2800560000002" calcext:value-type="float">
            <text:p>51.2800560000002</text:p>
          </table:table-cell>
          <table:table-cell table:formula="of:=[.K89]" office:value-type="float" office:value="0.0713729999999372" calcext:value-type="float">
            <text:p>0.071372999999937</text:p>
          </table:table-cell>
          <table:table-cell table:formula="of:=[.L89]" office:value-type="float" office:value="0.587776999999676" calcext:value-type="float">
            <text:p>0.587776999999676</text:p>
          </table:table-cell>
          <table:table-cell table:formula="of:=[.M89]" office:value-type="float" office:value="0" calcext:value-type="float">
            <text:p>0</text:p>
          </table:table-cell>
          <table:table-cell table:formula="of:=[.N89]" office:value-type="float" office:value="0.749085000000036" calcext:value-type="float">
            <text:p>0.749085000000036</text:p>
          </table:table-cell>
          <table:table-cell table:number-columns-repeated="1010"/>
        </table:table-row>
      </table:table>
      <table:table table:name="combined vs attr_based" table:style-name="ta1">
        <table:shapes>
          <draw:frame draw:z-index="0" draw:style-name="gr1" draw:text-style-name="P1" svg:width="159.99mm" svg:height="89.99mm" svg:x="0.01mm" svg:y="171.6mm">
            <draw:object draw:notify-on-update-of-ranges="'combined vs attr_based'.X2:'combined vs attr_based'.X11 'combined vs attr_based'.Y1:'combined vs attr_based'.Y1 'combined vs attr_based'.Y2:'combined vs attr_based'.Y11 'combined vs attr_based'.Z1:'combined vs attr_based'.Z1 'combined vs attr_based'.Z2:'combined vs attr_based'.Z11 'combined vs attr_based'.AA1:'combined vs attr_based'.AA1 'combined vs attr_based'.AA2:'combined vs attr_based'.AA11 'combined vs attr_based'.AB1:'combined vs attr_based'.AB1 'combined vs attr_based'.AB2:'combined vs attr_based'.AB1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59.99mm" svg:height="89.99mm" svg:x="170.74mm" svg:y="67.74mm">
            <draw:object draw:notify-on-update-of-ranges="'combined vs attr_based'.G1:'combined vs attr_based'.G1 'combined vs attr_based'.H1:'combined vs attr_based'.H1 'combined vs attr_based'.I1:'combined vs attr_based'.I1 'combined vs attr_based'.J1:'combined vs attr_based'.J1 'combined vs attr_based'.K1:'combined vs attr_based'.K1 'combined vs attr_based'.L1:'combined vs attr_based'.L1 'combined vs attr_based'.M1:'combined vs attr_based'.M1 'combined vs attr_based'.N1:'combined vs attr_based'.N1 'combined vs attr_based'.O1:'combined vs attr_based'.O1 'combined vs attr_based'.P1:'combined vs attr_based'.P1 'combined vs attr_based'.Q1:'combined vs attr_based'.Q1 'combined vs attr_based'.R1:'combined vs attr_based'.R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59.99mm" svg:height="89.99mm" svg:x="0.01mm" svg:y="67.74mm">
            <draw:object draw:notify-on-update-of-ranges="'combined vs attr_based'.B1:'combined vs attr_based'.E1 'combined vs attr_based'.A2:'combined vs attr_based'.A2 'combined vs attr_based'.B2:'combined vs attr_based'.E2 'combined vs attr_based'.A3:'combined vs attr_based'.A3 'combined vs attr_based'.B3:'combined vs attr_based'.E3 'combined vs attr_based'.A4:'combined vs attr_based'.A4 'combined vs attr_based'.B4:'combined vs attr_based'.E4 'combined vs attr_based'.A5:'combined vs attr_based'.A5 'combined vs attr_based'.B5:'combined vs attr_based'.E5 'combined vs attr_based'.A6:'combined vs attr_based'.A6 'combined vs attr_based'.B6:'combined vs attr_based'.E6 'combined vs attr_based'.A9:'combined vs attr_based'.A9 'combined vs attr_based'.B9:'combined vs attr_based'.E9 'combined vs attr_based'.A10:'combined vs attr_based'.A10 'combined vs attr_based'.B10:'combined vs attr_based'.E10 'combined vs attr_based'.A11:'combined vs attr_based'.A11 'combined vs attr_based'.B11:'combined vs attr_based'.E11 'combined vs attr_based'.A12:'combined vs attr_based'.A12 'combined vs attr_based'.B12:'combined vs attr_based'.E12 'combined vs attr_based'.A13:'combined vs attr_based'.A13 'combined vs attr_based'.B13:'combined vs attr_based'.E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9.99mm" svg:height="89.99mm" svg:x="170.74mm" svg:y="171.6mm">
            <draw:object draw:notify-on-update-of-ranges="'combined vs attr_based'.X15:'combined vs attr_based'.X24 'combined vs attr_based'.Y14:'combined vs attr_based'.Y14 'combined vs attr_based'.Y15:'combined vs attr_based'.Y24 'combined vs attr_based'.Z14:'combined vs attr_based'.Z14 'combined vs attr_based'.Z15:'combined vs attr_based'.Z24 'combined vs attr_based'.AA14:'combined vs attr_based'.AA14 'combined vs attr_based'.AA15:'combined vs attr_based'.AA24 'combined vs attr_based'.AB14:'combined vs attr_based'.AB14 'combined vs attr_based'.AB15:'combined vs attr_based'.AB2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2" table:number-columns-repeated="6" table:default-cell-style-name="Default"/>
        <table:table-column table:style-name="co21" table:number-columns-repeated="3" table:default-cell-style-name="Default"/>
        <table:table-column table:style-name="co22" table:number-columns-repeated="2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12" table:number-columns-repeated="10" table:default-cell-style-name="Default"/>
        <table:table-row table:style-name="ro1">
          <table:table-cell table:formula="of:=[$'combined - h_cp - quality'.A28]" office:value-type="float" office:value="0" calcext:value-type="float">
            <text:p>0</text:p>
          </table:table-cell>
          <table:table-cell table:formula="of:=[$'combined - h_cp - quality'.B28]" office:value-type="string" office:string-value="Batch 1" calcext:value-type="string">
            <text:p>Batch 1</text:p>
          </table:table-cell>
          <table:table-cell table:formula="of:=[$'combined - h_cp - quality'.C28]" office:value-type="string" office:string-value="Batch 2" calcext:value-type="string">
            <text:p>Batch 2</text:p>
          </table:table-cell>
          <table:table-cell table:formula="of:=[$'combined - h_cp - quality'.D28]" office:value-type="string" office:string-value="Batch 3" calcext:value-type="string">
            <text:p>Batch 3</text:p>
          </table:table-cell>
          <table:table-cell table:formula="of:=[$'combined - h_cp - quality'.E28]" office:value-type="string" office:string-value="Batch 4" calcext:value-type="string">
            <text:p>Batch 4</text:p>
          </table:table-cell>
          <table:table-cell/>
          <table:table-cell table:formula="of:=[$'combined - h_cp - time'.C1]" office:value-type="string" office:string-value="load_data" calcext:value-type="string">
            <text:p>load_data</text:p>
          </table:table-cell>
          <table:table-cell table:formula="of:=[$'combined - h_cp - time'.D1]" office:value-type="string" office:string-value="load_dcs" calcext:value-type="string">
            <text:p>load_dcs</text:p>
          </table:table-cell>
          <table:table-cell table:formula="of:=[$'combined - h_cp - time'.E1]" office:value-type="string" office:string-value="detect_errors" calcext:value-type="string">
            <text:p>detect_errors</text:p>
          </table:table-cell>
          <table:table-cell table:formula="of:=[$'combined - h_cp - time'.F1]" office:value-type="string" office:string-value="setup_domain" calcext:value-type="string">
            <text:p>setup_domain</text:p>
          </table:table-cell>
          <table:table-cell table:formula="of:=[$'combined - h_cp - time'.G1]" office:value-type="string" office:string-value="featurize_data" calcext:value-type="string">
            <text:p>featurize_data</text:p>
          </table:table-cell>
          <table:table-cell table:formula="of:=[$'combined - h_cp - time'.H1]" office:value-type="string" office:string-value="setup_model" calcext:value-type="string">
            <text:p>setup_model</text:p>
          </table:table-cell>
          <table:table-cell table:formula="of:=[$'combined - h_cp - time'.I1]" office:value-type="string" office:string-value="fit_model" calcext:value-type="string">
            <text:p>fit_model</text:p>
          </table:table-cell>
          <table:table-cell table:formula="of:=[$'combined - h_cp - time'.J1]" office:value-type="string" office:string-value="infer_repairs" calcext:value-type="string">
            <text:p>infer_repairs</text:p>
          </table:table-cell>
          <table:table-cell table:formula="of:=[$'combined - h_cp - time'.K1]" office:value-type="string" office:string-value="get_inferred_values" calcext:value-type="string">
            <text:p>get_inferred_values</text:p>
          </table:table-cell>
          <table:table-cell table:formula="of:=[$'combined - h_cp - time'.L1]" office:value-type="string" office:string-value="generate_repaired_dataset" calcext:value-type="string">
            <text:p>generate_repaired_dataset</text:p>
          </table:table-cell>
          <table:table-cell table:formula="of:=[$'combined - h_cp - time'.M1]" office:value-type="string" office:string-value="repaired_table_copy_time" calcext:value-type="string">
            <text:p>repaired_table_copy_time</text:p>
          </table:table-cell>
          <table:table-cell table:formula="of:=[$'combined - h_cp - time'.N1]" office:value-type="string" office:string-value="save_stats_time" calcext:value-type="string">
            <text:p>save_stats_time</text:p>
          </table:table-cell>
          <table:table-cell/>
          <table:table-cell table:formula="of:=[$'combined - h_cp - quality'.A1]" office:value-type="string" office:string-value="batch" calcext:value-type="string">
            <text:p>batch</text:p>
          </table:table-cell>
          <table:table-cell table:formula="of:=[$'combined - h_cp - quality'.B1]" office:value-type="string" office:string-value="dk_cells" calcext:value-type="string">
            <text:p>dk_cells</text:p>
          </table:table-cell>
          <table:table-cell table:formula="of:=[$'combined - h_cp - quality'.C1]" office:value-type="string" office:string-value="training_cells" calcext:value-type="string">
            <text:p>training_cells</text:p>
          </table:table-cell>
          <table:table-cell table:number-columns-repeated="2"/>
          <table:table-cell office:value-type="string" calcext:value-type="string">
            <text:p>Batch 1</text:p>
          </table:table-cell>
          <table:table-cell office:value-type="string" calcext:value-type="string">
            <text:p>Batch 2</text:p>
          </table:table-cell>
          <table:table-cell office:value-type="string" calcext:value-type="string">
            <text:p>Batch 3</text:p>
          </table:table-cell>
          <table:table-cell office:value-type="string" calcext:value-type="string">
            <text:p>Batch 4</text:p>
          </table:table-cell>
        </table:table-row>
        <table:table-row table:style-name="ro1">
          <table:table-cell table:formula="of:=[$'combined - h_cp - quality'.A29]" office:value-type="string" office:string-value="A" calcext:value-type="string">
            <text:p>A</text:p>
          </table:table-cell>
          <table:table-cell table:formula="of:=[$'combined - h_cp - quality'.B29]" office:value-type="float" office:value="18" calcext:value-type="float">
            <text:p>18</text:p>
          </table:table-cell>
          <table:table-cell table:formula="of:=[$'combined - h_cp - quality'.C29]" office:value-type="float" office:value="91" calcext:value-type="float">
            <text:p>91</text:p>
          </table:table-cell>
          <table:table-cell table:formula="of:=[$'combined - h_cp - quality'.D29]" office:value-type="float" office:value="110" calcext:value-type="float">
            <text:p>110</text:p>
          </table:table-cell>
          <table:table-cell table:formula="of:=[$'combined - h_cp - quality'.E29]" office:value-type="float" office:value="174" calcext:value-type="float">
            <text:p>174</text:p>
          </table:table-cell>
          <table:table-cell/>
          <table:table-cell table:formula="of:=[$'combined - h_cp - time'.C18]" office:value-type="float" office:value="0.466978999999986" calcext:value-type="float">
            <text:p>0.466978999999986</text:p>
          </table:table-cell>
          <table:table-cell table:formula="of:=[$'combined - h_cp - time'.D18]" office:value-type="float" office:value="0.00667533333333359" calcext:value-type="float">
            <text:p>0.006675333333334</text:p>
          </table:table-cell>
          <table:table-cell table:formula="of:=[$'combined - h_cp - time'.E18]" office:value-type="float" office:value="0.885770333333334" calcext:value-type="float">
            <text:p>0.885770333333334</text:p>
          </table:table-cell>
          <table:table-cell table:formula="of:=[$'combined - h_cp - time'.F18]" office:value-type="float" office:value="12.5313379764557" calcext:value-type="float">
            <text:p>12.5313379764557</text:p>
          </table:table-cell>
          <table:table-cell table:formula="of:=[$'combined - h_cp - time'.G18]" office:value-type="float" office:value="22.1177443333333" calcext:value-type="float">
            <text:p>22.1177443333333</text:p>
          </table:table-cell>
          <table:table-cell table:formula="of:=[$'combined - h_cp - time'.H18]" office:value-type="float" office:value="0.00200233333333877" calcext:value-type="float">
            <text:p>0.002002333333339</text:p>
          </table:table-cell>
          <table:table-cell table:formula="of:=[$'combined - h_cp - time'.I18]" office:value-type="float" office:value="36.437005" calcext:value-type="float">
            <text:p>36.437005</text:p>
          </table:table-cell>
          <table:table-cell table:formula="of:=[$'combined - h_cp - time'.J18]" office:value-type="float" office:value="1.75516066666667" calcext:value-type="float">
            <text:p>1.75516066666667</text:p>
          </table:table-cell>
          <table:table-cell table:formula="of:=[$'combined - h_cp - time'.K18]" office:value-type="float" office:value="0.0745579999999925" calcext:value-type="float">
            <text:p>0.074557999999993</text:p>
          </table:table-cell>
          <table:table-cell table:formula="of:=[$'combined - h_cp - time'.L18]" office:value-type="float" office:value="0.179182333333344" calcext:value-type="float">
            <text:p>0.179182333333344</text:p>
          </table:table-cell>
          <table:table-cell table:formula="of:=[$'combined - h_cp - time'.M18]" office:value-type="float" office:value="0" calcext:value-type="float">
            <text:p>0</text:p>
          </table:table-cell>
          <table:table-cell table:formula="of:=[$'combined - h_cp - time'.N18]" office:value-type="float" office:value="0" calcext:value-type="float">
            <text:p>0</text:p>
          </table:table-cell>
          <table:table-cell/>
          <table:table-cell table:formula="of:=[$'combined - h_cp - quality'.A2]" office:value-type="float" office:value="1" calcext:value-type="float">
            <text:p>1</text:p>
          </table:table-cell>
          <table:table-cell table:formula="of:=[$'combined - h_cp - quality'.B2]" office:value-type="float" office:value="1946" calcext:value-type="float">
            <text:p>1946</text:p>
          </table:table-cell>
          <table:table-cell table:formula="of:=[$'combined - h_cp - quality'.C2]" office:value-type="float" office:value="2596" calcext:value-type="float">
            <text:p>2596</text:p>
          </table:table-cell>
          <table:table-cell/>
          <table:table-cell office:value-type="string" calcext:value-type="string">
            <text:p>A</text:p>
          </table:table-cell>
          <table:table-cell table:formula="of:=[.U2]" office:value-type="float" office:value="1946" calcext:value-type="float">
            <text:p>1946</text:p>
          </table:table-cell>
          <table:table-cell table:formula="of:=[.U3]" office:value-type="float" office:value="1963" calcext:value-type="float">
            <text:p>1963</text:p>
          </table:table-cell>
          <table:table-cell table:formula="of:=[.U4]" office:value-type="float" office:value="2083" calcext:value-type="float">
            <text:p>2083</text:p>
          </table:table-cell>
          <table:table-cell table:formula="of:=[.U5]" office:value-type="float" office:value="1949" calcext:value-type="float">
            <text:p>1949</text:p>
          </table:table-cell>
        </table:table-row>
        <table:table-row table:style-name="ro1">
          <table:table-cell table:formula="of:=[$'combined - h_cp - quality'.A30]" office:value-type="string" office:string-value="B" calcext:value-type="string">
            <text:p>B</text:p>
          </table:table-cell>
          <table:table-cell table:formula="of:=[$'combined - h_cp - quality'.B30]" office:value-type="float" office:value="18" calcext:value-type="float">
            <text:p>18</text:p>
          </table:table-cell>
          <table:table-cell table:formula="of:=[$'combined - h_cp - quality'.C30]" office:value-type="float" office:value="79" calcext:value-type="float">
            <text:p>79</text:p>
          </table:table-cell>
          <table:table-cell table:formula="of:=[$'combined - h_cp - quality'.D30]" office:value-type="float" office:value="82" calcext:value-type="float">
            <text:p>82</text:p>
          </table:table-cell>
          <table:table-cell table:formula="of:=[$'combined - h_cp - quality'.E30]" office:value-type="float" office:value="87" calcext:value-type="float">
            <text:p>87</text:p>
          </table:table-cell>
          <table:table-cell/>
          <table:table-cell table:formula="of:=[$'combined - h_cp - time'.C36]" office:value-type="float" office:value="0.503935999999991" calcext:value-type="float">
            <text:p>0.503935999999991</text:p>
          </table:table-cell>
          <table:table-cell table:formula="of:=[$'combined - h_cp - time'.D36]" office:value-type="float" office:value="0.00680266666675303" calcext:value-type="float">
            <text:p>0.006802666666753</text:p>
          </table:table-cell>
          <table:table-cell table:formula="of:=[$'combined - h_cp - time'.E36]" office:value-type="float" office:value="1.35775533333333" calcext:value-type="float">
            <text:p>1.35775533333333</text:p>
          </table:table-cell>
          <table:table-cell table:formula="of:=[$'combined - h_cp - time'.F36]" office:value-type="float" office:value="21.4569588502248" calcext:value-type="float">
            <text:p>21.4569588502248</text:p>
          </table:table-cell>
          <table:table-cell table:formula="of:=[$'combined - h_cp - time'.G36]" office:value-type="float" office:value="50.8150833333333" calcext:value-type="float">
            <text:p>50.8150833333333</text:p>
          </table:table-cell>
          <table:table-cell table:formula="of:=[$'combined - h_cp - time'.H36]" office:value-type="float" office:value="0.00205733333334971" calcext:value-type="float">
            <text:p>0.00205733333335</text:p>
          </table:table-cell>
          <table:table-cell table:formula="of:=[$'combined - h_cp - time'.I36]" office:value-type="float" office:value="67.6985146666667" calcext:value-type="float">
            <text:p>67.6985146666667</text:p>
          </table:table-cell>
          <table:table-cell table:formula="of:=[$'combined - h_cp - time'.J36]" office:value-type="float" office:value="3.222548" calcext:value-type="float">
            <text:p>3.222548</text:p>
          </table:table-cell>
          <table:table-cell table:formula="of:=[$'combined - h_cp - time'.K36]" office:value-type="float" office:value="0.12331766666667" calcext:value-type="float">
            <text:p>0.12331766666667</text:p>
          </table:table-cell>
          <table:table-cell table:formula="of:=[$'combined - h_cp - time'.L36]" office:value-type="float" office:value="0.265244666666604" calcext:value-type="float">
            <text:p>0.265244666666604</text:p>
          </table:table-cell>
          <table:table-cell table:formula="of:=[$'combined - h_cp - time'.M36]" office:value-type="float" office:value="0.0723236666667238" calcext:value-type="float">
            <text:p>0.072323666666724</text:p>
          </table:table-cell>
          <table:table-cell table:formula="of:=[$'combined - h_cp - time'.N36]" office:value-type="float" office:value="0" calcext:value-type="float">
            <text:p>0</text:p>
          </table:table-cell>
          <table:table-cell/>
          <table:table-cell table:formula="of:=[$'combined - h_cp - quality'.A3]" office:value-type="float" office:value="2" calcext:value-type="float">
            <text:p>2</text:p>
          </table:table-cell>
          <table:table-cell table:formula="of:=[$'combined - h_cp - quality'.B3]" office:value-type="float" office:value="1963" calcext:value-type="float">
            <text:p>1963</text:p>
          </table:table-cell>
          <table:table-cell table:formula="of:=[$'combined - h_cp - quality'.C3]" office:value-type="float" office:value="2500" calcext:value-type="float">
            <text:p>2500</text:p>
          </table:table-cell>
          <table:table-cell/>
          <table:table-cell office:value-type="string" calcext:value-type="string">
            <text:p>B</text:p>
          </table:table-cell>
          <table:table-cell table:formula="of:=[.U7]" office:value-type="float" office:value="1946" calcext:value-type="float">
            <text:p>1946</text:p>
          </table:table-cell>
          <table:table-cell table:formula="of:=[.U8]" office:value-type="float" office:value="3424" calcext:value-type="float">
            <text:p>3424</text:p>
          </table:table-cell>
          <table:table-cell table:formula="of:=[.U9]" office:value-type="float" office:value="3767" calcext:value-type="float">
            <text:p>3767</text:p>
          </table:table-cell>
          <table:table-cell table:formula="of:=[.U10]" office:value-type="float" office:value="6294" calcext:value-type="float">
            <text:p>6294</text:p>
          </table:table-cell>
        </table:table-row>
        <table:table-row table:style-name="ro1">
          <table:table-cell table:formula="of:=[$'combined - h_cp - quality'.A31]" office:value-type="string" office:string-value="C" calcext:value-type="string">
            <text:p>C</text:p>
          </table:table-cell>
          <table:table-cell table:formula="of:=[$'combined - h_cp - quality'.B31]" office:value-type="float" office:value="18" calcext:value-type="float">
            <text:p>18</text:p>
          </table:table-cell>
          <table:table-cell table:formula="of:=[$'combined - h_cp - quality'.C31]" office:value-type="float" office:value="81" calcext:value-type="float">
            <text:p>81</text:p>
          </table:table-cell>
          <table:table-cell table:formula="of:=[$'combined - h_cp - quality'.D31]" office:value-type="float" office:value="100" calcext:value-type="float">
            <text:p>100</text:p>
          </table:table-cell>
          <table:table-cell table:formula="of:=[$'combined - h_cp - quality'.E31]" office:value-type="float" office:value="123" calcext:value-type="float">
            <text:p>123</text:p>
          </table:table-cell>
          <table:table-cell/>
          <table:table-cell table:formula="of:=[$'combined - h_cp - time'.C54]" office:value-type="float" office:value="0.493657333333393" calcext:value-type="float">
            <text:p>0.493657333333393</text:p>
          </table:table-cell>
          <table:table-cell table:formula="of:=[$'combined - h_cp - time'.D54]" office:value-type="float" office:value="0.00668766666664548" calcext:value-type="float">
            <text:p>0.006687666666645</text:p>
          </table:table-cell>
          <table:table-cell table:formula="of:=[$'combined - h_cp - time'.E54]" office:value-type="float" office:value="0.913749333333233" calcext:value-type="float">
            <text:p>0.913749333333233</text:p>
          </table:table-cell>
          <table:table-cell table:formula="of:=[$'combined - h_cp - time'.F54]" office:value-type="float" office:value="12.9520827929179" calcext:value-type="float">
            <text:p>12.9520827929179</text:p>
          </table:table-cell>
          <table:table-cell table:formula="of:=[$'combined - h_cp - time'.G54]" office:value-type="float" office:value="21.5264079999999" calcext:value-type="float">
            <text:p>21.5264079999999</text:p>
          </table:table-cell>
          <table:table-cell table:formula="of:=[$'combined - h_cp - time'.H54]" office:value-type="float" office:value="0.00194866666667319" calcext:value-type="float">
            <text:p>0.001948666666673</text:p>
          </table:table-cell>
          <table:table-cell table:formula="of:=[$'combined - h_cp - time'.I54]" office:value-type="float" office:value="30.8202523333334" calcext:value-type="float">
            <text:p>30.8202523333334</text:p>
          </table:table-cell>
          <table:table-cell table:formula="of:=[$'combined - h_cp - time'.J54]" office:value-type="float" office:value="1.81124333333344" calcext:value-type="float">
            <text:p>1.81124333333344</text:p>
          </table:table-cell>
          <table:table-cell table:formula="of:=[$'combined - h_cp - time'.K54]" office:value-type="float" office:value="0.0760043333333443" calcext:value-type="float">
            <text:p>0.076004333333344</text:p>
          </table:table-cell>
          <table:table-cell table:formula="of:=[$'combined - h_cp - time'.L54]" office:value-type="float" office:value="0.264956999999943" calcext:value-type="float">
            <text:p>0.264956999999943</text:p>
          </table:table-cell>
          <table:table-cell table:formula="of:=[$'combined - h_cp - time'.M54]" office:value-type="float" office:value="0" calcext:value-type="float">
            <text:p>0</text:p>
          </table:table-cell>
          <table:table-cell table:formula="of:=[$'combined - h_cp - time'.N54]" office:value-type="float" office:value="0.0712076666666614" calcext:value-type="float">
            <text:p>0.071207666666661</text:p>
          </table:table-cell>
          <table:table-cell/>
          <table:table-cell table:formula="of:=[$'combined - h_cp - quality'.A4]" office:value-type="float" office:value="3" calcext:value-type="float">
            <text:p>3</text:p>
          </table:table-cell>
          <table:table-cell table:formula="of:=[$'combined - h_cp - quality'.B4]" office:value-type="float" office:value="2083" calcext:value-type="float">
            <text:p>2083</text:p>
          </table:table-cell>
          <table:table-cell table:formula="of:=[$'combined - h_cp - quality'.C4]" office:value-type="float" office:value="2471" calcext:value-type="float">
            <text:p>2471</text:p>
          </table:table-cell>
          <table:table-cell/>
          <table:table-cell office:value-type="string" calcext:value-type="string">
            <text:p>C</text:p>
          </table:table-cell>
          <table:table-cell table:formula="of:=[.U12]" office:value-type="float" office:value="1946" calcext:value-type="float">
            <text:p>1946</text:p>
          </table:table-cell>
          <table:table-cell table:formula="of:=[.U13]" office:value-type="float" office:value="2011" calcext:value-type="float">
            <text:p>2011</text:p>
          </table:table-cell>
          <table:table-cell table:formula="of:=[.U14]" office:value-type="float" office:value="2172" calcext:value-type="float">
            <text:p>2172</text:p>
          </table:table-cell>
          <table:table-cell table:formula="of:=[.U15]" office:value-type="float" office:value="2201" calcext:value-type="float">
            <text:p>2201</text:p>
          </table:table-cell>
        </table:table-row>
        <table:table-row table:style-name="ro1">
          <table:table-cell table:formula="of:=[$'combined - h_cp - quality'.A32]" office:value-type="string" office:string-value="C+" calcext:value-type="string">
            <text:p>C+</text:p>
          </table:table-cell>
          <table:table-cell table:formula="of:=[$'combined - h_cp - quality'.B32]" office:value-type="float" office:value="18" calcext:value-type="float">
            <text:p>18</text:p>
          </table:table-cell>
          <table:table-cell table:formula="of:=[$'combined - h_cp - quality'.C32]" office:value-type="float" office:value="81" calcext:value-type="float">
            <text:p>81</text:p>
          </table:table-cell>
          <table:table-cell table:formula="of:=[$'combined - h_cp - quality'.D32]" office:value-type="float" office:value="100" calcext:value-type="float">
            <text:p>100</text:p>
          </table:table-cell>
          <table:table-cell table:formula="of:=[$'combined - h_cp - quality'.E32]" office:value-type="float" office:value="123" calcext:value-type="float">
            <text:p>123</text:p>
          </table:table-cell>
          <table:table-cell/>
          <table:table-cell table:formula="of:=[$'combined - h_cp - time'.C72]" office:value-type="float" office:value="0.467443666666668" calcext:value-type="float">
            <text:p>0.467443666666668</text:p>
          </table:table-cell>
          <table:table-cell table:formula="of:=[$'combined - h_cp - time'.D72]" office:value-type="float" office:value="0.0067349999999351" calcext:value-type="float">
            <text:p>0.006734999999935</text:p>
          </table:table-cell>
          <table:table-cell table:formula="of:=[$'combined - h_cp - time'.E72]" office:value-type="float" office:value="0.882042999999972" calcext:value-type="float">
            <text:p>0.882042999999972</text:p>
          </table:table-cell>
          <table:table-cell table:formula="of:=[$'combined - h_cp - time'.F72]" office:value-type="float" office:value="12.9423733552297" calcext:value-type="float">
            <text:p>12.9423733552297</text:p>
          </table:table-cell>
          <table:table-cell table:formula="of:=[$'combined - h_cp - time'.G72]" office:value-type="float" office:value="21.9246256666666" calcext:value-type="float">
            <text:p>21.9246256666666</text:p>
          </table:table-cell>
          <table:table-cell table:formula="of:=[$'combined - h_cp - time'.H72]" office:value-type="float" office:value="0.00393533333325044" calcext:value-type="float">
            <text:p>0.00393533333325</text:p>
          </table:table-cell>
          <table:table-cell table:formula="of:=[$'combined - h_cp - time'.I72]" office:value-type="float" office:value="22.3445550000001" calcext:value-type="float">
            <text:p>22.3445550000001</text:p>
          </table:table-cell>
          <table:table-cell table:formula="of:=[$'combined - h_cp - time'.J72]" office:value-type="float" office:value="1.79088000000005" calcext:value-type="float">
            <text:p>1.79088000000005</text:p>
          </table:table-cell>
          <table:table-cell table:formula="of:=[$'combined - h_cp - time'.K72]" office:value-type="float" office:value="0.0764159999998999" calcext:value-type="float">
            <text:p>0.0764159999999</text:p>
          </table:table-cell>
          <table:table-cell table:formula="of:=[$'combined - h_cp - time'.L72]" office:value-type="float" office:value="0.265282333333346" calcext:value-type="float">
            <text:p>0.265282333333346</text:p>
          </table:table-cell>
          <table:table-cell table:formula="of:=[$'combined - h_cp - time'.M72]" office:value-type="float" office:value="0" calcext:value-type="float">
            <text:p>0</text:p>
          </table:table-cell>
          <table:table-cell table:formula="of:=[$'combined - h_cp - time'.N72]" office:value-type="float" office:value="0.071076000000005" calcext:value-type="float">
            <text:p>0.071076000000005</text:p>
          </table:table-cell>
          <table:table-cell/>
          <table:table-cell table:formula="of:=[$'combined - h_cp - quality'.A5]" office:value-type="float" office:value="4" calcext:value-type="float">
            <text:p>4</text:p>
          </table:table-cell>
          <table:table-cell table:formula="of:=[$'combined - h_cp - quality'.B5]" office:value-type="float" office:value="1949" calcext:value-type="float">
            <text:p>1949</text:p>
          </table:table-cell>
          <table:table-cell table:formula="of:=[$'combined - h_cp - quality'.C5]" office:value-type="float" office:value="2513" calcext:value-type="float">
            <text:p>2513</text:p>
          </table:table-cell>
          <table:table-cell/>
          <table:table-cell office:value-type="string" calcext:value-type="string">
            <text:p>C+</text:p>
          </table:table-cell>
          <table:table-cell table:formula="of:=[.U17]" office:value-type="float" office:value="1946" calcext:value-type="float">
            <text:p>1946</text:p>
          </table:table-cell>
          <table:table-cell table:formula="of:=[.U18]" office:value-type="float" office:value="2011" calcext:value-type="float">
            <text:p>2011</text:p>
          </table:table-cell>
          <table:table-cell table:formula="of:=[.U19]" office:value-type="float" office:value="2172" calcext:value-type="float">
            <text:p>2172</text:p>
          </table:table-cell>
          <table:table-cell table:formula="of:=[.U20]" office:value-type="float" office:value="2201" calcext:value-type="float">
            <text:p>2201</text:p>
          </table:table-cell>
        </table:table-row>
        <table:table-row table:style-name="ro1">
          <table:table-cell table:formula="of:=[$'combined - h_cp - quality'.A33]" office:value-type="string" office:string-value="B+" calcext:value-type="string">
            <text:p>B+</text:p>
          </table:table-cell>
          <table:table-cell table:formula="of:=[$'combined - h_cp - quality'.B33]" office:value-type="float" office:value="18" calcext:value-type="float">
            <text:p>18</text:p>
          </table:table-cell>
          <table:table-cell table:formula="of:=[$'combined - h_cp - quality'.C33]" office:value-type="float" office:value="79" calcext:value-type="float">
            <text:p>79</text:p>
          </table:table-cell>
          <table:table-cell table:formula="of:=[$'combined - h_cp - quality'.D33]" office:value-type="float" office:value="82" calcext:value-type="float">
            <text:p>82</text:p>
          </table:table-cell>
          <table:table-cell table:formula="of:=[$'combined - h_cp - quality'.E33]" office:value-type="float" office:value="87" calcext:value-type="float">
            <text:p>87</text:p>
          </table:table-cell>
          <table:table-cell/>
          <table:table-cell table:formula="of:=[$'combined - h_cp - time'.C90]" office:value-type="float" office:value="0.466378999999994" calcext:value-type="float">
            <text:p>0.466378999999994</text:p>
          </table:table-cell>
          <table:table-cell table:formula="of:=[$'combined - h_cp - time'.D90]" office:value-type="float" office:value="0.0067386666666834" calcext:value-type="float">
            <text:p>0.006738666666683</text:p>
          </table:table-cell>
          <table:table-cell table:formula="of:=[$'combined - h_cp - time'.E90]" office:value-type="float" office:value="1.46829000000001" calcext:value-type="float">
            <text:p>1.46829000000001</text:p>
          </table:table-cell>
          <table:table-cell table:formula="of:=[$'combined - h_cp - time'.F90]" office:value-type="float" office:value="21.4109131495158" calcext:value-type="float">
            <text:p>21.4109131495158</text:p>
          </table:table-cell>
          <table:table-cell table:formula="of:=[$'combined - h_cp - time'.G90]" office:value-type="float" office:value="53.4550756666667" calcext:value-type="float">
            <text:p>53.4550756666667</text:p>
          </table:table-cell>
          <table:table-cell table:formula="of:=[$'combined - h_cp - time'.H90]" office:value-type="float" office:value="0.00410999999998473" calcext:value-type="float">
            <text:p>0.004109999999985</text:p>
          </table:table-cell>
          <table:table-cell table:formula="of:=[$'combined - h_cp - time'.I90]" office:value-type="float" office:value="67.1570296666667" calcext:value-type="float">
            <text:p>67.1570296666667</text:p>
          </table:table-cell>
          <table:table-cell table:formula="of:=[$'combined - h_cp - time'.J90]" office:value-type="float" office:value="3.38390833333334" calcext:value-type="float">
            <text:p>3.38390833333334</text:p>
          </table:table-cell>
          <table:table-cell table:formula="of:=[$'combined - h_cp - time'.K90]" office:value-type="float" office:value="0.094793000000004" calcext:value-type="float">
            <text:p>0.094793000000004</text:p>
          </table:table-cell>
          <table:table-cell table:formula="of:=[$'combined - h_cp - time'.L90]" office:value-type="float" office:value="2.02716733333333" calcext:value-type="float">
            <text:p>2.02716733333333</text:p>
          </table:table-cell>
          <table:table-cell table:formula="of:=[$'combined - h_cp - time'.M90]" office:value-type="float" office:value="0.0725946666666388" calcext:value-type="float">
            <text:p>0.072594666666639</text:p>
          </table:table-cell>
          <table:table-cell table:formula="of:=[$'combined - h_cp - time'.N90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B+</text:p>
          </table:table-cell>
          <table:table-cell table:formula="of:=[.U22]" office:value-type="float" office:value="1946" calcext:value-type="float">
            <text:p>1946</text:p>
          </table:table-cell>
          <table:table-cell table:formula="of:=[.U23]" office:value-type="float" office:value="3424" calcext:value-type="float">
            <text:p>3424</text:p>
          </table:table-cell>
          <table:table-cell table:formula="of:=[.U24]" office:value-type="float" office:value="3767" calcext:value-type="float">
            <text:p>3767</text:p>
          </table:table-cell>
          <table:table-cell table:formula="of:=[.U25]" office:value-type="float" office:value="6294" calcext:value-type="float">
            <text:p>6294</text:p>
          </table:table-cell>
        </table:table-row>
        <table:table-row table:style-name="ro1">
          <table:table-cell table:number-columns-repeated="19"/>
          <table:table-cell table:formula="of:=[$'combined - h_cp - quality'.A7]" office:value-type="float" office:value="1" calcext:value-type="float">
            <text:p>1</text:p>
          </table:table-cell>
          <table:table-cell table:formula="of:=[$'combined - h_cp - quality'.B7]" office:value-type="float" office:value="1946" calcext:value-type="float">
            <text:p>1946</text:p>
          </table:table-cell>
          <table:table-cell table:formula="of:=[$'combined - h_cp - quality'.C7]" office:value-type="float" office:value="2596" calcext:value-type="float">
            <text:p>2596</text:p>
          </table:table-cell>
          <table:table-cell/>
          <table:table-cell office:value-type="string" calcext:value-type="string">
            <text:p>A_attr</text:p>
          </table:table-cell>
          <table:table-cell table:formula="of:=[.U28]" office:value-type="float" office:value="1946" calcext:value-type="float">
            <text:p>1946</text:p>
          </table:table-cell>
          <table:table-cell table:formula="of:=[.U29]" office:value-type="float" office:value="1963" calcext:value-type="float">
            <text:p>1963</text:p>
          </table:table-cell>
          <table:table-cell table:formula="of:=[.U30]" office:value-type="float" office:value="2083" calcext:value-type="float">
            <text:p>2083</text:p>
          </table:table-cell>
          <table:table-cell table:formula="of:=[.U31]" office:value-type="float" office:value="1949" calcext:value-type="float">
            <text:p>1949</text:p>
          </table:table-cell>
        </table:table-row>
        <table:table-row table:style-name="ro1">
          <table:table-cell table:formula="of:=[$'attr_based - h_cp - quality'.A28]" office:value-type="float" office:value="0" calcext:value-type="float">
            <text:p>0</text:p>
          </table:table-cell>
          <table:table-cell table:formula="of:=[$'attr_based - h_cp - quality'.B28]" office:value-type="string" office:string-value="Batch 1" calcext:value-type="string">
            <text:p>Batch 1</text:p>
          </table:table-cell>
          <table:table-cell table:formula="of:=[$'attr_based - h_cp - quality'.C28]" office:value-type="string" office:string-value="Batch 2" calcext:value-type="string">
            <text:p>Batch 2</text:p>
          </table:table-cell>
          <table:table-cell table:formula="of:=[$'attr_based - h_cp - quality'.D28]" office:value-type="string" office:string-value="Batch 3" calcext:value-type="string">
            <text:p>Batch 3</text:p>
          </table:table-cell>
          <table:table-cell table:formula="of:=[$'attr_based - h_cp - quality'.E28]" office:value-type="string" office:string-value="Batch 4" calcext:value-type="string">
            <text:p>Batch 4</text:p>
          </table:table-cell>
          <table:table-cell table:number-columns-repeated="14"/>
          <table:table-cell table:formula="of:=[$'combined - h_cp - quality'.A8]" office:value-type="float" office:value="2" calcext:value-type="float">
            <text:p>2</text:p>
          </table:table-cell>
          <table:table-cell table:formula="of:=[$'combined - h_cp - quality'.B8]" office:value-type="float" office:value="3424" calcext:value-type="float">
            <text:p>3424</text:p>
          </table:table-cell>
          <table:table-cell table:formula="of:=[$'combined - h_cp - quality'.C8]" office:value-type="float" office:value="5337" calcext:value-type="float">
            <text:p>5337</text:p>
          </table:table-cell>
          <table:table-cell/>
          <table:table-cell office:value-type="string" calcext:value-type="string">
            <text:p>B_attr</text:p>
          </table:table-cell>
          <table:table-cell table:formula="of:=[.U33]" office:value-type="float" office:value="1946" calcext:value-type="float">
            <text:p>1946</text:p>
          </table:table-cell>
          <table:table-cell table:formula="of:=[.U34]" office:value-type="float" office:value="3423" calcext:value-type="float">
            <text:p>3423</text:p>
          </table:table-cell>
          <table:table-cell table:formula="of:=[.U35]" office:value-type="float" office:value="3824" calcext:value-type="float">
            <text:p>3824</text:p>
          </table:table-cell>
          <table:table-cell table:formula="of:=[.U36]" office:value-type="float" office:value="6214" calcext:value-type="float">
            <text:p>6214</text:p>
          </table:table-cell>
        </table:table-row>
        <table:table-row table:style-name="ro1">
          <table:table-cell office:value-type="string" calcext:value-type="string">
            <text:p>A_attr</text:p>
          </table:table-cell>
          <table:table-cell table:formula="of:=[$'attr_based - h_cp - quality'.B29]" office:value-type="float" office:value="19" calcext:value-type="float">
            <text:p>19</text:p>
          </table:table-cell>
          <table:table-cell table:formula="of:=[$'attr_based - h_cp - quality'.C29]" office:value-type="float" office:value="93" calcext:value-type="float">
            <text:p>93</text:p>
          </table:table-cell>
          <table:table-cell table:formula="of:=[$'attr_based - h_cp - quality'.D29]" office:value-type="float" office:value="114" calcext:value-type="float">
            <text:p>114</text:p>
          </table:table-cell>
          <table:table-cell table:formula="of:=[$'attr_based - h_cp - quality'.E29]" office:value-type="float" office:value="185" calcext:value-type="float">
            <text:p>185</text:p>
          </table:table-cell>
          <table:table-cell/>
          <table:table-cell table:formula="of:=[$'attr_based - h_cp - time'.C18]" office:value-type="float" office:value="0.49703033333333" calcext:value-type="float">
            <text:p>0.49703033333333</text:p>
          </table:table-cell>
          <table:table-cell table:formula="of:=[$'attr_based - h_cp - time'.D18]" office:value-type="float" office:value="0.00663933333333678" calcext:value-type="float">
            <text:p>0.006639333333337</text:p>
          </table:table-cell>
          <table:table-cell table:formula="of:=[$'attr_based - h_cp - time'.E18]" office:value-type="float" office:value="0.856924333333322" calcext:value-type="float">
            <text:p>0.856924333333322</text:p>
          </table:table-cell>
          <table:table-cell table:formula="of:=[$'attr_based - h_cp - time'.F18]" office:value-type="float" office:value="12.3730020523071" calcext:value-type="float">
            <text:p>12.3730020523071</text:p>
          </table:table-cell>
          <table:table-cell table:formula="of:=[$'attr_based - h_cp - time'.G18]" office:value-type="float" office:value="19.5222206666667" calcext:value-type="float">
            <text:p>19.5222206666667</text:p>
          </table:table-cell>
          <table:table-cell table:formula="of:=[$'attr_based - h_cp - time'.H18]" office:value-type="float" office:value="0.0186073333333372" calcext:value-type="float">
            <text:p>0.018607333333337</text:p>
          </table:table-cell>
          <table:table-cell table:formula="of:=[$'attr_based - h_cp - time'.I18]" office:value-type="float" office:value="27.3446373333333" calcext:value-type="float">
            <text:p>27.3446373333333</text:p>
          </table:table-cell>
          <table:table-cell table:formula="of:=[$'attr_based - h_cp - time'.J18]" office:value-type="float" office:value="1.47223466666666" calcext:value-type="float">
            <text:p>1.47223466666666</text:p>
          </table:table-cell>
          <table:table-cell table:formula="of:=[$'attr_based - h_cp - time'.K18]" office:value-type="float" office:value="0.0759673333333299" calcext:value-type="float">
            <text:p>0.07596733333333</text:p>
          </table:table-cell>
          <table:table-cell table:formula="of:=[$'attr_based - h_cp - time'.L18]" office:value-type="float" office:value="0.180116999999999" calcext:value-type="float">
            <text:p>0.180116999999999</text:p>
          </table:table-cell>
          <table:table-cell table:formula="of:=[$'attr_based - h_cp - time'.M18]" office:value-type="float" office:value="0" calcext:value-type="float">
            <text:p>0</text:p>
          </table:table-cell>
          <table:table-cell table:formula="of:=[$'attr_based - h_cp - time'.N18]" office:value-type="float" office:value="0" calcext:value-type="float">
            <text:p>0</text:p>
          </table:table-cell>
          <table:table-cell/>
          <table:table-cell table:formula="of:=[$'combined - h_cp - quality'.A9]" office:value-type="float" office:value="3" calcext:value-type="float">
            <text:p>3</text:p>
          </table:table-cell>
          <table:table-cell table:formula="of:=[$'combined - h_cp - quality'.B9]" office:value-type="float" office:value="3767" calcext:value-type="float">
            <text:p>3767</text:p>
          </table:table-cell>
          <table:table-cell table:formula="of:=[$'combined - h_cp - quality'.C9]" office:value-type="float" office:value="8677" calcext:value-type="float">
            <text:p>8677</text:p>
          </table:table-cell>
          <table:table-cell/>
          <table:table-cell office:value-type="string" calcext:value-type="string">
            <text:p>C_attr</text:p>
          </table:table-cell>
          <table:table-cell table:formula="of:=[.U38]" office:value-type="float" office:value="1946" calcext:value-type="float">
            <text:p>1946</text:p>
          </table:table-cell>
          <table:table-cell table:formula="of:=[.U39]" office:value-type="float" office:value="2011" calcext:value-type="float">
            <text:p>2011</text:p>
          </table:table-cell>
          <table:table-cell table:formula="of:=[.U40]" office:value-type="float" office:value="2206" calcext:value-type="float">
            <text:p>2206</text:p>
          </table:table-cell>
          <table:table-cell table:formula="of:=[.U41]" office:value-type="float" office:value="2245" calcext:value-type="float">
            <text:p>2245</text:p>
          </table:table-cell>
        </table:table-row>
        <table:table-row table:style-name="ro1">
          <table:table-cell office:value-type="string" calcext:value-type="string">
            <text:p>B_attr</text:p>
          </table:table-cell>
          <table:table-cell table:formula="of:=[$'attr_based - h_cp - quality'.B30]" office:value-type="float" office:value="19" calcext:value-type="float">
            <text:p>19</text:p>
          </table:table-cell>
          <table:table-cell table:formula="of:=[$'attr_based - h_cp - quality'.C30]" office:value-type="float" office:value="78" calcext:value-type="float">
            <text:p>78</text:p>
          </table:table-cell>
          <table:table-cell table:formula="of:=[$'attr_based - h_cp - quality'.D30]" office:value-type="float" office:value="82" calcext:value-type="float">
            <text:p>82</text:p>
          </table:table-cell>
          <table:table-cell table:formula="of:=[$'attr_based - h_cp - quality'.E30]" office:value-type="float" office:value="87" calcext:value-type="float">
            <text:p>87</text:p>
          </table:table-cell>
          <table:table-cell/>
          <table:table-cell table:formula="of:=[$'attr_based - h_cp - time'.C36]" office:value-type="float" office:value="0.471517999999956" calcext:value-type="float">
            <text:p>0.471517999999956</text:p>
          </table:table-cell>
          <table:table-cell table:formula="of:=[$'attr_based - h_cp - time'.D36]" office:value-type="float" office:value="0.00664366666668077" calcext:value-type="float">
            <text:p>0.006643666666681</text:p>
          </table:table-cell>
          <table:table-cell table:formula="of:=[$'attr_based - h_cp - time'.E36]" office:value-type="float" office:value="1.45434466666668" calcext:value-type="float">
            <text:p>1.45434466666668</text:p>
          </table:table-cell>
          <table:table-cell table:formula="of:=[$'attr_based - h_cp - time'.F36]" office:value-type="float" office:value="21.4586077531179" calcext:value-type="float">
            <text:p>21.4586077531179</text:p>
          </table:table-cell>
          <table:table-cell table:formula="of:=[$'attr_based - h_cp - time'.G36]" office:value-type="float" office:value="46.6988733333333" calcext:value-type="float">
            <text:p>46.6988733333333</text:p>
          </table:table-cell>
          <table:table-cell table:formula="of:=[$'attr_based - h_cp - time'.H36]" office:value-type="float" office:value="0.0187646666666789" calcext:value-type="float">
            <text:p>0.018764666666679</text:p>
          </table:table-cell>
          <table:table-cell table:formula="of:=[$'attr_based - h_cp - time'.I36]" office:value-type="float" office:value="61.4127240000001" calcext:value-type="float">
            <text:p>61.4127240000001</text:p>
          </table:table-cell>
          <table:table-cell table:formula="of:=[$'attr_based - h_cp - time'.J36]" office:value-type="float" office:value="3.27199333333335" calcext:value-type="float">
            <text:p>3.27199333333335</text:p>
          </table:table-cell>
          <table:table-cell table:formula="of:=[$'attr_based - h_cp - time'.K36]" office:value-type="float" office:value="0.097187333333333" calcext:value-type="float">
            <text:p>0.097187333333333</text:p>
          </table:table-cell>
          <table:table-cell table:formula="of:=[$'attr_based - h_cp - time'.L36]" office:value-type="float" office:value="2.02510833333328" calcext:value-type="float">
            <text:p>2.02510833333328</text:p>
          </table:table-cell>
          <table:table-cell table:formula="of:=[$'attr_based - h_cp - time'.M36]" office:value-type="float" office:value="0.0740673333333367" calcext:value-type="float">
            <text:p>0.074067333333337</text:p>
          </table:table-cell>
          <table:table-cell table:formula="of:=[$'attr_based - h_cp - time'.N36]" office:value-type="float" office:value="0" calcext:value-type="float">
            <text:p>0</text:p>
          </table:table-cell>
          <table:table-cell/>
          <table:table-cell table:formula="of:=[$'combined - h_cp - quality'.A10]" office:value-type="float" office:value="4" calcext:value-type="float">
            <text:p>4</text:p>
          </table:table-cell>
          <table:table-cell table:formula="of:=[$'combined - h_cp - quality'.B10]" office:value-type="float" office:value="6294" calcext:value-type="float">
            <text:p>6294</text:p>
          </table:table-cell>
          <table:table-cell table:formula="of:=[$'combined - h_cp - quality'.C10]" office:value-type="float" office:value="11063" calcext:value-type="float">
            <text:p>11063</text:p>
          </table:table-cell>
          <table:table-cell/>
          <table:table-cell office:value-type="string" calcext:value-type="string">
            <text:p>C+_attr</text:p>
          </table:table-cell>
          <table:table-cell table:formula="of:=[.U43]" office:value-type="float" office:value="1946" calcext:value-type="float">
            <text:p>1946</text:p>
          </table:table-cell>
          <table:table-cell table:formula="of:=[.U44]" office:value-type="float" office:value="2011" calcext:value-type="float">
            <text:p>2011</text:p>
          </table:table-cell>
          <table:table-cell table:formula="of:=[.U45]" office:value-type="float" office:value="2191" calcext:value-type="float">
            <text:p>2191</text:p>
          </table:table-cell>
          <table:table-cell table:formula="of:=[.U46]" office:value-type="float" office:value="2227" calcext:value-type="float">
            <text:p>2227</text:p>
          </table:table-cell>
        </table:table-row>
        <table:table-row table:style-name="ro1">
          <table:table-cell office:value-type="string" calcext:value-type="string">
            <text:p>C_attr</text:p>
          </table:table-cell>
          <table:table-cell table:formula="of:=[$'attr_based - h_cp - quality'.B31]" office:value-type="float" office:value="19" calcext:value-type="float">
            <text:p>19</text:p>
          </table:table-cell>
          <table:table-cell table:formula="of:=[$'attr_based - h_cp - quality'.C31]" office:value-type="float" office:value="82" calcext:value-type="float">
            <text:p>82</text:p>
          </table:table-cell>
          <table:table-cell table:formula="of:=[$'attr_based - h_cp - quality'.D31]" office:value-type="float" office:value="102" calcext:value-type="float">
            <text:p>102</text:p>
          </table:table-cell>
          <table:table-cell table:formula="of:=[$'attr_based - h_cp - quality'.E31]" office:value-type="float" office:value="126" calcext:value-type="float">
            <text:p>126</text:p>
          </table:table-cell>
          <table:table-cell/>
          <table:table-cell table:formula="of:=[$'attr_based - h_cp - time'.C54]" office:value-type="float" office:value="0.472514666666674" calcext:value-type="float">
            <text:p>0.472514666666674</text:p>
          </table:table-cell>
          <table:table-cell table:formula="of:=[$'attr_based - h_cp - time'.D54]" office:value-type="float" office:value="0.00663166666667319" calcext:value-type="float">
            <text:p>0.006631666666673</text:p>
          </table:table-cell>
          <table:table-cell table:formula="of:=[$'attr_based - h_cp - time'.E54]" office:value-type="float" office:value="0.895875333333265" calcext:value-type="float">
            <text:p>0.895875333333265</text:p>
          </table:table-cell>
          <table:table-cell table:formula="of:=[$'attr_based - h_cp - time'.F54]" office:value-type="float" office:value="13.0632194677989" calcext:value-type="float">
            <text:p>13.0632194677989</text:p>
          </table:table-cell>
          <table:table-cell table:formula="of:=[$'attr_based - h_cp - time'.G54]" office:value-type="float" office:value="19.2570823333333" calcext:value-type="float">
            <text:p>19.2570823333333</text:p>
          </table:table-cell>
          <table:table-cell table:formula="of:=[$'attr_based - h_cp - time'.H54]" office:value-type="float" office:value="0.0187343333333274" calcext:value-type="float">
            <text:p>0.018734333333328</text:p>
          </table:table-cell>
          <table:table-cell table:formula="of:=[$'attr_based - h_cp - time'.I54]" office:value-type="float" office:value="23.8455136666667" calcext:value-type="float">
            <text:p>23.8455136666667</text:p>
          </table:table-cell>
          <table:table-cell table:formula="of:=[$'attr_based - h_cp - time'.J54]" office:value-type="float" office:value="1.66613199999995" calcext:value-type="float">
            <text:p>1.66613199999995</text:p>
          </table:table-cell>
          <table:table-cell table:formula="of:=[$'attr_based - h_cp - time'.K54]" office:value-type="float" office:value="0.078012999999866" calcext:value-type="float">
            <text:p>0.078012999999866</text:p>
          </table:table-cell>
          <table:table-cell table:formula="of:=[$'attr_based - h_cp - time'.L54]" office:value-type="float" office:value="0.266812999999994" calcext:value-type="float">
            <text:p>0.266812999999994</text:p>
          </table:table-cell>
          <table:table-cell table:formula="of:=[$'attr_based - h_cp - time'.M54]" office:value-type="float" office:value="0" calcext:value-type="float">
            <text:p>0</text:p>
          </table:table-cell>
          <table:table-cell table:formula="of:=[$'attr_based - h_cp - time'.N54]" office:value-type="float" office:value="0.0715533333333269" calcext:value-type="float">
            <text:p>0.071553333333327</text:p>
          </table:table-cell>
          <table:table-cell table:number-columns-repeated="5"/>
          <table:table-cell office:value-type="string" calcext:value-type="string">
            <text:p>B+_attr</text:p>
          </table:table-cell>
          <table:table-cell table:formula="of:=[.U48]" office:value-type="float" office:value="1946" calcext:value-type="float">
            <text:p>1946</text:p>
          </table:table-cell>
          <table:table-cell table:formula="of:=[.U49]" office:value-type="float" office:value="3423" calcext:value-type="float">
            <text:p>3423</text:p>
          </table:table-cell>
          <table:table-cell table:formula="of:=[.U50]" office:value-type="float" office:value="3824" calcext:value-type="float">
            <text:p>3824</text:p>
          </table:table-cell>
          <table:table-cell table:formula="of:=[.U51]" office:value-type="float" office:value="6214" calcext:value-type="float">
            <text:p>6214</text:p>
          </table:table-cell>
        </table:table-row>
        <table:table-row table:style-name="ro1">
          <table:table-cell office:value-type="string" calcext:value-type="string">
            <text:p>C+_attr</text:p>
          </table:table-cell>
          <table:table-cell table:formula="of:=[$'attr_based - h_cp - quality'.B32]" office:value-type="float" office:value="19" calcext:value-type="float">
            <text:p>19</text:p>
          </table:table-cell>
          <table:table-cell table:formula="of:=[$'attr_based - h_cp - quality'.C32]" office:value-type="float" office:value="82" calcext:value-type="float">
            <text:p>82</text:p>
          </table:table-cell>
          <table:table-cell table:formula="of:=[$'attr_based - h_cp - quality'.D32]" office:value-type="float" office:value="101" calcext:value-type="float">
            <text:p>101</text:p>
          </table:table-cell>
          <table:table-cell table:formula="of:=[$'attr_based - h_cp - quality'.E32]" office:value-type="float" office:value="124" calcext:value-type="float">
            <text:p>124</text:p>
          </table:table-cell>
          <table:table-cell/>
          <table:table-cell table:formula="of:=[$'attr_based - h_cp - time'.C72]" office:value-type="float" office:value="0.474044999999933" calcext:value-type="float">
            <text:p>0.474044999999933</text:p>
          </table:table-cell>
          <table:table-cell table:formula="of:=[$'attr_based - h_cp - time'.D72]" office:value-type="float" office:value="0.00672433333329536" calcext:value-type="float">
            <text:p>0.006724333333295</text:p>
          </table:table-cell>
          <table:table-cell table:formula="of:=[$'attr_based - h_cp - time'.E72]" office:value-type="float" office:value="0.896864333333118" calcext:value-type="float">
            <text:p>0.896864333333118</text:p>
          </table:table-cell>
          <table:table-cell table:formula="of:=[$'attr_based - h_cp - time'.F72]" office:value-type="float" office:value="13.2660506566366" calcext:value-type="float">
            <text:p>13.2660506566366</text:p>
          </table:table-cell>
          <table:table-cell table:formula="of:=[$'attr_based - h_cp - time'.G72]" office:value-type="float" office:value="19.5326793333331" calcext:value-type="float">
            <text:p>19.5326793333331</text:p>
          </table:table-cell>
          <table:table-cell table:formula="of:=[$'attr_based - h_cp - time'.H72]" office:value-type="float" office:value="0.0440509999997024" calcext:value-type="float">
            <text:p>0.044050999999702</text:p>
          </table:table-cell>
          <table:table-cell table:formula="of:=[$'attr_based - h_cp - time'.I72]" office:value-type="float" office:value="13.0455443333335" calcext:value-type="float">
            <text:p>13.0455443333335</text:p>
          </table:table-cell>
          <table:table-cell table:formula="of:=[$'attr_based - h_cp - time'.J72]" office:value-type="float" office:value="1.77731066666668" calcext:value-type="float">
            <text:p>1.77731066666668</text:p>
          </table:table-cell>
          <table:table-cell table:formula="of:=[$'attr_based - h_cp - time'.K72]" office:value-type="float" office:value="0.0786756666666406" calcext:value-type="float">
            <text:p>0.078675666666641</text:p>
          </table:table-cell>
          <table:table-cell table:formula="of:=[$'attr_based - h_cp - time'.L72]" office:value-type="float" office:value="0.265563333333375" calcext:value-type="float">
            <text:p>0.265563333333375</text:p>
          </table:table-cell>
          <table:table-cell table:formula="of:=[$'attr_based - h_cp - time'.M72]" office:value-type="float" office:value="0" calcext:value-type="float">
            <text:p>0</text:p>
          </table:table-cell>
          <table:table-cell table:formula="of:=[$'attr_based - h_cp - time'.N72]" office:value-type="float" office:value="0.0728120000000369" calcext:value-type="float">
            <text:p>0.072812000000037</text:p>
          </table:table-cell>
          <table:table-cell/>
          <table:table-cell table:formula="of:=[$'combined - h_cp - quality'.A12]" office:value-type="float" office:value="1" calcext:value-type="float">
            <text:p>1</text:p>
          </table:table-cell>
          <table:table-cell table:formula="of:=[$'combined - h_cp - quality'.B12]" office:value-type="float" office:value="1946" calcext:value-type="float">
            <text:p>1946</text:p>
          </table:table-cell>
          <table:table-cell table:formula="of:=[$'combined - h_cp - quality'.C12]" office:value-type="float" office:value="2596" calcext:value-type="float">
            <text:p>25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+_attr</text:p>
          </table:table-cell>
          <table:table-cell table:formula="of:=[$'attr_based - h_cp - quality'.B33]" office:value-type="float" office:value="19" calcext:value-type="float">
            <text:p>19</text:p>
          </table:table-cell>
          <table:table-cell table:formula="of:=[$'attr_based - h_cp - quality'.C33]" office:value-type="float" office:value="78" calcext:value-type="float">
            <text:p>78</text:p>
          </table:table-cell>
          <table:table-cell table:formula="of:=[$'attr_based - h_cp - quality'.D33]" office:value-type="float" office:value="81" calcext:value-type="float">
            <text:p>81</text:p>
          </table:table-cell>
          <table:table-cell table:formula="of:=[$'attr_based - h_cp - quality'.E33]" office:value-type="float" office:value="88" calcext:value-type="float">
            <text:p>88</text:p>
          </table:table-cell>
          <table:table-cell/>
          <table:table-cell table:formula="of:=[$'attr_based - h_cp - time'.C90]" office:value-type="float" office:value="0.473334333333242" calcext:value-type="float">
            <text:p>0.473334333333242</text:p>
          </table:table-cell>
          <table:table-cell table:formula="of:=[$'attr_based - h_cp - time'.D90]" office:value-type="float" office:value="0.00671066666685268" calcext:value-type="float">
            <text:p>0.006710666666853</text:p>
          </table:table-cell>
          <table:table-cell table:formula="of:=[$'attr_based - h_cp - time'.E90]" office:value-type="float" office:value="1.46977433333313" calcext:value-type="float">
            <text:p>1.46977433333313</text:p>
          </table:table-cell>
          <table:table-cell table:formula="of:=[$'attr_based - h_cp - time'.F90]" office:value-type="float" office:value="21.9055156707764" calcext:value-type="float">
            <text:p>21.9055156707764</text:p>
          </table:table-cell>
          <table:table-cell table:formula="of:=[$'attr_based - h_cp - time'.G90]" office:value-type="float" office:value="47.096167333333" calcext:value-type="float">
            <text:p>47.096167333333</text:p>
          </table:table-cell>
          <table:table-cell table:formula="of:=[$'attr_based - h_cp - time'.H90]" office:value-type="float" office:value="0.0440120000001419" calcext:value-type="float">
            <text:p>0.044012000000142</text:p>
          </table:table-cell>
          <table:table-cell table:formula="of:=[$'attr_based - h_cp - time'.I90]" office:value-type="float" office:value="24.9708776666669" calcext:value-type="float">
            <text:p>24.9708776666669</text:p>
          </table:table-cell>
          <table:table-cell table:formula="of:=[$'attr_based - h_cp - time'.J90]" office:value-type="float" office:value="3.32354700000011" calcext:value-type="float">
            <text:p>3.32354700000011</text:p>
          </table:table-cell>
          <table:table-cell table:formula="of:=[$'attr_based - h_cp - time'.K90]" office:value-type="float" office:value="0.0980563333335643" calcext:value-type="float">
            <text:p>0.098056333333564</text:p>
          </table:table-cell>
          <table:table-cell table:formula="of:=[$'attr_based - h_cp - time'.L90]" office:value-type="float" office:value="2.02824866666697" calcext:value-type="float">
            <text:p>2.02824866666697</text:p>
          </table:table-cell>
          <table:table-cell table:formula="of:=[$'attr_based - h_cp - time'.M90]" office:value-type="float" office:value="0.0740513333333486" calcext:value-type="float">
            <text:p>0.074051333333349</text:p>
          </table:table-cell>
          <table:table-cell table:formula="of:=[$'attr_based - h_cp - time'.N90]" office:value-type="float" office:value="0" calcext:value-type="float">
            <text:p>0</text:p>
          </table:table-cell>
          <table:table-cell/>
          <table:table-cell table:formula="of:=[$'combined - h_cp - quality'.A13]" office:value-type="float" office:value="2" calcext:value-type="float">
            <text:p>2</text:p>
          </table:table-cell>
          <table:table-cell table:formula="of:=[$'combined - h_cp - quality'.B13]" office:value-type="float" office:value="2011" calcext:value-type="float">
            <text:p>2011</text:p>
          </table:table-cell>
          <table:table-cell table:formula="of:=[$'combined - h_cp - quality'.C13]" office:value-type="float" office:value="2470" calcext:value-type="float">
            <text:p>2470</text:p>
          </table:table-cell>
          <table:table-cell table:number-columns-repeated="6"/>
        </table:table-row>
        <table:table-row table:style-name="ro1">
          <table:table-cell table:number-columns-repeated="19"/>
          <table:table-cell table:formula="of:=[$'combined - h_cp - quality'.A14]" office:value-type="float" office:value="3" calcext:value-type="float">
            <text:p>3</text:p>
          </table:table-cell>
          <table:table-cell table:formula="of:=[$'combined - h_cp - quality'.B14]" office:value-type="float" office:value="2172" calcext:value-type="float">
            <text:p>2172</text:p>
          </table:table-cell>
          <table:table-cell table:formula="of:=[$'combined - h_cp - quality'.C14]" office:value-type="float" office:value="2387" calcext:value-type="float">
            <text:p>2387</text:p>
          </table:table-cell>
          <table:table-cell table:number-columns-repeated="2"/>
          <table:table-cell office:value-type="string" calcext:value-type="string">
            <text:p>Batch 1</text:p>
          </table:table-cell>
          <table:table-cell office:value-type="string" calcext:value-type="string">
            <text:p>Batch 2</text:p>
          </table:table-cell>
          <table:table-cell office:value-type="string" calcext:value-type="string">
            <text:p>Batch 3</text:p>
          </table:table-cell>
          <table:table-cell office:value-type="string" calcext:value-type="string">
            <text:p>Batch 4</text:p>
          </table:table-cell>
        </table:table-row>
        <table:table-row table:style-name="ro1">
          <table:table-cell table:number-columns-repeated="19"/>
          <table:table-cell table:formula="of:=[$'combined - h_cp - quality'.A15]" office:value-type="float" office:value="4" calcext:value-type="float">
            <text:p>4</text:p>
          </table:table-cell>
          <table:table-cell table:formula="of:=[$'combined - h_cp - quality'.B15]" office:value-type="float" office:value="2201" calcext:value-type="float">
            <text:p>2201</text:p>
          </table:table-cell>
          <table:table-cell table:formula="of:=[$'combined - h_cp - quality'.C15]" office:value-type="float" office:value="2369" calcext:value-type="float">
            <text:p>2369</text:p>
          </table:table-cell>
          <table:table-cell/>
          <table:table-cell office:value-type="string" calcext:value-type="string">
            <text:p>A</text:p>
          </table:table-cell>
          <table:table-cell table:formula="of:=[.V2]" office:value-type="float" office:value="2596" calcext:value-type="float">
            <text:p>2596</text:p>
          </table:table-cell>
          <table:table-cell table:formula="of:=[.V3]" office:value-type="float" office:value="2500" calcext:value-type="float">
            <text:p>2500</text:p>
          </table:table-cell>
          <table:table-cell table:formula="of:=[.V4]" office:value-type="float" office:value="2471" calcext:value-type="float">
            <text:p>2471</text:p>
          </table:table-cell>
          <table:table-cell table:formula="of:=[.V5]" office:value-type="float" office:value="2513" calcext:value-type="float">
            <text:p>2513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B</text:p>
          </table:table-cell>
          <table:table-cell table:formula="of:=[.V7]" office:value-type="float" office:value="2596" calcext:value-type="float">
            <text:p>2596</text:p>
          </table:table-cell>
          <table:table-cell table:formula="of:=[.V8]" office:value-type="float" office:value="5337" calcext:value-type="float">
            <text:p>5337</text:p>
          </table:table-cell>
          <table:table-cell table:formula="of:=[.V9]" office:value-type="float" office:value="8677" calcext:value-type="float">
            <text:p>8677</text:p>
          </table:table-cell>
          <table:table-cell table:formula="of:=[.V10]" office:value-type="float" office:value="11063" calcext:value-type="float">
            <text:p>11063</text:p>
          </table:table-cell>
        </table:table-row>
        <table:table-row table:style-name="ro1">
          <table:table-cell table:number-columns-repeated="19"/>
          <table:table-cell table:formula="of:=[$'combined - h_cp - quality'.A17]" office:value-type="float" office:value="1" calcext:value-type="float">
            <text:p>1</text:p>
          </table:table-cell>
          <table:table-cell table:formula="of:=[$'combined - h_cp - quality'.B17]" office:value-type="float" office:value="1946" calcext:value-type="float">
            <text:p>1946</text:p>
          </table:table-cell>
          <table:table-cell table:formula="of:=[$'combined - h_cp - quality'.C17]" office:value-type="float" office:value="2596" calcext:value-type="float">
            <text:p>2596</text:p>
          </table:table-cell>
          <table:table-cell/>
          <table:table-cell office:value-type="string" calcext:value-type="string">
            <text:p>C</text:p>
          </table:table-cell>
          <table:table-cell table:formula="of:=[.V12]" office:value-type="float" office:value="2596" calcext:value-type="float">
            <text:p>2596</text:p>
          </table:table-cell>
          <table:table-cell table:formula="of:=[.V13]" office:value-type="float" office:value="2470" calcext:value-type="float">
            <text:p>2470</text:p>
          </table:table-cell>
          <table:table-cell table:formula="of:=[.V14]" office:value-type="float" office:value="2387" calcext:value-type="float">
            <text:p>2387</text:p>
          </table:table-cell>
          <table:table-cell table:formula="of:=[.V15]" office:value-type="float" office:value="2369" calcext:value-type="float">
            <text:p>2369</text:p>
          </table:table-cell>
        </table:table-row>
        <table:table-row table:style-name="ro1">
          <table:table-cell table:number-columns-repeated="19"/>
          <table:table-cell table:formula="of:=[$'combined - h_cp - quality'.A18]" office:value-type="float" office:value="2" calcext:value-type="float">
            <text:p>2</text:p>
          </table:table-cell>
          <table:table-cell table:formula="of:=[$'combined - h_cp - quality'.B18]" office:value-type="float" office:value="2011" calcext:value-type="float">
            <text:p>2011</text:p>
          </table:table-cell>
          <table:table-cell table:formula="of:=[$'combined - h_cp - quality'.C18]" office:value-type="float" office:value="2470" calcext:value-type="float">
            <text:p>2470</text:p>
          </table:table-cell>
          <table:table-cell/>
          <table:table-cell office:value-type="string" calcext:value-type="string">
            <text:p>C+</text:p>
          </table:table-cell>
          <table:table-cell table:formula="of:=[.V17]" office:value-type="float" office:value="2596" calcext:value-type="float">
            <text:p>2596</text:p>
          </table:table-cell>
          <table:table-cell table:formula="of:=[.V18]" office:value-type="float" office:value="2470" calcext:value-type="float">
            <text:p>2470</text:p>
          </table:table-cell>
          <table:table-cell table:formula="of:=[.V19]" office:value-type="float" office:value="2387" calcext:value-type="float">
            <text:p>2387</text:p>
          </table:table-cell>
          <table:table-cell table:formula="of:=[.V20]" office:value-type="float" office:value="2369" calcext:value-type="float">
            <text:p>2369</text:p>
          </table:table-cell>
        </table:table-row>
        <table:table-row table:style-name="ro1">
          <table:table-cell table:number-columns-repeated="19"/>
          <table:table-cell table:formula="of:=[$'combined - h_cp - quality'.A19]" office:value-type="float" office:value="3" calcext:value-type="float">
            <text:p>3</text:p>
          </table:table-cell>
          <table:table-cell table:formula="of:=[$'combined - h_cp - quality'.B19]" office:value-type="float" office:value="2172" calcext:value-type="float">
            <text:p>2172</text:p>
          </table:table-cell>
          <table:table-cell table:formula="of:=[$'combined - h_cp - quality'.C19]" office:value-type="float" office:value="2387" calcext:value-type="float">
            <text:p>2387</text:p>
          </table:table-cell>
          <table:table-cell/>
          <table:table-cell office:value-type="string" calcext:value-type="string">
            <text:p>B+</text:p>
          </table:table-cell>
          <table:table-cell table:formula="of:=[.V22]" office:value-type="float" office:value="2596" calcext:value-type="float">
            <text:p>2596</text:p>
          </table:table-cell>
          <table:table-cell table:formula="of:=[.V23]" office:value-type="float" office:value="5337" calcext:value-type="float">
            <text:p>5337</text:p>
          </table:table-cell>
          <table:table-cell table:formula="of:=[.V24]" office:value-type="float" office:value="8677" calcext:value-type="float">
            <text:p>8677</text:p>
          </table:table-cell>
          <table:table-cell table:formula="of:=[.V25]" office:value-type="float" office:value="11063" calcext:value-type="float">
            <text:p>11063</text:p>
          </table:table-cell>
        </table:table-row>
        <table:table-row table:style-name="ro1">
          <table:table-cell table:number-columns-repeated="19"/>
          <table:table-cell table:formula="of:=[$'combined - h_cp - quality'.A20]" office:value-type="float" office:value="4" calcext:value-type="float">
            <text:p>4</text:p>
          </table:table-cell>
          <table:table-cell table:formula="of:=[$'combined - h_cp - quality'.B20]" office:value-type="float" office:value="2201" calcext:value-type="float">
            <text:p>2201</text:p>
          </table:table-cell>
          <table:table-cell table:formula="of:=[$'combined - h_cp - quality'.C20]" office:value-type="float" office:value="2369" calcext:value-type="float">
            <text:p>2369</text:p>
          </table:table-cell>
          <table:table-cell/>
          <table:table-cell office:value-type="string" calcext:value-type="string">
            <text:p>A_attr</text:p>
          </table:table-cell>
          <table:table-cell table:formula="of:=[.V28]" office:value-type="float" office:value="2596" calcext:value-type="float">
            <text:p>2596</text:p>
          </table:table-cell>
          <table:table-cell table:formula="of:=[.V29]" office:value-type="float" office:value="2500" calcext:value-type="float">
            <text:p>2500</text:p>
          </table:table-cell>
          <table:table-cell table:formula="of:=[.V30]" office:value-type="float" office:value="2471" calcext:value-type="float">
            <text:p>2471</text:p>
          </table:table-cell>
          <table:table-cell table:formula="of:=[.V31]" office:value-type="float" office:value="2513" calcext:value-type="float">
            <text:p>2513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B_attr</text:p>
          </table:table-cell>
          <table:table-cell table:formula="of:=[.V33]" office:value-type="float" office:value="2596" calcext:value-type="float">
            <text:p>2596</text:p>
          </table:table-cell>
          <table:table-cell table:formula="of:=[.V34]" office:value-type="float" office:value="5339" calcext:value-type="float">
            <text:p>5339</text:p>
          </table:table-cell>
          <table:table-cell table:formula="of:=[.V35]" office:value-type="float" office:value="8623" calcext:value-type="float">
            <text:p>8623</text:p>
          </table:table-cell>
          <table:table-cell table:formula="of:=[.V36]" office:value-type="float" office:value="11143" calcext:value-type="float">
            <text:p>11143</text:p>
          </table:table-cell>
        </table:table-row>
        <table:table-row table:style-name="ro1">
          <table:table-cell table:number-columns-repeated="19"/>
          <table:table-cell table:formula="of:=[$'combined - h_cp - quality'.A22]" office:value-type="float" office:value="1" calcext:value-type="float">
            <text:p>1</text:p>
          </table:table-cell>
          <table:table-cell table:formula="of:=[$'combined - h_cp - quality'.B22]" office:value-type="float" office:value="1946" calcext:value-type="float">
            <text:p>1946</text:p>
          </table:table-cell>
          <table:table-cell table:formula="of:=[$'combined - h_cp - quality'.C22]" office:value-type="float" office:value="2596" calcext:value-type="float">
            <text:p>2596</text:p>
          </table:table-cell>
          <table:table-cell/>
          <table:table-cell office:value-type="string" calcext:value-type="string">
            <text:p>C_attr</text:p>
          </table:table-cell>
          <table:table-cell table:formula="of:=[.V38]" office:value-type="float" office:value="2596" calcext:value-type="float">
            <text:p>2596</text:p>
          </table:table-cell>
          <table:table-cell table:formula="of:=[.V39]" office:value-type="float" office:value="2470" calcext:value-type="float">
            <text:p>2470</text:p>
          </table:table-cell>
          <table:table-cell table:formula="of:=[.V40]" office:value-type="float" office:value="2353" calcext:value-type="float">
            <text:p>2353</text:p>
          </table:table-cell>
          <table:table-cell table:formula="of:=[.V41]" office:value-type="float" office:value="2326" calcext:value-type="float">
            <text:p>2326</text:p>
          </table:table-cell>
        </table:table-row>
        <table:table-row table:style-name="ro1">
          <table:table-cell table:number-columns-repeated="19"/>
          <table:table-cell table:formula="of:=[$'combined - h_cp - quality'.A23]" office:value-type="float" office:value="2" calcext:value-type="float">
            <text:p>2</text:p>
          </table:table-cell>
          <table:table-cell table:formula="of:=[$'combined - h_cp - quality'.B23]" office:value-type="float" office:value="3424" calcext:value-type="float">
            <text:p>3424</text:p>
          </table:table-cell>
          <table:table-cell table:formula="of:=[$'combined - h_cp - quality'.C23]" office:value-type="float" office:value="5337" calcext:value-type="float">
            <text:p>5337</text:p>
          </table:table-cell>
          <table:table-cell/>
          <table:table-cell office:value-type="string" calcext:value-type="string">
            <text:p>C+_attr</text:p>
          </table:table-cell>
          <table:table-cell table:formula="of:=[.V43]" office:value-type="float" office:value="2596" calcext:value-type="float">
            <text:p>2596</text:p>
          </table:table-cell>
          <table:table-cell table:formula="of:=[.V44]" office:value-type="float" office:value="988" calcext:value-type="float">
            <text:p>988</text:p>
          </table:table-cell>
          <table:table-cell table:formula="of:=[.V45]" office:value-type="float" office:value="987" calcext:value-type="float">
            <text:p>987</text:p>
          </table:table-cell>
          <table:table-cell table:formula="of:=[.V46]" office:value-type="float" office:value="1097" calcext:value-type="float">
            <text:p>1097</text:p>
          </table:table-cell>
        </table:table-row>
        <table:table-row table:style-name="ro1">
          <table:table-cell table:number-columns-repeated="19"/>
          <table:table-cell table:formula="of:=[$'combined - h_cp - quality'.A24]" office:value-type="float" office:value="3" calcext:value-type="float">
            <text:p>3</text:p>
          </table:table-cell>
          <table:table-cell table:formula="of:=[$'combined - h_cp - quality'.B24]" office:value-type="float" office:value="3767" calcext:value-type="float">
            <text:p>3767</text:p>
          </table:table-cell>
          <table:table-cell table:formula="of:=[$'combined - h_cp - quality'.C24]" office:value-type="float" office:value="8677" calcext:value-type="float">
            <text:p>8677</text:p>
          </table:table-cell>
          <table:table-cell/>
          <table:table-cell office:value-type="string" calcext:value-type="string">
            <text:p>B+_attr</text:p>
          </table:table-cell>
          <table:table-cell table:formula="of:=[.V48]" office:value-type="float" office:value="2596" calcext:value-type="float">
            <text:p>2596</text:p>
          </table:table-cell>
          <table:table-cell table:formula="of:=[.V49]" office:value-type="float" office:value="1292" calcext:value-type="float">
            <text:p>1292</text:p>
          </table:table-cell>
          <table:table-cell table:formula="of:=[.V50]" office:value-type="float" office:value="1827" calcext:value-type="float">
            <text:p>1827</text:p>
          </table:table-cell>
          <table:table-cell table:formula="of:=[.V51]" office:value-type="float" office:value="3567" calcext:value-type="float">
            <text:p>3567</text:p>
          </table:table-cell>
        </table:table-row>
        <table:table-row table:style-name="ro1">
          <table:table-cell table:number-columns-repeated="19"/>
          <table:table-cell table:formula="of:=[$'combined - h_cp - quality'.A25]" office:value-type="float" office:value="4" calcext:value-type="float">
            <text:p>4</text:p>
          </table:table-cell>
          <table:table-cell table:formula="of:=[$'combined - h_cp - quality'.B25]" office:value-type="float" office:value="6294" calcext:value-type="float">
            <text:p>6294</text:p>
          </table:table-cell>
          <table:table-cell table:formula="of:=[$'combined - h_cp - quality'.C25]" office:value-type="float" office:value="11063" calcext:value-type="float">
            <text:p>11063</text:p>
          </table:table-cell>
          <table:table-cell table:number-columns-repeated="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19"/>
          <table:table-cell table:formula="of:=[$'attr_based - h_cp - quality'.A2]" office:value-type="float" office:value="1" calcext:value-type="float">
            <text:p>1</text:p>
          </table:table-cell>
          <table:table-cell table:formula="of:=[$'attr_based - h_cp - quality'.B2]" office:value-type="float" office:value="1946" calcext:value-type="float">
            <text:p>1946</text:p>
          </table:table-cell>
          <table:table-cell table:formula="of:=[$'attr_based - h_cp - quality'.C2]" office:value-type="float" office:value="2596" calcext:value-type="float">
            <text:p>2596</text:p>
          </table:table-cell>
          <table:table-cell table:number-columns-repeated="6"/>
        </table:table-row>
        <table:table-row table:style-name="ro1">
          <table:table-cell table:number-columns-repeated="19"/>
          <table:table-cell table:formula="of:=[$'attr_based - h_cp - quality'.A3]" office:value-type="float" office:value="2" calcext:value-type="float">
            <text:p>2</text:p>
          </table:table-cell>
          <table:table-cell table:formula="of:=[$'attr_based - h_cp - quality'.B3]" office:value-type="float" office:value="1963" calcext:value-type="float">
            <text:p>1963</text:p>
          </table:table-cell>
          <table:table-cell table:formula="of:=[$'attr_based - h_cp - quality'.C3]" office:value-type="float" office:value="2500" calcext:value-type="float">
            <text:p>2500</text:p>
          </table:table-cell>
          <table:table-cell table:number-columns-repeated="6"/>
        </table:table-row>
        <table:table-row table:style-name="ro1">
          <table:table-cell table:number-columns-repeated="19"/>
          <table:table-cell table:formula="of:=[$'attr_based - h_cp - quality'.A4]" office:value-type="float" office:value="3" calcext:value-type="float">
            <text:p>3</text:p>
          </table:table-cell>
          <table:table-cell table:formula="of:=[$'attr_based - h_cp - quality'.B4]" office:value-type="float" office:value="2083" calcext:value-type="float">
            <text:p>2083</text:p>
          </table:table-cell>
          <table:table-cell table:formula="of:=[$'attr_based - h_cp - quality'.C4]" office:value-type="float" office:value="2471" calcext:value-type="float">
            <text:p>2471</text:p>
          </table:table-cell>
          <table:table-cell table:number-columns-repeated="6"/>
        </table:table-row>
        <table:table-row table:style-name="ro1">
          <table:table-cell table:number-columns-repeated="19"/>
          <table:table-cell table:formula="of:=[$'attr_based - h_cp - quality'.A5]" office:value-type="float" office:value="4" calcext:value-type="float">
            <text:p>4</text:p>
          </table:table-cell>
          <table:table-cell table:formula="of:=[$'attr_based - h_cp - quality'.B5]" office:value-type="float" office:value="1949" calcext:value-type="float">
            <text:p>1949</text:p>
          </table:table-cell>
          <table:table-cell table:formula="of:=[$'attr_based - h_cp - quality'.C5]" office:value-type="float" office:value="2513" calcext:value-type="float">
            <text:p>2513</text:p>
          </table:table-cell>
          <table:table-cell table:number-columns-repeated="6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9"/>
          <table:table-cell table:formula="of:=[$'attr_based - h_cp - quality'.A7]" office:value-type="float" office:value="1" calcext:value-type="float">
            <text:p>1</text:p>
          </table:table-cell>
          <table:table-cell table:formula="of:=[$'attr_based - h_cp - quality'.B7]" office:value-type="float" office:value="1946" calcext:value-type="float">
            <text:p>1946</text:p>
          </table:table-cell>
          <table:table-cell table:formula="of:=[$'attr_based - h_cp - quality'.C7]" office:value-type="float" office:value="2596" calcext:value-type="float">
            <text:p>2596</text:p>
          </table:table-cell>
          <table:table-cell table:number-columns-repeated="6"/>
        </table:table-row>
        <table:table-row table:style-name="ro1">
          <table:table-cell table:number-columns-repeated="19"/>
          <table:table-cell table:formula="of:=[$'attr_based - h_cp - quality'.A8]" office:value-type="float" office:value="2" calcext:value-type="float">
            <text:p>2</text:p>
          </table:table-cell>
          <table:table-cell table:formula="of:=[$'attr_based - h_cp - quality'.B8]" office:value-type="float" office:value="3423" calcext:value-type="float">
            <text:p>3423</text:p>
          </table:table-cell>
          <table:table-cell table:formula="of:=[$'attr_based - h_cp - quality'.C8]" office:value-type="float" office:value="5339" calcext:value-type="float">
            <text:p>5339</text:p>
          </table:table-cell>
          <table:table-cell table:number-columns-repeated="6"/>
        </table:table-row>
        <table:table-row table:style-name="ro1">
          <table:table-cell table:number-columns-repeated="19"/>
          <table:table-cell table:formula="of:=[$'attr_based - h_cp - quality'.A9]" office:value-type="float" office:value="3" calcext:value-type="float">
            <text:p>3</text:p>
          </table:table-cell>
          <table:table-cell table:formula="of:=[$'attr_based - h_cp - quality'.B9]" office:value-type="float" office:value="3824" calcext:value-type="float">
            <text:p>3824</text:p>
          </table:table-cell>
          <table:table-cell table:formula="of:=[$'attr_based - h_cp - quality'.C9]" office:value-type="float" office:value="8623" calcext:value-type="float">
            <text:p>8623</text:p>
          </table:table-cell>
          <table:table-cell table:number-columns-repeated="6"/>
        </table:table-row>
        <table:table-row table:style-name="ro1">
          <table:table-cell table:number-columns-repeated="19"/>
          <table:table-cell table:formula="of:=[$'attr_based - h_cp - quality'.A10]" office:value-type="float" office:value="4" calcext:value-type="float">
            <text:p>4</text:p>
          </table:table-cell>
          <table:table-cell table:formula="of:=[$'attr_based - h_cp - quality'.B10]" office:value-type="float" office:value="6214" calcext:value-type="float">
            <text:p>6214</text:p>
          </table:table-cell>
          <table:table-cell table:formula="of:=[$'attr_based - h_cp - quality'.C10]" office:value-type="float" office:value="11143" calcext:value-type="float">
            <text:p>11143</text:p>
          </table:table-cell>
          <table:table-cell table:number-columns-repeated="6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9"/>
          <table:table-cell table:formula="of:=[$'attr_based - h_cp - quality'.A12]" office:value-type="float" office:value="1" calcext:value-type="float">
            <text:p>1</text:p>
          </table:table-cell>
          <table:table-cell table:formula="of:=[$'attr_based - h_cp - quality'.B12]" office:value-type="float" office:value="1946" calcext:value-type="float">
            <text:p>1946</text:p>
          </table:table-cell>
          <table:table-cell table:formula="of:=[$'attr_based - h_cp - quality'.C12]" office:value-type="float" office:value="2596" calcext:value-type="float">
            <text:p>2596</text:p>
          </table:table-cell>
          <table:table-cell table:number-columns-repeated="6"/>
        </table:table-row>
        <table:table-row table:style-name="ro1">
          <table:table-cell table:number-columns-repeated="19"/>
          <table:table-cell table:formula="of:=[$'attr_based - h_cp - quality'.A13]" office:value-type="float" office:value="2" calcext:value-type="float">
            <text:p>2</text:p>
          </table:table-cell>
          <table:table-cell table:formula="of:=[$'attr_based - h_cp - quality'.B13]" office:value-type="float" office:value="2011" calcext:value-type="float">
            <text:p>2011</text:p>
          </table:table-cell>
          <table:table-cell table:formula="of:=[$'attr_based - h_cp - quality'.C13]" office:value-type="float" office:value="2470" calcext:value-type="float">
            <text:p>2470</text:p>
          </table:table-cell>
          <table:table-cell table:number-columns-repeated="6"/>
        </table:table-row>
        <table:table-row table:style-name="ro1">
          <table:table-cell table:number-columns-repeated="19"/>
          <table:table-cell table:formula="of:=[$'attr_based - h_cp - quality'.A14]" office:value-type="float" office:value="3" calcext:value-type="float">
            <text:p>3</text:p>
          </table:table-cell>
          <table:table-cell table:formula="of:=[$'attr_based - h_cp - quality'.B14]" office:value-type="float" office:value="2206" calcext:value-type="float">
            <text:p>2206</text:p>
          </table:table-cell>
          <table:table-cell table:formula="of:=[$'attr_based - h_cp - quality'.C14]" office:value-type="float" office:value="2353" calcext:value-type="float">
            <text:p>2353</text:p>
          </table:table-cell>
          <table:table-cell table:number-columns-repeated="6"/>
        </table:table-row>
        <table:table-row table:style-name="ro1">
          <table:table-cell table:number-columns-repeated="19"/>
          <table:table-cell table:formula="of:=[$'attr_based - h_cp - quality'.A15]" office:value-type="float" office:value="4" calcext:value-type="float">
            <text:p>4</text:p>
          </table:table-cell>
          <table:table-cell table:formula="of:=[$'attr_based - h_cp - quality'.B15]" office:value-type="float" office:value="2245" calcext:value-type="float">
            <text:p>2245</text:p>
          </table:table-cell>
          <table:table-cell table:formula="of:=[$'attr_based - h_cp - quality'.C15]" office:value-type="float" office:value="2326" calcext:value-type="float">
            <text:p>2326</text:p>
          </table:table-cell>
          <table:table-cell table:number-columns-repeated="6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9"/>
          <table:table-cell table:formula="of:=[$'attr_based - h_cp - quality'.A17]" office:value-type="float" office:value="1" calcext:value-type="float">
            <text:p>1</text:p>
          </table:table-cell>
          <table:table-cell table:formula="of:=[$'attr_based - h_cp - quality'.B17]" office:value-type="float" office:value="1946" calcext:value-type="float">
            <text:p>1946</text:p>
          </table:table-cell>
          <table:table-cell table:formula="of:=[$'attr_based - h_cp - quality'.C17]" office:value-type="float" office:value="2596" calcext:value-type="float">
            <text:p>2596</text:p>
          </table:table-cell>
          <table:table-cell table:number-columns-repeated="6"/>
        </table:table-row>
        <table:table-row table:style-name="ro1">
          <table:table-cell table:number-columns-repeated="19"/>
          <table:table-cell table:formula="of:=[$'attr_based - h_cp - quality'.A18]" office:value-type="float" office:value="2" calcext:value-type="float">
            <text:p>2</text:p>
          </table:table-cell>
          <table:table-cell table:formula="of:=[$'attr_based - h_cp - quality'.B18]" office:value-type="float" office:value="2011" calcext:value-type="float">
            <text:p>2011</text:p>
          </table:table-cell>
          <table:table-cell table:formula="of:=[$'attr_based - h_cp - quality'.C18]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number-columns-repeated="19"/>
          <table:table-cell table:formula="of:=[$'attr_based - h_cp - quality'.A19]" office:value-type="float" office:value="3" calcext:value-type="float">
            <text:p>3</text:p>
          </table:table-cell>
          <table:table-cell table:formula="of:=[$'attr_based - h_cp - quality'.B19]" office:value-type="float" office:value="2191" calcext:value-type="float">
            <text:p>2191</text:p>
          </table:table-cell>
          <table:table-cell table:formula="of:=[$'attr_based - h_cp - quality'.C19]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number-columns-repeated="19"/>
          <table:table-cell table:formula="of:=[$'attr_based - h_cp - quality'.A20]" office:value-type="float" office:value="4" calcext:value-type="float">
            <text:p>4</text:p>
          </table:table-cell>
          <table:table-cell table:formula="of:=[$'attr_based - h_cp - quality'.B20]" office:value-type="float" office:value="2227" calcext:value-type="float">
            <text:p>2227</text:p>
          </table:table-cell>
          <table:table-cell table:formula="of:=[$'attr_based - h_cp - quality'.C20]" office:value-type="float" office:value="1097" calcext:value-type="float">
            <text:p>1097</text:p>
          </table:table-cell>
          <table:table-cell table:number-columns-repeated="6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9"/>
          <table:table-cell table:formula="of:=[$'attr_based - h_cp - quality'.A22]" office:value-type="float" office:value="1" calcext:value-type="float">
            <text:p>1</text:p>
          </table:table-cell>
          <table:table-cell table:formula="of:=[$'attr_based - h_cp - quality'.B22]" office:value-type="float" office:value="1946" calcext:value-type="float">
            <text:p>1946</text:p>
          </table:table-cell>
          <table:table-cell table:formula="of:=[$'attr_based - h_cp - quality'.C22]" office:value-type="float" office:value="2596" calcext:value-type="float">
            <text:p>2596</text:p>
          </table:table-cell>
          <table:table-cell table:number-columns-repeated="6"/>
        </table:table-row>
        <table:table-row table:style-name="ro1">
          <table:table-cell table:number-columns-repeated="19"/>
          <table:table-cell table:formula="of:=[$'attr_based - h_cp - quality'.A23]" office:value-type="float" office:value="2" calcext:value-type="float">
            <text:p>2</text:p>
          </table:table-cell>
          <table:table-cell table:formula="of:=[$'attr_based - h_cp - quality'.B23]" office:value-type="float" office:value="3423" calcext:value-type="float">
            <text:p>3423</text:p>
          </table:table-cell>
          <table:table-cell table:formula="of:=[$'attr_based - h_cp - quality'.C23]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number-columns-repeated="19"/>
          <table:table-cell table:formula="of:=[$'attr_based - h_cp - quality'.A24]" office:value-type="float" office:value="3" calcext:value-type="float">
            <text:p>3</text:p>
          </table:table-cell>
          <table:table-cell table:formula="of:=[$'attr_based - h_cp - quality'.B24]" office:value-type="float" office:value="3824" calcext:value-type="float">
            <text:p>3824</text:p>
          </table:table-cell>
          <table:table-cell table:formula="of:=[$'attr_based - h_cp - quality'.C24]" office:value-type="float" office:value="1827" calcext:value-type="float">
            <text:p>1827</text:p>
          </table:table-cell>
          <table:table-cell table:number-columns-repeated="6"/>
        </table:table-row>
        <table:table-row table:style-name="ro1">
          <table:table-cell table:number-columns-repeated="19"/>
          <table:table-cell table:formula="of:=[$'attr_based - h_cp - quality'.A25]" office:value-type="float" office:value="4" calcext:value-type="float">
            <text:p>4</text:p>
          </table:table-cell>
          <table:table-cell table:formula="of:=[$'attr_based - h_cp - quality'.B25]" office:value-type="float" office:value="6214" calcext:value-type="float">
            <text:p>6214</text:p>
          </table:table-cell>
          <table:table-cell table:formula="of:=[$'attr_based - h_cp - quality'.C25]" office:value-type="float" office:value="3567" calcext:value-type="float">
            <text:p>356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00-00-00</text:date>, <text:time style:data-style-name="N2" text:time-value="12:58:59.454242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09:59:58.780721924</meta:creation-date>
    <dc:date>2019-10-18T13:08:14.667086646</dc:date>
    <meta:editing-duration>PT7H56M55S</meta:editing-duration>
    <meta:editing-cycles>34</meta:editing-cycles>
    <meta:generator>LibreOffice/6.0.7.3$Linux_X86_64 LibreOffice_project/00m0$Build-3</meta:generator>
    <meta:document-statistic meta:table-count="17" meta:cell-count="14129" meta:object-count="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0 1 2 4 3 5" chart:style-name="ch1">
        <chart:legend chart:legend-position="end" svg:x="13.28cm" svg:y="2.956cm" style:legend-expansion="high" chart:style-name="ch2"/>
        <chart:plot-area chart:style-name="ch3" table:cell-range-address="'combined - h - quality'.B28:'combined - h - quality'.E32 'combined - h - quality'.A28:'combined - h - quality'.A32 'combined - h - quality'.A33:'combined - h - quality'.E34" chart:data-source-has-labels="both" svg:x="0.32cm" svg:y="0.18cm" svg:width="12.64cm" svg:height="8.64cm">
          <chartooo:coordinate-region svg:x="1.127cm" svg:y="0.379cm" svg:width="11.236cm" svg:height="7.794cm"/>
          <chart:axis chart:dimension="x" chart:name="primary-x" chart:style-name="ch4" chartooo:axis-type="auto">
            <chartooo:date-scale/>
            <chart:categories table:cell-range-address="'combined - h - quality'.B28:'combined - h - quality'.E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mbined - h - quality'.B29:'combined - h - quality'.E29" chart:label-cell-address="'combined - h - quality'.A29:'combined - h - quality'.A29" chart:class="chart:line">
            <chart:data-point chart:repeated="4"/>
          </chart:series>
          <chart:series chart:style-name="ch7" chart:values-cell-range-address="'combined - h - quality'.B30:'combined - h - quality'.E30" chart:label-cell-address="'combined - h - quality'.A30:'combined - h - quality'.A30" chart:class="chart:line">
            <chart:data-point chart:repeated="4"/>
          </chart:series>
          <chart:series chart:style-name="ch8" chart:values-cell-range-address="'combined - h - quality'.B31:'combined - h - quality'.E31" chart:label-cell-address="'combined - h - quality'.A31:'combined - h - quality'.A31" chart:class="chart:line">
            <chart:data-point chart:repeated="4"/>
          </chart:series>
          <chart:series chart:style-name="ch9" chart:values-cell-range-address="'combined - h - quality'.B33:'combined - h - quality'.E33" chart:label-cell-address="'combined - h - quality'.A33:'combined - h - quality'.A33" chart:class="chart:line">
            <chart:data-point chart:repeated="4"/>
          </chart:series>
          <chart:series chart:style-name="ch10" chart:values-cell-range-address="'combined - h - quality'.B32:'combined - h - quality'.E32" chart:label-cell-address="'combined - h - quality'.A32:'combined - h - quality'.A32" chart:class="chart:line">
            <chart:data-point chart:repeated="4"/>
          </chart:series>
          <chart:series chart:style-name="ch11" chart:values-cell-range-address="'combined - h - quality'.B34:'combined - h - quality'.E34" chart:label-cell-address="'combined - h - quality'.A34:'combined - h - quality'.A34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</text:p>
                <draw:g>
                  <svg:desc>'combined - h - quality'.B28:'combined - h - quality'.E28</svg:desc>
                </draw:g>
              </table:table-cell>
              <table:table-cell office:value-type="string">
                <text:p>Batch 2</text:p>
              </table:table-cell>
              <table:table-cell office:value-type="string">
                <text:p>Batch 3</text:p>
              </table:table-cell>
              <table:table-cell office:value-type="string">
                <text:p>Batch 4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combined - h - quality'.A29:'combined - h - quality'.A29</svg:desc>
                </draw:g>
              </table:table-cell>
              <table:table-cell office:value-type="float" office:value="18">
                <text:p>18</text:p>
                <draw:g>
                  <svg:desc>'combined - h - quality'.B29:'combined - h - quality'.E29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81">
                <text:p>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B</text:p>
                <draw:g>
                  <svg:desc>'combined - h - quality'.A30:'combined - h - quality'.A30</svg:desc>
                </draw:g>
              </table:table-cell>
              <table:table-cell office:value-type="float" office:value="18">
                <text:p>18</text:p>
                <draw:g>
                  <svg:desc>'combined - h - quality'.B30:'combined - h - quality'.E30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74">
                <text:p>7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C</text:p>
                <draw:g>
                  <svg:desc>'combined - h - quality'.A31:'combined - h - quality'.A31</svg:desc>
                </draw:g>
              </table:table-cell>
              <table:table-cell office:value-type="float" office:value="18">
                <text:p>18</text:p>
                <draw:g>
                  <svg:desc>'combined - h - quality'.B31:'combined - h - quality'.E31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81">
                <text:p>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B+</text:p>
                <draw:g>
                  <svg:desc>'combined - h - quality'.A33:'combined - h - quality'.A33</svg:desc>
                </draw:g>
              </table:table-cell>
              <table:table-cell office:value-type="float" office:value="18">
                <text:p>18</text:p>
                <draw:g>
                  <svg:desc>'combined - h - quality'.B33:'combined - h - quality'.E33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74">
                <text:p>7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C+</text:p>
                <draw:g>
                  <svg:desc>'combined - h - quality'.A32:'combined - h - quality'.A32</svg:desc>
                </draw:g>
              </table:table-cell>
              <table:table-cell office:value-type="float" office:value="18">
                <text:p>18</text:p>
                <draw:g>
                  <svg:desc>'combined - h - quality'.B32:'combined - h - quality'.E32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81">
                <text:p>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No repair</text:p>
                <draw:g>
                  <svg:desc>'combined - h - quality'.A34:'combined - h - quality'.A34</svg:desc>
                </draw:g>
              </table:table-cell>
              <table:table-cell office:value-type="float" office:value="129">
                <text:p>129</text:p>
                <draw:g>
                  <svg:desc>'combined - h - quality'.B34:'combined - h - quality'.E34</svg:desc>
                </draw:g>
              </table:table-cell>
              <table:table-cell office:value-type="float" office:value="264">
                <text:p>264</text:p>
              </table:table-cell>
              <table:table-cell office:value-type="float" office:value="395">
                <text:p>395</text:p>
              </table:table-cell>
              <table:table-cell office:value-type="float" office:value="509">
                <text:p>5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21cm" svg:y="0.316cm" chart:style-name="ch2">
          <text:p>Combined vs Attribute-Based Approaches (Hospital - Cherrypicked)</text:p>
        </chart:title>
        <chart:legend chart:legend-position="end" svg:x="14.054cm" svg:y="3.454cm" style:legend-expansion="high" chart:style-name="ch3"/>
        <chart:plot-area chart:style-name="ch4" table:cell-range-address="'combined vs attr_based'.X15:'combined vs attr_based'.AB24 'combined vs attr_based'.Y14:'combined vs attr_based'.AB14" chart:data-source-has-labels="both" svg:x="1.331cm" svg:y="1.275cm" svg:width="12.403cm" svg:height="7.545cm">
          <chartooo:coordinate-region svg:x="2.508cm" svg:y="1.475cm" svg:width="11.226cm" svg:height="6.698cm"/>
          <chart:axis chart:dimension="x" chart:name="primary-x" chart:style-name="ch5" chartooo:axis-type="auto">
            <chartooo:date-scale/>
            <chart:categories table:cell-range-address="'combined vs attr_based'.X15:'combined vs attr_based'.X24"/>
          </chart:axis>
          <chart:axis chart:dimension="y" chart:name="primary-y" chart:style-name="ch6">
            <chart:title svg:x="0.451cm" svg:y="6.811cm" chart:style-name="ch7">
              <text:p>Number of training cells</text:p>
            </chart:title>
            <chart:grid chart:style-name="ch8" chart:class="major"/>
          </chart:axis>
          <chart:series chart:style-name="ch9" chart:values-cell-range-address="'combined vs attr_based'.Y15:'combined vs attr_based'.Y24" chart:label-cell-address="'combined vs attr_based'.Y14:'combined vs attr_based'.Y14" chart:class="chart:bar">
            <chart:data-point chart:repeated="10"/>
          </chart:series>
          <chart:series chart:style-name="ch10" chart:values-cell-range-address="'combined vs attr_based'.Z15:'combined vs attr_based'.Z24" chart:label-cell-address="'combined vs attr_based'.Z14:'combined vs attr_based'.Z14" chart:class="chart:bar">
            <chart:data-point chart:repeated="10"/>
          </chart:series>
          <chart:series chart:style-name="ch11" chart:values-cell-range-address="'combined vs attr_based'.AA15:'combined vs attr_based'.AA24" chart:label-cell-address="'combined vs attr_based'.AA14:'combined vs attr_based'.AA14" chart:class="chart:bar">
            <chart:data-point chart:repeated="10"/>
          </chart:series>
          <chart:series chart:style-name="ch12" chart:values-cell-range-address="'combined vs attr_based'.AB15:'combined vs attr_based'.AB24" chart:label-cell-address="'combined vs attr_based'.AB14:'combined vs attr_based'.AB14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</text:p>
                <draw:g>
                  <svg:desc>'combined vs attr_based'.Y14:'combined vs attr_based'.Y14</svg:desc>
                </draw:g>
              </table:table-cell>
              <table:table-cell office:value-type="string">
                <text:p>Batch 2</text:p>
                <draw:g>
                  <svg:desc>'combined vs attr_based'.Z14:'combined vs attr_based'.Z14</svg:desc>
                </draw:g>
              </table:table-cell>
              <table:table-cell office:value-type="string">
                <text:p>Batch 3</text:p>
                <draw:g>
                  <svg:desc>'combined vs attr_based'.AA14:'combined vs attr_based'.AA14</svg:desc>
                </draw:g>
              </table:table-cell>
              <table:table-cell office:value-type="string">
                <text:p>Batch 4</text:p>
                <draw:g>
                  <svg:desc>'combined vs attr_based'.AB14:'combined vs attr_based'.A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combined vs attr_based'.X15:'combined vs attr_based'.X24</svg:desc>
                </draw:g>
              </table:table-cell>
              <table:table-cell office:value-type="float" office:value="2596">
                <text:p>2596</text:p>
                <draw:g>
                  <svg:desc>'combined vs attr_based'.Y15:'combined vs attr_based'.Y24</svg:desc>
                </draw:g>
              </table:table-cell>
              <table:table-cell office:value-type="float" office:value="2500">
                <text:p>2500</text:p>
                <draw:g>
                  <svg:desc>'combined vs attr_based'.Z15:'combined vs attr_based'.Z24</svg:desc>
                </draw:g>
              </table:table-cell>
              <table:table-cell office:value-type="float" office:value="2471">
                <text:p>2471</text:p>
                <draw:g>
                  <svg:desc>'combined vs attr_based'.AA15:'combined vs attr_based'.AA24</svg:desc>
                </draw:g>
              </table:table-cell>
              <table:table-cell office:value-type="float" office:value="2513">
                <text:p>2513</text:p>
                <draw:g>
                  <svg:desc>'combined vs attr_based'.AB15:'combined vs attr_based'.AB24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596">
                <text:p>2596</text:p>
              </table:table-cell>
              <table:table-cell office:value-type="float" office:value="5337">
                <text:p>5337</text:p>
              </table:table-cell>
              <table:table-cell office:value-type="float" office:value="8677">
                <text:p>8677</text:p>
              </table:table-cell>
              <table:table-cell office:value-type="float" office:value="11063">
                <text:p>11063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596">
                <text:p>2596</text:p>
              </table:table-cell>
              <table:table-cell office:value-type="float" office:value="2470">
                <text:p>2470</text:p>
              </table:table-cell>
              <table:table-cell office:value-type="float" office:value="2387">
                <text:p>2387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string">
                <text:p>C+</text:p>
              </table:table-cell>
              <table:table-cell office:value-type="float" office:value="2596">
                <text:p>2596</text:p>
              </table:table-cell>
              <table:table-cell office:value-type="float" office:value="2470">
                <text:p>2470</text:p>
              </table:table-cell>
              <table:table-cell office:value-type="float" office:value="2387">
                <text:p>2387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string">
                <text:p>B+</text:p>
              </table:table-cell>
              <table:table-cell office:value-type="float" office:value="2596">
                <text:p>2596</text:p>
              </table:table-cell>
              <table:table-cell office:value-type="float" office:value="5337">
                <text:p>5337</text:p>
              </table:table-cell>
              <table:table-cell office:value-type="float" office:value="8677">
                <text:p>8677</text:p>
              </table:table-cell>
              <table:table-cell office:value-type="float" office:value="11063">
                <text:p>11063</text:p>
              </table:table-cell>
            </table:table-row>
            <table:table-row>
              <table:table-cell office:value-type="string">
                <text:p>A_attr</text:p>
              </table:table-cell>
              <table:table-cell office:value-type="float" office:value="2596">
                <text:p>2596</text:p>
              </table:table-cell>
              <table:table-cell office:value-type="float" office:value="2500">
                <text:p>2500</text:p>
              </table:table-cell>
              <table:table-cell office:value-type="float" office:value="2471">
                <text:p>2471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string">
                <text:p>B_attr</text:p>
              </table:table-cell>
              <table:table-cell office:value-type="float" office:value="2596">
                <text:p>2596</text:p>
              </table:table-cell>
              <table:table-cell office:value-type="float" office:value="5339">
                <text:p>5339</text:p>
              </table:table-cell>
              <table:table-cell office:value-type="float" office:value="8623">
                <text:p>8623</text:p>
              </table:table-cell>
              <table:table-cell office:value-type="float" office:value="11143">
                <text:p>11143</text:p>
              </table:table-cell>
            </table:table-row>
            <table:table-row>
              <table:table-cell office:value-type="string">
                <text:p>C_attr</text:p>
              </table:table-cell>
              <table:table-cell office:value-type="float" office:value="2596">
                <text:p>2596</text:p>
              </table:table-cell>
              <table:table-cell office:value-type="float" office:value="2470">
                <text:p>2470</text:p>
              </table:table-cell>
              <table:table-cell office:value-type="float" office:value="2353">
                <text:p>2353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string">
                <text:p>C+_attr</text:p>
              </table:table-cell>
              <table:table-cell office:value-type="float" office:value="2596">
                <text:p>2596</text:p>
              </table:table-cell>
              <table:table-cell office:value-type="float" office:value="988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B+_attr</text:p>
              </table:table-cell>
              <table:table-cell office:value-type="float" office:value="2596">
                <text:p>2596</text:p>
              </table:table-cell>
              <table:table-cell office:value-type="float" office:value="1292">
                <text:p>1292</text:p>
              </table:table-cell>
              <table:table-cell office:value-type="float" office:value="1827">
                <text:p>1827</text:p>
              </table:table-cell>
              <table:table-cell office:value-type="float" office:value="3567">
                <text:p>35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75cm" svg:y="0.316cm" chart:style-name="ch2">
          <text:p>Hospital - Cherrypicked</text:p>
        </chart:title>
        <chart:legend chart:legend-position="end" svg:x="11.197cm" svg:y="1.462cm" style:legend-expansion="high" chart:style-name="ch3"/>
        <chart:plot-area chart:style-name="ch4" table:cell-range-address="'attr_based - h_cp - time'.B94:'attr_based - h_cp - time'.N98 'attr_based - h_cp - time'.C93:'attr_based - h_cp - time'.N93" chart:data-source-has-labels="both" svg:x="1.331cm" svg:y="1.275cm" svg:width="9.546cm" svg:height="7.545cm">
          <chartooo:coordinate-region svg:x="2.138cm" svg:y="1.474cm" svg:width="8.739cm" svg:height="6.699cm"/>
          <chart:axis chart:dimension="x" chart:name="primary-x" chart:style-name="ch5" chartooo:axis-type="auto">
            <chartooo:date-scale/>
            <chart:categories table:cell-range-address="'attr_based - h_cp - time'.B94:'attr_based - h_cp - time'.B98"/>
          </chart:axis>
          <chart:axis chart:dimension="y" chart:name="primary-y" chart:style-name="ch6">
            <chart:title svg:x="0.451cm" svg:y="7.089cm" chart:style-name="ch7">
              <text:p>Execution time (in seconds)</text:p>
            </chart:title>
            <chart:grid chart:style-name="ch8" chart:class="major"/>
          </chart:axis>
          <chart:series chart:style-name="ch9" chart:values-cell-range-address="'attr_based - h_cp - time'.C94:'attr_based - h_cp - time'.C98" chart:label-cell-address="'attr_based - h_cp - time'.C93:'attr_based - h_cp - time'.C93" chart:class="chart:bar">
            <chart:data-point chart:repeated="5"/>
          </chart:series>
          <chart:series chart:style-name="ch10" chart:values-cell-range-address="'attr_based - h_cp - time'.D94:'attr_based - h_cp - time'.D98" chart:label-cell-address="'attr_based - h_cp - time'.D93:'attr_based - h_cp - time'.D93" chart:class="chart:bar">
            <chart:data-point chart:repeated="5"/>
          </chart:series>
          <chart:series chart:style-name="ch11" chart:values-cell-range-address="'attr_based - h_cp - time'.E94:'attr_based - h_cp - time'.E98" chart:label-cell-address="'attr_based - h_cp - time'.E93:'attr_based - h_cp - time'.E93" chart:class="chart:bar">
            <chart:data-point chart:repeated="5"/>
          </chart:series>
          <chart:series chart:style-name="ch12" chart:values-cell-range-address="'attr_based - h_cp - time'.F94:'attr_based - h_cp - time'.F98" chart:label-cell-address="'attr_based - h_cp - time'.F93:'attr_based - h_cp - time'.F93" chart:class="chart:bar">
            <chart:data-point chart:repeated="5"/>
          </chart:series>
          <chart:series chart:style-name="ch13" chart:values-cell-range-address="'attr_based - h_cp - time'.G94:'attr_based - h_cp - time'.G98" chart:label-cell-address="'attr_based - h_cp - time'.G93:'attr_based - h_cp - time'.G93" chart:class="chart:bar">
            <chart:data-point chart:repeated="5"/>
          </chart:series>
          <chart:series chart:style-name="ch14" chart:values-cell-range-address="'attr_based - h_cp - time'.H94:'attr_based - h_cp - time'.H98" chart:label-cell-address="'attr_based - h_cp - time'.H93:'attr_based - h_cp - time'.H93" chart:class="chart:bar">
            <chart:data-point chart:repeated="5"/>
          </chart:series>
          <chart:series chart:style-name="ch15" chart:values-cell-range-address="'attr_based - h_cp - time'.I94:'attr_based - h_cp - time'.I98" chart:label-cell-address="'attr_based - h_cp - time'.I93:'attr_based - h_cp - time'.I93" chart:class="chart:bar">
            <chart:data-point chart:repeated="5"/>
          </chart:series>
          <chart:series chart:style-name="ch16" chart:values-cell-range-address="'attr_based - h_cp - time'.J94:'attr_based - h_cp - time'.J98" chart:label-cell-address="'attr_based - h_cp - time'.J93:'attr_based - h_cp - time'.J93" chart:class="chart:bar">
            <chart:data-point chart:repeated="5"/>
          </chart:series>
          <chart:series chart:style-name="ch17" chart:values-cell-range-address="'attr_based - h_cp - time'.K94:'attr_based - h_cp - time'.K98" chart:label-cell-address="'attr_based - h_cp - time'.K93:'attr_based - h_cp - time'.K93" chart:class="chart:bar">
            <chart:data-point chart:repeated="5"/>
          </chart:series>
          <chart:series chart:style-name="ch18" chart:values-cell-range-address="'attr_based - h_cp - time'.L94:'attr_based - h_cp - time'.L98" chart:label-cell-address="'attr_based - h_cp - time'.L93:'attr_based - h_cp - time'.L93" chart:class="chart:bar">
            <chart:data-point chart:repeated="5"/>
          </chart:series>
          <chart:series chart:style-name="ch19" chart:values-cell-range-address="'attr_based - h_cp - time'.M94:'attr_based - h_cp - time'.M98" chart:label-cell-address="'attr_based - h_cp - time'.M93:'attr_based - h_cp - time'.M93" chart:class="chart:bar">
            <chart:data-point chart:repeated="5"/>
          </chart:series>
          <chart:series chart:style-name="ch20" chart:values-cell-range-address="'attr_based - h_cp - time'.N94:'attr_based - h_cp - time'.N98" chart:label-cell-address="'attr_based - h_cp - time'.N93:'attr_based - h_cp - time'.N93" chart:class="chart:bar">
            <chart:data-point chart:repeated="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_data</text:p>
                <draw:g>
                  <svg:desc>'attr_based - h_cp - time'.C93:'attr_based - h_cp - time'.C93</svg:desc>
                </draw:g>
              </table:table-cell>
              <table:table-cell office:value-type="string">
                <text:p>load_dcs</text:p>
                <draw:g>
                  <svg:desc>'attr_based - h_cp - time'.D93:'attr_based - h_cp - time'.D93</svg:desc>
                </draw:g>
              </table:table-cell>
              <table:table-cell office:value-type="string">
                <text:p>detect_errors</text:p>
                <draw:g>
                  <svg:desc>'attr_based - h_cp - time'.E93:'attr_based - h_cp - time'.E93</svg:desc>
                </draw:g>
              </table:table-cell>
              <table:table-cell office:value-type="string">
                <text:p>setup_domain</text:p>
                <draw:g>
                  <svg:desc>'attr_based - h_cp - time'.F93:'attr_based - h_cp - time'.F93</svg:desc>
                </draw:g>
              </table:table-cell>
              <table:table-cell office:value-type="string">
                <text:p>featurize_data</text:p>
                <draw:g>
                  <svg:desc>'attr_based - h_cp - time'.G93:'attr_based - h_cp - time'.G93</svg:desc>
                </draw:g>
              </table:table-cell>
              <table:table-cell office:value-type="string">
                <text:p>setup_model</text:p>
                <draw:g>
                  <svg:desc>'attr_based - h_cp - time'.H93:'attr_based - h_cp - time'.H93</svg:desc>
                </draw:g>
              </table:table-cell>
              <table:table-cell office:value-type="string">
                <text:p>fit_model</text:p>
                <draw:g>
                  <svg:desc>'attr_based - h_cp - time'.I93:'attr_based - h_cp - time'.I93</svg:desc>
                </draw:g>
              </table:table-cell>
              <table:table-cell office:value-type="string">
                <text:p>infer_repairs</text:p>
                <draw:g>
                  <svg:desc>'attr_based - h_cp - time'.J93:'attr_based - h_cp - time'.J93</svg:desc>
                </draw:g>
              </table:table-cell>
              <table:table-cell office:value-type="string">
                <text:p>get_inferred_values</text:p>
                <draw:g>
                  <svg:desc>'attr_based - h_cp - time'.K93:'attr_based - h_cp - time'.K93</svg:desc>
                </draw:g>
              </table:table-cell>
              <table:table-cell office:value-type="string">
                <text:p>generate_repaired_dataset</text:p>
                <draw:g>
                  <svg:desc>'attr_based - h_cp - time'.L93:'attr_based - h_cp - time'.L93</svg:desc>
                </draw:g>
              </table:table-cell>
              <table:table-cell office:value-type="string">
                <text:p>repaired_table_copy_time</text:p>
                <draw:g>
                  <svg:desc>'attr_based - h_cp - time'.M93:'attr_based - h_cp - time'.M93</svg:desc>
                </draw:g>
              </table:table-cell>
              <table:table-cell office:value-type="string">
                <text:p>save_stats_time</text:p>
                <draw:g>
                  <svg:desc>'attr_based - h_cp - time'.N93:'attr_based - h_cp - time'.N9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_attr</text:p>
                <draw:g>
                  <svg:desc>'attr_based - h_cp - time'.B94:'attr_based - h_cp - time'.B98</svg:desc>
                </draw:g>
              </table:table-cell>
              <table:table-cell office:value-type="float" office:value="0.49703033333333">
                <text:p>0.49703033333333</text:p>
                <draw:g>
                  <svg:desc>'attr_based - h_cp - time'.C94:'attr_based - h_cp - time'.C98</svg:desc>
                </draw:g>
              </table:table-cell>
              <table:table-cell office:value-type="float" office:value="0.00663933333333678">
                <text:p>0.00663933333333678</text:p>
                <draw:g>
                  <svg:desc>'attr_based - h_cp - time'.D94:'attr_based - h_cp - time'.D98</svg:desc>
                </draw:g>
              </table:table-cell>
              <table:table-cell office:value-type="float" office:value="0.856924333333322">
                <text:p>0.856924333333322</text:p>
                <draw:g>
                  <svg:desc>'attr_based - h_cp - time'.E94:'attr_based - h_cp - time'.E98</svg:desc>
                </draw:g>
              </table:table-cell>
              <table:table-cell office:value-type="float" office:value="12.3730020523071">
                <text:p>12.3730020523071</text:p>
                <draw:g>
                  <svg:desc>'attr_based - h_cp - time'.F94:'attr_based - h_cp - time'.F98</svg:desc>
                </draw:g>
              </table:table-cell>
              <table:table-cell office:value-type="float" office:value="19.5222206666667">
                <text:p>19.5222206666667</text:p>
                <draw:g>
                  <svg:desc>'attr_based - h_cp - time'.G94:'attr_based - h_cp - time'.G98</svg:desc>
                </draw:g>
              </table:table-cell>
              <table:table-cell office:value-type="float" office:value="0.0186073333333372">
                <text:p>0.0186073333333372</text:p>
                <draw:g>
                  <svg:desc>'attr_based - h_cp - time'.H94:'attr_based - h_cp - time'.H98</svg:desc>
                </draw:g>
              </table:table-cell>
              <table:table-cell office:value-type="float" office:value="27.3446373333333">
                <text:p>27.3446373333333</text:p>
                <draw:g>
                  <svg:desc>'attr_based - h_cp - time'.I94:'attr_based - h_cp - time'.I98</svg:desc>
                </draw:g>
              </table:table-cell>
              <table:table-cell office:value-type="float" office:value="1.47223466666666">
                <text:p>1.47223466666666</text:p>
                <draw:g>
                  <svg:desc>'attr_based - h_cp - time'.J94:'attr_based - h_cp - time'.J98</svg:desc>
                </draw:g>
              </table:table-cell>
              <table:table-cell office:value-type="float" office:value="0.0759673333333299">
                <text:p>0.0759673333333299</text:p>
                <draw:g>
                  <svg:desc>'attr_based - h_cp - time'.K94:'attr_based - h_cp - time'.K98</svg:desc>
                </draw:g>
              </table:table-cell>
              <table:table-cell office:value-type="float" office:value="0.180116999999999">
                <text:p>0.180116999999999</text:p>
                <draw:g>
                  <svg:desc>'attr_based - h_cp - time'.L94:'attr_based - h_cp - time'.L98</svg:desc>
                </draw:g>
              </table:table-cell>
              <table:table-cell office:value-type="float" office:value="0">
                <text:p>0</text:p>
                <draw:g>
                  <svg:desc>'attr_based - h_cp - time'.M94:'attr_based - h_cp - time'.M98</svg:desc>
                </draw:g>
              </table:table-cell>
              <table:table-cell office:value-type="float" office:value="0">
                <text:p>0</text:p>
                <draw:g>
                  <svg:desc>'attr_based - h_cp - time'.N94:'attr_based - h_cp - time'.N98</svg:desc>
                </draw:g>
              </table:table-cell>
            </table:table-row>
            <table:table-row>
              <table:table-cell office:value-type="string">
                <text:p>B_attr</text:p>
              </table:table-cell>
              <table:table-cell office:value-type="float" office:value="0.471517999999956">
                <text:p>0.471517999999956</text:p>
              </table:table-cell>
              <table:table-cell office:value-type="float" office:value="0.00664366666668077">
                <text:p>0.00664366666668077</text:p>
              </table:table-cell>
              <table:table-cell office:value-type="float" office:value="1.45434466666668">
                <text:p>1.45434466666668</text:p>
              </table:table-cell>
              <table:table-cell office:value-type="float" office:value="21.4586077531179">
                <text:p>21.4586077531179</text:p>
              </table:table-cell>
              <table:table-cell office:value-type="float" office:value="46.6988733333333">
                <text:p>46.6988733333333</text:p>
              </table:table-cell>
              <table:table-cell office:value-type="float" office:value="0.0187646666666789">
                <text:p>0.0187646666666789</text:p>
              </table:table-cell>
              <table:table-cell office:value-type="float" office:value="61.4127240000001">
                <text:p>61.4127240000001</text:p>
              </table:table-cell>
              <table:table-cell office:value-type="float" office:value="3.27199333333335">
                <text:p>3.27199333333335</text:p>
              </table:table-cell>
              <table:table-cell office:value-type="float" office:value="0.097187333333333">
                <text:p>0.097187333333333</text:p>
              </table:table-cell>
              <table:table-cell office:value-type="float" office:value="2.02510833333328">
                <text:p>2.02510833333328</text:p>
              </table:table-cell>
              <table:table-cell office:value-type="float" office:value="0.0740673333333367">
                <text:p>0.0740673333333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_attr</text:p>
              </table:table-cell>
              <table:table-cell office:value-type="float" office:value="0.472514666666674">
                <text:p>0.472514666666674</text:p>
              </table:table-cell>
              <table:table-cell office:value-type="float" office:value="0.00663166666667319">
                <text:p>0.00663166666667319</text:p>
              </table:table-cell>
              <table:table-cell office:value-type="float" office:value="0.895875333333265">
                <text:p>0.895875333333265</text:p>
              </table:table-cell>
              <table:table-cell office:value-type="float" office:value="13.0632194677989">
                <text:p>13.0632194677989</text:p>
              </table:table-cell>
              <table:table-cell office:value-type="float" office:value="19.2570823333333">
                <text:p>19.2570823333333</text:p>
              </table:table-cell>
              <table:table-cell office:value-type="float" office:value="0.0187343333333274">
                <text:p>0.0187343333333274</text:p>
              </table:table-cell>
              <table:table-cell office:value-type="float" office:value="23.8455136666667">
                <text:p>23.8455136666667</text:p>
              </table:table-cell>
              <table:table-cell office:value-type="float" office:value="1.66613199999995">
                <text:p>1.66613199999995</text:p>
              </table:table-cell>
              <table:table-cell office:value-type="float" office:value="0.078012999999866">
                <text:p>0.078012999999866</text:p>
              </table:table-cell>
              <table:table-cell office:value-type="float" office:value="0.266812999999994">
                <text:p>0.266812999999994</text:p>
              </table:table-cell>
              <table:table-cell office:value-type="float" office:value="0">
                <text:p>0</text:p>
              </table:table-cell>
              <table:table-cell office:value-type="float" office:value="0.0715533333333269">
                <text:p>0.0715533333333269</text:p>
              </table:table-cell>
            </table:table-row>
            <table:table-row>
              <table:table-cell office:value-type="string">
                <text:p>C+_attr</text:p>
              </table:table-cell>
              <table:table-cell office:value-type="float" office:value="0.474044999999933">
                <text:p>0.474044999999933</text:p>
              </table:table-cell>
              <table:table-cell office:value-type="float" office:value="0.00672433333329536">
                <text:p>0.00672433333329536</text:p>
              </table:table-cell>
              <table:table-cell office:value-type="float" office:value="0.896864333333118">
                <text:p>0.896864333333118</text:p>
              </table:table-cell>
              <table:table-cell office:value-type="float" office:value="13.2660506566366">
                <text:p>13.2660506566366</text:p>
              </table:table-cell>
              <table:table-cell office:value-type="float" office:value="19.5326793333331">
                <text:p>19.5326793333331</text:p>
              </table:table-cell>
              <table:table-cell office:value-type="float" office:value="0.0440509999997024">
                <text:p>0.0440509999997024</text:p>
              </table:table-cell>
              <table:table-cell office:value-type="float" office:value="13.0455443333335">
                <text:p>13.0455443333335</text:p>
              </table:table-cell>
              <table:table-cell office:value-type="float" office:value="1.77731066666668">
                <text:p>1.77731066666668</text:p>
              </table:table-cell>
              <table:table-cell office:value-type="float" office:value="0.0786756666666406">
                <text:p>0.0786756666666406</text:p>
              </table:table-cell>
              <table:table-cell office:value-type="float" office:value="0.265563333333375">
                <text:p>0.265563333333375</text:p>
              </table:table-cell>
              <table:table-cell office:value-type="float" office:value="0">
                <text:p>0</text:p>
              </table:table-cell>
              <table:table-cell office:value-type="float" office:value="0.0728120000000369">
                <text:p>0.0728120000000369</text:p>
              </table:table-cell>
            </table:table-row>
            <table:table-row>
              <table:table-cell office:value-type="string">
                <text:p>B+_attr</text:p>
              </table:table-cell>
              <table:table-cell office:value-type="float" office:value="0.473334333333242">
                <text:p>0.473334333333242</text:p>
              </table:table-cell>
              <table:table-cell office:value-type="float" office:value="0.00671066666685268">
                <text:p>0.00671066666685268</text:p>
              </table:table-cell>
              <table:table-cell office:value-type="float" office:value="1.46977433333313">
                <text:p>1.46977433333313</text:p>
              </table:table-cell>
              <table:table-cell office:value-type="float" office:value="21.9055156707764">
                <text:p>21.9055156707764</text:p>
              </table:table-cell>
              <table:table-cell office:value-type="float" office:value="47.096167333333">
                <text:p>47.096167333333</text:p>
              </table:table-cell>
              <table:table-cell office:value-type="float" office:value="0.0440120000001419">
                <text:p>0.0440120000001419</text:p>
              </table:table-cell>
              <table:table-cell office:value-type="float" office:value="24.9708776666669">
                <text:p>24.9708776666669</text:p>
              </table:table-cell>
              <table:table-cell office:value-type="float" office:value="3.32354700000011">
                <text:p>3.32354700000011</text:p>
              </table:table-cell>
              <table:table-cell office:value-type="float" office:value="0.0980563333335643">
                <text:p>0.0980563333335643</text:p>
              </table:table-cell>
              <table:table-cell office:value-type="float" office:value="2.02824866666697">
                <text:p>2.02824866666697</text:p>
              </table:table-cell>
              <table:table-cell office:value-type="float" office:value="0.0740513333333486">
                <text:p>0.074051333333348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91cm" svg:y="0.316cm" chart:style-name="ch2">
          <text:p>Hospital - Shuffled</text:p>
        </chart:title>
        <chart:legend chart:legend-position="end" svg:x="11.197cm" svg:y="1.462cm" style:legend-expansion="high" chart:style-name="ch3"/>
        <chart:plot-area chart:style-name="ch4" table:cell-range-address="'attr_based - h_s - time'.B94:'attr_based - h_s - time'.N98 'attr_based - h_s - time'.C93:'attr_based - h_s - time'.N93" chart:data-source-has-labels="both" svg:x="1.331cm" svg:y="1.275cm" svg:width="9.546cm" svg:height="7.545cm">
          <chartooo:coordinate-region svg:x="2.138cm" svg:y="1.474cm" svg:width="8.739cm" svg:height="6.699cm"/>
          <chart:axis chart:dimension="x" chart:name="primary-x" chart:style-name="ch5" chartooo:axis-type="auto">
            <chartooo:date-scale/>
            <chart:categories table:cell-range-address="'attr_based - h_s - time'.B94:'attr_based - h_s - time'.B98"/>
          </chart:axis>
          <chart:axis chart:dimension="y" chart:name="primary-y" chart:style-name="ch6">
            <chart:title svg:x="0.451cm" svg:y="7.089cm" chart:style-name="ch7">
              <text:p>Execution time (in seconds)</text:p>
            </chart:title>
            <chart:grid chart:style-name="ch8" chart:class="major"/>
          </chart:axis>
          <chart:series chart:style-name="ch9" chart:values-cell-range-address="'attr_based - h_s - time'.C94:'attr_based - h_s - time'.C98" chart:label-cell-address="'attr_based - h_s - time'.C93:'attr_based - h_s - time'.C93" chart:class="chart:bar">
            <chart:data-point chart:repeated="5"/>
          </chart:series>
          <chart:series chart:style-name="ch10" chart:values-cell-range-address="'attr_based - h_s - time'.D94:'attr_based - h_s - time'.D98" chart:label-cell-address="'attr_based - h_s - time'.D93:'attr_based - h_s - time'.D93" chart:class="chart:bar">
            <chart:data-point chart:repeated="5"/>
          </chart:series>
          <chart:series chart:style-name="ch11" chart:values-cell-range-address="'attr_based - h_s - time'.E94:'attr_based - h_s - time'.E98" chart:label-cell-address="'attr_based - h_s - time'.E93:'attr_based - h_s - time'.E93" chart:class="chart:bar">
            <chart:data-point chart:repeated="5"/>
          </chart:series>
          <chart:series chart:style-name="ch12" chart:values-cell-range-address="'attr_based - h_s - time'.F94:'attr_based - h_s - time'.F98" chart:label-cell-address="'attr_based - h_s - time'.F93:'attr_based - h_s - time'.F93" chart:class="chart:bar">
            <chart:data-point chart:repeated="5"/>
          </chart:series>
          <chart:series chart:style-name="ch13" chart:values-cell-range-address="'attr_based - h_s - time'.G94:'attr_based - h_s - time'.G98" chart:label-cell-address="'attr_based - h_s - time'.G93:'attr_based - h_s - time'.G93" chart:class="chart:bar">
            <chart:data-point chart:repeated="5"/>
          </chart:series>
          <chart:series chart:style-name="ch14" chart:values-cell-range-address="'attr_based - h_s - time'.H94:'attr_based - h_s - time'.H98" chart:label-cell-address="'attr_based - h_s - time'.H93:'attr_based - h_s - time'.H93" chart:class="chart:bar">
            <chart:data-point chart:repeated="5"/>
          </chart:series>
          <chart:series chart:style-name="ch15" chart:values-cell-range-address="'attr_based - h_s - time'.I94:'attr_based - h_s - time'.I98" chart:label-cell-address="'attr_based - h_s - time'.I93:'attr_based - h_s - time'.I93" chart:class="chart:bar">
            <chart:data-point chart:repeated="5"/>
          </chart:series>
          <chart:series chart:style-name="ch16" chart:values-cell-range-address="'attr_based - h_s - time'.J94:'attr_based - h_s - time'.J98" chart:label-cell-address="'attr_based - h_s - time'.J93:'attr_based - h_s - time'.J93" chart:class="chart:bar">
            <chart:data-point chart:repeated="5"/>
          </chart:series>
          <chart:series chart:style-name="ch17" chart:values-cell-range-address="'attr_based - h_s - time'.K94:'attr_based - h_s - time'.K98" chart:label-cell-address="'attr_based - h_s - time'.K93:'attr_based - h_s - time'.K93" chart:class="chart:bar">
            <chart:data-point chart:repeated="5"/>
          </chart:series>
          <chart:series chart:style-name="ch18" chart:values-cell-range-address="'attr_based - h_s - time'.L94:'attr_based - h_s - time'.L98" chart:label-cell-address="'attr_based - h_s - time'.L93:'attr_based - h_s - time'.L93" chart:class="chart:bar">
            <chart:data-point chart:repeated="5"/>
          </chart:series>
          <chart:series chart:style-name="ch19" chart:values-cell-range-address="'attr_based - h_s - time'.M94:'attr_based - h_s - time'.M98" chart:label-cell-address="'attr_based - h_s - time'.M93:'attr_based - h_s - time'.M93" chart:class="chart:bar">
            <chart:data-point chart:repeated="5"/>
          </chart:series>
          <chart:series chart:style-name="ch20" chart:values-cell-range-address="'attr_based - h_s - time'.N94:'attr_based - h_s - time'.N98" chart:label-cell-address="'attr_based - h_s - time'.N93:'attr_based - h_s - time'.N93" chart:class="chart:bar">
            <chart:data-point chart:repeated="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_data</text:p>
                <draw:g>
                  <svg:desc>'attr_based - h_s - time'.C93:'attr_based - h_s - time'.C93</svg:desc>
                </draw:g>
              </table:table-cell>
              <table:table-cell office:value-type="string">
                <text:p>load_dcs</text:p>
                <draw:g>
                  <svg:desc>'attr_based - h_s - time'.D93:'attr_based - h_s - time'.D93</svg:desc>
                </draw:g>
              </table:table-cell>
              <table:table-cell office:value-type="string">
                <text:p>detect_errors</text:p>
                <draw:g>
                  <svg:desc>'attr_based - h_s - time'.E93:'attr_based - h_s - time'.E93</svg:desc>
                </draw:g>
              </table:table-cell>
              <table:table-cell office:value-type="string">
                <text:p>setup_domain</text:p>
                <draw:g>
                  <svg:desc>'attr_based - h_s - time'.F93:'attr_based - h_s - time'.F93</svg:desc>
                </draw:g>
              </table:table-cell>
              <table:table-cell office:value-type="string">
                <text:p>featurize_data</text:p>
                <draw:g>
                  <svg:desc>'attr_based - h_s - time'.G93:'attr_based - h_s - time'.G93</svg:desc>
                </draw:g>
              </table:table-cell>
              <table:table-cell office:value-type="string">
                <text:p>setup_model</text:p>
                <draw:g>
                  <svg:desc>'attr_based - h_s - time'.H93:'attr_based - h_s - time'.H93</svg:desc>
                </draw:g>
              </table:table-cell>
              <table:table-cell office:value-type="string">
                <text:p>fit_model</text:p>
                <draw:g>
                  <svg:desc>'attr_based - h_s - time'.I93:'attr_based - h_s - time'.I93</svg:desc>
                </draw:g>
              </table:table-cell>
              <table:table-cell office:value-type="string">
                <text:p>infer_repairs</text:p>
                <draw:g>
                  <svg:desc>'attr_based - h_s - time'.J93:'attr_based - h_s - time'.J93</svg:desc>
                </draw:g>
              </table:table-cell>
              <table:table-cell office:value-type="string">
                <text:p>get_inferred_values</text:p>
                <draw:g>
                  <svg:desc>'attr_based - h_s - time'.K93:'attr_based - h_s - time'.K93</svg:desc>
                </draw:g>
              </table:table-cell>
              <table:table-cell office:value-type="string">
                <text:p>generate_repaired_dataset</text:p>
                <draw:g>
                  <svg:desc>'attr_based - h_s - time'.L93:'attr_based - h_s - time'.L93</svg:desc>
                </draw:g>
              </table:table-cell>
              <table:table-cell office:value-type="string">
                <text:p>repaired_table_copy_time</text:p>
                <draw:g>
                  <svg:desc>'attr_based - h_s - time'.M93:'attr_based - h_s - time'.M93</svg:desc>
                </draw:g>
              </table:table-cell>
              <table:table-cell office:value-type="string">
                <text:p>save_stats_time</text:p>
                <draw:g>
                  <svg:desc>'attr_based - h_s - time'.N93:'attr_based - h_s - time'.N9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_attr</text:p>
                <draw:g>
                  <svg:desc>'attr_based - h_s - time'.B94:'attr_based - h_s - time'.B98</svg:desc>
                </draw:g>
              </table:table-cell>
              <table:table-cell office:value-type="float" office:value="0.567980000000005">
                <text:p>0.567980000000005</text:p>
                <draw:g>
                  <svg:desc>'attr_based - h_s - time'.C94:'attr_based - h_s - time'.C98</svg:desc>
                </draw:g>
              </table:table-cell>
              <table:table-cell office:value-type="float" office:value="0.00678566666666421">
                <text:p>0.00678566666666421</text:p>
                <draw:g>
                  <svg:desc>'attr_based - h_s - time'.D94:'attr_based - h_s - time'.D98</svg:desc>
                </draw:g>
              </table:table-cell>
              <table:table-cell office:value-type="float" office:value="0.746303999999998">
                <text:p>0.746303999999998</text:p>
                <draw:g>
                  <svg:desc>'attr_based - h_s - time'.E94:'attr_based - h_s - time'.E98</svg:desc>
                </draw:g>
              </table:table-cell>
              <table:table-cell office:value-type="float" office:value="12.5605449676514">
                <text:p>12.5605449676514</text:p>
                <draw:g>
                  <svg:desc>'attr_based - h_s - time'.F94:'attr_based - h_s - time'.F98</svg:desc>
                </draw:g>
              </table:table-cell>
              <table:table-cell office:value-type="float" office:value="18.6793413333333">
                <text:p>18.6793413333333</text:p>
                <draw:g>
                  <svg:desc>'attr_based - h_s - time'.G94:'attr_based - h_s - time'.G98</svg:desc>
                </draw:g>
              </table:table-cell>
              <table:table-cell office:value-type="float" office:value="0.0181033333333491">
                <text:p>0.0181033333333491</text:p>
                <draw:g>
                  <svg:desc>'attr_based - h_s - time'.H94:'attr_based - h_s - time'.H98</svg:desc>
                </draw:g>
              </table:table-cell>
              <table:table-cell office:value-type="float" office:value="34.4977973333333">
                <text:p>34.4977973333333</text:p>
                <draw:g>
                  <svg:desc>'attr_based - h_s - time'.I94:'attr_based - h_s - time'.I98</svg:desc>
                </draw:g>
              </table:table-cell>
              <table:table-cell office:value-type="float" office:value="1.17496700000002">
                <text:p>1.17496700000002</text:p>
                <draw:g>
                  <svg:desc>'attr_based - h_s - time'.J94:'attr_based - h_s - time'.J98</svg:desc>
                </draw:g>
              </table:table-cell>
              <table:table-cell office:value-type="float" office:value="0.0701939999999984">
                <text:p>0.0701939999999984</text:p>
                <draw:g>
                  <svg:desc>'attr_based - h_s - time'.K94:'attr_based - h_s - time'.K98</svg:desc>
                </draw:g>
              </table:table-cell>
              <table:table-cell office:value-type="float" office:value="0.170189000000002">
                <text:p>0.170189000000002</text:p>
                <draw:g>
                  <svg:desc>'attr_based - h_s - time'.L94:'attr_based - h_s - time'.L98</svg:desc>
                </draw:g>
              </table:table-cell>
              <table:table-cell office:value-type="float" office:value="0">
                <text:p>0</text:p>
                <draw:g>
                  <svg:desc>'attr_based - h_s - time'.M94:'attr_based - h_s - time'.M98</svg:desc>
                </draw:g>
              </table:table-cell>
              <table:table-cell office:value-type="float" office:value="0">
                <text:p>0</text:p>
                <draw:g>
                  <svg:desc>'attr_based - h_s - time'.N94:'attr_based - h_s - time'.N98</svg:desc>
                </draw:g>
              </table:table-cell>
            </table:table-row>
            <table:table-row>
              <table:table-cell office:value-type="string">
                <text:p>B_attr</text:p>
              </table:table-cell>
              <table:table-cell office:value-type="float" office:value="0.468174666666651">
                <text:p>0.468174666666651</text:p>
              </table:table-cell>
              <table:table-cell office:value-type="float" office:value="0.00677100000001474">
                <text:p>0.00677100000001474</text:p>
              </table:table-cell>
              <table:table-cell office:value-type="float" office:value="1.38526233333339">
                <text:p>1.38526233333339</text:p>
              </table:table-cell>
              <table:table-cell office:value-type="float" office:value="21.9434093634287">
                <text:p>21.9434093634287</text:p>
              </table:table-cell>
              <table:table-cell office:value-type="float" office:value="49.0371476666668">
                <text:p>49.0371476666668</text:p>
              </table:table-cell>
              <table:table-cell office:value-type="float" office:value="0.0183413333333249">
                <text:p>0.0183413333333249</text:p>
              </table:table-cell>
              <table:table-cell office:value-type="float" office:value="67.6297419999999">
                <text:p>67.6297419999999</text:p>
              </table:table-cell>
              <table:table-cell office:value-type="float" office:value="3.34227800000006">
                <text:p>3.34227800000006</text:p>
              </table:table-cell>
              <table:table-cell office:value-type="float" office:value="0.0951509999999776">
                <text:p>0.0951509999999776</text:p>
              </table:table-cell>
              <table:table-cell office:value-type="float" office:value="2.01337833333338">
                <text:p>2.01337833333338</text:p>
              </table:table-cell>
              <table:table-cell office:value-type="float" office:value="0.0733410000000087">
                <text:p>0.0733410000000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_attr</text:p>
              </table:table-cell>
              <table:table-cell office:value-type="float" office:value="0.468501333333241">
                <text:p>0.468501333333241</text:p>
              </table:table-cell>
              <table:table-cell office:value-type="float" office:value="0.00677633333335355">
                <text:p>0.00677633333335355</text:p>
              </table:table-cell>
              <table:table-cell office:value-type="float" office:value="0.804195333333307">
                <text:p>0.804195333333307</text:p>
              </table:table-cell>
              <table:table-cell office:value-type="float" office:value="13.0448296070099">
                <text:p>13.0448296070099</text:p>
              </table:table-cell>
              <table:table-cell office:value-type="float" office:value="19.115376">
                <text:p>19.115376</text:p>
              </table:table-cell>
              <table:table-cell office:value-type="float" office:value="0.0182476666667147">
                <text:p>0.0182476666667147</text:p>
              </table:table-cell>
              <table:table-cell office:value-type="float" office:value="28.1307646666667">
                <text:p>28.1307646666667</text:p>
              </table:table-cell>
              <table:table-cell office:value-type="float" office:value="1.37917066666663">
                <text:p>1.37917066666663</text:p>
              </table:table-cell>
              <table:table-cell office:value-type="float" office:value="0.0727316666666411">
                <text:p>0.0727316666666411</text:p>
              </table:table-cell>
              <table:table-cell office:value-type="float" office:value="0.285298333333306">
                <text:p>0.285298333333306</text:p>
              </table:table-cell>
              <table:table-cell office:value-type="float" office:value="0">
                <text:p>0</text:p>
              </table:table-cell>
              <table:table-cell office:value-type="float" office:value="0.0763363333333018">
                <text:p>0.0763363333333018</text:p>
              </table:table-cell>
            </table:table-row>
            <table:table-row>
              <table:table-cell office:value-type="string">
                <text:p>C+_attr</text:p>
              </table:table-cell>
              <table:table-cell office:value-type="float" office:value="0.471514666666811">
                <text:p>0.471514666666811</text:p>
              </table:table-cell>
              <table:table-cell office:value-type="float" office:value="0.00676900000007663">
                <text:p>0.00676900000007663</text:p>
              </table:table-cell>
              <table:table-cell office:value-type="float" office:value="0.865181999999928">
                <text:p>0.865181999999928</text:p>
              </table:table-cell>
              <table:table-cell office:value-type="float" office:value="13.3852693239848">
                <text:p>13.3852693239848</text:p>
              </table:table-cell>
              <table:table-cell office:value-type="float" office:value="19.1852869999999">
                <text:p>19.1852869999999</text:p>
              </table:table-cell>
              <table:table-cell office:value-type="float" office:value="0.0437433333332441">
                <text:p>0.0437433333332441</text:p>
              </table:table-cell>
              <table:table-cell office:value-type="float" office:value="15.1736916666667">
                <text:p>15.1736916666667</text:p>
              </table:table-cell>
              <table:table-cell office:value-type="float" office:value="1.38874033333317">
                <text:p>1.38874033333317</text:p>
              </table:table-cell>
              <table:table-cell office:value-type="float" office:value="0.0733636666665613">
                <text:p>0.0733636666665613</text:p>
              </table:table-cell>
              <table:table-cell office:value-type="float" office:value="0.286738999999898">
                <text:p>0.286738999999898</text:p>
              </table:table-cell>
              <table:table-cell office:value-type="float" office:value="0">
                <text:p>0</text:p>
              </table:table-cell>
              <table:table-cell office:value-type="float" office:value="0.0774443333333087">
                <text:p>0.0774443333333087</text:p>
              </table:table-cell>
            </table:table-row>
            <table:table-row>
              <table:table-cell office:value-type="string">
                <text:p>B+_attr</text:p>
              </table:table-cell>
              <table:table-cell office:value-type="float" office:value="0.468277999999941">
                <text:p>0.468277999999941</text:p>
              </table:table-cell>
              <table:table-cell office:value-type="float" office:value="0.00678399999996297">
                <text:p>0.00678399999996297</text:p>
              </table:table-cell>
              <table:table-cell office:value-type="float" office:value="1.42620500000025">
                <text:p>1.42620500000025</text:p>
              </table:table-cell>
              <table:table-cell office:value-type="float" office:value="22.1672373612722">
                <text:p>22.1672373612722</text:p>
              </table:table-cell>
              <table:table-cell office:value-type="float" office:value="49.2994339999999">
                <text:p>49.2994339999999</text:p>
              </table:table-cell>
              <table:table-cell office:value-type="float" office:value="0.0439576666667184">
                <text:p>0.0439576666667184</text:p>
              </table:table-cell>
              <table:table-cell office:value-type="float" office:value="21.3993843333333">
                <text:p>21.3993843333333</text:p>
              </table:table-cell>
              <table:table-cell office:value-type="float" office:value="3.2832796666667">
                <text:p>3.2832796666667</text:p>
              </table:table-cell>
              <table:table-cell office:value-type="float" office:value="0.0958623333333435">
                <text:p>0.0958623333333435</text:p>
              </table:table-cell>
              <table:table-cell office:value-type="float" office:value="2.02086933333343">
                <text:p>2.02086933333343</text:p>
              </table:table-cell>
              <table:table-cell office:value-type="float" office:value="0.108726999999931">
                <text:p>0.1087269999999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37cm" svg:y="0.316cm" chart:style-name="ch2">
          <text:p>Food5k Dataset - Shuffled</text:p>
        </chart:title>
        <chart:legend chart:legend-position="end" svg:x="11.197cm" svg:y="1.462cm" style:legend-expansion="high" chart:style-name="ch3"/>
        <chart:plot-area chart:style-name="ch4" table:cell-range-address="'attr_based - f_s(old) - time'.B93:'attr_based - f_s(old) - time'.N96 'attr_based - f_s(old) - time'.C92:'attr_based - f_s(old) - time'.N92" chart:data-source-has-labels="both" svg:x="1.331cm" svg:y="1.275cm" svg:width="9.546cm" svg:height="7.545cm">
          <chartooo:coordinate-region svg:x="2.323cm" svg:y="1.475cm" svg:width="8.554cm" svg:height="6.698cm"/>
          <chart:axis chart:dimension="x" chart:name="primary-x" chart:style-name="ch5" chartooo:axis-type="auto">
            <chartooo:date-scale/>
            <chart:categories table:cell-range-address="'attr_based - f_s(old) - time'.B93:'attr_based - f_s(old) - time'.B96"/>
          </chart:axis>
          <chart:axis chart:dimension="y" chart:name="primary-y" chart:style-name="ch6">
            <chart:title svg:x="0.451cm" svg:y="7.089cm" chart:style-name="ch7">
              <text:p>Execution time (in seconds)</text:p>
            </chart:title>
            <chart:grid chart:style-name="ch8" chart:class="major"/>
          </chart:axis>
          <chart:series chart:style-name="ch9" chart:values-cell-range-address="'attr_based - f_s(old) - time'.C93:'attr_based - f_s(old) - time'.C96" chart:label-cell-address="'attr_based - f_s(old) - time'.C92:'attr_based - f_s(old) - time'.C92" chart:class="chart:bar">
            <chart:data-point chart:repeated="4"/>
          </chart:series>
          <chart:series chart:style-name="ch10" chart:values-cell-range-address="'attr_based - f_s(old) - time'.D93:'attr_based - f_s(old) - time'.D96" chart:label-cell-address="'attr_based - f_s(old) - time'.D92:'attr_based - f_s(old) - time'.D92" chart:class="chart:bar">
            <chart:data-point chart:repeated="4"/>
          </chart:series>
          <chart:series chart:style-name="ch11" chart:values-cell-range-address="'attr_based - f_s(old) - time'.E93:'attr_based - f_s(old) - time'.E96" chart:label-cell-address="'attr_based - f_s(old) - time'.E92:'attr_based - f_s(old) - time'.E92" chart:class="chart:bar">
            <chart:data-point chart:repeated="4"/>
          </chart:series>
          <chart:series chart:style-name="ch12" chart:values-cell-range-address="'attr_based - f_s(old) - time'.F93:'attr_based - f_s(old) - time'.F96" chart:label-cell-address="'attr_based - f_s(old) - time'.F92:'attr_based - f_s(old) - time'.F92" chart:class="chart:bar">
            <chart:data-point chart:repeated="4"/>
          </chart:series>
          <chart:series chart:style-name="ch13" chart:values-cell-range-address="'attr_based - f_s(old) - time'.G93:'attr_based - f_s(old) - time'.G96" chart:label-cell-address="'attr_based - f_s(old) - time'.G92:'attr_based - f_s(old) - time'.G92" chart:class="chart:bar">
            <chart:data-point chart:repeated="4"/>
          </chart:series>
          <chart:series chart:style-name="ch14" chart:values-cell-range-address="'attr_based - f_s(old) - time'.H93:'attr_based - f_s(old) - time'.H96" chart:label-cell-address="'attr_based - f_s(old) - time'.H92:'attr_based - f_s(old) - time'.H92" chart:class="chart:bar">
            <chart:data-point chart:repeated="4"/>
          </chart:series>
          <chart:series chart:style-name="ch15" chart:values-cell-range-address="'attr_based - f_s(old) - time'.I93:'attr_based - f_s(old) - time'.I96" chart:label-cell-address="'attr_based - f_s(old) - time'.I92:'attr_based - f_s(old) - time'.I92" chart:class="chart:bar">
            <chart:data-point chart:repeated="4"/>
          </chart:series>
          <chart:series chart:style-name="ch16" chart:values-cell-range-address="'attr_based - f_s(old) - time'.J93:'attr_based - f_s(old) - time'.J96" chart:label-cell-address="'attr_based - f_s(old) - time'.J92:'attr_based - f_s(old) - time'.J92" chart:class="chart:bar">
            <chart:data-point chart:repeated="4"/>
          </chart:series>
          <chart:series chart:style-name="ch17" chart:values-cell-range-address="'attr_based - f_s(old) - time'.K93:'attr_based - f_s(old) - time'.K96" chart:label-cell-address="'attr_based - f_s(old) - time'.K92:'attr_based - f_s(old) - time'.K92" chart:class="chart:bar">
            <chart:data-point chart:repeated="4"/>
          </chart:series>
          <chart:series chart:style-name="ch18" chart:values-cell-range-address="'attr_based - f_s(old) - time'.L93:'attr_based - f_s(old) - time'.L96" chart:label-cell-address="'attr_based - f_s(old) - time'.L92:'attr_based - f_s(old) - time'.L92" chart:class="chart:bar">
            <chart:data-point chart:repeated="4"/>
          </chart:series>
          <chart:series chart:style-name="ch19" chart:values-cell-range-address="'attr_based - f_s(old) - time'.M93:'attr_based - f_s(old) - time'.M96" chart:label-cell-address="'attr_based - f_s(old) - time'.M92:'attr_based - f_s(old) - time'.M92" chart:class="chart:bar">
            <chart:data-point chart:repeated="4"/>
          </chart:series>
          <chart:series chart:style-name="ch20" chart:values-cell-range-address="'attr_based - f_s(old) - time'.N93:'attr_based - f_s(old) - time'.N96" chart:label-cell-address="'attr_based - f_s(old) - time'.N92:'attr_based - f_s(old) - time'.N92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_data</text:p>
                <draw:g>
                  <svg:desc>'attr_based - f_s(old) - time'.C92:'attr_based - f_s(old) - time'.C92</svg:desc>
                </draw:g>
              </table:table-cell>
              <table:table-cell office:value-type="string">
                <text:p>load_dcs</text:p>
                <draw:g>
                  <svg:desc>'attr_based - f_s(old) - time'.D92:'attr_based - f_s(old) - time'.D92</svg:desc>
                </draw:g>
              </table:table-cell>
              <table:table-cell office:value-type="string">
                <text:p>detect_errors</text:p>
                <draw:g>
                  <svg:desc>'attr_based - f_s(old) - time'.E92:'attr_based - f_s(old) - time'.E92</svg:desc>
                </draw:g>
              </table:table-cell>
              <table:table-cell office:value-type="string">
                <text:p>setup_domain</text:p>
                <draw:g>
                  <svg:desc>'attr_based - f_s(old) - time'.F92:'attr_based - f_s(old) - time'.F92</svg:desc>
                </draw:g>
              </table:table-cell>
              <table:table-cell office:value-type="string">
                <text:p>featurize_data</text:p>
                <draw:g>
                  <svg:desc>'attr_based - f_s(old) - time'.G92:'attr_based - f_s(old) - time'.G92</svg:desc>
                </draw:g>
              </table:table-cell>
              <table:table-cell office:value-type="string">
                <text:p>setup_model</text:p>
                <draw:g>
                  <svg:desc>'attr_based - f_s(old) - time'.H92:'attr_based - f_s(old) - time'.H92</svg:desc>
                </draw:g>
              </table:table-cell>
              <table:table-cell office:value-type="string">
                <text:p>fit_model</text:p>
                <draw:g>
                  <svg:desc>'attr_based - f_s(old) - time'.I92:'attr_based - f_s(old) - time'.I92</svg:desc>
                </draw:g>
              </table:table-cell>
              <table:table-cell office:value-type="string">
                <text:p>infer_repairs</text:p>
                <draw:g>
                  <svg:desc>'attr_based - f_s(old) - time'.J92:'attr_based - f_s(old) - time'.J92</svg:desc>
                </draw:g>
              </table:table-cell>
              <table:table-cell office:value-type="string">
                <text:p>get_inferred_values</text:p>
                <draw:g>
                  <svg:desc>'attr_based - f_s(old) - time'.K92:'attr_based - f_s(old) - time'.K92</svg:desc>
                </draw:g>
              </table:table-cell>
              <table:table-cell office:value-type="string">
                <text:p>generate_repaired_dataset</text:p>
                <draw:g>
                  <svg:desc>'attr_based - f_s(old) - time'.L92:'attr_based - f_s(old) - time'.L92</svg:desc>
                </draw:g>
              </table:table-cell>
              <table:table-cell office:value-type="string">
                <text:p>repaired_table_copy_time</text:p>
                <draw:g>
                  <svg:desc>'attr_based - f_s(old) - time'.M92:'attr_based - f_s(old) - time'.M92</svg:desc>
                </draw:g>
              </table:table-cell>
              <table:table-cell office:value-type="string">
                <text:p>save_stats_time</text:p>
                <draw:g>
                  <svg:desc>'attr_based - f_s(old) - time'.N92:'attr_based - f_s(old) - time'.N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_attr</text:p>
                <draw:g>
                  <svg:desc>'attr_based - f_s(old) - time'.B93:'attr_based - f_s(old) - time'.B96</svg:desc>
                </draw:g>
              </table:table-cell>
              <table:table-cell office:value-type="float" office:value="0.93812866666631">
                <text:p>0.93812866666631</text:p>
                <draw:g>
                  <svg:desc>'attr_based - f_s(old) - time'.C93:'attr_based - f_s(old) - time'.C96</svg:desc>
                </draw:g>
              </table:table-cell>
              <table:table-cell office:value-type="float" office:value="0.00332366666678411">
                <text:p>0.00332366666678411</text:p>
                <draw:g>
                  <svg:desc>'attr_based - f_s(old) - time'.D93:'attr_based - f_s(old) - time'.D96</svg:desc>
                </draw:g>
              </table:table-cell>
              <table:table-cell office:value-type="float" office:value="0.356486333332915">
                <text:p>0.356486333332915</text:p>
                <draw:g>
                  <svg:desc>'attr_based - f_s(old) - time'.E93:'attr_based - f_s(old) - time'.E96</svg:desc>
                </draw:g>
              </table:table-cell>
              <table:table-cell office:value-type="float" office:value="170.592561165492">
                <text:p>170.592561165492</text:p>
                <draw:g>
                  <svg:desc>'attr_based - f_s(old) - time'.F93:'attr_based - f_s(old) - time'.F96</svg:desc>
                </draw:g>
              </table:table-cell>
              <table:table-cell office:value-type="float" office:value="1754.50073466667">
                <text:p>1754.50073466667</text:p>
                <draw:g>
                  <svg:desc>'attr_based - f_s(old) - time'.G93:'attr_based - f_s(old) - time'.G96</svg:desc>
                </draw:g>
              </table:table-cell>
              <table:table-cell office:value-type="float" office:value="0.0124859999996829">
                <text:p>0.0124859999996829</text:p>
                <draw:g>
                  <svg:desc>'attr_based - f_s(old) - time'.H93:'attr_based - f_s(old) - time'.H96</svg:desc>
                </draw:g>
              </table:table-cell>
              <table:table-cell office:value-type="float" office:value="142.208293333334">
                <text:p>142.208293333334</text:p>
                <draw:g>
                  <svg:desc>'attr_based - f_s(old) - time'.I93:'attr_based - f_s(old) - time'.I96</svg:desc>
                </draw:g>
              </table:table-cell>
              <table:table-cell office:value-type="float" office:value="30.6094719999995">
                <text:p>30.6094719999995</text:p>
                <draw:g>
                  <svg:desc>'attr_based - f_s(old) - time'.J93:'attr_based - f_s(old) - time'.J96</svg:desc>
                </draw:g>
              </table:table-cell>
              <table:table-cell office:value-type="float" office:value="0.0705563333330968">
                <text:p>0.0705563333330968</text:p>
                <draw:g>
                  <svg:desc>'attr_based - f_s(old) - time'.K93:'attr_based - f_s(old) - time'.K96</svg:desc>
                </draw:g>
              </table:table-cell>
              <table:table-cell office:value-type="float" office:value="0.488075333333427">
                <text:p>0.488075333333427</text:p>
                <draw:g>
                  <svg:desc>'attr_based - f_s(old) - time'.L93:'attr_based - f_s(old) - time'.L96</svg:desc>
                </draw:g>
              </table:table-cell>
              <table:table-cell office:value-type="float" office:value="0">
                <text:p>0</text:p>
                <draw:g>
                  <svg:desc>'attr_based - f_s(old) - time'.M93:'attr_based - f_s(old) - time'.M96</svg:desc>
                </draw:g>
              </table:table-cell>
              <table:table-cell office:value-type="float" office:value="0">
                <text:p>0</text:p>
                <draw:g>
                  <svg:desc>'attr_based - f_s(old) - time'.N93:'attr_based - f_s(old) - time'.N96</svg:desc>
                </draw:g>
              </table:table-cell>
            </table:table-row>
            <table:table-row>
              <table:table-cell office:value-type="string">
                <text:p>B_attr</text:p>
              </table:table-cell>
              <table:table-cell office:value-type="float" office:value="0.939729000000625">
                <text:p>0.939729000000625</text:p>
              </table:table-cell>
              <table:table-cell office:value-type="float" office:value="0.00334633333416908">
                <text:p>0.00334633333416908</text:p>
              </table:table-cell>
              <table:table-cell office:value-type="float" office:value="0.613575999999133">
                <text:p>0.613575999999133</text:p>
              </table:table-cell>
              <table:table-cell office:value-type="float" office:value="377.561856746673">
                <text:p>377.561856746673</text:p>
              </table:table-cell>
              <table:table-cell office:value-type="float" office:value="3520.630443">
                <text:p>3520.630443</text:p>
              </table:table-cell>
              <table:table-cell office:value-type="float" office:value="0.0129809999983384">
                <text:p>0.0129809999983384</text:p>
              </table:table-cell>
              <table:table-cell office:value-type="float" office:value="187.464301333332">
                <text:p>187.464301333332</text:p>
              </table:table-cell>
              <table:table-cell office:value-type="float" office:value="64.4699183333335">
                <text:p>64.4699183333335</text:p>
              </table:table-cell>
              <table:table-cell office:value-type="float" office:value="0.0826266666666319">
                <text:p>0.0826266666666319</text:p>
              </table:table-cell>
              <table:table-cell office:value-type="float" office:value="1.83605933333213">
                <text:p>1.83605933333213</text:p>
              </table:table-cell>
              <table:table-cell office:value-type="float" office:value="0.188326000001932">
                <text:p>0.188326000001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_attr</text:p>
              </table:table-cell>
              <table:table-cell office:value-type="float" office:value="0.940214666664057">
                <text:p>0.940214666664057</text:p>
              </table:table-cell>
              <table:table-cell office:value-type="float" office:value="0.00333833333327978">
                <text:p>0.00333833333327978</text:p>
              </table:table-cell>
              <table:table-cell office:value-type="float" office:value="0.377868999999919">
                <text:p>0.377868999999919</text:p>
              </table:table-cell>
              <table:table-cell office:value-type="float" office:value="295.70109740893">
                <text:p>295.70109740893</text:p>
              </table:table-cell>
              <table:table-cell office:value-type="float" office:value="2863.376562">
                <text:p>2863.376562</text:p>
              </table:table-cell>
              <table:table-cell office:value-type="float" office:value="0.0125353333375339">
                <text:p>0.0125353333375339</text:p>
              </table:table-cell>
              <table:table-cell office:value-type="float" office:value="145.103628333333">
                <text:p>145.103628333333</text:p>
              </table:table-cell>
              <table:table-cell office:value-type="float" office:value="50.8964160000032">
                <text:p>50.8964160000032</text:p>
              </table:table-cell>
              <table:table-cell office:value-type="float" office:value="0.0716213333301614">
                <text:p>0.0716213333301614</text:p>
              </table:table-cell>
              <table:table-cell office:value-type="float" office:value="0.569306000002447">
                <text:p>0.569306000002447</text:p>
              </table:table-cell>
              <table:table-cell office:value-type="float" office:value="0">
                <text:p>0</text:p>
              </table:table-cell>
              <table:table-cell office:value-type="float" office:value="0.746663333333951">
                <text:p>0.746663333333951</text:p>
              </table:table-cell>
            </table:table-row>
            <table:table-row>
              <table:table-cell office:value-type="string">
                <text:p>C+_attr</text:p>
              </table:table-cell>
              <table:table-cell office:value-type="float" office:value="0.911175000000149">
                <text:p>0.911175000000149</text:p>
              </table:table-cell>
              <table:table-cell office:value-type="float" office:value="0.00338299999979741">
                <text:p>0.00338299999979741</text:p>
              </table:table-cell>
              <table:table-cell office:value-type="float" office:value="0.379645999999942">
                <text:p>0.379645999999942</text:p>
              </table:table-cell>
              <table:table-cell office:value-type="float" office:value="285.927705526352">
                <text:p>285.927705526352</text:p>
              </table:table-cell>
              <table:table-cell office:value-type="float" office:value="2794.912541">
                <text:p>2794.912541</text:p>
              </table:table-cell>
              <table:table-cell office:value-type="float" office:value="0.031957999999463">
                <text:p>0.031957999999463</text:p>
              </table:table-cell>
              <table:table-cell office:value-type="float" office:value="46.692587">
                <text:p>46.692587</text:p>
              </table:table-cell>
              <table:table-cell office:value-type="float" office:value="51.2800560000002">
                <text:p>51.2800560000002</text:p>
              </table:table-cell>
              <table:table-cell office:value-type="float" office:value="0.0713729999999372">
                <text:p>0.0713729999999372</text:p>
              </table:table-cell>
              <table:table-cell office:value-type="float" office:value="0.587776999999676">
                <text:p>0.587776999999676</text:p>
              </table:table-cell>
              <table:table-cell office:value-type="float" office:value="0">
                <text:p>0</text:p>
              </table:table-cell>
              <table:table-cell office:value-type="float" office:value="0.749085000000036">
                <text:p>0.74908500000003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7cm" svg:y="0.316cm" chart:style-name="ch2">
          <text:p>Food5k - Shuffled</text:p>
        </chart:title>
        <chart:legend chart:legend-position="end" svg:x="14.054cm" svg:y="3.205cm" style:legend-expansion="high" chart:style-name="ch3"/>
        <chart:plot-area chart:style-name="ch4" table:cell-range-address="'attr_based - f_s(old) - quality'.A37:'attr_based - f_s(old) - quality'.F40 'attr_based - f_s(old) - quality'.B36:'attr_based - f_s(old) - quality'.F36" chart:data-source-has-labels="both" svg:x="1.331cm" svg:y="1.275cm" svg:width="12.403cm" svg:height="7.545cm">
          <chartooo:coordinate-region svg:x="2.323cm" svg:y="1.474cm" svg:width="11.411cm" svg:height="6.699cm"/>
          <chart:axis chart:dimension="x" chart:name="primary-x" chart:style-name="ch5" chartooo:axis-type="auto">
            <chartooo:date-scale/>
            <chart:categories table:cell-range-address="'attr_based - f_s(old) - quality'.A37:'attr_based - f_s(old) - quality'.A40"/>
          </chart:axis>
          <chart:axis chart:dimension="y" chart:name="primary-y" chart:style-name="ch6">
            <chart:title svg:x="0.451cm" svg:y="7.353cm" chart:style-name="ch7">
              <text:p>Number of potentially dirty cells</text:p>
            </chart:title>
            <chart:grid chart:style-name="ch8" chart:class="major"/>
          </chart:axis>
          <chart:series chart:style-name="ch9" chart:values-cell-range-address="'attr_based - f_s(old) - quality'.B37:'attr_based - f_s(old) - quality'.B40" chart:label-cell-address="'attr_based - f_s(old) - quality'.B36:'attr_based - f_s(old) - quality'.B36" chart:class="chart:bar">
            <chart:data-point chart:repeated="4"/>
          </chart:series>
          <chart:series chart:style-name="ch10" chart:values-cell-range-address="'attr_based - f_s(old) - quality'.C37:'attr_based - f_s(old) - quality'.C40" chart:label-cell-address="'attr_based - f_s(old) - quality'.C36:'attr_based - f_s(old) - quality'.C36" chart:class="chart:bar">
            <chart:data-point chart:repeated="4"/>
          </chart:series>
          <chart:series chart:style-name="ch11" chart:values-cell-range-address="'attr_based - f_s(old) - quality'.D37:'attr_based - f_s(old) - quality'.D40" chart:label-cell-address="'attr_based - f_s(old) - quality'.D36:'attr_based - f_s(old) - quality'.D36" chart:class="chart:bar">
            <chart:data-point chart:repeated="4"/>
          </chart:series>
          <chart:series chart:style-name="ch12" chart:values-cell-range-address="'attr_based - f_s(old) - quality'.E37:'attr_based - f_s(old) - quality'.E40" chart:label-cell-address="'attr_based - f_s(old) - quality'.E36:'attr_based - f_s(old) - quality'.E36" chart:class="chart:bar">
            <chart:data-point chart:repeated="4"/>
          </chart:series>
          <chart:series chart:style-name="ch13" chart:values-cell-range-address="'attr_based - f_s(old) - quality'.F37:'attr_based - f_s(old) - quality'.F40" chart:label-cell-address="'attr_based - f_s(old) - quality'.F36:'attr_based - f_s(old) - quality'.F36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</text:p>
                <draw:g>
                  <svg:desc>'attr_based - f_s(old) - quality'.B36:'attr_based - f_s(old) - quality'.B36</svg:desc>
                </draw:g>
              </table:table-cell>
              <table:table-cell office:value-type="string">
                <text:p>Batch 2</text:p>
                <draw:g>
                  <svg:desc>'attr_based - f_s(old) - quality'.C36:'attr_based - f_s(old) - quality'.C36</svg:desc>
                </draw:g>
              </table:table-cell>
              <table:table-cell office:value-type="string">
                <text:p>Batch 3</text:p>
                <draw:g>
                  <svg:desc>'attr_based - f_s(old) - quality'.D36:'attr_based - f_s(old) - quality'.D36</svg:desc>
                </draw:g>
              </table:table-cell>
              <table:table-cell office:value-type="string">
                <text:p>Batch 4</text:p>
                <draw:g>
                  <svg:desc>'attr_based - f_s(old) - quality'.E36:'attr_based - f_s(old) - quality'.E36</svg:desc>
                </draw:g>
              </table:table-cell>
              <table:table-cell office:value-type="string">
                <text:p>Batch 5</text:p>
                <draw:g>
                  <svg:desc>'attr_based - f_s(old) - quality'.F36:'attr_based - f_s(old) - quality'.F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_attr</text:p>
                <draw:g>
                  <svg:desc>'attr_based - f_s(old) - quality'.A37:'attr_based - f_s(old) - quality'.A40</svg:desc>
                </draw:g>
              </table:table-cell>
              <table:table-cell office:value-type="float" office:value="101">
                <text:p>101</text:p>
                <draw:g>
                  <svg:desc>'attr_based - f_s(old) - quality'.B37:'attr_based - f_s(old) - quality'.B40</svg:desc>
                </draw:g>
              </table:table-cell>
              <table:table-cell office:value-type="float" office:value="197">
                <text:p>197</text:p>
                <draw:g>
                  <svg:desc>'attr_based - f_s(old) - quality'.C37:'attr_based - f_s(old) - quality'.C40</svg:desc>
                </draw:g>
              </table:table-cell>
              <table:table-cell office:value-type="float" office:value="262">
                <text:p>262</text:p>
                <draw:g>
                  <svg:desc>'attr_based - f_s(old) - quality'.D37:'attr_based - f_s(old) - quality'.D40</svg:desc>
                </draw:g>
              </table:table-cell>
              <table:table-cell office:value-type="float" office:value="316">
                <text:p>316</text:p>
                <draw:g>
                  <svg:desc>'attr_based - f_s(old) - quality'.E37:'attr_based - f_s(old) - quality'.E40</svg:desc>
                </draw:g>
              </table:table-cell>
              <table:table-cell office:value-type="float" office:value="239">
                <text:p>239</text:p>
                <draw:g>
                  <svg:desc>'attr_based - f_s(old) - quality'.F37:'attr_based - f_s(old) - quality'.F40</svg:desc>
                </draw:g>
              </table:table-cell>
            </table:table-row>
            <table:table-row>
              <table:table-cell office:value-type="string">
                <text:p>B_attr</text:p>
              </table:table-cell>
              <table:table-cell office:value-type="float" office:value="101">
                <text:p>101</text:p>
              </table:table-cell>
              <table:table-cell office:value-type="float" office:value="332">
                <text:p>332</text:p>
              </table:table-cell>
              <table:table-cell office:value-type="float" office:value="745">
                <text:p>745</text:p>
              </table:table-cell>
              <table:table-cell office:value-type="float" office:value="1183">
                <text:p>1183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C_attr</text:p>
              </table:table-cell>
              <table:table-cell office:value-type="float" office:value="101">
                <text:p>101</text:p>
              </table:table-cell>
              <table:table-cell office:value-type="float" office:value="209">
                <text:p>209</text:p>
              </table:table-cell>
              <table:table-cell office:value-type="float" office:value="309">
                <text:p>309</text:p>
              </table:table-cell>
              <table:table-cell office:value-type="float" office:value="380">
                <text:p>38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C+_attr</text:p>
              </table:table-cell>
              <table:table-cell office:value-type="float" office:value="101">
                <text:p>101</text:p>
              </table:table-cell>
              <table:table-cell office:value-type="float" office:value="209">
                <text:p>209</text:p>
              </table:table-cell>
              <table:table-cell office:value-type="float" office:value="309">
                <text:p>309</text:p>
              </table:table-cell>
              <table:table-cell office:value-type="float" office:value="380">
                <text:p>380</text:p>
              </table:table-cell>
              <table:table-cell office:value-type="float" office:value="387">
                <text:p>38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7cm" svg:y="0.316cm" chart:style-name="ch2">
          <text:p>Food5k - Shuffled</text:p>
        </chart:title>
        <chart:legend chart:legend-position="end" svg:x="14.054cm" svg:y="3.205cm" style:legend-expansion="high" chart:style-name="ch3"/>
        <chart:plot-area chart:style-name="ch4" table:cell-range-address="'attr_based - f_s(old) - quality'.A44:'attr_based - f_s(old) - quality'.F47 'attr_based - f_s(old) - quality'.B43:'attr_based - f_s(old) - quality'.F43" chart:data-source-has-labels="both" svg:x="1.331cm" svg:y="1.275cm" svg:width="12.403cm" svg:height="7.545cm">
          <chartooo:coordinate-region svg:x="2.508cm" svg:y="1.474cm" svg:width="11.226cm" svg:height="6.699cm"/>
          <chart:axis chart:dimension="x" chart:name="primary-x" chart:style-name="ch5" chartooo:axis-type="auto">
            <chartooo:date-scale/>
            <chart:categories table:cell-range-address="'attr_based - f_s(old) - quality'.A44:'attr_based - f_s(old) - quality'.A47"/>
          </chart:axis>
          <chart:axis chart:dimension="y" chart:name="primary-y" chart:style-name="ch6">
            <chart:title svg:x="0.451cm" svg:y="6.811cm" chart:style-name="ch7">
              <text:p>Number of training cells</text:p>
            </chart:title>
            <chart:grid chart:style-name="ch8" chart:class="major"/>
          </chart:axis>
          <chart:series chart:style-name="ch9" chart:values-cell-range-address="'attr_based - f_s(old) - quality'.B44:'attr_based - f_s(old) - quality'.B47" chart:label-cell-address="'attr_based - f_s(old) - quality'.B43:'attr_based - f_s(old) - quality'.B43" chart:class="chart:bar">
            <chart:data-point chart:repeated="4"/>
          </chart:series>
          <chart:series chart:style-name="ch10" chart:values-cell-range-address="'attr_based - f_s(old) - quality'.C44:'attr_based - f_s(old) - quality'.C47" chart:label-cell-address="'attr_based - f_s(old) - quality'.C43:'attr_based - f_s(old) - quality'.C43" chart:class="chart:bar">
            <chart:data-point chart:repeated="4"/>
          </chart:series>
          <chart:series chart:style-name="ch11" chart:values-cell-range-address="'attr_based - f_s(old) - quality'.D44:'attr_based - f_s(old) - quality'.D47" chart:label-cell-address="'attr_based - f_s(old) - quality'.D43:'attr_based - f_s(old) - quality'.D43" chart:class="chart:bar">
            <chart:data-point chart:repeated="4"/>
          </chart:series>
          <chart:series chart:style-name="ch12" chart:values-cell-range-address="'attr_based - f_s(old) - quality'.E44:'attr_based - f_s(old) - quality'.E47" chart:label-cell-address="'attr_based - f_s(old) - quality'.E43:'attr_based - f_s(old) - quality'.E43" chart:class="chart:bar">
            <chart:data-point chart:repeated="4"/>
          </chart:series>
          <chart:series chart:style-name="ch13" chart:values-cell-range-address="'attr_based - f_s(old) - quality'.F44:'attr_based - f_s(old) - quality'.F47" chart:label-cell-address="'attr_based - f_s(old) - quality'.F43:'attr_based - f_s(old) - quality'.F43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</text:p>
                <draw:g>
                  <svg:desc>'attr_based - f_s(old) - quality'.B43:'attr_based - f_s(old) - quality'.B43</svg:desc>
                </draw:g>
              </table:table-cell>
              <table:table-cell office:value-type="string">
                <text:p>Batch 2</text:p>
                <draw:g>
                  <svg:desc>'attr_based - f_s(old) - quality'.C43:'attr_based - f_s(old) - quality'.C43</svg:desc>
                </draw:g>
              </table:table-cell>
              <table:table-cell office:value-type="string">
                <text:p>Batch 3</text:p>
                <draw:g>
                  <svg:desc>'attr_based - f_s(old) - quality'.D43:'attr_based - f_s(old) - quality'.D43</svg:desc>
                </draw:g>
              </table:table-cell>
              <table:table-cell office:value-type="string">
                <text:p>Batch 4</text:p>
                <draw:g>
                  <svg:desc>'attr_based - f_s(old) - quality'.E43:'attr_based - f_s(old) - quality'.E43</svg:desc>
                </draw:g>
              </table:table-cell>
              <table:table-cell office:value-type="string">
                <text:p>Batch 5</text:p>
                <draw:g>
                  <svg:desc>'attr_based - f_s(old) - quality'.F43:'attr_based - f_s(old) - quality'.F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_attr</text:p>
                <draw:g>
                  <svg:desc>'attr_based - f_s(old) - quality'.A44:'attr_based - f_s(old) - quality'.A47</svg:desc>
                </draw:g>
              </table:table-cell>
              <table:table-cell office:value-type="float" office:value="7907">
                <text:p>7907</text:p>
                <draw:g>
                  <svg:desc>'attr_based - f_s(old) - quality'.B44:'attr_based - f_s(old) - quality'.B47</svg:desc>
                </draw:g>
              </table:table-cell>
              <table:table-cell office:value-type="float" office:value="8847">
                <text:p>8847</text:p>
                <draw:g>
                  <svg:desc>'attr_based - f_s(old) - quality'.C44:'attr_based - f_s(old) - quality'.C47</svg:desc>
                </draw:g>
              </table:table-cell>
              <table:table-cell office:value-type="float" office:value="8827">
                <text:p>8827</text:p>
                <draw:g>
                  <svg:desc>'attr_based - f_s(old) - quality'.D44:'attr_based - f_s(old) - quality'.D47</svg:desc>
                </draw:g>
              </table:table-cell>
              <table:table-cell office:value-type="float" office:value="8858">
                <text:p>8858</text:p>
                <draw:g>
                  <svg:desc>'attr_based - f_s(old) - quality'.E44:'attr_based - f_s(old) - quality'.E47</svg:desc>
                </draw:g>
              </table:table-cell>
              <table:table-cell office:value-type="float" office:value="8823">
                <text:p>8823</text:p>
                <draw:g>
                  <svg:desc>'attr_based - f_s(old) - quality'.F44:'attr_based - f_s(old) - quality'.F47</svg:desc>
                </draw:g>
              </table:table-cell>
            </table:table-row>
            <table:table-row>
              <table:table-cell office:value-type="string">
                <text:p>B_attr</text:p>
              </table:table-cell>
              <table:table-cell office:value-type="float" office:value="7907">
                <text:p>7907</text:p>
              </table:table-cell>
              <table:table-cell office:value-type="float" office:value="9102">
                <text:p>9102</text:p>
              </table:table-cell>
              <table:table-cell office:value-type="float" office:value="9858">
                <text:p>9858</text:p>
              </table:table-cell>
              <table:table-cell office:value-type="float" office:value="11123">
                <text:p>11123</text:p>
              </table:table-cell>
              <table:table-cell office:value-type="float" office:value="12729">
                <text:p>12729</text:p>
              </table:table-cell>
            </table:table-row>
            <table:table-row>
              <table:table-cell office:value-type="string">
                <text:p>C_attr</text:p>
              </table:table-cell>
              <table:table-cell office:value-type="float" office:value="7907">
                <text:p>7907</text:p>
              </table:table-cell>
              <table:table-cell office:value-type="float" office:value="8834">
                <text:p>8834</text:p>
              </table:table-cell>
              <table:table-cell office:value-type="float" office:value="8732">
                <text:p>8732</text:p>
              </table:table-cell>
              <table:table-cell office:value-type="float" office:value="8748">
                <text:p>8748</text:p>
              </table:table-cell>
              <table:table-cell office:value-type="float" office:value="8757">
                <text:p>8757</text:p>
              </table:table-cell>
            </table:table-row>
            <table:table-row>
              <table:table-cell office:value-type="string">
                <text:p>C+_attr</text:p>
              </table:table-cell>
              <table:table-cell office:value-type="float" office:value="7907">
                <text:p>7907</text:p>
              </table:table-cell>
              <table:table-cell office:value-type="float" office:value="2991">
                <text:p>2991</text:p>
              </table:table-cell>
              <table:table-cell office:value-type="float" office:value="971">
                <text:p>971</text:p>
              </table:table-cell>
              <table:table-cell office:value-type="float" office:value="1924">
                <text:p>1924</text:p>
              </table:table-cell>
              <table:table-cell office:value-type="float" office:value="1960">
                <text:p>196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85cm" svg:y="0.316cm" chart:style-name="ch2">
          <text:p>Food5k - Combined</text:p>
        </chart:title>
        <chart:legend chart:legend-position="end" svg:x="13.28cm" svg:y="2.956cm" style:legend-expansion="high" chart:style-name="ch3"/>
        <chart:plot-area chart:style-name="ch4" table:cell-range-address="'combined - f_s - quality_'.B33:'combined - f_s - quality_'.F39 'combined - f_s - quality_'.A34:'combined - f_s - quality_'.A39" chart:data-source-has-labels="both" svg:x="1.331cm" svg:y="1.275cm" svg:width="11.629cm" svg:height="6.564cm">
          <chartooo:coordinate-region svg:x="2.138cm" svg:y="1.474cm" svg:width="10.225cm" svg:height="5.718cm"/>
          <chart:axis chart:dimension="x" chart:name="primary-x" chart:style-name="ch5" chartooo:axis-type="auto">
            <chartooo:date-scale/>
            <chart:title svg:x="6.506cm" svg:y="8.019cm" chart:style-name="ch6">
              <text:p>Batches</text:p>
            </chart:title>
            <chart:categories table:cell-range-address="'combined - f_s - quality_'.B33:'combined - f_s - quality_'.F33"/>
          </chart:axis>
          <chart:axis chart:dimension="y" chart:name="primary-y" chart:style-name="ch5">
            <chart:title svg:x="0.451cm" svg:y="6.652cm" chart:style-name="ch7">
              <text:p>Number of remaining errrors</text:p>
            </chart:title>
            <chart:grid chart:style-name="ch8" chart:class="major"/>
          </chart:axis>
          <chart:series chart:style-name="ch9" chart:values-cell-range-address="'combined - f_s - quality_'.B34:'combined - f_s - quality_'.F34" chart:label-cell-address="'combined - f_s - quality_'.A34:'combined - f_s - quality_'.A34" chart:class="chart:line">
            <chart:data-point chart:repeated="5"/>
          </chart:series>
          <chart:series chart:style-name="ch10" chart:values-cell-range-address="'combined - f_s - quality_'.B35:'combined - f_s - quality_'.F35" chart:label-cell-address="'combined - f_s - quality_'.A35:'combined - f_s - quality_'.A35" chart:class="chart:line">
            <chart:data-point chart:repeated="5"/>
          </chart:series>
          <chart:series chart:style-name="ch11" chart:values-cell-range-address="'combined - f_s - quality_'.B36:'combined - f_s - quality_'.F36" chart:label-cell-address="'combined - f_s - quality_'.A36:'combined - f_s - quality_'.A36" chart:class="chart:line">
            <chart:data-point chart:repeated="5"/>
          </chart:series>
          <chart:series chart:style-name="ch12" chart:values-cell-range-address="'combined - f_s - quality_'.B37:'combined - f_s - quality_'.F37" chart:label-cell-address="'combined - f_s - quality_'.A37:'combined - f_s - quality_'.A37" chart:class="chart:line">
            <chart:data-point chart:repeated="5"/>
          </chart:series>
          <chart:series chart:style-name="ch13" chart:values-cell-range-address="'combined - f_s - quality_'.B38:'combined - f_s - quality_'.F38" chart:label-cell-address="'combined - f_s - quality_'.A38:'combined - f_s - quality_'.A38" chart:class="chart:line">
            <chart:data-point chart:repeated="5"/>
          </chart:series>
          <chart:series chart:style-name="ch14" chart:values-cell-range-address="'combined - f_s - quality_'.B39:'combined - f_s - quality_'.F39" chart:label-cell-address="'combined - f_s - quality_'.A39:'combined - f_s - quality_'.A39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</text:p>
                <draw:g>
                  <svg:desc>'combined - f_s - quality_'.B33:'combined - f_s - quality_'.F33</svg:desc>
                </draw:g>
              </table:table-cell>
              <table:table-cell office:value-type="string">
                <text:p>Batch 2</text:p>
              </table:table-cell>
              <table:table-cell office:value-type="string">
                <text:p>Batch 3</text:p>
              </table:table-cell>
              <table:table-cell office:value-type="string">
                <text:p>Batch 4</text:p>
              </table:table-cell>
              <table:table-cell office:value-type="string">
                <text:p>Batch 5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combined - f_s - quality_'.A34:'combined - f_s - quality_'.A34</svg:desc>
                </draw:g>
              </table:table-cell>
              <table:table-cell office:value-type="float" office:value="32">
                <text:p>32</text:p>
                <draw:g>
                  <svg:desc>'combined - f_s - quality_'.B34:'combined - f_s - quality_'.F34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86">
                <text:p>86</text:p>
              </table:table-cell>
              <table:table-cell office:value-type="float" office:value="107">
                <text:p>10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B</text:p>
                <draw:g>
                  <svg:desc>'combined - f_s - quality_'.A35:'combined - f_s - quality_'.A35</svg:desc>
                </draw:g>
              </table:table-cell>
              <table:table-cell office:value-type="float" office:value="32">
                <text:p>32</text:p>
                <draw:g>
                  <svg:desc>'combined - f_s - quality_'.B35:'combined - f_s - quality_'.F35</svg:desc>
                </draw:g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86">
                <text:p>8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C</text:p>
                <draw:g>
                  <svg:desc>'combined - f_s - quality_'.A36:'combined - f_s - quality_'.A36</svg:desc>
                </draw:g>
              </table:table-cell>
              <table:table-cell office:value-type="float" office:value="32">
                <text:p>32</text:p>
                <draw:g>
                  <svg:desc>'combined - f_s - quality_'.B36:'combined - f_s - quality_'.F36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79">
                <text:p>79</text:p>
              </table:table-cell>
              <table:table-cell office:value-type="float" office:value="100">
                <text:p>1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C+</text:p>
                <draw:g>
                  <svg:desc>'combined - f_s - quality_'.A37:'combined - f_s - quality_'.A37</svg:desc>
                </draw:g>
              </table:table-cell>
              <table:table-cell office:value-type="float" office:value="32">
                <text:p>32</text:p>
                <draw:g>
                  <svg:desc>'combined - f_s - quality_'.B37:'combined - f_s - quality_'.F37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81">
                <text:p>81</text:p>
              </table:table-cell>
              <table:table-cell office:value-type="float" office:value="102">
                <text:p>10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B+</text:p>
                <draw:g>
                  <svg:desc>'combined - f_s - quality_'.A38:'combined - f_s - quality_'.A38</svg:desc>
                </draw:g>
              </table:table-cell>
              <table:table-cell office:value-type="float" office:value="32">
                <text:p>32</text:p>
                <draw:g>
                  <svg:desc>'combined - f_s - quality_'.B38:'combined - f_s - quality_'.F38</svg:desc>
                </draw:g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86">
                <text:p>8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No repair</text:p>
                <draw:g>
                  <svg:desc>'combined - f_s - quality_'.A39:'combined - f_s - quality_'.A39</svg:desc>
                </draw:g>
              </table:table-cell>
              <table:table-cell office:value-type="float" office:value="64">
                <text:p>64</text:p>
                <draw:g>
                  <svg:desc>'combined - f_s - quality_'.B39:'combined - f_s - quality_'.F39</svg:desc>
                </draw:g>
              </table:table-cell>
              <table:table-cell office:value-type="float" office:value="126">
                <text:p>126</text:p>
              </table:table-cell>
              <table:table-cell office:value-type="float" office:value="175">
                <text:p>175</text:p>
              </table:table-cell>
              <table:table-cell office:value-type="float" office:value="233">
                <text:p>233</text:p>
              </table:table-cell>
              <table:table-cell office:value-type="float" office:value="293">
                <text:p>29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85cm" svg:y="0.316cm" chart:style-name="ch2">
          <text:p>Food5k - Combined</text:p>
        </chart:title>
        <chart:legend chart:legend-position="end" svg:x="15.06cm" svg:y="3.205cm" style:legend-expansion="high" chart:style-name="ch3"/>
        <chart:plot-area chart:style-name="ch4" table:cell-range-address="'combined - f_s - quality_'.B42:'combined - f_s - quality_'.F47 'combined - f_s - quality_'.A43:'combined - f_s - quality_'.A47" chart:data-source-has-labels="both" svg:x="1.331cm" svg:y="1.275cm" svg:width="13.409cm" svg:height="7.545cm">
          <chartooo:coordinate-region svg:x="2.323cm" svg:y="1.474cm" svg:width="12.417cm" svg:height="6.699cm"/>
          <chart:axis chart:dimension="x" chart:name="primary-x" chart:style-name="ch5" chartooo:axis-type="auto">
            <chartooo:date-scale/>
            <chart:categories table:cell-range-address="'combined - f_s - quality_'.B42:'combined - f_s - quality_'.F42"/>
          </chart:axis>
          <chart:axis chart:dimension="y" chart:name="primary-y" chart:style-name="ch6">
            <chart:title svg:x="0.451cm" svg:y="7.353cm" chart:style-name="ch7">
              <text:p>Number of potentially dirty cells</text:p>
            </chart:title>
            <chart:grid chart:style-name="ch8" chart:class="major"/>
          </chart:axis>
          <chart:series chart:style-name="ch9" chart:values-cell-range-address="'combined - f_s - quality_'.B43:'combined - f_s - quality_'.F43" chart:label-cell-address="'combined - f_s - quality_'.A43:'combined - f_s - quality_'.A43" chart:class="chart:bar">
            <chart:data-point chart:repeated="5"/>
          </chart:series>
          <chart:series chart:style-name="ch10" chart:values-cell-range-address="'combined - f_s - quality_'.B44:'combined - f_s - quality_'.F44" chart:label-cell-address="'combined - f_s - quality_'.A44:'combined - f_s - quality_'.A44" chart:class="chart:bar">
            <chart:data-point chart:repeated="5"/>
          </chart:series>
          <chart:series chart:style-name="ch11" chart:values-cell-range-address="'combined - f_s - quality_'.B45:'combined - f_s - quality_'.F45" chart:label-cell-address="'combined - f_s - quality_'.A45:'combined - f_s - quality_'.A45" chart:class="chart:bar">
            <chart:data-point chart:repeated="5"/>
          </chart:series>
          <chart:series chart:style-name="ch12" chart:values-cell-range-address="'combined - f_s - quality_'.B46:'combined - f_s - quality_'.F46" chart:label-cell-address="'combined - f_s - quality_'.A46:'combined - f_s - quality_'.A46" chart:class="chart:bar">
            <chart:data-point chart:repeated="5"/>
          </chart:series>
          <chart:series chart:style-name="ch13" chart:values-cell-range-address="'combined - f_s - quality_'.B47:'combined - f_s - quality_'.F47" chart:label-cell-address="'combined - f_s - quality_'.A47:'combined - f_s - quality_'.A4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'combined - f_s - quality_'.B42:'combined - f_s - quality_'.F42</svg:desc>
                </draw:g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C+</text:p>
              </table:table-cell>
              <table:table-cell office:value-type="string">
                <text:p>B+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combined - f_s - quality_'.A43:'combined - f_s - quality_'.A43</svg:desc>
                </draw:g>
              </table:table-cell>
              <table:table-cell office:value-type="float" office:value="142">
                <text:p>142</text:p>
                <draw:g>
                  <svg:desc>'combined - f_s - quality_'.B43:'combined - f_s - quality_'.F43</svg:desc>
                </draw:g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</text:p>
                <draw:g>
                  <svg:desc>'combined - f_s - quality_'.A44:'combined - f_s - quality_'.A44</svg:desc>
                </draw:g>
              </table:table-cell>
              <table:table-cell office:value-type="float" office:value="218">
                <text:p>218</text:p>
                <draw:g>
                  <svg:desc>'combined - f_s - quality_'.B44:'combined - f_s - quality_'.F44</svg:desc>
                </draw:g>
              </table:table-cell>
              <table:table-cell office:value-type="float" office:value="495">
                <text:p>495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</text:p>
                <draw:g>
                  <svg:desc>'combined - f_s - quality_'.A45:'combined - f_s - quality_'.A45</svg:desc>
                </draw:g>
              </table:table-cell>
              <table:table-cell office:value-type="float" office:value="184">
                <text:p>184</text:p>
                <draw:g>
                  <svg:desc>'combined - f_s - quality_'.B45:'combined - f_s - quality_'.F45</svg:desc>
                </draw:g>
              </table:table-cell>
              <table:table-cell office:value-type="float" office:value="527">
                <text:p>527</text:p>
              </table:table-cell>
              <table:table-cell office:value-type="float" office:value="228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</text:p>
                <draw:g>
                  <svg:desc>'combined - f_s - quality_'.A46:'combined - f_s - quality_'.A46</svg:desc>
                </draw:g>
              </table:table-cell>
              <table:table-cell office:value-type="float" office:value="368">
                <text:p>368</text:p>
                <draw:g>
                  <svg:desc>'combined - f_s - quality_'.B46:'combined - f_s - quality_'.F46</svg:desc>
                </draw:g>
              </table:table-cell>
              <table:table-cell office:value-type="float" office:value="1126">
                <text:p>1126</text:p>
              </table:table-cell>
              <table:table-cell office:value-type="float" office:value="403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5</text:p>
                <draw:g>
                  <svg:desc>'combined - f_s - quality_'.A47:'combined - f_s - quality_'.A47</svg:desc>
                </draw:g>
              </table:table-cell>
              <table:table-cell office:value-type="float" office:value="257">
                <text:p>257</text:p>
                <draw:g>
                  <svg:desc>'combined - f_s - quality_'.B47:'combined - f_s - quality_'.F47</svg:desc>
                </draw:g>
              </table:table-cell>
              <table:table-cell office:value-type="float" office:value="1051">
                <text:p>1051</text:p>
              </table:table-cell>
              <table:table-cell office:value-type="float" office:value="287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051">
                <text:p>105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85cm" svg:y="0.316cm" chart:style-name="ch2">
          <text:p>Food5k - Combined</text:p>
        </chart:title>
        <chart:legend chart:legend-position="end" svg:x="15.06cm" svg:y="3.205cm" style:legend-expansion="high" chart:style-name="ch3"/>
        <chart:plot-area chart:style-name="ch4" table:cell-range-address="'combined - f_s - quality_'.B50:'combined - f_s - quality_'.F55 'combined - f_s - quality_'.A51:'combined - f_s - quality_'.A55" chart:data-source-has-labels="both" svg:x="1.331cm" svg:y="1.275cm" svg:width="13.409cm" svg:height="7.545cm">
          <chartooo:coordinate-region svg:x="2.508cm" svg:y="1.475cm" svg:width="12.232cm" svg:height="6.698cm"/>
          <chart:axis chart:dimension="x" chart:name="primary-x" chart:style-name="ch5" chartooo:axis-type="auto">
            <chartooo:date-scale/>
            <chart:categories table:cell-range-address="'combined - f_s - quality_'.B50:'combined - f_s - quality_'.F50"/>
          </chart:axis>
          <chart:axis chart:dimension="y" chart:name="primary-y" chart:style-name="ch6">
            <chart:title svg:x="0.451cm" svg:y="6.811cm" chart:style-name="ch7">
              <text:p>Number of training cells</text:p>
            </chart:title>
            <chart:grid chart:style-name="ch8" chart:class="major"/>
          </chart:axis>
          <chart:series chart:style-name="ch9" chart:values-cell-range-address="'combined - f_s - quality_'.B51:'combined - f_s - quality_'.F51" chart:label-cell-address="'combined - f_s - quality_'.A51:'combined - f_s - quality_'.A51" chart:class="chart:bar">
            <chart:data-point chart:repeated="5"/>
          </chart:series>
          <chart:series chart:style-name="ch10" chart:values-cell-range-address="'combined - f_s - quality_'.B52:'combined - f_s - quality_'.F52" chart:label-cell-address="'combined - f_s - quality_'.A52:'combined - f_s - quality_'.A52" chart:class="chart:bar">
            <chart:data-point chart:repeated="5"/>
          </chart:series>
          <chart:series chart:style-name="ch11" chart:values-cell-range-address="'combined - f_s - quality_'.B53:'combined - f_s - quality_'.F53" chart:label-cell-address="'combined - f_s - quality_'.A53:'combined - f_s - quality_'.A53" chart:class="chart:bar">
            <chart:data-point chart:repeated="5"/>
          </chart:series>
          <chart:series chart:style-name="ch12" chart:values-cell-range-address="'combined - f_s - quality_'.B54:'combined - f_s - quality_'.F54" chart:label-cell-address="'combined - f_s - quality_'.A54:'combined - f_s - quality_'.A54" chart:class="chart:bar">
            <chart:data-point chart:repeated="5"/>
          </chart:series>
          <chart:series chart:style-name="ch13" chart:values-cell-range-address="'combined - f_s - quality_'.B55:'combined - f_s - quality_'.F55" chart:label-cell-address="'combined - f_s - quality_'.A55:'combined - f_s - quality_'.A55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'combined - f_s - quality_'.B50:'combined - f_s - quality_'.F50</svg:desc>
                </draw:g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C+</text:p>
              </table:table-cell>
              <table:table-cell office:value-type="string">
                <text:p>B+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combined - f_s - quality_'.A51:'combined - f_s - quality_'.A51</svg:desc>
                </draw:g>
              </table:table-cell>
              <table:table-cell office:value-type="float" office:value="8863">
                <text:p>8863</text:p>
                <draw:g>
                  <svg:desc>'combined - f_s - quality_'.B51:'combined - f_s - quality_'.F51</svg:desc>
                </draw:g>
              </table:table-cell>
              <table:table-cell office:value-type="float" office:value="8863">
                <text:p>8863</text:p>
              </table:table-cell>
              <table:table-cell office:value-type="float" office:value="8863">
                <text:p>8863</text:p>
              </table:table-cell>
              <table:table-cell office:value-type="float" office:value="8863">
                <text:p>8863</text:p>
              </table:table-cell>
              <table:table-cell office:value-type="float" office:value="8863">
                <text:p>8863</text:p>
              </table:table-cell>
            </table:table-row>
            <table:table-row>
              <table:table-cell office:value-type="string">
                <text:p>2</text:p>
                <draw:g>
                  <svg:desc>'combined - f_s - quality_'.A52:'combined - f_s - quality_'.A52</svg:desc>
                </draw:g>
              </table:table-cell>
              <table:table-cell office:value-type="float" office:value="8851">
                <text:p>8851</text:p>
                <draw:g>
                  <svg:desc>'combined - f_s - quality_'.B52:'combined - f_s - quality_'.F52</svg:desc>
                </draw:g>
              </table:table-cell>
              <table:table-cell office:value-type="float" office:value="9339">
                <text:p>9339</text:p>
              </table:table-cell>
              <table:table-cell office:value-type="float" office:value="8786">
                <text:p>8786</text:p>
              </table:table-cell>
              <table:table-cell office:value-type="float" office:value="8786">
                <text:p>8786</text:p>
              </table:table-cell>
              <table:table-cell office:value-type="float" office:value="9339">
                <text:p>9339</text:p>
              </table:table-cell>
            </table:table-row>
            <table:table-row>
              <table:table-cell office:value-type="string">
                <text:p>3</text:p>
                <draw:g>
                  <svg:desc>'combined - f_s - quality_'.A53:'combined - f_s - quality_'.A53</svg:desc>
                </draw:g>
              </table:table-cell>
              <table:table-cell office:value-type="float" office:value="8853">
                <text:p>8853</text:p>
                <draw:g>
                  <svg:desc>'combined - f_s - quality_'.B53:'combined - f_s - quality_'.F53</svg:desc>
                </draw:g>
              </table:table-cell>
              <table:table-cell office:value-type="float" office:value="9382">
                <text:p>9382</text:p>
              </table:table-cell>
              <table:table-cell office:value-type="float" office:value="8806">
                <text:p>8806</text:p>
              </table:table-cell>
              <table:table-cell office:value-type="float" office:value="8806">
                <text:p>8806</text:p>
              </table:table-cell>
              <table:table-cell office:value-type="float" office:value="9382">
                <text:p>9382</text:p>
              </table:table-cell>
            </table:table-row>
            <table:table-row>
              <table:table-cell office:value-type="string">
                <text:p>4</text:p>
                <draw:g>
                  <svg:desc>'combined - f_s - quality_'.A54:'combined - f_s - quality_'.A54</svg:desc>
                </draw:g>
              </table:table-cell>
              <table:table-cell office:value-type="float" office:value="8780">
                <text:p>8780</text:p>
                <draw:g>
                  <svg:desc>'combined - f_s - quality_'.B54:'combined - f_s - quality_'.F54</svg:desc>
                </draw:g>
              </table:table-cell>
              <table:table-cell office:value-type="float" office:value="11027">
                <text:p>11027</text:p>
              </table:table-cell>
              <table:table-cell office:value-type="float" office:value="8757">
                <text:p>8757</text:p>
              </table:table-cell>
              <table:table-cell office:value-type="float" office:value="8757">
                <text:p>8757</text:p>
              </table:table-cell>
              <table:table-cell office:value-type="float" office:value="11027">
                <text:p>11027</text:p>
              </table:table-cell>
            </table:table-row>
            <table:table-row>
              <table:table-cell office:value-type="string">
                <text:p>5</text:p>
                <draw:g>
                  <svg:desc>'combined - f_s - quality_'.A55:'combined - f_s - quality_'.A55</svg:desc>
                </draw:g>
              </table:table-cell>
              <table:table-cell office:value-type="float" office:value="7841">
                <text:p>7841</text:p>
                <draw:g>
                  <svg:desc>'combined - f_s - quality_'.B55:'combined - f_s - quality_'.F55</svg:desc>
                </draw:g>
              </table:table-cell>
              <table:table-cell office:value-type="float" office:value="11111">
                <text:p>11111</text:p>
              </table:table-cell>
              <table:table-cell office:value-type="float" office:value="8812">
                <text:p>8812</text:p>
              </table:table-cell>
              <table:table-cell office:value-type="float" office:value="8812">
                <text:p>8812</text:p>
              </table:table-cell>
              <table:table-cell office:value-type="float" office:value="11111">
                <text:p>1111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37cm" svg:y="0.316cm" chart:style-name="ch2">
          <text:p>Food5k Dataset - Shuffled</text:p>
        </chart:title>
        <chart:legend chart:legend-position="end" svg:x="11.197cm" svg:y="1.462cm" style:legend-expansion="high" chart:style-name="ch3"/>
        <chart:plot-area chart:style-name="ch4" table:cell-range-address="'combined - f_s - time'.B114:'combined - f_s - time'.N118 'combined - f_s - time'.C113:'combined - f_s - time'.N113" chart:data-source-has-labels="both" svg:x="1.331cm" svg:y="1.275cm" svg:width="9.546cm" svg:height="7.545cm">
          <chartooo:coordinate-region svg:x="2.323cm" svg:y="1.474cm" svg:width="8.554cm" svg:height="6.699cm"/>
          <chart:axis chart:dimension="x" chart:name="primary-x" chart:style-name="ch5" chartooo:axis-type="auto">
            <chartooo:date-scale/>
            <chart:categories table:cell-range-address="'combined - f_s - time'.B114:'combined - f_s - time'.B118"/>
          </chart:axis>
          <chart:axis chart:dimension="y" chart:name="primary-y" chart:style-name="ch6">
            <chart:title svg:x="0.451cm" svg:y="7.089cm" chart:style-name="ch7">
              <text:p>Execution time (in seconds)</text:p>
            </chart:title>
            <chart:grid chart:style-name="ch8" chart:class="major"/>
          </chart:axis>
          <chart:series chart:style-name="ch9" chart:values-cell-range-address="'combined - f_s - time'.C114:'combined - f_s - time'.C118" chart:label-cell-address="'combined - f_s - time'.C113:'combined - f_s - time'.C113" chart:class="chart:bar">
            <chart:data-point chart:repeated="5"/>
          </chart:series>
          <chart:series chart:style-name="ch10" chart:values-cell-range-address="'combined - f_s - time'.D114:'combined - f_s - time'.D118" chart:label-cell-address="'combined - f_s - time'.D113:'combined - f_s - time'.D113" chart:class="chart:bar">
            <chart:data-point chart:repeated="5"/>
          </chart:series>
          <chart:series chart:style-name="ch11" chart:values-cell-range-address="'combined - f_s - time'.E114:'combined - f_s - time'.E118" chart:label-cell-address="'combined - f_s - time'.E113:'combined - f_s - time'.E113" chart:class="chart:bar">
            <chart:data-point chart:repeated="5"/>
          </chart:series>
          <chart:series chart:style-name="ch12" chart:values-cell-range-address="'combined - f_s - time'.F114:'combined - f_s - time'.F118" chart:label-cell-address="'combined - f_s - time'.F113:'combined - f_s - time'.F113" chart:class="chart:bar">
            <chart:data-point chart:repeated="5"/>
          </chart:series>
          <chart:series chart:style-name="ch13" chart:values-cell-range-address="'combined - f_s - time'.G114:'combined - f_s - time'.G118" chart:label-cell-address="'combined - f_s - time'.G113:'combined - f_s - time'.G113" chart:class="chart:bar">
            <chart:data-point chart:repeated="5"/>
          </chart:series>
          <chart:series chart:style-name="ch14" chart:values-cell-range-address="'combined - f_s - time'.H114:'combined - f_s - time'.H118" chart:label-cell-address="'combined - f_s - time'.H113:'combined - f_s - time'.H113" chart:class="chart:bar">
            <chart:data-point chart:repeated="5"/>
          </chart:series>
          <chart:series chart:style-name="ch15" chart:values-cell-range-address="'combined - f_s - time'.I114:'combined - f_s - time'.I118" chart:label-cell-address="'combined - f_s - time'.I113:'combined - f_s - time'.I113" chart:class="chart:bar">
            <chart:data-point chart:repeated="5"/>
          </chart:series>
          <chart:series chart:style-name="ch16" chart:values-cell-range-address="'combined - f_s - time'.J114:'combined - f_s - time'.J118" chart:label-cell-address="'combined - f_s - time'.J113:'combined - f_s - time'.J113" chart:class="chart:bar">
            <chart:data-point chart:repeated="5"/>
          </chart:series>
          <chart:series chart:style-name="ch17" chart:values-cell-range-address="'combined - f_s - time'.K114:'combined - f_s - time'.K118" chart:label-cell-address="'combined - f_s - time'.K113:'combined - f_s - time'.K113" chart:class="chart:bar">
            <chart:data-point chart:repeated="5"/>
          </chart:series>
          <chart:series chart:style-name="ch18" chart:values-cell-range-address="'combined - f_s - time'.L114:'combined - f_s - time'.L118" chart:label-cell-address="'combined - f_s - time'.L113:'combined - f_s - time'.L113" chart:class="chart:bar">
            <chart:data-point chart:repeated="5"/>
          </chart:series>
          <chart:series chart:style-name="ch19" chart:values-cell-range-address="'combined - f_s - time'.M114:'combined - f_s - time'.M118" chart:label-cell-address="'combined - f_s - time'.M113:'combined - f_s - time'.M113" chart:class="chart:bar">
            <chart:data-point chart:repeated="5"/>
          </chart:series>
          <chart:series chart:style-name="ch20" chart:values-cell-range-address="'combined - f_s - time'.N114:'combined - f_s - time'.N118" chart:label-cell-address="'combined - f_s - time'.N113:'combined - f_s - time'.N113" chart:class="chart:bar">
            <chart:data-point chart:repeated="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_data</text:p>
                <draw:g>
                  <svg:desc>'combined - f_s - time'.C113:'combined - f_s - time'.C113</svg:desc>
                </draw:g>
              </table:table-cell>
              <table:table-cell office:value-type="string">
                <text:p>load_dcs</text:p>
                <draw:g>
                  <svg:desc>'combined - f_s - time'.D113:'combined - f_s - time'.D113</svg:desc>
                </draw:g>
              </table:table-cell>
              <table:table-cell office:value-type="string">
                <text:p>detect_errors</text:p>
                <draw:g>
                  <svg:desc>'combined - f_s - time'.E113:'combined - f_s - time'.E113</svg:desc>
                </draw:g>
              </table:table-cell>
              <table:table-cell office:value-type="string">
                <text:p>setup_domain</text:p>
                <draw:g>
                  <svg:desc>'combined - f_s - time'.F113:'combined - f_s - time'.F113</svg:desc>
                </draw:g>
              </table:table-cell>
              <table:table-cell office:value-type="string">
                <text:p>featurize_data</text:p>
                <draw:g>
                  <svg:desc>'combined - f_s - time'.G113:'combined - f_s - time'.G113</svg:desc>
                </draw:g>
              </table:table-cell>
              <table:table-cell office:value-type="string">
                <text:p>setup_model</text:p>
                <draw:g>
                  <svg:desc>'combined - f_s - time'.H113:'combined - f_s - time'.H113</svg:desc>
                </draw:g>
              </table:table-cell>
              <table:table-cell office:value-type="string">
                <text:p>fit_model</text:p>
                <draw:g>
                  <svg:desc>'combined - f_s - time'.I113:'combined - f_s - time'.I113</svg:desc>
                </draw:g>
              </table:table-cell>
              <table:table-cell office:value-type="string">
                <text:p>infer_repairs</text:p>
                <draw:g>
                  <svg:desc>'combined - f_s - time'.J113:'combined - f_s - time'.J113</svg:desc>
                </draw:g>
              </table:table-cell>
              <table:table-cell office:value-type="string">
                <text:p>get_inferred_values</text:p>
                <draw:g>
                  <svg:desc>'combined - f_s - time'.K113:'combined - f_s - time'.K113</svg:desc>
                </draw:g>
              </table:table-cell>
              <table:table-cell office:value-type="string">
                <text:p>generate_repaired_dataset</text:p>
                <draw:g>
                  <svg:desc>'combined - f_s - time'.L113:'combined - f_s - time'.L113</svg:desc>
                </draw:g>
              </table:table-cell>
              <table:table-cell office:value-type="string">
                <text:p>repaired_table_copy_time</text:p>
                <draw:g>
                  <svg:desc>'combined - f_s - time'.M113:'combined - f_s - time'.M113</svg:desc>
                </draw:g>
              </table:table-cell>
              <table:table-cell office:value-type="string">
                <text:p>save_stats_time</text:p>
                <draw:g>
                  <svg:desc>'combined - f_s - time'.N113:'combined - f_s - time'.N1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combined - f_s - time'.B114:'combined - f_s - time'.B118</svg:desc>
                </draw:g>
              </table:table-cell>
              <table:table-cell office:value-type="float" office:value="0.520618666666667">
                <text:p>0.520618666666667</text:p>
                <draw:g>
                  <svg:desc>'combined - f_s - time'.C114:'combined - f_s - time'.C118</svg:desc>
                </draw:g>
              </table:table-cell>
              <table:table-cell office:value-type="float" office:value="0.0080149999998033">
                <text:p>0.0080149999998033</text:p>
                <draw:g>
                  <svg:desc>'combined - f_s - time'.D114:'combined - f_s - time'.D118</svg:desc>
                </draw:g>
              </table:table-cell>
              <table:table-cell office:value-type="float" office:value="0.411535333333229">
                <text:p>0.411535333333229</text:p>
                <draw:g>
                  <svg:desc>'combined - f_s - time'.E114:'combined - f_s - time'.E118</svg:desc>
                </draw:g>
              </table:table-cell>
              <table:table-cell office:value-type="float" office:value="63.6965288321177">
                <text:p>63.6965288321177</text:p>
                <draw:g>
                  <svg:desc>'combined - f_s - time'.F114:'combined - f_s - time'.F118</svg:desc>
                </draw:g>
              </table:table-cell>
              <table:table-cell office:value-type="float" office:value="871.334013666667">
                <text:p>871.334013666667</text:p>
                <draw:g>
                  <svg:desc>'combined - f_s - time'.G114:'combined - f_s - time'.G118</svg:desc>
                </draw:g>
              </table:table-cell>
              <table:table-cell office:value-type="float" office:value="0.00134066666611451">
                <text:p>0.00134066666611451</text:p>
                <draw:g>
                  <svg:desc>'combined - f_s - time'.H114:'combined - f_s - time'.H118</svg:desc>
                </draw:g>
              </table:table-cell>
              <table:table-cell office:value-type="float" office:value="886.425187333333">
                <text:p>886.425187333333</text:p>
                <draw:g>
                  <svg:desc>'combined - f_s - time'.I114:'combined - f_s - time'.I118</svg:desc>
                </draw:g>
              </table:table-cell>
              <table:table-cell office:value-type="float" office:value="8.06716633333332">
                <text:p>8.06716633333332</text:p>
                <draw:g>
                  <svg:desc>'combined - f_s - time'.J114:'combined - f_s - time'.J118</svg:desc>
                </draw:g>
              </table:table-cell>
              <table:table-cell office:value-type="float" office:value="0.0584400000000755">
                <text:p>0.0584400000000755</text:p>
                <draw:g>
                  <svg:desc>'combined - f_s - time'.K114:'combined - f_s - time'.K118</svg:desc>
                </draw:g>
              </table:table-cell>
              <table:table-cell office:value-type="float" office:value="0.359729000000167">
                <text:p>0.359729000000167</text:p>
                <draw:g>
                  <svg:desc>'combined - f_s - time'.L114:'combined - f_s - time'.L118</svg:desc>
                </draw:g>
              </table:table-cell>
              <table:table-cell office:value-type="float" office:value="0">
                <text:p>0</text:p>
                <draw:g>
                  <svg:desc>'combined - f_s - time'.M114:'combined - f_s - time'.M118</svg:desc>
                </draw:g>
              </table:table-cell>
              <table:table-cell office:value-type="float" office:value="0">
                <text:p>0</text:p>
                <draw:g>
                  <svg:desc>'combined - f_s - time'.N114:'combined - f_s - time'.N118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504132666668739">
                <text:p>0.504132666668739</text:p>
              </table:table-cell>
              <table:table-cell office:value-type="float" office:value="0.0069183333316687">
                <text:p>0.0069183333316687</text:p>
              </table:table-cell>
              <table:table-cell office:value-type="float" office:value="0.47292333333462">
                <text:p>0.47292333333462</text:p>
              </table:table-cell>
              <table:table-cell office:value-type="float" office:value="126.404828548431">
                <text:p>126.404828548431</text:p>
              </table:table-cell>
              <table:table-cell office:value-type="float" office:value="3221.40120133334">
                <text:p>3221.40120133334</text:p>
              </table:table-cell>
              <table:table-cell office:value-type="float" office:value="0.00130333333224068">
                <text:p>0.00130333333224068</text:p>
              </table:table-cell>
              <table:table-cell office:value-type="float" office:value="1069.35858233333">
                <text:p>1069.35858233333</text:p>
              </table:table-cell>
              <table:table-cell office:value-type="float" office:value="17.9050233333331">
                <text:p>17.9050233333331</text:p>
              </table:table-cell>
              <table:table-cell office:value-type="float" office:value="0.0531343333332188">
                <text:p>0.0531343333332188</text:p>
              </table:table-cell>
              <table:table-cell office:value-type="float" office:value="0.944943000000724">
                <text:p>0.944943000000724</text:p>
              </table:table-cell>
              <table:table-cell office:value-type="float" office:value="0.111645999999989">
                <text:p>0.111645999999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519603999999769">
                <text:p>0.519603999999769</text:p>
              </table:table-cell>
              <table:table-cell office:value-type="float" office:value="0.00732966666691937">
                <text:p>0.00732966666691937</text:p>
              </table:table-cell>
              <table:table-cell office:value-type="float" office:value="0.410264666670021">
                <text:p>0.410264666670021</text:p>
              </table:table-cell>
              <table:table-cell office:value-type="float" office:value="104.097047885259">
                <text:p>104.097047885259</text:p>
              </table:table-cell>
              <table:table-cell office:value-type="float" office:value="2732.30945466667">
                <text:p>2732.30945466667</text:p>
              </table:table-cell>
              <table:table-cell office:value-type="float" office:value="0.00134199999956763">
                <text:p>0.00134199999956763</text:p>
              </table:table-cell>
              <table:table-cell office:value-type="float" office:value="991.978641000003">
                <text:p>991.978641000003</text:p>
              </table:table-cell>
              <table:table-cell office:value-type="float" office:value="14.1326583333321">
                <text:p>14.1326583333321</text:p>
              </table:table-cell>
              <table:table-cell office:value-type="float" office:value="0.045257000001584">
                <text:p>0.045257000001584</text:p>
              </table:table-cell>
              <table:table-cell office:value-type="float" office:value="0.349369666666462">
                <text:p>0.349369666666462</text:p>
              </table:table-cell>
              <table:table-cell office:value-type="float" office:value="0">
                <text:p>0</text:p>
              </table:table-cell>
              <table:table-cell office:value-type="float" office:value="0.329287333330285">
                <text:p>0.329287333330285</text:p>
              </table:table-cell>
            </table:table-row>
            <table:table-row>
              <table:table-cell office:value-type="string">
                <text:p>C+</text:p>
              </table:table-cell>
              <table:table-cell office:value-type="float" office:value="0.529927999996289">
                <text:p>0.529927999996289</text:p>
              </table:table-cell>
              <table:table-cell office:value-type="float" office:value="0.00758433333006299">
                <text:p>0.00758433333006299</text:p>
              </table:table-cell>
              <table:table-cell office:value-type="float" office:value="0.378537333330314">
                <text:p>0.378537333330314</text:p>
              </table:table-cell>
              <table:table-cell office:value-type="float" office:value="106.819064458211">
                <text:p>106.819064458211</text:p>
              </table:table-cell>
              <table:table-cell office:value-type="float" office:value="2734.210485">
                <text:p>2734.210485</text:p>
              </table:table-cell>
              <table:table-cell office:value-type="float" office:value="0.00280299999576528">
                <text:p>0.00280299999576528</text:p>
              </table:table-cell>
              <table:table-cell office:value-type="float" office:value="504.216136000003">
                <text:p>504.216136000003</text:p>
              </table:table-cell>
              <table:table-cell office:value-type="float" office:value="14.1506549999976">
                <text:p>14.1506549999976</text:p>
              </table:table-cell>
              <table:table-cell office:value-type="float" office:value="0.0504516666624113">
                <text:p>0.0504516666624113</text:p>
              </table:table-cell>
              <table:table-cell office:value-type="float" office:value="0.375564333337631">
                <text:p>0.375564333337631</text:p>
              </table:table-cell>
              <table:table-cell office:value-type="float" office:value="0">
                <text:p>0</text:p>
              </table:table-cell>
              <table:table-cell office:value-type="float" office:value="0.344617333333493">
                <text:p>0.344617333333493</text:p>
              </table:table-cell>
            </table:table-row>
            <table:table-row>
              <table:table-cell office:value-type="string">
                <text:p>B+</text:p>
              </table:table-cell>
              <table:table-cell office:value-type="float" office:value="0.512087999997069">
                <text:p>0.512087999997069</text:p>
              </table:table-cell>
              <table:table-cell office:value-type="float" office:value="0.00690166666269458">
                <text:p>0.00690166666269458</text:p>
              </table:table-cell>
              <table:table-cell office:value-type="float" office:value="0.462546333340773">
                <text:p>0.462546333340773</text:p>
              </table:table-cell>
              <table:table-cell office:value-type="float" office:value="125.257271925608">
                <text:p>125.257271925608</text:p>
              </table:table-cell>
              <table:table-cell office:value-type="float" office:value="3221.92145533333">
                <text:p>3221.92145533333</text:p>
              </table:table-cell>
              <table:table-cell office:value-type="float" office:value="0.00291033333148031">
                <text:p>0.00291033333148031</text:p>
              </table:table-cell>
              <table:table-cell office:value-type="float" office:value="947.546947999997">
                <text:p>947.546947999997</text:p>
              </table:table-cell>
              <table:table-cell office:value-type="float" office:value="18.0209693333381">
                <text:p>18.0209693333381</text:p>
              </table:table-cell>
              <table:table-cell office:value-type="float" office:value="0.0506163333338918">
                <text:p>0.0506163333338918</text:p>
              </table:table-cell>
              <table:table-cell office:value-type="float" office:value="0.870586666661742">
                <text:p>0.870586666661742</text:p>
              </table:table-cell>
              <table:table-cell office:value-type="float" office:value="0.145242000005965">
                <text:p>0.14524200000596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0 1 2 4 3 5" chart:style-name="ch1">
        <chart:legend chart:legend-position="end" svg:x="13.28cm" svg:y="2.956cm" style:legend-expansion="high" chart:style-name="ch2"/>
        <chart:plot-area chart:style-name="ch3" table:cell-range-address="'combined - h_cp - quality'.B28:'combined - h_cp - quality'.E32 'combined - h_cp - quality'.A28:'combined - h_cp - quality'.A32 'combined - h_cp - quality'.A33:'combined - h_cp - quality'.E34" chart:data-source-has-labels="both" svg:x="0.32cm" svg:y="0.18cm" svg:width="12.64cm" svg:height="8.64cm">
          <chartooo:coordinate-region svg:x="1.127cm" svg:y="0.379cm" svg:width="11.236cm" svg:height="7.794cm"/>
          <chart:axis chart:dimension="x" chart:name="primary-x" chart:style-name="ch4" chartooo:axis-type="auto">
            <chartooo:date-scale/>
            <chart:categories table:cell-range-address="'combined - h_cp - quality'.B28:'combined - h_cp - quality'.E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mbined - h_cp - quality'.B29:'combined - h_cp - quality'.E29" chart:label-cell-address="'combined - h_cp - quality'.A29:'combined - h_cp - quality'.A29" chart:class="chart:line">
            <chart:data-point chart:repeated="4"/>
          </chart:series>
          <chart:series chart:style-name="ch7" chart:values-cell-range-address="'combined - h_cp - quality'.B30:'combined - h_cp - quality'.E30" chart:label-cell-address="'combined - h_cp - quality'.A30:'combined - h_cp - quality'.A30" chart:class="chart:line">
            <chart:data-point chart:repeated="4"/>
          </chart:series>
          <chart:series chart:style-name="ch8" chart:values-cell-range-address="'combined - h_cp - quality'.B31:'combined - h_cp - quality'.E31" chart:label-cell-address="'combined - h_cp - quality'.A31:'combined - h_cp - quality'.A31" chart:class="chart:line">
            <chart:data-point chart:repeated="4"/>
          </chart:series>
          <chart:series chart:style-name="ch9" chart:values-cell-range-address="'combined - h_cp - quality'.B33:'combined - h_cp - quality'.E33" chart:label-cell-address="'combined - h_cp - quality'.A33:'combined - h_cp - quality'.A33" chart:class="chart:line">
            <chart:data-point chart:repeated="4"/>
          </chart:series>
          <chart:series chart:style-name="ch10" chart:values-cell-range-address="'combined - h_cp - quality'.B32:'combined - h_cp - quality'.E32" chart:label-cell-address="'combined - h_cp - quality'.A32:'combined - h_cp - quality'.A32" chart:class="chart:line">
            <chart:data-point chart:repeated="4"/>
          </chart:series>
          <chart:series chart:style-name="ch11" chart:values-cell-range-address="'combined - h_cp - quality'.B34:'combined - h_cp - quality'.E34" chart:label-cell-address="'combined - h_cp - quality'.A34:'combined - h_cp - quality'.A34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</text:p>
                <draw:g>
                  <svg:desc>'combined - h_cp - quality'.B28:'combined - h_cp - quality'.E28</svg:desc>
                </draw:g>
              </table:table-cell>
              <table:table-cell office:value-type="string">
                <text:p>Batch 2</text:p>
              </table:table-cell>
              <table:table-cell office:value-type="string">
                <text:p>Batch 3</text:p>
              </table:table-cell>
              <table:table-cell office:value-type="string">
                <text:p>Batch 4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combined - h_cp - quality'.A29:'combined - h_cp - quality'.A29</svg:desc>
                </draw:g>
              </table:table-cell>
              <table:table-cell office:value-type="float" office:value="18">
                <text:p>18</text:p>
                <draw:g>
                  <svg:desc>'combined - h_cp - quality'.B29:'combined - h_cp - quality'.E29</svg:desc>
                </draw:g>
              </table:table-cell>
              <table:table-cell office:value-type="float" office:value="91">
                <text:p>91</text:p>
              </table:table-cell>
              <table:table-cell office:value-type="float" office:value="110">
                <text:p>11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B</text:p>
                <draw:g>
                  <svg:desc>'combined - h_cp - quality'.A30:'combined - h_cp - quality'.A30</svg:desc>
                </draw:g>
              </table:table-cell>
              <table:table-cell office:value-type="float" office:value="18">
                <text:p>18</text:p>
                <draw:g>
                  <svg:desc>'combined - h_cp - quality'.B30:'combined - h_cp - quality'.E30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C</text:p>
                <draw:g>
                  <svg:desc>'combined - h_cp - quality'.A31:'combined - h_cp - quality'.A31</svg:desc>
                </draw:g>
              </table:table-cell>
              <table:table-cell office:value-type="float" office:value="18">
                <text:p>18</text:p>
                <draw:g>
                  <svg:desc>'combined - h_cp - quality'.B31:'combined - h_cp - quality'.E31</svg:desc>
                </draw:g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B+</text:p>
                <draw:g>
                  <svg:desc>'combined - h_cp - quality'.A33:'combined - h_cp - quality'.A33</svg:desc>
                </draw:g>
              </table:table-cell>
              <table:table-cell office:value-type="float" office:value="18">
                <text:p>18</text:p>
                <draw:g>
                  <svg:desc>'combined - h_cp - quality'.B33:'combined - h_cp - quality'.E33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C+</text:p>
                <draw:g>
                  <svg:desc>'combined - h_cp - quality'.A32:'combined - h_cp - quality'.A32</svg:desc>
                </draw:g>
              </table:table-cell>
              <table:table-cell office:value-type="float" office:value="18">
                <text:p>18</text:p>
                <draw:g>
                  <svg:desc>'combined - h_cp - quality'.B32:'combined - h_cp - quality'.E32</svg:desc>
                </draw:g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No repair</text:p>
                <draw:g>
                  <svg:desc>'combined - h_cp - quality'.A34:'combined - h_cp - quality'.A34</svg:desc>
                </draw:g>
              </table:table-cell>
              <table:table-cell office:value-type="float" office:value="109">
                <text:p>109</text:p>
                <draw:g>
                  <svg:desc>'combined - h_cp - quality'.B34:'combined - h_cp - quality'.E34</svg:desc>
                </draw:g>
              </table:table-cell>
              <table:table-cell office:value-type="float" office:value="256">
                <text:p>256</text:p>
              </table:table-cell>
              <table:table-cell office:value-type="float" office:value="367">
                <text:p>367</text:p>
              </table:table-cell>
              <table:table-cell office:value-type="float" office:value="509">
                <text:p>5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79cm" svg:y="0.316cm" chart:style-name="ch2">
          <text:p>Food5k - Shuffled (5 * 1000 batches)</text:p>
        </chart:title>
        <chart:legend chart:legend-position="end" svg:x="11.197cm" svg:y="1.462cm" style:legend-expansion="high" chart:style-name="ch3"/>
        <chart:plot-area chart:style-name="ch4" table:cell-range-address="'attr_based - f_s - time'.B115:'attr_based - f_s - time'.N121" chart:data-source-has-labels="both" svg:x="1.331cm" svg:y="1.275cm" svg:width="9.546cm" svg:height="7.545cm">
          <chartooo:coordinate-region svg:x="2.323cm" svg:y="1.474cm" svg:width="8.554cm" svg:height="6.699cm"/>
          <chart:axis chart:dimension="x" chart:name="primary-x" chart:style-name="ch5" chartooo:axis-type="auto">
            <chartooo:date-scale/>
            <chart:categories table:cell-range-address="'attr_based - f_s - time'.B116:'attr_based - f_s - time'.B121"/>
          </chart:axis>
          <chart:axis chart:dimension="y" chart:name="primary-y" chart:style-name="ch6">
            <chart:title svg:x="0.451cm" svg:y="6.387cm" chart:style-name="ch7">
              <text:p>Execution time (s)</text:p>
            </chart:title>
            <chart:grid chart:style-name="ch8" chart:class="major"/>
          </chart:axis>
          <chart:series chart:style-name="ch9" chart:values-cell-range-address="'attr_based - f_s - time'.C116:'attr_based - f_s - time'.C121" chart:label-cell-address="'attr_based - f_s - time'.C115:'attr_based - f_s - time'.C115" chart:class="chart:bar">
            <chart:data-point chart:repeated="6"/>
          </chart:series>
          <chart:series chart:style-name="ch10" chart:values-cell-range-address="'attr_based - f_s - time'.D116:'attr_based - f_s - time'.D121" chart:label-cell-address="'attr_based - f_s - time'.D115:'attr_based - f_s - time'.D115" chart:class="chart:bar">
            <chart:data-point chart:repeated="6"/>
          </chart:series>
          <chart:series chart:style-name="ch11" chart:values-cell-range-address="'attr_based - f_s - time'.E116:'attr_based - f_s - time'.E121" chart:label-cell-address="'attr_based - f_s - time'.E115:'attr_based - f_s - time'.E115" chart:class="chart:bar">
            <chart:data-point chart:repeated="6"/>
          </chart:series>
          <chart:series chart:style-name="ch12" chart:values-cell-range-address="'attr_based - f_s - time'.F116:'attr_based - f_s - time'.F121" chart:label-cell-address="'attr_based - f_s - time'.F115:'attr_based - f_s - time'.F115" chart:class="chart:bar">
            <chart:data-point chart:repeated="6"/>
          </chart:series>
          <chart:series chart:style-name="ch13" chart:values-cell-range-address="'attr_based - f_s - time'.G116:'attr_based - f_s - time'.G121" chart:label-cell-address="'attr_based - f_s - time'.G115:'attr_based - f_s - time'.G115" chart:class="chart:bar">
            <chart:data-point chart:repeated="6"/>
          </chart:series>
          <chart:series chart:style-name="ch14" chart:values-cell-range-address="'attr_based - f_s - time'.H116:'attr_based - f_s - time'.H121" chart:label-cell-address="'attr_based - f_s - time'.H115:'attr_based - f_s - time'.H115" chart:class="chart:bar">
            <chart:data-point chart:repeated="6"/>
          </chart:series>
          <chart:series chart:style-name="ch15" chart:values-cell-range-address="'attr_based - f_s - time'.I116:'attr_based - f_s - time'.I121" chart:label-cell-address="'attr_based - f_s - time'.I115:'attr_based - f_s - time'.I115" chart:class="chart:bar">
            <chart:data-point chart:repeated="6"/>
          </chart:series>
          <chart:series chart:style-name="ch16" chart:values-cell-range-address="'attr_based - f_s - time'.J116:'attr_based - f_s - time'.J121" chart:label-cell-address="'attr_based - f_s - time'.J115:'attr_based - f_s - time'.J115" chart:class="chart:bar">
            <chart:data-point chart:repeated="6"/>
          </chart:series>
          <chart:series chart:style-name="ch17" chart:values-cell-range-address="'attr_based - f_s - time'.K116:'attr_based - f_s - time'.K121" chart:label-cell-address="'attr_based - f_s - time'.K115:'attr_based - f_s - time'.K115" chart:class="chart:bar">
            <chart:data-point chart:repeated="6"/>
          </chart:series>
          <chart:series chart:style-name="ch18" chart:values-cell-range-address="'attr_based - f_s - time'.L116:'attr_based - f_s - time'.L121" chart:label-cell-address="'attr_based - f_s - time'.L115:'attr_based - f_s - time'.L115" chart:class="chart:bar">
            <chart:data-point chart:repeated="6"/>
          </chart:series>
          <chart:series chart:style-name="ch19" chart:values-cell-range-address="'attr_based - f_s - time'.M116:'attr_based - f_s - time'.M121" chart:label-cell-address="'attr_based - f_s - time'.M115:'attr_based - f_s - time'.M115" chart:class="chart:bar">
            <chart:data-point chart:repeated="6"/>
          </chart:series>
          <chart:series chart:style-name="ch20" chart:values-cell-range-address="'attr_based - f_s - time'.N116:'attr_based - f_s - time'.N121" chart:label-cell-address="'attr_based - f_s - time'.N115:'attr_based - f_s - time'.N115" chart:class="chart:bar">
            <chart:data-point chart:repeated="6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_data</text:p>
                <draw:g>
                  <svg:desc>'attr_based - f_s - time'.C115:'attr_based - f_s - time'.C115</svg:desc>
                </draw:g>
              </table:table-cell>
              <table:table-cell office:value-type="string">
                <text:p>load_dcs</text:p>
                <draw:g>
                  <svg:desc>'attr_based - f_s - time'.D115:'attr_based - f_s - time'.D115</svg:desc>
                </draw:g>
              </table:table-cell>
              <table:table-cell office:value-type="string">
                <text:p>detect_errors</text:p>
                <draw:g>
                  <svg:desc>'attr_based - f_s - time'.E115:'attr_based - f_s - time'.E115</svg:desc>
                </draw:g>
              </table:table-cell>
              <table:table-cell office:value-type="string">
                <text:p>setup_domain</text:p>
                <draw:g>
                  <svg:desc>'attr_based - f_s - time'.F115:'attr_based - f_s - time'.F115</svg:desc>
                </draw:g>
              </table:table-cell>
              <table:table-cell office:value-type="string">
                <text:p>featurize_data</text:p>
                <draw:g>
                  <svg:desc>'attr_based - f_s - time'.G115:'attr_based - f_s - time'.G115</svg:desc>
                </draw:g>
              </table:table-cell>
              <table:table-cell office:value-type="string">
                <text:p>setup_model</text:p>
                <draw:g>
                  <svg:desc>'attr_based - f_s - time'.H115:'attr_based - f_s - time'.H115</svg:desc>
                </draw:g>
              </table:table-cell>
              <table:table-cell office:value-type="string">
                <text:p>fit_model</text:p>
                <draw:g>
                  <svg:desc>'attr_based - f_s - time'.I115:'attr_based - f_s - time'.I115</svg:desc>
                </draw:g>
              </table:table-cell>
              <table:table-cell office:value-type="string">
                <text:p>infer_repairs</text:p>
                <draw:g>
                  <svg:desc>'attr_based - f_s - time'.J115:'attr_based - f_s - time'.J115</svg:desc>
                </draw:g>
              </table:table-cell>
              <table:table-cell office:value-type="string">
                <text:p>get_inferred_values</text:p>
                <draw:g>
                  <svg:desc>'attr_based - f_s - time'.K115:'attr_based - f_s - time'.K115</svg:desc>
                </draw:g>
              </table:table-cell>
              <table:table-cell office:value-type="string">
                <text:p>generate_repaired_dataset</text:p>
                <draw:g>
                  <svg:desc>'attr_based - f_s - time'.L115:'attr_based - f_s - time'.L115</svg:desc>
                </draw:g>
              </table:table-cell>
              <table:table-cell office:value-type="string">
                <text:p>repaired_table_copy_time</text:p>
                <draw:g>
                  <svg:desc>'attr_based - f_s - time'.M115:'attr_based - f_s - time'.M115</svg:desc>
                </draw:g>
              </table:table-cell>
              <table:table-cell office:value-type="string">
                <text:p>save_stats_time</text:p>
                <draw:g>
                  <svg:desc>'attr_based - f_s - time'.N115:'attr_based - f_s - time'.N1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_attr</text:p>
                <draw:g>
                  <svg:desc>'attr_based - f_s - time'.B116:'attr_based - f_s - time'.B121</svg:desc>
                </draw:g>
              </table:table-cell>
              <table:table-cell office:value-type="float" office:value="0.553607333333191">
                <text:p>0.553607333333191</text:p>
                <draw:g>
                  <svg:desc>'attr_based - f_s - time'.C116:'attr_based - f_s - time'.C121</svg:desc>
                </draw:g>
              </table:table-cell>
              <table:table-cell office:value-type="float" office:value="0.00796300000013162">
                <text:p>0.00796300000013162</text:p>
                <draw:g>
                  <svg:desc>'attr_based - f_s - time'.D116:'attr_based - f_s - time'.D121</svg:desc>
                </draw:g>
              </table:table-cell>
              <table:table-cell office:value-type="float" office:value="0.438034333333089">
                <text:p>0.438034333333089</text:p>
                <draw:g>
                  <svg:desc>'attr_based - f_s - time'.E116:'attr_based - f_s - time'.E121</svg:desc>
                </draw:g>
              </table:table-cell>
              <table:table-cell office:value-type="float" office:value="63.3680005073547">
                <text:p>63.3680005073547</text:p>
                <draw:g>
                  <svg:desc>'attr_based - f_s - time'.F116:'attr_based - f_s - time'.F121</svg:desc>
                </draw:g>
              </table:table-cell>
              <table:table-cell office:value-type="float" office:value="817.934066">
                <text:p>817.934066</text:p>
                <draw:g>
                  <svg:desc>'attr_based - f_s - time'.G116:'attr_based - f_s - time'.G121</svg:desc>
                </draw:g>
              </table:table-cell>
              <table:table-cell office:value-type="float" office:value="0.0060253333332696">
                <text:p>0.0060253333332696</text:p>
                <draw:g>
                  <svg:desc>'attr_based - f_s - time'.H116:'attr_based - f_s - time'.H121</svg:desc>
                </draw:g>
              </table:table-cell>
              <table:table-cell office:value-type="float" office:value="82.6373920000001">
                <text:p>82.6373920000001</text:p>
                <draw:g>
                  <svg:desc>'attr_based - f_s - time'.I116:'attr_based - f_s - time'.I121</svg:desc>
                </draw:g>
              </table:table-cell>
              <table:table-cell office:value-type="float" office:value="8.96155266666652">
                <text:p>8.96155266666652</text:p>
                <draw:g>
                  <svg:desc>'attr_based - f_s - time'.J116:'attr_based - f_s - time'.J121</svg:desc>
                </draw:g>
              </table:table-cell>
              <table:table-cell office:value-type="float" office:value="0.0597699999998251">
                <text:p>0.0597699999998251</text:p>
                <draw:g>
                  <svg:desc>'attr_based - f_s - time'.K116:'attr_based - f_s - time'.K121</svg:desc>
                </draw:g>
              </table:table-cell>
              <table:table-cell office:value-type="float" office:value="0.324864666667016">
                <text:p>0.324864666667016</text:p>
                <draw:g>
                  <svg:desc>'attr_based - f_s - time'.L116:'attr_based - f_s - time'.L121</svg:desc>
                </draw:g>
              </table:table-cell>
              <table:table-cell office:value-type="float" office:value="0">
                <text:p>0</text:p>
                <draw:g>
                  <svg:desc>'attr_based - f_s - time'.M116:'attr_based - f_s - time'.M121</svg:desc>
                </draw:g>
              </table:table-cell>
              <table:table-cell office:value-type="float" office:value="0">
                <text:p>0</text:p>
                <draw:g>
                  <svg:desc>'attr_based - f_s - time'.N116:'attr_based - f_s - time'.N121</svg:desc>
                </draw:g>
              </table:table-cell>
            </table:table-row>
            <table:table-row>
              <table:table-cell office:value-type="string">
                <text:p>B_attr</text:p>
              </table:table-cell>
              <table:table-cell office:value-type="float" office:value="0.533470999998675">
                <text:p>0.533470999998675</text:p>
              </table:table-cell>
              <table:table-cell office:value-type="float" office:value="0.00745566666622229">
                <text:p>0.00745566666622229</text:p>
              </table:table-cell>
              <table:table-cell office:value-type="float" office:value="0.564556666668674">
                <text:p>0.564556666668674</text:p>
              </table:table-cell>
              <table:table-cell office:value-type="float" office:value="134.254658937454">
                <text:p>134.254658937454</text:p>
              </table:table-cell>
              <table:table-cell office:value-type="float" office:value="1742.91880733333">
                <text:p>1742.91880733333</text:p>
              </table:table-cell>
              <table:table-cell office:value-type="float" office:value="0.00624866666703383">
                <text:p>0.00624866666703383</text:p>
              </table:table-cell>
              <table:table-cell office:value-type="float" office:value="301.068477999999">
                <text:p>301.068477999999</text:p>
              </table:table-cell>
              <table:table-cell office:value-type="float" office:value="20.6057113333336">
                <text:p>20.6057113333336</text:p>
              </table:table-cell>
              <table:table-cell office:value-type="float" office:value="0.0482773333327107">
                <text:p>0.0482773333327107</text:p>
              </table:table-cell>
              <table:table-cell office:value-type="float" office:value="1.03515200000053">
                <text:p>1.03515200000053</text:p>
              </table:table-cell>
              <table:table-cell office:value-type="float" office:value="0.0916590000000118">
                <text:p>0.0916590000000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_attr</text:p>
              </table:table-cell>
              <table:table-cell office:value-type="float" office:value="0.531756333332548">
                <text:p>0.531756333332548</text:p>
              </table:table-cell>
              <table:table-cell office:value-type="float" office:value="0.00790633333357013">
                <text:p>0.00790633333357013</text:p>
              </table:table-cell>
              <table:table-cell office:value-type="float" office:value="0.44878166666543">
                <text:p>0.44878166666543</text:p>
              </table:table-cell>
              <table:table-cell office:value-type="float" office:value="107.473829905192">
                <text:p>107.473829905192</text:p>
              </table:table-cell>
              <table:table-cell office:value-type="float" office:value="1399.44140833333">
                <text:p>1399.44140833333</text:p>
              </table:table-cell>
              <table:table-cell office:value-type="float" office:value="0.00617200000063652">
                <text:p>0.00617200000063652</text:p>
              </table:table-cell>
              <table:table-cell office:value-type="float" office:value="256.887151666669">
                <text:p>256.887151666669</text:p>
              </table:table-cell>
              <table:table-cell office:value-type="float" office:value="15.8301006666661">
                <text:p>15.8301006666661</text:p>
              </table:table-cell>
              <table:table-cell office:value-type="float" office:value="0.0546919999997044">
                <text:p>0.0546919999997044</text:p>
              </table:table-cell>
              <table:table-cell office:value-type="float" office:value="0.352532333334845">
                <text:p>0.352532333334845</text:p>
              </table:table-cell>
              <table:table-cell office:value-type="float" office:value="0">
                <text:p>0</text:p>
              </table:table-cell>
              <table:table-cell office:value-type="float" office:value="0.352770000000722">
                <text:p>0.352770000000722</text:p>
              </table:table-cell>
            </table:table-row>
            <table:table-row>
              <table:table-cell office:value-type="string">
                <text:p>C+_attr</text:p>
              </table:table-cell>
              <table:table-cell office:value-type="float" office:value="0.531761666664049">
                <text:p>0.531761666664049</text:p>
              </table:table-cell>
              <table:table-cell office:value-type="float" office:value="0.00785133332950256">
                <text:p>0.00785133332950256</text:p>
              </table:table-cell>
              <table:table-cell office:value-type="float" office:value="0.42546633333283">
                <text:p>0.42546633333283</text:p>
              </table:table-cell>
              <table:table-cell office:value-type="float" office:value="108.447483142217">
                <text:p>108.447483142217</text:p>
              </table:table-cell>
              <table:table-cell office:value-type="float" office:value="1403.76795466667">
                <text:p>1403.76795466667</text:p>
              </table:table-cell>
              <table:table-cell office:value-type="float" office:value="0.0162799999986116">
                <text:p>0.0162799999986116</text:p>
              </table:table-cell>
              <table:table-cell office:value-type="float" office:value="29.1511080000018">
                <text:p>29.1511080000018</text:p>
              </table:table-cell>
              <table:table-cell office:value-type="float" office:value="15.9001200000008">
                <text:p>15.9001200000008</text:p>
              </table:table-cell>
              <table:table-cell office:value-type="float" office:value="0.0611413333305488">
                <text:p>0.0611413333305488</text:p>
              </table:table-cell>
              <table:table-cell office:value-type="float" office:value="0.391562000003129">
                <text:p>0.391562000003129</text:p>
              </table:table-cell>
              <table:table-cell office:value-type="float" office:value="0">
                <text:p>0</text:p>
              </table:table-cell>
              <table:table-cell office:value-type="float" office:value="0.376922333332914">
                <text:p>0.376922333332914</text:p>
              </table:table-cell>
            </table:table-row>
            <table:table-row>
              <table:table-cell office:value-type="string">
                <text:p>B+_attr</text:p>
              </table:table-cell>
              <table:table-cell office:value-type="float" office:value="0.532162333332963">
                <text:p>0.532162333332963</text:p>
              </table:table-cell>
              <table:table-cell office:value-type="float" office:value="0.00701600000320468">
                <text:p>0.00701600000320468</text:p>
              </table:table-cell>
              <table:table-cell office:value-type="float" office:value="0.576271333331533">
                <text:p>0.576271333331533</text:p>
              </table:table-cell>
              <table:table-cell office:value-type="float" office:value="135.67253112793">
                <text:p>135.67253112793</text:p>
              </table:table-cell>
              <table:table-cell office:value-type="float" office:value="1747.19764833333">
                <text:p>1747.19764833333</text:p>
              </table:table-cell>
              <table:table-cell office:value-type="float" office:value="0.0164783333336042">
                <text:p>0.0164783333336042</text:p>
              </table:table-cell>
              <table:table-cell office:value-type="float" office:value="48.205271666667">
                <text:p>48.205271666667</text:p>
              </table:table-cell>
              <table:table-cell office:value-type="float" office:value="20.8029323333333">
                <text:p>20.8029323333333</text:p>
              </table:table-cell>
              <table:table-cell office:value-type="float" office:value="0.051801333334879">
                <text:p>0.051801333334879</text:p>
              </table:table-cell>
              <table:table-cell office:value-type="float" office:value="1.11042966666719">
                <text:p>1.11042966666719</text:p>
              </table:table-cell>
              <table:table-cell office:value-type="float" office:value="0.0913933333310221">
                <text:p>0.0913933333310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ull_attr</text:p>
              </table:table-cell>
              <table:table-cell office:value-type="float" office:value="0.28196">
                <text:p>0.28196</text:p>
              </table:table-cell>
              <table:table-cell office:value-type="float" office:value="0.00117000000000012">
                <text:p>0.00117000000000012</text:p>
              </table:table-cell>
              <table:table-cell office:value-type="float" office:value="0.101622">
                <text:p>0.101622</text:p>
              </table:table-cell>
              <table:table-cell office:value-type="float" office:value="121.313566207886">
                <text:p>121.313566207886</text:p>
              </table:table-cell>
              <table:table-cell office:value-type="float" office:value="1683.644758">
                <text:p>1683.644758</text:p>
              </table:table-cell>
              <table:table-cell office:value-type="float" office:value="0.00248400000009497">
                <text:p>0.00248400000009497</text:p>
              </table:table-cell>
              <table:table-cell office:value-type="float" office:value="269.147831">
                <text:p>269.147831</text:p>
              </table:table-cell>
              <table:table-cell office:value-type="float" office:value="24.037319">
                <text:p>24.037319</text:p>
              </table:table-cell>
              <table:table-cell office:value-type="float" office:value="0.0104150000001937">
                <text:p>0.0104150000001937</text:p>
              </table:table-cell>
              <table:table-cell office:value-type="float" office:value="0.240499999999884">
                <text:p>0.240499999999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05cm" svg:y="0.316cm" chart:style-name="ch2">
          <text:p>Food5k - shuffled (5 * 1000 batches)</text:p>
        </chart:title>
        <chart:legend chart:legend-position="end" svg:x="13.28cm" svg:y="2.707cm" style:legend-expansion="high" chart:style-name="ch3"/>
        <chart:plot-area chart:style-name="ch4" table:cell-range-address="'attr_based - f_s - quality'.B37:'attr_based - f_s - quality'.F44 'attr_based - f_s - quality'.A38:'attr_based - f_s - quality'.A44" chart:data-source-has-labels="both" svg:x="1.331cm" svg:y="1.275cm" svg:width="11.629cm" svg:height="7.545cm">
          <chartooo:coordinate-region svg:x="2.138cm" svg:y="1.475cm" svg:width="10.225cm" svg:height="6.698cm"/>
          <chart:axis chart:dimension="x" chart:name="primary-x" chart:style-name="ch5" chartooo:axis-type="auto">
            <chartooo:date-scale/>
            <chart:categories table:cell-range-address="'attr_based - f_s - quality'.B37:'attr_based - f_s - quality'.F37"/>
          </chart:axis>
          <chart:axis chart:dimension="y" chart:name="primary-y" chart:style-name="ch5">
            <chart:title svg:x="0.451cm" svg:y="7.089cm" chart:style-name="ch6">
              <text:p>Number of remaining errors</text:p>
            </chart:title>
            <chart:grid chart:style-name="ch7" chart:class="major"/>
          </chart:axis>
          <chart:series chart:style-name="ch8" chart:values-cell-range-address="'attr_based - f_s - quality'.B38:'attr_based - f_s - quality'.F38" chart:label-cell-address="'attr_based - f_s - quality'.A38:'attr_based - f_s - quality'.A38" chart:class="chart:line">
            <chart:data-point chart:repeated="5"/>
          </chart:series>
          <chart:series chart:style-name="ch9" chart:values-cell-range-address="'attr_based - f_s - quality'.B39:'attr_based - f_s - quality'.F39" chart:label-cell-address="'attr_based - f_s - quality'.A39:'attr_based - f_s - quality'.A39" chart:class="chart:line">
            <chart:data-point chart:repeated="5"/>
          </chart:series>
          <chart:series chart:style-name="ch10" chart:values-cell-range-address="'attr_based - f_s - quality'.B40:'attr_based - f_s - quality'.F40" chart:label-cell-address="'attr_based - f_s - quality'.A40:'attr_based - f_s - quality'.A40" chart:class="chart:line">
            <chart:data-point chart:repeated="5"/>
          </chart:series>
          <chart:series chart:style-name="ch11" chart:values-cell-range-address="'attr_based - f_s - quality'.B41:'attr_based - f_s - quality'.F41" chart:label-cell-address="'attr_based - f_s - quality'.A41:'attr_based - f_s - quality'.A41" chart:class="chart:line">
            <chart:data-point chart:repeated="5"/>
          </chart:series>
          <chart:series chart:style-name="ch12" chart:values-cell-range-address="'attr_based - f_s - quality'.B42:'attr_based - f_s - quality'.F42" chart:label-cell-address="'attr_based - f_s - quality'.A42:'attr_based - f_s - quality'.A42" chart:class="chart:line">
            <chart:data-point chart:repeated="5"/>
          </chart:series>
          <chart:series chart:style-name="ch13" chart:values-cell-range-address="'attr_based - f_s - quality'.B43:'attr_based - f_s - quality'.F43" chart:label-cell-address="'attr_based - f_s - quality'.A43:'attr_based - f_s - quality'.A43" chart:class="chart:line">
            <chart:data-point chart:repeated="5"/>
          </chart:series>
          <chart:series chart:style-name="ch14" chart:values-cell-range-address="'attr_based - f_s - quality'.B44:'attr_based - f_s - quality'.F44" chart:label-cell-address="'attr_based - f_s - quality'.A44:'attr_based - f_s - quality'.A44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</text:p>
                <draw:g>
                  <svg:desc>'attr_based - f_s - quality'.B37:'attr_based - f_s - quality'.F37</svg:desc>
                </draw:g>
              </table:table-cell>
              <table:table-cell office:value-type="string">
                <text:p>Batch 2</text:p>
              </table:table-cell>
              <table:table-cell office:value-type="string">
                <text:p>Batch 3</text:p>
              </table:table-cell>
              <table:table-cell office:value-type="string">
                <text:p>Batch 4</text:p>
              </table:table-cell>
              <table:table-cell office:value-type="string">
                <text:p>Batch 5</text:p>
              </table:table-cell>
            </table:table-row>
          </table:table-header-rows>
          <table:table-rows>
            <table:table-row>
              <table:table-cell office:value-type="string">
                <text:p>A_attr</text:p>
                <draw:g>
                  <svg:desc>'attr_based - f_s - quality'.A38:'attr_based - f_s - quality'.A38</svg:desc>
                </draw:g>
              </table:table-cell>
              <table:table-cell office:value-type="float" office:value="33">
                <text:p>33</text:p>
                <draw:g>
                  <svg:desc>'attr_based - f_s - quality'.B38:'attr_based - f_s - quality'.F38</svg:desc>
                </draw:g>
              </table:table-cell>
              <table:table-cell office:value-type="float" office:value="63">
                <text:p>63</text:p>
              </table:table-cell>
              <table:table-cell office:value-type="float" office:value="92">
                <text:p>92</text:p>
              </table:table-cell>
              <table:table-cell office:value-type="float" office:value="122">
                <text:p>12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B_attr</text:p>
                <draw:g>
                  <svg:desc>'attr_based - f_s - quality'.A39:'attr_based - f_s - quality'.A39</svg:desc>
                </draw:g>
              </table:table-cell>
              <table:table-cell office:value-type="float" office:value="33">
                <text:p>33</text:p>
                <draw:g>
                  <svg:desc>'attr_based - f_s - quality'.B39:'attr_based - f_s - quality'.F39</svg:desc>
                </draw:g>
              </table:table-cell>
              <table:table-cell office:value-type="float" office:value="62">
                <text:p>62</text:p>
              </table:table-cell>
              <table:table-cell office:value-type="float" office:value="88">
                <text:p>88</text:p>
              </table:table-cell>
              <table:table-cell office:value-type="float" office:value="117">
                <text:p>11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C_attr</text:p>
                <draw:g>
                  <svg:desc>'attr_based - f_s - quality'.A40:'attr_based - f_s - quality'.A40</svg:desc>
                </draw:g>
              </table:table-cell>
              <table:table-cell office:value-type="float" office:value="33">
                <text:p>33</text:p>
                <draw:g>
                  <svg:desc>'attr_based - f_s - quality'.B40:'attr_based - f_s - quality'.F40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1">
                <text:p>91</text:p>
              </table:table-cell>
              <table:table-cell office:value-type="float" office:value="120">
                <text:p>1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C+_attr</text:p>
                <draw:g>
                  <svg:desc>'attr_based - f_s - quality'.A41:'attr_based - f_s - quality'.A41</svg:desc>
                </draw:g>
              </table:table-cell>
              <table:table-cell office:value-type="float" office:value="33">
                <text:p>33</text:p>
                <draw:g>
                  <svg:desc>'attr_based - f_s - quality'.B41:'attr_based - f_s - quality'.F4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1">
                <text:p>91</text:p>
              </table:table-cell>
              <table:table-cell office:value-type="float" office:value="118">
                <text:p>11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B+_attr</text:p>
                <draw:g>
                  <svg:desc>'attr_based - f_s - quality'.A42:'attr_based - f_s - quality'.A42</svg:desc>
                </draw:g>
              </table:table-cell>
              <table:table-cell office:value-type="float" office:value="33">
                <text:p>33</text:p>
                <draw:g>
                  <svg:desc>'attr_based - f_s - quality'.B42:'attr_based - f_s - quality'.F42</svg:desc>
                </draw:g>
              </table:table-cell>
              <table:table-cell office:value-type="float" office:value="62">
                <text:p>62</text:p>
              </table:table-cell>
              <table:table-cell office:value-type="float" office:value="88">
                <text:p>88</text:p>
              </table:table-cell>
              <table:table-cell office:value-type="float" office:value="115">
                <text:p>11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Full_attr</text:p>
                <draw:g>
                  <svg:desc>'attr_based - f_s - quality'.A43:'attr_based - f_s - quality'.A43</svg:desc>
                </draw:g>
              </table:table-cell>
              <table:table-cell office:value-type="float" office:value="131">
                <text:p>131</text:p>
                <draw:g>
                  <svg:desc>'attr_based - f_s - quality'.B43:'attr_based - f_s - quality'.F43</svg:desc>
                </draw:g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No repair</text:p>
                <draw:g>
                  <svg:desc>'attr_based - f_s - quality'.A44:'attr_based - f_s - quality'.A44</svg:desc>
                </draw:g>
              </table:table-cell>
              <table:table-cell office:value-type="float" office:value="64">
                <text:p>64</text:p>
                <draw:g>
                  <svg:desc>'attr_based - f_s - quality'.B44:'attr_based - f_s - quality'.F44</svg:desc>
                </draw:g>
              </table:table-cell>
              <table:table-cell office:value-type="float" office:value="126">
                <text:p>126</text:p>
              </table:table-cell>
              <table:table-cell office:value-type="float" office:value="175">
                <text:p>175</text:p>
              </table:table-cell>
              <table:table-cell office:value-type="float" office:value="233">
                <text:p>233</text:p>
              </table:table-cell>
              <table:table-cell office:value-type="float" office:value="293">
                <text:p>29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05cm" svg:y="0.316cm" chart:style-name="ch2">
          <text:p>Food5k - shuffled (5 * 1000 batches)</text:p>
        </chart:title>
        <chart:legend chart:legend-position="end" svg:x="15.06cm" svg:y="3.205cm" style:legend-expansion="high" chart:style-name="ch3"/>
        <chart:plot-area chart:style-name="ch4" table:cell-range-address="'attr_based - f_s - quality'.B47:'attr_based - f_s - quality'.G52 'attr_based - f_s - quality'.A48:'attr_based - f_s - quality'.A52" chart:data-source-has-labels="both" svg:x="1.331cm" svg:y="1.275cm" svg:width="13.409cm" svg:height="7.545cm">
          <chartooo:coordinate-region svg:x="2.323cm" svg:y="1.474cm" svg:width="12.417cm" svg:height="6.699cm"/>
          <chart:axis chart:dimension="x" chart:name="primary-x" chart:style-name="ch5" chartooo:axis-type="auto">
            <chartooo:date-scale/>
            <chart:categories table:cell-range-address="'attr_based - f_s - quality'.B47:'attr_based - f_s - quality'.G47"/>
          </chart:axis>
          <chart:axis chart:dimension="y" chart:name="primary-y" chart:style-name="ch6">
            <chart:title svg:x="0.451cm" svg:y="7.353cm" chart:style-name="ch7">
              <text:p>Number of potentially dirty cells</text:p>
            </chart:title>
            <chart:grid chart:style-name="ch8" chart:class="major"/>
          </chart:axis>
          <chart:series chart:style-name="ch9" chart:values-cell-range-address="'attr_based - f_s - quality'.B48:'attr_based - f_s - quality'.G48" chart:label-cell-address="'attr_based - f_s - quality'.A48:'attr_based - f_s - quality'.A48" chart:class="chart:bar">
            <chart:data-point chart:repeated="6"/>
          </chart:series>
          <chart:series chart:style-name="ch10" chart:values-cell-range-address="'attr_based - f_s - quality'.B49:'attr_based - f_s - quality'.G49" chart:label-cell-address="'attr_based - f_s - quality'.A49:'attr_based - f_s - quality'.A49" chart:class="chart:bar">
            <chart:data-point chart:repeated="6"/>
          </chart:series>
          <chart:series chart:style-name="ch11" chart:values-cell-range-address="'attr_based - f_s - quality'.B50:'attr_based - f_s - quality'.G50" chart:label-cell-address="'attr_based - f_s - quality'.A50:'attr_based - f_s - quality'.A50" chart:class="chart:bar">
            <chart:data-point chart:repeated="6"/>
          </chart:series>
          <chart:series chart:style-name="ch12" chart:values-cell-range-address="'attr_based - f_s - quality'.B51:'attr_based - f_s - quality'.G51" chart:label-cell-address="'attr_based - f_s - quality'.A51:'attr_based - f_s - quality'.A51" chart:class="chart:bar">
            <chart:data-point chart:repeated="6"/>
          </chart:series>
          <chart:series chart:style-name="ch13" chart:values-cell-range-address="'attr_based - f_s - quality'.B52:'attr_based - f_s - quality'.G52" chart:label-cell-address="'attr_based - f_s - quality'.A52:'attr_based - f_s - quality'.A52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_attr</text:p>
                <draw:g>
                  <svg:desc>'attr_based - f_s - quality'.B47:'attr_based - f_s - quality'.G47</svg:desc>
                </draw:g>
              </table:table-cell>
              <table:table-cell office:value-type="string">
                <text:p>B_attr</text:p>
              </table:table-cell>
              <table:table-cell office:value-type="string">
                <text:p>C_attr</text:p>
              </table:table-cell>
              <table:table-cell office:value-type="string">
                <text:p>C+_attr</text:p>
              </table:table-cell>
              <table:table-cell office:value-type="string">
                <text:p>B+_attr</text:p>
              </table:table-cell>
              <table:table-cell office:value-type="string">
                <text:p>Full_att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attr_based - f_s - quality'.A48:'attr_based - f_s - quality'.A48</svg:desc>
                </draw:g>
              </table:table-cell>
              <table:table-cell office:value-type="float" office:value="142">
                <text:p>142</text:p>
                <draw:g>
                  <svg:desc>'attr_based - f_s - quality'.B48:'attr_based - f_s - quality'.G48</svg:desc>
                </draw:g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404.6">
                <text:p>404.6</text:p>
              </table:table-cell>
            </table:table-row>
            <table:table-row>
              <table:table-cell office:value-type="string">
                <text:p>2</text:p>
                <draw:g>
                  <svg:desc>'attr_based - f_s - quality'.A49:'attr_based - f_s - quality'.A49</svg:desc>
                </draw:g>
              </table:table-cell>
              <table:table-cell office:value-type="float" office:value="218">
                <text:p>218</text:p>
                <draw:g>
                  <svg:desc>'attr_based - f_s - quality'.B49:'attr_based - f_s - quality'.G49</svg:desc>
                </draw:g>
              </table:table-cell>
              <table:table-cell office:value-type="float" office:value="483">
                <text:p>483</text:p>
              </table:table-cell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483">
                <text:p>483</text:p>
              </table:table-cell>
              <table:table-cell office:value-type="float" office:value="404.6">
                <text:p>404.6</text:p>
              </table:table-cell>
            </table:table-row>
            <table:table-row>
              <table:table-cell office:value-type="string">
                <text:p>3</text:p>
                <draw:g>
                  <svg:desc>'attr_based - f_s - quality'.A50:'attr_based - f_s - quality'.A50</svg:desc>
                </draw:g>
              </table:table-cell>
              <table:table-cell office:value-type="float" office:value="184">
                <text:p>184</text:p>
                <draw:g>
                  <svg:desc>'attr_based - f_s - quality'.B50:'attr_based - f_s - quality'.G50</svg:desc>
                </draw:g>
              </table:table-cell>
              <table:table-cell office:value-type="float" office:value="749">
                <text:p>749</text:p>
              </table:table-cell>
              <table:table-cell office:value-type="float" office:value="296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749">
                <text:p>749</text:p>
              </table:table-cell>
              <table:table-cell office:value-type="float" office:value="404.6">
                <text:p>404.6</text:p>
              </table:table-cell>
            </table:table-row>
            <table:table-row>
              <table:table-cell office:value-type="string">
                <text:p>4</text:p>
                <draw:g>
                  <svg:desc>'attr_based - f_s - quality'.A51:'attr_based - f_s - quality'.A51</svg:desc>
                </draw:g>
              </table:table-cell>
              <table:table-cell office:value-type="float" office:value="368">
                <text:p>368</text:p>
                <draw:g>
                  <svg:desc>'attr_based - f_s - quality'.B51:'attr_based - f_s - quality'.G51</svg:desc>
                </draw:g>
              </table:table-cell>
              <table:table-cell office:value-type="float" office:value="1326">
                <text:p>1326</text:p>
              </table:table-cell>
              <table:table-cell office:value-type="float" office:value="437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326">
                <text:p>1326</text:p>
              </table:table-cell>
              <table:table-cell office:value-type="float" office:value="404.6">
                <text:p>404.6</text:p>
              </table:table-cell>
            </table:table-row>
            <table:table-row>
              <table:table-cell office:value-type="string">
                <text:p>5</text:p>
                <draw:g>
                  <svg:desc>'attr_based - f_s - quality'.A52:'attr_based - f_s - quality'.A52</svg:desc>
                </draw:g>
              </table:table-cell>
              <table:table-cell office:value-type="float" office:value="257">
                <text:p>257</text:p>
                <draw:g>
                  <svg:desc>'attr_based - f_s - quality'.B52:'attr_based - f_s - quality'.G52</svg:desc>
                </draw:g>
              </table:table-cell>
              <table:table-cell office:value-type="float" office:value="1610">
                <text:p>1610</text:p>
              </table:table-cell>
              <table:table-cell office:value-type="float" office:value="375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610">
                <text:p>1610</text:p>
              </table:table-cell>
              <table:table-cell office:value-type="float" office:value="404.6">
                <text:p>404.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79cm" svg:y="0.316cm" chart:style-name="ch2">
          <text:p>Food5k - Shuffled (5 * 1000 batches)</text:p>
        </chart:title>
        <chart:legend chart:legend-position="end" svg:x="15.06cm" svg:y="3.205cm" style:legend-expansion="high" chart:style-name="ch3"/>
        <chart:plot-area chart:style-name="ch4" table:cell-range-address="'attr_based - f_s - quality'.B55:'attr_based - f_s - quality'.G60 'attr_based - f_s - quality'.A56:'attr_based - f_s - quality'.A60" chart:data-source-has-labels="both" svg:x="1.331cm" svg:y="1.275cm" svg:width="13.409cm" svg:height="7.545cm">
          <chartooo:coordinate-region svg:x="2.508cm" svg:y="1.474cm" svg:width="12.232cm" svg:height="6.699cm"/>
          <chart:axis chart:dimension="x" chart:name="primary-x" chart:style-name="ch5" chartooo:axis-type="auto">
            <chartooo:date-scale/>
            <chart:categories table:cell-range-address="'attr_based - f_s - quality'.B55:'attr_based - f_s - quality'.G55"/>
          </chart:axis>
          <chart:axis chart:dimension="y" chart:name="primary-y" chart:style-name="ch6">
            <chart:title svg:x="0.451cm" svg:y="6.811cm" chart:style-name="ch7">
              <text:p>Number of training cells</text:p>
            </chart:title>
            <chart:grid chart:style-name="ch8" chart:class="major"/>
          </chart:axis>
          <chart:series chart:style-name="ch9" chart:values-cell-range-address="'attr_based - f_s - quality'.B56:'attr_based - f_s - quality'.G56" chart:label-cell-address="'attr_based - f_s - quality'.A56:'attr_based - f_s - quality'.A56" chart:class="chart:bar">
            <chart:data-point chart:repeated="6"/>
          </chart:series>
          <chart:series chart:style-name="ch10" chart:values-cell-range-address="'attr_based - f_s - quality'.B57:'attr_based - f_s - quality'.G57" chart:label-cell-address="'attr_based - f_s - quality'.A57:'attr_based - f_s - quality'.A57" chart:class="chart:bar">
            <chart:data-point chart:repeated="6"/>
          </chart:series>
          <chart:series chart:style-name="ch11" chart:values-cell-range-address="'attr_based - f_s - quality'.B58:'attr_based - f_s - quality'.G58" chart:label-cell-address="'attr_based - f_s - quality'.A58:'attr_based - f_s - quality'.A58" chart:class="chart:bar">
            <chart:data-point chart:repeated="6"/>
          </chart:series>
          <chart:series chart:style-name="ch12" chart:values-cell-range-address="'attr_based - f_s - quality'.B59:'attr_based - f_s - quality'.G59" chart:label-cell-address="'attr_based - f_s - quality'.A59:'attr_based - f_s - quality'.A59" chart:class="chart:bar">
            <chart:data-point chart:repeated="6"/>
          </chart:series>
          <chart:series chart:style-name="ch13" chart:values-cell-range-address="'attr_based - f_s - quality'.B60:'attr_based - f_s - quality'.G60" chart:label-cell-address="'attr_based - f_s - quality'.A60:'attr_based - f_s - quality'.A60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_attr</text:p>
                <draw:g>
                  <svg:desc>'attr_based - f_s - quality'.B55:'attr_based - f_s - quality'.G55</svg:desc>
                </draw:g>
              </table:table-cell>
              <table:table-cell office:value-type="string">
                <text:p>B_attr</text:p>
              </table:table-cell>
              <table:table-cell office:value-type="string">
                <text:p>C_attr</text:p>
              </table:table-cell>
              <table:table-cell office:value-type="string">
                <text:p>C+_attr</text:p>
              </table:table-cell>
              <table:table-cell office:value-type="string">
                <text:p>B+_attr</text:p>
              </table:table-cell>
              <table:table-cell office:value-type="string">
                <text:p>Full_att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attr_based - f_s - quality'.A56:'attr_based - f_s - quality'.A56</svg:desc>
                </draw:g>
              </table:table-cell>
              <table:table-cell office:value-type="float" office:value="8863">
                <text:p>8863</text:p>
                <draw:g>
                  <svg:desc>'attr_based - f_s - quality'.B56:'attr_based - f_s - quality'.G56</svg:desc>
                </draw:g>
              </table:table-cell>
              <table:table-cell office:value-type="float" office:value="8863">
                <text:p>8863</text:p>
              </table:table-cell>
              <table:table-cell office:value-type="float" office:value="8863">
                <text:p>8863</text:p>
              </table:table-cell>
              <table:table-cell office:value-type="float" office:value="8863">
                <text:p>8863</text:p>
              </table:table-cell>
              <table:table-cell office:value-type="float" office:value="8863">
                <text:p>8863</text:p>
              </table:table-cell>
              <table:table-cell office:value-type="float" office:value="8758">
                <text:p>8758</text:p>
              </table:table-cell>
            </table:table-row>
            <table:table-row>
              <table:table-cell office:value-type="string">
                <text:p>2</text:p>
                <draw:g>
                  <svg:desc>'attr_based - f_s - quality'.A57:'attr_based - f_s - quality'.A57</svg:desc>
                </draw:g>
              </table:table-cell>
              <table:table-cell office:value-type="float" office:value="8851">
                <text:p>8851</text:p>
                <draw:g>
                  <svg:desc>'attr_based - f_s - quality'.B57:'attr_based - f_s - quality'.G57</svg:desc>
                </draw:g>
              </table:table-cell>
              <table:table-cell office:value-type="float" office:value="9332">
                <text:p>9332</text:p>
              </table:table-cell>
              <table:table-cell office:value-type="float" office:value="8790">
                <text:p>8790</text:p>
              </table:table-cell>
              <table:table-cell office:value-type="float" office:value="1991">
                <text:p>1991</text:p>
              </table:table-cell>
              <table:table-cell office:value-type="float" office:value="2117">
                <text:p>2117</text:p>
              </table:table-cell>
              <table:table-cell office:value-type="float" office:value="8758">
                <text:p>8758</text:p>
              </table:table-cell>
            </table:table-row>
            <table:table-row>
              <table:table-cell office:value-type="string">
                <text:p>3</text:p>
                <draw:g>
                  <svg:desc>'attr_based - f_s - quality'.A58:'attr_based - f_s - quality'.A58</svg:desc>
                </draw:g>
              </table:table-cell>
              <table:table-cell office:value-type="float" office:value="8853">
                <text:p>8853</text:p>
                <draw:g>
                  <svg:desc>'attr_based - f_s - quality'.B58:'attr_based - f_s - quality'.G58</svg:desc>
                </draw:g>
              </table:table-cell>
              <table:table-cell office:value-type="float" office:value="9896">
                <text:p>9896</text:p>
              </table:table-cell>
              <table:table-cell office:value-type="float" office:value="8739">
                <text:p>8739</text:p>
              </table:table-cell>
              <table:table-cell office:value-type="float" office:value="974">
                <text:p>974</text:p>
              </table:table-cell>
              <table:table-cell office:value-type="float" office:value="1106">
                <text:p>1106</text:p>
              </table:table-cell>
              <table:table-cell office:value-type="float" office:value="8758">
                <text:p>8758</text:p>
              </table:table-cell>
            </table:table-row>
            <table:table-row>
              <table:table-cell office:value-type="string">
                <text:p>4</text:p>
                <draw:g>
                  <svg:desc>'attr_based - f_s - quality'.A59:'attr_based - f_s - quality'.A59</svg:desc>
                </draw:g>
              </table:table-cell>
              <table:table-cell office:value-type="float" office:value="8780">
                <text:p>8780</text:p>
                <draw:g>
                  <svg:desc>'attr_based - f_s - quality'.B59:'attr_based - f_s - quality'.G59</svg:desc>
                </draw:g>
              </table:table-cell>
              <table:table-cell office:value-type="float" office:value="11543">
                <text:p>11543</text:p>
              </table:table-cell>
              <table:table-cell office:value-type="float" office:value="8753">
                <text:p>8753</text:p>
              </table:table-cell>
              <table:table-cell office:value-type="float" office:value="1952">
                <text:p>1952</text:p>
              </table:table-cell>
              <table:table-cell office:value-type="float" office:value="3826">
                <text:p>3826</text:p>
              </table:table-cell>
              <table:table-cell office:value-type="float" office:value="8758">
                <text:p>8758</text:p>
              </table:table-cell>
            </table:table-row>
            <table:table-row>
              <table:table-cell office:value-type="string">
                <text:p>5</text:p>
                <draw:g>
                  <svg:desc>'attr_based - f_s - quality'.A60:'attr_based - f_s - quality'.A60</svg:desc>
                </draw:g>
              </table:table-cell>
              <table:table-cell office:value-type="float" office:value="7841">
                <text:p>7841</text:p>
                <draw:g>
                  <svg:desc>'attr_based - f_s - quality'.B60:'attr_based - f_s - quality'.G60</svg:desc>
                </draw:g>
              </table:table-cell>
              <table:table-cell office:value-type="float" office:value="12667">
                <text:p>12667</text:p>
              </table:table-cell>
              <table:table-cell office:value-type="float" office:value="8792">
                <text:p>8792</text:p>
              </table:table-cell>
              <table:table-cell office:value-type="float" office:value="1951">
                <text:p>1951</text:p>
              </table:table-cell>
              <table:table-cell office:value-type="float" office:value="5504">
                <text:p>5504</text:p>
              </table:table-cell>
              <table:table-cell office:value-type="float" office:value="8758">
                <text:p>875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0 1 2 4 3 5" chart:style-name="ch1">
        <chart:legend chart:legend-position="end" svg:x="13.28cm" svg:y="2.956cm" style:legend-expansion="high" chart:style-name="ch2"/>
        <chart:plot-area chart:style-name="ch3" table:cell-range-address="'attr_based - h - quality'.B28:'attr_based - h - quality'.E32 'attr_based - h - quality'.A28:'attr_based - h - quality'.A32 'attr_based - h - quality'.A33:'attr_based - h - quality'.E34" chart:data-source-has-labels="both" svg:x="0.32cm" svg:y="0.18cm" svg:width="12.64cm" svg:height="8.64cm">
          <chartooo:coordinate-region svg:x="1.127cm" svg:y="0.379cm" svg:width="11.236cm" svg:height="7.794cm"/>
          <chart:axis chart:dimension="x" chart:name="primary-x" chart:style-name="ch4" chartooo:axis-type="auto">
            <chartooo:date-scale/>
            <chart:categories table:cell-range-address="'attr_based - h - quality'.B28:'attr_based - h - quality'.E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ttr_based - h - quality'.B29:'attr_based - h - quality'.E29" chart:label-cell-address="'attr_based - h - quality'.A29:'attr_based - h - quality'.A29" chart:class="chart:line">
            <chart:data-point chart:repeated="4"/>
          </chart:series>
          <chart:series chart:style-name="ch7" chart:values-cell-range-address="'attr_based - h - quality'.B30:'attr_based - h - quality'.E30" chart:label-cell-address="'attr_based - h - quality'.A30:'attr_based - h - quality'.A30" chart:class="chart:line">
            <chart:data-point chart:repeated="4"/>
          </chart:series>
          <chart:series chart:style-name="ch8" chart:values-cell-range-address="'attr_based - h - quality'.B31:'attr_based - h - quality'.E31" chart:label-cell-address="'attr_based - h - quality'.A31:'attr_based - h - quality'.A31" chart:class="chart:line">
            <chart:data-point chart:repeated="4"/>
          </chart:series>
          <chart:series chart:style-name="ch9" chart:values-cell-range-address="'attr_based - h - quality'.B33:'attr_based - h - quality'.E33" chart:label-cell-address="'attr_based - h - quality'.A33:'attr_based - h - quality'.A33" chart:class="chart:line">
            <chart:data-point chart:repeated="4"/>
          </chart:series>
          <chart:series chart:style-name="ch10" chart:values-cell-range-address="'attr_based - h - quality'.B32:'attr_based - h - quality'.E32" chart:label-cell-address="'attr_based - h - quality'.A32:'attr_based - h - quality'.A32" chart:class="chart:line">
            <chart:data-point chart:repeated="4"/>
          </chart:series>
          <chart:series chart:style-name="ch11" chart:values-cell-range-address="'attr_based - h - quality'.B34:'attr_based - h - quality'.E34" chart:label-cell-address="'attr_based - h - quality'.A34:'attr_based - h - quality'.A34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</text:p>
                <draw:g>
                  <svg:desc>'attr_based - h - quality'.B28:'attr_based - h - quality'.E28</svg:desc>
                </draw:g>
              </table:table-cell>
              <table:table-cell office:value-type="string">
                <text:p>Batch 2</text:p>
              </table:table-cell>
              <table:table-cell office:value-type="string">
                <text:p>Batch 3</text:p>
              </table:table-cell>
              <table:table-cell office:value-type="string">
                <text:p>Batch 4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attr_based - h - quality'.A29:'attr_based - h - quality'.A29</svg:desc>
                </draw:g>
              </table:table-cell>
              <table:table-cell office:value-type="float" office:value="20">
                <text:p>20</text:p>
                <draw:g>
                  <svg:desc>'attr_based - h - quality'.B29:'attr_based - h - quality'.E29</svg:desc>
                </draw:g>
              </table:table-cell>
              <table:table-cell office:value-type="float" office:value="62">
                <text:p>62</text:p>
              </table:table-cell>
              <table:table-cell office:value-type="float" office:value="89">
                <text:p>8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B</text:p>
                <draw:g>
                  <svg:desc>'attr_based - h - quality'.A30:'attr_based - h - quality'.A30</svg:desc>
                </draw:g>
              </table:table-cell>
              <table:table-cell office:value-type="float" office:value="20">
                <text:p>20</text:p>
                <draw:g>
                  <svg:desc>'attr_based - h - quality'.B30:'attr_based - h - quality'.E30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74">
                <text:p>7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C</text:p>
                <draw:g>
                  <svg:desc>'attr_based - h - quality'.A31:'attr_based - h - quality'.A31</svg:desc>
                </draw:g>
              </table:table-cell>
              <table:table-cell office:value-type="float" office:value="20">
                <text:p>20</text:p>
                <draw:g>
                  <svg:desc>'attr_based - h - quality'.B31:'attr_based - h - quality'.E31</svg:desc>
                </draw:g>
              </table:table-cell>
              <table:table-cell office:value-type="float" office:value="307">
                <text:p>307</text:p>
              </table:table-cell>
              <table:table-cell office:value-type="float" office:value="329">
                <text:p>329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B+</text:p>
                <draw:g>
                  <svg:desc>'attr_based - h - quality'.A33:'attr_based - h - quality'.A33</svg:desc>
                </draw:g>
              </table:table-cell>
              <table:table-cell office:value-type="float" office:value="20">
                <text:p>20</text:p>
                <draw:g>
                  <svg:desc>'attr_based - h - quality'.B33:'attr_based - h - quality'.E33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C+</text:p>
                <draw:g>
                  <svg:desc>'attr_based - h - quality'.A32:'attr_based - h - quality'.A32</svg:desc>
                </draw:g>
              </table:table-cell>
              <table:table-cell office:value-type="float" office:value="20">
                <text:p>20</text:p>
                <draw:g>
                  <svg:desc>'attr_based - h - quality'.B32:'attr_based - h - quality'.E3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83">
                <text:p>8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No repair</text:p>
                <draw:g>
                  <svg:desc>'attr_based - h - quality'.A34:'attr_based - h - quality'.A34</svg:desc>
                </draw:g>
              </table:table-cell>
              <table:table-cell office:value-type="float" office:value="129">
                <text:p>129</text:p>
                <draw:g>
                  <svg:desc>'attr_based - h - quality'.B34:'attr_based - h - quality'.E34</svg:desc>
                </draw:g>
              </table:table-cell>
              <table:table-cell office:value-type="float" office:value="264">
                <text:p>264</text:p>
              </table:table-cell>
              <table:table-cell office:value-type="float" office:value="395">
                <text:p>395</text:p>
              </table:table-cell>
              <table:table-cell office:value-type="float" office:value="509">
                <text:p>5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0 1 2 4 3 5" chart:style-name="ch1">
        <chart:title svg:x="4.742cm" svg:y="0.316cm" chart:style-name="ch2">
          <text:p>Hospital Dataset - Cherrypicked</text:p>
        </chart:title>
        <chart:legend chart:legend-position="end" svg:x="13.28cm" svg:y="2.956cm" style:legend-expansion="high" chart:style-name="ch3"/>
        <chart:plot-area chart:style-name="ch4" table:cell-range-address="'attr_based - h_cp - quality'.B28:'attr_based - h_cp - quality'.E32 'attr_based - h_cp - quality'.A28:'attr_based - h_cp - quality'.A32 'attr_based - h_cp - quality'.A33:'attr_based - h_cp - quality'.E34" chart:data-source-has-labels="both" svg:x="1.331cm" svg:y="1.275cm" svg:width="11.629cm" svg:height="7.545cm">
          <chartooo:coordinate-region svg:x="2.138cm" svg:y="1.474cm" svg:width="10.225cm" svg:height="6.699cm"/>
          <chart:axis chart:dimension="x" chart:name="primary-x" chart:style-name="ch5" chartooo:axis-type="auto">
            <chartooo:date-scale/>
            <chart:categories table:cell-range-address="'attr_based - h_cp - quality'.B28:'attr_based - h_cp - quality'.E28"/>
          </chart:axis>
          <chart:axis chart:dimension="y" chart:name="primary-y" chart:style-name="ch5">
            <chart:title svg:x="0.451cm" svg:y="7.089cm" chart:style-name="ch6">
              <text:p>Number of remaining errors</text:p>
            </chart:title>
            <chart:grid chart:style-name="ch7" chart:class="major"/>
          </chart:axis>
          <chart:series chart:style-name="ch8" chart:values-cell-range-address="'attr_based - h_cp - quality'.B29:'attr_based - h_cp - quality'.E29" chart:label-cell-address="'attr_based - h_cp - quality'.A29:'attr_based - h_cp - quality'.A29" chart:class="chart:line">
            <chart:data-point chart:repeated="4"/>
          </chart:series>
          <chart:series chart:style-name="ch9" chart:values-cell-range-address="'attr_based - h_cp - quality'.B30:'attr_based - h_cp - quality'.E30" chart:label-cell-address="'attr_based - h_cp - quality'.A30:'attr_based - h_cp - quality'.A30" chart:class="chart:line">
            <chart:data-point chart:repeated="4"/>
          </chart:series>
          <chart:series chart:style-name="ch10" chart:values-cell-range-address="'attr_based - h_cp - quality'.B31:'attr_based - h_cp - quality'.E31" chart:label-cell-address="'attr_based - h_cp - quality'.A31:'attr_based - h_cp - quality'.A31" chart:class="chart:line">
            <chart:data-point chart:repeated="4"/>
          </chart:series>
          <chart:series chart:style-name="ch11" chart:values-cell-range-address="'attr_based - h_cp - quality'.B33:'attr_based - h_cp - quality'.E33" chart:label-cell-address="'attr_based - h_cp - quality'.A33:'attr_based - h_cp - quality'.A33" chart:class="chart:line">
            <chart:data-point chart:repeated="4"/>
          </chart:series>
          <chart:series chart:style-name="ch12" chart:values-cell-range-address="'attr_based - h_cp - quality'.B32:'attr_based - h_cp - quality'.E32" chart:label-cell-address="'attr_based - h_cp - quality'.A32:'attr_based - h_cp - quality'.A32" chart:class="chart:line">
            <chart:data-point chart:repeated="4"/>
          </chart:series>
          <chart:series chart:style-name="ch13" chart:values-cell-range-address="'attr_based - h_cp - quality'.B34:'attr_based - h_cp - quality'.E34" chart:label-cell-address="'attr_based - h_cp - quality'.A34:'attr_based - h_cp - quality'.A3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</text:p>
                <draw:g>
                  <svg:desc>'attr_based - h_cp - quality'.B28:'attr_based - h_cp - quality'.E28</svg:desc>
                </draw:g>
              </table:table-cell>
              <table:table-cell office:value-type="string">
                <text:p>Batch 2</text:p>
              </table:table-cell>
              <table:table-cell office:value-type="string">
                <text:p>Batch 3</text:p>
              </table:table-cell>
              <table:table-cell office:value-type="string">
                <text:p>Batch 4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attr_based - h_cp - quality'.A29:'attr_based - h_cp - quality'.A29</svg:desc>
                </draw:g>
              </table:table-cell>
              <table:table-cell office:value-type="float" office:value="19">
                <text:p>19</text:p>
                <draw:g>
                  <svg:desc>'attr_based - h_cp - quality'.B29:'attr_based - h_cp - quality'.E29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114">
                <text:p>11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B</text:p>
                <draw:g>
                  <svg:desc>'attr_based - h_cp - quality'.A30:'attr_based - h_cp - quality'.A30</svg:desc>
                </draw:g>
              </table:table-cell>
              <table:table-cell office:value-type="float" office:value="19">
                <text:p>19</text:p>
                <draw:g>
                  <svg:desc>'attr_based - h_cp - quality'.B30:'attr_based - h_cp - quality'.E30</svg:desc>
                </draw:g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C</text:p>
                <draw:g>
                  <svg:desc>'attr_based - h_cp - quality'.A31:'attr_based - h_cp - quality'.A31</svg:desc>
                </draw:g>
              </table:table-cell>
              <table:table-cell office:value-type="float" office:value="19">
                <text:p>19</text:p>
                <draw:g>
                  <svg:desc>'attr_based - h_cp - quality'.B31:'attr_based - h_cp - quality'.E31</svg:desc>
                </draw:g>
              </table:table-cell>
              <table:table-cell office:value-type="float" office:value="82">
                <text:p>82</text:p>
              </table:table-cell>
              <table:table-cell office:value-type="float" office:value="102">
                <text:p>10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B+</text:p>
                <draw:g>
                  <svg:desc>'attr_based - h_cp - quality'.A33:'attr_based - h_cp - quality'.A33</svg:desc>
                </draw:g>
              </table:table-cell>
              <table:table-cell office:value-type="float" office:value="19">
                <text:p>19</text:p>
                <draw:g>
                  <svg:desc>'attr_based - h_cp - quality'.B33:'attr_based - h_cp - quality'.E33</svg:desc>
                </draw:g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C+</text:p>
                <draw:g>
                  <svg:desc>'attr_based - h_cp - quality'.A32:'attr_based - h_cp - quality'.A32</svg:desc>
                </draw:g>
              </table:table-cell>
              <table:table-cell office:value-type="float" office:value="19">
                <text:p>19</text:p>
                <draw:g>
                  <svg:desc>'attr_based - h_cp - quality'.B32:'attr_based - h_cp - quality'.E32</svg:desc>
                </draw:g>
              </table:table-cell>
              <table:table-cell office:value-type="float" office:value="82">
                <text:p>82</text:p>
              </table:table-cell>
              <table:table-cell office:value-type="float" office:value="101">
                <text:p>10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No repair</text:p>
                <draw:g>
                  <svg:desc>'attr_based - h_cp - quality'.A34:'attr_based - h_cp - quality'.A34</svg:desc>
                </draw:g>
              </table:table-cell>
              <table:table-cell office:value-type="float" office:value="109">
                <text:p>109</text:p>
                <draw:g>
                  <svg:desc>'attr_based - h_cp - quality'.B34:'attr_based - h_cp - quality'.E34</svg:desc>
                </draw:g>
              </table:table-cell>
              <table:table-cell office:value-type="float" office:value="256">
                <text:p>256</text:p>
              </table:table-cell>
              <table:table-cell office:value-type="float" office:value="367">
                <text:p>367</text:p>
              </table:table-cell>
              <table:table-cell office:value-type="float" office:value="509">
                <text:p>5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0 1 2 4 3 5" chart:style-name="ch1">
        <chart:title svg:x="5.258cm" svg:y="0.316cm" chart:style-name="ch2">
          <text:p>Hospital Dataset - Shuffled</text:p>
        </chart:title>
        <chart:legend chart:legend-position="end" svg:x="13.28cm" svg:y="2.956cm" style:legend-expansion="high" chart:style-name="ch3"/>
        <chart:plot-area chart:style-name="ch4" table:cell-range-address="'attr_based - h_s - quality'.B28:'attr_based - h_s - quality'.E32 'attr_based - h_s - quality'.A29:'attr_based - h_s - quality'.A32 'attr_based - h_s - quality'.A33:'attr_based - h_s - quality'.E34" chart:data-source-has-labels="both" svg:x="1.331cm" svg:y="1.275cm" svg:width="11.629cm" svg:height="7.545cm">
          <chartooo:coordinate-region svg:x="2.138cm" svg:y="1.474cm" svg:width="10.225cm" svg:height="6.699cm"/>
          <chart:axis chart:dimension="x" chart:name="primary-x" chart:style-name="ch5" chartooo:axis-type="auto">
            <chartooo:date-scale/>
            <chart:categories table:cell-range-address="'attr_based - h_s - quality'.B28:'attr_based - h_s - quality'.E28"/>
          </chart:axis>
          <chart:axis chart:dimension="y" chart:name="primary-y" chart:style-name="ch5">
            <chart:title svg:x="0.451cm" svg:y="7.089cm" chart:style-name="ch6">
              <text:p>Number of remaining errors</text:p>
            </chart:title>
            <chart:grid chart:style-name="ch7" chart:class="major"/>
          </chart:axis>
          <chart:series chart:style-name="ch8" chart:values-cell-range-address="'attr_based - h_s - quality'.B29:'attr_based - h_s - quality'.E29" chart:label-cell-address="'attr_based - h_s - quality'.A29:'attr_based - h_s - quality'.A29" chart:class="chart:line">
            <chart:data-point chart:repeated="4"/>
          </chart:series>
          <chart:series chart:style-name="ch9" chart:values-cell-range-address="'attr_based - h_s - quality'.B30:'attr_based - h_s - quality'.E30" chart:label-cell-address="'attr_based - h_s - quality'.A30:'attr_based - h_s - quality'.A30" chart:class="chart:line">
            <chart:data-point chart:repeated="4"/>
          </chart:series>
          <chart:series chart:style-name="ch10" chart:values-cell-range-address="'attr_based - h_s - quality'.B31:'attr_based - h_s - quality'.E31" chart:label-cell-address="'attr_based - h_s - quality'.A31:'attr_based - h_s - quality'.A31" chart:class="chart:line">
            <chart:data-point chart:repeated="4"/>
          </chart:series>
          <chart:series chart:style-name="ch11" chart:values-cell-range-address="'attr_based - h_s - quality'.B33:'attr_based - h_s - quality'.E33" chart:label-cell-address="'attr_based - h_s - quality'.A33:'attr_based - h_s - quality'.A33" chart:class="chart:line">
            <chart:data-point chart:repeated="4"/>
          </chart:series>
          <chart:series chart:style-name="ch12" chart:values-cell-range-address="'attr_based - h_s - quality'.B32:'attr_based - h_s - quality'.E32" chart:label-cell-address="'attr_based - h_s - quality'.A32:'attr_based - h_s - quality'.A32" chart:class="chart:line">
            <chart:data-point chart:repeated="4"/>
          </chart:series>
          <chart:series chart:style-name="ch13" chart:values-cell-range-address="'attr_based - h_s - quality'.B34:'attr_based - h_s - quality'.E34" chart:label-cell-address="'attr_based - h_s - quality'.A34:'attr_based - h_s - quality'.A34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</text:p>
                <draw:g>
                  <svg:desc>'attr_based - h_s - quality'.B28:'attr_based - h_s - quality'.E28</svg:desc>
                </draw:g>
              </table:table-cell>
              <table:table-cell office:value-type="string">
                <text:p>Batch 2</text:p>
              </table:table-cell>
              <table:table-cell office:value-type="string">
                <text:p>Batch 3</text:p>
              </table:table-cell>
              <table:table-cell office:value-type="string">
                <text:p>Batch 4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attr_based - h_s - quality'.A29:'attr_based - h_s - quality'.A29</svg:desc>
                </draw:g>
              </table:table-cell>
              <table:table-cell office:value-type="float" office:value="36">
                <text:p>36</text:p>
                <draw:g>
                  <svg:desc>'attr_based - h_s - quality'.B29:'attr_based - h_s - quality'.E29</svg:desc>
                </draw:g>
              </table:table-cell>
              <table:table-cell office:value-type="float" office:value="68">
                <text:p>68</text:p>
              </table:table-cell>
              <table:table-cell office:value-type="float" office:value="99">
                <text:p>9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B</text:p>
                <draw:g>
                  <svg:desc>'attr_based - h_s - quality'.A30:'attr_based - h_s - quality'.A30</svg:desc>
                </draw:g>
              </table:table-cell>
              <table:table-cell office:value-type="float" office:value="36">
                <text:p>36</text:p>
                <draw:g>
                  <svg:desc>'attr_based - h_s - quality'.B30:'attr_based - h_s - quality'.E30</svg:desc>
                </draw:g>
              </table:table-cell>
              <table:table-cell office:value-type="float" office:value="47">
                <text:p>47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C</text:p>
                <draw:g>
                  <svg:desc>'attr_based - h_s - quality'.A31:'attr_based - h_s - quality'.A31</svg:desc>
                </draw:g>
              </table:table-cell>
              <table:table-cell office:value-type="float" office:value="36">
                <text:p>36</text:p>
                <draw:g>
                  <svg:desc>'attr_based - h_s - quality'.B31:'attr_based - h_s - quality'.E31</svg:desc>
                </draw:g>
              </table:table-cell>
              <table:table-cell office:value-type="float" office:value="63">
                <text:p>63</text:p>
              </table:table-cell>
              <table:table-cell office:value-type="float" office:value="90">
                <text:p>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B+</text:p>
                <draw:g>
                  <svg:desc>'attr_based - h_s - quality'.A33:'attr_based - h_s - quality'.A33</svg:desc>
                </draw:g>
              </table:table-cell>
              <table:table-cell office:value-type="float" office:value="36">
                <text:p>36</text:p>
                <draw:g>
                  <svg:desc>'attr_based - h_s - quality'.B33:'attr_based - h_s - quality'.E33</svg:desc>
                </draw:g>
              </table:table-cell>
              <table:table-cell office:value-type="float" office:value="47">
                <text:p>47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C+</text:p>
                <draw:g>
                  <svg:desc>'attr_based - h_s - quality'.A32:'attr_based - h_s - quality'.A32</svg:desc>
                </draw:g>
              </table:table-cell>
              <table:table-cell office:value-type="float" office:value="36">
                <text:p>36</text:p>
                <draw:g>
                  <svg:desc>'attr_based - h_s - quality'.B32:'attr_based - h_s - quality'.E3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88">
                <text:p>8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No repair</text:p>
                <draw:g>
                  <svg:desc>'attr_based - h_s - quality'.A34:'attr_based - h_s - quality'.A34</svg:desc>
                </draw:g>
              </table:table-cell>
              <table:table-cell office:value-type="float" office:value="142">
                <text:p>142</text:p>
                <draw:g>
                  <svg:desc>'attr_based - h_s - quality'.B34:'attr_based - h_s - quality'.E34</svg:desc>
                </draw:g>
              </table:table-cell>
              <table:table-cell office:value-type="float" office:value="268">
                <text:p>268</text:p>
              </table:table-cell>
              <table:table-cell office:value-type="float" office:value="391">
                <text:p>391</text:p>
              </table:table-cell>
              <table:table-cell office:value-type="float" office:value="509">
                <text:p>5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6cm" chart:style-name="ch2">
          <text:p>Food5k Dataset - Shuffled</text:p>
        </chart:title>
        <chart:legend chart:legend-position="end" svg:x="13.28cm" svg:y="3.205cm" style:legend-expansion="high" chart:style-name="ch3"/>
        <chart:plot-area chart:style-name="ch4" table:cell-range-address="'attr_based - f_s(old) - quality'.B28:'attr_based - f_s(old) - quality'.F33 'attr_based - f_s(old) - quality'.A29:'attr_based - f_s(old) - quality'.A33" chart:data-source-has-labels="both" svg:x="1.331cm" svg:y="1.275cm" svg:width="11.629cm" svg:height="7.545cm">
          <chartooo:coordinate-region svg:x="2.138cm" svg:y="1.475cm" svg:width="10.225cm" svg:height="6.698cm"/>
          <chart:axis chart:dimension="x" chart:name="primary-x" chart:style-name="ch5" chartooo:axis-type="auto">
            <chartooo:date-scale/>
            <chart:categories table:cell-range-address="'attr_based - f_s(old) - quality'.B28:'attr_based - f_s(old) - quality'.F28"/>
          </chart:axis>
          <chart:axis chart:dimension="y" chart:name="primary-y" chart:style-name="ch5">
            <chart:title svg:x="0.451cm" svg:y="7.089cm" chart:style-name="ch6">
              <text:p>Number of remaining errors</text:p>
            </chart:title>
            <chart:grid chart:style-name="ch7" chart:class="major"/>
          </chart:axis>
          <chart:series chart:style-name="ch8" chart:values-cell-range-address="'attr_based - f_s(old) - quality'.B29:'attr_based - f_s(old) - quality'.F29" chart:label-cell-address="'attr_based - f_s(old) - quality'.A29:'attr_based - f_s(old) - quality'.A29" chart:class="chart:line">
            <chart:data-point chart:repeated="5"/>
          </chart:series>
          <chart:series chart:style-name="ch9" chart:values-cell-range-address="'attr_based - f_s(old) - quality'.B30:'attr_based - f_s(old) - quality'.F30" chart:label-cell-address="'attr_based - f_s(old) - quality'.A30:'attr_based - f_s(old) - quality'.A30" chart:class="chart:line">
            <chart:data-point chart:repeated="5"/>
          </chart:series>
          <chart:series chart:style-name="ch10" chart:values-cell-range-address="'attr_based - f_s(old) - quality'.B31:'attr_based - f_s(old) - quality'.F31" chart:label-cell-address="'attr_based - f_s(old) - quality'.A31:'attr_based - f_s(old) - quality'.A31" chart:class="chart:line">
            <chart:data-point chart:repeated="5"/>
          </chart:series>
          <chart:series chart:style-name="ch11" chart:values-cell-range-address="'attr_based - f_s(old) - quality'.B32:'attr_based - f_s(old) - quality'.F32" chart:label-cell-address="'attr_based - f_s(old) - quality'.A32:'attr_based - f_s(old) - quality'.A32" chart:class="chart:line">
            <chart:data-point chart:repeated="5"/>
          </chart:series>
          <chart:series chart:style-name="ch12" chart:values-cell-range-address="'attr_based - f_s(old) - quality'.B33:'attr_based - f_s(old) - quality'.F33" chart:label-cell-address="'attr_based - f_s(old) - quality'.A33:'attr_based - f_s(old) - quality'.A3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</text:p>
                <draw:g>
                  <svg:desc>'attr_based - f_s(old) - quality'.B28:'attr_based - f_s(old) - quality'.F28</svg:desc>
                </draw:g>
              </table:table-cell>
              <table:table-cell office:value-type="string">
                <text:p>Batch 2</text:p>
              </table:table-cell>
              <table:table-cell office:value-type="string">
                <text:p>Batch 3</text:p>
              </table:table-cell>
              <table:table-cell office:value-type="string">
                <text:p>Batch 4</text:p>
              </table:table-cell>
              <table:table-cell office:value-type="string">
                <text:p>Batch 5</text:p>
              </table:table-cell>
            </table:table-row>
          </table:table-header-rows>
          <table:table-rows>
            <table:table-row>
              <table:table-cell office:value-type="string">
                <text:p>A_attr</text:p>
                <draw:g>
                  <svg:desc>'attr_based - f_s(old) - quality'.A29:'attr_based - f_s(old) - quality'.A29</svg:desc>
                </draw:g>
              </table:table-cell>
              <table:table-cell office:value-type="float" office:value="24">
                <text:p>24</text:p>
                <draw:g>
                  <svg:desc>'attr_based - f_s(old) - quality'.B29:'attr_based - f_s(old) - quality'.F2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B_attr</text:p>
                <draw:g>
                  <svg:desc>'attr_based - f_s(old) - quality'.A30:'attr_based - f_s(old) - quality'.A30</svg:desc>
                </draw:g>
              </table:table-cell>
              <table:table-cell office:value-type="float" office:value="24">
                <text:p>24</text:p>
                <draw:g>
                  <svg:desc>'attr_based - f_s(old) - quality'.B30:'attr_based - f_s(old) - quality'.F30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67">
                <text:p>67</text:p>
              </table:table-cell>
              <table:table-cell office:value-type="float" office:value="88">
                <text:p>8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C_attr</text:p>
                <draw:g>
                  <svg:desc>'attr_based - f_s(old) - quality'.A31:'attr_based - f_s(old) - quality'.A31</svg:desc>
                </draw:g>
              </table:table-cell>
              <table:table-cell office:value-type="float" office:value="24">
                <text:p>24</text:p>
                <draw:g>
                  <svg:desc>'attr_based - f_s(old) - quality'.B31:'attr_based - f_s(old) - quality'.F31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68">
                <text:p>68</text:p>
              </table:table-cell>
              <table:table-cell office:value-type="float" office:value="89">
                <text:p>8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C+_attr</text:p>
                <draw:g>
                  <svg:desc>'attr_based - f_s(old) - quality'.A32:'attr_based - f_s(old) - quality'.A32</svg:desc>
                </draw:g>
              </table:table-cell>
              <table:table-cell office:value-type="float" office:value="24">
                <text:p>24</text:p>
                <draw:g>
                  <svg:desc>'attr_based - f_s(old) - quality'.B32:'attr_based - f_s(old) - quality'.F32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67">
                <text:p>67</text:p>
              </table:table-cell>
              <table:table-cell office:value-type="float" office:value="87">
                <text:p>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No repair</text:p>
                <draw:g>
                  <svg:desc>'attr_based - f_s(old) - quality'.A33:'attr_based - f_s(old) - quality'.A33</svg:desc>
                </draw:g>
              </table:table-cell>
              <table:table-cell office:value-type="float" office:value="48">
                <text:p>48</text:p>
                <draw:g>
                  <svg:desc>'attr_based - f_s(old) - quality'.B33:'attr_based - f_s(old) - quality'.F33</svg:desc>
                </draw:g>
              </table:table-cell>
              <table:table-cell office:value-type="float" office:value="108">
                <text:p>108</text:p>
              </table:table-cell>
              <table:table-cell office:value-type="float" office:value="170">
                <text:p>170</text:p>
              </table:table-cell>
              <table:table-cell office:value-type="float" office:value="225">
                <text:p>225</text:p>
              </table:table-cell>
              <table:table-cell office:value-type="float" office:value="293">
                <text:p>29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21cm" svg:y="0.316cm" chart:style-name="ch2">
          <text:p>Combined vs Attribute-Based Approaches (Hospital - Cherrypicked)</text:p>
        </chart:title>
        <chart:legend chart:legend-position="end" svg:x="13.518cm" svg:y="1.96cm" style:legend-expansion="high" chart:style-name="ch3"/>
        <chart:plot-area chart:style-name="ch4" table:cell-range-address="'combined vs attr_based'.B1:'combined vs attr_based'.E6 'combined vs attr_based'.A2:'combined vs attr_based'.A6 'combined vs attr_based'.A9:'combined vs attr_based'.E13" chart:data-source-has-labels="both" svg:x="1.331cm" svg:y="1.275cm" svg:width="11.867cm" svg:height="7.545cm">
          <chartooo:coordinate-region svg:x="1.952cm" svg:y="1.474cm" svg:width="10.463cm" svg:height="6.699cm"/>
          <chart:axis chart:dimension="x" chart:name="primary-x" chart:style-name="ch5" chartooo:axis-type="auto">
            <chartooo:date-scale/>
            <chart:categories table:cell-range-address="'combined vs attr_based'.B1:'combined vs attr_based'.E1"/>
          </chart:axis>
          <chart:axis chart:dimension="y" chart:name="primary-y" chart:style-name="ch5">
            <chart:title svg:x="0.451cm" svg:y="7.089cm" chart:style-name="ch6">
              <text:p>Number of remaining errors</text:p>
            </chart:title>
            <chart:grid chart:style-name="ch7" chart:class="major"/>
          </chart:axis>
          <chart:series chart:style-name="ch8" chart:values-cell-range-address="'combined vs attr_based'.B2:'combined vs attr_based'.E2" chart:label-cell-address="'combined vs attr_based'.A2:'combined vs attr_based'.A2" chart:class="chart:line">
            <chart:data-point chart:repeated="4"/>
          </chart:series>
          <chart:series chart:style-name="ch9" chart:values-cell-range-address="'combined vs attr_based'.B3:'combined vs attr_based'.E3" chart:label-cell-address="'combined vs attr_based'.A3:'combined vs attr_based'.A3" chart:class="chart:line">
            <chart:data-point chart:repeated="4"/>
          </chart:series>
          <chart:series chart:style-name="ch10" chart:values-cell-range-address="'combined vs attr_based'.B4:'combined vs attr_based'.E4" chart:label-cell-address="'combined vs attr_based'.A4:'combined vs attr_based'.A4" chart:class="chart:line">
            <chart:data-point chart:repeated="4"/>
          </chart:series>
          <chart:series chart:style-name="ch11" chart:values-cell-range-address="'combined vs attr_based'.B5:'combined vs attr_based'.E5" chart:label-cell-address="'combined vs attr_based'.A5:'combined vs attr_based'.A5" chart:class="chart:line">
            <chart:data-point chart:repeated="4"/>
          </chart:series>
          <chart:series chart:style-name="ch12" chart:values-cell-range-address="'combined vs attr_based'.B6:'combined vs attr_based'.E6" chart:label-cell-address="'combined vs attr_based'.A6:'combined vs attr_based'.A6" chart:class="chart:line">
            <chart:data-point chart:repeated="4"/>
          </chart:series>
          <chart:series chart:style-name="ch13" chart:values-cell-range-address="'combined vs attr_based'.B9:'combined vs attr_based'.E9" chart:label-cell-address="'combined vs attr_based'.A9:'combined vs attr_based'.A9" chart:class="chart:line">
            <chart:data-point chart:repeated="4"/>
          </chart:series>
          <chart:series chart:style-name="ch14" chart:values-cell-range-address="'combined vs attr_based'.B10:'combined vs attr_based'.E10" chart:label-cell-address="'combined vs attr_based'.A10:'combined vs attr_based'.A10" chart:class="chart:line">
            <chart:data-point chart:repeated="4"/>
          </chart:series>
          <chart:series chart:style-name="ch15" chart:values-cell-range-address="'combined vs attr_based'.B11:'combined vs attr_based'.E11" chart:label-cell-address="'combined vs attr_based'.A11:'combined vs attr_based'.A11" chart:class="chart:line">
            <chart:data-point chart:repeated="4"/>
          </chart:series>
          <chart:series chart:style-name="ch16" chart:values-cell-range-address="'combined vs attr_based'.B12:'combined vs attr_based'.E12" chart:label-cell-address="'combined vs attr_based'.A12:'combined vs attr_based'.A12" chart:class="chart:line">
            <chart:data-point chart:repeated="4"/>
          </chart:series>
          <chart:series chart:style-name="ch17" chart:values-cell-range-address="'combined vs attr_based'.B13:'combined vs attr_based'.E13" chart:label-cell-address="'combined vs attr_based'.A13:'combined vs attr_based'.A13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</text:p>
                <draw:g>
                  <svg:desc>'combined vs attr_based'.B1:'combined vs attr_based'.E1</svg:desc>
                </draw:g>
              </table:table-cell>
              <table:table-cell office:value-type="string">
                <text:p>Batch 2</text:p>
              </table:table-cell>
              <table:table-cell office:value-type="string">
                <text:p>Batch 3</text:p>
              </table:table-cell>
              <table:table-cell office:value-type="string">
                <text:p>Batch 4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combined vs attr_based'.A2:'combined vs attr_based'.A2</svg:desc>
                </draw:g>
              </table:table-cell>
              <table:table-cell office:value-type="float" office:value="18">
                <text:p>18</text:p>
                <draw:g>
                  <svg:desc>'combined vs attr_based'.B2:'combined vs attr_based'.E2</svg:desc>
                </draw:g>
              </table:table-cell>
              <table:table-cell office:value-type="float" office:value="91">
                <text:p>91</text:p>
              </table:table-cell>
              <table:table-cell office:value-type="float" office:value="110">
                <text:p>11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B</text:p>
                <draw:g>
                  <svg:desc>'combined vs attr_based'.A3:'combined vs attr_based'.A3</svg:desc>
                </draw:g>
              </table:table-cell>
              <table:table-cell office:value-type="float" office:value="18">
                <text:p>18</text:p>
                <draw:g>
                  <svg:desc>'combined vs attr_based'.B3:'combined vs attr_based'.E3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C</text:p>
                <draw:g>
                  <svg:desc>'combined vs attr_based'.A4:'combined vs attr_based'.A4</svg:desc>
                </draw:g>
              </table:table-cell>
              <table:table-cell office:value-type="float" office:value="18">
                <text:p>18</text:p>
                <draw:g>
                  <svg:desc>'combined vs attr_based'.B4:'combined vs attr_based'.E4</svg:desc>
                </draw:g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C+</text:p>
                <draw:g>
                  <svg:desc>'combined vs attr_based'.A5:'combined vs attr_based'.A5</svg:desc>
                </draw:g>
              </table:table-cell>
              <table:table-cell office:value-type="float" office:value="18">
                <text:p>18</text:p>
                <draw:g>
                  <svg:desc>'combined vs attr_based'.B5:'combined vs attr_based'.E5</svg:desc>
                </draw:g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B+</text:p>
                <draw:g>
                  <svg:desc>'combined vs attr_based'.A6:'combined vs attr_based'.A6</svg:desc>
                </draw:g>
              </table:table-cell>
              <table:table-cell office:value-type="float" office:value="18">
                <text:p>18</text:p>
                <draw:g>
                  <svg:desc>'combined vs attr_based'.B6:'combined vs attr_based'.E6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A_attr</text:p>
                <draw:g>
                  <svg:desc>'combined vs attr_based'.A9:'combined vs attr_based'.A9</svg:desc>
                </draw:g>
              </table:table-cell>
              <table:table-cell office:value-type="float" office:value="19">
                <text:p>19</text:p>
                <draw:g>
                  <svg:desc>'combined vs attr_based'.B9:'combined vs attr_based'.E9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114">
                <text:p>11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B_attr</text:p>
                <draw:g>
                  <svg:desc>'combined vs attr_based'.A10:'combined vs attr_based'.A10</svg:desc>
                </draw:g>
              </table:table-cell>
              <table:table-cell office:value-type="float" office:value="19">
                <text:p>19</text:p>
                <draw:g>
                  <svg:desc>'combined vs attr_based'.B10:'combined vs attr_based'.E10</svg:desc>
                </draw:g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C_attr</text:p>
                <draw:g>
                  <svg:desc>'combined vs attr_based'.A11:'combined vs attr_based'.A11</svg:desc>
                </draw:g>
              </table:table-cell>
              <table:table-cell office:value-type="float" office:value="19">
                <text:p>19</text:p>
                <draw:g>
                  <svg:desc>'combined vs attr_based'.B11:'combined vs attr_based'.E11</svg:desc>
                </draw:g>
              </table:table-cell>
              <table:table-cell office:value-type="float" office:value="82">
                <text:p>82</text:p>
              </table:table-cell>
              <table:table-cell office:value-type="float" office:value="102">
                <text:p>10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C+_attr</text:p>
                <draw:g>
                  <svg:desc>'combined vs attr_based'.A12:'combined vs attr_based'.A12</svg:desc>
                </draw:g>
              </table:table-cell>
              <table:table-cell office:value-type="float" office:value="19">
                <text:p>19</text:p>
                <draw:g>
                  <svg:desc>'combined vs attr_based'.B12:'combined vs attr_based'.E12</svg:desc>
                </draw:g>
              </table:table-cell>
              <table:table-cell office:value-type="float" office:value="82">
                <text:p>82</text:p>
              </table:table-cell>
              <table:table-cell office:value-type="float" office:value="101">
                <text:p>10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B+_attr</text:p>
                <draw:g>
                  <svg:desc>'combined vs attr_based'.A13:'combined vs attr_based'.A13</svg:desc>
                </draw:g>
              </table:table-cell>
              <table:table-cell office:value-type="float" office:value="19">
                <text:p>19</text:p>
                <draw:g>
                  <svg:desc>'combined vs attr_based'.B13:'combined vs attr_based'.E13</svg:desc>
                </draw:g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21cm" svg:y="0.316cm" chart:style-name="ch2">
          <text:p>Combined vs Attribute-Based Approaches (Hospital - Cherrypicked)</text:p>
        </chart:title>
        <chart:legend chart:legend-position="end" svg:x="11.197cm" svg:y="1.462cm" style:legend-expansion="high" chart:style-name="ch3"/>
        <chart:plot-area chart:style-name="ch4" table:cell-range-address="'combined vs attr_based'.A2:'combined vs attr_based'.A6 'combined vs attr_based'.A9:'combined vs attr_based'.A13 'combined vs attr_based'.G1:'combined vs attr_based'.R6 'combined vs attr_based'.G9:'combined vs attr_based'.R13" chart:data-source-has-labels="both" svg:x="1.331cm" svg:y="1.275cm" svg:width="9.546cm" svg:height="7.545cm">
          <chartooo:coordinate-region svg:x="2.138cm" svg:y="1.275cm" svg:width="8.739cm" svg:height="6.011cm"/>
          <chart:axis chart:dimension="x" chart:name="primary-x" chart:style-name="ch5" chartooo:axis-type="auto">
            <chartooo:date-scale/>
            <chart:categories table:cell-range-address="'combined vs attr_based'.A2:'combined vs attr_based'.A6 'combined vs attr_based'.A9:'combined vs attr_based'.A13"/>
          </chart:axis>
          <chart:axis chart:dimension="y" chart:name="primary-y" chart:style-name="ch6">
            <chart:title svg:x="0.451cm" svg:y="7.089cm" chart:style-name="ch7">
              <text:p>Execution time (in seconds)</text:p>
            </chart:title>
            <chart:grid chart:style-name="ch8" chart:class="major"/>
          </chart:axis>
          <chart:series chart:style-name="ch9" chart:values-cell-range-address="'combined vs attr_based'.G2:'combined vs attr_based'.G6 'combined vs attr_based'.G9:'combined vs attr_based'.G13" chart:label-cell-address="'combined vs attr_based'.G1:'combined vs attr_based'.G1" chart:class="chart:bar">
            <chart:data-point chart:repeated="10"/>
          </chart:series>
          <chart:series chart:style-name="ch10" chart:values-cell-range-address="'combined vs attr_based'.H2:'combined vs attr_based'.H6 'combined vs attr_based'.H9:'combined vs attr_based'.H13" chart:label-cell-address="'combined vs attr_based'.H1:'combined vs attr_based'.H1" chart:class="chart:bar">
            <chart:data-point chart:repeated="10"/>
          </chart:series>
          <chart:series chart:style-name="ch11" chart:values-cell-range-address="'combined vs attr_based'.I2:'combined vs attr_based'.I6 'combined vs attr_based'.I9:'combined vs attr_based'.I13" chart:label-cell-address="'combined vs attr_based'.I1:'combined vs attr_based'.I1" chart:class="chart:bar">
            <chart:data-point chart:repeated="10"/>
          </chart:series>
          <chart:series chart:style-name="ch12" chart:values-cell-range-address="'combined vs attr_based'.J2:'combined vs attr_based'.J6 'combined vs attr_based'.J9:'combined vs attr_based'.J13" chart:label-cell-address="'combined vs attr_based'.J1:'combined vs attr_based'.J1" chart:class="chart:bar">
            <chart:data-point chart:repeated="10"/>
          </chart:series>
          <chart:series chart:style-name="ch13" chart:values-cell-range-address="'combined vs attr_based'.K2:'combined vs attr_based'.K6 'combined vs attr_based'.K9:'combined vs attr_based'.K13" chart:label-cell-address="'combined vs attr_based'.K1:'combined vs attr_based'.K1" chart:class="chart:bar">
            <chart:data-point chart:repeated="10"/>
          </chart:series>
          <chart:series chart:style-name="ch14" chart:values-cell-range-address="'combined vs attr_based'.L2:'combined vs attr_based'.L6 'combined vs attr_based'.L9:'combined vs attr_based'.L13" chart:label-cell-address="'combined vs attr_based'.L1:'combined vs attr_based'.L1" chart:class="chart:bar">
            <chart:data-point chart:repeated="10"/>
          </chart:series>
          <chart:series chart:style-name="ch15" chart:values-cell-range-address="'combined vs attr_based'.M2:'combined vs attr_based'.M6 'combined vs attr_based'.M9:'combined vs attr_based'.M13" chart:label-cell-address="'combined vs attr_based'.M1:'combined vs attr_based'.M1" chart:class="chart:bar">
            <chart:data-point chart:repeated="10"/>
          </chart:series>
          <chart:series chart:style-name="ch16" chart:values-cell-range-address="'combined vs attr_based'.N2:'combined vs attr_based'.N6 'combined vs attr_based'.N9:'combined vs attr_based'.N13" chart:label-cell-address="'combined vs attr_based'.N1:'combined vs attr_based'.N1" chart:class="chart:bar">
            <chart:data-point chart:repeated="10"/>
          </chart:series>
          <chart:series chart:style-name="ch17" chart:values-cell-range-address="'combined vs attr_based'.O2:'combined vs attr_based'.O6 'combined vs attr_based'.O9:'combined vs attr_based'.O13" chart:label-cell-address="'combined vs attr_based'.O1:'combined vs attr_based'.O1" chart:class="chart:bar">
            <chart:data-point chart:repeated="10"/>
          </chart:series>
          <chart:series chart:style-name="ch18" chart:values-cell-range-address="'combined vs attr_based'.P2:'combined vs attr_based'.P6 'combined vs attr_based'.P9:'combined vs attr_based'.P13" chart:label-cell-address="'combined vs attr_based'.P1:'combined vs attr_based'.P1" chart:class="chart:bar">
            <chart:data-point chart:repeated="10"/>
          </chart:series>
          <chart:series chart:style-name="ch19" chart:values-cell-range-address="'combined vs attr_based'.Q2:'combined vs attr_based'.Q6 'combined vs attr_based'.Q9:'combined vs attr_based'.Q13" chart:label-cell-address="'combined vs attr_based'.Q1:'combined vs attr_based'.Q1" chart:class="chart:bar">
            <chart:data-point chart:repeated="10"/>
          </chart:series>
          <chart:series chart:style-name="ch20" chart:values-cell-range-address="'combined vs attr_based'.R2:'combined vs attr_based'.R6 'combined vs attr_based'.R9:'combined vs attr_based'.R13" chart:label-cell-address="'combined vs attr_based'.R1:'combined vs attr_based'.R1" chart:class="chart:bar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ad_data</text:p>
                <draw:g>
                  <svg:desc>'combined vs attr_based'.G1:'combined vs attr_based'.G1</svg:desc>
                </draw:g>
              </table:table-cell>
              <table:table-cell office:value-type="string">
                <text:p>load_dcs</text:p>
                <draw:g>
                  <svg:desc>'combined vs attr_based'.H1:'combined vs attr_based'.H1</svg:desc>
                </draw:g>
              </table:table-cell>
              <table:table-cell office:value-type="string">
                <text:p>detect_errors</text:p>
                <draw:g>
                  <svg:desc>'combined vs attr_based'.I1:'combined vs attr_based'.I1</svg:desc>
                </draw:g>
              </table:table-cell>
              <table:table-cell office:value-type="string">
                <text:p>setup_domain</text:p>
                <draw:g>
                  <svg:desc>'combined vs attr_based'.J1:'combined vs attr_based'.J1</svg:desc>
                </draw:g>
              </table:table-cell>
              <table:table-cell office:value-type="string">
                <text:p>featurize_data</text:p>
                <draw:g>
                  <svg:desc>'combined vs attr_based'.K1:'combined vs attr_based'.K1</svg:desc>
                </draw:g>
              </table:table-cell>
              <table:table-cell office:value-type="string">
                <text:p>setup_model</text:p>
                <draw:g>
                  <svg:desc>'combined vs attr_based'.L1:'combined vs attr_based'.L1</svg:desc>
                </draw:g>
              </table:table-cell>
              <table:table-cell office:value-type="string">
                <text:p>fit_model</text:p>
                <draw:g>
                  <svg:desc>'combined vs attr_based'.M1:'combined vs attr_based'.M1</svg:desc>
                </draw:g>
              </table:table-cell>
              <table:table-cell office:value-type="string">
                <text:p>infer_repairs</text:p>
                <draw:g>
                  <svg:desc>'combined vs attr_based'.N1:'combined vs attr_based'.N1</svg:desc>
                </draw:g>
              </table:table-cell>
              <table:table-cell office:value-type="string">
                <text:p>get_inferred_values</text:p>
                <draw:g>
                  <svg:desc>'combined vs attr_based'.O1:'combined vs attr_based'.O1</svg:desc>
                </draw:g>
              </table:table-cell>
              <table:table-cell office:value-type="string">
                <text:p>generate_repaired_dataset</text:p>
                <draw:g>
                  <svg:desc>'combined vs attr_based'.P1:'combined vs attr_based'.P1</svg:desc>
                </draw:g>
              </table:table-cell>
              <table:table-cell office:value-type="string">
                <text:p>repaired_table_copy_time</text:p>
                <draw:g>
                  <svg:desc>'combined vs attr_based'.Q1:'combined vs attr_based'.Q1</svg:desc>
                </draw:g>
              </table:table-cell>
              <table:table-cell office:value-type="string">
                <text:p>save_stats_time</text:p>
                <draw:g>
                  <svg:desc>'combined vs attr_based'.R1:'combined vs attr_based'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combined vs attr_based'.A2:'combined vs attr_based'.A6 'combined vs attr_based'.A9:'combined vs attr_based'.A13</svg:desc>
                </draw:g>
              </table:table-cell>
              <table:table-cell office:value-type="float" office:value="0.466978999999986">
                <text:p>0.466978999999986</text:p>
                <draw:g>
                  <svg:desc>'combined vs attr_based'.G2:'combined vs attr_based'.G6 'combined vs attr_based'.G9:'combined vs attr_based'.G13</svg:desc>
                </draw:g>
              </table:table-cell>
              <table:table-cell office:value-type="float" office:value="0.00667533333333359">
                <text:p>0.00667533333333359</text:p>
                <draw:g>
                  <svg:desc>'combined vs attr_based'.H2:'combined vs attr_based'.H6 'combined vs attr_based'.H9:'combined vs attr_based'.H13</svg:desc>
                </draw:g>
              </table:table-cell>
              <table:table-cell office:value-type="float" office:value="0.885770333333334">
                <text:p>0.885770333333334</text:p>
                <draw:g>
                  <svg:desc>'combined vs attr_based'.I2:'combined vs attr_based'.I6 'combined vs attr_based'.I9:'combined vs attr_based'.I13</svg:desc>
                </draw:g>
              </table:table-cell>
              <table:table-cell office:value-type="float" office:value="12.5313379764557">
                <text:p>12.5313379764557</text:p>
                <draw:g>
                  <svg:desc>'combined vs attr_based'.J2:'combined vs attr_based'.J6 'combined vs attr_based'.J9:'combined vs attr_based'.J13</svg:desc>
                </draw:g>
              </table:table-cell>
              <table:table-cell office:value-type="float" office:value="22.1177443333333">
                <text:p>22.1177443333333</text:p>
                <draw:g>
                  <svg:desc>'combined vs attr_based'.K2:'combined vs attr_based'.K6 'combined vs attr_based'.K9:'combined vs attr_based'.K13</svg:desc>
                </draw:g>
              </table:table-cell>
              <table:table-cell office:value-type="float" office:value="0.00200233333333877">
                <text:p>0.00200233333333877</text:p>
                <draw:g>
                  <svg:desc>'combined vs attr_based'.L2:'combined vs attr_based'.L6 'combined vs attr_based'.L9:'combined vs attr_based'.L13</svg:desc>
                </draw:g>
              </table:table-cell>
              <table:table-cell office:value-type="float" office:value="36.437005">
                <text:p>36.437005</text:p>
                <draw:g>
                  <svg:desc>'combined vs attr_based'.M2:'combined vs attr_based'.M6 'combined vs attr_based'.M9:'combined vs attr_based'.M13</svg:desc>
                </draw:g>
              </table:table-cell>
              <table:table-cell office:value-type="float" office:value="1.75516066666667">
                <text:p>1.75516066666667</text:p>
                <draw:g>
                  <svg:desc>'combined vs attr_based'.N2:'combined vs attr_based'.N6 'combined vs attr_based'.N9:'combined vs attr_based'.N13</svg:desc>
                </draw:g>
              </table:table-cell>
              <table:table-cell office:value-type="float" office:value="0.0745579999999925">
                <text:p>0.0745579999999925</text:p>
                <draw:g>
                  <svg:desc>'combined vs attr_based'.O2:'combined vs attr_based'.O6 'combined vs attr_based'.O9:'combined vs attr_based'.O13</svg:desc>
                </draw:g>
              </table:table-cell>
              <table:table-cell office:value-type="float" office:value="0.179182333333344">
                <text:p>0.179182333333344</text:p>
                <draw:g>
                  <svg:desc>'combined vs attr_based'.P2:'combined vs attr_based'.P6 'combined vs attr_based'.P9:'combined vs attr_based'.P13</svg:desc>
                </draw:g>
              </table:table-cell>
              <table:table-cell office:value-type="float" office:value="0">
                <text:p>0</text:p>
                <draw:g>
                  <svg:desc>'combined vs attr_based'.Q2:'combined vs attr_based'.Q6 'combined vs attr_based'.Q9:'combined vs attr_based'.Q13</svg:desc>
                </draw:g>
              </table:table-cell>
              <table:table-cell office:value-type="float" office:value="0">
                <text:p>0</text:p>
                <draw:g>
                  <svg:desc>'combined vs attr_based'.R2:'combined vs attr_based'.R6 'combined vs attr_based'.R9:'combined vs attr_based'.R13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503935999999991">
                <text:p>0.503935999999991</text:p>
              </table:table-cell>
              <table:table-cell office:value-type="float" office:value="0.00680266666675303">
                <text:p>0.00680266666675303</text:p>
              </table:table-cell>
              <table:table-cell office:value-type="float" office:value="1.35775533333333">
                <text:p>1.35775533333333</text:p>
              </table:table-cell>
              <table:table-cell office:value-type="float" office:value="21.4569588502248">
                <text:p>21.4569588502248</text:p>
              </table:table-cell>
              <table:table-cell office:value-type="float" office:value="50.8150833333333">
                <text:p>50.8150833333333</text:p>
              </table:table-cell>
              <table:table-cell office:value-type="float" office:value="0.00205733333334971">
                <text:p>0.00205733333334971</text:p>
              </table:table-cell>
              <table:table-cell office:value-type="float" office:value="67.6985146666667">
                <text:p>67.6985146666667</text:p>
              </table:table-cell>
              <table:table-cell office:value-type="float" office:value="3.222548">
                <text:p>3.222548</text:p>
              </table:table-cell>
              <table:table-cell office:value-type="float" office:value="0.12331766666667">
                <text:p>0.12331766666667</text:p>
              </table:table-cell>
              <table:table-cell office:value-type="float" office:value="0.265244666666604">
                <text:p>0.265244666666604</text:p>
              </table:table-cell>
              <table:table-cell office:value-type="float" office:value="0.0723236666667238">
                <text:p>0.0723236666667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493657333333393">
                <text:p>0.493657333333393</text:p>
              </table:table-cell>
              <table:table-cell office:value-type="float" office:value="0.00668766666664548">
                <text:p>0.00668766666664548</text:p>
              </table:table-cell>
              <table:table-cell office:value-type="float" office:value="0.913749333333233">
                <text:p>0.913749333333233</text:p>
              </table:table-cell>
              <table:table-cell office:value-type="float" office:value="12.9520827929179">
                <text:p>12.9520827929179</text:p>
              </table:table-cell>
              <table:table-cell office:value-type="float" office:value="21.5264079999999">
                <text:p>21.5264079999999</text:p>
              </table:table-cell>
              <table:table-cell office:value-type="float" office:value="0.00194866666667319">
                <text:p>0.00194866666667319</text:p>
              </table:table-cell>
              <table:table-cell office:value-type="float" office:value="30.8202523333334">
                <text:p>30.8202523333334</text:p>
              </table:table-cell>
              <table:table-cell office:value-type="float" office:value="1.81124333333344">
                <text:p>1.81124333333344</text:p>
              </table:table-cell>
              <table:table-cell office:value-type="float" office:value="0.0760043333333443">
                <text:p>0.0760043333333443</text:p>
              </table:table-cell>
              <table:table-cell office:value-type="float" office:value="0.264956999999943">
                <text:p>0.264956999999943</text:p>
              </table:table-cell>
              <table:table-cell office:value-type="float" office:value="0">
                <text:p>0</text:p>
              </table:table-cell>
              <table:table-cell office:value-type="float" office:value="0.0712076666666614">
                <text:p>0.0712076666666614</text:p>
              </table:table-cell>
            </table:table-row>
            <table:table-row>
              <table:table-cell office:value-type="string">
                <text:p>C+</text:p>
              </table:table-cell>
              <table:table-cell office:value-type="float" office:value="0.467443666666668">
                <text:p>0.467443666666668</text:p>
              </table:table-cell>
              <table:table-cell office:value-type="float" office:value="0.0067349999999351">
                <text:p>0.0067349999999351</text:p>
              </table:table-cell>
              <table:table-cell office:value-type="float" office:value="0.882042999999972">
                <text:p>0.882042999999972</text:p>
              </table:table-cell>
              <table:table-cell office:value-type="float" office:value="12.9423733552297">
                <text:p>12.9423733552297</text:p>
              </table:table-cell>
              <table:table-cell office:value-type="float" office:value="21.9246256666666">
                <text:p>21.9246256666666</text:p>
              </table:table-cell>
              <table:table-cell office:value-type="float" office:value="0.00393533333325044">
                <text:p>0.00393533333325044</text:p>
              </table:table-cell>
              <table:table-cell office:value-type="float" office:value="22.3445550000001">
                <text:p>22.3445550000001</text:p>
              </table:table-cell>
              <table:table-cell office:value-type="float" office:value="1.79088000000005">
                <text:p>1.79088000000005</text:p>
              </table:table-cell>
              <table:table-cell office:value-type="float" office:value="0.0764159999998999">
                <text:p>0.0764159999998999</text:p>
              </table:table-cell>
              <table:table-cell office:value-type="float" office:value="0.265282333333346">
                <text:p>0.265282333333346</text:p>
              </table:table-cell>
              <table:table-cell office:value-type="float" office:value="0">
                <text:p>0</text:p>
              </table:table-cell>
              <table:table-cell office:value-type="float" office:value="0.071076000000005">
                <text:p>0.071076000000005</text:p>
              </table:table-cell>
            </table:table-row>
            <table:table-row>
              <table:table-cell office:value-type="string">
                <text:p>B+</text:p>
              </table:table-cell>
              <table:table-cell office:value-type="float" office:value="0.466378999999994">
                <text:p>0.466378999999994</text:p>
              </table:table-cell>
              <table:table-cell office:value-type="float" office:value="0.0067386666666834">
                <text:p>0.0067386666666834</text:p>
              </table:table-cell>
              <table:table-cell office:value-type="float" office:value="1.46829000000001">
                <text:p>1.46829000000001</text:p>
              </table:table-cell>
              <table:table-cell office:value-type="float" office:value="21.4109131495158">
                <text:p>21.4109131495158</text:p>
              </table:table-cell>
              <table:table-cell office:value-type="float" office:value="53.4550756666667">
                <text:p>53.4550756666667</text:p>
              </table:table-cell>
              <table:table-cell office:value-type="float" office:value="0.00410999999998473">
                <text:p>0.00410999999998473</text:p>
              </table:table-cell>
              <table:table-cell office:value-type="float" office:value="67.1570296666667">
                <text:p>67.1570296666667</text:p>
              </table:table-cell>
              <table:table-cell office:value-type="float" office:value="3.38390833333334">
                <text:p>3.38390833333334</text:p>
              </table:table-cell>
              <table:table-cell office:value-type="float" office:value="0.094793000000004">
                <text:p>0.094793000000004</text:p>
              </table:table-cell>
              <table:table-cell office:value-type="float" office:value="2.02716733333333">
                <text:p>2.02716733333333</text:p>
              </table:table-cell>
              <table:table-cell office:value-type="float" office:value="0.0725946666666388">
                <text:p>0.0725946666666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_attr</text:p>
              </table:table-cell>
              <table:table-cell office:value-type="float" office:value="0.49703033333333">
                <text:p>0.49703033333333</text:p>
              </table:table-cell>
              <table:table-cell office:value-type="float" office:value="0.00663933333333678">
                <text:p>0.00663933333333678</text:p>
              </table:table-cell>
              <table:table-cell office:value-type="float" office:value="0.856924333333322">
                <text:p>0.856924333333322</text:p>
              </table:table-cell>
              <table:table-cell office:value-type="float" office:value="12.3730020523071">
                <text:p>12.3730020523071</text:p>
              </table:table-cell>
              <table:table-cell office:value-type="float" office:value="19.5222206666667">
                <text:p>19.5222206666667</text:p>
              </table:table-cell>
              <table:table-cell office:value-type="float" office:value="0.0186073333333372">
                <text:p>0.0186073333333372</text:p>
              </table:table-cell>
              <table:table-cell office:value-type="float" office:value="27.3446373333333">
                <text:p>27.3446373333333</text:p>
              </table:table-cell>
              <table:table-cell office:value-type="float" office:value="1.47223466666666">
                <text:p>1.47223466666666</text:p>
              </table:table-cell>
              <table:table-cell office:value-type="float" office:value="0.0759673333333299">
                <text:p>0.0759673333333299</text:p>
              </table:table-cell>
              <table:table-cell office:value-type="float" office:value="0.180116999999999">
                <text:p>0.180116999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_attr</text:p>
              </table:table-cell>
              <table:table-cell office:value-type="float" office:value="0.471517999999956">
                <text:p>0.471517999999956</text:p>
              </table:table-cell>
              <table:table-cell office:value-type="float" office:value="0.00664366666668077">
                <text:p>0.00664366666668077</text:p>
              </table:table-cell>
              <table:table-cell office:value-type="float" office:value="1.45434466666668">
                <text:p>1.45434466666668</text:p>
              </table:table-cell>
              <table:table-cell office:value-type="float" office:value="21.4586077531179">
                <text:p>21.4586077531179</text:p>
              </table:table-cell>
              <table:table-cell office:value-type="float" office:value="46.6988733333333">
                <text:p>46.6988733333333</text:p>
              </table:table-cell>
              <table:table-cell office:value-type="float" office:value="0.0187646666666789">
                <text:p>0.0187646666666789</text:p>
              </table:table-cell>
              <table:table-cell office:value-type="float" office:value="61.4127240000001">
                <text:p>61.4127240000001</text:p>
              </table:table-cell>
              <table:table-cell office:value-type="float" office:value="3.27199333333335">
                <text:p>3.27199333333335</text:p>
              </table:table-cell>
              <table:table-cell office:value-type="float" office:value="0.097187333333333">
                <text:p>0.097187333333333</text:p>
              </table:table-cell>
              <table:table-cell office:value-type="float" office:value="2.02510833333328">
                <text:p>2.02510833333328</text:p>
              </table:table-cell>
              <table:table-cell office:value-type="float" office:value="0.0740673333333367">
                <text:p>0.0740673333333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_attr</text:p>
              </table:table-cell>
              <table:table-cell office:value-type="float" office:value="0.472514666666674">
                <text:p>0.472514666666674</text:p>
              </table:table-cell>
              <table:table-cell office:value-type="float" office:value="0.00663166666667319">
                <text:p>0.00663166666667319</text:p>
              </table:table-cell>
              <table:table-cell office:value-type="float" office:value="0.895875333333265">
                <text:p>0.895875333333265</text:p>
              </table:table-cell>
              <table:table-cell office:value-type="float" office:value="13.0632194677989">
                <text:p>13.0632194677989</text:p>
              </table:table-cell>
              <table:table-cell office:value-type="float" office:value="19.2570823333333">
                <text:p>19.2570823333333</text:p>
              </table:table-cell>
              <table:table-cell office:value-type="float" office:value="0.0187343333333274">
                <text:p>0.0187343333333274</text:p>
              </table:table-cell>
              <table:table-cell office:value-type="float" office:value="23.8455136666667">
                <text:p>23.8455136666667</text:p>
              </table:table-cell>
              <table:table-cell office:value-type="float" office:value="1.66613199999995">
                <text:p>1.66613199999995</text:p>
              </table:table-cell>
              <table:table-cell office:value-type="float" office:value="0.078012999999866">
                <text:p>0.078012999999866</text:p>
              </table:table-cell>
              <table:table-cell office:value-type="float" office:value="0.266812999999994">
                <text:p>0.266812999999994</text:p>
              </table:table-cell>
              <table:table-cell office:value-type="float" office:value="0">
                <text:p>0</text:p>
              </table:table-cell>
              <table:table-cell office:value-type="float" office:value="0.0715533333333269">
                <text:p>0.0715533333333269</text:p>
              </table:table-cell>
            </table:table-row>
            <table:table-row>
              <table:table-cell office:value-type="string">
                <text:p>C+_attr</text:p>
              </table:table-cell>
              <table:table-cell office:value-type="float" office:value="0.474044999999933">
                <text:p>0.474044999999933</text:p>
              </table:table-cell>
              <table:table-cell office:value-type="float" office:value="0.00672433333329536">
                <text:p>0.00672433333329536</text:p>
              </table:table-cell>
              <table:table-cell office:value-type="float" office:value="0.896864333333118">
                <text:p>0.896864333333118</text:p>
              </table:table-cell>
              <table:table-cell office:value-type="float" office:value="13.2660506566366">
                <text:p>13.2660506566366</text:p>
              </table:table-cell>
              <table:table-cell office:value-type="float" office:value="19.5326793333331">
                <text:p>19.5326793333331</text:p>
              </table:table-cell>
              <table:table-cell office:value-type="float" office:value="0.0440509999997024">
                <text:p>0.0440509999997024</text:p>
              </table:table-cell>
              <table:table-cell office:value-type="float" office:value="13.0455443333335">
                <text:p>13.0455443333335</text:p>
              </table:table-cell>
              <table:table-cell office:value-type="float" office:value="1.77731066666668">
                <text:p>1.77731066666668</text:p>
              </table:table-cell>
              <table:table-cell office:value-type="float" office:value="0.0786756666666406">
                <text:p>0.0786756666666406</text:p>
              </table:table-cell>
              <table:table-cell office:value-type="float" office:value="0.265563333333375">
                <text:p>0.265563333333375</text:p>
              </table:table-cell>
              <table:table-cell office:value-type="float" office:value="0">
                <text:p>0</text:p>
              </table:table-cell>
              <table:table-cell office:value-type="float" office:value="0.0728120000000369">
                <text:p>0.0728120000000369</text:p>
              </table:table-cell>
            </table:table-row>
            <table:table-row>
              <table:table-cell office:value-type="string">
                <text:p>B+_attr</text:p>
              </table:table-cell>
              <table:table-cell office:value-type="float" office:value="0.473334333333242">
                <text:p>0.473334333333242</text:p>
              </table:table-cell>
              <table:table-cell office:value-type="float" office:value="0.00671066666685268">
                <text:p>0.00671066666685268</text:p>
              </table:table-cell>
              <table:table-cell office:value-type="float" office:value="1.46977433333313">
                <text:p>1.46977433333313</text:p>
              </table:table-cell>
              <table:table-cell office:value-type="float" office:value="21.9055156707764">
                <text:p>21.9055156707764</text:p>
              </table:table-cell>
              <table:table-cell office:value-type="float" office:value="47.096167333333">
                <text:p>47.096167333333</text:p>
              </table:table-cell>
              <table:table-cell office:value-type="float" office:value="0.0440120000001419">
                <text:p>0.0440120000001419</text:p>
              </table:table-cell>
              <table:table-cell office:value-type="float" office:value="24.9708776666669">
                <text:p>24.9708776666669</text:p>
              </table:table-cell>
              <table:table-cell office:value-type="float" office:value="3.32354700000011">
                <text:p>3.32354700000011</text:p>
              </table:table-cell>
              <table:table-cell office:value-type="float" office:value="0.0980563333335643">
                <text:p>0.0980563333335643</text:p>
              </table:table-cell>
              <table:table-cell office:value-type="float" office:value="2.02824866666697">
                <text:p>2.02824866666697</text:p>
              </table:table-cell>
              <table:table-cell office:value-type="float" office:value="0.0740513333333486">
                <text:p>0.074051333333348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21cm" svg:y="0.316cm" chart:style-name="ch2">
          <text:p>Combined vs Attribute-Based Approaches (Hospital - Cherrypicked)</text:p>
        </chart:title>
        <chart:legend chart:legend-position="end" svg:x="14.054cm" svg:y="3.454cm" style:legend-expansion="high" chart:style-name="ch3"/>
        <chart:plot-area chart:style-name="ch4" table:cell-range-address="'combined vs attr_based'.X2:'combined vs attr_based'.AB11 'combined vs attr_based'.Y1:'combined vs attr_based'.AB1" chart:data-source-has-labels="both" svg:x="1.331cm" svg:y="1.275cm" svg:width="12.403cm" svg:height="7.545cm">
          <chartooo:coordinate-region svg:x="2.323cm" svg:y="1.474cm" svg:width="11.411cm" svg:height="6.699cm"/>
          <chart:axis chart:dimension="x" chart:name="primary-x" chart:style-name="ch5" chartooo:axis-type="auto">
            <chartooo:date-scale/>
            <chart:categories table:cell-range-address="'combined vs attr_based'.X2:'combined vs attr_based'.X11"/>
          </chart:axis>
          <chart:axis chart:dimension="y" chart:name="primary-y" chart:style-name="ch6">
            <chart:title svg:x="0.451cm" svg:y="7.353cm" chart:style-name="ch7">
              <text:p>Number of potentially dirty cells</text:p>
            </chart:title>
            <chart:grid chart:style-name="ch8" chart:class="major"/>
          </chart:axis>
          <chart:series chart:style-name="ch9" chart:values-cell-range-address="'combined vs attr_based'.Y2:'combined vs attr_based'.Y11" chart:label-cell-address="'combined vs attr_based'.Y1:'combined vs attr_based'.Y1" chart:class="chart:bar">
            <chart:data-point chart:repeated="10"/>
          </chart:series>
          <chart:series chart:style-name="ch10" chart:values-cell-range-address="'combined vs attr_based'.Z2:'combined vs attr_based'.Z11" chart:label-cell-address="'combined vs attr_based'.Z1:'combined vs attr_based'.Z1" chart:class="chart:bar">
            <chart:data-point chart:repeated="10"/>
          </chart:series>
          <chart:series chart:style-name="ch11" chart:values-cell-range-address="'combined vs attr_based'.AA2:'combined vs attr_based'.AA11" chart:label-cell-address="'combined vs attr_based'.AA1:'combined vs attr_based'.AA1" chart:class="chart:bar">
            <chart:data-point chart:repeated="10"/>
          </chart:series>
          <chart:series chart:style-name="ch12" chart:values-cell-range-address="'combined vs attr_based'.AB2:'combined vs attr_based'.AB11" chart:label-cell-address="'combined vs attr_based'.AB1:'combined vs attr_based'.AB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ch 1</text:p>
                <draw:g>
                  <svg:desc>'combined vs attr_based'.Y1:'combined vs attr_based'.Y1</svg:desc>
                </draw:g>
              </table:table-cell>
              <table:table-cell office:value-type="string">
                <text:p>Batch 2</text:p>
                <draw:g>
                  <svg:desc>'combined vs attr_based'.Z1:'combined vs attr_based'.Z1</svg:desc>
                </draw:g>
              </table:table-cell>
              <table:table-cell office:value-type="string">
                <text:p>Batch 3</text:p>
                <draw:g>
                  <svg:desc>'combined vs attr_based'.AA1:'combined vs attr_based'.AA1</svg:desc>
                </draw:g>
              </table:table-cell>
              <table:table-cell office:value-type="string">
                <text:p>Batch 4</text:p>
                <draw:g>
                  <svg:desc>'combined vs attr_based'.AB1:'combined vs attr_based'.A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combined vs attr_based'.X2:'combined vs attr_based'.X11</svg:desc>
                </draw:g>
              </table:table-cell>
              <table:table-cell office:value-type="float" office:value="1946">
                <text:p>1946</text:p>
                <draw:g>
                  <svg:desc>'combined vs attr_based'.Y2:'combined vs attr_based'.Y11</svg:desc>
                </draw:g>
              </table:table-cell>
              <table:table-cell office:value-type="float" office:value="1963">
                <text:p>1963</text:p>
                <draw:g>
                  <svg:desc>'combined vs attr_based'.Z2:'combined vs attr_based'.Z11</svg:desc>
                </draw:g>
              </table:table-cell>
              <table:table-cell office:value-type="float" office:value="2083">
                <text:p>2083</text:p>
                <draw:g>
                  <svg:desc>'combined vs attr_based'.AA2:'combined vs attr_based'.AA11</svg:desc>
                </draw:g>
              </table:table-cell>
              <table:table-cell office:value-type="float" office:value="1949">
                <text:p>1949</text:p>
                <draw:g>
                  <svg:desc>'combined vs attr_based'.AB2:'combined vs attr_based'.AB1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946">
                <text:p>1946</text:p>
              </table:table-cell>
              <table:table-cell office:value-type="float" office:value="3424">
                <text:p>3424</text:p>
              </table:table-cell>
              <table:table-cell office:value-type="float" office:value="3767">
                <text:p>3767</text:p>
              </table:table-cell>
              <table:table-cell office:value-type="float" office:value="6294">
                <text:p>629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946">
                <text:p>1946</text:p>
              </table:table-cell>
              <table:table-cell office:value-type="float" office:value="2011">
                <text:p>2011</text:p>
              </table:table-cell>
              <table:table-cell office:value-type="float" office:value="2172">
                <text:p>2172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C+</text:p>
              </table:table-cell>
              <table:table-cell office:value-type="float" office:value="1946">
                <text:p>1946</text:p>
              </table:table-cell>
              <table:table-cell office:value-type="float" office:value="2011">
                <text:p>2011</text:p>
              </table:table-cell>
              <table:table-cell office:value-type="float" office:value="2172">
                <text:p>2172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B+</text:p>
              </table:table-cell>
              <table:table-cell office:value-type="float" office:value="1946">
                <text:p>1946</text:p>
              </table:table-cell>
              <table:table-cell office:value-type="float" office:value="3424">
                <text:p>3424</text:p>
              </table:table-cell>
              <table:table-cell office:value-type="float" office:value="3767">
                <text:p>3767</text:p>
              </table:table-cell>
              <table:table-cell office:value-type="float" office:value="6294">
                <text:p>6294</text:p>
              </table:table-cell>
            </table:table-row>
            <table:table-row>
              <table:table-cell office:value-type="string">
                <text:p>A_attr</text:p>
              </table:table-cell>
              <table:table-cell office:value-type="float" office:value="1946">
                <text:p>1946</text:p>
              </table:table-cell>
              <table:table-cell office:value-type="float" office:value="1963">
                <text:p>1963</text:p>
              </table:table-cell>
              <table:table-cell office:value-type="float" office:value="2083">
                <text:p>2083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string">
                <text:p>B_attr</text:p>
              </table:table-cell>
              <table:table-cell office:value-type="float" office:value="1946">
                <text:p>1946</text:p>
              </table:table-cell>
              <table:table-cell office:value-type="float" office:value="3423">
                <text:p>3423</text:p>
              </table:table-cell>
              <table:table-cell office:value-type="float" office:value="3824">
                <text:p>3824</text:p>
              </table:table-cell>
              <table:table-cell office:value-type="float" office:value="6214">
                <text:p>6214</text:p>
              </table:table-cell>
            </table:table-row>
            <table:table-row>
              <table:table-cell office:value-type="string">
                <text:p>C_attr</text:p>
              </table:table-cell>
              <table:table-cell office:value-type="float" office:value="1946">
                <text:p>1946</text:p>
              </table:table-cell>
              <table:table-cell office:value-type="float" office:value="2011">
                <text:p>2011</text:p>
              </table:table-cell>
              <table:table-cell office:value-type="float" office:value="2206">
                <text:p>2206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C+_attr</text:p>
              </table:table-cell>
              <table:table-cell office:value-type="float" office:value="1946">
                <text:p>1946</text:p>
              </table:table-cell>
              <table:table-cell office:value-type="float" office:value="2011">
                <text:p>2011</text:p>
              </table:table-cell>
              <table:table-cell office:value-type="float" office:value="2191">
                <text:p>2191</text:p>
              </table:table-cell>
              <table:table-cell office:value-type="float" office:value="2227">
                <text:p>2227</text:p>
              </table:table-cell>
            </table:table-row>
            <table:table-row>
              <table:table-cell office:value-type="string">
                <text:p>B+_attr</text:p>
              </table:table-cell>
              <table:table-cell office:value-type="float" office:value="1946">
                <text:p>1946</text:p>
              </table:table-cell>
              <table:table-cell office:value-type="float" office:value="3423">
                <text:p>3423</text:p>
              </table:table-cell>
              <table:table-cell office:value-type="float" office:value="3824">
                <text:p>3824</text:p>
              </table:table-cell>
              <table:table-cell office:value-type="float" office:value="6214">
                <text:p>62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